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693e" officeooo:paragraph-rsid="001d693e"/>
    </style:style>
    <style:style style:name="P2" style:family="paragraph" style:parent-style-name="Standard">
      <style:text-properties style:text-underline-style="solid" style:text-underline-width="auto" style:text-underline-color="font-color" officeooo:rsid="001d693e" officeooo:paragraph-rsid="001d693e"/>
    </style:style>
    <style:style style:name="P3" style:family="paragraph" style:parent-style-name="Standard">
      <style:text-properties officeooo:rsid="001da58f" officeooo:paragraph-rsid="001da58f"/>
    </style:style>
    <style:style style:name="P4" style:family="paragraph" style:parent-style-name="Standard">
      <style:text-properties officeooo:rsid="001edd86" officeooo:paragraph-rsid="001edd86"/>
    </style:style>
    <style:style style:name="P5" style:family="paragraph" style:parent-style-name="Standard">
      <style:text-properties officeooo:rsid="001ef195" officeooo:paragraph-rsid="001ef195"/>
    </style:style>
    <style:style style:name="P6" style:family="paragraph" style:parent-style-name="Standard">
      <style:text-properties officeooo:rsid="00218884" officeooo:paragraph-rsid="00218884"/>
    </style:style>
    <style:style style:name="P7" style:family="paragraph" style:parent-style-name="Standard">
      <style:text-properties officeooo:rsid="00233950" officeooo:paragraph-rsid="00233950"/>
    </style:style>
    <style:style style:name="P8" style:family="paragraph" style:parent-style-name="Standard">
      <style:paragraph-properties fo:padding="0.0291in" fo:border-left="none" fo:border-right="none" fo:border-top="none" fo:border-bottom="0.06pt solid #000000" style:join-border="false"/>
      <style:text-properties officeooo:rsid="001d693e" officeooo:paragraph-rsid="001d69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ita,Warner,55,Designer),(4008908,Tammy,Bauer,38,Designer),(4003586,Harold,Ford,67,Designer),(4002003,Kerry,Bradley,64,Designer),(4001994,Justin,Ramsey,62,Designer),(4008921,Shannon,Nelson,44,Designer),(4001993,Shawn,Rose,44,Designer),(4008058,Herbert,Hull,63,Designer),(4003664,Jackie,Townsend,59,Designer),(4003666,Greg,Gupta,55,Designer),(4003705,Marion,Abbott,34,Designer),(4008015,Timothy,French,25,Designer),(4003775,Carlos,Koch,65,Designer),(4007975,Seth,Brock,32,Designer),(4001831,Stephen,Sparks,58,Designer),(4009016,Elaine,Pollock,65,Designer),(4001774,Kristin,Frye,35,Designer),(4001773,Gene,Casey,47,Designer),(4009067,Jan,Marsh,35,Designer),(4001728,Evan,Walters,33,Designer),(4003991,Brett,Tanner,51,Designer),(4003992,Allen,Faircloth,39,Designer),(4009090,Dawn,Woodruff,36,Designer),(4001689,Alexander,Watson,64,Designer),(4007819,Sara,Schaefer,68,Designer),(4009114,Jeanette,Terry,39,Designer),(4004087,Lindsay,Morse,41,Designer),(4009116,Penny,Lowry,41,Designer),(4001640,Nancy,Potter,52,Designer),(4007793,Jeremy,McDonald,73,Designer),(4004122,Danielle,Lindsay,56,Designer),(4004129,Billie,Grady,46,Designer),(4004133,Louis,Langley,27,Designer),(4004137,Faye,Cooper,46,Designer),(4007755,Natalie,Riddle,44,Designer),(4004187,Colleen,Dougherty,56,Designer),(4009161,Janet,Winters,26,Designer),(4007731,Rodney,Berry,61,Designer),(4004251,Randall,Osborne,66,Designer),(4004253,Katie,Pennington,70,Designer),(4007718,Arlene,McLeod,41,Designer),(4007708,Roberta,Horner,29,Designer),(4004266,Victor,Rodgers,42,Designer),(4009200,Jose,Meadows,30,Designer),(4004300,LeRoy,Cherry,52,Designer),(4007681,Erika,Francis,23,Designer),(4004325,Jeffrey,Horowitz,65,Designer),(4007669,Anna,Pope,52,Designer),(4001462,Sidney,Edwards,61,Designer),(4001442,Christina,Baird,66,Designer),(4004427,Gwendolyn,Nash,41,Designer),(4001415,Harry,Marcus,63,Designer),(4004478,Hazel,Haas,32,Designer),(4009262,Albert,Dillon,65,Designer),(4009268,Beth,Rubin,38,Designer),(4001369,Ken,Riddle,64,Designer),(4004531,Harold,Douglas,28,Designer),(4007559,Kim,Bowles,39,Designer),(4004590,Tracy,Melvin,66,Designer),(4007545,Samuel,Hood,63,Designer),(4009986,Jesse,Smith,57,Designer),(4001290,Ashley,Brandon,35,Designer),(4004672,Jeanne,May,60,Designer),(4009315,Lester,Huang,60,Designer),(4004717,Claudia,Young,31,Designer),(4009338,Irene,Kemp,28,Designer),(4009339,Katherine,Mills,39,Designer),(4009343,Cecil,Kerr,46,Designer),(4001178,Kara,Haas,29,Designer),(4009368,Lisa,Eaton,25,Designer),(4009383,Billie,Hester,70,Designer),(4001113,Sara,Goldstein,42,Designer),(4007379,Katherine,High,72,Designer),(4004861,Dolores,Tilley,72,Designer),(4004877,Patricia,Nguyen,44,Designer),(4009409,Larry,Todd,43,Designer),(4007353,Teresa,Boyer,35,Designer),(4009410,Leon,Conner,74,Designer),(4004952,Craig,Hancock,59,Designer),(4001067,Neil,Webb,62,Designer),(4007337,Karl,Lamb,49,Designer),(4007331,Ted,Owen,49,Designer),(4009427,Marlene,Joyce,48,Designer),(4009441,Steven,Levine,70,Designer),(4007313,Stacey,Stone,32,Designer),(4005013,Brent,Mercer,62,Designer),(4007287,Hilda,Currin,45,Designer),(4000972,Betsy,McMahon,60,Designer),(4000965,Stacey,Hartman,62,Designer),(4000961,Charles,Coley,72,Designer),(4007245,Randall,Spencer,59,Designer),(4000941,Tracy,Riddle,60,Designer),(4005121,Lloyd,Simpson,26,Designer),(4005161,Alexander,Hensley,37,Designer),(4000088,Alison,Scarborough,66,Designer),(4009527,Carol,Jiang,73,Designer),(4005261,Gloria,Glass,30,Designer),(4009550,Troy,McCarthy,38,Designer),(4006608,Todd,Dunn,60,Designer),<text:soft-page-break/>(4000809,Beth,Hayes,59,Designer),(4009569,Terry,Holland,51,Designer),(4005342,Connie,Blackburn,26,Designer),(4005385,Wanda,Desai,69,Designer),(4005412,Brooke,Reid,27,Designer),(4000789,Hazel,Peterson,60,Designer),(4005431,Katie,Kerr,24,Designer),(4005443,Veronica,Schultz,67,Designer),(4007083,Josephine,Cannon,67,Designer),(4005454,Marian,Alexander,39,Designer),(4005457,Kate,Leach,64,Designer),(4005473,Connie,Conrad,27,Designer),(4000752,Ethel,Stevens,23,Designer),(4005480,Marlene,Ennis,54,Designer),(4007065,Anna,Clarke,35,Designer),(4000691,Shannon,Bray,69,Designer),(4005549,Anne,Hill,68,Designer),(4005671,Dean,High,61,Designer),(4005679,Jose,Silver,51,Designer),(4006933,Oscar,Langley,57,Designer),(4006928,Glenn,Khan,74,Designer),(4005745,Herman,Armstrong,28,Designer),(4000486,Barbara,Smith,58,Designer),(4009737,Jose,Cash,46,Designer),(4005760,Judith,Fuller,38,Designer),(4009746,Emma,Ball,21,Designer),(4000448,Guy,Klein,34,Designer),(4009763,Barbara,Moss,70,Designer),(4005869,Monica,Lim,37,Designer),(4009775,Ruby,Bowling,44,Designer),(4000427,Kelly,Conway,36,Designer),(4000412,Sandra,Kang,47,Designer),(4000395,Betsy,Chang,54,Designer),(4000330,Kimberly,Gross,38,Designer),(4000312,Colleen,Winters,36,Designer),(4005994,Thomas,Coley,36,Designer),(4000265,Stacy,Frazier,69,Designer),(4006013,Meredith,Gay,58,Designer),(4006016,Lynne,Brown,56,Designer),(4009870,Christian,Proctor,72,Designer),(4000223,Don,Pittman,70,Designer),(4006725,Jeremy,Gould,52,Designer),(4008290,Charlene,Harrington,30,Designer),(4006709,Gilbert,Merritt,39,Designer),(4006186,Frances,Greene,50,Designer),(4002680,Max,Abrams,54,Designer),(4008580,Katie,Shapiro,29,Designer),(4002644,Hugh,Wise,39,Designer),(4002641,Jeremy,Brown,63,Designer),(4008565,Vivian,Levin,37,Designer),(4008561,Jim,Bradford,31,Designer),(4002737,Lisa,Abrams,66,Designer),(4002747,Sandra,McNeill,62,Designer),(4002751,Valerie,Talley,60,Designer),(4002788,Franklin,Skinner,60,Designer),(4002798,Dale,McKenna,70,Designer),(4008522,Paula,Donnelly,46,Designer),(4008636,Bradley,Bryant,41,Designer),(4002830,Carolyn,Stark,39,Designer),(4009971,Patrick,Kent,69,Designer),(4002831,Charlotte,Mann,74,Designer),(4002522,Mildred,Shannon,66,Designer),(4002871,Lucille,McCoy,55,Designer)})</text:p>
      <text:p text:style-name="P1">(Musician,{(4006452,Alfred,Kuhn,65,Musician),(4001138,Herman,Shore,65,Musician),(4004829,Lillian,Yu,41,Musician),(4009531,Cindy,Coates,43,Musician),(4004813,Catherine,Heath,54,Musician),(4004812,Edna,Hampton,26,Musician),(4003089,Glen,Baldwin,25,Musician),(4009366,Marc,Cates,40,Musician),(4007420,Ronnie,Moran,32,Musician),(4000079,Stacy,Eason,31,Musician),(4007159,Leah,Parks,26,Musician),(4001210,Ruby,Blackburn,39,Musician),(4007448,Susan,Wiggins,59,Musician),(4006321,Robin,Bynum,25,Musician),(4007460,Evelyn,Hunter,25,Musician),(4001249,Wayne,Greer,31,Musician),(4008358,Lee,Guthrie,65,Musician),(4005335,Esther,Moody,67,Musician),(4000802,Oscar,Gunter,36,Musician),(4009321,Franklin,Hirsch,58,Musician),(4001279,Monica,Gill,62,Musician),(4006397,Jason,Adler,44,Musician),(4004652,Cindy,Aycock,56,Musician),(4000797,Dennis,Anthony,56,Musician),(4004644,Seth,Mann,45,Musician),(4001298,Samuel,Sharp,63,Musician),(4007103,Yvonne,Burnett,21,Musician),(4009301,Lorraine,Kendall,36,Musician),(4005411,Shannon,English,28,Musician),(4000128,Joanne,Bowling,35,Musician),(4006371,Brandon,Weber,67,Musician),(4004597,Clara,Wade,52,Musician),(4009993,Becky,Wolfe,67,Musician),(4004591,Gayle,Wilkinson,41,Musician),<text:soft-page-break/>(4007086,Virginia,Golden,62,Musician),(4004584,Phillip,High,71,Musician),(4001332,Molly,Farmer,24,Musician),(4009283,Danny,Yang,29,Musician),(4002452,Michele,Connolly,53,Musician),(4008389,Debbie,Harding,38,Musician),(4004529,Sheila,Sawyer,41,Musician),(4004527,Anne,Thomson,42,Musician),(4000045,Lois,Joseph,44,Musician),(4006601,Jessie,Justice,65,Musician),(4002801,Charlotte,McMahon,64,Musician),(4000073,Arlene,Case,62,Musician),(4009248,Bobby,Zhu,63,Musician),(4007035,Theresa,Grimes,31,Musician),(4000651,Tammy,Lang,63,Musician),(4006476,Seth,Curry,43,Musician),(4004430,Ann,Underwood,74,Musician),(4001423,Robin,Cline,64,Musician),(4008520,Ian,Hester,25,Musician),(4004407,Gilbert,Adkins,26,Musician),(4007660,Clarence,Sutton,30,Musician),(4000617,Willie,Stanton,63,Musician),(4009224,Sally,Harvey,52,Musician),(4006488,Caroline,Spears,24,Musician),(4001481,Sylvia,York,70,Musician),(4005592,Jeffrey,Bowden,71,Musician),(4000605,Melanie,Diaz,56,Musician),(4006599,Charlene,McLean,52,Musician),(4006996,Laurie,Herbert,24,Musician),(4004286,Dwight,Gupta,54,Musician),(4001496,Melanie,Melton,24,Musician),(4006991,Kristin,Coleman,52,Musician),(4005610,Christian,Lancaster,65,Musician),(4000598,Jennifer,Brantley,47,Musician),(4006974,Eric,Rubin,64,Musician),(4007742,Dwight,Sherrill,62,Musician),(4005661,Denise,Barrett,64,Musician),(4009148,Amy,Dudley,51,Musician),(4004165,Melvin,Reddy,56,Musician),(4007778,Sandy,O'Neill,41,Musician),(4004130,Louise,Pitts,48,Musician),(4000097,Brandon,James,29,Musician),(4004104,Phillip,Burch,43,Musician),(4006493,Leigh,Carver,56,Musician),(4004091,Nicole,Austin,54,Musician),(4009941,Harry,Fletcher,55,Musician),(4009719,Greg,Ward,71,Musician),(4001662,Paula,Garrett,67,Musician),(4006929,Patricia,Kirk,73,Musician),(4002984,June,Stout,70,Musician),(4004070,Alan,Brandt,43,Musician),(4004063,Samantha,Briggs,39,Musician),(4001674,Joyce,Bullard,34,Musician),(4002808,Eric,Horner,67,Musician),(4002981,Elsie,Melvin,31,Musician),(4000482,Allison,Norman,25,Musician),(4006653,Sherry,Odom,30,Musician),(4005769,Marguerite,Bunn,22,Musician),(4000458,Harold,Burnett,40,Musician),(4006901,Lynn,Silverman,27,Musician),(4005778,Gwendolyn,Hogan,61,Musician),(4009087,Toni,Curtis,71,Musician),(4006497,Stephanie,Shea,62,Musician),(4006890,Justin,Jones,51,Musician),(4007884,Eddie,Moore,73,Musician),(4006887,Curtis,French,38,Musician),(4005804,Colleen,Batchelor,38,Musician),(4006879,Benjamin,Finley,44,Musician),(4005812,Eva,McKenna,51,Musician),(4003945,Vicki,Blanchard,46,Musician),(4005824,Lauren,Rosenthal,61,Musician),(4001751,Karen,Crowder,60,Musician),(4006864,Christina,Donnelly,54,Musician),(4000429,Carrie,Watson,52,Musician),(4002560,Suzanne,Dickerson,60,Musician),(4003880,Kristine,Craven,56,Musician),(4009031,Adam,Butler,35,Musician),(4009787,Rhonda,Burgess,75,Musician),(4006847,Heidi,Tuttle,28,Musician),(4006840,Edith,Link,26,Musician),(4003847,Julia,Lyons,75,Musician),(4003822,Kara,Albright,63,Musician),(4003783,Claire,Garner,54,Musician),(4003773,Shelley,Vogel,52,Musician),(4003771,Constance,Reese,26,Musician),(4000360,Alvin,McDonald,73,Musician),(4001882,Cindy,Reilly,58,Musician),(4008973,Claudia,Hewitt,53,Musician),(4006813,Walter,Blackburn,25,Musician),(4005948,Rhonda,Gupta,43,Musician),(4001935,Arthur,Lucas,53,Musician),(4005950,Douglas,Sumner,35,Musician),(4008034,Jerome,Spivey,45,Musician),(4008051,Ann,Peck,34,Musician),(4006664,Justin,Kern,42,Musician),(4001992,Maria,Fink,48,Musician),(4000338,Marc,Denton,71,Musician),(4003579,Sidney,Dean,73,Musician),<text:soft-page-break/>(4006523,Glenda,Burton,45,Musician),(4008669,Randall,Harmon,58,Musician),(4006668,Caroline,Garcia,67,Musician),(4009859,Teresa,Johnson,45,Musician),(4006683,Brandon,Hawley,44,Musician),(4002051,Billy,Brooks,26,Musician),(4000025,Claire,Gallagher,42,Musician),(4008130,Tony,Richards,41,Musician),(4006037,Tamara,Currin,26,Musician),(4006042,Marion,Brennan,40,Musician),(4009882,Tim,Melvin,51,Musician),(4003472,Jackie,Ashley,32,Musician),(4006522,Denise,Faircloth,42,Musician),(4003426,Sandra,Ho,40,Musician),(4003413,Dennis,Langley,39,Musician),(4000185,Gladys,Hatcher,62,Musician),(4000172,Peggy,Hobbs,69,Musician),(4009901,Jenny,Wilkins,71,Musician),(4002930,Mildred,Gilbert,58,Musician),(4008823,Harold,O'Neill,26,Musician),(4003335,Jackie,Harvey,57,Musician),(4006712,Troy,Connolly,59,Musician),(4006161,Yvonne,Dyer,31,Musician),(4000145,Roger,Hanna,23,Musician),(4003299,Betsy,Byers,53,Musician),(4006185,Gregory,Little,56,Musician),(4002914,Alexander,Desai,55,Musician),(4008591,Allison,Herbert,63,Musician),(4002530,Debra,Glenn,47,Musician),(4008257,Herbert,Gates,64,Musician),(4002267,Floyd,Strickland,28,Musician),(4008784,Wesley,Winters,63,Musician),(4003237,Debra,Raynor,62,Musician),(4008268,Craig,Taylor,56,Musician),(4008679,Shirley,Katz,62,Musician),(4002904,Lillian,Walton,25,Musician),(4002847,Steve,Stone,61,Musician),(4008272,Katie,Howe,41,Musician),(4003182,Sally,Cameron,74,Musician),(4002338,Lindsay,Hinton,57,Musician),(4002364,Susan,Connor,44,Musician),(4008311,Leslie,Chambers,42,Musician),(4002523,Glenda,Webster,58,Musician),(4008746,Cynthia,Daniel,31,Musician),(4005085,Beverly,Maxwell,29,Musician),(4009472,Bradley,Wood,64,Musician),(4009469,Francis,Matthews,66,Musician),(4005100,Jacqueline,Hogan,30,Musician),(4009486,Sheila,McDowell,63,Musician),(4000981,Suzanne,Bowden,71,Musician),(4000949,Marc,Wallace,65,Musician),(4009977,Jeffrey,Hinson,31,Musician),(4006432,Paul,Jenkins,51,Musician),(4007294,Arnold,Doyle,40,Musician),(4006343,Alfred,Randall,72,Musician),(4006440,Edith,George,60,Musician),(4005140,Ray,Hartman,26,Musician),(4001019,Evelyn,Holland,28,Musician),(4004983,Anna,Griffin,47,Musician),(4002887,Dana,Perry,69,Musician),(4009430,Irene,Silver,30,Musician),(4000909,Penny,Caldwell,67,Musician),(4000907,Randall,Moran,46,Musician),(4001055,Maxine,Daly,57,Musician),(4007344,Colleen,McDonald,66,Musician),(4007345,Gregory,Cash,68,Musician),(4000015,Julia,Desai,49,Musician),(4007384,Jackie,Crowell,71,Musician),(4004848,Vivian,Donovan,52,Musician),(4004847,Dwight,Burton,31,Musician),(4004845,Dorothy,Chase,57,Musician),(4007389,Bob,Gilbert,42,Musician)})</text:p>
      <text:p text:style-name="P1">(Reporter,{(4009182,Kevin,Wong,44,Reporter),(4006384,Janet,Payne,66,Reporter),(4006970,Jerry,Pollard,31,Reporter),(4007181,Jim,Hedrick,72,Reporter),(4000567,Rhonda,Hawley,37,Reporter),(4002994,Marlene,Davenport,22,Reporter),(4007893,Erik,Young,35,Reporter),(4009906,Annie,Knowles,27,Reporter),(4002012,Eugene,Brewer,72,Reporter),(4009454,Jamie,Cameron,40,Reporter),(4009939,Alicia,House,67,Reporter),(4002015,Louise,Hoover,68,Reporter),(4001193,Ruby,Hahn,31,Reporter),(4005266,Ruth,Rice,26,Reporter),(4002021,Allison,Hardy,74,Reporter),(4005119,Charles,Golden,40,Reporter),(4003092,Laurence,McFarland,44,Reporter),(4001196,Steven,Newman,71,Reporter),(4003246,Ricky,Whitfield,65,Reporter),(4006324,Timothy,Clayton,35,Reporter),(4006363,Lynn,Bolton,63,Reporter),(4005285,Audrey,Bryant,57,Reporter),(4004045,Kathy,Kay,58,Reporter),(4008689,Donald,Lindsey,31,Reporter),(4006285,Tim,Strauss,28,Reporter),(4009483,Danny,Kirk,41,Reporter),<text:soft-page-break/>(4009767,Joann,Ward,71,Reporter),(4005691,Brenda,Bowman,54,Reporter),(4003061,Ryan,Lam,66,Reporter),(4007155,Rhonda,Kirby,34,Reporter),(4001208,Carol,Henry,40,Reporter),(4005849,Catherine,Curtis,39,Reporter),(4009351,Lois,Denton,70,Reporter),(4003894,Ben,Chapman,62,Reporter),(4001213,Brandon,Nance,21,Reporter),(4009554,Christopher,McIntyre,42,Reporter),(4004767,Russell,McConnell,34,Reporter),(4006238,Crystal,Benton,57,Reporter),(4003893,Meredith,Roach,29,Reporter),(4005206,Kate,Collier,64,Reporter),(4003043,Glen,Weeks,45,Reporter),(4000835,Sarah,King,39,Reporter),(4009559,Max,Henson,65,Reporter),(4005326,Jerry,Crowder,52,Reporter),(4004158,Angela,Haas,29,Reporter),(4002974,Shawn,Dillon,31,Reporter),(4002562,Danny,Fitzpatrick,65,Reporter),(4007469,Jan,Snow,57,Reporter),(4007473,Keith,Morrison,37,Reporter),(4004035,Ron,Page,68,Reporter),(4000918,Leah,McKinney,64,Reporter),(4005040,Troy,Gill,58,Reporter),(4000969,Jeanette,Montgomery,26,Reporter),(4005645,Mark,Cannon,52,Reporter),(4009572,Max,Porter,24,Reporter),(4002241,Tracy,Long,35,Reporter),(4008894,Carrie,Jacobson,51,Reporter),(4000035,Shelley,Weeks,25,Reporter),(4003879,Carolyn,McCarthy,71,Reporter),(4001106,Richard,Baker,37,Reporter),(4005646,Tammy,English,65,Reporter),(4004720,Patrick,McNeill,68,Reporter),(4009863,Melvin,Berman,31,Reporter),(4002917,Alice,Shah,30,Reporter),(4004698,Cynthia,Vaughan,42,Reporter),(4005365,David,Pruitt,61,Reporter),(4007194,Steven,Woodward,29,Reporter),(4005898,Megan,Riley,42,Reporter),(4007785,Karen,Rubin,61,Reporter),(4006367,Jesse,Dougherty,39,Reporter),(4003865,Grace,Shea,30,Reporter),(4001633,Maxine,Graham,60,Reporter),(4008369,Pauline,George,50,Reporter),(4009153,Audrey,Garcia,26,Reporter),(4002943,Hannah,Carter,66,Reporter),(4005397,Evan,Singer,27,Reporter),(4009744,Willie,Hodge,44,Reporter),(4007526,Andrew,Meadows,28,Reporter),(4002976,Andrew,Rowland,27,Reporter),(4003864,Kay,Tucker,45,Reporter),(4005700,Faye,Hess,54,Reporter),(4006759,Courtney,Cassidy,37,Reporter),(4002555,Stacy,Swanson,44,Reporter),(4006029,Lucy,Mann,39,Reporter),(4004624,Rita,Hicks,72,Reporter),(4003490,Pam,Glover,74,Reporter),(4000530,Eleanor,Coates,31,Reporter),(4008464,Christopher,Berman,39,Reporter),(4003480,Frederick,Chen,39,Reporter),(4004028,Penny,Jain,43,Reporter),(4001324,Lois,Underwood,45,Reporter),(4008875,Carlos,Curtis,52,Reporter),(4000234,Alexander,Gray,35,Reporter),(4004594,Martin,Freeman,43,Reporter),(4002833,Cameron,Spence,59,Reporter),(4003015,Russell,Park,27,Reporter),(4002716,Peter,Lancaster,29,Reporter),(4007549,Katherine,Chambers,40,Reporter),(4000903,Jill,Kay,59,Reporter),(4003839,Jack,Foley,57,Reporter),(4002614,Phillip,Holland,62,Reporter),(4002607,Peter,Murphy,52,Reporter),(4006507,Sean,Stein,65,Reporter),(4009017,Sharon,Simpson,27,Reporter),(4008481,Pat,O'Connor,44,Reporter),(4006046,Brent,Strickland,21,Reporter),(4002823,Robyn,Kerr,67,Reporter),(4004562,Jack,Weiss,38,Reporter),(4003833,Tom,Rogers,56,Reporter),(4004556,Billy,Mitchell,53,Reporter),(4007274,Gregory,Levin,62,Reporter),(4004935,Steve,Washington,53,Reporter),(4004540,Virginia,Mills,69,Reporter),(4005630,Billy,Strauss,61,Reporter),(4002458,Kurt,Miles,60,Reporter),(4002064,Joseph,Jacobs,37,Reporter),(4003452,Ricky,Rogers,33,Reporter),(4003094,Alfred,Clements,62,Reporter),(4000383,Arnold,Burke,70,Reporter),(4002315,Lloyd,Stark,71,Reporter),(4007980,Marie,Watson,68,Reporter),(4007983,Carrie,Marsh,29,Reporter),(4002900,Edith,Dale,60,Reporter),(4008983,Bob,Herndon,68,Reporter),<text:soft-page-break/>(4009152,Carol,Whitfield,28,Reporter),(4007805,Mike,McKenna,70,Reporter),(4005724,Peter,Hartman,57,Reporter),(4000365,Joseph,Underwood,57,Reporter),(4006692,Steven,Vincent,30,Reporter),(4005498,Christy,Kuhn,69,Reporter),(4003358,Theresa,Leonard,38,Reporter),(4006595,Sarah,Dorsey,39,Reporter),(4004024,Elsie,Lynch,67,Reporter),(4003003,Tracy,Simpson,61,Reporter),(4005160,Thomas,Moran,58,Reporter),(4002246,Mike,Bradford,52,Reporter),(4004506,Nina,Foley,53,Reporter),(4001399,Joan,Wallace,62,Reporter),(4007863,Edwin,Nolan,65,Reporter),(4001407,Elisabeth,Adams,60,Reporter),(4008293,Maurice,Keith,28,Reporter),(4003436,Carmen,Hendrix,65,Reporter),(4006301,Gina,Hurley,58,Reporter),(4005056,Walter,Gay,55,Reporter),(4003726,Arlene,Rose,42,Reporter),(4000934,Shannon,Connor,29,Reporter),(4007038,Leonard,Vaughn,41,Reporter),(4004436,Barbara,Hardin,71,Reporter),(4004435,Alex,Barnett,41,Reporter),(4000191,Joseph,Chappell,59,Reporter),(4004874,Danielle,Fleming,48,Reporter),(4003423,Lauren,Shepherd,68,Reporter),(4001657,Leigh,Herman,72,Reporter),(4004428,Wendy,Gross,58,Reporter),(4001936,Kent,Lyon,37,Reporter),(4005062,Chad,Holt,68,Reporter),(4003681,Cameron,Foster,32,Reporter),(4006972,Ken,Frazier,51,Reporter),(4008749,Bruce,Case,24,Reporter),(4009991,Paul,Mullins,47,Reporter),(4009720,Cameron,Oh,43,Reporter),(4008060,Diana,Padgett,41,Reporter),(4008549,Molly,Morrow,62,Reporter),(4007651,Hugh,Jacobs,39,Reporter),(4005176,James,Vogel,25,Reporter),(4007280,Donna,Bowling,62,Reporter),(4006798,Stanley,Green,29,Reporter),(4008215,Martin,Williamson,35,Reporter),(4002960,Heidi,Whitley,50,Reporter),(4005570,Joyce,Shah,55,Reporter),(4001469,Ruby,Richards,40,Reporter),(4004246,Denise,Best,44,Reporter),(4004334,Sara,Bruce,28,Reporter),(4004333,Randall,Paul,67,Reporter),(4005962,Cheryl,Hughes,59,Reporter),(4001473,Florence,Christian,31,Reporter),(4003309,Jacob,Horner,35,Reporter),(4008650,Jenny,Williamson,50,Reporter),(4003307,Eva,Rice,64,Reporter),(4002135,Shelley,Hardin,37,Reporter),(4000311,Sue,Hamrick,43,Reporter),(4007689,Hugh,Rollins,66,Reporter),(4009206,John,Keller,66,Reporter),(4003593,Arnold,West,28,Reporter),(4008794,Stephen,Spivey,42,Reporter),(4003390,Bill,Schroeder,68,Reporter),(4006998,Miriam,Pruitt,68,Reporter),(4009683,Carole,Lin,28,Reporter),(4003969,Jimmy,Meyer,52,Reporter),(4003381,Seth,Lambert,70,Reporter),(4006994,Edwin,Gunter,35,Reporter),(4005986,Stanley,Adkins,43,Reporter),(4006401,Susan,Alford,33,Reporter),(4000052,Shirley,Merritt,21,Reporter),(4000299,Geoffrey,Reed,53,Reporter),(4006235,Clara,McLean,60,Reporter),(4006358,Nelson,Buchanan,41,Reporter),(4004265,Ben,McKenzie,50,Reporter),(4009758,Caroline,Bernstein,29,Reporter)})</text:p>
      <text:p text:style-name="P1">(Architect,{(4004252,Toni,Daniel,73,Architect),(4005625,Herman,Oliver,30,Architect),(4004234,Charlene,Pennington,53,Architect),(4001544,Tom,Ford,45,Architect),(4009688,Alvin,McCall,38,Architect),(4006532,Kathleen,O'Connell,59,Architect),(4004188,Jordan,Shelton,47,Architect),(4008204,Sandy,Kumar,38,Architect),(4004174,Caroline,Ross,36,Architect),(4005672,Jeanette,Rogers,44,Architect),(4007289,Mark,Ellington,71,Architect),(4004168,Lynne,Wiley,33,Architect),(4009143,Vanessa,Meadows,27,Architect),(4004161,Irene,Oliver,74,Architect),(4009908,Fred,Coates,46,Architect),(4004890,Holly,Li,65,Architect),(4009710,Carmen,Christensen,35,Architect),(4008208,Jonathan,Shah,51,Architect),(4001654,Tiffany,Thornton,48,Architect),(4008209,Emma,Chandler,33,Architect),(4003323,Harold,Frost,62,Architect),(4004084,Laurence,Kramer,74,Architect),<text:soft-page-break/>(4002470,Sally,Myers,23,Architect),(4007818,Phillip,Hawley,72,Architect),(4008234,Joel,Hudson,75,Architect),(4002517,Bernard,Price,54,Architect),(4004066,Pam,Holmes,38,Architect),(4006179,David,Barber,61,Architect),(4004038,Eleanor,Walker,39,Architect),(4001694,Earl,Honeycutt,26,Architect),(4005753,Colleen,Kramer,53,Architect),(4001002,Gilbert,Fischer,38,Architect),(4002476,Terri,Floyd,49,Architect),(4005761,Joshua,Davenport,73,Architect),(4002662,Cameron,Allison,68,Architect),(4005762,Dan,Ennis,41,Architect),(4000474,Molly,Walter,30,Architect),(4000461,Audrey,Forrest,50,Architect),(4006260,Margaret,McDaniel,42,Architect),(4009751,Angela,Jernigan,27,Architect),(4003297,Joel,Blanchard,27,Architect),(4009934,Joseph,Beard,68,Architect),(4009753,Walter,Craig,28,Architect),(4008242,Shirley,Kenney,26,Architect),(4004027,Randy,Morton,26,Architect),(4005779,Jordan,Perkins,27,Architect),(4001707,Nicholas,Burns,55,Architect),(4001104,Marilyn,Barber,64,Architect),(4000451,Russell,Hess,21,Architect),(4000930,Jerome,Cooke,60,Architect),(4003990,Victoria,Caldwell,65,Architect),(4008247,Diane,Elmore,39,Architect),(4008578,Amanda,Kent,53,Architect),(4003977,Cecil,Arthur,70,Architect),(4003974,Nicholas,Wrenn,62,Architect),(4008408,Brooke,Barnett,30,Architect),(4000446,Kristine,Schultz,66,Architect),(4003258,Rose,Reeves,54,Architect),(4007897,Sidney,Epstein,74,Architect),(4008258,Tamara,Barnett,46,Architect),(4003936,Lawrence,Stewart,48,Architect),(4001770,Jean,Pruitt,47,Architect),(4000435,Brenda,Barbour,36,Architect),(4007921,Vanessa,Ayers,63,Architect),(4005877,Stuart,Kaufman,46,Architect),(4001782,Wayne,Hawley,74,Architect),(4005002,Dorothy,Rivera,63,Architect),(4008271,Daniel,Chan,45,Architect),(4001793,Martin,Powell,32,Architect),(4007939,Lynda,Ross,52,Architect),(4009026,Lloyd,Braswell,71,Architect),(4009501,Rhonda,Hinton,42,Architect),(4004887,Ethel,Odom,39,Architect),(4002961,Kenneth,Gorman,23,Architect),(4005906,Carla,McLean,29,Architect),(4001807,Kelly,Anthony,40,Architect),(4006596,Terry,Tyson,56,Architect),(4001809,Laurence,Frazier,49,Architect),(4006415,Gretchen,Hendrix,48,Architect),(4009798,Doris,Simpson,23,Architect),(4000386,Gene,Pearce,30,Architect),(4003191,Harold,Webb,23,Architect),(4008768,Eugene,Hayes,35,Architect),(4005929,Ronnie,Ryan,59,Architect),(4003764,Edgar,Long,49,Architect),(4005937,Lawrence,Lim,26,Architect),(4003185,Katie,Carlson,34,Architect),(4003746,Alicia,Conner,55,Architect),(4008968,Pam,Bowman,45,Architect),(4003739,Marc,Padgett,53,Architect),(4003712,Marlene,Schmidt,63,Architect),(4001032,Helen,Pate,68,Architect),(4006508,Vivian,Eason,46,Architect),(4005215,Adam,Lu,74,Architect),(4008315,Jimmy,Malone,43,Architect),(4008069,Ann,Lanier,61,Architect),(4003617,Cynthia,Horne,61,Architect),(4006666,Michelle,Patton,43,Architect),(4000305,Julie,Holland,61,Architect),(4002860,Carl,Bradshaw,29,Architect),(4002004,Ricky,Branch,48,Architect),(4005224,Peter,Stephens,71,Architect),(4009374,Cindy,Sims,74,Architect),(4009530,Maureen,Hsu,49,Architect),(4002492,Glenn,Phelps,27,Architect),(4008915,Eddie,Field,50,Architect),(4006567,Ross,Oakley,70,Architect),(4007261,Julian,Stern,65,Architect),(4004796,Suzanne,Skinner,54,Architect),(4005269,Don,Sharma,58,Architect),(4007162,Julian,Fink,71,Architect),(4007161,Florence,Conway,55,Architect),(4001203,Marlene,Simon,65,Architect),(4005287,Stuart,Larson,63,Architect),(4009355,Alex,Hernandez,46,Architect),(4007441,Ralph,Hsu,47,Architect),(4002866,Colleen,Fischer,30,Architect),(4005315,Ricky,Gilliam,37,Architect),(4007145,Russell,Brooks,51,Architect),(4004751,Kevin,Phillips,27,Architect),<text:soft-page-break/>(4009480,Marvin,Hoover,40,Architect),(4006015,Adam,Camp,71,Architect),(4003539,Ernest,Wood,54,Architect),(4002626,Lee,Terrell,67,Architect),(4007133,James,Stephenson,35,Architect),(4003533,Sheryl,Wong,63,Architect),(4007479,Jimmy,Kinney,58,Architect),(4004728,Marjorie,Braswell,39,Architect),(4007485,Aaron,Simmons,72,Architect),(4001111,Arthur,Berger,40,Architect),(4004708,Grace,Conner,47,Architect),(4004662,Marjorie,Russell,54,Architect),(4007116,David,Jain,34,Architect),(4003498,Daniel,Atkinson,66,Architect),(4005384,Nicholas,Langley,41,Architect),(4008540,Rhonda,Waller,44,Architect),(4003494,Gary,Shea,36,Architect),(4009583,Karl,Henry,72,Architect),(4009305,Karl,Adams,21,Architect),(4009585,Kimberly,Kane,26,Architect),(4001309,Evan,Bradford,38,Architect),(4009872,Harvey,Moon,59,Architect),(4004611,Wendy,Poe,27,Architect),(4004586,Warren,Welch,49,Architect),(4001077,Marshall,Goodman,49,Architect),(4004577,Pam,Tilley,50,Architect),(4008382,Karen,Song,65,Architect),(4004572,Alex,Cole,68,Architect),(4004558,Kent,Pearson,36,Architect),(4009605,Amy,Lester,26,Architect),(4002071,Sidney,Cherry,29,Architect),(4006635,Lee,Shields,61,Architect),(4002087,Danielle,Hanson,33,Architect),(4000725,Renee,Harris,65,Architect),(4007063,Amanda,Lutz,28,Architect),(4001362,Martin,Kearney,75,Architect),(4004519,Jacob,Hicks,51,Architect),(4004517,Jan,Campbell,28,Architect),(4007585,Gail,Cummings,54,Architect),(4009467,Leon,Gregory,50,Architect),(4005494,Louise,Boswell,38,Architect),(4004512,Pamela,Combs,59,Architect),(4000075,Calvin,Christensen,54,Architect),(4004511,Hugh,Lane,26,Architect),(4007593,Erica,Swain,30,Architect),(4001393,Lillian,Schmidt,30,Architect),(4009263,Derek,Houston,75,Architect),(4002096,April,Stafford,73,Architect),(4009636,Alice,Britt,50,Architect),(4000665,Ronald,Horne,74,Architect),(4006412,Alex,McLeod,30,Architect),(4004454,Terry,Palmer,21,Architect),(4001416,Jeanne,Conrad,45,Architect),(4002749,Katharine,Baxter,29,Architect),(4000190,Kim,Matthews,38,Architect),(4000637,Joel,Wiley,42,Architect),(4007645,Emily,Grady,45,Architect),(4000635,Jeanette,Parsons,63,Architect),(4000628,Robyn,Shapiro,58,Architect),(4002112,Holly,Bell,72,Architect),(4002117,Marsha,Coleman,30,Architect),(4004395,Benjamin,Pennington,41,Architect),(4009664,Joanne,Frost,65,Architect),(4001451,Kurt,Denton,59,Architect),(4008847,Christopher,Ashley,28,Architect),(4005117,Julie,Ford,46,Architect),(4004343,Kurt,Peacock,64,Architect),(4005571,Erica,Keller,62,Architect),(4009214,George,Clapp,58,Architect),(4005578,Hilda,Zhao,64,Architect),(4006111,April,Connolly,38,Architect),(4006646,Marguerite,Evans,41,Architect),(4004315,Grace,Scott,60,Architect),(4005059,Sarah,Hsu,64,Architect),(4004903,Jason,McKenna,42,Architect),(4002155,David,Deal,69,Architect),(4001490,Evan,Roberts,68,Architect),(4004274,Gail,Best,23,Architect),(4006988,Holly,Evans,42,Architect),(4009185,Clarence,Lloyd,28,Architect),(4009685,Robin,Willis,53,Architect),(4001141,Cynthia,Cassidy,50,Architect)})</text:p>
      <text:p text:style-name="P1">(Carpenter,{(4009999,Ray,Hewitt,64,Carpenter),(4009915,Albert,Wiley,27,Carpenter),(4009911,Eric,Currin,69,Carpenter),(4009830,Frederick,Poe,35,Carpenter),(4009761,Jim,McCarthy,37,Carpenter),(4009623,Denise,Holloway,60,Carpenter),(4009597,Martin,Huff,44,Carpenter),(4009579,Roberta,Adkins,57,Carpenter),(4009521,Ken,Vincent,51,Carpenter),(4009517,Alvin,McKenna,27,Carpenter),(4009488,Lori,Kelley,47,Carpenter),(4009444,Sally,Dougherty,49,Carpenter),(4009397,Angela,Rice,67,Carpenter),(4009299,Joann,Mason,51,Carpenter),(4009063,Dianne,Rodgers,64,Carpenter),(4009046,June,Padgett,32,Carpenter),<text:soft-page-break/>(4008995,Zachary,Kaufman,50,Carpenter),(4008880,Charlene,Collier,45,Carpenter),(4008877,Jessica,Morrison,52,Carpenter),(4008806,Tara,Duke,22,Carpenter),(4008776,Karen,Dudley,42,Carpenter),(4008774,Carlos,Spence,33,Carpenter),(4008738,Valerie,Winters,59,Carpenter),(4008735,Marc,Gay,36,Carpenter),(4008717,Shelley,Barnes,74,Carpenter),(4008627,Debra,Manning,43,Carpenter),(4008547,Maureen,Gibbs,62,Carpenter),(4008523,Marc,Choi,26,Carpenter),(4008499,Scott,Underwood,64,Carpenter),(4008465,Troy,Britt,48,Carpenter),(4008400,Jenny,Farmer,31,Carpenter),(4008284,Gordon,Singer,65,Carpenter),(4008195,June,Sigmon,52,Carpenter),(4008166,Henry,Mueller,67,Carpenter),(4008152,Ted,Lamm,67,Carpenter),(4008025,Seth,Perez,53,Carpenter),(4007986,Dan,Richmond,27,Carpenter),(4007968,Glen,Bowman,67,Carpenter),(4007923,Herman,Cooper,46,Carpenter),(4007876,Tammy,Grant,72,Carpenter),(4007864,Kathleen,Frye,28,Carpenter),(4007845,Kim,Abrams,63,Carpenter),(4007766,Kathy,Poole,52,Carpenter),(4007754,Allison,Lindsay,29,Carpenter),(4007654,Seth,Hedrick,23,Carpenter),(4007612,Kimberly,Teague,74,Carpenter),(4007589,Timothy,Kay,56,Carpenter),(4007482,Norman,Han,58,Carpenter),(4007458,Theodore,Young,55,Carpenter),(4007457,Patrick,Gonzalez,57,Carpenter),(4007425,Edwin,Walter,59,Carpenter),(4007366,Michael,Lowe,53,Carpenter),(4007228,David,Shields,31,Carpenter),(4007204,Marlene,Burch,32,Carpenter),(4007179,Edith,Griffin,40,Carpenter),(4007128,Gary,Crane,58,Carpenter),(4007019,Geraldine,Swain,57,Carpenter),(4006949,Norman,Lopez,32,Carpenter),(4006937,Joan,Schaefer,51,Carpenter),(4006905,Seth,Roth,53,Carpenter),(4006779,Phyllis,Bell,26,Carpenter),(4006607,Vincent,Hayes,75,Carpenter),(4006570,Floyd,McLeod,43,Carpenter),(4006538,Leslie,Zimmerman,72,Carpenter),(4006484,Glenn,Sumner,33,Carpenter),(4006471,Maurice,Bean,57,Carpenter),(4006453,Theodore,Odom,43,Carpenter),(4006447,Eleanor,Davenport,63,Carpenter),(4006437,Gary,Gardner,57,Carpenter),(4006351,Sheryl,Hutchinson,33,Carpenter),(4006297,Willie,Desai,30,Carpenter),(4006270,Emma,Powell,67,Carpenter),(4006188,Paula,Barton,34,Carpenter),(4006177,Jose,Walton,28,Carpenter),(4006045,Arlene,Goldman,62,Carpenter),(4006031,Jessica,Perkins,43,Carpenter),(4005982,Steve,Johnston,63,Carpenter),(4005905,Ruth,Ramsey,50,Carpenter),(4005880,Pat,Stevens,59,Carpenter),(4005860,Kerry,Bender,51,Carpenter),(4005852,Timothy,Butler,72,Carpenter),(4005832,Linda,Wilder,38,Carpenter),(4005819,Rosemary,Dixon,51,Carpenter),(4005817,Christy,Logan,64,Carpenter),(4005743,Cecil,Skinner,64,Carpenter),(4005720,Peter,Heller,51,Carpenter),(4005718,Marshall,Raynor,63,Carpenter),(4005617,Wesley,Bowles,45,Carpenter),(4005607,Faye,Keller,54,Carpenter),(4005602,Sylvia,Kearney,31,Carpenter),(4005540,John,Ballard,67,Carpenter),(4005446,Lauren,Martinez,54,Carpenter),(4005233,Maurice,Bunn,42,Carpenter),(4005051,Norman,Gould,58,Carpenter),(4005018,Tom,Alford,55,Carpenter),(4004884,Marie,Willard,52,Carpenter),(4004839,Philip,Cunningham,25,Carpenter),(4004831,Lawrence,Weiss,25,Carpenter),(4004729,Geoffrey,Sigmon,55,Carpenter),(4004689,April,Davies,56,Carpenter),(4004575,Leigh,Davies,43,Carpenter),(4004549,Gerald,Humphrey,26,Carpenter),(4004544,Debbie,Buckley,43,Carpenter),(4004541,Rick,McClure,65,Carpenter),(4004451,Leslie,Eason,26,Carpenter),(4004375,Marlene,Foley,41,Carpenter),(4004294,Jane,Roberts,24,Carpenter),(4004281,Linda,Wyatt,65,Carpenter),(4004230,Todd,McLaughlin,40,Carpenter),(4004178,Phyllis,Daniel,43,Carpenter),(4004058,April,Link,48,Carpenter),(4004051,Joyce,Weeks,64,Carpenter),(4004023,Christina,Rowland,54,Carpenter),(4003903,Amy,Gould,72,Carpenter),<text:soft-page-break/>(4003671,Caroline,Wiggins,52,Carpenter),(4003620,Jackie,Meyers,31,Carpenter),(4003563,Hilda,Currie,37,Carpenter),(4003512,Robyn,Day,57,Carpenter),(4003377,Sara,Barker,62,Carpenter),(4003357,Daniel,Coleman,40,Carpenter),(4003279,Tim,Howe,35,Carpenter),(4003267,Kathy,Peacock,52,Carpenter),(4003184,Holly,Schroeder,32,Carpenter),(4003176,Claudia,Coates,61,Carpenter),(4003079,Jacob,Grady,44,Carpenter),(4003070,Carmen,Stuart,47,Carpenter),(4002658,Alice,Davis,36,Carpenter),(4002497,Milton,Bradford,42,Carpenter),(4002486,Joshua,Robertson,34,Carpenter),(4002297,Courtney,Fink,67,Carpenter),(4002290,Rick,Simpson,51,Carpenter),(4002289,Darlene,Kearney,72,Carpenter),(4002287,Victor,Bruce,28,Carpenter),(4002274,Carolyn,Langston,38,Carpenter),(4002217,Frances,Lamb,70,Carpenter),(4002209,Joanne,Bowden,51,Carpenter),(4002185,Carlos,Connolly,38,Carpenter),(4002184,Holly,Solomon,23,Carpenter),(4002119,Cathy,Hardison,62,Carpenter),(4002056,Anna,Chen,66,Carpenter),(4002048,Juan,Andrews,22,Carpenter),(4002010,Clara,Justice,43,Carpenter),(4001933,Harry,Vogel,55,Carpenter),(4001895,Jamie,Hardison,70,Carpenter),(4001892,Jackie,Brandt,60,Carpenter),(4001864,Alexandra,Weiss,29,Carpenter),(4001836,Johnny,Li,52,Carpenter),(4001767,Jackie,Snow,57,Carpenter),(4001656,Joseph,Tyson,52,Carpenter),(4001600,Harvey,Werner,46,Carpenter),(4001586,Sean,Snow,27,Carpenter),(4001576,Rebecca,Nelson,46,Carpenter),(4001553,Brandon,Gilbert,37,Carpenter),(4001542,Charlene,Small,38,Carpenter),(4001480,Danielle,Lambert,53,Carpenter),(4001452,Jean,Shore,48,Carpenter),(4001438,Gregory,Whitaker,60,Carpenter),(4001394,Florence,Kidd,39,Carpenter),(4001355,Tom,Davis,44,Carpenter),(4001303,Thomas,Greer,41,Carpenter),(4001262,Tony,Fletcher,27,Carpenter),(4001109,Edwin,Ball,21,Carpenter),(4001017,Carlos,Howell,36,Carpenter),(4000885,Allison,Whitley,74,Carpenter),(4000753,Rodney,Knight,29,Carpenter),(4000722,Erin,Pridgen,44,Carpenter),(4000677,Audrey,Field,70,Carpenter),(4000660,Anne,Stephens,63,Carpenter),(4000594,Lewis,Bradley,31,Carpenter),(4000593,Jennifer,Scott,43,Carpenter),(4000433,Jay,Wang,64,Carpenter),(4000407,Glenda,Humphrey,32,Carpenter),(4000367,Nicholas,Vaughn,66,Carpenter),(4000212,Charlene,Stevenson,65,Carpenter),(4000169,Robert,Reid,39,Carpenter),(4000154,Milton,Starr,23,Carpenter),(4000131,Beth,Willis,62,Carpenter),(4000023,Wesley,Teague,42,Carpenter),(4000013,Marion,Moon,41,Carpenter),(4000008,Hazel,Bender,63,Carpenter)})</text:p>
      <text:p text:style-name="P1">(Economist,{(4002744,Jackie,Desai,25,Economist),(4008527,Joe,Vogel,23,Economist),(4001317,Elaine,Frederick,73,Economist),(4000182,Leo,Adkins,42,Economist),(4007197,Toni,Liu,65,Economist),(4000180,Louis,Rollins,35,Economist),(4003287,Bernard,Booth,26,Economist),(4004148,Barbara,Bernstein,63,Economist),(4002753,Lynda,Boykin,28,Economist),(4001101,Toni,Byers,21,Economist),(4000170,Pauline,Chandler,70,Economist),(4006228,Frances,Nance,68,Economist),(4001052,Carole,Peters,54,Economist),(4008723,Jonathan,Walters,48,Economist),(4008283,Kenneth,Watson,66,Economist),(4002339,Kathryn,Nichols,61,Economist),(4004384,Alfred,Nixon,28,Economist),(4006320,Julia,Hensley,43,Economist),(4001540,Stacy,Lucas,66,Economist),(4008642,Margaret,Herring,73,Economist),(4003208,Emily,Allred,37,Economist),(4007667,Francis,Rowe,70,Economist),(4006995,Sheila,Blanton,71,Economist),(4004012,Juan,Ball,45,Economist),(4007907,Dana,Kent,25,Economist),(4006064,Colleen,Capps,35,Economist),(4004342,Sidney,Gillespie,29,Economist),(4002088,Jay,Langston,68,Economist),(4006070,Nelson,Khan,43,Economist),(4007422,Vanessa,Parker,41,Economist),(4009842,Randy,Fletcher,68,Economist),(4008821,Carlos,Pope,69,Economist),<text:soft-page-break/>(4004355,Erica,Durham,54,Economist),(4007435,Brandon,Roth,73,Economist),(4001382,Alexandra,Hudson,34,Economist),(4001059,Mike,Bass,41,Economist),(4008251,Vickie,Weaver,65,Economist),(4005579,Jenny,Grimes,72,Economist),(4002031,Charles,Russell,51,Economist),(4002032,Sarah,Mullins,38,Economist),(4001181,Theodore,Dillon,37,Economist),(4004282,Frances,Holloway,60,Economist),(4003255,Lucy,Bowers,23,Economist),(4006114,Franklin,Ivey,71,Economist),(4001076,Kent,Allison,30,Economist),(4001391,Frederick,Gibbs,51,Economist),(4006166,Eileen,McPherson,57,Economist),(4000784,Ted,Livingston,70,Economist),(4003733,Patrick,Richmond,53,Economist),(4007869,Barry,Guthrie,53,Economist),(4007491,Gwendolyn,Currin,56,Economist),(4003975,Marian,Wang,25,Economist),(4000966,Gene,Chung,71,Economist),(4007668,Hazel,Todd,65,Economist),(4006377,Rodney,Kirk,28,Economist),(4007623,Stephen,Tyson,52,Economist),(4004336,Shawn,Francis,71,Economist),(4006917,Maxine,Case,37,Economist),(4000776,Phyllis,Norton,28,Economist),(4005474,Jessie,Ray,48,Economist),(4007507,Dean,Simmons,54,Economist),(4003994,Rebecca,Nicholson,64,Economist),(4008918,Francis,Horowitz,63,Economist),(4008574,Ron,Riggs,29,Economist),(4008442,Heather,Merritt,43,Economist),(4006518,Jacob,Connor,34,Economist),(4006987,Lynda,Oakley,36,Economist),(4002605,Toni,Douglas,57,Economist),(4001439,Ellen,Cohen,61,Economist),(4008839,Jan,Bowman,37,Economist),(4002353,Bruce,Snow,39,Economist),(4006480,Terri,Todd,62,Economist),(4008539,Cathy,Moser,72,Economist),(4009295,Valerie,McMillan,60,Economist),(4008714,Pam,Woodruff,33,Economist),(4005378,Jose,Hicks,26,Economist),(4000288,Jacob,Pittman,34,Economist),(4002777,Kimberly,Elliott,39,Economist),(4006369,Jack,Dunn,29,Economist),(4005167,Donald,Vaughan,64,Economist),(4003753,Phyllis,Henderson,42,Economist),(4002334,Lynda,King,42,Economist),(4005781,Craig,Howell,36,Economist),(4009526,Evan,Clements,42,Economist),(4008930,Gail,Anthony,31,Economist),(4005569,Frances,Hanna,24,Economist),(4008004,Julia,Anderson,61,Economist),(4008183,Bernice,Lindsay,54,Economist),(4007616,Aaron,Pugh,68,Economist),(4008192,Bruce,Bullard,70,Economist),(4005122,Floyd,Ross,71,Economist),(4009849,Walter,Duncan,34,Economist),(4004464,Holly,Sumner,28,Economist),(4006589,Terri,Bell,55,Economist),(4009697,Jennifer,Hwang,35,Economist),(4001155,Alexander,Lucas,67,Economist),(4008797,Hilda,Padgett,63,Economist),(4006556,Mildred,Garner,55,Economist),(4004098,Nina,Lu,43,Economist),(4009861,Maria,Lin,43,Economist),(4003796,Nicole,Tan,24,Economist),(4002836,Marion,Orr,54,Economist),(4002469,Philip,Coleman,63,Economist),(4006423,Edward,Dickson,55,Economist),(4008150,Betsy,Nelson,36,Economist),(4007719,Cameron,Shannon,75,Economist),(4002834,Gordon,Wrenn,55,Economist),(4007721,Wayne,Fitzpatrick,37,Economist),(4002238,Joan,Willis,62,Economist),(4008501,Lee,Weber,23,Economist),(4003684,Helen,Bradshaw,37,Economist),(4007022,Kent,House,56,Economist),(4009679,Billie,Rosenthal,66,Economist),(4006334,Tony,Floyd,62,Economist),(4004244,Marie,Heath,68,Economist),(4000258,Justin,Spencer,67,Economist),(4004491,Rita,Parks,44,Economist),(4005049,Bryan,Buck,32,Economist),(4004142,Charles,Hahn,33,Economist),(4000054,Judith,Cooper,22,Economist),(4009139,Joel,Long,32,Economist),(4001341,Anthony,Fink,57,Economist),(4007598,Michael,Byers,53,Economist),(4001715,Kristin,Reid,63,Economist),(4003479,Greg,Hardy,57,Economist),(4001149,Elizabeth,Dickson,46,Economist),(4002714,Ricky,Choi,29,Economist),(4008155,Raymond,Rosen,64,Economist),(4009735,Dwight,Byrne,68,Economist),(4005021,Harold,Hobbs,26,Economist),<text:soft-page-break/>(4005688,Glen,McIntyre,36,Economist),(4000245,Glenda,Baker,52,Economist),(4004073,Hannah,Lawrence,67,Economist),(4005019,Daniel,Day,38,Economist),(4009381,Luis,Middleton,52,Economist),(4006425,Joe,Burns,30,Economist),(4009049,Debbie,Goldstein,31,Economist),(4000113,Alice,Blanchard,73,Economist),(4004965,Mildred,Buchanan,40,Economist),(4000496,Chris,Robinson,74,Economist),(4009429,Bryan,Epstein,51,Economist),(4002844,Theodore,Pickett,58,Economist),(4000845,Lynda,Ball,26,Economist),(4003170,Alan,West,58,Economist),(4004172,Stanley,Payne,61,Economist),(4008121,Diana,Stevens,61,Economist),(4004065,Bruce,Christian,55,Economist),(4004064,Ruby,Proctor,43,Economist),(4007953,Dennis,Becker,31,Economist),(4005931,Chris,Braswell,69,Economist),(4000028,Dwight,Monroe,45,Economist),(4009952,Jordan,Shannon,38,Economist),(4001927,Kerry,Stewart,53,Economist),(4009646,Dwight,Harrison,41,Economist),(4003150,Jamie,Collier,57,Economist),(4002950,Bradley,McDonald,30,Economist),(4001358,Shirley,Reddy,51,Economist),(4009955,Natalie,Barbee,52,Economist),(4004930,Nathan,Newman,29,Economist),(4006577,Stacey,O'Donnell,45,Economist),(4008533,June,Fox,72,Economist),(4002195,Bruce,Avery,58,Economist),(4007943,Priscilla,Reed,24,Economist),(4002582,Vanessa,Kahn,65,Economist),(4007935,Lynn,Sawyer,66,Economist),(4004908,Ruby,Alexander,38,Economist),(4002939,Amy,Barry,28,Economist),(4005584,Teresa,Sparks,65,Economist),(4005232,Ethel,Stark,74,Economist),(4008640,Maria,Hewitt,25,Economist),(4008291,Herbert,Warren,29,Economist),(4008866,Thomas,Siegel,67,Economist),(4007359,Edith,Swain,40,Economist),(4007360,Jessica,Combs,66,Economist),(4005995,Dennis,Morris,44,Economist),(4005392,Ernest,Cox,31,Economist),(4000824,Harvey,Greenberg,65,Economist),(4009638,Eva,Conrad,43,Economist),(4007367,Lucy,Hawley,64,Economist),(4007112,Larry,Schwarz,43,Economist),(4009390,Andrew,Merritt,40,Economist),(4003566,Mitchell,Ward,55,Economist),(4002552,Wayne,Armstrong,44,Economist),(4002840,Phillip,Carter,64,Economist),(4006439,Joan,Moser,42,Economist),(4009561,Russell,Wall,49,Economist),(4007922,Kurt,Phillips,39,Economist),(4005391,Eddie,Middleton,64,Economist),(4002273,Dan,Moody,42,Economist)})</text:p>
      <text:p text:style-name="P1">(Librarian,{(4000680,Harold,Bowers,57,Librarian),(4003604,Irene,Hunt,59,Librarian),(4005409,Brent,Allison,24,Librarian),(4009314,Ryan,Boone,67,Librarian),(4009770,Meredith,Henson,30,Librarian),(4005414,Benjamin,Hart,54,Librarian),(4003581,Fred,Olsen,51,Librarian),(4008083,Patrick,Anderson,67,Librarian),(4002612,Lucille,Henderson,37,Librarian),(4008088,Kristin,Chambers,54,Librarian),(4002354,Emma,Farrell,52,Librarian),(4008803,Patricia,Barefoot,55,Librarian),(4008622,Calvin,Kay,54,Librarian),(4008091,Rebecca,Gardner,22,Librarian),(4003135,Cameron,Bryant,68,Librarian),(4009445,Marjorie,Harris,37,Librarian),(4006648,Charles,Davis,31,Librarian),(4005532,Lois,Vincent,51,Librarian),(4005531,Edward,Holt,29,Librarian),(4001256,Heather,Kim,31,Librarian),(4005483,Clyde,Michael,32,Librarian),(4000400,Kelly,Weiss,72,Librarian),(4003536,Kathryn,Melton,28,Librarian),(4006398,Troy,Monroe,27,Librarian),(4001015,Alan,Reilly,54,Librarian),(4000942,Anna,Sawyer,73,Librarian),(4004481,Lynne,O'Neal,54,Librarian),(4007738,Colleen,Pace,38,Librarian),(4009541,Tracy,Justice,64,Librarian),(4001614,Derek,Riley,24,Librarian),(4009482,Samuel,Walker,53,Librarian),(4007724,Ryan,Watts,53,Librarian),(4002389,Brad,Kirkland,63,Librarian),(4001031,Brooke,Mitchell,64,Librarian),(4000852,Ruth,Tyson,46,Librarian),(4000951,Ross,McNamara,42,Librarian),(4004075,Bernice,Douglas,26,Librarian),(4008415,Jeanne,Powers,26,Librarian),<text:soft-page-break/>(4001421,Edna,Durham,48,Librarian),(4007572,Amanda,Hwang,51,Librarian),(4000837,Brett,Benton,59,Librarian),(4001523,Deborah,Dalton,37,Librarian),(4004055,Jacob,Bass,58,Librarian),(4009965,Bob,McKinney,74,Librarian),(4000826,Charlene,Sullivan,72,Librarian),(4000980,Lester,Desai,34,Librarian),(4008827,Vernon,Hansen,27,Librarian),(4002525,Marc,Marcus,30,Librarian),(4007553,Cecil,Roberts,47,Librarian),(4007546,Jacob,West,28,Librarian),(4003193,Robin,Oliver,45,Librarian),(4002286,Arlene,O'Donnell,53,Librarian),(4007854,Jesse,Hinson,35,Librarian),(4008573,Tony,Byrd,27,Librarian),(4008460,Edwin,Jiang,30,Librarian),(4004645,Sherri,Lyons,30,Librarian),(4006705,Brett,Connolly,61,Librarian),(4006500,Ted,Pollard,69,Librarian),(4000787,Billy,Carroll,27,Librarian),(4006708,Michele,Bishop,45,Librarian),(4002532,Alexander,Page,65,Librarian),(4006158,Malcolm,Collier,65,Librarian),(4002699,Sue,Zhu,30,Librarian),(4006155,Maureen,Perry,52,Librarian),(4006153,Walter,Hauser,54,Librarian),(4009953,Marianne,McIntosh,56,Librarian),(4008900,Gayle,Cunningham,55,Librarian),(4003986,Laurence,Benson,27,Librarian),(4000904,Nathan,Burgess,47,Librarian),(4002697,Joan,Hill,74,Librarian),(4006130,Stephanie,Merrill,60,Librarian),(4007495,Matthew,Elmore,55,Librarian),(4009508,Dana,Moss,72,Librarian),(4007472,Brenda,Hodge,27,Librarian),(4008260,Bonnie,Wilder,43,Librarian),(4001081,Molly,Wooten,67,Librarian),(4003959,Edna,Bullock,60,Librarian),(4003951,Dan,Hurley,52,Librarian),(4000737,Shirley,Carlton,57,Librarian),(4008530,Laura,Russell,71,Librarian),(4000735,Nina,Nolan,70,Librarian),(4006089,Marc,Rice,40,Librarian),(4009473,Leslie,Jackson,44,Librarian),(4001841,Calvin,Best,43,Librarian),(4003151,Glenn,Sanders,68,Librarian),(4006282,Kelly,Swanson,27,Librarian),(4003274,Gary,Stanton,70,Librarian),(4003117,Joshua,Massey,64,Librarian),(4009613,Charlene,Schmidt,55,Librarian),(4003926,Clara,Gibson,24,Librarian),(4006054,Tommy,Law,28,Librarian),(4000162,Bruce,Farrell,35,Librarian),(4007911,Carla,Weeks,51,Librarian),(4009899,Kimberly,Wang,23,Librarian),(4003909,Jean,Marcus,55,Librarian),(4008891,Harry,Law,65,Librarian),(4004853,Kristin,Petersen,43,Librarian),(4008238,Katherine,Boyette,53,Librarian),(4004881,Sean,Bernstein,24,Librarian),(4008656,Elisabeth,Capps,54,Librarian),(4007365,Juanita,Daly,39,Librarian),(4001117,Ryan,James,57,Librarian),(4009637,Thomas,Yu,56,Librarian),(4000201,Timothy,McNeill,70,Librarian),(4000203,Sandra,Middleton,28,Librarian),(4006785,Angela,Thomas,70,Librarian),(4003308,Susan,Hardy,24,Librarian),(4006789,Jessie,Williams,26,Librarian),(4008911,Joshua,Blanton,22,Librarian),(4000207,Johnny,Carlton,28,Librarian),(4006790,Marlene,Clapp,62,Librarian),(4001948,Gary,Weinstein,54,Librarian),(4002342,Douglas,Zhao,64,Librarian),(4003119,Arthur,Chu,54,Librarian),(4004927,Joan,Lowry,30,Librarian),(4005959,Charlotte,Orr,34,Librarian),(4000657,Helen,Bolton,62,Librarian),(4008588,Heather,Davidson,44,Librarian),(4002556,Colleen,Kennedy,70,Librarian),(4000655,Hannah,Wall,23,Librarian),(4005938,Harriet,Langston,54,Librarian),(4001353,Doris,Barnett,54,Librarian),(4009654,Billie,Farmer,75,Librarian),(4004314,Gilbert,Weaver,38,Librarian),(4005916,Katie,Carlton,50,Librarian),(4001486,Stephen,Yu,65,Librarian),(4003841,Shirley,Levine,54,Librarian),(4006839,Ronnie,Austin,63,Librarian),(4006310,Kent,Gibson,43,Librarian),(4004994,Irene,Rouse,59,Librarian),(4003834,Eva,Snow,40,Librarian),(4003145,Pam,Jernigan,29,Librarian),(4007964,Lloyd,Weaver,74,Librarian),(4000086,Ethel,Rodgers,30,Librarian),(4008454,Thomas,Roberson,33,Librarian),(4001597,Sam,Barnett,46,Librarian),<text:soft-page-break/>(4008374,Edward,Field,61,Librarian),(4003125,Joseph,Sykes,32,Librarian),(4005858,Margaret,Vaughn,41,Librarian),(4006676,Adam,McKenzie,32,Librarian),(4004398,Vanessa,Whitfield,30,Librarian),(4003805,Gilbert,Davenport,29,Librarian),(4007271,Alice,Buck,63,Librarian),(4001988,Aaron,Woods,58,Librarian),(4000591,Jamie,Gallagher,69,Librarian),(4008861,Tara,Pope,42,Librarian),(4003157,Ian,Newman,32,Librarian),(4001161,Sharon,Snow,31,Librarian),(4005108,Renee,Bennett,30,Librarian),(4002468,Lawrence,Britt,33,Librarian),(4005113,Patsy,Miller,42,Librarian),(4003068,Ron,Hester,54,Librarian),(4005124,Bob,Cole,48,Librarian),(4002269,Stuart,Farrell,52,Librarian),(4007229,Allen,Pollock,38,Librarian),(4001326,Jeff,Hunt,25,Librarian),(4005794,Tammy,Paul,58,Librarian),(4005147,Jack,Reynolds,74,Librarian),(4006406,Joan,Bauer,28,Librarian),(4004414,Florence,Lucas,54,Librarian),(4006613,Randy,Roberson,34,Librarian),(4008012,Jacob,Harding,29,Librarian),(4000548,Luis,Hirsch,72,Librarian),(4000544,Tommy,Burgess,38,Librarian),(4003740,Amanda,Hall,69,Librarian),(4000301,Todd,Wilkerson,55,Librarian),(4000531,Glenn,Hicks,40,Librarian),(4001877,Jimmy,Gordon,54,Librarian),(4008398,Sandra,Sutherland,60,Librarian),(4009721,Robin,Kang,70,Librarian),(4000518,Shannon,Blair,72,Librarian),(4006360,Florence,Caldwell,30,Librarian),(4005726,Annette,Starr,38,Librarian),(4005716,Sylvia,Bradshaw,51,Librarian),(4009117,Nina,McMillan,23,Librarian),(4005243,Bruce,Small,65,Librarian),(4005249,Sherry,Miller,53,Librarian),(4002439,Danny,Moon,63,Librarian),(4007178,Priscilla,Lynn,73,Librarian),(4008550,Heather,Brandt,74,Librarian),(4008159,Victor,Gardner,56,Librarian),(4000323,Rita,Yates,34,Librarian),(4007175,Suzanne,Herring,35,Librarian),(4002160,Jeff,Taylor,45,Librarian),(4009834,Elsie,Gentry,59,Librarian),(4003434,Jill,Neal,26,Librarian),(4001192,Robert,Quinn,65,Librarian),(4005687,Ernest,Waller,74,Librarian),(4008156,Joshua,Bray,28,Librarian),(4005681,Connie,Lamb,34,Librarian),(4002627,Dale,Caldwell,63,Librarian),(4005281,Cheryl,Clarke,40,Librarian),(4006962,Gordon,Archer,41,Librarian),(4001306,David,Barker,30,Librarian),(4005298,Marion,Xu,56,Librarian),(4007151,Seth,Ferguson,75,Librarian),(4009347,Renee,Brandt,62,Librarian),(4003651,Rick,Melvin,72,Librarian),(4008052,Gerald,Adcock,26,Librarian),(4005329,Heidi,Blake,27,Librarian),(4006968,John,Huang,30,Librarian),(4003646,Paige,Allison,40,Librarian),(4005334,Gloria,Chang,55,Librarian),(4006973,Warren,McKenzie,73,Librarian),(4005639,Toni,Maxwell,21,Librarian),(4006976,Tracey,Ball,64,Librarian),(4003637,Kimberly,Shannon,41,Librarian),(4007122,Cecil,Shaw,52,Librarian),(4001875,Nathan,Finch,68,Librarian),(4007698,Vernon,Adcock,30,Librarian),(4002591,Tina,Horne,73,Librarian),(4002349,Alexandra,Cole,52,Librarian),(4007790,Clifford,Wooten,24,Librarian),(4003609,Howard,McKenna,32,Librarian),(4001436,Melanie,Middleton,75,Librarian),(4005603,Sheila,Patrick,71,Librarian),(4009312,Katharine,Powell,22,Librarian),(4003606,Caroline,Mayer,55,Librarian)})</text:p>
      <text:p text:style-name="P1">(Physicist,{(4003104,Elsie,Burns,68,Physicist),(4005653,Glenda,Manning,21,Physicist),(4002138,Sharon,Feldman,54,Physicist),(4007930,Ronnie,Ellis,28,Physicist),(4005892,Rita,Wiley,67,Physicist),(4004917,Sara,Horne,70,Physicist),(4005787,Dwight,High,54,Physicist),(4000240,Robert,Puckett,56,Physicist),(4004071,Neil,Klein,62,Physicist),(4005016,Patricia,Finch,31,Physicist),(4005887,Neil,Harrison,45,Physicist),(4002869,Ryan,Humphrey,41,Physicist),(4008781,Peggy,Wong,52,Physicist),(4005503,Sean,Levy,32,Physicist),(4002326,Claudia,Boone,74,Physicist),(4006899,Bradley,Ellis,54,Physicist),<text:soft-page-break/>(4008635,Holly,Cole,61,Physicist),(4001680,Kathy,Riggs,26,Physicist),(4000956,Greg,Berger,27,Physicist),(4007952,Herbert,Beach,32,Physicist),(4004227,Rodney,Newton,58,Physicist),(4000362,Holly,Fox,74,Physicist),(4007061,Brenda,Bradshaw,34,Physicist),(4009247,Jennifer,Cooper,40,Physicist),(4009379,Pamela,Boykin,69,Physicist),(4007062,Tammy,Taylor,38,Physicist),(4001346,Luis,Elmore,52,Physicist),(4001939,Cheryl,Dale,57,Physicist),(4000616,Lorraine,McLeod,43,Physicist),(4002148,Monica,Simon,44,Physicist),(4004909,Renee,Lee,51,Physicist),(4006418,Debra,Mangum,38,Physicist),(4005647,Gregory,Schneider,24,Physicist),(4000252,Christy,Lyons,31,Physicist),(4001608,Marguerite,Montgomery,75,Physicist),(4009478,Tiffany,Braswell,51,Physicist),(4007565,Betty,Bass,32,Physicist),(4000298,Marc,Harrington,57,Physicist),(4001802,Christine,Abrams,38,Physicist),(4007813,Mike,Shields,55,Physicist),(4008092,Hazel,Merritt,26,Physicist),(4003729,Brandon,Walsh,66,Physicist),(4007700,John,Stanton,69,Physicist),(4005204,Carla,Stern,57,Physicist),(4003582,Christian,Vincent,56,Physicist),(4005748,Wayne,Mathews,69,Physicist),(4006821,Keith,Bradford,58,Physicist),(4000613,Steven,Boyd,71,Physicist),(4005867,Ron,Payne,68,Physicist),(4002082,Esther,Craven,34,Physicist),(4007777,Norma,Hatcher,70,Physicist),(4007670,Bonnie,Camp,55,Physicist),(4003987,Diana,Waller,67,Physicist),(4007502,June,Stafford,33,Physicist),(4005358,Jonathan,Upchurch,54,Physicist),(4000950,Vickie,Gilbert,29,Physicist),(4006138,Jan,Hubbard,56,Physicist),(4008299,Lois,Snow,32,Physicist),(4002657,Anita,Han,46,Physicist),(4008144,Karl,Barber,55,Physicist),(4005418,Vickie,Kirkland,54,Physicist),(4009175,Earl,Langley,72,Physicist),(4000982,Teresa,Hardy,41,Physicist),(4006723,Jim,Benson,57,Physicist),(4007688,Leslie,Heath,52,Physicist),(4001205,Paige,Li,31,Physicist),(4003241,Joe,McAllister,62,Physicist),(4008329,Tara,House,73,Physicist),(4005577,Annie,Parks,48,Physicist),(4004665,Billy,Wade,35,Physicist),(4000763,Amanda,Grimes,31,Physicist),(4003720,Vernon,Swain,57,Physicist),(4007492,Glenda,Welsh,34,Physicist),(4004241,Erika,Owens,57,Physicist),(4007488,Joanne,Walsh,73,Physicist),(4004489,Alice,Bland,40,Physicist),(4003573,Curtis,Gay,58,Physicist),(4004731,Leigh,McNamara,70,Physicist),(4000876,Audrey,Law,23,Physicist),(4006643,Arthur,Willis,32,Physicist),(4006169,Lloyd,Henson,22,Physicist),(4000971,Megan,McKnight,32,Physicist),(4009928,Hannah,Parrott,51,Physicist),(4002371,Jean,Kelly,28,Physicist),(4002539,Ben,Bennett,58,Physicist),(4001522,Ashley,Gupta,61,Physicist),(4002037,Lloyd,Howe,58,Physicist),(4008516,Russell,Watts,35,Physicist),(4008868,Maria,Pearce,28,Physicist),(4007891,Stacey,Harmon,75,Physicist),(4000042,Katherine,Bender,44,Physicist),(4002542,Frances,Capps,26,Physicist),(4007171,Leo,Pearson,51,Physicist),(4006101,Jeffrey,Glenn,68,Physicist),(4005956,Joel,Burnette,38,Physicist),(4006797,Hazel,Meadows,62,Physicist),(4004474,Tiffany,Lambert,32,Physicist),(4009428,Margaret,Kendall,45,Physicist),(4001555,Rodney,Phelps,57,Physicist),(4004776,Billie,Fuller,38,Physicist),(4006702,Deborah,Singer,69,Physicist),(4003845,Evan,Hendrix,66,Physicist),(4005667,Jordan,Dyer,72,Physicist),(4002763,Lee,Stanton,67,Physicist),(4007429,Russell,Schultz,64,Physicist),(4003793,Harriet,Phelps,31,Physicist),(4002570,Cameron,Beach,35,Physicist),(4003946,Thelma,Wallace,45,Physicist),(4009256,Elsie,Briggs,66,Physicist),(4003941,Neil,Conrad,45,Physicist),(4008514,Marilyn,Fleming,53,Physicist),(4008301,Kelly,Morse,73,Physicist),(4008798,Valerie,Berger,49,Physicist),(4002284,Andrea,Reese,40,Physicist),<text:soft-page-break/>(4006390,Malcolm,Shannon,71,Physicist),(4009028,Carole,May,55,Physicist),(4000150,Martin,Vick,31,Physicist),(4006181,Patsy,Petty,67,Physicist),(4003629,Lucille,Boykin,74,Physicist),(4002571,Stacy,Ferguson,39,Physicist),(4002980,Anne,Singer,65,Physicist),(4009194,Erica,Field,63,Physicist),(4000937,Randy,Barry,60,Physicist),(4005598,Joyce,Glass,60,Physicist),(4006529,Troy,Kendall,60,Physicist),(4006739,Lindsay,Evans,29,Physicist),(4009967,Marshall,Bean,66,Physicist),(4008817,Carol,Horton,33,Physicist),(4006404,Joe,Cummings,45,Physicist),(4004169,Mary,Newman,45,Physicist),(4004976,Kathryn,McDonald,53,Physicist),(4002040,Troy,Sawyer,37,Physicist),(4002774,Billie,Durham,31,Physicist),(4004906,Michele,Blum,55,Physicist),(4007258,Alfred,Kahn,48,Physicist),(4008822,Edwin,Daniels,53,Physicist),(4005231,Johnny,McCormick,51,Physicist),(4007409,Jim,Huang,60,Physicist),(4003570,Roberta,Best,36,Physicist),(4000936,Tina,Aycock,71,Physicist),(4006652,Julie,Bynum,53,Physicist),(4001625,Alan,Erickson,57,Physicist),(4007407,Renee,Gupta,44,Physicist),(4004302,Ryan,Swanson,23,Physicist),(4002479,Arnold,Godfrey,36,Physicist),(4006834,Steven,Gregory,58,Physicist),(4006747,Judy,Norris,65,Physicist),(4002767,Floyd,Copeland,55,Physicist),(4008928,Nina,Hood,25,Physicist),(4008840,Kimberly,Starr,29,Physicist),(4001999,Marguerite,Stewart,35,Physicist),(4005368,Norman,Hardison,54,Physicist),(4007319,Laura,Hamrick,66,Physicist),(4005357,Melinda,Shepherd,36,Physicist),(4001801,Christy,Buckley,71,Physicist),(4009385,Gary,Saunders,27,Physicist),(4009619,Vicki,McNeill,32,Physicist),(4006751,Tom,Houston,54,Physicist),(4006395,Roberta,Atkins,70,Physicist),(4002490,Ted,Cassidy,26,Physicist),(4008394,Erica,Walters,73,Physicist),(4007615,Leonard,Greene,27,Physicist),(4000707,Natalie,Martin,52,Physicist),(4009747,Jeanette,Knowles,62,Physicist),(4005442,Raymond,Owen,29,Physicist),(4005597,Elsie,McDonald,52,Physicist),(4000705,Cynthia,Glover,69,Physicist),(4003292,Gayle,Lamb,55,Physicist),(4000321,Sue,Reilly,33,Physicist),(4005236,James,Doyle,37,Physicist),(4005658,Sally,Stephens,23,Physicist),(4009093,Rachel,Jackson,45,Physicist),(4000998,Marian,Murphy,32,Physicist),(4001783,Molly,Kang,43,Physicist),(4008665,Terri,Combs,64,Physicist),(4004036,Lester,Dickens,42,Physicist),(4006422,Brooke,Patton,63,Physicist),(4004857,Becky,McKinney,63,Physicist),(4009310,Lindsay,Rowe,71,Physicist),(4004409,Janet,Currin,51,Physicist),(4007680,Bernice,Fleming,34,Physicist),(4002002,Tom,Fernandez,42,Physicist),(4008721,Gretchen,Murray,68,Physicist),(4004583,Leonard,Bradshaw,72,Physicist),(4009893,Thomas,Meyer,75,Physicist),(4005343,Carolyn,Nolan,26,Physicist),(4008313,Regina,Clarke,52,Physicist),(4008048,Melinda,Pritchard,54,Physicist),(4004374,Veronica,Barefoot,59,Physicist),(4005318,Lois,Dyer,21,Physicist),(4000085,Leon,Pearson,24,Physicist),(4007309,Gayle,Burton,31,Physicist),(4008288,Ron,Adams,61,Physicist),(4005711,Lillian,Reid,55,Physicist),(4004351,Penny,Coleman,34,Physicist),(4007225,Bobby,Fitzgerald,46,Physicist),(4009251,Laurie,Cook,34,Physicist),(4009782,Laurie,Boyette,32,Physicist),(4007165,Paula,Love,40,Physicist),(4009500,Kay,Rivera,66,Physicist),(4002374,Melvin,Ellington,60,Physicist)})</text:p>
      <text:p text:style-name="P1">(Secretary,{(4008554,Crystal,White,66,Secretary),(4002328,Judy,Strickland,41,Secretary),(4003112,Jackie,Wade,73,Secretary),(4009276,Claire,Taylor,26,Secretary),(4005989,Eddie,Murray,72,Secretary),(4000896,Florence,Knowles,66,Secretary),(4001730,Dorothy,Swanson,38,Secretary),(4005984,Ashley,Townsend,56,Secretary),(4002727,Anne,Kaufman,73,Secretary),(4005635,Jessie,Leach,44,Secretary),<text:soft-page-break/>(4005347,Carla,Erickson,54,Secretary),(4008943,Brian,Frederick,25,Secretary),(4000825,Janet,Quinn,49,Secretary),(4001902,Linda,Decker,26,Secretary),(4000443,Matthew,Stanton,51,Secretary),(4003874,Dana,Reid,57,Secretary),(4005969,Connie,House,57,Secretary),(4009558,Jeff,Shore,39,Secretary),(4003869,Maria,Finley,57,Secretary),(4001245,Frank,Fleming,25,Secretary),(4006428,Sam,Mercer,54,Secretary),(4002991,Malcolm,Bishop,36,Secretary),(4007948,Wallace,Siegel,34,Secretary),(4006805,Ronnie,Rosen,48,Secretary),(4001239,William,Boyer,70,Secretary),(4008214,Jeremy,Booth,68,Secretary),(4001533,Dorothy,Briggs,38,Secretary),(4006812,Ellen,Talley,70,Secretary),(4004947,Zachary,Thompson,34,Secretary),(4004950,Beverly,Bean,62,Secretary),(4004189,Alice,Reddy,26,Secretary),(4009007,Vivian,Bush,67,Secretary),(4001130,Sandra,Watkins,31,Secretary),(4009976,Joan,Dolan,70,Secretary),(4008851,Sherry,Oakley,67,Secretary),(4003853,Maria,Daly,53,Secretary),(4008567,Elisabeth,Rodgers,43,Secretary),(4000648,Angela,Stephens,53,Secretary),(4001246,Anne,McKee,29,Secretary),(4001618,Edna,Burnette,51,Secretary),(4002081,Louis,Lyons,33,Secretary),(4003843,Dana,Sims,69,Secretary),(4007579,Lynne,Allison,34,Secretary),(4000329,Wallace,Kaplan,35,Secretary),(4005436,Linda,Gupta,63,Secretary),(4009778,Bonnie,Davis,64,Secretary),(4001646,Donald,Kelly,45,Secretary),(4004992,Lillian,Gay,32,Secretary),(4003339,Kent,Dougherty,50,Secretary),(4004445,Dawn,Rodriguez,62,Secretary),(4006853,Howard,Abrams,21,Secretary),(4002118,Edna,Erickson,66,Secretary),(4002875,Cindy,Hughes,35,Secretary),(4009170,Arthur,Buckley,32,Secretary),(4001146,Emma,McLean,40,Secretary),(4007737,Laurie,McNeill,27,Secretary),(4005029,Cindy,Wilson,38,Secretary),(4002660,Joshua,Carr,68,Secretary),(4006862,Alison,Scott,29,Secretary),(4005620,Milton,Ritchie,37,Secretary),(4004219,Matthew,Dougherty,74,Secretary),(4003354,Harry,Lopez,59,Secretary),(4007600,Melvin,Tate,70,Secretary),(4004429,Erin,Austin,27,Secretary),(4009675,Susan,Wyatt,41,Secretary),(4007158,Gerald,Chen,70,Secretary),(4001909,Bradley,Yates,53,Secretary),(4007118,Jacob,Fowler,50,Secretary),(4000863,Willie,Denton,73,Secretary),(4000985,Anna,Harrell,41,Secretary),(4005069,Janice,Rose,31,Secretary),(4000040,Douglas,Ross,27,Secretary),(4001207,Martha,Rodriguez,37,Secretary),(4007802,Larry,Pope,41,Secretary),(4005839,Evelyn,Sharma,37,Secretary),(4000590,Cheryl,Chase,53,Secretary),(4005079,Bernice,Lanier,74,Secretary),(4005566,Edith,Lambert,36,Secretary),(4000093,Curtis,Love,45,Secretary),(4002656,Nelson,Cole,29,Secretary),(4003363,Samuel,Church,38,Secretary),(4005829,Stacy,Allred,42,Secretary),(4006435,Glenda,Zhou,33,Secretary),(4002652,Jesse,Floyd,33,Secretary),(4008597,Johnny,Butler,55,Secretary),(4009750,Amanda,Chase,53,Secretary),(4007150,Esther,Christensen,37,Secretary),(4003446,Calvin,Blackwell,34,Secretary),(4002622,Margaret,Lin,52,Secretary),(4000274,Angela,McMahon,66,Secretary),(4003770,Jim,Morton,31,Secretary),(4000996,Martin,Stephens,29,Secretary),(4007704,Marcia,Stephenson,51,Secretary),(4005388,Wesley,Epstein,71,Secretary),(4003066,Jacob,Siegel,58,Secretary),(4000279,Jan,Brown,58,Secretary),(4003376,Gary,Riggs,36,Secretary),(4009704,Jimmy,Heller,23,Secretary),(4004271,Mildred,Matthews,36,Secretary),(4000561,Leigh,Yates,45,Secretary),(4007093,Jonathan,Raynor,66,Secretary),(4004131,Michelle,Norman,66,Secretary),(4007047,Betsy,Rivera,45,Secretary),(4001803,Evan,Ferrell,72,Secretary),(4005510,Colleen,Fink,67,Secretary),(4008008,Joseph,Hoffman,33,Secretary),(4001554,Vivian,Frost,70,Secretary),(4002588,Harry,McCarthy,52,Secretary),<text:soft-page-break/>(4008873,Joanne,Tyson,46,Secretary),(4006408,Lori,Lang,25,Secretary),(4005775,Robyn,Spivey,57,Secretary),(4005774,Norman,Cross,44,Secretary),(4005773,Faye,Richardson,67,Secretary),(4008134,Allen,Ritchie,57,Secretary),(4009847,Philip,Forbes,37,Secretary),(4001960,Arthur,Harrington,29,Secretary),(4005175,Sherri,Todd,69,Secretary),(4005180,Julie,Miller,28,Secretary),(4008488,Marsha,Owens,58,Secretary),(4008606,Debbie,Bush,38,Secretary),(4003736,Ben,Stephens,38,Secretary),(4006381,Harold,Lancaster,67,Secretary),(4006286,Toni,Currie,23,Secretary),(4001176,Melanie,Knox,67,Secretary),(4001976,Debra,Doyle,55,Secretary),(4005205,Wade,Norton,41,Secretary),(4006644,Max,Hewitt,26,Secretary),(4007076,Danny,Barber,24,Secretary),(4007503,Jessica,Rouse,66,Secretary),(4007078,Sherry,Harrington,43,Secretary),(4004684,Jacqueline,Eaton,34,Secretary),(4002408,Paul,Adler,33,Secretary),(4007497,Jeff,Fink,66,Secretary),(4006135,Heidi,Teague,60,Secretary),(4002331,Leigh,Bass,59,Secretary),(4003721,Laurie,Bass,32,Secretary),(4006129,Stacy,Copeland,59,Secretary),(4006162,Annette,Nance,57,Secretary),(4000785,Allen,Hansen,33,Secretary),(4001390,Donald,Kelley,41,Secretary),(4004657,Patrick,Fields,28,Secretary),(4006684,Francis,Carpenter,59,Secretary),(4007031,Rhonda,Chang,52,Secretary),(4003406,Glenn,Dunlap,56,Secretary),(4002143,Mike,Barry,55,Secretary),(4004655,Francis,Garcia,25,Secretary),(4006346,Helen,Austin,39,Secretary),(4004004,Marjorie,Beard,43,Secretary),(4006098,Diana,Brandon,54,Secretary),(4008813,Gene,Huffman,73,Secretary),(4001248,Dana,Becker,58,Secretary),(4004179,Nicholas,Locklear,58,Secretary),(4008169,Eva,Ford,40,Secretary),(4009772,Sandy,Moran,63,Secretary),(4001491,Dianne,Mayo,38,Secretary),(4003714,Pat,McLamb,67,Secretary),(4007665,Wendy,Goldberg,45,Secretary),(4000148,Troy,Jones,74,Secretary),(4002690,Crystal,Tate,43,Secretary),(4000059,Pat,Allen,45,Secretary),(4008278,Yvonne,Swain,27,Secretary),(4001821,Derek,Caldwell,42,Secretary),(4007421,Kathleen,Fletcher,26,Secretary),(4009227,Holly,Hughes,29,Secretary),(4001757,Julie,Murray,32,Secretary),(4009407,Alicia,Ingram,63,Secretary),(4005226,Erik,Pollard,39,Secretary),(4003111,Benjamin,Wood,25,Secretary),(4007655,Brad,Jacobson,34,Secretary),(4003422,Lucille,Gould,69,Secretary),(4002298,Marianne,Marks,35,Secretary),(4003204,Glenda,Parrish,27,Secretary),(4001372,Daniel,Briggs,50,Secretary),(4001854,Phillip,Norris,50,Secretary),(4007403,Darlene,Murray,70,Secretary),(4006691,Billy,Horton,33,Secretary),(4004616,Christopher,Myers,25,Secretary),(4007787,Christopher,Kaplan,55,Secretary),(4009957,Thelma,Cooper,69,Secretary),(4009119,Ray,Underwood,23,Secretary),(4009571,Ken,Hawkins,30,Secretary),(4009836,Helen,Bowers,48,Secretary),(4003290,Lorraine,Vincent,39,Secretary),(4000810,Douglas,Burnette,41,Secretary),(4006758,Judy,Beach,75,Secretary),(4008707,Erik,Christian,27,Secretary),(4006762,Brenda,Li,43,Secretary),(4009622,Joe,Whitley,24,Secretary),(4006688,Joann,Huffman,70,Secretary),(4006638,Billie,Miller,43,Secretary),(4003899,Thelma,Ross,36,Secretary),(4006380,Bernard,Zhou,65,Secretary),(4006007,Katie,Bowman,39,Secretary),(4003889,Ken,Wrenn,29,Secretary),(4002316,Lauren,Meadows,29,Secretary),(4005241,Nina,Barton,39,Secretary),(4004431,Rose,Ingram,44,Secretary),(4006341,Maria,Whitaker,71,Secretary),(4006362,Jane,Starr,51,Secretary),(4009755,Edna,Francis,39,Secretary)})</text:p>
      <text:p text:style-name="P1">(Therapist,{(4007765,Tamara,Hamilton,33,Therapist),(4007760,Irene,White,32,Therapist),(4004337,James,Foley,51,Therapist),(4004182,Diana,O'Connell,73,Therapist),(4004185,Leo,Gross,42,Therapist),(4000915,Lucille,Conrad,64,Therapist),<text:soft-page-break/>(4004200,Ralph,Oliver,35,Therapist),(4004210,Linda,Ford,51,Therapist),(4004261,Wade,McAllister,68,Therapist),(4002312,Bob,Jacobs,24,Therapist),(4004245,Gilbert,Xu,73,Therapist),(4009187,Phyllis,Petersen,43,Therapist),(4003173,Johnny,Campbell,63,Therapist),(4008425,Lorraine,Barker,59,Therapist),(4001708,Ray,Currie,31,Therapist),(4006695,Mike,Ellis,66,Therapist),(4006696,Joy,Morrow,28,Therapist),(4006306,Troy,Benton,34,Therapist),(4006713,Juan,Wong,69,Therapist),(4006716,Vincent,Hess,69,Therapist),(4006513,Luis,Ivey,58,Therapist),(4003238,Jan,Curry,33,Therapist),(4006127,Dean,Talley,70,Therapist),(4002261,Dana,Dunn,53,Therapist),(4008658,Robyn,Snow,53,Therapist),(4008249,John,Gross,42,Therapist),(4006077,Gretchen,Duffy,41,Therapist),(4009226,Kathryn,Foley,27,Therapist),(4006065,Betty,Hansen,64,Therapist),(4006059,James,Rhodes,23,Therapist),(4006055,Shawn,Katz,40,Therapist),(4003276,Ethel,Dixon,34,Therapist),(4006036,Paige,Oh,40,Therapist),(4000186,Hazel,Wu,68,Therapist),(4008236,June,Chambers,30,Therapist),(4002249,Dan,Hudson,36,Therapist),(4005991,Kerry,Bennett,37,Therapist),(4005987,Marion,Saunders,64,Therapist),(4005979,Regina,Corbett,58,Therapist),(4000217,Sarah,Barr,52,Therapist),(4006795,Terri,Wood,66,Therapist),(4005939,Hazel,Buchanan,58,Therapist),(4006822,Claudia,Sloan,40,Therapist),(4008654,Mary,Morris,42,Therapist),(4008213,Frances,Morse,68,Therapist),(4002558,Todd,Connolly,43,Therapist),(4009877,Edgar,Stokes,60,Therapist),(4006586,Rick,Long,52,Therapist),(4003347,Kyle,Mitchell,67,Therapist),(4005870,Florence,Rosenberg,27,Therapist),(4005861,Lynn,Barnes,22,Therapist),(4001337,Becky,Henry,43,Therapist),(4008200,Allison,Epstein,54,Therapist),(4000266,Janice,Reid,40,Therapist),(4008979,Samantha,Harrell,55,Therapist),(4009852,Louise,Rankin,57,Therapist),(4005825,Sheila,Blanchard,43,Therapist),(4003067,Louise,Morrow,59,Therapist),(4005807,Scott,McNeill,52,Therapist),(4006884,Lewis,Herring,64,Therapist),(4000281,Allen,Craven,64,Therapist),(4006889,Eugene,Stephens,36,Therapist),(4005786,Esther,West,35,Therapist),(4009014,Gail,Wang,34,Therapist),(4005776,Geoffrey,Grimes,40,Therapist),(4008171,Phyllis,Rubin,37,Therapist),(4005719,Beverly,Long,33,Therapist),(4008444,Charlie,Allison,38,Therapist),(4009835,Daniel,Terry,35,Therapist),(4006945,Victor,Bowden,75,Therapist),(4006299,Anthony,Lamm,63,Therapist),(4001301,Nancy,Jacobson,68,Therapist),(4003463,Holly,Morrow,28,Therapist),(4005614,Paul,Page,39,Therapist),(4006989,Cameron,Kendall,39,Therapist),(4001289,Michele,Sutton,56,Therapist),(4008486,Ann,Byrd,39,Therapist),(4001434,Stephen,Hurley,69,Therapist),(4009316,Alexandra,Barnett,53,Therapist),(4005542,Louis,Myers,74,Therapist),(4003513,Derek,Bass,62,Therapist),(4007036,Andrew,Bowen,36,Therapist),(4005535,Nelson,Rosenberg,73,Therapist),(4000389,Neal,O'Connor,26,Therapist),(4003522,Jason,Morrow,59,Therapist),(4008838,Vickie,Humphrey,43,Therapist),(4000398,Eileen,Goldberg,57,Therapist),(4008099,Sherri,Crowell,38,Therapist),(4007058,James,Camp,36,Therapist),(4006603,Karl,Vaughn,68,Therapist),(4000410,Dawn,Lutz,66,Therapist),(4005463,Dennis,Abbott,64,Therapist),(4003567,Ruby,Gray,44,Therapist),(4002448,John,Archer,25,Therapist),(4008361,Thomas,Sweeney,38,Therapist),(4003583,James,Cates,40,Therapist),(4005417,Teresa,Gentry,55,Therapist),(4008081,Ann,Starr,39,Therapist),(4007099,Deborah,Barry,59,Therapist),(4008620,Carlos,Liu,59,Therapist),(4005398,Lloyd,Peacock,29,Therapist),(4005393,Dale,Gorman,27,Therapist),(4009336,Greg,Weber,31,Therapist),(4001230,Sam,Pennington,56,Therapist),<text:soft-page-break/>(4006246,Mike,Bauer,43,Therapist),(4005359,Dorothy,Holland,38,Therapist),(4001225,Shelley,Walter,32,Therapist),(4005330,George,Burnette,52,Therapist),(4002444,Jeanne,Middleton,72,Therapist),(4008044,Peggy,Russell,21,Therapist),(4001866,Molly,McKnight,66,Therapist),(4005275,Jenny,Rao,73,Therapist),(4003691,Rhonda,Peele,31,Therapist),(4003707,Stacey,Crane,45,Therapist),(4000522,Neal,Brennan,28,Therapist),(4000536,Claire,Gray,66,Therapist),(4005183,Donna,Wilkerson,36,Therapist),(4007214,Melinda,Faircloth,72,Therapist),(4009711,Miriam,Grant,58,Therapist),(4005171,Jessica,Holder,34,Therapist),(4008601,Herman,Nash,41,Therapist),(4008007,Hugh,Chu,52,Therapist),(4002505,Suzanne,Blackburn,62,Therapist),(4000566,Charlotte,Hamrick,31,Therapist),(4007227,Gilbert,Case,59,Therapist),(4007234,Ken,Craig,62,Therapist),(4006243,Pam,Hale,33,Therapist),(4005083,Bradley,Coates,67,Therapist),(4005080,Billy,Denton,40,Therapist),(4001153,Vickie,Hutchinson,41,Therapist),(4000011,Francis,McNamara,47,Therapist),(4007982,Marion,Meadows,26,Therapist),(4001953,Roger,Perez,62,Therapist),(4005048,Dennis,Maxwell,70,Therapist),(4007974,Jeanne,Burgess,67,Therapist),(4005003,Dorothy,Beach,24,Therapist),(4001568,Ted,Snow,45,Therapist),(4009660,Terry,Porter,56,Therapist),(4000629,Julia,Vincent,49,Therapist),(4002809,Pam,Fuller,62,Therapist),(4004985,Glenn,Caldwell,36,Therapist),(4008886,Billie,Herring,57,Therapist),(4009389,Robin,Caldwell,28,Therapist),(4008383,Ron,Shah,65,Therapist),(4003862,Lewis,Link,38,Therapist),(4001639,Andrea,Powell,57,Therapist),(4007938,Benjamin,Sutton,30,Therapist),(4009149,Julie,Payne,44,Therapist),(4008526,Marian,Singer,26,Therapist),(4009629,Neil,Raynor,69,Therapist),(4001996,Michele,Huang,64,Therapist),(4007390,Colleen,Cannon,24,Therapist),(4009402,Herman,McPherson,61,Therapist),(4003915,Sue,Bailey,73,Therapist),(4009615,Clyde,Bean,68,Therapist),(4004778,Ruby,Church,46,Therapist),(4000739,Patsy,Parrott,41,Therapist),(4003106,Gloria,Lee,43,Therapist),(4003963,Hugh,Adkins,62,Therapist),(4003966,Joann,Jenkins,64,Therapist),(4009411,Marian,Fleming,67,Therapist),(4004738,Monica,Brown,40,Therapist),(4009414,Karen,Mathews,29,Therapist),(4002181,Carrie,Hardin,25,Therapist),(4009599,Jill,Barnes,21,Therapist),(4007494,Lucy,Alston,30,Therapist),(4001898,Johnny,Wall,64,Therapist),(4007879,Randy,Sykes,57,Therapist),(4004687,Geoffrey,Allison,53,Therapist),(4009598,Charlie,Craven,67,Therapist),(4004683,Tracey,Carr,63,Therapist),(4009196,Angela,Wilder,31,Therapist),(4000781,Diana,Pritchard,73,Therapist),(4004008,Eileen,Wooten,52,Therapist),(4001056,Debra,Palmer,26,Therapist),(4007855,Kate,Peck,42,Therapist),(4001049,Kerry,Sharpe,37,Therapist),(4002513,Jessica,Burnett,60,Therapist),(4002214,Mike,Hurst,55,Therapist),(4001853,Leon,Flowers,50,Therapist),(4002986,Neil,Blair,60,Therapist),(4001612,Kathleen,Burch,72,Therapist),(4004449,Henry,Sigmon,34,Therapist),(4000880,Karen,Reed,71,Therapist),(4003156,Katharine,Hall,25,Therapist),(4004153,Joann,Sanchez,61,Therapist),(4007663,Don,Dean,52,Therapist)})</text:p>
      <text:p text:style-name="P1">(Accountant,{(4001242,Jonathan,Anderson,32,Accountant),(4006335,Dana,Taylor,45,Accountant),(4002239,Kristine,Francis,38,Accountant),(4005604,Rhonda,Pearson,41,Accountant),(4003610,Jimmy,Mason,43,Accountant),(4000455,Deborah,French,56,Accountant),(4003619,Katie,Cochran,42,Accountant),(4002839,Jacqueline,Zhou,55,Accountant),(4000878,Chris,Vaughn,36,Accountant),(4001295,Ross,Hawkins,27,Accountant),(4009529,Ralph,Johnson,67,Accountant),(4002005,Helen,Shea,44,Accountant),(4001297,Robyn,Huff,72,Accountant),(4009308,Norman,Morgan,53,Accountant),<text:soft-page-break/>(4009821,Bob,Schroeder,68,Accountant),(4008055,Dean,Barker,25,Accountant),(4002741,Zachary,Robbins,35,Accountant),(4003451,Anita,Eason,56,Accountant),(4005327,Edgar,Chang,32,Accountant),(4003648,Shawn,Herring,57,Accountant),(4003654,Charlotte,Owens,38,Accountant),(4008698,Marvin,Avery,56,Accountant),(4001747,Julian,Wright,51,Accountant),(4005303,Alexandra,Helms,28,Accountant),(4009829,Jane,Byers,54,Accountant),(4000335,Jim,Singleton,55,Accountant),(4007163,Harvey,Hobbs,32,Accountant),(4003673,Audrey,Chan,38,Accountant),(4003440,Anne,Armstrong,33,Accountant),(4000490,Juan,Hicks,37,Accountant),(4000328,Jane,Barefoot,53,Accountant),(4008158,Tom,Hurst,25,Accountant),(4006565,Maria,Walsh,38,Accountant),(4000498,Richard,Hull,69,Accountant),(4005240,Nancy,Raynor,73,Accountant),(4001808,Gene,Stuart,36,Accountant),(4004121,Dawn,Mason,58,Accountant),(4001956,Theodore,Peele,47,Accountant),(4003412,Bruce,Werner,21,Accountant),(4002632,Ronnie,Ballard,41,Accountant),(4004287,Lynda,Lawrence,55,Accountant),(4009975,Kathleen,Wilcox,33,Accountant),(4003723,Lucille,Mangum,49,Accountant),(4009844,Stephen,Blackburn,56,Accountant),(4009365,Sharon,Davenport,69,Accountant),(4009120,Danny,Jordan,63,Accountant),(4005755,Alexandra,Adams,40,Accountant),(4003737,Marcia,Hanson,29,Accountant),(4003742,Theresa,Page,33,Accountant),(4000543,Kelly,Wang,31,Accountant),(4008182,Carmen,Jenkins,48,Accountant),(4000282,Ashley,Hendrix,50,Accountant),(4006888,Shawn,Welch,43,Accountant),(4007695,Lucille,Sellers,40,Accountant),(4003378,Randy,Long,75,Accountant),(4000278,Meredith,Bowles,62,Accountant),(4002873,Donna,Rodriguez,48,Accountant),(4000579,Joan,Sumner,28,Accountant),(4007253,Erica,Larson,57,Accountant),(4005094,Michelle,Carson,28,Accountant),(4003779,Rodney,Wilkinson,48,Accountant),(4000887,Caroline,McNeill,33,Accountant),(4003791,Andrea,Warren,71,Accountant),(4000589,Theodore,Gay,60,Accountant),(4002133,Pamela,Barker,72,Accountant),(4007279,Herman,Marks,52,Accountant),(4005054,Kyle,Blanchard,56,Accountant),(4001925,Martha,Bass,63,Accountant),(4007290,Tammy,Galloway,43,Accountant),(4009674,Carlos,McLean,37,Accountant),(4003019,Kevin,Williams,68,Accountant),(4009284,Lori,Terry,50,Accountant),(4005033,Stephanie,Dickens,34,Accountant),(4007973,Marian,Blanchard,47,Accountant),(4005875,Eugene,McGee,35,Accountant),(4006858,Roy,Capps,49,Accountant),(4006427,Shelley,Moore,48,Accountant),(4008975,Nelson,Cooper,40,Accountant),(4001943,Alex,Vick,34,Accountant),(4008647,Dolores,Love,40,Accountant),(4001458,Jenny,Bennett,52,Accountant),(4007956,Sean,Cobb,42,Accountant),(4003334,Clyde,Pruitt,58,Accountant),(4008652,Donna,Brown,37,Accountant),(4005923,Mildred,Rouse,30,Accountant),(4004959,Ryan,Kirby,22,Accountant),(4000226,Geraldine,Davis,36,Accountant),(4000224,Gregory,Weiner,58,Accountant),(4007346,Nancy,Capps,25,Accountant),(4008451,Wanda,Davenport,74,Accountant),(4002673,Don,Horn,52,Accountant),(4009064,Marsha,Kay,69,Accountant),(4005958,Calvin,Nichols,71,Accountant),(4002367,Edgar,McMahon,43,Accountant),(4004918,Martin,Honeycutt,67,Accountant),(4002925,Allen,Floyd,74,Accountant),(4009198,Jan,Moser,52,Accountant),(4009888,Diane,Mitchell,74,Accountant),(4008585,Carrie,Wilkins,38,Accountant),(4006002,Sherry,Sawyer,64,Accountant),(4008468,Edwin,Williamson,21,Accountant),(4006005,Earl,Mason,28,Accountant),(4000687,Herbert,Strickland,74,Accountant),(4004879,Kathleen,Lindsay,23,Accountant),(4004878,Guy,Atkins,65,Accountant),(4001500,Bill,Boyette,75,Accountant),(4001630,Mitchell,Hughes,30,Accountant),(4006265,Clifford,Shannon,60,Accountant),(4006025,Joan,Holmes,37,Accountant),(4001105,Claudia,Lin,56,Accountant),(4004393,Rosemary,Lyons,42,Accountant),(4004313,Becky,Fischer,70,Accountant),<text:soft-page-break/>(4002100,Eugene,Sellers,34,Accountant),(4004832,Kent,Boyle,65,Accountant),(4006743,Nancy,Wilkerson,74,Accountant),(4006742,Gregory,Kidd,36,Accountant),(4004808,Chris,Bean,67,Accountant),(4001089,Gretchen,Frost,75,Accountant),(4003948,Lester,Roberts,35,Accountant),(4001804,Edwin,Schultz,34,Accountant),(4000743,Sherri,Pate,61,Accountant),(4004765,Jacob,Clarke,51,Accountant),(4007889,Terry,Finch,54,Accountant),(4007684,Pauline,Myers,73,Accountant),(4003251,Steven,Goodwin,69,Accountant),(4002979,Lucy,Golden,40,Accountant),(4006726,Jessica,Sweeney,61,Accountant),(4009267,Terri,Cassidy,44,Accountant),(4003085,Mildred,McConnell,34,Accountant),(4004327,Jerry,Stout,72,Accountant),(4004730,Luis,Gibbs,47,Accountant),(4000974,Cheryl,Crews,72,Accountant),(4001392,Claudia,Williamson,26,Accountant),(4007493,Marc,Perry,75,Accountant),(4007656,Kara,Fuller,40,Accountant),(4003979,Chris,Strickland,35,Accountant),(4008267,Megan,Hamrick,21,Accountant),(4008790,Edwin,Brandt,51,Accountant),(4002006,Ray,O'Connell,36,Accountant),(4002770,Dorothy,West,61,Accountant),(4006150,Bill,Edwards,63,Accountant),(4003228,Elsie,Newton,54,Accountant),(4003227,Hugh,Brock,58,Accountant),(4004663,Seth,Cochran,23,Accountant),(4003226,Vicki,Abbott,45,Accountant),(4003998,Rebecca,Buchanan,73,Accountant),(4001721,Peggy,Adkins,72,Accountant),(4000027,Marcia,Walsh,64,Accountant),(4006429,Nathan,Hobbs,26,Accountant),(4000799,James,Floyd,51,Accountant),(4001408,Ashley,Dalton,39,Accountant),(4006201,Eddie,Browning,56,Accountant),(4000806,Theodore,McKay,33,Accountant),(4008904,Craig,Mayo,60,Accountant),(4009085,Marie,Pace,25,Accountant),(4009566,Eric,Norton,73,Accountant),(4004602,Ellen,Sanders,68,Accountant),(4001578,Craig,King,71,Accountant),(4007844,Rhonda,Boyle,49,Accountant),(4004039,Patrick,Faulkner,48,Accountant),(4006482,Juan,Flynn,73,Accountant),(4004585,Courtney,Hernandez,42,Accountant),(4006216,Keith,Hood,60,Accountant),(4004349,Diane,Womble,29,Accountant),(4007557,Monica,Payne,29,Accountant),(4001791,Nina,Cline,70,Accountant),(4009183,Cameron,Fisher,39,Accountant),(4004060,Joshua,Winstead,31,Accountant),(4009242,Judy,Kane,72,Accountant),(4009557,Earl,Ellis,42,Accountant),(4007568,Colleen,Franklin,75,Accountant),(4001040,Tamara,Richardson,28,Accountant),(4006433,Alan,McConnell,25,Accountant),(4009141,Jeanette,Gill,57,Accountant),(4004484,Christina,Blanton,63,Accountant),(4002721,Rebecca,Dunn,60,Accountant),(4004085,Eddie,Winstead,32,Accountant),(4004093,Elaine,Schroeder,34,Accountant),(4004171,Helen,Evans,63,Accountant),(4008534,Mark,Coates,57,Accountant),(4001595,Robyn,Keith,23,Accountant),(4008535,Jose,Winters,72,Accountant),(4007067,Crystal,Corbett,34,Accountant),(4005527,Vanessa,Phelps,49,Accountant),(4009788,Luis,Dolan,45,Accountant),(4006280,Evelyn,Hopkins,45,Accountant),(4009331,Alvin,Middleton,25,Accountant),(4008090,Wendy,Adcock,59,Accountant),(4007081,Martha,Yates,73,Accountant),(4009801,Valerie,Desai,66,Accountant),(4007025,Jill,Singleton,22,Accountant),(4003506,Stacy,Maxwell,39,Accountant),(4007087,Claire,Guthrie,72,Accountant),(4005558,Roberta,Francis,60,Accountant),(4008123,Robert,Cho,54,Accountant),(4008815,Oscar,Starr,38,Accountant),(4000368,Ben,Banks,60,Accountant)})</text:p>
      <text:p text:style-name="P1">(Pharmacist,{(4006866,Chris,Sharma,55,Pharmacist),(4002162,Laurence,Francis,29,Pharmacist),(4009874,Debbie,Sharma,24,Pharmacist),(4002196,Lynn,Dennis,57,Pharmacist),(4006530,Bryan,Reynolds,44,Pharmacist),(4008131,Kent,Farrell,34,Pharmacist),(4004748,Teresa,Wu,68,Pharmacist),(4001945,Curtis,Gentry,75,Pharmacist),(4006642,Steve,Pearson,41,Pharmacist),(4000469,Clara,Best,51,Pharmacist),(4009875,Fred,Thompson,73,Pharmacist),(4000916,Warren,Padgett,55,Pharmacist),<text:soft-page-break/>(4000993,Dean,Leach,29,Pharmacist),(4008206,Jim,Lowe,33,Pharmacist),(4005099,Roger,Wrenn,48,Pharmacist),(4004758,Tina,Bowman,59,Pharmacist),(4003544,Nathan,Joyner,57,Pharmacist),(4008949,Eleanor,Warren,23,Pharmacist),(4007955,Norman,Field,32,Pharmacist),(4007043,Ruby,Sawyer,24,Pharmacist),(4002855,Derek,Wilcox,30,Pharmacist),(4001604,Lucille,McKenzie,50,Pharmacist),(4008371,Earl,Stewart,61,Pharmacist),(4004973,Gilbert,Holt,68,Pharmacist),(4000137,Rhonda,Chan,34,Pharmacist),(4003263,Jimmy,Sutton,61,Pharmacist),(4007567,Stacy,Gibbs,65,Pharmacist),(4004969,Terry,Combs,61,Pharmacist),(4007687,April,Martinez,44,Pharmacist),(4004967,Anna,Nguyen,68,Pharmacist),(4002665,Jerry,Bray,43,Pharmacist),(4003211,Phillip,Alexander,73,Pharmacist),(4009386,Bonnie,Dale,51,Pharmacist),(4007333,Martha,Steele,31,Pharmacist),(4004779,Norma,Branch,56,Pharmacist),(4004042,Dennis,Fleming,28,Pharmacist),(4003644,Brooke,Jones,64,Pharmacist),(4002575,Luis,Scott,75,Pharmacist),(4001690,Dan,Bullard,73,Pharmacist),(4007977,Darlene,Massey,67,Pharmacist),(4001131,Julian,Wood,42,Pharmacist),(4009940,Amy,Boyle,58,Pharmacist),(4002424,Marjorie,Morse,49,Pharmacist),(4009111,Marshall,Pruitt,57,Pharmacist),(4007799,Jeanne,O'Connor,62,Pharmacist),(4009701,Kathleen,Harvey,31,Pharmacist),(4007522,Ronald,Vaughan,34,Pharmacist),(4004949,Jenny,Hong,31,Pharmacist),(4000528,Samuel,Sawyer,63,Pharmacist),(4002876,Cynthia,Humphrey,29,Pharmacist),(4005599,Allen,Peterson,31,Pharmacist),(4002109,Sidney,Lehman,36,Pharmacist),(4007244,Judith,Foley,39,Pharmacist),(4003322,Ricky,Phelps,62,Pharmacist),(4007772,Ann,Clayton,56,Pharmacist),(4003084,Renee,Sharma,28,Pharmacist),(4004041,Raymond,Schwarz,25,Pharmacist),(4003188,Bonnie,Washington,25,Pharmacist),(4004648,Ken,Decker,70,Pharmacist),(4009211,Kim,Stallings,59,Pharmacist),(4004936,Arnold,Daniels,42,Pharmacist),(4006552,Emma,Kaplan,55,Pharmacist),(4006451,Becky,Bailey,24,Pharmacist),(4000564,Wade,Harris,63,Pharmacist),(4008000,Gloria,Gonzalez,40,Pharmacist),(4000147,Kathy,Holloway,65,Pharmacist),(4002768,Kara,Guthrie,53,Pharmacist),(4008307,Christy,Hirsch,71,Pharmacist),(4007733,Jim,Hurley,25,Pharmacist),(4009741,Deborah,Shore,45,Pharmacist),(4002563,Betsy,Brandon,64,Pharmacist),(4003318,Claudia,Ward,46,Pharmacist),(4009127,Carlos,Bradshaw,40,Pharmacist),(4006082,Jane,Hong,29,Pharmacist),(4008049,Max,Mangum,74,Pharmacist),(4008862,Randall,Christian,43,Pharmacist),(4008845,Catherine,Gray,59,Pharmacist),(4007355,Charlotte,Burgess,33,Pharmacist),(4008334,Alicia,Henderson,53,Pharmacist),(4003080,Gilbert,Martinez,60,Pharmacist),(4008998,Judy,Crowell,72,Pharmacist),(4000545,Danielle,Smith,22,Pharmacist),(4004193,Molly,Hubbard,72,Pharmacist),(4005656,Troy,Roach,58,Pharmacist),(4007910,Lindsay,McPherson,74,Pharmacist),(4005136,Charles,Meyer,34,Pharmacist),(4009588,Adam,Werner,55,Pharmacist),(4001547,Terry,Braun,73,Pharmacist),(4000884,Danielle,Russell,54,Pharmacist),(4001370,Ruby,Stout,26,Pharmacist),(4009072,Johnny,Tan,66,Pharmacist),(4005657,Marshall,Katz,32,Pharmacist),(4007927,Max,Rankin,29,Pharmacist),(4008860,Vicki,Ellis,25,Pharmacist),(4001216,Mike,Robertson,75,Pharmacist),(4002346,Phyllis,Abbott,75,Pharmacist),(4007544,Carol,Hanson,46,Pharmacist),(4000200,Clyde,Thornton,70,Pharmacist),(4004240,Alvin,Joyner,44,Pharmacist),(4009885,Alex,Bray,31,Pharmacist),(4000682,Jeanne,Crabtree,24,Pharmacist),(4005999,Marcia,Cheek,68,Pharmacist),(4008546,Jordan,Harris,31,Pharmacist),(4000703,Barry,Mitchell,66,Pharmacist),(4003504,Nicole,Nicholson,26,Pharmacist),(4005506,Ronnie,Hardison,40,Pharmacist),(4006707,Dennis,Howard,57,Pharmacist),(4004500,Jimmy,Duffy,52,Pharmacist),(4008227,Clifford,Williamson,73,Pharmacist),(4003824,Victoria,Harper,31,Pharmacist),<text:soft-page-break/>(4008229,Tara,Bailey,51,Pharmacist),(4001958,Alex,Blake,40,Pharmacist),(4007839,Wanda,Byrne,21,Pharmacist),(4004232,Kristin,Stanton,29,Pharmacist),(4005309,Tara,Hamilton,29,Pharmacist),(4005015,Ronald,Webster,33,Pharmacist),(4006878,Vernon,Brock,27,Pharmacist),(4003445,Danny,Connolly,33,Pharmacist),(4003444,Marcus,Moran,27,Pharmacist),(4003661,Philip,Reese,35,Pharmacist),(4003769,Lorraine,Crowell,56,Pharmacist),(4006710,Jenny,Finley,69,Pharmacist),(4006012,Shawn,Lloyd,56,Pharmacist),(4004532,Dwight,Hendrix,44,Pharmacist),(4009241,Franklin,Price,75,Pharmacist),(4002356,Stacy,Kent,74,Pharmacist),(4008306,Shannon,Robertson,43,Pharmacist),(4005299,Arthur,Singer,60,Pharmacist),(4004352,Gretchen,Ayers,25,Pharmacist),(4005548,Patricia,Conner,38,Pharmacist),(4006594,Judy,Clements,59,Pharmacist),(4004411,Patricia,Grady,55,Pharmacist),(4001280,Sheryl,Sherrill,43,Pharmacist),(4004666,Monica,Hsu,53,Pharmacist),(4002772,Alice,Dyer,31,Pharmacist),(4007508,Fred,Kirby,32,Pharmacist),(4000372,Barry,Maynard,53,Pharmacist),(4001448,Ian,Huang,29,Pharmacist),(4001530,Clarence,Bush,56,Pharmacist),(4006961,Elsie,Cline,51,Pharmacist),(4001950,Marie,Mack,23,Pharmacist),(4002147,Larry,Schneider,66,Pharmacist),(4000076,Gary,Parks,65,Pharmacist),(4008153,Andrew,Hancock,34,Pharmacist),(4001465,Valerie,Wall,35,Pharmacist),(4005893,Alicia,Justice,56,Pharmacist),(4001552,Kyle,Flynn,37,Pharmacist),(4008428,Philip,Rodriguez,41,Pharmacist),(4001659,Angela,Turner,26,Pharmacist),(4006535,Patsy,Pitts,59,Pharmacist),(4001912,Constance,McPherson,46,Pharmacist),(4009573,Francis,Collins,65,Pharmacist),(4008637,Lewis,Grant,53,Pharmacist),(4003349,Christina,Ho,41,Pharmacist),(4007505,Joel,Han,25,Pharmacist),(4009479,Patricia,Deal,29,Pharmacist),(4001197,Angela,Thornton,73,Pharmacist),(4002103,Glenn,Martin,24,Pharmacist),(4000491,Jesse,Garrison,59,Pharmacist),(4009024,Jennifer,Kirk,21,Pharmacist),(4006218,Eddie,Hsu,58,Pharmacist),(4004360,Ted,Melvin,26,Pharmacist),(4000929,Jeff,Barton,49,Pharmacist),(4003625,Eric,Erickson,51,Pharmacist),(4002095,Crystal,Martinez,25,Pharmacist),(4006580,Marlene,Levine,35,Pharmacist),(4003064,Arthur,Glass,74,Pharmacist),(4005060,Jeff,Riley,38,Pharmacist),(4002854,Leon,Sloan,51,Pharmacist),(4000767,Luis,Zhang,24,Pharmacist),(4003166,Lynne,Simon,52,Pharmacist),(4006516,Kathleen,Russell,25,Pharmacist),(4005254,Jan,Palmer,39,Pharmacist),(4009809,Crystal,Sawyer,64,Pharmacist),(4008989,Harry,Bowden,42,Pharmacist),(4002467,Julie,Bloom,25,Pharmacist),(4002104,Nina,Curtis,56,Pharmacist),(4003240,Matthew,Byrne,42,Pharmacist),(4002920,Kyle,Barr,33,Pharmacist),(4004048,Peter,Rice,23,Pharmacist),(4001529,Toni,Branch,64,Pharmacist),(4006208,Scott,Wilder,30,Pharmacist),(4006931,Rita,Rankin,74,Pharmacist),(4006424,Kara,McDonald,65,Pharmacist),(4000350,Sheryl,Diaz,30,Pharmacist),(4008478,Joanna,McConnell,56,Pharmacist),(4007618,Leah,Donovan,46,Pharmacist),(4003086,Mark,Cunningham,47,Pharmacist),(4009499,Kristen,McBride,36,Pharmacist),(4004016,Marvin,Townsend,26,Pharmacist),(4003633,Pam,Stone,38,Pharmacist),(4009695,Norma,Everett,22,Pharmacist),(4003702,Sheila,Gould,29,Pharmacist),(4003152,Irene,Bolton,64,Pharmacist),(4009447,Constance,Bruce,33,Pharmacist),(4003165,Beth,Strauss,35,Pharmacist),(4000820,George,Hanson,32,Pharmacist),(4003571,Christy,Wagner,57,Pharmacist),(4006117,Theresa,McDonald,26,Pharmacist),(4000921,Maria,Carey,37,Pharmacist),(4002501,Jeffrey,Fitzgerald,54,Pharmacist),(4006206,Carol,O'Connell,67,Pharmacist),(4009867,Jacqueline,Avery,33,Pharmacist),(4000756,Harriet,Bowling,40,Pharmacist),(4001158,Allen,Randall,27,Pharmacist),(4000016,Jerome,Wallace,52,Pharmacist),(4000516,Clyde,Kenney,25,Pharmacist),(4003715,Alex,Richards,66,Pharmacist),<text:soft-page-break/>(4005524,Jennifer,Fitzgerald,40,Pharmacist),(4003410,Lloyd,Hill,32,Pharmacist),(4009981,Clarence,Berry,64,Pharmacist),(4000405,Grace,Stark,41,Pharmacist),(4002397,Jessie,McLaughlin,39,Pharmacist)})</text:p>
      <text:p text:style-name="P1">(Politician,{(4001119,Crystal,Crawford,36,Politician),(4003155,Amanda,Mathews,57,Politician),(4007556,Jimmy,Barnes,33,Politician),(4006342,Samantha,Herman,64,Politician),(4004567,Jordan,Coley,55,Politician),(4004566,Laurie,Hinton,73,Politician),(4005557,Charlene,Fitzpatrick,61,Politician),(4004555,Jesse,Gentry,61,Politician),(4002065,Diana,Burnette,71,Politician),(4007106,Rose,Upchurch,50,Politician),(4009813,Marion,Buchanan,22,Politician),(4003181,Warren,Harding,62,Politician),(4007000,Glenn,Morton,36,Politician),(4001342,Alison,Murphy,30,Politician),(4005387,Bryan,Currie,36,Politician),(4008504,Lois,Lanier,32,Politician),(4004447,Curtis,Reddy,42,Politician),(4006990,Lee,Hoffman,48,Politician),(4000459,Gretchen,Francis,60,Politician),(4003590,Brenda,Willard,38,Politician),(4008871,Nina,Aldridge,69,Politician),(4006259,Carla,Boone,29,Politician),(4002868,Tara,Stark,45,Politician),(4008957,Julia,Kerr,70,Politician),(4005360,Jeremy,Mitchell,74,Politician),(4008441,Ellen,Pratt,44,Politician),(4009745,Bob,Nichols,38,Politician),(4007126,William,Sumner,73,Politician),(4005349,Wanda,Quinn,50,Politician),(4001475,Stacey,Yang,38,Politician),(4009819,Norman,McDaniel,74,Politician),(4001304,Francis,Mayo,66,Politician),(4005338,Steven,Covington,60,Politician),(4007129,Eleanor,Stevens,51,Politician),(4008878,Christian,Yates,24,Politician),(4000343,Kathy,Pollard,43,Politician),(4003174,Anita,Hess,62,Politician),(4002077,Brent,Kane,55,Politician),(4005879,Faye,Boyd,31,Politician),(4004537,Denise,Horne,63,Politician),(4009823,Annette,Lyon,47,Politician),(4005655,Marc,Berman,30,Politician),(4001963,Bruce,Beasley,72,Politician),(4006856,Timothy,Lawson,56,Politician),(4000968,Regina,Sellers,42,Politician),(4008043,Melanie,Pugh,33,Politician),(4008603,Samuel,McCormick,64,Politician),(4005297,Jimmy,Mayo,47,Politician),(4009871,John,Block,28,Politician),(4001719,Eva,Brewer,64,Politician),(4009738,Cecil,Campbell,32,Politician),(4005286,Lee,Ayers,38,Politician),(4001528,Beverly,Stanley,54,Politician),(4008031,Gretchen,Henderson,44,Politician),(4009237,Regina,Block,45,Politician),(4005010,Annie,Bowen,49,Politician),(4001658,Glenda,Pugh,47,Politician),(4005271,Connie,Gold,66,Politician),(4001310,Susan,Herring,74,Politician),(4007173,Marguerite,Roberts,34,Politician),(4009382,Julia,Hammond,56,Politician),(4006619,Gilbert,Vogel,73,Politician),(4007306,Marc,Haas,34,Politician),(4000846,Thomas,Kirk,53,Politician),(4004479,Brian,Xu,39,Politician),(4001966,Jim,Quinn,28,Politician),(4007182,Rosemary,Pickett,39,Politician),(4009730,Harry,Lester,69,Politician),(4005709,Dennis,Webb,44,Politician),(4007185,Mildred,Herman,36,Politician),(4001190,Gerald,Walsh,25,Politician),(4003424,Sharon,Baxter,27,Politician),(4007220,Connie,Dean,61,Politician),(4004999,Margaret,Vogel,64,Politician),(4004226,Victoria,George,29,Politician),(4008305,Alicia,Dunlap,63,Politician),(4005567,Mike,Montgomery,53,Politician),(4000970,Judith,Snow,29,Politician),(4005728,Arnold,Walton,69,Politician),(4009459,Wallace,Cannon,31,Politician),(4001955,Charlotte,Meyer,25,Politician),(4003123,Mildred,Fitzpatrick,65,Politician),(4000431,Nina,Savage,35,Politician),(4006837,Janet,Webb,57,Politician),(4000555,Mary,Ritchie,57,Politician),(4001718,Jordan,Lamm,60,Politician),(4008211,Phillip,Johnston,69,Politician),(4003759,Katharine,Rosenberg,51,Politician),(4001351,Paige,Livingston,58,Politician),(4003850,Mary,Stevens,25,Politician),(4009138,Dan,Edwards,57,Politician),(4005789,Allan,Deal,49,Politician),<text:soft-page-break/>(4006268,Neil,Sloan,35,Politician),(4006823,Jason,Rosen,55,Politician),(4004236,Vivian,Albright,27,Politician),(4006919,Edwin,Donnelly,28,Politician),(4007614,Ricky,Allen,72,Politician),(4001356,Louise,York,63,Politician),(4007949,Karl,Patterson,58,Politician),(4009060,Becky,Parsons,49,Politician),(4005796,Virginia,Parrish,31,Politician),(4004466,Karen,Morse,42,Politician),(4009497,Rachel,Sutton,26,Politician),(4003766,Dan,Dalton,73,Politician),(4000668,Kyle,Blalock,70,Politician),(4007767,Carmen,Hartman,22,Politician),(4005964,Jeanne,Page,74,Politician),(4009520,Gordon,Blanchard,29,Politician),(4008219,Shawn,Liu,35,Politician),(4005972,Brenda,McCall,47,Politician),(4003310,Katharine,Reed,67,Politician),(4009442,Timothy,Hawley,57,Politician),(4008655,Penny,Dennis,62,Politician),(4007362,Robyn,Burnette,36,Politician),(4009109,Colleen,Kelley,26,Politician),(4009292,Justin,Kendall,54,Politician),(4001649,Gregory,Day,50,Politician),(4008884,Warren,Freeman,74,Politician),(4008235,Cathy,Gonzalez,64,Politician),(4008947,Judy,Bolton,35,Politician),(4001742,Zachary,Shannon,52,Politician),(4000187,Hazel,Lloyd,48,Politician),(4003891,Kevin,Lyons,35,Politician),(4003895,Cecil,Werner,65,Politician),(4006614,Jonathan,Rogers,65,Politician),(4007055,Todd,Hoyle,31,Politician),(4009894,Hannah,Chappell,41,Politician),(4003901,Earl,Gates,32,Politician),(4007056,Eddie,Potter,21,Politician),(4009106,Dolores,Stern,61,Politician),(4000181,Janet,Love,39,Politician),(4001745,Troy,Browning,26,Politician),(4000699,Lois,Harper,36,Politician),(4006761,Gordon,Owens,33,Politician),(4004233,Audrey,English,26,Politician),(4000571,Stephanie,Parsons,29,Politician),(4006755,Randall,Marcus,75,Politician),(4001258,Katherine,Gilliam,35,Politician),(4004841,Caroline,Bloom,44,Politician),(4006261,Marilyn,Newman,38,Politician),(4005492,Clyde,Heller,60,Politician),(4000716,Warren,Paul,32,Politician),(4003283,Wesley,Clements,65,Politician),(4003919,Lorraine,Gardner,65,Politician),(4004318,Tim,Kuhn,58,Politician),(4001371,Nicholas,Lancaster,26,Politician),(4004825,Kent,Bean,66,Politician),(4003922,Audrey,Padgett,48,Politician),(4003772,Vanessa,Lyons,54,Politician),(4002648,Barbara,Creech,59,Politician),(4003530,Marion,Powers,59,Politician),(4002127,Alex,Dean,72,Politician),(4009987,Todd,Fox,29,Politician),(4008830,Patrick,Hoffman,34,Politician),(4008429,Beverly,Graves,47,Politician),(4007730,Randall,Lutz,37,Politician),(4000729,Wendy,Lopez,37,Politician),(4007426,Diana,Burnett,36,Politician),(4000146,Natalie,Locklear,37,Politician),(4000404,Clarence,Massey,74,Politician),(4002883,Thomas,Solomon,48,Politician),(4001582,Oscar,Tate,44,Politician),(4000296,Virginia,York,67,Politician),(4007998,Lindsay,Ford,32,Politician),(4007450,Henry,Church,75,Politician),(4006911,Wendy,Sawyer,33,Politician),(4006276,Harriet,Beach,49,Politician),(4001698,Angela,Wilkinson,67,Politician),(4003367,Terry,Gonzalez,46,Politician),(4007456,Shirley,Pennington,39,Politician),(4002639,Howard,Vogel,55,Politician),(4007605,Martin,Reddy,55,Politician),(4003001,Phyllis,Hendricks,70,Politician),(4009415,Paula,Sharpe,60,Politician),(4004150,Jan,Beard,73,Politician),(4001565,Scott,Rollins,31,Politician),(4003242,Patricia,Snyder,69,Politician),(4002789,Elaine,Hull,32,Politician),(4001931,Francis,Bowers,65,Politician),(4001492,Neil,Pate,31,Politician),(4000765,Janice,Bowden,21,Politician),(4007811,Justin,Bond,71,Politician),(4007675,Ted,Joyner,69,Politician),(4002511,Juanita,Lanier,27,Politician),(4000862,Edgar,Willis,36,Politician),(4006717,Dean,Armstrong,59,Politician),(4006465,Charlie,Carlson,25,Politician),(4000081,Mike,Whitehead,26,Politician),(4009419,Thelma,York,36,Politician),(4000387,Peter,Rosenberg,60,Politician),<text:soft-page-break/>(4006870,Kate,Flowers,72,Politician),(4007506,Arlene,Wood,29,Politician),(4004675,Gary,Nguyen,35,Politician),(4003091,Joanne,Stokes,59,Politician),(4006163,Kim,Skinner,33,Politician),(4001278,Wallace,May,57,Politician),(4001844,Ross,Drake,38,Politician),(4002568,Anna,Owens,41,Politician),(4001333,Jenny,Middleton,39,Politician),(4009259,Betsy,Schneider,34,Politician),(4005583,Elisabeth,Martin,52,Politician),(4000792,William,McCormick,64,Politician),(4003216,Katie,Shaw,45,Politician),(4002385,Stanley,Mullins,38,Politician),(4007523,Eugene,Harmon,55,Politician),(4008988,Tom,McGuire,70,Politician),(4003801,Larry,Zhou,53,Politician),(4000436,Joshua,Sherrill,43,Politician),(4009422,Brad,Bean,34,Politician),(4006693,Anna,Walsh,62,Politician),(4004017,Ken,Duncan,45,Politician),(4008404,Ronald,Wallace,24,Politician),(4002120,Donna,Dudley,23,Politician),(4004617,Frank,Sherrill,26,Politician),(4006271,Janice,Nguyen,63,Politician),(4007849,Vicki,Sherman,35,Politician),(4009565,Tina,Galloway,51,Politician),(4005551,Alan,Pollard,31,Politician),(4002169,Rose,Whitley,31,Politician),(4004593,Troy,Cooper,70,Politician),(4001788,Jonathan,Baker,40,Politician),(4002910,George,Yu,55,Politician),(4004588,Regina,Brady,44,Politician),(4008551,Judith,Tilley,39,Politician),(4000947,Keith,Cannon,36,Politician),(4003574,Earl,Maxwell,69,Politician),(4006217,Floyd,Johnston,75,Politician)})</text:p>
      <text:p text:style-name="P1">(Electrician,{(4006466,Glen,Austin,55,Electrician),(4002304,Ellen,Koch,53,Electrician),(4000129,Martin,Justice,58,Electrician),(4000867,Wade,Franklin,30,Electrician),(4005421,Valerie,Turner,39,Electrician),(4006626,Anthony,Britt,69,Electrician),(4001084,Sylvia,Hsu,27,Electrician),(4004077,Joseph,Collins,64,Electrician),(4001057,Edward,Padgett,55,Electrician),(4002988,Harvey,Warner,30,Electrician),(4008370,Jackie,Shepherd,40,Electrician),(4000283,Ian,Nichols,57,Electrician),(4005345,Jonathan,Langston,33,Electrician),(4004157,Denise,Boone,44,Electrician),(4000551,Sidney,Weber,26,Electrician),(4008399,Clara,Rogers,68,Electrician),(4003636,Sarah,Pollock,32,Electrician),(4008666,Joanna,Osborne,56,Electrician),(4006108,Henry,Grady,38,Electrician),(4002388,Connie,Proctor,51,Electrician),(4008146,Carole,Decker,65,Electrician),(4003836,Jonathan,Brock,31,Electrician),(4007221,Vernon,Day,62,Electrician),(4000630,Bob,Harrell,40,Electrician),(4009838,Catherine,Rodriguez,39,Electrician),(4009607,Virginia,Vincent,45,Electrician),(4002514,Tom,Kaplan,39,Electrician),(4005476,Jenny,Chan,45,Electrician),(4005553,Claudia,Elmore,40,Electrician),(4002929,Ted,Mason,34,Electrician),(4009606,Charlene,Hauser,32,Electrician),(4001785,Dan,Snyder,51,Electrician),(4007476,Elsie,Thompson,29,Electrician),(4002989,Josephine,Braswell,40,Electrician),(4007477,Joyce,Swanson,65,Electrician),(4004734,Christy,Sutherland,34,Electrician),(4002079,Leah,Hinton,68,Electrician),(4006277,Ryan,O'Brien,64,Electrician),(4005228,Daniel,Brandt,45,Electrician),(4000861,Chris,Scott,58,Electrician),(4001348,Kate,Langley,24,Electrician),(4000757,Amanda,Kirby,24,Electrician),(4007483,Leslie,Elmore,57,Electrician),(4001336,Alison,Heath,55,Electrician),(4002852,Scott,Browning,44,Electrician),(4007994,Warren,Henson,66,Electrician),(4004329,Charlie,Stallings,42,Electrician),(4001686,Max,Henry,65,Electrician),(4004490,Vicki,Buckley,28,Electrician),(4007803,Randy,Solomon,32,Electrician),(4001339,Vincent,Nguyen,41,Electrician),(4009010,Marsha,Carey,66,Electrician),(4000946,Dianne,Sinclair,59,Electrician),(4003087,Gordon,Hurst,45,Electrician),(4006311,Sharon,Howell,68,Electrician),(4001986,Bryan,Coates,45,Electrician),(4008027,Ian,Woodward,38,Electrician),(4000614,Tracy,Caldwell,61,Electrician),(4005704,Kay,Noble,45,Electrician),(4004710,Wayne,Wallace,65,Electrician),<text:soft-page-break/>(4004709,Gregory,O'Donnell,52,Electrician),(4002536,Kim,Bolton,23,Electrician),(4006359,Edward,Donovan,37,Electrician),(4001045,Rita,Rollins,66,Electrician),(4005364,Franklin,Norman,58,Electrician),(4005007,Shawn,Bryant,66,Electrician),(4005833,Billy,Roberson,61,Electrician),(4009228,Stephen,Burton,73,Electrician),(4006910,Mike,Joyce,58,Electrician),(4002828,Frances,Wilcox,45,Electrician),(4009300,Louise,Curry,55,Electrician),(4008778,Jeanette,Horner,60,Electrician),(4006275,Regina,Short,37,Electrician),(4008801,Curtis,Albright,28,Electrician),(4005262,Jill,Mitchell,48,Electrician),(4004290,Kristine,Horner,73,Electrician),(4004453,Joel,Vaughn,41,Electrician),(4008736,Marjorie,Adkins,66,Electrician),(4008419,Jill,Newell,60,Electrician),(4008783,Seth,Johnson,65,Electrician),(4008780,Kara,Brewer,37,Electrician),(4005465,Jason,Garner,36,Electrician),(4008368,Gary,Beach,66,Electrician),(4009025,Justin,Hammond,45,Electrician),(4001679,Curtis,Alexander,36,Electrician),(4005837,Tom,Callahan,68,Electrician),(4000926,Katherine,Owens,46,Electrician),(4006956,Joy,Gregory,45,Electrician),(4009833,Audrey,Hansen,35,Electrician),(4005280,Franklin,Wiley,67,Electrician),(4009630,Sylvia,Schmidt,53,Electrician),(4004872,Christine,Maynard,41,Electrician),(4007918,Maria,Barrett,70,Electrician),(4008498,Kristine,Forrest,35,Electrician),(4007877,Dorothy,Flowers,53,Electrician),(4004868,Vicki,Adkins,41,Electrician),(4001409,Marcus,Howe,27,Electrician),(4000877,Franklin,Coley,59,Electrician),(4009631,Peggy,Allen,65,Electrician),(4001904,Gina,Hanson,37,Electrician),(4007044,Marguerite,Beach,74,Electrician),(4007376,Louise,Ellis,72,Electrician),(4005843,Karl,Joseph,66,Electrician),(4003672,Herbert,Craft,51,Electrician),(4008577,Ethel,Stephenson,46,Electrician),(4001634,Harriet,Roy,54,Electrician),(4008657,Vanessa,Callahan,35,Electrician),(4001263,Rosemary,Snyder,67,Electrician),(4002796,Samantha,Coble,52,Electrician),(4005668,Elisabeth,Chappell,64,Electrician),(4000112,Charlene,Heath,26,Electrician),(4002013,Constance,Holland,42,Electrician),(4003670,Eleanor,Dickson,58,Electrician),(4002299,Alison,Blair,56,Electrician),(4003882,Peter,Hirsch,60,Electrician),(4001725,Ashley,Norton,62,Electrician),(4008589,Christian,Ball,36,Electrician),(4008690,Pamela,Reynolds,54,Electrician),(4002995,Joyce,Godfrey,23,Electrician),(4004459,Tony,Craven,41,Electrician),(4008739,Ricky,Hull,55,Electrician),(4002958,Valerie,Reilly,61,Electrician),(4008326,Natalie,McCullough,31,Electrician),(4002164,Zachary,Long,25,Electrician),(4001454,Rosemary,Hahn,74,Electrician),(4000205,Katharine,Lucas,67,Electrician),(4007509,Becky,Herndon,45,Electrician),(4009617,Sylvia,Bender,39,Electrician),(4003343,Ashley,Berry,70,Electrician),(4002677,Toni,Dickerson,23,Electrician),(4009992,Erin,Blackwell,33,Electrician),(4000209,Lauren,Schultz,33,Electrician),(4000447,Jordan,Knight,65,Electrician),(4002569,Marcia,Sutton,53,Electrician),(4009544,Victoria,McDaniel,25,Electrician),(4001519,Charlene,Burnette,27,Electrician),(4007143,Anita,Riggs,35,Electrician),(4002576,Phyllis,Short,69,Electrician),(4001241,Peter,Shaw,66,Electrician),(4001577,Julie,Long,52,Electrician),(4003599,Alan,Howell,38,Electrician),(4003281,Mildred,Hoover,65,Electrician),(4005883,Ruby,Kane,28,Electrician),(4006867,Ted,Hobbs,26,Electrician),(4009680,Ted,Bond,38,Electrician),(4002125,Terri,Blake,71,Electrician),(4007517,Pat,Cline,70,Electrician),(4000215,Ben,West,64,Electrician),(4009910,Cheryl,Livingston,68,Electrician),(4007609,Pat,Guthrie,59,Electrician),(4006597,Alison,Perkins,41,Electrician),(4004461,Jim,Sinclair,57,Electrician),(4005559,Melissa,Cash,67,Electrician),(4007414,Sharon,Burch,44,Electrician),(4000573,George,Stephenson,42,Electrician),(4005520,Daniel,Ayers,47,Electrician),(4002881,Lloyd,Palmer,35,Electrician),(4007903,Julian,Britt,64,Electrician),<text:soft-page-break/>(4000152,Vincent,Goldman,22,Electrician),(4006394,Regina,Perez,47,Electrician),(4007591,Jennifer,Evans,54,Electrician),(4008412,Rodney,McCormick,28,Electrician),(4007558,Pauline,Moran,70,Electrician),(4000730,Bernard,McCarthy,41,Electrician),(4004931,Linda,Wilkerson,24,Electrician),(4009045,Leigh,Perkins,39,Electrician),(4005859,Kelly,Barr,67,Electrician),(4003943,Leslie,Lopez,66,Electrician),(4009287,Paige,Pearson,53,Electrician),(4009881,Marcus,Dickinson,69,Electrician),(4001545,Billie,Mayer,36,Electrician),(4004941,Sean,Crane,28,Electrician),(4008857,Melvin,Cates,51,Electrician),(4000559,Erin,Huffman,37,Electrician),(4008834,Marsha,Stevenson,33,Electrician),(4004788,Annette,Kane,33,Electrician),(4009662,Matthew,Bolton,33,Electrician),(4008327,Andrea,Alston,30,Electrician),(4000736,Ann,Chandler,25,Electrician),(4009135,Elaine,Perkins,42,Electrician),(4007066,Vincent,Bray,66,Electrician),(4003325,Francis,Wise,26,Electrician),(4000557,Lynda,Riley,38,Electrician),(4002360,Doris,Thomas,45,Electrician),(4001350,Edith,Lassiter,28,Electrician),(4001179,Alice,Dickinson,58,Electrician),(4009456,Stephanie,Corbett,70,Electrician),(4007246,Rita,Hoover,58,Electrician),(4005919,Eleanor,Boyle,40,Electrician),(4009699,Neal,Bradford,75,Electrician),(4008708,Larry,Schaefer,59,Electrician),(4005339,Annie,Frederick,44,Electrician),(4008466,Donald,Wells,42,Electrician),(4006860,Jay,Powell,43,Electrician)})</text:p>
      <text:p text:style-name="P1">(Firefighter,{(4008828,Gordon,Morrison,24,Firefighter),(4001684,Rodney,Barefoot,59,Firefighter),(4003401,Anita,Ennis,71,Firefighter),(4004231,Mitchell,Doyle,32,Firefighter),(4000539,Hugh,Webb,71,Firefighter),(4006252,Roger,Richmond,48,Firefighter),(4001764,Molly,Strauss,24,Firefighter),(4003744,Angela,McKnight,50,Firefighter),(4003745,Lori,Frye,29,Firefighter),(4000287,Lester,Cash,30,Firefighter),(4007636,Elsie,Huffman,35,Firefighter),(4005151,Marlene,Wright,33,Firefighter),(4008003,Randall,Flynn,31,Firefighter),(4005141,Melanie,Taylor,60,Firefighter),(4000565,Lori,Hayes,51,Firefighter),(4004502,Vincent,Moon,60,Firefighter),(4008197,Gary,Hawley,61,Firefighter),(4008777,Justin,Currie,44,Firefighter),(4005118,Kent,Simmons,23,Firefighter),(4008001,Bruce,Rosenberg,51,Firefighter),(4006445,Sue,Heath,44,Firefighter),(4007748,Gordon,Newton,54,Firefighter),(4000856,Claude,Nixon,71,Firefighter),(4009698,Hilda,Burke,48,Firefighter),(4005096,Heidi,Curry,73,Firefighter),(4003366,Ernest,Keith,44,Firefighter),(4008508,Jesse,Kirkland,25,Firefighter),(4001616,Amy,Peters,27,Firefighter),(4007264,Ralph,Welch,33,Firefighter),(4000264,Joanna,Middleton,37,Firefighter),(4009498,Ronnie,Dickerson,35,Firefighter),(4003126,Michael,Stone,75,Firefighter),(4005065,Amy,Bass,30,Firefighter),(4008833,Debra,Lang,51,Firefighter),(4003360,Daniel,Dorsey,48,Firefighter),(4006353,Gilbert,Keith,33,Firefighter),(4004296,Hilda,Wrenn,51,Firefighter),(4005053,Holly,Ray,64,Firefighter),(4005857,John,Dickerson,26,Firefighter),(4004412,Gregory,McLean,66,Firefighter),(4005043,Theresa,Warren,65,Firefighter),(4008375,Shawn,Lancaster,65,Firefighter),(4003038,Tony,Farmer,62,Firefighter),(4009774,Joann,Martin,52,Firefighter),(4009222,Carol,Tan,71,Firefighter),(4003820,Charlene,Ballard,44,Firefighter),(4003825,Lee,Walsh,41,Firefighter),(4001860,Edna,Hardy,32,Firefighter),(4005004,Erik,Peters,44,Firefighter),(4006851,Yvonne,Li,51,Firefighter),(4004476,Anne,Poole,73,Firefighter),(4008205,Charlene,Dickerson,68,Firefighter),(4009659,Monica,Berg,44,Firefighter),(4007322,Arnold,Washington,56,Firefighter),(4000943,Luis,Burnett,72,Firefighter),(4000939,Tony,Garrett,61,Firefighter),(4009656,Frank,Browning,63,Firefighter),(4008719,Betsy,Alford,53,Firefighter),(4006827,Chris,Tilley,74,Firefighter),(4009438,Shirley,Vaughan,60,Firefighter),(4006826,Karl,Braswell,51,Firefighter),(4004955,Stacey,Ennis,68,Firefighter),<text:soft-page-break/>(4005932,Meredith,Chappell,69,Firefighter),(4002083,Arnold,Harrell,57,Firefighter),(4002973,Holly,Langston,57,Firefighter),(4000662,Dorothy,Ferrell,53,Firefighter),(4009145,Lindsay,Bridges,61,Firefighter),(4001580,Max,Burgess,59,Firefighter),(4000667,Zachary,Singh,66,Firefighter),(4006796,Stanley,Ward,64,Firefighter),(4008519,Herbert,Hodges,30,Firefighter),(4009279,Michele,Cowan,73,Firefighter),(4003314,Courtney,Parker,28,Firefighter),(4002043,Melissa,Riddle,64,Firefighter),(4006787,Kristina,Stephens,60,Firefighter),(4004901,Ellen,Hirsch,64,Firefighter),(4003008,Cheryl,Hurst,35,Firefighter),(4004885,Andrew,Bolton,71,Firefighter),(4007046,Tony,Kaufman,42,Firefighter),(4007050,Priscilla,Abbott,34,Firefighter),(4007052,Marcia,Casey,67,Firefighter),(4003897,Eugene,Bowling,43,Firefighter),(4003900,Kay,Hudson,52,Firefighter),(4006548,Kyle,Gregory,71,Firefighter),(4007378,Karen,Stokes,39,Firefighter),(4000183,Constance,Black,36,Firefighter),(4003907,Juan,Eason,26,Firefighter),(4006028,Leo,Sawyer,42,Firefighter),(4001997,Greg,Phillips,64,Firefighter),(4001596,Leslie,Hodges,39,Firefighter),(4005490,Eileen,Bunn,46,Firefighter),(4002794,Sean,Woodward,55,Firefighter),(4007404,Earl,Wu,38,Firefighter),(4002688,Lindsay,Norton,25,Firefighter),(4000155,Tamara,Stone,73,Firefighter),(4003268,Lillian,Benson,35,Firefighter),(4002791,Lorraine,Jensen,25,Firefighter),(4008576,Elaine,Boyd,72,Firefighter),(4000733,Gary,Scarborough,27,Firefighter),(4000734,Oscar,Brandt,65,Firefighter),(4006092,Anne,Cole,52,Firefighter),(4001944,Victor,Waters,54,Firefighter),(4004780,Jimmy,Gibbs,29,Firefighter),(4006733,Tony,Mann,46,Firefighter),(4003261,Vicki,Olsen,65,Firefighter),(4002693,Barry,Bowles,21,Firefighter),(4000740,Franklin,Corbett,75,Firefighter),(4008390,Ross,Hardin,45,Firefighter),(4004761,Yvonne,Miles,75,Firefighter),(4000744,Dorothy,Barber,39,Firefighter),(4004755,Ruth,Langston,52,Firefighter),(4000747,Calvin,Lindsay,35,Firefighter),(4003545,Rosemary,Osborne,40,Firefighter),(4007041,Sheryl,Yu,23,Firefighter),(4009808,April,Faircloth,45,Firefighter),(4005529,Max,Washington,58,Firefighter),(4003970,Vickie,Sanders,60,Firefighter),(4002180,Jenny,Wilkinson,37,Firefighter),(4001275,Richard,Horowitz,33,Firefighter),(4004724,Jan,Ho,55,Firefighter),(4009789,Sylvia,Hatcher,55,Firefighter),(4007490,Patricia,Wagner,31,Firefighter),(4000123,Gayle,Brady,45,Firefighter),(4008331,Beverly,Finch,48,Firefighter),(4003048,Louis,Haas,25,Firefighter),(4004703,Lynn,Pearce,46,Firefighter),(4000414,Jessica,Teague,72,Firefighter),(4006141,Carole,Gallagher,43,Firefighter),(4004693,Lauren,Fleming,35,Firefighter),(4000986,Jeanette,Bowman,54,Firefighter),(4006714,Edward,Prince,25,Firefighter),(4004107,Katherine,Forbes,50,Firefighter),(4001585,Sheryl,Robbins,53,Firefighter),(4006322,Karen,Burgess,47,Firefighter),(4000003,Sherri,Melton,34,Firefighter),(4005461,Betty,Gates,51,Firefighter),(4006528,Allen,Paul,70,Firefighter),(4000038,Beth,Walton,73,Firefighter),(4005459,Jackie,Browning,30,Firefighter),(4004656,Marjorie,Hernandez,53,Firefighter),(4006256,Phillip,Mann,69,Firefighter),(4008872,Guy,Zhu,57,Firefighter),(4006174,Gretchen,Archer,43,Firefighter),(4001058,Gloria,Matthews,53,Firefighter),(4007860,Michael,Abrams,30,Firefighter),(4002183,Frances,Bowen,52,Firefighter),(4009580,Julian,Knight,45,Firefighter),(4006492,Jonathan,Williams,32,Firefighter),(4002030,Erika,Maxwell,56,Firefighter),(4008571,Linda,Palmer,67,Firefighter),(4007008,Melanie,Case,56,Firefighter),(4004605,Keith,Bennett,50,Firefighter),(4001761,Harold,Peacock,35,Firefighter),(4002097,Maureen,Beach,65,Firefighter),(4006378,Gayle,Marks,33,Firefighter),(4000817,Vernon,Murphy,57,Firefighter),(4009231,Fred,Weeks,45,Firefighter),(4007550,Eddie,Frazier,59,Firefighter),(4009252,Phillip,Carey,23,Firefighter),(4004044,Joel,Noble,55,Firefighter),<text:soft-page-break/>(4007554,Mary,Hale,59,Firefighter),(4004563,Keith,Gibson,55,Firefighter),(4003186,Audrey,Morrison,34,Firefighter),(4001946,Judith,Cohen,44,Firefighter),(4008621,Tonya,Benton,53,Firefighter),(4008782,Josephine,Mitchell,40,Firefighter),(4003484,Oscar,Graham,36,Firefighter),(4000359,Leon,Bender,22,Firefighter),(4001435,Paula,Kirk,42,Firefighter),(4001677,Catherine,O'Brien,29,Firefighter),(4006450,Malcolm,Griffith,69,Firefighter),(4008421,Jeremy,Yu,58,Firefighter),(4001232,Thomas,Denton,55,Firefighter),(4005618,Marjorie,Poe,21,Firefighter),(4002949,Kent,McCarthy,55,Firefighter),(4004545,Richard,Daly,45,Firefighter),(4001560,Gerald,Aycock,52,Firefighter),(4008062,Patsy,Meyers,41,Firefighter),(4003578,Dale,Whitley,52,Firefighter),(4001781,Alexandra,Marsh,39,Firefighter),(4004206,Henry,Schroeder,66,Firefighter),(4001521,Erin,French,70,Firefighter),(4006290,Daniel,Holder,71,Firefighter),(4001810,Ronald,Brandon,27,Firefighter),(4001868,Kerry,Nixon,45,Firefighter),(4005643,Calvin,Leonard,72,Firefighter),(4001042,Jesse,McFarland,46,Firefighter),(4005648,Brooke,Burton,45,Firefighter),(4000477,Victor,Hood,48,Firefighter),(4000478,Tonya,Ellis,26,Firefighter),(4004116,Ray,Wilkins,37,Firefighter),(4001661,Suzanne,Crabtree,57,Firefighter),(4005312,Donna,Reid,46,Firefighter),(4000840,Gwendolyn,Cook,74,Firefighter),(4005660,Diane,Ritchie,46,Firefighter),(4000844,Jim,Marks,39,Firefighter),(4000484,Bonnie,Brantley,68,Firefighter),(4002586,Alex,Ball,40,Firefighter),(4009189,Gordon,Bloom,58,Firefighter),(4001004,Jacqueline,Nance,33,Firefighter),(4004433,Alexander,Howe,57,Firefighter),(4003432,Frederick,Blake,33,Firefighter),(4005701,Steven,Peterson,31,Firefighter),(4006610,Gail,Cheek,58,Firefighter),(4005703,Kyle,Sutherland,72,Firefighter),(4002969,Bryan,King,51,Firefighter),(4003697,Paul,Whitehead,65,Firefighter),(4004224,Steve,Perry,73,Firefighter),(4003420,Edward,Russell,25,Firefighter),(4003418,Wendy,Gardner,68,Firefighter),(4006941,Adam,Rodgers,72,Firefighter),(4005227,Diane,Allred,57,Firefighter),(4006938,Clara,McCall,75,Firefighter),(4001033,Katie,Barry,45,Firefighter),(4002074,Herbert,Hunter,67,Firefighter),(4005739,Kristin,Warren,74,Firefighter),(4000527,Carolyn,McConnell,31,Firefighter)})</text:p>
      <text:p text:style-name="P1">(Loan officer,{(4002272,Ruby,Hendricks,32,Loan officer),(4009034,Lorraine,Beck,21,Loan officer),(4003047,Christopher,Law,53,Loan officer),(4003027,Leah,Jennings,39,Loan officer),(4003010,Philip,Adler,73,Loan officer),(4009195,Marsha,Crawford,67,Loan officer),(4008391,Nelson,Baxter,38,Loan officer),(4008427,Marilyn,Austin,66,Loan officer),(4006639,Julian,Clayton,41,Loan officer),(4001525,Annette,Humphrey,62,Loan officer),(4001794,Troy,Hubbard,70,Loan officer),(4008764,Erica,Khan,55,Loan officer),(4008769,Veronica,Berg,66,Loan officer),(4009933,Eileen,Byrne,66,Loan officer),(4006157,Theodore,Patterson,71,Loan officer),(4006527,Debbie,Kessler,45,Loan officer),(4000117,Peggy,Schroeder,61,Loan officer),(4002537,Jennifer,Rowe,45,Loan officer),(4006124,Sherri,Rowe,74,Loan officer),(4002538,Alexander,Hull,34,Loan officer),(4006724,Sara,Sherrill,51,Loan officer),(4006736,Tamara,Cain,23,Loan officer),(4006074,Ernest,Harrison,25,Loan officer),(4006062,Christina,Chappell,74,Loan officer),(4000156,Mitchell,McClure,68,Loan officer),(4000159,Glen,Abbott,29,Loan officer),(4008691,Nicholas,Zhu,53,Loan officer),(4000216,Linda,O'Brien,46,Loan officer),(4005952,Edward,Bauer,23,Loan officer),(4000103,Louise,Beasley,54,Loan officer),(4009096,Shelley,Ross,59,Loan officer),(4000237,Laura,Eason,31,Loan officer),(4005881,Jan,Moody,48,Loan officer),(4000254,Lucy,Dickinson,72,Loan officer),(4009938,Frederick,Wagner,23,Loan officer),(4006868,Bill,Elmore,22,Loan officer),(4009851,Paul,Horowitz,36,Loan officer),(4005816,Cecil,Fitzgerald,61,Loan officer),(4000277,Valerie,Jennings,59,Loan officer),(4005809,Michele,Cook,65,Loan officer),<text:soft-page-break/>(4005772,Ronnie,Archer,32,Loan officer),(4006903,Marvin,Ferrell,36,Loan officer),(4000294,Wendy,Cherry,70,Loan officer),(4005758,Dana,Rivera,32,Loan officer),(4000316,Glenda,Douglas,28,Loan officer),(4000318,Clyde,Hendricks,41,Loan officer),(4005707,Andrew,Haas,36,Loan officer),(4005684,Beth,Oakley,21,Loan officer),(4002464,Amy,Stroud,59,Loan officer),(4008697,Melvin,Graham,66,Loan officer),(4006960,Ronald,Snow,45,Loan officer),(4005644,Douglas,Nixon,56,Loan officer),(4000347,Leslie,Wolf,50,Loan officer),(4008702,Shelley,Ferguson,44,Loan officer),(4006997,Carrie,Merritt,39,Loan officer),(4009812,Steve,Peters,63,Loan officer),(4002069,Dennis,Pate,67,Loan officer),(4007013,Curtis,McCarthy,30,Loan officer),(4009797,Terri,Gibbs,23,Loan officer),(4009078,Irene,Godwin,68,Loan officer),(4005528,Gladys,Rodriguez,41,Loan officer),(4008703,Guy,Terrell,30,Loan officer),(4005504,Vincent,Vogel,69,Loan officer),(4001717,Sherri,Ray,46,Loan officer),(4007084,Vanessa,Walsh,27,Loan officer),(4006370,Marc,Carter,56,Loan officer),(4005432,Gladys,Hunt,54,Loan officer),(4005429,Colleen,Best,29,Loan officer),(4007095,Wanda,Goldman,30,Loan officer),(4008619,Brenda,Day,28,Loan officer),(4005381,Ronnie,Hart,55,Loan officer),(4008853,Shirley,Brantley,40,Loan officer),(4007120,Edith,Gilbert,33,Loan officer),(4005346,Joe,Heller,36,Loan officer),(4008616,Ruby,Rich,45,Loan officer),(4007172,Josephine,Burton,74,Loan officer),(4000501,Kenneth,Brock,68,Loan officer),(4000509,Dan,Sims,33,Loan officer),(4000511,Alicia,Rao,68,Loan officer),(4009123,Victor,McCullough,59,Loan officer),(4005155,Donna,French,75,Loan officer),(4005153,Wayne,Doyle,74,Loan officer),(4005125,David,Walsh,30,Loan officer),(4005104,Kara,Nelson,36,Loan officer),(4007286,Joel,Roy,30,Loan officer),(4005041,Brandon,Wells,54,Loan officer),(4007292,Rita,Teague,70,Loan officer),(4008594,Connie,Singh,36,Loan officer),(4001647,Derek,Pate,69,Loan officer),(4000626,Suzanne,Gould,67,Loan officer),(4004988,Betsy,Snow,40,Loan officer),(4004977,Ronald,Manning,73,Loan officer),(4009655,Patsy,Cowan,63,Loan officer),(4002300,Gretchen,Tate,35,Loan officer),(4004934,Wallace,Stanton,50,Loan officer),(4004929,Mary,Maxwell,67,Loan officer),(4006682,Jose,Dale,25,Loan officer),(4007361,Terri,Stern,52,Loan officer),(4004894,Paula,Atkins,24,Loan officer),(4004811,Philip,Stephens,73,Loan officer),(4004802,Nina,Huang,72,Loan officer),(4004792,Alexandra,Hansen,38,Loan officer),(4001628,Patricia,Reeves,32,Loan officer),(4000082,Lynne,Rose,36,Loan officer),(4007484,Ronnie,Perry,25,Loan officer),(4000764,Bernard,Bowers,38,Loan officer),(4004681,Lindsay,Everett,64,Loan officer),(4004680,Geraldine,Riddle,29,Loan officer),(4009594,Jim,Fink,43,Loan officer),(4009592,Natalie,Lawrence,54,Loan officer),(4000782,Nina,Lawson,51,Loan officer),(4007528,Rita,Keller,27,Loan officer),(4006618,Lawrence,Bean,51,Loan officer),(4002707,Dana,Hardison,28,Loan officer),(4000832,Brian,Copeland,72,Loan officer),(4000078,Sara,Lucas,44,Loan officer),(4002712,Marsha,Mercer,72,Loan officer),(4004507,Evelyn,Rhodes,24,Loan officer),(4001762,Lloyd,Freedman,40,Loan officer),(4008562,Don,Weaver,35,Loan officer),(4006623,Derek,Cobb,44,Loan officer),(4000889,Caroline,Lindsay,43,Loan officer),(4007648,Marianne,Kumar,74,Loan officer),(4004397,Pamela,Harrell,70,Loan officer),(4008820,Arnold,Creech,25,Loan officer),(4007676,Gene,Cobb,40,Loan officer),(4007679,Jeffrey,Barr,47,Loan officer),(4004323,Karl,Boyle,40,Loan officer),(4008548,Natalie,Bishop,50,Loan officer),(4004304,Rebecca,Gilliam,45,Loan officer),(4008541,Earl,Reilly,73,Loan officer),(4002757,Samuel,Powers,30,Loan officer),(4004263,Milton,Sweeney,25,Loan officer),(4001711,Gilbert,Berman,60,Loan officer),(4009489,Connie,Powers,26,Loan officer),(4007739,Frank,Hull,73,Loan officer),(4002769,Valerie,Smith,21,Loan officer),(4004201,Kristine,Cho,67,Loan officer),<text:soft-page-break/>(4002313,Norma,Hester,64,Loan officer),(4004155,Marshall,Bishop,43,Loan officer),(4000990,Guy,Warren,40,Loan officer),(4004135,Jill,Brennan,29,Loan officer),(4007789,Jason,Glass,72,Loan officer),(4004090,Mary,Kumar,30,Loan officer),(4002780,Allison,Alford,38,Loan officer),(4001027,Samuel,Goodwin,25,Loan officer),(4004076,Marvin,Khan,48,Loan officer),(4002786,Elisabeth,Bowling,38,Loan officer),(4001842,Justin,Wall,64,Loan officer),(4004001,Evan,Rosenthal,24,Loan officer),(4001064,George,Pollock,74,Loan officer),(4001086,Janice,Francis,58,Loan officer),(4001091,Brooke,Capps,46,Loan officer),(4001096,Kimberly,Prince,46,Loan officer),(4001098,Curtis,O'Neal,50,Loan officer),(4002795,Paige,Petersen,73,Loan officer),(4007917,Larry,Tyler,60,Loan officer),(4007954,Brenda,Locklear,52,Loan officer),(4003846,Bob,Robertson,38,Loan officer),(4002811,Colleen,Nicholson,73,Loan officer),(4002814,Melanie,Booth,35,Loan officer),(4003790,Constance,Kelley,60,Loan officer),(4002818,Cecil,Conner,22,Loan officer),(4002362,Terry,Kern,29,Loan officer),(4008016,Leonard,Garrison,31,Loan officer),(4008017,April,Gardner,27,Loan officer),(4003699,Kathy,Finley,66,Loan officer),(4009361,Tamara,Yu,66,Loan officer),(4008807,Marcus,Goldberg,68,Loan officer),(4003677,Gene,Watkins,45,Loan officer),(4003652,Thomas,Spivey,55,Loan officer),(4003649,Kristina,Walters,67,Loan officer),(4009344,Wendy,Sherman,41,Loan officer),(4008061,LeRoy,Francis,59,Loan officer),(4003627,Matthew,Tan,65,Loan officer),(4008077,Kerry,Khan,51,Loan officer),(4009039,Maurice,Weiss,55,Loan officer),(4002842,Albert,Jain,43,Loan officer),(4003585,Lois,Pratt,51,Loan officer),(4003564,Rosemary,Blake,66,Loan officer),(4009328,Toni,Kane,70,Loan officer),(4001255,Pauline,Rubin,55,Loan officer),(4003554,Eddie,Levin,67,Loan officer),(4003551,Jacqueline,Wilkerson,25,Loan officer),(4001257,June,McLaughlin,70,Loan officer),(4001973,William,Kirk,57,Loan officer),(4009327,Danielle,Ashley,54,Loan officer),(4008106,Hazel,Middleton,66,Loan officer),(4008116,Robert,Dougherty,43,Loan officer),(4003508,Troy,Abbott,34,Loan officer),(4001282,Kara,Clements,35,Loan officer),(4001283,Oscar,Shah,69,Loan officer),(4009009,Fred,O'Donnell,53,Loan officer),(4003493,Melvin,Goldstein,51,Loan officer),(4008755,Cindy,Griffith,29,Loan officer),(4003477,Helen,Kinney,28,Loan officer),(4003450,Jeanne,McLeod,69,Loan officer),(4008161,Wesley,Strauss,68,Loan officer),(4003419,Gloria,Pittman,61,Loan officer),(4003384,Martin,Franklin,63,Loan officer),(4003326,Rebecca,Frazier,38,Loan officer),(4006272,Francis,Gill,56,Loan officer),(4008231,Hilda,Ross,57,Loan officer),(4008237,Jon,Ellis,53,Loan officer),(4009273,Brooke,Woodward,74,Loan officer),(4006633,Julian,Mann,32,Loan officer),(4008256,Tina,Lassiter,53,Loan officer),(4009270,Christy,Batchelor,71,Loan officer),(4001388,Darlene,Langston,45,Loan officer),(4003239,Tim,McGuire,35,Loan officer),(4009264,Cindy,McLamb,27,Loan officer),(4002890,Marc,Coley,58,Loan officer),(4008276,Bernard,Adams,53,Loan officer),(4002264,Kristine,Wiggins,38,Loan officer),(4003206,Pamela,Huang,23,Loan officer),(4001539,Alexandra,Lane,29,Loan officer),(4003161,Doris,Zhou,43,Loan officer),(4003159,Kathleen,Graves,63,Loan officer),(4003153,Sidney,Weinstein,28,Loan officer),(4009984,Justin,Melvin,43,Loan officer),(4003113,Ernest,Sawyer,24,Loan officer)})</text:p>
      <text:p text:style-name="P1">(Photographer,{(4006810,Judith,Daniel,58,Photographer),(4008445,Calvin,Ennis,53,Photographer),(4005933,Frank,Jacobs,31,Photographer),(4002850,Samantha,Eason,28,Photographer),(4002235,Eileen,Mullins,66,Photographer),(4007037,Jimmy,Bishop,31,Photographer),(4000380,Tim,Starr,59,Photographer),(4009217,Angela,Price,56,Photographer),(4000875,Norman,Arthur,26,Photographer),(4001672,Diana,Vincent,26,Photographer),(4006441,Norman,Lowry,34,Photographer),(4005588,Eileen,Steele,32,Photographer),(4006674,Carl,Roy,58,Photographer),(4005593,Rhonda,Phelps,34,Photographer),<text:soft-page-break/>(4005596,Ronald,Sharma,59,Photographer),(4007520,Sandy,Gray,40,Photographer),(4000236,Karl,McLean,69,Photographer),(4001296,Gene,Blalock,33,Photographer),(4003346,Lawrence,Washington,29,Photographer),(4003461,Judith,Newell,59,Photographer),(4009586,Jordan,Gunter,62,Photographer),(4006230,Victor,Raynor,32,Photographer),(4005632,Priscilla,Bray,56,Photographer),(4003178,Richard,Eason,31,Photographer),(4008149,Edgar,Vick,34,Photographer),(4005654,Renee,McNamara,27,Photographer),(4000788,Veronica,Kearney,38,Photographer),(4000783,Maxine,Dickerson,57,Photographer),(4008646,Julia,Burke,61,Photographer),(4008976,Charlie,Currin,72,Photographer),(4005699,John,Sigmon,33,Photographer),(4001681,Sheryl,Walter,52,Photographer),(4000100,Ronnie,Cowan,71,Photographer),(4005715,Leah,Wooten,29,Photographer),(4001903,Dorothy,Bell,22,Photographer),(4002465,Virginia,Oliver,50,Photographer),(4009035,Laurie,O'Neill,60,Photographer),(4004674,Miriam,Barker,62,Photographer),(4001316,Vicki,Gould,25,Photographer),(4003414,Timothy,Nolan,52,Photographer),(4003411,Edward,Mueller,24,Photographer),(4005830,John,Herndon,31,Photographer),(4003402,Sally,Howe,51,Photographer),(4000295,Lucille,Richmond,70,Photographer),(4002867,Roy,Wagner,65,Photographer),(4000269,Leroy,Donovan,74,Photographer),(4008177,Earl,Page,32,Photographer),(4000284,Gina,Saunders,48,Photographer),(4001551,Kelly,Golden,71,Photographer),(4008474,Anna,Garrett,55,Photographer),(4004416,Irene,Benson,67,Photographer),(4007678,Annie,Bowling,57,Photographer),(4005801,Kristina,Meyer,45,Photographer),(4009290,Priscilla,Faircloth,45,Photographer),(4000280,Lillian,Bolton,32,Photographer),(4002746,Juan,Stone,47,Photographer),(4000872,Scott,Barton,33,Photographer),(4008545,Constance,Frank,53,Photographer),(4007499,Evan,Carver,26,Photographer),(4003976,Arlene,Atkinson,48,Photographer),(4002383,Martin,Wolfe,52,Photographer),(4002519,Roy,Gentry,27,Photographer),(4001078,Andrea,Marcus,40,Photographer),(4004750,Bradley,Marks,62,Photographer),(4000871,Neal,Davenport,62,Photographer),(4000745,Brent,Fletcher,68,Photographer),(4002954,Jeffrey,Poole,66,Photographer),(4000741,Bradley,Godfrey,34,Photographer),(4004134,Evan,Schwarz,46,Photographer),(4000992,Mark,Clarke,47,Photographer),(4004787,Dwight,Ingram,60,Photographer),(4002955,Diane,Ellington,42,Photographer),(4004797,Jay,Mack,60,Photographer),(4007899,Carl,Pace,43,Photographer),(4007728,Louis,Boyle,54,Photographer),(4003172,Arlene,Brown,58,Photographer),(4002793,Alan,Meadows,55,Photographer),(4003928,Leonard,Deal,43,Photographer),(4007647,Brian,Wood,32,Photographer),(4007732,Gretchen,Bridges,57,Photographer),(4002414,Kenneth,Meadows,58,Photographer),(4008675,Charlene,Dyer,57,Photographer),(4004834,June,Odom,26,Photographer),(4002723,Louis,Yu,39,Photographer),(4001518,Kurt,Peele,58,Photographer),(4000709,Marsha,Cooke,28,Photographer),(4009628,Dale,Farmer,29,Photographer),(4004864,Joyce,Hall,59,Photographer),(4002932,Jacob,McIntyre,66,Photographer),(4007919,Hannah,Pollock,73,Photographer),(4006573,Carol,Bond,44,Photographer),(4008922,Grace,Cooke,59,Photographer),(4006207,Katie,Kent,31,Photographer),(4002941,Marlene,Myers,60,Photographer),(4001574,Charles,Kelly,42,Photographer),(4008745,Sam,Church,32,Photographer),(4000670,Jeff,Ritchie,65,Photographer),(4004493,Tara,Grant,30,Photographer),(4004914,Marcia,Lowry,67,Photographer),(4006400,Wayne,Womble,30,Photographer),(4009641,Christy,Fowler,55,Photographer),(4001125,Raymond,Scott,71,Photographer),(4004371,Carla,Zhang,51,Photographer),(4000661,Lois,Holmes,31,Photographer),(4000050,William,Jones,53,Photographer),(4006194,Sylvia,Pugh,66,Photographer),(4007597,Jack,Bauer,54,Photographer),(4002666,Stephen,Thomson,57,Photographer),(4000642,Kent,Hartman,67,Photographer),(4007325,Harry,Ingram,38,Photographer),(4004986,Jonathan,Logan,57,Photographer),(4008954,James,Small,26,Photographer),<text:soft-page-break/>(4008730,Brenda,Knox,23,Photographer),(4008850,Kristin,Washington,31,Photographer),(4008824,Sam,Schneider,57,Photographer),(4000108,Shawn,Boykin,34,Photographer),(4009086,Joan,Guthrie,50,Photographer),(4005009,Jay,Stephenson,21,Photographer),(4005017,Sue,Riggs,29,Photographer),(4002485,Donna,Rosen,39,Photographer),(4000623,Lee,Pitts,40,Photographer),(4007970,Yvonne,Lynch,68,Photographer),(4009676,Kathy,Barry,65,Photographer),(4006506,Roy,Clapp,31,Photographer),(4000595,Ben,Puckett,25,Photographer),(4006140,Pam,Blalock,39,Photographer),(4007990,Eleanor,Helms,74,Photographer),(4004118,Wade,Richardson,45,Photographer),(4002226,Alexandra,Johnson,63,Photographer),(4007828,Lorraine,Terrell,66,Photographer),(4007243,Kevin,Roberson,45,Photographer),(4000572,Jose,McGuire,61,Photographer),(4007233,Gerald,Holden,70,Photographer),(4000558,Beth,Swanson,64,Photographer),(4007570,Yvonne,Crowell,28,Photographer),(4001166,Cheryl,Miller,51,Photographer),(4008005,Judith,Hirsch,40,Photographer),(4009371,Carolyn,Pickett,74,Photographer),(4002268,Richard,Kuhn,34,Photographer),(4003757,Shelley,Pollard,68,Photographer),(4004164,Stuart,Gibbons,38,Photographer),(4003751,Wallace,Floyd,57,Photographer),(4003748,Herman,Harrison,30,Photographer),(4003747,Sally,Griffin,75,Photographer),(4002054,Gretchen,Snow,37,Photographer),(4000118,Leslie,Griffin,37,Photographer),(4007834,Paula,West,44,Photographer),(4005200,Emma,Paul,21,Photographer),(4000127,Clifford,Li,63,Photographer),(4003727,Arlene,Chappell,30,Photographer),(4009949,Lucy,Pennington,32,Photographer),(4005211,Jay,Kinney,36,Photographer),(4002826,Claudia,Kirk,38,Photographer),(4000905,Brenda,Fitzpatrick,60,Photographer),(4002375,Craig,Russell,57,Photographer),(4000515,Sidney,Blum,54,Photographer),(4007562,Edwin,Livingston,53,Photographer),(4000142,Sandra,Heller,51,Photographer),(4003706,Kyle,Currin,66,Photographer),(4008711,Leah,Singleton,33,Photographer),(4002057,Lester,Peele,54,Photographer),(4003692,Marjorie,Rhodes,35,Photographer),(4005263,Dorothy,Schneider,63,Photographer),(4001194,Bobby,Harrell,53,Photographer),(4003682,James,Block,46,Photographer),(4004173,Allison,Hodge,29,Photographer),(4000488,Rita,Wall,58,Photographer),(4005289,Mildred,McMahon,63,Photographer),(4002706,Keith,Oakley,60,Photographer),(4008245,Timothy,Jacobson,22,Photographer),(4005295,Harry,Russell,50,Photographer),(4001046,Melvin,Klein,56,Photographer),(4005311,Greg,Silver,61,Photographer),(4005316,Ann,O'Connell,56,Photographer),(4000479,Cecil,Jiang,74,Photographer),(4005324,Howard,Stokes,57,Photographer),(4009563,Carlos,Bowman,36,Photographer),(4001493,Elaine,Nguyen,41,Photographer),(4006750,Kristine,Clarke,45,Photographer),(4006040,Dwight,Kirby,30,Photographer),(4002152,Holly,Spence,45,Photographer),(4007121,Nicole,Parker,67,Photographer),(4004037,Jose,Wilkerson,74,Photographer),(4003626,Natalie,Weaver,56,Photographer),(4004175,Janice,Mangum,34,Photographer),(4004404,Edgar,Barefoot,55,Photographer),(4008070,Roy,Hall,45,Photographer),(4003615,Marian,Cooper,71,Photographer),(4004177,Laura,Hendricks,36,Photographer),(4001237,Bruce,Todd,36,Photographer),(4005383,Gretchen,Ballard,39,Photographer),(4000453,Kim,Hensley,64,Photographer),(4005396,Frank,Chase,59,Photographer),(4002841,Brett,Branch,31,Photographer),(4001461,Herbert,Horn,74,Photographer),(4008934,Phillip,Lindsay,34,Photographer),(4004604,Pam,Curtis,29,Photographer),(4006333,Jack,Bolton,30,Photographer),(4003589,Christine,Ballard,23,Photographer),(4007852,Benjamin,Moody,22,Photographer),(4002027,Kristine,Xu,42,Photographer),(4007091,Penny,Garrison,42,Photographer),(4008914,Samantha,Batchelor,41,Photographer),(4003580,Henry,Bond,21,Photographer),(4000204,Billie,Moss,65,Photographer),(4006788,Leslie,Johnson,59,Photographer),(4008084,Kathleen,Garcia,51,Photographer),(4006656,Ashley,Coble,75,Photographer),(4000104,Geoffrey,Clapp,41,Photographer),(4002924,Seth,Kern,41,Photographer),<text:soft-page-break/>(4009883,Marcia,Blanchard,32,Photographer),(4001623,Alexandra,Pennington,34,Photographer),(4007073,Gary,Wallace,69,Photographer),(4009994,Clyde,Welch,40,Photographer),(4005963,Tiffany,Chambers,51,Photographer),(4005481,Evelyn,Copeland,60,Photographer),(4005493,Evan,Byers,59,Photographer),(4008102,Ethel,Willis,32,Photographer),(4009325,Meredith,Saunders,64,Photographer),(4006804,Tiffany,Flynn,59,Photographer),(4001270,Pauline,Shah,50,Photographer),(4005519,Laurence,Holt,50,Photographer)})</text:p>
      <text:p text:style-name="P1">(Psychologist,{(4009564,Vivian,Hopkins,69,Psychologist),(4003333,Carolyn,Willis,26,Psychologist),(4006472,Cecil,Shields,40,Psychologist),(4003887,Stanley,Lang,60,Psychologist),(4003495,Audrey,Long,29,Psychologist),(4001671,Allison,Wells,65,Psychologist),(4009507,Seth,McGee,25,Psychologist),(4002637,Maria,O'Neill,43,Psychologist),(4005912,Kent,Strickland,53,Psychologist),(4007012,Theodore,Golden,74,Psychologist),(4008676,Terry,Henderson,44,Psychologist),(4005904,Tony,O'Neal,51,Psychologist),(4007299,Lori,Knowles,25,Psychologist),(4005302,Elizabeth,Bryan,70,Psychologist),(4008687,Jason,McLamb,50,Psychologist),(4008282,Jason,Vaughan,57,Psychologist),(4009377,Lucy,Browning,62,Psychologist),(4000619,Vanessa,Chang,63,Psychologist),(4003815,Sherry,Glass,53,Psychologist),(4005903,Brian,Justice,65,Psychologist),(4006749,Max,Bunn,56,Psychologist),(4008808,Claude,Zhang,54,Psychologist),(4003338,Floyd,Preston,40,Psychologist),(4002857,Shirley,Perkins,35,Psychologist),(4005601,Tina,Swanson,69,Psychologist),(4004029,Gloria,Robinson,62,Psychologist),(4009584,Edgar,Alexander,22,Psychologist),(4005030,Mark,Greene,53,Psychologist),(4009814,Marion,King,70,Psychologist),(4009258,Marc,Patton,64,Psychologist),(4007566,Derek,Stanley,69,Psychologist),(4000239,Eva,Siegel,50,Psychologist),(4005198,Jerome,Mercer,48,Psychologist),(4005973,Claire,McLaughlin,71,Psychologist),(4008972,Vincent,Hines,28,Psychologist),(4000858,Vivian,Walters,62,Psychologist),(4004480,Joann,Ellington,72,Psychologist),(4002531,Beth,Scott,40,Psychologist),(4007282,Kate,Dean,32,Psychologist),(4004434,Vicki,Carver,24,Psychologist),(4003643,Tommy,Ferguson,34,Psychologist),(4008145,Anita,King,68,Psychologist),(4008021,Pamela,Grant,51,Psychologist),(4001152,William,Tuttle,57,Psychologist),(4005407,Beth,Donnelly,43,Psychologist),(4002449,Dana,Henderson,59,Psychologist),(4003177,Thelma,Sherman,22,Psychologist),(4001305,Andrea,Lyons,56,Psychologist),(4007865,Elisabeth,Stallings,38,Psychologist),(4006636,Matthew,Wise,35,Psychologist),(4002291,Kenneth,Sparks,28,Psychologist),(4000848,Brooke,Sutton,54,Psychologist),(4009261,Ryan,Thomas,43,Psychologist),(4006405,Peter,Starr,27,Psychologist),(4008890,Marion,Lambert,58,Psychologist),(4004855,Neil,Bowden,34,Psychologist),(4005074,Carole,Jordan,24,Psychologist),(4001154,Alice,Garrett,25,Psychologist),(4005340,Kathleen,Currie,63,Psychologist),(4006957,Alex,Parrott,30,Psychologist),(4009302,John,McCullough,56,Psychologist),(4009443,Ben,Murphy,32,Psychologist),(4006694,Vanessa,Erickson,75,Psychologist),(4008993,Yvonne,Paul,30,Psychologist),(4008413,Lillian,Fuller,72,Psychologist),(4006953,Esther,Tanner,51,Psychologist),(4006951,Lucy,Wright,61,Psychologist),(4003352,Virginia,Vaughan,58,Psychologist),(4001825,Henry,Potter,24,Psychologist),(4005854,Marie,Kinney,66,Psychologist),(4008950,Pat,Moody,45,Psychologist),(4002230,Claudia,Hill,27,Psychologist),(4004163,Nancy,Hansen,39,Psychologist),(4006531,Debbie,Barber,40,Psychologist),(4004222,Patrick,Buck,29,Psychologist),(4003562,Dwight,Reese,54,Psychologist),(4007652,Christian,Cline,64,Psychologist),(4000184,Sarah,Fox,73,Psychologist),(4008023,Eileen,Jennings,36,Psychologist),(4004870,Fred,Mercer,64,Psychologist),(4000138,Tamara,Hunt,25,Psychologist),(4005722,Penny,Wiley,63,Psychologist),(4003781,Billy,Bryan,36,Psychologist),(4009696,Eva,Talley,58,Psychologist),(4002653,Cecil,Cowan,35,Psychologist),(4004146,Sally,Barnett,63,Psychologist),<text:soft-page-break/>(4002506,Bill,Strickland,72,Psychologist),(4001511,Randy,Hoffman,39,Psychologist),(4004401,Marie,Barr,29,Psychologist),(4001251,Nicholas,Nolan,41,Psychologist),(4003023,Julie,Barker,35,Psychologist),(4001645,Claudia,Boswell,36,Psychologist),(4008532,Debbie,Brandt,28,Psychologist),(4002363,Claire,Strauss,67,Psychologist),(4007770,Randall,Klein,28,Psychologist),(4002188,Allen,Teague,44,Psychologist),(4003768,Allen,Sun,61,Psychologist),(4001163,Cathy,Oliver,58,Psychologist),(4007224,Martin,Forrest,28,Psychologist),(4005754,Sherry,Small,64,Psychologist),(4003028,Lucille,Whitaker,70,Psychologist),(4000189,Vincent,Welch,54,Psychologist),(4009728,Toni,Levy,58,Psychologist),(4001758,Carol,Walker,60,Psychologist),(4000953,Judy,Bradshaw,28,Psychologist),(4008901,Bobby,Mann,67,Psychologist),(4009657,Constance,Kay,55,Psychologist),(4003392,Randy,Mack,38,Psychologist),(4002078,Patrick,Huffman,42,Psychologist),(4003700,Patsy,Bryant,44,Psychologist),(4005305,Caroline,Barbour,54,Psychologist),(4009942,Marguerite,Sullivan,61,Psychologist),(4008991,Raymond,Moss,35,Psychologist),(4009850,Roberta,Crawford,40,Psychologist),(4007762,Teresa,Dudley,26,Psychologist),(4002431,Stephanie,Gray,39,Psychologist),(4003313,Rodney,Hawkins,53,Psychologist),(4006417,Pauline,Thompson,44,Psychologist),(4002951,Andrea,Rao,66,Psychologist),(4006799,Betsy,Hampton,71,Psychologist),(4007219,Kristina,Butler,47,Psychologist),(4005802,Evan,Elmore,44,Psychologist),(4008710,Christy,Hunter,36,Psychologist),(4001443,Joanna,Fernandez,29,Psychologist),(4006591,Melissa,Sherman,26,Psychologist),(4008082,Mitchell,Terrell,26,Psychologist),(4008336,Carolyn,Murphy,44,Psychologist),(4003752,George,Vogel,44,Psychologist),(4009455,Brooke,Coley,61,Psychologist),(4006128,Alexander,McGuire,62,Psychologist),(4003981,Harold,Riley,33,Psychologist),(4007962,Sandy,Jacobs,21,Psychologist),(4004564,Bill,Lehman,58,Psychologist),(4007547,Katie,Weinstein,57,Psychologist),(4006624,Tracey,Schultz,37,Psychologist),(4003584,Richard,Newman,30,Psychologist),(4004622,Chris,Saunders,64,Psychologist),(4008318,Anita,Hayes,46,Psychologist),(4005971,Jeanette,Neal,53,Psychologist),(4003523,Derek,Dudley,21,Psychologist),(4004202,Arlene,Wang,63,Psychologist),(4002518,Dawn,Cho,42,Psychologist),(4008863,Kelly,Dorsey,74,Psychologist),(4003521,Kristine,Jenkins,57,Psychologist),(4004183,Peggy,Ward,38,Psychologist),(4005530,Ronald,Hess,44,Psychologist),(4004283,Albert,Stuart,65,Psychologist),(4001632,Bruce,Proctor,69,Psychologist),(4000547,Emily,Boyd,61,Psychologist),(4002009,Larry,Lamm,22,Psychologist),(4004209,Jeanne,Carroll,55,Psychologist),(4008241,Leah,Price,64,Psychologist),(4009539,Kathy,Kelly,38,Psychologist),(4001041,Crystal,Lamm,39,Psychologist),(4009969,Jamie,Dodson,62,Psychologist),(4004269,Leon,Ho,35,Psychologist),(4001085,Arnold,Hoffman,60,Psychologist),(4005277,Sam,Sumner,52,Psychologist),(4003870,Vernon,Barbee,64,Psychologist),(4009074,Carl,Hopkins,46,Psychologist),(4007444,Bobby,Hsu,31,Psychologist),(4009233,Kathryn,Hester,35,Psychologist),(4004212,Tamara,Bates,29,Psychologist),(4006738,Florence,Wilkins,39,Psychologist),(4000385,Ronald,Odom,49,Psychologist),(4009319,Geraldine,Gordon,42,Psychologist),(4007792,Milton,Pate,58,Psychologist),(4008826,Toni,Copeland,35,Psychologist),(4001929,Melvin,Freedman,47,Psychologist),(4003035,Claudia,Conrad,43,Psychologist),(4006824,Danielle,Wooten,37,Psychologist),(4004578,Katherine,Burns,25,Psychologist),(4004472,Hannah,Ivey,46,Psychologist),(4001094,Michael,Godwin,55,Psychologist),(4008944,April,Blackwell,61,Psychologist),(4006663,Ian,Dixon,72,Psychologist),(4009803,Alfred,Davenport,59,Psychologist),(4005362,Vanessa,Yu,21,Psychologist),(4003933,Charlie,Stanley,59,Psychologist),(4004916,Rodney,Shannon,32,Psychologist),(4004920,Clarence,Fink,31,Psychologist),(4005926,Kathryn,Braswell,59,Psychologist),(4001021,Annie,Lucas,25,Psychologist),(4005291,Tina,Stafford,43,Psychologist),<text:soft-page-break/>(4008107,Lauren,Hsu,56,Psychologist),(4004818,Lloyd,Herman,60,Psychologist),(4002413,Jerome,Barber,58,Psychologist),(4000720,Denise,Hayes,34,Psychologist),(4004582,Leah,Goldberg,31,Psychologist),(4001910,Stacey,Kaufman,24,Psychologist),(4001281,Christian,Williams,65,Psychologist),(4005300,Jan,Zhang,71,Psychologist),(4004381,Max,Gold,37,Psychologist),(4008065,Jimmy,Chapman,36,Psychologist)})</text:p>
      <text:p text:style-name="P1">(Statistician,{(4003277,Edwin,Frost,44,Statistician),(4009511,Frances,Pritchard,44,Statistician),(4007630,Anna,Britt,71,Statistician),(4000708,Brenda,Lowry,57,Statistician),(4007388,Gregory,Cherry,72,Statistician),(4007808,Katie,Noble,31,Statistician),(4002686,Guy,Winstead,41,Statistician),(4006319,Johnny,Lyon,70,Statistician),(4007374,Hazel,Rivera,69,Statistician),(4009453,Timothy,Gilbert,33,Statistician),(4009129,Ronald,Todd,68,Statistician),(4004867,Fred,Kelly,72,Statistician),(4004875,Vincent,Wallace,36,Statistician),(4006215,Sidney,Terry,26,Statistician),(4004376,Lynne,Schwarz,38,Statistician),(4006209,Debbie,Foster,30,Statistician),(4007146,Monica,Beard,40,Statistician),(4006444,Patricia,Freeman,43,Statistician),(4000394,Carlos,Erickson,63,Statistician),(4006489,Janet,Horner,56,Statistician),(4005445,Jonathan,Jernigan,30,Statistician),(4001605,Roger,Cole,28,Statistician),(4005321,Leon,Avery,46,Statistician),(4002255,Howard,Burgess,71,Statistician),(4001755,Evan,Brady,35,Statistician),(4000475,Marshall,Dunlap,43,Statistician),(4002215,Denise,Case,40,Statistician),(4001123,Juan,Kessler,58,Statistician),(4005448,Kara,Bailey,33,Statistician),(4004346,Audrey,Gentry,41,Statistician),(4009644,Lester,Ho,43,Statistician),(4001127,Vickie,Copeland,39,Statistician),(4004951,Joel,Holloway,41,Statistician),(4006491,Frank,Hendrix,21,Statistician),(4004339,Neal,Rodgers,64,Statistician),(4000645,Clara,Houston,53,Statistician),(4008056,Emma,Poe,31,Statistician),(4009191,Joann,Lamm,29,Statistician),(4004978,Gilbert,Bruce,35,Statistician),(4002618,Phyllis,Holt,38,Statistician),(4005348,Christine,Patel,56,Statistician),(4002739,Edith,Helms,75,Statistician),(4006411,Marsha,Hayes,36,Statistician),(4001139,Arnold,Day,39,Statistician),(4006305,Dolores,Chapman,40,Statistician),(4007664,Bonnie,Stephens,21,Statistician),(4007581,Marsha,McMillan,71,Statistician),(4006499,Sylvia,Grossman,46,Statistician),(4005970,Paul,O'Connor,23,Statistician),(4007302,Gail,Orr,71,Statistician),(4008751,Christian,Silver,23,Statistician),(4001464,Amanda,Shannon,72,Statistician),(4006669,Jeremy,Thornton,74,Statistician),(4000612,Jacob,Wolf,54,Statistician),(4008752,Lois,Lawson,25,Statistician),(4001508,Edna,Wagner,73,Statistician),(4000462,Alan,Levin,43,Statistician),(4002815,Howard,French,27,Statistician),(4006154,Theodore,Kemp,38,Statistician),(4002938,Hazel,Beard,48,Statistician),(4006760,Lillian,Bishop,39,Statistician),(4005076,Bryan,Cohen,41,Statistician),(4003792,Crystal,Moss,48,Statistician),(4002655,Lorraine,Lynch,30,Statistician),(4006512,Craig,Parrish,51,Statistician),(4005369,Jamie,Parsons,33,Statistician),(4002654,Robert,Link,37,Statistician),(4009094,Lucille,Hendricks,28,Statistician),(4007254,Helen,Pittman,66,Statistician),(4005103,Marie,Knight,67,Statistician),(4005114,Claude,Cash,43,Statistician),(4008302,Elizabeth,O'Connell,72,Statistician),(4008907,Kristen,Browning,44,Statistician),(4008705,Diana,Shore,63,Statistician),(4007114,Ronald,Brown,63,Statistician),(4001736,Gladys,Dorsey,25,Statistician),(4001959,Ruby,Lee,32,Statistician),(4000556,Evelyn,Baldwin,71,Statistician),(4001666,Toni,Christian,46,Statistician),(4006673,Deborah,Shelton,24,Statistician),(4006719,Roger,Gold,63,Statistician),(4002616,Wanda,Brantley,28,Statistician),(4009041,Don,Briggs,65,Statistician),(4004341,Christian,Fleming,42,Statistician),(4003524,Mitchell,Carr,26,Statistician),(4008854,Luis,Carr,51,Statistician),(4007039,Jennifer,Whitley,26,Statistician),(4007784,Don,Ayers,22,Statistician),<text:soft-page-break/>(4000125,Roberta,Zhang,38,Statistician),(4007023,Roberta,Rich,67,Statistician),(4005555,Judy,Tuttle,26,Statistician),(4000228,Sidney,Terrell,32,Statistician),(4001763,Terry,Wu,32,Statistician),(4005188,Jeffrey,Coates,58,Statistician),(4009553,Melanie,Waters,68,Statistician),(4003487,Samuel,Mathews,40,Statistician),(4003486,Yvonne,Andrews,21,Statistician),(4002434,Maxine,Holden,27,Statistician),(4009132,Betsy,McCullough,67,Statistician),(4007001,Annette,Terrell,74,Statistician),(4008688,Jesse,Marshall,37,Statistician),(4006557,Miriam,Sloan,59,Statistician),(4004007,Jeanne,Bullock,30,Statistician),(4005609,Zachary,Rao,45,Statistician),(4002592,Leah,Horton,68,Statistician),(4000353,Vivian,Carey,64,Statistician),(4009281,Constance,Rowland,64,Statistician),(4003464,Kathleen,Chen,22,Statistician),(4009818,Martin,Parrott,60,Statistician),(4004601,Lindsay,Yu,60,Statistician),(4005404,Martha,Hernandez,55,Statistician),(4003460,Glen,Christian,30,Statistician),(4009275,Jerome,McDaniel,52,Statistician),(4002325,Randy,Peele,38,Statistician),(4007862,Jay,Burnette,34,Statistician),(4007866,Terry,Camp,44,Statistician),(4000534,Annie,Lindsay,38,Statistician),(4003722,Louis,Cochran,58,Statistician),(4008713,Dale,Wright,59,Statistician),(4005663,Norma,McDowell,39,Statistician),(4001063,Yvonne,Ramsey,73,Statistician),(4000332,Lee,Pope,55,Statistician),(4008076,Shirley,Freedman,64,Statistician),(4001984,Phyllis,Hines,41,Statistician),(4005689,Kristine,Schaefer,33,Statistician),(4004361,Anita,Merrill,39,Statistician),(4007049,Carolyn,Hopkins,64,Statistician),(4005710,Stuart,Reeves,34,Statistician),(4006004,Leah,Christensen,59,Statistician),(4000319,Sharon,Mayer,70,Statistician),(4006226,Edith,Bloom,23,Statistician),(4000135,Vincent,Fischer,33,Statistician),(4005222,Malcolm,Terry,36,Statistician),(4005721,Eric,Day,29,Statistician),(4003417,Ruth,Riggs,45,Statistician),(4003416,Peter,Sloan,73,Statistician),(4000140,Sidney,Lane,54,Statistician),(4007072,Ted,Strauss,56,Statistician),(4004677,Herman,Haas,71,Statistician),(4005848,Sam,Bishop,68,Statistician),(4009112,Jeanne,Nash,67,Statistician),(4008985,Marion,Hauser,71,Statistician),(4009837,Emma,McKinney,53,Statistician),(4008644,Sylvia,Hunter,39,Statistician),(4008788,Florence,Lim,44,Statistician),(4004389,Cindy,Nelson,35,Statistician),(4000308,Judy,Schultz,42,Statistician),(4000304,Melinda,Starr,57,Statistician),(4002213,Johnny,Horn,39,Statistician),(4009843,Kurt,Wooten,63,Statistician),(4001189,Jackie,McCormick,44,Statistician),(4003703,Curtis,Marshall,45,Statistician),(4003395,Grace,Davidson,40,Statistician),(4001965,Charlene,Snow,21,Statistician),(4003369,Frances,Leonard,35,Statistician),(4000975,Vickie,Sharma,53,Statistician),(4003062,Anthony,Christian,59,Statistician),(4003698,Keith,Horn,61,Statistician),(4002161,Harry,Zhang,32,Statistician),(4005800,Gloria,Barber,36,Statistician),(4009733,Ethel,Faircloth,54,Statistician),(4007096,Harry,Hedrick,69,Statistician),(4001068,Pamela,Fink,75,Statistician),(4009474,Joyce,Neal,32,Statistician),(4004312,Jessie,O'Brien,55,Statistician),(4003148,Ricky,Patrick,74,Statistician),(4007690,Charles,Bowman,56,Statistician),(4006391,Katharine,Shea,42,Statistician),(4004715,Sam,Chase,39,Statistician),(4002544,Tina,Bowers,65,Statistician),(4003972,Marianne,Everett,71,Statistician),(4007468,Susan,Richards,61,Statistician),(4007464,Victor,Deal,27,Statistician),(4008557,Justin,Klein,74,Statistician),(4007699,Marilyn,Hanna,71,Statistician),(4009496,Brandon,Underwood,35,Statistician),(4002629,Christy,Starr,73,Statistician),(4001900,Milton,McCoy,72,Statistician),(4005479,Bonnie,Hudson,64,Statistician),(4004764,Charlene,Yates,71,Statistician),(4002279,Anthony,Buckley,27,Statistician),(4008726,Jacqueline,Mercer,63,Statistician),(4001592,Paul,Hamrick,54,Statistician),(4001202,Jeanette,Benton,40,Statistician),(4006071,Renee,Page,56,Statistician),(4004249,Beverly,Chang,73,Statistician),<text:soft-page-break/>(4000726,Bob,Walter,72,Statistician),(4001053,Patrick,Murphy,74,Statistician),(4003527,Marilyn,Porter,64,Statistician),(4001373,Leo,Stewart,63,Statistician),(4007906,Jennifer,Bynum,33,Statistician),(4004112,Marguerite,Boyd,73,Statistician),(4004826,Leo,Phillips,60,Statistician),(4003918,Andrew,Lang,71,Statistician),(4000717,Teresa,Daniel,26,Statistician),(4000483,Gretchen,McIntyre,38,Statistician)})</text:p>
      <text:p text:style-name="P1">(Veterinarian,{(4009337,Paige,Sherrill,59,Veterinarian),(4004408,Thelma,Greene,36,Veterinarian),(4004410,Jon,Bass,34,Veterinarian),(4000883,Henry,Dale,71,Veterinarian),(4004126,Anne,Teague,63,Veterinarian),(4004125,Charlotte,Lassiter,32,Veterinarian),(4007788,Carrie,McNamara,73,Veterinarian),(4009449,Tamara,Curtis,25,Veterinarian),(4007620,Lawrence,Sanders,49,Veterinarian),(4000874,Debra,Thomas,74,Veterinarian),(4008909,Pat,Sanders,57,Veterinarian),(4008825,Courtney,Osborne,56,Veterinarian),(4009435,Randy,Cummings,28,Veterinarian),(4009246,Ronnie,O'Brien,44,Veterinarian),(4004089,Lucille,Pridgen,66,Veterinarian),(4008292,Arthur,Gold,59,Veterinarian),(4001617,Steve,Kane,65,Veterinarian),(4001034,Deborah,Spivey,73,Veterinarian),(4007825,Clara,Graves,72,Veterinarian),(4004526,Eva,Lawrence,71,Veterinarian),(4002376,Daniel,Myers,41,Veterinarian),(4000823,Theresa,Dyer,60,Veterinarian),(4006344,Mark,Nicholson,72,Veterinarian),(4004599,Leigh,Parker,56,Veterinarian),(4007539,Lee,Hamrick,38,Veterinarian),(4004022,Deborah,Reed,41,Veterinarian),(4007535,Judith,Barr,65,Veterinarian),(4000800,Frederick,McCall,67,Veterinarian),(4004011,Jacob,Kuhn,37,Veterinarian),(4002405,Natalie,Vick,40,Veterinarian),(4004638,Megan,Welch,40,Veterinarian),(4002787,Justin,Goldberg,53,Veterinarian),(4004678,Elaine,Currin,55,Veterinarian),(4009418,Norma,Carlson,60,Veterinarian),(4003982,Sheryl,Wallace,42,Veterinarian),(4004736,Gene,Jain,50,Veterinarian),(4001775,Johnny,Crabtree,73,Veterinarian),(4004756,Ellen,Marsh,63,Veterinarian),(4004774,Leigh,Alexander,28,Veterinarian),(4007432,Albert,Ellis,24,Veterinarian),(4003944,Howard,Harrington,44,Veterinarian),(4000732,Denise,Lopez,60,Veterinarian),(4007412,Samuel,Barr,62,Veterinarian),(4007908,Alex,Beard,71,Veterinarian),(4002174,Jeanette,Lawson,61,Veterinarian),(4000713,Vanessa,Melton,40,Veterinarian),(4000710,William,Fink,44,Veterinarian),(4007392,Timothy,Horton,39,Veterinarian),(4002369,Wayne,Dunn,42,Veterinarian),(4008722,Emma,Hurley,39,Veterinarian),(4004871,Valerie,McDowell,61,Veterinarian),(4000685,Patrick,Archer,27,Veterinarian),(4004892,Larry,Holder,41,Veterinarian),(4000675,Hazel,Arnold,69,Veterinarian),(4001120,Lester,Patrick,44,Veterinarian),(4004913,Hugh,Willard,58,Veterinarian),(4004933,Kay,Burton,68,Veterinarian),(4003860,Pamela,Stokes,71,Veterinarian),(4001644,John,Kaufman,68,Veterinarian),(4004970,Keith,Gates,72,Veterinarian),(4004975,Pam,Sun,31,Veterinarian),(4004990,Darlene,Weaver,74,Veterinarian),(4007311,Louis,McKnight,38,Veterinarian),(4007308,Arthur,Holden,61,Veterinarian),(4000625,Jack,Barton,30,Veterinarian),(4009678,Bernice,Day,61,Veterinarian),(4000602,Shawn,Stephens,32,Veterinarian),(4000599,Doris,Bunn,43,Veterinarian),(4009693,Paul,Ballard,43,Veterinarian),(4007992,Ruth,Matthews,66,Veterinarian),(4002821,Stuart,Leonard,43,Veterinarian),(4009055,Eva,McIntyre,68,Veterinarian),(4005149,Adam,O'Connor,58,Veterinarian),(4002432,Andrea,Walter,63,Veterinarian),(4001172,Harriet,Patel,35,Veterinarian),(4009235,Jenny,Pratt,40,Veterinarian),(4005194,Edgar,Branch,27,Veterinarian),(4008610,Marilyn,Gold,68,Veterinarian),(4001534,Emma,Day,27,Veterinarian),(4002824,Todd,Brantley,29,Veterinarian),(4002227,Erik,Nichols,42,Veterinarian),(4005202,Audrey,Schwartz,57,Veterinarian),(4001184,Marianne,Bland,68,Veterinarian),(4009718,Michele,Craft,63,Veterinarian),(4005219,Mark,McKenzie,36,Veterinarian),(4006316,Ellen,Stanley,49,Veterinarian),(4008026,Louis,Richmond,45,Veterinarian),(4003160,Crystal,Yu,55,Veterinarian),<text:soft-page-break/>(4003690,Rita,McPherson,69,Veterinarian),(4003685,Natalie,Stafford,55,Veterinarian),(4005279,Edgar,Burch,28,Veterinarian),(4002441,Mark,Blair,43,Veterinarian),(4005292,Kara,Cummings,65,Veterinarian),(4002621,Nicholas,Allen,39,Veterinarian),(4001215,Wanda,Craven,43,Veterinarian),(4003657,Debbie,O'Neill,68,Veterinarian),(4001497,Wendy,Kirk,39,Veterinarian),(4009742,Beverly,Joseph,60,Veterinarian),(4007139,Tim,Griffin,58,Veterinarian),(4007137,Mike,Cash,71,Veterinarian),(4009749,Jennifer,Swanson,38,Veterinarian),(4002329,Sean,Oakley,23,Veterinarian),(4005367,Brad,Morrow,71,Veterinarian),(4000460,Cheryl,Horn,40,Veterinarian),(4001234,Samuel,Duke,28,Veterinarian),(4008876,Charles,Porter,21,Veterinarian),(4008072,Gene,Frye,70,Veterinarian),(4009756,James,Thompson,31,Veterinarian),(4005403,Ruby,Montgomery,48,Veterinarian),(4008075,Aaron,Lawrence,33,Veterinarian),(4000445,Benjamin,Simmons,70,Veterinarian),(4003591,Natalie,Meyers,53,Veterinarian),(4009174,Cindy,Block,40,Veterinarian),(4007094,Glenda,Howard,27,Veterinarian),(4005430,Kyle,Barton,39,Veterinarian),(4000426,Veronica,Callahan,31,Veterinarian),(4005450,Wesley,Winstead,47,Veterinarian),(4005452,Thomas,Braun,24,Veterinarian),(4000408,Jacob,Singleton,33,Veterinarian),(4006661,Jeff,Fowler,46,Veterinarian),(4003144,Samantha,Donovan,65,Veterinarian),(4008096,Laurence,Barbee,60,Veterinarian),(4007069,Toni,Keller,73,Veterinarian),(4008101,Beth,Cho,57,Veterinarian),(4008110,Janice,Buck,43,Veterinarian),(4002520,Rose,Hahn,37,Veterinarian),(4007030,Brooke,Harvey,21,Veterinarian),(4008126,Elizabeth,Davenport,71,Veterinarian),(4006660,Sandy,Stewart,58,Veterinarian),(4002912,Crystal,Denton,58,Veterinarian),(4008353,Greg,Anderson,22,Veterinarian),(4003474,Robyn,Leonard,65,Veterinarian),(4000092,Stacy,Olsen,25,Veterinarian),(4009027,Paige,May,38,Veterinarian),(4009306,Stacey,Frank,62,Veterinarian),(4006457,Jeffrey,Park,67,Veterinarian),(4000345,Frances,Wagner,28,Veterinarian),(4009822,Laura,Poe,28,Veterinarian),(4002587,Jacqueline,Lang,30,Veterinarian),(4006964,Sheryl,Daly,58,Veterinarian),(4005670,Jason,Houston,46,Veterinarian),(4003441,Gladys,West,47,Veterinarian),(4005683,Kristine,Fink,71,Veterinarian),(4001466,Herbert,Langley,35,Veterinarian),(4008870,Constance,Allred,47,Veterinarian),(4005736,Thomas,Shields,58,Veterinarian),(4002142,Stacey,Savage,62,Veterinarian),(4008643,Calvin,Wilder,42,Veterinarian),(4009294,Tim,Bland,44,Veterinarian),(4005799,June,Cox,28,Veterinarian),(4009293,Charlene,Blackburn,70,Veterinarian),(4002345,Brett,Wall,59,Veterinarian),(4006219,Joy,Orr,40,Veterinarian),(4005853,Derek,Hines,45,Veterinarian),(4005873,Rosemary,Welch,48,Veterinarian),(4000244,Penny,Neal,59,Veterinarian),(4000243,Clifford,Garrett,72,Veterinarian),(4006846,Norma,Fletcher,65,Veterinarian),(4000227,Edna,Coleman,58,Veterinarian),(4006816,Pauline,Connolly,41,Veterinarian),(4002878,Dawn,Frazier,43,Veterinarian),(4006229,Albert,Horne,60,Veterinarian),(4002553,Brooke,Brady,35,Veterinarian),(4003075,Robyn,Montgomery,72,Veterinarian),(4002340,Lloyd,Werner,40,Veterinarian),(4001822,Natalie,Goodwin,43,Veterinarian),(4000105,Patricia,Abrams,51,Veterinarian),(4008243,Ron,Gallagher,22,Veterinarian),(4003288,Carlos,Stanley,70,Veterinarian),(4009898,Becky,Martinez,28,Veterinarian),(4000006,Patrick,Song,42,Veterinarian),(4000153,Beth,McKenna,40,Veterinarian),(4008337,Kathleen,Blalock,54,Veterinarian),(4001376,Lori,Hwang,35,Veterinarian),(4000136,Dianne,Norman,68,Veterinarian),(4002091,Evan,Hu,71,Veterinarian),(4009271,Lawrence,Lee,70,Veterinarian),(4006546,Ronald,Barber,28,Veterinarian),(4002301,Vickie,Wolfe,72,Veterinarian),(4006264,Calvin,Vick,61,Veterinarian),(4006118,Harry,House,56,Veterinarian),(4008264,Bob,Roth,70,Veterinarian),(4002535,Katie,Locklear,63,Veterinarian),(4006501,Arlene,Huang,68,Veterinarian),(4003095,Jonathan,Larson,37,Veterinarian),(4006498,Bruce,Hauser,38,Veterinarian),<text:soft-page-break/>(4003214,Vickie,Kennedy,36,Veterinarian),(4002529,Elizabeth,Henry,39,Veterinarian),(4002487,Stacey,Alston,39,Veterinarian),(4006659,Penny,Rao,43,Veterinarian),(4008789,Eric,Stark,34,Veterinarian),(4007736,Kristine,Garner,32,Veterinarian),(4008765,Marlene,Sykes,60,Veterinarian),(4007716,Peter,Pittman,28,Veterinarian),(4004284,Derek,Moser,33,Veterinarian),(4001412,Thelma,Kaufman,69,Veterinarian),(4004293,Amy,Brandt,37,Veterinarian),(4009503,Catherine,Bowen,42,Veterinarian),(4002207,Tony,Silverman,75,Veterinarian),(4000908,Carole,Ashley,59,Veterinarian),(4007673,Stanley,Rosenberg,43,Veterinarian),(4004347,April,Grady,53,Veterinarian),(4002742,Ronnie,Morton,69,Veterinarian),(4002740,Don,Lang,28,Veterinarian),(4004152,Lloyd,Bates,69,Veterinarian),(4009513,Milton,Clark,58,Veterinarian),(4009518,Marc,Frederick,69,Veterinarian),(4002391,Natalie,McKinney,27,Veterinarian)})</text:p>
      <text:p text:style-name="P1">(Social worker,{(4008303,Clara,Day,39,Social worker),(4000415,Regina,Ellington,52,Social worker),(4000417,Joyce,Jennings,61,Social worker),(4000418,Tamara,Creech,46,Social worker),(4005451,Arthur,McCarthy,27,Social worker),(4006605,Tiffany,Gardner,25,Social worker),(4007529,Charlotte,Stafford,29,Social worker),(4000089,Sherri,Sutton,75,Social worker),(4009783,June,James,31,Social worker),(4001872,Allison,Adams,22,Social worker),(4009776,Sherri,Fitzgerald,51,Social worker),(4005993,Alicia,McKenzie,47,Social worker),(4004114,Lewis,Armstrong,26,Social worker),(4009582,Edward,May,41,Social worker),(4009203,Marlene,Boyle,42,Social worker),(4008386,Carrie,Wilcox,55,Social worker),(4001746,Bryan,Weiss,27,Social worker),(4001236,Catherine,Cannon,54,Social worker),(4006572,Juanita,Anderson,64,Social worker),(4006539,Jose,Golden,57,Social worker),(4005373,Rose,Bullock,71,Social worker),(4006021,Louise,Hunter,56,Social worker),(4008240,Tommy,Bradley,29,Social worker),(4007537,Warren,Andrews,56,Social worker),(4004612,Erica,Sweeney,35,Social worker),(4003623,Kathy,Page,59,Social worker),(4002357,Kristine,Hardy,41,Social worker),(4004030,Yvonne,Upchurch,38,Social worker),(4006267,Peggy,Webb,33,Social worker),(4007540,Stacy,Barton,21,Social worker),(4004345,Joanne,Cole,37,Social worker),(4003101,Sheryl,Moser,44,Social worker),(4006039,Julian,Ball,63,Social worker),(4005350,Walter,Field,31,Social worker),(4009164,Theodore,George,43,Social worker),(4006583,Ronnie,Waller,57,Social worker),(4000471,Kara,Crawford,40,Social worker),(4007542,Jacqueline,Herndon,33,Social worker),(4008402,Jason,Wolfe,45,Social worker),(4008495,Florence,Hammond,29,Social worker),(4009349,Renee,Hutchinson,33,Social worker),(4006047,LeRoy,Capps,71,Social worker),(4008038,Molly,Cash,55,Social worker),(4000814,Sandra,Simpson,28,Social worker),(4002442,Ken,Ritchie,27,Social worker),(4005282,Barbara,Clayton,43,Social worker),(4008037,Theodore,Gregory,70,Social worker),(4000819,Chris,Fleming,43,Social worker),(4004415,Sean,Harding,35,Social worker),(4008805,Glen,Barbee,58,Social worker),(4005270,Eileen,Wilcox,63,Social worker),(4008298,Lester,Fisher,51,Social worker),(4003689,Clifford,Ford,73,Social worker),(4009727,Victor,Lam,73,Social worker),(4008754,April,Barton,31,Social worker),(4002827,Melvin,Everett,53,Social worker),(4004394,Lucille,Diaz,36,Social worker),(4004560,Grace,Larson,38,Social worker),(4003713,Anthony,Logan,67,Social worker),(4004054,Gene,Church,52,Social worker),(4002260,Christian,Kelly,58,Social worker),(4002524,Carol,Link,43,Social worker),(4006102,Kara,Wall,68,Social worker),(4004358,Marjorie,Kidd,71,Social worker),(4001701,Tammy,Hoyle,63,Social worker),(4008926,Jan,Beasley,72,Social worker),(4007208,Crystal,Ward,39,Social worker),(4003078,Billy,Rodgers,60,Social worker),(4004552,Christopher,Floyd,57,Social worker),(4000056,Don,Sharpe,53,Social worker),(4007780,Howard,Blum,31,Social worker),(4005190,Hilda,Sigmon,52,Social worker),(4001173,Jeff,Parrish,62,Social worker),(4009713,Tracy,Wyatt,74,Social worker),(4009551,Tonya,Gill,24,Social worker),(4009709,Sam,Stokes,33,Social worker),<text:soft-page-break/>(4002053,Kent,Bauer,43,Social worker),(4006722,Randy,Baldwin,73,Social worker),(4007217,Susan,Lanier,35,Social worker),(4002822,Annie,Frye,67,Social worker),(4008407,Carmen,Lamb,67,Social worker),(4003236,Marguerite,Kearney,37,Social worker),(4003787,Clyde,Frazier,35,Social worker),(4006249,Tina,Gilliam,70,Social worker),(4006525,Denise,Coble,29,Social worker),(4001035,Samuel,Grossman,29,Social worker),(4002337,Patricia,Fischer,43,Social worker),(4003798,Florence,Hong,43,Social worker),(4006449,Dorothy,Martinez,65,Social worker),(4006152,Janice,Duke,70,Social worker),(4002816,Courtney,Casey,58,Social worker),(4007278,Mary,Gray,44,Social worker),(4003806,Ruby,Todd,55,Social worker),(4003224,Annie,Pugh,22,Social worker),(4006434,Calvin,Boone,35,Social worker),(4007296,Bruce,Kenney,57,Social worker),(4001144,Julian,Sweeney,40,Social worker),(4002895,Brian,Pearson,53,Social worker),(4003114,Gary,Riddle,72,Social worker),(4001402,Pamela,Bryan,55,Social worker),(4000624,Aaron,McLean,35,Social worker),(4002715,Terry,Martinez,33,Social worker),(4002366,Diana,Becker,35,Social worker),(4004367,Patricia,Archer,42,Social worker),(4004998,Holly,Perez,43,Social worker),(4001603,Jeremy,Song,37,Social worker),(4001140,Earl,Tyler,45,Social worker),(4003837,Phillip,Curtis,56,Social worker),(4004957,Don,Hall,23,Social worker),(4006469,Dianne,Hodges,41,Social worker),(4009648,Alison,Newell,67,Social worker),(4003098,Sue,Lanier,68,Social worker),(4003855,Jennifer,Riley,64,Social worker),(4001029,Matthew,Hurley,41,Social worker),(4001641,Connie,Lyons,73,Social worker),(4007358,Rhonda,Buckley,74,Social worker),(4006658,Cynthia,Corbett,52,Social worker),(4004083,Leonard,Conrad,40,Social worker),(4006304,Ted,Sherrill,32,Social worker),(4008661,Harriet,Weiss,56,Social worker),(4003881,Neil,Hull,24,Social worker),(4001710,Mark,Cook,43,Social worker),(4004893,Ted,Franklin,44,Social worker),(4001637,James,Tate,35,Social worker),(4003888,Dean,James,44,Social worker),(4008831,Wayne,Carpenter,30,Social worker),(4003892,Lynne,Clayton,68,Social worker),(4007373,Ted,Hong,66,Social worker),(4002211,Alexander,Carver,28,Social worker),(4007909,Leslie,Paul,59,Social worker),(4009184,Stuart,Sherrill,69,Social worker),(4007723,Chris,Chan,46,Social worker),(4004806,Kevin,Faulkner,39,Social worker),(4009491,Tracey,Monroe,30,Social worker),(4009048,Claude,Hanna,70,Social worker),(4007646,Helen,Mangum,73,Social worker),(4004795,Vincent,Silver,51,Social worker),(4004777,Pauline,Katz,27,Social worker),(4006284,Marlene,Hedrick,34,Social worker),(4003956,Kathryn,Abrams,56,Social worker),(4004752,Joan,Mills,69,Social worker),(4001079,Rebecca,Gregory,30,Social worker),(4003964,Maria,Goldstein,66,Social worker),(4009609,Ruby,Webster,69,Social worker),(4006294,Kerry,Watts,38,Social worker),(4008559,Jean,Martin,71,Social worker),(4004746,Lois,Bridges,52,Social worker),(4000759,Lynn,Anthony,43,Social worker),(4002319,Michael,Clayton,68,Social worker),(4000923,Maureen,Bowles,37,Social worker),(4004721,Lori,Douglas,60,Social worker),(4009463,Christopher,Ennis,42,Social worker),(4007749,Alvin,Meadows,39,Social worker),(4004196,Rodney,Park,70,Social worker),(4004707,Faye,Baker,35,Social worker),(4009289,Leigh,Hardin,46,Social worker),(4008986,Elaine,Stanton,42,Social worker),(4008186,Doris,Levine,58,Social worker),(4004701,Marc,Pollard,67,Social worker),(4005797,Connie,Whitehead,50,Social worker),(4006893,Frances,Lim,65,Social worker),(4002245,Philip,Barefoot,66,Social worker),(4000285,Donna,Lehman,71,Social worker),(4000292,Donna,Rice,21,Social worker),(4008170,Irene,Sullivan,36,Social worker),(4001607,Randy,Avery,74,Social worker),(4008165,Annie,Sharpe,33,Social worker),(4005730,Eleanor,Mullins,57,Social worker),(4005729,Jane,Yu,69,Social worker),(4008162,Joe,Peacock,28,Social worker),(4008349,Betty,Stout,57,Social worker),(4002182,James,Crowder,64,Social worker),(4003430,Steve,Lowry,30,Social worker),(4000259,Margaret,Burgess,74,Social worker),<text:soft-page-break/>(4003355,Stanley,Griffith,34,Social worker),(4005864,Renee,Wyatt,42,Social worker),(4005697,Donald,Kaufman,41,Social worker),(4000324,Annie,Haynes,51,Social worker),(4002145,Tim,Holland,64,Social worker),(4005685,Todd,Scott,50,Social worker),(4006965,Curtis,Braswell,68,Social worker),(4008700,Ashley,Corbett,58,Social worker),(4003983,Clyde,McIntyre,45,Social worker),(4006979,Katie,Connor,21,Social worker),(4003465,Johnny,Xu,68,Social worker),(4009869,Gene,Conrad,74,Social worker),(4007883,Joel,Winstead,43,Social worker),(4004695,Marjorie,Zhao,60,Social worker),(4002590,Clara,Bush,51,Social worker),(4009816,Kathryn,Reilly,35,Social worker),(4004690,Janet,Bailey,64,Social worker),(4008352,Lois,Frederick,52,Social worker),(4001964,Anita,Honeycutt,57,Social worker),(4002457,Catherine,Dean,67,Social worker),(4005909,Bradley,Quinn,66,Social worker),(4001673,Jimmy,Schroeder,24,Social worker),(4009218,Kenneth,Pridgen,37,Social worker),(4005560,Marvin,Carver,58,Social worker),(4005924,Eric,Guthrie,32,Social worker),(4004688,Juanita,Hopkins,36,Social worker),(4008630,Rita,Ashley,66,Social worker),(4009102,Ryan,Faulkner,43,Social worker),(4001274,Lloyd,Boyd,42,Social worker),(4000393,Molly,Cox,55,Social worker),(4004456,Adam,Mayo,51,Social worker),(4006815,Wallace,Sykes,70,Social worker),(4009320,Lynn,Neal,43,Social worker),(4003529,James,Watson,61,Social worker),(4001268,Steven,Chang,58,Social worker),(4003140,Dwight,McClure,67,Social worker),(4007057,Danielle,Singleton,51,Social worker),(4008487,Ruth,McDonald,32,Social worker)})</text:p>
      <text:p text:style-name="P1">(Civil engineer,{(4000053,Jason,Cross,56,Civil engineer),(4002495,Joe,Duffy,59,Civil engineer),(4009076,Anna,Creech,35,Civil engineer),(4009075,Jerry,Middleton,55,Civil engineer),(4001740,Melanie,Kirkland,45,Civil engineer),(4008715,Kim,Hampton,29,Civil engineer),(4002423,Joyce,Stern,26,Civil engineer),(4009040,Sarah,Braswell,41,Civil engineer),(4008761,Jerome,Barbour,33,Civil engineer),(4006533,William,Gold,65,Civil engineer),(4006698,Lois,Sharp,47,Civil engineer),(4001894,Nathan,Daly,29,Civil engineer),(4006176,Marian,Hoover,38,Civil engineer),(4006119,Victoria,Rosen,51,Civil engineer),(4006728,Betsy,Burke,43,Civil engineer),(4000132,Jessica,Hester,72,Civil engineer),(4008970,Francis,Maynard,55,Civil engineer),(4006050,Alice,Beck,35,Civil engineer),(4006038,Stacy,May,22,Civil engineer),(4009896,Kelly,Allen,26,Civil engineer),(4006764,Mike,Allison,59,Civil engineer),(4006786,Harry,Watts,69,Civil engineer),(4000214,Sheryl,Dunn,71,Civil engineer),(4005957,Stanley,Fox,73,Civil engineer),(4000221,Glenda,Boswell,28,Civil engineer),(4006809,Shelley,Fisher,68,Civil engineer),(4002130,Colleen,Perry,55,Civil engineer),(4005846,Julia,Howe,62,Civil engineer),(4005818,Ann,Harding,54,Civil engineer),(4005780,Nancy,Crane,27,Civil engineer),(4001906,Brooke,Terry,51,Civil engineer),(4000313,Judith,Dolan,44,Civil engineer),(4005682,April,Garner,45,Civil engineer),(4005680,Lucille,Benson,34,Civil engineer),(4009824,Sharon,Howard,41,Civil engineer),(4005636,Dan,Gill,59,Civil engineer),(4006977,Heather,Jones,72,Civil engineer),(4000349,Russell,Dalton,21,Civil engineer),(4006992,Katharine,Mullins,71,Civil engineer),(4005581,Ruby,Watson,44,Civil engineer),(4000374,Jason,Livingston,67,Civil engineer),(4007034,Josephine,Guthrie,65,Civil engineer),(4006602,Anita,Nolan,36,Civil engineer),(4007053,Tonya,Simmons,57,Civil engineer),(4009791,William,Osborne,56,Civil engineer),(4005467,Craig,Cohen,53,Civil engineer),(4007079,Phyllis,Goldstein,60,Civil engineer),(4007080,Esther,Burns,58,Civil engineer),(4000419,Toni,Lynn,67,Civil engineer),(4009760,Anthony,Tyson,38,Civil engineer),(4007127,Francis,Pugh,57,Civil engineer),(4000473,Edwin,Curtis,25,Civil engineer),(4008859,Nicole,Church,21,Civil engineer),(4007157,Danielle,Sinclair,75,Civil engineer),(4005290,Guy,Church,22,Civil engineer),(4006568,Dan,Carson,21,Civil engineer),(4007176,Geraldine,Leonard,66,Civil engineer),(4005250,Dolores,Sinclair,35,Civil engineer),(4001917,Juanita,Cox,24,Civil engineer),(4009946,Anne,Gillespie,32,Civil engineer),<text:soft-page-break/>(4001918,Kent,Godfrey,33,Civil engineer),(4005207,Claude,Adkins,66,Civil engineer),(4007209,Jeffrey,Campbell,54,Civil engineer),(4005173,Andrea,Desai,33,Civil engineer),(4005159,Michelle,Bland,64,Civil engineer),(4005150,Phillip,Burnette,55,Civil engineer),(4000563,Willie,Green,34,Civil engineer),(4009703,Kristin,Schroeder,26,Civil engineer),(4000570,Vicki,Harrell,74,Civil engineer),(4007248,Ross,Erickson,31,Civil engineer),(4000581,Wesley,Bruce,39,Civil engineer),(4005035,Rose,Baker,70,Civil engineer),(4000621,Melinda,Phillips,28,Civil engineer),(4002171,Marjorie,Davenport,55,Civil engineer),(4000640,Jon,Baker,53,Civil engineer),(4004937,Anne,Brennan,70,Civil engineer),(4009640,Sean,Bowman,44,Civil engineer),(4004902,Geoffrey,Tanner,62,Civil engineer),(4007372,Grace,Tilley,45,Civil engineer),(4009620,Priscilla,Hu,37,Civil engineer),(4000083,Faye,Sparks,61,Civil engineer),(4007400,Wade,Griffith,62,Civil engineer),(4004824,Toni,Schwarz,41,Civil engineer),(4009614,Howard,Greenberg,35,Civil engineer),(4002177,Guy,McIntosh,46,Civil engineer),(4007454,Jamie,Kenney,41,Civil engineer),(4008996,Sam,Lamb,39,Civil engineer),(4004743,Rosemary,Crane,71,Civil engineer),(4004699,Kenneth,Lang,55,Civil engineer),(4004694,Max,Craven,29,Civil engineer),(4007527,Frederick,Booth,75,Civil engineer),(4000793,Nina,Beach,48,Civil engineer),(4007532,Renee,Fox,71,Civil engineer),(4009575,Melanie,Abrams,63,Civil engineer),(4004618,Frances,Lambert,62,Civil engineer),(4004603,Michael,Simon,72,Civil engineer),(4000044,Patricia,Mangum,67,Civil engineer),(4007548,Gene,Jensen,72,Civil engineer),(4007584,Neal,Bland,58,Civil engineer),(4000850,Lloyd,Haynes,34,Civil engineer),(4004505,Gloria,Chapman,32,Civil engineer),(4008910,George,Norton,69,Civil engineer),(4007626,Allan,Vaughan,48,Civil engineer),(4007627,Mildred,Nichols,30,Civil engineer),(4002193,Jeanette,Maxwell,36,Civil engineer),(4004402,Todd,Corbett,48,Civil engineer),(4004392,Lynn,Cook,26,Civil engineer),(4007658,Sandy,Everett,54,Civil engineer),(4004321,Lester,Forbes,45,Civil engineer),(4004316,Roger,Watts,25,Civil engineer),(4008858,Carole,Cooper,32,Civil engineer),(4009487,Valerie,Sanders,57,Civil engineer),(4008913,Carla,Odom,59,Civil engineer),(4009476,Jeanette,Lowe,58,Civil engineer),(4004192,James,Burnett,57,Civil engineer),(4009475,Erik,Craven,69,Civil engineer),(4009468,Barbara,Herbert,45,Civil engineer),(4004105,Gloria,Simpson,32,Civil engineer),(4007798,Claudia,Sims,22,Civil engineer),(4001026,George,Mathews,27,Civil engineer),(4004057,Wesley,Morrow,57,Civil engineer),(4004053,Walter,Sawyer,74,Civil engineer),(4007838,Angela,Brandon,63,Civil engineer),(4006625,Lloyd,Byrd,60,Civil engineer),(4003973,Alex,Shields,29,Civil engineer),(4003965,Eugene,Hernandez,53,Civil engineer),(4001083,Edna,Benton,45,Civil engineer),(4009396,Julia,Braun,32,Civil engineer),(4003876,Jeremy,Goldman,67,Civil engineer),(4003866,Dennis,Alston,32,Civil engineer),(4003829,Sharon,Schultz,67,Civil engineer),(4003819,Jean,Oh,70,Civil engineer),(4003809,Kim,Sanders,29,Civil engineer),(4008002,Samantha,Gross,23,Civil engineer),(4001168,Sharon,Mathews,51,Civil engineer),(4003749,Dwight,Lowry,37,Civil engineer),(4009367,Jon,Barrett,26,Civil engineer),(4006628,Joseph,Archer,32,Civil engineer),(4009352,Cynthia,Bullock,36,Civil engineer),(4001226,Edgar,Coley,72,Civil engineer),(4003612,Hugh,Petty,51,Civil engineer),(4008080,Ben,Frazier,34,Civil engineer),(4008089,Harold,Bowles,48,Civil engineer),(4008098,Paige,Wheeler,61,Civil engineer),(4001834,Roberta,Dorsey,60,Civil engineer),(4003489,Wallace,Xu,40,Civil engineer),(4001968,Kara,McCoy,64,Civil engineer),(4008941,Bobby,Cho,45,Civil engineer),(4003459,Susan,McConnell,31,Civil engineer),(4003421,Tammy,Watts,33,Civil engineer),(4008173,Emma,Daniels,28,Civil engineer),(4001329,Eugene,Garrison,53,Civil engineer),(4003364,Joanna,House,44,Civil engineer),(4003320,Katharine,Haynes,62,Civil engineer),(4001361,Kristina,Spears,48,Civil engineer),(4003296,Leslie,Arnold,44,Civil engineer),(4003294,Francis,Gonzalez,51,Civil engineer),(4003280,Willie,Dougherty,28,Civil engineer),<text:soft-page-break/>(4003253,Franklin,Keith,28,Civil engineer),(4001395,Samantha,Zhao,56,Civil engineer),(4003197,Edward,Dickinson,65,Civil engineer),(4008287,Cynthia,Hunter,72,Civil engineer),(4003134,Jessica,Friedman,27,Civil engineer),(4001444,Laura,Cowan,30,Civil engineer),(4008338,Jane,Chandler,61,Civil engineer),(4003054,Allison,Greer,60,Civil engineer),(4009208,Gloria,Day,36,Civil engineer),(4003002,Sylvia,Bailey,30,Civil engineer),(4002978,Juan,Stein,60,Civil engineer),(4001502,Joanna,Dunlap,61,Civil engineer),(4008424,Gail,Buckley,35,Civil engineer),(4006550,Kerry,Tan,23,Civil engineer),(4002923,Connie,Neal,32,Civil engineer),(4009172,Timothy,Ayers,62,Civil engineer),(4008482,Jeanette,Bean,41,Civil engineer),(4001556,Kristina,Goodman,67,Civil engineer),(4001558,Amy,Holt,32,Civil engineer),(4008496,Cecil,Rose,37,Civil engineer),(4001563,Derek,Foster,21,Civil engineer),(4001564,Alexander,Kramer,40,Civil engineer),(4008507,Yvonne,Flowers,54,Civil engineer),(4002806,Marguerite,Finley,42,Civil engineer),(4002792,Carlos,Bowling,67,Civil engineer),(4000031,Neal,Middleton,59,Civil engineer),(4002717,Paige,Davis,30,Civil engineer),(4001638,Harry,Barber,59,Civil engineer),(4008604,Willie,Kent,39,Civil engineer),(4002623,Sylvia,Kirby,58,Civil engineer),(4002619,James,Kang,27,Civil engineer),(4009100,Gretchen,McBride,65,Civil engineer),(4008645,Gwendolyn,Sweeney,27,Civil engineer),(4002549,Karen,Noble,27,Civil engineer),(4009091,Claire,O'Neill,35,Civil engineer)})</text:p>
      <text:p text:style-name="P1">(Police officer,{(4004623,Norman,Hong,25,Police officer),(4004626,Annette,Whitley,62,Police officer),(4001626,Thelma,Davenport,33,Police officer),(4000798,Christina,Livingston,48,Police officer),(4000777,Peggy,Blackburn,57,Police officer),(4007501,Benjamin,York,70,Police officer),(4001132,Frederick,Howard,60,Police officer),(4008148,Catherine,Lu,61,Police officer),(4001569,Kathy,Gibbons,33,Police officer),(4006547,Marjorie,Todd,52,Police officer),(4003473,Richard,Kent,34,Police officer),(4001991,Kay,Grossman,37,Police officer),(4004794,Bill,Collins,30,Police officer),(4009612,Lester,Burton,75,Police officer),(4001383,Michele,Kang,31,Police officer),(4001288,Beverly,Spivey,32,Police officer),(4002687,Constance,Schwartz,75,Police officer),(4002285,Bryan,Howell,23,Police officer),(4004859,Keith,Schneider,39,Police officer),(4007377,Benjamin,Justice,64,Police officer),(4008122,Wallace,Love,30,Police officer),(4007368,Scott,Larson,23,Police officer),(4001380,Irene,Law,39,Police officer),(4003097,Barbara,Blalock,45,Police officer),(4003912,Claude,Law,28,Police officer),(4002098,Jeremy,Currie,32,Police officer),(4008994,Gregory,Singh,71,Police officer),(4007354,Janet,Barker,67,Police officer),(4004924,Glenda,Skinner,58,Police officer),(4001962,Keith,Chang,36,Police officer),(4000663,Claire,Henry,29,Police officer),(4007905,Elsie,Perkins,30,Police officer),(4004943,Steven,Brandon,38,Police officer),(4002851,Jackie,Coleman,73,Police officer),(4007342,Alvin,Hines,72,Police officer),(4007898,Nancy,Braswell,41,Police officer),(4007895,Lisa,Hobbs,36,Police officer),(4008112,Kathy,Washington,73,Police officer),(4001069,Jonathan,Davies,28,Police officer),(4004968,Vernon,Khan,29,Police officer),(4006631,Milton,Orr,33,Police officer),(4001051,Arlene,Higgins,62,Police officer),(4009667,Steve,Horne,63,Police officer),(4000615,Eva,Mann,30,Police officer),(4001797,Rebecca,Cox,61,Police officer),(4003546,Marjorie,Rao,73,Police officer),(4009669,Wade,Hamrick,35,Police officer),(4004033,Donna,Parker,61,Police officer),(4004034,Marlene,Werner,42,Police officer),(4003548,Katharine,Womble,73,Police officer),(4005091,Tracey,Hancock,37,Police officer),(4005095,Christina,Heller,59,Police officer),(4009234,Phyllis,Andrews,37,Police officer),(4008775,Lois,Caldwell,48,Police officer),(4001648,Sheila,Barnett,72,Police officer),(4005116,Valerie,Levin,53,Police officer),(4005131,Edna,Carver,74,Police officer),(4009707,Debbie,Kuhn,35,Police officer),(4007218,Betsy,Bradford,38,Police officer),(4008602,Stephen,Wilkinson,24,Police officer),(4008450,Derek,Snow,59,Police officer),(4005174,Roger,Law,39,Police officer),<text:soft-page-break/>(4003180,Jennifer,Bennett,71,Police officer),(4005182,Virginia,Pollard,73,Police officer),(4007212,Juanita,Sykes,38,Police officer),(4001651,Warren,Hendricks,45,Police officer),(4003588,Mike,Goodman,40,Police officer),(4008608,Betsy,McLean,41,Police officer),(4004139,Angela,Duke,57,Police officer),(4005193,Lynda,Herring,39,Police officer),(4000538,Bradley,Duke,27,Police officer),(4007193,Allison,Parsons,56,Police officer),(4000503,Glenda,McMillan,61,Police officer),(4007186,William,Dickson,25,Police officer),(4007166,Alicia,Berg,44,Police officer),(4005273,Suzanne,Han,52,Police officer),(4005274,Natalie,Currie,34,Police officer),(4005278,Heidi,Allen,64,Police officer),(4002625,Laurie,Barrett,67,Police officer),(4004140,Robert,Crane,45,Police officer),(4009460,Wayne,Rivera,32,Police officer),(4007776,Ray,Gibbs,62,Police officer),(4004156,Sheila,Mullen,69,Police officer),(4005313,Elisabeth,Oakley,57,Police officer),(4009059,Peggy,Hines,59,Police officer),(4005341,Amy,Larson,49,Police officer),(4001911,Raymond,Grant,38,Police officer),(4007111,Nicholas,Wiley,34,Police officer),(4000978,Neil,Sharpe,74,Police officer),(4007759,Kate,Brooks,71,Police officer),(4009278,Betty,Lopez,51,Police officer),(4009784,Jeff,Collins,28,Police officer),(4002101,Judy,Cooke,37,Police officer),(4000039,Erica,Hall,33,Police officer),(4001665,Harvey,McClure,65,Police officer),(4007051,Leonard,Maynard,30,Police officer),(4000065,Eugene,Graham,52,Police officer),(4005516,Edna,Cassidy,26,Police officer),(4005526,Joel,McLean,34,Police officer),(4000090,Patsy,Sinclair,48,Police officer),(4002206,Jennifer,Golden,45,Police officer),(4004238,Arnold,Berry,53,Police officer),(4009255,Marvin,O'Connor,65,Police officer),(4009807,Louis,Goodwin,46,Police officer),(4007020,Sara,Tuttle,33,Police officer),(4009493,Nelson,Hwang,71,Police officer),(4005589,Sean,Hatcher,33,Police officer),(4006455,Kelly,Bunn,44,Police officer),(4001224,Virginia,Hines,50,Police officer),(4001217,Richard,Hinton,65,Police officer),(4007705,Jeremy,Savage,26,Police officer),(4003341,Diane,Shah,61,Police officer),(4004270,Marianne,Levin,46,Police officer),(4006983,Kara,Boyette,63,Police officer),(4005650,Diane,Friedman,59,Police officer),(4007702,Theresa,Tyson,61,Police officer),(4005652,Rhonda,Tyler,71,Police officer),(4002755,Sheryl,Briggs,28,Police officer),(4000333,Kenneth,Pickett,28,Police officer),(4003342,Leigh,Berg,40,Police officer),(4000928,Jennifer,Cox,36,Police officer),(4006946,Jeanne,Duffy,55,Police officer),(4004288,Irene,Cook,63,Police officer),(4004291,Jesse,Weinstein,53,Police officer),(4006312,Jeanne,Joseph,64,Police officer),(4000913,Lucy,Copeland,36,Police officer),(4000303,Erin,Finch,54,Police officer),(4006915,Laurence,Levin,62,Police officer),(4003209,Beverly,Davenport,34,Police officer),(4004311,Anita,Hester,47,Police officer),(4004317,Faye,Black,49,Police officer),(4006873,Victoria,Brandon,58,Police officer),(4006872,Rita,Lopez,67,Police officer),(4006871,Edna,Hinson,48,Police officer),(4001204,Tiffany,Cannon,24,Police officer),(4005847,Ken,Bullard,40,Police officer),(4004324,Michelle,Russell,47,Police officer),(4002489,Arthur,McCullough,45,Police officer),(4005866,Pam,Adcock,21,Police officer),(4005871,Bradley,Pollock,59,Police officer),(4008500,Marlene,Burnett,57,Police officer),(4009357,Richard,Walters,37,Police officer),(4000233,Alex,Henry,67,Police officer),(4006843,Warren,Horn,33,Police officer),(4000231,Marguerite,Weiner,45,Police officer),(4009878,Sean,Hale,71,Police officer),(4007666,Gilbert,McAllister,62,Police officer),(4002199,Keith,Holt,44,Police officer),(4005992,Adam,Mathews,50,Police officer),(4004364,Michael,Vick,49,Police officer),(4006003,Vernon,Elliott,39,Police officer),(4001445,Larry,Boswell,32,Police officer),(4003121,Helen,Brewer,49,Police officer),(4006774,Vivian,Sun,56,Police officer),(4003717,Patrick,Underwood,43,Police officer),(4006768,Eleanor,Kessler,37,Police officer),(4004369,Gordon,Sun,70,Police officer),(4009082,Audrey,Olsen,30,Police officer),(4009900,Nathan,Lehman,63,Police officer),(4004373,Roberta,Hauser,36,Police officer),<text:soft-page-break/>(4009913,Christina,Kidd,58,Police officer),(4009515,Marjorie,Dorsey,74,Police officer),(4006106,Valerie,Strickland,63,Police officer),(4006107,Wayne,Pappas,45,Police officer),(4008018,Monica,Hayes,59,Police officer),(4002909,Betsy,Cochran,48,Police officer),(4002093,Pam,Khan,39,Police officer),(4009229,Ruth,Garcia,34,Police officer),(4009297,Edith,Briggs,26,Police officer),(4001156,Angela,O'Donnell,35,Police officer),(4009088,Janet,Faulkner,35,Police officer),(4002019,Paul,Lester,24,Police officer),(4001890,Jesse,Chase,58,Police officer),(4006183,Brenda,Beck,31,Police officer),(4003229,Gloria,Henson,25,Police officer),(4001987,Rosemary,Choi,26,Police officer),(4002865,Maurice,Norris,56,Police officer),(4009029,Harvey,Peele,43,Police officer),(4008770,Ricky,Dixon,51,Police officer),(4008763,Wesley,McKay,23,Police officer),(4002722,Marian,Garner,65,Police officer),(4008760,Katie,Kramer,61,Police officer),(4001784,Kim,Raynor,49,Police officer),(4002352,Dorothy,King,66,Police officer),(4008744,Larry,Oliver,47,Police officer),(4008172,Carole,White,26,Police officer),(4007610,Marian,Roberts,30,Police officer),(4008160,Arlene,Michael,64,Police officer),(4003808,Caroline,Parker,43,Police officer),(4003814,Cameron,Berg,62,Police officer),(4004494,Gina,Hendricks,58,Police officer),(4004508,Maureen,Richards,61,Police officer),(4007595,Joyce,Bridges,44,Police officer),(4008430,Esther,Kinney,72,Police officer),(4007586,Walter,Rogers,31,Police officer),(4009298,Jack,Walsh,24,Police officer),(4002382,Jimmy,Willis,70,Police officer),(4001483,Janice,Hicks,68,Police officer),(4000847,Natalie,Cooke,66,Police officer),(4003026,Eugene,Yu,48,Police officer),(4006291,Ruby,Strauss,57,Police officer),(4003029,Marilyn,Bland,72,Police officer),(4008365,Leon,Haynes,29,Police officer),(4004535,Catherine,Lam,62,Police officer),(4008513,Maxine,Ennis,26,Police officer),(4001840,Grace,Hatcher,57,Police officer),(4004580,Bernard,Johnson,69,Police officer),(4000805,Christine,Cline,36,Police officer),(4003844,Deborah,Liu,36,Police officer)})</text:p>
      <text:p text:style-name="P1">(Childcare worker,{(4003050,Victoria,York,65,Childcare worker),(4003059,Deborah,Corbett,31,Childcare worker),(4003065,Alan,Sutton,67,Childcare worker),(4000055,Gretchen,Holmes,39,Childcare worker),(4003100,Meredith,Cummings,26,Childcare worker),(4009023,Brooke,Nicholson,41,Childcare worker),(4001537,Betty,Bond,50,Childcare worker),(4003129,Lewis,Roberson,38,Childcare worker),(4008457,Elaine,Lawson,71,Childcare worker),(4003212,Troy,Bolton,70,Childcare worker),(4003220,Tina,Abrams,68,Childcare worker),(4008671,Peter,Perez,22,Childcare worker),(4008461,Mildred,Rosenthal,59,Childcare worker),(4008266,Jill,Jernigan,52,Childcare worker),(4001377,Anne,Benton,44,Childcare worker),(4003272,Jeanne,Lewis,70,Childcare worker),(4008244,Danielle,Lowry,30,Childcare worker),(4009018,Janet,Kern,71,Childcare worker),(4008221,Hazel,Mullen,53,Childcare worker),(4003324,Elaine,Pratt,30,Childcare worker),(4003373,Monica,Hampton,45,Childcare worker),(4008191,Lee,Hardy,26,Childcare worker),(4008190,Tammy,French,31,Childcare worker),(4003391,Jerry,McNamara,38,Childcare worker),(4003394,Claudia,Bowden,70,Childcare worker),(4008174,Danny,Gay,72,Childcare worker),(4008743,Amanda,Holmes,48,Childcare worker),(4008140,Laurie,Brandon,34,Childcare worker),(4008139,Lester,Buck,52,Childcare worker),(4001833,Ronnie,Stephens,58,Childcare worker),(4006456,Annette,Ward,59,Childcare worker),(4003552,Dorothy,Graham,35,Childcare worker),(4003576,Gail,Andrews,22,Childcare worker),(4001559,Walter,English,38,Childcare worker),(4003602,Arthur,Cheek,32,Childcare worker),(4003605,Cheryl,Lutz,23,Childcare worker),(4001229,Robyn,Norman,53,Childcare worker),(4009348,Kathryn,Huang,33,Childcare worker),(4009353,Amanda,Todd,59,Childcare worker),(4008733,Carmen,Wells,55,Childcare worker),(4002308,Deborah,Blake,29,Childcare worker),(4003694,Richard,Olsen,49,Childcare worker),(4001186,Shawn,Hardison,73,Childcare worker),(4003750,Kevin,Ivey,31,Childcare worker),(4001171,Ellen,Chappell,24,Childcare worker),(4003778,Ian,Ashley,34,Childcare worker),(4001756,Lisa,Bennett,31,Childcare worker),<text:soft-page-break/>(4007987,Charlotte,Morrow,32,Childcare worker),(4000034,Jerome,Johnston,38,Childcare worker),(4001838,Bruce,Kaufman,23,Childcare worker),(4007963,Joanna,Schroeder,31,Childcare worker),(4003835,Kerry,Carpenter,51,Childcare worker),(4002307,Maurice,Douglas,60,Childcare worker),(4001126,Randy,Hirsch,49,Childcare worker),(4002803,Annie,Lim,27,Childcare worker),(4003872,Claudia,Epstein,49,Childcare worker),(4003877,Josephine,Fitzgerald,68,Childcare worker),(4003898,Gina,Currin,74,Childcare worker),(4000067,Luis,Hinton,69,Childcare worker),(4008919,Martin,Haynes,59,Childcare worker),(4009404,Nicole,Reese,57,Childcare worker),(4002305,Johnny,Hinson,35,Childcare worker),(4009416,Eva,Levine,64,Childcare worker),(4007871,Connie,Duffy,35,Childcare worker),(4007851,Sue,Hudson,68,Childcare worker),(4001048,Debbie,Chappell,25,Childcare worker),(4007835,Brandon,Oakley,54,Childcare worker),(4007809,Jean,Williford,42,Childcare worker),(4000018,Jean,Griffin,45,Childcare worker),(4007796,Billy,Li,69,Childcare worker),(4001001,Rosemary,Holt,35,Childcare worker),(4004204,Suzanne,Glover,29,Childcare worker),(4000963,Emily,O'Brien,56,Childcare worker),(4006578,Denise,Winters,59,Childcare worker),(4007712,Kristin,Brewer,34,Childcare worker),(4001847,Thomas,Reed,66,Childcare worker),(4001593,Diana,Whitaker,39,Childcare worker),(4004267,Linda,Bowen,70,Childcare worker),(4007701,Marshall,Garrison,54,Childcare worker),(4008543,Florence,Huff,58,Childcare worker),(4004309,Jessie,Bond,41,Childcare worker),(4000910,Megan,Kelley,69,Childcare worker),(4001848,Russell,Stephenson,64,Childcare worker),(4004353,Janet,Herman,64,Childcare worker),(4001752,Kathy,Capps,28,Childcare worker),(4007662,Sandy,Diaz,30,Childcare worker),(4004368,Keith,Dunn,26,Childcare worker),(4007657,Angela,McGee,69,Childcare worker),(4007650,Dana,Bryant,43,Childcare worker),(4002730,Ruth,Welch,62,Childcare worker),(4009525,Mitchell,Braswell,54,Childcare worker),(4006331,Angela,Cherry,29,Childcare worker),(4000037,Elsie,Barton,27,Childcare worker),(4004475,Leigh,Bennett,34,Childcare worker),(4004477,William,Black,68,Childcare worker),(4000866,Patrick,Fox,52,Childcare worker),(4000864,Renee,Daly,52,Childcare worker),(4002719,Kelly,Ryan,75,Childcare worker),(4007607,Max,Gibbons,50,Childcare worker),(4002430,Helen,Koch,40,Childcare worker),(4000849,Darlene,Gibson,64,Childcare worker),(4001620,Ruby,McNamara,44,Childcare worker),(4000834,Kim,McKenna,65,Childcare worker),(4004559,Florence,Walton,33,Childcare worker),(4002704,Melissa,Riggs,62,Childcare worker),(4007496,Kathryn,Walker,49,Childcare worker),(4004763,Ted,Harper,41,Childcare worker),(4004768,Vivian,Marks,58,Childcare worker),(4002694,Sheryl,Boswell,44,Childcare worker),(4007440,Ernest,Sun,58,Childcare worker),(4008896,Suzanne,Erickson,74,Childcare worker),(4007417,Christopher,Burnett,34,Childcare worker),(4002175,Joel,Sharpe,61,Childcare worker),(4000702,Zachary,Black,26,Childcare worker),(4004865,Carmen,Maynard,34,Childcare worker),(4000686,Sherri,Owen,66,Childcare worker),(4007363,Eugene,Carlson,53,Childcare worker),(4004891,Ashley,Page,50,Childcare worker),(4004925,Jay,Perry,74,Childcare worker),(4000658,Barbara,Morgan,53,Childcare worker),(4006454,Jerome,Crabtree,69,Childcare worker),(4009651,Oscar,Holloway,37,Childcare worker),(4004956,Yvonne,Faircloth,63,Childcare worker),(4004960,Joy,Kessler,63,Childcare worker),(4000641,Annie,Holden,36,Childcare worker),(4000631,Brooke,Boswell,66,Childcare worker),(4005012,Floyd,Rosenthal,32,Childcare worker),(4005039,Leroy,Fowler,30,Childcare worker),(4005042,Holly,Browning,56,Childcare worker),(4002166,Deborah,Dixon,45,Childcare worker),(4001896,Marian,Rich,38,Childcare worker),(4009694,Alexander,Williams,60,Childcare worker),(4005107,Penny,Levine,28,Childcare worker),(4005163,Geoffrey,Sparks,29,Childcare worker),(4002451,Jerry,Hicks,66,Childcare worker),(4007210,Alfred,Burton,30,Childcare worker),(4000540,Nicholas,Baldwin,71,Childcare worker),(4000487,Evelyn,Lyons,51,Childcare worker),(4002456,Linda,Dolan,22,Childcare worker),(4001867,Wesley,Shaw,55,Childcare worker),(4007148,Calvin,Crawford,25,Childcare worker),(4007108,Lisa,Bowling,31,Childcare worker),(4005405,Lindsay,Lehman,52,Childcare worker),(4000444,Thomas,Fuller,51,Childcare worker),(4005456,Irene,Braun,42,Childcare worker),<text:soft-page-break/>(4006604,Bradley,O'Brien,30,Childcare worker),(4009794,Marian,George,25,Childcare worker),(4005546,Anthony,Lewis,71,Childcare worker),(4009804,Bobby,Lane,38,Childcare worker),(4005561,Andrew,Chan,63,Childcare worker),(4007018,Jenny,Riggs,66,Childcare worker),(4006225,Paige,Sharp,56,Childcare worker),(4000091,Kelly,Bowman,69,Childcare worker),(4006984,Jose,Blanchard,66,Childcare worker),(4000356,Kay,Hess,56,Childcare worker),(4005621,Erika,Garner,33,Childcare worker),(4006966,Hazel,Boyette,33,Childcare worker),(4000334,Keith,Schwartz,65,Childcare worker),(4005677,Sandra,Phillips,38,Childcare worker),(4005678,Constance,Kramer,53,Childcare worker),(4005708,Allison,Buckley,72,Childcare worker),(4005732,Christian,Harvey,49,Childcare worker),(4002579,Lynn,Prince,42,Childcare worker),(4006930,Julia,Strickland,61,Childcare worker),(4000293,Kay,Ayers,44,Childcare worker),(4009848,Jessica,Rodriguez,44,Childcare worker),(4005827,Stacey,Donovan,35,Childcare worker),(4000261,Miriam,Wong,27,Childcare worker),(4005863,Maxine,George,43,Childcare worker),(4000246,Arthur,Goldman,58,Childcare worker),(4006849,Bernice,Lawrence,36,Childcare worker),(4005930,Stuart,Blackburn,29,Childcare worker),(4000222,Glen,Olsen,63,Childcare worker),(4000193,Eric,Kane,61,Childcare worker),(4000192,Alison,MacDonald,26,Childcare worker),(4008865,Dana,Zhu,59,Childcare worker),(4001722,Harvey,Riggs,63,Childcare worker),(4002547,Steve,Yu,45,Childcare worker),(4006763,Erin,Teague,39,Childcare worker),(4006084,Marian,Jackson,59,Childcare worker),(4000133,Samantha,Floyd,72,Childcare worker),(4006110,George,Bailey,53,Childcare worker),(4000124,Benjamin,Rowe,64,Childcare worker),(4006136,Brad,McBride,65,Childcare worker),(4006509,Willie,Pope,52,Childcare worker),(4002496,Edna,Moon,30,Childcare worker),(4006711,Jennifer,Atkinson,44,Childcare worker),(4006496,Claude,Cox,42,Childcare worker),(4006536,Carla,Desai,74,Childcare worker),(4006485,Bonnie,Goodwin,41,Childcare worker),(4002324,Ian,Francis,32,Childcare worker),(4001772,Gloria,Blair,28,Childcare worker),(4001517,Heidi,Cho,37,Childcare worker),(4002962,Marcus,Gibson,35,Childcare worker),(4001504,Tina,Jiang,60,Childcare worker),(4001501,Sara,Aycock,47,Childcare worker),(4001499,Tracey,Dale,39,Childcare worker),(4002999,Melinda,Harding,53,Childcare worker),(4008385,Ashley,Dixon,51,Childcare worker),(4009202,Erica,McLeod,71,Childcare worker),(4003013,Billy,Teague,42,Childcare worker),(4009209,Emily,King,33,Childcare worker),(4008435,Glen,Ford,74,Childcare worker),(4003037,Leslie,Zhou,36,Childcare worker),(4001471,Jackie,Cain,55,Childcare worker),(4001467,Alice,Jordan,62,Childcare worker),(4006248,Juanita,Wolfe,31,Childcare worker)})</text:p>
      <text:p text:style-name="P1">(Financial analyst,{(4004254,Alvin,Frazier,45,Financial analyst),(4001913,Veronica,Han,30,Financial analyst),(4008883,Beth,McClure,60,Financial analyst),(4006263,Luis,Maxwell,40,Financial analyst),(4006262,Denise,Knowles,33,Financial analyst),(4002007,Caroline,Beach,49,Financial analyst),(4006463,Karl,Stout,35,Financial analyst),(4006467,Evelyn,Monroe,37,Financial analyst),(4006468,Gloria,Albright,38,Financial analyst),(4006541,Jesse,Camp,68,Financial analyst),(4006212,Katharine,Mullen,74,Financial analyst),(4006173,Brad,Kenney,38,Financial analyst),(4006144,Allan,Wilder,43,Financial analyst),(4006126,Grace,Erickson,39,Financial analyst),(4006125,Ann,Hunt,71,Financial analyst),(4006581,Francis,Vogel,32,Financial analyst),(4006099,Joshua,Padgett,30,Financial analyst),(4009914,Yvonne,Waters,22,Financial analyst),(4009912,Sandra,McIntyre,52,Financial analyst),(4006068,Joshua,Duffy,46,Financial analyst),(4009892,Frank,Moore,52,Financial analyst),(4000208,Ashley,Brady,43,Financial analyst),(4000211,Louis,Harvey,72,Financial analyst),(4006811,Allison,Stanley,55,Financial analyst),(4009879,Eric,O'Neill,65,Financial analyst),(4005935,Jean,West,70,Financial analyst),(4005922,Samuel,Petty,38,Financial analyst),(4005851,Milton,Beatty,34,Financial analyst),(4005826,Milton,Wade,75,Financial analyst),(4005822,Earl,Clapp,43,Financial analyst),(4006895,Cecil,Lynn,21,Financial analyst),(4009840,Linda,Barrett,65,Financial analyst),(4006934,Joseph,Hubbard,74,Financial analyst),(4005733,Audrey,Gray,42,Financial analyst),(4005727,Gretchen,Capps,65,Financial analyst),(4006939,Rhonda,Small,57,Financial analyst),<text:soft-page-break/>(4005623,Courtney,Kumar,45,Financial analyst),(4005619,Carrie,Rowland,56,Financial analyst),(4007002,Toni,Forrest,58,Financial analyst),(4000384,Melanie,Ritchie,36,Financial analyst),(4005514,Billie,Sanford,41,Financial analyst),(4005438,Carl,Gillespie,42,Financial analyst),(4005402,Judy,Shea,28,Financial analyst),(4007109,Jerome,Hood,45,Financial analyst),(4005386,Sandy,Sun,25,Financial analyst),(4005380,Eric,Andrews,61,Financial analyst),(4005379,Mary,Hancock,27,Financial analyst),(4005372,Stacy,Lawson,35,Financial analyst),(4000472,Kristin,Drake,22,Financial analyst),(4005314,Gloria,Cheek,31,Financial analyst),(4000495,Lorraine,Carter,65,Financial analyst),(4005237,Elsie,Deal,72,Financial analyst),(4000514,Nathan,Ford,36,Financial analyst),(4000549,Kimberly,Currie,74,Financial analyst),(4005168,Michael,Fox,52,Financial analyst),(4005165,Glenda,Hurley,28,Financial analyst),(4005135,Bradley,Burnett,61,Financial analyst),(4005130,Lester,Carr,61,Financial analyst),(4007260,Benjamin,Sanchez,66,Financial analyst),(4000600,Jonathan,Link,44,Financial analyst),(4005050,Lynda,Silver,49,Financial analyst),(4000632,Janet,Lassiter,58,Financial analyst),(4007318,Christine,Gunter,24,Financial analyst),(4009650,Christy,Christian,62,Financial analyst),(4004911,Clarence,Kang,50,Financial analyst),(4004866,Pauline,Lucas,31,Financial analyst),(4004851,Phillip,Thomson,37,Financial analyst),(4000727,Julian,Woods,40,Financial analyst),(4007427,Jenny,Bland,24,Financial analyst),(4007438,Tiffany,Lam,31,Financial analyst),(4000748,Gilbert,Boswell,37,Financial analyst),(4007498,Laura,Griffin,27,Financial analyst),(4007504,Jesse,Neal,72,Financial analyst),(4000770,Claire,Townsend,57,Financial analyst),(4004659,Leonard,Hodge,33,Financial analyst),(4007513,Bonnie,Kent,39,Financial analyst),(4007516,Tonya,Marcus,38,Financial analyst),(4004629,Melvin,Tanner,48,Financial analyst),(4009576,Herbert,Jones,21,Financial analyst),(4004614,Dale,Ennis,73,Financial analyst),(4007538,Wanda,Wagner,31,Financial analyst),(4000807,Jack,Braun,68,Financial analyst),(4004542,Michele,Vick,21,Financial analyst),(4004528,Andrea,Wyatt,30,Financial analyst),(4004509,Christina,Forrest,71,Financial analyst),(4004501,Gerald,Link,75,Financial analyst),(4009540,Ben,George,72,Financial analyst),(4004452,Randy,Harper,63,Financial analyst),(4004437,Nancy,Austin,72,Financial analyst),(4004426,Natalie,Hsu,69,Financial analyst),(4007635,Nina,Flowers,67,Financial analyst),(4007642,Jennifer,Cannon,69,Financial analyst),(4004388,Linda,Dale,60,Financial analyst),(4004299,Thomas,Bland,44,Financial analyst),(4004280,Roy,Braun,71,Financial analyst),(4000933,Joel,Schultz,72,Financial analyst),(4004214,Joann,Christian,74,Financial analyst),(4000962,Malcolm,Riley,63,Financial analyst),(4007746,Michael,Nichols,22,Financial analyst),(4004180,Regina,English,67,Financial analyst),(4009465,Melanie,Burnett,59,Financial analyst),(4000987,Christina,Hubbard,25,Financial analyst),(4004113,Gordon,Stokes,43,Financial analyst),(4001030,Milton,Dolan,54,Financial analyst),(4001044,Herbert,Shaffer,34,Financial analyst),(4001047,Herbert,Cochran,46,Financial analyst),(4007885,Tony,Scarborough,57,Financial analyst),(4007902,Leroy,Glass,47,Financial analyst),(4003924,David,Anderson,35,Financial analyst),(4001102,Katherine,McLeod,36,Financial analyst),(4003908,Jim,Talley,68,Financial analyst),(4000019,Kristine,Dougherty,63,Financial analyst),(4009393,Eva,Schmidt,26,Financial analyst),(4009391,Andrew,Cho,58,Financial analyst),(4003883,Patrick,Wilkinson,36,Financial analyst),(4003875,Marguerite,Park,65,Financial analyst),(4003868,Lorraine,Kearney,70,Financial analyst),(4009376,Carlos,Warren,28,Financial analyst),(4007981,Marguerite,Goodman,74,Financial analyst),(4007984,Fred,Garner,25,Financial analyst),(4007989,Earl,Osborne,25,Financial analyst),(4001170,April,Saunders,74,Financial analyst),(4008020,Brenda,Gentry,66,Financial analyst),(4009364,Sean,Leach,35,Financial analyst),(4003716,Glen,Wood,24,Financial analyst),(4008022,Brenda,Heller,41,Financial analyst),(4001191,Cathy,Faulkner,63,Financial analyst),(4003663,Nelson,Stokes,34,Financial analyst),(4003658,Luis,Shelton,58,Financial analyst),(4008059,Paul,Denton,53,Financial analyst),(4003624,Chris,Berman,41,Financial analyst),(4001235,Jack,Hansen,36,Financial analyst),(4008078,Alison,Rollins,70,Financial analyst),(4003557,Wanda,Sullivan,40,Financial analyst),<text:soft-page-break/>(4003541,Kelly,Greenberg,37,Financial analyst),(4003528,Robert,Fowler,43,Financial analyst),(4008114,Kathy,Durham,33,Financial analyst),(4001286,Donald,Church,31,Financial analyst),(4008137,Priscilla,Morse,73,Financial analyst),(4008138,Shirley,Erickson,47,Financial analyst),(4001293,Jerome,Vincent,55,Financial analyst),(4003428,Alexandra,Thomson,70,Financial analyst),(4001321,Phyllis,Bennett,66,Financial analyst),(4008225,Joel,Shelton,72,Financial analyst),(4006443,Emma,Forbes,66,Financial analyst),(4001398,Faye,Garner,66,Financial analyst),(4006574,Ronnie,McCoy,70,Financial analyst),(4003200,Catherine,Wiggins,23,Financial analyst),(4008297,Marcus,Adams,74,Financial analyst),(4003164,Harold,Barber,41,Financial analyst),(4003120,Christopher,Rouse,37,Financial analyst),(4001453,Paige,Wolfe,21,Financial analyst),(4001456,Dale,Fisher,33,Financial analyst),(4008355,Leah,Creech,63,Financial analyst),(4001468,Edith,Williford,43,Financial analyst),(4008364,Neil,Branch,66,Financial analyst),(4009207,Jeremy,Banks,35,Financial analyst),(4002931,Crystal,Morse,26,Financial analyst),(4002921,Dean,Wilcox,51,Financial analyst),(4002916,Dorothy,Brandon,47,Financial analyst),(4008443,Harry,Huffman,28,Financial analyst),(4002885,Julia,Underwood,46,Financial analyst),(4008467,Dale,Buckley,74,Financial analyst),(4009158,Ricky,Bennett,52,Financial analyst),(4008531,Kristin,Clapp,64,Financial analyst),(4001588,Bernice,Parks,43,Financial analyst),(4009137,Joann,Alston,71,Financial analyst),(4002668,Erin,Marsh,21,Financial analyst),(4002601,Meredith,Chang,61,Financial analyst),(4002597,Lois,Lynch,50,Financial analyst),(4002585,Zachary,Williamson,72,Financial analyst),(4001691,Laura,Berger,63,Financial analyst),(4002554,Laura,MacDonald,61,Financial analyst),(4002512,Holly,Bowers,65,Financial analyst),(4002488,Joyce,Gibson,53,Financial analyst),(4009070,Jonathan,Chan,46,Financial analyst),(4008696,Clyde,Moody,39,Financial analyst),(4002437,Henry,Turner,39,Financial analyst),(4002419,Jason,Silver,51,Financial analyst),(4002409,Miriam,Preston,52,Financial analyst),(4008737,Betsy,Nash,59,Financial analyst),(4009037,Sam,Creech,32,Financial analyst),(4008757,Tiffany,Graham,57,Financial analyst),(4002310,Francis,Neal,36,Financial analyst),(4002306,Jordan,Puckett,59,Financial analyst),(4001813,Craig,O'Neill,40,Financial analyst),(4002258,Valerie,Cochran,45,Financial analyst),(4002257,Harriet,McLeod,23,Financial analyst),(4002254,Debra,Wooten,62,Financial analyst),(4002252,Darlene,Dickson,59,Financial analyst),(4002232,Mary,Cobb,49,Financial analyst),(4008809,Evan,Gray,42,Financial analyst),(4002200,Sandy,Floyd,33,Financial analyst),(4002189,Rosemary,Boyle,22,Financial analyst),(4002158,Carmen,Morrow,57,Financial analyst),(4002157,Kimberly,Koch,62,Financial analyst),(4001869,Kristine,Brown,21,Financial analyst),(4008849,Joy,Ward,61,Financial analyst)})</text:p>
      <text:p text:style-name="P1">(Real estate agent,{(4002545,Randy,Howell,55,Real estate agent),(4009968,Melinda,Ivey,41,Real estate agent),(4008648,Arthur,Kramer,68,Real estate agent),(4008609,Tara,Bartlett,54,Real estate agent),(4002646,Wallace,Rogers,35,Real estate agent),(4002293,Stanley,Ryan,42,Real estate agent),(4008600,Gene,Hodge,66,Real estate agent),(4001643,Kay,Carver,64,Real estate agent),(4002672,Carolyn,Frazier,37,Real estate agent),(4002692,Terri,Martinez,35,Real estate agent),(4002288,Betsy,Epstein,63,Real estate agent),(4009130,Tom,Crawford,64,Real estate agent),(4000029,Wayne,Connolly,40,Real estate agent),(4008525,Ann,Wilson,29,Real estate agent),(4008517,Theresa,Meadows,30,Real estate agent),(4001549,Douglas,Kelly,39,Real estate agent),(4009171,Victor,Lowe,32,Real estate agent),(4001526,Dana,Wallace,32,Real estate agent),(4002945,Joel,Kent,49,Real estate agent),(4008405,Paula,Sparks,22,Real estate agent),(4003044,Richard,McDaniel,59,Real estate agent),(4003049,Thomas,English,40,Real estate agent),(4008348,Elisabeth,Lewis,24,Real estate agent),(4003058,Priscilla,Newman,56,Real estate agent),(4008347,Benjamin,Blackburn,52,Real estate agent),(4008328,Ted,Morgan,65,Real estate agent),(4001450,Sidney,Frye,27,Real estate agent),(4003107,Natalie,Moon,51,Real estate agent),(4003108,Marc,Potter,73,Real estate agent),(4001429,Heidi,Stafford,56,Real estate agent),(4003163,Lisa,Lee,34,Real estate agent),(4003175,George,Hauser,48,Real estate agent),(4000057,Glenda,Morgan,37,Real estate agent),(4001410,Kevin,Womble,39,Real estate agent),<text:soft-page-break/>(4003210,Erika,Bridges,60,Real estate agent),(4003233,Sherri,Combs,74,Real estate agent),(4006200,Courtney,Huang,64,Real estate agent),(4003244,Vanessa,Strickland,64,Real estate agent),(4006308,Alfred,Duke,39,Real estate agent),(4001820,Bonnie,Marcus,73,Real estate agent),(4006543,Lewis,Edwards,60,Real estate agent),(4006244,Grace,Sawyer,54,Real estate agent),(4001375,Luis,Freedman,44,Real estate agent),(4009964,Jan,Wells,56,Real estate agent),(4002107,Hazel,Hicks,70,Real estate agent),(4001367,Joe,Conner,63,Real estate agent),(4006253,Norman,Terry,35,Real estate agent),(4008795,Glenn,Pierce,53,Real estate agent),(4003303,Elsie,Flynn,53,Real estate agent),(4003306,Tom,Owen,26,Real estate agent),(4001352,Eugene,Kearney,72,Real estate agent),(4008201,Sheryl,Knox,59,Real estate agent),(4008199,Calvin,Hale,36,Real estate agent),(4003368,Tom,Carpenter,72,Real estate agent),(4008181,Julia,Weeks,65,Real estate agent),(4008164,James,Siegel,25,Real estate agent),(4001315,Mark,Thompson,65,Real estate agent),(4008800,Gene,Gold,33,Real estate agent),(4008142,Mitchell,Moore,63,Real estate agent),(4003481,Kurt,Osborne,65,Real estate agent),(4003491,Teresa,Levine,64,Real estate agent),(4003496,Kristin,Knox,70,Real estate agent),(4009317,Charlene,Cline,75,Real estate agent),(4001276,Carmen,Hayes,39,Real estate agent),(4006315,Becky,Diaz,63,Real estate agent),(4001253,Peter,McNamara,74,Real estate agent),(4002018,Marvin,Miles,60,Real estate agent),(4003597,Brad,McKee,43,Real estate agent),(4001221,Jessie,Godwin,70,Real estate agent),(4008035,Christina,Dougherty,33,Real estate agent),(4009358,Brandon,Higgins,65,Real estate agent),(4003725,Neal,Spivey,40,Real estate agent),(4007993,Sara,McKinney,34,Real estate agent),(4003800,Chad,Fitzgerald,41,Real estate agent),(4003803,Sarah,Crawford,41,Real estate agent),(4006555,April,Holt,48,Real estate agent),(4001938,Maureen,Hirsch,56,Real estate agent),(4007958,Hilda,Copeland,38,Real estate agent),(4008812,Rodney,Patton,51,Real estate agent),(4001093,Helen,Fitzpatrick,31,Real estate agent),(4001087,Laura,Hampton,40,Real estate agent),(4009420,Philip,Ball,64,Real estate agent),(4006323,Glenda,Stokes,64,Real estate agent),(4004040,Emily,O'Neill,56,Real estate agent),(4004047,Karl,Black,67,Real estate agent),(4000069,Melanie,Hewitt,47,Real estate agent),(4009004,Stacy,Barrett,71,Real estate agent),(4006326,Johnny,Peters,66,Real estate agent),(4006266,Seth,Roach,21,Real estate agent),(4007786,Gary,McCormick,56,Real estate agent),(4004162,Sally,Moon,32,Real estate agent),(4000976,Marion,Puckett,32,Real estate agent),(4006327,Charles,Buckley,29,Real estate agent),(4007707,Justin,Liu,38,Real estate agent),(4004303,Joe,Harvey,58,Real estate agent),(4004308,Charlene,Hart,64,Real estate agent),(4004344,Bernice,McCoy,58,Real estate agent),(4000906,Kathleen,Davies,40,Real estate agent),(4001922,Bernice,Nguyen,30,Real estate agent),(4004362,Denise,Savage,32,Real estate agent),(4004379,Harry,Randall,41,Real estate agent),(4000900,Jessica,Warren,61,Real estate agent),(4000897,Thelma,Hale,22,Real estate agent),(4004390,Geoffrey,Clarke,70,Real estate agent),(4007638,Audrey,Cross,74,Real estate agent),(4007633,Gregory,Hinson,31,Real estate agent),(4000882,Yvonne,Beatty,43,Real estate agent),(4004470,Anne,Boyd,31,Real estate agent),(4000868,Courtney,McIntosh,72,Real estate agent),(4002062,Arlene,Hess,48,Real estate agent),(4004513,Brian,Chappell,65,Real estate agent),(4007561,Donald,Dixon,40,Real estate agent),(4007555,Carlos,Bynum,42,Real estate agent),(4004589,Janet,Goldman,26,Real estate agent),(4004625,Danielle,Sweeney,29,Real estate agent),(4009581,Neil,Shannon,66,Real estate agent),(4004696,Stacey,Dyer,34,Real estate agent),(4009602,Sharon,Conway,62,Real estate agent),(4004733,Shelley,Hood,65,Real estate agent),(4004753,Chris,White,33,Real estate agent),(4004784,Eugene,Pate,73,Real estate agent),(4004793,Alison,Leach,55,Real estate agent),(4004814,Lloyd,Shah,74,Real estate agent),(4004821,June,Fowler,60,Real estate agent),(4004830,Michele,Robertson,32,Real estate agent),(4009633,Jane,Goodwin,48,Real estate agent),(4000672,Jackie,Pugh,39,Real estate agent),(4007317,Paul,Chapman,56,Real estate agent),(4006349,Marguerite,Mangum,43,Real estate agent),(4007285,Mildred,Ellis,40,Real estate agent),(4000603,Stephanie,Horne,60,Real estate agent),(4005082,Leslie,Leonard,38,Real estate agent),<text:soft-page-break/>(4000588,Bernice,Richardson,71,Real estate agent),(4000575,Catherine,Summers,27,Real estate agent),(4009705,Lillian,Simon,41,Real estate agent),(4009714,Tina,Flowers,27,Real estate agent),(4005212,Curtis,Wong,59,Real estate agent),(4005244,Yvonne,Todd,70,Real estate agent),(4006414,Jeanette,Harmon,73,Real estate agent),(4009736,Stuart,Hensley,69,Real estate agent),(4008874,Billie,Ward,43,Real estate agent),(4002084,Marlene,Farmer,58,Real estate agent),(4009740,Erin,Owens,60,Real estate agent),(4007132,Pauline,Crawford,62,Real estate agent),(4008864,Jeanne,Tucker,62,Real estate agent),(4008837,Rhonda,Ho,50,Real estate agent),(4007123,Caroline,Gold,34,Real estate agent),(4007113,Linda,Grimes,74,Real estate agent),(4005440,Kathleen,McNamara,62,Real estate agent),(4009792,Gretchen,Hutchinson,58,Real estate agent),(4007016,William,Friedman,30,Real estate agent),(4000371,Harriet,Rubin,71,Real estate agent),(4005627,Andrea,Price,59,Real estate agent),(4006954,Vanessa,Boyette,50,Real estate agent),(4006943,Linda,Buchanan,37,Real estate agent),(4005734,Edwin,Lyons,61,Real estate agent),(4006932,Toni,Cooper,37,Real estate agent),(4005742,Valerie,Glenn,40,Real estate agent),(4006920,Brandon,Sharpe,59,Real estate agent),(4006906,Cheryl,Epstein,63,Real estate agent),(4005791,Samuel,Gould,65,Real estate agent),(4005811,Lynn,Clayton,57,Real estate agent),(4006875,Rhonda,Dickinson,34,Real estate agent),(4000099,Joann,Stout,32,Real estate agent),(4009856,Annette,Schneider,30,Real estate agent),(4009864,Brett,Wolfe,45,Real estate agent),(4006588,Teresa,Foley,29,Real estate agent),(4005895,Stanley,Mathews,30,Real estate agent),(4006828,Leah,Hensley,58,Real estate agent),(4008842,Emily,Hampton,34,Real estate agent),(4006044,Sara,Howell,41,Real estate agent),(4006053,Norman,Bennett,70,Real estate agent),(4008843,Tina,Sloan,70,Real estate agent),(4009907,Lauren,Dickerson,22,Real estate agent),(4006075,Stacey,Kendall,34,Real estate agent),(4000149,Neal,Glover,40,Real estate agent),(4002380,Kelly,Neal,29,Real estate agent),(4002384,Rodney,Hess,73,Real estate agent),(4009050,Dana,Barton,56,Real estate agent),(4006505,Colleen,Archer,34,Real estate agent),(4002399,Shawn,Rankin,68,Real estate agent),(4008731,Paul,McNeill,75,Real estate agent),(4002421,Julian,Epstein,63,Real estate agent),(4006700,Elsie,Winters,37,Real estate agent),(4002425,Victor,Wood,39,Real estate agent),(4001750,Heidi,Bowles,26,Real estate agent),(4009057,Grace,Fischer,37,Real estate agent),(4002461,Shawn,Giles,60,Real estate agent),(4008683,Megan,Zimmerman,39,Real estate agent),(4002508,Heather,Crabtree,33,Real estate agent),(4008670,Gerald,Garrison,48,Real estate agent)})</text:p>
      <text:p text:style-name="P1">(Automotive mechanic,{(4003201,Clifford,Sumner,53,Automotive mechanic),(4006347,Crystal,Singh,51,Automotive mechanic),(4006298,Cynthia,Grant,44,Automotive mechanic),(4006273,Willie,Bowles,33,Automotive mechanic),(4006672,Alison,Benton,29,Automotive mechanic),(4006210,Hilda,McLean,68,Automotive mechanic),(4006205,Marjorie,Pennington,41,Automotive mechanic),(4000107,Mary,Morse,70,Automotive mechanic),(4006139,Joyce,High,28,Automotive mechanic),(4006115,Eugene,Barr,30,Automotive mechanic),(4006737,Lauren,Keith,22,Automotive mechanic),(4006080,Joel,Gibson,66,Automotive mechanic),(4006066,Bernard,Morse,67,Automotive mechanic),(4006043,Kristen,Coley,47,Automotive mechanic),(4006830,Richard,Pace,74,Automotive mechanic),(4006865,William,Yang,53,Automotive mechanic),(4005865,Clara,Jain,65,Automotive mechanic),(4005823,Frank,Arthur,65,Automotive mechanic),(4005808,Lori,Collier,36,Automotive mechanic),(4005792,Jordan,Fitzgerald,65,Automotive mechanic),(4006916,Larry,Joyner,56,Automotive mechanic),(4005712,Kristina,Hutchinson,62,Automotive mechanic),(4005613,Edwin,Underwood,53,Automotive mechanic),(4005580,Eddie,George,72,Automotive mechanic),(4007011,Ryan,Strauss,27,Automotive mechanic),(4005518,Eddie,Bender,37,Automotive mechanic),(4005511,Audrey,Woodward,75,Automotive mechanic),(4005496,Lois,Burton,31,Automotive mechanic),(4005484,Leigh,Sykes,66,Automotive mechanic),(4005460,Paula,Lang,21,Automotive mechanic),(4005449,Michael,Booth,55,Automotive mechanic),(4005435,Tara,Burgess,34,Automotive mechanic),(4005419,Tara,Lehman,72,Automotive mechanic),(4007115,Neil,Hines,31,Automotive <text:soft-page-break/>mechanic),(4005355,Paula,Lanier,54,Automotive mechanic),(4007164,Kim,Day,31,Automotive mechanic),(4005259,Emma,Copeland,72,Automotive mechanic),(4005256,Malcolm,Carroll,61,Automotive mechanic),(4007180,Ross,Puckett,26,Automotive mechanic),(4005248,Gladys,Hicks,28,Automotive mechanic),(4007187,Janice,Crowell,50,Automotive mechanic),(4007190,Vicki,Conner,57,Automotive mechanic),(4005201,Brett,Matthews,21,Automotive mechanic),(4005187,Kurt,Walker,73,Automotive mechanic),(4005164,Kent,Cain,33,Automotive mechanic),(4007231,Richard,Murphy,69,Automotive mechanic),(4005126,Joann,Koch,74,Automotive mechanic),(4005068,Alicia,Hanna,54,Automotive mechanic),(4005058,Shirley,Aldridge,29,Automotive mechanic),(4007298,Betsy,Hudson,42,Automotive mechanic),(4005011,Michelle,Ho,50,Automotive mechanic),(4005006,Tiffany,Baker,69,Automotive mechanic),(4005005,Amy,Singer,30,Automotive mechanic),(4004921,Cecil,Murphy,53,Automotive mechanic),(4004915,Paige,Campbell,72,Automotive mechanic),(4007442,Beth,Fitzgerald,69,Automotive mechanic),(4007533,Alex,Mayo,75,Automotive mechanic),(4004581,Gayle,Shields,55,Automotive mechanic),(4004573,Gail,Stuart,25,Automotive mechanic),(4004568,Gordon,Harris,50,Automotive mechanic),(4004561,Eileen,McDowell,30,Automotive mechanic),(4004547,Molly,Weber,41,Automotive mechanic),(4004525,Sam,Duke,26,Automotive mechanic),(4004522,Lynne,Everett,73,Automotive mechanic),(4007582,Dianne,Norris,63,Automotive mechanic),(4004467,Glen,Schwarz,74,Automotive mechanic),(4007621,Jacob,Shea,31,Automotive mechanic),(4004443,Katherine,Hines,51,Automotive mechanic),(4004440,Heidi,Pierce,30,Automotive mechanic),(4007631,Brad,Carver,56,Automotive mechanic),(4007637,Russell,Oliver,41,Automotive mechanic),(4007640,Anita,Humphrey,26,Automotive mechanic),(4004350,Alexander,Blake,68,Automotive mechanic),(4007692,Johnny,Bynum,70,Automotive mechanic),(4004235,James,Burnette,27,Automotive mechanic),(4004086,Clyde,Hinton,54,Automotive mechanic),(4004046,Lynda,Poe,42,Automotive mechanic),(4007846,Ruth,Higgins,74,Automotive mechanic),(4007848,Oscar,Bernstein,26,Automotive mechanic),(4003993,Claudia,Collins,37,Automotive mechanic),(4007890,Marshall,White,27,Automotive mechanic),(4003925,Gilbert,Benson,52,Automotive mechanic),(4007915,Jamie,Townsend,23,Automotive mechanic),(4007972,Charlene,Eaton,72,Automotive mechanic),(4003709,Kristin,Zhao,73,Automotive mechanic),(4008024,Derek,Welsh,66,Automotive mechanic),(4008111,Danielle,Gordon,28,Automotive mechanic),(4003519,Stanley,Frost,21,Automotive mechanic),(4003485,Christian,Sweeney,68,Automotive mechanic),(4008198,Edna,O'Connell,31,Automotive mechanic),(4003365,Barry,Barr,52,Automotive mechanic),(4003336,Juanita,Avery,30,Automotive mechanic),(4003270,Allan,Melvin,58,Automotive mechanic),(4003257,Todd,Pennington,35,Automotive mechanic),(4008259,Ted,Lee,55,Automotive mechanic),(4003221,Dolores,Benton,25,Automotive mechanic),(4003213,Clara,Pitts,64,Automotive mechanic),(4008285,Dennis,Turner,54,Automotive mechanic),(4003195,Chris,Oh,53,Automotive mechanic),(4008322,Regina,Wu,41,Automotive mechanic),(4003069,Sarah,Carroll,38,Automotive mechanic),(4003060,Timothy,Snow,30,Automotive mechanic),(4003055,Phillip,Cole,41,Automotive mechanic),(4008362,Michele,Hamrick,25,Automotive mechanic),(4002968,Sue,Underwood,28,Automotive mechanic),(4002952,Gerald,Lam,48,Automotive mechanic),(4002942,Jeanne,Heller,42,Automotive mechanic),(4002935,Johnny,Byrd,58,Automotive mechanic),(4008434,Dale,Wood,74,Automotive mechanic),(4008449,Louise,Lawson,74,Automotive mechanic),(4002899,Sandra,Wooten,51,Automotive mechanic),(4002898,Sue,English,38,Automotive mechanic),(4008463,Sharon,Link,43,Automotive mechanic),(4002864,Samantha,Alford,63,Automotive mechanic),(4002858,Arnold,Simon,36,Automotive mechanic),(4002849,Marion,Jain,28,Automotive mechanic),(4002845,Jay,Brock,75,Automotive mechanic),(4008538,Judy,Frost,41,Automotive mechanic),(4008542,Sheryl,Mayo,66,Automotive mechanic),(4002689,Julia,Case,22,Automotive mechanic),(4002670,Juanita,Hess,47,Automotive mechanic),(4008625,Harry,Abrams,53,Automotive mechanic),(4002596,Arnold,Fuller,72,Automotive mechanic),<text:soft-page-break/>(4002504,Lloyd,Browning,57,Automotive mechanic),(4008712,Eric,Stewart,59,Automotive mechanic),(4008729,Roberta,Hood,27,Automotive mechanic),(4008732,Tonya,Bradley,56,Automotive mechanic),(4002398,Laurie,Sparks,49,Automotive mechanic),(4002379,Kara,Lyons,68,Automotive mechanic),(4008758,Constance,Tucker,33,Automotive mechanic),(4002336,Wendy,Lam,43,Automotive mechanic),(4002302,Tamara,Horn,40,Automotive mechanic),(4008779,Kenneth,Leonard,26,Automotive mechanic),(4002248,Evan,Stark,68,Automotive mechanic),(4002216,Annie,Heath,33,Automotive mechanic),(4002210,Megan,Solomon,37,Automotive mechanic),(4008819,Dale,Duke,65,Automotive mechanic),(4002092,Tina,Marsh,32,Automotive mechanic),(4002017,Julie,Abbott,30,Automotive mechanic),(4002016,Tracy,Orr,59,Automotive mechanic),(4001998,Victor,Capps,25,Automotive mechanic),(4008920,Dolores,Hampton,74,Automotive mechanic),(4008933,Regina,Conner,39,Automotive mechanic),(4008948,Dana,Hedrick,51,Automotive mechanic),(4008952,Debra,Craig,39,Automotive mechanic),(4001934,Lloyd,Pearce,54,Automotive mechanic),(4008953,Marian,Griffin,25,Automotive mechanic),(4001855,Rose,Lehman,55,Automotive mechanic),(4009006,Bernice,Stark,57,Automotive mechanic),(4001815,Eva,Gill,26,Automotive mechanic),(4001798,Doris,Mack,29,Automotive mechanic),(4001778,Dan,Goldman,23,Automotive mechanic),(4001703,Eileen,Pittman,26,Automotive mechanic),(4001602,Ronald,White,58,Automotive mechanic),(4001598,Bernard,Goodman,43,Automotive mechanic),(4001581,Joel,Hardy,38,Automotive mechanic),(4001572,Thomas,Baker,63,Automotive mechanic),(4001535,Anne,Kennedy,53,Automotive mechanic),(4001479,Steven,Larson,44,Automotive mechanic),(4009213,Anita,Buckley,41,Automotive mechanic),(4009265,Cameron,Ennis,30,Automotive mechanic),(4001379,Samantha,Conrad,25,Automotive mechanic),(4001347,Robin,Fowler,65,Automotive mechanic),(4001254,Heather,Levy,22,Automotive mechanic),(4001244,Ernest,Whitley,38,Automotive mechanic),(4001214,Juanita,Coley,59,Automotive mechanic),(4009350,Philip,Peele,26,Automotive mechanic),(4001183,Lester,Nichols,71,Automotive mechanic),(4009369,Maxine,Albright,72,Automotive mechanic),(4001151,Theodore,Britt,60,Automotive mechanic),(4001135,Clifford,Tyson,73,Automotive mechanic),(4009388,Meredith,Ayers,58,Automotive mechanic),(4001116,Esther,Pruitt,57,Automotive mechanic),(4009392,Craig,French,44,Automotive mechanic),(4001082,Harold,Lamm,40,Automotive mechanic),(4009439,Susan,Clapp,31,Automotive mechanic),(4000967,Bob,Fischer,71,Automotive mechanic),(4000855,Courtney,Roth,59,Automotive mechanic),(4009618,Christy,Hardin,36,Automotive mechanic),(4000706,Marilyn,Cates,32,Automotive mechanic),(4009626,Glenda,Haynes,53,Automotive mechanic),(4009692,Arnold,Flowers,68,Automotive mechanic),(4000578,Rita,Kelly,32,Automotive mechanic),(4000526,Rachel,Rosenthal,56,Automotive mechanic),(4000449,Terry,Garcia,30,Automotive mechanic),(4000401,Elaine,Pritchard,48,Automotive mechanic),(4000348,Marian,Crane,37,Automotive mechanic),(4009862,Jack,Mullins,60,Automotive mechanic),(4000198,Ken,Kennedy,35,Automotive mechanic),(4000164,Amy,Norman,62,Automotive mechanic),(4009931,Rebecca,Combs,33,Automotive mechanic),(4006473,Keith,Hunt,32,Automotive mechanic),(4006442,Jerome,Bond,29,Automotive mechanic)})</text:p>
      <text:p text:style-name="P1">(Electrical engineer,{(4008677,Theresa,McCarthy,65,Electrical engineer),(4007942,Gene,Daniel,26,Electrical engineer),(4008811,Leroy,Michael,27,Electrical engineer),(4006685,Jan,Davidson,75,Electrical engineer),(4006554,Tommy,Rogers,46,Electrical engineer),(4009634,Leigh,Epstein,53,Electrical engineer),(4005444,Jan,Francis,56,Electrical engineer),(4008141,Clarence,Parsons,35,Electrical engineer),(4005803,Nathan,Callahan,27,Electrical engineer),(4001713,Brent,Sanders,72,Electrical engineer),(4001025,Paula,Robinson,61,Electrical engineer),(4005713,Natalie,Hawley,74,Electrical engineer),(4004897,Maureen,Berry,62,Electrical engineer),(4004670,Greg,Hunt,60,Electrical engineer),(4003854,Yvonne,Reid,33,Electrical engineer),(4004799,Gloria,Pennington,40,Electrical engineer),(4008660,Carmen,Fields,70,Electrical engineer),<text:soft-page-break/>(4001389,Maureen,Dixon,31,Electrical engineer),(4007822,Francis,Wheeler,69,Electrical engineer),(4005185,Stacy,Bernstein,55,Electrical engineer),(4007836,Kate,Strickland,39,Electrical engineer),(4004257,Irene,Merrill,63,Electrical engineer),(4006477,Meredith,Block,72,Electrical engineer),(4000816,Henry,Dickson,51,Electrical engineer),(4002541,Brent,Moss,26,Electrical engineer),(4000532,Wesley,Davidson,73,Electrical engineer),(4004049,Vicki,Webb,72,Electrical engineer),(4005213,Steven,Dolan,26,Electrical engineer),(4006754,Derek,Floyd,65,Electrical engineer),(4006914,Brent,Case,28,Electrical engineer),(4000173,Donna,Adkins,72,Electrical engineer),(4002564,Teresa,Kay,25,Electrical engineer),(4007303,Dianne,Sharp,33,Electrical engineer),(4004654,Gail,McNeill,68,Electrical engineer),(4009587,Sara,Lambert,71,Electrical engineer),(4002327,Rodney,Hampton,59,Electrical engineer),(4002573,Kara,Simmons,25,Electrical engineer),(4006189,Virginia,Barbour,29,Electrical engineer),(4006483,Ruth,Bailey,63,Electrical engineer),(4008832,Shelley,Benton,65,Electrical engineer),(4008999,Suzanne,Keith,39,Electrical engineer),(4000177,Ryan,Conner,51,Electrical engineer),(4000302,Jill,Kent,27,Electrical engineer),(4005217,Matthew,Joyce,66,Electrical engineer),(4004072,Todd,McKenna,56,Electrical engineer),(4001805,Gregory,Gray,33,Electrical engineer),(4003788,Vicki,Page,72,Electrical engineer),(4001357,Anthony,Wallace,53,Electrical engineer),(4000289,Nancy,Sullivan,70,Electrical engineer),(4003218,Pam,Kahn,31,Electrical engineer),(4004850,Gwendolyn,Herman,60,Electrical engineer),(4001889,Janice,McMahon,25,Electrical engineer),(4005673,Sherri,Roberts,67,Electrical engineer),(4001164,Gerald,Richards,55,Electrical engineer),(4009373,Russell,Hardison,56,Electrical engineer),(4004005,Martin,Rankin,34,Electrical engineer),(4008899,Gloria,Woodard,62,Electrical engineer),(4006771,Martin,Houston,27,Electrical engineer),(4004176,Ernest,Chu,41,Electrical engineer),(4006637,Joanna,Russell,41,Electrical engineer),(4008759,Jacob,Fletcher,64,Electrical engineer),(4008617,Sara,Leach,66,Electrical engineer),(4009113,Lynne,Gold,67,Electrical engineer),(4008614,George,Kendall,22,Electrical engineer),(4008613,Eleanor,Jackson,56,Electrical engineer),(4007873,Andrea,Braun,53,Electrical engineer),(4005615,Kristine,Herbert,57,Electrical engineer),(4008612,Laura,Stern,45,Electrical engineer),(4006180,Calvin,Weiss,62,Electrical engineer),(4007413,James,Hanson,70,Electrical engineer),(4003741,Robyn,Mullen,59,Electrical engineer),(4006171,Geoffrey,Patel,34,Electrical engineer),(4002642,James,Gonzalez,44,Electrical engineer),(4005070,Maxine,Ellington,52,Electrical engineer),(4005253,Tommy,Horne,58,Electrical engineer),(4004442,Geraldine,Hood,59,Electrical engineer),(4005669,Brenda,Levin,64,Electrical engineer),(4003734,Nelson,Boyer,66,Electrical engineer),(4006783,Ted,Frazier,69,Electrical engineer),(4007768,Kathy,West,59,Electrical engineer),(4009624,Ashley,Creech,38,Electrical engineer),(4005071,Rhonda,Flynn,54,Electrical engineer),(4006366,Alvin,Lambert,23,Electrical engineer),(4003356,Anna,Chang,45,Electrical engineer),(4005087,Douglas,Talley,63,Electrical engineer),(4005260,George,Kaplan,32,Electrical engineer),(4007168,Carolyn,Han,52,Electrical engineer),(4005276,Evelyn,Cassidy,57,Electrical engineer),(4006350,Joyce,Brown,74,Electrical engineer),(4003196,Jeffrey,Gupta,44,Electrical engineer),(4008289,David,Roy,25,Electrical engineer),(4005659,Tommy,Hernandez,65,Electrical engineer),(4003187,Kathryn,Stone,63,Electrical engineer),(4001768,Jeanne,McKee,55,Electrical engineer),(4003693,Norman,Gross,63,Electrical engineer),(4006517,Wanda,Flynn,63,Electrical engineer),(4000751,Don,Walters,70,Electrical engineer),(4009363,Michele,Stein,74,Electrical engineer),(4006720,Charlene,Langley,54,Electrical engineer),(4007467,Terry,Hendricks,75,Electrical engineer),(4006336,Chad,Benson,49,Electrical engineer),(4006794,Alexandra,Small,35,Electrical engineer),(4005545,Dwight,Wong,43,Electrical engineer),(4001619,Bobby,Bradley,66,Electrical engineer),(4008029,Kristen,Schaefer,59,Electrical engineer),(4001199,Regina,Gregory,23,Electrical engineer),(4000310,Julie,Skinner,56,Electrical engineer),(4002072,Ernest,Stark,51,Electrical engineer),(4006123,Howard,Kenney,26,Electrical engineer),(4004469,Caroline,Sinclair,74,Electrical engineer),(4004471,Ruth,Park,41,Electrical engineer),(4005323,Janet,Lu,61,Electrical engineer),(4005649,Neal,Khan,66,Electrical engineer),(4008047,Jerry,Simon,21,Electrical engineer),(4004473,Beverly,Carter,54,Electrical engineer),<text:soft-page-break/>(4003942,Jose,McDowell,48,Electrical engineer),(4000994,Tracy,Raynor,59,Electrical engineer),(4005917,Lindsay,Hull,48,Electrical engineer),(4009052,Joan,Bailey,32,Electrical engineer),(4001220,Lawrence,Walsh,31,Electrical engineer),(4006632,Lillian,Archer,36,Electrical engineer),(4001223,Dale,Kaufman,39,Electrical engineer),(4009408,Jesse,Simon,67,Electrical engineer),(4000341,Claude,Berger,51,Electrical engineer),(4001227,Tracy,Kenney,58,Electrical engineer),(4006121,Vincent,Rao,66,Electrical engineer),(4001865,Neal,Barry,61,Electrical engineer),(4002758,Rhonda,Allred,49,Electrical engineer),(4006665,Regina,Denton,30,Electrical engineer),(4001754,Ricky,Moore,37,Electrical engineer),(4002761,Patrick,Melton,69,Electrical engineer),(4001233,Erica,Adcock,41,Electrical engineer),(4001811,Victoria,Lloyd,71,Electrical engineer),(4000242,Edna,Hoyle,74,Electrical engineer),(4000381,Kent,Roy,31,Electrical engineer),(4008936,Gene,Burgess,36,Electrical engineer),(4007904,Kathleen,Hodges,25,Electrical engineer),(4009437,Stuart,Moon,52,Electrical engineer),(4001584,Bryan,Moser,67,Electrical engineer),(4009921,Christian,Chappell,66,Electrical engineer),(4009238,Brian,Wooten,34,Electrical engineer),(4003911,Joan,Nance,57,Electrical engineer),(4009401,Rodney,Pratt,38,Electrical engineer),(4007104,Randy,Wilkerson,65,Electrical engineer),(4001240,Jeff,Dodson,27,Electrical engineer),(4001744,Tina,Bernstein,26,Electrical engineer),(4000249,Florence,Carver,34,Electrical engineer),(4001916,Jim,Nguyen,60,Electrical engineer),(4001974,Gordon,Kerr,64,Electrical engineer),(4008521,Alicia,Coble,34,Electrical engineer),(4008339,Larry,Callahan,25,Electrical engineer),(4005410,Irene,Cates,25,Electrical engineer),(4004854,Steven,Chu,21,Electrical engineer),(4002459,Frances,Cummings,28,Electrical engineer),(4007725,Karen,Hines,59,Electrical engineer),(4008509,John,Eason,21,Electrical engineer),(4001738,Elsie,Hoover,38,Electrical engineer),(4003264,Diane,Burke,63,Electrical engineer),(4006732,Karen,Yates,73,Electrical engineer),(4005850,Julia,McClure,38,Electrical engineer),(4006094,Betsy,Beatty,32,Electrical engineer),(4000438,Vincent,Woodward,34,Electrical engineer),(4009062,Jesse,Levine,67,Electrical engineer),(4007603,Donald,Rollins,62,Electrical engineer),(4007415,Danny,Barrett,22,Electrical engineer),(4003550,Shannon,Cowan,61,Electrical engineer),(4000831,Constance,Pickett,57,Electrical engineer),(4000995,Courtney,Hardy,33,Electrical engineer),(4006926,Josephine,Marsh,34,Electrical engineer),(4008104,Debbie,Peck,40,Electrical engineer),(4004205,Alison,Burton,54,Electrical engineer),(4002870,Arthur,Bender,69,Electrical engineer),(4006874,Teresa,Peters,67,Electrical engineer),(4008473,Curtis,Covington,28,Electrical engineer),(4005574,Dan,Stephens,26,Electrical engineer),(4009458,Sylvia,Harrison,58,Electrical engineer),(4000828,Julian,Hendrix,66,Electrical engineer),(4007931,Kent,Pugh,41,Electrical engineer),(4002484,Harry,Goldberg,34,Electrical engineer),(4001266,Jeff,Hsu,74,Electrical engineer),(4002491,Stacy,Floyd,27,Electrical engineer),(4007089,Deborah,Solomon,65,Electrical engineer),(4000639,Florence,McFarland,23,Electrical engineer),(4002894,Michele,Cunningham,39,Electrical engineer),(4005469,Raymond,Leonard,74,Electrical engineer),(4000272,Adam,Washington,54,Electrical engineer),(4008955,Randy,Poe,56,Electrical engineer),(4005172,Evan,Case,60,Electrical engineer),(4005582,Janice,Brennan,66,Electrical engineer),(4008127,Nina,Taylor,61,Electrical engineer),(4004569,Norman,Callahan,70,Electrical engineer),(4005814,Arlene,Becker,40,Electrical engineer)})</text:p>
      <text:p text:style-name="P1">(Engineering technician,{(4006896,Kenneth,Clarke,67,Engineering technician),(4006274,Katherine,Schwarz,53,Engineering technician),(4004520,Brooke,Coates,36,Engineering technician),(4008154,Brian,Lee,60,Engineering technician),(4000114,Joan,McAllister,73,Engineering technician),(4002212,Bobby,Gray,43,Engineering technician),(4004523,Terry,McMillan,38,Engineering technician),(4008184,Kathleen,Curry,46,Engineering technician),(4001507,Sandy,Parks,44,Engineering technician),(4008194,Chad,McIntyre,71,Engineering technician),(4005750,Randall,Diaz,28,Engineering technician),(4008414,Gina,Hong,58,Engineering technician),(4005472,Sara,Andrews,32,Engineering technician),(4004524,Danny,McFarland,44,Engineering technician),(4009286,Geoffrey,Whitehead,39,Engineering technician),(4002159,Tiffany,Wade,67,Engineering <text:soft-page-break/>technician),(4004846,Annie,Werner,41,Engineering technician),(4008816,Bryan,Pridgen,60,Engineering technician),(4008879,Carmen,Hauser,72,Engineering technician),(4008384,Joy,Simmons,36,Engineering technician),(4004111,Vickie,Tanner,65,Engineering technician),(4000096,Brett,Lamb,39,Engineering technician),(4007033,Diane,Swain,56,Engineering technician),(4005738,Eddie,Rivera,41,Engineering technician),(4008378,Irene,Bloom,54,Engineering technician),(4003017,Brent,Patel,32,Engineering technician),(4003317,Roy,Ayers,69,Engineering technician),(4008224,Sylvia,Watson,53,Engineering technician),(4006202,Nancy,Livingston,36,Engineering technician),(4003022,Ruth,Lee,55,Engineering technician),(4003032,Leah,Richmond,62,Engineering technician),(4008363,Penny,Davidson,41,Engineering technician),(4007026,Tina,Griffin,37,Engineering technician),(4008246,Mary,Sutherland,55,Engineering technician),(4004719,Tonya,McLaughlin,45,Engineering technician),(4003265,Greg,Michael,21,Engineering technician),(4007406,Dennis,Quinn,60,Engineering technician),(4008253,Regina,Fisher,53,Engineering technician),(4007326,Jeffrey,Wheeler,47,Engineering technician),(4005706,Marie,Fleming,37,Engineering technician),(4003247,Dean,Kirby,33,Engineering technician),(4008997,Carlos,Petty,62,Engineering technician),(4006948,Martha,Lowry,58,Engineering technician),(4009811,Norma,Stroud,69,Engineering technician),(4007310,Kristina,Riggs,42,Engineering technician),(4001437,Maxine,Glenn,37,Engineering technician),(4003183,Thomas,Brandon,66,Engineering technician),(4008929,Edna,Cline,69,Engineering technician),(4003179,Kelly,Weber,71,Engineering technician),(4001431,Lynne,Booth,52,Engineering technician),(4001037,Alice,Crowder,72,Engineering technician),(4004279,Carmen,Tuttle,68,Engineering technician),(4009239,Dolores,Kemp,31,Engineering technician),(4009817,Malcolm,Allred,59,Engineering technician),(4001425,Kathy,Block,29,Engineering technician),(4005622,Jon,Wrenn,56,Engineering technician),(4008792,Mildred,Wilson,32,Engineering technician),(4007305,Billie,Berry,62,Engineering technician),(4007304,Roberta,Walters,52,Engineering technician),(4004817,Maureen,Ashley,62,Engineering technician),(4000954,Kimberly,Hinson,56,Engineering technician),(4004062,Bernard,Kerr,21,Engineering technician),(4006195,Troy,Lynch,71,Engineering technician),(4004378,Toni,Conway,35,Engineering technician),(4004382,Harriet,Rodriguez,36,Engineering technician),(4006193,Christopher,Washington,26,Engineering technician),(4000618,Joel,Park,33,Engineering technician),(4004835,Juanita,Xu,72,Engineering technician),(4004207,LeRoy,Norton,70,Engineering technician),(4005034,Kyle,Nixon,38,Engineering technician),(4009424,Stanley,Middleton,52,Engineering technician),(4004627,Anna,Hunter,74,Engineering technician),(4005036,Ray,Phelps,31,Engineering technician),(4007411,Louise,Newell,58,Engineering technician),(4002089,Beverly,Lutz,29,Engineering technician),(4002358,Johnny,Bartlett,41,Engineering technician),(4005086,Norman,Harrington,43,Engineering technician),(4007259,Aaron,Dalton,38,Engineering technician),(4005110,Diane,Ramsey,34,Engineering technician),(4003947,Sharon,Humphrey,62,Engineering technician),(4000074,Kyle,Watts,39,Engineering technician),(4005133,Elizabeth,Feldman,66,Engineering technician),(4008740,Miriam,Barbee,32,Engineering technician),(4002395,Jon,Waters,54,Engineering technician),(4009929,Charlene,Bailey,71,Engineering technician),(4006122,Lauren,Padgett,30,Engineering technician),(4008720,Jim,Gould,35,Engineering technician),(4009524,Lucy,Gallagher,32,Engineering technician),(4002426,Crystal,Kramer,27,Engineering technician),(4006120,Neal,Sparks,67,Engineering technician),(4009926,Beverly,Boyd,29,Engineering technician),(4001103,Ron,Tucker,40,Engineering technician),(4002453,Charlotte,Washington,52,Engineering technician),(4005169,Monica,Meyer,36,Engineering technician),(4003902,Ross,Khan,68,Engineering technician),(4004803,Tracy,Gorman,37,Engineering technician),(4005170,Marsha,Marsh,62,Engineering <text:soft-page-break/>technician),(4007926,Edith,Siegel,21,Engineering technician),(4002480,Allen,Hobbs,43,Engineering technician),(4006085,Brenda,Rogers,73,Engineering technician),(4001819,Eva,Morton,52,Engineering technician),(4006078,Gayle,Holloway,51,Engineering technician),(4001124,Alexandra,Gentry,33,Engineering technician),(4007215,Steve,Tuttle,34,Engineering technician),(4005178,Norma,Pearce,69,Engineering technician),(4008672,Gina,Browning,40,Engineering technician),(4001709,Beth,Horowitz,35,Engineering technician),(4008659,Stacy,Gardner,41,Engineering technician),(4006354,Cynthia,Tyson,49,Engineering technician),(4002534,Francis,Gould,41,Engineering technician),(4001137,Cynthia,Shepherd,50,Engineering technician),(4005209,Glenda,Gibbons,72,Engineering technician),(4007971,Edwin,Cobb,33,Engineering technician),(4006303,Heather,Conner,25,Engineering technician),(4009098,Franklin,Holloway,40,Engineering technician),(4005216,Brad,Miles,69,Engineering technician),(4007985,Jean,Griffith,72,Engineering technician),(4001685,Bryan,McCullough,32,Engineering technician),(4004186,Tammy,Daniels,43,Engineering technician),(4001891,Penny,Kendall,61,Engineering technician),(4002583,Annette,White,56,Engineering technician),(4006030,Leah,Woodard,75,Engineering technician),(4009470,Tara,Parks,27,Engineering technician),(4006765,Joseph,White,54,Engineering technician),(4004438,Johnny,Browning,69,Engineering technician),(4002598,Helen,Robinson,72,Engineering technician),(4003784,Amanda,Godfrey,39,Engineering technician),(4009724,Charlie,Wiley,58,Engineering technician),(4008971,Erik,Morse,56,Engineering technician),(4006778,Megan,Boone,65,Engineering technician),(4002613,Hugh,Burgess,43,Engineering technician),(4000513,Chris,Scarborough,45,Engineering technician),(4000032,Gretchen,Goldstein,24,Engineering technician),(4000507,Heidi,McKee,68,Engineering technician),(4002634,Diane,Blackwell,60,Engineering technician),(4000500,Monica,Brantley,58,Engineering technician),(4002647,Bob,Denton,59,Engineering technician),(4002663,Carmen,Gould,44,Engineering technician),(4002275,Frances,Hoyle,69,Engineering technician),(4002675,Lynne,Craft,38,Engineering technician),(4004306,Marie,Peters,37,Engineering technician),(4002678,Susan,Glass,54,Engineering technician),(4002134,Robyn,Dickinson,27,Engineering technician),(4005301,Beth,Dodson,36,Engineering technician),(4009739,Tina,Werner,49,Engineering technician),(4004145,Sally,Hall,34,Engineering technician),(4002080,Debbie,Pierce,39,Engineering technician),(4005975,Emma,Cates,59,Engineering technician),(4009996,Tonya,McIntosh,56,Engineering technician),(4008841,Lynn,Burns,65,Engineering technician),(4003688,Dana,Lutz,71,Engineering technician),(4001200,Scott,O'Donnell,47,Engineering technician),(4003674,Constance,Phillips,31,Engineering technician),(4007131,Dana,McKay,21,Engineering technician),(4005354,Jesse,Crowell,65,Engineering technician),(4008552,Renee,Clarke,25,Engineering technician),(4000049,Harvey,Underwood,70,Engineering technician),(4003631,Scott,Bauer,53,Engineering technician),(4006854,Timothy,Norris,23,Engineering technician),(4002756,Tracey,Vaughan,44,Engineering technician),(4002760,Adam,Carroll,27,Engineering technician),(4003614,Brian,Yu,71,Engineering technician),(4004483,Annette,Lane,21,Engineering technician),(4006368,Eric,Farrell,43,Engineering technician),(4009759,Patsy,Jennings,53,Engineering technician),(4007478,Eva,Miller,44,Engineering technician),(4007606,Emma,Freeman,35,Engineering technician),(4002773,Josephine,Sherrill,39,Engineering technician),(4006325,Wesley,Berg,28,Engineering technician),(4003608,Clifford,Jacobs,70,Engineering technician),(4004495,Laurie,Sloan,40,Engineering technician),(4009147,Frank,Marsh,43,Engineering technician),(4009335,Marshall,Collins,42,Engineering technician),(4006329,Leonard,Cassidy,69,Engineering technician),(4004828,Paige,Keller,67,Engineering technician),(4009762,Pamela,Cooke,40,Engineering technician),(4004497,Maxine,Mullins,64,Engineering technician),<text:soft-page-break/>(4009334,Veronica,Haynes,37,Engineering technician),(4004295,Gerald,Buckley,29,Engineering technician),(4008493,Alexandra,Snyder,43,Engineering technician),(4008489,Walter,Conrad,62,Engineering technician),(4002848,Jose,Yang,29,Engineering technician),(4005838,Fred,Clark,35,Engineering technician),(4007356,Tammy,Gilliam,37,Engineering technician),(4000020,Crystal,Powers,67,Engineering technician),(4000270,Tommy,Barrett,38,Engineering technician),(4007588,Ruby,Jones,69,Engineering technician),(4001264,Martha,Abbott,69,Engineering technician),(4002231,Alexander,McLean,55,Engineering technician),(4003525,Tiffany,Rao,71,Engineering technician),(4002893,Jean,Albright,65,Engineering technician),(4008115,Annette,Horner,27,Engineering technician),(4003499,Amanda,McIntosh,38,Engineering technician),(4006332,Betty,Chapman,54,Engineering technician),(4000273,Larry,Rogers,50,Engineering technician),(4006269,Tracy,Schwarz,28,Engineering technician),(4006876,Joe,Peterson,30,Engineering technician),(4007674,Lynn,Hurst,47,Engineering technician),(4002933,Yvonne,Nixon,46,Engineering</text:p>
      <text:p text:style-name="P1"><text:s/>technician),(4004123,George,Howe,49,Engineering technician),(4006877,Carla,Simon,42,Engineering technician),(4000420,Betty,Albright,64,Engineering technician),(4004242,Judith,Hardison,35,Engineering technician),(4009079,Sandra,Newman,67,Engineering technician)})</text:p>
      <text:p text:style-name="P1">(Environmental scientist,{(4009954,Sharon,Tate,44,Environmental scientist),(4000925,Todd,Britt,62,Environmental scientist),(4000924,Gina,Singleton,32,Environmental scientist),(4004833,Jeanne,Rice,28,Environmental scientist),(4008773,Carolyn,Bridges,71,Environmental scientist),(4004330,Christopher,Duncan,40,Environmental scientist),(4004348,Stacey,Cunningham,51,Environmental scientist),(4000899,Jordan,Barefoot,66,Environmental scientist),(4002085,Harriet,Dickinson,57,Environmental scientist),(4004399,Terry,Blanton,68,Environmental scientist),(4004403,Mitchell,Woods,37,Environmental scientist),(4004791,Robyn,Kane,56,Environmental scientist),(4000746,Regina,Schroeder,34,Environmental scientist),(4004457,Penny,Boyd,57,Environmental scientist),(4007611,Ben,Proctor,32,Environmental scientist),(4002309,Teresa,Horne,40,Environmental scientist),(4002311,Lindsay,Parker,64,Environmental scientist),(4009543,Pat,Waller,31,Environmental scientist),(4009545,Paula,Nichols,48,Environmental scientist),(4004518,Valerie,Pennington,30,Environmental scientist),(4007576,Eva,Hansen,30,Environmental scientist),(4000839,Phyllis,Byers,25,Environmental scientist),(4004554,Lauren,Morrow,72,Environmental scientist),(4004557,Ruby,Goodwin,40,Environmental scientist),(4000775,Christopher,Long,34,Environmental scientist),(4004668,Douglas,Jordan,47,Environmental scientist),(4007551,Ross,Baxter,44,Environmental scientist),(4000794,Ben,Wu,51,Environmental scientist),(4004615,Alfred,Gray,35,Environmental scientist),(4004620,Jeff,Thompson,53,Environmental scientist),(4004632,Edna,Harrell,39,Environmental scientist),(4004630,Sherry,Lee,53,Environmental scientist),(4002351,Alicia,Stark,28,Environmental scientist),(4008963,Juan,Roberts,71,Environmental scientist),(4001753,Nicole,Weeks,42,Environmental scientist),(4009920,Dan,House,61,Environmental scientist),(4001733,Joann,Myers,38,Environmental scientist),(4000139,Mary,Byrd,34,Environmental scientist),(4006734,Melanie,Maynard,57,Environmental scientist),(4009904,Nathan,Barefoot,68,Environmental scientist),(4002527,Kerry,Hendrix,75,Environmental scientist),(4001924,Ronnie,Pickett,52,Environmental scientist),(4006032,Peter,Conrad,47,Environmental scientist),(4002577,Juanita,Lin,56,Environmental scientist),(4008885,Neil,Spivey,59,Environmental scientist),(4002039,Marlene,Block,37,Environmental scientist),(4009101,Jim,Burnette,24,Environmental scientist),(4006777,Thomas,Warner,37,Environmental scientist),(4006782,James,Reed,63,Environmental scientist),(4002669,Calvin,Burgess,65,Environmental scientist),(4009124,Miriam,Richardson,67,Environmental scientist),(4005980,Eva,Katz,38,Environmental scientist),(4002676,Donna,Joseph,29,Environmental <text:soft-page-break/>scientist),(4006791,Emily,Mitchell,22,Environmental scientist),(4001629,Marc,King,28,Environmental scientist),(4002701,Carole,McDaniel,59,Environmental scientist),(4008569,Michelle,Reddy,52,Environmental scientist),(4000220,Rebecca,Heath,74,Environmental scientist),(4002725,Albert,Pridgen,55,Environmental scientist),(4002731,Ashley,Thomas,64,Environmental scientist),(4001606,Evan,Hardin,29,Environmental scientist),(4005914,Paige,Hoyle,63,Environmental scientist),(4002766,Marc,Godfrey,68,Environmental scientist),(4002771,Andrea,Dolan,65,Environmental scientist),(4005878,Jim,Moss,43,Environmental scientist),(4001874,Irene,Logan,59,Environmental scientist),(4009157,Courtney,Gibbons,33,Environmental scientist),(4008510,Angela,Deal,30,Environmental scientist),(4000250,Claire,Shelton,34,Environmental scientist),(4000256,Nancy,Hobbs,40,Environmental scientist),(4005842,Wayne,Schroeder,66,Environmental scientist),(4005831,Judith,Howard,33,Environmental scientist),(4008917,Vicki,Mullen,39,Environmental scientist),(4008470,Adam,Atkinson,53,Environmental scientist),(4005820,Heidi,Abrams,70,Environmental scientist),(4008436,Nelson,McCoy,66,Environmental scientist),(4002000,Jill,Collins,59,Environmental scientist),(4002066,Megan,Perkins,70,Environmental scientist),(4009186,Ruth,Lloyd,22,Environmental scientist),(4002965,Joyce,Chen,28,Environmental scientist),(4002971,Shannon,Bowen,42,Environmental scientist),(4006925,Judith,Peterson,45,Environmental scientist),(4003012,Ron,Miller,66,Environmental scientist),(4001484,Elsie,Allison,74,Environmental scientist),(4001482,Erica,Grossman,46,Environmental scientist),(4008992,Arnold,Holmes,49,Environmental scientist),(4008360,Walter,Daly,62,Environmental scientist),(4005717,Dean,Kumar,72,Environmental scientist),(4001460,Marc,Morgan,61,Environmental scientist),(4006942,Maria,Baldwin,36,Environmental scientist),(4008332,Gwendolyn,Burke,40,Environmental scientist),(4008323,Erica,Peterson,42,Environmental scientist),(4001449,Joanna,Olsen,61,Environmental scientist),(4009831,Beth,Conner,37,Environmental scientist),(4006374,Harry,Kenney,65,Environmental scientist),(4000355,Malcolm,Chan,27,Environmental scientist),(4003190,Floyd,Boykin,63,Environmental scientist),(4003192,Anna,Bruce,22,Environmental scientist),(4002187,Claude,Durham,36,Environmental scientist),(4000361,Jacob,Moore,64,Environmental scientist),(4003222,Jacob,Rankin,32,Environmental scientist),(4009260,Richard,Braswell,40,Environmental scientist),(4003234,Kyle,Ingram,56,Environmental scientist),(4003249,Carolyn,Powers,38,Environmental scientist),(4001363,Marie,Rao,44,Environmental scientist),(4003319,Betsy,Skinner,36,Environmental scientist),(4009280,Geraldine,Potter,50,Environmental scientist),(4005517,Mary,Lester,73,Environmental scientist),(4005509,Julie,Haynes,74,Environmental scientist),(4005488,Randy,Butler,56,Environmental scientist),(4001331,Donna,Sherman,28,Environmental scientist),(4009790,Bradley,Vaughan,62,Environmental scientist),(4008175,Stacey,Berman,59,Environmental scientist),(4008147,Vincent,Collier,40,Environmental scientist),(4000021,Alex,May,39,Environmental scientist),(4001302,Sandy,Cole,33,Environmental scientist),(4000416,Paige,Cherry,45,Environmental scientist),(4003516,Carrie,Li,58,Environmental scientist),(4008956,Robyn,Petersen,54,Environmental scientist),(4005425,Evan,Woodward,28,Environmental scientist),(4001261,Kyle,Hardison,69,Environmental scientist),(4000434,Sue,Ellis,59,Environmental scientist),(4006251,Jessie,Nelson,57,Environmental scientist),(4000439,Nicholas,Godfrey,69,Environmental scientist),(4001832,Holly,Graves,72,Environmental scientist),(4003616,Erika,Crabtree,42,Environmental scientist),(4003618,Betty,Love,34,Environmental scientist),(4009757,Jon,Gray,26,Environmental scientist),(4003641,Jenny,Potter,64,Environmental scientist),(4009342,Bradley,Humphrey,62,Environmental scientist),(4003645,Debra,Hurley,44,Environmental scientist),(4003669,Ian,McLamb,72,Environmental scientist),<text:soft-page-break/>(4005317,Francis,McDowell,39,Environmental scientist),(4009356,Sue,Thomas,32,Environmental scientist),(4001829,Billie,Sutherland,65,Environmental scientist),(4005308,Lester,Stark,28,Environmental scientist),(4002244,Courtney,Bradley,37,Environmental scientist),(4001188,Danny,Daly,59,Environmental scientist),(4009725,Megan,Bullock,25,Environmental scientist),(4007191,Laurie,Hutchinson,42,Environmental scientist),(4007997,Jason,Bates,47,Environmental scientist),(4009375,Meredith,Hsu,53,Environmental scientist),(4005220,Mike,Potter,48,Environmental scientist),(4007967,Gail,Fernandez,65,Environmental scientist),(4007965,Jamie,Boykin,34,Environmental scientist),(4001121,Jeanne,Burns,45,Environmental scientist),(4007912,Constance,Riley,31,Environmental scientist),(4001100,Thelma,Decker,62,Environmental scientist),(4005146,Nancy,Craig,65,Environmental scientist),(4005144,Bradley,Gay,60,Environmental scientist),(4005138,Brian,Conway,67,Environmental scientist),(4001816,Ronnie,Myers,27,Environmental scientist),(4003968,Harriet,Barefoot,32,Environmental scientist),(4005072,Gloria,Dalton,57,Environmental scientist),(4007276,Veronica,Braun,61,Environmental scientist),(4009421,Herbert,Lynch,72,Environmental scientist),(4007821,Fred,Wilder,65,Environmental scientist),(4007335,Vivian,Langley,67,Environmental scientist),(4004110,Kate,McMahon,45,Environmental scientist),(4004926,Sarah,Bernstein,47,Environmental scientist),(4004138,Dean,Hoyle,27,Environmental scientist),(4004141,Virginia,Thomas,63,Environmental scientist),(4004149,Michael,Fletcher,64,Environmental scientist),(4007773,Jason,Frank,71,Environmental scientist),(4007764,Carlos,Spencer,57,Environmental scientist),(4007747,Elaine,Benson,32,Environmental scientist),(4004218,Alvin,Norman,50,Environmental scientist),(4000957,Tracey,Upchurch,35,Environmental scientist),(4004880,Tonya,Swain,73,Environmental scientist),(4007369,Edgar,Hines,53,Environmental scientist),(4006365,Rosemary,Coble,61,Environmental scientist),(4009625,Jamie,Simpson,57,Environmental scientist),(4004250,Rachel,Callahan,42,Environmental scientist),(4004256,Clyde,Payne,55,Environmental scientist),(4000935,Oscar,Herbert,35,Environmental scientist),(4006566,Larry,Goodwin,39,Environmental scientist)})</text:p>
      <text:p text:style-name="P1">(Human resources assistant,{(4005453,Sherri,Ellington,66,Human resources assistant),(4001129,Katherine,Moore,55,Human resources assistant),(4003468,Tommy,Rich,32,Human resources assistant),(4006892,Todd,Dolan,70,Human resources assistant),(4008505,Tracy,Clayton,26,Human resources assistant),(4002503,Nina,Buchanan,51,Human resources assistant),(4008990,Shawn,Weinstein,30,Human resources assistant),(4009156,Melanie,Moore,34,Human resources assistant),(4000678,Walter,Farmer,50,Human resources assistant),(4003405,Geoffrey,Payne,73,Human resources assistant),(4003598,Karl,Upchurch,72,Human resources assistant),(4006735,Kyle,Myers,31,Human resources assistant),(4008423,Alfred,Steele,64,Human resources assistant),(4007925,Andrew,Weiner,69,Human resources assistant),(4009311,Oscar,Silverman,35,Human resources assistant),(4001115,Kyle,Werner,55,Human resources assistant),(4008693,Lawrence,Lassiter,70,Human resources assistant),(4005441,Carl,Ellington,46,Human resources assistant),(4009970,Michele,Graham,69,Human resources assistant),(4000030,Stephanie,Hawkins,50,Human resources assistant),(4005154,Jeffrey,Holden,23,Human resources assistant),(4003906,Stanley,Padgett,51,Human resources assistant),(4005886,Gwendolyn,Gilliam,25,Human resources assistant),(4007088,John,Reese,38,Human resources assistant),(4008704,Kimberly,Choi,52,Human resources assistant),(4007756,Jeffrey,Bates,28,Human resources assistant),(4005152,Jon,Harris,34,Human resources assistant),(4008135,Carl,Scott,52,Human resources assistant),(4004221,Theresa,Rowland,64,Human resources assistant),(4007430,Zachary,Hood,36,Human resources assistant),(4007752,Priscilla,Wu,70,Human resources assistant),<text:soft-page-break/>(4005148,Marie,Boyer,37,Human resources assistant),(4006855,Kurt,Powers,70,Human resources assistant),(4004377,Jordan,Boyer,65,Human resources assistant),(4009190,Monica,Wright,24,Human resources assistant),(4009291,Jeanette,Nixon,46,Human resources assistant),(4005143,Dale,McDaniel,36,Human resources assistant),(4002154,Ryan,Cunningham,58,Human resources assistant),(4005902,Nathan,Hogan,59,Human resources assistant),(4000122,Jack,Palmer,52,Human resources assistant),(4005377,Earl,Perez,26,Human resources assistant),(4002381,Ethel,Vincent,44,Human resources assistant),(4003433,Calvin,Faircloth,66,Human resources assistant),(4003380,Eva,Camp,33,Human resources assistant),(4001222,Catherine,Lang,33,Human resources assistant),(4009019,Cameron,Davis,74,Human resources assistant),(4007242,Sherry,Olson,32,Human resources assistant),(4004899,Francis,Schultz,63,Human resources assistant),(4000932,Stacy,Pugh,57,Human resources assistant),(4003961,Frank,Walsh,60,Human resources assistant),(4002735,Malcolm,Smith,38,Human resources assistant),(4005433,Lillian,Marks,47,Human resources assistant),(4006718,Amanda,Owen,34,Human resources assistant),(4003435,Dwight,Arnold,27,Human resources assistant),(4005093,Tim,Thomson,39,Human resources assistant),(4009752,Sally,Friedman,54,Human resources assistant),(4000585,Lester,Finch,65,Human resources assistant),(4005947,Pat,McDowell,23,Human resources assistant),(4003659,Jean,Shannon,38,Human resources assistant),(4005337,Allison,Willard,73,Human resources assistant),(4002144,Cynthia,Forbes,23,Human resources assistant),(4006167,Emma,Nash,51,Human resources assistant),(4009988,Kathryn,McPherson,28,Human resources assistant),(4003662,Matthew,Francis,61,Human resources assistant),(4006168,Juan,Frank,44,Human resources assistant),(4008118,Alexandra,Cox,43,Human resources assistant),(4006699,Frederick,Kendall,41,Human resources assistant),(4007273,Bruce,Weeks,30,Human resources assistant),(4006348,Annie,Thompson,57,Human resources assistant),(4007726,Penny,Tyler,35,Human resources assistant),(4003351,Donna,Combs,44,Human resources assistant),(4001786,Kate,Chambers,56,Human resources assistant),(4004194,Joann,Coble,24,Human resources assistant),(4005322,Heather,Forbes,65,Human resources assistant),(4007639,Wayne,Bunn,45,Human resources assistant),(4000219,Dana,Cain,63,Human resources assistant),(4002242,Becky,Kennedy,65,Human resources assistant),(4004262,Sylvia,Koch,39,Human resources assistant),(4004203,Herbert,Bell,61,Human resources assistant),(4004020,Alvin,Winters,75,Human resources assistant),(4004621,Karl,Burns,61,Human resources assistant),(4007531,Ron,Arnold,32,Human resources assistant),(4009960,Leon,Harris,36,Human resources assistant),(4008563,Dale,Knox,42,Human resources assistant),(4003515,Christine,Klein,22,Human resources assistant),(4009012,Leo,Rankin,21,Human resources assistant),(4004658,Elisabeth,Bowers,21,Human resources assistant),(4004418,Pauline,McKinney,66,Human resources assistant),(4008393,Benjamin,Lambert,63,Human resources assistant),(4001541,Nina,Humphrey,21,Human resources assistant),(4004679,Vincent,Upchurch,52,Human resources assistant),(4000830,Geraldine,High,30,Human resources assistant),(4002710,Florence,Brewer,46,Human resources assistant),(4003393,Gladys,Bennett,48,Human resources assistant),(4009431,Gary,Combs,65,Human resources assistant),(4004685,Katherine,Swanson,54,Human resources assistant),(4004546,Kristin,George,22,Human resources assistant),(4006198,Kerry,Mitchell,23,Human resources assistant),(4002695,Rick,Briggs,52,Human resources assistant),(4002683,Rhonda,Kang,71,Human resources assistant),(4004997,Max,Schultz,22,Human resources assistant),(4007812,Jeanne,Spencer,44,Human resources assistant),(4002891,Frederick,Rodriguez,45,Human resources assistant),(4009304,Kristen,Shannon,70,Human resources assistant),(4004980,Earl,Hahn,34,Human resources assistant),(4009555,Laura,Coley,33,Human resources assistant),(4004539,Jessie,McLean,24,Human resources assistant),(4004538,Caroline,Shields,73,Human resources assistant),(4001921,Judith,Bowling,71,Human <text:soft-page-break/>resources assistant),(4004386,Kate,Bolton,36,Human resources assistant),(4007801,Lori,Stafford,72,Human resources assistant),(4009548,Alison,Womble,56,Human resources assistant),(4007077,Chris,Barbee,21,Human resources assistant),(4009462,Dale,Garrison,67,Human resources assistant),(4001185,John,Lowe,36,Human resources assistant),(4008105,Carl,Jiang,70,Human resources assistant),(4002681,Matthew,Burnette,42,Human resources assistant),(4005422,Marshall,Khan,66,Human resources assistant),(4005268,Pauline,Pritchard,72,Human resources assistant),(4000914,Sheryl,Love,64,Human resources assistant),(4001010,Janice,Singh,69,Human resources assistant),(4008903,Suzanne,Walker,39,Human resources assistant),(4000206,Lester,Rich,53,Human resources assistant),(4005628,Luis,Hart,65,Human resources assistant),(4002131,Jan,Sutherland,34,Human resources assistant),(4007340,Elsie,Fernandez,62,Human resources assistant),(4007177,Dana,Morse,69,Human resources assistant),(4002649,Denise,Bauer,58,Human resources assistant),(4000202,Ted,Weinstein,23,Human resources assistant),(4008176,Oscar,Cox,57,Human resources assistant),(4002172,Tracy,Godwin,29,Human resources assistant),(4003130,Bryan,Kennedy,27,Human resources assistant),(4006689,Stephanie,Holt,57,Human resources assistant),(4008013,Alice,Steele,71,Human resources assistant),(4002270,Connie,Sellers,27,Human resources assistant),(4005998,Heather,Huff,27,Human resources assistant),(4001858,Calvin,Godwin,26,Human resources assistant),(4001859,Glen,Kelly,70,Human resources assistant),(4005591,Shelley,Collier,60,Human resources assistant),(4004905,Nina,Raynor,36,Human resources assistant),(4004942,Lindsay,Aldridge,22,Human resources assistant),(4009370,Herbert,Burke,67,Human resources assistant),(4001404,Lauren,Cates,71,Human resources assistant),(4008277,Marlene,Holder,68,Human resources assistant),(4004385,Regina,Conway,51,Human resources assistant),(4008006,Regina,Grossman,72,Human resources assistant),(4000363,Audrey,Lanier,54,Human resources assistant),(4002128,Ian,Chu,28,Human resources assistant),(4006769,Rhonda,Blake,43,Human resources assistant),(4004938,Meredith,Tate,72,Human resources assistant),(4003115,Bryan,Hughes,41,Human resources assistant),(4003535,Jay,Wolf,50,Human resources assistant),(4008321,Paul,Carey,64,Human resources assistant),(4002314,Monica,Weiss,70,Human resources assistant),(4000366,Evelyn,Parsons,37,Human resources assistant),(4008263,Frances,Humphrey,58,Human resources assistant),(4005705,Irene,Boyd,38,Human resources assistant),(4005471,Jennifer,Jackson,48,Human resources assistant),(4007003,Milton,Gray,37,Human resources assistant),(4004211,Carol,Lloyd,37,Human resources assistant),(4000999,Elsie,Capps,74,Human resources assistant),(4008262,Katie,Monroe,52,Human resources assistant),(4007741,Christian,Orr,62,Human resources assistant),(4007453,June,Cohen,69,Human resources assistant),(4000902,Anita,Lancaster,49,Human resources assistant),(4000377,Ellen,Creech,36,Human resources assistant),(4003072,Adam,Woodard,39,Human resources assistant),(4005556,Francis,Roth,48,Human resources assistant),(4002294,Edgar,Terrell,58,Human resources assistant),(4003045,Bruce,Garrison,59,Human resources assistant),(4008418,Danny,Palmer,38,Human resources assistant),(4005552,Guy,Herring,59,Human resources assistant),(4008357,Tracy,Myers,34,Human resources assistant),(4006767,Lindsay,Ayers,47,Human resources assistant),(4006022,Johnny,Lutz,72,Human resources assistant),(4007459,Fred,Bunn,62,Human resources assistant),(4003285,Nicholas,Lloyd,67,Human resources assistant),(4001687,Sharon,Jernigan,38,Human resources assistant),(4003040,Karl,McLaughlin,53,Human resources assistant),(4000315,Bradley,Beatty,36,Human resources assistant),(4003802,Sharon,Hobbs,37,Human resources assistant),(4007032,Harold,Harrison,61,Human resources assistant),(4009099,Jordan,Erickson,50,Human resources assistant),(4008097,Hugh,Gross,35,Human resources assistant),(4000095,Jennifer,Christian,54,Human resources assistant),(4009097,Tim,Shields,35,Human resources assistant),(4002058,Scott,Thomson,45,Human resources assistant),(4009205,Nathan,Nichols,35,Human</text:p>
      <text:p text:style-name="P1"><text:soft-page-break/><text:s/>resources assistant),(4007969,Eric,Boyer,44,Human resources assistant),(4003009,Ben,Burton,54,Human resources assistant),(4008218,Robin,Cole,42,Human resources assistant),(4009985,Rachel,Corbett,66,Human resources assistant),(4001354,Jessica,Mann,34,Human resources assistant),(4007709,Dianne,Strickland,63,Human resources assistant),(4003328,Molly,Browning,23,Human resources assistant),(4002023,Brad,Sinclair,68,Human resources assistant),(4000525,Nicole,Keller,55,Human resources assistant),(4005420,Marjorie,McKenna,73,Human resources assistant),(4006654,Yvonne,Shannon,34,Human resources assistant),(4006611,Dolores,Warner,72,Human resources assistant),(4004886,Jacqueline,Bridges,72,Human resources assistant),(4001961,Allan,Norton,67,Human resources assistant),(4007203,Christian,Doyle,73,Human resources assistant),(4002546,Marian,Henson,45,Human resources assistant),(4000535,Beth,Gonzalez,41,Human resources assistant),(4003559,Martha,Porter,51,Human resources assistant),(4003466,Edwin,Vincent,69,Human resources assistant),(4002121,Regina,Richardson,54,Human resources assistant),(4003350,Mark,Dalton,35,Human resources assistant),(4003561,Leigh,Conner,26,Human resources assistant),(4005181,Carol,Barnett,51,Human resources assistant),(4008793,Debra,Park,21,Human resources assistant)})</text:p>
      <text:p text:style-name="P1">(Computer hardware engineer,{(4009902,Harvey,Harris,71,Computer hardware engineer),(4002997,Lester,Osborne,66,Computer hardware engineer),(4004740,Tony,Adams,24,Computer hardware engineer),(4005495,Emma,Hedrick,46,Computer hardware engineer),(4003359,Ronnie,Boone,27,Computer hardware engineer),(4002977,Natalie,Silver,22,Computer hardware engineer),(4004305,Malcolm,Orr,65,Computer hardware engineer),(4003361,Alvin,Whitley,44,Computer hardware engineer),(4006409,Terry,Manning,29,Computer hardware engineer),(4004301,Beth,Weber,38,Computer hardware engineer),(4009288,Tara,Zhou,63,Computer hardware engineer),(4009608,Michael,Bishop,39,Computer hardware engineer),(4001845,Elisabeth,Harrell,55,Computer hardware engineer),(4009193,Lewis,Morrison,37,Computer hardware engineer),(4005752,Karl,Katz,44,Computer hardware engineer),(4002967,Luis,Marsh,43,Computer hardware engineer),(4008163,Mark,Clark,34,Computer hardware engineer),(4006918,Mike,Dickinson,52,Computer hardware engineer),(4007075,Diane,Hardy,60,Computer hardware engineer),(4009188,Jessie,Nance,36,Computer hardware engineer),(4006902,Edith,Lowry,63,Computer hardware engineer),(4005771,Louis,Bradshaw,73,Computer hardware engineer),(4003453,Glen,Hill,30,Computer hardware engineer),(4003454,Robert,Webster,45,Computer hardware engineer),(4003456,Christine,Strauss,33,Computer hardware engineer),(4008420,Ken,McGuire,51,Computer hardware engineer),(4009781,Brooke,Johnston,45,Computer hardware engineer),(4003492,Rick,Hill,70,Computer hardware engineer),(4008426,Josephine,Bowers,63,Computer hardware engineer),(4008447,Edward,West,44,Computer hardware engineer),(4002903,Lloyd,Patterson,64,Computer hardware engineer),(4001837,Teresa,Honeycutt,75,Computer hardware engineer),(4008455,Laura,Lambert,59,Computer hardware engineer),(4000676,Joann,Stanley,47,Computer hardware engineer),(4000984,Ann,Branch,75,Computer hardware engineer),(4004754,Alex,Leach,22,Computer hardware engineer),(4009773,Marvin,Sun,30,Computer hardware engineer),(4001269,Margaret,Poole,56,Computer hardware engineer),(4002889,Joy,Norris,36,Computer hardware engineer),(4002886,Don,Merrill,68,Computer hardware engineer),(4002151,Bryan,Lawrence,45,Computer hardware engineer),(4008477,Kathryn,Reese,35,Computer hardware engineer),(4004260,Courtney,Rubin,54,Computer hardware engineer),(4003538,Megan,Page,30,Computer hardware engineer),(4008479,George,Aldridge,72,Computer hardware engineer),(4006407,James,Joyce,26,Computer hardware engineer),(4007622,Michele,Wall,45,Computer hardware engineer),(4007431,Marcia,Welch,34,Computer hardware engineer),(4003569,Thelma,Parks,52,Computer hardware engineer),<text:soft-page-break/>(4008524,Patsy,Johnson,47,Computer hardware engineer),(4007100,Gina,Ryan,69,Computer hardware engineer),(4000248,Allison,Choi,23,Computer hardware engineer),(4002776,Erin,Ray,69,Computer hardware engineer),(4008536,Phyllis,Randall,45,Computer hardware engineer),(4005889,Alan,Humphrey,59,Computer hardware engineer),(4002026,Tonya,Gentry,31,Computer hardware engineer),(4000454,Virginia,Turner,22,Computer hardware engineer),(4009340,Melissa,Schwartz,44,Computer hardware engineer),(4006318,Peter,Currin,45,Computer hardware engineer),(4003640,Kevin,Strickland,35,Computer hardware engineer),(4001601,Ryan,Barr,67,Computer hardware engineer),(4007750,Hilda,Boyle,38,Computer hardware engineer),(4004191,Louise,Galloway,69,Computer hardware engineer),(4001610,Alfred,Schultz,43,Computer hardware engineer),(4002141,Virginia,Connolly,54,Computer hardware engineer),(4002029,Edith,Moore,57,Computer hardware engineer),(4008564,Tracy,Johnston,75,Computer hardware engineer),(4004800,Jessie,Barber,22,Computer hardware engineer),(4002137,Cecil,Batchelor,54,Computer hardware engineer),(4002702,Rebecca,Hodge,64,Computer hardware engineer),(4006287,Joseph,Hernandez,61,Computer hardware engineer),(4005296,Vanessa,Greenberg,32,Computer hardware engineer),(4005294,Tracey,Glenn,37,Computer hardware engineer),(4005288,Rodney,Ennis,41,Computer hardware engineer),(4005284,Cynthia,Morris,72,Computer hardware engineer),(4001635,Patrick,Strauss,58,Computer hardware engineer),(4006540,Glen,Parks,42,Computer hardware engineer),(4005997,Elsie,Higgins,29,Computer hardware engineer),(4000508,Robin,Waters,63,Computer hardware engineer),(4000041,Donald,Chung,65,Computer hardware engineer),(4001905,Sandra,Clayton,36,Computer hardware engineer),(4004896,Kimberly,Blackwell,52,Computer hardware engineer),(4008628,Alexander,Dickinson,74,Computer hardware engineer),(4001157,Robyn,Hahn,41,Computer hardware engineer),(4000178,Tracey,Waters,73,Computer hardware engineer),(4003811,Stacy,Welsh,60,Computer hardware engineer),(4006041,Justin,Ellis,75,Computer hardware engineer),(4006049,Linda,Bartlett,59,Computer hardware engineer),(4003826,Stephanie,Washington,67,Computer hardware engineer),(4008967,Johnny,Ray,30,Computer hardware engineer),(4005192,Kristine,Keith,35,Computer hardware engineer),(4001704,Annette,Allison,44,Computer hardware engineer),(4009903,Dolores,Houston,36,Computer hardware engineer),(4006057,Vernon,Gallagher,36,Computer hardware engineer),(4009997,Ron,Grimes,36,Computer hardware engineer),(4006076,Nina,Wright,64,Computer hardware engineer),(4002499,Allison,May,44,Computer hardware engineer),(4008680,Lillian,Cherry,75,Computer hardware engineer),(4008685,Joe,Weiner,52,Computer hardware engineer),(4007696,Gladys,Starr,34,Computer hardware engineer),(4002481,Meredith,Hamrick,30,Computer hardware engineer),(4001118,Kay,Stone,43,Computer hardware engineer),(4006615,Karen,Frank,32,Computer hardware engineer),(4006731,Rhonda,Ivey,56,Computer hardware engineer),(4006103,Heidi,Thompson,31,Computer hardware engineer),(4000552,Robert,Honeycutt,63,Computer hardware engineer),(4007914,Ray,Paul,29,Computer hardware engineer),(4001107,Pam,Garner,37,Computer hardware engineer),(4002447,Tammy,Ross,57,Computer hardware engineer),(4000004,Gretchen,Hill,66,Computer hardware engineer),(4001818,Andrew,Honeycutt,54,Computer hardware engineer),(4001420,Ronnie,White,62,Computer hardware engineer),(4006727,Thelma,Grossman,60,Computer hardware engineer),(4005145,Ann,Braswell,27,Computer hardware engineer),(4000920,Guy,Dalton,69,Computer hardware engineer),(4000693,Lester,Hoover,67,Computer hardware engineer),(4002049,Francis,Wilkerson,29,Computer hardware engineer),(4001765,Ben,Roy,68,Computer hardware engineer),(4005132,Victoria,Joyner,45,Computer hardware engineer),(4005127,Lindsay,Harding,73,Computer hardware engineer),(4005123,Edward,Alston,28,Computer hardware engineer),(4003960,Jon,Woodward,68,Computer hardware engineer),(4005115,Erik,Daniels,75,Computer <text:soft-page-break/>hardware engineer),(4003962,Nina,Bynum,72,Computer hardware engineer),(4004843,Stacy,Pratt,55,Computer hardware engineer),(4006151,Valerie,Wells,64,Computer hardware engineer),(4003971,Donald,Lamm,34,Computer hardware engineer),(4006156,Jessie,Barnett,62,Computer hardware engineer),(4007886,Angela,Quinn,55,Computer hardware engineer),(4002373,Lee,Thomas,54,Computer hardware engineer),(4004335,Calvin,Fisher,56,Computer hardware engineer),(4006307,Kurt,Bender,57,Computer hardware engineer),(4002335,Marian,Fields,58,Computer hardware engineer),(4005057,Christopher,Hanna,39,Computer hardware engineer),(4004006,Max,Case,62,Computer hardware engineer),(4007288,Joyce,Cheng,41,Computer hardware engineer),(4000608,Cathy,Freeman,42,Computer hardware engineer),(4007682,Herman,Ivey,49,Computer hardware engineer),(4005045,Marian,Parrott,22,Computer hardware engineer),(4007857,Stuart,Snyder,51,Computer hardware engineer),(4009577,Renee,Hale,74,Computer hardware engineer),(4004647,Philip,Kramer,25,Computer hardware engineer),(4009033,Penny,Harper,29,Computer hardware engineer),(4004043,Brad,Barbee,42,Computer hardware engineer),(4007543,Dianne,Berger,67,Computer hardware engineer),(4009020,Don,Garner,56,Computer hardware engineer),(4000822,Connie,Zimmerman,45,Computer hardware engineer),(4009560,Florence,Byrd,37,Computer hardware engineer),(4009022,Allen,Christian,34,Computer hardware engineer),(4000771,Jeanne,Lin,70,Computer hardware engineer),(4009433,Larry,Carson,63,Computer hardware engineer),(4004275,Jeff,Gillespie,74,Computer hardware engineer),(4009434,Donna,Foley,53,Computer hardware engineer),(4004991,Russell,Griffin,50,Computer hardware engineer),(4004961,Katharine,Olsen,34,Computer hardware engineer),(4009440,Christian,Gray,64,Computer hardware engineer),(4008786,Edward,Raynor,43,Computer hardware engineer),(4000646,Bonnie,Friedman,57,Computer hardware engineer),(4007797,Pauline,Tuttle,53,Computer hardware engineer),(4006203,Lynda,Porter,60,Computer hardware engineer),(4004108,Maureen,McGee,51,Computer hardware engineer),(4000650,Curtis,Proctor,63,Computer hardware engineer),(4000758,Jose,Benson,65,Computer hardware engineer),(4001008,Allen,Williams,28,Computer hardware engineer),(4003149,Katie,Pridgen,43,Computer hardware engineer),(4006978,Mark,Watts,28,Computer hardware engineer),(4005616,Tommy,Perkins,59,Computer hardware engineer),(4003139,Brandon,Gorman,38,Computer hardware engineer),(4009936,Vickie,Ray,74,Computer hardware engineer),(4001414,Tom,Melton,45,Computer hardware engineer),(4000337,Pauline,Spivey,55,Computer hardware engineer),(4009647,Alex,Craven,69,Computer hardware engineer),(4001908,Allen,Goldstein,34,Computer hardware engineer),(4004515,Karen,Zhu,56,Computer hardware engineer),(4001446,Theresa,Berman,59,Computer hardware engineer),(4009998,Tracey,Bullock,60,Computer hardware engineer),(4008275,Ben,Bender,55,Computer hardware engineer),(4003225,Edgar,Waters,62,Computer hardware engineer),(4003231,Richard,Pritchard,37,Computer hardware engineer),(4001455,Ben,Blackwell,64,Computer hardware engineer),(4001951,Roberta,Clayton,42,Computer hardware engineer),(4001862,Joshua,Green,34,Computer hardware engineer),(4009223,Maureen,Stroud,55,Computer hardware engineer),(4000373,Jerome,Hill,66,Computer hardware engineer),(4003063,Ted,Law,32,Computer</text:p>
      <text:p text:style-name="P1"><text:s/>hardware engineer),(4003269,Penny,Gillespie,37,Computer hardware engineer),(4003041,Marcia,Dale,32,Computer hardware engineer),(4003278,Raymond,Crane,27,Computer hardware engineer),(4003282,Geraldine,Hudson,44,Computer hardware engineer),(4003286,Leah,McCoy,27,Computer hardware engineer),(4008233,Dolores,Spencer,29,Computer hardware engineer),(4001972,Nina,Bullock,71,Computer hardware engineer),(4000666,Allen,Weiss,38,Computer hardware engineer),(4009799,Kimberly,Williford,72,Computer hardware engineer),(4006936,Douglas,Ferguson,72,Computer hardware engineer),<text:soft-page-break/>(4007393,Carlos,Greenberg,24,Computer hardware engineer),(4003327,Veronica,Gates,27,Computer hardware engineer),(4003329,Ashley,Christian,24,Computer hardware engineer),(4009796,Jane,Gentry,29,Computer hardware engineer),(4000854,Nelson,Francis,31,Computer hardware engineer),(4003340,Daniel,Fowler,56,Computer hardware engineer),(4009841,Milton,Dudley,69,Computer hardware engineer),(4009793,Jeffrey,Byrne,69,Computer hardware engineer),(4002998,Ricky,Upchurch,68,Computer hardware engineer)})</text:p>
      <text:p text:style-name="P1">(Computer software engineer,{(4008961,Paul,Stallings,64,Computer software engineer),(4008867,John,Foster,34,Computer software engineer),(4008966,Henry,Wilkinson,39,Computer software engineer),(4008844,Ann,Wright,61,Computer software engineer),(4002156,Erin,Gibbs,73,Computer software engineer),(4008835,Sally,Khan,56,Computer software engineer),(4009972,Herbert,Abrams,48,Computer software engineer),(4002225,Carmen,Craven,60,Computer software engineer),(4001828,Janice,Warren,66,Computer software engineer),(4008796,Esther,Pickett,24,Computer software engineer),(4001823,Jessie,Ellington,74,Computer software engineer),(4000047,Christina,Bowden,47,Computer software engineer),(4002303,Frederick,Diaz,37,Computer software engineer),(4002322,Ruth,Clark,25,Computer software engineer),(4002347,Colleen,Waller,68,Computer software engineer),(4001769,Vincent,Byers,55,Computer software engineer),(4002404,George,Olsen,70,Computer software engineer),(4001743,Sara,Garrison,44,Computer software engineer),(4008681,Jerry,Keller,70,Computer software engineer),(4002540,Bradley,Watts,49,Computer software engineer),(4001700,Peter,Floyd,42,Computer software engineer),(4009092,Carlos,Foster,70,Computer software engineer),(4001683,Tim,Erickson,53,Computer software engineer),(4001682,James,Cochran,25,Computer software engineer),(4002594,Stanley,Stafford,61,Computer software engineer),(4008631,Suzanne,Hernandez,28,Computer software engineer),(4001669,Rebecca,Lanier,61,Computer software engineer),(4008624,Harriet,Wade,22,Computer software engineer),(4002608,Katie,Werner,38,Computer software engineer),(4009115,Kara,Swanson,71,Computer software engineer),(4002664,Eugene,Rhodes,70,Computer software engineer),(4001636,Roger,Waters,30,Computer software engineer),(4009128,Alison,Barr,36,Computer software engineer),(4002682,Eleanor,Singh,68,Computer software engineer),(4002708,Lisa,Gilbert,45,Computer software engineer),(4008566,Ashley,Wright,71,Computer software engineer),(4001615,Lynn,Justice,71,Computer software engineer),(4009133,Maxine,Middleton,69,Computer software engineer),(4002729,Heather,Oliver,70,Computer software engineer),(4002762,Neil,Foley,51,Computer software engineer),(4002784,Lynne,McLaughlin,52,Computer software engineer),(4002805,Sandra,Starr,65,Computer software engineer),(4009166,Jane,Morgan,62,Computer software engineer),(4008484,Alicia,Beasley,44,Computer software engineer),(4002882,Johnny,Rowe,58,Computer software engineer),(4001532,Eddie,Bernstein,57,Computer software engineer),(4009179,Chris,Wolf,66,Computer software engineer),(4002956,Gretchen,Jennings,54,Computer software engineer),(4002982,Peggy,Corbett,26,Computer software engineer),(4002996,Jonathan,Sloan,32,Computer software engineer),(4003000,Natalie,Woods,29,Computer software engineer),(4008373,Yvonne,Mayo,48,Computer software engineer),(4003073,Caroline,Barker,57,Computer software engineer),(4003076,Allan,Glenn,39,Computer software engineer),(4009982,Rick,Carey,36,Computer software engineer),(4008317,Gwendolyn,Field,65,Computer software engineer),(4001441,Floyd,Savage,38,Computer software engineer),(4003131,Phyllis,Duffy,23,Computer software engineer),(4003132,Kevin,Griffith,47,Computer software engineer),(4009244,Joshua,Huang,63,Computer software engineer),(4009254,Audrey,West,27,Computer software engineer),(4008280,Joanna,Davenport,43,Computer software engineer),(4008270,Melvin,Nixon,62,Computer software engineer),(4001378,Victoria,Hendricks,60,Computer software engineer),<text:soft-page-break/>(4008226,Kim,Russell,27,Computer software engineer),(4003344,Earl,Gupta,42,Computer software engineer),(4003345,Debra,Sims,74,Computer software engineer),(4008203,Jan,O'Connor,35,Computer software engineer),(4001340,Walter,Ritchie,41,Computer software engineer),(4008196,Jenny,Beasley,27,Computer software engineer),(4003379,Alex,Grady,29,Computer software engineer),(4001314,Charles,Reid,30,Computer software engineer),(4008157,Jennifer,Roberts,37,Computer software engineer),(4001308,Lois,Harris,58,Computer software engineer),(4003455,Bobby,Hill,52,Computer software engineer),(4001285,Molly,Roberts,55,Computer software engineer),(4008133,Randall,Alston,38,Computer software engineer),(4003507,Gwendolyn,Stark,74,Computer software engineer),(4001273,Craig,Fisher,51,Computer software engineer),(4001265,Cecil,Bruce,23,Computer software engineer),(4006431,Douglas,Boykin,71,Computer software engineer),(4009958,Dorothy,Shah,41,Computer software engineer),(4006430,Benjamin,Quinn,27,Computer software engineer),(4008066,Marvin,Dillon,54,Computer software engineer),(4003675,Jimmy,Goodwin,74,Computer software engineer),(4003676,Jean,Bowden,50,Computer software engineer),(4008036,Kristina,MacDonald,71,Computer software engineer),(4001198,Carlos,Fox,58,Computer software engineer),(4008030,Rose,Greenberg,25,Computer software engineer),(4006562,Valerie,Lowe,44,Computer software engineer),(4003767,Alex,Swain,33,Computer software engineer),(4003817,Kyle,Chang,54,Computer software engineer),(4006352,Aaron,Moody,73,Computer software engineer),(4003852,Ralph,Wise,36,Computer software engineer),(4007947,Kimberly,Friedman,52,Computer software engineer),(4001122,Victor,Gunter,53,Computer software engineer),(4003916,Norman,Davis,34,Computer software engineer),(4003955,Monica,Wells,70,Computer software engineer),(4006564,Claude,Bloom,74,Computer software engineer),(4001062,Carrie,Murray,38,Computer software engineer),(4004061,Dorothy,Davidson,56,Computer software engineer),(4004068,Cindy,Mills,63,Computer software engineer),(4001038,Tonya,Link,61,Computer software engineer),(4006419,Joshua,Page,58,Computer software engineer),(4004100,Carl,Merrill,58,Computer software engineer),(4009450,Michelle,Ellington,55,Computer software engineer),(4007779,Donald,Anthony,55,Computer software engineer),(4007769,Tamara,Shah,40,Computer software engineer),(4004195,Greg,Zimmerman,70,Computer software engineer),(4009477,Darlene,Floyd,65,Computer software engineer),(4007720,Theresa,Stephenson,52,Computer software engineer),(4007714,Tim,Frank,38,Computer software engineer),(4007694,Erica,Long,46,Computer software engineer),(4004298,Michael,Pollard,54,Computer software engineer),(4007691,Dorothy,Bowman,28,Computer software engineer),(4007653,Sarah,Wilkins,45,Computer software engineer),(4004420,Julian,Wrenn,54,Computer software engineer),(4009542,Juan,Skinner,41,Computer software engineer),(4000859,Marcia,Hewitt,63,Computer software engineer),(4007599,Anna,Chan,64,Computer software engineer),(4007569,Larry,McKenna,61,Computer software engineer),(4009552,Donna,Hale,23,Computer software engineer),(4004543,Harvey,Rollins,63,Computer software engineer),(4000821,Warren,Blackwell,72,Computer software engineer),(4004595,Robyn,Ashley,62,Computer software engineer),(4004596,Donna,Burgess,38,Computer software engineer),(4004608,Marian,West,46,Computer software engineer),(4009568,Debbie,Garrett,52,Computer software engineer),(4007534,Adam,Link,64,Computer software engineer),(4004634,Terri,Abrams,38,Computer software engineer),(4007530,Meredith,Stark,74,Computer software engineer),(4004646,Frank,Wolfe,64,Computer software engineer),(4009595,Gail,Williams,37,Computer software engineer),(4004686,Leonard,Sinclair,63,Computer software engineer),(4004716,Mary,Woodard,69,Computer software engineer),(4004739,Harriet,Gibson,30,Computer software engineer),(4004775,Joyce,Woodard,26,Computer software engineer),(4004819,Fred,Puckett,57,Computer software engineer),(4007396,Rick,Pridgen,25,Computer software engineer),<text:soft-page-break/>(4006364,Eddie,Gates,31,Computer software engineer),(4007387,Edward,Coley,71,Computer software engineer),(4007385,Leonard,Petersen,67,Computer software engineer),(4004860,Billy,Holder,54,Computer software engineer),(4007357,Clara,Jiang,61,Computer software engineer),(4007352,Sue,Christensen,63,Computer software engineer),(4000664,Anita,Hedrick,63,Computer software engineer),(4007339,Eric,Merrill,64,Computer software engineer),(4009653,Claudia,Hanna,35,Computer software engineer),(4007328,Jay,Howe,45,Computer software engineer),(4004971,Douglas,Hogan,29,Computer software engineer),(4004989,Erica,Norris,74,Computer software engineer),(4005025,Marcia,Bray,58,Computer software engineer),(4007295,Joann,Moody,59,Computer software engineer),(4007291,Dawn,Garcia,39,Computer software engineer),(4007281,Jamie,Lowry,40,Computer software engineer),(4007266,Cecil,Barnett,37,Computer software engineer),(4007263,Herbert,Rowe,45,Computer software engineer),(4006571,Marsha,Ferguson,40,Computer software engineer),(4005109,Jackie,Martin,36,Computer software engineer),(4005142,Ronald,Harrison,39,Computer software engineer),(4005156,Crystal,Woodward,58,Computer software engineer),(4009716,Joshua,Hu,64,Computer software engineer),(4005235,Patsy,Ellis,70,Computer software engineer),(4007119,Wanda,Schneider,22,Computer software engineer),(4005371,Willie,Walters,38,Computer software engineer),(4000456,Peter,Hughes,38,Computer software engineer),(4005389,Paul,Hicks,67,Computer software engineer),(4007098,Guy,Jackson,38,Computer software engineer),(4009766,Eugene,Rankin,70,Computer software engineer),(4007090,Troy,Hoffman,38,Computer software engineer),(4005439,Laurie,Kendall,30,Computer software engineer),(4005455,Harriet,Hurst,60,Computer software engineer),(4007074,George,Church,64,Computer software engineer),(4007070,Marlene,Stevenson,42,Computer software engineer),(4000391,Holly,McIntosh,73,Computer software engineer),(4005525,Frances,Bullock,38,Computer software engineer),(4005550,Eddie,Fletcher,26,Computer software engineer),(4005641,Ron,Levy,68,Computer software engineer),(4000326,Michelle,Matthews,67,Computer software engineer),(4000314,Luis,Turner,69,Computer software engineer),(4009846,Vernon,Carey,67,Computer software engineer),(4006908,Laurence,Chandler,61,Computer software engineer),(4005766,Shelley,Haas,37,Computer software engineer),(4005815,Betsy,Tuttle,35,Computer software</text:p>
      <text:p text:style-name="P1"><text:s/>engineer),(4005836,Katherine,Bowles,48,Computer software engineer),(4009857,Edwin,Randall,71,Computer software engineer),(4005874,Carmen,Goldberg,37,Computer software engineer),(4000238,Melinda,Weeks,59,Computer software engineer),(4005920,Marvin,Hsu,68,Computer software engineer),(4005967,Yvonne,Greenberg,35,Computer software engineer),(4006592,April,Edwards,73,Computer software engineer),(4000196,Michele,Bowman,54,Computer software engineer),(4009890,Scott,Lam,74,Computer software engineer),(4006011,Rodney,Duffy,38,Computer software engineer),(4006746,Teresa,Huffman,56,Computer software engineer),(4006061,Erica,Arnold,36,Computer software engineer),(4006086,Theodore,McIntosh,58,Computer software engineer),(4006091,Hilda,Dennis,74,Computer software engineer),(4009918,Daniel,Moser,61,Computer software engineer),(4006729,Michelle,Bradshaw,24,Computer software engineer),(4006520,Vincent,Grady,25,Computer software engineer),(4006510,Laurence,Erickson,31,Computer software engineer),(4006494,Ian,Powers,38,Computer software engineer),(4006214,Shannon,Schwartz,70,Computer software engineer),(4006680,Stacey,Rodriguez,61,Computer software engineer),(4006657,Dorothy,Strauss,58,Computer software engineer),(4006549,Hilda,Nichols,57,Computer software engineer),(4009937,Dale,Cobb,56,Computer software engineer),(4001954,Sherry,Hanna,54,Computer software engineer),(4001990,Bernice,Gardner,58,Computer software engineer),(4002022,Richard,Jacobson,38,Computer software engineer),(4006649,Tammy,Gross,62,Computer <text:soft-page-break/>software engineer),(4002025,Glen,Sumner,56,Computer software engineer),(4002047,Dan,Atkinson,44,Computer software engineer),(4008881,Melinda,Collier,60,Computer software engineer),(4008959,Leslie,Cook,26,Computer software engineer)})</text:p>
      <text:p text:style-name="P1">(Computer support specialist,{(4006234,Warren,Guthrie,64,Computer support specialist),(4002785,Jacob,Forrest,57,Computer support specialist),(4009163,Heidi,Honeycutt,39,Computer support specialist),(4007518,Melvin,Dawson,68,Computer support specialist),(4003704,Kurt,Berry,34,Computer support specialist),(4008912,Jessica,Kaufman,64,Computer support specialist),(4001023,Benjamin,Willis,67,Computer support specialist),(4005856,Amy,McKenna,53,Computer support specialist),(4000017,Neal,Lawrence,72,Computer support specialist),(4009354,Erica,Liu,50,Computer support specialist),(4005835,Ernest,Blum,36,Computer support specialist),(4000066,Vickie,Watkins,55,Computer support specialist),(4009030,Alexander,Pickett,69,Computer support specialist),(4007142,Pat,Miles,72,Computer support specialist),(4007141,Clyde,Kirkland,38,Computer support specialist),(4008453,Marion,Henry,62,Computer support specialist),(4001792,Scott,Jordan,72,Computer support specialist),(4005795,Ronnie,Burnett,58,Computer support specialist),(4000470,Ashley,Beatty,46,Computer support specialist),(4006894,Gayle,Faircloth,36,Computer support specialist),(4005782,Bryan,House,66,Computer support specialist),(4004982,Jesse,Burch,34,Computer support specialist),(4008417,Sheila,Lyon,64,Computer support specialist),(4001790,Toni,Fischer,71,Computer support specialist),(4006650,Donna,Myers,69,Computer support specialist),(4008416,Kyle,Wooten,40,Computer support specialist),(4009504,Shannon,Justice,34,Computer support specialist),(4001949,Shelley,Knight,56,Computer support specialist),(4006239,Keith,Riley,38,Computer support specialist),(4005376,Vivian,Maxwell,64,Computer support specialist),(4009192,Monica,Gardner,42,Computer support specialist),(4009754,Maxine,McCall,61,Computer support specialist),(4008397,Melvin,Hogan,56,Computer support specialist),(4008395,Sharon,Chapman,61,Computer support specialist),(4007810,Allen,Baird,39,Computer support specialist),(4003056,Henry,Barr,37,Computer support specialist),(4009225,Bernard,Reilly,56,Computer support specialist),(4004993,LeRoy,Peters,37,Computer support specialist),(4000320,Mary,Cochran,25,Computer support specialist),(4003110,Ray,Newman,40,Computer support specialist),(4005694,Lawrence,McNeill,65,Computer support specialist),(4008074,Philip,Hale,73,Computer support specialist),(4005666,Don,Thornton,64,Computer support specialist),(4005408,Robin,McDaniel,44,Computer support specialist),(4008314,Peter,Barnett,30,Computer support specialist),(4006963,Katie,Sharpe,27,Computer support specialist),(4008309,Benjamin,Stallings,67,Computer support specialist),(4001846,Lester,Riggs,73,Computer support specialist),(4009768,Paula,Gallagher,29,Computer support specialist),(4009333,Jeanette,Hoffman,35,Computer support specialist),(4006967,Martin,Pridgen,54,Computer support specialist),(4004995,Jonathan,Pruitt,60,Computer support specialist),(4005415,David,Carlson,44,Computer support specialist),(4004080,Ethel,Joseph,29,Computer support specialist),(4004883,Alan,Webb,32,Computer support specialist),(4008924,Arthur,Bell,74,Computer support specialist),(4006975,Joan,Wade,39,Computer support specialist),(4001430,Lindsay,Reynolds,21,Computer support specialist),(4003142,Aaron,Brandon,67,Computer support specialist),(4007826,Dorothy,Cox,28,Computer support specialist),(4000428,Marcus,Harvey,62,Computer support specialist),(4007829,Kevin,Reid,32,Computer support specialist),(4003483,Annie,Dougherty,34,Computer support specialist),(4009780,Sue,Powell,63,Computer support specialist),(4008136,Leo,Hong,61,Computer support specialist),(4003162,Maureen,Waters,60,Computer support specialist),(4006190,Martha,Saunders,52,Computer support specialist),(4000084,Diana,Moore,44,Computer support specialist),(4006640,Lloyd,O'Neill,33,Computer support specialist),<text:soft-page-break/>(4008294,George,Jordan,30,Computer support specialist),(4005024,Virginia,Henson,72,Computer support specialist),(4001851,Justin,Terrell,53,Computer support specialist),(4006240,Tracy,Hahn,62,Computer support specialist),(4000358,Vicki,Mills,56,Computer support specialist),(4009484,Vincent,Hinton,48,Computer support specialist),(4001405,Cathy,Peck,74,Computer support specialist),(4005026,Neal,Holmes,61,Computer support specialist),(4005587,Jason,Hopkins,26,Computer support specialist),(4002332,Robert,King,44,Computer support specialist),(4009296,Josephine,Rouse,55,Computer support specialist),(4003248,Randall,Langston,33,Computer support specialist),(4005477,Jon,Stevens,36,Computer support specialist),(4008254,Ralph,Bass,34,Computer support specialist),(4005027,Renee,Thomson,35,Computer support specialist),(4002341,April,Gregory,42,Computer support specialist),(4007015,Vanessa,Barr,34,Computer support specialist),(4000402,Rhonda,Goldman,38,Computer support specialist),(4009272,Lillian,York,42,Computer support specialist),(4001334,Charlie,Glover,25,Computer support specialist),(4007297,James,McGuire,61,Computer support specialist),(4004021,Nathan,Farmer,35,Computer support specialist),(4001365,Alice,Herman,40,Computer support specialist),(4004019,Randall,Frank,29,Computer support specialist),(4006220,Wayne,Rose,44,Computer support specialist),(4006340,Kristin,Keith,54,Computer support specialist),(4005521,Erica,Martin,63,Computer support specialist),(4006537,Stephanie,Hester,34,Computer support specialist),(4001982,Randy,Brantley,28,Computer support specialist),(4003330,Norma,Adler,33,Computer support specialist),(4005538,Daniel,Hancock,74,Computer support specialist),(4006504,Sidney,Snow,33,Computer support specialist),(4004014,Arthur,Hawkins,67,Computer support specialist),(4006170,Arthur,McKenna,38,Computer support specialist),(4004010,Lindsay,Blair,26,Computer support specialist),(4004356,Tara,Hess,21,Computer support specialist),(4008753,Sharon,Clayton,54,Computer support specialist),(4002378,Maureen,Morrison,62,Computer support specialist),(4001061,Gretchen,O'Neill,60,Computer support specialist),(4006143,Michele,Harmon,59,Computer support specialist),(4000742,Marguerite,Cooke,56,Computer support specialist),(4008742,Clara,Conner,49,Computer support specialist),(4009051,Rhonda,Hurley,63,Computer support specialist),(4002443,Luis,Clarke,57,Computer support specialist),(4000701,Jenny,Schultz,56,Computer support specialist),(4007619,Monica,Reid,72,Computer support specialist),(4007881,Dennis,Osborne,66,Computer support specialist),(4007882,Geraldine,Yu,21,Computer support specialist),(4000700,Annette,Chu,39,Computer support specialist),(4001886,Elisabeth,Shaffer,56,Computer support specialist),(4000873,Justin,Chambers,52,Computer support specialist),(4004159,Harriet,Berman,31,Computer support specialist),(4006100,Norma,Cross,43,Computer support specialist),(4004458,Carrie,Burnett,58,Computer support specialist),(4002471,Donald,Green,61,Computer support specialist),(4000723,Harry,Stone,64,Computer support specialist),(4008695,Rodney,Ayers,51,Computer support specialist),(4006079,Joann,Brandt,53,Computer support specialist),(4007257,Jimmy,Stark,25,Computer support specialist),(4007255,Peggy,Bruce,48,Computer support specialist),(4000673,Audrey,Olson,36,Computer support specialist),(4004842,Sally,Crane,28,Computer support specialist),(4008888,Marvin,Young,59,Computer support specialist),(4004725,Lawrence,Sparks,44,Computer support specialist),(4000724,Priscilla,Hayes,28,Computer support specialist),(4000931,Greg,Tilley,58,Computer support specialist),(4003967,Laurence,Fink,36,Computer support specialist),(4009603,Elaine,Watkins,32,Computer support specialist),(4008981,Shirley,Gordon,37,Computer support specialist),(4000158,Leroy,Monroe,51,Computer support specialist),(4009519,Rita,Crowder,45,Computer support specialist),(4004534,Eileen,Pritchard,36,Computer support specialist),(4004705,Elaine,Rogers,59,Computer support specialist),(4001088,Judith,Pittman,29,Computer <text:soft-page-break/>support specialist),(4008673,Patrick,Long,35,Computer support specialist),(4003939,Kim,Womble,68,Computer support specialist),(4005139,Jennifer,Harding,56,Computer support specialist),(4002224,Kathy,Giles,64,Computer support specialist),(4007901,Dan,Moser,58,Computer support specialist),(4009706,Jack,Robinson,56,Computer support specialist),(4004700,Becky,May,56,Computer support specialist),(4000560,James,Gibson,35,Computer support specialist),(4003934,Virginia,Kane,34,Computer support specialist),(4000072,Caroline,O'Brien,44,Computer support specialist),(4006056,Joyce,Beach,36,Computer support specialist),(4004939,Lori,Ritchie,27,Computer support specialist),(4006686,Gretchen,O'Connor,63,Computer support specialist),(4008663,Holly,Allen,62,Computer support specialist),(4009596,Dennis,Allen,58,Computer support specialist),(4004664,Oscar,Galloway,61,Computer support specialist),(4005157,Julia,Sawyer,59,Computer support specialist),(4004273,Marjorie,Fitzgerald,25,Computer support specialist),(4002550,Wayne,Sellers,59,Computer support specialist),(4009095,Phyllis,Herring,61,Computer support specialist),(4003859,Kimberly,Curry,31,Computer support specialist),(4006479,Debbie,Garrison,54,Computer support specialist),(4001692,Bryan,Harmon,64,Computer support specialist),(4000175,Ben,Whitaker,35,Computer support specialist),(4009387,Jesse,Best,45,Computer support specialist),(4008639,Allen,Winters,38,Computer support specialist),(4000179,Mark,Becker,39,Computer support specialist),(4008632,Vickie,Kearney,69,Computer support specialist),(4005196,Lori,Payne,29,Computer support specialist),(4002146,Katie,Todd,62,Computer support specialist),(4002611,Paige,Pugh,36,Computer support specialist),(4007343,Neil,Skinner,68,Computer support specialist),(4007957,Catherine,Cho,33,Computer support specialist),(4006000,Ted,Chandler,70,Computer support specialist),(4002631,Paige,Horowitz,38,Computer support specialist),(4003832,Vickie,Singleton,60,Computer support specialist),(4001940,Jim,Stewart,69,Computer support specialist),(4005208,Claudia,Boyer,45,Computer</text:p>
      <text:p text:style-name="P1"><text:s/>support specialist),(4004115,Kelly,Benton,50,Computer support specialist),(4008587,Clifford,Gupta,63,Computer support specialist),(4007199,Matthew,Hobbs,27,Computer support specialist),(4007341,Jenny,Stokes,21,Computer support specialist),(4003823,Juanita,Peele,26,Computer support specialist),(4000524,Clifford,Gill,40,Computer support specialist),(4008586,Lillian,McIntosh,38,Computer support specialist),(4007424,Clara,West,36,Computer support specialist),(4000521,Pat,Hutchinson,42,Computer support specialist),(4005978,Eva,Barton,40,Computer support specialist),(4000115,Betty,McKenzie,45,Computer support specialist),(4001012,Clyde,Howe,24,Computer support specialist),(4007995,Darlene,O'Neal,36,Computer support specialist),(4005974,Gloria,Godwin,25,Computer support specialist),(4005965,Toni,Cox,35,Computer support specialist),(4006802,Ernest,Patel,59,Computer support specialist),(4004413,Nina,Benson,31,Computer support specialist),(4003760,Suzanne,Maxwell,25,Computer support specialist),(4007512,Nicole,Braswell,61,Computer support specialist),(4002253,Rosemary,Hester,57,Computer support specialist),(4004660,Timothy,Goldstein,64,Computer support specialist),(4002732,Leroy,Anthony,33,Computer support specialist),(4004592,Rebecca,Horner,42,Computer support specialist),(4009880,Ronnie,Gill,44,Computer support specialist),(4005230,Bonnie,Ballard,65,Computer support specialist),(4005944,Carl,Sykes,42,Computer support specialist),(4005925,Debra,Merrill,43,Computer support specialist),(4005245,Sheila,Atkinson,44,Computer support specialist),(4008962,Ted,Shepherd,35,Computer support specialist),(4003738,Pauline,Harding,61,Computer support specialist),(4007334,Anne,Locklear,48,Computer support specialist),(4005915,Benjamin,Roach,36,Computer support specialist),(4000643,Eleanor,Schwartz,56,Computer support specialist),(4003730,Lucy,Rhodes,40,Computer support specialist),(4007174,Ronald,Crawford,63,Computer support specialist),(4005900,Kevin,Cho,67,Computer support specialist),<text:soft-page-break/>(4005897,Diane,Keith,61,Computer support specialist),(4007515,Brett,Drake,51,Computer support specialist),(4002014,Florence,Hoyle,29,Computer support specialist),(4009142,Gretchen,Langley,31,Computer support specialist),(4002782,Arnold,Lin,59,Computer support specialist)})</text:p>
      <text:p text:style-name="P1">(Recreation and fitness worker,{(4003169,Renee,Lucas,67,Recreation and fitness worker),(4009492,Don,Curtis,53,Recreation and fitness worker),(4004239,Kathryn,Hensley,41,Recreation and fitness worker),(4000952,Roy,Mullen,51,Recreation and fitness worker),(4004856,Marcia,Blake,42,Recreation and fitness worker),(4004876,Claude,Horn,67,Recreation and fitness worker),(4000955,Helen,Jordan,34,Recreation and fitness worker),(4009481,Helen,Doyle,47,Recreation and fitness worker),(4004217,Darlene,Ennis,67,Recreation and fitness worker),(4007751,Jordan,Hernandez,59,Recreation and fitness worker),(4000071,Natalie,Walton,24,Recreation and fitness worker),(4000674,Dana,Fernandez,39,Recreation and fitness worker),(4006675,Melanie,Butler,24,Recreation and fitness worker),(4004923,Lauren,Baker,41,Recreation and fitness worker),(4007783,Colleen,Hart,69,Recreation and fitness worker),(4004132,Philip,Woods,61,Recreation and fitness worker),(4004128,Joe,Lloyd,27,Recreation and fitness worker),(4004120,Jeanne,Howe,50,Recreation and fitness worker),(4007347,Lynn,Hunter,58,Recreation and fitness worker),(4001007,Clifford,Riggs,62,Recreation and fitness worker),(4006545,Russell,Moon,32,Recreation and fitness worker),(4000647,Dwight,Adcock,67,Recreation and fitness worker),(4007327,Kerry,Monroe,33,Recreation and fitness worker),(4000633,Kristen,Fisher,59,Recreation and fitness worker),(4000627,Katherine,Atkins,69,Recreation and fitness worker),(4009665,Joy,Simpson,38,Recreation and fitness worker),(4002237,Nicholas,Reilly,55,Recreation and fitness worker),(4002236,Lindsay,Bloom,54,Recreation and fitness worker),(4009948,Cameron,Ferrell,61,Recreation and fitness worker),(4007268,Joseph,Li,32,Recreation and fitness worker),(4009691,Wade,Newton,36,Recreation and fitness worker),(4000596,Allen,Sanchez,59,Recreation and fitness worker),(4002063,Joyce,Kaplan,74,Recreation and fitness worker),(4005075,Karen,Atkinson,55,Recreation and fitness worker),(4007265,Stacy,Kaufman,74,Recreation and fitness worker),(4005084,Floyd,Clarke,45,Recreation and fitness worker),(4007887,Troy,Gould,36,Recreation and fitness worker),(4007888,Marcus,Forbes,35,Recreation and fitness worker),(4007251,April,Manning,33,Recreation and fitness worker),(4005101,Craig,Black,42,Recreation and fitness worker),(4006460,Kara,Ellis,75,Recreation and fitness worker),(4005105,Jean,Clements,35,Recreation and fitness worker),(4002115,Kent,Rivera,37,Recreation and fitness worker),(4000574,Marlene,Baxter,37,Recreation and fitness worker),(4007232,Kay,O'Donnell,68,Recreation and fitness worker),(4003954,Clarence,Gates,43,Recreation and fitness worker),(4007892,Dawn,Newton,72,Recreation and fitness worker),(4003935,Kim,Wall,31,Recreation and fitness worker),(4001097,Jesse,Faulkner,75,Recreation and fitness worker),(4007913,Marianne,Riley,66,Recreation and fitness worker),(4009394,Vicki,Huang,57,Recreation and fitness worker),(4000553,Karen,Manning,30,Recreation and fitness worker),(4003904,Ryan,Rodriguez,30,Recreation and fitness worker),(4006563,Barry,Fox,43,Recreation and fitness worker),(4005177,Pam,Carpenter,28,Recreation and fitness worker),(4005199,Billie,Dawson,64,Recreation and fitness worker),(4002219,Joan,Garner,66,Recreation and fitness worker),(4006606,Jackie,Lewis,66,Recreation and fitness worker),(4005214,Anthony,Cobb,38,Recreation and fitness worker),(4009722,Arnold,Pearson,30,Recreation and fitness worker),(4003794,Erica,Campbell,29,Recreation and fitness worker),(4003763,Joanne,Neal,28,Recreation and fitness worker),(4007189,Elsie,Baxter,36,Recreation and fitness worker),(4009726,Melissa,Horn,31,Recreation and fitness worker),(4005229,Marilyn,Lawson,63,Recreation and fitness worker),(4003754,Edward,Wooten,47,Recreation and fitness worker),(4000499,Steve,Bowling,61,Recreation and fitness worker),<text:soft-page-break/>(4001177,Herbert,Frost,38,Recreation and fitness worker),(4001180,Faye,Moon,22,Recreation and fitness worker),(4003718,Lindsay,Dougherty,67,Recreation and fitness worker),(4001187,Lloyd,Washington,46,Recreation and fitness worker),(4008028,Amanda,MacDonald,35,Recreation and fitness worker),(4000480,Melissa,Johnson,64,Recreation and fitness worker),(4008041,Phillip,Mueller,30,Recreation and fitness worker),(4008046,Jacqueline,Aldridge,74,Recreation and fitness worker),(4000467,Derek,Freedman,66,Recreation and fitness worker),(4003656,Norma,Roberson,31,Recreation and fitness worker),(4005366,Patrick,Burgess,33,Recreation and fitness worker),(4005375,Bonnie,Smith,66,Recreation and fitness worker),(4008064,Valerie,Goldstein,64,Recreation and fitness worker),(4007110,Bernard,Moser,38,Recreation and fitness worker),(4007097,Zachary,Pitts,62,Recreation and fitness worker),(4003555,Christopher,Fitzgerald,48,Recreation and fitness worker),(4003537,Vickie,Wooten,26,Recreation and fitness worker),(4003518,Miriam,Medlin,26,Recreation and fitness worker),(4008125,Jeanette,Barbee,27,Recreation and fitness worker),(4003475,Michael,Starr,75,Recreation and fitness worker),(4008143,Thomas,Reynolds,41,Recreation and fitness worker),(4003467,Wendy,Ivey,63,Recreation and fitness worker),(4001300,Terri,Gay,64,Recreation and fitness worker),(4001312,Eddie,Pruitt,39,Recreation and fitness worker),(4003425,Gerald,Lanier,33,Recreation and fitness worker),(4002179,Tim,Ray,73,Recreation and fitness worker),(4001981,Marilyn,Hensley,75,Recreation and fitness worker),(4005486,Max,Zimmerman,61,Recreation and fitness worker),(4009962,Pam,Berger,42,Recreation and fitness worker),(4005508,Tony,Whitaker,71,Recreation and fitness worker),(4009282,Sarah,Payne,39,Recreation and fitness worker),(4005512,Roger,Sanders,29,Recreation and fitness worker),(4009795,Danielle,Shepherd,32,Recreation and fitness worker),(4003293,Martha,Warner,45,Recreation and fitness worker),(4001368,Monica,Parks,34,Recreation and fitness worker),(4003271,Hugh,Blake,45,Recreation and fitness worker),(4006622,Christina,O'Neill,31,Recreation and fitness worker),(4000378,Dianne,Dillon,34,Recreation and fitness worker),(4001381,Joan,Hartman,40,Recreation and fitness worker),(4006337,Eleanor,Vincent,66,Recreation and fitness worker),(4005000,Peter,Kenney,26,Recreation and fitness worker),(4003245,Bobby,Ashley,74,Recreation and fitness worker),(4005590,Lois,Hartman,29,Recreation and fitness worker),(4003205,Aaron,Li,38,Recreation and fitness worker),(4006980,Kerry,Link,61,Recreation and fitness worker),(4001427,Carol,Cummings,63,Recreation and fitness worker),(4005634,Caroline,Reed,34,Recreation and fitness worker),(4005637,Francis,Adler,66,Recreation and fitness worker),(4005642,Danielle,Daly,59,Recreation and fitness worker),(4003127,Joe,Feldman,24,Recreation and fitness worker),(4001440,Craig,Reese,38,Recreation and fitness worker),(4003116,Stephen,MacDonald,63,Recreation and fitness worker),(4005686,Ruth,Hardy,25,Recreation and fitness worker),(4002167,Audrey,Williford,38,Recreation and fitness worker),(4006436,Connie,Roach,27,Recreation and fitness worker),(4003014,Chris,Gardner,74,Recreation and fitness worker),(4000309,Raymond,Hawley,66,Recreation and fitness worker),(4005740,Ronnie,Block,36,Recreation and fitness worker),(4001487,Lucy,Fischer,35,Recreation and fitness worker),(4002964,Ken,Miles,67,Recreation and fitness worker),(4001901,Lucille,Bradford,74,Recreation and fitness worker),(4002963,Malcolm,Creech,45,Recreation and fitness worker),(4006904,Terry,Desai,26,Recreation and fitness worker),(4000291,Lloyd,Mack,67,Recreation and fitness worker),(4001514,Joanne,Fink,29,Recreation and fitness worker),(4006900,Bob,Tate,63,Recreation and fitness worker),(4002947,Marianne,Newton,50,Recreation and fitness worker),(4005813,Geoffrey,Hoyle,64,Recreation and fitness worker),(4001546,Curtis,Walton,32,Recreation and fitness worker),(4008472,Mary,Woodruff,60,Recreation and fitness worker),(4002859,Renee,Ashley,62,Recreation and fitness worker),(4001871,Theresa,Schroeder,26,Recreation and fitness worker),<text:soft-page-break/>(4002843,Dean,Higgins,66,Recreation and fitness worker),(4006869,Lillian,McNeill,47,Recreation and fitness worker),(4005855,Seth,Rose,41,Recreation and fitness worker),(4001583,Julian,Rivera,66,Recreation and fitness worker),(4000102,Gene,Bowling,73,Recreation and fitness worker),(4006857,Terry,Warner,61,Recreation and fitness worker),(4001594,Evan,Adcock,43,Recreation and fitness worker),(4002748,Teresa,Joyner,26,Recreation and fitness worker),(4009873,Dennis,Wade,57,Recreation and fitness worker),(4008553,Eugene,Nichols,54,Recreation and fitness worker),(4006818,Steven,Hobbs,44,Recreation and fitness worker),(4002718,Marlene,Bailey,26,Recreation and fitness worker),(4005953,Grace,Parrish,21,Recreation and fitness worker),(4006793,Juan,Peck,38,Recreation and fitness worker),(4005968,Rachel,Briggs,44,Recreation and fitness worker),(4002667,Kristen,Clapp,58,Recreation and fitness worker),(4000197,Terry,Barton,27,Recreation and fitness worker),(4002150,Danny,Cline,58,Recreation and fitness worker),(4001663,Kevin,Walker,37,Recreation and fitness worker),(4006010,Adam,Hardy,72,Recreation and fitness worker),(4006014,Ellen,Newton,48,Recreation and fitness worker),(4002599,Geraldine,Beard,73,Recreation and fitness worker),(4001678,Joanne,Snyder,52,Recreation and fitness worker),(4002593,Marcus,Collins,38,Recreation and fitness worker),(4009895,Bob,Frye,54,Recreation and fitness worker),(4002561,Thelma,Reilly,43,Recreation and fitness worker),(4006035,Norma,Fink,42,Recreation and fitness worker),(4009905,Brian,Hwang,31,Recreation and fitness worker),(4002140,Edith,Boykin,39,Recreation and fitness worker),(4000161,Alice,Hall,33,Recreation and fitness worker),(4006058,Paige,Lyon,32,Recreation and fitness worker),(4006741,Tommy,West,56,Recreation and fitness worker),(4002507,Shelley,Duke,55,Recreation and fitness worker),(4001720,Malcolm,Clayton,66,Recreation and fitness worker),(4006289,Vicki,Parsons,24,Recreation and fitness worker),(4000143,Katie,May,28,Recreation</text:p>
      <text:p text:style-name="P1"><text:s/>and fitness worker),(4002132,Maria,Avery,25,Recreation and fitness worker),(4001932,Don,Weber,64,Recreation and fitness worker),(4002455,Ronnie,Levin,28,Recreation and fitness worker),(4006105,Claude,Byrne,38,Recreation and fitness worker),(4009054,Kenneth,Coleman,48,Recreation and fitness worker),(4008734,Kerry,Lim,38,Recreation and fitness worker),(4002396,Martha,Kirk,66,Recreation and fitness worker),(4006142,Marcia,Harrison,58,Recreation and fitness worker),(4006147,Kathryn,Snow,57,Recreation and fitness worker),(4002377,Courtney,Bryant,72,Recreation and fitness worker),(4002323,Roger,Rankin,29,Recreation and fitness worker),(4004628,Dean,Hardin,68,Recreation and fitness worker),(4004619,Colleen,Baxter,33,Recreation and fitness worker),(4006487,Martin,Kemp,29,Recreation and fitness worker),(4001800,Eddie,Lindsey,37,Recreation and fitness worker),(4004609,Steve,Mills,37,Recreation and fitness worker),(4004607,Judy,Vogel,62,Recreation and fitness worker),(4000080,Gladys,Davidson,52,Recreation and fitness worker),(4009591,Marian,Lanier,61,Recreation and fitness worker),(4004574,Faye,Pittman,42,Recreation and fitness worker),(4004553,Christina,Welch,68,Recreation and fitness worker),(4000833,Vivian,Beck,74,Recreation and fitness worker),(4007500,Vickie,Harris,39,Recreation and fitness worker),(4004723,Herbert,Doyle,26,Recreation and fitness worker),(4004450,Christian,Dickerson,31,Recreation and fitness worker),(4004444,Edward,Kern,42,Recreation and fitness worker),(4004760,Calvin,McMillan,52,Recreation and fitness worker),(4007443,Tina,Ashley,37,Recreation and fitness worker),(4004773,Jeanne,Coates,63,Recreation and fitness worker),(4000738,Joanne,Katz,60,Recreation and fitness worker),(4000881,Carl,Hardy,32,Recreation and fitness worker),(4004432,Curtis,Hansen,74,Recreation and fitness worker),(4000731,Alvin,Frederick,27,Recreation and fitness worker),(4009616,Shirley,Langley,31,Recreation and fitness worker),(4004276,Claire,Craven,22,Recreation and fitness worker)})</text:p>
      <text:p text:style-name="P1"><text:soft-page-break/>(Agricultural and food scientist,{(4006883,Tina,Starr,48,Agricultural and food scientist),(4008439,Ellen,Kessler,52,Agricultural and food scientist),(4009177,Rose,Cole,64,Agricultural and food scientist),(4008836,Molly,Lu,53,Agricultural and food scientist),(4008448,George,Foster,73,Agricultural and food scientist),(4004101,Mildred,Hewitt,69,Agricultural and food scientist),(4004106,Florence,Wright,25,Agricultural and food scientist),(4004940,Maureen,Rodgers,71,Agricultural and food scientist),(4004667,Debbie,Livingston,56,Agricultural and food scientist),(4008916,Tamara,Norton,56,Agricultural and food scientist),(4002853,Julian,Parks,61,Agricultural and food scientist),(4009589,Virginia,Barbee,52,Agricultural and food scientist),(4003683,Joan,Moon,51,Agricultural and food scientist),(4009865,Betsy,Denton,46,Agricultural and food scientist),(4006861,Ryan,Roberts,42,Agricultural and food scientist),(4005876,Wendy,Blanton,62,Agricultural and food scientist),(4005293,Arthur,Shannon,26,Agricultural and food scientist),(4003710,Lauren,Pritchard,42,Agricultural and food scientist),(4000489,Dan,Quinn,31,Agricultural and food scientist),(4000778,Elaine,O'Connell,70,Agricultural and food scientist),(4005882,Kim,Roberson,64,Agricultural and food scientist),(4004671,Bobby,Sawyer,26,Agricultural and food scientist),(4003719,Betty,Waters,44,Agricultural and food scientist),(4002765,Theresa,Hammond,29,Agricultural and food scientist),(4004571,Geoffrey,McKee,48,Agricultural and food scientist),(4005891,Ralph,Mathews,70,Agricultural and food scientist),(4003724,Lester,Hodges,24,Agricultural and food scientist),(4007649,Carolyn,Watson,38,Agricultural and food scientist),(4002743,Bradley,Church,47,Agricultural and food scientist),(4006845,Holly,Richmond,74,Agricultural and food scientist),(4002738,Thelma,Bowling,31,Agricultural and food scientist),(4007184,Marvin,Lindsey,73,Agricultural and food scientist),(4007564,Jennifer,Pope,37,Agricultural and food scientist),(4005941,Sheila,McClure,43,Agricultural and food scientist),(4007188,Ryan,Hendrix,61,Agricultural and food scientist),(4000506,Wanda,Abbott,36,Agricultural and food scientist),(4001162,Pat,Chung,32,Agricultural and food scientist),(4001613,Pauline,Holt,40,Agricultural and food scientist),(4009645,Dolores,Rosen,51,Agricultural and food scientist),(4001621,Larry,Archer,36,Agricultural and food scientist),(4005221,Erika,Bowles,38,Agricultural and food scientist),(4004124,Cindy,Steele,43,Agricultural and food scientist),(4007349,Aaron,Carpenter,60,Agricultural and food scientist),(4001624,Juan,Riddle,63,Agricultural and food scientist),(4001159,Faye,Dickinson,57,Agricultural and food scientist),(4000210,Carolyn,Nichols,49,Agricultural and food scientist),(4008575,Crystal,Levy,62,Agricultural and food scientist),(4008582,Harvey,Russell,28,Agricultural and food scientist),(4000111,Danny,Davidson,70,Agricultural and food scientist),(4001145,Miriam,Hwang,33,Agricultural and food scientist),(4009380,Crystal,Hewitt,54,Agricultural and food scientist),(4000766,Hazel,Underwood,71,Agricultural and food scientist),(4002638,Brad,Ray,26,Agricultural and food scientist),(4006780,Jamie,Peters,44,Agricultural and food scientist),(4001652,Betty,McGee,68,Agricultural and food scientist),(4009884,Becky,Hull,26,Agricultural and food scientist),(4007380,Jessica,Fitzgerald,53,Agricultural and food scientist),(4006233,Brent,Reese,71,Agricultural and food scientist),(4000533,Ralph,Hawkins,34,Agricultural and food scientist),(4006001,Jan,Miller,30,Agricultural and food scientist),(4002276,Julie,Hwang,68,Agricultural and food scientist),(4000537,Jonathan,English,67,Agricultural and food scientist),(4007351,Kristine,Epstein,49,Agricultural and food scientist),(4005197,Jimmy,Langley,53,Agricultural and food scientist),(4000940,Sidney,Bailey,45,Agricultural and food scientist),(4002609,Carolyn,Morgan,40,Agricultural and food scientist),(4002606,Albert,Dorsey,60,Agricultural and food scientist),(4006396,Roberta,McGuire,72,Agricultural and food scientist),(4000541,Penny,Lamb,32,Agricultural and food scientist),(4004530,Randy,Norris,38,Agricultural and <text:soft-page-break/>food scientist),(4007211,Neal,McNeill,25,Agricultural and food scientist),(4007481,Lindsay,Rivera,33,Agricultural and food scientist),(4003849,Carlos,Dickens,65,Agricultural and food scientist),(4002567,Elizabeth,Andrews,37,Agricultural and food scientist),(4007950,Pam,Lanier,43,Agricultural and food scientist),(4004488,Charlotte,Silverman,32,Agricultural and food scientist),(4000755,Zachary,Lindsay,67,Agricultural and food scientist),(4000106,Jennifer,Tilley,35,Agricultural and food scientist),(4003886,Julie,Hoyle,73,Agricultural and food scientist),(4006575,Gary,Abrams,63,Agricultural and food scientist),(4002113,Edward,Daniels,64,Agricultural and food scientist),(4006386,Bernard,Kang,33,Agricultural and food scientist),(4004910,Peter,Kumar,58,Agricultural and food scientist),(4007613,Paula,Coley,64,Agricultural and food scientist),(4004465,Alice,Blum,67,Agricultural and food scientist),(4003921,Jordan,Noble,69,Agricultural and food scientist),(4001090,Karen,Fox,63,Agricultural and food scientist),(4001080,Tom,Wheeler,73,Agricultural and food scientist),(4004151,Jason,Lyons,49,Agricultural and food scientist),(4009081,Pam,Horne,51,Agricultural and food scientist),(4006740,Patricia,Davenport,48,Agricultural and food scientist),(4006072,Terri,Knowles,35,Agricultural and food scientist),(4007455,Vernon,Shapiro,21,Agricultural and food scientist),(4001075,Dale,Barton,31,Agricultural and food scientist),(4006081,Christian,Ferrell,38,Agricultural and food scientist),(4002478,Dan,Stout,61,Agricultural and food scientist),(4004354,Don,Covington,56,Agricultural and food scientist),(4002247,Annette,Terry,29,Agricultural and food scientist),(4002475,Kathy,Thomson,25,Agricultural and food scientist),(4008694,Sheila,Burnett,51,Agricultural and food scientist),(4001074,Shannon,Herndon,46,Agricultural and food scientist),(4001070,Susan,Levin,68,Agricultural and food scientist),(4002466,Brian,Levin,52,Agricultural and food scientist),(4002234,Gwendolyn,Beasley,65,Agricultural and food scientist),(4001741,Nicholas,Hoyle,48,Agricultural and food scientist),(4003980,Don,McNamara,65,Agricultural and food scientist),(4001748,Roberta,Williford,30,Agricultural and food scientist),(4006612,Wayne,O'Neal,40,Agricultural and food scientist),(4002429,Jeff,Edwards,69,Agricultural and food scientist),(4006109,Janice,Oh,69,Agricultural and food scientist),(4008716,Leslie,Horowitz,65,Agricultural and food scientist),(4007446,Vicki,Proctor,34,Agricultural and food scientist),(4000121,Martha,Robertson,37,Agricultural and food scientist),(4000718,Joan,Padgett,39,Agricultural and food scientist),(4000919,Lewis,Sawyer,31,Agricultural and food scientist),(4008741,Vincent,Collins,65,Agricultural and food scientist),(4007878,Christine,Bullard,52,Agricultural and food scientist),(4001771,Harvey,McIntosh,32,Agricultural and food scientist),(4001930,Chris,Ritchie,29,Agricultural and food scientist),(4007868,Regina,Langley,73,Agricultural and food scientist),(4006146,Maxine,Herman,68,Agricultural and food scientist),(4001983,Bryan,Knowles,45,Agricultural and food scientist),(4003315,Albert,Jenkins,57,Agricultural and food scientist),(4001338,Raymond,Capps,34,Agricultural and food scientist),(4004895,Wade,Hampton,45,Agricultural and food scientist),(4002099,Paul,Berger,51,Agricultural and food scientist),(4006254,Anne,Cline,63,Agricultural and food scientist),(4004785,Joy,Durham,28,Agricultural and food scientist),(4002370,Ted,Levin,30,Agricultural and food scientist),(4005563,Elisabeth,Schwartz,64,Agricultural and food scientist),(4003371,Edna,Kessler,43,Agricultural and food scientist),(4008250,Edna,Whitley,53,Agricultural and food scientist),(4000406,Jordan,Dunlap,59,Agricultural and food scientist),(4005575,Harvey,Riddle,34,Agricultural and food scientist),(4000369,Dorothy,Sherrill,28,Agricultural and food scientist),(4000062,Evan,Grant,66,Agricultural and food scientist),(4009673,Brad,Ballard,25,Agricultural and food scientist),(4006503,Tara,Katz,64,Agricultural and food scientist),(4008274,Joshua,Daniel,21,Agricultural and food scientist),(4006502,Elizabeth,Green,25,Agricultural and food scientist),(4009786,Dianne,Jones,42,Agricultural and food scientist),(4002355,Melissa,Hess,43,Agricultural and food scientist),<text:soft-page-break/>(4005594,Marian,Kane,52,Agricultural and food scientist),(4008286,Brent,Potter,37,Agricultural and food scientist),(4005447,Joseph,Williamson,66,Agricultural and food scientist),(4001292,Crystal,Braswell,58,Agricultural and food scientist),(4005626,Hugh,Stein,54,Agricultural and food scientist),(4002202,Steven,Poe,33,Agricultural and food scientist),(4005028,Frances,Owens,44,Agricultural and food scientist),(4003532,Cathy,Haas,38,Agricultural and food scientist),(4003560,Cynthia,Barr,22,Agricultural and food scientist),(4008308,Marianne,Cohen,70,Agricultural and food scientist),(4003577,Anna,Anthony,46,Agricultural and food scientist),(4008937,Jessica,Nguyen,53,Agricultural and food scientist),(4007840,Terri,Carver,40,Agricultural and food scientist),(4003592,Pamela,Reilly,29,Agricultural and food scientist),(4005665,Randall,Pate,50,Agricultural and food scientist),(4008316,Alvin,McKenzie,62,Agricultural and food scientist),(4000331,Jon,Richmond,37,Agricultural and food scientist),(4005676,Hannah,Buchanan,27,Agricultural and food scientist),(4000634,Jenny,Case,64,Agricultural and food scientist),(4006952,Geraldine,Giles,54,Agricultural and food scientist),(4008071,Ruby,Knight,46,Agricultural and food scientist),(4005698,Peggy,Talley,32,Agricultural and food scientist),(4003102,Billie,Sharma,38,Agricultural and food scientist),(4008067,Danny,Pate,29,Agricultural and food scientist),(4008330,Natalie,Atkinson,55,Agricultural and food scientist),(4005394,Judy,O'Connell,26,Agricultural and</text:p>
      <text:p text:style-name="P1"><text:s/>food scientist),(4008938,Barry,Thompson,64,Agricultural and food scientist),(4009944,Maureen,Kirkland,66,Agricultural and food scientist),(4002259,Nancy,Wheeler,47,Agricultural and food scientist),(4006196,Oscar,Schwartz,49,Agricultural and food scientist),(4008379,Neil,Patterson,70,Agricultural and food scientist),(4007807,Milton,Arnold,73,Agricultural and food scientist),(4004094,Julia,Jernigan,35,Agricultural and food scientist),(4004223,Wade,Reeves,59,Agricultural and food scientist),(4008388,Holly,Dalton,59,Agricultural and food scientist),(4003635,Arnold,Hunt,47,Agricultural and food scientist),(4006923,Miriam,Lane,53,Agricultural and food scientist),(4006551,Carl,Gardner,34,Agricultural and food scientist),(4008053,Howard,Parsons,34,Agricultural and food scientist),(4009528,Stephen,Horton,71,Agricultural and food scientist),(4009494,Bonnie,Baird,51,Agricultural and food scientist),(4008923,Francis,Wood,26,Agricultural and food scientist),(4007371,Clyde,Byrne,64,Agricultural and food scientist),(4006237,Tony,McDowell,27,Agricultural and food scientist),(4000036,Priscilla,Wilkerson,35,Agricultural and food scientist),(4005352,Melanie,Whitaker,59,Agricultural and food scientist),(4007332,Marcia,Blair,46,Agricultural and food scientist),(4002959,Lynne,Sykes,52,Agricultural and food scientist),(4000468,Marlene,Wiggins,65,Agricultural and food scientist),(4002953,Lisa,Lanier,44,Agricultural and food scientist),(4005793,Norman,Schultz,48,Agricultural and food scientist),(4006617,Valerie,Kent,21,Agricultural and food scientist),(4004598,Toni,Whitley,36,Agricultural and food scientist)})</text:p>
      <text:p text:style-name="P1">(,{(4001400,Matthew,Beasley,39,),(4003601,Jennifer,Lane,40,),(4008725,Ann,Sun,45,),(4000695,Chris,Anderson,52,),(4002406,Hilda,Gibson,51,),(4001066,Ron,Brandt,65,),(4005344,Pauline,Frazier,51,),(4007830,Holly,Koch,21,),(4008537,Jason,Francis,56,),(4006582,Nathan,Clapp,73,),(4007940,Ray,Vogel,62,),(4009215,Janice,Livingston,45,),(4004673,Francis,Grady,39,),(4009734,Cindy,Cherry,32,),(4008151,Franklin,Meyer,39,),(4000494,Stephen,Waller,75,),(4000046,Louis,Rosenthal,31,),(4002526,Bob,Jones,40,),(4001478,Sheryl,Lamb,53,),(4003735,Gerald,Wagner,42,),(4002295,Johnny,Gibbons,22,),(4004278,Susan,Cassidy,64,),(4006651,Jeremy,Campbell,56,),(4002937,Tracey,McLaughlin,35,),(4008295,Ken,Hewitt,26,),(4006706,Nathan,Richmond,60,),(4002194,Elaine,Shaw,39,),(4008009,Brenda,Webster,50,),(4001359,Craig,McNamara,31,),(4003957,Penny,Sanford,63,),(4000944,Mary,Boyette,59,),(4007617,Yvonne,Starr,71,),(4000327,Heather,Dawson,43,),<text:soft-page-break/>(4002348,Larry,Bowman,30,),(4001952,Renee,Day,46,),(4002060,Phyllis,Griffith,60,),(4008846,Michelle,Boyette,43,),(4009323,Ted,Dickinson,49,),(4000014,Beth,Woodard,65,),(4003370,Barbara,Pritchard,72,),(4006182,Betsy,Carr,38,),(4003611,Douglas,Sanders,62,),(4006083,Susan,York,46,),(4009077,Jay,Becker,21,),(4000679,Herbert,Jernigan,59,),(4005749,Patricia,Banks,67,),(4008593,Sarah,Cochran,21,),(4007383,Tina,Silverman,54,),(4007861,William,Freedman,37,),(4009324,Jamie,Beach,68,),(4006187,Zachary,Wheeler,70,),(4003831,Kathryn,Boyer,44,),(4005573,Eileen,Rogers,45,),(4001505,Raymond,Roach,30,),(4004836,Florence,Hsu,34,),(4007207,Bonnie,Wells,41,),(4004095,Joe,Henson,47,),(4003099,Benjamin,Atkinson,32,),(4007859,Gretchen,Larson,52,),(4002070,Alvin,Rouse,68,),(4007134,Peter,Stark,34,),(4004766,Cameron,Marks,38,),(4006009,Toni,Alford,55,),(4001550,Barry,Sykes,34,),(4007850,Lloyd,Hale,44,),(4005320,Eugene,Ashley,49,),(4000463,Wayne,Weiner,70,),(4009686,Anthony,Hutchinson,24,),(4004610,Tiffany,French,73,),(4004406,Frederick,Lin,31,),(4001561,Arlene,Gray,51,),(4005768,Tommy,Lassiter,33,),(4008497,Kevin,Levin,39,),(4000890,Hannah,Casey,30,),(4009197,Stacey,Eaton,30,),(4000257,Monica,Dodson,58,),(4002825,Sandra,Wilkinson,66,),(4001675,Wesley,Graves,33,),(4003848,Melvin,Porter,67,),(4009866,Angela,Stuart,61,),(4003701,Marianne,McDaniel,28,),(4004136,Penny,Sun,50,),(4000411,Joanna,Hoover,50,)})</text:p>
      <text:p text:style-name="P1">grunt&gt; countbyprofession = foreach groupbyprofession GENERATE group as profession, COUNT(cust) as headcount;</text:p>
      <text:p text:style-name="P1">2017-01-16 02:42:32,888 [main] WARN <text:s/>org.apache.pig.newplan.BaseOperatorPlan - Encountered Warning IMPLICIT_CAST_TO_CHARARRAY 2 time(s).</text:p>
      <text:p text:style-name="P1">grunt&gt; dump countbyprofession;</text:p>
      <text:p text:style-name="P1">2017-01-16 02:42:41,677 [main] INFO <text:s/>org.apache.pig.tools.pigstats.ScriptState - Pig features used in the script: GROUP_BY</text:p>
      <text:p text:style-name="P1">2017-01-16 02:42:41,681 [main] INFO <text:s/>org.apache.pig.newplan.logical.optimizer.LogicalPlanOptimizer - {RULES_ENABLED=[AddForEach, ColumnMapKeyPrune, GroupByConstParallelSetter, LimitOptimizer, LoadTypeCastInserter, MergeFilter, MergeForEach, PartitionFilterOptimizer, PushDownForEachFlatten, PushUpFilter, SplitFilter, StreamTypeCastInserter], RULES_DISABLED=[FilterLogicExpressionSimplifier]}</text:p>
      <text:p text:style-name="P1">2017-01-16 02:42:41,698 [main] INFO <text:s/>org.apache.pig.backend.hadoop.executionengine.mapReduceLayer.MRCompiler - File concatenation threshold: 100 optimistic? false</text:p>
      <text:p text:style-name="P1">2017-01-16 02:42:41,700 [main] INFO <text:s/>org.apache.pig.backend.hadoop.executionengine.mapReduceLayer.CombinerOptimizer - Choosing to move algebraic foreach to combiner</text:p>
      <text:p text:style-name="P1">2017-01-16 02:42:41,732 [main] INFO <text:s/>org.apache.pig.backend.hadoop.executionengine.mapReduceLayer.MultiQueryOptimizer - MR plan size before optimization: 1</text:p>
      <text:p text:style-name="P1">2017-01-16 02:42:41,732 [main] INFO <text:s/>org.apache.pig.backend.hadoop.executionengine.mapReduceLayer.MultiQueryOptimizer - MR plan size after optimization: 1</text:p>
      <text:p text:style-name="P1">2017-01-16 02:42:41,765 [main] INFO <text:s/>org.apache.hadoop.conf.Configuration.deprecation - io.bytes.per.checksum is deprecated. Instead, use dfs.bytes-per-checksum</text:p>
      <text:p text:style-name="P1">2017-01-16 02:42:41,766 [main] INFO <text:s/>org.apache.hadoop.conf.Configuration.deprecation - fs.default.name is deprecated. Instead, use fs.defaultFS</text:p>
      <text:p text:style-name="P1">2017-01-16 02:42:41,778 [main] INFO <text:s/>org.apache.hadoop.metrics.jvm.JvmMetrics - Cannot initialize JVM Metrics with processName=JobTracker, sessionId= - already initialized</text:p>
      <text:p text:style-name="P1">2017-01-16 02:42:41,779 [main] INFO <text:s/>org.apache.pig.tools.pigstats.mapreduce.MRScriptState - Pig script settings are added to the job</text:p>
      <text:p text:style-name="P1"><text:soft-page-break/>2017-01-16 02:42:41,783 [main] INFO <text:s/>org.apache.pig.backend.hadoop.executionengine.mapReduceLayer.JobControlCompiler - mapred.job.reduce.markreset.buffer.percent is not set, set to default 0.3</text:p>
      <text:p text:style-name="P1">2017-01-16 02:42:41,784 [main] INFO <text:s/>org.apache.pig.backend.hadoop.executionengine.mapReduceLayer.JobControlCompiler - Reduce phase detected, estimating # of required reducers.</text:p>
      <text:p text:style-name="P1">2017-01-16 02:42:41,784 [main] INFO <text:s/>org.apache.pig.backend.hadoop.executionengine.mapReduceLayer.JobControlCompiler - Using reducer estimator: org.apache.pig.backend.hadoop.executionengine.mapReduceLayer.InputSizeReducerEstimator</text:p>
      <text:p text:style-name="P1">2017-01-16 02:42:41,787 [main] INFO <text:s/>org.apache.pig.backend.hadoop.executionengine.mapReduceLayer.InputSizeReducerEstimator - BytesPerReducer=1000000000 maxReducers=999 totalInputFileSize=391355</text:p>
      <text:p text:style-name="P1">2017-01-16 02:42:41,789 [main] INFO <text:s/>org.apache.pig.backend.hadoop.executionengine.mapReduceLayer.JobControlCompiler - Setting Parallelism to 1</text:p>
      <text:p text:style-name="P1">2017-01-16 02:42:41,811 [main] INFO <text:s/>org.apache.pig.backend.hadoop.executionengine.mapReduceLayer.JobControlCompiler - Setting up single store job</text:p>
      <text:p text:style-name="P1">2017-01-16 02:42:41,812 [main] INFO <text:s/>org.apache.pig.data.SchemaTupleFrontend - Key [pig.schematuple] is false, will not generate code.</text:p>
      <text:p text:style-name="P1">2017-01-16 02:42:41,812 [main] INFO <text:s/>org.apache.pig.data.SchemaTupleFrontend - Starting process to move generated code to distributed cacche</text:p>
      <text:p text:style-name="P1">2017-01-16 02:42:41,812 [main] INFO <text:s/>org.apache.pig.data.SchemaTupleFrontend - Distributed cache not supported or needed in local mode. Setting key [pig.schematuple.local.dir] with code temp directory: /tmp/1484563361812-0</text:p>
      <text:p text:style-name="P1">2017-01-16 02:42:41,927 [main] INFO <text:s/>org.apache.pig.backend.hadoop.executionengine.mapReduceLayer.MapReduceLauncher - 1 map-reduce job(s) waiting for submission.</text:p>
      <text:p text:style-name="P1">2017-01-16 02:42:41,942 [JobControl] INFO <text:s/>org.apache.hadoop.metrics.jvm.JvmMetrics - Cannot initialize JVM Metrics with processName=JobTracker, sessionId= - already initialized</text:p>
      <text:p text:style-name="P1">2017-01-16 02:42:41,993 [JobControl] WARN <text:s/>org.apache.hadoop.mapreduce.JobSubmitter - No job jar file set. <text:s/>User classes may not be found. See Job or Job#setJar(String).</text:p>
      <text:p text:style-name="P1">2017-01-16 02:42:42,020 [JobControl] INFO <text:s/>org.apache.hadoop.mapreduce.lib.input.FileInputFormat - Total input paths to process : 1</text:p>
      <text:p text:style-name="P1">2017-01-16 02:42:42,020 [JobControl] INFO <text:s/>org.apache.pig.backend.hadoop.executionengine.util.MapRedUtil - Total input paths to process : 1</text:p>
      <text:p text:style-name="P1">2017-01-16 02:42:42,023 [JobControl] INFO <text:s/>org.apache.pig.backend.hadoop.executionengine.util.MapRedUtil - Total input paths (combined) to process : 1</text:p>
      <text:p text:style-name="P1">2017-01-16 02:42:42,126 [JobControl] INFO <text:s/>org.apache.hadoop.mapreduce.JobSubmitter - number of splits:1</text:p>
      <text:p text:style-name="P1">2017-01-16 02:42:42,218 [JobControl] INFO <text:s/>org.apache.hadoop.mapreduce.JobSubmitter - Submitting tokens for job: job_local1225151540_0002</text:p>
      <text:p text:style-name="P1">2017-01-16 02:42:42,581 [JobControl] INFO <text:s/>org.apache.hadoop.mapreduce.Job - The url to track the job: http://localhost:8080/</text:p>
      <text:p text:style-name="P1">2017-01-16 02:42:42,581 [main] INFO <text:s/>org.apache.pig.backend.hadoop.executionengine.mapReduceLayer.MapReduceLauncher - HadoopJobId: job_local1225151540_0002</text:p>
      <text:p text:style-name="P1"><text:soft-page-break/>2017-01-16 02:42:42,581 [main] INFO <text:s/>org.apache.pig.backend.hadoop.executionengine.mapReduceLayer.MapReduceLauncher - Processing aliases countbyprofession,cust,groupbyprofession</text:p>
      <text:p text:style-name="P1">2017-01-16 02:42:42,581 [main] INFO <text:s/>org.apache.pig.backend.hadoop.executionengine.mapReduceLayer.MapReduceLauncher - detailed locations: M: cust[1,7],cust[-1,-1],countbyprofession[6,20],groupbyprofession[5,20] C: countbyprofession[6,20],groupbyprofession[5,20] R: countbyprofession[6,20]</text:p>
      <text:p text:style-name="P1">2017-01-16 02:42:42,586 [main] INFO <text:s/>org.apache.pig.backend.hadoop.executionengine.mapReduceLayer.MapReduceLauncher - 0% complete</text:p>
      <text:p text:style-name="P1">2017-01-16 02:42:42,586 [main] INFO <text:s/>org.apache.pig.backend.hadoop.executionengine.mapReduceLayer.MapReduceLauncher - Running jobs are [job_local1225151540_0002]</text:p>
      <text:p text:style-name="P1">2017-01-16 02:42:42,586 [Thread-48] INFO <text:s/>org.apache.hadoop.mapred.LocalJobRunner - OutputCommitter set in config null</text:p>
      <text:p text:style-name="P1">2017-01-16 02:42:42,607 [Thread-48] INFO <text:s/>org.apache.hadoop.conf.Configuration.deprecation - mapred.job.tracker is deprecated. Instead, use mapreduce.jobtracker.address</text:p>
      <text:p text:style-name="P1">2017-01-16 02:42:42,616 [Thread-48] INFO <text:s/>org.apache.hadoop.conf.Configuration.deprecation - mapred.job.reduce.markreset.buffer.percent is deprecated. Instead, use mapreduce.reduce.markreset.buffer.percent</text:p>
      <text:p text:style-name="P1">2017-01-16 02:42:42,622 [Thread-48] INFO <text:s/>org.apache.hadoop.conf.Configuration.deprecation - io.bytes.per.checksum is deprecated. Instead, use dfs.bytes-per-checksum</text:p>
      <text:p text:style-name="P1">2017-01-16 02:42:42,622 [Thread-48] INFO <text:s/>org.apache.hadoop.conf.Configuration.deprecation - mapred.reduce.tasks is deprecated. Instead, use mapreduce.job.reduces</text:p>
      <text:p text:style-name="P1">2017-01-16 02:42:42,622 [Thread-48] INFO <text:s/>org.apache.hadoop.conf.Configuration.deprecation - fs.default.name is deprecated. Instead, use fs.defaultFS</text:p>
      <text:p text:style-name="P1">2017-01-16 02:42:42,626 [Thread-48] INFO <text:s/>org.apache.hadoop.mapred.LocalJobRunner - OutputCommitter is org.apache.pig.backend.hadoop.executionengine.mapReduceLayer.PigOutputCommitter</text:p>
      <text:p text:style-name="P1">2017-01-16 02:42:42,634 [Thread-48] INFO <text:s/>org.apache.hadoop.mapred.LocalJobRunner - Waiting for map tasks</text:p>
      <text:p text:style-name="P1">2017-01-16 02:42:42,638 [LocalJobRunner Map Task Executor #0] INFO <text:s/>org.apache.hadoop.mapred.LocalJobRunner - Starting task: attempt_local1225151540_0002_m_000000_0</text:p>
      <text:p text:style-name="P1">2017-01-16 02:42:42,675 [LocalJobRunner Map Task Executor #0] INFO <text:s/>org.apache.hadoop.mapred.Task - <text:s/>Using ResourceCalculatorProcessTree : [ ]</text:p>
      <text:p text:style-name="P1">2017-01-16 02:42:42,682 [LocalJobRunner Map Task Executor #0] INFO <text:s/>org.apache.hadoop.mapred.MapTask - Processing split: Number of splits :1</text:p>
      <text:p text:style-name="P1">Total Length = 391355</text:p>
      <text:p text:style-name="P1">Input split[0]:</text:p>
      <text:p text:style-name="P1"><text:s text:c="3"/>Length = 391355</text:p>
      <text:p text:style-name="P1"><text:s text:c="2"/>Locations:</text:p>
      <text:p text:style-name="P1"/>
      <text:p text:style-name="P1">-----------------------</text:p>
      <text:p text:style-name="P1"/>
      <text:p text:style-name="P1">2017-01-16 02:42:42,690 [LocalJobRunner Map Task Executor #0] INFO <text:s/>org.apache.pig.backend.hadoop.executionengine.mapReduceLayer.PigRecordReader - Current split being processed file:/home/hduser/custs:0+391355</text:p>
      <text:p text:style-name="P1"><text:soft-page-break/>2017-01-16 02:42:42,838 [LocalJobRunner Map Task Executor #0] INFO <text:s/>org.apache.hadoop.mapred.MapTask - (EQUATOR) 0 kvi 26214396(104857584)</text:p>
      <text:p text:style-name="P1">2017-01-16 02:42:42,843 [LocalJobRunner Map Task Executor #0] INFO <text:s/>org.apache.hadoop.mapred.MapTask - mapreduce.task.io.sort.mb: 100</text:p>
      <text:p text:style-name="P1">2017-01-16 02:42:42,843 [LocalJobRunner Map Task Executor #0] INFO <text:s/>org.apache.hadoop.mapred.MapTask - soft limit at 83886080</text:p>
      <text:p text:style-name="P1">2017-01-16 02:42:42,844 [LocalJobRunner Map Task Executor #0] INFO <text:s/>org.apache.hadoop.mapred.MapTask - bufstart = 0; bufvoid = 104857600</text:p>
      <text:p text:style-name="P1">2017-01-16 02:42:42,844 [LocalJobRunner Map Task Executor #0] INFO <text:s/>org.apache.hadoop.mapred.MapTask - kvstart = 26214396; length = 6553600</text:p>
      <text:p text:style-name="P1">2017-01-16 02:42:42,853 [LocalJobRunner Map Task Executor #0] INFO <text:s/>org.apache.hadoop.mapred.MapTask - Map output collector class = org.apache.hadoop.mapred.MapTask$MapOutputBuffer</text:p>
      <text:p text:style-name="P1">2017-01-16 02:42:42,881 [LocalJobRunner Map Task Executor #0] INFO <text:s/>org.apache.pig.data.SchemaTupleBackend - Key [pig.schematuple] was not set... will not generate code.</text:p>
      <text:p text:style-name="P1">2017-01-16 02:42:42,925 [LocalJobRunner Map Task Executor #0] INFO <text:s/>org.apache.pig.backend.hadoop.executionengine.mapReduceLayer.PigGenericMapReduce$Map - Aliases being processed per job phase (AliasName[line,offset]): M: cust[1,7],cust[-1,-1],countbyprofession[6,20],groupbyprofession[5,20] C: countbyprofession[6,20],groupbyprofession[5,20] R: countbyprofession[6,20]</text:p>
      <text:p text:style-name="P1">2017-01-16 02:42:43,734 [LocalJobRunner Map Task Executor #0] INFO <text:s/>org.apache.hadoop.mapred.LocalJobRunner - </text:p>
      <text:p text:style-name="P1">2017-01-16 02:42:43,734 [LocalJobRunner Map Task Executor #0] INFO <text:s/>org.apache.hadoop.mapred.MapTask - Starting flush of map output</text:p>
      <text:p text:style-name="P1">2017-01-16 02:42:43,735 [LocalJobRunner Map Task Executor #0] INFO <text:s/>org.apache.hadoop.mapred.MapTask - Spilling map output</text:p>
      <text:p text:style-name="P1">2017-01-16 02:42:43,735 [LocalJobRunner Map Task Executor #0] INFO <text:s/>org.apache.hadoop.mapred.MapTask - bufstart = 0; bufend = 224143; bufvoid = 104857600</text:p>
      <text:p text:style-name="P1">2017-01-16 02:42:43,735 [LocalJobRunner Map Task Executor #0] INFO <text:s/>org.apache.hadoop.mapred.MapTask - kvstart = 26214396(104857584); kvend = 26174404(104697616); length = 39993/6553600</text:p>
      <text:p text:style-name="P1">2017-01-16 02:42:43,857 [LocalJobRunner Map Task Executor #0] INFO <text:s/>org.apache.pig.backend.hadoop.executionengine.mapReduceLayer.PigCombiner$Combine - Aliases being processed per job phase (AliasName[line,offset]): M: cust[1,7],cust[-1,-1],countbyprofession[6,20],groupbyprofession[5,20] C: countbyprofession[6,20],groupbyprofession[5,20] R: countbyprofession[6,20]</text:p>
      <text:p text:style-name="P1">2017-01-16 02:42:44,086 [LocalJobRunner Map Task Executor #0] INFO <text:s/>org.apache.hadoop.mapred.MapTask - Finished spill 0</text:p>
      <text:p text:style-name="P1">2017-01-16 02:42:44,092 [LocalJobRunner Map Task Executor #0] INFO <text:s/>org.apache.hadoop.mapred.Task - Task:attempt_local1225151540_0002_m_000000_0 is done. And is in the process of committing</text:p>
      <text:p text:style-name="P1">2017-01-16 02:42:44,095 [LocalJobRunner Map Task Executor #0] INFO <text:s/>org.apache.hadoop.mapred.LocalJobRunner - map</text:p>
      <text:p text:style-name="P1">2017-01-16 02:42:44,101 [LocalJobRunner Map Task Executor #0] INFO <text:s/>org.apache.hadoop.mapred.Task - Task 'attempt_local1225151540_0002_m_000000_0' done.</text:p>
      <text:p text:style-name="P1">2017-01-16 02:42:44,101 [LocalJobRunner Map Task Executor #0] INFO <text:s/>org.apache.hadoop.mapred.LocalJobRunner - Finishing task: attempt_local1225151540_0002_m_000000_0</text:p>
      <text:p text:style-name="P1"><text:soft-page-break/>2017-01-16 02:42:44,101 [Thread-48] INFO <text:s/>org.apache.hadoop.mapred.LocalJobRunner - map task executor complete.</text:p>
      <text:p text:style-name="P1">2017-01-16 02:42:44,105 [Thread-48] INFO <text:s/>org.apache.hadoop.mapred.LocalJobRunner - Waiting for reduce tasks</text:p>
      <text:p text:style-name="P1">2017-01-16 02:42:44,105 [pool-6-thread-1] INFO <text:s/>org.apache.hadoop.mapred.LocalJobRunner - Starting task: attempt_local1225151540_0002_r_000000_0</text:p>
      <text:p text:style-name="P1">2017-01-16 02:42:44,203 [pool-6-thread-1] INFO <text:s/>org.apache.hadoop.mapred.Task - <text:s/>Using ResourceCalculatorProcessTree : [ ]</text:p>
      <text:p text:style-name="P1">2017-01-16 02:42:44,203 [pool-6-thread-1] INFO <text:s/>org.apache.hadoop.mapred.ReduceTask - Using ShuffleConsumerPlugin: org.apache.hadoop.mapreduce.task.reduce.Shuffle@11e1754</text:p>
      <text:p text:style-name="P1">2017-01-16 02:42:44,209 [pool-6-thread-1] INFO <text:s/>org.apache.hadoop.mapreduce.task.reduce.MergeManagerImpl - MergerManager: memoryLimit=709551680, maxSingleShuffleLimit=177387920, mergeThreshold=468304128, ioSortFactor=10, memToMemMergeOutputsThreshold=10</text:p>
      <text:p text:style-name="P1">2017-01-16 02:42:44,220 [EventFetcher for fetching Map Completion Events] INFO <text:s/>org.apache.hadoop.mapreduce.task.reduce.EventFetcher - attempt_local1225151540_0002_r_000000_0 Thread started: EventFetcher for fetching Map Completion Events</text:p>
      <text:p text:style-name="P1">2017-01-16 02:42:44,230 [localfetcher#2] INFO <text:s/>org.apache.hadoop.mapreduce.task.reduce.LocalFetcher - localfetcher#2 about to shuffle output of map attempt_local1225151540_0002_m_000000_0 decomp: 1330 len: 1334 to MEMORY</text:p>
      <text:p text:style-name="P1">2017-01-16 02:42:44,243 [localfetcher#2] INFO <text:s/>org.apache.hadoop.mapreduce.task.reduce.InMemoryMapOutput - Read 1330 bytes from map-output for attempt_local1225151540_0002_m_000000_0</text:p>
      <text:p text:style-name="P1">2017-01-16 02:42:44,243 [localfetcher#2] INFO <text:s/>org.apache.hadoop.mapreduce.task.reduce.MergeManagerImpl - closeInMemoryFile -&gt; map-output of size: 1330, inMemoryMapOutputs.size() -&gt; 1, commitMemory -&gt; 0, usedMemory -&gt;1330</text:p>
      <text:p text:style-name="P1">2017-01-16 02:42:44,244 [EventFetcher for fetching Map Completion Events] INFO <text:s/>org.apache.hadoop.mapreduce.task.reduce.EventFetcher - EventFetcher is interrupted.. Returning</text:p>
      <text:p text:style-name="P1">2017-01-16 02:42:44,244 [pool-6-thread-1] INFO <text:s/>org.apache.hadoop.mapred.LocalJobRunner - 1 / 1 copied.</text:p>
      <text:p text:style-name="P1">2017-01-16 02:42:44,245 [pool-6-thread-1] INFO <text:s/>org.apache.hadoop.mapreduce.task.reduce.MergeManagerImpl - finalMerge called with 1 in-memory map-outputs and 0 on-disk map-outputs</text:p>
      <text:p text:style-name="P1">2017-01-16 02:42:44,250 [pool-6-thread-1] INFO <text:s/>org.apache.hadoop.mapred.Merger - Merging 1 sorted segments</text:p>
      <text:p text:style-name="P1">2017-01-16 02:42:44,251 [pool-6-thread-1] INFO <text:s/>org.apache.hadoop.mapred.Merger - Down to the last merge-pass, with 1 segments left of total size: 1318 bytes</text:p>
      <text:p text:style-name="P1">2017-01-16 02:42:44,255 [pool-6-thread-1] INFO <text:s/>org.apache.hadoop.mapreduce.task.reduce.MergeManagerImpl - Merged 1 segments, 1330 bytes to disk to satisfy reduce memory limit</text:p>
      <text:p text:style-name="P1">2017-01-16 02:42:44,255 [pool-6-thread-1] INFO <text:s/>org.apache.hadoop.mapreduce.task.reduce.MergeManagerImpl - Merging 1 files, 1334 bytes from disk</text:p>
      <text:p text:style-name="P1">2017-01-16 02:42:44,255 [pool-6-thread-1] INFO <text:s/>org.apache.hadoop.mapreduce.task.reduce.MergeManagerImpl - Merging 0 segments, 0 bytes from memory into reduce</text:p>
      <text:p text:style-name="P1">2017-01-16 02:42:44,255 [pool-6-thread-1] INFO <text:s/>org.apache.hadoop.mapred.Merger - Merging 1 sorted segments</text:p>
      <text:p text:style-name="P1"><text:soft-page-break/>2017-01-16 02:42:44,256 [pool-6-thread-1] INFO <text:s/>org.apache.hadoop.mapred.Merger - Down to the last merge-pass, with 1 segments left of total size: 1318 bytes</text:p>
      <text:p text:style-name="P1">2017-01-16 02:42:44,258 [pool-6-thread-1] INFO <text:s/>org.apache.hadoop.mapred.LocalJobRunner - 1 / 1 copied.</text:p>
      <text:p text:style-name="P1">2017-01-16 02:42:44,465 [pool-6-thread-1] WARN <text:s/>org.apache.pig.data.SchemaTupleBackend - SchemaTupleBackend has already been initialized</text:p>
      <text:p text:style-name="P1">2017-01-16 02:42:44,474 [pool-6-thread-1] INFO <text:s/>org.apache.pig.backend.hadoop.executionengine.mapReduceLayer.PigMapReduce$Reduce - Aliases being processed per job phase (AliasName[line,offset]): M: cust[1,7],cust[-1,-1],countbyprofession[6,20],groupbyprofession[5,20] C: countbyprofession[6,20],groupbyprofession[5,20] R: countbyprofession[6,20]</text:p>
      <text:p text:style-name="P1">2017-01-16 02:42:44,507 [pool-6-thread-1] INFO <text:s/>org.apache.hadoop.mapred.Task - Task:attempt_local1225151540_0002_r_000000_0 is done. And is in the process of committing</text:p>
      <text:p text:style-name="P1">2017-01-16 02:42:44,525 [pool-6-thread-1] INFO <text:s/>org.apache.hadoop.mapred.LocalJobRunner - 1 / 1 copied.</text:p>
      <text:p text:style-name="P1">2017-01-16 02:42:44,526 [pool-6-thread-1] INFO <text:s/>org.apache.hadoop.mapred.Task - Task attempt_local1225151540_0002_r_000000_0 is allowed to commit now</text:p>
      <text:p text:style-name="P1">2017-01-16 02:42:44,531 [pool-6-thread-1] INFO <text:s/>org.apache.hadoop.mapreduce.lib.output.FileOutputCommitter - Saved output of task 'attempt_local1225151540_0002_r_000000_0' to file:/tmp/temp-298894200/tmp1346197560/_temporary/0/task_local1225151540_0002_r_000000</text:p>
      <text:p text:style-name="P1">2017-01-16 02:42:44,535 [pool-6-thread-1] INFO <text:s/>org.apache.hadoop.mapred.LocalJobRunner - reduce &gt; reduce</text:p>
      <text:p text:style-name="P1">2017-01-16 02:42:44,535 [pool-6-thread-1] INFO <text:s/>org.apache.hadoop.mapred.Task - Task 'attempt_local1225151540_0002_r_000000_0' done.</text:p>
      <text:p text:style-name="P1">2017-01-16 02:42:44,535 [pool-6-thread-1] INFO <text:s/>org.apache.hadoop.mapred.LocalJobRunner - Finishing task: attempt_local1225151540_0002_r_000000_0</text:p>
      <text:p text:style-name="P1">2017-01-16 02:42:44,535 [Thread-48] INFO <text:s/>org.apache.hadoop.mapred.LocalJobRunner - reduce task executor complete.</text:p>
      <text:p text:style-name="P1">2017-01-16 02:42:44,593 [main] INFO <text:s/>org.apache.pig.backend.hadoop.executionengine.mapReduceLayer.MapReduceLauncher - Running jobs are [job_local1225151540_0002]</text:p>
      <text:p text:style-name="P1">2017-01-16 02:42:45,630 [main] INFO <text:s/>org.apache.pig.backend.hadoop.executionengine.mapReduceLayer.MapReduceLauncher - 100% complete</text:p>
      <text:p text:style-name="P1">2017-01-16 02:42:45,631 [main] INFO <text:s/>org.apache.pig.tools.pigstats.mapreduce.SimplePigStats - Script Statistics: </text:p>
      <text:p text:style-name="P1"/>
      <text:p text:style-name="P1">HadoopVersion<text:tab/>PigVersion<text:tab/>UserId<text:tab/>StartedAt<text:tab/>FinishedAt<text:tab/>Features</text:p>
      <text:p text:style-name="P1">2.6.0<text:tab/>0.13.0<text:tab/>hduser<text:tab/>2017-01-16 02:42:41<text:tab/>2017-01-16 02:42:45<text:tab/>GROUP_BY</text:p>
      <text:p text:style-name="P1"/>
      <text:p text:style-name="P1">Success!</text:p>
      <text:p text:style-name="P1"/>
      <text:p text:style-name="P1">Job Stats (time in seconds):</text:p>
      <text:p text:style-name="P1">JobId<text:tab/>Maps<text:tab/>Reduces<text:tab/>MaxMapTime<text:tab/>MinMapTIme<text:tab/>AvgMapTime<text:tab/>MedianMapTime<text:tab/>MaxReduceTime<text:tab/>MinReduceTime<text:tab/>AvgReduceTime<text:tab/>MedianReducetime<text:tab/>Alias<text:tab/>Feature<text:tab/>Outputs</text:p>
      <text:p text:style-name="P1"><text:soft-page-break/>job_local1225151540_0002<text:tab/>1<text:tab/>1<text:tab/>n/a<text:tab/>n/a<text:tab/>n/a<text:tab/>n/a<text:tab/>n/a<text:tab/>n/a<text:tab/>n/a<text:tab/>n/a<text:tab/>countbyprofession,cust,groupbyprofession<text:tab/>GROUP_BY,COMBINER<text:tab/>file:/tmp/temp-298894200/tmp1346197560,</text:p>
      <text:p text:style-name="P1"/>
      <text:p text:style-name="P1">Input(s):</text:p>
      <text:p text:style-name="P1">Successfully read 9999 records from: "/home/hduser/custs"</text:p>
      <text:p text:style-name="P1"/>
      <text:p text:style-name="P1">Output(s):</text:p>
      <text:p text:style-name="P1">Successfully stored 51 records in: "file:/tmp/temp-298894200/tmp1346197560"</text:p>
      <text:p text:style-name="P1"/>
      <text:p text:style-name="P1">Counters:</text:p>
      <text:p text:style-name="P1">Total records written : 51</text:p>
      <text:p text:style-name="P1">Total bytes written : 0</text:p>
      <text:p text:style-name="P1">Spillable Memory Manager spill count : 0</text:p>
      <text:p text:style-name="P1">Total bags proactively spilled: 0</text:p>
      <text:p text:style-name="P1">Total records proactively spilled: 0</text:p>
      <text:p text:style-name="P1"/>
      <text:p text:style-name="P1">Job DAG:</text:p>
      <text:p text:style-name="P1">job_local1225151540_0002</text:p>
      <text:p text:style-name="P1"/>
      <text:p text:style-name="P1"/>
      <text:p text:style-name="P1">2017-01-16 02:42:45,650 [main] INFO <text:s/>org.apache.pig.backend.hadoop.executionengine.mapReduceLayer.MapReduceLauncher - Success!</text:p>
      <text:p text:style-name="P1">2017-01-16 02:42:45,651 [main] INFO <text:s/>org.apache.hadoop.conf.Configuration.deprecation - io.bytes.per.checksum is deprecated. Instead, use dfs.bytes-per-checksum</text:p>
      <text:p text:style-name="P1">2017-01-16 02:42:45,651 [main] INFO <text:s/>org.apache.hadoop.conf.Configuration.deprecation - fs.default.name is deprecated. Instead, use fs.defaultFS</text:p>
      <text:p text:style-name="P1">2017-01-16 02:42:45,713 [main] WARN <text:s/>org.apache.pig.data.SchemaTupleBackend - SchemaTupleBackend has already been initialized</text:p>
      <text:p text:style-name="P1">2017-01-16 02:42:47,603 [main] INFO <text:s/>org.apache.hadoop.mapreduce.lib.input.FileInputFormat - Total input paths to process : 1</text:p>
      <text:p text:style-name="P1">2017-01-16 02:42:47,605 [main] INFO <text:s/>org.apache.pig.backend.hadoop.executionengine.util.MapRedUtil - Total input paths to process : 1</text:p>
      <text:p text:style-name="P1">(Actor,196)</text:p>
      <text:p text:style-name="P1">(Coach,199)</text:p>
      <text:p text:style-name="P1">(Judge,189)</text:p>
      <text:p text:style-name="P1">(Nurse,191)</text:p>
      <text:p text:style-name="P1">(Pilot,209)</text:p>
      <text:p text:style-name="P1">(Artist,175)</text:p>
      <text:p text:style-name="P1">(Dancer,178)</text:p>
      <text:p text:style-name="P1">(Doctor,189)</text:p>
      <text:p text:style-name="P1">(Farmer,196)</text:p>
      <text:p text:style-name="P1">(Lawyer,201)</text:p>
      <text:p text:style-name="P1">(Writer,95)</text:p>
      <text:p text:style-name="P1">(Athlete,196)</text:p>
      <text:p text:style-name="P1">(Chemist,206)</text:p>
      <text:p text:style-name="P1">(Teacher,189)</text:p>
      <text:p text:style-name="P1">(Designer,204)</text:p>
      <text:p text:style-name="P1">(Musician,204)</text:p>
      <text:p text:style-name="P1"><text:soft-page-break/>(Reporter,199)</text:p>
      <text:p text:style-name="P1">(Architect,202)</text:p>
      <text:p text:style-name="P1">(Carpenter,180)</text:p>
      <text:p text:style-name="P1">(Economist,189)</text:p>
      <text:p text:style-name="P1">(Librarian,218)</text:p>
      <text:p text:style-name="P1">(Physicist,201)</text:p>
      <text:p text:style-name="P1">(Secretary,200)</text:p>
      <text:p text:style-name="P1">(Therapist,187)</text:p>
      <text:p text:style-name="P1">(Accountant,197)</text:p>
      <text:p text:style-name="P1">(Pharmacist,213)</text:p>
      <text:p text:style-name="P1">(Politician,227)</text:p>
      <text:p text:style-name="P1">(Electrician,194)</text:p>
      <text:p text:style-name="P1">(Firefighter,217)</text:p>
      <text:p text:style-name="P1">(Loan officer,221)</text:p>
      <text:p text:style-name="P1">(Photographer,222)</text:p>
      <text:p text:style-name="P1">(Psychologist,194)</text:p>
      <text:p text:style-name="P1">(Statistician,196)</text:p>
      <text:p text:style-name="P1">(Veterinarian,208)</text:p>
      <text:p text:style-name="P1">(Social worker,212)</text:p>
      <text:p text:style-name="P1">(Civil engineer,193)</text:p>
      <text:p text:style-name="P1">(Police officer,209)</text:p>
      <text:p text:style-name="P1">(Childcare worker,207)</text:p>
      <text:p text:style-name="P1">(Financial analyst,198)</text:p>
      <text:p text:style-name="P1">(Real estate agent,191)</text:p>
      <text:p text:style-name="P1">(Automotive mechanic,193)</text:p>
      <text:p text:style-name="P1">(Electrical engineer,192)</text:p>
      <text:p text:style-name="P1">(Engineering technician,204)</text:p>
      <text:p text:style-name="P1">(Environmental scientist,176)</text:p>
      <text:p text:style-name="P1">(Human resources assistant,212)</text:p>
      <text:p text:style-name="P1">(Computer hardware engineer,204)</text:p>
      <text:p text:style-name="P1">(Computer software engineer,216)</text:p>
      <text:p text:style-name="P1">(Computer support specialist,222)</text:p>
      <text:p text:style-name="P1">(Recreation and fitness worker,210)</text:p>
      <text:p text:style-name="P1">(Agricultural and food scientist,195)</text:p>
      <text:p text:style-name="P1">(,83)</text:p>
      <text:p text:style-name="P1">grunt&gt; orderbyprofession = order countbyprofession by $0;</text:p>
      <text:p text:style-name="P1">2017-01-16 02:44:21,207 [main] WARN <text:s/>org.apache.pig.newplan.BaseOperatorPlan - Encountered Warning IMPLICIT_CAST_TO_CHARARRAY 2 time(s).</text:p>
      <text:p text:style-name="P1">grunt&gt; dump orderbyprofession;</text:p>
      <text:p text:style-name="P1">2017-01-16 02:44:33,354 [main] INFO <text:s/>org.apache.pig.tools.pigstats.ScriptState - Pig features used in the script: GROUP_BY,ORDER_BY</text:p>
      <text:p text:style-name="P1">2017-01-16 02:44:33,360 [main] INFO <text:s/>org.apache.pig.newplan.logical.optimizer.LogicalPlanOptimizer - {RULES_ENABLED=[AddForEach, ColumnMapKeyPrune, GroupByConstParallelSetter, LimitOptimizer, LoadTypeCastInserter, MergeFilter, MergeForEach, PartitionFilterOptimizer, PushDownForEachFlatten, PushUpFilter, SplitFilter, StreamTypeCastInserter], RULES_DISABLED=[FilterLogicExpressionSimplifier]}</text:p>
      <text:p text:style-name="P1">2017-01-16 02:44:33,445 [main] INFO <text:s/>org.apache.pig.backend.hadoop.executionengine.mapReduceLayer.MRCompiler - File concatenation threshold: 100 optimistic? false</text:p>
      <text:p text:style-name="P1"><text:soft-page-break/>2017-01-16 02:44:33,458 [main] INFO <text:s/>org.apache.pig.backend.hadoop.executionengine.mapReduceLayer.CombinerOptimizer - Choosing to move algebraic foreach to combiner</text:p>
      <text:p text:style-name="P1">2017-01-16 02:44:33,486 [main] INFO <text:s/>org.apache.pig.backend.hadoop.executionengine.mapReduceLayer.MultiQueryOptimizer - MR plan size before optimization: 3</text:p>
      <text:p text:style-name="P1">2017-01-16 02:44:33,487 [main] INFO <text:s/>org.apache.pig.backend.hadoop.executionengine.mapReduceLayer.MultiQueryOptimizer - MR plan size after optimization: 3</text:p>
      <text:p text:style-name="P1">2017-01-16 02:44:33,600 [main] INFO <text:s/>org.apache.hadoop.conf.Configuration.deprecation - io.bytes.per.checksum is deprecated. Instead, use dfs.bytes-per-checksum</text:p>
      <text:p text:style-name="P1">2017-01-16 02:44:33,601 [main] INFO <text:s/>org.apache.hadoop.conf.Configuration.deprecation - fs.default.name is deprecated. Instead, use fs.defaultFS</text:p>
      <text:p text:style-name="P1">2017-01-16 02:44:33,606 [main] INFO <text:s/>org.apache.hadoop.metrics.jvm.JvmMetrics - Cannot initialize JVM Metrics with processName=JobTracker, sessionId= - already initialized</text:p>
      <text:p text:style-name="P1">2017-01-16 02:44:33,691 [main] INFO <text:s/>org.apache.pig.tools.pigstats.mapreduce.MRScriptState - Pig script settings are added to the job</text:p>
      <text:p text:style-name="P1">2017-01-16 02:44:33,693 [main] INFO <text:s/>org.apache.pig.backend.hadoop.executionengine.mapReduceLayer.JobControlCompiler - mapred.job.reduce.markreset.buffer.percent is not set, set to default 0.3</text:p>
      <text:p text:style-name="P1">2017-01-16 02:44:33,696 [main] INFO <text:s/>org.apache.pig.backend.hadoop.executionengine.mapReduceLayer.JobControlCompiler - Reduce phase detected, estimating # of required reducers.</text:p>
      <text:p text:style-name="P1">2017-01-16 02:44:33,696 [main] INFO <text:s/>org.apache.pig.backend.hadoop.executionengine.mapReduceLayer.JobControlCompiler - Using reducer estimator: org.apache.pig.backend.hadoop.executionengine.mapReduceLayer.InputSizeReducerEstimator</text:p>
      <text:p text:style-name="P1">2017-01-16 02:44:33,697 [main] INFO <text:s/>org.apache.pig.backend.hadoop.executionengine.mapReduceLayer.InputSizeReducerEstimator - BytesPerReducer=1000000000 maxReducers=999 totalInputFileSize=391355</text:p>
      <text:p text:style-name="P1">2017-01-16 02:44:33,697 [main] INFO <text:s/>org.apache.pig.backend.hadoop.executionengine.mapReduceLayer.JobControlCompiler - Setting Parallelism to 1</text:p>
      <text:p text:style-name="P1">2017-01-16 02:44:33,716 [main] INFO <text:s/>org.apache.pig.backend.hadoop.executionengine.mapReduceLayer.JobControlCompiler - Setting up single store job</text:p>
      <text:p text:style-name="P1">2017-01-16 02:44:33,717 [main] INFO <text:s/>org.apache.pig.data.SchemaTupleFrontend - Key [pig.schematuple] is false, will not generate code.</text:p>
      <text:p text:style-name="P1">2017-01-16 02:44:33,726 [main] INFO <text:s/>org.apache.pig.data.SchemaTupleFrontend - Starting process to move generated code to distributed cacche</text:p>
      <text:p text:style-name="P1">2017-01-16 02:44:33,726 [main] INFO <text:s/>org.apache.pig.data.SchemaTupleFrontend - Distributed cache not supported or needed in local mode. Setting key [pig.schematuple.local.dir] with code temp directory: /tmp/1484563473716-0</text:p>
      <text:p text:style-name="P1">2017-01-16 02:44:33,830 [main] INFO <text:s/>org.apache.pig.backend.hadoop.executionengine.mapReduceLayer.MapReduceLauncher - 1 map-reduce job(s) waiting for submission.</text:p>
      <text:p text:style-name="P1">2017-01-16 02:44:33,924 [JobControl] INFO <text:s/>org.apache.hadoop.metrics.jvm.JvmMetrics - Cannot initialize JVM Metrics with processName=JobTracker, sessionId= - already initialized</text:p>
      <text:p text:style-name="P1"><text:soft-page-break/>2017-01-16 02:44:33,967 [JobControl] WARN <text:s/>org.apache.hadoop.mapreduce.JobSubmitter - No job jar file set. <text:s/>User classes may not be found. See Job or Job#setJar(String).</text:p>
      <text:p text:style-name="P1">2017-01-16 02:44:34,053 [JobControl] INFO <text:s/>org.apache.hadoop.mapreduce.lib.input.FileInputFormat - Total input paths to process : 1</text:p>
      <text:p text:style-name="P1">2017-01-16 02:44:34,053 [JobControl] INFO <text:s/>org.apache.pig.backend.hadoop.executionengine.util.MapRedUtil - Total input paths to process : 1</text:p>
      <text:p text:style-name="P1">2017-01-16 02:44:34,055 [JobControl] INFO <text:s/>org.apache.pig.backend.hadoop.executionengine.util.MapRedUtil - Total input paths (combined) to process : 1</text:p>
      <text:p text:style-name="P1">2017-01-16 02:44:34,104 [JobControl] INFO <text:s/>org.apache.hadoop.mapreduce.JobSubmitter - number of splits:1</text:p>
      <text:p text:style-name="P1">2017-01-16 02:44:34,328 [JobControl] INFO <text:s/>org.apache.hadoop.mapreduce.JobSubmitter - Submitting tokens for job: job_local1479011548_0003</text:p>
      <text:p text:style-name="P1">2017-01-16 02:44:34,593 [JobControl] INFO <text:s/>org.apache.hadoop.mapreduce.Job - The url to track the job: http://localhost:8080/</text:p>
      <text:p text:style-name="P1">2017-01-16 02:44:34,593 [main] INFO <text:s/>org.apache.pig.backend.hadoop.executionengine.mapReduceLayer.MapReduceLauncher - HadoopJobId: job_local1479011548_0003</text:p>
      <text:p text:style-name="P1">2017-01-16 02:44:34,593 [main] INFO <text:s/>org.apache.pig.backend.hadoop.executionengine.mapReduceLayer.MapReduceLauncher - Processing aliases countbyprofession,cust,groupbyprofession</text:p>
      <text:p text:style-name="P1">2017-01-16 02:44:34,594 [main] INFO <text:s/>org.apache.pig.backend.hadoop.executionengine.mapReduceLayer.MapReduceLauncher - detailed locations: M: cust[1,7],cust[-1,-1],countbyprofession[6,20],groupbyprofession[5,20] C: countbyprofession[6,20],groupbyprofession[5,20] R: countbyprofession[6,20]</text:p>
      <text:p text:style-name="P1">2017-01-16 02:44:34,598 [main] INFO <text:s/>org.apache.pig.backend.hadoop.executionengine.mapReduceLayer.MapReduceLauncher - 0% complete</text:p>
      <text:p text:style-name="P1">2017-01-16 02:44:34,598 [main] INFO <text:s/>org.apache.pig.backend.hadoop.executionengine.mapReduceLayer.MapReduceLauncher - Running jobs are [job_local1479011548_0003]</text:p>
      <text:p text:style-name="P1">2017-01-16 02:44:34,599 [Thread-68] INFO <text:s/>org.apache.hadoop.mapred.LocalJobRunner - OutputCommitter set in config null</text:p>
      <text:p text:style-name="P1">2017-01-16 02:44:34,614 [Thread-68] INFO <text:s/>org.apache.hadoop.conf.Configuration.deprecation - mapred.job.tracker is deprecated. Instead, use mapreduce.jobtracker.address</text:p>
      <text:p text:style-name="P1">2017-01-16 02:44:34,615 [Thread-68] INFO <text:s/>org.apache.hadoop.conf.Configuration.deprecation - mapred.job.reduce.markreset.buffer.percent is deprecated. Instead, use mapreduce.reduce.markreset.buffer.percent</text:p>
      <text:p text:style-name="P1">2017-01-16 02:44:34,617 [Thread-68] INFO <text:s/>org.apache.hadoop.conf.Configuration.deprecation - io.bytes.per.checksum is deprecated. Instead, use dfs.bytes-per-checksum</text:p>
      <text:p text:style-name="P1">2017-01-16 02:44:34,617 [Thread-68] INFO <text:s/>org.apache.hadoop.conf.Configuration.deprecation - mapred.reduce.tasks is deprecated. Instead, use mapreduce.job.reduces</text:p>
      <text:p text:style-name="P1">2017-01-16 02:44:34,618 [Thread-68] INFO <text:s/>org.apache.hadoop.conf.Configuration.deprecation - fs.default.name is deprecated. Instead, use fs.defaultFS</text:p>
      <text:p text:style-name="P1">2017-01-16 02:44:34,629 [Thread-68] INFO <text:s/>org.apache.hadoop.mapred.LocalJobRunner - OutputCommitter is org.apache.pig.backend.hadoop.executionengine.mapReduceLayer.PigOutputCommitter</text:p>
      <text:p text:style-name="P1">2017-01-16 02:44:34,651 [Thread-68] INFO <text:s/>org.apache.hadoop.mapred.LocalJobRunner - Waiting for map tasks</text:p>
      <text:p text:style-name="P1"><text:soft-page-break/>2017-01-16 02:44:34,652 [LocalJobRunner Map Task Executor #0] INFO <text:s/>org.apache.hadoop.mapred.LocalJobRunner - Starting task: attempt_local1479011548_0003_m_000000_0</text:p>
      <text:p text:style-name="P1">2017-01-16 02:44:34,675 [LocalJobRunner Map Task Executor #0] INFO <text:s/>org.apache.hadoop.mapred.Task - <text:s/>Using ResourceCalculatorProcessTree : [ ]</text:p>
      <text:p text:style-name="P1">2017-01-16 02:44:34,678 [LocalJobRunner Map Task Executor #0] INFO <text:s/>org.apache.hadoop.mapred.MapTask - Processing split: Number of splits :1</text:p>
      <text:p text:style-name="P1">Total Length = 391355</text:p>
      <text:p text:style-name="P1">Input split[0]:</text:p>
      <text:p text:style-name="P1"><text:s text:c="3"/>Length = 391355</text:p>
      <text:p text:style-name="P1"><text:s text:c="2"/>Locations:</text:p>
      <text:p text:style-name="P1"/>
      <text:p text:style-name="P1">-----------------------</text:p>
      <text:p text:style-name="P1"/>
      <text:p text:style-name="P1">2017-01-16 02:44:34,706 [LocalJobRunner Map Task Executor #0] INFO <text:s/>org.apache.pig.backend.hadoop.executionengine.mapReduceLayer.PigRecordReader - Current split being processed file:/home/hduser/custs:0+391355</text:p>
      <text:p text:style-name="P1">2017-01-16 02:44:44,112 [LocalJobRunner Map Task Executor #0] INFO <text:s/>org.apache.hadoop.mapred.MapTask - (EQUATOR) 0 kvi 26214396(104857584)</text:p>
      <text:p text:style-name="P1">2017-01-16 02:44:44,112 [LocalJobRunner Map Task Executor #0] INFO <text:s/>org.apache.hadoop.mapred.MapTask - mapreduce.task.io.sort.mb: 100</text:p>
      <text:p text:style-name="P1">2017-01-16 02:44:44,113 [LocalJobRunner Map Task Executor #0] INFO <text:s/>org.apache.hadoop.mapred.MapTask - soft limit at 83886080</text:p>
      <text:p text:style-name="P1">2017-01-16 02:44:44,113 [LocalJobRunner Map Task Executor #0] INFO <text:s/>org.apache.hadoop.mapred.MapTask - bufstart = 0; bufvoid = 104857600</text:p>
      <text:p text:style-name="P1">2017-01-16 02:44:44,113 [LocalJobRunner Map Task Executor #0] INFO <text:s/>org.apache.hadoop.mapred.MapTask - kvstart = 26214396; length = 6553600</text:p>
      <text:p text:style-name="P1">2017-01-16 02:44:44,115 [LocalJobRunner Map Task Executor #0] INFO <text:s/>org.apache.hadoop.mapred.MapTask - Map output collector class = org.apache.hadoop.mapred.MapTask$MapOutputBuffer</text:p>
      <text:p text:style-name="P1">2017-01-16 02:44:44,150 [LocalJobRunner Map Task Executor #0] INFO <text:s/>org.apache.pig.data.SchemaTupleBackend - Key [pig.schematuple] was not set... will not generate code.</text:p>
      <text:p text:style-name="P1">2017-01-16 02:44:44,183 [LocalJobRunner Map Task Executor #0] INFO <text:s/>org.apache.pig.backend.hadoop.executionengine.mapReduceLayer.PigGenericMapReduce$Map - Aliases being processed per job phase (AliasName[line,offset]): M: cust[1,7],cust[-1,-1],countbyprofession[6,20],groupbyprofession[5,20] C: countbyprofession[6,20],groupbyprofession[5,20] R: countbyprofession[6,20]</text:p>
      <text:p text:style-name="P1">2017-01-16 02:44:44,464 [LocalJobRunner Map Task Executor #0] INFO <text:s/>org.apache.hadoop.mapred.LocalJobRunner - </text:p>
      <text:p text:style-name="P1">2017-01-16 02:44:44,464 [LocalJobRunner Map Task Executor #0] INFO <text:s/>org.apache.hadoop.mapred.MapTask - Starting flush of map output</text:p>
      <text:p text:style-name="P1">2017-01-16 02:44:44,464 [LocalJobRunner Map Task Executor #0] INFO <text:s/>org.apache.hadoop.mapred.MapTask - Spilling map output</text:p>
      <text:p text:style-name="P1">2017-01-16 02:44:44,464 [LocalJobRunner Map Task Executor #0] INFO <text:s/>org.apache.hadoop.mapred.MapTask - bufstart = 0; bufend = 224143; bufvoid = 104857600</text:p>
      <text:p text:style-name="P1">2017-01-16 02:44:44,464 [LocalJobRunner Map Task Executor #0] INFO <text:s/>org.apache.hadoop.mapred.MapTask - kvstart = 26214396(104857584); kvend = 26174404(104697616); length = 39993/6553600</text:p>
      <text:p text:style-name="P1"><text:soft-page-break/>2017-01-16 02:44:44,660 [LocalJobRunner Map Task Executor #0] INFO <text:s/>org.apache.hadoop.mapred.MapTask - Finished spill 0</text:p>
      <text:p text:style-name="P1">2017-01-16 02:44:44,665 [LocalJobRunner Map Task Executor #0] INFO <text:s/>org.apache.hadoop.mapred.Task - Task:attempt_local1479011548_0003_m_000000_0 is done. And is in the process of committing</text:p>
      <text:p text:style-name="P1">2017-01-16 02:44:44,669 [LocalJobRunner Map Task Executor #0] INFO <text:s/>org.apache.hadoop.mapred.LocalJobRunner - map</text:p>
      <text:p text:style-name="P1">2017-01-16 02:44:44,669 [LocalJobRunner Map Task Executor #0] INFO <text:s/>org.apache.hadoop.mapred.Task - Task 'attempt_local1479011548_0003_m_000000_0' done.</text:p>
      <text:p text:style-name="P1">2017-01-16 02:44:44,669 [LocalJobRunner Map Task Executor #0] INFO <text:s/>org.apache.hadoop.mapred.LocalJobRunner - Finishing task: attempt_local1479011548_0003_m_000000_0</text:p>
      <text:p text:style-name="P1">2017-01-16 02:44:44,669 [Thread-68] INFO <text:s/>org.apache.hadoop.mapred.LocalJobRunner - map task executor complete.</text:p>
      <text:p text:style-name="P1">2017-01-16 02:44:44,670 [Thread-68] INFO <text:s/>org.apache.hadoop.mapred.LocalJobRunner - Waiting for reduce tasks</text:p>
      <text:p text:style-name="P1">2017-01-16 02:44:44,670 [pool-9-thread-1] INFO <text:s/>org.apache.hadoop.mapred.LocalJobRunner - Starting task: attempt_local1479011548_0003_r_000000_0</text:p>
      <text:p text:style-name="P1">2017-01-16 02:44:44,704 [pool-9-thread-1] INFO <text:s/>org.apache.hadoop.mapred.Task - <text:s/>Using ResourceCalculatorProcessTree : [ ]</text:p>
      <text:p text:style-name="P1">2017-01-16 02:44:44,704 [pool-9-thread-1] INFO <text:s/>org.apache.hadoop.mapred.ReduceTask - Using ShuffleConsumerPlugin: org.apache.hadoop.mapreduce.task.reduce.Shuffle@1d7c15e</text:p>
      <text:p text:style-name="P1">2017-01-16 02:44:44,709 [pool-9-thread-1] INFO <text:s/>org.apache.hadoop.mapreduce.task.reduce.MergeManagerImpl - MergerManager: memoryLimit=709551680, maxSingleShuffleLimit=177387920, mergeThreshold=468304128, ioSortFactor=10, memToMemMergeOutputsThreshold=10</text:p>
      <text:p text:style-name="P1">2017-01-16 02:44:44,718 [EventFetcher for fetching Map Completion Events] INFO <text:s/>org.apache.hadoop.mapreduce.task.reduce.EventFetcher - attempt_local1479011548_0003_r_000000_0 Thread started: EventFetcher for fetching Map Completion Events</text:p>
      <text:p text:style-name="P1">2017-01-16 02:44:44,726 [localfetcher#3] INFO <text:s/>org.apache.hadoop.mapreduce.task.reduce.LocalFetcher - localfetcher#3 about to shuffle output of map attempt_local1479011548_0003_m_000000_0 decomp: 1330 len: 1334 to MEMORY</text:p>
      <text:p text:style-name="P1">2017-01-16 02:44:44,728 [localfetcher#3] INFO <text:s/>org.apache.hadoop.mapreduce.task.reduce.InMemoryMapOutput - Read 1330 bytes from map-output for attempt_local1479011548_0003_m_000000_0</text:p>
      <text:p text:style-name="P1">2017-01-16 02:44:44,728 [localfetcher#3] INFO <text:s/>org.apache.hadoop.mapreduce.task.reduce.MergeManagerImpl - closeInMemoryFile -&gt; map-output of size: 1330, inMemoryMapOutputs.size() -&gt; 1, commitMemory -&gt; 0, usedMemory -&gt;1330</text:p>
      <text:p text:style-name="P1">2017-01-16 02:44:44,739 [EventFetcher for fetching Map Completion Events] INFO <text:s/>org.apache.hadoop.mapreduce.task.reduce.EventFetcher - EventFetcher is interrupted.. Returning</text:p>
      <text:p text:style-name="P1">2017-01-16 02:44:44,740 [pool-9-thread-1] INFO <text:s/>org.apache.hadoop.mapred.LocalJobRunner - 1 / 1 copied.</text:p>
      <text:p text:style-name="P1">2017-01-16 02:44:44,740 [pool-9-thread-1] INFO <text:s/>org.apache.hadoop.mapreduce.task.reduce.MergeManagerImpl - finalMerge called with 1 in-memory map-outputs and 0 on-disk map-outputs</text:p>
      <text:p text:style-name="P1">2017-01-16 02:44:44,742 [pool-9-thread-1] INFO <text:s/>org.apache.hadoop.mapred.Merger - Merging 1 sorted segments</text:p>
      <text:p text:style-name="P1"><text:soft-page-break/>2017-01-16 02:44:44,745 [pool-9-thread-1] INFO <text:s/>org.apache.hadoop.mapred.Merger - Down to the last merge-pass, with 1 segments left of total size: 1318 bytes</text:p>
      <text:p text:style-name="P1">2017-01-16 02:44:44,745 [pool-9-thread-1] INFO <text:s/>org.apache.hadoop.mapreduce.task.reduce.MergeManagerImpl - Merged 1 segments, 1330 bytes to disk to satisfy reduce memory limit</text:p>
      <text:p text:style-name="P1">2017-01-16 02:44:44,745 [pool-9-thread-1] INFO <text:s/>org.apache.hadoop.mapreduce.task.reduce.MergeManagerImpl - Merging 1 files, 1334 bytes from disk</text:p>
      <text:p text:style-name="P1">2017-01-16 02:44:44,746 [pool-9-thread-1] INFO <text:s/>org.apache.hadoop.mapreduce.task.reduce.MergeManagerImpl - Merging 0 segments, 0 bytes from memory into reduce</text:p>
      <text:p text:style-name="P1">2017-01-16 02:44:44,746 [pool-9-thread-1] INFO <text:s/>org.apache.hadoop.mapred.Merger - Merging 1 sorted segments</text:p>
      <text:p text:style-name="P1">2017-01-16 02:44:44,746 [pool-9-thread-1] INFO <text:s/>org.apache.hadoop.mapred.Merger - Down to the last merge-pass, with 1 segments left of total size: 1318 bytes</text:p>
      <text:p text:style-name="P1">2017-01-16 02:44:44,746 [pool-9-thread-1] INFO <text:s/>org.apache.hadoop.mapred.LocalJobRunner - 1 / 1 copied.</text:p>
      <text:p text:style-name="P1">2017-01-16 02:44:44,770 [pool-9-thread-1] WARN <text:s/>org.apache.pig.data.SchemaTupleBackend - SchemaTupleBackend has already been initialized</text:p>
      <text:p text:style-name="P1">2017-01-16 02:44:44,780 [pool-9-thread-1] INFO <text:s/>org.apache.pig.backend.hadoop.executionengine.mapReduceLayer.PigMapReduce$Reduce - Aliases being processed per job phase (AliasName[line,offset]): M: cust[1,7],cust[-1,-1],countbyprofession[6,20],groupbyprofession[5,20] C: countbyprofession[6,20],groupbyprofession[5,20] R: countbyprofession[6,20]</text:p>
      <text:p text:style-name="P1">2017-01-16 02:44:44,807 [pool-9-thread-1] INFO <text:s/>org.apache.hadoop.mapred.Task - Task:attempt_local1479011548_0003_r_000000_0 is done. And is in the process of committing</text:p>
      <text:p text:style-name="P1">2017-01-16 02:44:44,818 [pool-9-thread-1] INFO <text:s/>org.apache.hadoop.mapred.LocalJobRunner - 1 / 1 copied.</text:p>
      <text:p text:style-name="P1">2017-01-16 02:44:44,819 [pool-9-thread-1] INFO <text:s/>org.apache.hadoop.mapred.Task - Task attempt_local1479011548_0003_r_000000_0 is allowed to commit now</text:p>
      <text:p text:style-name="P1">2017-01-16 02:44:44,821 [pool-9-thread-1] INFO <text:s/>org.apache.hadoop.mapreduce.lib.output.FileOutputCommitter - Saved output of task 'attempt_local1479011548_0003_r_000000_0' to file:/tmp/temp-298894200/tmp1208806697/_temporary/0/task_local1479011548_0003_r_000000</text:p>
      <text:p text:style-name="P1">2017-01-16 02:44:44,826 [pool-9-thread-1] INFO <text:s/>org.apache.hadoop.mapred.LocalJobRunner - reduce &gt; reduce</text:p>
      <text:p text:style-name="P1">2017-01-16 02:44:44,827 [pool-9-thread-1] INFO <text:s/>org.apache.hadoop.mapred.Task - Task 'attempt_local1479011548_0003_r_000000_0' done.</text:p>
      <text:p text:style-name="P1">2017-01-16 02:44:44,827 [pool-9-thread-1] INFO <text:s/>org.apache.hadoop.mapred.LocalJobRunner - Finishing task: attempt_local1479011548_0003_r_000000_0</text:p>
      <text:p text:style-name="P1">2017-01-16 02:44:44,837 [Thread-68] INFO <text:s/>org.apache.hadoop.mapred.LocalJobRunner - reduce task executor complete.</text:p>
      <text:p text:style-name="P1">2017-01-16 02:44:45,113 [main] INFO <text:s/>org.apache.pig.backend.hadoop.executionengine.mapReduceLayer.MapReduceLauncher - 33% complete</text:p>
      <text:p text:style-name="P1">2017-01-16 02:44:45,154 [main] INFO <text:s/>org.apache.pig.tools.pigstats.mapreduce.MRScriptState - Pig script settings are added to the job</text:p>
      <text:p text:style-name="P1">2017-01-16 02:44:45,161 [main] INFO <text:s/>org.apache.pig.backend.hadoop.executionengine.mapReduceLayer.JobControlCompiler - mapred.job.reduce.markreset.buffer.percent is not set, set to default 0.3</text:p>
      <text:p text:style-name="P1"><text:soft-page-break/>2017-01-16 02:44:45,164 [main] INFO <text:s/>org.apache.pig.backend.hadoop.executionengine.mapReduceLayer.JobControlCompiler - Reduce phase detected, estimating # of required reducers.</text:p>
      <text:p text:style-name="P1">2017-01-16 02:44:45,165 [main] INFO <text:s/>org.apache.pig.backend.hadoop.executionengine.mapReduceLayer.JobControlCompiler - Using reducer estimator: org.apache.pig.backend.hadoop.executionengine.mapReduceLayer.InputSizeReducerEstimator</text:p>
      <text:p text:style-name="P1">2017-01-16 02:44:45,166 [main] INFO <text:s/>org.apache.pig.backend.hadoop.executionengine.mapReduceLayer.InputSizeReducerEstimator - BytesPerReducer=1000000000 maxReducers=999 totalInputFileSize=1075</text:p>
      <text:p text:style-name="P1">2017-01-16 02:44:45,169 [main] INFO <text:s/>org.apache.pig.backend.hadoop.executionengine.mapReduceLayer.JobControlCompiler - Setting Parallelism to 1</text:p>
      <text:p text:style-name="P1">2017-01-16 02:44:45,198 [main] INFO <text:s/>org.apache.pig.backend.hadoop.executionengine.mapReduceLayer.JobControlCompiler - Setting up single store job</text:p>
      <text:p text:style-name="P1">2017-01-16 02:44:45,252 [main] INFO <text:s/>org.apache.pig.backend.hadoop.executionengine.mapReduceLayer.MapReduceLauncher - 1 map-reduce job(s) waiting for submission.</text:p>
      <text:p text:style-name="P1">2017-01-16 02:44:45,261 [JobControl] INFO <text:s/>org.apache.hadoop.metrics.jvm.JvmMetrics - Cannot initialize JVM Metrics with processName=JobTracker, sessionId= - already initialized</text:p>
      <text:p text:style-name="P1">2017-01-16 02:44:45,273 [JobControl] INFO <text:s/>org.apache.hadoop.conf.Configuration.deprecation - io.bytes.per.checksum is deprecated. Instead, use dfs.bytes-per-checksum</text:p>
      <text:p text:style-name="P1">2017-01-16 02:44:45,277 [JobControl] INFO <text:s/>org.apache.hadoop.conf.Configuration.deprecation - fs.default.name is deprecated. Instead, use fs.defaultFS</text:p>
      <text:p text:style-name="P1">2017-01-16 02:44:45,300 [JobControl] WARN <text:s/>org.apache.hadoop.mapreduce.JobSubmitter - No job jar file set. <text:s/>User classes may not be found. See Job or Job#setJar(String).</text:p>
      <text:p text:style-name="P1">2017-01-16 02:44:45,347 [JobControl] INFO <text:s/>org.apache.hadoop.mapreduce.lib.input.FileInputFormat - Total input paths to process : 1</text:p>
      <text:p text:style-name="P1">2017-01-16 02:44:45,347 [JobControl] INFO <text:s/>org.apache.pig.backend.hadoop.executionengine.util.MapRedUtil - Total input paths to process : 1</text:p>
      <text:p text:style-name="P1">2017-01-16 02:44:45,347 [JobControl] INFO <text:s/>org.apache.pig.backend.hadoop.executionengine.util.MapRedUtil - Total input paths (combined) to process : 1</text:p>
      <text:p text:style-name="P1">2017-01-16 02:44:46,049 [JobControl] INFO <text:s/>org.apache.hadoop.mapreduce.JobSubmitter - number of splits:1</text:p>
      <text:p text:style-name="P1">2017-01-16 02:44:46,093 [JobControl] INFO <text:s/>org.apache.hadoop.mapreduce.JobSubmitter - Submitting tokens for job: job_local307893438_0004</text:p>
      <text:p text:style-name="P1">2017-01-16 02:44:49,068 [JobControl] INFO <text:s/>org.apache.hadoop.mapreduce.Job - The url to track the job: http://localhost:8080/</text:p>
      <text:p text:style-name="P1">2017-01-16 02:44:49,069 [main] INFO <text:s/>org.apache.pig.backend.hadoop.executionengine.mapReduceLayer.MapReduceLauncher - HadoopJobId: job_local307893438_0004</text:p>
      <text:p text:style-name="P1">2017-01-16 02:44:49,069 [main] INFO <text:s/>org.apache.pig.backend.hadoop.executionengine.mapReduceLayer.MapReduceLauncher - Processing aliases orderbyprofession</text:p>
      <text:p text:style-name="P1">2017-01-16 02:44:49,069 [main] INFO <text:s/>org.apache.pig.backend.hadoop.executionengine.mapReduceLayer.MapReduceLauncher - detailed locations: M: orderbyprofession[7,20] C: <text:s/>R: </text:p>
      <text:p text:style-name="P1"><text:soft-page-break/>2017-01-16 02:44:49,073 [Thread-88] INFO <text:s/>org.apache.hadoop.mapred.LocalJobRunner - OutputCommitter set in config null</text:p>
      <text:p text:style-name="P1">2017-01-16 02:44:49,086 [Thread-88] INFO <text:s/>org.apache.hadoop.conf.Configuration.deprecation - mapred.job.tracker is deprecated. Instead, use mapreduce.jobtracker.address</text:p>
      <text:p text:style-name="P1">2017-01-16 02:44:49,089 [Thread-88] INFO <text:s/>org.apache.hadoop.conf.Configuration.deprecation - mapred.job.reduce.markreset.buffer.percent is deprecated. Instead, use mapreduce.reduce.markreset.buffer.percent</text:p>
      <text:p text:style-name="P1">2017-01-16 02:44:49,090 [Thread-88] INFO <text:s/>org.apache.hadoop.conf.Configuration.deprecation - io.bytes.per.checksum is deprecated. Instead, use dfs.bytes-per-checksum</text:p>
      <text:p text:style-name="P1">2017-01-16 02:44:49,093 [Thread-88] INFO <text:s/>org.apache.hadoop.conf.Configuration.deprecation - mapred.reduce.tasks is deprecated. Instead, use mapreduce.job.reduces</text:p>
      <text:p text:style-name="P1">2017-01-16 02:44:49,106 [Thread-88] INFO <text:s/>org.apache.hadoop.conf.Configuration.deprecation - fs.default.name is deprecated. Instead, use fs.defaultFS</text:p>
      <text:p text:style-name="P1">2017-01-16 02:44:49,107 [Thread-88] INFO <text:s/>org.apache.hadoop.mapred.LocalJobRunner - OutputCommitter is org.apache.pig.backend.hadoop.executionengine.mapReduceLayer.PigOutputCommitter</text:p>
      <text:p text:style-name="P1">2017-01-16 02:44:49,173 [Thread-88] INFO <text:s/>org.apache.hadoop.mapred.LocalJobRunner - Waiting for map tasks</text:p>
      <text:p text:style-name="P1">2017-01-16 02:44:49,175 [LocalJobRunner Map Task Executor #0] INFO <text:s/>org.apache.hadoop.mapred.LocalJobRunner - Starting task: attempt_local307893438_0004_m_000000_0</text:p>
      <text:p text:style-name="P1">2017-01-16 02:44:49,797 [LocalJobRunner Map Task Executor #0] INFO <text:s/>org.apache.hadoop.mapred.Task - <text:s/>Using ResourceCalculatorProcessTree : [ ]</text:p>
      <text:p text:style-name="P1">2017-01-16 02:44:49,798 [LocalJobRunner Map Task Executor #0] INFO <text:s/>org.apache.hadoop.mapred.MapTask - Processing split: Number of splits :1</text:p>
      <text:p text:style-name="P1">Total Length = 1075</text:p>
      <text:p text:style-name="P1">Input split[0]:</text:p>
      <text:p text:style-name="P1"><text:s text:c="3"/>Length = 1075</text:p>
      <text:p text:style-name="P1"><text:s text:c="2"/>Locations:</text:p>
      <text:p text:style-name="P1"/>
      <text:p text:style-name="P1">-----------------------</text:p>
      <text:p text:style-name="P1"/>
      <text:p text:style-name="P1">2017-01-16 02:44:49,803 [LocalJobRunner Map Task Executor #0] INFO <text:s/>org.apache.pig.backend.hadoop.executionengine.mapReduceLayer.PigRecordReader - Current split being processed file:/tmp/temp-298894200/tmp1208806697/part-r-00000:0+1075</text:p>
      <text:p text:style-name="P1">2017-01-16 02:44:58,641 [LocalJobRunner Map Task Executor #0] INFO <text:s/>org.apache.hadoop.mapred.MapTask - (EQUATOR) 0 kvi 26214396(104857584)</text:p>
      <text:p text:style-name="P1">2017-01-16 02:44:58,641 [LocalJobRunner Map Task Executor #0] INFO <text:s/>org.apache.hadoop.mapred.MapTask - mapreduce.task.io.sort.mb: 100</text:p>
      <text:p text:style-name="P1">2017-01-16 02:44:58,642 [LocalJobRunner Map Task Executor #0] INFO <text:s/>org.apache.hadoop.mapred.MapTask - soft limit at 83886080</text:p>
      <text:p text:style-name="P1">2017-01-16 02:44:58,642 [LocalJobRunner Map Task Executor #0] INFO <text:s/>org.apache.hadoop.mapred.MapTask - bufstart = 0; bufvoid = 104857600</text:p>
      <text:p text:style-name="P1">2017-01-16 02:44:58,642 [LocalJobRunner Map Task Executor #0] INFO <text:s/>org.apache.hadoop.mapred.MapTask - kvstart = 26214396; length = 6553600</text:p>
      <text:p text:style-name="P1">2017-01-16 02:44:58,657 [LocalJobRunner Map Task Executor #0] INFO <text:s/>org.apache.hadoop.mapred.MapTask - Map output collector class = org.apache.hadoop.mapred.MapTask$MapOutputBuffer</text:p>
      <text:p text:style-name="P1"><text:soft-page-break/>2017-01-16 02:44:58,668 [LocalJobRunner Map Task Executor #0] WARN <text:s/>org.apache.pig.data.SchemaTupleBackend - SchemaTupleBackend has already been initialized</text:p>
      <text:p text:style-name="P1">2017-01-16 02:44:58,680 [LocalJobRunner Map Task Executor #0] INFO <text:s/>org.apache.pig.backend.hadoop.executionengine.mapReduceLayer.PigGenericMapReduce$Map - Aliases being processed per job phase (AliasName[line,offset]): M: orderbyprofession[7,20] C: <text:s/>R: </text:p>
      <text:p text:style-name="P1">2017-01-16 02:44:58,696 [LocalJobRunner Map Task Executor #0] INFO <text:s/>org.apache.hadoop.mapred.LocalJobRunner - </text:p>
      <text:p text:style-name="P1">2017-01-16 02:44:58,701 [LocalJobRunner Map Task Executor #0] INFO <text:s/>org.apache.hadoop.mapred.MapTask - Starting flush of map output</text:p>
      <text:p text:style-name="P1">2017-01-16 02:44:58,701 [LocalJobRunner Map Task Executor #0] INFO <text:s/>org.apache.hadoop.mapred.MapTask - Spilling map output</text:p>
      <text:p text:style-name="P1">2017-01-16 02:44:58,702 [LocalJobRunner Map Task Executor #0] INFO <text:s/>org.apache.hadoop.mapred.MapTask - bufstart = 0; bufend = 2052; bufvoid = 104857600</text:p>
      <text:p text:style-name="P1">2017-01-16 02:44:58,702 [LocalJobRunner Map Task Executor #0] INFO <text:s/>org.apache.hadoop.mapred.MapTask - kvstart = 26214396(104857584); kvend = 26214196(104856784); length = 201/6553600</text:p>
      <text:p text:style-name="P1">2017-01-16 02:44:58,830 [LocalJobRunner Map Task Executor #0] INFO <text:s/>org.apache.hadoop.mapred.MapTask - Finished spill 0</text:p>
      <text:p text:style-name="P1">2017-01-16 02:44:58,834 [LocalJobRunner Map Task Executor #0] INFO <text:s/>org.apache.hadoop.mapred.Task - Task:attempt_local307893438_0004_m_000000_0 is done. And is in the process of committing</text:p>
      <text:p text:style-name="P1">2017-01-16 02:44:58,838 [LocalJobRunner Map Task Executor #0] INFO <text:s/>org.apache.hadoop.mapred.LocalJobRunner - map</text:p>
      <text:p text:style-name="P1">2017-01-16 02:44:58,838 [LocalJobRunner Map Task Executor #0] INFO <text:s/>org.apache.hadoop.mapred.Task - Task 'attempt_local307893438_0004_m_000000_0' done.</text:p>
      <text:p text:style-name="P1">2017-01-16 02:44:58,838 [LocalJobRunner Map Task Executor #0] INFO <text:s/>org.apache.hadoop.mapred.LocalJobRunner - Finishing task: attempt_local307893438_0004_m_000000_0</text:p>
      <text:p text:style-name="P1">2017-01-16 02:44:58,838 [Thread-88] INFO <text:s/>org.apache.hadoop.mapred.LocalJobRunner - map task executor complete.</text:p>
      <text:p text:style-name="P1">2017-01-16 02:44:58,846 [Thread-88] INFO <text:s/>org.apache.hadoop.mapred.LocalJobRunner - Waiting for reduce tasks</text:p>
      <text:p text:style-name="P1">2017-01-16 02:44:58,846 [pool-12-thread-1] INFO <text:s/>org.apache.hadoop.mapred.LocalJobRunner - Starting task: attempt_local307893438_0004_r_000000_0</text:p>
      <text:p text:style-name="P1">2017-01-16 02:44:58,991 [pool-12-thread-1] INFO <text:s/>org.apache.hadoop.mapred.Task - <text:s/>Using ResourceCalculatorProcessTree : [ ]</text:p>
      <text:p text:style-name="P1">2017-01-16 02:44:58,996 [pool-12-thread-1] INFO <text:s/>org.apache.hadoop.mapred.ReduceTask - Using ShuffleConsumerPlugin: org.apache.hadoop.mapreduce.task.reduce.Shuffle@19e319a</text:p>
      <text:p text:style-name="P1">2017-01-16 02:44:58,997 [pool-12-thread-1] INFO <text:s/>org.apache.hadoop.mapreduce.task.reduce.MergeManagerImpl - MergerManager: memoryLimit=709551680, maxSingleShuffleLimit=177387920, mergeThreshold=468304128, ioSortFactor=10, memToMemMergeOutputsThreshold=10</text:p>
      <text:p text:style-name="P1">2017-01-16 02:44:59,011 [EventFetcher for fetching Map Completion Events] INFO <text:s/>org.apache.hadoop.mapreduce.task.reduce.EventFetcher - attempt_local307893438_0004_r_000000_0 Thread started: EventFetcher for fetching Map Completion Events</text:p>
      <text:p text:style-name="P1">2017-01-16 02:44:59,015 [localfetcher#4] INFO <text:s/>org.apache.hadoop.mapreduce.task.reduce.LocalFetcher - localfetcher#4 about to shuffle output of map attempt_local307893438_0004_m_000000_0 decomp: 2156 len: 2160 to MEMORY</text:p>
      <text:p text:style-name="P1"><text:soft-page-break/>2017-01-16 02:44:59,017 [localfetcher#4] INFO <text:s/>org.apache.hadoop.mapreduce.task.reduce.InMemoryMapOutput - Read 2156 bytes from map-output for attempt_local307893438_0004_m_000000_0</text:p>
      <text:p text:style-name="P1">2017-01-16 02:44:59,017 [localfetcher#4] INFO <text:s/>org.apache.hadoop.mapreduce.task.reduce.MergeManagerImpl - closeInMemoryFile -&gt; map-output of size: 2156, inMemoryMapOutputs.size() -&gt; 1, commitMemory -&gt; 0, usedMemory -&gt;2156</text:p>
      <text:p text:style-name="P1">2017-01-16 02:44:59,018 [EventFetcher for fetching Map Completion Events] INFO <text:s/>org.apache.hadoop.mapreduce.task.reduce.EventFetcher - EventFetcher is interrupted.. Returning</text:p>
      <text:p text:style-name="P1">2017-01-16 02:44:59,026 [pool-12-thread-1] INFO <text:s/>org.apache.hadoop.mapred.LocalJobRunner - 1 / 1 copied.</text:p>
      <text:p text:style-name="P1">2017-01-16 02:44:59,029 [pool-12-thread-1] INFO <text:s/>org.apache.hadoop.mapreduce.task.reduce.MergeManagerImpl - finalMerge called with 1 in-memory map-outputs and 0 on-disk map-outputs</text:p>
      <text:p text:style-name="P1">2017-01-16 02:44:59,151 [main] INFO <text:s/>org.apache.pig.backend.hadoop.executionengine.mapReduceLayer.MapReduceLauncher - 50% complete</text:p>
      <text:p text:style-name="P1">2017-01-16 02:44:59,152 [main] INFO <text:s/>org.apache.pig.backend.hadoop.executionengine.mapReduceLayer.MapReduceLauncher - Running jobs are [job_local307893438_0004]</text:p>
      <text:p text:style-name="P1">2017-01-16 02:44:59,159 [pool-12-thread-1] INFO <text:s/>org.apache.hadoop.mapred.Merger - Merging 1 sorted segments</text:p>
      <text:p text:style-name="P1">2017-01-16 02:44:59,159 [pool-12-thread-1] INFO <text:s/>org.apache.hadoop.mapred.Merger - Down to the last merge-pass, with 1 segments left of total size: 2144 bytes</text:p>
      <text:p text:style-name="P1">2017-01-16 02:44:59,160 [pool-12-thread-1] INFO <text:s/>org.apache.hadoop.mapreduce.task.reduce.MergeManagerImpl - Merged 1 segments, 2156 bytes to disk to satisfy reduce memory limit</text:p>
      <text:p text:style-name="P1">2017-01-16 02:44:59,160 [pool-12-thread-1] INFO <text:s/>org.apache.hadoop.mapreduce.task.reduce.MergeManagerImpl - Merging 1 files, 2160 bytes from disk</text:p>
      <text:p text:style-name="P1">2017-01-16 02:44:59,160 [pool-12-thread-1] INFO <text:s/>org.apache.hadoop.mapreduce.task.reduce.MergeManagerImpl - Merging 0 segments, 0 bytes from memory into reduce</text:p>
      <text:p text:style-name="P1">2017-01-16 02:44:59,161 [pool-12-thread-1] INFO <text:s/>org.apache.hadoop.mapred.Merger - Merging 1 sorted segments</text:p>
      <text:p text:style-name="P1">2017-01-16 02:44:59,161 [pool-12-thread-1] INFO <text:s/>org.apache.hadoop.mapred.Merger - Down to the last merge-pass, with 1 segments left of total size: 2144 bytes</text:p>
      <text:p text:style-name="P1">2017-01-16 02:44:59,162 [pool-12-thread-1] INFO <text:s/>org.apache.hadoop.mapred.LocalJobRunner - 1 / 1 copied.</text:p>
      <text:p text:style-name="P1">2017-01-16 02:44:59,201 [pool-12-thread-1] WARN <text:s/>org.apache.pig.data.SchemaTupleBackend - SchemaTupleBackend has already been initialized</text:p>
      <text:p text:style-name="P1">2017-01-16 02:44:59,219 [pool-12-thread-1] INFO <text:s/>org.apache.pig.backend.hadoop.executionengine.mapReduceLayer.PigMapReduce$Reduce - Aliases being processed per job phase (AliasName[line,offset]): M: orderbyprofession[7,20] C: <text:s/>R: </text:p>
      <text:p text:style-name="P1">2017-01-16 02:44:59,314 [pool-12-thread-1] INFO <text:s/>org.apache.hadoop.mapred.Task - Task:attempt_local307893438_0004_r_000000_0 is done. And is in the process of committing</text:p>
      <text:p text:style-name="P1">2017-01-16 02:44:59,317 [pool-12-thread-1] INFO <text:s/>org.apache.hadoop.mapred.LocalJobRunner - 1 / 1 copied.</text:p>
      <text:p text:style-name="P1">2017-01-16 02:44:59,318 [pool-12-thread-1] INFO <text:s/>org.apache.hadoop.mapred.Task - Task attempt_local307893438_0004_r_000000_0 is allowed to commit now</text:p>
      <text:p text:style-name="P1"><text:soft-page-break/>2017-01-16 02:44:59,319 [pool-12-thread-1] INFO <text:s/>org.apache.hadoop.mapreduce.lib.output.FileOutputCommitter - Saved output of task 'attempt_local307893438_0004_r_000000_0' to file:/tmp/temp-298894200/tmp1106586694/_temporary/0/task_local307893438_0004_r_000000</text:p>
      <text:p text:style-name="P1">2017-01-16 02:44:59,324 [pool-12-thread-1] INFO <text:s/>org.apache.hadoop.mapred.LocalJobRunner - reduce &gt; reduce</text:p>
      <text:p text:style-name="P1">2017-01-16 02:44:59,324 [pool-12-thread-1] INFO <text:s/>org.apache.hadoop.mapred.Task - Task 'attempt_local307893438_0004_r_000000_0' done.</text:p>
      <text:p text:style-name="P1">2017-01-16 02:44:59,324 [pool-12-thread-1] INFO <text:s/>org.apache.hadoop.mapred.LocalJobRunner - Finishing task: attempt_local307893438_0004_r_000000_0</text:p>
      <text:p text:style-name="P1">2017-01-16 02:44:59,324 [Thread-88] INFO <text:s/>org.apache.hadoop.mapred.LocalJobRunner - reduce task executor complete.</text:p>
      <text:p text:style-name="P1">2017-01-16 02:44:59,652 [main] INFO <text:s/>org.apache.pig.backend.hadoop.executionengine.mapReduceLayer.MapReduceLauncher - 66% complete</text:p>
      <text:p text:style-name="P1">2017-01-16 02:44:59,668 [main] INFO <text:s/>org.apache.pig.tools.pigstats.mapreduce.MRScriptState - Pig script settings are added to the job</text:p>
      <text:p text:style-name="P1">2017-01-16 02:44:59,669 [main] INFO <text:s/>org.apache.pig.backend.hadoop.executionengine.mapReduceLayer.JobControlCompiler - mapred.job.reduce.markreset.buffer.percent is not set, set to default 0.3</text:p>
      <text:p text:style-name="P1">2017-01-16 02:44:59,669 [main] INFO <text:s/>org.apache.pig.backend.hadoop.executionengine.mapReduceLayer.JobControlCompiler - Reduce phase detected, estimating # of required reducers.</text:p>
      <text:p text:style-name="P1">2017-01-16 02:44:59,672 [main] INFO <text:s/>org.apache.pig.backend.hadoop.executionengine.mapReduceLayer.JobControlCompiler - Setting Parallelism to 1</text:p>
      <text:p text:style-name="P1">2017-01-16 02:44:59,699 [main] INFO <text:s/>org.apache.pig.backend.hadoop.executionengine.mapReduceLayer.JobControlCompiler - Setting up single store job</text:p>
      <text:p text:style-name="P1">2017-01-16 02:44:59,801 [main] INFO <text:s/>org.apache.pig.backend.hadoop.executionengine.mapReduceLayer.MapReduceLauncher - 1 map-reduce job(s) waiting for submission.</text:p>
      <text:p text:style-name="P1">2017-01-16 02:44:59,811 [JobControl] INFO <text:s/>org.apache.hadoop.metrics.jvm.JvmMetrics - Cannot initialize JVM Metrics with processName=JobTracker, sessionId= - already initialized</text:p>
      <text:p text:style-name="P1">2017-01-16 02:44:59,819 [JobControl] INFO <text:s/>org.apache.hadoop.conf.Configuration.deprecation - io.bytes.per.checksum is deprecated. Instead, use dfs.bytes-per-checksum</text:p>
      <text:p text:style-name="P1">2017-01-16 02:44:59,825 [JobControl] INFO <text:s/>org.apache.hadoop.conf.Configuration.deprecation - fs.default.name is deprecated. Instead, use fs.defaultFS</text:p>
      <text:p text:style-name="P1">2017-01-16 02:44:59,851 [JobControl] WARN <text:s/>org.apache.hadoop.mapreduce.JobSubmitter - No job jar file set. <text:s/>User classes may not be found. See Job or Job#setJar(String).</text:p>
      <text:p text:style-name="P1">2017-01-16 02:44:59,910 [JobControl] INFO <text:s/>org.apache.hadoop.mapreduce.lib.input.FileInputFormat - Total input paths to process : 1</text:p>
      <text:p text:style-name="P1">2017-01-16 02:44:59,910 [JobControl] INFO <text:s/>org.apache.pig.backend.hadoop.executionengine.util.MapRedUtil - Total input paths to process : 1</text:p>
      <text:p text:style-name="P1">2017-01-16 02:44:59,911 [JobControl] INFO <text:s/>org.apache.pig.backend.hadoop.executionengine.util.MapRedUtil - Total input paths (combined) to process : 1</text:p>
      <text:p text:style-name="P1">2017-01-16 02:44:59,989 [JobControl] INFO <text:s/>org.apache.hadoop.mapreduce.JobSubmitter - number of splits:1</text:p>
      <text:p text:style-name="P1"><text:soft-page-break/>2017-01-16 02:45:00,027 [JobControl] INFO <text:s/>org.apache.hadoop.mapreduce.JobSubmitter - Submitting tokens for job: job_local420201449_0005</text:p>
      <text:p text:style-name="P1">2017-01-16 02:45:00,273 [JobControl] INFO <text:s/>org.apache.hadoop.mapreduce.Job - The url to track the job: http://localhost:8080/</text:p>
      <text:p text:style-name="P1">2017-01-16 02:45:00,273 [Thread-108] INFO <text:s/>org.apache.hadoop.mapred.LocalJobRunner - OutputCommitter set in config null</text:p>
      <text:p text:style-name="P1">2017-01-16 02:45:00,283 [Thread-108] INFO <text:s/>org.apache.hadoop.conf.Configuration.deprecation - mapred.job.tracker is deprecated. Instead, use mapreduce.jobtracker.address</text:p>
      <text:p text:style-name="P1">2017-01-16 02:45:00,283 [Thread-108] INFO <text:s/>org.apache.hadoop.conf.Configuration.deprecation - mapred.job.reduce.markreset.buffer.percent is deprecated. Instead, use mapreduce.reduce.markreset.buffer.percent</text:p>
      <text:p text:style-name="P1">2017-01-16 02:45:00,283 [Thread-108] INFO <text:s/>org.apache.hadoop.conf.Configuration.deprecation - io.bytes.per.checksum is deprecated. Instead, use dfs.bytes-per-checksum</text:p>
      <text:p text:style-name="P1">2017-01-16 02:45:00,286 [Thread-108] INFO <text:s/>org.apache.hadoop.conf.Configuration.deprecation - mapred.reduce.tasks is deprecated. Instead, use mapreduce.job.reduces</text:p>
      <text:p text:style-name="P1">2017-01-16 02:45:00,286 [Thread-108] INFO <text:s/>org.apache.hadoop.conf.Configuration.deprecation - fs.default.name is deprecated. Instead, use fs.defaultFS</text:p>
      <text:p text:style-name="P1">2017-01-16 02:45:00,286 [Thread-108] INFO <text:s/>org.apache.hadoop.mapred.LocalJobRunner - OutputCommitter is org.apache.pig.backend.hadoop.executionengine.mapReduceLayer.PigOutputCommitter</text:p>
      <text:p text:style-name="P1">2017-01-16 02:45:00,297 [Thread-108] INFO <text:s/>org.apache.hadoop.mapred.LocalJobRunner - Waiting for map tasks</text:p>
      <text:p text:style-name="P1">2017-01-16 02:45:00,298 [LocalJobRunner Map Task Executor #0] INFO <text:s/>org.apache.hadoop.mapred.LocalJobRunner - Starting task: attempt_local420201449_0005_m_000000_0</text:p>
      <text:p text:style-name="P1">2017-01-16 02:45:00,314 [main] INFO <text:s/>org.apache.pig.backend.hadoop.executionengine.mapReduceLayer.MapReduceLauncher - HadoopJobId: job_local420201449_0005</text:p>
      <text:p text:style-name="P1">2017-01-16 02:45:00,314 [main] INFO <text:s/>org.apache.pig.backend.hadoop.executionengine.mapReduceLayer.MapReduceLauncher - Processing aliases orderbyprofession</text:p>
      <text:p text:style-name="P1">2017-01-16 02:45:00,314 [main] INFO <text:s/>org.apache.pig.backend.hadoop.executionengine.mapReduceLayer.MapReduceLauncher - detailed locations: M: orderbyprofession[7,20] C: <text:s/>R: </text:p>
      <text:p text:style-name="P1">2017-01-16 02:45:00,333 [LocalJobRunner Map Task Executor #0] INFO <text:s/>org.apache.hadoop.mapred.Task - <text:s/>Using ResourceCalculatorProcessTree : [ ]</text:p>
      <text:p text:style-name="P1">2017-01-16 02:45:00,339 [LocalJobRunner Map Task Executor #0] INFO <text:s/>org.apache.hadoop.mapred.MapTask - Processing split: Number of splits :1</text:p>
      <text:p text:style-name="P1">Total Length = 1075</text:p>
      <text:p text:style-name="P1">Input split[0]:</text:p>
      <text:p text:style-name="P1"><text:s text:c="3"/>Length = 1075</text:p>
      <text:p text:style-name="P1"><text:s text:c="2"/>Locations:</text:p>
      <text:p text:style-name="P1"/>
      <text:p text:style-name="P1">-----------------------</text:p>
      <text:p text:style-name="P1"/>
      <text:p text:style-name="P1">2017-01-16 02:45:00,341 [LocalJobRunner Map Task Executor #0] INFO <text:s/>org.apache.pig.backend.hadoop.executionengine.mapReduceLayer.PigRecordReader - Current split being processed file:/tmp/temp-298894200/tmp1208806697/part-r-00000:0+1075</text:p>
      <text:p text:style-name="P1"><text:soft-page-break/>2017-01-16 02:45:00,519 [LocalJobRunner Map Task Executor #0] INFO <text:s/>org.apache.hadoop.mapred.MapTask - (EQUATOR) 0 kvi 26214396(104857584)</text:p>
      <text:p text:style-name="P1">2017-01-16 02:45:00,525 [LocalJobRunner Map Task Executor #0] INFO <text:s/>org.apache.hadoop.mapred.MapTask - mapreduce.task.io.sort.mb: 100</text:p>
      <text:p text:style-name="P1">2017-01-16 02:45:00,525 [LocalJobRunner Map Task Executor #0] INFO <text:s/>org.apache.hadoop.mapred.MapTask - soft limit at 83886080</text:p>
      <text:p text:style-name="P1">2017-01-16 02:45:00,525 [LocalJobRunner Map Task Executor #0] INFO <text:s/>org.apache.hadoop.mapred.MapTask - bufstart = 0; bufvoid = 104857600</text:p>
      <text:p text:style-name="P1">2017-01-16 02:45:00,525 [LocalJobRunner Map Task Executor #0] INFO <text:s/>org.apache.hadoop.mapred.MapTask - kvstart = 26214396; length = 6553600</text:p>
      <text:p text:style-name="P1">2017-01-16 02:45:00,534 [LocalJobRunner Map Task Executor #0] INFO <text:s/>org.apache.hadoop.mapred.MapTask - Map output collector class = org.apache.hadoop.mapred.MapTask$MapOutputBuffer</text:p>
      <text:p text:style-name="P1">2017-01-16 02:45:00,545 [LocalJobRunner Map Task Executor #0] WARN <text:s/>org.apache.pig.data.SchemaTupleBackend - SchemaTupleBackend has already been initialized</text:p>
      <text:p text:style-name="P1">2017-01-16 02:45:00,566 [LocalJobRunner Map Task Executor #0] INFO <text:s/>org.apache.pig.backend.hadoop.executionengine.mapReduceLayer.PigGenericMapReduce$Map - Aliases being processed per job phase (AliasName[line,offset]): M: orderbyprofession[7,20] C: <text:s/>R: </text:p>
      <text:p text:style-name="P1">2017-01-16 02:45:00,574 [LocalJobRunner Map Task Executor #0] INFO <text:s/>org.apache.hadoop.mapred.LocalJobRunner - </text:p>
      <text:p text:style-name="P1">2017-01-16 02:45:00,575 [LocalJobRunner Map Task Executor #0] INFO <text:s/>org.apache.hadoop.mapred.MapTask - Starting flush of map output</text:p>
      <text:p text:style-name="P1">2017-01-16 02:45:00,575 [LocalJobRunner Map Task Executor #0] INFO <text:s/>org.apache.hadoop.mapred.MapTask - Spilling map output</text:p>
      <text:p text:style-name="P1">2017-01-16 02:45:00,575 [LocalJobRunner Map Task Executor #0] INFO <text:s/>org.apache.hadoop.mapred.MapTask - bufstart = 0; bufend = 1175; bufvoid = 104857600</text:p>
      <text:p text:style-name="P1">2017-01-16 02:45:00,575 [LocalJobRunner Map Task Executor #0] INFO <text:s/>org.apache.hadoop.mapred.MapTask - kvstart = 26214396(104857584); kvend = 26214196(104856784); length = 201/6553600</text:p>
      <text:p text:style-name="P1">2017-01-16 02:45:00,583 [LocalJobRunner Map Task Executor #0] INFO <text:s/>org.apache.hadoop.mapred.MapTask - Finished spill 0</text:p>
      <text:p text:style-name="P1">2017-01-16 02:45:00,584 [LocalJobRunner Map Task Executor #0] INFO <text:s/>org.apache.hadoop.mapred.Task - Task:attempt_local420201449_0005_m_000000_0 is done. And is in the process of committing</text:p>
      <text:p text:style-name="P1">2017-01-16 02:45:00,588 [LocalJobRunner Map Task Executor #0] INFO <text:s/>org.apache.hadoop.mapred.LocalJobRunner - map</text:p>
      <text:p text:style-name="P1">2017-01-16 02:45:00,589 [LocalJobRunner Map Task Executor #0] INFO <text:s/>org.apache.hadoop.mapred.Task - Task 'attempt_local420201449_0005_m_000000_0' done.</text:p>
      <text:p text:style-name="P1">2017-01-16 02:45:00,589 [LocalJobRunner Map Task Executor #0] INFO <text:s/>org.apache.hadoop.mapred.LocalJobRunner - Finishing task: attempt_local420201449_0005_m_000000_0</text:p>
      <text:p text:style-name="P1">2017-01-16 02:45:00,589 [Thread-108] INFO <text:s/>org.apache.hadoop.mapred.LocalJobRunner - map task executor complete.</text:p>
      <text:p text:style-name="P1">2017-01-16 02:45:00,593 [Thread-108] INFO <text:s/>org.apache.hadoop.mapred.LocalJobRunner - Waiting for reduce tasks</text:p>
      <text:p text:style-name="P1">2017-01-16 02:45:00,595 [pool-15-thread-1] INFO <text:s/>org.apache.hadoop.mapred.LocalJobRunner - Starting task: attempt_local420201449_0005_r_000000_0</text:p>
      <text:p text:style-name="P1">2017-01-16 02:45:00,648 [pool-15-thread-1] INFO <text:s/>org.apache.hadoop.mapred.Task - <text:s/>Using ResourceCalculatorProcessTree : [ ]</text:p>
      <text:p text:style-name="P1"><text:soft-page-break/>2017-01-16 02:45:00,649 [pool-15-thread-1] INFO <text:s/>org.apache.hadoop.mapred.ReduceTask - Using ShuffleConsumerPlugin: org.apache.hadoop.mapreduce.task.reduce.Shuffle@1385b77</text:p>
      <text:p text:style-name="P1">2017-01-16 02:45:00,654 [pool-15-thread-1] INFO <text:s/>org.apache.hadoop.mapreduce.task.reduce.MergeManagerImpl - MergerManager: memoryLimit=709551680, maxSingleShuffleLimit=177387920, mergeThreshold=468304128, ioSortFactor=10, memToMemMergeOutputsThreshold=10</text:p>
      <text:p text:style-name="P1">2017-01-16 02:45:00,673 [EventFetcher for fetching Map Completion Events] INFO <text:s/>org.apache.hadoop.mapreduce.task.reduce.EventFetcher - attempt_local420201449_0005_r_000000_0 Thread started: EventFetcher for fetching Map Completion Events</text:p>
      <text:p text:style-name="P1">2017-01-16 02:45:00,683 [localfetcher#5] INFO <text:s/>org.apache.hadoop.mapreduce.task.reduce.LocalFetcher - localfetcher#5 about to shuffle output of map attempt_local420201449_0005_m_000000_0 decomp: 1279 len: 1283 to MEMORY</text:p>
      <text:p text:style-name="P1">2017-01-16 02:45:00,684 [localfetcher#5] INFO <text:s/>org.apache.hadoop.mapreduce.task.reduce.InMemoryMapOutput - Read 1279 bytes from map-output for attempt_local420201449_0005_m_000000_0</text:p>
      <text:p text:style-name="P1">2017-01-16 02:45:00,684 [localfetcher#5] INFO <text:s/>org.apache.hadoop.mapreduce.task.reduce.MergeManagerImpl - closeInMemoryFile -&gt; map-output of size: 1279, inMemoryMapOutputs.size() -&gt; 1, commitMemory -&gt; 0, usedMemory -&gt;1279</text:p>
      <text:p text:style-name="P1">2017-01-16 02:45:00,684 [EventFetcher for fetching Map Completion Events] INFO <text:s/>org.apache.hadoop.mapreduce.task.reduce.EventFetcher - EventFetcher is interrupted.. Returning</text:p>
      <text:p text:style-name="P1">2017-01-16 02:45:00,686 [pool-15-thread-1] INFO <text:s/>org.apache.hadoop.mapred.LocalJobRunner - 1 / 1 copied.</text:p>
      <text:p text:style-name="P1">2017-01-16 02:45:00,690 [pool-15-thread-1] INFO <text:s/>org.apache.hadoop.mapreduce.task.reduce.MergeManagerImpl - finalMerge called with 1 in-memory map-outputs and 0 on-disk map-outputs</text:p>
      <text:p text:style-name="P1">2017-01-16 02:45:00,695 [pool-15-thread-1] INFO <text:s/>org.apache.hadoop.mapred.Merger - Merging 1 sorted segments</text:p>
      <text:p text:style-name="P1">2017-01-16 02:45:00,697 [pool-15-thread-1] INFO <text:s/>org.apache.hadoop.mapred.Merger - Down to the last merge-pass, with 1 segments left of total size: 1275 bytes</text:p>
      <text:p text:style-name="P1">2017-01-16 02:45:00,698 [pool-15-thread-1] INFO <text:s/>org.apache.hadoop.mapreduce.task.reduce.MergeManagerImpl - Merged 1 segments, 1279 bytes to disk to satisfy reduce memory limit</text:p>
      <text:p text:style-name="P1">2017-01-16 02:45:00,698 [pool-15-thread-1] INFO <text:s/>org.apache.hadoop.mapreduce.task.reduce.MergeManagerImpl - Merging 1 files, 1283 bytes from disk</text:p>
      <text:p text:style-name="P1">2017-01-16 02:45:00,701 [pool-15-thread-1] INFO <text:s/>org.apache.hadoop.mapreduce.task.reduce.MergeManagerImpl - Merging 0 segments, 0 bytes from memory into reduce</text:p>
      <text:p text:style-name="P1">2017-01-16 02:45:00,701 [pool-15-thread-1] INFO <text:s/>org.apache.hadoop.mapred.Merger - Merging 1 sorted segments</text:p>
      <text:p text:style-name="P1">2017-01-16 02:45:00,702 [pool-15-thread-1] INFO <text:s/>org.apache.hadoop.mapred.Merger - Down to the last merge-pass, with 1 segments left of total size: 1275 bytes</text:p>
      <text:p text:style-name="P1">2017-01-16 02:45:00,703 [pool-15-thread-1] INFO <text:s/>org.apache.hadoop.mapred.LocalJobRunner - 1 / 1 copied.</text:p>
      <text:p text:style-name="P1">2017-01-16 02:45:00,737 [pool-15-thread-1] WARN <text:s/>org.apache.pig.data.SchemaTupleBackend - SchemaTupleBackend has already been initialized</text:p>
      <text:p text:style-name="P1">2017-01-16 02:45:00,746 [pool-15-thread-1] INFO <text:s/>org.apache.pig.backend.hadoop.executionengine.mapReduceLayer.PigMapReduce$Reduce - Aliases being processed per job phase (AliasName[line,offset]): M: orderbyprofession[7,20] C: <text:s/>R: </text:p>
      <text:p text:style-name="P1"><text:soft-page-break/>2017-01-16 02:45:00,759 [pool-15-thread-1] INFO <text:s/>org.apache.hadoop.mapred.Task - Task:attempt_local420201449_0005_r_000000_0 is done. And is in the process of committing</text:p>
      <text:p text:style-name="P1">2017-01-16 02:45:00,780 [pool-15-thread-1] INFO <text:s/>org.apache.hadoop.mapred.LocalJobRunner - 1 / 1 copied.</text:p>
      <text:p text:style-name="P1">2017-01-16 02:45:00,780 [pool-15-thread-1] INFO <text:s/>org.apache.hadoop.mapred.Task - Task attempt_local420201449_0005_r_000000_0 is allowed to commit now</text:p>
      <text:p text:style-name="P1">2017-01-16 02:45:00,782 [pool-15-thread-1] INFO <text:s/>org.apache.hadoop.mapreduce.lib.output.FileOutputCommitter - Saved output of task 'attempt_local420201449_0005_r_000000_0' to file:/tmp/temp-298894200/tmp-1893337230/_temporary/0/task_local420201449_0005_r_000000</text:p>
      <text:p text:style-name="P1">2017-01-16 02:45:00,784 [pool-15-thread-1] INFO <text:s/>org.apache.hadoop.mapred.LocalJobRunner - reduce &gt; reduce</text:p>
      <text:p text:style-name="P1">2017-01-16 02:45:00,784 [pool-15-thread-1] INFO <text:s/>org.apache.hadoop.mapred.Task - Task 'attempt_local420201449_0005_r_000000_0' done.</text:p>
      <text:p text:style-name="P1">2017-01-16 02:45:00,784 [pool-15-thread-1] INFO <text:s/>org.apache.hadoop.mapred.LocalJobRunner - Finishing task: attempt_local420201449_0005_r_000000_0</text:p>
      <text:p text:style-name="P1">2017-01-16 02:45:00,787 [Thread-108] INFO <text:s/>org.apache.hadoop.mapred.LocalJobRunner - reduce task executor complete.</text:p>
      <text:p text:style-name="P1">2017-01-16 02:45:00,847 [main] INFO <text:s/>org.apache.pig.backend.hadoop.executionengine.mapReduceLayer.MapReduceLauncher - 100% complete</text:p>
      <text:p text:style-name="P1">2017-01-16 02:45:00,849 [main] INFO <text:s/>org.apache.pig.tools.pigstats.mapreduce.SimplePigStats - Script Statistics: </text:p>
      <text:p text:style-name="P1"/>
      <text:p text:style-name="P1">HadoopVersion<text:tab/>PigVersion<text:tab/>UserId<text:tab/>StartedAt<text:tab/>FinishedAt<text:tab/>Features</text:p>
      <text:p text:style-name="P1">2.6.0<text:tab/>0.13.0<text:tab/>hduser<text:tab/>2017-01-16 02:44:33<text:tab/>2017-01-16 02:45:00<text:tab/>GROUP_BY,ORDER_BY</text:p>
      <text:p text:style-name="P1"/>
      <text:p text:style-name="P1">Success!</text:p>
      <text:p text:style-name="P1"/>
      <text:p text:style-name="P1">Job Stats (time in seconds):</text:p>
      <text:p text:style-name="P1">JobId<text:tab/>Maps<text:tab/>Reduces<text:tab/>MaxMapTime<text:tab/>MinMapTIme<text:tab/>AvgMapTime<text:tab/>MedianMapTime<text:tab/>MaxReduceTime<text:tab/>MinReduceTime<text:tab/>AvgReduceTime<text:tab/>MedianReducetime<text:tab/>Alias<text:tab/>Feature<text:tab/>Outputs</text:p>
      <text:p text:style-name="P1">job_local1479011548_0003<text:tab/>1<text:tab/>1<text:tab/>n/a<text:tab/>n/a<text:tab/>n/a<text:tab/>n/a<text:tab/>n/a<text:tab/>n/a<text:tab/>n/a<text:tab/>n/a<text:tab/>countbyprofession,cust,groupbyprofession<text:tab/>GROUP_BY,COMBINER<text:tab/></text:p>
      <text:p text:style-name="P1">job_local307893438_0004<text:tab/>1<text:tab/>1<text:tab/>n/a<text:tab/>n/a<text:tab/>n/a<text:tab/>n/a<text:tab/>n/a<text:tab/>n/a<text:tab/>n/a<text:tab/>n/a<text:tab/>orderbyprofession<text:tab/>SAMPLER<text:tab/></text:p>
      <text:p text:style-name="P1">job_local420201449_0005<text:tab/>1<text:tab/>1<text:tab/>n/a<text:tab/>n/a<text:tab/>n/a<text:tab/>n/a<text:tab/>n/a<text:tab/>n/a<text:tab/>n/a<text:tab/>n/a<text:tab/>orderbyprofession<text:tab/>ORDER_BY<text:tab/>file:/tmp/temp-298894200/tmp-1893337230,</text:p>
      <text:p text:style-name="P1"/>
      <text:p text:style-name="P1">Input(s):</text:p>
      <text:p text:style-name="P1">Successfully read 9999 records from: "/home/hduser/custs"</text:p>
      <text:p text:style-name="P1"/>
      <text:p text:style-name="P1">Output(s):</text:p>
      <text:p text:style-name="P1">Successfully stored 51 records in: "file:/tmp/temp-298894200/tmp-1893337230"</text:p>
      <text:p text:style-name="P1"/>
      <text:p text:style-name="P1">Counters:</text:p>
      <text:p text:style-name="P1">Total records written : 51</text:p>
      <text:p text:style-name="P1">Total bytes written : 0</text:p>
      <text:p text:style-name="P1"><text:soft-page-break/>Spillable Memory Manager spill count : 0</text:p>
      <text:p text:style-name="P1">Total bags proactively spilled: 0</text:p>
      <text:p text:style-name="P1">Total records proactively spilled: 0</text:p>
      <text:p text:style-name="P1"/>
      <text:p text:style-name="P1">Job DAG:</text:p>
      <text:p text:style-name="P1">job_local1479011548_0003<text:tab/>-&gt;<text:tab/>job_local307893438_0004,</text:p>
      <text:p text:style-name="P1">job_local307893438_0004<text:tab/>-&gt;<text:tab/>job_local420201449_0005,</text:p>
      <text:p text:style-name="P1">job_local420201449_0005</text:p>
      <text:p text:style-name="P1"/>
      <text:p text:style-name="P1"/>
      <text:p text:style-name="P1">2017-01-16 02:45:00,899 [main] INFO <text:s/>org.apache.pig.backend.hadoop.executionengine.mapReduceLayer.MapReduceLauncher - Success!</text:p>
      <text:p text:style-name="P1">2017-01-16 02:45:00,914 [main] INFO <text:s/>org.apache.hadoop.conf.Configuration.deprecation - io.bytes.per.checksum is deprecated. Instead, use dfs.bytes-per-checksum</text:p>
      <text:p text:style-name="P1">2017-01-16 02:45:00,917 [main] INFO <text:s/>org.apache.hadoop.conf.Configuration.deprecation - fs.default.name is deprecated. Instead, use fs.defaultFS</text:p>
      <text:p text:style-name="P1">2017-01-16 02:45:00,917 [main] WARN <text:s/>org.apache.pig.data.SchemaTupleBackend - SchemaTupleBackend has already been initialized</text:p>
      <text:p text:style-name="P1">2017-01-16 02:45:00,973 [main] INFO <text:s/>org.apache.hadoop.mapreduce.lib.input.FileInputFormat - Total input paths to process : 1</text:p>
      <text:p text:style-name="P1">2017-01-16 02:45:00,973 [main] INFO <text:s/>org.apache.pig.backend.hadoop.executionengine.util.MapRedUtil - Total input paths to process : 1</text:p>
      <text:p text:style-name="P1">(,83)</text:p>
      <text:p text:style-name="P1">(Accountant,197)</text:p>
      <text:p text:style-name="P1">(Actor,196)</text:p>
      <text:p text:style-name="P1">(Agricultural and food scientist,195)</text:p>
      <text:p text:style-name="P1">(Architect,202)</text:p>
      <text:p text:style-name="P1">(Artist,175)</text:p>
      <text:p text:style-name="P1">(Athlete,196)</text:p>
      <text:p text:style-name="P1">(Automotive mechanic,193)</text:p>
      <text:p text:style-name="P1">(Carpenter,180)</text:p>
      <text:p text:style-name="P1">(Chemist,206)</text:p>
      <text:p text:style-name="P1">(Childcare worker,207)</text:p>
      <text:p text:style-name="P1">(Civil engineer,193)</text:p>
      <text:p text:style-name="P1">(Coach,199)</text:p>
      <text:p text:style-name="P1">(Computer hardware engineer,204)</text:p>
      <text:p text:style-name="P1">(Computer software engineer,216)</text:p>
      <text:p text:style-name="P1">(Computer support specialist,222)</text:p>
      <text:p text:style-name="P1">(Dancer,178)</text:p>
      <text:p text:style-name="P1">(Designer,204)</text:p>
      <text:p text:style-name="P1">(Doctor,189)</text:p>
      <text:p text:style-name="P1">(Economist,189)</text:p>
      <text:p text:style-name="P1">(Electrical engineer,192)</text:p>
      <text:p text:style-name="P1">(Electrician,194)</text:p>
      <text:p text:style-name="P1">(Engineering technician,204)</text:p>
      <text:p text:style-name="P1">(Environmental scientist,176)</text:p>
      <text:p text:style-name="P1">(Farmer,196)</text:p>
      <text:p text:style-name="P1">(Financial analyst,198)</text:p>
      <text:p text:style-name="P1">(Firefighter,217)</text:p>
      <text:p text:style-name="P1"><text:soft-page-break/>(Human resources assistant,212)</text:p>
      <text:p text:style-name="P1">(Judge,189)</text:p>
      <text:p text:style-name="P1">(Lawyer,201)</text:p>
      <text:p text:style-name="P1">(Librarian,218)</text:p>
      <text:p text:style-name="P1">(Loan officer,221)</text:p>
      <text:p text:style-name="P1">(Musician,204)</text:p>
      <text:p text:style-name="P1">(Nurse,191)</text:p>
      <text:p text:style-name="P1">(Pharmacist,213)</text:p>
      <text:p text:style-name="P1">(Photographer,222)</text:p>
      <text:p text:style-name="P1">(Physicist,201)</text:p>
      <text:p text:style-name="P1">(Pilot,209)</text:p>
      <text:p text:style-name="P1">(Police officer,209)</text:p>
      <text:p text:style-name="P1">(Politician,227)</text:p>
      <text:p text:style-name="P1">(Psychologist,194)</text:p>
      <text:p text:style-name="P1">(Real estate agent,191)</text:p>
      <text:p text:style-name="P1">(Recreation and fitness worker,210)</text:p>
      <text:p text:style-name="P1">(Reporter,199)</text:p>
      <text:p text:style-name="P1">(Secretary,200)</text:p>
      <text:p text:style-name="P1">(Social worker,212)</text:p>
      <text:p text:style-name="P1">(Statistician,196)</text:p>
      <text:p text:style-name="P1">(Teacher,189)</text:p>
      <text:p text:style-name="P1">(Therapist,187)</text:p>
      <text:p text:style-name="P1">(Veterinarian,208)</text:p>
      <text:p text:style-name="P1">(Writer,95)</text:p>
      <text:p text:style-name="P1">grunt&gt; store orderbyprofession into '/home/hduser/cust_count';</text:p>
      <text:p text:style-name="P1">2017-01-16 02:45:34,231 [main] INFO <text:s/>org.apache.hadoop.conf.Configuration.deprecation - io.bytes.per.checksum is deprecated. Instead, use dfs.bytes-per-checksum</text:p>
      <text:p text:style-name="P1">2017-01-16 02:45:34,231 [main] INFO <text:s/>org.apache.hadoop.conf.Configuration.deprecation - fs.default.name is deprecated. Instead, use fs.defaultFS</text:p>
      <text:p text:style-name="P1">2017-01-16 02:45:34,241 [main] WARN <text:s/>org.apache.pig.newplan.BaseOperatorPlan - Encountered Warning IMPLICIT_CAST_TO_CHARARRAY 2 time(s).</text:p>
      <text:p text:style-name="P1">2017-01-16 02:45:34,294 [main] INFO <text:s/>org.apache.hadoop.conf.Configuration.deprecation - mapred.textoutputformat.separator is deprecated. Instead, use mapreduce.output.textoutputformat.separator</text:p>
      <text:p text:style-name="P1">2017-01-16 02:45:34,343 [main] INFO <text:s/>org.apache.pig.tools.pigstats.ScriptState - Pig features used in the script: GROUP_BY,ORDER_BY</text:p>
      <text:p text:style-name="P1">2017-01-16 02:45:34,353 [main] INFO <text:s/>org.apache.pig.newplan.logical.optimizer.LogicalPlanOptimizer - {RULES_ENABLED=[AddForEach, ColumnMapKeyPrune, GroupByConstParallelSetter, LimitOptimizer, LoadTypeCastInserter, MergeFilter, MergeForEach, PartitionFilterOptimizer, PushDownForEachFlatten, PushUpFilter, SplitFilter, StreamTypeCastInserter], RULES_DISABLED=[FilterLogicExpressionSimplifier]}</text:p>
      <text:p text:style-name="P1">2017-01-16 02:45:34,371 [main] INFO <text:s/>org.apache.pig.backend.hadoop.executionengine.mapReduceLayer.MRCompiler - File concatenation threshold: 100 optimistic? false</text:p>
      <text:p text:style-name="P1">2017-01-16 02:45:34,382 [main] INFO <text:s/>org.apache.pig.backend.hadoop.executionengine.mapReduceLayer.CombinerOptimizer - Choosing to move algebraic foreach to combiner</text:p>
      <text:p text:style-name="P1"><text:soft-page-break/>2017-01-16 02:45:34,385 [main] INFO <text:s/>org.apache.pig.backend.hadoop.executionengine.mapReduceLayer.MultiQueryOptimizer - MR plan size before optimization: 3</text:p>
      <text:p text:style-name="P1">2017-01-16 02:45:34,386 [main] INFO <text:s/>org.apache.pig.backend.hadoop.executionengine.mapReduceLayer.MultiQueryOptimizer - MR plan size after optimization: 3</text:p>
      <text:p text:style-name="P1">2017-01-16 02:45:34,433 [main] INFO <text:s/>org.apache.hadoop.conf.Configuration.deprecation - io.bytes.per.checksum is deprecated. Instead, use dfs.bytes-per-checksum</text:p>
      <text:p text:style-name="P1">2017-01-16 02:45:34,434 [main] INFO <text:s/>org.apache.hadoop.conf.Configuration.deprecation - fs.default.name is deprecated. Instead, use fs.defaultFS</text:p>
      <text:p text:style-name="P1">2017-01-16 02:45:34,435 [main] INFO <text:s/>org.apache.hadoop.metrics.jvm.JvmMetrics - Cannot initialize JVM Metrics with processName=JobTracker, sessionId= - already initialized</text:p>
      <text:p text:style-name="P1">2017-01-16 02:45:34,447 [main] INFO <text:s/>org.apache.pig.tools.pigstats.mapreduce.MRScriptState - Pig script settings are added to the job</text:p>
      <text:p text:style-name="P1">2017-01-16 02:45:34,447 [main] INFO <text:s/>org.apache.pig.backend.hadoop.executionengine.mapReduceLayer.JobControlCompiler - mapred.job.reduce.markreset.buffer.percent is not set, set to default 0.3</text:p>
      <text:p text:style-name="P1">2017-01-16 02:45:34,448 [main] INFO <text:s/>org.apache.pig.backend.hadoop.executionengine.mapReduceLayer.JobControlCompiler - Reduce phase detected, estimating # of required reducers.</text:p>
      <text:p text:style-name="P1">2017-01-16 02:45:34,449 [main] INFO <text:s/>org.apache.pig.backend.hadoop.executionengine.mapReduceLayer.JobControlCompiler - Using reducer estimator: org.apache.pig.backend.hadoop.executionengine.mapReduceLayer.InputSizeReducerEstimator</text:p>
      <text:p text:style-name="P1">2017-01-16 02:45:34,457 [main] INFO <text:s/>org.apache.pig.backend.hadoop.executionengine.mapReduceLayer.InputSizeReducerEstimator - BytesPerReducer=1000000000 maxReducers=999 totalInputFileSize=391355</text:p>
      <text:p text:style-name="P1">2017-01-16 02:45:34,457 [main] INFO <text:s/>org.apache.pig.backend.hadoop.executionengine.mapReduceLayer.JobControlCompiler - Setting Parallelism to 1</text:p>
      <text:p text:style-name="P1">2017-01-16 02:45:34,468 [main] INFO <text:s/>org.apache.pig.backend.hadoop.executionengine.mapReduceLayer.JobControlCompiler - Setting up single store job</text:p>
      <text:p text:style-name="P1">2017-01-16 02:45:34,469 [main] INFO <text:s/>org.apache.pig.data.SchemaTupleFrontend - Key [pig.schematuple] is false, will not generate code.</text:p>
      <text:p text:style-name="P1">2017-01-16 02:45:34,469 [main] INFO <text:s/>org.apache.pig.data.SchemaTupleFrontend - Starting process to move generated code to distributed cacche</text:p>
      <text:p text:style-name="P1">2017-01-16 02:45:34,473 [main] INFO <text:s/>org.apache.pig.data.SchemaTupleFrontend - Distributed cache not supported or needed in local mode. Setting key [pig.schematuple.local.dir] with code temp directory: /tmp/1484563534469-0</text:p>
      <text:p text:style-name="P1">2017-01-16 02:45:34,534 [main] INFO <text:s/>org.apache.pig.backend.hadoop.executionengine.mapReduceLayer.MapReduceLauncher - 1 map-reduce job(s) waiting for submission.</text:p>
      <text:p text:style-name="P1">2017-01-16 02:45:34,552 [JobControl] INFO <text:s/>org.apache.hadoop.metrics.jvm.JvmMetrics - Cannot initialize JVM Metrics with processName=JobTracker, sessionId= - already initialized</text:p>
      <text:p text:style-name="P1">2017-01-16 02:45:34,582 [JobControl] WARN <text:s/>org.apache.hadoop.mapreduce.JobSubmitter - No job jar file set. <text:s/>User classes may not be found. See Job or Job#setJar(String).</text:p>
      <text:p text:style-name="P1">2017-01-16 02:45:34,605 [JobControl] INFO <text:s/>org.apache.hadoop.mapreduce.lib.input.FileInputFormat - Total input paths to process : 1</text:p>
      <text:p text:style-name="P1"><text:soft-page-break/>2017-01-16 02:45:34,605 [JobControl] INFO <text:s/>org.apache.pig.backend.hadoop.executionengine.util.MapRedUtil - Total input paths to process : 1</text:p>
      <text:p text:style-name="P1">2017-01-16 02:45:34,606 [JobControl] INFO <text:s/>org.apache.pig.backend.hadoop.executionengine.util.MapRedUtil - Total input paths (combined) to process : 1</text:p>
      <text:p text:style-name="P1">2017-01-16 02:45:34,654 [JobControl] INFO <text:s/>org.apache.hadoop.mapreduce.JobSubmitter - number of splits:1</text:p>
      <text:p text:style-name="P1">2017-01-16 02:45:34,690 [JobControl] INFO <text:s/>org.apache.hadoop.mapreduce.JobSubmitter - Submitting tokens for job: job_local924600707_0006</text:p>
      <text:p text:style-name="P1">2017-01-16 02:45:34,925 [JobControl] INFO <text:s/>org.apache.hadoop.mapreduce.Job - The url to track the job: http://localhost:8080/</text:p>
      <text:p text:style-name="P1">2017-01-16 02:45:34,925 [Thread-128] INFO <text:s/>org.apache.hadoop.mapred.LocalJobRunner - OutputCommitter set in config null</text:p>
      <text:p text:style-name="P1">2017-01-16 02:45:34,935 [Thread-128] INFO <text:s/>org.apache.hadoop.conf.Configuration.deprecation - mapred.job.tracker is deprecated. Instead, use mapreduce.jobtracker.address</text:p>
      <text:p text:style-name="P1">2017-01-16 02:45:34,938 [Thread-128] INFO <text:s/>org.apache.hadoop.conf.Configuration.deprecation - mapred.job.reduce.markreset.buffer.percent is deprecated. Instead, use mapreduce.reduce.markreset.buffer.percent</text:p>
      <text:p text:style-name="P1">2017-01-16 02:45:34,940 [Thread-128] INFO <text:s/>org.apache.hadoop.conf.Configuration.deprecation - io.bytes.per.checksum is deprecated. Instead, use dfs.bytes-per-checksum</text:p>
      <text:p text:style-name="P1">2017-01-16 02:45:34,940 [Thread-128] INFO <text:s/>org.apache.hadoop.conf.Configuration.deprecation - mapred.reduce.tasks is deprecated. Instead, use mapreduce.job.reduces</text:p>
      <text:p text:style-name="P1">2017-01-16 02:45:34,941 [Thread-128] INFO <text:s/>org.apache.hadoop.conf.Configuration.deprecation - fs.default.name is deprecated. Instead, use fs.defaultFS</text:p>
      <text:p text:style-name="P1">2017-01-16 02:45:34,941 [Thread-128] INFO <text:s/>org.apache.hadoop.mapred.LocalJobRunner - OutputCommitter is org.apache.pig.backend.hadoop.executionengine.mapReduceLayer.PigOutputCommitter</text:p>
      <text:p text:style-name="P1">2017-01-16 02:45:34,958 [Thread-128] INFO <text:s/>org.apache.hadoop.mapred.LocalJobRunner - Waiting for map tasks</text:p>
      <text:p text:style-name="P1">2017-01-16 02:45:34,959 [LocalJobRunner Map Task Executor #0] INFO <text:s/>org.apache.hadoop.mapred.LocalJobRunner - Starting task: attempt_local924600707_0006_m_000000_0</text:p>
      <text:p text:style-name="P1">2017-01-16 02:45:34,985 [LocalJobRunner Map Task Executor #0] INFO <text:s/>org.apache.hadoop.mapred.Task - <text:s/>Using ResourceCalculatorProcessTree : [ ]</text:p>
      <text:p text:style-name="P1">2017-01-16 02:45:34,986 [LocalJobRunner Map Task Executor #0] INFO <text:s/>org.apache.hadoop.mapred.MapTask - Processing split: Number of splits :1</text:p>
      <text:p text:style-name="P1">Total Length = 391355</text:p>
      <text:p text:style-name="P1">Input split[0]:</text:p>
      <text:p text:style-name="P1"><text:s text:c="3"/>Length = 391355</text:p>
      <text:p text:style-name="P1"><text:s text:c="2"/>Locations:</text:p>
      <text:p text:style-name="P1"/>
      <text:p text:style-name="P1">-----------------------</text:p>
      <text:p text:style-name="P1"/>
      <text:p text:style-name="P1">2017-01-16 02:45:34,993 [LocalJobRunner Map Task Executor #0] INFO <text:s/>org.apache.pig.backend.hadoop.executionengine.mapReduceLayer.PigRecordReader - Current split being processed file:/home/hduser/custs:0+391355</text:p>
      <text:p text:style-name="P1">2017-01-16 02:45:35,065 [main] INFO <text:s/>org.apache.pig.backend.hadoop.executionengine.mapReduceLayer.MapReduceLauncher - HadoopJobId: job_local924600707_0006</text:p>
      <text:p text:style-name="P1"><text:soft-page-break/>2017-01-16 02:45:35,069 [main] INFO <text:s/>org.apache.pig.backend.hadoop.executionengine.mapReduceLayer.MapReduceLauncher - Processing aliases countbyprofession,cust,groupbyprofession</text:p>
      <text:p text:style-name="P1">2017-01-16 02:45:35,069 [main] INFO <text:s/>org.apache.pig.backend.hadoop.executionengine.mapReduceLayer.MapReduceLauncher - detailed locations: M: cust[1,7],cust[-1,-1],countbyprofession[6,20],groupbyprofession[5,20] C: countbyprofession[6,20],groupbyprofession[5,20] R: countbyprofession[6,20]</text:p>
      <text:p text:style-name="P1">2017-01-16 02:45:35,102 [main] INFO <text:s/>org.apache.pig.backend.hadoop.executionengine.mapReduceLayer.MapReduceLauncher - 0% complete</text:p>
      <text:p text:style-name="P1">2017-01-16 02:45:35,102 [main] INFO <text:s/>org.apache.pig.backend.hadoop.executionengine.mapReduceLayer.MapReduceLauncher - Running jobs are [job_local924600707_0006]</text:p>
      <text:p text:style-name="P1">2017-01-16 02:45:35,106 [LocalJobRunner Map Task Executor #0] INFO <text:s/>org.apache.hadoop.mapred.MapTask - (EQUATOR) 0 kvi 26214396(104857584)</text:p>
      <text:p text:style-name="P1">2017-01-16 02:45:35,107 [LocalJobRunner Map Task Executor #0] INFO <text:s/>org.apache.hadoop.mapred.MapTask - mapreduce.task.io.sort.mb: 100</text:p>
      <text:p text:style-name="P1">2017-01-16 02:45:35,107 [LocalJobRunner Map Task Executor #0] INFO <text:s/>org.apache.hadoop.mapred.MapTask - soft limit at 83886080</text:p>
      <text:p text:style-name="P1">2017-01-16 02:45:35,107 [LocalJobRunner Map Task Executor #0] INFO <text:s/>org.apache.hadoop.mapred.MapTask - bufstart = 0; bufvoid = 104857600</text:p>
      <text:p text:style-name="P1">2017-01-16 02:45:35,107 [LocalJobRunner Map Task Executor #0] INFO <text:s/>org.apache.hadoop.mapred.MapTask - kvstart = 26214396; length = 6553600</text:p>
      <text:p text:style-name="P1">2017-01-16 02:45:35,113 [LocalJobRunner Map Task Executor #0] INFO <text:s/>org.apache.hadoop.mapred.MapTask - Map output collector class = org.apache.hadoop.mapred.MapTask$MapOutputBuffer</text:p>
      <text:p text:style-name="P1">2017-01-16 02:45:35,124 [LocalJobRunner Map Task Executor #0] INFO <text:s/>org.apache.pig.data.SchemaTupleBackend - Key [pig.schematuple] was not set... will not generate code.</text:p>
      <text:p text:style-name="P1">2017-01-16 02:45:35,151 [LocalJobRunner Map Task Executor #0] INFO <text:s/>org.apache.pig.backend.hadoop.executionengine.mapReduceLayer.PigGenericMapReduce$Map - Aliases being processed per job phase (AliasName[line,offset]): M: cust[1,7],cust[-1,-1],countbyprofession[6,20],groupbyprofession[5,20] C: countbyprofession[6,20],groupbyprofession[5,20] R: countbyprofession[6,20]</text:p>
      <text:p text:style-name="P1">2017-01-16 02:45:55,228 [LocalJobRunner Map Task Executor #0] INFO <text:s/>org.apache.hadoop.mapred.LocalJobRunner - </text:p>
      <text:p text:style-name="P1">2017-01-16 02:45:55,233 [LocalJobRunner Map Task Executor #0] INFO <text:s/>org.apache.hadoop.mapred.MapTask - Starting flush of map output</text:p>
      <text:p text:style-name="P1">2017-01-16 02:45:55,233 [LocalJobRunner Map Task Executor #0] INFO <text:s/>org.apache.hadoop.mapred.MapTask - Spilling map output</text:p>
      <text:p text:style-name="P1">2017-01-16 02:45:55,233 [LocalJobRunner Map Task Executor #0] INFO <text:s/>org.apache.hadoop.mapred.MapTask - bufstart = 0; bufend = 224143; bufvoid = 104857600</text:p>
      <text:p text:style-name="P1">2017-01-16 02:45:55,233 [LocalJobRunner Map Task Executor #0] INFO <text:s/>org.apache.hadoop.mapred.MapTask - kvstart = 26214396(104857584); kvend = 26174404(104697616); length = 39993/6553600</text:p>
      <text:p text:style-name="P1">2017-01-16 02:45:55,430 [LocalJobRunner Map Task Executor #0] INFO <text:s/>org.apache.hadoop.mapred.MapTask - Finished spill 0</text:p>
      <text:p text:style-name="P1"><text:soft-page-break/>2017-01-16 02:45:55,431 [LocalJobRunner Map Task Executor #0] INFO <text:s/>org.apache.hadoop.mapred.Task - Task:attempt_local924600707_0006_m_000000_0 is done. And is in the process of committing</text:p>
      <text:p text:style-name="P1">2017-01-16 02:45:55,434 [LocalJobRunner Map Task Executor #0] INFO <text:s/>org.apache.hadoop.mapred.LocalJobRunner - map</text:p>
      <text:p text:style-name="P1">2017-01-16 02:45:55,434 [LocalJobRunner Map Task Executor #0] INFO <text:s/>org.apache.hadoop.mapred.Task - Task 'attempt_local924600707_0006_m_000000_0' done.</text:p>
      <text:p text:style-name="P1">2017-01-16 02:45:55,434 [LocalJobRunner Map Task Executor #0] INFO <text:s/>org.apache.hadoop.mapred.LocalJobRunner - Finishing task: attempt_local924600707_0006_m_000000_0</text:p>
      <text:p text:style-name="P1">2017-01-16 02:45:55,436 [Thread-128] INFO <text:s/>org.apache.hadoop.mapred.LocalJobRunner - map task executor complete.</text:p>
      <text:p text:style-name="P1">2017-01-16 02:45:55,436 [Thread-128] INFO <text:s/>org.apache.hadoop.mapred.LocalJobRunner - Waiting for reduce tasks</text:p>
      <text:p text:style-name="P1">2017-01-16 02:45:55,437 [pool-18-thread-1] INFO <text:s/>org.apache.hadoop.mapred.LocalJobRunner - Starting task: attempt_local924600707_0006_r_000000_0</text:p>
      <text:p text:style-name="P1">2017-01-16 02:45:55,457 [pool-18-thread-1] INFO <text:s/>org.apache.hadoop.mapred.Task - <text:s/>Using ResourceCalculatorProcessTree : [ ]</text:p>
      <text:p text:style-name="P1">2017-01-16 02:45:55,465 [pool-18-thread-1] INFO <text:s/>org.apache.hadoop.mapred.ReduceTask - Using ShuffleConsumerPlugin: org.apache.hadoop.mapreduce.task.reduce.Shuffle@5f8d51</text:p>
      <text:p text:style-name="P1">2017-01-16 02:45:55,466 [pool-18-thread-1] INFO <text:s/>org.apache.hadoop.mapreduce.task.reduce.MergeManagerImpl - MergerManager: memoryLimit=709551680, maxSingleShuffleLimit=177387920, mergeThreshold=468304128, ioSortFactor=10, memToMemMergeOutputsThreshold=10</text:p>
      <text:p text:style-name="P1">2017-01-16 02:45:55,569 [EventFetcher for fetching Map Completion Events] INFO <text:s/>org.apache.hadoop.mapreduce.task.reduce.EventFetcher - attempt_local924600707_0006_r_000000_0 Thread started: EventFetcher for fetching Map Completion Events</text:p>
      <text:p text:style-name="P1">2017-01-16 02:45:55,571 [localfetcher#6] INFO <text:s/>org.apache.hadoop.mapreduce.task.reduce.LocalFetcher - localfetcher#6 about to shuffle output of map attempt_local924600707_0006_m_000000_0 decomp: 1330 len: 1334 to MEMORY</text:p>
      <text:p text:style-name="P1">2017-01-16 02:45:55,574 [localfetcher#6] INFO <text:s/>org.apache.hadoop.mapreduce.task.reduce.InMemoryMapOutput - Read 1330 bytes from map-output for attempt_local924600707_0006_m_000000_0</text:p>
      <text:p text:style-name="P1">2017-01-16 02:45:55,574 [localfetcher#6] INFO <text:s/>org.apache.hadoop.mapreduce.task.reduce.MergeManagerImpl - closeInMemoryFile -&gt; map-output of size: 1330, inMemoryMapOutputs.size() -&gt; 1, commitMemory -&gt; 0, usedMemory -&gt;1330</text:p>
      <text:p text:style-name="P1">2017-01-16 02:45:55,578 [EventFetcher for fetching Map Completion Events] INFO <text:s/>org.apache.hadoop.mapreduce.task.reduce.EventFetcher - EventFetcher is interrupted.. Returning</text:p>
      <text:p text:style-name="P1">2017-01-16 02:45:55,580 [pool-18-thread-1] INFO <text:s/>org.apache.hadoop.mapred.LocalJobRunner - 1 / 1 copied.</text:p>
      <text:p text:style-name="P1">2017-01-16 02:45:55,581 [pool-18-thread-1] INFO <text:s/>org.apache.hadoop.mapreduce.task.reduce.MergeManagerImpl - finalMerge called with 1 in-memory map-outputs and 0 on-disk map-outputs</text:p>
      <text:p text:style-name="P1">2017-01-16 02:45:55,584 [pool-18-thread-1] INFO <text:s/>org.apache.hadoop.mapred.Merger - Merging 1 sorted segments</text:p>
      <text:p text:style-name="P1">2017-01-16 02:45:55,584 [pool-18-thread-1] INFO <text:s/>org.apache.hadoop.mapred.Merger - Down to the last merge-pass, with 1 segments left of total size: 1318 bytes</text:p>
      <text:p text:style-name="P1"><text:soft-page-break/>2017-01-16 02:45:55,585 [pool-18-thread-1] INFO <text:s/>org.apache.hadoop.mapreduce.task.reduce.MergeManagerImpl - Merged 1 segments, 1330 bytes to disk to satisfy reduce memory limit</text:p>
      <text:p text:style-name="P1">2017-01-16 02:45:55,585 [pool-18-thread-1] INFO <text:s/>org.apache.hadoop.mapreduce.task.reduce.MergeManagerImpl - Merging 1 files, 1334 bytes from disk</text:p>
      <text:p text:style-name="P1">2017-01-16 02:45:55,586 [pool-18-thread-1] INFO <text:s/>org.apache.hadoop.mapreduce.task.reduce.MergeManagerImpl - Merging 0 segments, 0 bytes from memory into reduce</text:p>
      <text:p text:style-name="P1">2017-01-16 02:45:55,586 [pool-18-thread-1] INFO <text:s/>org.apache.hadoop.mapred.Merger - Merging 1 sorted segments</text:p>
      <text:p text:style-name="P1">2017-01-16 02:45:55,586 [pool-18-thread-1] INFO <text:s/>org.apache.hadoop.mapred.Merger - Down to the last merge-pass, with 1 segments left of total size: 1318 bytes</text:p>
      <text:p text:style-name="P1">2017-01-16 02:45:55,587 [pool-18-thread-1] INFO <text:s/>org.apache.hadoop.mapred.LocalJobRunner - 1 / 1 copied.</text:p>
      <text:p text:style-name="P1">2017-01-16 02:45:55,622 [pool-18-thread-1] WARN <text:s/>org.apache.pig.data.SchemaTupleBackend - SchemaTupleBackend has already been initialized</text:p>
      <text:p text:style-name="P1">2017-01-16 02:45:55,625 [main] INFO <text:s/>org.apache.pig.backend.hadoop.executionengine.mapReduceLayer.MapReduceLauncher - 16% complete</text:p>
      <text:p text:style-name="P1">2017-01-16 02:45:55,625 [main] INFO <text:s/>org.apache.pig.backend.hadoop.executionengine.mapReduceLayer.MapReduceLauncher - Running jobs are [job_local924600707_0006]</text:p>
      <text:p text:style-name="P1">2017-01-16 02:45:55,629 [pool-18-thread-1] INFO <text:s/>org.apache.pig.backend.hadoop.executionengine.mapReduceLayer.PigMapReduce$Reduce - Aliases being processed per job phase (AliasName[line,offset]): M: cust[1,7],cust[-1,-1],countbyprofession[6,20],groupbyprofession[5,20] C: countbyprofession[6,20],groupbyprofession[5,20] R: countbyprofession[6,20]</text:p>
      <text:p text:style-name="P1">2017-01-16 02:45:55,635 [pool-18-thread-1] INFO <text:s/>org.apache.hadoop.mapred.Task - Task:attempt_local924600707_0006_r_000000_0 is done. And is in the process of committing</text:p>
      <text:p text:style-name="P1">2017-01-16 02:45:55,642 [pool-18-thread-1] INFO <text:s/>org.apache.hadoop.mapred.LocalJobRunner - 1 / 1 copied.</text:p>
      <text:p text:style-name="P1">2017-01-16 02:45:55,642 [pool-18-thread-1] INFO <text:s/>org.apache.hadoop.mapred.Task - Task attempt_local924600707_0006_r_000000_0 is allowed to commit now</text:p>
      <text:p text:style-name="P1">2017-01-16 02:45:55,644 [pool-18-thread-1] INFO <text:s/>org.apache.hadoop.mapreduce.lib.output.FileOutputCommitter - Saved output of task 'attempt_local924600707_0006_r_000000_0' to file:/tmp/temp-298894200/tmp975100134/_temporary/0/task_local924600707_0006_r_000000</text:p>
      <text:p text:style-name="P1">2017-01-16 02:45:55,645 [pool-18-thread-1] INFO <text:s/>org.apache.hadoop.mapred.LocalJobRunner - reduce &gt; reduce</text:p>
      <text:p text:style-name="P1">2017-01-16 02:45:55,645 [pool-18-thread-1] INFO <text:s/>org.apache.hadoop.mapred.Task - Task 'attempt_local924600707_0006_r_000000_0' done.</text:p>
      <text:p text:style-name="P1">2017-01-16 02:45:55,645 [pool-18-thread-1] INFO <text:s/>org.apache.hadoop.mapred.LocalJobRunner - Finishing task: attempt_local924600707_0006_r_000000_0</text:p>
      <text:p text:style-name="P1">2017-01-16 02:45:55,645 [Thread-128] INFO <text:s/>org.apache.hadoop.mapred.LocalJobRunner - reduce task executor complete.</text:p>
      <text:p text:style-name="P1">2017-01-16 02:45:56,218 [main] INFO <text:s/>org.apache.pig.backend.hadoop.executionengine.mapReduceLayer.MapReduceLauncher - 33% complete</text:p>
      <text:p text:style-name="P1"><text:soft-page-break/>2017-01-16 02:45:56,243 [main] INFO <text:s/>org.apache.pig.tools.pigstats.mapreduce.MRScriptState - Pig script settings are added to the job</text:p>
      <text:p text:style-name="P1">2017-01-16 02:45:56,253 [main] INFO <text:s/>org.apache.pig.backend.hadoop.executionengine.mapReduceLayer.JobControlCompiler - mapred.job.reduce.markreset.buffer.percent is not set, set to default 0.3</text:p>
      <text:p text:style-name="P1">2017-01-16 02:45:56,253 [main] INFO <text:s/>org.apache.pig.backend.hadoop.executionengine.mapReduceLayer.JobControlCompiler - Reduce phase detected, estimating # of required reducers.</text:p>
      <text:p text:style-name="P1">2017-01-16 02:45:56,253 [main] INFO <text:s/>org.apache.pig.backend.hadoop.executionengine.mapReduceLayer.JobControlCompiler - Using reducer estimator: org.apache.pig.backend.hadoop.executionengine.mapReduceLayer.InputSizeReducerEstimator</text:p>
      <text:p text:style-name="P1">2017-01-16 02:45:56,254 [main] INFO <text:s/>org.apache.pig.backend.hadoop.executionengine.mapReduceLayer.InputSizeReducerEstimator - BytesPerReducer=1000000000 maxReducers=999 totalInputFileSize=1075</text:p>
      <text:p text:style-name="P1">2017-01-16 02:45:56,254 [main] INFO <text:s/>org.apache.pig.backend.hadoop.executionengine.mapReduceLayer.JobControlCompiler - Setting Parallelism to 1</text:p>
      <text:p text:style-name="P1">2017-01-16 02:45:56,263 [main] INFO <text:s/>org.apache.pig.backend.hadoop.executionengine.mapReduceLayer.JobControlCompiler - Setting up single store job</text:p>
      <text:p text:style-name="P1">2017-01-16 02:45:56,282 [main] INFO <text:s/>org.apache.pig.backend.hadoop.executionengine.mapReduceLayer.MapReduceLauncher - 1 map-reduce job(s) waiting for submission.</text:p>
      <text:p text:style-name="P1">2017-01-16 02:45:56,284 [JobControl] INFO <text:s/>org.apache.hadoop.metrics.jvm.JvmMetrics - Cannot initialize JVM Metrics with processName=JobTracker, sessionId= - already initialized</text:p>
      <text:p text:style-name="P1">2017-01-16 02:45:56,301 [JobControl] INFO <text:s/>org.apache.hadoop.conf.Configuration.deprecation - io.bytes.per.checksum is deprecated. Instead, use dfs.bytes-per-checksum</text:p>
      <text:p text:style-name="P1">2017-01-16 02:45:56,301 [JobControl] INFO <text:s/>org.apache.hadoop.conf.Configuration.deprecation - fs.default.name is deprecated. Instead, use fs.defaultFS</text:p>
      <text:p text:style-name="P1">2017-01-16 02:45:56,906 [JobControl] WARN <text:s/>org.apache.hadoop.mapreduce.JobSubmitter - No job jar file set. <text:s/>User classes may not be found. See Job or Job#setJar(String).</text:p>
      <text:p text:style-name="P1">2017-01-16 02:45:57,094 [JobControl] INFO <text:s/>org.apache.hadoop.mapreduce.lib.input.FileInputFormat - Total input paths to process : 1</text:p>
      <text:p text:style-name="P1">2017-01-16 02:45:57,094 [JobControl] INFO <text:s/>org.apache.pig.backend.hadoop.executionengine.util.MapRedUtil - Total input paths to process : 1</text:p>
      <text:p text:style-name="P1">2017-01-16 02:45:57,094 [JobControl] INFO <text:s/>org.apache.pig.backend.hadoop.executionengine.util.MapRedUtil - Total input paths (combined) to process : 1</text:p>
      <text:p text:style-name="P1">2017-01-16 02:45:58,770 [JobControl] INFO <text:s/>org.apache.hadoop.mapreduce.JobSubmitter - number of splits:1</text:p>
      <text:p text:style-name="P1">2017-01-16 02:45:58,831 [JobControl] INFO <text:s/>org.apache.hadoop.mapreduce.JobSubmitter - Submitting tokens for job: job_local849516233_0007</text:p>
      <text:p text:style-name="P1">2017-01-16 02:45:59,305 [JobControl] INFO <text:s/>org.apache.hadoop.mapreduce.Job - The url to track the job: http://localhost:8080/</text:p>
      <text:p text:style-name="P1">2017-01-16 02:45:59,305 [main] INFO <text:s/>org.apache.pig.backend.hadoop.executionengine.mapReduceLayer.MapReduceLauncher - HadoopJobId: job_local849516233_0007</text:p>
      <text:p text:style-name="P1"><text:soft-page-break/>2017-01-16 02:45:59,305 [main] INFO <text:s/>org.apache.pig.backend.hadoop.executionengine.mapReduceLayer.MapReduceLauncher - Processing aliases orderbyprofession</text:p>
      <text:p text:style-name="P1">2017-01-16 02:45:59,306 [main] INFO <text:s/>org.apache.pig.backend.hadoop.executionengine.mapReduceLayer.MapReduceLauncher - detailed locations: M: orderbyprofession[7,20] C: <text:s/>R: </text:p>
      <text:p text:style-name="P1">2017-01-16 02:45:59,309 [Thread-148] INFO <text:s/>org.apache.hadoop.mapred.LocalJobRunner - OutputCommitter set in config null</text:p>
      <text:p text:style-name="P1">2017-01-16 02:45:59,316 [Thread-148] INFO <text:s/>org.apache.hadoop.conf.Configuration.deprecation - mapred.job.tracker is deprecated. Instead, use mapreduce.jobtracker.address</text:p>
      <text:p text:style-name="P1">2017-01-16 02:45:59,319 [Thread-148] INFO <text:s/>org.apache.hadoop.conf.Configuration.deprecation - mapred.job.reduce.markreset.buffer.percent is deprecated. Instead, use mapreduce.reduce.markreset.buffer.percent</text:p>
      <text:p text:style-name="P1">2017-01-16 02:45:59,319 [Thread-148] INFO <text:s/>org.apache.hadoop.conf.Configuration.deprecation - io.bytes.per.checksum is deprecated. Instead, use dfs.bytes-per-checksum</text:p>
      <text:p text:style-name="P1">2017-01-16 02:45:59,321 [Thread-148] INFO <text:s/>org.apache.hadoop.conf.Configuration.deprecation - mapred.reduce.tasks is deprecated. Instead, use mapreduce.job.reduces</text:p>
      <text:p text:style-name="P1">2017-01-16 02:45:59,321 [Thread-148] INFO <text:s/>org.apache.hadoop.conf.Configuration.deprecation - fs.default.name is deprecated. Instead, use fs.defaultFS</text:p>
      <text:p text:style-name="P1">2017-01-16 02:45:59,321 [Thread-148] INFO <text:s/>org.apache.hadoop.mapred.LocalJobRunner - OutputCommitter is org.apache.pig.backend.hadoop.executionengine.mapReduceLayer.PigOutputCommitter</text:p>
      <text:p text:style-name="P1">2017-01-16 02:45:59,325 [Thread-148] INFO <text:s/>org.apache.hadoop.mapred.LocalJobRunner - Waiting for map tasks</text:p>
      <text:p text:style-name="P1">2017-01-16 02:45:59,326 [LocalJobRunner Map Task Executor #0] INFO <text:s/>org.apache.hadoop.mapred.LocalJobRunner - Starting task: attempt_local849516233_0007_m_000000_0</text:p>
      <text:p text:style-name="P1">2017-01-16 02:45:59,487 [LocalJobRunner Map Task Executor #0] INFO <text:s/>org.apache.hadoop.mapred.Task - <text:s/>Using ResourceCalculatorProcessTree : [ ]</text:p>
      <text:p text:style-name="P1">2017-01-16 02:45:59,489 [LocalJobRunner Map Task Executor #0] INFO <text:s/>org.apache.hadoop.mapred.MapTask - Processing split: Number of splits :1</text:p>
      <text:p text:style-name="P1">Total Length = 1075</text:p>
      <text:p text:style-name="P1">Input split[0]:</text:p>
      <text:p text:style-name="P1"><text:s text:c="3"/>Length = 1075</text:p>
      <text:p text:style-name="P1"><text:s text:c="2"/>Locations:</text:p>
      <text:p text:style-name="P1"/>
      <text:p text:style-name="P1">-----------------------</text:p>
      <text:p text:style-name="P1"/>
      <text:p text:style-name="P1">2017-01-16 02:45:59,493 [LocalJobRunner Map Task Executor #0] INFO <text:s/>org.apache.pig.backend.hadoop.executionengine.mapReduceLayer.PigRecordReader - Current split being processed file:/tmp/temp-298894200/tmp975100134/part-r-00000:0+1075</text:p>
      <text:p text:style-name="P1">2017-01-16 02:46:02,572 [LocalJobRunner Map Task Executor #0] INFO <text:s/>org.apache.hadoop.mapred.MapTask - (EQUATOR) 0 kvi 26214396(104857584)</text:p>
      <text:p text:style-name="P1">2017-01-16 02:46:02,586 [LocalJobRunner Map Task Executor #0] INFO <text:s/>org.apache.hadoop.mapred.MapTask - mapreduce.task.io.sort.mb: 100</text:p>
      <text:p text:style-name="P1">2017-01-16 02:46:02,586 [LocalJobRunner Map Task Executor #0] INFO <text:s/>org.apache.hadoop.mapred.MapTask - soft limit at 83886080</text:p>
      <text:p text:style-name="P1">2017-01-16 02:46:02,586 [LocalJobRunner Map Task Executor #0] INFO <text:s/>org.apache.hadoop.mapred.MapTask - bufstart = 0; bufvoid = 104857600</text:p>
      <text:p text:style-name="P1"><text:soft-page-break/>2017-01-16 02:46:02,586 [LocalJobRunner Map Task Executor #0] INFO <text:s/>org.apache.hadoop.mapred.MapTask - kvstart = 26214396; length = 6553600</text:p>
      <text:p text:style-name="P1">2017-01-16 02:46:02,627 [LocalJobRunner Map Task Executor #0] INFO <text:s/>org.apache.hadoop.mapred.MapTask - Map output collector class = org.apache.hadoop.mapred.MapTask$MapOutputBuffer</text:p>
      <text:p text:style-name="P1">2017-01-16 02:46:02,640 [LocalJobRunner Map Task Executor #0] WARN <text:s/>org.apache.pig.data.SchemaTupleBackend - SchemaTupleBackend has already been initialized</text:p>
      <text:p text:style-name="P1">2017-01-16 02:46:02,663 [LocalJobRunner Map Task Executor #0] INFO <text:s/>org.apache.pig.backend.hadoop.executionengine.mapReduceLayer.PigGenericMapReduce$Map - Aliases being processed per job phase (AliasName[line,offset]): M: orderbyprofession[7,20] C: <text:s/>R: </text:p>
      <text:p text:style-name="P1">2017-01-16 02:46:02,689 [LocalJobRunner Map Task Executor #0] INFO <text:s/>org.apache.hadoop.mapred.LocalJobRunner - </text:p>
      <text:p text:style-name="P1">2017-01-16 02:46:02,689 [LocalJobRunner Map Task Executor #0] INFO <text:s/>org.apache.hadoop.mapred.MapTask - Starting flush of map output</text:p>
      <text:p text:style-name="P1">2017-01-16 02:46:02,689 [LocalJobRunner Map Task Executor #0] INFO <text:s/>org.apache.hadoop.mapred.MapTask - Spilling map output</text:p>
      <text:p text:style-name="P1">2017-01-16 02:46:02,689 [LocalJobRunner Map Task Executor #0] INFO <text:s/>org.apache.hadoop.mapred.MapTask - bufstart = 0; bufend = 2052; bufvoid = 104857600</text:p>
      <text:p text:style-name="P1">2017-01-16 02:46:02,689 [LocalJobRunner Map Task Executor #0] INFO <text:s/>org.apache.hadoop.mapred.MapTask - kvstart = 26214396(104857584); kvend = 26214196(104856784); length = 201/6553600</text:p>
      <text:p text:style-name="P1">2017-01-16 02:46:02,833 [LocalJobRunner Map Task Executor #0] INFO <text:s/>org.apache.hadoop.mapred.MapTask - Finished spill 0</text:p>
      <text:p text:style-name="P1">2017-01-16 02:46:02,838 [LocalJobRunner Map Task Executor #0] INFO <text:s/>org.apache.hadoop.mapred.Task - Task:attempt_local849516233_0007_m_000000_0 is done. And is in the process of committing</text:p>
      <text:p text:style-name="P1">2017-01-16 02:46:02,850 [LocalJobRunner Map Task Executor #0] INFO <text:s/>org.apache.hadoop.mapred.LocalJobRunner - map</text:p>
      <text:p text:style-name="P1">2017-01-16 02:46:02,859 [LocalJobRunner Map Task Executor #0] INFO <text:s/>org.apache.hadoop.mapred.Task - Task 'attempt_local849516233_0007_m_000000_0' done.</text:p>
      <text:p text:style-name="P1">2017-01-16 02:46:02,859 [LocalJobRunner Map Task Executor #0] INFO <text:s/>org.apache.hadoop.mapred.LocalJobRunner - Finishing task: attempt_local849516233_0007_m_000000_0</text:p>
      <text:p text:style-name="P1">2017-01-16 02:46:02,859 [Thread-148] INFO <text:s/>org.apache.hadoop.mapred.LocalJobRunner - map task executor complete.</text:p>
      <text:p text:style-name="P1">2017-01-16 02:46:02,860 [Thread-148] INFO <text:s/>org.apache.hadoop.mapred.LocalJobRunner - Waiting for reduce tasks</text:p>
      <text:p text:style-name="P1">2017-01-16 02:46:02,870 [pool-21-thread-1] INFO <text:s/>org.apache.hadoop.mapred.LocalJobRunner - Starting task: attempt_local849516233_0007_r_000000_0</text:p>
      <text:p text:style-name="P1">2017-01-16 02:46:02,906 [pool-21-thread-1] INFO <text:s/>org.apache.hadoop.mapred.Task - <text:s/>Using ResourceCalculatorProcessTree : [ ]</text:p>
      <text:p text:style-name="P1">2017-01-16 02:46:02,907 [pool-21-thread-1] INFO <text:s/>org.apache.hadoop.mapred.ReduceTask - Using ShuffleConsumerPlugin: org.apache.hadoop.mapreduce.task.reduce.Shuffle@1005315</text:p>
      <text:p text:style-name="P1">2017-01-16 02:46:02,907 [pool-21-thread-1] INFO <text:s/>org.apache.hadoop.mapreduce.task.reduce.MergeManagerImpl - MergerManager: memoryLimit=709551680, maxSingleShuffleLimit=177387920, mergeThreshold=468304128, ioSortFactor=10, memToMemMergeOutputsThreshold=10</text:p>
      <text:p text:style-name="P1"><text:soft-page-break/>2017-01-16 02:46:02,955 [EventFetcher for fetching Map Completion Events] INFO <text:s/>org.apache.hadoop.mapreduce.task.reduce.EventFetcher - attempt_local849516233_0007_r_000000_0 Thread started: EventFetcher for fetching Map Completion Events</text:p>
      <text:p text:style-name="P1">2017-01-16 02:46:02,956 [localfetcher#7] INFO <text:s/>org.apache.hadoop.mapreduce.task.reduce.LocalFetcher - localfetcher#7 about to shuffle output of map attempt_local849516233_0007_m_000000_0 decomp: 2156 len: 2160 to MEMORY</text:p>
      <text:p text:style-name="P1">2017-01-16 02:46:02,985 [localfetcher#7] INFO <text:s/>org.apache.hadoop.mapreduce.task.reduce.InMemoryMapOutput - Read 2156 bytes from map-output for attempt_local849516233_0007_m_000000_0</text:p>
      <text:p text:style-name="P1">2017-01-16 02:46:02,985 [localfetcher#7] INFO <text:s/>org.apache.hadoop.mapreduce.task.reduce.MergeManagerImpl - closeInMemoryFile -&gt; map-output of size: 2156, inMemoryMapOutputs.size() -&gt; 1, commitMemory -&gt; 0, usedMemory -&gt;2156</text:p>
      <text:p text:style-name="P1">2017-01-16 02:46:02,986 [EventFetcher for fetching Map Completion Events] INFO <text:s/>org.apache.hadoop.mapreduce.task.reduce.EventFetcher - EventFetcher is interrupted.. Returning</text:p>
      <text:p text:style-name="P1">2017-01-16 02:46:02,986 [pool-21-thread-1] INFO <text:s/>org.apache.hadoop.mapred.LocalJobRunner - 1 / 1 copied.</text:p>
      <text:p text:style-name="P1">2017-01-16 02:46:02,986 [pool-21-thread-1] INFO <text:s/>org.apache.hadoop.mapreduce.task.reduce.MergeManagerImpl - finalMerge called with 1 in-memory map-outputs and 0 on-disk map-outputs</text:p>
      <text:p text:style-name="P1">2017-01-16 02:46:02,990 [pool-21-thread-1] INFO <text:s/>org.apache.hadoop.mapred.Merger - Merging 1 sorted segments</text:p>
      <text:p text:style-name="P1">2017-01-16 02:46:02,990 [pool-21-thread-1] INFO <text:s/>org.apache.hadoop.mapred.Merger - Down to the last merge-pass, with 1 segments left of total size: 2144 bytes</text:p>
      <text:p text:style-name="P1">2017-01-16 02:46:02,991 [pool-21-thread-1] INFO <text:s/>org.apache.hadoop.mapreduce.task.reduce.MergeManagerImpl - Merged 1 segments, 2156 bytes to disk to satisfy reduce memory limit</text:p>
      <text:p text:style-name="P1">2017-01-16 02:46:02,993 [pool-21-thread-1] INFO <text:s/>org.apache.hadoop.mapreduce.task.reduce.MergeManagerImpl - Merging 1 files, 2160 bytes from disk</text:p>
      <text:p text:style-name="P1">2017-01-16 02:46:02,993 [pool-21-thread-1] INFO <text:s/>org.apache.hadoop.mapreduce.task.reduce.MergeManagerImpl - Merging 0 segments, 0 bytes from memory into reduce</text:p>
      <text:p text:style-name="P1">2017-01-16 02:46:02,994 [pool-21-thread-1] INFO <text:s/>org.apache.hadoop.mapred.Merger - Merging 1 sorted segments</text:p>
      <text:p text:style-name="P1">2017-01-16 02:46:02,994 [pool-21-thread-1] INFO <text:s/>org.apache.hadoop.mapred.Merger - Down to the last merge-pass, with 1 segments left of total size: 2144 bytes</text:p>
      <text:p text:style-name="P1">2017-01-16 02:46:02,998 [pool-21-thread-1] INFO <text:s/>org.apache.hadoop.mapred.LocalJobRunner - 1 / 1 copied.</text:p>
      <text:p text:style-name="P1">2017-01-16 02:46:03,040 [main] INFO <text:s/>org.apache.pig.backend.hadoop.executionengine.mapReduceLayer.MapReduceLauncher - 50% complete</text:p>
      <text:p text:style-name="P1">2017-01-16 02:46:03,041 [main] INFO <text:s/>org.apache.pig.backend.hadoop.executionengine.mapReduceLayer.MapReduceLauncher - Running jobs are [job_local849516233_0007]</text:p>
      <text:p text:style-name="P1">2017-01-16 02:46:03,052 [pool-21-thread-1] WARN <text:s/>org.apache.pig.data.SchemaTupleBackend - SchemaTupleBackend has already been initialized</text:p>
      <text:p text:style-name="P1">2017-01-16 02:46:03,102 [pool-21-thread-1] INFO <text:s/>org.apache.pig.backend.hadoop.executionengine.mapReduceLayer.PigMapReduce$Reduce - Aliases being processed per job phase (AliasName[line,offset]): M: orderbyprofession[7,20] C: <text:s/>R: </text:p>
      <text:p text:style-name="P1"><text:soft-page-break/>2017-01-16 02:46:03,139 [pool-21-thread-1] INFO <text:s/>org.apache.hadoop.mapred.Task - Task:attempt_local849516233_0007_r_000000_0 is done. And is in the process of committing</text:p>
      <text:p text:style-name="P1">2017-01-16 02:46:03,144 [pool-21-thread-1] INFO <text:s/>org.apache.hadoop.mapred.LocalJobRunner - 1 / 1 copied.</text:p>
      <text:p text:style-name="P1">2017-01-16 02:46:03,161 [pool-21-thread-1] INFO <text:s/>org.apache.hadoop.mapred.Task - Task attempt_local849516233_0007_r_000000_0 is allowed to commit now</text:p>
      <text:p text:style-name="P1">2017-01-16 02:46:03,169 [pool-21-thread-1] INFO <text:s/>org.apache.hadoop.mapreduce.lib.output.FileOutputCommitter - Saved output of task 'attempt_local849516233_0007_r_000000_0' to file:/tmp/temp-298894200/tmp1052204016/_temporary/0/task_local849516233_0007_r_000000</text:p>
      <text:p text:style-name="P1">2017-01-16 02:46:03,229 [pool-21-thread-1] INFO <text:s/>org.apache.hadoop.mapred.LocalJobRunner - reduce &gt; reduce</text:p>
      <text:p text:style-name="P1">2017-01-16 02:46:03,229 [pool-21-thread-1] INFO <text:s/>org.apache.hadoop.mapred.Task - Task 'attempt_local849516233_0007_r_000000_0' done.</text:p>
      <text:p text:style-name="P1">2017-01-16 02:46:03,229 [pool-21-thread-1] INFO <text:s/>org.apache.hadoop.mapred.LocalJobRunner - Finishing task: attempt_local849516233_0007_r_000000_0</text:p>
      <text:p text:style-name="P1">2017-01-16 02:46:03,229 [Thread-148] INFO <text:s/>org.apache.hadoop.mapred.LocalJobRunner - reduce task executor complete.</text:p>
      <text:p text:style-name="P1">2017-01-16 02:46:03,549 [main] INFO <text:s/>org.apache.pig.backend.hadoop.executionengine.mapReduceLayer.MapReduceLauncher - 66% complete</text:p>
      <text:p text:style-name="P1">2017-01-16 02:46:03,555 [main] INFO <text:s/>org.apache.pig.tools.pigstats.mapreduce.MRScriptState - Pig script settings are added to the job</text:p>
      <text:p text:style-name="P1">2017-01-16 02:46:03,571 [main] INFO <text:s/>org.apache.pig.backend.hadoop.executionengine.mapReduceLayer.JobControlCompiler - mapred.job.reduce.markreset.buffer.percent is not set, set to default 0.3</text:p>
      <text:p text:style-name="P1">2017-01-16 02:46:03,572 [main] INFO <text:s/>org.apache.pig.backend.hadoop.executionengine.mapReduceLayer.JobControlCompiler - Reduce phase detected, estimating # of required reducers.</text:p>
      <text:p text:style-name="P1">2017-01-16 02:46:03,574 [main] INFO <text:s/>org.apache.pig.backend.hadoop.executionengine.mapReduceLayer.JobControlCompiler - Setting Parallelism to 1</text:p>
      <text:p text:style-name="P1">2017-01-16 02:46:03,608 [main] INFO <text:s/>org.apache.pig.backend.hadoop.executionengine.mapReduceLayer.JobControlCompiler - Setting up single store job</text:p>
      <text:p text:style-name="P1">2017-01-16 02:46:03,691 [main] INFO <text:s/>org.apache.pig.backend.hadoop.executionengine.mapReduceLayer.MapReduceLauncher - 1 map-reduce job(s) waiting for submission.</text:p>
      <text:p text:style-name="P1">2017-01-16 02:46:03,706 [JobControl] INFO <text:s/>org.apache.hadoop.metrics.jvm.JvmMetrics - Cannot initialize JVM Metrics with processName=JobTracker, sessionId= - already initialized</text:p>
      <text:p text:style-name="P1">2017-01-16 02:46:03,726 [JobControl] INFO <text:s/>org.apache.hadoop.conf.Configuration.deprecation - io.bytes.per.checksum is deprecated. Instead, use dfs.bytes-per-checksum</text:p>
      <text:p text:style-name="P1">2017-01-16 02:46:03,729 [JobControl] INFO <text:s/>org.apache.hadoop.conf.Configuration.deprecation - fs.default.name is deprecated. Instead, use fs.defaultFS</text:p>
      <text:p text:style-name="P1">2017-01-16 02:46:03,789 [JobControl] WARN <text:s/>org.apache.hadoop.mapreduce.JobSubmitter - No job jar file set. <text:s/>User classes may not be found. See Job or Job#setJar(String).</text:p>
      <text:p text:style-name="P1">2017-01-16 02:46:03,852 [JobControl] INFO <text:s/>org.apache.hadoop.mapreduce.lib.input.FileInputFormat - Total input paths to process : 1</text:p>
      <text:p text:style-name="P1"><text:soft-page-break/>2017-01-16 02:46:03,853 [JobControl] INFO <text:s/>org.apache.pig.backend.hadoop.executionengine.util.MapRedUtil - Total input paths to process : 1</text:p>
      <text:p text:style-name="P1">2017-01-16 02:46:03,853 [JobControl] INFO <text:s/>org.apache.pig.backend.hadoop.executionengine.util.MapRedUtil - Total input paths (combined) to process : 1</text:p>
      <text:p text:style-name="P1">2017-01-16 02:46:04,201 [JobControl] INFO <text:s/>org.apache.hadoop.mapreduce.JobSubmitter - number of splits:1</text:p>
      <text:p text:style-name="P1">2017-01-16 02:46:04,789 [JobControl] INFO <text:s/>org.apache.hadoop.mapreduce.JobSubmitter - Submitting tokens for job: job_local1211107924_0008</text:p>
      <text:p text:style-name="P1">2017-01-16 02:46:06,072 [JobControl] INFO <text:s/>org.apache.hadoop.mapreduce.Job - The url to track the job: http://localhost:8080/</text:p>
      <text:p text:style-name="P1">2017-01-16 02:46:06,104 [main] INFO <text:s/>org.apache.pig.backend.hadoop.executionengine.mapReduceLayer.MapReduceLauncher - HadoopJobId: job_local1211107924_0008</text:p>
      <text:p text:style-name="P1">2017-01-16 02:46:06,104 [main] INFO <text:s/>org.apache.pig.backend.hadoop.executionengine.mapReduceLayer.MapReduceLauncher - Processing aliases orderbyprofession</text:p>
      <text:p text:style-name="P1">2017-01-16 02:46:06,104 [main] INFO <text:s/>org.apache.pig.backend.hadoop.executionengine.mapReduceLayer.MapReduceLauncher - detailed locations: M: orderbyprofession[7,20] C: <text:s/>R: </text:p>
      <text:p text:style-name="P1">2017-01-16 02:46:06,106 [Thread-168] INFO <text:s/>org.apache.hadoop.mapred.LocalJobRunner - OutputCommitter set in config null</text:p>
      <text:p text:style-name="P1">2017-01-16 02:46:06,128 [Thread-168] INFO <text:s/>org.apache.hadoop.conf.Configuration.deprecation - mapred.textoutputformat.separator is deprecated. Instead, use mapreduce.output.textoutputformat.separator</text:p>
      <text:p text:style-name="P1">2017-01-16 02:46:06,142 [Thread-168] INFO <text:s/>org.apache.hadoop.conf.Configuration.deprecation - mapred.job.tracker is deprecated. Instead, use mapreduce.jobtracker.address</text:p>
      <text:p text:style-name="P1">2017-01-16 02:46:06,142 [Thread-168] INFO <text:s/>org.apache.hadoop.conf.Configuration.deprecation - mapred.job.reduce.markreset.buffer.percent is deprecated. Instead, use mapreduce.reduce.markreset.buffer.percent</text:p>
      <text:p text:style-name="P1">2017-01-16 02:46:06,143 [Thread-168] INFO <text:s/>org.apache.hadoop.conf.Configuration.deprecation - io.bytes.per.checksum is deprecated. Instead, use dfs.bytes-per-checksum</text:p>
      <text:p text:style-name="P1">2017-01-16 02:46:06,143 [Thread-168] INFO <text:s/>org.apache.hadoop.conf.Configuration.deprecation - mapred.reduce.tasks is deprecated. Instead, use mapreduce.job.reduces</text:p>
      <text:p text:style-name="P1">2017-01-16 02:46:06,143 [Thread-168] INFO <text:s/>org.apache.hadoop.conf.Configuration.deprecation - fs.default.name is deprecated. Instead, use fs.defaultFS</text:p>
      <text:p text:style-name="P1">2017-01-16 02:46:06,143 [Thread-168] INFO <text:s/>org.apache.hadoop.mapred.LocalJobRunner - OutputCommitter is org.apache.pig.backend.hadoop.executionengine.mapReduceLayer.PigOutputCommitter</text:p>
      <text:p text:style-name="P1">2017-01-16 02:46:06,172 [Thread-168] INFO <text:s/>org.apache.hadoop.mapred.LocalJobRunner - Waiting for map tasks</text:p>
      <text:p text:style-name="P1">2017-01-16 02:46:06,173 [LocalJobRunner Map Task Executor #0] INFO <text:s/>org.apache.hadoop.mapred.LocalJobRunner - Starting task: attempt_local1211107924_0008_m_000000_0</text:p>
      <text:p text:style-name="P1">2017-01-16 02:46:06,261 [LocalJobRunner Map Task Executor #0] INFO <text:s/>org.apache.hadoop.mapred.Task - <text:s/>Using ResourceCalculatorProcessTree : [ ]</text:p>
      <text:p text:style-name="P1">2017-01-16 02:46:06,263 [LocalJobRunner Map Task Executor #0] INFO <text:s/>org.apache.hadoop.mapred.MapTask - Processing split: Number of splits :1</text:p>
      <text:p text:style-name="P1">Total Length = 1075</text:p>
      <text:p text:style-name="P1"><text:soft-page-break/>Input split[0]:</text:p>
      <text:p text:style-name="P1"><text:s text:c="3"/>Length = 1075</text:p>
      <text:p text:style-name="P1"><text:s text:c="2"/>Locations:</text:p>
      <text:p text:style-name="P1"/>
      <text:p text:style-name="P1">-----------------------</text:p>
      <text:p text:style-name="P1"/>
      <text:p text:style-name="P1">2017-01-16 02:46:06,266 [LocalJobRunner Map Task Executor #0] INFO <text:s/>org.apache.pig.backend.hadoop.executionengine.mapReduceLayer.PigRecordReader - Current split being processed file:/tmp/temp-298894200/tmp975100134/part-r-00000:0+1075</text:p>
      <text:p text:style-name="P1">2017-01-16 02:46:06,417 [LocalJobRunner Map Task Executor #0] INFO <text:s/>org.apache.hadoop.mapred.MapTask - (EQUATOR) 0 kvi 26214396(104857584)</text:p>
      <text:p text:style-name="P1">2017-01-16 02:46:06,417 [LocalJobRunner Map Task Executor #0] INFO <text:s/>org.apache.hadoop.mapred.MapTask - mapreduce.task.io.sort.mb: 100</text:p>
      <text:p text:style-name="P1">2017-01-16 02:46:06,417 [LocalJobRunner Map Task Executor #0] INFO <text:s/>org.apache.hadoop.mapred.MapTask - soft limit at 83886080</text:p>
      <text:p text:style-name="P1">2017-01-16 02:46:06,417 [LocalJobRunner Map Task Executor #0] INFO <text:s/>org.apache.hadoop.mapred.MapTask - bufstart = 0; bufvoid = 104857600</text:p>
      <text:p text:style-name="P1">2017-01-16 02:46:06,417 [LocalJobRunner Map Task Executor #0] INFO <text:s/>org.apache.hadoop.mapred.MapTask - kvstart = 26214396; length = 6553600</text:p>
      <text:p text:style-name="P1">2017-01-16 02:46:06,418 [LocalJobRunner Map Task Executor #0] INFO <text:s/>org.apache.hadoop.mapred.MapTask - Map output collector class = org.apache.hadoop.mapred.MapTask$MapOutputBuffer</text:p>
      <text:p text:style-name="P1">2017-01-16 02:46:06,439 [LocalJobRunner Map Task Executor #0] WARN <text:s/>org.apache.pig.data.SchemaTupleBackend - SchemaTupleBackend has already been initialized</text:p>
      <text:p text:style-name="P1">2017-01-16 02:46:06,482 [LocalJobRunner Map Task Executor #0] INFO <text:s/>org.apache.pig.backend.hadoop.executionengine.mapReduceLayer.PigGenericMapReduce$Map - Aliases being processed per job phase (AliasName[line,offset]): M: orderbyprofession[7,20] C: <text:s/>R: </text:p>
      <text:p text:style-name="P1">2017-01-16 02:46:06,482 [LocalJobRunner Map Task Executor #0] INFO <text:s/>org.apache.hadoop.mapred.LocalJobRunner - </text:p>
      <text:p text:style-name="P1">2017-01-16 02:46:06,484 [LocalJobRunner Map Task Executor #0] INFO <text:s/>org.apache.hadoop.mapred.MapTask - Starting flush of map output</text:p>
      <text:p text:style-name="P1">2017-01-16 02:46:06,484 [LocalJobRunner Map Task Executor #0] INFO <text:s/>org.apache.hadoop.mapred.MapTask - Spilling map output</text:p>
      <text:p text:style-name="P1">2017-01-16 02:46:06,484 [LocalJobRunner Map Task Executor #0] INFO <text:s/>org.apache.hadoop.mapred.MapTask - bufstart = 0; bufend = 1175; bufvoid = 104857600</text:p>
      <text:p text:style-name="P1">2017-01-16 02:46:06,484 [LocalJobRunner Map Task Executor #0] INFO <text:s/>org.apache.hadoop.mapred.MapTask - kvstart = 26214396(104857584); kvend = 26214196(104856784); length = 201/6553600</text:p>
      <text:p text:style-name="P1">2017-01-16 02:46:06,506 [LocalJobRunner Map Task Executor #0] INFO <text:s/>org.apache.hadoop.mapred.MapTask - Finished spill 0</text:p>
      <text:p text:style-name="P1">2017-01-16 02:46:06,525 [LocalJobRunner Map Task Executor #0] INFO <text:s/>org.apache.hadoop.mapred.Task - Task:attempt_local1211107924_0008_m_000000_0 is done. And is in the process of committing</text:p>
      <text:p text:style-name="P1">2017-01-16 02:46:06,528 [LocalJobRunner Map Task Executor #0] INFO <text:s/>org.apache.hadoop.mapred.LocalJobRunner - map</text:p>
      <text:p text:style-name="P1">2017-01-16 02:46:06,555 [LocalJobRunner Map Task Executor #0] INFO <text:s/>org.apache.hadoop.mapred.Task - Task 'attempt_local1211107924_0008_m_000000_0' done.</text:p>
      <text:p text:style-name="P1"><text:soft-page-break/>2017-01-16 02:46:06,555 [LocalJobRunner Map Task Executor #0] INFO <text:s/>org.apache.hadoop.mapred.LocalJobRunner - Finishing task: attempt_local1211107924_0008_m_000000_0</text:p>
      <text:p text:style-name="P1">2017-01-16 02:46:06,555 [Thread-168] INFO <text:s/>org.apache.hadoop.mapred.LocalJobRunner - map task executor complete.</text:p>
      <text:p text:style-name="P1">2017-01-16 02:46:06,556 [Thread-168] INFO <text:s/>org.apache.hadoop.mapred.LocalJobRunner - Waiting for reduce tasks</text:p>
      <text:p text:style-name="P1">2017-01-16 02:46:06,563 [pool-24-thread-1] INFO <text:s/>org.apache.hadoop.mapred.LocalJobRunner - Starting task: attempt_local1211107924_0008_r_000000_0</text:p>
      <text:p text:style-name="P1">2017-01-16 02:46:06,606 [main] INFO <text:s/>org.apache.pig.backend.hadoop.executionengine.mapReduceLayer.MapReduceLauncher - 83% complete</text:p>
      <text:p text:style-name="P1">2017-01-16 02:46:06,606 [main] INFO <text:s/>org.apache.pig.backend.hadoop.executionengine.mapReduceLayer.MapReduceLauncher - Running jobs are [job_local1211107924_0008]</text:p>
      <text:p text:style-name="P1">2017-01-16 02:46:06,615 [pool-24-thread-1] INFO <text:s/>org.apache.hadoop.mapred.Task - <text:s/>Using ResourceCalculatorProcessTree : [ ]</text:p>
      <text:p text:style-name="P1">2017-01-16 02:46:06,628 [pool-24-thread-1] INFO <text:s/>org.apache.hadoop.mapred.ReduceTask - Using ShuffleConsumerPlugin: org.apache.hadoop.mapreduce.task.reduce.Shuffle@1e1ed3f</text:p>
      <text:p text:style-name="P1">2017-01-16 02:46:06,628 [pool-24-thread-1] INFO <text:s/>org.apache.hadoop.mapreduce.task.reduce.MergeManagerImpl - MergerManager: memoryLimit=709551680, maxSingleShuffleLimit=177387920, mergeThreshold=468304128, ioSortFactor=10, memToMemMergeOutputsThreshold=10</text:p>
      <text:p text:style-name="P1">2017-01-16 02:46:06,638 [EventFetcher for fetching Map Completion Events] INFO <text:s/>org.apache.hadoop.mapreduce.task.reduce.EventFetcher - attempt_local1211107924_0008_r_000000_0 Thread started: EventFetcher for fetching Map Completion Events</text:p>
      <text:p text:style-name="P1">2017-01-16 02:46:06,658 [localfetcher#8] INFO <text:s/>org.apache.hadoop.mapreduce.task.reduce.LocalFetcher - localfetcher#8 about to shuffle output of map attempt_local1211107924_0008_m_000000_0 decomp: 1279 len: 1283 to MEMORY</text:p>
      <text:p text:style-name="P1">2017-01-16 02:46:06,665 [localfetcher#8] INFO <text:s/>org.apache.hadoop.mapreduce.task.reduce.InMemoryMapOutput - Read 1279 bytes from map-output for attempt_local1211107924_0008_m_000000_0</text:p>
      <text:p text:style-name="P1">2017-01-16 02:46:06,665 [localfetcher#8] INFO <text:s/>org.apache.hadoop.mapreduce.task.reduce.MergeManagerImpl - closeInMemoryFile -&gt; map-output of size: 1279, inMemoryMapOutputs.size() -&gt; 1, commitMemory -&gt; 0, usedMemory -&gt;1279</text:p>
      <text:p text:style-name="P1">2017-01-16 02:46:06,666 [EventFetcher for fetching Map Completion Events] INFO <text:s/>org.apache.hadoop.mapreduce.task.reduce.EventFetcher - EventFetcher is interrupted.. Returning</text:p>
      <text:p text:style-name="P1">2017-01-16 02:46:06,666 [pool-24-thread-1] INFO <text:s/>org.apache.hadoop.mapred.LocalJobRunner - 1 / 1 copied.</text:p>
      <text:p text:style-name="P1">2017-01-16 02:46:06,669 [pool-24-thread-1] INFO <text:s/>org.apache.hadoop.mapreduce.task.reduce.MergeManagerImpl - finalMerge called with 1 in-memory map-outputs and 0 on-disk map-outputs</text:p>
      <text:p text:style-name="P1">2017-01-16 02:46:06,670 [pool-24-thread-1] INFO <text:s/>org.apache.hadoop.mapred.Merger - Merging 1 sorted segments</text:p>
      <text:p text:style-name="P1">2017-01-16 02:46:06,671 [pool-24-thread-1] INFO <text:s/>org.apache.hadoop.mapred.Merger - Down to the last merge-pass, with 1 segments left of total size: 1275 bytes</text:p>
      <text:p text:style-name="P1"><text:soft-page-break/>2017-01-16 02:46:06,678 [pool-24-thread-1] INFO <text:s/>org.apache.hadoop.mapreduce.task.reduce.MergeManagerImpl - Merged 1 segments, 1279 bytes to disk to satisfy reduce memory limit</text:p>
      <text:p text:style-name="P1">2017-01-16 02:46:06,681 [pool-24-thread-1] INFO <text:s/>org.apache.hadoop.mapreduce.task.reduce.MergeManagerImpl - Merging 1 files, 1283 bytes from disk</text:p>
      <text:p text:style-name="P1">2017-01-16 02:46:06,681 [pool-24-thread-1] INFO <text:s/>org.apache.hadoop.mapreduce.task.reduce.MergeManagerImpl - Merging 0 segments, 0 bytes from memory into reduce</text:p>
      <text:p text:style-name="P1">2017-01-16 02:46:06,681 [pool-24-thread-1] INFO <text:s/>org.apache.hadoop.mapred.Merger - Merging 1 sorted segments</text:p>
      <text:p text:style-name="P1">2017-01-16 02:46:06,682 [pool-24-thread-1] INFO <text:s/>org.apache.hadoop.mapred.Merger - Down to the last merge-pass, with 1 segments left of total size: 1275 bytes</text:p>
      <text:p text:style-name="P1">2017-01-16 02:46:06,682 [pool-24-thread-1] INFO <text:s/>org.apache.hadoop.mapred.LocalJobRunner - 1 / 1 copied.</text:p>
      <text:p text:style-name="P1">2017-01-16 02:46:06,758 [pool-24-thread-1] WARN <text:s/>org.apache.pig.data.SchemaTupleBackend - SchemaTupleBackend has already been initialized</text:p>
      <text:p text:style-name="P1">2017-01-16 02:46:06,765 [pool-24-thread-1] INFO <text:s/>org.apache.pig.backend.hadoop.executionengine.mapReduceLayer.PigMapReduce$Reduce - Aliases being processed per job phase (AliasName[line,offset]): M: orderbyprofession[7,20] C: <text:s/>R: </text:p>
      <text:p text:style-name="P1">2017-01-16 02:46:06,781 [pool-24-thread-1] INFO <text:s/>org.apache.hadoop.mapred.Task - Task:attempt_local1211107924_0008_r_000000_0 is done. And is in the process of committing</text:p>
      <text:p text:style-name="P1">2017-01-16 02:46:06,827 [pool-24-thread-1] INFO <text:s/>org.apache.hadoop.mapred.LocalJobRunner - 1 / 1 copied.</text:p>
      <text:p text:style-name="P1">2017-01-16 02:46:06,829 [pool-24-thread-1] INFO <text:s/>org.apache.hadoop.mapred.Task - Task attempt_local1211107924_0008_r_000000_0 is allowed to commit now</text:p>
      <text:p text:style-name="P1">2017-01-16 02:46:06,830 [pool-24-thread-1] INFO <text:s/>org.apache.hadoop.mapreduce.lib.output.FileOutputCommitter - Saved output of task 'attempt_local1211107924_0008_r_000000_0' to file:/home/hduser/cust_count/_temporary/0/task_local1211107924_0008_r_000000</text:p>
      <text:p text:style-name="P1">2017-01-16 02:46:06,850 [pool-24-thread-1] INFO <text:s/>org.apache.hadoop.mapred.LocalJobRunner - reduce &gt; reduce</text:p>
      <text:p text:style-name="P1">2017-01-16 02:46:06,861 [pool-24-thread-1] INFO <text:s/>org.apache.hadoop.mapred.Task - Task 'attempt_local1211107924_0008_r_000000_0' done.</text:p>
      <text:p text:style-name="P1">2017-01-16 02:46:06,861 [pool-24-thread-1] INFO <text:s/>org.apache.hadoop.mapred.LocalJobRunner - Finishing task: attempt_local1211107924_0008_r_000000_0</text:p>
      <text:p text:style-name="P1">2017-01-16 02:46:06,861 [Thread-168] INFO <text:s/>org.apache.hadoop.mapred.LocalJobRunner - reduce task executor complete.</text:p>
      <text:p text:style-name="P1">2017-01-16 02:46:07,118 [main] INFO <text:s/>org.apache.pig.backend.hadoop.executionengine.mapReduceLayer.MapReduceLauncher - 100% complete</text:p>
      <text:p text:style-name="P1">2017-01-16 02:46:07,142 [main] INFO <text:s/>org.apache.pig.tools.pigstats.mapreduce.SimplePigStats - Script Statistics: </text:p>
      <text:p text:style-name="P1"/>
      <text:p text:style-name="P1">HadoopVersion<text:tab/>PigVersion<text:tab/>UserId<text:tab/>StartedAt<text:tab/>FinishedAt<text:tab/>Features</text:p>
      <text:p text:style-name="P1">2.6.0<text:tab/>0.13.0<text:tab/>hduser<text:tab/>2017-01-16 02:45:34<text:tab/>2017-01-16 02:46:07<text:tab/>GROUP_BY,ORDER_BY</text:p>
      <text:p text:style-name="P1"/>
      <text:p text:style-name="P1">Success!</text:p>
      <text:p text:style-name="P1"/>
      <text:p text:style-name="P1">Job Stats (time in seconds):</text:p>
      <text:p text:style-name="P1"><text:soft-page-break/>JobId<text:tab/>Maps<text:tab/>Reduces<text:tab/>MaxMapTime<text:tab/>MinMapTIme<text:tab/>AvgMapTime<text:tab/>MedianMapTime<text:tab/>MaxReduceTime<text:tab/>MinReduceTime<text:tab/>AvgReduceTime<text:tab/>MedianReducetime<text:tab/>Alias<text:tab/>Feature<text:tab/>Outputs</text:p>
      <text:p text:style-name="P1">job_local1211107924_0008<text:tab/>1<text:tab/>1<text:tab/>n/a<text:tab/>n/a<text:tab/>n/a<text:tab/>n/a<text:tab/>n/a<text:tab/>n/a<text:tab/>n/a<text:tab/>n/a<text:tab/>orderbyprofession<text:tab/>ORDER_BY<text:tab/>/home/hduser/cust_count,</text:p>
      <text:p text:style-name="P1">job_local849516233_0007<text:tab/>1<text:tab/>1<text:tab/>n/a<text:tab/>n/a<text:tab/>n/a<text:tab/>n/a<text:tab/>n/a<text:tab/>n/a<text:tab/>n/a<text:tab/>n/a<text:tab/>orderbyprofession<text:tab/>SAMPLER<text:tab/></text:p>
      <text:p text:style-name="P1">job_local924600707_0006<text:tab/>1<text:tab/>1<text:tab/>n/a<text:tab/>n/a<text:tab/>n/a<text:tab/>n/a<text:tab/>n/a<text:tab/>n/a<text:tab/>n/a<text:tab/>n/a<text:tab/>countbyprofession,cust,groupbyprofession<text:tab/>GROUP_BY,COMBINER<text:tab/></text:p>
      <text:p text:style-name="P1"/>
      <text:p text:style-name="P1">Input(s):</text:p>
      <text:p text:style-name="P1">Successfully read 9999 records from: "/home/hduser/custs"</text:p>
      <text:p text:style-name="P1"/>
      <text:p text:style-name="P1">Output(s):</text:p>
      <text:p text:style-name="P1">Successfully stored 51 records in: "/home/hduser/cust_count"</text:p>
      <text:p text:style-name="P1"/>
      <text:p text:style-name="P1">Counters:</text:p>
      <text:p text:style-name="P1">Total records written : 51</text:p>
      <text:p text:style-name="P1">Total bytes written : 0</text:p>
      <text:p text:style-name="P1">Spillable Memory Manager spill count : 0</text:p>
      <text:p text:style-name="P1">Total bags proactively spilled: 0</text:p>
      <text:p text:style-name="P1">Total records proactively spilled: 0</text:p>
      <text:p text:style-name="P1"/>
      <text:p text:style-name="P1">Job DAG:</text:p>
      <text:p text:style-name="P1">job_local924600707_0006<text:tab/>-&gt;<text:tab/>job_local849516233_0007,</text:p>
      <text:p text:style-name="P1">job_local849516233_0007<text:tab/>-&gt;<text:tab/>job_local1211107924_0008,</text:p>
      <text:p text:style-name="P1">job_local1211107924_0008</text:p>
      <text:p text:style-name="P1"/>
      <text:p text:style-name="P1"/>
      <text:p text:style-name="P1">2017-01-16 02:46:07,237 [main] INFO <text:s/>org.apache.pig.backend.hadoop.executionengine.mapReduceLayer.MapReduceLauncher - Success!</text:p>
      <text:p text:style-name="P1">grunt&gt; illustrate orderbyprofession;</text:p>
      <text:p text:style-name="P1">2017-01-16 02:49:42,753 [main] INFO <text:s/>org.apache.hadoop.conf.Configuration.deprecation - io.bytes.per.checksum is deprecated. Instead, use dfs.bytes-per-checksum</text:p>
      <text:p text:style-name="P1">2017-01-16 02:49:42,754 [main] INFO <text:s/>org.apache.hadoop.conf.Configuration.deprecation - fs.default.name is deprecated. Instead, use fs.defaultFS</text:p>
      <text:p text:style-name="P1">2017-01-16 02:49:42,817 [main] INFO <text:s/>org.apache.hadoop.conf.Configuration.deprecation - io.bytes.per.checksum is deprecated. Instead, use dfs.bytes-per-checksum</text:p>
      <text:p text:style-name="P1">2017-01-16 02:49:42,823 [main] INFO <text:s/>org.apache.hadoop.conf.Configuration.deprecation - fs.default.name is deprecated. Instead, use fs.defaultFS</text:p>
      <text:p text:style-name="P1">2017-01-16 02:49:42,829 [main] INFO <text:s/>org.apache.pig.backend.hadoop.executionengine.HExecutionEngine - Connecting to hadoop file system at: file:///</text:p>
      <text:p text:style-name="P1">2017-01-16 02:49:42,851 [main] INFO <text:s/>org.apache.pig.newplan.logical.optimizer.LogicalPlanOptimizer - {RULES_ENABLED=[LoadTypeCastInserter, StreamTypeCastInserter], RULES_DISABLED=[AddForEach, ColumnMapKeyPrune, FilterLogicExpressionSimplifier, GroupByConstParallelSetter, LimitOptimizer, MergeFilter, MergeForEach, PartitionFilterOptimizer, PushDownForEachFlatten, PushUpFilter, SplitFilter]}</text:p>
      <text:p text:style-name="P1"><text:soft-page-break/>2017-01-16 02:49:42,876 [main] INFO <text:s/>org.apache.pig.backend.hadoop.executionengine.mapReduceLayer.MRCompiler - File concatenation threshold: 100 optimistic? false</text:p>
      <text:p text:style-name="P1">2017-01-16 02:49:42,886 [main] INFO <text:s/>org.apache.pig.backend.hadoop.executionengine.mapReduceLayer.MultiQueryOptimizer - MR plan size before optimization: 1</text:p>
      <text:p text:style-name="P1">2017-01-16 02:49:42,886 [main] INFO <text:s/>org.apache.pig.backend.hadoop.executionengine.mapReduceLayer.MultiQueryOptimizer - MR plan size after optimization: 1</text:p>
      <text:p text:style-name="P1">2017-01-16 02:49:42,888 [main] INFO <text:s/>org.apache.pig.tools.pigstats.mapreduce.MRScriptState - Pig script settings are added to the job</text:p>
      <text:p text:style-name="P1">2017-01-16 02:49:42,889 [main] INFO <text:s/>org.apache.pig.backend.hadoop.executionengine.mapReduceLayer.JobControlCompiler - mapred.job.reduce.markreset.buffer.percent is not set, set to default 0.3</text:p>
      <text:p text:style-name="P1">2017-01-16 02:49:42,904 [main] INFO <text:s/>org.apache.pig.data.SchemaTupleFrontend - Key [pig.schematuple] is false, will not generate code.</text:p>
      <text:p text:style-name="P1">2017-01-16 02:49:42,905 [main] INFO <text:s/>org.apache.pig.data.SchemaTupleFrontend - Starting process to move generated code to distributed cacche</text:p>
      <text:p text:style-name="P1">2017-01-16 02:49:42,905 [main] INFO <text:s/>org.apache.pig.data.SchemaTupleFrontend - Distributed cache not supported or needed in local mode. Setting key [pig.schematuple.local.dir] with code temp directory: /tmp/1484563782900-0</text:p>
      <text:p text:style-name="P1">2017-01-16 02:49:42,941 [main] INFO <text:s/>org.apache.pig.data.SchemaTupleBackend - Key [pig.schematuple] was not set... will not generate code.</text:p>
      <text:p text:style-name="P1">2017-01-16 02:49:42,945 [main] INFO <text:s/>org.apache.pig.backend.hadoop.executionengine.mapReduceLayer.PigMapOnly$Map - Aliases being processed per job phase (AliasName[line,offset]): M: cust[1,7] C: <text:s/>R: </text:p>
      <text:p text:style-name="P1">2017-01-16 02:49:42,949 [main] INFO <text:s/>org.apache.hadoop.mapreduce.lib.input.FileInputFormat - Total input paths to process : 1</text:p>
      <text:p text:style-name="P1">2017-01-16 02:49:42,949 [main] INFO <text:s/>org.apache.pig.backend.hadoop.executionengine.util.MapRedUtil - Total input paths to process : 1</text:p>
      <text:p text:style-name="P1">2017-01-16 02:49:43,156 [main] INFO <text:s/>org.apache.pig.backend.hadoop.executionengine.mapReduceLayer.MRCompiler - File concatenation threshold: 100 optimistic? false</text:p>
      <text:p text:style-name="P1">2017-01-16 02:49:43,174 [main] INFO <text:s/>org.apache.pig.backend.hadoop.executionengine.mapReduceLayer.MultiQueryOptimizer - MR plan size before optimization: 3</text:p>
      <text:p text:style-name="P1">2017-01-16 02:49:43,174 [main] INFO <text:s/>org.apache.pig.backend.hadoop.executionengine.mapReduceLayer.MultiQueryOptimizer - MR plan size after optimization: 3</text:p>
      <text:p text:style-name="P1">2017-01-16 02:49:43,177 [main] INFO <text:s/>org.apache.pig.backend.hadoop.executionengine.mapReduceLayer.AccumulatorOptimizer - Reducer is to run in accumulative mode.</text:p>
      <text:p text:style-name="P1">2017-01-16 02:49:43,181 [main] INFO <text:s/>org.apache.pig.tools.pigstats.mapreduce.MRScriptState - Pig script settings are added to the job</text:p>
      <text:p text:style-name="P1">2017-01-16 02:49:43,182 [main] INFO <text:s/>org.apache.pig.backend.hadoop.executionengine.mapReduceLayer.JobControlCompiler - mapred.job.reduce.markreset.buffer.percent is not set, set to default 0.3</text:p>
      <text:p text:style-name="P1"><text:soft-page-break/>2017-01-16 02:49:43,182 [main] INFO <text:s/>org.apache.pig.backend.hadoop.executionengine.mapReduceLayer.JobControlCompiler - Reduce phase detected, estimating # of required reducers.</text:p>
      <text:p text:style-name="P1">2017-01-16 02:49:43,193 [main] INFO <text:s/>org.apache.pig.backend.hadoop.executionengine.mapReduceLayer.JobControlCompiler - Using reducer estimator: org.apache.pig.backend.hadoop.executionengine.mapReduceLayer.InputSizeReducerEstimator</text:p>
      <text:p text:style-name="P1">2017-01-16 02:49:43,193 [main] INFO <text:s/>org.apache.pig.backend.hadoop.executionengine.mapReduceLayer.InputSizeReducerEstimator - BytesPerReducer=1000000000 maxReducers=999 totalInputFileSize=391355</text:p>
      <text:p text:style-name="P1">2017-01-16 02:49:43,193 [main] INFO <text:s/>org.apache.pig.backend.hadoop.executionengine.mapReduceLayer.JobControlCompiler - Setting Parallelism to 1</text:p>
      <text:p text:style-name="P1">2017-01-16 02:49:43,207 [main] INFO <text:s/>org.apache.pig.backend.hadoop.executionengine.mapReduceLayer.JobControlCompiler - Setting up single store job</text:p>
      <text:p text:style-name="P1">2017-01-16 02:49:43,228 [main] WARN <text:s/>org.apache.pig.data.SchemaTupleBackend - SchemaTupleBackend has already been initialized</text:p>
      <text:p text:style-name="P1">2017-01-16 02:49:43,238 [main] INFO <text:s/>org.apache.pig.backend.hadoop.executionengine.mapReduceLayer.PigGenericMapReduce$Map - Aliases being processed per job phase (AliasName[line,offset]): M: cust[1,7],cust[-1,-1],groupbyprofession[5,20] C: <text:s/>R: countbyprofession[6,20]</text:p>
      <text:p text:style-name="P1">2017-01-16 02:49:44,104 [main] WARN <text:s/>org.apache.pig.data.SchemaTupleBackend - SchemaTupleBackend has already been initialized</text:p>
      <text:p text:style-name="P1">2017-01-16 02:49:44,104 [main] INFO <text:s/>org.apache.pig.backend.hadoop.executionengine.mapReduceLayer.PigMapReduce$Reduce - Aliases being processed per job phase (AliasName[line,offset]): M: cust[1,7],cust[-1,-1],groupbyprofession[5,20] C: <text:s/>R: countbyprofession[6,20]</text:p>
      <text:p text:style-name="P1">2017-01-16 02:49:44,327 [main] INFO <text:s/>org.apache.pig.tools.pigstats.mapreduce.MRScriptState - Pig script settings are added to the job</text:p>
      <text:p text:style-name="P1">2017-01-16 02:49:44,327 [main] INFO <text:s/>org.apache.pig.backend.hadoop.executionengine.mapReduceLayer.JobControlCompiler - mapred.job.reduce.markreset.buffer.percent is not set, set to default 0.3</text:p>
      <text:p text:style-name="P1">2017-01-16 02:49:44,328 [main] INFO <text:s/>org.apache.pig.backend.hadoop.executionengine.mapReduceLayer.JobControlCompiler - Reduce phase detected, estimating # of required reducers.</text:p>
      <text:p text:style-name="P1">2017-01-16 02:49:44,328 [main] INFO <text:s/>org.apache.pig.backend.hadoop.executionengine.mapReduceLayer.JobControlCompiler - Using reducer estimator: org.apache.pig.backend.hadoop.executionengine.mapReduceLayer.InputSizeReducerEstimator</text:p>
      <text:p text:style-name="P1">2017-01-16 02:49:44,329 [main] INFO <text:s/>org.apache.pig.backend.hadoop.executionengine.mapReduceLayer.InputSizeReducerEstimator - BytesPerReducer=1000000000 maxReducers=999 totalInputFileSize=0</text:p>
      <text:p text:style-name="P1">2017-01-16 02:49:44,330 [main] INFO <text:s/>org.apache.pig.backend.hadoop.executionengine.mapReduceLayer.JobControlCompiler - Setting Parallelism to 1</text:p>
      <text:p text:style-name="P1">2017-01-16 02:49:44,341 [main] INFO <text:s/>org.apache.pig.backend.hadoop.executionengine.mapReduceLayer.JobControlCompiler - Setting up single store job</text:p>
      <text:p text:style-name="P1"><text:soft-page-break/>2017-01-16 02:49:44,372 [main] WARN <text:s/>org.apache.pig.data.SchemaTupleBackend - SchemaTupleBackend has already been initialized</text:p>
      <text:p text:style-name="P1">2017-01-16 02:49:44,382 [main] INFO <text:s/>org.apache.pig.backend.hadoop.executionengine.mapReduceLayer.PigGenericMapReduce$Map - Aliases being processed per job phase (AliasName[line,offset]): M: orderbyprofession[7,20] C: <text:s/>R: orderbyprofession[7,20]</text:p>
      <text:p text:style-name="P1">2017-01-16 02:49:44,397 [main] WARN <text:s/>org.apache.pig.data.SchemaTupleBackend - SchemaTupleBackend has already been initialized</text:p>
      <text:p text:style-name="P1">2017-01-16 02:49:44,397 [main] INFO <text:s/>org.apache.pig.backend.hadoop.executionengine.mapReduceLayer.PigMapReduce$Reduce - Aliases being processed per job phase (AliasName[line,offset]): M: orderbyprofession[7,20] C: <text:s/>R: orderbyprofession[7,20]</text:p>
      <text:p text:style-name="P1">2017-01-16 02:49:44,419 [main] INFO <text:s/>org.apache.pig.tools.pigstats.mapreduce.MRScriptState - Pig script settings are added to the job</text:p>
      <text:p text:style-name="P1">2017-01-16 02:49:44,423 [main] INFO <text:s/>org.apache.pig.backend.hadoop.executionengine.mapReduceLayer.JobControlCompiler - mapred.job.reduce.markreset.buffer.percent is not set, set to default 0.3</text:p>
      <text:p text:style-name="P1">2017-01-16 02:49:44,424 [main] INFO <text:s/>org.apache.pig.backend.hadoop.executionengine.mapReduceLayer.JobControlCompiler - Reduce phase detected, estimating # of required reducers.</text:p>
      <text:p text:style-name="P1">2017-01-16 02:49:44,425 [main] INFO <text:s/>org.apache.pig.backend.hadoop.executionengine.mapReduceLayer.JobControlCompiler - Setting Parallelism to 1</text:p>
      <text:p text:style-name="P1">2017-01-16 02:49:44,467 [main] WARN <text:s/>org.apache.pig.data.SchemaTupleBackend - SchemaTupleBackend has already been initialized</text:p>
      <text:p text:style-name="P1">2017-01-16 02:49:44,473 [main] INFO <text:s/>org.apache.pig.backend.hadoop.executionengine.mapReduceLayer.PigGenericMapReduce$Map - Aliases being processed per job phase (AliasName[line,offset]): M: orderbyprofession[7,20] C: <text:s/>R: </text:p>
      <text:p text:style-name="P1">2017-01-16 02:49:44,492 [main] WARN <text:s/>org.apache.pig.data.SchemaTupleBackend - SchemaTupleBackend has already been initialized</text:p>
      <text:p text:style-name="P1">2017-01-16 02:49:44,498 [main] INFO <text:s/>org.apache.pig.backend.hadoop.executionengine.mapReduceLayer.PigMapReduce$Reduce - Aliases being processed per job phase (AliasName[line,offset]): M: orderbyprofession[7,20] C: <text:s/>R: </text:p>
      <text:p text:style-name="P1">2017-01-16 02:49:45,235 [main] INFO <text:s/>org.apache.pig.backend.hadoop.executionengine.mapReduceLayer.MRCompiler - File concatenation threshold: 100 optimistic? false</text:p>
      <text:p text:style-name="P1">2017-01-16 02:49:45,271 [main] INFO <text:s/>org.apache.pig.backend.hadoop.executionengine.mapReduceLayer.MultiQueryOptimizer - MR plan size before optimization: 3</text:p>
      <text:p text:style-name="P1">2017-01-16 02:49:45,277 [main] INFO <text:s/>org.apache.pig.backend.hadoop.executionengine.mapReduceLayer.MultiQueryOptimizer - MR plan size after optimization: 3</text:p>
      <text:p text:style-name="P1">2017-01-16 02:49:45,278 [main] INFO <text:s/>org.apache.pig.backend.hadoop.executionengine.mapReduceLayer.AccumulatorOptimizer - Reducer is to run in accumulative mode.</text:p>
      <text:p text:style-name="P1">2017-01-16 02:49:45,280 [main] INFO <text:s/>org.apache.pig.tools.pigstats.mapreduce.MRScriptState - Pig script settings are added to the job</text:p>
      <text:p text:style-name="P1"><text:soft-page-break/>2017-01-16 02:49:45,289 [main] INFO <text:s/>org.apache.pig.backend.hadoop.executionengine.mapReduceLayer.JobControlCompiler - mapred.job.reduce.markreset.buffer.percent is not set, set to default 0.3</text:p>
      <text:p text:style-name="P1">2017-01-16 02:49:45,294 [main] INFO <text:s/>org.apache.pig.backend.hadoop.executionengine.mapReduceLayer.JobControlCompiler - Reduce phase detected, estimating # of required reducers.</text:p>
      <text:p text:style-name="P1">2017-01-16 02:49:45,294 [main] INFO <text:s/>org.apache.pig.backend.hadoop.executionengine.mapReduceLayer.JobControlCompiler - Using reducer estimator: org.apache.pig.backend.hadoop.executionengine.mapReduceLayer.InputSizeReducerEstimator</text:p>
      <text:p text:style-name="P1">2017-01-16 02:49:45,301 [main] INFO <text:s/>org.apache.pig.backend.hadoop.executionengine.mapReduceLayer.InputSizeReducerEstimator - BytesPerReducer=1000000000 maxReducers=999 totalInputFileSize=391355</text:p>
      <text:p text:style-name="P1">2017-01-16 02:49:45,301 [main] INFO <text:s/>org.apache.pig.backend.hadoop.executionengine.mapReduceLayer.JobControlCompiler - Setting Parallelism to 1</text:p>
      <text:p text:style-name="P1">2017-01-16 02:49:45,337 [main] INFO <text:s/>org.apache.pig.backend.hadoop.executionengine.mapReduceLayer.JobControlCompiler - Setting up single store job</text:p>
      <text:p text:style-name="P1">2017-01-16 02:49:45,360 [main] WARN <text:s/>org.apache.pig.data.SchemaTupleBackend - SchemaTupleBackend has already been initialized</text:p>
      <text:p text:style-name="P1">2017-01-16 02:49:45,361 [main] INFO <text:s/>org.apache.pig.backend.hadoop.executionengine.mapReduceLayer.PigGenericMapReduce$Map - Aliases being processed per job phase (AliasName[line,offset]): M: cust[1,7],cust[-1,-1],groupbyprofession[5,20] C: <text:s/>R: countbyprofession[6,20]</text:p>
      <text:p text:style-name="P1">2017-01-16 02:49:46,039 [main] WARN <text:s/>org.apache.pig.data.SchemaTupleBackend - SchemaTupleBackend has already been initialized</text:p>
      <text:p text:style-name="P1">2017-01-16 02:49:46,045 [main] INFO <text:s/>org.apache.pig.backend.hadoop.executionengine.mapReduceLayer.PigMapReduce$Reduce - Aliases being processed per job phase (AliasName[line,offset]): M: cust[1,7],cust[-1,-1],groupbyprofession[5,20] C: <text:s/>R: countbyprofession[6,20]</text:p>
      <text:p text:style-name="P1">2017-01-16 02:49:46,265 [main] INFO <text:s/>org.apache.pig.tools.pigstats.mapreduce.MRScriptState - Pig script settings are added to the job</text:p>
      <text:p text:style-name="P1">2017-01-16 02:49:46,269 [main] INFO <text:s/>org.apache.pig.backend.hadoop.executionengine.mapReduceLayer.JobControlCompiler - mapred.job.reduce.markreset.buffer.percent is not set, set to default 0.3</text:p>
      <text:p text:style-name="P1">2017-01-16 02:49:46,270 [main] INFO <text:s/>org.apache.pig.backend.hadoop.executionengine.mapReduceLayer.JobControlCompiler - Reduce phase detected, estimating # of required reducers.</text:p>
      <text:p text:style-name="P1">2017-01-16 02:49:46,270 [main] INFO <text:s/>org.apache.pig.backend.hadoop.executionengine.mapReduceLayer.JobControlCompiler - Using reducer estimator: org.apache.pig.backend.hadoop.executionengine.mapReduceLayer.InputSizeReducerEstimator</text:p>
      <text:p text:style-name="P1">2017-01-16 02:49:46,271 [main] INFO <text:s/>org.apache.pig.backend.hadoop.executionengine.mapReduceLayer.InputSizeReducerEstimator - BytesPerReducer=1000000000 maxReducers=999 totalInputFileSize=0</text:p>
      <text:p text:style-name="P1">2017-01-16 02:49:46,280 [main] INFO <text:s/>org.apache.pig.backend.hadoop.executionengine.mapReduceLayer.JobControlCompiler - Setting Parallelism to 1</text:p>
      <text:p text:style-name="P1"><text:soft-page-break/>2017-01-16 02:49:46,319 [main] INFO <text:s/>org.apache.pig.backend.hadoop.executionengine.mapReduceLayer.JobControlCompiler - Setting up single store job</text:p>
      <text:p text:style-name="P1">2017-01-16 02:49:46,357 [main] WARN <text:s/>org.apache.pig.data.SchemaTupleBackend - SchemaTupleBackend has already been initialized</text:p>
      <text:p text:style-name="P1">2017-01-16 02:49:46,377 [main] INFO <text:s/>org.apache.pig.backend.hadoop.executionengine.mapReduceLayer.PigGenericMapReduce$Map - Aliases being processed per job phase (AliasName[line,offset]): M: orderbyprofession[7,20] C: <text:s/>R: orderbyprofession[7,20]</text:p>
      <text:p text:style-name="P1">2017-01-16 02:49:46,399 [main] WARN <text:s/>org.apache.pig.data.SchemaTupleBackend - SchemaTupleBackend has already been initialized</text:p>
      <text:p text:style-name="P1">2017-01-16 02:49:46,408 [main] INFO <text:s/>org.apache.pig.backend.hadoop.executionengine.mapReduceLayer.PigMapReduce$Reduce - Aliases being processed per job phase (AliasName[line,offset]): M: orderbyprofession[7,20] C: <text:s/>R: orderbyprofession[7,20]</text:p>
      <text:p text:style-name="P1">2017-01-16 02:49:46,415 [main] INFO <text:s/>org.apache.pig.tools.pigstats.mapreduce.MRScriptState - Pig script settings are added to the job</text:p>
      <text:p text:style-name="P1">2017-01-16 02:49:46,437 [main] INFO <text:s/>org.apache.pig.backend.hadoop.executionengine.mapReduceLayer.JobControlCompiler - mapred.job.reduce.markreset.buffer.percent is not set, set to default 0.3</text:p>
      <text:p text:style-name="P1">2017-01-16 02:49:46,437 [main] INFO <text:s/>org.apache.pig.backend.hadoop.executionengine.mapReduceLayer.JobControlCompiler - Reduce phase detected, estimating # of required reducers.</text:p>
      <text:p text:style-name="P1">2017-01-16 02:49:46,437 [main] INFO <text:s/>org.apache.pig.backend.hadoop.executionengine.mapReduceLayer.JobControlCompiler - Setting Parallelism to 1</text:p>
      <text:p text:style-name="P1">2017-01-16 02:49:46,514 [main] WARN <text:s/>org.apache.pig.data.SchemaTupleBackend - SchemaTupleBackend has already been initialized</text:p>
      <text:p text:style-name="P1">2017-01-16 02:49:46,515 [main] INFO <text:s/>org.apache.pig.backend.hadoop.executionengine.mapReduceLayer.PigGenericMapReduce$Map - Aliases being processed per job phase (AliasName[line,offset]): M: orderbyprofession[7,20] C: <text:s/>R: </text:p>
      <text:p text:style-name="P1">2017-01-16 02:49:46,550 [main] WARN <text:s/>org.apache.pig.data.SchemaTupleBackend - SchemaTupleBackend has already been initialized</text:p>
      <text:p text:style-name="P1">2017-01-16 02:49:46,551 [main] INFO <text:s/>org.apache.pig.backend.hadoop.executionengine.mapReduceLayer.PigMapReduce$Reduce - Aliases being processed per job phase (AliasName[line,offset]): M: orderbyprofession[7,20] C: <text:s/>R: </text:p>
      <text:p text:style-name="P1">2017-01-16 02:49:46,812 [main] INFO <text:s/>org.apache.pig.backend.hadoop.executionengine.mapReduceLayer.MRCompiler - File concatenation threshold: 100 optimistic? false</text:p>
      <text:p text:style-name="P1">2017-01-16 02:49:46,854 [main] INFO <text:s/>org.apache.pig.backend.hadoop.executionengine.mapReduceLayer.MultiQueryOptimizer - MR plan size before optimization: 3</text:p>
      <text:p text:style-name="P1">2017-01-16 02:49:46,856 [main] INFO <text:s/>org.apache.pig.backend.hadoop.executionengine.mapReduceLayer.MultiQueryOptimizer - MR plan size after optimization: 3</text:p>
      <text:p text:style-name="P1">2017-01-16 02:49:46,857 [main] INFO <text:s/>org.apache.pig.backend.hadoop.executionengine.mapReduceLayer.AccumulatorOptimizer - Reducer is to run in accumulative mode.</text:p>
      <text:p text:style-name="P1"><text:soft-page-break/>2017-01-16 02:49:46,860 [main] INFO <text:s/>org.apache.pig.tools.pigstats.mapreduce.MRScriptState - Pig script settings are added to the job</text:p>
      <text:p text:style-name="P1">2017-01-16 02:49:46,864 [main] INFO <text:s/>org.apache.pig.backend.hadoop.executionengine.mapReduceLayer.JobControlCompiler - mapred.job.reduce.markreset.buffer.percent is not set, set to default 0.3</text:p>
      <text:p text:style-name="P1">2017-01-16 02:49:46,874 [main] INFO <text:s/>org.apache.pig.backend.hadoop.executionengine.mapReduceLayer.JobControlCompiler - Reduce phase detected, estimating # of required reducers.</text:p>
      <text:p text:style-name="P1">2017-01-16 02:49:46,874 [main] INFO <text:s/>org.apache.pig.backend.hadoop.executionengine.mapReduceLayer.JobControlCompiler - Using reducer estimator: org.apache.pig.backend.hadoop.executionengine.mapReduceLayer.InputSizeReducerEstimator</text:p>
      <text:p text:style-name="P1">2017-01-16 02:49:46,875 [main] INFO <text:s/>org.apache.pig.backend.hadoop.executionengine.mapReduceLayer.InputSizeReducerEstimator - BytesPerReducer=1000000000 maxReducers=999 totalInputFileSize=391355</text:p>
      <text:p text:style-name="P1">2017-01-16 02:49:46,876 [main] INFO <text:s/>org.apache.pig.backend.hadoop.executionengine.mapReduceLayer.JobControlCompiler - Setting Parallelism to 1</text:p>
      <text:p text:style-name="P1">2017-01-16 02:49:46,895 [main] INFO <text:s/>org.apache.pig.backend.hadoop.executionengine.mapReduceLayer.JobControlCompiler - Setting up single store job</text:p>
      <text:p text:style-name="P1">2017-01-16 02:49:46,953 [main] WARN <text:s/>org.apache.pig.data.SchemaTupleBackend - SchemaTupleBackend has already been initialized</text:p>
      <text:p text:style-name="P1">2017-01-16 02:49:46,955 [main] INFO <text:s/>org.apache.pig.backend.hadoop.executionengine.mapReduceLayer.PigGenericMapReduce$Map - Aliases being processed per job phase (AliasName[line,offset]): M: cust[1,7],cust[-1,-1],groupbyprofession[5,20] C: <text:s/>R: countbyprofession[6,20]</text:p>
      <text:p text:style-name="P1">2017-01-16 02:49:47,451 [main] WARN <text:s/>org.apache.pig.data.SchemaTupleBackend - SchemaTupleBackend has already been initialized</text:p>
      <text:p text:style-name="P1">2017-01-16 02:49:47,452 [main] INFO <text:s/>org.apache.pig.backend.hadoop.executionengine.mapReduceLayer.PigMapReduce$Reduce - Aliases being processed per job phase (AliasName[line,offset]): M: cust[1,7],cust[-1,-1],groupbyprofession[5,20] C: <text:s/>R: countbyprofession[6,20]</text:p>
      <text:p text:style-name="P1">2017-01-16 02:49:47,565 [main] INFO <text:s/>org.apache.pig.tools.pigstats.mapreduce.MRScriptState - Pig script settings are added to the job</text:p>
      <text:p text:style-name="P1">2017-01-16 02:49:47,565 [main] INFO <text:s/>org.apache.pig.backend.hadoop.executionengine.mapReduceLayer.JobControlCompiler - mapred.job.reduce.markreset.buffer.percent is not set, set to default 0.3</text:p>
      <text:p text:style-name="P1">2017-01-16 02:49:47,566 [main] INFO <text:s/>org.apache.pig.backend.hadoop.executionengine.mapReduceLayer.JobControlCompiler - Reduce phase detected, estimating # of required reducers.</text:p>
      <text:p text:style-name="P1">2017-01-16 02:49:47,566 [main] INFO <text:s/>org.apache.pig.backend.hadoop.executionengine.mapReduceLayer.JobControlCompiler - Using reducer estimator: org.apache.pig.backend.hadoop.executionengine.mapReduceLayer.InputSizeReducerEstimator</text:p>
      <text:p text:style-name="P1">2017-01-16 02:49:47,566 [main] INFO <text:s/>org.apache.pig.backend.hadoop.executionengine.mapReduceLayer.InputSizeReducerEstimator - BytesPerReducer=1000000000 maxReducers=999 totalInputFileSize=0</text:p>
      <text:p text:style-name="P1"><text:soft-page-break/>2017-01-16 02:49:47,572 [main] INFO <text:s/>org.apache.pig.backend.hadoop.executionengine.mapReduceLayer.JobControlCompiler - Setting Parallelism to 1</text:p>
      <text:p text:style-name="P1">2017-01-16 02:49:47,582 [main] INFO <text:s/>org.apache.pig.backend.hadoop.executionengine.mapReduceLayer.JobControlCompiler - Setting up single store job</text:p>
      <text:p text:style-name="P1">2017-01-16 02:49:47,616 [main] WARN <text:s/>org.apache.pig.data.SchemaTupleBackend - SchemaTupleBackend has already been initialized</text:p>
      <text:p text:style-name="P1">2017-01-16 02:49:47,623 [main] INFO <text:s/>org.apache.pig.backend.hadoop.executionengine.mapReduceLayer.PigGenericMapReduce$Map - Aliases being processed per job phase (AliasName[line,offset]): M: orderbyprofession[7,20] C: <text:s/>R: orderbyprofession[7,20]</text:p>
      <text:p text:style-name="P1">2017-01-16 02:49:47,632 [main] WARN <text:s/>org.apache.pig.data.SchemaTupleBackend - SchemaTupleBackend has already been initialized</text:p>
      <text:p text:style-name="P1">2017-01-16 02:49:47,637 [main] INFO <text:s/>org.apache.pig.backend.hadoop.executionengine.mapReduceLayer.PigMapReduce$Reduce - Aliases being processed per job phase (AliasName[line,offset]): M: orderbyprofession[7,20] C: <text:s/>R: orderbyprofession[7,20]</text:p>
      <text:p text:style-name="P1">2017-01-16 02:49:47,647 [main] INFO <text:s/>org.apache.pig.tools.pigstats.mapreduce.MRScriptState - Pig script settings are added to the job</text:p>
      <text:p text:style-name="P1">2017-01-16 02:49:47,650 [main] INFO <text:s/>org.apache.pig.backend.hadoop.executionengine.mapReduceLayer.JobControlCompiler - mapred.job.reduce.markreset.buffer.percent is not set, set to default 0.3</text:p>
      <text:p text:style-name="P1">2017-01-16 02:49:47,654 [main] INFO <text:s/>org.apache.pig.backend.hadoop.executionengine.mapReduceLayer.JobControlCompiler - Reduce phase detected, estimating # of required reducers.</text:p>
      <text:p text:style-name="P1">2017-01-16 02:49:47,654 [main] INFO <text:s/>org.apache.pig.backend.hadoop.executionengine.mapReduceLayer.JobControlCompiler - Setting Parallelism to 1</text:p>
      <text:p text:style-name="P1">2017-01-16 02:49:47,686 [main] WARN <text:s/>org.apache.pig.data.SchemaTupleBackend - SchemaTupleBackend has already been initialized</text:p>
      <text:p text:style-name="P1">2017-01-16 02:49:47,693 [main] INFO <text:s/>org.apache.pig.backend.hadoop.executionengine.mapReduceLayer.PigGenericMapReduce$Map - Aliases being processed per job phase (AliasName[line,offset]): M: orderbyprofession[7,20] C: <text:s/>R: </text:p>
      <text:p text:style-name="P1">2017-01-16 02:49:47,708 [main] WARN <text:s/>org.apache.pig.data.SchemaTupleBackend - SchemaTupleBackend has already been initialized</text:p>
      <text:p text:style-name="P1">2017-01-16 02:49:47,713 [main] INFO <text:s/>org.apache.pig.backend.hadoop.executionengine.mapReduceLayer.PigMapReduce$Reduce - Aliases being processed per job phase (AliasName[line,offset]): M: orderbyprofession[7,20] C: <text:s/>R: </text:p>
      <text:p text:style-name="P1">2017-01-16 02:49:47,720 [main] INFO <text:s/>org.apache.pig.backend.hadoop.executionengine.mapReduceLayer.MRCompiler - File concatenation threshold: 100 optimistic? false</text:p>
      <text:p text:style-name="P1">2017-01-16 02:49:47,739 [main] INFO <text:s/>org.apache.pig.backend.hadoop.executionengine.mapReduceLayer.MultiQueryOptimizer - MR plan size before optimization: 3</text:p>
      <text:p text:style-name="P1">2017-01-16 02:49:47,743 [main] INFO <text:s/>org.apache.pig.backend.hadoop.executionengine.mapReduceLayer.MultiQueryOptimizer - MR plan size after optimization: 3</text:p>
      <text:p text:style-name="P1"><text:soft-page-break/>2017-01-16 02:49:47,744 [main] INFO <text:s/>org.apache.pig.backend.hadoop.executionengine.mapReduceLayer.AccumulatorOptimizer - Reducer is to run in accumulative mode.</text:p>
      <text:p text:style-name="P1">2017-01-16 02:49:47,745 [main] INFO <text:s/>org.apache.pig.tools.pigstats.mapreduce.MRScriptState - Pig script settings are added to the job</text:p>
      <text:p text:style-name="P1">2017-01-16 02:49:47,745 [main] INFO <text:s/>org.apache.pig.backend.hadoop.executionengine.mapReduceLayer.JobControlCompiler - mapred.job.reduce.markreset.buffer.percent is not set, set to default 0.3</text:p>
      <text:p text:style-name="P1">2017-01-16 02:49:47,746 [main] INFO <text:s/>org.apache.pig.backend.hadoop.executionengine.mapReduceLayer.JobControlCompiler - Reduce phase detected, estimating # of required reducers.</text:p>
      <text:p text:style-name="P1">2017-01-16 02:49:47,746 [main] INFO <text:s/>org.apache.pig.backend.hadoop.executionengine.mapReduceLayer.JobControlCompiler - Using reducer estimator: org.apache.pig.backend.hadoop.executionengine.mapReduceLayer.InputSizeReducerEstimator</text:p>
      <text:p text:style-name="P1">2017-01-16 02:49:47,751 [main] INFO <text:s/>org.apache.pig.backend.hadoop.executionengine.mapReduceLayer.InputSizeReducerEstimator - BytesPerReducer=1000000000 maxReducers=999 totalInputFileSize=391355</text:p>
      <text:p text:style-name="P1">2017-01-16 02:49:47,751 [main] INFO <text:s/>org.apache.pig.backend.hadoop.executionengine.mapReduceLayer.JobControlCompiler - Setting Parallelism to 1</text:p>
      <text:p text:style-name="P1">2017-01-16 02:49:47,763 [main] INFO <text:s/>org.apache.pig.backend.hadoop.executionengine.mapReduceLayer.JobControlCompiler - Setting up single store job</text:p>
      <text:p text:style-name="P1">2017-01-16 02:49:47,809 [main] WARN <text:s/>org.apache.pig.data.SchemaTupleBackend - SchemaTupleBackend has already been initialized</text:p>
      <text:p text:style-name="P1">2017-01-16 02:49:47,810 [main] INFO <text:s/>org.apache.pig.backend.hadoop.executionengine.mapReduceLayer.PigGenericMapReduce$Map - Aliases being processed per job phase (AliasName[line,offset]): M: cust[1,7],cust[-1,-1],groupbyprofession[5,20] C: <text:s/>R: countbyprofession[6,20]</text:p>
      <text:p text:style-name="P1">2017-01-16 02:49:47,821 [main] WARN <text:s/>org.apache.pig.data.SchemaTupleBackend - SchemaTupleBackend has already been initialized</text:p>
      <text:p text:style-name="P1">2017-01-16 02:49:47,821 [main] INFO <text:s/>org.apache.pig.backend.hadoop.executionengine.mapReduceLayer.PigMapReduce$Reduce - Aliases being processed per job phase (AliasName[line,offset]): M: cust[1,7],cust[-1,-1],groupbyprofession[5,20] C: <text:s/>R: countbyprofession[6,20]</text:p>
      <text:p text:style-name="P1">2017-01-16 02:49:47,822 [main] INFO <text:s/>org.apache.pig.tools.pigstats.mapreduce.MRScriptState - Pig script settings are added to the job</text:p>
      <text:p text:style-name="P1">2017-01-16 02:49:47,823 [main] INFO <text:s/>org.apache.pig.backend.hadoop.executionengine.mapReduceLayer.JobControlCompiler - mapred.job.reduce.markreset.buffer.percent is not set, set to default 0.3</text:p>
      <text:p text:style-name="P1">2017-01-16 02:49:47,833 [main] INFO <text:s/>org.apache.pig.backend.hadoop.executionengine.mapReduceLayer.JobControlCompiler - Reduce phase detected, estimating # of required reducers.</text:p>
      <text:p text:style-name="P1">2017-01-16 02:49:47,833 [main] INFO <text:s/>org.apache.pig.backend.hadoop.executionengine.mapReduceLayer.JobControlCompiler - Using reducer estimator: org.apache.pig.backend.hadoop.executionengine.mapReduceLayer.InputSizeReducerEstimator</text:p>
      <text:p text:style-name="P1"><text:soft-page-break/>2017-01-16 02:49:47,833 [main] INFO <text:s/>org.apache.pig.backend.hadoop.executionengine.mapReduceLayer.InputSizeReducerEstimator - BytesPerReducer=1000000000 maxReducers=999 totalInputFileSize=0</text:p>
      <text:p text:style-name="P1">2017-01-16 02:49:47,833 [main] INFO <text:s/>org.apache.pig.backend.hadoop.executionengine.mapReduceLayer.JobControlCompiler - Setting Parallelism to 1</text:p>
      <text:p text:style-name="P1">2017-01-16 02:49:47,848 [main] INFO <text:s/>org.apache.pig.backend.hadoop.executionengine.mapReduceLayer.JobControlCompiler - Setting up single store job</text:p>
      <text:p text:style-name="P1">2017-01-16 02:49:47,871 [main] WARN <text:s/>org.apache.pig.data.SchemaTupleBackend - SchemaTupleBackend has already been initialized</text:p>
      <text:p text:style-name="P1">2017-01-16 02:49:47,887 [main] INFO <text:s/>org.apache.pig.backend.hadoop.executionengine.mapReduceLayer.PigGenericMapReduce$Map - Aliases being processed per job phase (AliasName[line,offset]): M: orderbyprofession[7,20] C: <text:s/>R: orderbyprofession[7,20]</text:p>
      <text:p text:style-name="P1">2017-01-16 02:49:47,902 [main] WARN <text:s/>org.apache.pig.data.SchemaTupleBackend - SchemaTupleBackend has already been initialized</text:p>
      <text:p text:style-name="P1">2017-01-16 02:49:47,903 [main] INFO <text:s/>org.apache.pig.backend.hadoop.executionengine.mapReduceLayer.PigMapReduce$Reduce - Aliases being processed per job phase (AliasName[line,offset]): M: orderbyprofession[7,20] C: <text:s/>R: orderbyprofession[7,20]</text:p>
      <text:p text:style-name="P1">2017-01-16 02:49:47,904 [main] INFO <text:s/>org.apache.pig.tools.pigstats.mapreduce.MRScriptState - Pig script settings are added to the job</text:p>
      <text:p text:style-name="P1">2017-01-16 02:49:47,906 [main] INFO <text:s/>org.apache.pig.backend.hadoop.executionengine.mapReduceLayer.JobControlCompiler - mapred.job.reduce.markreset.buffer.percent is not set, set to default 0.3</text:p>
      <text:p text:style-name="P1">2017-01-16 02:49:47,906 [main] INFO <text:s/>org.apache.pig.backend.hadoop.executionengine.mapReduceLayer.JobControlCompiler - Reduce phase detected, estimating # of required reducers.</text:p>
      <text:p text:style-name="P1">2017-01-16 02:49:47,913 [main] INFO <text:s/>org.apache.pig.backend.hadoop.executionengine.mapReduceLayer.JobControlCompiler - Setting Parallelism to 1</text:p>
      <text:p text:style-name="P1">2017-01-16 02:49:47,964 [main] WARN <text:s/>org.apache.pig.data.SchemaTupleBackend - SchemaTupleBackend has already been initialized</text:p>
      <text:p text:style-name="P1">2017-01-16 02:49:47,969 [main] INFO <text:s/>org.apache.pig.backend.hadoop.executionengine.mapReduceLayer.PigGenericMapReduce$Map - Aliases being processed per job phase (AliasName[line,offset]): M: orderbyprofession[7,20] C: <text:s/>R: </text:p>
      <text:p text:style-name="P1">2017-01-16 02:49:47,976 [main] WARN <text:s/>org.apache.pig.data.SchemaTupleBackend - SchemaTupleBackend has already been initialized</text:p>
      <text:p text:style-name="P1">2017-01-16 02:49:47,989 [main] INFO <text:s/>org.apache.pig.backend.hadoop.executionengine.mapReduceLayer.PigMapReduce$Reduce - Aliases being processed per job phase (AliasName[line,offset]): M: orderbyprofession[7,20] C: <text:s/>R: </text:p>
      <text:p text:style-name="P1">2017-01-16 02:49:47,990 [main] INFO <text:s/>org.apache.pig.backend.hadoop.executionengine.mapReduceLayer.MRCompiler - File concatenation threshold: 100 optimistic? false</text:p>
      <text:p text:style-name="P1">2017-01-16 02:49:48,011 [main] INFO <text:s/>org.apache.pig.backend.hadoop.executionengine.mapReduceLayer.MultiQueryOptimizer - MR plan size before optimization: 3</text:p>
      <text:p text:style-name="P1"><text:soft-page-break/>2017-01-16 02:49:48,012 [main] INFO <text:s/>org.apache.pig.backend.hadoop.executionengine.mapReduceLayer.MultiQueryOptimizer - MR plan size after optimization: 3</text:p>
      <text:p text:style-name="P1">2017-01-16 02:49:48,015 [main] INFO <text:s/>org.apache.pig.backend.hadoop.executionengine.mapReduceLayer.AccumulatorOptimizer - Reducer is to run in accumulative mode.</text:p>
      <text:p text:style-name="P1">2017-01-16 02:49:48,017 [main] INFO <text:s/>org.apache.pig.tools.pigstats.mapreduce.MRScriptState - Pig script settings are added to the job</text:p>
      <text:p text:style-name="P1">2017-01-16 02:49:48,018 [main] INFO <text:s/>org.apache.pig.backend.hadoop.executionengine.mapReduceLayer.JobControlCompiler - mapred.job.reduce.markreset.buffer.percent is not set, set to default 0.3</text:p>
      <text:p text:style-name="P1">2017-01-16 02:49:48,021 [main] INFO <text:s/>org.apache.pig.backend.hadoop.executionengine.mapReduceLayer.JobControlCompiler - Reduce phase detected, estimating # of required reducers.</text:p>
      <text:p text:style-name="P1">2017-01-16 02:49:48,025 [main] INFO <text:s/>org.apache.pig.backend.hadoop.executionengine.mapReduceLayer.JobControlCompiler - Using reducer estimator: org.apache.pig.backend.hadoop.executionengine.mapReduceLayer.InputSizeReducerEstimator</text:p>
      <text:p text:style-name="P1">2017-01-16 02:49:48,026 [main] INFO <text:s/>org.apache.pig.backend.hadoop.executionengine.mapReduceLayer.InputSizeReducerEstimator - BytesPerReducer=1000000000 maxReducers=999 totalInputFileSize=391355</text:p>
      <text:p text:style-name="P1">2017-01-16 02:49:48,028 [main] INFO <text:s/>org.apache.pig.backend.hadoop.executionengine.mapReduceLayer.JobControlCompiler - Setting Parallelism to 1</text:p>
      <text:p text:style-name="P1">2017-01-16 02:49:48,048 [main] INFO <text:s/>org.apache.pig.backend.hadoop.executionengine.mapReduceLayer.JobControlCompiler - Setting up single store job</text:p>
      <text:p text:style-name="P1">2017-01-16 02:49:48,079 [main] WARN <text:s/>org.apache.pig.data.SchemaTupleBackend - SchemaTupleBackend has already been initialized</text:p>
      <text:p text:style-name="P1">2017-01-16 02:49:48,095 [main] INFO <text:s/>org.apache.pig.backend.hadoop.executionengine.mapReduceLayer.PigGenericMapReduce$Map - Aliases being processed per job phase (AliasName[line,offset]): M: cust[1,7],cust[-1,-1],groupbyprofession[5,20] C: <text:s/>R: countbyprofession[6,20]</text:p>
      <text:p text:style-name="P1">2017-01-16 02:49:48,109 [main] WARN <text:s/>org.apache.pig.data.SchemaTupleBackend - SchemaTupleBackend has already been initialized</text:p>
      <text:p text:style-name="P1">2017-01-16 02:49:48,111 [main] INFO <text:s/>org.apache.pig.backend.hadoop.executionengine.mapReduceLayer.PigMapReduce$Reduce - Aliases being processed per job phase (AliasName[line,offset]): M: cust[1,7],cust[-1,-1],groupbyprofession[5,20] C: <text:s/>R: countbyprofession[6,20]</text:p>
      <text:p text:style-name="P1">2017-01-16 02:49:48,112 [main] INFO <text:s/>org.apache.pig.tools.pigstats.mapreduce.MRScriptState - Pig script settings are added to the job</text:p>
      <text:p text:style-name="P1">2017-01-16 02:49:48,114 [main] INFO <text:s/>org.apache.pig.backend.hadoop.executionengine.mapReduceLayer.JobControlCompiler - mapred.job.reduce.markreset.buffer.percent is not set, set to default 0.3</text:p>
      <text:p text:style-name="P1">2017-01-16 02:49:48,117 [main] INFO <text:s/>org.apache.pig.backend.hadoop.executionengine.mapReduceLayer.JobControlCompiler - Reduce phase detected, estimating # of required reducers.</text:p>
      <text:p text:style-name="P1">2017-01-16 02:49:48,117 [main] INFO <text:s/>org.apache.pig.backend.hadoop.executionengine.mapReduceLayer.JobControlCompiler - Using <text:soft-page-break/>reducer estimator: org.apache.pig.backend.hadoop.executionengine.mapReduceLayer.InputSizeReducerEstimator</text:p>
      <text:p text:style-name="P1">2017-01-16 02:49:48,117 [main] INFO <text:s/>org.apache.pig.backend.hadoop.executionengine.mapReduceLayer.InputSizeReducerEstimator - BytesPerReducer=1000000000 maxReducers=999 totalInputFileSize=0</text:p>
      <text:p text:style-name="P1">2017-01-16 02:49:48,117 [main] INFO <text:s/>org.apache.pig.backend.hadoop.executionengine.mapReduceLayer.JobControlCompiler - Setting Parallelism to 1</text:p>
      <text:p text:style-name="P1">2017-01-16 02:49:48,149 [main] INFO <text:s/>org.apache.pig.backend.hadoop.executionengine.mapReduceLayer.JobControlCompiler - Setting up single store job</text:p>
      <text:p text:style-name="P1">2017-01-16 02:49:48,167 [main] WARN <text:s/>org.apache.pig.data.SchemaTupleBackend - SchemaTupleBackend has already been initialized</text:p>
      <text:p text:style-name="P1">2017-01-16 02:49:48,167 [main] INFO <text:s/>org.apache.pig.backend.hadoop.executionengine.mapReduceLayer.PigGenericMapReduce$Map - Aliases being processed per job phase (AliasName[line,offset]): M: orderbyprofession[7,20] C: <text:s/>R: orderbyprofession[7,20]</text:p>
      <text:p text:style-name="P1">2017-01-16 02:49:48,172 [main] WARN <text:s/>org.apache.pig.data.SchemaTupleBackend - SchemaTupleBackend has already been initialized</text:p>
      <text:p text:style-name="P1">2017-01-16 02:49:48,184 [main] INFO <text:s/>org.apache.pig.backend.hadoop.executionengine.mapReduceLayer.PigMapReduce$Reduce - Aliases being processed per job phase (AliasName[line,offset]): M: orderbyprofession[7,20] C: <text:s/>R: orderbyprofession[7,20]</text:p>
      <text:p text:style-name="P1">2017-01-16 02:49:48,184 [main] INFO <text:s/>org.apache.pig.tools.pigstats.mapreduce.MRScriptState - Pig script settings are added to the job</text:p>
      <text:p text:style-name="P1">2017-01-16 02:49:48,188 [main] INFO <text:s/>org.apache.pig.backend.hadoop.executionengine.mapReduceLayer.JobControlCompiler - mapred.job.reduce.markreset.buffer.percent is not set, set to default 0.3</text:p>
      <text:p text:style-name="P1">2017-01-16 02:49:48,189 [main] INFO <text:s/>org.apache.pig.backend.hadoop.executionengine.mapReduceLayer.JobControlCompiler - Reduce phase detected, estimating # of required reducers.</text:p>
      <text:p text:style-name="P1">2017-01-16 02:49:48,189 [main] INFO <text:s/>org.apache.pig.backend.hadoop.executionengine.mapReduceLayer.JobControlCompiler - Setting Parallelism to 1</text:p>
      <text:p text:style-name="P1">2017-01-16 02:49:48,233 [main] WARN <text:s/>org.apache.pig.data.SchemaTupleBackend - SchemaTupleBackend has already been initialized</text:p>
      <text:p text:style-name="P1">2017-01-16 02:49:48,234 [main] INFO <text:s/>org.apache.pig.backend.hadoop.executionengine.mapReduceLayer.PigGenericMapReduce$Map - Aliases being processed per job phase (AliasName[line,offset]): M: orderbyprofession[7,20] C: <text:s/>R: </text:p>
      <text:p text:style-name="P1">2017-01-16 02:49:48,252 [main] WARN <text:s/>org.apache.pig.data.SchemaTupleBackend - SchemaTupleBackend has already been initialized</text:p>
      <text:p text:style-name="P1">2017-01-16 02:49:48,253 [main] INFO <text:s/>org.apache.pig.backend.hadoop.executionengine.mapReduceLayer.PigMapReduce$Reduce - Aliases being processed per job phase (AliasName[line,offset]): M: orderbyprofession[7,20] C: <text:s/>R: </text:p>
      <text:p text:style-name="P1">2017-01-16 02:49:48,254 [main] INFO <text:s/>org.apache.pig.backend.hadoop.executionengine.mapReduceLayer.MRCompiler - File concatenation threshold: 100 optimistic? false</text:p>
      <text:p text:style-name="P1"><text:soft-page-break/>2017-01-16 02:49:48,266 [main] INFO <text:s/>org.apache.pig.backend.hadoop.executionengine.mapReduceLayer.MultiQueryOptimizer - MR plan size before optimization: 3</text:p>
      <text:p text:style-name="P1">2017-01-16 02:49:48,267 [main] INFO <text:s/>org.apache.pig.backend.hadoop.executionengine.mapReduceLayer.MultiQueryOptimizer - MR plan size after optimization: 3</text:p>
      <text:p text:style-name="P1">2017-01-16 02:49:48,267 [main] INFO <text:s/>org.apache.pig.backend.hadoop.executionengine.mapReduceLayer.AccumulatorOptimizer - Reducer is to run in accumulative mode.</text:p>
      <text:p text:style-name="P1">2017-01-16 02:49:48,268 [main] INFO <text:s/>org.apache.pig.tools.pigstats.mapreduce.MRScriptState - Pig script settings are added to the job</text:p>
      <text:p text:style-name="P1">2017-01-16 02:49:48,268 [main] INFO <text:s/>org.apache.pig.backend.hadoop.executionengine.mapReduceLayer.JobControlCompiler - mapred.job.reduce.markreset.buffer.percent is not set, set to default 0.3</text:p>
      <text:p text:style-name="P1">2017-01-16 02:49:48,269 [main] INFO <text:s/>org.apache.pig.backend.hadoop.executionengine.mapReduceLayer.JobControlCompiler - Reduce phase detected, estimating # of required reducers.</text:p>
      <text:p text:style-name="P1">2017-01-16 02:49:48,269 [main] INFO <text:s/>org.apache.pig.backend.hadoop.executionengine.mapReduceLayer.JobControlCompiler - Using reducer estimator: org.apache.pig.backend.hadoop.executionengine.mapReduceLayer.InputSizeReducerEstimator</text:p>
      <text:p text:style-name="P1">2017-01-16 02:49:48,269 [main] INFO <text:s/>org.apache.pig.backend.hadoop.executionengine.mapReduceLayer.InputSizeReducerEstimator - BytesPerReducer=1000000000 maxReducers=999 totalInputFileSize=391355</text:p>
      <text:p text:style-name="P1">2017-01-16 02:49:48,269 [main] INFO <text:s/>org.apache.pig.backend.hadoop.executionengine.mapReduceLayer.JobControlCompiler - Setting Parallelism to 1</text:p>
      <text:p text:style-name="P1">2017-01-16 02:49:48,311 [main] INFO <text:s/>org.apache.pig.backend.hadoop.executionengine.mapReduceLayer.JobControlCompiler - Setting up single store job</text:p>
      <text:p text:style-name="P1">2017-01-16 02:49:48,372 [main] WARN <text:s/>org.apache.pig.data.SchemaTupleBackend - SchemaTupleBackend has already been initialized</text:p>
      <text:p text:style-name="P1">2017-01-16 02:49:48,377 [main] INFO <text:s/>org.apache.pig.backend.hadoop.executionengine.mapReduceLayer.PigGenericMapReduce$Map - Aliases being processed per job phase (AliasName[line,offset]): M: cust[1,7],cust[-1,-1],groupbyprofession[5,20] C: <text:s/>R: countbyprofession[6,20]</text:p>
      <text:p text:style-name="P1">2017-01-16 02:49:48,396 [main] WARN <text:s/>org.apache.pig.data.SchemaTupleBackend - SchemaTupleBackend has already been initialized</text:p>
      <text:p text:style-name="P1">2017-01-16 02:49:48,405 [main] INFO <text:s/>org.apache.pig.backend.hadoop.executionengine.mapReduceLayer.PigMapReduce$Reduce - Aliases being processed per job phase (AliasName[line,offset]): M: cust[1,7],cust[-1,-1],groupbyprofession[5,20] C: <text:s/>R: countbyprofession[6,20]</text:p>
      <text:p text:style-name="P1">2017-01-16 02:49:48,406 [main] INFO <text:s/>org.apache.pig.tools.pigstats.mapreduce.MRScriptState - Pig script settings are added to the job</text:p>
      <text:p text:style-name="P1">2017-01-16 02:49:48,406 [main] INFO <text:s/>org.apache.pig.backend.hadoop.executionengine.mapReduceLayer.JobControlCompiler - mapred.job.reduce.markreset.buffer.percent is not set, set to default 0.3</text:p>
      <text:p text:style-name="P1"><text:soft-page-break/>2017-01-16 02:49:48,406 [main] INFO <text:s/>org.apache.pig.backend.hadoop.executionengine.mapReduceLayer.JobControlCompiler - Reduce phase detected, estimating # of required reducers.</text:p>
      <text:p text:style-name="P1">2017-01-16 02:49:48,406 [main] INFO <text:s/>org.apache.pig.backend.hadoop.executionengine.mapReduceLayer.JobControlCompiler - Using reducer estimator: org.apache.pig.backend.hadoop.executionengine.mapReduceLayer.InputSizeReducerEstimator</text:p>
      <text:p text:style-name="P1">2017-01-16 02:49:48,407 [main] INFO <text:s/>org.apache.pig.backend.hadoop.executionengine.mapReduceLayer.InputSizeReducerEstimator - BytesPerReducer=1000000000 maxReducers=999 totalInputFileSize=0</text:p>
      <text:p text:style-name="P1">2017-01-16 02:49:48,407 [main] INFO <text:s/>org.apache.pig.backend.hadoop.executionengine.mapReduceLayer.JobControlCompiler - Setting Parallelism to 1</text:p>
      <text:p text:style-name="P1">2017-01-16 02:49:48,424 [main] INFO <text:s/>org.apache.pig.backend.hadoop.executionengine.mapReduceLayer.JobControlCompiler - Setting up single store job</text:p>
      <text:p text:style-name="P1">2017-01-16 02:49:48,441 [main] WARN <text:s/>org.apache.pig.data.SchemaTupleBackend - SchemaTupleBackend has already been initialized</text:p>
      <text:p text:style-name="P1">2017-01-16 02:49:48,454 [main] INFO <text:s/>org.apache.pig.backend.hadoop.executionengine.mapReduceLayer.PigGenericMapReduce$Map - Aliases being processed per job phase (AliasName[line,offset]): M: orderbyprofession[7,20] C: <text:s/>R: orderbyprofession[7,20]</text:p>
      <text:p text:style-name="P1">2017-01-16 02:49:48,466 [main] WARN <text:s/>org.apache.pig.data.SchemaTupleBackend - SchemaTupleBackend has already been initialized</text:p>
      <text:p text:style-name="P1">2017-01-16 02:49:48,470 [main] INFO <text:s/>org.apache.pig.backend.hadoop.executionengine.mapReduceLayer.PigMapReduce$Reduce - Aliases being processed per job phase (AliasName[line,offset]): M: orderbyprofession[7,20] C: <text:s/>R: orderbyprofession[7,20]</text:p>
      <text:p text:style-name="P1">2017-01-16 02:49:48,472 [main] INFO <text:s/>org.apache.pig.tools.pigstats.mapreduce.MRScriptState - Pig script settings are added to the job</text:p>
      <text:p text:style-name="P1">2017-01-16 02:49:48,473 [main] INFO <text:s/>org.apache.pig.backend.hadoop.executionengine.mapReduceLayer.JobControlCompiler - mapred.job.reduce.markreset.buffer.percent is not set, set to default 0.3</text:p>
      <text:p text:style-name="P1">2017-01-16 02:49:48,474 [main] INFO <text:s/>org.apache.pig.backend.hadoop.executionengine.mapReduceLayer.JobControlCompiler - Reduce phase detected, estimating # of required reducers.</text:p>
      <text:p text:style-name="P1">2017-01-16 02:49:48,474 [main] INFO <text:s/>org.apache.pig.backend.hadoop.executionengine.mapReduceLayer.JobControlCompiler - Setting Parallelism to 1</text:p>
      <text:p text:style-name="P1">2017-01-16 02:49:48,524 [main] WARN <text:s/>org.apache.pig.data.SchemaTupleBackend - SchemaTupleBackend has already been initialized</text:p>
      <text:p text:style-name="P1">2017-01-16 02:49:48,525 [main] INFO <text:s/>org.apache.pig.backend.hadoop.executionengine.mapReduceLayer.PigGenericMapReduce$Map - Aliases being processed per job phase (AliasName[line,offset]): M: orderbyprofession[7,20] C: <text:s/>R: </text:p>
      <text:p text:style-name="P1">2017-01-16 02:49:48,541 [main] WARN <text:s/>org.apache.pig.data.SchemaTupleBackend - SchemaTupleBackend has already been initialized</text:p>
      <text:p text:style-name="P1">2017-01-16 02:49:48,541 [main] INFO <text:s/>org.apache.pig.backend.hadoop.executionengine.mapReduceLayer.PigMapReduce$Reduce - Aliases being processed per job phase (AliasName[line,offset]): M: orderbyprofession[7,20] C: <text:s/>R: </text:p>
      <text:p text:style-name="P1"><text:soft-page-break/>2017-01-16 02:49:48,546 [main] INFO <text:s/>org.apache.pig.backend.hadoop.executionengine.mapReduceLayer.MRCompiler - File concatenation threshold: 100 optimistic? false</text:p>
      <text:p text:style-name="P1">2017-01-16 02:49:48,555 [main] INFO <text:s/>org.apache.pig.backend.hadoop.executionengine.mapReduceLayer.MultiQueryOptimizer - MR plan size before optimization: 3</text:p>
      <text:p text:style-name="P1">2017-01-16 02:49:48,556 [main] INFO <text:s/>org.apache.pig.backend.hadoop.executionengine.mapReduceLayer.MultiQueryOptimizer - MR plan size after optimization: 3</text:p>
      <text:p text:style-name="P1">2017-01-16 02:49:48,557 [main] INFO <text:s/>org.apache.pig.backend.hadoop.executionengine.mapReduceLayer.AccumulatorOptimizer - Reducer is to run in accumulative mode.</text:p>
      <text:p text:style-name="P1">2017-01-16 02:49:48,557 [main] INFO <text:s/>org.apache.pig.tools.pigstats.mapreduce.MRScriptState - Pig script settings are added to the job</text:p>
      <text:p text:style-name="P1">2017-01-16 02:49:48,558 [main] INFO <text:s/>org.apache.pig.backend.hadoop.executionengine.mapReduceLayer.JobControlCompiler - mapred.job.reduce.markreset.buffer.percent is not set, set to default 0.3</text:p>
      <text:p text:style-name="P1">2017-01-16 02:49:48,558 [main] INFO <text:s/>org.apache.pig.backend.hadoop.executionengine.mapReduceLayer.JobControlCompiler - Reduce phase detected, estimating # of required reducers.</text:p>
      <text:p text:style-name="P1">2017-01-16 02:49:48,558 [main] INFO <text:s/>org.apache.pig.backend.hadoop.executionengine.mapReduceLayer.JobControlCompiler - Using reducer estimator: org.apache.pig.backend.hadoop.executionengine.mapReduceLayer.InputSizeReducerEstimator</text:p>
      <text:p text:style-name="P1">2017-01-16 02:49:48,559 [main] INFO <text:s/>org.apache.pig.backend.hadoop.executionengine.mapReduceLayer.InputSizeReducerEstimator - BytesPerReducer=1000000000 maxReducers=999 totalInputFileSize=391355</text:p>
      <text:p text:style-name="P1">2017-01-16 02:49:48,559 [main] INFO <text:s/>org.apache.pig.backend.hadoop.executionengine.mapReduceLayer.JobControlCompiler - Setting Parallelism to 1</text:p>
      <text:p text:style-name="P1">2017-01-16 02:49:48,574 [main] INFO <text:s/>org.apache.pig.backend.hadoop.executionengine.mapReduceLayer.JobControlCompiler - Setting up single store job</text:p>
      <text:p text:style-name="P1">2017-01-16 02:49:48,588 [main] WARN <text:s/>org.apache.pig.data.SchemaTupleBackend - SchemaTupleBackend has already been initialized</text:p>
      <text:p text:style-name="P1">2017-01-16 02:49:48,589 [main] INFO <text:s/>org.apache.pig.backend.hadoop.executionengine.mapReduceLayer.PigGenericMapReduce$Map - Aliases being processed per job phase (AliasName[line,offset]): M: cust[1,7],cust[-1,-1],groupbyprofession[5,20] C: <text:s/>R: countbyprofession[6,20]</text:p>
      <text:p text:style-name="P1">2017-01-16 02:49:48,597 [main] WARN <text:s/>org.apache.pig.data.SchemaTupleBackend - SchemaTupleBackend has already been initialized</text:p>
      <text:p text:style-name="P1">2017-01-16 02:49:48,597 [main] INFO <text:s/>org.apache.pig.backend.hadoop.executionengine.mapReduceLayer.PigMapReduce$Reduce - Aliases being processed per job phase (AliasName[line,offset]): M: cust[1,7],cust[-1,-1],groupbyprofession[5,20] C: <text:s/>R: countbyprofession[6,20]</text:p>
      <text:p text:style-name="P1">2017-01-16 02:49:48,597 [main] INFO <text:s/>org.apache.pig.tools.pigstats.mapreduce.MRScriptState - Pig script settings are added to the job</text:p>
      <text:p text:style-name="P1"><text:soft-page-break/>2017-01-16 02:49:48,605 [main] INFO <text:s/>org.apache.pig.backend.hadoop.executionengine.mapReduceLayer.JobControlCompiler - mapred.job.reduce.markreset.buffer.percent is not set, set to default 0.3</text:p>
      <text:p text:style-name="P1">2017-01-16 02:49:48,606 [main] INFO <text:s/>org.apache.pig.backend.hadoop.executionengine.mapReduceLayer.JobControlCompiler - Reduce phase detected, estimating # of required reducers.</text:p>
      <text:p text:style-name="P1">2017-01-16 02:49:48,606 [main] INFO <text:s/>org.apache.pig.backend.hadoop.executionengine.mapReduceLayer.JobControlCompiler - Using reducer estimator: org.apache.pig.backend.hadoop.executionengine.mapReduceLayer.InputSizeReducerEstimator</text:p>
      <text:p text:style-name="P1">2017-01-16 02:49:48,607 [main] INFO <text:s/>org.apache.pig.backend.hadoop.executionengine.mapReduceLayer.InputSizeReducerEstimator - BytesPerReducer=1000000000 maxReducers=999 totalInputFileSize=0</text:p>
      <text:p text:style-name="P1">2017-01-16 02:49:48,607 [main] INFO <text:s/>org.apache.pig.backend.hadoop.executionengine.mapReduceLayer.JobControlCompiler - Setting Parallelism to 1</text:p>
      <text:p text:style-name="P1">2017-01-16 02:49:48,626 [main] INFO <text:s/>org.apache.pig.backend.hadoop.executionengine.mapReduceLayer.JobControlCompiler - Setting up single store job</text:p>
      <text:p text:style-name="P1">2017-01-16 02:49:48,649 [main] WARN <text:s/>org.apache.pig.data.SchemaTupleBackend - SchemaTupleBackend has already been initialized</text:p>
      <text:p text:style-name="P1">2017-01-16 02:49:48,653 [main] INFO <text:s/>org.apache.pig.backend.hadoop.executionengine.mapReduceLayer.PigGenericMapReduce$Map - Aliases being processed per job phase (AliasName[line,offset]): M: orderbyprofession[7,20] C: <text:s/>R: orderbyprofession[7,20]</text:p>
      <text:p text:style-name="P1">2017-01-16 02:49:48,670 [main] WARN <text:s/>org.apache.pig.data.SchemaTupleBackend - SchemaTupleBackend has already been initialized</text:p>
      <text:p text:style-name="P1">2017-01-16 02:49:48,673 [main] INFO <text:s/>org.apache.pig.backend.hadoop.executionengine.mapReduceLayer.PigMapReduce$Reduce - Aliases being processed per job phase (AliasName[line,offset]): M: orderbyprofession[7,20] C: <text:s/>R: orderbyprofession[7,20]</text:p>
      <text:p text:style-name="P1">2017-01-16 02:49:48,674 [main] INFO <text:s/>org.apache.pig.tools.pigstats.mapreduce.MRScriptState - Pig script settings are added to the job</text:p>
      <text:p text:style-name="P1">2017-01-16 02:49:48,681 [main] INFO <text:s/>org.apache.pig.backend.hadoop.executionengine.mapReduceLayer.JobControlCompiler - mapred.job.reduce.markreset.buffer.percent is not set, set to default 0.3</text:p>
      <text:p text:style-name="P1">2017-01-16 02:49:48,682 [main] INFO <text:s/>org.apache.pig.backend.hadoop.executionengine.mapReduceLayer.JobControlCompiler - Reduce phase detected, estimating # of required reducers.</text:p>
      <text:p text:style-name="P1">2017-01-16 02:49:48,682 [main] INFO <text:s/>org.apache.pig.backend.hadoop.executionengine.mapReduceLayer.JobControlCompiler - Setting Parallelism to 1</text:p>
      <text:p text:style-name="P1">2017-01-16 02:49:48,723 [main] WARN <text:s/>org.apache.pig.data.SchemaTupleBackend - SchemaTupleBackend has already been initialized</text:p>
      <text:p text:style-name="P1">2017-01-16 02:49:48,725 [main] INFO <text:s/>org.apache.pig.backend.hadoop.executionengine.mapReduceLayer.PigGenericMapReduce$Map - Aliases being processed per job phase (AliasName[line,offset]): M: orderbyprofession[7,20] C: <text:s/>R: </text:p>
      <text:p text:style-name="P1">2017-01-16 02:49:48,739 [main] WARN <text:s/>org.apache.pig.data.SchemaTupleBackend - SchemaTupleBackend has already been initialized</text:p>
      <text:p text:style-name="P1"><text:soft-page-break/>2017-01-16 02:49:48,739 [main] INFO <text:s/>org.apache.pig.backend.hadoop.executionengine.mapReduceLayer.PigMapReduce$Reduce - Aliases being processed per job phase (AliasName[line,offset]): M: orderbyprofession[7,20] C: <text:s/>R: </text:p>
      <text:p text:style-name="P1">2017-01-16 02:49:48,740 [main] INFO <text:s/>org.apache.pig.backend.hadoop.executionengine.mapReduceLayer.MRCompiler - File concatenation threshold: 100 optimistic? false</text:p>
      <text:p text:style-name="P1">2017-01-16 02:49:48,758 [main] INFO <text:s/>org.apache.pig.backend.hadoop.executionengine.mapReduceLayer.MultiQueryOptimizer - MR plan size before optimization: 3</text:p>
      <text:p text:style-name="P1">2017-01-16 02:49:48,761 [main] INFO <text:s/>org.apache.pig.backend.hadoop.executionengine.mapReduceLayer.MultiQueryOptimizer - MR plan size after optimization: 3</text:p>
      <text:p text:style-name="P1">2017-01-16 02:49:48,761 [main] INFO <text:s/>org.apache.pig.backend.hadoop.executionengine.mapReduceLayer.AccumulatorOptimizer - Reducer is to run in accumulative mode.</text:p>
      <text:p text:style-name="P1">2017-01-16 02:49:48,762 [main] INFO <text:s/>org.apache.pig.tools.pigstats.mapreduce.MRScriptState - Pig script settings are added to the job</text:p>
      <text:p text:style-name="P1">2017-01-16 02:49:48,762 [main] INFO <text:s/>org.apache.pig.backend.hadoop.executionengine.mapReduceLayer.JobControlCompiler - mapred.job.reduce.markreset.buffer.percent is not set, set to default 0.3</text:p>
      <text:p text:style-name="P1">2017-01-16 02:49:48,762 [main] INFO <text:s/>org.apache.pig.backend.hadoop.executionengine.mapReduceLayer.JobControlCompiler - Reduce phase detected, estimating # of required reducers.</text:p>
      <text:p text:style-name="P1">2017-01-16 02:49:48,762 [main] INFO <text:s/>org.apache.pig.backend.hadoop.executionengine.mapReduceLayer.JobControlCompiler - Using reducer estimator: org.apache.pig.backend.hadoop.executionengine.mapReduceLayer.InputSizeReducerEstimator</text:p>
      <text:p text:style-name="P1">2017-01-16 02:49:48,762 [main] INFO <text:s/>org.apache.pig.backend.hadoop.executionengine.mapReduceLayer.InputSizeReducerEstimator - BytesPerReducer=1000000000 maxReducers=999 totalInputFileSize=391355</text:p>
      <text:p text:style-name="P1">2017-01-16 02:49:48,762 [main] INFO <text:s/>org.apache.pig.backend.hadoop.executionengine.mapReduceLayer.JobControlCompiler - Setting Parallelism to 1</text:p>
      <text:p text:style-name="P1">2017-01-16 02:49:48,777 [main] INFO <text:s/>org.apache.pig.backend.hadoop.executionengine.mapReduceLayer.JobControlCompiler - Setting up single store job</text:p>
      <text:p text:style-name="P1">2017-01-16 02:49:48,797 [main] WARN <text:s/>org.apache.pig.data.SchemaTupleBackend - SchemaTupleBackend has already been initialized</text:p>
      <text:p text:style-name="P1">2017-01-16 02:49:48,798 [main] INFO <text:s/>org.apache.pig.backend.hadoop.executionengine.mapReduceLayer.PigGenericMapReduce$Map - Aliases being processed per job phase (AliasName[line,offset]): M: cust[1,7],cust[-1,-1],groupbyprofession[5,20] C: <text:s/>R: countbyprofession[6,20]</text:p>
      <text:p text:style-name="P1">2017-01-16 02:49:48,817 [main] WARN <text:s/>org.apache.pig.data.SchemaTupleBackend - SchemaTupleBackend has already been initialized</text:p>
      <text:p text:style-name="P1">2017-01-16 02:49:49,085 [main] INFO <text:s/>org.apache.pig.backend.hadoop.executionengine.mapReduceLayer.PigMapReduce$Reduce - Aliases being processed per job phase (AliasName[line,offset]): M: cust[1,7],cust[-1,-1],groupbyprofession[5,20] C: <text:s/>R: countbyprofession[6,20]</text:p>
      <text:p text:style-name="P1"><text:soft-page-break/>2017-01-16 02:49:49,086 [main] INFO <text:s/>org.apache.pig.tools.pigstats.mapreduce.MRScriptState - Pig script settings are added to the job</text:p>
      <text:p text:style-name="P1">2017-01-16 02:49:49,087 [main] INFO <text:s/>org.apache.pig.backend.hadoop.executionengine.mapReduceLayer.JobControlCompiler - mapred.job.reduce.markreset.buffer.percent is not set, set to default 0.3</text:p>
      <text:p text:style-name="P1">2017-01-16 02:49:49,087 [main] INFO <text:s/>org.apache.pig.backend.hadoop.executionengine.mapReduceLayer.JobControlCompiler - Reduce phase detected, estimating # of required reducers.</text:p>
      <text:p text:style-name="P1">2017-01-16 02:49:49,087 [main] INFO <text:s/>org.apache.pig.backend.hadoop.executionengine.mapReduceLayer.JobControlCompiler - Using reducer estimator: org.apache.pig.backend.hadoop.executionengine.mapReduceLayer.InputSizeReducerEstimator</text:p>
      <text:p text:style-name="P1">2017-01-16 02:49:49,088 [main] INFO <text:s/>org.apache.pig.backend.hadoop.executionengine.mapReduceLayer.InputSizeReducerEstimator - BytesPerReducer=1000000000 maxReducers=999 totalInputFileSize=0</text:p>
      <text:p text:style-name="P1">2017-01-16 02:49:49,089 [main] INFO <text:s/>org.apache.pig.backend.hadoop.executionengine.mapReduceLayer.JobControlCompiler - Setting Parallelism to 1</text:p>
      <text:p text:style-name="P1">2017-01-16 02:49:49,102 [main] INFO <text:s/>org.apache.pig.backend.hadoop.executionengine.mapReduceLayer.JobControlCompiler - Setting up single store job</text:p>
      <text:p text:style-name="P1">2017-01-16 02:49:49,158 [main] WARN <text:s/>org.apache.pig.data.SchemaTupleBackend - SchemaTupleBackend has already been initialized</text:p>
      <text:p text:style-name="P1">2017-01-16 02:49:49,162 [main] INFO <text:s/>org.apache.pig.backend.hadoop.executionengine.mapReduceLayer.PigGenericMapReduce$Map - Aliases being processed per job phase (AliasName[line,offset]): M: orderbyprofession[7,20] C: <text:s/>R: orderbyprofession[7,20]</text:p>
      <text:p text:style-name="P1">2017-01-16 02:49:49,174 [main] WARN <text:s/>org.apache.pig.data.SchemaTupleBackend - SchemaTupleBackend has already been initialized</text:p>
      <text:p text:style-name="P1">2017-01-16 02:49:49,176 [main] INFO <text:s/>org.apache.pig.backend.hadoop.executionengine.mapReduceLayer.PigMapReduce$Reduce - Aliases being processed per job phase (AliasName[line,offset]): M: orderbyprofession[7,20] C: <text:s/>R: orderbyprofession[7,20]</text:p>
      <text:p text:style-name="P1">2017-01-16 02:49:49,185 [main] INFO <text:s/>org.apache.pig.tools.pigstats.mapreduce.MRScriptState - Pig script settings are added to the job</text:p>
      <text:p text:style-name="P1">2017-01-16 02:49:49,186 [main] INFO <text:s/>org.apache.pig.backend.hadoop.executionengine.mapReduceLayer.JobControlCompiler - mapred.job.reduce.markreset.buffer.percent is not set, set to default 0.3</text:p>
      <text:p text:style-name="P1">2017-01-16 02:49:49,186 [main] INFO <text:s/>org.apache.pig.backend.hadoop.executionengine.mapReduceLayer.JobControlCompiler - Reduce phase detected, estimating # of required reducers.</text:p>
      <text:p text:style-name="P1">2017-01-16 02:49:49,189 [main] INFO <text:s/>org.apache.pig.backend.hadoop.executionengine.mapReduceLayer.JobControlCompiler - Setting Parallelism to 1</text:p>
      <text:p text:style-name="P1">2017-01-16 02:49:49,236 [main] WARN <text:s/>org.apache.pig.data.SchemaTupleBackend - SchemaTupleBackend has already been initialized</text:p>
      <text:p text:style-name="P1">2017-01-16 02:49:49,240 [main] INFO <text:s/>org.apache.pig.backend.hadoop.executionengine.mapReduceLayer.PigGenericMapReduce$Map - Aliases being processed per job phase (AliasName[line,offset]): M: orderbyprofession[7,20] C: <text:s/>R: </text:p>
      <text:p text:style-name="P1"><text:soft-page-break/>2017-01-16 02:49:49,254 [main] WARN <text:s/>org.apache.pig.data.SchemaTupleBackend - SchemaTupleBackend has already been initialized</text:p>
      <text:p text:style-name="P1">2017-01-16 02:49:49,261 [main] INFO <text:s/>org.apache.pig.backend.hadoop.executionengine.mapReduceLayer.PigMapReduce$Reduce - Aliases being processed per job phase (AliasName[line,offset]): M: orderbyprofession[7,20] C: <text:s/>R: </text:p>
      <text:p text:style-name="P1">2017-01-16 02:49:49,261 [main] INFO <text:s/>org.apache.pig.backend.hadoop.executionengine.mapReduceLayer.MRCompiler - File concatenation threshold: 100 optimistic? false</text:p>
      <text:p text:style-name="P1">2017-01-16 02:49:49,277 [main] INFO <text:s/>org.apache.pig.backend.hadoop.executionengine.mapReduceLayer.MultiQueryOptimizer - MR plan size before optimization: 3</text:p>
      <text:p text:style-name="P1">2017-01-16 02:49:49,277 [main] INFO <text:s/>org.apache.pig.backend.hadoop.executionengine.mapReduceLayer.MultiQueryOptimizer - MR plan size after optimization: 3</text:p>
      <text:p text:style-name="P1">2017-01-16 02:49:49,278 [main] INFO <text:s/>org.apache.pig.backend.hadoop.executionengine.mapReduceLayer.AccumulatorOptimizer - Reducer is to run in accumulative mode.</text:p>
      <text:p text:style-name="P1">2017-01-16 02:49:49,281 [main] INFO <text:s/>org.apache.pig.tools.pigstats.mapreduce.MRScriptState - Pig script settings are added to the job</text:p>
      <text:p text:style-name="P1">2017-01-16 02:49:49,282 [main] INFO <text:s/>org.apache.pig.backend.hadoop.executionengine.mapReduceLayer.JobControlCompiler - mapred.job.reduce.markreset.buffer.percent is not set, set to default 0.3</text:p>
      <text:p text:style-name="P1">2017-01-16 02:49:49,282 [main] INFO <text:s/>org.apache.pig.backend.hadoop.executionengine.mapReduceLayer.JobControlCompiler - Reduce phase detected, estimating # of required reducers.</text:p>
      <text:p text:style-name="P1">2017-01-16 02:49:49,282 [main] INFO <text:s/>org.apache.pig.backend.hadoop.executionengine.mapReduceLayer.JobControlCompiler - Using reducer estimator: org.apache.pig.backend.hadoop.executionengine.mapReduceLayer.InputSizeReducerEstimator</text:p>
      <text:p text:style-name="P1">2017-01-16 02:49:49,282 [main] INFO <text:s/>org.apache.pig.backend.hadoop.executionengine.mapReduceLayer.InputSizeReducerEstimator - BytesPerReducer=1000000000 maxReducers=999 totalInputFileSize=391355</text:p>
      <text:p text:style-name="P1">2017-01-16 02:49:49,282 [main] INFO <text:s/>org.apache.pig.backend.hadoop.executionengine.mapReduceLayer.JobControlCompiler - Setting Parallelism to 1</text:p>
      <text:p text:style-name="P1">2017-01-16 02:49:49,295 [main] INFO <text:s/>org.apache.pig.backend.hadoop.executionengine.mapReduceLayer.JobControlCompiler - Setting up single store job</text:p>
      <text:p text:style-name="P1">2017-01-16 02:49:49,316 [main] WARN <text:s/>org.apache.pig.data.SchemaTupleBackend - SchemaTupleBackend has already been initialized</text:p>
      <text:p text:style-name="P1">2017-01-16 02:49:49,327 [main] INFO <text:s/>org.apache.pig.backend.hadoop.executionengine.mapReduceLayer.PigGenericMapReduce$Map - Aliases being processed per job phase (AliasName[line,offset]): M: cust[1,7],cust[-1,-1],groupbyprofession[5,20] C: <text:s/>R: countbyprofession[6,20]</text:p>
      <text:p text:style-name="P1">2017-01-16 02:49:49,342 [main] WARN <text:s/>org.apache.pig.data.SchemaTupleBackend - SchemaTupleBackend has already been initialized</text:p>
      <text:p text:style-name="P1">2017-01-16 02:49:49,343 [main] INFO <text:s/>org.apache.pig.backend.hadoop.executionengine.mapReduceLayer.PigMapReduce$Reduce - Aliases <text:soft-page-break/>being processed per job phase (AliasName[line,offset]): M: cust[1,7],cust[-1,-1],groupbyprofession[5,20] C: <text:s/>R: countbyprofession[6,20]</text:p>
      <text:p text:style-name="P1">2017-01-16 02:49:49,346 [main] INFO <text:s/>org.apache.pig.tools.pigstats.mapreduce.MRScriptState - Pig script settings are added to the job</text:p>
      <text:p text:style-name="P1">2017-01-16 02:49:49,349 [main] INFO <text:s/>org.apache.pig.backend.hadoop.executionengine.mapReduceLayer.JobControlCompiler - mapred.job.reduce.markreset.buffer.percent is not set, set to default 0.3</text:p>
      <text:p text:style-name="P1">2017-01-16 02:49:49,349 [main] INFO <text:s/>org.apache.pig.backend.hadoop.executionengine.mapReduceLayer.JobControlCompiler - Reduce phase detected, estimating # of required reducers.</text:p>
      <text:p text:style-name="P1">2017-01-16 02:49:49,349 [main] INFO <text:s/>org.apache.pig.backend.hadoop.executionengine.mapReduceLayer.JobControlCompiler - Using reducer estimator: org.apache.pig.backend.hadoop.executionengine.mapReduceLayer.InputSizeReducerEstimator</text:p>
      <text:p text:style-name="P1">2017-01-16 02:49:49,350 [main] INFO <text:s/>org.apache.pig.backend.hadoop.executionengine.mapReduceLayer.InputSizeReducerEstimator - BytesPerReducer=1000000000 maxReducers=999 totalInputFileSize=0</text:p>
      <text:p text:style-name="P1">2017-01-16 02:49:49,350 [main] INFO <text:s/>org.apache.pig.backend.hadoop.executionengine.mapReduceLayer.JobControlCompiler - Setting Parallelism to 1</text:p>
      <text:p text:style-name="P1">2017-01-16 02:49:49,355 [main] INFO <text:s/>org.apache.pig.backend.hadoop.executionengine.mapReduceLayer.JobControlCompiler - Setting up single store job</text:p>
      <text:p text:style-name="P1">2017-01-16 02:49:49,391 [main] WARN <text:s/>org.apache.pig.data.SchemaTupleBackend - SchemaTupleBackend has already been initialized</text:p>
      <text:p text:style-name="P1">2017-01-16 02:49:49,392 [main] INFO <text:s/>org.apache.pig.backend.hadoop.executionengine.mapReduceLayer.PigGenericMapReduce$Map - Aliases being processed per job phase (AliasName[line,offset]): M: orderbyprofession[7,20] C: <text:s/>R: orderbyprofession[7,20]</text:p>
      <text:p text:style-name="P1">2017-01-16 02:49:49,401 [main] WARN <text:s/>org.apache.pig.data.SchemaTupleBackend - SchemaTupleBackend has already been initialized</text:p>
      <text:p text:style-name="P1">2017-01-16 02:49:49,401 [main] INFO <text:s/>org.apache.pig.backend.hadoop.executionengine.mapReduceLayer.PigMapReduce$Reduce - Aliases being processed per job phase (AliasName[line,offset]): M: orderbyprofession[7,20] C: <text:s/>R: orderbyprofession[7,20]</text:p>
      <text:p text:style-name="P1">2017-01-16 02:49:49,402 [main] INFO <text:s/>org.apache.pig.tools.pigstats.mapreduce.MRScriptState - Pig script settings are added to the job</text:p>
      <text:p text:style-name="P1">2017-01-16 02:49:49,403 [main] INFO <text:s/>org.apache.pig.backend.hadoop.executionengine.mapReduceLayer.JobControlCompiler - mapred.job.reduce.markreset.buffer.percent is not set, set to default 0.3</text:p>
      <text:p text:style-name="P1">2017-01-16 02:49:49,404 [main] INFO <text:s/>org.apache.pig.backend.hadoop.executionengine.mapReduceLayer.JobControlCompiler - Reduce phase detected, estimating # of required reducers.</text:p>
      <text:p text:style-name="P1">2017-01-16 02:49:49,404 [main] INFO <text:s/>org.apache.pig.backend.hadoop.executionengine.mapReduceLayer.JobControlCompiler - Setting Parallelism to 1</text:p>
      <text:p text:style-name="P1">2017-01-16 02:49:49,437 [main] WARN <text:s/>org.apache.pig.data.SchemaTupleBackend - SchemaTupleBackend has already been initialized</text:p>
      <text:p text:style-name="P1"><text:soft-page-break/>2017-01-16 02:49:49,438 [main] INFO <text:s/>org.apache.pig.backend.hadoop.executionengine.mapReduceLayer.PigGenericMapReduce$Map - Aliases being processed per job phase (AliasName[line,offset]): M: orderbyprofession[7,20] C: <text:s/>R: </text:p>
      <text:p text:style-name="P1">2017-01-16 02:49:49,446 [main] WARN <text:s/>org.apache.pig.data.SchemaTupleBackend - SchemaTupleBackend has already been initialized</text:p>
      <text:p text:style-name="P1">2017-01-16 02:49:49,447 [main] INFO <text:s/>org.apache.pig.backend.hadoop.executionengine.mapReduceLayer.PigMapReduce$Reduce - Aliases being processed per job phase (AliasName[line,offset]): M: orderbyprofession[7,20] C: <text:s/>R: </text:p>
      <text:p text:style-name="P1">2017-01-16 02:49:49,447 [main] INFO <text:s/>org.apache.pig.backend.hadoop.executionengine.mapReduceLayer.MRCompiler - File concatenation threshold: 100 optimistic? false</text:p>
      <text:p text:style-name="P1">2017-01-16 02:49:49,474 [main] INFO <text:s/>org.apache.pig.backend.hadoop.executionengine.mapReduceLayer.MultiQueryOptimizer - MR plan size before optimization: 3</text:p>
      <text:p text:style-name="P1">2017-01-16 02:49:49,477 [main] INFO <text:s/>org.apache.pig.backend.hadoop.executionengine.mapReduceLayer.MultiQueryOptimizer - MR plan size after optimization: 3</text:p>
      <text:p text:style-name="P1">2017-01-16 02:49:49,478 [main] INFO <text:s/>org.apache.pig.backend.hadoop.executionengine.mapReduceLayer.AccumulatorOptimizer - Reducer is to run in accumulative mode.</text:p>
      <text:p text:style-name="P1">2017-01-16 02:49:49,479 [main] INFO <text:s/>org.apache.pig.tools.pigstats.mapreduce.MRScriptState - Pig script settings are added to the job</text:p>
      <text:p text:style-name="P1">2017-01-16 02:49:49,481 [main] INFO <text:s/>org.apache.pig.backend.hadoop.executionengine.mapReduceLayer.JobControlCompiler - mapred.job.reduce.markreset.buffer.percent is not set, set to default 0.3</text:p>
      <text:p text:style-name="P1">2017-01-16 02:49:49,482 [main] INFO <text:s/>org.apache.pig.backend.hadoop.executionengine.mapReduceLayer.JobControlCompiler - Reduce phase detected, estimating # of required reducers.</text:p>
      <text:p text:style-name="P1">2017-01-16 02:49:49,483 [main] INFO <text:s/>org.apache.pig.backend.hadoop.executionengine.mapReduceLayer.JobControlCompiler - Using reducer estimator: org.apache.pig.backend.hadoop.executionengine.mapReduceLayer.InputSizeReducerEstimator</text:p>
      <text:p text:style-name="P1">2017-01-16 02:49:49,484 [main] INFO <text:s/>org.apache.pig.backend.hadoop.executionengine.mapReduceLayer.InputSizeReducerEstimator - BytesPerReducer=1000000000 maxReducers=999 totalInputFileSize=391355</text:p>
      <text:p text:style-name="P1">2017-01-16 02:49:49,489 [main] INFO <text:s/>org.apache.pig.backend.hadoop.executionengine.mapReduceLayer.JobControlCompiler - Setting Parallelism to 1</text:p>
      <text:p text:style-name="P1">2017-01-16 02:49:49,496 [main] INFO <text:s/>org.apache.pig.backend.hadoop.executionengine.mapReduceLayer.JobControlCompiler - Setting up single store job</text:p>
      <text:p text:style-name="P1">2017-01-16 02:49:49,530 [main] WARN <text:s/>org.apache.pig.data.SchemaTupleBackend - SchemaTupleBackend has already been initialized</text:p>
      <text:p text:style-name="P1">2017-01-16 02:49:49,536 [main] INFO <text:s/>org.apache.pig.backend.hadoop.executionengine.mapReduceLayer.PigGenericMapReduce$Map - Aliases being processed per job phase (AliasName[line,offset]): M: cust[1,7],cust[-1,-1],groupbyprofession[5,20] C: <text:s/>R: countbyprofession[6,20]</text:p>
      <text:p text:style-name="P1">2017-01-16 02:49:49,544 [main] WARN <text:s/>org.apache.pig.data.SchemaTupleBackend - SchemaTupleBackend has already been initialized</text:p>
      <text:p text:style-name="P1"><text:soft-page-break/>2017-01-16 02:49:49,546 [main] INFO <text:s/>org.apache.pig.backend.hadoop.executionengine.mapReduceLayer.PigMapReduce$Reduce - Aliases being processed per job phase (AliasName[line,offset]): M: cust[1,7],cust[-1,-1],groupbyprofession[5,20] C: <text:s/>R: countbyprofession[6,20]</text:p>
      <text:p text:style-name="P1">2017-01-16 02:49:49,549 [main] INFO <text:s/>org.apache.pig.tools.pigstats.mapreduce.MRScriptState - Pig script settings are added to the job</text:p>
      <text:p text:style-name="P1">2017-01-16 02:49:49,561 [main] INFO <text:s/>org.apache.pig.backend.hadoop.executionengine.mapReduceLayer.JobControlCompiler - mapred.job.reduce.markreset.buffer.percent is not set, set to default 0.3</text:p>
      <text:p text:style-name="P1">2017-01-16 02:49:49,562 [main] INFO <text:s/>org.apache.pig.backend.hadoop.executionengine.mapReduceLayer.JobControlCompiler - Reduce phase detected, estimating # of required reducers.</text:p>
      <text:p text:style-name="P1">2017-01-16 02:49:49,562 [main] INFO <text:s/>org.apache.pig.backend.hadoop.executionengine.mapReduceLayer.JobControlCompiler - Using reducer estimator: org.apache.pig.backend.hadoop.executionengine.mapReduceLayer.InputSizeReducerEstimator</text:p>
      <text:p text:style-name="P1">2017-01-16 02:49:49,562 [main] INFO <text:s/>org.apache.pig.backend.hadoop.executionengine.mapReduceLayer.InputSizeReducerEstimator - BytesPerReducer=1000000000 maxReducers=999 totalInputFileSize=0</text:p>
      <text:p text:style-name="P1">2017-01-16 02:49:49,562 [main] INFO <text:s/>org.apache.pig.backend.hadoop.executionengine.mapReduceLayer.JobControlCompiler - Setting Parallelism to 1</text:p>
      <text:p text:style-name="P1">2017-01-16 02:49:49,580 [main] INFO <text:s/>org.apache.pig.backend.hadoop.executionengine.mapReduceLayer.JobControlCompiler - Setting up single store job</text:p>
      <text:p text:style-name="P1">2017-01-16 02:49:49,601 [main] WARN <text:s/>org.apache.pig.data.SchemaTupleBackend - SchemaTupleBackend has already been initialized</text:p>
      <text:p text:style-name="P1">2017-01-16 02:49:49,602 [main] INFO <text:s/>org.apache.pig.backend.hadoop.executionengine.mapReduceLayer.PigGenericMapReduce$Map - Aliases being processed per job phase (AliasName[line,offset]): M: orderbyprofession[7,20] C: <text:s/>R: orderbyprofession[7,20]</text:p>
      <text:p text:style-name="P1">2017-01-16 02:49:49,620 [main] WARN <text:s/>org.apache.pig.data.SchemaTupleBackend - SchemaTupleBackend has already been initialized</text:p>
      <text:p text:style-name="P1">2017-01-16 02:49:49,631 [main] INFO <text:s/>org.apache.pig.backend.hadoop.executionengine.mapReduceLayer.PigMapReduce$Reduce - Aliases being processed per job phase (AliasName[line,offset]): M: orderbyprofession[7,20] C: <text:s/>R: orderbyprofession[7,20]</text:p>
      <text:p text:style-name="P1">2017-01-16 02:49:49,634 [main] INFO <text:s/>org.apache.pig.tools.pigstats.mapreduce.MRScriptState - Pig script settings are added to the job</text:p>
      <text:p text:style-name="P1">2017-01-16 02:49:49,637 [main] INFO <text:s/>org.apache.pig.backend.hadoop.executionengine.mapReduceLayer.JobControlCompiler - mapred.job.reduce.markreset.buffer.percent is not set, set to default 0.3</text:p>
      <text:p text:style-name="P1">2017-01-16 02:49:49,638 [main] INFO <text:s/>org.apache.pig.backend.hadoop.executionengine.mapReduceLayer.JobControlCompiler - Reduce phase detected, estimating # of required reducers.</text:p>
      <text:p text:style-name="P1">2017-01-16 02:49:49,638 [main] INFO <text:s/>org.apache.pig.backend.hadoop.executionengine.mapReduceLayer.JobControlCompiler - Setting Parallelism to 1</text:p>
      <text:p text:style-name="P1"><text:soft-page-break/>2017-01-16 02:49:49,680 [main] WARN <text:s/>org.apache.pig.data.SchemaTupleBackend - SchemaTupleBackend has already been initialized</text:p>
      <text:p text:style-name="P1">2017-01-16 02:49:49,685 [main] INFO <text:s/>org.apache.pig.backend.hadoop.executionengine.mapReduceLayer.PigGenericMapReduce$Map - Aliases being processed per job phase (AliasName[line,offset]): M: orderbyprofession[7,20] C: <text:s/>R: </text:p>
      <text:p text:style-name="P1">2017-01-16 02:49:49,689 [main] WARN <text:s/>org.apache.pig.data.SchemaTupleBackend - SchemaTupleBackend has already been initialized</text:p>
      <text:p text:style-name="P1">2017-01-16 02:49:49,693 [main] INFO <text:s/>org.apache.pig.backend.hadoop.executionengine.mapReduceLayer.PigMapReduce$Reduce - Aliases being processed per job phase (AliasName[line,offset]): M: orderbyprofession[7,20] C: <text:s/>R: </text:p>
      <text:p text:style-name="P1">2017-01-16 02:49:49,693 [main] INFO <text:s/>org.apache.pig.backend.hadoop.executionengine.mapReduceLayer.MRCompiler - File concatenation threshold: 100 optimistic? false</text:p>
      <text:p text:style-name="P1">2017-01-16 02:49:49,710 [main] INFO <text:s/>org.apache.pig.backend.hadoop.executionengine.mapReduceLayer.MultiQueryOptimizer - MR plan size before optimization: 3</text:p>
      <text:p text:style-name="P1">2017-01-16 02:49:49,713 [main] INFO <text:s/>org.apache.pig.backend.hadoop.executionengine.mapReduceLayer.MultiQueryOptimizer - MR plan size after optimization: 3</text:p>
      <text:p text:style-name="P1">2017-01-16 02:49:49,713 [main] INFO <text:s/>org.apache.pig.backend.hadoop.executionengine.mapReduceLayer.AccumulatorOptimizer - Reducer is to run in accumulative mode.</text:p>
      <text:p text:style-name="P1">2017-01-16 02:49:49,715 [main] INFO <text:s/>org.apache.pig.tools.pigstats.mapreduce.MRScriptState - Pig script settings are added to the job</text:p>
      <text:p text:style-name="P1">2017-01-16 02:49:49,715 [main] INFO <text:s/>org.apache.pig.backend.hadoop.executionengine.mapReduceLayer.JobControlCompiler - mapred.job.reduce.markreset.buffer.percent is not set, set to default 0.3</text:p>
      <text:p text:style-name="P1">2017-01-16 02:49:49,716 [main] INFO <text:s/>org.apache.pig.backend.hadoop.executionengine.mapReduceLayer.JobControlCompiler - Reduce phase detected, estimating # of required reducers.</text:p>
      <text:p text:style-name="P1">2017-01-16 02:49:49,716 [main] INFO <text:s/>org.apache.pig.backend.hadoop.executionengine.mapReduceLayer.JobControlCompiler - Using reducer estimator: org.apache.pig.backend.hadoop.executionengine.mapReduceLayer.InputSizeReducerEstimator</text:p>
      <text:p text:style-name="P1">2017-01-16 02:49:49,720 [main] INFO <text:s/>org.apache.pig.backend.hadoop.executionengine.mapReduceLayer.InputSizeReducerEstimator - BytesPerReducer=1000000000 maxReducers=999 totalInputFileSize=391355</text:p>
      <text:p text:style-name="P1">2017-01-16 02:49:49,720 [main] INFO <text:s/>org.apache.pig.backend.hadoop.executionengine.mapReduceLayer.JobControlCompiler - Setting Parallelism to 1</text:p>
      <text:p text:style-name="P1">2017-01-16 02:49:49,733 [main] INFO <text:s/>org.apache.pig.backend.hadoop.executionengine.mapReduceLayer.JobControlCompiler - Setting up single store job</text:p>
      <text:p text:style-name="P1">2017-01-16 02:49:49,764 [main] WARN <text:s/>org.apache.pig.data.SchemaTupleBackend - SchemaTupleBackend has already been initialized</text:p>
      <text:p text:style-name="P1">2017-01-16 02:49:49,768 [main] INFO <text:s/>org.apache.pig.backend.hadoop.executionengine.mapReduceLayer.PigGenericMapReduce$Map - Aliases being processed per job phase (AliasName[line,offset]): M: cust[1,7],cust[-1,-1],groupbyprofession[5,20] C: <text:s/>R: countbyprofession[6,20]</text:p>
      <text:p text:style-name="P1"><text:soft-page-break/>2017-01-16 02:49:49,778 [main] WARN <text:s/>org.apache.pig.data.SchemaTupleBackend - SchemaTupleBackend has already been initialized</text:p>
      <text:p text:style-name="P1">2017-01-16 02:49:49,785 [main] INFO <text:s/>org.apache.pig.backend.hadoop.executionengine.mapReduceLayer.PigMapReduce$Reduce - Aliases being processed per job phase (AliasName[line,offset]): M: cust[1,7],cust[-1,-1],groupbyprofession[5,20] C: <text:s/>R: countbyprofession[6,20]</text:p>
      <text:p text:style-name="P1">2017-01-16 02:49:49,786 [main] INFO <text:s/>org.apache.pig.tools.pigstats.mapreduce.MRScriptState - Pig script settings are added to the job</text:p>
      <text:p text:style-name="P1">2017-01-16 02:49:49,786 [main] INFO <text:s/>org.apache.pig.backend.hadoop.executionengine.mapReduceLayer.JobControlCompiler - mapred.job.reduce.markreset.buffer.percent is not set, set to default 0.3</text:p>
      <text:p text:style-name="P1">2017-01-16 02:49:49,787 [main] INFO <text:s/>org.apache.pig.backend.hadoop.executionengine.mapReduceLayer.JobControlCompiler - Reduce phase detected, estimating # of required reducers.</text:p>
      <text:p text:style-name="P1">2017-01-16 02:49:49,787 [main] INFO <text:s/>org.apache.pig.backend.hadoop.executionengine.mapReduceLayer.JobControlCompiler - Using reducer estimator: org.apache.pig.backend.hadoop.executionengine.mapReduceLayer.InputSizeReducerEstimator</text:p>
      <text:p text:style-name="P1">2017-01-16 02:49:49,787 [main] INFO <text:s/>org.apache.pig.backend.hadoop.executionengine.mapReduceLayer.InputSizeReducerEstimator - BytesPerReducer=1000000000 maxReducers=999 totalInputFileSize=0</text:p>
      <text:p text:style-name="P1">2017-01-16 02:49:49,787 [main] INFO <text:s/>org.apache.pig.backend.hadoop.executionengine.mapReduceLayer.JobControlCompiler - Setting Parallelism to 1</text:p>
      <text:p text:style-name="P1">2017-01-16 02:49:49,808 [main] INFO <text:s/>org.apache.pig.backend.hadoop.executionengine.mapReduceLayer.JobControlCompiler - Setting up single store job</text:p>
      <text:p text:style-name="P1">2017-01-16 02:49:49,830 [main] WARN <text:s/>org.apache.pig.data.SchemaTupleBackend - SchemaTupleBackend has already been initialized</text:p>
      <text:p text:style-name="P1">2017-01-16 02:49:49,835 [main] INFO <text:s/>org.apache.pig.backend.hadoop.executionengine.mapReduceLayer.PigGenericMapReduce$Map - Aliases being processed per job phase (AliasName[line,offset]): M: orderbyprofession[7,20] C: <text:s/>R: orderbyprofession[7,20]</text:p>
      <text:p text:style-name="P1">2017-01-16 02:49:49,839 [main] WARN <text:s/>org.apache.pig.data.SchemaTupleBackend - SchemaTupleBackend has already been initialized</text:p>
      <text:p text:style-name="P1">2017-01-16 02:49:49,853 [main] INFO <text:s/>org.apache.pig.backend.hadoop.executionengine.mapReduceLayer.PigMapReduce$Reduce - Aliases being processed per job phase (AliasName[line,offset]): M: orderbyprofession[7,20] C: <text:s/>R: orderbyprofession[7,20]</text:p>
      <text:p text:style-name="P1">2017-01-16 02:49:49,854 [main] INFO <text:s/>org.apache.pig.tools.pigstats.mapreduce.MRScriptState - Pig script settings are added to the job</text:p>
      <text:p text:style-name="P1">2017-01-16 02:49:49,854 [main] INFO <text:s/>org.apache.pig.backend.hadoop.executionengine.mapReduceLayer.JobControlCompiler - mapred.job.reduce.markreset.buffer.percent is not set, set to default 0.3</text:p>
      <text:p text:style-name="P1">2017-01-16 02:49:49,854 [main] INFO <text:s/>org.apache.pig.backend.hadoop.executionengine.mapReduceLayer.JobControlCompiler - Reduce phase detected, estimating # of required reducers.</text:p>
      <text:p text:style-name="P1"><text:soft-page-break/>2017-01-16 02:49:49,854 [main] INFO <text:s/>org.apache.pig.backend.hadoop.executionengine.mapReduceLayer.JobControlCompiler - Setting Parallelism to 1</text:p>
      <text:p text:style-name="P1">2017-01-16 02:49:49,901 [main] WARN <text:s/>org.apache.pig.data.SchemaTupleBackend - SchemaTupleBackend has already been initialized</text:p>
      <text:p text:style-name="P1">2017-01-16 02:49:49,901 [main] INFO <text:s/>org.apache.pig.backend.hadoop.executionengine.mapReduceLayer.PigGenericMapReduce$Map - Aliases being processed per job phase (AliasName[line,offset]): M: orderbyprofession[7,20] C: <text:s/>R: </text:p>
      <text:p text:style-name="P1">2017-01-16 02:49:49,913 [main] WARN <text:s/>org.apache.pig.data.SchemaTupleBackend - SchemaTupleBackend has already been initialized</text:p>
      <text:p text:style-name="P1">2017-01-16 02:49:49,913 [main] INFO <text:s/>org.apache.pig.backend.hadoop.executionengine.mapReduceLayer.PigMapReduce$Reduce - Aliases being processed per job phase (AliasName[line,offset]): M: orderbyprofession[7,20] C: <text:s/>R: </text:p>
      <text:p text:style-name="P1">2017-01-16 02:49:49,914 [main] INFO <text:s/>org.apache.pig.backend.hadoop.executionengine.mapReduceLayer.MRCompiler - File concatenation threshold: 100 optimistic? false</text:p>
      <text:p text:style-name="P1">2017-01-16 02:49:49,925 [main] INFO <text:s/>org.apache.pig.backend.hadoop.executionengine.mapReduceLayer.MultiQueryOptimizer - MR plan size before optimization: 3</text:p>
      <text:p text:style-name="P1">2017-01-16 02:49:49,925 [main] INFO <text:s/>org.apache.pig.backend.hadoop.executionengine.mapReduceLayer.MultiQueryOptimizer - MR plan size after optimization: 3</text:p>
      <text:p text:style-name="P1">2017-01-16 02:49:49,926 [main] INFO <text:s/>org.apache.pig.backend.hadoop.executionengine.mapReduceLayer.AccumulatorOptimizer - Reducer is to run in accumulative mode.</text:p>
      <text:p text:style-name="P1">2017-01-16 02:49:49,926 [main] INFO <text:s/>org.apache.pig.tools.pigstats.mapreduce.MRScriptState - Pig script settings are added to the job</text:p>
      <text:p text:style-name="P1">2017-01-16 02:49:49,926 [main] INFO <text:s/>org.apache.pig.backend.hadoop.executionengine.mapReduceLayer.JobControlCompiler - mapred.job.reduce.markreset.buffer.percent is not set, set to default 0.3</text:p>
      <text:p text:style-name="P1">2017-01-16 02:49:49,927 [main] INFO <text:s/>org.apache.pig.backend.hadoop.executionengine.mapReduceLayer.JobControlCompiler - Reduce phase detected, estimating # of required reducers.</text:p>
      <text:p text:style-name="P1">2017-01-16 02:49:49,927 [main] INFO <text:s/>org.apache.pig.backend.hadoop.executionengine.mapReduceLayer.JobControlCompiler - Using reducer estimator: org.apache.pig.backend.hadoop.executionengine.mapReduceLayer.InputSizeReducerEstimator</text:p>
      <text:p text:style-name="P1">2017-01-16 02:49:49,927 [main] INFO <text:s/>org.apache.pig.backend.hadoop.executionengine.mapReduceLayer.InputSizeReducerEstimator - BytesPerReducer=1000000000 maxReducers=999 totalInputFileSize=391355</text:p>
      <text:p text:style-name="P1">2017-01-16 02:49:49,927 [main] INFO <text:s/>org.apache.pig.backend.hadoop.executionengine.mapReduceLayer.JobControlCompiler - Setting Parallelism to 1</text:p>
      <text:p text:style-name="P1">2017-01-16 02:49:49,948 [main] INFO <text:s/>org.apache.pig.backend.hadoop.executionengine.mapReduceLayer.JobControlCompiler - Setting up single store job</text:p>
      <text:p text:style-name="P1">2017-01-16 02:49:49,973 [main] WARN <text:s/>org.apache.pig.data.SchemaTupleBackend - SchemaTupleBackend has already been initialized</text:p>
      <text:p text:style-name="P1"><text:soft-page-break/>2017-01-16 02:49:49,977 [main] INFO <text:s/>org.apache.pig.backend.hadoop.executionengine.mapReduceLayer.PigGenericMapReduce$Map - Aliases being processed per job phase (AliasName[line,offset]): M: cust[1,7],cust[-1,-1],groupbyprofession[5,20] C: <text:s/>R: countbyprofession[6,20]</text:p>
      <text:p text:style-name="P1">2017-01-16 02:49:49,986 [main] WARN <text:s/>org.apache.pig.data.SchemaTupleBackend - SchemaTupleBackend has already been initialized</text:p>
      <text:p text:style-name="P1">2017-01-16 02:49:49,986 [main] INFO <text:s/>org.apache.pig.backend.hadoop.executionengine.mapReduceLayer.PigMapReduce$Reduce - Aliases being processed per job phase (AliasName[line,offset]): M: cust[1,7],cust[-1,-1],groupbyprofession[5,20] C: <text:s/>R: countbyprofession[6,20]</text:p>
      <text:p text:style-name="P1">2017-01-16 02:49:49,995 [main] INFO <text:s/>org.apache.pig.tools.pigstats.mapreduce.MRScriptState - Pig script settings are added to the job</text:p>
      <text:p text:style-name="P1">2017-01-16 02:49:49,997 [main] INFO <text:s/>org.apache.pig.backend.hadoop.executionengine.mapReduceLayer.JobControlCompiler - mapred.job.reduce.markreset.buffer.percent is not set, set to default 0.3</text:p>
      <text:p text:style-name="P1">2017-01-16 02:49:49,997 [main] INFO <text:s/>org.apache.pig.backend.hadoop.executionengine.mapReduceLayer.JobControlCompiler - Reduce phase detected, estimating # of required reducers.</text:p>
      <text:p text:style-name="P1">2017-01-16 02:49:50,003 [main] INFO <text:s/>org.apache.pig.backend.hadoop.executionengine.mapReduceLayer.JobControlCompiler - Using reducer estimator: org.apache.pig.backend.hadoop.executionengine.mapReduceLayer.InputSizeReducerEstimator</text:p>
      <text:p text:style-name="P1">2017-01-16 02:49:50,007 [main] INFO <text:s/>org.apache.pig.backend.hadoop.executionengine.mapReduceLayer.InputSizeReducerEstimator - BytesPerReducer=1000000000 maxReducers=999 totalInputFileSize=0</text:p>
      <text:p text:style-name="P1">2017-01-16 02:49:50,007 [main] INFO <text:s/>org.apache.pig.backend.hadoop.executionengine.mapReduceLayer.JobControlCompiler - Setting Parallelism to 1</text:p>
      <text:p text:style-name="P1">2017-01-16 02:49:50,017 [main] INFO <text:s/>org.apache.pig.backend.hadoop.executionengine.mapReduceLayer.JobControlCompiler - Setting up single store job</text:p>
      <text:p text:style-name="P1">2017-01-16 02:49:50,044 [main] WARN <text:s/>org.apache.pig.data.SchemaTupleBackend - SchemaTupleBackend has already been initialized</text:p>
      <text:p text:style-name="P1">2017-01-16 02:49:50,051 [main] INFO <text:s/>org.apache.pig.backend.hadoop.executionengine.mapReduceLayer.PigGenericMapReduce$Map - Aliases being processed per job phase (AliasName[line,offset]): M: orderbyprofession[7,20] C: <text:s/>R: orderbyprofession[7,20]</text:p>
      <text:p text:style-name="P1">2017-01-16 02:49:50,064 [main] WARN <text:s/>org.apache.pig.data.SchemaTupleBackend - SchemaTupleBackend has already been initialized</text:p>
      <text:p text:style-name="P1">2017-01-16 02:49:50,065 [main] INFO <text:s/>org.apache.pig.backend.hadoop.executionengine.mapReduceLayer.PigMapReduce$Reduce - Aliases being processed per job phase (AliasName[line,offset]): M: orderbyprofession[7,20] C: <text:s/>R: orderbyprofession[7,20]</text:p>
      <text:p text:style-name="P1">2017-01-16 02:49:50,067 [main] INFO <text:s/>org.apache.pig.tools.pigstats.mapreduce.MRScriptState - Pig script settings are added to the job</text:p>
      <text:p text:style-name="P1">2017-01-16 02:49:50,068 [main] INFO <text:s/>org.apache.pig.backend.hadoop.executionengine.mapReduceLayer.JobControlCompiler - mapred.job.reduce.markreset.buffer.percent is not set, set to default 0.3</text:p>
      <text:p text:style-name="P1"><text:soft-page-break/>2017-01-16 02:49:50,068 [main] INFO <text:s/>org.apache.pig.backend.hadoop.executionengine.mapReduceLayer.JobControlCompiler - Reduce phase detected, estimating # of required reducers.</text:p>
      <text:p text:style-name="P1">2017-01-16 02:49:50,068 [main] INFO <text:s/>org.apache.pig.backend.hadoop.executionengine.mapReduceLayer.JobControlCompiler - Setting Parallelism to 1</text:p>
      <text:p text:style-name="P1">2017-01-16 02:49:50,092 [main] WARN <text:s/>org.apache.pig.data.SchemaTupleBackend - SchemaTupleBackend has already been initialized</text:p>
      <text:p text:style-name="P1">2017-01-16 02:49:50,095 [main] INFO <text:s/>org.apache.pig.backend.hadoop.executionengine.mapReduceLayer.PigGenericMapReduce$Map - Aliases being processed per job phase (AliasName[line,offset]): M: orderbyprofession[7,20] C: <text:s/>R: </text:p>
      <text:p text:style-name="P1">2017-01-16 02:49:50,108 [main] WARN <text:s/>org.apache.pig.data.SchemaTupleBackend - SchemaTupleBackend has already been initialized</text:p>
      <text:p text:style-name="P1">2017-01-16 02:49:50,109 [main] INFO <text:s/>org.apache.pig.backend.hadoop.executionengine.mapReduceLayer.PigMapReduce$Reduce - Aliases being processed per job phase (AliasName[line,offset]): M: orderbyprofession[7,20] C: <text:s/>R: </text:p>
      <text:p text:style-name="P1">2017-01-16 02:49:50,111 [main] INFO <text:s/>org.apache.pig.backend.hadoop.executionengine.mapReduceLayer.MRCompiler - File concatenation threshold: 100 optimistic? false</text:p>
      <text:p text:style-name="P1">2017-01-16 02:49:50,119 [main] INFO <text:s/>org.apache.pig.backend.hadoop.executionengine.mapReduceLayer.MultiQueryOptimizer - MR plan size before optimization: 3</text:p>
      <text:p text:style-name="P1">2017-01-16 02:49:50,119 [main] INFO <text:s/>org.apache.pig.backend.hadoop.executionengine.mapReduceLayer.MultiQueryOptimizer - MR plan size after optimization: 3</text:p>
      <text:p text:style-name="P1">2017-01-16 02:49:50,121 [main] INFO <text:s/>org.apache.pig.backend.hadoop.executionengine.mapReduceLayer.AccumulatorOptimizer - Reducer is to run in accumulative mode.</text:p>
      <text:p text:style-name="P1">2017-01-16 02:49:50,121 [main] INFO <text:s/>org.apache.pig.tools.pigstats.mapreduce.MRScriptState - Pig script settings are added to the job</text:p>
      <text:p text:style-name="P1">2017-01-16 02:49:50,122 [main] INFO <text:s/>org.apache.pig.backend.hadoop.executionengine.mapReduceLayer.JobControlCompiler - mapred.job.reduce.markreset.buffer.percent is not set, set to default 0.3</text:p>
      <text:p text:style-name="P1">2017-01-16 02:49:50,123 [main] INFO <text:s/>org.apache.pig.backend.hadoop.executionengine.mapReduceLayer.JobControlCompiler - Reduce phase detected, estimating # of required reducers.</text:p>
      <text:p text:style-name="P1">2017-01-16 02:49:50,123 [main] INFO <text:s/>org.apache.pig.backend.hadoop.executionengine.mapReduceLayer.JobControlCompiler - Using reducer estimator: org.apache.pig.backend.hadoop.executionengine.mapReduceLayer.InputSizeReducerEstimator</text:p>
      <text:p text:style-name="P1">2017-01-16 02:49:50,123 [main] INFO <text:s/>org.apache.pig.backend.hadoop.executionengine.mapReduceLayer.InputSizeReducerEstimator - BytesPerReducer=1000000000 maxReducers=999 totalInputFileSize=391355</text:p>
      <text:p text:style-name="P1">2017-01-16 02:49:50,124 [main] INFO <text:s/>org.apache.pig.backend.hadoop.executionengine.mapReduceLayer.JobControlCompiler - Setting Parallelism to 1</text:p>
      <text:p text:style-name="P1">2017-01-16 02:49:50,139 [main] INFO <text:s/>org.apache.pig.backend.hadoop.executionengine.mapReduceLayer.JobControlCompiler - Setting up single store job</text:p>
      <text:p text:style-name="P1"><text:soft-page-break/>2017-01-16 02:49:50,163 [main] WARN <text:s/>org.apache.pig.data.SchemaTupleBackend - SchemaTupleBackend has already been initialized</text:p>
      <text:p text:style-name="P1">2017-01-16 02:49:50,165 [main] INFO <text:s/>org.apache.pig.backend.hadoop.executionengine.mapReduceLayer.PigGenericMapReduce$Map - Aliases being processed per job phase (AliasName[line,offset]): M: cust[1,7],cust[-1,-1],groupbyprofession[5,20] C: <text:s/>R: countbyprofession[6,20]</text:p>
      <text:p text:style-name="P1">2017-01-16 02:49:50,177 [main] WARN <text:s/>org.apache.pig.data.SchemaTupleBackend - SchemaTupleBackend has already been initialized</text:p>
      <text:p text:style-name="P1">2017-01-16 02:49:50,186 [main] INFO <text:s/>org.apache.pig.backend.hadoop.executionengine.mapReduceLayer.PigMapReduce$Reduce - Aliases being processed per job phase (AliasName[line,offset]): M: cust[1,7],cust[-1,-1],groupbyprofession[5,20] C: <text:s/>R: countbyprofession[6,20]</text:p>
      <text:p text:style-name="P1">2017-01-16 02:49:50,187 [main] INFO <text:s/>org.apache.pig.tools.pigstats.mapreduce.MRScriptState - Pig script settings are added to the job</text:p>
      <text:p text:style-name="P1">2017-01-16 02:49:50,188 [main] INFO <text:s/>org.apache.pig.backend.hadoop.executionengine.mapReduceLayer.JobControlCompiler - mapred.job.reduce.markreset.buffer.percent is not set, set to default 0.3</text:p>
      <text:p text:style-name="P1">2017-01-16 02:49:50,192 [main] INFO <text:s/>org.apache.pig.backend.hadoop.executionengine.mapReduceLayer.JobControlCompiler - Reduce phase detected, estimating # of required reducers.</text:p>
      <text:p text:style-name="P1">2017-01-16 02:49:50,192 [main] INFO <text:s/>org.apache.pig.backend.hadoop.executionengine.mapReduceLayer.JobControlCompiler - Using reducer estimator: org.apache.pig.backend.hadoop.executionengine.mapReduceLayer.InputSizeReducerEstimator</text:p>
      <text:p text:style-name="P1">2017-01-16 02:49:50,193 [main] INFO <text:s/>org.apache.pig.backend.hadoop.executionengine.mapReduceLayer.InputSizeReducerEstimator - BytesPerReducer=1000000000 maxReducers=999 totalInputFileSize=0</text:p>
      <text:p text:style-name="P1">2017-01-16 02:49:50,193 [main] INFO <text:s/>org.apache.pig.backend.hadoop.executionengine.mapReduceLayer.JobControlCompiler - Setting Parallelism to 1</text:p>
      <text:p text:style-name="P1">2017-01-16 02:49:50,213 [main] INFO <text:s/>org.apache.pig.backend.hadoop.executionengine.mapReduceLayer.JobControlCompiler - Setting up single store job</text:p>
      <text:p text:style-name="P1">2017-01-16 02:49:50,238 [main] WARN <text:s/>org.apache.pig.data.SchemaTupleBackend - SchemaTupleBackend has already been initialized</text:p>
      <text:p text:style-name="P1">2017-01-16 02:49:50,238 [main] INFO <text:s/>org.apache.pig.backend.hadoop.executionengine.mapReduceLayer.PigGenericMapReduce$Map - Aliases being processed per job phase (AliasName[line,offset]): M: orderbyprofession[7,20] C: <text:s/>R: orderbyprofession[7,20]</text:p>
      <text:p text:style-name="P1">2017-01-16 02:49:50,252 [main] WARN <text:s/>org.apache.pig.data.SchemaTupleBackend - SchemaTupleBackend has already been initialized</text:p>
      <text:p text:style-name="P1">2017-01-16 02:49:50,259 [main] INFO <text:s/>org.apache.pig.backend.hadoop.executionengine.mapReduceLayer.PigMapReduce$Reduce - Aliases being processed per job phase (AliasName[line,offset]): M: orderbyprofession[7,20] C: <text:s/>R: orderbyprofession[7,20]</text:p>
      <text:p text:style-name="P1">2017-01-16 02:49:50,260 [main] INFO <text:s/>org.apache.pig.tools.pigstats.mapreduce.MRScriptState - Pig script settings are added to the job</text:p>
      <text:p text:style-name="P1"><text:soft-page-break/>2017-01-16 02:49:50,260 [main] INFO <text:s/>org.apache.pig.backend.hadoop.executionengine.mapReduceLayer.JobControlCompiler - mapred.job.reduce.markreset.buffer.percent is not set, set to default 0.3</text:p>
      <text:p text:style-name="P1">2017-01-16 02:49:50,261 [main] INFO <text:s/>org.apache.pig.backend.hadoop.executionengine.mapReduceLayer.JobControlCompiler - Reduce phase detected, estimating # of required reducers.</text:p>
      <text:p text:style-name="P1">2017-01-16 02:49:50,261 [main] INFO <text:s/>org.apache.pig.backend.hadoop.executionengine.mapReduceLayer.JobControlCompiler - Setting Parallelism to 1</text:p>
      <text:p text:style-name="P1">2017-01-16 02:49:50,301 [main] WARN <text:s/>org.apache.pig.data.SchemaTupleBackend - SchemaTupleBackend has already been initialized</text:p>
      <text:p text:style-name="P1">2017-01-16 02:49:50,302 [main] INFO <text:s/>org.apache.pig.backend.hadoop.executionengine.mapReduceLayer.PigGenericMapReduce$Map - Aliases being processed per job phase (AliasName[line,offset]): M: orderbyprofession[7,20] C: <text:s/>R: </text:p>
      <text:p text:style-name="P1">2017-01-16 02:49:50,314 [main] WARN <text:s/>org.apache.pig.data.SchemaTupleBackend - SchemaTupleBackend has already been initialized</text:p>
      <text:p text:style-name="P1">2017-01-16 02:49:50,315 [main] INFO <text:s/>org.apache.pig.backend.hadoop.executionengine.mapReduceLayer.PigMapReduce$Reduce - Aliases being processed per job phase (AliasName[line,offset]): M: orderbyprofession[7,20] C: <text:s/>R: </text:p>
      <text:p text:style-name="P1">2017-01-16 02:49:50,315 [main] INFO <text:s/>org.apache.pig.backend.hadoop.executionengine.mapReduceLayer.MRCompiler - File concatenation threshold: 100 optimistic? false</text:p>
      <text:p text:style-name="P1">2017-01-16 02:49:50,330 [main] INFO <text:s/>org.apache.pig.backend.hadoop.executionengine.mapReduceLayer.MultiQueryOptimizer - MR plan size before optimization: 3</text:p>
      <text:p text:style-name="P1">2017-01-16 02:49:50,332 [main] INFO <text:s/>org.apache.pig.backend.hadoop.executionengine.mapReduceLayer.MultiQueryOptimizer - MR plan size after optimization: 3</text:p>
      <text:p text:style-name="P1">2017-01-16 02:49:50,333 [main] INFO <text:s/>org.apache.pig.backend.hadoop.executionengine.mapReduceLayer.AccumulatorOptimizer - Reducer is to run in accumulative mode.</text:p>
      <text:p text:style-name="P1">2017-01-16 02:49:50,333 [main] INFO <text:s/>org.apache.pig.tools.pigstats.mapreduce.MRScriptState - Pig script settings are added to the job</text:p>
      <text:p text:style-name="P1">2017-01-16 02:49:50,334 [main] INFO <text:s/>org.apache.pig.backend.hadoop.executionengine.mapReduceLayer.JobControlCompiler - mapred.job.reduce.markreset.buffer.percent is not set, set to default 0.3</text:p>
      <text:p text:style-name="P1">2017-01-16 02:49:50,334 [main] INFO <text:s/>org.apache.pig.backend.hadoop.executionengine.mapReduceLayer.JobControlCompiler - Reduce phase detected, estimating # of required reducers.</text:p>
      <text:p text:style-name="P1">2017-01-16 02:49:50,336 [main] INFO <text:s/>org.apache.pig.backend.hadoop.executionengine.mapReduceLayer.JobControlCompiler - Using reducer estimator: org.apache.pig.backend.hadoop.executionengine.mapReduceLayer.InputSizeReducerEstimator</text:p>
      <text:p text:style-name="P1">2017-01-16 02:49:50,336 [main] INFO <text:s/>org.apache.pig.backend.hadoop.executionengine.mapReduceLayer.InputSizeReducerEstimator - BytesPerReducer=1000000000 maxReducers=999 totalInputFileSize=391355</text:p>
      <text:p text:style-name="P1">2017-01-16 02:49:50,336 [main] INFO <text:s/>org.apache.pig.backend.hadoop.executionengine.mapReduceLayer.JobControlCompiler - Setting Parallelism to 1</text:p>
      <text:p text:style-name="P1"><text:soft-page-break/>2017-01-16 02:49:50,350 [main] INFO <text:s/>org.apache.pig.backend.hadoop.executionengine.mapReduceLayer.JobControlCompiler - Setting up single store job</text:p>
      <text:p text:style-name="P1">2017-01-16 02:49:50,371 [main] WARN <text:s/>org.apache.pig.data.SchemaTupleBackend - SchemaTupleBackend has already been initialized</text:p>
      <text:p text:style-name="P1">2017-01-16 02:49:50,391 [main] INFO <text:s/>org.apache.pig.backend.hadoop.executionengine.mapReduceLayer.PigGenericMapReduce$Map - Aliases being processed per job phase (AliasName[line,offset]): M: cust[1,7],cust[-1,-1],groupbyprofession[5,20] C: <text:s/>R: countbyprofession[6,20]</text:p>
      <text:p text:style-name="P1">2017-01-16 02:49:50,399 [main] WARN <text:s/>org.apache.pig.data.SchemaTupleBackend - SchemaTupleBackend has already been initialized</text:p>
      <text:p text:style-name="P1">2017-01-16 02:49:50,403 [main] INFO <text:s/>org.apache.pig.backend.hadoop.executionengine.mapReduceLayer.PigMapReduce$Reduce - Aliases being processed per job phase (AliasName[line,offset]): M: cust[1,7],cust[-1,-1],groupbyprofession[5,20] C: <text:s/>R: countbyprofession[6,20]</text:p>
      <text:p text:style-name="P1">2017-01-16 02:49:50,406 [main] INFO <text:s/>org.apache.pig.tools.pigstats.mapreduce.MRScriptState - Pig script settings are added to the job</text:p>
      <text:p text:style-name="P1">2017-01-16 02:49:50,409 [main] INFO <text:s/>org.apache.pig.backend.hadoop.executionengine.mapReduceLayer.JobControlCompiler - mapred.job.reduce.markreset.buffer.percent is not set, set to default 0.3</text:p>
      <text:p text:style-name="P1">2017-01-16 02:49:50,409 [main] INFO <text:s/>org.apache.pig.backend.hadoop.executionengine.mapReduceLayer.JobControlCompiler - Reduce phase detected, estimating # of required reducers.</text:p>
      <text:p text:style-name="P1">2017-01-16 02:49:50,409 [main] INFO <text:s/>org.apache.pig.backend.hadoop.executionengine.mapReduceLayer.JobControlCompiler - Using reducer estimator: org.apache.pig.backend.hadoop.executionengine.mapReduceLayer.InputSizeReducerEstimator</text:p>
      <text:p text:style-name="P1">2017-01-16 02:49:50,410 [main] INFO <text:s/>org.apache.pig.backend.hadoop.executionengine.mapReduceLayer.InputSizeReducerEstimator - BytesPerReducer=1000000000 maxReducers=999 totalInputFileSize=0</text:p>
      <text:p text:style-name="P1">2017-01-16 02:49:50,410 [main] INFO <text:s/>org.apache.pig.backend.hadoop.executionengine.mapReduceLayer.JobControlCompiler - Setting Parallelism to 1</text:p>
      <text:p text:style-name="P1">2017-01-16 02:49:50,416 [main] INFO <text:s/>org.apache.pig.backend.hadoop.executionengine.mapReduceLayer.JobControlCompiler - Setting up single store job</text:p>
      <text:p text:style-name="P1">2017-01-16 02:49:50,457 [main] WARN <text:s/>org.apache.pig.data.SchemaTupleBackend - SchemaTupleBackend has already been initialized</text:p>
      <text:p text:style-name="P1">2017-01-16 02:49:50,458 [main] INFO <text:s/>org.apache.pig.backend.hadoop.executionengine.mapReduceLayer.PigGenericMapReduce$Map - Aliases being processed per job phase (AliasName[line,offset]): M: orderbyprofession[7,20] C: <text:s/>R: orderbyprofession[7,20]</text:p>
      <text:p text:style-name="P1">2017-01-16 02:49:50,469 [main] WARN <text:s/>org.apache.pig.data.SchemaTupleBackend - SchemaTupleBackend has already been initialized</text:p>
      <text:p text:style-name="P1">2017-01-16 02:49:50,469 [main] INFO <text:s/>org.apache.pig.backend.hadoop.executionengine.mapReduceLayer.PigMapReduce$Reduce - Aliases being processed per job phase (AliasName[line,offset]): M: orderbyprofession[7,20] C: <text:s/>R: orderbyprofession[7,20]</text:p>
      <text:p text:style-name="P1"><text:soft-page-break/>2017-01-16 02:49:50,484 [main] INFO <text:s/>org.apache.pig.tools.pigstats.mapreduce.MRScriptState - Pig script settings are added to the job</text:p>
      <text:p text:style-name="P1">2017-01-16 02:49:50,485 [main] INFO <text:s/>org.apache.pig.backend.hadoop.executionengine.mapReduceLayer.JobControlCompiler - mapred.job.reduce.markreset.buffer.percent is not set, set to default 0.3</text:p>
      <text:p text:style-name="P1">2017-01-16 02:49:50,485 [main] INFO <text:s/>org.apache.pig.backend.hadoop.executionengine.mapReduceLayer.JobControlCompiler - Reduce phase detected, estimating # of required reducers.</text:p>
      <text:p text:style-name="P1">2017-01-16 02:49:50,485 [main] INFO <text:s/>org.apache.pig.backend.hadoop.executionengine.mapReduceLayer.JobControlCompiler - Setting Parallelism to 1</text:p>
      <text:p text:style-name="P1">2017-01-16 02:49:50,557 [main] WARN <text:s/>org.apache.pig.data.SchemaTupleBackend - SchemaTupleBackend has already been initialized</text:p>
      <text:p text:style-name="P1">2017-01-16 02:49:50,557 [main] INFO <text:s/>org.apache.pig.backend.hadoop.executionengine.mapReduceLayer.PigGenericMapReduce$Map - Aliases being processed per job phase (AliasName[line,offset]): M: orderbyprofession[7,20] C: <text:s/>R: </text:p>
      <text:p text:style-name="P1">2017-01-16 02:49:50,564 [main] WARN <text:s/>org.apache.pig.data.SchemaTupleBackend - SchemaTupleBackend has already been initialized</text:p>
      <text:p text:style-name="P1">2017-01-16 02:49:50,569 [main] INFO <text:s/>org.apache.pig.backend.hadoop.executionengine.mapReduceLayer.PigMapReduce$Reduce - Aliases being processed per job phase (AliasName[line,offset]): M: orderbyprofession[7,20] C: <text:s/>R: </text:p>
      <text:p text:style-name="P1">2017-01-16 02:49:50,570 [main] INFO <text:s/>org.apache.pig.backend.hadoop.executionengine.mapReduceLayer.MRCompiler - File concatenation threshold: 100 optimistic? false</text:p>
      <text:p text:style-name="P1">2017-01-16 02:49:50,584 [main] INFO <text:s/>org.apache.pig.backend.hadoop.executionengine.mapReduceLayer.MultiQueryOptimizer - MR plan size before optimization: 3</text:p>
      <text:p text:style-name="P1">2017-01-16 02:49:50,584 [main] INFO <text:s/>org.apache.pig.backend.hadoop.executionengine.mapReduceLayer.MultiQueryOptimizer - MR plan size after optimization: 3</text:p>
      <text:p text:style-name="P1">2017-01-16 02:49:50,586 [main] INFO <text:s/>org.apache.pig.backend.hadoop.executionengine.mapReduceLayer.AccumulatorOptimizer - Reducer is to run in accumulative mode.</text:p>
      <text:p text:style-name="P1">2017-01-16 02:49:50,590 [main] INFO <text:s/>org.apache.pig.tools.pigstats.mapreduce.MRScriptState - Pig script settings are added to the job</text:p>
      <text:p text:style-name="P1">2017-01-16 02:49:50,601 [main] INFO <text:s/>org.apache.pig.backend.hadoop.executionengine.mapReduceLayer.JobControlCompiler - mapred.job.reduce.markreset.buffer.percent is not set, set to default 0.3</text:p>
      <text:p text:style-name="P1">2017-01-16 02:49:50,601 [main] INFO <text:s/>org.apache.pig.backend.hadoop.executionengine.mapReduceLayer.JobControlCompiler - Reduce phase detected, estimating # of required reducers.</text:p>
      <text:p text:style-name="P1">2017-01-16 02:49:50,601 [main] INFO <text:s/>org.apache.pig.backend.hadoop.executionengine.mapReduceLayer.JobControlCompiler - Using reducer estimator: org.apache.pig.backend.hadoop.executionengine.mapReduceLayer.InputSizeReducerEstimator</text:p>
      <text:p text:style-name="P1">2017-01-16 02:49:50,601 [main] INFO <text:s/>org.apache.pig.backend.hadoop.executionengine.mapReduceLayer.InputSizeReducerEstimator - BytesPerReducer=1000000000 maxReducers=999 totalInputFileSize=391355</text:p>
      <text:p text:style-name="P1"><text:soft-page-break/>2017-01-16 02:49:50,601 [main] INFO <text:s/>org.apache.pig.backend.hadoop.executionengine.mapReduceLayer.JobControlCompiler - Setting Parallelism to 1</text:p>
      <text:p text:style-name="P1">2017-01-16 02:49:50,612 [main] INFO <text:s/>org.apache.pig.backend.hadoop.executionengine.mapReduceLayer.JobControlCompiler - Setting up single store job</text:p>
      <text:p text:style-name="P1">2017-01-16 02:49:50,635 [main] WARN <text:s/>org.apache.pig.data.SchemaTupleBackend - SchemaTupleBackend has already been initialized</text:p>
      <text:p text:style-name="P1">2017-01-16 02:49:50,652 [main] INFO <text:s/>org.apache.pig.backend.hadoop.executionengine.mapReduceLayer.PigGenericMapReduce$Map - Aliases being processed per job phase (AliasName[line,offset]): M: cust[1,7],cust[-1,-1],groupbyprofession[5,20] C: <text:s/>R: countbyprofession[6,20]</text:p>
      <text:p text:style-name="P1">2017-01-16 02:49:50,664 [main] WARN <text:s/>org.apache.pig.data.SchemaTupleBackend - SchemaTupleBackend has already been initialized</text:p>
      <text:p text:style-name="P1">2017-01-16 02:49:50,665 [main] INFO <text:s/>org.apache.pig.backend.hadoop.executionengine.mapReduceLayer.PigMapReduce$Reduce - Aliases being processed per job phase (AliasName[line,offset]): M: cust[1,7],cust[-1,-1],groupbyprofession[5,20] C: <text:s/>R: countbyprofession[6,20]</text:p>
      <text:p text:style-name="P1">2017-01-16 02:49:50,665 [main] INFO <text:s/>org.apache.pig.tools.pigstats.mapreduce.MRScriptState - Pig script settings are added to the job</text:p>
      <text:p text:style-name="P1">2017-01-16 02:49:50,666 [main] INFO <text:s/>org.apache.pig.backend.hadoop.executionengine.mapReduceLayer.JobControlCompiler - mapred.job.reduce.markreset.buffer.percent is not set, set to default 0.3</text:p>
      <text:p text:style-name="P1">2017-01-16 02:49:50,667 [main] INFO <text:s/>org.apache.pig.backend.hadoop.executionengine.mapReduceLayer.JobControlCompiler - Reduce phase detected, estimating # of required reducers.</text:p>
      <text:p text:style-name="P1">2017-01-16 02:49:50,669 [main] INFO <text:s/>org.apache.pig.backend.hadoop.executionengine.mapReduceLayer.JobControlCompiler - Using reducer estimator: org.apache.pig.backend.hadoop.executionengine.mapReduceLayer.InputSizeReducerEstimator</text:p>
      <text:p text:style-name="P1">2017-01-16 02:49:50,670 [main] INFO <text:s/>org.apache.pig.backend.hadoop.executionengine.mapReduceLayer.InputSizeReducerEstimator - BytesPerReducer=1000000000 maxReducers=999 totalInputFileSize=0</text:p>
      <text:p text:style-name="P1">2017-01-16 02:49:50,671 [main] INFO <text:s/>org.apache.pig.backend.hadoop.executionengine.mapReduceLayer.JobControlCompiler - Setting Parallelism to 1</text:p>
      <text:p text:style-name="P1">2017-01-16 02:49:50,686 [main] INFO <text:s/>org.apache.pig.backend.hadoop.executionengine.mapReduceLayer.JobControlCompiler - Setting up single store job</text:p>
      <text:p text:style-name="P1">2017-01-16 02:49:50,711 [main] WARN <text:s/>org.apache.pig.data.SchemaTupleBackend - SchemaTupleBackend has already been initialized</text:p>
      <text:p text:style-name="P1">2017-01-16 02:49:50,714 [main] INFO <text:s/>org.apache.pig.backend.hadoop.executionengine.mapReduceLayer.PigGenericMapReduce$Map - Aliases being processed per job phase (AliasName[line,offset]): M: orderbyprofession[7,20] C: <text:s/>R: orderbyprofession[7,20]</text:p>
      <text:p text:style-name="P1">2017-01-16 02:49:50,723 [main] WARN <text:s/>org.apache.pig.data.SchemaTupleBackend - SchemaTupleBackend has already been initialized</text:p>
      <text:p text:style-name="P1">2017-01-16 02:49:50,724 [main] INFO <text:s/>org.apache.pig.backend.hadoop.executionengine.mapReduceLayer.PigMapReduce$Reduce - Aliases <text:soft-page-break/>being processed per job phase (AliasName[line,offset]): M: orderbyprofession[7,20] C: <text:s/>R: orderbyprofession[7,20]</text:p>
      <text:p text:style-name="P1">2017-01-16 02:49:50,729 [main] INFO <text:s/>org.apache.pig.tools.pigstats.mapreduce.MRScriptState - Pig script settings are added to the job</text:p>
      <text:p text:style-name="P1">2017-01-16 02:49:50,730 [main] INFO <text:s/>org.apache.pig.backend.hadoop.executionengine.mapReduceLayer.JobControlCompiler - mapred.job.reduce.markreset.buffer.percent is not set, set to default 0.3</text:p>
      <text:p text:style-name="P1">2017-01-16 02:49:50,731 [main] INFO <text:s/>org.apache.pig.backend.hadoop.executionengine.mapReduceLayer.JobControlCompiler - Reduce phase detected, estimating # of required reducers.</text:p>
      <text:p text:style-name="P1">2017-01-16 02:49:50,731 [main] INFO <text:s/>org.apache.pig.backend.hadoop.executionengine.mapReduceLayer.JobControlCompiler - Setting Parallelism to 1</text:p>
      <text:p text:style-name="P1">2017-01-16 02:49:50,777 [main] WARN <text:s/>org.apache.pig.data.SchemaTupleBackend - SchemaTupleBackend has already been initialized</text:p>
      <text:p text:style-name="P1">2017-01-16 02:49:50,778 [main] INFO <text:s/>org.apache.pig.backend.hadoop.executionengine.mapReduceLayer.PigGenericMapReduce$Map - Aliases being processed per job phase (AliasName[line,offset]): M: orderbyprofession[7,20] C: <text:s/>R: </text:p>
      <text:p text:style-name="P1">2017-01-16 02:49:50,782 [main] WARN <text:s/>org.apache.pig.data.SchemaTupleBackend - SchemaTupleBackend has already been initialized</text:p>
      <text:p text:style-name="P1">2017-01-16 02:49:50,783 [main] INFO <text:s/>org.apache.pig.backend.hadoop.executionengine.mapReduceLayer.PigMapReduce$Reduce - Aliases being processed per job phase (AliasName[line,offset]): M: orderbyprofession[7,20] C: <text:s/>R: </text:p>
      <text:p text:style-name="P1">2017-01-16 02:49:50,791 [main] INFO <text:s/>org.apache.pig.backend.hadoop.executionengine.mapReduceLayer.MRCompiler - File concatenation threshold: 100 optimistic? false</text:p>
      <text:p text:style-name="P1">2017-01-16 02:49:50,810 [main] INFO <text:s/>org.apache.pig.backend.hadoop.executionengine.mapReduceLayer.MultiQueryOptimizer - MR plan size before optimization: 3</text:p>
      <text:p text:style-name="P1">2017-01-16 02:49:50,811 [main] INFO <text:s/>org.apache.pig.backend.hadoop.executionengine.mapReduceLayer.MultiQueryOptimizer - MR plan size after optimization: 3</text:p>
      <text:p text:style-name="P1">2017-01-16 02:49:50,812 [main] INFO <text:s/>org.apache.pig.backend.hadoop.executionengine.mapReduceLayer.AccumulatorOptimizer - Reducer is to run in accumulative mode.</text:p>
      <text:p text:style-name="P1">2017-01-16 02:49:50,814 [main] INFO <text:s/>org.apache.pig.tools.pigstats.mapreduce.MRScriptState - Pig script settings are added to the job</text:p>
      <text:p text:style-name="P1">2017-01-16 02:49:50,818 [main] INFO <text:s/>org.apache.pig.backend.hadoop.executionengine.mapReduceLayer.JobControlCompiler - mapred.job.reduce.markreset.buffer.percent is not set, set to default 0.3</text:p>
      <text:p text:style-name="P1">2017-01-16 02:49:50,818 [main] INFO <text:s/>org.apache.pig.backend.hadoop.executionengine.mapReduceLayer.JobControlCompiler - Reduce phase detected, estimating # of required reducers.</text:p>
      <text:p text:style-name="P1">2017-01-16 02:49:50,818 [main] INFO <text:s/>org.apache.pig.backend.hadoop.executionengine.mapReduceLayer.JobControlCompiler - Using reducer estimator: org.apache.pig.backend.hadoop.executionengine.mapReduceLayer.InputSizeReducerEstimator</text:p>
      <text:p text:style-name="P1"><text:soft-page-break/>2017-01-16 02:49:50,819 [main] INFO <text:s/>org.apache.pig.backend.hadoop.executionengine.mapReduceLayer.InputSizeReducerEstimator - BytesPerReducer=1000000000 maxReducers=999 totalInputFileSize=391355</text:p>
      <text:p text:style-name="P1">2017-01-16 02:49:50,819 [main] INFO <text:s/>org.apache.pig.backend.hadoop.executionengine.mapReduceLayer.JobControlCompiler - Setting Parallelism to 1</text:p>
      <text:p text:style-name="P1">2017-01-16 02:49:50,825 [main] INFO <text:s/>org.apache.pig.backend.hadoop.executionengine.mapReduceLayer.JobControlCompiler - Setting up single store job</text:p>
      <text:p text:style-name="P1">2017-01-16 02:49:50,832 [main] WARN <text:s/>org.apache.pig.data.SchemaTupleBackend - SchemaTupleBackend has already been initialized</text:p>
      <text:p text:style-name="P1">2017-01-16 02:49:50,841 [main] INFO <text:s/>org.apache.pig.backend.hadoop.executionengine.mapReduceLayer.PigGenericMapReduce$Map - Aliases being processed per job phase (AliasName[line,offset]): M: cust[1,7],cust[-1,-1],groupbyprofession[5,20] C: <text:s/>R: countbyprofession[6,20]</text:p>
      <text:p text:style-name="P1">2017-01-16 02:49:50,846 [main] WARN <text:s/>org.apache.pig.data.SchemaTupleBackend - SchemaTupleBackend has already been initialized</text:p>
      <text:p text:style-name="P1">2017-01-16 02:49:50,850 [main] INFO <text:s/>org.apache.pig.backend.hadoop.executionengine.mapReduceLayer.PigMapReduce$Reduce - Aliases being processed per job phase (AliasName[line,offset]): M: cust[1,7],cust[-1,-1],groupbyprofession[5,20] C: <text:s/>R: countbyprofession[6,20]</text:p>
      <text:p text:style-name="P1">2017-01-16 02:49:50,854 [main] INFO <text:s/>org.apache.pig.tools.pigstats.mapreduce.MRScriptState - Pig script settings are added to the job</text:p>
      <text:p text:style-name="P1">2017-01-16 02:49:50,854 [main] INFO <text:s/>org.apache.pig.backend.hadoop.executionengine.mapReduceLayer.JobControlCompiler - mapred.job.reduce.markreset.buffer.percent is not set, set to default 0.3</text:p>
      <text:p text:style-name="P1">2017-01-16 02:49:50,854 [main] INFO <text:s/>org.apache.pig.backend.hadoop.executionengine.mapReduceLayer.JobControlCompiler - Reduce phase detected, estimating # of required reducers.</text:p>
      <text:p text:style-name="P1">2017-01-16 02:49:50,855 [main] INFO <text:s/>org.apache.pig.backend.hadoop.executionengine.mapReduceLayer.JobControlCompiler - Using reducer estimator: org.apache.pig.backend.hadoop.executionengine.mapReduceLayer.InputSizeReducerEstimator</text:p>
      <text:p text:style-name="P1">2017-01-16 02:49:50,855 [main] INFO <text:s/>org.apache.pig.backend.hadoop.executionengine.mapReduceLayer.InputSizeReducerEstimator - BytesPerReducer=1000000000 maxReducers=999 totalInputFileSize=0</text:p>
      <text:p text:style-name="P1">2017-01-16 02:49:50,855 [main] INFO <text:s/>org.apache.pig.backend.hadoop.executionengine.mapReduceLayer.JobControlCompiler - Setting Parallelism to 1</text:p>
      <text:p text:style-name="P1">2017-01-16 02:49:50,863 [main] INFO <text:s/>org.apache.pig.backend.hadoop.executionengine.mapReduceLayer.JobControlCompiler - Setting up single store job</text:p>
      <text:p text:style-name="P1">2017-01-16 02:49:50,871 [main] WARN <text:s/>org.apache.pig.data.SchemaTupleBackend - SchemaTupleBackend has already been initialized</text:p>
      <text:p text:style-name="P1">2017-01-16 02:49:50,872 [main] INFO <text:s/>org.apache.pig.backend.hadoop.executionengine.mapReduceLayer.PigGenericMapReduce$Map - Aliases being processed per job phase (AliasName[line,offset]): M: orderbyprofession[7,20] C: <text:s/>R: orderbyprofession[7,20]</text:p>
      <text:p text:style-name="P1"><text:soft-page-break/>2017-01-16 02:49:50,876 [main] WARN <text:s/>org.apache.pig.data.SchemaTupleBackend - SchemaTupleBackend has already been initialized</text:p>
      <text:p text:style-name="P1">2017-01-16 02:49:50,877 [main] INFO <text:s/>org.apache.pig.backend.hadoop.executionengine.mapReduceLayer.PigMapReduce$Reduce - Aliases being processed per job phase (AliasName[line,offset]): M: orderbyprofession[7,20] C: <text:s/>R: orderbyprofession[7,20]</text:p>
      <text:p text:style-name="P1">2017-01-16 02:49:50,878 [main] INFO <text:s/>org.apache.pig.tools.pigstats.mapreduce.MRScriptState - Pig script settings are added to the job</text:p>
      <text:p text:style-name="P1">2017-01-16 02:49:50,878 [main] INFO <text:s/>org.apache.pig.backend.hadoop.executionengine.mapReduceLayer.JobControlCompiler - mapred.job.reduce.markreset.buffer.percent is not set, set to default 0.3</text:p>
      <text:p text:style-name="P1">2017-01-16 02:49:50,878 [main] INFO <text:s/>org.apache.pig.backend.hadoop.executionengine.mapReduceLayer.JobControlCompiler - Reduce phase detected, estimating # of required reducers.</text:p>
      <text:p text:style-name="P1">2017-01-16 02:49:50,878 [main] INFO <text:s/>org.apache.pig.backend.hadoop.executionengine.mapReduceLayer.JobControlCompiler - Setting Parallelism to 1</text:p>
      <text:p text:style-name="P1">2017-01-16 02:49:50,992 [main] WARN <text:s/>org.apache.pig.data.SchemaTupleBackend - SchemaTupleBackend has already been initialized</text:p>
      <text:p text:style-name="P1">2017-01-16 02:49:50,993 [main] INFO <text:s/>org.apache.pig.backend.hadoop.executionengine.mapReduceLayer.PigGenericMapReduce$Map - Aliases being processed per job phase (AliasName[line,offset]): M: orderbyprofession[7,20] C: <text:s/>R: </text:p>
      <text:p text:style-name="P1">2017-01-16 02:49:51,012 [main] WARN <text:s/>org.apache.pig.data.SchemaTupleBackend - SchemaTupleBackend has already been initialized</text:p>
      <text:p text:style-name="P1">2017-01-16 02:49:51,012 [main] INFO <text:s/>org.apache.pig.backend.hadoop.executionengine.mapReduceLayer.PigMapReduce$Reduce - Aliases being processed per job phase (AliasName[line,offset]): M: orderbyprofession[7,20] C: <text:s/>R: </text:p>
      <text:p text:style-name="P1">(4003585,Lois,Pratt,51,Loan officer)</text:p>
      <text:p text:style-name="P1">2017-01-16 02:49:51,023 [main] INFO <text:s/>org.apache.pig.backend.hadoop.executionengine.mapReduceLayer.MRCompiler - File concatenation threshold: 100 optimistic? false</text:p>
      <text:p text:style-name="P1">2017-01-16 02:49:51,031 [main] INFO <text:s/>org.apache.pig.backend.hadoop.executionengine.mapReduceLayer.MultiQueryOptimizer - MR plan size before optimization: 3</text:p>
      <text:p text:style-name="P1">2017-01-16 02:49:51,037 [main] INFO <text:s/>org.apache.pig.backend.hadoop.executionengine.mapReduceLayer.MultiQueryOptimizer - MR plan size after optimization: 3</text:p>
      <text:p text:style-name="P1">2017-01-16 02:49:51,037 [main] INFO <text:s/>org.apache.pig.backend.hadoop.executionengine.mapReduceLayer.AccumulatorOptimizer - Reducer is to run in accumulative mode.</text:p>
      <text:p text:style-name="P1">2017-01-16 02:49:51,038 [main] INFO <text:s/>org.apache.pig.tools.pigstats.mapreduce.MRScriptState - Pig script settings are added to the job</text:p>
      <text:p text:style-name="P1">2017-01-16 02:49:51,038 [main] INFO <text:s/>org.apache.pig.backend.hadoop.executionengine.mapReduceLayer.JobControlCompiler - mapred.job.reduce.markreset.buffer.percent is not set, set to default 0.3</text:p>
      <text:p text:style-name="P1">2017-01-16 02:49:51,039 [main] INFO <text:s/>org.apache.pig.backend.hadoop.executionengine.mapReduceLayer.JobControlCompiler - Reduce phase detected, estimating # of required reducers.</text:p>
      <text:p text:style-name="P1"><text:soft-page-break/>2017-01-16 02:49:51,039 [main] INFO <text:s/>org.apache.pig.backend.hadoop.executionengine.mapReduceLayer.JobControlCompiler - Using reducer estimator: org.apache.pig.backend.hadoop.executionengine.mapReduceLayer.InputSizeReducerEstimator</text:p>
      <text:p text:style-name="P1">2017-01-16 02:49:51,039 [main] INFO <text:s/>org.apache.pig.backend.hadoop.executionengine.mapReduceLayer.InputSizeReducerEstimator - BytesPerReducer=1000000000 maxReducers=999 totalInputFileSize=391355</text:p>
      <text:p text:style-name="P1">2017-01-16 02:49:51,039 [main] INFO <text:s/>org.apache.pig.backend.hadoop.executionengine.mapReduceLayer.JobControlCompiler - Setting Parallelism to 1</text:p>
      <text:p text:style-name="P1">2017-01-16 02:49:51,050 [main] INFO <text:s/>org.apache.pig.backend.hadoop.executionengine.mapReduceLayer.JobControlCompiler - Setting up single store job</text:p>
      <text:p text:style-name="P1">2017-01-16 02:49:51,082 [main] WARN <text:s/>org.apache.pig.data.SchemaTupleBackend - SchemaTupleBackend has already been initialized</text:p>
      <text:p text:style-name="P1">2017-01-16 02:49:51,085 [main] INFO <text:s/>org.apache.pig.backend.hadoop.executionengine.mapReduceLayer.PigGenericMapReduce$Map - Aliases being processed per job phase (AliasName[line,offset]): M: cust[1,7],cust[-1,-1],groupbyprofession[5,20] C: <text:s/>R: countbyprofession[6,20]</text:p>
      <text:p text:style-name="P1">2017-01-16 02:49:51,092 [main] WARN <text:s/>org.apache.pig.data.SchemaTupleBackend - SchemaTupleBackend has already been initialized</text:p>
      <text:p text:style-name="P1">2017-01-16 02:49:51,096 [main] INFO <text:s/>org.apache.pig.backend.hadoop.executionengine.mapReduceLayer.PigMapReduce$Reduce - Aliases being processed per job phase (AliasName[line,offset]): M: cust[1,7],cust[-1,-1],groupbyprofession[5,20] C: <text:s/>R: countbyprofession[6,20]</text:p>
      <text:p text:style-name="P1">2017-01-16 02:49:51,097 [main] INFO <text:s/>org.apache.pig.tools.pigstats.mapreduce.MRScriptState - Pig script settings are added to the job</text:p>
      <text:p text:style-name="P1">2017-01-16 02:49:51,099 [main] INFO <text:s/>org.apache.pig.backend.hadoop.executionengine.mapReduceLayer.JobControlCompiler - mapred.job.reduce.markreset.buffer.percent is not set, set to default 0.3</text:p>
      <text:p text:style-name="P1">2017-01-16 02:49:51,099 [main] INFO <text:s/>org.apache.pig.backend.hadoop.executionengine.mapReduceLayer.JobControlCompiler - Reduce phase detected, estimating # of required reducers.</text:p>
      <text:p text:style-name="P1">2017-01-16 02:49:51,099 [main] INFO <text:s/>org.apache.pig.backend.hadoop.executionengine.mapReduceLayer.JobControlCompiler - Using reducer estimator: org.apache.pig.backend.hadoop.executionengine.mapReduceLayer.InputSizeReducerEstimator</text:p>
      <text:p text:style-name="P1">2017-01-16 02:49:51,099 [main] INFO <text:s/>org.apache.pig.backend.hadoop.executionengine.mapReduceLayer.InputSizeReducerEstimator - BytesPerReducer=1000000000 maxReducers=999 totalInputFileSize=0</text:p>
      <text:p text:style-name="P1">2017-01-16 02:49:51,099 [main] INFO <text:s/>org.apache.pig.backend.hadoop.executionengine.mapReduceLayer.JobControlCompiler - Setting Parallelism to 1</text:p>
      <text:p text:style-name="P1">2017-01-16 02:49:51,122 [main] INFO <text:s/>org.apache.pig.backend.hadoop.executionengine.mapReduceLayer.JobControlCompiler - Setting up single store job</text:p>
      <text:p text:style-name="P1">2017-01-16 02:49:51,142 [main] WARN <text:s/>org.apache.pig.data.SchemaTupleBackend - SchemaTupleBackend has already been initialized</text:p>
      <text:p text:style-name="P1"><text:soft-page-break/>2017-01-16 02:49:51,144 [main] INFO <text:s/>org.apache.pig.backend.hadoop.executionengine.mapReduceLayer.PigGenericMapReduce$Map - Aliases being processed per job phase (AliasName[line,offset]): M: orderbyprofession[7,20] C: <text:s/>R: orderbyprofession[7,20]</text:p>
      <text:p text:style-name="P1">2017-01-16 02:49:51,161 [main] WARN <text:s/>org.apache.pig.data.SchemaTupleBackend - SchemaTupleBackend has already been initialized</text:p>
      <text:p text:style-name="P1">2017-01-16 02:49:51,167 [main] INFO <text:s/>org.apache.pig.backend.hadoop.executionengine.mapReduceLayer.PigMapReduce$Reduce - Aliases being processed per job phase (AliasName[line,offset]): M: orderbyprofession[7,20] C: <text:s/>R: orderbyprofession[7,20]</text:p>
      <text:p text:style-name="P1">2017-01-16 02:49:51,167 [main] INFO <text:s/>org.apache.pig.tools.pigstats.mapreduce.MRScriptState - Pig script settings are added to the job</text:p>
      <text:p text:style-name="P1">2017-01-16 02:49:51,169 [main] INFO <text:s/>org.apache.pig.backend.hadoop.executionengine.mapReduceLayer.JobControlCompiler - mapred.job.reduce.markreset.buffer.percent is not set, set to default 0.3</text:p>
      <text:p text:style-name="P1">2017-01-16 02:49:51,173 [main] INFO <text:s/>org.apache.pig.backend.hadoop.executionengine.mapReduceLayer.JobControlCompiler - Reduce phase detected, estimating # of required reducers.</text:p>
      <text:p text:style-name="P1">2017-01-16 02:49:51,174 [main] INFO <text:s/>org.apache.pig.backend.hadoop.executionengine.mapReduceLayer.JobControlCompiler - Setting Parallelism to 1</text:p>
      <text:p text:style-name="P1">2017-01-16 02:49:51,209 [main] WARN <text:s/>org.apache.pig.data.SchemaTupleBackend - SchemaTupleBackend has already been initialized</text:p>
      <text:p text:style-name="P1">2017-01-16 02:49:51,217 [main] INFO <text:s/>org.apache.pig.backend.hadoop.executionengine.mapReduceLayer.PigGenericMapReduce$Map - Aliases being processed per job phase (AliasName[line,offset]): M: orderbyprofession[7,20] C: <text:s/>R: </text:p>
      <text:p text:style-name="P1">2017-01-16 02:49:51,226 [main] WARN <text:s/>org.apache.pig.data.SchemaTupleBackend - SchemaTupleBackend has already been initialized</text:p>
      <text:p text:style-name="P1">2017-01-16 02:49:51,226 [main] INFO <text:s/>org.apache.pig.backend.hadoop.executionengine.mapReduceLayer.PigMapReduce$Reduce - Aliases being processed per job phase (AliasName[line,offset]): M: orderbyprofession[7,20] C: <text:s/>R: </text:p>
      <text:p text:style-name="P1">2017-01-16 02:49:51,228 [main] INFO <text:s/>org.apache.pig.backend.hadoop.executionengine.mapReduceLayer.MRCompiler - File concatenation threshold: 100 optimistic? false</text:p>
      <text:p text:style-name="P1">2017-01-16 02:49:51,251 [main] INFO <text:s/>org.apache.pig.backend.hadoop.executionengine.mapReduceLayer.MultiQueryOptimizer - MR plan size before optimization: 3</text:p>
      <text:p text:style-name="P1">2017-01-16 02:49:51,253 [main] INFO <text:s/>org.apache.pig.backend.hadoop.executionengine.mapReduceLayer.MultiQueryOptimizer - MR plan size after optimization: 3</text:p>
      <text:p text:style-name="P1">2017-01-16 02:49:51,253 [main] INFO <text:s/>org.apache.pig.backend.hadoop.executionengine.mapReduceLayer.AccumulatorOptimizer - Reducer is to run in accumulative mode.</text:p>
      <text:p text:style-name="P1">2017-01-16 02:49:51,253 [main] INFO <text:s/>org.apache.pig.tools.pigstats.mapreduce.MRScriptState - Pig script settings are added to the job</text:p>
      <text:p text:style-name="P1">2017-01-16 02:49:51,254 [main] INFO <text:s/>org.apache.pig.backend.hadoop.executionengine.mapReduceLayer.JobControlCompiler - mapred.job.reduce.markreset.buffer.percent is not set, set to default 0.3</text:p>
      <text:p text:style-name="P1"><text:soft-page-break/>2017-01-16 02:49:51,254 [main] INFO <text:s/>org.apache.pig.backend.hadoop.executionengine.mapReduceLayer.JobControlCompiler - Reduce phase detected, estimating # of required reducers.</text:p>
      <text:p text:style-name="P1">2017-01-16 02:49:51,255 [main] INFO <text:s/>org.apache.pig.backend.hadoop.executionengine.mapReduceLayer.JobControlCompiler - Using reducer estimator: org.apache.pig.backend.hadoop.executionengine.mapReduceLayer.InputSizeReducerEstimator</text:p>
      <text:p text:style-name="P1">2017-01-16 02:49:51,255 [main] INFO <text:s/>org.apache.pig.backend.hadoop.executionengine.mapReduceLayer.InputSizeReducerEstimator - BytesPerReducer=1000000000 maxReducers=999 totalInputFileSize=391355</text:p>
      <text:p text:style-name="P1">2017-01-16 02:49:51,256 [main] INFO <text:s/>org.apache.pig.backend.hadoop.executionengine.mapReduceLayer.JobControlCompiler - Setting Parallelism to 1</text:p>
      <text:p text:style-name="P1">2017-01-16 02:49:51,268 [main] INFO <text:s/>org.apache.pig.backend.hadoop.executionengine.mapReduceLayer.JobControlCompiler - Setting up single store job</text:p>
      <text:p text:style-name="P1">2017-01-16 02:49:51,301 [main] WARN <text:s/>org.apache.pig.data.SchemaTupleBackend - SchemaTupleBackend has already been initialized</text:p>
      <text:p text:style-name="P1">2017-01-16 02:49:51,302 [main] INFO <text:s/>org.apache.pig.backend.hadoop.executionengine.mapReduceLayer.PigGenericMapReduce$Map - Aliases being processed per job phase (AliasName[line,offset]): M: cust[1,7],cust[-1,-1],groupbyprofession[5,20] C: <text:s/>R: countbyprofession[6,20]</text:p>
      <text:p text:style-name="P1">2017-01-16 02:49:51,317 [main] WARN <text:s/>org.apache.pig.data.SchemaTupleBackend - SchemaTupleBackend has already been initialized</text:p>
      <text:p text:style-name="P1">2017-01-16 02:49:51,318 [main] INFO <text:s/>org.apache.pig.backend.hadoop.executionengine.mapReduceLayer.PigMapReduce$Reduce - Aliases being processed per job phase (AliasName[line,offset]): M: cust[1,7],cust[-1,-1],groupbyprofession[5,20] C: <text:s/>R: countbyprofession[6,20]</text:p>
      <text:p text:style-name="P1">2017-01-16 02:49:51,318 [main] INFO <text:s/>org.apache.pig.tools.pigstats.mapreduce.MRScriptState - Pig script settings are added to the job</text:p>
      <text:p text:style-name="P1">2017-01-16 02:49:51,319 [main] INFO <text:s/>org.apache.pig.backend.hadoop.executionengine.mapReduceLayer.JobControlCompiler - mapred.job.reduce.markreset.buffer.percent is not set, set to default 0.3</text:p>
      <text:p text:style-name="P1">2017-01-16 02:49:51,319 [main] INFO <text:s/>org.apache.pig.backend.hadoop.executionengine.mapReduceLayer.JobControlCompiler - Reduce phase detected, estimating # of required reducers.</text:p>
      <text:p text:style-name="P1">2017-01-16 02:49:51,319 [main] INFO <text:s/>org.apache.pig.backend.hadoop.executionengine.mapReduceLayer.JobControlCompiler - Using reducer estimator: org.apache.pig.backend.hadoop.executionengine.mapReduceLayer.InputSizeReducerEstimator</text:p>
      <text:p text:style-name="P1">2017-01-16 02:49:51,319 [main] INFO <text:s/>org.apache.pig.backend.hadoop.executionengine.mapReduceLayer.InputSizeReducerEstimator - BytesPerReducer=1000000000 maxReducers=999 totalInputFileSize=0</text:p>
      <text:p text:style-name="P1">2017-01-16 02:49:51,320 [main] INFO <text:s/>org.apache.pig.backend.hadoop.executionengine.mapReduceLayer.JobControlCompiler - Setting Parallelism to 1</text:p>
      <text:p text:style-name="P1">2017-01-16 02:49:51,333 [main] INFO <text:s/>org.apache.pig.backend.hadoop.executionengine.mapReduceLayer.JobControlCompiler - Setting up single store job</text:p>
      <text:p text:style-name="P1"><text:soft-page-break/>2017-01-16 02:49:51,363 [main] WARN <text:s/>org.apache.pig.data.SchemaTupleBackend - SchemaTupleBackend has already been initialized</text:p>
      <text:p text:style-name="P1">2017-01-16 02:49:51,365 [main] INFO <text:s/>org.apache.pig.backend.hadoop.executionengine.mapReduceLayer.PigGenericMapReduce$Map - Aliases being processed per job phase (AliasName[line,offset]): M: orderbyprofession[7,20] C: <text:s/>R: orderbyprofession[7,20]</text:p>
      <text:p text:style-name="P1">2017-01-16 02:49:51,372 [main] WARN <text:s/>org.apache.pig.data.SchemaTupleBackend - SchemaTupleBackend has already been initialized</text:p>
      <text:p text:style-name="P1">2017-01-16 02:49:51,377 [main] INFO <text:s/>org.apache.pig.backend.hadoop.executionengine.mapReduceLayer.PigMapReduce$Reduce - Aliases being processed per job phase (AliasName[line,offset]): M: orderbyprofession[7,20] C: <text:s/>R: orderbyprofession[7,20]</text:p>
      <text:p text:style-name="P1">2017-01-16 02:49:51,377 [main] INFO <text:s/>org.apache.pig.tools.pigstats.mapreduce.MRScriptState - Pig script settings are added to the job</text:p>
      <text:p text:style-name="P1">2017-01-16 02:49:51,378 [main] INFO <text:s/>org.apache.pig.backend.hadoop.executionengine.mapReduceLayer.JobControlCompiler - mapred.job.reduce.markreset.buffer.percent is not set, set to default 0.3</text:p>
      <text:p text:style-name="P1">2017-01-16 02:49:51,378 [main] INFO <text:s/>org.apache.pig.backend.hadoop.executionengine.mapReduceLayer.JobControlCompiler - Reduce phase detected, estimating # of required reducers.</text:p>
      <text:p text:style-name="P1">2017-01-16 02:49:51,378 [main] INFO <text:s/>org.apache.pig.backend.hadoop.executionengine.mapReduceLayer.JobControlCompiler - Setting Parallelism to 1</text:p>
      <text:p text:style-name="P1">2017-01-16 02:49:51,418 [main] WARN <text:s/>org.apache.pig.data.SchemaTupleBackend - SchemaTupleBackend has already been initialized</text:p>
      <text:p text:style-name="P1">2017-01-16 02:49:51,425 [main] INFO <text:s/>org.apache.pig.backend.hadoop.executionengine.mapReduceLayer.PigGenericMapReduce$Map - Aliases being processed per job phase (AliasName[line,offset]): M: orderbyprofession[7,20] C: <text:s/>R: </text:p>
      <text:p text:style-name="P1">2017-01-16 02:49:51,438 [main] WARN <text:s/>org.apache.pig.data.SchemaTupleBackend - SchemaTupleBackend has already been initialized</text:p>
      <text:p text:style-name="P1">2017-01-16 02:49:51,438 [main] INFO <text:s/>org.apache.pig.backend.hadoop.executionengine.mapReduceLayer.PigMapReduce$Reduce - Aliases being processed per job phase (AliasName[line,offset]): M: orderbyprofession[7,20] C: <text:s/>R: </text:p>
      <text:p text:style-name="P1">2017-01-16 02:49:51,440 [main] INFO <text:s/>org.apache.pig.backend.hadoop.executionengine.mapReduceLayer.MRCompiler - File concatenation threshold: 100 optimistic? false</text:p>
      <text:p text:style-name="P1">2017-01-16 02:49:51,457 [main] INFO <text:s/>org.apache.pig.backend.hadoop.executionengine.mapReduceLayer.MultiQueryOptimizer - MR plan size before optimization: 3</text:p>
      <text:p text:style-name="P1">2017-01-16 02:49:51,461 [main] INFO <text:s/>org.apache.pig.backend.hadoop.executionengine.mapReduceLayer.MultiQueryOptimizer - MR plan size after optimization: 3</text:p>
      <text:p text:style-name="P1">2017-01-16 02:49:51,462 [main] INFO <text:s/>org.apache.pig.backend.hadoop.executionengine.mapReduceLayer.AccumulatorOptimizer - Reducer is to run in accumulative mode.</text:p>
      <text:p text:style-name="P1">2017-01-16 02:49:51,462 [main] INFO <text:s/>org.apache.pig.tools.pigstats.mapreduce.MRScriptState - Pig script settings are added to the job</text:p>
      <text:p text:style-name="P1"><text:soft-page-break/>2017-01-16 02:49:51,463 [main] INFO <text:s/>org.apache.pig.backend.hadoop.executionengine.mapReduceLayer.JobControlCompiler - mapred.job.reduce.markreset.buffer.percent is not set, set to default 0.3</text:p>
      <text:p text:style-name="P1">2017-01-16 02:49:51,463 [main] INFO <text:s/>org.apache.pig.backend.hadoop.executionengine.mapReduceLayer.JobControlCompiler - Reduce phase detected, estimating # of required reducers.</text:p>
      <text:p text:style-name="P1">2017-01-16 02:49:51,463 [main] INFO <text:s/>org.apache.pig.backend.hadoop.executionengine.mapReduceLayer.JobControlCompiler - Using reducer estimator: org.apache.pig.backend.hadoop.executionengine.mapReduceLayer.InputSizeReducerEstimator</text:p>
      <text:p text:style-name="P1">2017-01-16 02:49:51,465 [main] INFO <text:s/>org.apache.pig.backend.hadoop.executionengine.mapReduceLayer.InputSizeReducerEstimator - BytesPerReducer=1000000000 maxReducers=999 totalInputFileSize=391355</text:p>
      <text:p text:style-name="P1">2017-01-16 02:49:51,466 [main] INFO <text:s/>org.apache.pig.backend.hadoop.executionengine.mapReduceLayer.JobControlCompiler - Setting Parallelism to 1</text:p>
      <text:p text:style-name="P1">2017-01-16 02:49:51,475 [main] INFO <text:s/>org.apache.pig.backend.hadoop.executionengine.mapReduceLayer.JobControlCompiler - Setting up single store job</text:p>
      <text:p text:style-name="P1">2017-01-16 02:49:51,515 [main] WARN <text:s/>org.apache.pig.data.SchemaTupleBackend - SchemaTupleBackend has already been initialized</text:p>
      <text:p text:style-name="P1">2017-01-16 02:49:51,515 [main] INFO <text:s/>org.apache.pig.backend.hadoop.executionengine.mapReduceLayer.PigGenericMapReduce$Map - Aliases being processed per job phase (AliasName[line,offset]): M: cust[1,7],cust[-1,-1],groupbyprofession[5,20] C: <text:s/>R: countbyprofession[6,20]</text:p>
      <text:p text:style-name="P1">2017-01-16 02:49:51,522 [main] WARN <text:s/>org.apache.pig.data.SchemaTupleBackend - SchemaTupleBackend has already been initialized</text:p>
      <text:p text:style-name="P1">2017-01-16 02:49:51,534 [main] INFO <text:s/>org.apache.pig.backend.hadoop.executionengine.mapReduceLayer.PigMapReduce$Reduce - Aliases being processed per job phase (AliasName[line,offset]): M: cust[1,7],cust[-1,-1],groupbyprofession[5,20] C: <text:s/>R: countbyprofession[6,20]</text:p>
      <text:p text:style-name="P1">2017-01-16 02:49:51,539 [main] INFO <text:s/>org.apache.pig.tools.pigstats.mapreduce.MRScriptState - Pig script settings are added to the job</text:p>
      <text:p text:style-name="P1">2017-01-16 02:49:51,545 [main] INFO <text:s/>org.apache.pig.backend.hadoop.executionengine.mapReduceLayer.JobControlCompiler - mapred.job.reduce.markreset.buffer.percent is not set, set to default 0.3</text:p>
      <text:p text:style-name="P1">2017-01-16 02:49:51,546 [main] INFO <text:s/>org.apache.pig.backend.hadoop.executionengine.mapReduceLayer.JobControlCompiler - Reduce phase detected, estimating # of required reducers.</text:p>
      <text:p text:style-name="P1">2017-01-16 02:49:51,546 [main] INFO <text:s/>org.apache.pig.backend.hadoop.executionengine.mapReduceLayer.JobControlCompiler - Using reducer estimator: org.apache.pig.backend.hadoop.executionengine.mapReduceLayer.InputSizeReducerEstimator</text:p>
      <text:p text:style-name="P1">2017-01-16 02:49:51,549 [main] INFO <text:s/>org.apache.pig.backend.hadoop.executionengine.mapReduceLayer.InputSizeReducerEstimator - BytesPerReducer=1000000000 maxReducers=999 totalInputFileSize=0</text:p>
      <text:p text:style-name="P1">2017-01-16 02:49:51,549 [main] INFO <text:s/>org.apache.pig.backend.hadoop.executionengine.mapReduceLayer.JobControlCompiler - Setting Parallelism to 1</text:p>
      <text:p text:style-name="P1"><text:soft-page-break/>2017-01-16 02:49:51,561 [main] INFO <text:s/>org.apache.pig.backend.hadoop.executionengine.mapReduceLayer.JobControlCompiler - Setting up single store job</text:p>
      <text:p text:style-name="P1">2017-01-16 02:49:51,575 [main] WARN <text:s/>org.apache.pig.data.SchemaTupleBackend - SchemaTupleBackend has already been initialized</text:p>
      <text:p text:style-name="P1">2017-01-16 02:49:51,590 [main] INFO <text:s/>org.apache.pig.backend.hadoop.executionengine.mapReduceLayer.PigGenericMapReduce$Map - Aliases being processed per job phase (AliasName[line,offset]): M: orderbyprofession[7,20] C: <text:s/>R: orderbyprofession[7,20]</text:p>
      <text:p text:style-name="P1">2017-01-16 02:49:51,602 [main] WARN <text:s/>org.apache.pig.data.SchemaTupleBackend - SchemaTupleBackend has already been initialized</text:p>
      <text:p text:style-name="P1">2017-01-16 02:49:51,603 [main] INFO <text:s/>org.apache.pig.backend.hadoop.executionengine.mapReduceLayer.PigMapReduce$Reduce - Aliases being processed per job phase (AliasName[line,offset]): M: orderbyprofession[7,20] C: <text:s/>R: orderbyprofession[7,20]</text:p>
      <text:p text:style-name="P1">2017-01-16 02:49:51,604 [main] INFO <text:s/>org.apache.pig.tools.pigstats.mapreduce.MRScriptState - Pig script settings are added to the job</text:p>
      <text:p text:style-name="P1">2017-01-16 02:49:51,608 [main] INFO <text:s/>org.apache.pig.backend.hadoop.executionengine.mapReduceLayer.JobControlCompiler - mapred.job.reduce.markreset.buffer.percent is not set, set to default 0.3</text:p>
      <text:p text:style-name="P1">2017-01-16 02:49:51,609 [main] INFO <text:s/>org.apache.pig.backend.hadoop.executionengine.mapReduceLayer.JobControlCompiler - Reduce phase detected, estimating # of required reducers.</text:p>
      <text:p text:style-name="P1">2017-01-16 02:49:51,609 [main] INFO <text:s/>org.apache.pig.backend.hadoop.executionengine.mapReduceLayer.JobControlCompiler - Setting Parallelism to 1</text:p>
      <text:p text:style-name="P1">2017-01-16 02:49:51,653 [main] WARN <text:s/>org.apache.pig.data.SchemaTupleBackend - SchemaTupleBackend has already been initialized</text:p>
      <text:p text:style-name="P1">2017-01-16 02:49:51,654 [main] INFO <text:s/>org.apache.pig.backend.hadoop.executionengine.mapReduceLayer.PigGenericMapReduce$Map - Aliases being processed per job phase (AliasName[line,offset]): M: orderbyprofession[7,20] C: <text:s/>R: </text:p>
      <text:p text:style-name="P1">2017-01-16 02:49:51,664 [main] WARN <text:s/>org.apache.pig.data.SchemaTupleBackend - SchemaTupleBackend has already been initialized</text:p>
      <text:p text:style-name="P1">2017-01-16 02:49:51,665 [main] INFO <text:s/>org.apache.pig.backend.hadoop.executionengine.mapReduceLayer.PigMapReduce$Reduce - Aliases being processed per job phase (AliasName[line,offset]): M: orderbyprofession[7,20] C: <text:s/>R: </text:p>
      <text:p text:style-name="P1">2017-01-16 02:49:51,667 [main] INFO <text:s/>org.apache.pig.backend.hadoop.executionengine.mapReduceLayer.MRCompiler - File concatenation threshold: 100 optimistic? false</text:p>
      <text:p text:style-name="P1">2017-01-16 02:49:51,688 [main] INFO <text:s/>org.apache.pig.backend.hadoop.executionengine.mapReduceLayer.MultiQueryOptimizer - MR plan size before optimization: 3</text:p>
      <text:p text:style-name="P1">2017-01-16 02:49:51,688 [main] INFO <text:s/>org.apache.pig.backend.hadoop.executionengine.mapReduceLayer.MultiQueryOptimizer - MR plan size after optimization: 3</text:p>
      <text:p text:style-name="P1">2017-01-16 02:49:51,688 [main] INFO <text:s/>org.apache.pig.backend.hadoop.executionengine.mapReduceLayer.AccumulatorOptimizer - Reducer is to run in accumulative mode.</text:p>
      <text:p text:style-name="P1"><text:soft-page-break/>2017-01-16 02:49:51,690 [main] INFO <text:s/>org.apache.pig.tools.pigstats.mapreduce.MRScriptState - Pig script settings are added to the job</text:p>
      <text:p text:style-name="P1">2017-01-16 02:49:51,691 [main] INFO <text:s/>org.apache.pig.backend.hadoop.executionengine.mapReduceLayer.JobControlCompiler - mapred.job.reduce.markreset.buffer.percent is not set, set to default 0.3</text:p>
      <text:p text:style-name="P1">2017-01-16 02:49:51,691 [main] INFO <text:s/>org.apache.pig.backend.hadoop.executionengine.mapReduceLayer.JobControlCompiler - Reduce phase detected, estimating # of required reducers.</text:p>
      <text:p text:style-name="P1">2017-01-16 02:49:51,692 [main] INFO <text:s/>org.apache.pig.backend.hadoop.executionengine.mapReduceLayer.JobControlCompiler - Using reducer estimator: org.apache.pig.backend.hadoop.executionengine.mapReduceLayer.InputSizeReducerEstimator</text:p>
      <text:p text:style-name="P1">2017-01-16 02:49:51,692 [main] INFO <text:s/>org.apache.pig.backend.hadoop.executionengine.mapReduceLayer.InputSizeReducerEstimator - BytesPerReducer=1000000000 maxReducers=999 totalInputFileSize=391355</text:p>
      <text:p text:style-name="P1">2017-01-16 02:49:51,692 [main] INFO <text:s/>org.apache.pig.backend.hadoop.executionengine.mapReduceLayer.JobControlCompiler - Setting Parallelism to 1</text:p>
      <text:p text:style-name="P1">2017-01-16 02:49:51,708 [main] INFO <text:s/>org.apache.pig.backend.hadoop.executionengine.mapReduceLayer.JobControlCompiler - Setting up single store job</text:p>
      <text:p text:style-name="P1">2017-01-16 02:49:51,737 [main] WARN <text:s/>org.apache.pig.data.SchemaTupleBackend - SchemaTupleBackend has already been initialized</text:p>
      <text:p text:style-name="P1">2017-01-16 02:49:51,737 [main] INFO <text:s/>org.apache.pig.backend.hadoop.executionengine.mapReduceLayer.PigGenericMapReduce$Map - Aliases being processed per job phase (AliasName[line,offset]): M: cust[1,7],cust[-1,-1],groupbyprofession[5,20] C: <text:s/>R: countbyprofession[6,20]</text:p>
      <text:p text:style-name="P1">2017-01-16 02:49:51,746 [main] WARN <text:s/>org.apache.pig.data.SchemaTupleBackend - SchemaTupleBackend has already been initialized</text:p>
      <text:p text:style-name="P1">2017-01-16 02:49:51,747 [main] INFO <text:s/>org.apache.pig.backend.hadoop.executionengine.mapReduceLayer.PigMapReduce$Reduce - Aliases being processed per job phase (AliasName[line,offset]): M: cust[1,7],cust[-1,-1],groupbyprofession[5,20] C: <text:s/>R: countbyprofession[6,20]</text:p>
      <text:p text:style-name="P1">2017-01-16 02:49:51,748 [main] INFO <text:s/>org.apache.pig.tools.pigstats.mapreduce.MRScriptState - Pig script settings are added to the job</text:p>
      <text:p text:style-name="P1">2017-01-16 02:49:51,749 [main] INFO <text:s/>org.apache.pig.backend.hadoop.executionengine.mapReduceLayer.JobControlCompiler - mapred.job.reduce.markreset.buffer.percent is not set, set to default 0.3</text:p>
      <text:p text:style-name="P1">2017-01-16 02:49:51,753 [main] INFO <text:s/>org.apache.pig.backend.hadoop.executionengine.mapReduceLayer.JobControlCompiler - Reduce phase detected, estimating # of required reducers.</text:p>
      <text:p text:style-name="P1">2017-01-16 02:49:51,753 [main] INFO <text:s/>org.apache.pig.backend.hadoop.executionengine.mapReduceLayer.JobControlCompiler - Using reducer estimator: org.apache.pig.backend.hadoop.executionengine.mapReduceLayer.InputSizeReducerEstimator</text:p>
      <text:p text:style-name="P1">2017-01-16 02:49:51,754 [main] INFO <text:s/>org.apache.pig.backend.hadoop.executionengine.mapReduceLayer.InputSizeReducerEstimator - BytesPerReducer=1000000000 maxReducers=999 totalInputFileSize=0</text:p>
      <text:p text:style-name="P1"><text:soft-page-break/>2017-01-16 02:49:51,754 [main] INFO <text:s/>org.apache.pig.backend.hadoop.executionengine.mapReduceLayer.JobControlCompiler - Setting Parallelism to 1</text:p>
      <text:p text:style-name="P1">2017-01-16 02:49:51,759 [main] INFO <text:s/>org.apache.pig.backend.hadoop.executionengine.mapReduceLayer.JobControlCompiler - Setting up single store job</text:p>
      <text:p text:style-name="P1">2017-01-16 02:49:51,794 [main] WARN <text:s/>org.apache.pig.data.SchemaTupleBackend - SchemaTupleBackend has already been initialized</text:p>
      <text:p text:style-name="P1">2017-01-16 02:49:51,801 [main] INFO <text:s/>org.apache.pig.backend.hadoop.executionengine.mapReduceLayer.PigGenericMapReduce$Map - Aliases being processed per job phase (AliasName[line,offset]): M: orderbyprofession[7,20] C: <text:s/>R: orderbyprofession[7,20]</text:p>
      <text:p text:style-name="P1">2017-01-16 02:49:51,806 [main] WARN <text:s/>org.apache.pig.data.SchemaTupleBackend - SchemaTupleBackend has already been initialized</text:p>
      <text:p text:style-name="P1">2017-01-16 02:49:51,807 [main] INFO <text:s/>org.apache.pig.backend.hadoop.executionengine.mapReduceLayer.PigMapReduce$Reduce - Aliases being processed per job phase (AliasName[line,offset]): M: orderbyprofession[7,20] C: <text:s/>R: orderbyprofession[7,20]</text:p>
      <text:p text:style-name="P1">2017-01-16 02:49:51,808 [main] INFO <text:s/>org.apache.pig.tools.pigstats.mapreduce.MRScriptState - Pig script settings are added to the job</text:p>
      <text:p text:style-name="P1">2017-01-16 02:49:51,808 [main] INFO <text:s/>org.apache.pig.backend.hadoop.executionengine.mapReduceLayer.JobControlCompiler - mapred.job.reduce.markreset.buffer.percent is not set, set to default 0.3</text:p>
      <text:p text:style-name="P1">2017-01-16 02:49:51,808 [main] INFO <text:s/>org.apache.pig.backend.hadoop.executionengine.mapReduceLayer.JobControlCompiler - Reduce phase detected, estimating # of required reducers.</text:p>
      <text:p text:style-name="P1">2017-01-16 02:49:51,808 [main] INFO <text:s/>org.apache.pig.backend.hadoop.executionengine.mapReduceLayer.JobControlCompiler - Setting Parallelism to 1</text:p>
      <text:p text:style-name="P1">2017-01-16 02:49:51,846 [main] WARN <text:s/>org.apache.pig.data.SchemaTupleBackend - SchemaTupleBackend has already been initialized</text:p>
      <text:p text:style-name="P1">2017-01-16 02:49:51,853 [main] INFO <text:s/>org.apache.pig.backend.hadoop.executionengine.mapReduceLayer.PigGenericMapReduce$Map - Aliases being processed per job phase (AliasName[line,offset]): M: orderbyprofession[7,20] C: <text:s/>R: </text:p>
      <text:p text:style-name="P1">2017-01-16 02:49:51,870 [main] WARN <text:s/>org.apache.pig.data.SchemaTupleBackend - SchemaTupleBackend has already been initialized</text:p>
      <text:p text:style-name="P1">2017-01-16 02:49:51,871 [main] INFO <text:s/>org.apache.pig.backend.hadoop.executionengine.mapReduceLayer.PigMapReduce$Reduce - Aliases being processed per job phase (AliasName[line,offset]): M: orderbyprofession[7,20] C: <text:s/>R: </text:p>
      <text:p text:style-name="P1">2017-01-16 02:49:51,872 [main] INFO <text:s/>org.apache.pig.backend.hadoop.executionengine.mapReduceLayer.MRCompiler - File concatenation threshold: 100 optimistic? false</text:p>
      <text:p text:style-name="P1">2017-01-16 02:49:51,886 [main] INFO <text:s/>org.apache.pig.backend.hadoop.executionengine.mapReduceLayer.MultiQueryOptimizer - MR plan size before optimization: 3</text:p>
      <text:p text:style-name="P1">2017-01-16 02:49:51,887 [main] INFO <text:s/>org.apache.pig.backend.hadoop.executionengine.mapReduceLayer.MultiQueryOptimizer - MR plan size after optimization: 3</text:p>
      <text:p text:style-name="P1"><text:soft-page-break/>2017-01-16 02:49:51,887 [main] INFO <text:s/>org.apache.pig.backend.hadoop.executionengine.mapReduceLayer.AccumulatorOptimizer - Reducer is to run in accumulative mode.</text:p>
      <text:p text:style-name="P1">2017-01-16 02:49:51,887 [main] INFO <text:s/>org.apache.pig.tools.pigstats.mapreduce.MRScriptState - Pig script settings are added to the job</text:p>
      <text:p text:style-name="P1">2017-01-16 02:49:51,888 [main] INFO <text:s/>org.apache.pig.backend.hadoop.executionengine.mapReduceLayer.JobControlCompiler - mapred.job.reduce.markreset.buffer.percent is not set, set to default 0.3</text:p>
      <text:p text:style-name="P1">2017-01-16 02:49:51,888 [main] INFO <text:s/>org.apache.pig.backend.hadoop.executionengine.mapReduceLayer.JobControlCompiler - Reduce phase detected, estimating # of required reducers.</text:p>
      <text:p text:style-name="P1">2017-01-16 02:49:51,888 [main] INFO <text:s/>org.apache.pig.backend.hadoop.executionengine.mapReduceLayer.JobControlCompiler - Using reducer estimator: org.apache.pig.backend.hadoop.executionengine.mapReduceLayer.InputSizeReducerEstimator</text:p>
      <text:p text:style-name="P1">2017-01-16 02:49:51,889 [main] INFO <text:s/>org.apache.pig.backend.hadoop.executionengine.mapReduceLayer.InputSizeReducerEstimator - BytesPerReducer=1000000000 maxReducers=999 totalInputFileSize=391355</text:p>
      <text:p text:style-name="P1">2017-01-16 02:49:51,889 [main] INFO <text:s/>org.apache.pig.backend.hadoop.executionengine.mapReduceLayer.JobControlCompiler - Setting Parallelism to 1</text:p>
      <text:p text:style-name="P1">2017-01-16 02:49:51,898 [main] INFO <text:s/>org.apache.pig.backend.hadoop.executionengine.mapReduceLayer.JobControlCompiler - Setting up single store job</text:p>
      <text:p text:style-name="P1">2017-01-16 02:49:51,934 [main] WARN <text:s/>org.apache.pig.data.SchemaTupleBackend - SchemaTupleBackend has already been initialized</text:p>
      <text:p text:style-name="P1">2017-01-16 02:49:51,937 [main] INFO <text:s/>org.apache.pig.backend.hadoop.executionengine.mapReduceLayer.PigGenericMapReduce$Map - Aliases being processed per job phase (AliasName[line,offset]): M: cust[1,7],cust[-1,-1],groupbyprofession[5,20] C: <text:s/>R: countbyprofession[6,20]</text:p>
      <text:p text:style-name="P1">2017-01-16 02:49:51,944 [main] WARN <text:s/>org.apache.pig.data.SchemaTupleBackend - SchemaTupleBackend has already been initialized</text:p>
      <text:p text:style-name="P1">2017-01-16 02:49:51,949 [main] INFO <text:s/>org.apache.pig.backend.hadoop.executionengine.mapReduceLayer.PigMapReduce$Reduce - Aliases being processed per job phase (AliasName[line,offset]): M: cust[1,7],cust[-1,-1],groupbyprofession[5,20] C: <text:s/>R: countbyprofession[6,20]</text:p>
      <text:p text:style-name="P1">2017-01-16 02:49:51,949 [main] INFO <text:s/>org.apache.pig.tools.pigstats.mapreduce.MRScriptState - Pig script settings are added to the job</text:p>
      <text:p text:style-name="P1">2017-01-16 02:49:51,949 [main] INFO <text:s/>org.apache.pig.backend.hadoop.executionengine.mapReduceLayer.JobControlCompiler - mapred.job.reduce.markreset.buffer.percent is not set, set to default 0.3</text:p>
      <text:p text:style-name="P1">2017-01-16 02:49:51,950 [main] INFO <text:s/>org.apache.pig.backend.hadoop.executionengine.mapReduceLayer.JobControlCompiler - Reduce phase detected, estimating # of required reducers.</text:p>
      <text:p text:style-name="P1">2017-01-16 02:49:51,950 [main] INFO <text:s/>org.apache.pig.backend.hadoop.executionengine.mapReduceLayer.JobControlCompiler - Using reducer estimator: org.apache.pig.backend.hadoop.executionengine.mapReduceLayer.InputSizeReducerEstimator</text:p>
      <text:p text:style-name="P1"><text:soft-page-break/>2017-01-16 02:49:51,950 [main] INFO <text:s/>org.apache.pig.backend.hadoop.executionengine.mapReduceLayer.InputSizeReducerEstimator - BytesPerReducer=1000000000 maxReducers=999 totalInputFileSize=0</text:p>
      <text:p text:style-name="P1">2017-01-16 02:49:51,950 [main] INFO <text:s/>org.apache.pig.backend.hadoop.executionengine.mapReduceLayer.JobControlCompiler - Setting Parallelism to 1</text:p>
      <text:p text:style-name="P1">2017-01-16 02:49:51,970 [main] INFO <text:s/>org.apache.pig.backend.hadoop.executionengine.mapReduceLayer.JobControlCompiler - Setting up single store job</text:p>
      <text:p text:style-name="P1">2017-01-16 02:49:51,993 [main] WARN <text:s/>org.apache.pig.data.SchemaTupleBackend - SchemaTupleBackend has already been initialized</text:p>
      <text:p text:style-name="P1">2017-01-16 02:49:51,993 [main] INFO <text:s/>org.apache.pig.backend.hadoop.executionengine.mapReduceLayer.PigGenericMapReduce$Map - Aliases being processed per job phase (AliasName[line,offset]): M: orderbyprofession[7,20] C: <text:s/>R: orderbyprofession[7,20]</text:p>
      <text:p text:style-name="P1">2017-01-16 02:49:51,997 [main] WARN <text:s/>org.apache.pig.data.SchemaTupleBackend - SchemaTupleBackend has already been initialized</text:p>
      <text:p text:style-name="P1">2017-01-16 02:49:52,008 [main] INFO <text:s/>org.apache.pig.backend.hadoop.executionengine.mapReduceLayer.PigMapReduce$Reduce - Aliases being processed per job phase (AliasName[line,offset]): M: orderbyprofession[7,20] C: <text:s/>R: orderbyprofession[7,20]</text:p>
      <text:p text:style-name="P1">2017-01-16 02:49:52,009 [main] INFO <text:s/>org.apache.pig.tools.pigstats.mapreduce.MRScriptState - Pig script settings are added to the job</text:p>
      <text:p text:style-name="P1">2017-01-16 02:49:52,013 [main] INFO <text:s/>org.apache.pig.backend.hadoop.executionengine.mapReduceLayer.JobControlCompiler - mapred.job.reduce.markreset.buffer.percent is not set, set to default 0.3</text:p>
      <text:p text:style-name="P1">2017-01-16 02:49:52,018 [main] INFO <text:s/>org.apache.pig.backend.hadoop.executionengine.mapReduceLayer.JobControlCompiler - Reduce phase detected, estimating # of required reducers.</text:p>
      <text:p text:style-name="P1">2017-01-16 02:49:52,018 [main] INFO <text:s/>org.apache.pig.backend.hadoop.executionengine.mapReduceLayer.JobControlCompiler - Setting Parallelism to 1</text:p>
      <text:p text:style-name="P1">2017-01-16 02:49:52,048 [main] WARN <text:s/>org.apache.pig.data.SchemaTupleBackend - SchemaTupleBackend has already been initialized</text:p>
      <text:p text:style-name="P1">2017-01-16 02:49:52,058 [main] INFO <text:s/>org.apache.pig.backend.hadoop.executionengine.mapReduceLayer.PigGenericMapReduce$Map - Aliases being processed per job phase (AliasName[line,offset]): M: orderbyprofession[7,20] C: <text:s/>R: </text:p>
      <text:p text:style-name="P1">2017-01-16 02:49:52,078 [main] WARN <text:s/>org.apache.pig.data.SchemaTupleBackend - SchemaTupleBackend has already been initialized</text:p>
      <text:p text:style-name="P1">2017-01-16 02:49:52,079 [main] INFO <text:s/>org.apache.pig.backend.hadoop.executionengine.mapReduceLayer.PigMapReduce$Reduce - Aliases being processed per job phase (AliasName[line,offset]): M: orderbyprofession[7,20] C: <text:s/>R: </text:p>
      <text:p text:style-name="P1">2017-01-16 02:49:52,082 [main] INFO <text:s/>org.apache.pig.backend.hadoop.executionengine.mapReduceLayer.MRCompiler - File concatenation threshold: 100 optimistic? false</text:p>
      <text:p text:style-name="P1">2017-01-16 02:49:52,097 [main] INFO <text:s/>org.apache.pig.backend.hadoop.executionengine.mapReduceLayer.MultiQueryOptimizer - MR plan size before optimization: 3</text:p>
      <text:p text:style-name="P1"><text:soft-page-break/>2017-01-16 02:49:52,105 [main] INFO <text:s/>org.apache.pig.backend.hadoop.executionengine.mapReduceLayer.MultiQueryOptimizer - MR plan size after optimization: 3</text:p>
      <text:p text:style-name="P1">2017-01-16 02:49:52,105 [main] INFO <text:s/>org.apache.pig.backend.hadoop.executionengine.mapReduceLayer.AccumulatorOptimizer - Reducer is to run in accumulative mode.</text:p>
      <text:p text:style-name="P1">2017-01-16 02:49:52,105 [main] INFO <text:s/>org.apache.pig.tools.pigstats.mapreduce.MRScriptState - Pig script settings are added to the job</text:p>
      <text:p text:style-name="P1">2017-01-16 02:49:52,108 [main] INFO <text:s/>org.apache.pig.backend.hadoop.executionengine.mapReduceLayer.JobControlCompiler - mapred.job.reduce.markreset.buffer.percent is not set, set to default 0.3</text:p>
      <text:p text:style-name="P1">2017-01-16 02:49:52,109 [main] INFO <text:s/>org.apache.pig.backend.hadoop.executionengine.mapReduceLayer.JobControlCompiler - Reduce phase detected, estimating # of required reducers.</text:p>
      <text:p text:style-name="P1">2017-01-16 02:49:52,109 [main] INFO <text:s/>org.apache.pig.backend.hadoop.executionengine.mapReduceLayer.JobControlCompiler - Using reducer estimator: org.apache.pig.backend.hadoop.executionengine.mapReduceLayer.InputSizeReducerEstimator</text:p>
      <text:p text:style-name="P1">2017-01-16 02:49:52,109 [main] INFO <text:s/>org.apache.pig.backend.hadoop.executionengine.mapReduceLayer.InputSizeReducerEstimator - BytesPerReducer=1000000000 maxReducers=999 totalInputFileSize=391355</text:p>
      <text:p text:style-name="P1">2017-01-16 02:49:52,111 [main] INFO <text:s/>org.apache.pig.backend.hadoop.executionengine.mapReduceLayer.JobControlCompiler - Setting Parallelism to 1</text:p>
      <text:p text:style-name="P1">2017-01-16 02:49:52,126 [main] INFO <text:s/>org.apache.pig.backend.hadoop.executionengine.mapReduceLayer.JobControlCompiler - Setting up single store job</text:p>
      <text:p text:style-name="P1">2017-01-16 02:49:52,158 [main] WARN <text:s/>org.apache.pig.data.SchemaTupleBackend - SchemaTupleBackend has already been initialized</text:p>
      <text:p text:style-name="P1">2017-01-16 02:49:52,158 [main] INFO <text:s/>org.apache.pig.backend.hadoop.executionengine.mapReduceLayer.PigGenericMapReduce$Map - Aliases being processed per job phase (AliasName[line,offset]): M: cust[1,7],cust[-1,-1],groupbyprofession[5,20] C: <text:s/>R: countbyprofession[6,20]</text:p>
      <text:p text:style-name="P1">2017-01-16 02:49:52,162 [main] WARN <text:s/>org.apache.pig.data.SchemaTupleBackend - SchemaTupleBackend has already been initialized</text:p>
      <text:p text:style-name="P1">2017-01-16 02:49:52,171 [main] INFO <text:s/>org.apache.pig.backend.hadoop.executionengine.mapReduceLayer.PigMapReduce$Reduce - Aliases being processed per job phase (AliasName[line,offset]): M: cust[1,7],cust[-1,-1],groupbyprofession[5,20] C: <text:s/>R: countbyprofession[6,20]</text:p>
      <text:p text:style-name="P1">2017-01-16 02:49:52,173 [main] INFO <text:s/>org.apache.pig.tools.pigstats.mapreduce.MRScriptState - Pig script settings are added to the job</text:p>
      <text:p text:style-name="P1">2017-01-16 02:49:52,176 [main] INFO <text:s/>org.apache.pig.backend.hadoop.executionengine.mapReduceLayer.JobControlCompiler - mapred.job.reduce.markreset.buffer.percent is not set, set to default 0.3</text:p>
      <text:p text:style-name="P1">2017-01-16 02:49:52,181 [main] INFO <text:s/>org.apache.pig.backend.hadoop.executionengine.mapReduceLayer.JobControlCompiler - Reduce phase detected, estimating # of required reducers.</text:p>
      <text:p text:style-name="P1">2017-01-16 02:49:52,181 [main] INFO <text:s/>org.apache.pig.backend.hadoop.executionengine.mapReduceLayer.JobControlCompiler - Using <text:soft-page-break/>reducer estimator: org.apache.pig.backend.hadoop.executionengine.mapReduceLayer.InputSizeReducerEstimator</text:p>
      <text:p text:style-name="P1">2017-01-16 02:49:52,181 [main] INFO <text:s/>org.apache.pig.backend.hadoop.executionengine.mapReduceLayer.InputSizeReducerEstimator - BytesPerReducer=1000000000 maxReducers=999 totalInputFileSize=0</text:p>
      <text:p text:style-name="P1">2017-01-16 02:49:52,182 [main] INFO <text:s/>org.apache.pig.backend.hadoop.executionengine.mapReduceLayer.JobControlCompiler - Setting Parallelism to 1</text:p>
      <text:p text:style-name="P1">2017-01-16 02:49:52,193 [main] INFO <text:s/>org.apache.pig.backend.hadoop.executionengine.mapReduceLayer.JobControlCompiler - Setting up single store job</text:p>
      <text:p text:style-name="P1">2017-01-16 02:49:52,226 [main] WARN <text:s/>org.apache.pig.data.SchemaTupleBackend - SchemaTupleBackend has already been initialized</text:p>
      <text:p text:style-name="P1">2017-01-16 02:49:52,226 [main] INFO <text:s/>org.apache.pig.backend.hadoop.executionengine.mapReduceLayer.PigGenericMapReduce$Map - Aliases being processed per job phase (AliasName[line,offset]): M: orderbyprofession[7,20] C: <text:s/>R: orderbyprofession[7,20]</text:p>
      <text:p text:style-name="P1">2017-01-16 02:49:52,230 [main] WARN <text:s/>org.apache.pig.data.SchemaTupleBackend - SchemaTupleBackend has already been initialized</text:p>
      <text:p text:style-name="P1">2017-01-16 02:49:52,237 [main] INFO <text:s/>org.apache.pig.backend.hadoop.executionengine.mapReduceLayer.PigMapReduce$Reduce - Aliases being processed per job phase (AliasName[line,offset]): M: orderbyprofession[7,20] C: <text:s/>R: orderbyprofession[7,20]</text:p>
      <text:p text:style-name="P1">2017-01-16 02:49:52,238 [main] INFO <text:s/>org.apache.pig.tools.pigstats.mapreduce.MRScriptState - Pig script settings are added to the job</text:p>
      <text:p text:style-name="P1">2017-01-16 02:49:52,238 [main] INFO <text:s/>org.apache.pig.backend.hadoop.executionengine.mapReduceLayer.JobControlCompiler - mapred.job.reduce.markreset.buffer.percent is not set, set to default 0.3</text:p>
      <text:p text:style-name="P1">2017-01-16 02:49:52,239 [main] INFO <text:s/>org.apache.pig.backend.hadoop.executionengine.mapReduceLayer.JobControlCompiler - Reduce phase detected, estimating # of required reducers.</text:p>
      <text:p text:style-name="P1">2017-01-16 02:49:52,239 [main] INFO <text:s/>org.apache.pig.backend.hadoop.executionengine.mapReduceLayer.JobControlCompiler - Setting Parallelism to 1</text:p>
      <text:p text:style-name="P1">2017-01-16 02:49:52,275 [main] WARN <text:s/>org.apache.pig.data.SchemaTupleBackend - SchemaTupleBackend has already been initialized</text:p>
      <text:p text:style-name="P1">2017-01-16 02:49:52,281 [main] INFO <text:s/>org.apache.pig.backend.hadoop.executionengine.mapReduceLayer.PigGenericMapReduce$Map - Aliases being processed per job phase (AliasName[line,offset]): M: orderbyprofession[7,20] C: <text:s/>R: </text:p>
      <text:p text:style-name="P1">2017-01-16 02:49:52,302 [main] WARN <text:s/>org.apache.pig.data.SchemaTupleBackend - SchemaTupleBackend has already been initialized</text:p>
      <text:p text:style-name="P1">2017-01-16 02:49:52,302 [main] INFO <text:s/>org.apache.pig.backend.hadoop.executionengine.mapReduceLayer.PigMapReduce$Reduce - Aliases being processed per job phase (AliasName[line,offset]): M: orderbyprofession[7,20] C: <text:s/>R: </text:p>
      <text:p text:style-name="P1">2017-01-16 02:49:52,306 [main] INFO <text:s/>org.apache.pig.backend.hadoop.executionengine.mapReduceLayer.MRCompiler - File concatenation threshold: 100 optimistic? false</text:p>
      <text:p text:style-name="P1"><text:soft-page-break/>2017-01-16 02:49:52,316 [main] INFO <text:s/>org.apache.pig.backend.hadoop.executionengine.mapReduceLayer.MultiQueryOptimizer - MR plan size before optimization: 3</text:p>
      <text:p text:style-name="P1">2017-01-16 02:49:52,316 [main] INFO <text:s/>org.apache.pig.backend.hadoop.executionengine.mapReduceLayer.MultiQueryOptimizer - MR plan size after optimization: 3</text:p>
      <text:p text:style-name="P1">2017-01-16 02:49:52,317 [main] INFO <text:s/>org.apache.pig.backend.hadoop.executionengine.mapReduceLayer.AccumulatorOptimizer - Reducer is to run in accumulative mode.</text:p>
      <text:p text:style-name="P1">2017-01-16 02:49:52,317 [main] INFO <text:s/>org.apache.pig.tools.pigstats.mapreduce.MRScriptState - Pig script settings are added to the job</text:p>
      <text:p text:style-name="P1">2017-01-16 02:49:52,319 [main] INFO <text:s/>org.apache.pig.backend.hadoop.executionengine.mapReduceLayer.JobControlCompiler - mapred.job.reduce.markreset.buffer.percent is not set, set to default 0.3</text:p>
      <text:p text:style-name="P1">2017-01-16 02:49:52,320 [main] INFO <text:s/>org.apache.pig.backend.hadoop.executionengine.mapReduceLayer.JobControlCompiler - Reduce phase detected, estimating # of required reducers.</text:p>
      <text:p text:style-name="P1">2017-01-16 02:49:52,320 [main] INFO <text:s/>org.apache.pig.backend.hadoop.executionengine.mapReduceLayer.JobControlCompiler - Using reducer estimator: org.apache.pig.backend.hadoop.executionengine.mapReduceLayer.InputSizeReducerEstimator</text:p>
      <text:p text:style-name="P1">2017-01-16 02:49:52,322 [main] INFO <text:s/>org.apache.pig.backend.hadoop.executionengine.mapReduceLayer.InputSizeReducerEstimator - BytesPerReducer=1000000000 maxReducers=999 totalInputFileSize=391355</text:p>
      <text:p text:style-name="P1">2017-01-16 02:49:52,322 [main] INFO <text:s/>org.apache.pig.backend.hadoop.executionengine.mapReduceLayer.JobControlCompiler - Setting Parallelism to 1</text:p>
      <text:p text:style-name="P1">2017-01-16 02:49:52,331 [main] INFO <text:s/>org.apache.pig.backend.hadoop.executionengine.mapReduceLayer.JobControlCompiler - Setting up single store job</text:p>
      <text:p text:style-name="P1">2017-01-16 02:49:52,372 [main] WARN <text:s/>org.apache.pig.data.SchemaTupleBackend - SchemaTupleBackend has already been initialized</text:p>
      <text:p text:style-name="P1">2017-01-16 02:49:52,373 [main] INFO <text:s/>org.apache.pig.backend.hadoop.executionengine.mapReduceLayer.PigGenericMapReduce$Map - Aliases being processed per job phase (AliasName[line,offset]): M: cust[1,7],cust[-1,-1],groupbyprofession[5,20] C: <text:s/>R: countbyprofession[6,20]</text:p>
      <text:p text:style-name="P1">2017-01-16 02:49:52,376 [main] WARN <text:s/>org.apache.pig.data.SchemaTupleBackend - SchemaTupleBackend has already been initialized</text:p>
      <text:p text:style-name="P1">2017-01-16 02:49:52,377 [main] INFO <text:s/>org.apache.pig.backend.hadoop.executionengine.mapReduceLayer.PigMapReduce$Reduce - Aliases being processed per job phase (AliasName[line,offset]): M: cust[1,7],cust[-1,-1],groupbyprofession[5,20] C: <text:s/>R: countbyprofession[6,20]</text:p>
      <text:p text:style-name="P1">2017-01-16 02:49:52,377 [main] INFO <text:s/>org.apache.pig.tools.pigstats.mapreduce.MRScriptState - Pig script settings are added to the job</text:p>
      <text:p text:style-name="P1">2017-01-16 02:49:52,378 [main] INFO <text:s/>org.apache.pig.backend.hadoop.executionengine.mapReduceLayer.JobControlCompiler - mapred.job.reduce.markreset.buffer.percent is not set, set to default 0.3</text:p>
      <text:p text:style-name="P1"><text:soft-page-break/>2017-01-16 02:49:52,380 [main] INFO <text:s/>org.apache.pig.backend.hadoop.executionengine.mapReduceLayer.JobControlCompiler - Reduce phase detected, estimating # of required reducers.</text:p>
      <text:p text:style-name="P1">2017-01-16 02:49:52,393 [main] INFO <text:s/>org.apache.pig.backend.hadoop.executionengine.mapReduceLayer.JobControlCompiler - Using reducer estimator: org.apache.pig.backend.hadoop.executionengine.mapReduceLayer.InputSizeReducerEstimator</text:p>
      <text:p text:style-name="P1">2017-01-16 02:49:52,393 [main] INFO <text:s/>org.apache.pig.backend.hadoop.executionengine.mapReduceLayer.InputSizeReducerEstimator - BytesPerReducer=1000000000 maxReducers=999 totalInputFileSize=0</text:p>
      <text:p text:style-name="P1">2017-01-16 02:49:52,393 [main] INFO <text:s/>org.apache.pig.backend.hadoop.executionengine.mapReduceLayer.JobControlCompiler - Setting Parallelism to 1</text:p>
      <text:p text:style-name="P1">2017-01-16 02:49:52,406 [main] INFO <text:s/>org.apache.pig.backend.hadoop.executionengine.mapReduceLayer.JobControlCompiler - Setting up single store job</text:p>
      <text:p text:style-name="P1">2017-01-16 02:49:52,426 [main] WARN <text:s/>org.apache.pig.data.SchemaTupleBackend - SchemaTupleBackend has already been initialized</text:p>
      <text:p text:style-name="P1">2017-01-16 02:49:52,430 [main] INFO <text:s/>org.apache.pig.backend.hadoop.executionengine.mapReduceLayer.PigGenericMapReduce$Map - Aliases being processed per job phase (AliasName[line,offset]): M: orderbyprofession[7,20] C: <text:s/>R: orderbyprofession[7,20]</text:p>
      <text:p text:style-name="P1">2017-01-16 02:49:52,449 [main] WARN <text:s/>org.apache.pig.data.SchemaTupleBackend - SchemaTupleBackend has already been initialized</text:p>
      <text:p text:style-name="P1">2017-01-16 02:49:52,449 [main] INFO <text:s/>org.apache.pig.backend.hadoop.executionengine.mapReduceLayer.PigMapReduce$Reduce - Aliases being processed per job phase (AliasName[line,offset]): M: orderbyprofession[7,20] C: <text:s/>R: orderbyprofession[7,20]</text:p>
      <text:p text:style-name="P1">2017-01-16 02:49:52,450 [main] INFO <text:s/>org.apache.pig.tools.pigstats.mapreduce.MRScriptState - Pig script settings are added to the job</text:p>
      <text:p text:style-name="P1">2017-01-16 02:49:52,452 [main] INFO <text:s/>org.apache.pig.backend.hadoop.executionengine.mapReduceLayer.JobControlCompiler - mapred.job.reduce.markreset.buffer.percent is not set, set to default 0.3</text:p>
      <text:p text:style-name="P1">2017-01-16 02:49:52,453 [main] INFO <text:s/>org.apache.pig.backend.hadoop.executionengine.mapReduceLayer.JobControlCompiler - Reduce phase detected, estimating # of required reducers.</text:p>
      <text:p text:style-name="P1">2017-01-16 02:49:52,453 [main] INFO <text:s/>org.apache.pig.backend.hadoop.executionengine.mapReduceLayer.JobControlCompiler - Setting Parallelism to 1</text:p>
      <text:p text:style-name="P1">2017-01-16 02:49:52,479 [main] WARN <text:s/>org.apache.pig.data.SchemaTupleBackend - SchemaTupleBackend has already been initialized</text:p>
      <text:p text:style-name="P1">2017-01-16 02:49:52,479 [main] INFO <text:s/>org.apache.pig.backend.hadoop.executionengine.mapReduceLayer.PigGenericMapReduce$Map - Aliases being processed per job phase (AliasName[line,offset]): M: orderbyprofession[7,20] C: <text:s/>R: </text:p>
      <text:p text:style-name="P1">2017-01-16 02:49:52,484 [main] WARN <text:s/>org.apache.pig.data.SchemaTupleBackend - SchemaTupleBackend has already been initialized</text:p>
      <text:p text:style-name="P1">2017-01-16 02:49:52,493 [main] INFO <text:s/>org.apache.pig.backend.hadoop.executionengine.mapReduceLayer.PigMapReduce$Reduce - Aliases being processed per job phase (AliasName[line,offset]): M: orderbyprofession[7,20] C: <text:s/>R: </text:p>
      <text:p text:style-name="P1"><text:soft-page-break/>2017-01-16 02:49:52,493 [main] INFO <text:s/>org.apache.pig.backend.hadoop.executionengine.mapReduceLayer.MRCompiler - File concatenation threshold: 100 optimistic? false</text:p>
      <text:p text:style-name="P1">2017-01-16 02:49:52,500 [main] INFO <text:s/>org.apache.pig.backend.hadoop.executionengine.mapReduceLayer.MultiQueryOptimizer - MR plan size before optimization: 3</text:p>
      <text:p text:style-name="P1">2017-01-16 02:49:52,501 [main] INFO <text:s/>org.apache.pig.backend.hadoop.executionengine.mapReduceLayer.MultiQueryOptimizer - MR plan size after optimization: 3</text:p>
      <text:p text:style-name="P1">2017-01-16 02:49:52,509 [main] INFO <text:s/>org.apache.pig.backend.hadoop.executionengine.mapReduceLayer.AccumulatorOptimizer - Reducer is to run in accumulative mode.</text:p>
      <text:p text:style-name="P1">2017-01-16 02:49:52,510 [main] INFO <text:s/>org.apache.pig.tools.pigstats.mapreduce.MRScriptState - Pig script settings are added to the job</text:p>
      <text:p text:style-name="P1">2017-01-16 02:49:52,512 [main] INFO <text:s/>org.apache.pig.backend.hadoop.executionengine.mapReduceLayer.JobControlCompiler - mapred.job.reduce.markreset.buffer.percent is not set, set to default 0.3</text:p>
      <text:p text:style-name="P1">2017-01-16 02:49:52,513 [main] INFO <text:s/>org.apache.pig.backend.hadoop.executionengine.mapReduceLayer.JobControlCompiler - Reduce phase detected, estimating # of required reducers.</text:p>
      <text:p text:style-name="P1">2017-01-16 02:49:52,517 [main] INFO <text:s/>org.apache.pig.backend.hadoop.executionengine.mapReduceLayer.JobControlCompiler - Using reducer estimator: org.apache.pig.backend.hadoop.executionengine.mapReduceLayer.InputSizeReducerEstimator</text:p>
      <text:p text:style-name="P1">2017-01-16 02:49:52,517 [main] INFO <text:s/>org.apache.pig.backend.hadoop.executionengine.mapReduceLayer.InputSizeReducerEstimator - BytesPerReducer=1000000000 maxReducers=999 totalInputFileSize=391355</text:p>
      <text:p text:style-name="P1">2017-01-16 02:49:52,517 [main] INFO <text:s/>org.apache.pig.backend.hadoop.executionengine.mapReduceLayer.JobControlCompiler - Setting Parallelism to 1</text:p>
      <text:p text:style-name="P1">2017-01-16 02:49:52,526 [main] INFO <text:s/>org.apache.pig.backend.hadoop.executionengine.mapReduceLayer.JobControlCompiler - Setting up single store job</text:p>
      <text:p text:style-name="P1">2017-01-16 02:49:52,555 [main] WARN <text:s/>org.apache.pig.data.SchemaTupleBackend - SchemaTupleBackend has already been initialized</text:p>
      <text:p text:style-name="P1">2017-01-16 02:49:52,559 [main] INFO <text:s/>org.apache.pig.backend.hadoop.executionengine.mapReduceLayer.PigGenericMapReduce$Map - Aliases being processed per job phase (AliasName[line,offset]): M: cust[1,7],cust[-1,-1],groupbyprofession[5,20] C: <text:s/>R: countbyprofession[6,20]</text:p>
      <text:p text:style-name="P1">2017-01-16 02:49:52,571 [main] WARN <text:s/>org.apache.pig.data.SchemaTupleBackend - SchemaTupleBackend has already been initialized</text:p>
      <text:p text:style-name="P1">2017-01-16 02:49:52,571 [main] INFO <text:s/>org.apache.pig.backend.hadoop.executionengine.mapReduceLayer.PigMapReduce$Reduce - Aliases being processed per job phase (AliasName[line,offset]): M: cust[1,7],cust[-1,-1],groupbyprofession[5,20] C: <text:s/>R: countbyprofession[6,20]</text:p>
      <text:p text:style-name="P1">2017-01-16 02:49:52,572 [main] INFO <text:s/>org.apache.pig.tools.pigstats.mapreduce.MRScriptState - Pig script settings are added to the job</text:p>
      <text:p text:style-name="P1"><text:soft-page-break/>2017-01-16 02:49:52,572 [main] INFO <text:s/>org.apache.pig.backend.hadoop.executionengine.mapReduceLayer.JobControlCompiler - mapred.job.reduce.markreset.buffer.percent is not set, set to default 0.3</text:p>
      <text:p text:style-name="P1">2017-01-16 02:49:52,573 [main] INFO <text:s/>org.apache.pig.backend.hadoop.executionengine.mapReduceLayer.JobControlCompiler - Reduce phase detected, estimating # of required reducers.</text:p>
      <text:p text:style-name="P1">2017-01-16 02:49:52,573 [main] INFO <text:s/>org.apache.pig.backend.hadoop.executionengine.mapReduceLayer.JobControlCompiler - Using reducer estimator: org.apache.pig.backend.hadoop.executionengine.mapReduceLayer.InputSizeReducerEstimator</text:p>
      <text:p text:style-name="P1">2017-01-16 02:49:52,573 [main] INFO <text:s/>org.apache.pig.backend.hadoop.executionengine.mapReduceLayer.InputSizeReducerEstimator - BytesPerReducer=1000000000 maxReducers=999 totalInputFileSize=0</text:p>
      <text:p text:style-name="P1">2017-01-16 02:49:52,573 [main] INFO <text:s/>org.apache.pig.backend.hadoop.executionengine.mapReduceLayer.JobControlCompiler - Setting Parallelism to 1</text:p>
      <text:p text:style-name="P1">2017-01-16 02:49:52,578 [main] INFO <text:s/>org.apache.pig.backend.hadoop.executionengine.mapReduceLayer.JobControlCompiler - Setting up single store job</text:p>
      <text:p text:style-name="P1">2017-01-16 02:49:52,616 [main] WARN <text:s/>org.apache.pig.data.SchemaTupleBackend - SchemaTupleBackend has already been initialized</text:p>
      <text:p text:style-name="P1">2017-01-16 02:49:52,616 [main] INFO <text:s/>org.apache.pig.backend.hadoop.executionengine.mapReduceLayer.PigGenericMapReduce$Map - Aliases being processed per job phase (AliasName[line,offset]): M: orderbyprofession[7,20] C: <text:s/>R: orderbyprofession[7,20]</text:p>
      <text:p text:style-name="P1">2017-01-16 02:49:52,620 [main] WARN <text:s/>org.apache.pig.data.SchemaTupleBackend - SchemaTupleBackend has already been initialized</text:p>
      <text:p text:style-name="P1">2017-01-16 02:49:52,620 [main] INFO <text:s/>org.apache.pig.backend.hadoop.executionengine.mapReduceLayer.PigMapReduce$Reduce - Aliases being processed per job phase (AliasName[line,offset]): M: orderbyprofession[7,20] C: <text:s/>R: orderbyprofession[7,20]</text:p>
      <text:p text:style-name="P1">2017-01-16 02:49:52,621 [main] INFO <text:s/>org.apache.pig.tools.pigstats.mapreduce.MRScriptState - Pig script settings are added to the job</text:p>
      <text:p text:style-name="P1">2017-01-16 02:49:52,621 [main] INFO <text:s/>org.apache.pig.backend.hadoop.executionengine.mapReduceLayer.JobControlCompiler - mapred.job.reduce.markreset.buffer.percent is not set, set to default 0.3</text:p>
      <text:p text:style-name="P1">2017-01-16 02:49:52,621 [main] INFO <text:s/>org.apache.pig.backend.hadoop.executionengine.mapReduceLayer.JobControlCompiler - Reduce phase detected, estimating # of required reducers.</text:p>
      <text:p text:style-name="P1">2017-01-16 02:49:52,622 [main] INFO <text:s/>org.apache.pig.backend.hadoop.executionengine.mapReduceLayer.JobControlCompiler - Setting Parallelism to 1</text:p>
      <text:p text:style-name="P1">2017-01-16 02:49:52,656 [main] WARN <text:s/>org.apache.pig.data.SchemaTupleBackend - SchemaTupleBackend has already been initialized</text:p>
      <text:p text:style-name="P1">2017-01-16 02:49:52,657 [main] INFO <text:s/>org.apache.pig.backend.hadoop.executionengine.mapReduceLayer.PigGenericMapReduce$Map - Aliases being processed per job phase (AliasName[line,offset]): M: orderbyprofession[7,20] C: <text:s/>R: </text:p>
      <text:p text:style-name="P1">2017-01-16 02:49:52,664 [main] WARN <text:s/>org.apache.pig.data.SchemaTupleBackend - SchemaTupleBackend has already been initialized</text:p>
      <text:p text:style-name="P1"><text:soft-page-break/>2017-01-16 02:49:52,669 [main] INFO <text:s/>org.apache.pig.backend.hadoop.executionengine.mapReduceLayer.PigMapReduce$Reduce - Aliases being processed per job phase (AliasName[line,offset]): M: orderbyprofession[7,20] C: <text:s/>R: </text:p>
      <text:p text:style-name="P1">2017-01-16 02:49:52,669 [main] INFO <text:s/>org.apache.pig.backend.hadoop.executionengine.mapReduceLayer.MRCompiler - File concatenation threshold: 100 optimistic? false</text:p>
      <text:p text:style-name="P1">2017-01-16 02:49:52,691 [main] INFO <text:s/>org.apache.pig.backend.hadoop.executionengine.mapReduceLayer.MultiQueryOptimizer - MR plan size before optimization: 3</text:p>
      <text:p text:style-name="P1">2017-01-16 02:49:52,694 [main] INFO <text:s/>org.apache.pig.backend.hadoop.executionengine.mapReduceLayer.MultiQueryOptimizer - MR plan size after optimization: 3</text:p>
      <text:p text:style-name="P1">2017-01-16 02:49:52,694 [main] INFO <text:s/>org.apache.pig.backend.hadoop.executionengine.mapReduceLayer.AccumulatorOptimizer - Reducer is to run in accumulative mode.</text:p>
      <text:p text:style-name="P1">2017-01-16 02:49:52,695 [main] INFO <text:s/>org.apache.pig.tools.pigstats.mapreduce.MRScriptState - Pig script settings are added to the job</text:p>
      <text:p text:style-name="P1">2017-01-16 02:49:52,696 [main] INFO <text:s/>org.apache.pig.backend.hadoop.executionengine.mapReduceLayer.JobControlCompiler - mapred.job.reduce.markreset.buffer.percent is not set, set to default 0.3</text:p>
      <text:p text:style-name="P1">2017-01-16 02:49:52,696 [main] INFO <text:s/>org.apache.pig.backend.hadoop.executionengine.mapReduceLayer.JobControlCompiler - Reduce phase detected, estimating # of required reducers.</text:p>
      <text:p text:style-name="P1">2017-01-16 02:49:52,696 [main] INFO <text:s/>org.apache.pig.backend.hadoop.executionengine.mapReduceLayer.JobControlCompiler - Using reducer estimator: org.apache.pig.backend.hadoop.executionengine.mapReduceLayer.InputSizeReducerEstimator</text:p>
      <text:p text:style-name="P1">2017-01-16 02:49:52,697 [main] INFO <text:s/>org.apache.pig.backend.hadoop.executionengine.mapReduceLayer.InputSizeReducerEstimator - BytesPerReducer=1000000000 maxReducers=999 totalInputFileSize=391355</text:p>
      <text:p text:style-name="P1">2017-01-16 02:49:52,697 [main] INFO <text:s/>org.apache.pig.backend.hadoop.executionengine.mapReduceLayer.JobControlCompiler - Setting Parallelism to 1</text:p>
      <text:p text:style-name="P1">2017-01-16 02:49:52,707 [main] INFO <text:s/>org.apache.pig.backend.hadoop.executionengine.mapReduceLayer.JobControlCompiler - Setting up single store job</text:p>
      <text:p text:style-name="P1">2017-01-16 02:49:52,736 [main] WARN <text:s/>org.apache.pig.data.SchemaTupleBackend - SchemaTupleBackend has already been initialized</text:p>
      <text:p text:style-name="P1">2017-01-16 02:49:52,749 [main] INFO <text:s/>org.apache.pig.backend.hadoop.executionengine.mapReduceLayer.PigGenericMapReduce$Map - Aliases being processed per job phase (AliasName[line,offset]): M: cust[1,7],cust[-1,-1],groupbyprofession[5,20] C: <text:s/>R: countbyprofession[6,20]</text:p>
      <text:p text:style-name="P1">2017-01-16 02:49:52,756 [main] WARN <text:s/>org.apache.pig.data.SchemaTupleBackend - SchemaTupleBackend has already been initialized</text:p>
      <text:p text:style-name="P1">2017-01-16 02:49:52,757 [main] INFO <text:s/>org.apache.pig.backend.hadoop.executionengine.mapReduceLayer.PigMapReduce$Reduce - Aliases being processed per job phase (AliasName[line,offset]): M: cust[1,7],cust[-1,-1],groupbyprofession[5,20] C: <text:s/>R: countbyprofession[6,20]</text:p>
      <text:p text:style-name="P1"><text:soft-page-break/>2017-01-16 02:49:52,761 [main] INFO <text:s/>org.apache.pig.tools.pigstats.mapreduce.MRScriptState - Pig script settings are added to the job</text:p>
      <text:p text:style-name="P1">2017-01-16 02:49:52,761 [main] INFO <text:s/>org.apache.pig.backend.hadoop.executionengine.mapReduceLayer.JobControlCompiler - mapred.job.reduce.markreset.buffer.percent is not set, set to default 0.3</text:p>
      <text:p text:style-name="P1">2017-01-16 02:49:52,762 [main] INFO <text:s/>org.apache.pig.backend.hadoop.executionengine.mapReduceLayer.JobControlCompiler - Reduce phase detected, estimating # of required reducers.</text:p>
      <text:p text:style-name="P1">2017-01-16 02:49:52,762 [main] INFO <text:s/>org.apache.pig.backend.hadoop.executionengine.mapReduceLayer.JobControlCompiler - Using reducer estimator: org.apache.pig.backend.hadoop.executionengine.mapReduceLayer.InputSizeReducerEstimator</text:p>
      <text:p text:style-name="P1">2017-01-16 02:49:52,763 [main] INFO <text:s/>org.apache.pig.backend.hadoop.executionengine.mapReduceLayer.InputSizeReducerEstimator - BytesPerReducer=1000000000 maxReducers=999 totalInputFileSize=0</text:p>
      <text:p text:style-name="P1">2017-01-16 02:49:52,763 [main] INFO <text:s/>org.apache.pig.backend.hadoop.executionengine.mapReduceLayer.JobControlCompiler - Setting Parallelism to 1</text:p>
      <text:p text:style-name="P1">2017-01-16 02:49:52,783 [main] INFO <text:s/>org.apache.pig.backend.hadoop.executionengine.mapReduceLayer.JobControlCompiler - Setting up single store job</text:p>
      <text:p text:style-name="P1">2017-01-16 02:49:52,807 [main] WARN <text:s/>org.apache.pig.data.SchemaTupleBackend - SchemaTupleBackend has already been initialized</text:p>
      <text:p text:style-name="P1">2017-01-16 02:49:52,807 [main] INFO <text:s/>org.apache.pig.backend.hadoop.executionengine.mapReduceLayer.PigGenericMapReduce$Map - Aliases being processed per job phase (AliasName[line,offset]): M: orderbyprofession[7,20] C: <text:s/>R: orderbyprofession[7,20]</text:p>
      <text:p text:style-name="P1">2017-01-16 02:49:52,824 [main] WARN <text:s/>org.apache.pig.data.SchemaTupleBackend - SchemaTupleBackend has already been initialized</text:p>
      <text:p text:style-name="P1">2017-01-16 02:49:52,827 [main] INFO <text:s/>org.apache.pig.backend.hadoop.executionengine.mapReduceLayer.PigMapReduce$Reduce - Aliases being processed per job phase (AliasName[line,offset]): M: orderbyprofession[7,20] C: <text:s/>R: orderbyprofession[7,20]</text:p>
      <text:p text:style-name="P1">2017-01-16 02:49:52,828 [main] INFO <text:s/>org.apache.pig.tools.pigstats.mapreduce.MRScriptState - Pig script settings are added to the job</text:p>
      <text:p text:style-name="P1">2017-01-16 02:49:52,833 [main] INFO <text:s/>org.apache.pig.backend.hadoop.executionengine.mapReduceLayer.JobControlCompiler - mapred.job.reduce.markreset.buffer.percent is not set, set to default 0.3</text:p>
      <text:p text:style-name="P1">2017-01-16 02:49:52,834 [main] INFO <text:s/>org.apache.pig.backend.hadoop.executionengine.mapReduceLayer.JobControlCompiler - Reduce phase detected, estimating # of required reducers.</text:p>
      <text:p text:style-name="P1">2017-01-16 02:49:52,834 [main] INFO <text:s/>org.apache.pig.backend.hadoop.executionengine.mapReduceLayer.JobControlCompiler - Setting Parallelism to 1</text:p>
      <text:p text:style-name="P1">2017-01-16 02:49:52,860 [main] WARN <text:s/>org.apache.pig.data.SchemaTupleBackend - SchemaTupleBackend has already been initialized</text:p>
      <text:p text:style-name="P1">2017-01-16 02:49:52,870 [main] INFO <text:s/>org.apache.pig.backend.hadoop.executionengine.mapReduceLayer.PigGenericMapReduce$Map - Aliases being processed per job phase (AliasName[line,offset]): M: orderbyprofession[7,20] C: <text:s/>R: </text:p>
      <text:p text:style-name="P1"><text:soft-page-break/>2017-01-16 02:49:52,880 [main] WARN <text:s/>org.apache.pig.data.SchemaTupleBackend - SchemaTupleBackend has already been initialized</text:p>
      <text:p text:style-name="P1">2017-01-16 02:49:52,888 [main] INFO <text:s/>org.apache.pig.backend.hadoop.executionengine.mapReduceLayer.PigMapReduce$Reduce - Aliases being processed per job phase (AliasName[line,offset]): M: orderbyprofession[7,20] C: <text:s/>R: </text:p>
      <text:p text:style-name="P1">2017-01-16 02:49:52,888 [main] INFO <text:s/>org.apache.pig.backend.hadoop.executionengine.mapReduceLayer.MRCompiler - File concatenation threshold: 100 optimistic? false</text:p>
      <text:p text:style-name="P1">2017-01-16 02:49:52,936 [main] INFO <text:s/>org.apache.pig.backend.hadoop.executionengine.mapReduceLayer.MultiQueryOptimizer - MR plan size before optimization: 3</text:p>
      <text:p text:style-name="P1">2017-01-16 02:49:52,937 [main] INFO <text:s/>org.apache.pig.backend.hadoop.executionengine.mapReduceLayer.MultiQueryOptimizer - MR plan size after optimization: 3</text:p>
      <text:p text:style-name="P1">2017-01-16 02:49:52,943 [main] INFO <text:s/>org.apache.pig.backend.hadoop.executionengine.mapReduceLayer.AccumulatorOptimizer - Reducer is to run in accumulative mode.</text:p>
      <text:p text:style-name="P1">2017-01-16 02:49:52,945 [main] INFO <text:s/>org.apache.pig.tools.pigstats.mapreduce.MRScriptState - Pig script settings are added to the job</text:p>
      <text:p text:style-name="P1">2017-01-16 02:49:52,945 [main] INFO <text:s/>org.apache.pig.backend.hadoop.executionengine.mapReduceLayer.JobControlCompiler - mapred.job.reduce.markreset.buffer.percent is not set, set to default 0.3</text:p>
      <text:p text:style-name="P1">2017-01-16 02:49:52,950 [main] INFO <text:s/>org.apache.pig.backend.hadoop.executionengine.mapReduceLayer.JobControlCompiler - Reduce phase detected, estimating # of required reducers.</text:p>
      <text:p text:style-name="P1">2017-01-16 02:49:52,950 [main] INFO <text:s/>org.apache.pig.backend.hadoop.executionengine.mapReduceLayer.JobControlCompiler - Using reducer estimator: org.apache.pig.backend.hadoop.executionengine.mapReduceLayer.InputSizeReducerEstimator</text:p>
      <text:p text:style-name="P1">2017-01-16 02:49:52,951 [main] INFO <text:s/>org.apache.pig.backend.hadoop.executionengine.mapReduceLayer.InputSizeReducerEstimator - BytesPerReducer=1000000000 maxReducers=999 totalInputFileSize=391355</text:p>
      <text:p text:style-name="P1">2017-01-16 02:49:52,951 [main] INFO <text:s/>org.apache.pig.backend.hadoop.executionengine.mapReduceLayer.JobControlCompiler - Setting Parallelism to 1</text:p>
      <text:p text:style-name="P1">2017-01-16 02:49:52,959 [main] INFO <text:s/>org.apache.pig.backend.hadoop.executionengine.mapReduceLayer.JobControlCompiler - Setting up single store job</text:p>
      <text:p text:style-name="P1">2017-01-16 02:49:52,991 [main] WARN <text:s/>org.apache.pig.data.SchemaTupleBackend - SchemaTupleBackend has already been initialized</text:p>
      <text:p text:style-name="P1">2017-01-16 02:49:52,991 [main] INFO <text:s/>org.apache.pig.backend.hadoop.executionengine.mapReduceLayer.PigGenericMapReduce$Map - Aliases being processed per job phase (AliasName[line,offset]): M: cust[1,7],cust[-1,-1],groupbyprofession[5,20] C: <text:s/>R: countbyprofession[6,20]</text:p>
      <text:p text:style-name="P1">2017-01-16 02:49:52,995 [main] WARN <text:s/>org.apache.pig.data.SchemaTupleBackend - SchemaTupleBackend has already been initialized</text:p>
      <text:p text:style-name="P1">2017-01-16 02:49:53,005 [main] INFO <text:s/>org.apache.pig.backend.hadoop.executionengine.mapReduceLayer.PigMapReduce$Reduce - Aliases <text:soft-page-break/>being processed per job phase (AliasName[line,offset]): M: cust[1,7],cust[-1,-1],groupbyprofession[5,20] C: <text:s/>R: countbyprofession[6,20]</text:p>
      <text:p text:style-name="P1">2017-01-16 02:49:53,005 [main] INFO <text:s/>org.apache.pig.tools.pigstats.mapreduce.MRScriptState - Pig script settings are added to the job</text:p>
      <text:p text:style-name="P1">2017-01-16 02:49:53,007 [main] INFO <text:s/>org.apache.pig.backend.hadoop.executionengine.mapReduceLayer.JobControlCompiler - mapred.job.reduce.markreset.buffer.percent is not set, set to default 0.3</text:p>
      <text:p text:style-name="P1">2017-01-16 02:49:53,007 [main] INFO <text:s/>org.apache.pig.backend.hadoop.executionengine.mapReduceLayer.JobControlCompiler - Reduce phase detected, estimating # of required reducers.</text:p>
      <text:p text:style-name="P1">2017-01-16 02:49:53,007 [main] INFO <text:s/>org.apache.pig.backend.hadoop.executionengine.mapReduceLayer.JobControlCompiler - Using reducer estimator: org.apache.pig.backend.hadoop.executionengine.mapReduceLayer.InputSizeReducerEstimator</text:p>
      <text:p text:style-name="P1">2017-01-16 02:49:53,008 [main] INFO <text:s/>org.apache.pig.backend.hadoop.executionengine.mapReduceLayer.InputSizeReducerEstimator - BytesPerReducer=1000000000 maxReducers=999 totalInputFileSize=0</text:p>
      <text:p text:style-name="P1">2017-01-16 02:49:53,017 [main] INFO <text:s/>org.apache.pig.backend.hadoop.executionengine.mapReduceLayer.JobControlCompiler - Setting Parallelism to 1</text:p>
      <text:p text:style-name="P1">2017-01-16 02:49:53,027 [main] INFO <text:s/>org.apache.pig.backend.hadoop.executionengine.mapReduceLayer.JobControlCompiler - Setting up single store job</text:p>
      <text:p text:style-name="P1">2017-01-16 02:49:53,047 [main] WARN <text:s/>org.apache.pig.data.SchemaTupleBackend - SchemaTupleBackend has already been initialized</text:p>
      <text:p text:style-name="P1">2017-01-16 02:49:53,057 [main] INFO <text:s/>org.apache.pig.backend.hadoop.executionengine.mapReduceLayer.PigGenericMapReduce$Map - Aliases being processed per job phase (AliasName[line,offset]): M: orderbyprofession[7,20] C: <text:s/>R: orderbyprofession[7,20]</text:p>
      <text:p text:style-name="P1">2017-01-16 02:49:53,074 [main] WARN <text:s/>org.apache.pig.data.SchemaTupleBackend - SchemaTupleBackend has already been initialized</text:p>
      <text:p text:style-name="P1">2017-01-16 02:49:53,074 [main] INFO <text:s/>org.apache.pig.backend.hadoop.executionengine.mapReduceLayer.PigMapReduce$Reduce - Aliases being processed per job phase (AliasName[line,offset]): M: orderbyprofession[7,20] C: <text:s/>R: orderbyprofession[7,20]</text:p>
      <text:p text:style-name="P1">2017-01-16 02:49:53,075 [main] INFO <text:s/>org.apache.pig.tools.pigstats.mapreduce.MRScriptState - Pig script settings are added to the job</text:p>
      <text:p text:style-name="P1">2017-01-16 02:49:53,081 [main] INFO <text:s/>org.apache.pig.backend.hadoop.executionengine.mapReduceLayer.JobControlCompiler - mapred.job.reduce.markreset.buffer.percent is not set, set to default 0.3</text:p>
      <text:p text:style-name="P1">2017-01-16 02:49:53,081 [main] INFO <text:s/>org.apache.pig.backend.hadoop.executionengine.mapReduceLayer.JobControlCompiler - Reduce phase detected, estimating # of required reducers.</text:p>
      <text:p text:style-name="P1">2017-01-16 02:49:53,081 [main] INFO <text:s/>org.apache.pig.backend.hadoop.executionengine.mapReduceLayer.JobControlCompiler - Setting Parallelism to 1</text:p>
      <text:p text:style-name="P1">2017-01-16 02:49:53,117 [main] WARN <text:s/>org.apache.pig.data.SchemaTupleBackend - SchemaTupleBackend has already been initialized</text:p>
      <text:p text:style-name="P1"><text:soft-page-break/>2017-01-16 02:49:53,117 [main] INFO <text:s/>org.apache.pig.backend.hadoop.executionengine.mapReduceLayer.PigGenericMapReduce$Map - Aliases being processed per job phase (AliasName[line,offset]): M: orderbyprofession[7,20] C: <text:s/>R: </text:p>
      <text:p text:style-name="P1">2017-01-16 02:49:53,122 [main] WARN <text:s/>org.apache.pig.data.SchemaTupleBackend - SchemaTupleBackend has already been initialized</text:p>
      <text:p text:style-name="P1">2017-01-16 02:49:53,125 [main] INFO <text:s/>org.apache.pig.backend.hadoop.executionengine.mapReduceLayer.PigMapReduce$Reduce - Aliases being processed per job phase (AliasName[line,offset]): M: orderbyprofession[7,20] C: <text:s/>R: </text:p>
      <text:p text:style-name="P1">--------------------------------------------------------------------------------------------------------------------------------</text:p>
      <text:p text:style-name="P1">| cust <text:s text:c="4"/>| custid:bytearray <text:s text:c="4"/>| firstname:bytearray <text:s text:c="4"/>| lastname:bytearray <text:s text:c="4"/>| age:long <text:s text:c="4"/>| profession:bytearray <text:s text:c="4"/>| </text:p>
      <text:p text:style-name="P1">--------------------------------------------------------------------------------------------------------------------------------</text:p>
      <text:p text:style-name="P1">| <text:s text:c="9"/>| 4007425 <text:s text:c="13"/>| Edwin <text:s text:c="18"/>| Walter <text:s text:c="16"/>| 59 <text:s text:c="10"/>| Carpenter <text:s text:c="15"/>| </text:p>
      <text:p text:style-name="P1">| <text:s text:c="9"/>| 4001283 <text:s text:c="13"/>| Oscar <text:s text:c="18"/>| Shah <text:s text:c="18"/>| 69 <text:s text:c="10"/>| Loan officer <text:s text:c="12"/>| </text:p>
      <text:p text:style-name="P1">| <text:s text:c="9"/>| 4003585 <text:s text:c="13"/>| Lois <text:s text:c="19"/>| Pratt <text:s text:c="17"/>| 51 <text:s text:c="10"/>| Loan officer <text:s text:c="12"/>| </text:p>
      <text:p text:style-name="P1">--------------------------------------------------------------------------------------------------------------------------------</text:p>
      <text:p text:style-name="P1">-------------------------------------------------------------------------------------------------------------------------------------------------------------------------------------</text:p>
      <text:p text:style-name="P1">| groupbyprofession <text:s text:c="4"/>| group:bytearray <text:s text:c="4"/>| cust:bag{:tuple(custid:bytearray,firstname:bytearray,lastname:bytearray,age:long,profession:bytearray)} <text:s text:c="28"/>| </text:p>
      <text:p text:style-name="P1">-------------------------------------------------------------------------------------------------------------------------------------------------------------------------------------</text:p>
      <text:p text:style-name="P1">| <text:s text:c="22"/>| Carpenter <text:s text:c="10"/>| {(4007425, ..., Carpenter)} <text:s text:c="104"/>| </text:p>
      <text:p text:style-name="P1">| <text:s text:c="22"/>| Carpenter <text:s text:c="10"/>| {(4007425, ..., Carpenter)} <text:s text:c="104"/>| </text:p>
      <text:p text:style-name="P1">| <text:s text:c="22"/>| Loan officer <text:s text:c="7"/>| {(4001283, ..., Loan officer), (4003585, ..., Loan officer)} <text:s text:c="71"/>| </text:p>
      <text:p text:style-name="P1">| <text:s text:c="22"/>| Loan officer <text:s text:c="7"/>| {(4001283, ..., Loan officer), (4003585, ..., Loan officer)} <text:s text:c="71"/>| </text:p>
      <text:p text:style-name="P1">-------------------------------------------------------------------------------------------------------------------------------------------------------------------------------------</text:p>
      <text:p text:style-name="P1">-------------------------------------------------------------------------</text:p>
      <text:p text:style-name="P1">| countbyprofession <text:s text:c="4"/>| profession:bytearray <text:s text:c="4"/>| headcount:long <text:s text:c="4"/>| </text:p>
      <text:p text:style-name="P1">-------------------------------------------------------------------------</text:p>
      <text:p text:style-name="P1">| <text:s text:c="22"/>| Carpenter <text:s text:c="15"/>| 1 <text:s text:c="17"/>| </text:p>
      <text:p text:style-name="P1">| <text:s text:c="22"/>| Loan officer <text:s text:c="12"/>| 2 <text:s text:c="17"/>| </text:p>
      <text:p text:style-name="P1">-------------------------------------------------------------------------</text:p>
      <text:p text:style-name="P1">-------------------------------------------------------------------------</text:p>
      <text:p text:style-name="P1">| orderbyprofession <text:s text:c="4"/>| profession:bytearray <text:s text:c="4"/>| headcount:long <text:s text:c="4"/>| </text:p>
      <text:p text:style-name="P1">-------------------------------------------------------------------------</text:p>
      <text:p text:style-name="P1">| <text:s text:c="22"/>| Carpenter <text:s text:c="15"/>| 1 <text:s text:c="17"/>| </text:p>
      <text:p text:style-name="P8">| <text:s text:c="22"/>| Loan officer <text:s text:c="12"/>| 2 <text:s text:c="17"/>| </text:p>
      <text:p text:style-name="P1"/>
      <text:p text:style-name="P1"/>
      <text:p text:style-name="P2"><text:soft-page-break/>Finding top 10 customers:</text:p>
      <text:p text:style-name="P1"><text:s/></text:p>
      <text:p text:style-name="P1"/>
      <text:p text:style-name="P1">txn = load '/home/hduser/txns1.txt' using PigStorage(',') as (txnid,date,custid,amount:double,category,product,city,state,type);</text:p>
      <text:p text:style-name="P1"/>
      <text:p text:style-name="P1">dump txn;</text:p>
      <text:p text:style-name="P1"/>
      <text:p text:style-name="P1">groupbycustid = group txn by custid;</text:p>
      <text:p text:style-name="P1"/>
      <text:p text:style-name="P1">dump groupbycustid;</text:p>
      <text:p text:style-name="P1"/>
      <text:p text:style-name="P1">sumbycustid = FOREACH groupbycustid GENERATE group as custid, SUM(txn.amount) as sum;</text:p>
      <text:p text:style-name="P1"/>
      <text:p text:style-name="P3">(4001750,304.43)</text:p>
      <text:p text:style-name="P3">(4001751,605.36)</text:p>
      <text:p text:style-name="P3">(4001752,653.87)</text:p>
      <text:p text:style-name="P3">(4001753,419.48999999999995)</text:p>
      <text:p text:style-name="P3">(4001755,1007.48)</text:p>
      <text:p text:style-name="P3">(4001756,837.9800000000001)</text:p>
      <text:p text:style-name="P3">(4001757,345.7)</text:p>
      <text:p text:style-name="P3">(4001758,460.72)</text:p>
      <text:p text:style-name="P3">(4001759,817.11)</text:p>
      <text:p text:style-name="P3">(4001760,617.1500000000001)</text:p>
      <text:p text:style-name="P3">(4001761,426.74)</text:p>
      <text:p text:style-name="P3">(4001762,727.52)</text:p>
      <text:p text:style-name="P3">(4001763,761.52)</text:p>
      <text:p text:style-name="P3">(4001764,241.88)</text:p>
      <text:p text:style-name="P3">(4001765,915.32)</text:p>
      <text:p text:style-name="P3">(4001766,310.24)</text:p>
      <text:p text:style-name="P3">(4001767,736.5799999999999)</text:p>
      <text:p text:style-name="P3">(4001768,576.26)</text:p>
      <text:p text:style-name="P3">(4001769,319.47)</text:p>
      <text:p text:style-name="P3">(4001770,507.85999999999996)</text:p>
      <text:p text:style-name="P3">(4001771,334.41)</text:p>
      <text:p text:style-name="P3">(4001772,502.65000000000003)</text:p>
      <text:p text:style-name="P3">(4001773,212.95)</text:p>
      <text:p text:style-name="P3">(4001774,434.83000000000004)</text:p>
      <text:p text:style-name="P3">(4001775,435.81000000000006)</text:p>
      <text:p text:style-name="P3">(4001776,291.2)</text:p>
      <text:p text:style-name="P3">(4001777,578.4300000000001)</text:p>
      <text:p text:style-name="P3">(4001778,832.06)</text:p>
      <text:p text:style-name="P3">(4001779,1364.37)</text:p>
      <text:p text:style-name="P3">(4001780,752.8)</text:p>
      <text:p text:style-name="P3">(4001781,567.57)</text:p>
      <text:p text:style-name="P3">(4001782,606.13)</text:p>
      <text:p text:style-name="P3">(4001783,749.4)</text:p>
      <text:p text:style-name="P3">(4001784,809.73)</text:p>
      <text:p text:style-name="P3">(4001785,359.28)</text:p>
      <text:p text:style-name="P3"><text:soft-page-break/>(4001786,478.56)</text:p>
      <text:p text:style-name="P3">(4001787,707.1800000000001)</text:p>
      <text:p text:style-name="P3">(4001788,918.01)</text:p>
      <text:p text:style-name="P3">(4001789,763.6199999999999)</text:p>
      <text:p text:style-name="P3">(4001790,914.56)</text:p>
      <text:p text:style-name="P3">(4001791,1219.05)</text:p>
      <text:p text:style-name="P3">(4001792,118.62)</text:p>
      <text:p text:style-name="P3">(4001793,808.38)</text:p>
      <text:p text:style-name="P3">(4001794,696.9200000000001)</text:p>
      <text:p text:style-name="P3">(4001795,200.32999999999998)</text:p>
      <text:p text:style-name="P3">(4001796,470.67999999999995)</text:p>
      <text:p text:style-name="P3">(4001797,754.07)</text:p>
      <text:p text:style-name="P3">(4001798,192.73000000000002)</text:p>
      <text:p text:style-name="P3">(4001799,618.87)</text:p>
      <text:p text:style-name="P3">(4001800,314.55)</text:p>
      <text:p text:style-name="P3">(4001801,728.6700000000001)</text:p>
      <text:p text:style-name="P3">(4001802,528.2)</text:p>
      <text:p text:style-name="P3">(4001803,294.98)</text:p>
      <text:p text:style-name="P3">(4001804,440.68000000000006)</text:p>
      <text:p text:style-name="P3">(4001805,462.39)</text:p>
      <text:p text:style-name="P3">(4001806,669.0600000000001)</text:p>
      <text:p text:style-name="P3">(4001807,456.7699999999999)</text:p>
      <text:p text:style-name="P3">(4001808,634.44)</text:p>
      <text:p text:style-name="P3">(4001809,262.80999999999995)</text:p>
      <text:p text:style-name="P3">(4001810,954.2)</text:p>
      <text:p text:style-name="P3">(4001811,614.58)</text:p>
      <text:p text:style-name="P3">(4001812,683.6800000000001)</text:p>
      <text:p text:style-name="P3">(4001813,217.53)</text:p>
      <text:p text:style-name="P3">(4001814,126.54)</text:p>
      <text:p text:style-name="P3">(4001815,353.91999999999996)</text:p>
      <text:p text:style-name="P3">(4001816,343.04999999999995)</text:p>
      <text:p text:style-name="P3">(4001817,393.1)</text:p>
      <text:p text:style-name="P3">(4001818,690.47)</text:p>
      <text:p text:style-name="P3">(4001819,112.39999999999999)</text:p>
      <text:p text:style-name="P3">(4001820,771.6199999999999)</text:p>
      <text:p text:style-name="P3">(4001821,708.6899999999999)</text:p>
      <text:p text:style-name="P3">(4001822,353.71000000000004)</text:p>
      <text:p text:style-name="P3">(4001823,247.28)</text:p>
      <text:p text:style-name="P3">(4001824,113.03)</text:p>
      <text:p text:style-name="P3">(4001825,399.03)</text:p>
      <text:p text:style-name="P3">(4001826,387.92)</text:p>
      <text:p text:style-name="P3">(4001827,233.60999999999999)</text:p>
      <text:p text:style-name="P3">(4001828,954.1)</text:p>
      <text:p text:style-name="P3">(4001829,766.24)</text:p>
      <text:p text:style-name="P3">(4001830,623.24)</text:p>
      <text:p text:style-name="P3">(4001831,372.08)</text:p>
      <text:p text:style-name="P3">(4001832,376.1)</text:p>
      <text:p text:style-name="P3">(4001833,618.9499999999999)</text:p>
      <text:p text:style-name="P3">(4001834,98.1)</text:p>
      <text:p text:style-name="P3"><text:soft-page-break/>(4001835,339.64)</text:p>
      <text:p text:style-name="P3">(4001836,875.9699999999999)</text:p>
      <text:p text:style-name="P3">(4001837,301.64)</text:p>
      <text:p text:style-name="P3">(4001838,665.8100000000002)</text:p>
      <text:p text:style-name="P3">(4001839,636.77)</text:p>
      <text:p text:style-name="P3">(4001840,357.97)</text:p>
      <text:p text:style-name="P3">(4001841,464.49)</text:p>
      <text:p text:style-name="P3">(4001842,545.3199999999999)</text:p>
      <text:p text:style-name="P3">(4001843,995.52)</text:p>
      <text:p text:style-name="P3">(4001844,295.57)</text:p>
      <text:p text:style-name="P3">(4001845,753.8900000000001)</text:p>
      <text:p text:style-name="P3">(4001846,94.91)</text:p>
      <text:p text:style-name="P3">(4001847,292.3)</text:p>
      <text:p text:style-name="P3">(4001848,840.0799999999999)</text:p>
      <text:p text:style-name="P3">(4001849,428.68)</text:p>
      <text:p text:style-name="P3">(4001850,163.13)</text:p>
      <text:p text:style-name="P3">(4001851,1034.77)</text:p>
      <text:p text:style-name="P3">(4001852,580.3000000000001)</text:p>
      <text:p text:style-name="P3">(4001853,653.45)</text:p>
      <text:p text:style-name="P3">(4001854,173.89)</text:p>
      <text:p text:style-name="P3">(4001855,48.49)</text:p>
      <text:p text:style-name="P3">(4001856,186.91)</text:p>
      <text:p text:style-name="P3">(4001857,632.22)</text:p>
      <text:p text:style-name="P3">(4001858,235.45000000000002)</text:p>
      <text:p text:style-name="P3">(4001859,291.08000000000004)</text:p>
      <text:p text:style-name="P3">(4001860,188.32000000000002)</text:p>
      <text:p text:style-name="P3">(4001861,461.65999999999997)</text:p>
      <text:p text:style-name="P3">(4001862,290.78000000000003)</text:p>
      <text:p text:style-name="P3">(4001863,631.83)</text:p>
      <text:p text:style-name="P3">(4001864,548.22)</text:p>
      <text:p text:style-name="P3">(4001865,363.86)</text:p>
      <text:p text:style-name="P3">(4001866,740.85)</text:p>
      <text:p text:style-name="P3">(4001867,452.26)</text:p>
      <text:p text:style-name="P3">(4001868,629.4300000000001)</text:p>
      <text:p text:style-name="P3">(4001869,539.89)</text:p>
      <text:p text:style-name="P3">(4001870,454.88000000000005)</text:p>
      <text:p text:style-name="P3">(4001871,688.0299999999999)</text:p>
      <text:p text:style-name="P3">(4001872,250.03000000000003)</text:p>
      <text:p text:style-name="P3">(4001873,658.77)</text:p>
      <text:p text:style-name="P3">(4001874,1136.48)</text:p>
      <text:p text:style-name="P3">(4001875,299.96000000000004)</text:p>
      <text:p text:style-name="P3">(4001876,566.52)</text:p>
      <text:p text:style-name="P3">(4001877,427.41999999999996)</text:p>
      <text:p text:style-name="P3">(4001878,380.61)</text:p>
      <text:p text:style-name="P3">(4001879,377.27)</text:p>
      <text:p text:style-name="P3">(4001880,345.55)</text:p>
      <text:p text:style-name="P3">(4001881,274.33)</text:p>
      <text:p text:style-name="P3">(4001882,367.25000000000006)</text:p>
      <text:p text:style-name="P3">(4001883,162.65)</text:p>
      <text:p text:style-name="P3"><text:soft-page-break/>(4001884,555.46)</text:p>
      <text:p text:style-name="P3">(4001885,552.8)</text:p>
      <text:p text:style-name="P3">(4001886,427.75)</text:p>
      <text:p text:style-name="P3">(4001887,856.8799999999999)</text:p>
      <text:p text:style-name="P3">(4001888,704.33)</text:p>
      <text:p text:style-name="P3">(4001889,571.26)</text:p>
      <text:p text:style-name="P3">(4001890,466.93)</text:p>
      <text:p text:style-name="P3">(4001891,950.2800000000001)</text:p>
      <text:p text:style-name="P3">(4001892,694.2299999999999)</text:p>
      <text:p text:style-name="P3">(4001893,120.81)</text:p>
      <text:p text:style-name="P3">(4001894,312.55)</text:p>
      <text:p text:style-name="P3">(4001895,404.88)</text:p>
      <text:p text:style-name="P3">(4001896,659.76)</text:p>
      <text:p text:style-name="P3">(4001897,482.91999999999996)</text:p>
      <text:p text:style-name="P3">(4001898,284.15999999999997)</text:p>
      <text:p text:style-name="P3">(4001899,224.54000000000002)</text:p>
      <text:p text:style-name="P3">(4001900,928.46)</text:p>
      <text:p text:style-name="P3">(4001901,757.77)</text:p>
      <text:p text:style-name="P3">(4001902,637.42)</text:p>
      <text:p text:style-name="P3">(4001903,217.89999999999998)</text:p>
      <text:p text:style-name="P3">(4001904,381.28)</text:p>
      <text:p text:style-name="P3">(4001905,265.23)</text:p>
      <text:p text:style-name="P3">(4001906,606.47)</text:p>
      <text:p text:style-name="P3">(4001907,372.74)</text:p>
      <text:p text:style-name="P3">(4001908,222.01999999999998)</text:p>
      <text:p text:style-name="P3">(4001909,388.33)</text:p>
      <text:p text:style-name="P3">(4001910,443.13000000000005)</text:p>
      <text:p text:style-name="P3">(4001911,626.37)</text:p>
      <text:p text:style-name="P3">(4001912,660.9100000000001)</text:p>
      <text:p text:style-name="P3">(4001913,395.37)</text:p>
      <text:p text:style-name="P3">(4001914,658.25)</text:p>
      <text:p text:style-name="P3">(4001915,234.33)</text:p>
      <text:p text:style-name="P3">(4001917,847.1299999999999)</text:p>
      <text:p text:style-name="P3">(4001918,337.75)</text:p>
      <text:p text:style-name="P3">(4001919,816.74)</text:p>
      <text:p text:style-name="P3">(4001920,322.11)</text:p>
      <text:p text:style-name="P3">(4001921,492.85999999999996)</text:p>
      <text:p text:style-name="P3">(4001922,390.90999999999997)</text:p>
      <text:p text:style-name="P3">(4001923,580.42)</text:p>
      <text:p text:style-name="P3">(4001924,418.45)</text:p>
      <text:p text:style-name="P3">(4001925,521.1)</text:p>
      <text:p text:style-name="P3">(4001926,1274.93)</text:p>
      <text:p text:style-name="P3">(4001927,277.57)</text:p>
      <text:p text:style-name="P3">(4001928,402.95000000000005)</text:p>
      <text:p text:style-name="P3">(4001929,382.70000000000005)</text:p>
      <text:p text:style-name="P3">(4001930,691.1400000000001)</text:p>
      <text:p text:style-name="P3">(4001931,763.24)</text:p>
      <text:p text:style-name="P3">(4001932,1092.47)</text:p>
      <text:p text:style-name="P3">(4001933,151.81)</text:p>
      <text:p text:style-name="P3"><text:soft-page-break/>(4001934,615.0799999999999)</text:p>
      <text:p text:style-name="P3">(4001935,476.63)</text:p>
      <text:p text:style-name="P3">(4001936,672.86)</text:p>
      <text:p text:style-name="P3">(4001937,533.9200000000001)</text:p>
      <text:p text:style-name="P3">(4001938,388.4)</text:p>
      <text:p text:style-name="P3">(4001939,571.23)</text:p>
      <text:p text:style-name="P3">(4001940,379.76)</text:p>
      <text:p text:style-name="P3">(4001941,677.1)</text:p>
      <text:p text:style-name="P3">(4001942,1030.82)</text:p>
      <text:p text:style-name="P3">(4001943,190.79999999999998)</text:p>
      <text:p text:style-name="P3">(4001944,290.37)</text:p>
      <text:p text:style-name="P3">(4001946,424.61)</text:p>
      <text:p text:style-name="P3">(4001947,456.3)</text:p>
      <text:p text:style-name="P3">(4001948,762.7800000000002)</text:p>
      <text:p text:style-name="P3">(4001949,336.51000000000005)</text:p>
      <text:p text:style-name="P3">(4001950,835.4399999999999)</text:p>
      <text:p text:style-name="P3">(4001951,333.83)</text:p>
      <text:p text:style-name="P3">(4001952,857.87)</text:p>
      <text:p text:style-name="P3">(4001953,418.35999999999996)</text:p>
      <text:p text:style-name="P3">(4001954,1259.5)</text:p>
      <text:p text:style-name="P3">(4001955,370.28)</text:p>
      <text:p text:style-name="P3">(4001956,568.96)</text:p>
      <text:p text:style-name="P3">(4001957,306.06000000000006)</text:p>
      <text:p text:style-name="P3">(4001958,655.3)</text:p>
      <text:p text:style-name="P3">(4001959,247.42999999999998)</text:p>
      <text:p text:style-name="P3">(4001960,447.76000000000005)</text:p>
      <text:p text:style-name="P3">(4001961,432.89)</text:p>
      <text:p text:style-name="P3">(4001962,329.73999999999995)</text:p>
      <text:p text:style-name="P3">(4001963,787.77)</text:p>
      <text:p text:style-name="P3">(4001964,533.13)</text:p>
      <text:p text:style-name="P3">(4001965,974.04)</text:p>
      <text:p text:style-name="P3">(4001966,546.0600000000001)</text:p>
      <text:p text:style-name="P3">(4001967,194.7)</text:p>
      <text:p text:style-name="P3">(4001968,264.39)</text:p>
      <text:p text:style-name="P3">(4001969,1142.4)</text:p>
      <text:p text:style-name="P3">(4001970,428.12)</text:p>
      <text:p text:style-name="P3">(4001971,382.06000000000006)</text:p>
      <text:p text:style-name="P3">(4001972,1254.53)</text:p>
      <text:p text:style-name="P3">(4001973,673.62)</text:p>
      <text:p text:style-name="P3">(4001974,719.11)</text:p>
      <text:p text:style-name="P3">(4001975,341.49)</text:p>
      <text:p text:style-name="P3">(4001976,558.71)</text:p>
      <text:p text:style-name="P3">(4001977,394.09999999999997)</text:p>
      <text:p text:style-name="P3">(4001978,724.95)</text:p>
      <text:p text:style-name="P3">(4001979,714.6500000000001)</text:p>
      <text:p text:style-name="P3">(4001980,143.6)</text:p>
      <text:p text:style-name="P3">(4001981,638.9499999999999)</text:p>
      <text:p text:style-name="P3">(4001982,283.68)</text:p>
      <text:p text:style-name="P3">(4001983,286.73)</text:p>
      <text:p text:style-name="P3"><text:soft-page-break/>(4001984,481.45)</text:p>
      <text:p text:style-name="P3">(4001985,465.21999999999997)</text:p>
      <text:p text:style-name="P3">(4001986,615.23)</text:p>
      <text:p text:style-name="P3">(4001987,538.0)</text:p>
      <text:p text:style-name="P3">(4001988,264.97)</text:p>
      <text:p text:style-name="P3">(4001989,605.4799999999999)</text:p>
      <text:p text:style-name="P3">(4001990,576.72)</text:p>
      <text:p text:style-name="P3">(4001991,587.71)</text:p>
      <text:p text:style-name="P3">(4001992,379.77)</text:p>
      <text:p text:style-name="P3">(4001993,266.17)</text:p>
      <text:p text:style-name="P3">(4001994,673.3900000000001)</text:p>
      <text:p text:style-name="P3">(4001995,656.42)</text:p>
      <text:p text:style-name="P3">(4001996,541.29)</text:p>
      <text:p text:style-name="P3">(4001997,542.62)</text:p>
      <text:p text:style-name="P3">(4001998,366.92)</text:p>
      <text:p text:style-name="P3">(4001999,771.4999999999999)</text:p>
      <text:p text:style-name="P3">(4002000,566.1800000000001)</text:p>
      <text:p text:style-name="P3">(4002001,602.69)</text:p>
      <text:p text:style-name="P3">(4002002,443.46)</text:p>
      <text:p text:style-name="P3">(4002003,418.5)</text:p>
      <text:p text:style-name="P3">(4002004,403.31)</text:p>
      <text:p text:style-name="P3">(4002005,204.83999999999997)</text:p>
      <text:p text:style-name="P3">(4002006,648.97)</text:p>
      <text:p text:style-name="P3">(4002007,473.47)</text:p>
      <text:p text:style-name="P3">(4002008,19.89)</text:p>
      <text:p text:style-name="P3">(4002009,712.8)</text:p>
      <text:p text:style-name="P3">(4002010,413.11)</text:p>
      <text:p text:style-name="P3">(4002011,256.31)</text:p>
      <text:p text:style-name="P3">(4002012,237.31)</text:p>
      <text:p text:style-name="P3">(4002013,446.94000000000005)</text:p>
      <text:p text:style-name="P3">(4002014,1201.46)</text:p>
      <text:p text:style-name="P3">(4002015,289.42)</text:p>
      <text:p text:style-name="P3">(4002016,75.88)</text:p>
      <text:p text:style-name="P3">(4002017,1009.33)</text:p>
      <text:p text:style-name="P3">(4002018,665.8599999999999)</text:p>
      <text:p text:style-name="P3">(4002019,30.78)</text:p>
      <text:p text:style-name="P3">(4002020,355.93)</text:p>
      <text:p text:style-name="P3">(4002021,1030.42)</text:p>
      <text:p text:style-name="P3">(4002023,264.37)</text:p>
      <text:p text:style-name="P3">(4002024,61.93)</text:p>
      <text:p text:style-name="P3">(4002025,624.52)</text:p>
      <text:p text:style-name="P3">(4002026,553.4300000000001)</text:p>
      <text:p text:style-name="P3">(4002027,867.22)</text:p>
      <text:p text:style-name="P3">(4002028,625.57)</text:p>
      <text:p text:style-name="P3">(4002029,157.24)</text:p>
      <text:p text:style-name="P3">(4002030,1010.7900000000001)</text:p>
      <text:p text:style-name="P3">(4002031,451.15)</text:p>
      <text:p text:style-name="P3">(4002033,1000.7700000000001)</text:p>
      <text:p text:style-name="P3">(4002034,208.38)</text:p>
      <text:p text:style-name="P3"><text:soft-page-break/>(4002035,478.92)</text:p>
      <text:p text:style-name="P3">(4002036,377.14000000000004)</text:p>
      <text:p text:style-name="P3">(4002037,327.1)</text:p>
      <text:p text:style-name="P3">(4002038,451.79999999999995)</text:p>
      <text:p text:style-name="P3">(4002039,460.90999999999997)</text:p>
      <text:p text:style-name="P3">(4002040,724.1999999999999)</text:p>
      <text:p text:style-name="P3">(4002041,412.4200000000001)</text:p>
      <text:p text:style-name="P3">(4002042,698.33)</text:p>
      <text:p text:style-name="P3">(4002043,268.13)</text:p>
      <text:p text:style-name="P3">(4002044,730.3999999999999)</text:p>
      <text:p text:style-name="P3">(4002045,742.4200000000001)</text:p>
      <text:p text:style-name="P3">(4002046,62.74)</text:p>
      <text:p text:style-name="P3">(4002047,604.9499999999999)</text:p>
      <text:p text:style-name="P3">(4002048,996.14)</text:p>
      <text:p text:style-name="P3">(4002049,724.31)</text:p>
      <text:p text:style-name="P3">(4002050,489.39)</text:p>
      <text:p text:style-name="P3">(4002051,841.45)</text:p>
      <text:p text:style-name="P3">(4002052,158.76)</text:p>
      <text:p text:style-name="P3">(4002053,311.44)</text:p>
      <text:p text:style-name="P3">(4002054,452.66999999999996)</text:p>
      <text:p text:style-name="P3">(4002055,373.05)</text:p>
      <text:p text:style-name="P3">(4002056,205.68)</text:p>
      <text:p text:style-name="P3">(4002057,384.51)</text:p>
      <text:p text:style-name="P3">(4002058,398.65)</text:p>
      <text:p text:style-name="P3">(4002059,93.37)</text:p>
      <text:p text:style-name="P3">(4002060,462.22)</text:p>
      <text:p text:style-name="P3">(4002061,556.86)</text:p>
      <text:p text:style-name="P3">(4002062,464.64000000000004)</text:p>
      <text:p text:style-name="P3">(4002063,643.0200000000001)</text:p>
      <text:p text:style-name="P3">(4002064,630.18)</text:p>
      <text:p text:style-name="P3">(4002065,130.17)</text:p>
      <text:p text:style-name="P3">(4002066,34.47)</text:p>
      <text:p text:style-name="P3">(4002067,532.58)</text:p>
      <text:p text:style-name="P3">(4002068,614.54)</text:p>
      <text:p text:style-name="P3">(4002069,400.84999999999997)</text:p>
      <text:p text:style-name="P3">(4002070,139.04)</text:p>
      <text:p text:style-name="P3">(4002071,486.46)</text:p>
      <text:p text:style-name="P3">(4002072,667.1400000000001)</text:p>
      <text:p text:style-name="P3">(4002073,87.29)</text:p>
      <text:p text:style-name="P3">(4002074,732.8800000000001)</text:p>
      <text:p text:style-name="P3">(4002075,375.83000000000004)</text:p>
      <text:p text:style-name="P3">(4002076,699.24)</text:p>
      <text:p text:style-name="P3">(4002077,893.56)</text:p>
      <text:p text:style-name="P3">(4002078,403.28999999999996)</text:p>
      <text:p text:style-name="P3">(4002079,691.3200000000002)</text:p>
      <text:p text:style-name="P3">(4002080,780.7)</text:p>
      <text:p text:style-name="P3">(4002081,57.1)</text:p>
      <text:p text:style-name="P3">(4002082,282.65999999999997)</text:p>
      <text:p text:style-name="P3">(4002083,35.71)</text:p>
      <text:p text:style-name="P3"><text:soft-page-break/>(4002084,332.28999999999996)</text:p>
      <text:p text:style-name="P3">(4002085,600.2)</text:p>
      <text:p text:style-name="P3">(4002086,739.12)</text:p>
      <text:p text:style-name="P3">(4002087,287.71000000000004)</text:p>
      <text:p text:style-name="P3">(4002088,214.26999999999998)</text:p>
      <text:p text:style-name="P3">(4002089,391.87)</text:p>
      <text:p text:style-name="P3">(4002090,474.33000000000004)</text:p>
      <text:p text:style-name="P3">(4002091,401.17)</text:p>
      <text:p text:style-name="P3">(4002092,524.45)</text:p>
      <text:p text:style-name="P3">(4002093,468.69000000000005)</text:p>
      <text:p text:style-name="P3">(4002094,620.66)</text:p>
      <text:p text:style-name="P3">(4002095,443.98)</text:p>
      <text:p text:style-name="P3">(4002096,539.41)</text:p>
      <text:p text:style-name="P3">(4002097,500.03)</text:p>
      <text:p text:style-name="P3">(4002098,272.63)</text:p>
      <text:p text:style-name="P3">(4002100,509.52000000000004)</text:p>
      <text:p text:style-name="P3">(4002101,544.52)</text:p>
      <text:p text:style-name="P3">(4002102,733.69)</text:p>
      <text:p text:style-name="P3">(4002103,170.85)</text:p>
      <text:p text:style-name="P3">(4002104,474.77)</text:p>
      <text:p text:style-name="P3">(4002105,496.4)</text:p>
      <text:p text:style-name="P3">(4002106,924.03)</text:p>
      <text:p text:style-name="P3">(4002107,352.67)</text:p>
      <text:p text:style-name="P3">(4002108,494.28)</text:p>
      <text:p text:style-name="P3">(4002109,654.35)</text:p>
      <text:p text:style-name="P3">(4002110,325.67)</text:p>
      <text:p text:style-name="P3">(4002111,580.53)</text:p>
      <text:p text:style-name="P3">(4002112,756.91)</text:p>
      <text:p text:style-name="P3">(4002113,350.15000000000003)</text:p>
      <text:p text:style-name="P3">(4002114,79.5)</text:p>
      <text:p text:style-name="P3">(4002115,358.82000000000005)</text:p>
      <text:p text:style-name="P3">(4002116,378.34999999999997)</text:p>
      <text:p text:style-name="P3">(4002117,210.0)</text:p>
      <text:p text:style-name="P3">(4002118,558.5500000000001)</text:p>
      <text:p text:style-name="P3">(4002119,338.65)</text:p>
      <text:p text:style-name="P3">(4002120,248.88)</text:p>
      <text:p text:style-name="P3">(4002121,73.13)</text:p>
      <text:p text:style-name="P3">(4002122,488.76)</text:p>
      <text:p text:style-name="P3">(4002123,92.94)</text:p>
      <text:p text:style-name="P3">(4002124,609.4)</text:p>
      <text:p text:style-name="P3">(4002125,675.29)</text:p>
      <text:p text:style-name="P3">(4002126,616.48)</text:p>
      <text:p text:style-name="P3">(4002127,443.85)</text:p>
      <text:p text:style-name="P3">(4002128,913.91)</text:p>
      <text:p text:style-name="P3">(4002129,584.88)</text:p>
      <text:p text:style-name="P3">(4002130,390.43)</text:p>
      <text:p text:style-name="P3">(4002131,995.44)</text:p>
      <text:p text:style-name="P3">(4002132,405.37)</text:p>
      <text:p text:style-name="P3">(4002133,91.13)</text:p>
      <text:p text:style-name="P3"><text:soft-page-break/>(4002134,418.06999999999994)</text:p>
      <text:p text:style-name="P3">(4002135,69.8)</text:p>
      <text:p text:style-name="P3">(4002136,364.67)</text:p>
      <text:p text:style-name="P3">(4002137,555.47)</text:p>
      <text:p text:style-name="P3">(4002138,453.68)</text:p>
      <text:p text:style-name="P3">(4002139,463.21)</text:p>
      <text:p text:style-name="P3">(4002140,325.28999999999996)</text:p>
      <text:p text:style-name="P3">(4002141,1025.7900000000002)</text:p>
      <text:p text:style-name="P3">(4002142,408.22)</text:p>
      <text:p text:style-name="P3">(4002143,537.19)</text:p>
      <text:p text:style-name="P3">(4002144,116.97)</text:p>
      <text:p text:style-name="P3">(4002145,758.7499999999999)</text:p>
      <text:p text:style-name="P3">(4002146,343.57000000000005)</text:p>
      <text:p text:style-name="P3">(4002147,974.0)</text:p>
      <text:p text:style-name="P3">(4002148,218.84)</text:p>
      <text:p text:style-name="P3">(4002149,772.3999999999999)</text:p>
      <text:p text:style-name="P3">(4002150,987.8299999999999)</text:p>
      <text:p text:style-name="P3">(4002151,640.8699999999999)</text:p>
      <text:p text:style-name="P3">(4002152,530.1700000000001)</text:p>
      <text:p text:style-name="P3">(4002153,381.8)</text:p>
      <text:p text:style-name="P3">(4002154,330.15000000000003)</text:p>
      <text:p text:style-name="P3">(4002155,358.40999999999997)</text:p>
      <text:p text:style-name="P3">(4002156,487.53)</text:p>
      <text:p text:style-name="P3">(4002157,146.61)</text:p>
      <text:p text:style-name="P3">(4002158,935.77)</text:p>
      <text:p text:style-name="P3">(4002159,540.0799999999999)</text:p>
      <text:p text:style-name="P3">(4002160,925.5799999999999)</text:p>
      <text:p text:style-name="P3">(4002161,794.01)</text:p>
      <text:p text:style-name="P3">(4002162,533.57)</text:p>
      <text:p text:style-name="P3">(4002163,263.29)</text:p>
      <text:p text:style-name="P3">(4002164,321.29)</text:p>
      <text:p text:style-name="P3">(4002165,608.44)</text:p>
      <text:p text:style-name="P3">(4002166,813.48)</text:p>
      <text:p text:style-name="P3">(4002167,351.65)</text:p>
      <text:p text:style-name="P3">(4002168,323.15)</text:p>
      <text:p text:style-name="P3">(4002169,233.81)</text:p>
      <text:p text:style-name="P3">(4002170,478.51)</text:p>
      <text:p text:style-name="P3">(4002171,936.83)</text:p>
      <text:p text:style-name="P3">(4002172,798.73)</text:p>
      <text:p text:style-name="P3">(4002173,912.08)</text:p>
      <text:p text:style-name="P3">(4002174,357.47999999999996)</text:p>
      <text:p text:style-name="P3">(4002175,605.8299999999999)</text:p>
      <text:p text:style-name="P3">(4002176,522.36)</text:p>
      <text:p text:style-name="P3">(4002177,148.21999999999997)</text:p>
      <text:p text:style-name="P3">(4002179,474.04)</text:p>
      <text:p text:style-name="P3">(4002180,590.4799999999999)</text:p>
      <text:p text:style-name="P3">(4002181,511.79999999999995)</text:p>
      <text:p text:style-name="P3">(4002182,792.28)</text:p>
      <text:p text:style-name="P3">(4002183,407.63000000000005)</text:p>
      <text:p text:style-name="P3"><text:soft-page-break/>(4002184,188.71)</text:p>
      <text:p text:style-name="P3">(4002185,78.4)</text:p>
      <text:p text:style-name="P3">(4002186,734.31)</text:p>
      <text:p text:style-name="P3">(4002187,183.26)</text:p>
      <text:p text:style-name="P3">(4002188,1103.66)</text:p>
      <text:p text:style-name="P3">(4002189,579.85)</text:p>
      <text:p text:style-name="P3">(4002190,640.8)</text:p>
      <text:p text:style-name="P3">(4002191,231.63)</text:p>
      <text:p text:style-name="P3">(4002192,1434.45)</text:p>
      <text:p text:style-name="P3">(4002193,573.1)</text:p>
      <text:p text:style-name="P3">(4002194,711.7500000000001)</text:p>
      <text:p text:style-name="P3">(4002195,555.22)</text:p>
      <text:p text:style-name="P3">(4002196,551.24)</text:p>
      <text:p text:style-name="P3">(4002197,946.5500000000001)</text:p>
      <text:p text:style-name="P3">(4002198,531.61)</text:p>
      <text:p text:style-name="P3">(4002199,386.71)</text:p>
      <text:p text:style-name="P3">(4002200,915.75)</text:p>
      <text:p text:style-name="P3">(4002201,152.04)</text:p>
      <text:p text:style-name="P3">(4002202,343.66)</text:p>
      <text:p text:style-name="P3">(4002203,348.77)</text:p>
      <text:p text:style-name="P3">(4002204,652.22)</text:p>
      <text:p text:style-name="P3">(4002205,516.23)</text:p>
      <text:p text:style-name="P3">(4002206,827.15)</text:p>
      <text:p text:style-name="P3">(4002207,269.19)</text:p>
      <text:p text:style-name="P3">(4002208,366.76)</text:p>
      <text:p text:style-name="P3">(4002209,694.6999999999999)</text:p>
      <text:p text:style-name="P3">(4002210,431.71999999999997)</text:p>
      <text:p text:style-name="P3">(4002211,549.6200000000001)</text:p>
      <text:p text:style-name="P3">(4002212,726.14)</text:p>
      <text:p text:style-name="P3">(4002213,952.05)</text:p>
      <text:p text:style-name="P3">(4002214,276.58)</text:p>
      <text:p text:style-name="P3">(4002215,416.28)</text:p>
      <text:p text:style-name="P3">(4002216,761.98)</text:p>
      <text:p text:style-name="P3">(4002217,59.879999999999995)</text:p>
      <text:p text:style-name="P3">(4002218,12.87)</text:p>
      <text:p text:style-name="P3">(4002219,820.72)</text:p>
      <text:p text:style-name="P3">(4002220,926.25)</text:p>
      <text:p text:style-name="P3">(4002221,494.40000000000003)</text:p>
      <text:p text:style-name="P3">(4002222,844.0)</text:p>
      <text:p text:style-name="P3">(4002223,278.45)</text:p>
      <text:p text:style-name="P3">(4002224,353.79999999999995)</text:p>
      <text:p text:style-name="P3">(4002225,536.11)</text:p>
      <text:p text:style-name="P3">(4002226,506.79999999999995)</text:p>
      <text:p text:style-name="P3">(4002227,835.0999999999999)</text:p>
      <text:p text:style-name="P3">(4002228,607.91)</text:p>
      <text:p text:style-name="P3">(4002229,630.41)</text:p>
      <text:p text:style-name="P3">(4002230,1009.04)</text:p>
      <text:p text:style-name="P3">(4002231,585.73)</text:p>
      <text:p text:style-name="P3">(4002232,1030.8400000000001)</text:p>
      <text:p text:style-name="P3"><text:soft-page-break/>(4002233,468.09999999999997)</text:p>
      <text:p text:style-name="P3">(4002234,504.40000000000003)</text:p>
      <text:p text:style-name="P3">(4002235,272.0)</text:p>
      <text:p text:style-name="P3">(4002236,283.69)</text:p>
      <text:p text:style-name="P3">(4002237,773.06)</text:p>
      <text:p text:style-name="P3">(4002238,582.49)</text:p>
      <text:p text:style-name="P3">(4002239,668.33)</text:p>
      <text:p text:style-name="P3">(4002240,234.32)</text:p>
      <text:p text:style-name="P3">(4002241,875.35)</text:p>
      <text:p text:style-name="P3">(4002242,1046.26)</text:p>
      <text:p text:style-name="P3">(4002243,385.84000000000003)</text:p>
      <text:p text:style-name="P3">(4002244,219.91000000000003)</text:p>
      <text:p text:style-name="P3">(4002245,170.31)</text:p>
      <text:p text:style-name="P3">(4002246,191.5)</text:p>
      <text:p text:style-name="P3">(4002247,77.55)</text:p>
      <text:p text:style-name="P3">(4002248,515.5699999999999)</text:p>
      <text:p text:style-name="P3">(4002249,717.1499999999999)</text:p>
      <text:p text:style-name="P3">(4002250,597.94)</text:p>
      <text:p text:style-name="P3">(4002251,871.46)</text:p>
      <text:p text:style-name="P3">(4002252,607.12)</text:p>
      <text:p text:style-name="P3">(4002253,319.05999999999995)</text:p>
      <text:p text:style-name="P3">(4002255,457.36)</text:p>
      <text:p text:style-name="P3">(4002256,759.9300000000001)</text:p>
      <text:p text:style-name="P3">(4002257,648.5000000000001)</text:p>
      <text:p text:style-name="P3">(4002258,658.58)</text:p>
      <text:p text:style-name="P3">(4002259,316.88)</text:p>
      <text:p text:style-name="P3">(4002260,846.4499999999999)</text:p>
      <text:p text:style-name="P3">(4002261,489.43)</text:p>
      <text:p text:style-name="P3">(4002262,826.0299999999999)</text:p>
      <text:p text:style-name="P3">(4002263,348.01000000000005)</text:p>
      <text:p text:style-name="P3">(4002264,416.14)</text:p>
      <text:p text:style-name="P3">(4002265,95.84)</text:p>
      <text:p text:style-name="P3">(4002266,275.73)</text:p>
      <text:p text:style-name="P3">(4002267,539.07)</text:p>
      <text:p text:style-name="P3">(4002268,614.34)</text:p>
      <text:p text:style-name="P3">(4002269,699.1200000000001)</text:p>
      <text:p text:style-name="P3">(4002270,316.74)</text:p>
      <text:p text:style-name="P3">(4002271,355.91)</text:p>
      <text:p text:style-name="P3">(4002272,405.4)</text:p>
      <text:p text:style-name="P3">(4002273,464.86)</text:p>
      <text:p text:style-name="P3">(4002274,180.05)</text:p>
      <text:p text:style-name="P3">(4002275,377.55)</text:p>
      <text:p text:style-name="P3">(4002276,326.28000000000003)</text:p>
      <text:p text:style-name="P3">(4002277,440.49)</text:p>
      <text:p text:style-name="P3">(4002278,518.44)</text:p>
      <text:p text:style-name="P3">(4002279,916.2099999999999)</text:p>
      <text:p text:style-name="P3">(4002280,271.48)</text:p>
      <text:p text:style-name="P3">(4002281,787.5699999999999)</text:p>
      <text:p text:style-name="P3">(4002282,402.63)</text:p>
      <text:p text:style-name="P3"><text:soft-page-break/>(4002283,448.47)</text:p>
      <text:p text:style-name="P3">(4002284,506.6)</text:p>
      <text:p text:style-name="P3">(4002285,512.12)</text:p>
      <text:p text:style-name="P3">(4002286,477.89)</text:p>
      <text:p text:style-name="P3">(4002287,256.88000000000005)</text:p>
      <text:p text:style-name="P3">(4002288,762.81)</text:p>
      <text:p text:style-name="P3">(4002289,747.99)</text:p>
      <text:p text:style-name="P3">(4002290,444.78000000000003)</text:p>
      <text:p text:style-name="P3">(4002291,369.64)</text:p>
      <text:p text:style-name="P3">(4002292,148.26999999999998)</text:p>
      <text:p text:style-name="P3">(4002293,281.02)</text:p>
      <text:p text:style-name="P3">(4002294,912.77)</text:p>
      <text:p text:style-name="P3">(4002295,251.95999999999998)</text:p>
      <text:p text:style-name="P3">(4002296,510.99)</text:p>
      <text:p text:style-name="P3">(4002297,137.34)</text:p>
      <text:p text:style-name="P3">(4002298,178.13)</text:p>
      <text:p text:style-name="P3">(4002299,715.6700000000001)</text:p>
      <text:p text:style-name="P3">(4002300,463.34000000000003)</text:p>
      <text:p text:style-name="P3">(4002301,284.46999999999997)</text:p>
      <text:p text:style-name="P3">(4002302,139.75)</text:p>
      <text:p text:style-name="P3">(4002303,259.01)</text:p>
      <text:p text:style-name="P3">(4002304,603.07)</text:p>
      <text:p text:style-name="P3">(4002305,263.85)</text:p>
      <text:p text:style-name="P3">(4002306,396.14)</text:p>
      <text:p text:style-name="P3">(4002307,1075.6399999999999)</text:p>
      <text:p text:style-name="P3">(4002308,249.44)</text:p>
      <text:p text:style-name="P3">(4002309,458.09)</text:p>
      <text:p text:style-name="P3">(4002310,513.81)</text:p>
      <text:p text:style-name="P3">(4002311,364.06)</text:p>
      <text:p text:style-name="P3">(4002312,787.08)</text:p>
      <text:p text:style-name="P3">(4002313,646.28)</text:p>
      <text:p text:style-name="P3">(4002314,206.03)</text:p>
      <text:p text:style-name="P3">(4002315,629.51)</text:p>
      <text:p text:style-name="P3">(4002316,160.75)</text:p>
      <text:p text:style-name="P3">(4002317,401.35999999999996)</text:p>
      <text:p text:style-name="P3">(4002318,203.43)</text:p>
      <text:p text:style-name="P3">(4002319,284.42)</text:p>
      <text:p text:style-name="P3">(4002320,205.76)</text:p>
      <text:p text:style-name="P3">(4002321,399.66999999999996)</text:p>
      <text:p text:style-name="P3">(4002322,321.68)</text:p>
      <text:p text:style-name="P3">(4002323,457.98)</text:p>
      <text:p text:style-name="P3">(4002324,1103.62)</text:p>
      <text:p text:style-name="P3">(4002325,475.36)</text:p>
      <text:p text:style-name="P3">(4002326,922.5)</text:p>
      <text:p text:style-name="P3">(4002327,700.02)</text:p>
      <text:p text:style-name="P3">(4002328,513.6999999999999)</text:p>
      <text:p text:style-name="P3">(4002329,507.14)</text:p>
      <text:p text:style-name="P3">(4002330,542.64)</text:p>
      <text:p text:style-name="P3">(4002331,1066.95)</text:p>
      <text:p text:style-name="P3"><text:soft-page-break/>(4002332,628.51)</text:p>
      <text:p text:style-name="P3">(4002333,763.97)</text:p>
      <text:p text:style-name="P3">(4002334,400.96)</text:p>
      <text:p text:style-name="P3">(4002335,286.02)</text:p>
      <text:p text:style-name="P3">(4002336,542.3100000000001)</text:p>
      <text:p text:style-name="P3">(4002337,211.8)</text:p>
      <text:p text:style-name="P3">(4002338,590.22)</text:p>
      <text:p text:style-name="P3">(4002339,247.32)</text:p>
      <text:p text:style-name="P3">(4002340,576.2)</text:p>
      <text:p text:style-name="P3">(4002341,254.71000000000004)</text:p>
      <text:p text:style-name="P3">(4002342,479.34999999999997)</text:p>
      <text:p text:style-name="P3">(4002343,413.17999999999995)</text:p>
      <text:p text:style-name="P3">(4002344,412.02)</text:p>
      <text:p text:style-name="P3">(4002345,419.57)</text:p>
      <text:p text:style-name="P3">(4002346,1063.98)</text:p>
      <text:p text:style-name="P3">(4002347,152.60000000000002)</text:p>
      <text:p text:style-name="P3">(4002348,493.37)</text:p>
      <text:p text:style-name="P3">(4002349,192.74)</text:p>
      <text:p text:style-name="P3">(4002350,825.11)</text:p>
      <text:p text:style-name="P3">(4002351,1154.01)</text:p>
      <text:p text:style-name="P3">(4002352,413.22)</text:p>
      <text:p text:style-name="P3">(4002353,434.64)</text:p>
      <text:p text:style-name="P3">(4002354,125.86)</text:p>
      <text:p text:style-name="P3">(4002355,660.07)</text:p>
      <text:p text:style-name="P3">(4002356,770.8300000000002)</text:p>
      <text:p text:style-name="P3">(4002357,35.69)</text:p>
      <text:p text:style-name="P3">(4002358,805.82)</text:p>
      <text:p text:style-name="P3">(4002359,337.12)</text:p>
      <text:p text:style-name="P3">(4002360,478.52)</text:p>
      <text:p text:style-name="P3">(4002361,165.18)</text:p>
      <text:p text:style-name="P3">(4002362,702.1899999999999)</text:p>
      <text:p text:style-name="P3">(4002363,565.31)</text:p>
      <text:p text:style-name="P3">(4002364,565.7099999999999)</text:p>
      <text:p text:style-name="P3">(4002365,351.29)</text:p>
      <text:p text:style-name="P3">(4002366,955.38)</text:p>
      <text:p text:style-name="P3">(4002367,1165.81)</text:p>
      <text:p text:style-name="P3">(4002368,752.64)</text:p>
      <text:p text:style-name="P3">(4002369,735.59)</text:p>
      <text:p text:style-name="P3">(4002370,745.3199999999999)</text:p>
      <text:p text:style-name="P3">(4002371,435.66999999999996)</text:p>
      <text:p text:style-name="P3">(4002372,267.89)</text:p>
      <text:p text:style-name="P3">(4002373,468.61)</text:p>
      <text:p text:style-name="P3">(4002374,440.98)</text:p>
      <text:p text:style-name="P3">(4002375,402.5799999999999)</text:p>
      <text:p text:style-name="P3">(4002376,358.22)</text:p>
      <text:p text:style-name="P3">(4002377,952.9799999999999)</text:p>
      <text:p text:style-name="P3">(4002378,977.4100000000001)</text:p>
      <text:p text:style-name="P3">(4002379,418.01)</text:p>
      <text:p text:style-name="P3">(4002380,928.6100000000002)</text:p>
      <text:p text:style-name="P3"><text:soft-page-break/>(4002381,90.21)</text:p>
      <text:p text:style-name="P3">(4002382,400.03999999999996)</text:p>
      <text:p text:style-name="P3">(4002383,715.02)</text:p>
      <text:p text:style-name="P3">(4002384,462.18)</text:p>
      <text:p text:style-name="P3">(4002385,648.59)</text:p>
      <text:p text:style-name="P3">(4002386,524.37)</text:p>
      <text:p text:style-name="P3">(4002387,643.29)</text:p>
      <text:p text:style-name="P3">(4002388,258.43)</text:p>
      <text:p text:style-name="P3">(4002389,743.26)</text:p>
      <text:p text:style-name="P3">(4002390,309.37)</text:p>
      <text:p text:style-name="P3">(4002391,539.33)</text:p>
      <text:p text:style-name="P3">(4002392,992.2)</text:p>
      <text:p text:style-name="P3">(4002393,693.97)</text:p>
      <text:p text:style-name="P3">(4002394,419.26)</text:p>
      <text:p text:style-name="P3">(4002395,345.45000000000005)</text:p>
      <text:p text:style-name="P3">(4002396,270.51)</text:p>
      <text:p text:style-name="P3">(4002397,321.95)</text:p>
      <text:p text:style-name="P3">(4002398,666.0699999999999)</text:p>
      <text:p text:style-name="P3">(4002399,572.0799999999999)</text:p>
      <text:p text:style-name="P3">(4002400,964.51)</text:p>
      <text:p text:style-name="P3">(4002401,528.23)</text:p>
      <text:p text:style-name="P3">(4002402,602.68)</text:p>
      <text:p text:style-name="P3">(4002403,490.61)</text:p>
      <text:p text:style-name="P3">(4002404,1017.7599999999999)</text:p>
      <text:p text:style-name="P3">(4002405,600.69)</text:p>
      <text:p text:style-name="P3">(4002406,506.98999999999995)</text:p>
      <text:p text:style-name="P3">(4002407,825.12)</text:p>
      <text:p text:style-name="P3">(4002408,563.85)</text:p>
      <text:p text:style-name="P3">(4002409,292.70000000000005)</text:p>
      <text:p text:style-name="P3">(4002410,452.25)</text:p>
      <text:p text:style-name="P3">(4002411,345.99)</text:p>
      <text:p text:style-name="P3">(4002412,192.01999999999998)</text:p>
      <text:p text:style-name="P3">(4002413,24.2)</text:p>
      <text:p text:style-name="P3">(4002414,351.15)</text:p>
      <text:p text:style-name="P3">(4002415,720.35)</text:p>
      <text:p text:style-name="P3">(4002416,416.61)</text:p>
      <text:p text:style-name="P3">(4002417,82.47)</text:p>
      <text:p text:style-name="P3">(4002418,517.51)</text:p>
      <text:p text:style-name="P3">(4002419,161.51999999999998)</text:p>
      <text:p text:style-name="P3">(4002420,1182.75)</text:p>
      <text:p text:style-name="P3">(4002421,515.24)</text:p>
      <text:p text:style-name="P3">(4002422,383.13)</text:p>
      <text:p text:style-name="P3">(4002423,448.31999999999994)</text:p>
      <text:p text:style-name="P3">(4002424,571.31)</text:p>
      <text:p text:style-name="P3">(4002425,595.28)</text:p>
      <text:p text:style-name="P3">(4002426,378.44)</text:p>
      <text:p text:style-name="P3">(4002427,746.4200000000001)</text:p>
      <text:p text:style-name="P3">(4002429,372.53999999999996)</text:p>
      <text:p text:style-name="P3">(4002430,280.62)</text:p>
      <text:p text:style-name="P3"><text:soft-page-break/>(4002431,750.63)</text:p>
      <text:p text:style-name="P3">(4002432,469.13000000000005)</text:p>
      <text:p text:style-name="P3">(4002433,584.53)</text:p>
      <text:p text:style-name="P3">(4002434,419.33000000000004)</text:p>
      <text:p text:style-name="P3">(4002435,477.79)</text:p>
      <text:p text:style-name="P3">(4002436,504.33)</text:p>
      <text:p text:style-name="P3">(4002437,20.38)</text:p>
      <text:p text:style-name="P3">(4002439,235.57000000000002)</text:p>
      <text:p text:style-name="P3">(4002440,1047.5900000000001)</text:p>
      <text:p text:style-name="P3">(4002441,363.03999999999996)</text:p>
      <text:p text:style-name="P3">(4002442,466.75)</text:p>
      <text:p text:style-name="P3">(4002443,597.32)</text:p>
      <text:p text:style-name="P3">(4002444,907.3499999999999)</text:p>
      <text:p text:style-name="P3">(4002445,323.87)</text:p>
      <text:p text:style-name="P3">(4002446,551.8499999999999)</text:p>
      <text:p text:style-name="P3">(4002447,500.68000000000006)</text:p>
      <text:p text:style-name="P3">(4002448,347.25)</text:p>
      <text:p text:style-name="P3">(4002449,689.82)</text:p>
      <text:p text:style-name="P3">(4002450,389.54999999999995)</text:p>
      <text:p text:style-name="P3">(4002451,1087.67)</text:p>
      <text:p text:style-name="P3">(4002452,268.52)</text:p>
      <text:p text:style-name="P3">(4002453,552.98)</text:p>
      <text:p text:style-name="P3">(4002454,608.1)</text:p>
      <text:p text:style-name="P3">(4002455,539.8700000000001)</text:p>
      <text:p text:style-name="P3">(4002456,251.99)</text:p>
      <text:p text:style-name="P3">(4002457,370.67)</text:p>
      <text:p text:style-name="P3">(4002458,565.92)</text:p>
      <text:p text:style-name="P3">(4002459,623.53)</text:p>
      <text:p text:style-name="P3">(4002460,554.2600000000001)</text:p>
      <text:p text:style-name="P3">(4002461,202.98)</text:p>
      <text:p text:style-name="P3">(4002462,1003.03)</text:p>
      <text:p text:style-name="P3">(4002463,495.25)</text:p>
      <text:p text:style-name="P3">(4002464,353.98)</text:p>
      <text:p text:style-name="P3">(4002465,695.11)</text:p>
      <text:p text:style-name="P3">(4002466,193.69)</text:p>
      <text:p text:style-name="P3">(4002467,364.31)</text:p>
      <text:p text:style-name="P3">(4002468,588.7400000000001)</text:p>
      <text:p text:style-name="P3">(4002469,544.15)</text:p>
      <text:p text:style-name="P3">(4002470,830.73)</text:p>
      <text:p text:style-name="P3">(4002471,1037.05)</text:p>
      <text:p text:style-name="P3">(4002472,424.78000000000003)</text:p>
      <text:p text:style-name="P3">(4002473,955.35)</text:p>
      <text:p text:style-name="P3">(4002474,384.11)</text:p>
      <text:p text:style-name="P3">(4002475,632.97)</text:p>
      <text:p text:style-name="P3">(4002476,695.2)</text:p>
      <text:p text:style-name="P3">(4002477,620.8299999999999)</text:p>
      <text:p text:style-name="P3">(4002478,174.60000000000002)</text:p>
      <text:p text:style-name="P3">(4002479,269.17)</text:p>
      <text:p text:style-name="P3">(4002480,374.62)</text:p>
      <text:p text:style-name="P3"><text:soft-page-break/>(4002481,396.13)</text:p>
      <text:p text:style-name="P3">(4002482,936.9200000000001)</text:p>
      <text:p text:style-name="P3">(4002483,846.33)</text:p>
      <text:p text:style-name="P3">(4002484,816.0300000000001)</text:p>
      <text:p text:style-name="P3">(4002485,802.1899999999999)</text:p>
      <text:p text:style-name="P3">(4002486,287.78000000000003)</text:p>
      <text:p text:style-name="P3">(4002487,532.71)</text:p>
      <text:p text:style-name="P3">(4002488,350.51)</text:p>
      <text:p text:style-name="P3">(4002489,320.5)</text:p>
      <text:p text:style-name="P3">(4002490,563.54)</text:p>
      <text:p text:style-name="P3">(4002491,603.68)</text:p>
      <text:p text:style-name="P3">(4002492,429.37999999999994)</text:p>
      <text:p text:style-name="P3">(4002493,265.59000000000003)</text:p>
      <text:p text:style-name="P3">(4002494,271.06)</text:p>
      <text:p text:style-name="P3">(4002495,567.96)</text:p>
      <text:p text:style-name="P3">(4002496,52.57)</text:p>
      <text:p text:style-name="P3">(4002497,465.39)</text:p>
      <text:p text:style-name="P3">(4002498,887.6)</text:p>
      <text:p text:style-name="P3">(4002499,618.7800000000001)</text:p>
      <text:p text:style-name="P3">(4002500,234.88)</text:p>
      <text:p text:style-name="P3">(4002501,756.6700000000001)</text:p>
      <text:p text:style-name="P3">(4002502,656.2199999999999)</text:p>
      <text:p text:style-name="P3">(4002503,660.95)</text:p>
      <text:p text:style-name="P3">(4002504,196.97)</text:p>
      <text:p text:style-name="P3">(4002505,603.2600000000001)</text:p>
      <text:p text:style-name="P3">(4002506,335.04999999999995)</text:p>
      <text:p text:style-name="P3">(4002507,317.93)</text:p>
      <text:p text:style-name="P3">(4002508,526.77)</text:p>
      <text:p text:style-name="P3">(4002509,847.77)</text:p>
      <text:p text:style-name="P3">(4002510,709.28)</text:p>
      <text:p text:style-name="P3">(4002511,312.03999999999996)</text:p>
      <text:p text:style-name="P3">(4002512,1290.15)</text:p>
      <text:p text:style-name="P3">(4002513,6.92)</text:p>
      <text:p text:style-name="P3">(4002514,290.85)</text:p>
      <text:p text:style-name="P3">(4002515,622.1899999999999)</text:p>
      <text:p text:style-name="P3">(4002516,249.32000000000002)</text:p>
      <text:p text:style-name="P3">(4002517,374.72)</text:p>
      <text:p text:style-name="P3">(4002518,249.99)</text:p>
      <text:p text:style-name="P3">(4002519,37.82)</text:p>
      <text:p text:style-name="P3">(4002520,497.66)</text:p>
      <text:p text:style-name="P3">(4002521,634.3199999999999)</text:p>
      <text:p text:style-name="P3">(4002522,802.4499999999999)</text:p>
      <text:p text:style-name="P3">(4002523,166.53)</text:p>
      <text:p text:style-name="P3">(4002524,528.4599999999999)</text:p>
      <text:p text:style-name="P3">(4002525,1128.3700000000001)</text:p>
      <text:p text:style-name="P3">(4002526,702.5500000000001)</text:p>
      <text:p text:style-name="P3">(4002527,193.33999999999997)</text:p>
      <text:p text:style-name="P3">(4002528,428.29)</text:p>
      <text:p text:style-name="P3">(4002529,307.46000000000004)</text:p>
      <text:p text:style-name="P3"><text:soft-page-break/>(4002530,444.55)</text:p>
      <text:p text:style-name="P3">(4002531,224.71)</text:p>
      <text:p text:style-name="P3">(4002532,217.14999999999998)</text:p>
      <text:p text:style-name="P3">(4002533,122.67)</text:p>
      <text:p text:style-name="P3">(4002534,988.2300000000001)</text:p>
      <text:p text:style-name="P3">(4002535,595.28)</text:p>
      <text:p text:style-name="P3">(4002536,840.77)</text:p>
      <text:p text:style-name="P3">(4002537,647.86)</text:p>
      <text:p text:style-name="P3">(4002538,711.71)</text:p>
      <text:p text:style-name="P3">(4002539,690.3699999999999)</text:p>
      <text:p text:style-name="P3">(4002540,696.32)</text:p>
      <text:p text:style-name="P3">(4002541,908.17)</text:p>
      <text:p text:style-name="P3">(4002542,368.27000000000004)</text:p>
      <text:p text:style-name="P3">(4002543,275.15)</text:p>
      <text:p text:style-name="P3">(4002544,289.63)</text:p>
      <text:p text:style-name="P3">(4002545,781.76)</text:p>
      <text:p text:style-name="P3">(4002546,535.09)</text:p>
      <text:p text:style-name="P3">(4002547,661.1)</text:p>
      <text:p text:style-name="P3">(4002548,452.21000000000004)</text:p>
      <text:p text:style-name="P3">(4002549,289.01)</text:p>
      <text:p text:style-name="P3">(4002550,925.47)</text:p>
      <text:p text:style-name="P3">(4002551,535.02)</text:p>
      <text:p text:style-name="P3">(4002552,511.58)</text:p>
      <text:p text:style-name="P3">(4002553,181.56)</text:p>
      <text:p text:style-name="P3">(4002554,414.02000000000004)</text:p>
      <text:p text:style-name="P3">(4002555,516.54)</text:p>
      <text:p text:style-name="P3">(4002556,482.24)</text:p>
      <text:p text:style-name="P3">(4002557,560.5)</text:p>
      <text:p text:style-name="P3">(4002558,79.68)</text:p>
      <text:p text:style-name="P3">(4002559,62.52)</text:p>
      <text:p text:style-name="P3">(4002560,507.5)</text:p>
      <text:p text:style-name="P3">(4002561,1097.99)</text:p>
      <text:p text:style-name="P3">(4002562,343.54)</text:p>
      <text:p text:style-name="P3">(4002563,463.07)</text:p>
      <text:p text:style-name="P3">(4002564,351.38)</text:p>
      <text:p text:style-name="P3">(4002565,419.57)</text:p>
      <text:p text:style-name="P3">(4002566,722.38)</text:p>
      <text:p text:style-name="P3">(4002567,350.73)</text:p>
      <text:p text:style-name="P3">(4002568,329.67)</text:p>
      <text:p text:style-name="P3">(4002569,552.2600000000001)</text:p>
      <text:p text:style-name="P3">(4002570,756.1699999999998)</text:p>
      <text:p text:style-name="P3">(4002571,29.02)</text:p>
      <text:p text:style-name="P3">(4002572,1377.2900000000002)</text:p>
      <text:p text:style-name="P3">(4002573,519.0699999999999)</text:p>
      <text:p text:style-name="P3">(4002574,194.22000000000003)</text:p>
      <text:p text:style-name="P3">(4002575,622.04)</text:p>
      <text:p text:style-name="P3">(4002576,764.03)</text:p>
      <text:p text:style-name="P3">(4002577,301.37)</text:p>
      <text:p text:style-name="P3">(4002578,171.8)</text:p>
      <text:p text:style-name="P3"><text:soft-page-break/>(4002579,413.90999999999997)</text:p>
      <text:p text:style-name="P3">(4002580,1019.23)</text:p>
      <text:p text:style-name="P3">(4002581,465.40999999999997)</text:p>
      <text:p text:style-name="P3">(4002582,785.68)</text:p>
      <text:p text:style-name="P3">(4002583,308.58000000000004)</text:p>
      <text:p text:style-name="P3">(4002584,726.6400000000001)</text:p>
      <text:p text:style-name="P3">(4002585,570.17)</text:p>
      <text:p text:style-name="P3">(4002586,234.85000000000002)</text:p>
      <text:p text:style-name="P3">(4002587,392.4)</text:p>
      <text:p text:style-name="P3">(4002588,65.5)</text:p>
      <text:p text:style-name="P3">(4002589,396.52)</text:p>
      <text:p text:style-name="P3">(4002590,709.71)</text:p>
      <text:p text:style-name="P3">(4002591,894.53)</text:p>
      <text:p text:style-name="P3">(4002592,487.82)</text:p>
      <text:p text:style-name="P3">(4002593,411.18)</text:p>
      <text:p text:style-name="P3">(4002594,591.0)</text:p>
      <text:p text:style-name="P3">(4002595,946.03)</text:p>
      <text:p text:style-name="P3">(4002596,539.4)</text:p>
      <text:p text:style-name="P3">(4002597,751.4000000000001)</text:p>
      <text:p text:style-name="P3">(4002598,567.24)</text:p>
      <text:p text:style-name="P3">(4002599,624.4)</text:p>
      <text:p text:style-name="P3">(4002600,697.99)</text:p>
      <text:p text:style-name="P3">(4002601,372.04)</text:p>
      <text:p text:style-name="P3">(4002602,138.43)</text:p>
      <text:p text:style-name="P3">(4002603,368.12)</text:p>
      <text:p text:style-name="P3">(4002604,476.53999999999996)</text:p>
      <text:p text:style-name="P3">(4002605,187.88000000000002)</text:p>
      <text:p text:style-name="P3">(4002606,252.31)</text:p>
      <text:p text:style-name="P3">(4002607,411.0)</text:p>
      <text:p text:style-name="P3">(4002608,509.94999999999993)</text:p>
      <text:p text:style-name="P3">(4002609,447.21999999999997)</text:p>
      <text:p text:style-name="P3">(4002610,355.15999999999997)</text:p>
      <text:p text:style-name="P3">(4002611,837.5799999999999)</text:p>
      <text:p text:style-name="P3">(4002612,875.26)</text:p>
      <text:p text:style-name="P3">(4002613,415.53)</text:p>
      <text:p text:style-name="P3">(4002614,555.0200000000001)</text:p>
      <text:p text:style-name="P3">(4002615,631.95)</text:p>
      <text:p text:style-name="P3">(4002616,467.84999999999997)</text:p>
      <text:p text:style-name="P3">(4002617,592.58)</text:p>
      <text:p text:style-name="P3">(4002618,542.56)</text:p>
      <text:p text:style-name="P3">(4002619,1355.5400000000002)</text:p>
      <text:p text:style-name="P3">(4002620,637.91)</text:p>
      <text:p text:style-name="P3">(4002621,41.91)</text:p>
      <text:p text:style-name="P3">(4002622,455.37000000000006)</text:p>
      <text:p text:style-name="P3">(4002623,699.22)</text:p>
      <text:p text:style-name="P3">(4002624,696.64)</text:p>
      <text:p text:style-name="P3">(4002625,736.3699999999999)</text:p>
      <text:p text:style-name="P3">(4002626,494.4200000000001)</text:p>
      <text:p text:style-name="P3">(4002627,364.8500000000001)</text:p>
      <text:p text:style-name="P3"><text:soft-page-break/>(4002628,437.54999999999995)</text:p>
      <text:p text:style-name="P3">(4002629,180.11)</text:p>
      <text:p text:style-name="P3">(4002630,980.8499999999999)</text:p>
      <text:p text:style-name="P3">(4002631,297.31)</text:p>
      <text:p text:style-name="P3">(4002632,558.69)</text:p>
      <text:p text:style-name="P3">(4002633,327.21)</text:p>
      <text:p text:style-name="P3">(4002634,679.72)</text:p>
      <text:p text:style-name="P3">(4002635,502.47)</text:p>
      <text:p text:style-name="P3">(4002636,128.61)</text:p>
      <text:p text:style-name="P3">(4002637,402.58)</text:p>
      <text:p text:style-name="P3">(4002638,626.8700000000001)</text:p>
      <text:p text:style-name="P3">(4002639,723.3000000000001)</text:p>
      <text:p text:style-name="P3">(4002640,247.99)</text:p>
      <text:p text:style-name="P3">(4002641,163.02)</text:p>
      <text:p text:style-name="P3">(4002642,138.07)</text:p>
      <text:p text:style-name="P3">(4002643,355.28)</text:p>
      <text:p text:style-name="P3">(4002644,915.1800000000001)</text:p>
      <text:p text:style-name="P3">(4002645,953.67)</text:p>
      <text:p text:style-name="P3">(4002646,651.85)</text:p>
      <text:p text:style-name="P3">(4002647,852.73)</text:p>
      <text:p text:style-name="P3">(4002648,300.94)</text:p>
      <text:p text:style-name="P3">(4002649,413.29999999999995)</text:p>
      <text:p text:style-name="P3">(4002650,717.48)</text:p>
      <text:p text:style-name="P3">(4002651,365.39)</text:p>
      <text:p text:style-name="P3">(4002652,827.2699999999999)</text:p>
      <text:p text:style-name="P3">(4002653,644.77)</text:p>
      <text:p text:style-name="P3">(4002654,362.21000000000004)</text:p>
      <text:p text:style-name="P3">(4002655,898.36)</text:p>
      <text:p text:style-name="P3">(4002656,142.64)</text:p>
      <text:p text:style-name="P3">(4002657,245.57)</text:p>
      <text:p text:style-name="P3">(4002658,249.01999999999998)</text:p>
      <text:p text:style-name="P3">(4002659,572.18)</text:p>
      <text:p text:style-name="P3">(4002660,221.63)</text:p>
      <text:p text:style-name="P3">(4002661,258.23)</text:p>
      <text:p text:style-name="P3">(4002662,876.3100000000001)</text:p>
      <text:p text:style-name="P3">(4002663,132.54)</text:p>
      <text:p text:style-name="P3">(4002664,459.48)</text:p>
      <text:p text:style-name="P3">(4002665,133.62)</text:p>
      <text:p text:style-name="P3">(4002666,113.98)</text:p>
      <text:p text:style-name="P3">(4002667,481.2800000000001)</text:p>
      <text:p text:style-name="P3">(4002668,457.51)</text:p>
      <text:p text:style-name="P3">(4002669,1229.8899999999999)</text:p>
      <text:p text:style-name="P3">(4002670,781.76)</text:p>
      <text:p text:style-name="P3">(4002671,403.74)</text:p>
      <text:p text:style-name="P3">(4002672,210.51)</text:p>
      <text:p text:style-name="P3">(4002673,376.54999999999995)</text:p>
      <text:p text:style-name="P3">(4002674,455.57)</text:p>
      <text:p text:style-name="P3">(4002675,241.7)</text:p>
      <text:p text:style-name="P3">(4002676,259.32)</text:p>
      <text:p text:style-name="P3"><text:soft-page-break/>(4002677,448.77)</text:p>
      <text:p text:style-name="P3">(4002678,856.92)</text:p>
      <text:p text:style-name="P3">(4002679,204.65000000000003)</text:p>
      <text:p text:style-name="P3">(4002680,446.3)</text:p>
      <text:p text:style-name="P3">(4002681,962.71)</text:p>
      <text:p text:style-name="P3">(4002682,753.46)</text:p>
      <text:p text:style-name="P3">(4002683,563.9100000000001)</text:p>
      <text:p text:style-name="P3">(4002684,251.28)</text:p>
      <text:p text:style-name="P3">(4002685,798.8)</text:p>
      <text:p text:style-name="P3">(4002686,507.46999999999997)</text:p>
      <text:p text:style-name="P3">(4002687,865.9799999999999)</text:p>
      <text:p text:style-name="P3">(4002688,429.70000000000005)</text:p>
      <text:p text:style-name="P3">(4002689,729.3199999999999)</text:p>
      <text:p text:style-name="P3">(4002690,613.3199999999999)</text:p>
      <text:p text:style-name="P3">(4002691,507.6)</text:p>
      <text:p text:style-name="P3">(4002692,529.8)</text:p>
      <text:p text:style-name="P3">(4002693,277.07)</text:p>
      <text:p text:style-name="P3">(4002694,794.7099999999999)</text:p>
      <text:p text:style-name="P3">(4002695,282.78000000000003)</text:p>
      <text:p text:style-name="P3">(4002696,772.76)</text:p>
      <text:p text:style-name="P3">(4002697,416.89)</text:p>
      <text:p text:style-name="P3">(4002698,507.77)</text:p>
      <text:p text:style-name="P3">(4002699,317.85999999999996)</text:p>
      <text:p text:style-name="P3">(4002700,291.24)</text:p>
      <text:p text:style-name="P3">(4002701,169.25)</text:p>
      <text:p text:style-name="P3">(4002702,715.36)</text:p>
      <text:p text:style-name="P3">(4002703,185.3)</text:p>
      <text:p text:style-name="P3">(4002704,586.88)</text:p>
      <text:p text:style-name="P3">(4002705,733.9300000000001)</text:p>
      <text:p text:style-name="P3">(4002706,236.12)</text:p>
      <text:p text:style-name="P3">(4002707,906.35)</text:p>
      <text:p text:style-name="P3">(4002708,636.3299999999999)</text:p>
      <text:p text:style-name="P3">(4002709,883.06)</text:p>
      <text:p text:style-name="P3">(4002710,991.6999999999999)</text:p>
      <text:p text:style-name="P3">(4002711,1072.58)</text:p>
      <text:p text:style-name="P3">(4002712,178.76999999999998)</text:p>
      <text:p text:style-name="P3">(4002713,423.29)</text:p>
      <text:p text:style-name="P3">(4002714,744.42)</text:p>
      <text:p text:style-name="P3">(4002715,453.15)</text:p>
      <text:p text:style-name="P3">(4002716,632.72)</text:p>
      <text:p text:style-name="P3">(4002717,564.7)</text:p>
      <text:p text:style-name="P3">(4002718,550.2)</text:p>
      <text:p text:style-name="P3">(4002719,429.97)</text:p>
      <text:p text:style-name="P3">(4002720,887.5700000000002)</text:p>
      <text:p text:style-name="P3">(4002721,200.62)</text:p>
      <text:p text:style-name="P3">(4002722,721.65)</text:p>
      <text:p text:style-name="P3">(4002723,750.41)</text:p>
      <text:p text:style-name="P3">(4002724,825.25)</text:p>
      <text:p text:style-name="P3">(4002725,395.2)</text:p>
      <text:p text:style-name="P3"><text:soft-page-break/>(4002726,432.75)</text:p>
      <text:p text:style-name="P3">(4002727,915.6299999999999)</text:p>
      <text:p text:style-name="P3">(4002728,380.0)</text:p>
      <text:p text:style-name="P3">(4002729,765.9100000000001)</text:p>
      <text:p text:style-name="P3">(4002730,372.66999999999996)</text:p>
      <text:p text:style-name="P3">(4002731,988.5500000000001)</text:p>
      <text:p text:style-name="P3">(4002732,677.6800000000001)</text:p>
      <text:p text:style-name="P3">(4002733,364.65)</text:p>
      <text:p text:style-name="P3">(4002734,323.77)</text:p>
      <text:p text:style-name="P3">(4002735,469.94)</text:p>
      <text:p text:style-name="P3">(4002736,1167.4300000000003)</text:p>
      <text:p text:style-name="P3">(4002737,610.0600000000001)</text:p>
      <text:p text:style-name="P3">(4002738,600.24)</text:p>
      <text:p text:style-name="P3">(4002739,414.91)</text:p>
      <text:p text:style-name="P3">(4002740,544.6)</text:p>
      <text:p text:style-name="P3">(4002741,868.1300000000001)</text:p>
      <text:p text:style-name="P3">(4002742,357.38)</text:p>
      <text:p text:style-name="P3">(4002743,855.81)</text:p>
      <text:p text:style-name="P3">(4002744,735.3100000000001)</text:p>
      <text:p text:style-name="P3">(4002745,333.3)</text:p>
      <text:p text:style-name="P3">(4002746,450.99)</text:p>
      <text:p text:style-name="P3">(4002747,349.27)</text:p>
      <text:p text:style-name="P3">(4002748,631.65)</text:p>
      <text:p text:style-name="P3">(4002749,890.82)</text:p>
      <text:p text:style-name="P3">(4002750,213.55)</text:p>
      <text:p text:style-name="P3">(4002751,1257.96)</text:p>
      <text:p text:style-name="P3">(4002752,461.08)</text:p>
      <text:p text:style-name="P3">(4002753,893.4200000000001)</text:p>
      <text:p text:style-name="P3">(4002754,702.55)</text:p>
      <text:p text:style-name="P3">(4002755,555.03)</text:p>
      <text:p text:style-name="P3">(4002756,204.01999999999998)</text:p>
      <text:p text:style-name="P3">(4002757,335.25)</text:p>
      <text:p text:style-name="P3">(4002758,813.36)</text:p>
      <text:p text:style-name="P3">(4002759,642.7600000000001)</text:p>
      <text:p text:style-name="P3">(4002760,776.87)</text:p>
      <text:p text:style-name="P3">(4002761,417.38)</text:p>
      <text:p text:style-name="P3">(4002762,964.5600000000001)</text:p>
      <text:p text:style-name="P3">(4002763,102.67)</text:p>
      <text:p text:style-name="P3">(4002764,1195.1)</text:p>
      <text:p text:style-name="P3">(4002766,402.35999999999996)</text:p>
      <text:p text:style-name="P3">(4002767,452.2900000000001)</text:p>
      <text:p text:style-name="P3">(4002768,328.6)</text:p>
      <text:p text:style-name="P3">(4002769,906.69)</text:p>
      <text:p text:style-name="P3">(4002770,160.76999999999998)</text:p>
      <text:p text:style-name="P3">(4002771,928.5300000000001)</text:p>
      <text:p text:style-name="P3">(4002772,784.94)</text:p>
      <text:p text:style-name="P3">(4002773,437.72)</text:p>
      <text:p text:style-name="P3">(4002774,118.08)</text:p>
      <text:p text:style-name="P3">(4002775,874.95)</text:p>
      <text:p text:style-name="P3"><text:soft-page-break/>(4002776,527.64)</text:p>
      <text:p text:style-name="P3">(4002777,264.45)</text:p>
      <text:p text:style-name="P3">(4002778,918.2300000000001)</text:p>
      <text:p text:style-name="P3">(4002779,556.99)</text:p>
      <text:p text:style-name="P3">(4002780,274.43)</text:p>
      <text:p text:style-name="P3">(4002781,853.24)</text:p>
      <text:p text:style-name="P3">(4002782,48.56)</text:p>
      <text:p text:style-name="P3">(4002783,504.3299999999999)</text:p>
      <text:p text:style-name="P3">(4002784,269.76)</text:p>
      <text:p text:style-name="P3">(4002785,254.68)</text:p>
      <text:p text:style-name="P3">(4002786,278.78999999999996)</text:p>
      <text:p text:style-name="P3">(4002787,496.16999999999996)</text:p>
      <text:p text:style-name="P3">(4002788,827.56)</text:p>
      <text:p text:style-name="P3">(4002789,778.77)</text:p>
      <text:p text:style-name="P3">(4002790,813.6700000000001)</text:p>
      <text:p text:style-name="P3">(4002791,520.43)</text:p>
      <text:p text:style-name="P3">(4002792,501.76)</text:p>
      <text:p text:style-name="P3">(4002793,517.9399999999999)</text:p>
      <text:p text:style-name="P3">(4002794,662.6200000000001)</text:p>
      <text:p text:style-name="P3">(4002795,314.8)</text:p>
      <text:p text:style-name="P3">(4002796,650.95)</text:p>
      <text:p text:style-name="P3">(4002797,610.92)</text:p>
      <text:p text:style-name="P3">(4002798,393.83)</text:p>
      <text:p text:style-name="P3">(4002799,194.52)</text:p>
      <text:p text:style-name="P3">(4002800,438.07)</text:p>
      <text:p text:style-name="P3">(4002801,598.0999999999999)</text:p>
      <text:p text:style-name="P3">(4002802,359.6)</text:p>
      <text:p text:style-name="P3">(4002803,496.35999999999996)</text:p>
      <text:p text:style-name="P3">(4002804,507.69000000000005)</text:p>
      <text:p text:style-name="P3">(4002805,120.67999999999999)</text:p>
      <text:p text:style-name="P3">(4002806,808.11)</text:p>
      <text:p text:style-name="P3">(4002807,292.99)</text:p>
      <text:p text:style-name="P3">(4002808,138.81)</text:p>
      <text:p text:style-name="P3">(4002809,240.44)</text:p>
      <text:p text:style-name="P3">(4002810,26.56)</text:p>
      <text:p text:style-name="P3">(4002811,16.11)</text:p>
      <text:p text:style-name="P3">(4002812,249.62)</text:p>
      <text:p text:style-name="P3">(4002813,205.89999999999998)</text:p>
      <text:p text:style-name="P3">(4002814,336.51)</text:p>
      <text:p text:style-name="P3">(4002815,539.11)</text:p>
      <text:p text:style-name="P3">(4002816,551.17)</text:p>
      <text:p text:style-name="P3">(4002817,867.44)</text:p>
      <text:p text:style-name="P3">(4002818,401.43)</text:p>
      <text:p text:style-name="P3">(4002819,503.25)</text:p>
      <text:p text:style-name="P3">(4002820,452.92)</text:p>
      <text:p text:style-name="P3">(4002821,886.46)</text:p>
      <text:p text:style-name="P3">(4002822,973.5400000000001)</text:p>
      <text:p text:style-name="P3">(4002823,828.18)</text:p>
      <text:p text:style-name="P3">(4002824,382.53999999999996)</text:p>
      <text:p text:style-name="P3"><text:soft-page-break/>(4002825,207.51)</text:p>
      <text:p text:style-name="P3">(4002826,678.4000000000001)</text:p>
      <text:p text:style-name="P3">(4002827,643.67)</text:p>
      <text:p text:style-name="P3">(4002828,579.8399999999999)</text:p>
      <text:p text:style-name="P3">(4002829,663.3100000000002)</text:p>
      <text:p text:style-name="P3">(4002830,793.9300000000001)</text:p>
      <text:p text:style-name="P3">(4002831,60.31)</text:p>
      <text:p text:style-name="P3">(4002832,402.08000000000004)</text:p>
      <text:p text:style-name="P3">(4002833,908.7)</text:p>
      <text:p text:style-name="P3">(4002834,655.28)</text:p>
      <text:p text:style-name="P3">(4002835,291.19)</text:p>
      <text:p text:style-name="P3">(4002836,188.8)</text:p>
      <text:p text:style-name="P3">(4002837,845.3100000000001)</text:p>
      <text:p text:style-name="P3">(4002838,271.06)</text:p>
      <text:p text:style-name="P3">(4002839,294.54)</text:p>
      <text:p text:style-name="P3">(4002840,734.12)</text:p>
      <text:p text:style-name="P3">(4002841,282.98)</text:p>
      <text:p text:style-name="P3">(4002842,702.5000000000001)</text:p>
      <text:p text:style-name="P3">(4002843,702.19)</text:p>
      <text:p text:style-name="P3">(4002844,642.1899999999999)</text:p>
      <text:p text:style-name="P3">(4002845,393.51)</text:p>
      <text:p text:style-name="P3">(4002846,160.18)</text:p>
      <text:p text:style-name="P3">(4002847,170.97000000000003)</text:p>
      <text:p text:style-name="P3">(4002848,478.44)</text:p>
      <text:p text:style-name="P3">(4002849,409.46)</text:p>
      <text:p text:style-name="P3">(4002850,436.62)</text:p>
      <text:p text:style-name="P3">(4002851,820.75)</text:p>
      <text:p text:style-name="P3">(4002852,149.32)</text:p>
      <text:p text:style-name="P3">(4002853,549.68)</text:p>
      <text:p text:style-name="P3">(4002854,221.17000000000002)</text:p>
      <text:p text:style-name="P3">(4002855,572.77)</text:p>
      <text:p text:style-name="P3">(4002856,615.46)</text:p>
      <text:p text:style-name="P3">(4002857,501.25000000000006)</text:p>
      <text:p text:style-name="P3">(4002858,551.71)</text:p>
      <text:p text:style-name="P3">(4002859,446.77000000000004)</text:p>
      <text:p text:style-name="P3">(4002860,605.45)</text:p>
      <text:p text:style-name="P3">(4002861,742.1999999999999)</text:p>
      <text:p text:style-name="P3">(4002862,622.96)</text:p>
      <text:p text:style-name="P3">(4002863,457.21)</text:p>
      <text:p text:style-name="P3">(4002864,393.7)</text:p>
      <text:p text:style-name="P3">(4002865,1091.76)</text:p>
      <text:p text:style-name="P3">(4002866,950.1500000000002)</text:p>
      <text:p text:style-name="P3">(4002867,111.88000000000001)</text:p>
      <text:p text:style-name="P3">(4002868,487.48)</text:p>
      <text:p text:style-name="P3">(4002869,487.51000000000005)</text:p>
      <text:p text:style-name="P3">(4002870,640.84)</text:p>
      <text:p text:style-name="P3">(4002871,864.26)</text:p>
      <text:p text:style-name="P3">(4002872,129.46)</text:p>
      <text:p text:style-name="P3">(4002873,455.00999999999993)</text:p>
      <text:p text:style-name="P3"><text:soft-page-break/>(4002874,132.19)</text:p>
      <text:p text:style-name="P3">(4002875,328.88)</text:p>
      <text:p text:style-name="P3">(4002876,757.79)</text:p>
      <text:p text:style-name="P3">(4002877,593.39)</text:p>
      <text:p text:style-name="P3">(4002878,661.39)</text:p>
      <text:p text:style-name="P3">(4002879,869.95)</text:p>
      <text:p text:style-name="P3">(4002880,423.96)</text:p>
      <text:p text:style-name="P3">(4002881,767.66)</text:p>
      <text:p text:style-name="P3">(4002882,230.45)</text:p>
      <text:p text:style-name="P3">(4002883,390.33000000000004)</text:p>
      <text:p text:style-name="P3">(4002884,697.12)</text:p>
      <text:p text:style-name="P3">(4002885,456.91)</text:p>
      <text:p text:style-name="P3">(4002886,142.47)</text:p>
      <text:p text:style-name="P3">(4002887,473.87)</text:p>
      <text:p text:style-name="P3">(4002888,740.5)</text:p>
      <text:p text:style-name="P3">(4002889,555.51)</text:p>
      <text:p text:style-name="P3">(4002890,365.78000000000003)</text:p>
      <text:p text:style-name="P3">(4002891,1045.41)</text:p>
      <text:p text:style-name="P3">(4002892,354.02)</text:p>
      <text:p text:style-name="P3">(4002893,763.34)</text:p>
      <text:p text:style-name="P3">(4002894,553.01)</text:p>
      <text:p text:style-name="P3">(4002895,751.24)</text:p>
      <text:p text:style-name="P3">(4002896,877.0999999999999)</text:p>
      <text:p text:style-name="P3">(4002897,565.36)</text:p>
      <text:p text:style-name="P3">(4002898,55.78)</text:p>
      <text:p text:style-name="P3">(4002899,505.91)</text:p>
      <text:p text:style-name="P3">(4002900,180.82)</text:p>
      <text:p text:style-name="P3">(4002901,600.9)</text:p>
      <text:p text:style-name="P3">(4002902,182.09)</text:p>
      <text:p text:style-name="P3">(4002903,723.8399999999999)</text:p>
      <text:p text:style-name="P3">(4002904,743.72)</text:p>
      <text:p text:style-name="P3">(4002905,731.4399999999999)</text:p>
      <text:p text:style-name="P3">(4002906,559.8599999999999)</text:p>
      <text:p text:style-name="P3">(4002907,1129.85)</text:p>
      <text:p text:style-name="P3">(4002908,332.89)</text:p>
      <text:p text:style-name="P3">(4002909,516.1899999999999)</text:p>
      <text:p text:style-name="P3">(4002910,237.4)</text:p>
      <text:p text:style-name="P3">(4002911,345.1)</text:p>
      <text:p text:style-name="P3">(4002912,900.86)</text:p>
      <text:p text:style-name="P3">(4002913,459.21000000000004)</text:p>
      <text:p text:style-name="P3">(4002914,382.26)</text:p>
      <text:p text:style-name="P3">(4002915,455.46999999999997)</text:p>
      <text:p text:style-name="P3">(4002916,980.5600000000001)</text:p>
      <text:p text:style-name="P3">(4002917,493.83)</text:p>
      <text:p text:style-name="P3">(4002918,349.73)</text:p>
      <text:p text:style-name="P3">(4002919,135.65)</text:p>
      <text:p text:style-name="P3">(4002920,735.22)</text:p>
      <text:p text:style-name="P3">(4002921,177.25)</text:p>
      <text:p text:style-name="P3">(4002922,1244.2)</text:p>
      <text:p text:style-name="P3"><text:soft-page-break/>(4002923,761.77)</text:p>
      <text:p text:style-name="P3">(4002924,352.29999999999995)</text:p>
      <text:p text:style-name="P3">(4002925,205.51)</text:p>
      <text:p text:style-name="P3">(4002926,203.78)</text:p>
      <text:p text:style-name="P3">(4002927,677.7)</text:p>
      <text:p text:style-name="P3">(4002928,172.29)</text:p>
      <text:p text:style-name="P3">(4002929,463.18000000000006)</text:p>
      <text:p text:style-name="P3">(4002930,409.47)</text:p>
      <text:p text:style-name="P3">(4002931,579.79)</text:p>
      <text:p text:style-name="P3">(4002932,277.65)</text:p>
      <text:p text:style-name="P3">(4002933,1076.19)</text:p>
      <text:p text:style-name="P3">(4002934,804.2199999999999)</text:p>
      <text:p text:style-name="P3">(4002935,193.07)</text:p>
      <text:p text:style-name="P3">(4002936,451.02)</text:p>
      <text:p text:style-name="P3">(4002937,1066.48)</text:p>
      <text:p text:style-name="P3">(4002938,774.73)</text:p>
      <text:p text:style-name="P3">(4002939,634.34)</text:p>
      <text:p text:style-name="P3">(4002940,282.44)</text:p>
      <text:p text:style-name="P3">(4002941,708.22)</text:p>
      <text:p text:style-name="P3">(4002942,579.93)</text:p>
      <text:p text:style-name="P3">(4002943,1298.1200000000001)</text:p>
      <text:p text:style-name="P3">(4002944,645.0899999999999)</text:p>
      <text:p text:style-name="P3">(4002945,778.34)</text:p>
      <text:p text:style-name="P3">(4002946,506.08)</text:p>
      <text:p text:style-name="P3">(4002947,1273.96)</text:p>
      <text:p text:style-name="P3">(4002948,483.56)</text:p>
      <text:p text:style-name="P3">(4002949,750.6800000000001)</text:p>
      <text:p text:style-name="P3">(4002950,795.67)</text:p>
      <text:p text:style-name="P3">(4002951,890.27)</text:p>
      <text:p text:style-name="P3">(4002952,646.58)</text:p>
      <text:p text:style-name="P3">(4002953,229.63)</text:p>
      <text:p text:style-name="P3">(4002954,400.84000000000003)</text:p>
      <text:p text:style-name="P3">(4002955,495.37)</text:p>
      <text:p text:style-name="P3">(4002956,767.5400000000001)</text:p>
      <text:p text:style-name="P3">(4002957,216.04)</text:p>
      <text:p text:style-name="P3">(4002958,313.6)</text:p>
      <text:p text:style-name="P3">(4002959,93.09)</text:p>
      <text:p text:style-name="P3">(4002960,554.46)</text:p>
      <text:p text:style-name="P3">(4002961,944.6199999999999)</text:p>
      <text:p text:style-name="P3">(4002962,425.81000000000006)</text:p>
      <text:p text:style-name="P3">(4002963,415.44000000000005)</text:p>
      <text:p text:style-name="P3">(4002964,414.12)</text:p>
      <text:p text:style-name="P3">(4002965,470.33)</text:p>
      <text:p text:style-name="P3">(4002966,602.51)</text:p>
      <text:p text:style-name="P3">(4002967,411.48)</text:p>
      <text:p text:style-name="P3">(4002968,501.39)</text:p>
      <text:p text:style-name="P3">(4002969,222.41000000000003)</text:p>
      <text:p text:style-name="P3">(4002970,793.8600000000001)</text:p>
      <text:p text:style-name="P3">(4002971,654.09)</text:p>
      <text:p text:style-name="P3"><text:soft-page-break/>(4002972,620.3199999999999)</text:p>
      <text:p text:style-name="P3">(4002973,545.0500000000001)</text:p>
      <text:p text:style-name="P3">(4002974,138.71)</text:p>
      <text:p text:style-name="P3">(4002975,392.37)</text:p>
      <text:p text:style-name="P3">(4002976,831.1300000000001)</text:p>
      <text:p text:style-name="P3">(4002977,714.2199999999999)</text:p>
      <text:p text:style-name="P3">(4002978,200.86)</text:p>
      <text:p text:style-name="P3">(4002979,617.0799999999999)</text:p>
      <text:p text:style-name="P3">(4002980,504.02)</text:p>
      <text:p text:style-name="P3">(4002981,357.72)</text:p>
      <text:p text:style-name="P3">(4002982,797.7899999999998)</text:p>
      <text:p text:style-name="P3">(4002983,441.52)</text:p>
      <text:p text:style-name="P3">(4002984,46.02)</text:p>
      <text:p text:style-name="P3">(4002985,350.74)</text:p>
      <text:p text:style-name="P3">(4002986,378.05999999999995)</text:p>
      <text:p text:style-name="P3">(4002987,492.78)</text:p>
      <text:p text:style-name="P3">(4002988,474.15000000000003)</text:p>
      <text:p text:style-name="P3">(4002989,137.22)</text:p>
      <text:p text:style-name="P3">(4002990,645.39)</text:p>
      <text:p text:style-name="P3">(4002991,335.4)</text:p>
      <text:p text:style-name="P3">(4002992,268.97999999999996)</text:p>
      <text:p text:style-name="P3">(4002993,253.94)</text:p>
      <text:p text:style-name="P3">(4002994,376.77000000000004)</text:p>
      <text:p text:style-name="P3">(4002995,1109.08)</text:p>
      <text:p text:style-name="P3">(4002996,892.28)</text:p>
      <text:p text:style-name="P3">(4002997,454.64)</text:p>
      <text:p text:style-name="P3">(4002998,533.6600000000001)</text:p>
      <text:p text:style-name="P3">(4002999,613.28)</text:p>
      <text:p text:style-name="P3">(4003000,818.1500000000001)</text:p>
      <text:p text:style-name="P3">(4003001,1128.1499999999999)</text:p>
      <text:p text:style-name="P3">(4003002,349.44)</text:p>
      <text:p text:style-name="P3">(4003003,315.59000000000003)</text:p>
      <text:p text:style-name="P3">(4003004,504.46)</text:p>
      <text:p text:style-name="P3">(4003005,544.82)</text:p>
      <text:p text:style-name="P3">(4003006,462.46)</text:p>
      <text:p text:style-name="P3">(4003007,887.42)</text:p>
      <text:p text:style-name="P3">(4003008,971.73)</text:p>
      <text:p text:style-name="P3">(4003009,405.6600000000001)</text:p>
      <text:p text:style-name="P3">(4003010,657.76)</text:p>
      <text:p text:style-name="P3">(4003011,126.21)</text:p>
      <text:p text:style-name="P3">(4003012,38.9)</text:p>
      <text:p text:style-name="P3">(4003013,629.8399999999999)</text:p>
      <text:p text:style-name="P3">(4003014,249.45999999999998)</text:p>
      <text:p text:style-name="P3">(4003015,233.27999999999997)</text:p>
      <text:p text:style-name="P3">(4003016,710.31)</text:p>
      <text:p text:style-name="P3">(4003017,296.89)</text:p>
      <text:p text:style-name="P3">(4003018,205.76999999999998)</text:p>
      <text:p text:style-name="P3">(4003019,399.68999999999994)</text:p>
      <text:p text:style-name="P3">(4003020,385.24)</text:p>
      <text:p text:style-name="P3"><text:soft-page-break/>(4003021,371.59)</text:p>
      <text:p text:style-name="P3">(4003022,437.09000000000003)</text:p>
      <text:p text:style-name="P3">(4003023,751.99)</text:p>
      <text:p text:style-name="P3">(4003024,752.68)</text:p>
      <text:p text:style-name="P3">(4003025,929.3100000000001)</text:p>
      <text:p text:style-name="P3">(4003026,380.84000000000003)</text:p>
      <text:p text:style-name="P3">(4003027,297.22)</text:p>
      <text:p text:style-name="P3">(4003028,905.9300000000001)</text:p>
      <text:p text:style-name="P3">(4003029,28.2)</text:p>
      <text:p text:style-name="P3">(4003030,464.51)</text:p>
      <text:p text:style-name="P3">(4003031,302.62)</text:p>
      <text:p text:style-name="P3">(4003032,463.35)</text:p>
      <text:p text:style-name="P3">(4003033,222.36)</text:p>
      <text:p text:style-name="P3">(4003034,401.73999999999995)</text:p>
      <text:p text:style-name="P3">(4003035,796.75)</text:p>
      <text:p text:style-name="P3">(4003036,342.07)</text:p>
      <text:p text:style-name="P3">(4003037,608.77)</text:p>
      <text:p text:style-name="P3">(4003038,444.24)</text:p>
      <text:p text:style-name="P3">(4003039,557.89)</text:p>
      <text:p text:style-name="P3">(4003040,278.32)</text:p>
      <text:p text:style-name="P3">(4003041,688.78)</text:p>
      <text:p text:style-name="P3">(4003042,583.3399999999999)</text:p>
      <text:p text:style-name="P3">(4003043,381.92999999999995)</text:p>
      <text:p text:style-name="P3">(4003044,668.02)</text:p>
      <text:p text:style-name="P3">(4003045,711.31)</text:p>
      <text:p text:style-name="P3">(4003046,907.0200000000001)</text:p>
      <text:p text:style-name="P3">(4003047,108.69)</text:p>
      <text:p text:style-name="P3">(4003048,581.9399999999999)</text:p>
      <text:p text:style-name="P3">(4003049,429.39000000000004)</text:p>
      <text:p text:style-name="P3">(4003050,961.44)</text:p>
      <text:p text:style-name="P3">(4003051,367.39)</text:p>
      <text:p text:style-name="P3">(4003052,538.8000000000001)</text:p>
      <text:p text:style-name="P3">(4003053,386.85)</text:p>
      <text:p text:style-name="P3">(4003054,386.49999999999994)</text:p>
      <text:p text:style-name="P3">(4003055,198.26)</text:p>
      <text:p text:style-name="P3">(4003056,511.02)</text:p>
      <text:p text:style-name="P3">(4003057,172.63)</text:p>
      <text:p text:style-name="P3">(4003058,433.21999999999997)</text:p>
      <text:p text:style-name="P3">(4003059,413.74)</text:p>
      <text:p text:style-name="P3">(4003060,983.09)</text:p>
      <text:p text:style-name="P3">(4003061,631.29)</text:p>
      <text:p text:style-name="P3">(4003062,702.7399999999999)</text:p>
      <text:p text:style-name="P3">(4003063,720.6300000000001)</text:p>
      <text:p text:style-name="P3">(4003064,997.2600000000002)</text:p>
      <text:p text:style-name="P3">(4003065,255.94)</text:p>
      <text:p text:style-name="P3">(4003066,558.24)</text:p>
      <text:p text:style-name="P3">(4003067,384.67999999999995)</text:p>
      <text:p text:style-name="P3">(4003068,502.09000000000003)</text:p>
      <text:p text:style-name="P3">(4003069,59.059999999999995)</text:p>
      <text:p text:style-name="P3"><text:soft-page-break/>(4003070,142.95)</text:p>
      <text:p text:style-name="P3">(4003071,561.3599999999999)</text:p>
      <text:p text:style-name="P3">(4003072,501.67999999999995)</text:p>
      <text:p text:style-name="P3">(4003073,420.32000000000005)</text:p>
      <text:p text:style-name="P3">(4003074,536.45)</text:p>
      <text:p text:style-name="P3">(4003075,156.88)</text:p>
      <text:p text:style-name="P3">(4003076,278.25)</text:p>
      <text:p text:style-name="P3">(4003077,323.23)</text:p>
      <text:p text:style-name="P3">(4003078,1448.58)</text:p>
      <text:p text:style-name="P3">(4003079,1258.02)</text:p>
      <text:p text:style-name="P3">(4003080,462.38)</text:p>
      <text:p text:style-name="P3">(4003081,397.28999999999996)</text:p>
      <text:p text:style-name="P3">(4003082,284.7)</text:p>
      <text:p text:style-name="P3">(4003083,608.0200000000001)</text:p>
      <text:p text:style-name="P3">(4003084,627.84)</text:p>
      <text:p text:style-name="P3">(4003085,291.24)</text:p>
      <text:p text:style-name="P3">(4003086,228.54000000000002)</text:p>
      <text:p text:style-name="P3">(4003087,943.8)</text:p>
      <text:p text:style-name="P3">(4003088,513.6)</text:p>
      <text:p text:style-name="P3">(4003089,126.74)</text:p>
      <text:p text:style-name="P3">(4003090,633.14)</text:p>
      <text:p text:style-name="P3">(4003091,368.78999999999996)</text:p>
      <text:p text:style-name="P3">(4003092,341.94000000000005)</text:p>
      <text:p text:style-name="P3">(4003093,651.28)</text:p>
      <text:p text:style-name="P3">(4003094,553.5400000000001)</text:p>
      <text:p text:style-name="P3">(4003095,307.09000000000003)</text:p>
      <text:p text:style-name="P3">(4003096,238.32)</text:p>
      <text:p text:style-name="P3">(4003097,460.45000000000005)</text:p>
      <text:p text:style-name="P3">(4003098,581.99)</text:p>
      <text:p text:style-name="P3">(4003099,382.1)</text:p>
      <text:p text:style-name="P3">(4003100,714.42)</text:p>
      <text:p text:style-name="P3">(4003101,345.63)</text:p>
      <text:p text:style-name="P3">(4003102,456.36)</text:p>
      <text:p text:style-name="P3">(4003103,976.88)</text:p>
      <text:p text:style-name="P3">(4003104,644.64)</text:p>
      <text:p text:style-name="P3">(4003105,113.24000000000001)</text:p>
      <text:p text:style-name="P3">(4003106,391.03)</text:p>
      <text:p text:style-name="P3">(4003107,346.46000000000004)</text:p>
      <text:p text:style-name="P3">(4003108,506.33)</text:p>
      <text:p text:style-name="P3">(4003109,668.78)</text:p>
      <text:p text:style-name="P3">(4003110,332.13)</text:p>
      <text:p text:style-name="P3">(4003111,311.82000000000005)</text:p>
      <text:p text:style-name="P3">(4003112,714.0999999999999)</text:p>
      <text:p text:style-name="P3">(4003113,547.27)</text:p>
      <text:p text:style-name="P3">(4003114,350.44)</text:p>
      <text:p text:style-name="P3">(4003115,168.36)</text:p>
      <text:p text:style-name="P3">(4003116,615.5699999999999)</text:p>
      <text:p text:style-name="P3">(4003117,492.88)</text:p>
      <text:p text:style-name="P3">(4003118,995.1700000000002)</text:p>
      <text:p text:style-name="P3"><text:soft-page-break/>(4003119,194.91)</text:p>
      <text:p text:style-name="P3">(4003120,608.03)</text:p>
      <text:p text:style-name="P3">(4003121,1257.1100000000001)</text:p>
      <text:p text:style-name="P3">(4003122,483.26)</text:p>
      <text:p text:style-name="P3">(4003123,633.72)</text:p>
      <text:p text:style-name="P3">(4003124,653.0999999999999)</text:p>
      <text:p text:style-name="P3">(4003125,494.05)</text:p>
      <text:p text:style-name="P3">(4003126,392.82)</text:p>
      <text:p text:style-name="P3">(4003127,252.45)</text:p>
      <text:p text:style-name="P3">(4003128,170.16)</text:p>
      <text:p text:style-name="P3">(4003129,516.51)</text:p>
      <text:p text:style-name="P3">(4003130,324.85)</text:p>
      <text:p text:style-name="P3">(4003132,453.13)</text:p>
      <text:p text:style-name="P3">(4003133,683.75)</text:p>
      <text:p text:style-name="P3">(4003134,963.5600000000001)</text:p>
      <text:p text:style-name="P3">(4003135,401.78)</text:p>
      <text:p text:style-name="P3">(4003136,564.03)</text:p>
      <text:p text:style-name="P3">(4003137,387.82)</text:p>
      <text:p text:style-name="P3">(4003138,290.08000000000004)</text:p>
      <text:p text:style-name="P3">(4003139,178.25)</text:p>
      <text:p text:style-name="P3">(4003140,500.0999999999999)</text:p>
      <text:p text:style-name="P3">(4003141,79.01)</text:p>
      <text:p text:style-name="P3">(4003142,280.47)</text:p>
      <text:p text:style-name="P3">(4003143,284.1)</text:p>
      <text:p text:style-name="P3">(4003144,201.44)</text:p>
      <text:p text:style-name="P3">(4003145,511.53000000000003)</text:p>
      <text:p text:style-name="P3">(4003146,705.82)</text:p>
      <text:p text:style-name="P3">(4003148,545.79)</text:p>
      <text:p text:style-name="P3">(4003149,186.84)</text:p>
      <text:p text:style-name="P3">(4003150,374.68)</text:p>
      <text:p text:style-name="P3">(4003151,391.9)</text:p>
      <text:p text:style-name="P3">(4003152,484.48)</text:p>
      <text:p text:style-name="P3">(4003153,561.43)</text:p>
      <text:p text:style-name="P3">(4003154,15.0)</text:p>
      <text:p text:style-name="P3">(4003155,386.65999999999997)</text:p>
      <text:p text:style-name="P3">(4003156,560.87)</text:p>
      <text:p text:style-name="P3">(4003157,857.8100000000001)</text:p>
      <text:p text:style-name="P3">(4003158,773.64)</text:p>
      <text:p text:style-name="P3">(4003159,162.94)</text:p>
      <text:p text:style-name="P3">(4003160,195.8)</text:p>
      <text:p text:style-name="P3">(4003161,1153.3300000000002)</text:p>
      <text:p text:style-name="P3">(4003162,373.42999999999995)</text:p>
      <text:p text:style-name="P3">(4003163,527.61)</text:p>
      <text:p text:style-name="P3">(4003164,612.5999999999999)</text:p>
      <text:p text:style-name="P3">(4003165,547.9)</text:p>
      <text:p text:style-name="P3">(4003166,318.57)</text:p>
      <text:p text:style-name="P3">(4003167,142.92000000000002)</text:p>
      <text:p text:style-name="P3">(4003168,588.65)</text:p>
      <text:p text:style-name="P3">(4003169,553.9100000000001)</text:p>
      <text:p text:style-name="P3"><text:soft-page-break/>(4003170,719.5)</text:p>
      <text:p text:style-name="P3">(4003171,584.32)</text:p>
      <text:p text:style-name="P3">(4003172,515.3600000000001)</text:p>
      <text:p text:style-name="P3">(4003173,670.02)</text:p>
      <text:p text:style-name="P3">(4003174,746.28)</text:p>
      <text:p text:style-name="P3">(4003175,359.17999999999995)</text:p>
      <text:p text:style-name="P3">(4003176,365.71000000000004)</text:p>
      <text:p text:style-name="P3">(4003177,537.5699999999999)</text:p>
      <text:p text:style-name="P3">(4003178,766.18)</text:p>
      <text:p text:style-name="P3">(4003179,904.96)</text:p>
      <text:p text:style-name="P3">(4003180,500.88)</text:p>
      <text:p text:style-name="P3">(4003181,296.58)</text:p>
      <text:p text:style-name="P3">(4003182,13.09)</text:p>
      <text:p text:style-name="P3">(4003183,352.31)</text:p>
      <text:p text:style-name="P3">(4003184,225.40999999999997)</text:p>
      <text:p text:style-name="P3">(4003185,604.37)</text:p>
      <text:p text:style-name="P3">(4003186,367.68)</text:p>
      <text:p text:style-name="P3">(4003187,644.1300000000001)</text:p>
      <text:p text:style-name="P3">(4003188,1126.28)</text:p>
      <text:p text:style-name="P3">(4003189,422.17999999999995)</text:p>
      <text:p text:style-name="P3">(4003190,683.31)</text:p>
      <text:p text:style-name="P3">(4003191,503.32)</text:p>
      <text:p text:style-name="P3">(4003192,251.87)</text:p>
      <text:p text:style-name="P3">(4003193,540.8299999999999)</text:p>
      <text:p text:style-name="P3">(4003194,349.34999999999997)</text:p>
      <text:p text:style-name="P3">(4003195,223.28999999999996)</text:p>
      <text:p text:style-name="P3">(4003196,494.46999999999997)</text:p>
      <text:p text:style-name="P3">(4003197,13.71)</text:p>
      <text:p text:style-name="P3">(4003198,541.24)</text:p>
      <text:p text:style-name="P3">(4003199,163.27999999999997)</text:p>
      <text:p text:style-name="P3">(4003200,787.56)</text:p>
      <text:p text:style-name="P3">(4003201,732.47)</text:p>
      <text:p text:style-name="P3">(4003202,403.38)</text:p>
      <text:p text:style-name="P3">(4003203,11.59)</text:p>
      <text:p text:style-name="P3">(4003204,743.45)</text:p>
      <text:p text:style-name="P3">(4003205,362.99)</text:p>
      <text:p text:style-name="P3">(4003206,659.54)</text:p>
      <text:p text:style-name="P3">(4003207,363.37)</text:p>
      <text:p text:style-name="P3">(4003208,963.4699999999999)</text:p>
      <text:p text:style-name="P3">(4003209,901.76)</text:p>
      <text:p text:style-name="P3">(4003210,418.35999999999996)</text:p>
      <text:p text:style-name="P3">(4003211,832.3900000000001)</text:p>
      <text:p text:style-name="P3">(4003212,371.04999999999995)</text:p>
      <text:p text:style-name="P3">(4003213,338.61)</text:p>
      <text:p text:style-name="P3">(4003214,196.64)</text:p>
      <text:p text:style-name="P3">(4003215,797.43)</text:p>
      <text:p text:style-name="P3">(4003216,367.5)</text:p>
      <text:p text:style-name="P3">(4003217,514.19)</text:p>
      <text:p text:style-name="P3">(4003218,165.03)</text:p>
      <text:p text:style-name="P3"><text:soft-page-break/>(4003219,208.91)</text:p>
      <text:p text:style-name="P3">(4003220,256.0)</text:p>
      <text:p text:style-name="P3">(4003221,430.20000000000005)</text:p>
      <text:p text:style-name="P3">(4003222,519.84)</text:p>
      <text:p text:style-name="P3">(4003223,172.75)</text:p>
      <text:p text:style-name="P3">(4003224,281.98)</text:p>
      <text:p text:style-name="P3">(4003225,891.8599999999999)</text:p>
      <text:p text:style-name="P3">(4003226,445.18000000000006)</text:p>
      <text:p text:style-name="P3">(4003227,372.61)</text:p>
      <text:p text:style-name="P3">(4003228,1640.6299999999999)</text:p>
      <text:p text:style-name="P3">(4003229,491.71)</text:p>
      <text:p text:style-name="P3">(4003230,346.52000000000004)</text:p>
      <text:p text:style-name="P3">(4003231,755.3099999999998)</text:p>
      <text:p text:style-name="P3">(4003232,537.61)</text:p>
      <text:p text:style-name="P3">(4003233,568.88)</text:p>
      <text:p text:style-name="P3">(4003234,429.42)</text:p>
      <text:p text:style-name="P3">(4003235,311.97)</text:p>
      <text:p text:style-name="P3">(4003236,157.91)</text:p>
      <text:p text:style-name="P3">(4003237,323.58)</text:p>
      <text:p text:style-name="P3">(4003238,498.79)</text:p>
      <text:p text:style-name="P3">(4003239,307.71)</text:p>
      <text:p text:style-name="P3">(4003240,404.72)</text:p>
      <text:p text:style-name="P3">(4003241,1425.0600000000004)</text:p>
      <text:p text:style-name="P3">(4003242,657.01)</text:p>
      <text:p text:style-name="P3">(4003243,372.62)</text:p>
      <text:p text:style-name="P3">(4003244,852.22)</text:p>
      <text:p text:style-name="P3">(4003245,609.18)</text:p>
      <text:p text:style-name="P3">(4003246,84.6)</text:p>
      <text:p text:style-name="P3">(4003247,241.32)</text:p>
      <text:p text:style-name="P3">(4003248,630.4200000000001)</text:p>
      <text:p text:style-name="P3">(4003249,462.16)</text:p>
      <text:p text:style-name="P3">(4003250,409.39)</text:p>
      <text:p text:style-name="P3">(4003251,615.08)</text:p>
      <text:p text:style-name="P3">(4003252,605.54)</text:p>
      <text:p text:style-name="P3">(4003253,288.66999999999996)</text:p>
      <text:p text:style-name="P3">(4003254,300.89)</text:p>
      <text:p text:style-name="P3">(4003255,488.73)</text:p>
      <text:p text:style-name="P3">(4003256,199.26)</text:p>
      <text:p text:style-name="P3">(4003257,910.6400000000001)</text:p>
      <text:p text:style-name="P3">(4003258,607.1999999999999)</text:p>
      <text:p text:style-name="P3">(4003259,906.43)</text:p>
      <text:p text:style-name="P3">(4003260,1018.8499999999999)</text:p>
      <text:p text:style-name="P3">(4003261,487.09000000000003)</text:p>
      <text:p text:style-name="P3">(4003262,696.54)</text:p>
      <text:p text:style-name="P3">(4003263,385.73)</text:p>
      <text:p text:style-name="P3">(4003264,443.19)</text:p>
      <text:p text:style-name="P3">(4003265,428.0)</text:p>
      <text:p text:style-name="P3">(4003266,277.78999999999996)</text:p>
      <text:p text:style-name="P3">(4003267,796.76)</text:p>
      <text:p text:style-name="P3"><text:soft-page-break/>(4003268,684.63)</text:p>
      <text:p text:style-name="P3">(4003269,788.95)</text:p>
      <text:p text:style-name="P3">(4003270,183.17000000000002)</text:p>
      <text:p text:style-name="P3">(4003271,159.95)</text:p>
      <text:p text:style-name="P3">(4003272,393.81)</text:p>
      <text:p text:style-name="P3">(4003273,195.01999999999998)</text:p>
      <text:p text:style-name="P3">(4003274,334.96)</text:p>
      <text:p text:style-name="P3">(4003275,618.62)</text:p>
      <text:p text:style-name="P3">(4003276,330.53999999999996)</text:p>
      <text:p text:style-name="P3">(4003277,289.69)</text:p>
      <text:p text:style-name="P3">(4003278,752.16)</text:p>
      <text:p text:style-name="P3">(4003279,674.81)</text:p>
      <text:p text:style-name="P3">(4003280,351.33000000000004)</text:p>
      <text:p text:style-name="P3">(4003281,345.28000000000003)</text:p>
      <text:p text:style-name="P3">(4003282,120.63000000000001)</text:p>
      <text:p text:style-name="P3">(4003283,258.94)</text:p>
      <text:p text:style-name="P3">(4003284,342.46)</text:p>
      <text:p text:style-name="P3">(4003285,1460.43)</text:p>
      <text:p text:style-name="P3">(4003286,678.8099999999998)</text:p>
      <text:p text:style-name="P3">(4003287,312.15)</text:p>
      <text:p text:style-name="P3">(4003288,742.6499999999999)</text:p>
      <text:p text:style-name="P3">(4003289,771.58)</text:p>
      <text:p text:style-name="P3">(4003290,454.14)</text:p>
      <text:p text:style-name="P3">(4003291,525.54)</text:p>
      <text:p text:style-name="P3">(4003292,161.23)</text:p>
      <text:p text:style-name="P3">(4003293,335.7)</text:p>
      <text:p text:style-name="P3">(4003294,259.48)</text:p>
      <text:p text:style-name="P3">(4003295,249.63)</text:p>
      <text:p text:style-name="P3">(4003296,520.3399999999999)</text:p>
      <text:p text:style-name="P3">(4003297,594.74)</text:p>
      <text:p text:style-name="P3">(4003298,930.88)</text:p>
      <text:p text:style-name="P3">(4003299,436.42)</text:p>
      <text:p text:style-name="P3">(4003300,387.70000000000005)</text:p>
      <text:p text:style-name="P3">(4003301,662.17)</text:p>
      <text:p text:style-name="P3">(4003302,291.04999999999995)</text:p>
      <text:p text:style-name="P3">(4003303,125.71)</text:p>
      <text:p text:style-name="P3">(4003304,474.13999999999993)</text:p>
      <text:p text:style-name="P3">(4003305,476.92)</text:p>
      <text:p text:style-name="P3">(4003306,408.87)</text:p>
      <text:p text:style-name="P3">(4003307,867.6100000000001)</text:p>
      <text:p text:style-name="P3">(4003308,1130.6100000000001)</text:p>
      <text:p text:style-name="P3">(4003309,631.49)</text:p>
      <text:p text:style-name="P3">(4003310,676.32)</text:p>
      <text:p text:style-name="P3">(4003311,561.21)</text:p>
      <text:p text:style-name="P3">(4003312,532.84)</text:p>
      <text:p text:style-name="P3">(4003313,902.7399999999998)</text:p>
      <text:p text:style-name="P3">(4003314,359.22)</text:p>
      <text:p text:style-name="P3">(4003315,385.51000000000005)</text:p>
      <text:p text:style-name="P3">(4003316,320.9)</text:p>
      <text:p text:style-name="P3"><text:soft-page-break/>(4003317,369.71)</text:p>
      <text:p text:style-name="P3">(4003318,1161.35)</text:p>
      <text:p text:style-name="P3">(4003319,426.0)</text:p>
      <text:p text:style-name="P3">(4003320,617.09)</text:p>
      <text:p text:style-name="P3">(4003321,758.5699999999999)</text:p>
      <text:p text:style-name="P3">(4003322,305.56)</text:p>
      <text:p text:style-name="P3">(4003323,950.18)</text:p>
      <text:p text:style-name="P3">(4003324,340.62)</text:p>
      <text:p text:style-name="P3">(4003325,870.1400000000001)</text:p>
      <text:p text:style-name="P3">(4003326,406.82000000000005)</text:p>
      <text:p text:style-name="P3">(4003327,518.4200000000001)</text:p>
      <text:p text:style-name="P3">(4003328,443.26)</text:p>
      <text:p text:style-name="P3">(4003329,396.69)</text:p>
      <text:p text:style-name="P3">(4003330,557.41)</text:p>
      <text:p text:style-name="P3">(4003331,759.55)</text:p>
      <text:p text:style-name="P3">(4003332,807.69)</text:p>
      <text:p text:style-name="P3">(4003333,769.54)</text:p>
      <text:p text:style-name="P3">(4003334,303.48)</text:p>
      <text:p text:style-name="P3">(4003335,623.81)</text:p>
      <text:p text:style-name="P3">(4003336,690.8000000000001)</text:p>
      <text:p text:style-name="P3">(4003337,627.59)</text:p>
      <text:p text:style-name="P3">(4003338,807.3800000000001)</text:p>
      <text:p text:style-name="P3">(4003339,1138.52)</text:p>
      <text:p text:style-name="P3">(4003340,976.1199999999999)</text:p>
      <text:p text:style-name="P3">(4003341,217.79000000000002)</text:p>
      <text:p text:style-name="P3">(4003342,278.94)</text:p>
      <text:p text:style-name="P3">(4003343,522.02)</text:p>
      <text:p text:style-name="P3">(4003344,369.46000000000004)</text:p>
      <text:p text:style-name="P3">(4003345,1208.5299999999997)</text:p>
      <text:p text:style-name="P3">(4003346,1047.3)</text:p>
      <text:p text:style-name="P3">(4003347,652.23)</text:p>
      <text:p text:style-name="P3">(4003348,535.29)</text:p>
      <text:p text:style-name="P3">(4003349,308.43)</text:p>
      <text:p text:style-name="P3">(4003350,890.4999999999998)</text:p>
      <text:p text:style-name="P3">(4003351,574.1)</text:p>
      <text:p text:style-name="P3">(4003352,168.11)</text:p>
      <text:p text:style-name="P3">(4003353,954.21)</text:p>
      <text:p text:style-name="P3">(4003354,672.53)</text:p>
      <text:p text:style-name="P3">(4003355,151.93)</text:p>
      <text:p text:style-name="P3">(4003356,551.88)</text:p>
      <text:p text:style-name="P3">(4003357,433.23)</text:p>
      <text:p text:style-name="P3">(4003358,998.77)</text:p>
      <text:p text:style-name="P3">(4003359,443.41999999999996)</text:p>
      <text:p text:style-name="P3">(4003360,771.92)</text:p>
      <text:p text:style-name="P3">(4003361,138.6)</text:p>
      <text:p text:style-name="P3">(4003362,861.82)</text:p>
      <text:p text:style-name="P3">(4003363,662.19)</text:p>
      <text:p text:style-name="P3">(4003364,891.4100000000001)</text:p>
      <text:p text:style-name="P3">(4003365,581.11)</text:p>
      <text:p text:style-name="P3"><text:soft-page-break/>(4003366,347.71000000000004)</text:p>
      <text:p text:style-name="P3">(4003367,396.99000000000007)</text:p>
      <text:p text:style-name="P3">(4003368,533.65)</text:p>
      <text:p text:style-name="P3">(4003369,920.1)</text:p>
      <text:p text:style-name="P3">(4003370,602.9200000000001)</text:p>
      <text:p text:style-name="P3">(4003371,703.79)</text:p>
      <text:p text:style-name="P3">(4003372,365.05)</text:p>
      <text:p text:style-name="P3">(4003373,278.33000000000004)</text:p>
      <text:p text:style-name="P3">(4003374,637.29)</text:p>
      <text:p text:style-name="P3">(4003375,314.21000000000004)</text:p>
      <text:p text:style-name="P3">(4003376,479.27)</text:p>
      <text:p text:style-name="P3">(4003377,615.45)</text:p>
      <text:p text:style-name="P3">(4003378,314.19)</text:p>
      <text:p text:style-name="P3">(4003379,800.97)</text:p>
      <text:p text:style-name="P3">(4003380,555.0999999999999)</text:p>
      <text:p text:style-name="P3">(4003381,270.69000000000005)</text:p>
      <text:p text:style-name="P3">(4003382,1105.9299999999998)</text:p>
      <text:p text:style-name="P3">(4003383,559.81)</text:p>
      <text:p text:style-name="P3">(4003384,858.2500000000001)</text:p>
      <text:p text:style-name="P3">(4003385,479.95)</text:p>
      <text:p text:style-name="P3">(4003386,283.58000000000004)</text:p>
      <text:p text:style-name="P3">(4003387,152.7)</text:p>
      <text:p text:style-name="P3">(4003388,322.58)</text:p>
      <text:p text:style-name="P3">(4003389,550.93)</text:p>
      <text:p text:style-name="P3">(4003390,422.28000000000003)</text:p>
      <text:p text:style-name="P3">(4003391,226.57999999999998)</text:p>
      <text:p text:style-name="P3">(4003392,529.48)</text:p>
      <text:p text:style-name="P3">(4003393,320.34000000000003)</text:p>
      <text:p text:style-name="P3">(4003395,446.92)</text:p>
      <text:p text:style-name="P3">(4003396,615.8900000000001)</text:p>
      <text:p text:style-name="P3">(4003397,388.2)</text:p>
      <text:p text:style-name="P3">(4003398,345.01)</text:p>
      <text:p text:style-name="P3">(4003399,169.93)</text:p>
      <text:p text:style-name="P3">(4003400,636.8499999999999)</text:p>
      <text:p text:style-name="P3">(4003401,682.5200000000001)</text:p>
      <text:p text:style-name="P3">(4003402,404.95)</text:p>
      <text:p text:style-name="P3">(4003403,178.54000000000002)</text:p>
      <text:p text:style-name="P3">(4003404,714.4499999999999)</text:p>
      <text:p text:style-name="P3">(4003405,460.15)</text:p>
      <text:p text:style-name="P3">(4003406,165.39000000000001)</text:p>
      <text:p text:style-name="P3">(4003407,601.92)</text:p>
      <text:p text:style-name="P3">(4003408,988.56)</text:p>
      <text:p text:style-name="P3">(4003409,301.16999999999996)</text:p>
      <text:p text:style-name="P3">(4003410,102.63)</text:p>
      <text:p text:style-name="P3">(4003411,259.1)</text:p>
      <text:p text:style-name="P3">(4003412,645.2799999999999)</text:p>
      <text:p text:style-name="P3">(4003413,430.86)</text:p>
      <text:p text:style-name="P3">(4003414,506.01000000000005)</text:p>
      <text:p text:style-name="P3">(4003415,452.95000000000005)</text:p>
      <text:p text:style-name="P3"><text:soft-page-break/>(4003416,299.51)</text:p>
      <text:p text:style-name="P3">(4003417,87.17)</text:p>
      <text:p text:style-name="P3">(4003418,289.83)</text:p>
      <text:p text:style-name="P3">(4003419,301.31)</text:p>
      <text:p text:style-name="P3">(4003420,421.8399999999999)</text:p>
      <text:p text:style-name="P3">(4003421,256.62)</text:p>
      <text:p text:style-name="P3">(4003422,159.36)</text:p>
      <text:p text:style-name="P3">(4003423,550.9)</text:p>
      <text:p text:style-name="P3">(4003424,327.99)</text:p>
      <text:p text:style-name="P3">(4003425,746.6300000000001)</text:p>
      <text:p text:style-name="P3">(4003426,770.63)</text:p>
      <text:p text:style-name="P3">(4003427,302.94)</text:p>
      <text:p text:style-name="P3">(4003428,75.19)</text:p>
      <text:p text:style-name="P3">(4003429,29.23)</text:p>
      <text:p text:style-name="P3">(4003430,131.91)</text:p>
      <text:p text:style-name="P3">(4003431,409.96999999999997)</text:p>
      <text:p text:style-name="P3">(4003432,1226.29)</text:p>
      <text:p text:style-name="P3">(4003433,1229.42)</text:p>
      <text:p text:style-name="P3">(4003434,809.1600000000001)</text:p>
      <text:p text:style-name="P3">(4003435,878.5999999999999)</text:p>
      <text:p text:style-name="P3">(4003436,318.06)</text:p>
      <text:p text:style-name="P3">(4003437,384.15)</text:p>
      <text:p text:style-name="P3">(4003438,369.99)</text:p>
      <text:p text:style-name="P3">(4003439,503.72)</text:p>
      <text:p text:style-name="P3">(4003440,252.17)</text:p>
      <text:p text:style-name="P3">(4003441,812.7900000000001)</text:p>
      <text:p text:style-name="P3">(4003442,687.2900000000001)</text:p>
      <text:p text:style-name="P3">(4003443,436.81999999999994)</text:p>
      <text:p text:style-name="P3">(4003444,380.45)</text:p>
      <text:p text:style-name="P3">(4003445,351.01)</text:p>
      <text:p text:style-name="P3">(4003446,569.46)</text:p>
      <text:p text:style-name="P3">(4003447,912.3299999999999)</text:p>
      <text:p text:style-name="P3">(4003448,495.77)</text:p>
      <text:p text:style-name="P3">(4003449,402.12999999999994)</text:p>
      <text:p text:style-name="P3">(4003450,426.77)</text:p>
      <text:p text:style-name="P3">(4003451,846.19)</text:p>
      <text:p text:style-name="P3">(4003452,608.44)</text:p>
      <text:p text:style-name="P3">(4003453,532.27)</text:p>
      <text:p text:style-name="P3">(4003454,270.43)</text:p>
      <text:p text:style-name="P3">(4003455,438.36)</text:p>
      <text:p text:style-name="P3">(4003456,169.01999999999998)</text:p>
      <text:p text:style-name="P3">(4003457,478.14)</text:p>
      <text:p text:style-name="P3">(4003458,494.15999999999997)</text:p>
      <text:p text:style-name="P3">(4003459,73.23)</text:p>
      <text:p text:style-name="P3">(4003461,1089.98)</text:p>
      <text:p text:style-name="P3">(4003462,81.71)</text:p>
      <text:p text:style-name="P3">(4003463,307.75)</text:p>
      <text:p text:style-name="P3">(4003464,444.28)</text:p>
      <text:p text:style-name="P3">(4003465,112.02)</text:p>
      <text:p text:style-name="P3"><text:soft-page-break/>(4003466,326.94)</text:p>
      <text:p text:style-name="P3">(4003467,572.44)</text:p>
      <text:p text:style-name="P3">(4003468,594.4100000000001)</text:p>
      <text:p text:style-name="P3">(4003469,300.33)</text:p>
      <text:p text:style-name="P3">(4003470,686.52)</text:p>
      <text:p text:style-name="P3">(4003471,522.4)</text:p>
      <text:p text:style-name="P3">(4003472,1162.9699999999998)</text:p>
      <text:p text:style-name="P3">(4003473,485.53999999999996)</text:p>
      <text:p text:style-name="P3">(4003474,920.3599999999999)</text:p>
      <text:p text:style-name="P3">(4003475,680.79)</text:p>
      <text:p text:style-name="P3">(4003476,367.05)</text:p>
      <text:p text:style-name="P3">(4003477,311.5)</text:p>
      <text:p text:style-name="P3">(4003478,562.5699999999999)</text:p>
      <text:p text:style-name="P3">(4003479,585.4)</text:p>
      <text:p text:style-name="P3">(4003480,238.68)</text:p>
      <text:p text:style-name="P3">(4003481,362.98)</text:p>
      <text:p text:style-name="P3">(4003482,705.52)</text:p>
      <text:p text:style-name="P3">(4003483,876.99)</text:p>
      <text:p text:style-name="P3">(4003484,796.6700000000001)</text:p>
      <text:p text:style-name="P3">(4003485,687.73)</text:p>
      <text:p text:style-name="P3">(4003486,495.4)</text:p>
      <text:p text:style-name="P3">(4003487,285.65999999999997)</text:p>
      <text:p text:style-name="P3">(4003488,604.23)</text:p>
      <text:p text:style-name="P3">(4003489,510.9699999999999)</text:p>
      <text:p text:style-name="P3">(4003490,722.5)</text:p>
      <text:p text:style-name="P3">(4003491,555.99)</text:p>
      <text:p text:style-name="P3">(4003492,138.46)</text:p>
      <text:p text:style-name="P3">(4003493,148.3)</text:p>
      <text:p text:style-name="P3">(4003494,1008.71)</text:p>
      <text:p text:style-name="P3">(4003495,429.77000000000004)</text:p>
      <text:p text:style-name="P3">(4003496,433.61)</text:p>
      <text:p text:style-name="P3">(4003497,406.62999999999994)</text:p>
      <text:p text:style-name="P3">(4003498,874.4099999999999)</text:p>
      <text:p text:style-name="P3">(4003499,162.56)</text:p>
      <text:p text:style-name="P3">(4003500,818.12)</text:p>
      <text:p text:style-name="P3">(4003501,642.19)</text:p>
      <text:p text:style-name="P3">(4003502,564.46)</text:p>
      <text:p text:style-name="P3">(4003503,703.2099999999999)</text:p>
      <text:p text:style-name="P3">(4003504,482.91)</text:p>
      <text:p text:style-name="P3">(4003505,145.39)</text:p>
      <text:p text:style-name="P3">(4003506,414.8)</text:p>
      <text:p text:style-name="P3">(4003507,502.36)</text:p>
      <text:p text:style-name="P3">(4003508,445.51)</text:p>
      <text:p text:style-name="P3">(4003509,409.79)</text:p>
      <text:p text:style-name="P3">(4003510,710.78)</text:p>
      <text:p text:style-name="P3">(4003511,169.56)</text:p>
      <text:p text:style-name="P3">(4003512,647.3800000000001)</text:p>
      <text:p text:style-name="P3">(4003513,250.93)</text:p>
      <text:p text:style-name="P3">(4003514,472.39)</text:p>
      <text:p text:style-name="P3"><text:soft-page-break/>(4003515,851.8599999999999)</text:p>
      <text:p text:style-name="P3">(4003516,761.6899999999999)</text:p>
      <text:p text:style-name="P3">(4003517,404.6)</text:p>
      <text:p text:style-name="P3">(4003518,385.61)</text:p>
      <text:p text:style-name="P3">(4003519,826.2)</text:p>
      <text:p text:style-name="P3">(4003520,281.33)</text:p>
      <text:p text:style-name="P3">(4003521,503.06000000000006)</text:p>
      <text:p text:style-name="P3">(4003522,818.39)</text:p>
      <text:p text:style-name="P3">(4003523,1093.3700000000001)</text:p>
      <text:p text:style-name="P3">(4003524,398.08)</text:p>
      <text:p text:style-name="P3">(4003525,362.42999999999995)</text:p>
      <text:p text:style-name="P3">(4003526,1020.0500000000001)</text:p>
      <text:p text:style-name="P3">(4003527,496.39)</text:p>
      <text:p text:style-name="P3">(4003528,1379.3899999999999)</text:p>
      <text:p text:style-name="P3">(4003529,703.3900000000001)</text:p>
      <text:p text:style-name="P3">(4003530,589.2800000000001)</text:p>
      <text:p text:style-name="P3">(4003531,825.46)</text:p>
      <text:p text:style-name="P3">(4003532,750.8100000000001)</text:p>
      <text:p text:style-name="P3">(4003533,441.73)</text:p>
      <text:p text:style-name="P3">(4003534,363.08)</text:p>
      <text:p text:style-name="P3">(4003535,442.14000000000004)</text:p>
      <text:p text:style-name="P3">(4003536,601.01)</text:p>
      <text:p text:style-name="P3">(4003537,418.12)</text:p>
      <text:p text:style-name="P3">(4003538,759.48)</text:p>
      <text:p text:style-name="P3">(4003539,425.53)</text:p>
      <text:p text:style-name="P3">(4003540,743.75)</text:p>
      <text:p text:style-name="P3">(4003541,312.52)</text:p>
      <text:p text:style-name="P3">(4003542,112.42)</text:p>
      <text:p text:style-name="P3">(4003543,660.91)</text:p>
      <text:p text:style-name="P3">(4003544,146.26)</text:p>
      <text:p text:style-name="P3">(4003545,118.25)</text:p>
      <text:p text:style-name="P3">(4003546,597.46)</text:p>
      <text:p text:style-name="P3">(4003547,433.15999999999997)</text:p>
      <text:p text:style-name="P3">(4003548,290.81)</text:p>
      <text:p text:style-name="P3">(4003549,350.04999999999995)</text:p>
      <text:p text:style-name="P3">(4003550,1045.72)</text:p>
      <text:p text:style-name="P3">(4003551,585.72)</text:p>
      <text:p text:style-name="P3">(4003552,480.08000000000004)</text:p>
      <text:p text:style-name="P3">(4003553,1391.77)</text:p>
      <text:p text:style-name="P3">(4003554,238.44)</text:p>
      <text:p text:style-name="P3">(4003555,386.85)</text:p>
      <text:p text:style-name="P3">(4003556,714.86)</text:p>
      <text:p text:style-name="P3">(4003557,505.29)</text:p>
      <text:p text:style-name="P3">(4003558,699.07)</text:p>
      <text:p text:style-name="P3">(4003559,846.4)</text:p>
      <text:p text:style-name="P3">(4003560,614.7)</text:p>
      <text:p text:style-name="P3">(4003561,281.32)</text:p>
      <text:p text:style-name="P3">(4003562,507.79999999999995)</text:p>
      <text:p text:style-name="P3">(4003563,636.15)</text:p>
      <text:p text:style-name="P3"><text:soft-page-break/>(4003564,518.4)</text:p>
      <text:p text:style-name="P3">(4003565,572.7700000000001)</text:p>
      <text:p text:style-name="P3">(4003566,293.49)</text:p>
      <text:p text:style-name="P3">(4003567,1359.0)</text:p>
      <text:p text:style-name="P3">(4003568,1000.0)</text:p>
      <text:p text:style-name="P3">(4003569,526.19)</text:p>
      <text:p text:style-name="P3">(4003570,227.61)</text:p>
      <text:p text:style-name="P3">(4003571,551.99)</text:p>
      <text:p text:style-name="P3">(4003572,310.53)</text:p>
      <text:p text:style-name="P3">(4003573,360.46000000000004)</text:p>
      <text:p text:style-name="P3">(4003574,132.53)</text:p>
      <text:p text:style-name="P3">(4003575,307.84999999999997)</text:p>
      <text:p text:style-name="P3">(4003576,668.34)</text:p>
      <text:p text:style-name="P3">(4003577,774.63)</text:p>
      <text:p text:style-name="P3">(4003578,528.52)</text:p>
      <text:p text:style-name="P3">(4003579,621.24)</text:p>
      <text:p text:style-name="P3">(4003580,1040.23)</text:p>
      <text:p text:style-name="P3">(4003581,554.09)</text:p>
      <text:p text:style-name="P3">(4003582,673.16)</text:p>
      <text:p text:style-name="P3">(4003583,574.5899999999999)</text:p>
      <text:p text:style-name="P3">(4003584,371.71)</text:p>
      <text:p text:style-name="P3">(4003585,595.81)</text:p>
      <text:p text:style-name="P3">(4003586,203.49)</text:p>
      <text:p text:style-name="P3">(4003587,163.93)</text:p>
      <text:p text:style-name="P3">(4003588,698.99)</text:p>
      <text:p text:style-name="P3">(4003589,904.21)</text:p>
      <text:p text:style-name="P3">(4003590,576.6400000000001)</text:p>
      <text:p text:style-name="P3">(4003591,269.12)</text:p>
      <text:p text:style-name="P3">(4003592,846.18)</text:p>
      <text:p text:style-name="P3">(4003593,981.1899999999999)</text:p>
      <text:p text:style-name="P3">(4003594,393.53999999999996)</text:p>
      <text:p text:style-name="P3">(4003595,628.57)</text:p>
      <text:p text:style-name="P3">(4003596,677.12)</text:p>
      <text:p text:style-name="P3">(4003597,1168.78)</text:p>
      <text:p text:style-name="P3">(4003598,850.0100000000001)</text:p>
      <text:p text:style-name="P3">(4003599,324.06)</text:p>
      <text:p text:style-name="P3">(4003600,324.36999999999995)</text:p>
      <text:p text:style-name="P3">(4003601,527.99)</text:p>
      <text:p text:style-name="P3">(4003602,304.84)</text:p>
      <text:p text:style-name="P3">(4003603,466.27)</text:p>
      <text:p text:style-name="P3">(4003604,380.61)</text:p>
      <text:p text:style-name="P3">(4003605,610.4699999999999)</text:p>
      <text:p text:style-name="P3">(4003606,428.2)</text:p>
      <text:p text:style-name="P3">(4003607,504.28)</text:p>
      <text:p text:style-name="P3">(4003608,958.76)</text:p>
      <text:p text:style-name="P3">(4003609,39.29)</text:p>
      <text:p text:style-name="P3">(4003610,943.99)</text:p>
      <text:p text:style-name="P3">(4003611,452.02)</text:p>
      <text:p text:style-name="P3">(4003612,519.55)</text:p>
      <text:p text:style-name="P3"><text:soft-page-break/>(4003613,1075.15)</text:p>
      <text:p text:style-name="P3">(4003614,504.21999999999997)</text:p>
      <text:p text:style-name="P3">(4003615,343.59999999999997)</text:p>
      <text:p text:style-name="P3">(4003616,75.89)</text:p>
      <text:p text:style-name="P3">(4003617,381.47)</text:p>
      <text:p text:style-name="P3">(4003618,578.89)</text:p>
      <text:p text:style-name="P3">(4003619,306.96)</text:p>
      <text:p text:style-name="P3">(4003620,354.65)</text:p>
      <text:p text:style-name="P3">(4003621,1002.51)</text:p>
      <text:p text:style-name="P3">(4003622,627.34)</text:p>
      <text:p text:style-name="P3">(4003623,128.97)</text:p>
      <text:p text:style-name="P3">(4003624,719.0400000000001)</text:p>
      <text:p text:style-name="P3">(4003625,457.96999999999997)</text:p>
      <text:p text:style-name="P3">(4003626,227.34)</text:p>
      <text:p text:style-name="P3">(4003627,293.51)</text:p>
      <text:p text:style-name="P3">(4003628,527.6899999999999)</text:p>
      <text:p text:style-name="P3">(4003629,123.65)</text:p>
      <text:p text:style-name="P3">(4003630,879.5)</text:p>
      <text:p text:style-name="P3">(4003631,489.24)</text:p>
      <text:p text:style-name="P3">(4003632,512.47)</text:p>
      <text:p text:style-name="P3">(4003633,498.34999999999997)</text:p>
      <text:p text:style-name="P3">(4003634,230.26)</text:p>
      <text:p text:style-name="P3">(4003635,296.09000000000003)</text:p>
      <text:p text:style-name="P3">(4003636,383.20000000000005)</text:p>
      <text:p text:style-name="P3">(4003637,827.1200000000001)</text:p>
      <text:p text:style-name="P3">(4003638,603.15)</text:p>
      <text:p text:style-name="P3">(4003639,827.99)</text:p>
      <text:p text:style-name="P3">(4003640,341.54)</text:p>
      <text:p text:style-name="P3">(4003641,493.61)</text:p>
      <text:p text:style-name="P3">(4003642,251.89999999999998)</text:p>
      <text:p text:style-name="P3">(4003643,971.95)</text:p>
      <text:p text:style-name="P3">(4003644,529.8)</text:p>
      <text:p text:style-name="P3">(4003645,207.11)</text:p>
      <text:p text:style-name="P3">(4003646,632.62)</text:p>
      <text:p text:style-name="P3">(4003647,182.6)</text:p>
      <text:p text:style-name="P3">(4003648,667.95)</text:p>
      <text:p text:style-name="P3">(4003649,443.64)</text:p>
      <text:p text:style-name="P3">(4003650,864.87)</text:p>
      <text:p text:style-name="P3">(4003651,177.26999999999998)</text:p>
      <text:p text:style-name="P3">(4003652,779.95)</text:p>
      <text:p text:style-name="P3">(4003653,461.91999999999996)</text:p>
      <text:p text:style-name="P3">(4003654,20.69)</text:p>
      <text:p text:style-name="P3">(4003655,611.33)</text:p>
      <text:p text:style-name="P3">(4003656,690.42)</text:p>
      <text:p text:style-name="P3">(4003657,769.04)</text:p>
      <text:p text:style-name="P3">(4003658,783.1000000000001)</text:p>
      <text:p text:style-name="P3">(4003659,274.03)</text:p>
      <text:p text:style-name="P3">(4003660,183.89000000000001)</text:p>
      <text:p text:style-name="P3">(4003661,181.04)</text:p>
      <text:p text:style-name="P3"><text:soft-page-break/>(4003662,464.2)</text:p>
      <text:p text:style-name="P3">(4003663,63.68)</text:p>
      <text:p text:style-name="P3">(4003664,533.01)</text:p>
      <text:p text:style-name="P3">(4003665,898.24)</text:p>
      <text:p text:style-name="P3">(4003666,793.34)</text:p>
      <text:p text:style-name="P3">(4003667,719.43)</text:p>
      <text:p text:style-name="P3">(4003668,809.3999999999999)</text:p>
      <text:p text:style-name="P3">(4003669,876.46)</text:p>
      <text:p text:style-name="P3">(4003670,510.0)</text:p>
      <text:p text:style-name="P3">(4003671,556.78)</text:p>
      <text:p text:style-name="P3">(4003672,478.5)</text:p>
      <text:p text:style-name="P3">(4003673,539.98)</text:p>
      <text:p text:style-name="P3">(4003674,621.82)</text:p>
      <text:p text:style-name="P3">(4003675,156.12)</text:p>
      <text:p text:style-name="P3">(4003676,564.24)</text:p>
      <text:p text:style-name="P3">(4003677,464.9)</text:p>
      <text:p text:style-name="P3">(4003678,444.9)</text:p>
      <text:p text:style-name="P3">(4003679,1019.68)</text:p>
      <text:p text:style-name="P3">(4003680,592.49)</text:p>
      <text:p text:style-name="P3">(4003681,324.6)</text:p>
      <text:p text:style-name="P3">(4003682,217.49)</text:p>
      <text:p text:style-name="P3">(4003683,1015.3000000000001)</text:p>
      <text:p text:style-name="P3">(4003684,575.17)</text:p>
      <text:p text:style-name="P3">(4003685,857.4000000000001)</text:p>
      <text:p text:style-name="P3">(4003686,163.55)</text:p>
      <text:p text:style-name="P3">(4003687,485.1)</text:p>
      <text:p text:style-name="P3">(4003688,545.97)</text:p>
      <text:p text:style-name="P3">(4003689,615.28)</text:p>
      <text:p text:style-name="P3">(4003690,508.05000000000007)</text:p>
      <text:p text:style-name="P3">(4003691,536.47)</text:p>
      <text:p text:style-name="P3">(4003692,743.4499999999999)</text:p>
      <text:p text:style-name="P3">(4003693,226.95)</text:p>
      <text:p text:style-name="P3">(4003694,519.62)</text:p>
      <text:p text:style-name="P3">(4003695,286.71000000000004)</text:p>
      <text:p text:style-name="P3">(4003696,574.02)</text:p>
      <text:p text:style-name="P3">(4003697,652.1899999999999)</text:p>
      <text:p text:style-name="P3">(4003698,346.90999999999997)</text:p>
      <text:p text:style-name="P3">(4003699,788.09)</text:p>
      <text:p text:style-name="P3">(4003700,118.44)</text:p>
      <text:p text:style-name="P3">(4003701,378.03)</text:p>
      <text:p text:style-name="P3">(4003702,493.36)</text:p>
      <text:p text:style-name="P3">(4003703,207.97)</text:p>
      <text:p text:style-name="P3">(4003704,646.45)</text:p>
      <text:p text:style-name="P3">(4003705,365.9)</text:p>
      <text:p text:style-name="P3">(4003706,309.9)</text:p>
      <text:p text:style-name="P3">(4003707,313.97)</text:p>
      <text:p text:style-name="P3">(4003708,33.57)</text:p>
      <text:p text:style-name="P3">(4003709,115.41)</text:p>
      <text:p text:style-name="P3">(4003711,615.5600000000001)</text:p>
      <text:p text:style-name="P3"><text:soft-page-break/>(4003712,501.31)</text:p>
      <text:p text:style-name="P3">(4003713,452.68000000000006)</text:p>
      <text:p text:style-name="P3">(4003714,745.1)</text:p>
      <text:p text:style-name="P3">(4003715,477.84000000000003)</text:p>
      <text:p text:style-name="P3">(4003716,642.88)</text:p>
      <text:p text:style-name="P3">(4003717,130.79)</text:p>
      <text:p text:style-name="P3">(4003718,365.06)</text:p>
      <text:p text:style-name="P3">(4003719,550.84)</text:p>
      <text:p text:style-name="P3">(4003720,108.82)</text:p>
      <text:p text:style-name="P3">(4003721,331.90999999999997)</text:p>
      <text:p text:style-name="P3">(4003723,165.57)</text:p>
      <text:p text:style-name="P3">(4003724,526.27)</text:p>
      <text:p text:style-name="P3">(4003725,630.1600000000001)</text:p>
      <text:p text:style-name="P3">(4003726,805.1)</text:p>
      <text:p text:style-name="P3">(4003727,560.9)</text:p>
      <text:p text:style-name="P3">(4003728,822.64)</text:p>
      <text:p text:style-name="P3">(4003729,512.29)</text:p>
      <text:p text:style-name="P3">(4003730,807.06)</text:p>
      <text:p text:style-name="P3">(4003732,307.72)</text:p>
      <text:p text:style-name="P3">(4003733,537.62)</text:p>
      <text:p text:style-name="P3">(4003734,287.13)</text:p>
      <text:p text:style-name="P3">(4003735,285.98)</text:p>
      <text:p text:style-name="P3">(4003736,662.18)</text:p>
      <text:p text:style-name="P3">(4003737,92.32000000000001)</text:p>
      <text:p text:style-name="P3">(4003738,446.94)</text:p>
      <text:p text:style-name="P3">(4003739,154.25)</text:p>
      <text:p text:style-name="P3">(4003740,769.41)</text:p>
      <text:p text:style-name="P3">(4003741,220.32)</text:p>
      <text:p text:style-name="P3">(4003742,660.75)</text:p>
      <text:p text:style-name="P3">(4003743,439.38)</text:p>
      <text:p text:style-name="P3">(4003745,1221.5)</text:p>
      <text:p text:style-name="P3">(4003746,734.9100000000001)</text:p>
      <text:p text:style-name="P3">(4003747,312.43)</text:p>
      <text:p text:style-name="P3">(4003748,308.99)</text:p>
      <text:p text:style-name="P3">(4003749,352.66999999999996)</text:p>
      <text:p text:style-name="P3">(4003750,482.09000000000003)</text:p>
      <text:p text:style-name="P3">(4003751,313.82000000000005)</text:p>
      <text:p text:style-name="P3">(4003752,506.25)</text:p>
      <text:p text:style-name="P3">(4003753,791.26)</text:p>
      <text:p text:style-name="P3">(4003754,521.24)</text:p>
      <text:p text:style-name="P3">(4003755,364.46999999999997)</text:p>
      <text:p text:style-name="P3">(4003756,829.8)</text:p>
      <text:p text:style-name="P3">(4003757,731.27)</text:p>
      <text:p text:style-name="P3">(4003758,550.22)</text:p>
      <text:p text:style-name="P3">(4003759,729.3199999999999)</text:p>
      <text:p text:style-name="P3">(4003760,350.27)</text:p>
      <text:p text:style-name="P3">(4003761,507.8)</text:p>
      <text:p text:style-name="P3">(4003762,725.1700000000001)</text:p>
      <text:p text:style-name="P3">(4003763,172.36)</text:p>
      <text:p text:style-name="P3"><text:soft-page-break/>(4003764,257.62)</text:p>
      <text:p text:style-name="P3">(4003765,184.45)</text:p>
      <text:p text:style-name="P3">(4003766,654.81)</text:p>
      <text:p text:style-name="P3">(4003767,916.6999999999998)</text:p>
      <text:p text:style-name="P3">(4003768,191.01)</text:p>
      <text:p text:style-name="P3">(4003769,751.48)</text:p>
      <text:p text:style-name="P3">(4003770,149.1)</text:p>
      <text:p text:style-name="P3">(4003771,215.82999999999998)</text:p>
      <text:p text:style-name="P3">(4003773,730.61)</text:p>
      <text:p text:style-name="P3">(4003774,361.29999999999995)</text:p>
      <text:p text:style-name="P3">(4003775,715.69)</text:p>
      <text:p text:style-name="P3">(4003776,169.81)</text:p>
      <text:p text:style-name="P3">(4003777,559.24)</text:p>
      <text:p text:style-name="P3">(4003778,712.0)</text:p>
      <text:p text:style-name="P3">(4003779,520.65)</text:p>
      <text:p text:style-name="P3">(4003780,217.67999999999998)</text:p>
      <text:p text:style-name="P3">(4003781,277.64)</text:p>
      <text:p text:style-name="P3">(4003782,324.56000000000006)</text:p>
      <text:p text:style-name="P3">(4003783,627.21)</text:p>
      <text:p text:style-name="P3">(4003784,815.85)</text:p>
      <text:p text:style-name="P3">(4003785,448.25)</text:p>
      <text:p text:style-name="P3">(4003786,636.06)</text:p>
      <text:p text:style-name="P3">(4003787,375.70000000000005)</text:p>
      <text:p text:style-name="P3">(4003788,383.08)</text:p>
      <text:p text:style-name="P3">(4003789,375.17)</text:p>
      <text:p text:style-name="P3">(4003790,463.61)</text:p>
      <text:p text:style-name="P3">(4003791,721.1)</text:p>
      <text:p text:style-name="P3">(4003792,345.28999999999996)</text:p>
      <text:p text:style-name="P3">(4003793,580.09)</text:p>
      <text:p text:style-name="P3">(4003794,485.29)</text:p>
      <text:p text:style-name="P3">(4003795,563.4499999999999)</text:p>
      <text:p text:style-name="P3">(4003796,435.43)</text:p>
      <text:p text:style-name="P3">(4003797,447.91999999999996)</text:p>
      <text:p text:style-name="P3">(4003798,204.97)</text:p>
      <text:p text:style-name="P3">(4003799,562.76)</text:p>
      <text:p text:style-name="P3">(4003800,317.96)</text:p>
      <text:p text:style-name="P3">(4003801,70.13)</text:p>
      <text:p text:style-name="P3">(4003802,214.89)</text:p>
      <text:p text:style-name="P3">(4003803,665.7800000000001)</text:p>
      <text:p text:style-name="P3">(4003804,336.10999999999996)</text:p>
      <text:p text:style-name="P3">(4003805,472.61)</text:p>
      <text:p text:style-name="P3">(4003806,817.71)</text:p>
      <text:p text:style-name="P3">(4003807,452.4)</text:p>
      <text:p text:style-name="P3">(4003808,429.94000000000005)</text:p>
      <text:p text:style-name="P3">(4003809,495.98)</text:p>
      <text:p text:style-name="P3">(4003810,598.54)</text:p>
      <text:p text:style-name="P3">(4003811,150.59)</text:p>
      <text:p text:style-name="P3">(4003812,742.3)</text:p>
      <text:p text:style-name="P3">(4003813,710.9699999999999)</text:p>
      <text:p text:style-name="P3"><text:soft-page-break/>(4003814,718.5899999999998)</text:p>
      <text:p text:style-name="P3">(4003815,448.23999999999995)</text:p>
      <text:p text:style-name="P3">(4003816,411.58000000000004)</text:p>
      <text:p text:style-name="P3">(4003817,240.48999999999998)</text:p>
      <text:p text:style-name="P3">(4003818,552.25)</text:p>
      <text:p text:style-name="P3">(4003819,164.14000000000001)</text:p>
      <text:p text:style-name="P3">(4003820,133.32999999999998)</text:p>
      <text:p text:style-name="P3">(4003821,855.19)</text:p>
      <text:p text:style-name="P3">(4003822,903.0)</text:p>
      <text:p text:style-name="P3">(4003823,606.43)</text:p>
      <text:p text:style-name="P3">(4003824,272.74)</text:p>
      <text:p text:style-name="P3">(4003825,232.14999999999998)</text:p>
      <text:p text:style-name="P3">(4003826,868.4200000000001)</text:p>
      <text:p text:style-name="P3">(4003827,405.52)</text:p>
      <text:p text:style-name="P3">(4003828,663.11)</text:p>
      <text:p text:style-name="P3">(4003829,644.7900000000001)</text:p>
      <text:p text:style-name="P3">(4003830,246.83)</text:p>
      <text:p text:style-name="P3">(4003831,809.0500000000001)</text:p>
      <text:p text:style-name="P3">(4003832,511.74)</text:p>
      <text:p text:style-name="P3">(4003833,976.28)</text:p>
      <text:p text:style-name="P3">(4003834,374.48999999999995)</text:p>
      <text:p text:style-name="P3">(4003835,1005.04)</text:p>
      <text:p text:style-name="P3">(4003836,241.72)</text:p>
      <text:p text:style-name="P3">(4003837,721.84)</text:p>
      <text:p text:style-name="P3">(4003838,401.41999999999996)</text:p>
      <text:p text:style-name="P3">(4003839,845.29)</text:p>
      <text:p text:style-name="P3">(4003840,729.0)</text:p>
      <text:p text:style-name="P3">(4003841,477.56)</text:p>
      <text:p text:style-name="P3">(4003842,236.88)</text:p>
      <text:p text:style-name="P3">(4003843,580.81)</text:p>
      <text:p text:style-name="P3">(4003844,757.8700000000001)</text:p>
      <text:p text:style-name="P3">(4003845,509.88)</text:p>
      <text:p text:style-name="P3">(4003846,85.56)</text:p>
      <text:p text:style-name="P3">(4003847,793.3899999999999)</text:p>
      <text:p text:style-name="P3">(4003848,318.84)</text:p>
      <text:p text:style-name="P3">(4003849,872.3100000000001)</text:p>
      <text:p text:style-name="P3">(4003850,581.34)</text:p>
      <text:p text:style-name="P3">(4003851,821.36)</text:p>
      <text:p text:style-name="P3">(4003852,91.91)</text:p>
      <text:p text:style-name="P3">(4003853,184.70999999999998)</text:p>
      <text:p text:style-name="P3">(4003854,574.82)</text:p>
      <text:p text:style-name="P3">(4003855,863.2999999999998)</text:p>
      <text:p text:style-name="P3">(4003856,725.82)</text:p>
      <text:p text:style-name="P3">(4003857,939.79)</text:p>
      <text:p text:style-name="P3">(4003858,378.23)</text:p>
      <text:p text:style-name="P3">(4003859,506.38)</text:p>
      <text:p text:style-name="P3">(4003860,260.21)</text:p>
      <text:p text:style-name="P3">(4003861,284.63)</text:p>
      <text:p text:style-name="P3">(4003862,628.9399999999999)</text:p>
      <text:p text:style-name="P3"><text:soft-page-break/>(4003863,1030.49)</text:p>
      <text:p text:style-name="P3">(4003864,258.78)</text:p>
      <text:p text:style-name="P3">(4003865,540.08)</text:p>
      <text:p text:style-name="P3">(4003866,465.68)</text:p>
      <text:p text:style-name="P3">(4003867,478.74)</text:p>
      <text:p text:style-name="P3">(4003868,579.3199999999999)</text:p>
      <text:p text:style-name="P3">(4003869,282.56)</text:p>
      <text:p text:style-name="P3">(4003870,741.47)</text:p>
      <text:p text:style-name="P3">(4003871,457.79)</text:p>
      <text:p text:style-name="P3">(4003872,239.65)</text:p>
      <text:p text:style-name="P3">(4003873,513.87)</text:p>
      <text:p text:style-name="P3">(4003874,428.35)</text:p>
      <text:p text:style-name="P3">(4003875,803.52)</text:p>
      <text:p text:style-name="P3">(4003876,620.8)</text:p>
      <text:p text:style-name="P3">(4003877,382.98)</text:p>
      <text:p text:style-name="P3">(4003878,1017.9600000000002)</text:p>
      <text:p text:style-name="P3">(4003879,679.8199999999999)</text:p>
      <text:p text:style-name="P3">(4003880,692.8000000000001)</text:p>
      <text:p text:style-name="P3">(4003881,381.5)</text:p>
      <text:p text:style-name="P3">(4003882,1099.52)</text:p>
      <text:p text:style-name="P3">(4003883,673.09)</text:p>
      <text:p text:style-name="P3">(4003884,152.82)</text:p>
      <text:p text:style-name="P3">(4003885,253.64)</text:p>
      <text:p text:style-name="P3">(4003886,442.96)</text:p>
      <text:p text:style-name="P3">(4003887,518.77)</text:p>
      <text:p text:style-name="P3">(4003888,302.03000000000003)</text:p>
      <text:p text:style-name="P3">(4003889,784.67)</text:p>
      <text:p text:style-name="P3">(4003890,528.48)</text:p>
      <text:p text:style-name="P3">(4003891,623.81)</text:p>
      <text:p text:style-name="P3">(4003892,70.96)</text:p>
      <text:p text:style-name="P3">(4003893,691.1700000000001)</text:p>
      <text:p text:style-name="P3">(4003894,287.13)</text:p>
      <text:p text:style-name="P3">(4003895,256.57)</text:p>
      <text:p text:style-name="P3">(4003896,708.8400000000001)</text:p>
      <text:p text:style-name="P3">(4003897,378.43)</text:p>
      <text:p text:style-name="P3">(4003898,1239.9599999999998)</text:p>
      <text:p text:style-name="P3">(4003899,357.35)</text:p>
      <text:p text:style-name="P3">(4003900,658.1500000000001)</text:p>
      <text:p text:style-name="P3">(4003901,584.6)</text:p>
      <text:p text:style-name="P3">(4003902,521.13)</text:p>
      <text:p text:style-name="P3">(4003903,202.42000000000002)</text:p>
      <text:p text:style-name="P3">(4003904,396.45000000000005)</text:p>
      <text:p text:style-name="P3">(4003905,404.9)</text:p>
      <text:p text:style-name="P3">(4003906,451.52)</text:p>
      <text:p text:style-name="P3">(4003907,1272.43)</text:p>
      <text:p text:style-name="P3">(4003908,380.59)</text:p>
      <text:p text:style-name="P3">(4003909,970.77)</text:p>
      <text:p text:style-name="P3">(4003910,318.76)</text:p>
      <text:p text:style-name="P3">(4003911,296.84000000000003)</text:p>
      <text:p text:style-name="P3"><text:soft-page-break/>(4003913,927.3499999999999)</text:p>
      <text:p text:style-name="P3">(4003914,575.72)</text:p>
      <text:p text:style-name="P3">(4003915,303.75)</text:p>
      <text:p text:style-name="P3">(4003916,954.51)</text:p>
      <text:p text:style-name="P3">(4003917,1283.27)</text:p>
      <text:p text:style-name="P3">(4003918,463.84000000000003)</text:p>
      <text:p text:style-name="P3">(4003919,598.47)</text:p>
      <text:p text:style-name="P3">(4003920,606.99)</text:p>
      <text:p text:style-name="P3">(4003921,688.75)</text:p>
      <text:p text:style-name="P3">(4003922,711.33)</text:p>
      <text:p text:style-name="P3">(4003923,706.5200000000001)</text:p>
      <text:p text:style-name="P3">(4003924,447.0)</text:p>
      <text:p text:style-name="P3">(4003925,162.77)</text:p>
      <text:p text:style-name="P3">(4003926,464.78999999999996)</text:p>
      <text:p text:style-name="P3">(4003927,1203.64)</text:p>
      <text:p text:style-name="P3">(4003928,309.05)</text:p>
      <text:p text:style-name="P3">(4003929,718.14)</text:p>
      <text:p text:style-name="P3">(4003930,347.5)</text:p>
      <text:p text:style-name="P3">(4003931,590.4)</text:p>
      <text:p text:style-name="P3">(4003932,164.14000000000001)</text:p>
      <text:p text:style-name="P3">(4003933,73.64)</text:p>
      <text:p text:style-name="P3">(4003934,552.17)</text:p>
      <text:p text:style-name="P3">(4003935,781.0400000000001)</text:p>
      <text:p text:style-name="P3">(4003936,485.93)</text:p>
      <text:p text:style-name="P3">(4003937,478.11)</text:p>
      <text:p text:style-name="P3">(4003938,479.58)</text:p>
      <text:p text:style-name="P3">(4003939,667.76)</text:p>
      <text:p text:style-name="P3">(4003940,591.3100000000001)</text:p>
      <text:p text:style-name="P3">(4003941,385.6)</text:p>
      <text:p text:style-name="P3">(4003942,373.46999999999997)</text:p>
      <text:p text:style-name="P3">(4003943,331.61)</text:p>
      <text:p text:style-name="P3">(4003944,339.53999999999996)</text:p>
      <text:p text:style-name="P3">(4003945,587.89)</text:p>
      <text:p text:style-name="P3">(4003946,681.78)</text:p>
      <text:p text:style-name="P3">(4003947,301.56)</text:p>
      <text:p text:style-name="P3">(4003948,119.18)</text:p>
      <text:p text:style-name="P3">(4003949,176.22)</text:p>
      <text:p text:style-name="P3">(4003950,680.5)</text:p>
      <text:p text:style-name="P3">(4003951,250.01000000000002)</text:p>
      <text:p text:style-name="P3">(4003952,239.34)</text:p>
      <text:p text:style-name="P3">(4003953,787.5)</text:p>
      <text:p text:style-name="P3">(4003954,513.61)</text:p>
      <text:p text:style-name="P3">(4003955,356.04)</text:p>
      <text:p text:style-name="P3">(4003956,546.73)</text:p>
      <text:p text:style-name="P3">(4003957,777.9000000000001)</text:p>
      <text:p text:style-name="P3">(4003958,154.47)</text:p>
      <text:p text:style-name="P3">(4003959,113.2)</text:p>
      <text:p text:style-name="P3">(4003960,345.42999999999995)</text:p>
      <text:p text:style-name="P3">(4003961,650.84)</text:p>
      <text:p text:style-name="P3"><text:soft-page-break/>(4003962,256.32)</text:p>
      <text:p text:style-name="P3">(4003963,683.6600000000001)</text:p>
      <text:p text:style-name="P3">(4003964,145.75)</text:p>
      <text:p text:style-name="P3">(4003965,1300.1200000000001)</text:p>
      <text:p text:style-name="P3">(4003966,29.19)</text:p>
      <text:p text:style-name="P3">(4003967,213.83)</text:p>
      <text:p text:style-name="P3">(4003968,565.3200000000002)</text:p>
      <text:p text:style-name="P3">(4003969,598.9799999999999)</text:p>
      <text:p text:style-name="P3">(4003970,484.46)</text:p>
      <text:p text:style-name="P3">(4003971,683.14)</text:p>
      <text:p text:style-name="P3">(4003972,822.0799999999999)</text:p>
      <text:p text:style-name="P3">(4003973,525.95)</text:p>
      <text:p text:style-name="P3">(4003974,416.40999999999997)</text:p>
      <text:p text:style-name="P3">(4003975,239.25)</text:p>
      <text:p text:style-name="P3">(4003976,455.06)</text:p>
      <text:p text:style-name="P3">(4003977,844.03)</text:p>
      <text:p text:style-name="P3">(4003978,656.38)</text:p>
      <text:p text:style-name="P3">(4003979,145.87)</text:p>
      <text:p text:style-name="P3">(4003980,528.76)</text:p>
      <text:p text:style-name="P3">(4003981,642.89)</text:p>
      <text:p text:style-name="P3">(4003982,797.4599999999999)</text:p>
      <text:p text:style-name="P3">(4003983,182.82)</text:p>
      <text:p text:style-name="P3">(4003984,560.76)</text:p>
      <text:p text:style-name="P3">(4003985,643.05)</text:p>
      <text:p text:style-name="P3">(4003986,27.9)</text:p>
      <text:p text:style-name="P3">(4003987,543.36)</text:p>
      <text:p text:style-name="P3">(4003988,462.48)</text:p>
      <text:p text:style-name="P3">(4003989,332.71999999999997)</text:p>
      <text:p text:style-name="P3">(4003990,1008.8599999999999)</text:p>
      <text:p text:style-name="P3">(4003991,1016.3900000000001)</text:p>
      <text:p text:style-name="P3">(4003992,357.66999999999996)</text:p>
      <text:p text:style-name="P3">(4003993,490.11)</text:p>
      <text:p text:style-name="P3">(4003994,1178.46)</text:p>
      <text:p text:style-name="P3">(4003995,245.23000000000002)</text:p>
      <text:p text:style-name="P3">(4003996,449.25)</text:p>
      <text:p text:style-name="P3">(4003997,341.93)</text:p>
      <text:p text:style-name="P3">(4003998,185.85)</text:p>
      <text:p text:style-name="P3">(4003999,969.95)</text:p>
      <text:p text:style-name="P3">(4004000,532.64)</text:p>
      <text:p text:style-name="P3">(4004001,718.2)</text:p>
      <text:p text:style-name="P3">(4004002,398.69000000000005)</text:p>
      <text:p text:style-name="P3">(4004003,458.1600000000001)</text:p>
      <text:p text:style-name="P3">(4004004,508.21000000000004)</text:p>
      <text:p text:style-name="P3">(4004005,965.6800000000001)</text:p>
      <text:p text:style-name="P3">(4004006,525.62)</text:p>
      <text:p text:style-name="P3">(4004007,103.26)</text:p>
      <text:p text:style-name="P3">(4004008,817.8499999999999)</text:p>
      <text:p text:style-name="P3">(4004009,205.02)</text:p>
      <text:p text:style-name="P3">(4004010,210.51000000000002)</text:p>
      <text:p text:style-name="P3"><text:soft-page-break/>(4004011,525.38)</text:p>
      <text:p text:style-name="P3">(4004012,637.31)</text:p>
      <text:p text:style-name="P3">(4004013,459.58000000000004)</text:p>
      <text:p text:style-name="P3">(4004014,419.95000000000005)</text:p>
      <text:p text:style-name="P3">(4004015,519.39)</text:p>
      <text:p text:style-name="P3">(4004016,558.8399999999999)</text:p>
      <text:p text:style-name="P3">(4004017,1109.1000000000001)</text:p>
      <text:p text:style-name="P3">(4004018,376.10999999999996)</text:p>
      <text:p text:style-name="P3">(4004019,202.91)</text:p>
      <text:p text:style-name="P3">(4004020,592.2900000000001)</text:p>
      <text:p text:style-name="P3">(4004021,392.97)</text:p>
      <text:p text:style-name="P3">(4004022,623.6300000000001)</text:p>
      <text:p text:style-name="P3">(4004023,625.8)</text:p>
      <text:p text:style-name="P3">(4004024,576.55)</text:p>
      <text:p text:style-name="P3">(4004025,475.10999999999996)</text:p>
      <text:p text:style-name="P3">(4004026,180.21)</text:p>
      <text:p text:style-name="P3">(4004027,93.98)</text:p>
      <text:p text:style-name="P3">(4004028,313.15)</text:p>
      <text:p text:style-name="P3">(4004029,469.46999999999997)</text:p>
      <text:p text:style-name="P3">(4004030,659.9000000000001)</text:p>
      <text:p text:style-name="P3">(4004031,280.28999999999996)</text:p>
      <text:p text:style-name="P3">(4004032,499.51)</text:p>
      <text:p text:style-name="P3">(4004033,492.73)</text:p>
      <text:p text:style-name="P3">(4004034,844.2299999999999)</text:p>
      <text:p text:style-name="P3">(4004035,749.51)</text:p>
      <text:p text:style-name="P3">(4004036,133.49)</text:p>
      <text:p text:style-name="P3">(4004037,869.68)</text:p>
      <text:p text:style-name="P3">(4004038,461.87)</text:p>
      <text:p text:style-name="P3">(4004039,846.7500000000001)</text:p>
      <text:p text:style-name="P3">(4004040,1141.5)</text:p>
      <text:p text:style-name="P3">(4004041,170.76)</text:p>
      <text:p text:style-name="P3">(4004042,881.51)</text:p>
      <text:p text:style-name="P3">(4004043,292.79)</text:p>
      <text:p text:style-name="P3">(4004044,363.98)</text:p>
      <text:p text:style-name="P3">(4004045,125.63)</text:p>
      <text:p text:style-name="P3">(4004046,205.69)</text:p>
      <text:p text:style-name="P3">(4004047,661.37)</text:p>
      <text:p text:style-name="P3">(4004048,730.81)</text:p>
      <text:p text:style-name="P3">(4004049,666.57)</text:p>
      <text:p text:style-name="P3">(4004050,1135.0100000000002)</text:p>
      <text:p text:style-name="P3">(4004051,314.01)</text:p>
      <text:p text:style-name="P3">(4004052,497.09000000000003)</text:p>
      <text:p text:style-name="P3">(4004053,389.21)</text:p>
      <text:p text:style-name="P3">(4004054,774.9300000000001)</text:p>
      <text:p text:style-name="P3">(4004055,567.9)</text:p>
      <text:p text:style-name="P3">(4004056,255.51)</text:p>
      <text:p text:style-name="P3">(4004057,976.3100000000001)</text:p>
      <text:p text:style-name="P3">(4004058,515.95)</text:p>
      <text:p text:style-name="P3">(4004059,800.0899999999999)</text:p>
      <text:p text:style-name="P3"><text:soft-page-break/>(4004060,155.89)</text:p>
      <text:p text:style-name="P3">(4004061,321.95000000000005)</text:p>
      <text:p text:style-name="P3">(4004062,196.71999999999997)</text:p>
      <text:p text:style-name="P3">(4004063,773.27)</text:p>
      <text:p text:style-name="P3">(4004064,254.35000000000002)</text:p>
      <text:p text:style-name="P3">(4004065,242.58)</text:p>
      <text:p text:style-name="P3">(4004066,52.36)</text:p>
      <text:p text:style-name="P3">(4004067,445.7)</text:p>
      <text:p text:style-name="P3">(4004068,600.9300000000001)</text:p>
      <text:p text:style-name="P3">(4004069,439.76000000000005)</text:p>
      <text:p text:style-name="P3">(4004070,197.41000000000003)</text:p>
      <text:p text:style-name="P3">(4004071,439.71999999999997)</text:p>
      <text:p text:style-name="P3">(4004072,579.6800000000001)</text:p>
      <text:p text:style-name="P3">(4004073,209.84)</text:p>
      <text:p text:style-name="P3">(4004074,350.7800000000001)</text:p>
      <text:p text:style-name="P3">(4004075,601.2499999999999)</text:p>
      <text:p text:style-name="P3">(4004076,276.42)</text:p>
      <text:p text:style-name="P3">(4004077,684.22)</text:p>
      <text:p text:style-name="P3">(4004078,679.33)</text:p>
      <text:p text:style-name="P3">(4004079,195.3)</text:p>
      <text:p text:style-name="P3">(4004080,446.99)</text:p>
      <text:p text:style-name="P3">(4004081,923.2)</text:p>
      <text:p text:style-name="P3">(4004082,574.7500000000001)</text:p>
      <text:p text:style-name="P3">(4004083,740.83)</text:p>
      <text:p text:style-name="P3">(4004084,488.03000000000003)</text:p>
      <text:p text:style-name="P3">(4004085,797.7799999999999)</text:p>
      <text:p text:style-name="P3">(4004086,419.12)</text:p>
      <text:p text:style-name="P3">(4004087,302.90999999999997)</text:p>
      <text:p text:style-name="P3">(4004088,504.07)</text:p>
      <text:p text:style-name="P3">(4004089,352.2)</text:p>
      <text:p text:style-name="P3">(4004090,309.65000000000003)</text:p>
      <text:p text:style-name="P3">(4004091,464.15000000000003)</text:p>
      <text:p text:style-name="P3">(4004092,539.0)</text:p>
      <text:p text:style-name="P3">(4004093,334.88)</text:p>
      <text:p text:style-name="P3">(4004094,101.07)</text:p>
      <text:p text:style-name="P3">(4004095,769.54)</text:p>
      <text:p text:style-name="P3">(4004096,837.74)</text:p>
      <text:p text:style-name="P3">(4004097,402.98)</text:p>
      <text:p text:style-name="P3">(4004098,1062.38)</text:p>
      <text:p text:style-name="P3">(4004099,1423.8500000000001)</text:p>
      <text:p text:style-name="P3">(4004100,261.64)</text:p>
      <text:p text:style-name="P3">(4004101,385.07)</text:p>
      <text:p text:style-name="P3">(4004102,253.90999999999997)</text:p>
      <text:p text:style-name="P3">(4004103,659.02)</text:p>
      <text:p text:style-name="P3">(4004104,241.03)</text:p>
      <text:p text:style-name="P3">(4004105,449.96999999999997)</text:p>
      <text:p text:style-name="P3">(4004106,388.94000000000005)</text:p>
      <text:p text:style-name="P3">(4004107,794.4)</text:p>
      <text:p text:style-name="P3">(4004108,430.22)</text:p>
      <text:p text:style-name="P3"><text:soft-page-break/>(4004109,259.33)</text:p>
      <text:p text:style-name="P3">(4004110,595.01)</text:p>
      <text:p text:style-name="P3">(4004111,595.59)</text:p>
      <text:p text:style-name="P3">(4004112,452.91999999999996)</text:p>
      <text:p text:style-name="P3">(4004113,623.1300000000001)</text:p>
      <text:p text:style-name="P3">(4004114,843.0600000000001)</text:p>
      <text:p text:style-name="P3">(4004115,531.07)</text:p>
      <text:p text:style-name="P3">(4004116,919.34)</text:p>
      <text:p text:style-name="P3">(4004117,272.38)</text:p>
      <text:p text:style-name="P3">(4004118,461.23)</text:p>
      <text:p text:style-name="P3">(4004119,709.0999999999999)</text:p>
      <text:p text:style-name="P3">(4004120,266.39000000000004)</text:p>
      <text:p text:style-name="P3">(4004121,742.05)</text:p>
      <text:p text:style-name="P3">(4004122,216.64999999999998)</text:p>
      <text:p text:style-name="P3">(4004123,1131.5800000000002)</text:p>
      <text:p text:style-name="P3">(4004124,699.1899999999999)</text:p>
      <text:p text:style-name="P3">(4004125,973.2800000000001)</text:p>
      <text:p text:style-name="P3">(4004126,574.6399999999999)</text:p>
      <text:p text:style-name="P3">(4004127,428.72)</text:p>
      <text:p text:style-name="P3">(4004128,725.4999999999999)</text:p>
      <text:p text:style-name="P3">(4004129,287.76)</text:p>
      <text:p text:style-name="P3">(4004130,536.08)</text:p>
      <text:p text:style-name="P3">(4004131,568.07)</text:p>
      <text:p text:style-name="P3">(4004132,607.11)</text:p>
      <text:p text:style-name="P3">(4004133,428.18)</text:p>
      <text:p text:style-name="P3">(4004134,246.14)</text:p>
      <text:p text:style-name="P3">(4004135,620.94)</text:p>
      <text:p text:style-name="P3">(4004136,639.1500000000001)</text:p>
      <text:p text:style-name="P3">(4004137,790.5600000000002)</text:p>
      <text:p text:style-name="P3">(4004138,382.09)</text:p>
      <text:p text:style-name="P3">(4004139,573.2299999999999)</text:p>
      <text:p text:style-name="P3">(4004140,675.73)</text:p>
      <text:p text:style-name="P3">(4004141,304.9)</text:p>
      <text:p text:style-name="P3">(4004142,172.63)</text:p>
      <text:p text:style-name="P3">(4004143,1167.18)</text:p>
      <text:p text:style-name="P3">(4004144,575.67)</text:p>
      <text:p text:style-name="P3">(4004145,1024.77)</text:p>
      <text:p text:style-name="P3">(4004146,632.9399999999999)</text:p>
      <text:p text:style-name="P3">(4004147,365.68)</text:p>
      <text:p text:style-name="P3">(4004148,165.15)</text:p>
      <text:p text:style-name="P3">(4004149,447.9)</text:p>
      <text:p text:style-name="P3">(4004150,371.86)</text:p>
      <text:p text:style-name="P3">(4004151,118.01)</text:p>
      <text:p text:style-name="P3">(4004152,597.22)</text:p>
      <text:p text:style-name="P3">(4004153,657.75)</text:p>
      <text:p text:style-name="P3">(4004154,476.65999999999997)</text:p>
      <text:p text:style-name="P3">(4004155,943.19)</text:p>
      <text:p text:style-name="P3">(4004156,861.05)</text:p>
      <text:p text:style-name="P3">(4004157,375.13)</text:p>
      <text:p text:style-name="P3"><text:soft-page-break/>(4004158,466.92)</text:p>
      <text:p text:style-name="P3">(4004159,251.80999999999997)</text:p>
      <text:p text:style-name="P3">(4004160,619.2)</text:p>
      <text:p text:style-name="P3">(4004161,1066.8)</text:p>
      <text:p text:style-name="P3">(4004162,516.3199999999999)</text:p>
      <text:p text:style-name="P3">(4004163,393.93)</text:p>
      <text:p text:style-name="P3">(4004164,308.62)</text:p>
      <text:p text:style-name="P3">(4004165,259.14)</text:p>
      <text:p text:style-name="P3">(4004166,394.24)</text:p>
      <text:p text:style-name="P3">(4004167,283.5)</text:p>
      <text:p text:style-name="P3">(4004168,684.99)</text:p>
      <text:p text:style-name="P3">(4004169,821.12)</text:p>
      <text:p text:style-name="P3">(4004170,648.13)</text:p>
      <text:p text:style-name="P3">(4004171,302.89)</text:p>
      <text:p text:style-name="P3">(4004172,636.98)</text:p>
      <text:p text:style-name="P3">(4004173,388.63)</text:p>
      <text:p text:style-name="P3">(4004174,1121.07)</text:p>
      <text:p text:style-name="P3">(4004175,716.3599999999999)</text:p>
      <text:p text:style-name="P3">(4004176,665.5599999999998)</text:p>
      <text:p text:style-name="P3">(4004177,398.58)</text:p>
      <text:p text:style-name="P3">(4004178,152.16)</text:p>
      <text:p text:style-name="P3">(4004179,90.93)</text:p>
      <text:p text:style-name="P3">(4004180,728.95)</text:p>
      <text:p text:style-name="P3">(4004181,899.56)</text:p>
      <text:p text:style-name="P3">(4004182,281.13)</text:p>
      <text:p text:style-name="P3">(4004183,474.04999999999995)</text:p>
      <text:p text:style-name="P3">(4004184,679.3100000000001)</text:p>
      <text:p text:style-name="P3">(4004185,502.51)</text:p>
      <text:p text:style-name="P3">(4004186,488.94)</text:p>
      <text:p text:style-name="P3">(4004187,542.35)</text:p>
      <text:p text:style-name="P3">(4004188,77.63)</text:p>
      <text:p text:style-name="P3">(4004189,57.81)</text:p>
      <text:p text:style-name="P3">(4004190,503.22)</text:p>
      <text:p text:style-name="P3">(4004191,203.89)</text:p>
      <text:p text:style-name="P3">(4004192,263.08)</text:p>
      <text:p text:style-name="P3">(4004193,821.2500000000001)</text:p>
      <text:p text:style-name="P3">(4004194,538.65)</text:p>
      <text:p text:style-name="P3">(4004195,451.86)</text:p>
      <text:p text:style-name="P3">(4004196,335.61)</text:p>
      <text:p text:style-name="P3">(4004197,519.89)</text:p>
      <text:p text:style-name="P3">(4004198,298.16)</text:p>
      <text:p text:style-name="P3">(4004199,784.06)</text:p>
      <text:p text:style-name="P3">(4004200,496.17)</text:p>
      <text:p text:style-name="P3">(4004201,364.41999999999996)</text:p>
      <text:p text:style-name="P3">(4004202,239.2)</text:p>
      <text:p text:style-name="P3">(4004203,830.22)</text:p>
      <text:p text:style-name="P3">(4004204,778.7000000000002)</text:p>
      <text:p text:style-name="P3">(4004205,644.0699999999999)</text:p>
      <text:p text:style-name="P3">(4004206,542.85)</text:p>
      <text:p text:style-name="P3"><text:soft-page-break/>(4004207,738.8299999999999)</text:p>
      <text:p text:style-name="P3">(4004208,245.37)</text:p>
      <text:p text:style-name="P3">(4004209,473.57000000000005)</text:p>
      <text:p text:style-name="P3">(4004210,575.07)</text:p>
      <text:p text:style-name="P3">(4004211,529.92)</text:p>
      <text:p text:style-name="P3">(4004212,1093.97)</text:p>
      <text:p text:style-name="P3">(4004213,294.88)</text:p>
      <text:p text:style-name="P3">(4004214,500.27)</text:p>
      <text:p text:style-name="P3">(4004215,727.4000000000001)</text:p>
      <text:p text:style-name="P3">(4004216,271.81)</text:p>
      <text:p text:style-name="P3">(4004217,619.82)</text:p>
      <text:p text:style-name="P3">(4004218,857.7)</text:p>
      <text:p text:style-name="P3">(4004219,555.94)</text:p>
      <text:p text:style-name="P3">(4004220,400.55)</text:p>
      <text:p text:style-name="P3">(4004221,238.89)</text:p>
      <text:p text:style-name="P3">(4004222,236.91)</text:p>
      <text:p text:style-name="P3">(4004223,600.2)</text:p>
      <text:p text:style-name="P3">(4004224,277.84)</text:p>
      <text:p text:style-name="P3">(4004225,919.78)</text:p>
      <text:p text:style-name="P3">(4004226,256.81)</text:p>
      <text:p text:style-name="P3">(4004227,596.3100000000001)</text:p>
      <text:p text:style-name="P3">(4004228,424.12)</text:p>
      <text:p text:style-name="P3">(4004229,499.74)</text:p>
      <text:p text:style-name="P3">(4004230,456.93)</text:p>
      <text:p text:style-name="P3">(4004231,337.47999999999996)</text:p>
      <text:p text:style-name="P3">(4004232,266.02000000000004)</text:p>
      <text:p text:style-name="P3">(4004233,774.1099999999999)</text:p>
      <text:p text:style-name="P3">(4004234,391.88)</text:p>
      <text:p text:style-name="P3">(4004235,684.77)</text:p>
      <text:p text:style-name="P3">(4004236,257.75)</text:p>
      <text:p text:style-name="P3">(4004237,652.02)</text:p>
      <text:p text:style-name="P3">(4004238,541.01)</text:p>
      <text:p text:style-name="P3">(4004239,393.49)</text:p>
      <text:p text:style-name="P3">(4004240,924.63)</text:p>
      <text:p text:style-name="P3">(4004241,307.46)</text:p>
      <text:p text:style-name="P3">(4004242,778.2)</text:p>
      <text:p text:style-name="P3">(4004243,548.52)</text:p>
      <text:p text:style-name="P3">(4004244,652.01)</text:p>
      <text:p text:style-name="P3">(4004245,408.60999999999996)</text:p>
      <text:p text:style-name="P3">(4004246,1003.92)</text:p>
      <text:p text:style-name="P3">(4004247,272.66999999999996)</text:p>
      <text:p text:style-name="P3">(4004248,44.72)</text:p>
      <text:p text:style-name="P3">(4004249,288.26)</text:p>
      <text:p text:style-name="P3">(4004250,244.54)</text:p>
      <text:p text:style-name="P3">(4004251,721.6999999999999)</text:p>
      <text:p text:style-name="P3">(4004252,556.88)</text:p>
      <text:p text:style-name="P3">(4004253,537.39)</text:p>
      <text:p text:style-name="P3">(4004254,575.59)</text:p>
      <text:p text:style-name="P3">(4004255,596.84)</text:p>
      <text:p text:style-name="P3"><text:soft-page-break/>(4004256,749.0899999999999)</text:p>
      <text:p text:style-name="P3">(4004257,431.11)</text:p>
      <text:p text:style-name="P3">(4004258,907.51)</text:p>
      <text:p text:style-name="P3">(4004259,979.9)</text:p>
      <text:p text:style-name="P3">(4004260,493.93)</text:p>
      <text:p text:style-name="P3">(4004261,241.95)</text:p>
      <text:p text:style-name="P3">(4004262,549.0600000000001)</text:p>
      <text:p text:style-name="P3">(4004263,504.89000000000004)</text:p>
      <text:p text:style-name="P3">(4004264,1022.57)</text:p>
      <text:p text:style-name="P3">(4004265,228.0)</text:p>
      <text:p text:style-name="P3">(4004266,150.47)</text:p>
      <text:p text:style-name="P3">(4004268,461.35)</text:p>
      <text:p text:style-name="P3">(4004269,581.73)</text:p>
      <text:p text:style-name="P3">(4004270,402.1)</text:p>
      <text:p text:style-name="P3">(4004271,11.37)</text:p>
      <text:p text:style-name="P3">(4004272,265.56)</text:p>
      <text:p text:style-name="P3">(4004273,354.93)</text:p>
      <text:p text:style-name="P3">(4004274,891.6599999999999)</text:p>
      <text:p text:style-name="P3">(4004275,725.36)</text:p>
      <text:p text:style-name="P3">(4004276,267.24)</text:p>
      <text:p text:style-name="P3">(4004277,662.94)</text:p>
      <text:p text:style-name="P3">(4004278,220.14)</text:p>
      <text:p text:style-name="P3">(4004279,1041.85)</text:p>
      <text:p text:style-name="P3">(4004280,451.43999999999994)</text:p>
      <text:p text:style-name="P3">(4004281,302.88)</text:p>
      <text:p text:style-name="P3">(4004282,866.9)</text:p>
      <text:p text:style-name="P3">(4004283,506.7099999999999)</text:p>
      <text:p text:style-name="P3">(4004284,720.23)</text:p>
      <text:p text:style-name="P3">(4004285,829.3199999999999)</text:p>
      <text:p text:style-name="P3">(4004286,473.96)</text:p>
      <text:p text:style-name="P3">(4004287,305.68)</text:p>
      <text:p text:style-name="P3">(4004288,626.6600000000001)</text:p>
      <text:p text:style-name="P3">(4004289,220.56999999999996)</text:p>
      <text:p text:style-name="P3">(4004290,395.34000000000003)</text:p>
      <text:p text:style-name="P3">(4004291,353.21)</text:p>
      <text:p text:style-name="P3">(4004292,282.33)</text:p>
      <text:p text:style-name="P3">(4004293,712.4899999999999)</text:p>
      <text:p text:style-name="P3">(4004294,958.7099999999999)</text:p>
      <text:p text:style-name="P3">(4004295,341.78999999999996)</text:p>
      <text:p text:style-name="P3">(4004296,400.53)</text:p>
      <text:p text:style-name="P3">(4004297,567.15)</text:p>
      <text:p text:style-name="P3">(4004298,407.65999999999997)</text:p>
      <text:p text:style-name="P3">(4004299,169.71)</text:p>
      <text:p text:style-name="P3">(4004300,454.63)</text:p>
      <text:p text:style-name="P3">(4004301,548.9499999999999)</text:p>
      <text:p text:style-name="P3">(4004302,192.70000000000002)</text:p>
      <text:p text:style-name="P3">(4004303,440.3)</text:p>
      <text:p text:style-name="P3">(4004304,132.24)</text:p>
      <text:p text:style-name="P3">(4004305,661.72)</text:p>
      <text:p text:style-name="P3"><text:soft-page-break/>(4004306,169.23000000000002)</text:p>
      <text:p text:style-name="P3">(4004307,699.4499999999999)</text:p>
      <text:p text:style-name="P3">(4004308,667.55)</text:p>
      <text:p text:style-name="P3">(4004309,362.84)</text:p>
      <text:p text:style-name="P3">(4004310,333.5)</text:p>
      <text:p text:style-name="P3">(4004311,504.8)</text:p>
      <text:p text:style-name="P3">(4004312,873.35)</text:p>
      <text:p text:style-name="P3">(4004313,181.93)</text:p>
      <text:p text:style-name="P3">(4004314,338.21000000000004)</text:p>
      <text:p text:style-name="P3">(4004315,318.35)</text:p>
      <text:p text:style-name="P3">(4004317,316.4)</text:p>
      <text:p text:style-name="P3">(4004318,338.91999999999996)</text:p>
      <text:p text:style-name="P3">(4004319,604.0799999999999)</text:p>
      <text:p text:style-name="P3">(4004320,171.74)</text:p>
      <text:p text:style-name="P3">(4004321,560.75)</text:p>
      <text:p text:style-name="P3">(4004322,202.82)</text:p>
      <text:p text:style-name="P3">(4004323,823.6500000000001)</text:p>
      <text:p text:style-name="P3">(4004324,602.62)</text:p>
      <text:p text:style-name="P3">(4004325,173.59)</text:p>
      <text:p text:style-name="P3">(4004326,162.27)</text:p>
      <text:p text:style-name="P3">(4004327,871.76)</text:p>
      <text:p text:style-name="P3">(4004328,480.14000000000004)</text:p>
      <text:p text:style-name="P3">(4004329,491.92)</text:p>
      <text:p text:style-name="P3">(4004330,820.25)</text:p>
      <text:p text:style-name="P3">(4004331,123.06)</text:p>
      <text:p text:style-name="P3">(4004332,118.44999999999999)</text:p>
      <text:p text:style-name="P3">(4004333,149.78)</text:p>
      <text:p text:style-name="P3">(4004334,1051.13)</text:p>
      <text:p text:style-name="P3">(4004335,710.0)</text:p>
      <text:p text:style-name="P3">(4004336,10.47)</text:p>
      <text:p text:style-name="P3">(4004337,244.0)</text:p>
      <text:p text:style-name="P3">(4004338,339.24)</text:p>
      <text:p text:style-name="P3">(4004339,550.16)</text:p>
      <text:p text:style-name="P3">(4004340,586.55)</text:p>
      <text:p text:style-name="P3">(4004341,494.15)</text:p>
      <text:p text:style-name="P3">(4004342,478.24)</text:p>
      <text:p text:style-name="P3">(4004343,1003.1200000000001)</text:p>
      <text:p text:style-name="P3">(4004345,413.03999999999996)</text:p>
      <text:p text:style-name="P3">(4004346,556.5699999999999)</text:p>
      <text:p text:style-name="P3">(4004347,543.18)</text:p>
      <text:p text:style-name="P3">(4004348,39.18)</text:p>
      <text:p text:style-name="P3">(4004349,438.61)</text:p>
      <text:p text:style-name="P3">(4004350,1103.3999999999999)</text:p>
      <text:p text:style-name="P3">(4004351,494.66)</text:p>
      <text:p text:style-name="P3">(4004352,278.90999999999997)</text:p>
      <text:p text:style-name="P3">(4004353,334.46000000000004)</text:p>
      <text:p text:style-name="P3">(4004354,832.9899999999999)</text:p>
      <text:p text:style-name="P3">(4004355,970.69)</text:p>
      <text:p text:style-name="P3">(4004356,905.3199999999999)</text:p>
      <text:p text:style-name="P3"><text:soft-page-break/>(4004357,728.09)</text:p>
      <text:p text:style-name="P3">(4004358,354.32)</text:p>
      <text:p text:style-name="P3">(4004359,163.97)</text:p>
      <text:p text:style-name="P3">(4004360,725.54)</text:p>
      <text:p text:style-name="P3">(4004361,731.6899999999999)</text:p>
      <text:p text:style-name="P3">(4004362,497.97)</text:p>
      <text:p text:style-name="P3">(4004363,498.16999999999996)</text:p>
      <text:p text:style-name="P3">(4004364,131.3)</text:p>
      <text:p text:style-name="P3">(4004365,494.51)</text:p>
      <text:p text:style-name="P3">(4004366,595.49)</text:p>
      <text:p text:style-name="P3">(4004367,261.88)</text:p>
      <text:p text:style-name="P3">(4004368,220.57999999999998)</text:p>
      <text:p text:style-name="P3">(4004369,706.2)</text:p>
      <text:p text:style-name="P3">(4004370,550.8100000000001)</text:p>
      <text:p text:style-name="P3">(4004371,737.27)</text:p>
      <text:p text:style-name="P3">(4004372,357.4)</text:p>
      <text:p text:style-name="P3">(4004373,348.66)</text:p>
      <text:p text:style-name="P3">(4004374,201.2)</text:p>
      <text:p text:style-name="P3">(4004375,211.88)</text:p>
      <text:p text:style-name="P3">(4004376,278.2)</text:p>
      <text:p text:style-name="P3">(4004377,1017.43)</text:p>
      <text:p text:style-name="P3">(4004378,734.08)</text:p>
      <text:p text:style-name="P3">(4004379,1000.2399999999999)</text:p>
      <text:p text:style-name="P3">(4004380,608.69)</text:p>
      <text:p text:style-name="P3">(4004381,10.98)</text:p>
      <text:p text:style-name="P3">(4004382,348.02)</text:p>
      <text:p text:style-name="P3">(4004383,471.2900000000001)</text:p>
      <text:p text:style-name="P3">(4004384,304.31)</text:p>
      <text:p text:style-name="P3">(4004385,937.4099999999999)</text:p>
      <text:p text:style-name="P3">(4004386,323.09)</text:p>
      <text:p text:style-name="P3">(4004387,988.11)</text:p>
      <text:p text:style-name="P3">(4004388,314.63)</text:p>
      <text:p text:style-name="P3">(4004389,658.5700000000002)</text:p>
      <text:p text:style-name="P3">(4004390,612.6300000000001)</text:p>
      <text:p text:style-name="P3">(4004391,441.85)</text:p>
      <text:p text:style-name="P3">(4004392,331.27)</text:p>
      <text:p text:style-name="P3">(4004393,622.6200000000001)</text:p>
      <text:p text:style-name="P3">(4004394,210.6)</text:p>
      <text:p text:style-name="P3">(4004395,88.55)</text:p>
      <text:p text:style-name="P3">(4004396,527.43)</text:p>
      <text:p text:style-name="P3">(4004397,960.2799999999999)</text:p>
      <text:p text:style-name="P3">(4004398,443.39)</text:p>
      <text:p text:style-name="P3">(4004399,286.87)</text:p>
      <text:p text:style-name="P3">(4004400,517.05)</text:p>
      <text:p text:style-name="P3">(4004401,843.73)</text:p>
      <text:p text:style-name="P3">(4004402,209.78)</text:p>
      <text:p text:style-name="P3">(4004403,917.18)</text:p>
      <text:p text:style-name="P3">(4004404,932.05)</text:p>
      <text:p text:style-name="P3">(4004405,974.8399999999999)</text:p>
      <text:p text:style-name="P3"><text:soft-page-break/>(4004406,375.5)</text:p>
      <text:p text:style-name="P3">(4004407,976.92)</text:p>
      <text:p text:style-name="P3">(4004408,548.0600000000001)</text:p>
      <text:p text:style-name="P3">(4004409,365.0)</text:p>
      <text:p text:style-name="P3">(4004410,286.94)</text:p>
      <text:p text:style-name="P3">(4004411,181.74999999999997)</text:p>
      <text:p text:style-name="P3">(4004412,606.2900000000001)</text:p>
      <text:p text:style-name="P3">(4004413,429.57)</text:p>
      <text:p text:style-name="P3">(4004414,1153.51)</text:p>
      <text:p text:style-name="P3">(4004415,1077.03)</text:p>
      <text:p text:style-name="P3">(4004416,566.6500000000001)</text:p>
      <text:p text:style-name="P3">(4004417,183.09)</text:p>
      <text:p text:style-name="P3">(4004418,720.74)</text:p>
      <text:p text:style-name="P3">(4004419,263.09000000000003)</text:p>
      <text:p text:style-name="P3">(4004420,204.5)</text:p>
      <text:p text:style-name="P3">(4004421,386.46999999999997)</text:p>
      <text:p text:style-name="P3">(4004422,499.97999999999996)</text:p>
      <text:p text:style-name="P3">(4004423,413.06)</text:p>
      <text:p text:style-name="P3">(4004424,429.88000000000005)</text:p>
      <text:p text:style-name="P3">(4004425,470.49)</text:p>
      <text:p text:style-name="P3">(4004426,372.21)</text:p>
      <text:p text:style-name="P3">(4004427,413.41999999999996)</text:p>
      <text:p text:style-name="P3">(4004428,467.34000000000003)</text:p>
      <text:p text:style-name="P3">(4004429,498.9)</text:p>
      <text:p text:style-name="P3">(4004430,599.88)</text:p>
      <text:p text:style-name="P3">(4004431,441.92)</text:p>
      <text:p text:style-name="P3">(4004432,156.19)</text:p>
      <text:p text:style-name="P3">(4004433,445.9)</text:p>
      <text:p text:style-name="P3">(4004434,858.2799999999997)</text:p>
      <text:p text:style-name="P3">(4004435,302.62)</text:p>
      <text:p text:style-name="P3">(4004436,290.9)</text:p>
      <text:p text:style-name="P3">(4004437,387.2)</text:p>
      <text:p text:style-name="P3">(4004438,591.9699999999999)</text:p>
      <text:p text:style-name="P3">(4004439,383.03)</text:p>
      <text:p text:style-name="P3">(4004440,478.43)</text:p>
      <text:p text:style-name="P3">(4004441,443.87999999999994)</text:p>
      <text:p text:style-name="P3">(4004442,395.03)</text:p>
      <text:p text:style-name="P3">(4004443,267.5)</text:p>
      <text:p text:style-name="P3">(4004444,518.37)</text:p>
      <text:p text:style-name="P3">(4004445,579.8199999999999)</text:p>
      <text:p text:style-name="P3">(4004446,744.63)</text:p>
      <text:p text:style-name="P3">(4004447,695.72)</text:p>
      <text:p text:style-name="P3">(4004448,319.89)</text:p>
      <text:p text:style-name="P3">(4004449,849.77)</text:p>
      <text:p text:style-name="P3">(4004450,426.3)</text:p>
      <text:p text:style-name="P3">(4004451,388.55999999999995)</text:p>
      <text:p text:style-name="P3">(4004452,470.43)</text:p>
      <text:p text:style-name="P3">(4004453,697.3799999999999)</text:p>
      <text:p text:style-name="P3">(4004454,427.87)</text:p>
      <text:p text:style-name="P3"><text:soft-page-break/>(4004455,378.26)</text:p>
      <text:p text:style-name="P3">(4004456,845.79)</text:p>
      <text:p text:style-name="P3">(4004457,310.91)</text:p>
      <text:p text:style-name="P3">(4004458,543.94)</text:p>
      <text:p text:style-name="P3">(4004459,603.2900000000001)</text:p>
      <text:p text:style-name="P3">(4004460,18.37)</text:p>
      <text:p text:style-name="P3">(4004461,238.82999999999998)</text:p>
      <text:p text:style-name="P3">(4004462,184.67000000000002)</text:p>
      <text:p text:style-name="P3">(4004463,927.8900000000001)</text:p>
      <text:p text:style-name="P3">(4004464,499.41)</text:p>
      <text:p text:style-name="P3">(4004465,596.5)</text:p>
      <text:p text:style-name="P3">(4004466,996.7399999999999)</text:p>
      <text:p text:style-name="P3">(4004467,569.5500000000001)</text:p>
      <text:p text:style-name="P3">(4004468,379.39)</text:p>
      <text:p text:style-name="P3">(4004469,694.8)</text:p>
      <text:p text:style-name="P3">(4004470,473.21000000000004)</text:p>
      <text:p text:style-name="P3">(4004471,261.8)</text:p>
      <text:p text:style-name="P3">(4004472,377.59)</text:p>
      <text:p text:style-name="P3">(4004473,468.71999999999997)</text:p>
      <text:p text:style-name="P3">(4004474,689.45)</text:p>
      <text:p text:style-name="P3">(4004475,332.88)</text:p>
      <text:p text:style-name="P3">(4004476,470.24)</text:p>
      <text:p text:style-name="P3">(4004477,521.87)</text:p>
      <text:p text:style-name="P3">(4004478,533.46)</text:p>
      <text:p text:style-name="P3">(4004479,393.14)</text:p>
      <text:p text:style-name="P3">(4004480,619.17)</text:p>
      <text:p text:style-name="P3">(4004481,81.15)</text:p>
      <text:p text:style-name="P3">(4004482,281.8)</text:p>
      <text:p text:style-name="P3">(4004483,927.63)</text:p>
      <text:p text:style-name="P3">(4004484,228.04)</text:p>
      <text:p text:style-name="P3">(4004485,1006.36)</text:p>
      <text:p text:style-name="P3">(4004486,544.5400000000001)</text:p>
      <text:p text:style-name="P3">(4004487,598.4100000000001)</text:p>
      <text:p text:style-name="P3">(4004488,657.14)</text:p>
      <text:p text:style-name="P3">(4004489,108.18)</text:p>
      <text:p text:style-name="P3">(4004490,442.18999999999994)</text:p>
      <text:p text:style-name="P3">(4004491,683.8000000000001)</text:p>
      <text:p text:style-name="P3">(4004492,276.88)</text:p>
      <text:p text:style-name="P3">(4004493,193.46)</text:p>
      <text:p text:style-name="P3">(4004494,505.22)</text:p>
      <text:p text:style-name="P3">(4004495,565.25)</text:p>
      <text:p text:style-name="P3">(4004496,1175.56)</text:p>
      <text:p text:style-name="P3">(4004497,192.06)</text:p>
      <text:p text:style-name="P3">(4004498,897.1300000000001)</text:p>
      <text:p text:style-name="P3">(4004499,548.08)</text:p>
      <text:p text:style-name="P3">(4004500,459.27)</text:p>
      <text:p text:style-name="P3">(4004501,1040.02)</text:p>
      <text:p text:style-name="P3">(4004502,400.5)</text:p>
      <text:p text:style-name="P3">(4004503,618.4399999999999)</text:p>
      <text:p text:style-name="P3"><text:soft-page-break/>(4004504,219.93)</text:p>
      <text:p text:style-name="P3">(4004505,331.46000000000004)</text:p>
      <text:p text:style-name="P3">(4004506,389.08000000000004)</text:p>
      <text:p text:style-name="P3">(4004507,20.64)</text:p>
      <text:p text:style-name="P3">(4004508,662.6999999999999)</text:p>
      <text:p text:style-name="P3">(4004509,531.6700000000001)</text:p>
      <text:p text:style-name="P3">(4004510,637.81)</text:p>
      <text:p text:style-name="P3">(4004511,815.4)</text:p>
      <text:p text:style-name="P3">(4004512,449.26)</text:p>
      <text:p text:style-name="P3">(4004513,565.5999999999999)</text:p>
      <text:p text:style-name="P3">(4004514,478.49)</text:p>
      <text:p text:style-name="P3">(4004515,693.74)</text:p>
      <text:p text:style-name="P3">(4004516,613.41)</text:p>
      <text:p text:style-name="P3">(4004517,214.17)</text:p>
      <text:p text:style-name="P3">(4004518,518.85)</text:p>
      <text:p text:style-name="P3">(4004520,742.5)</text:p>
      <text:p text:style-name="P3">(4004522,675.22)</text:p>
      <text:p text:style-name="P3">(4004523,556.61)</text:p>
      <text:p text:style-name="P3">(4004524,1441.23)</text:p>
      <text:p text:style-name="P3">(4004525,530.5699999999999)</text:p>
      <text:p text:style-name="P3">(4004526,11.06)</text:p>
      <text:p text:style-name="P3">(4004527,399.49)</text:p>
      <text:p text:style-name="P3">(4004528,420.04999999999995)</text:p>
      <text:p text:style-name="P3">(4004529,257.5)</text:p>
      <text:p text:style-name="P3">(4004530,39.61)</text:p>
      <text:p text:style-name="P3">(4004531,1134.47)</text:p>
      <text:p text:style-name="P3">(4004532,410.66999999999996)</text:p>
      <text:p text:style-name="P3">(4004533,488.07)</text:p>
      <text:p text:style-name="P3">(4004534,216.61)</text:p>
      <text:p text:style-name="P3">(4004535,437.82)</text:p>
      <text:p text:style-name="P3">(4004536,404.51)</text:p>
      <text:p text:style-name="P3">(4004537,384.63)</text:p>
      <text:p text:style-name="P3">(4004538,670.1600000000001)</text:p>
      <text:p text:style-name="P3">(4004539,526.3700000000001)</text:p>
      <text:p text:style-name="P3">(4004540,637.2699999999999)</text:p>
      <text:p text:style-name="P3">(4004541,147.14)</text:p>
      <text:p text:style-name="P3">(4004542,213.37)</text:p>
      <text:p text:style-name="P3">(4004543,290.96000000000004)</text:p>
      <text:p text:style-name="P3">(4004544,200.16)</text:p>
      <text:p text:style-name="P3">(4004545,631.95)</text:p>
      <text:p text:style-name="P3">(4004546,208.07999999999998)</text:p>
      <text:p text:style-name="P3">(4004547,465.5)</text:p>
      <text:p text:style-name="P3">(4004548,829.0000000000001)</text:p>
      <text:p text:style-name="P3">(4004549,276.34000000000003)</text:p>
      <text:p text:style-name="P3">(4004550,173.03)</text:p>
      <text:p text:style-name="P3">(4004551,1201.88)</text:p>
      <text:p text:style-name="P3">(4004552,159.16)</text:p>
      <text:p text:style-name="P3">(4004553,88.28)</text:p>
      <text:p text:style-name="P3">(4004554,502.32)</text:p>
      <text:p text:style-name="P3"><text:soft-page-break/>(4004555,839.02)</text:p>
      <text:p text:style-name="P3">(4004556,303.62)</text:p>
      <text:p text:style-name="P3">(4004557,390.65999999999997)</text:p>
      <text:p text:style-name="P3">(4004558,411.12)</text:p>
      <text:p text:style-name="P3">(4004559,614.2)</text:p>
      <text:p text:style-name="P3">(4004560,505.68000000000006)</text:p>
      <text:p text:style-name="P3">(4004561,376.02000000000004)</text:p>
      <text:p text:style-name="P3">(4004562,1176.79)</text:p>
      <text:p text:style-name="P3">(4004563,810.82)</text:p>
      <text:p text:style-name="P3">(4004564,781.1199999999999)</text:p>
      <text:p text:style-name="P3">(4004565,586.42)</text:p>
      <text:p text:style-name="P3">(4004566,768.69)</text:p>
      <text:p text:style-name="P3">(4004567,591.8199999999999)</text:p>
      <text:p text:style-name="P3">(4004568,224.45000000000002)</text:p>
      <text:p text:style-name="P3">(4004569,469.73)</text:p>
      <text:p text:style-name="P3">(4004570,861.1099999999999)</text:p>
      <text:p text:style-name="P3">(4004571,388.99)</text:p>
      <text:p text:style-name="P3">(4004572,723.2700000000001)</text:p>
      <text:p text:style-name="P3">(4004573,61.62)</text:p>
      <text:p text:style-name="P3">(4004574,384.0)</text:p>
      <text:p text:style-name="P3">(4004575,688.78)</text:p>
      <text:p text:style-name="P3">(4004576,323.14000000000004)</text:p>
      <text:p text:style-name="P3">(4004577,464.8)</text:p>
      <text:p text:style-name="P3">(4004578,436.81)</text:p>
      <text:p text:style-name="P3">(4004579,351.59000000000003)</text:p>
      <text:p text:style-name="P3">(4004580,709.9699999999999)</text:p>
      <text:p text:style-name="P3">(4004581,818.3900000000001)</text:p>
      <text:p text:style-name="P3">(4004582,624.65)</text:p>
      <text:p text:style-name="P3">(4004583,336.90000000000003)</text:p>
      <text:p text:style-name="P3">(4004584,430.86)</text:p>
      <text:p text:style-name="P3">(4004585,816.81)</text:p>
      <text:p text:style-name="P3">(4004586,150.85)</text:p>
      <text:p text:style-name="P3">(4004587,598.12)</text:p>
      <text:p text:style-name="P3">(4004588,524.15)</text:p>
      <text:p text:style-name="P3">(4004589,700.0)</text:p>
      <text:p text:style-name="P3">(4004590,711.93)</text:p>
      <text:p text:style-name="P3">(4004591,175.31)</text:p>
      <text:p text:style-name="P3">(4004592,616.8900000000001)</text:p>
      <text:p text:style-name="P3">(4004593,114.80000000000001)</text:p>
      <text:p text:style-name="P3">(4004594,409.26)</text:p>
      <text:p text:style-name="P3">(4004595,1062.56)</text:p>
      <text:p text:style-name="P3">(4004596,743.02)</text:p>
      <text:p text:style-name="P3">(4004597,872.7199999999999)</text:p>
      <text:p text:style-name="P3">(4004598,777.49)</text:p>
      <text:p text:style-name="P3">(4004599,1190.55)</text:p>
      <text:p text:style-name="P3">(4004600,220.18)</text:p>
      <text:p text:style-name="P3">(4004601,195.86)</text:p>
      <text:p text:style-name="P3">(4004602,356.99)</text:p>
      <text:p text:style-name="P3">(4004603,680.53)</text:p>
      <text:p text:style-name="P3"><text:soft-page-break/>(4004604,432.2)</text:p>
      <text:p text:style-name="P3">(4004605,262.24)</text:p>
      <text:p text:style-name="P3">(4004606,669.44)</text:p>
      <text:p text:style-name="P3">(4004607,839.54)</text:p>
      <text:p text:style-name="P3">(4004608,46.03)</text:p>
      <text:p text:style-name="P3">(4004609,131.02)</text:p>
      <text:p text:style-name="P3">(4004610,464.5799999999999)</text:p>
      <text:p text:style-name="P3">(4004611,174.69)</text:p>
      <text:p text:style-name="P3">(4004612,640.22)</text:p>
      <text:p text:style-name="P3">(4004613,800.05)</text:p>
      <text:p text:style-name="P3">(4004614,550.06)</text:p>
      <text:p text:style-name="P3">(4004615,519.38)</text:p>
      <text:p text:style-name="P3">(4004616,570.9200000000001)</text:p>
      <text:p text:style-name="P3">(4004617,314.34999999999997)</text:p>
      <text:p text:style-name="P3">(4004618,820.1)</text:p>
      <text:p text:style-name="P3">(4004619,161.14000000000001)</text:p>
      <text:p text:style-name="P3">(4004620,398.4)</text:p>
      <text:p text:style-name="P3">(4004621,531.8299999999999)</text:p>
      <text:p text:style-name="P3">(4004622,179.16)</text:p>
      <text:p text:style-name="P3">(4004623,1212.23)</text:p>
      <text:p text:style-name="P3">(4004624,341.03)</text:p>
      <text:p text:style-name="P3">(4004626,291.96)</text:p>
      <text:p text:style-name="P3">(4004627,596.79)</text:p>
      <text:p text:style-name="P3">(4004628,718.13)</text:p>
      <text:p text:style-name="P3">(4004629,58.5)</text:p>
      <text:p text:style-name="P3">(4004630,381.24)</text:p>
      <text:p text:style-name="P3">(4004631,425.18000000000006)</text:p>
      <text:p text:style-name="P3">(4004632,216.79000000000002)</text:p>
      <text:p text:style-name="P3">(4004633,402.40999999999997)</text:p>
      <text:p text:style-name="P3">(4004634,367.85)</text:p>
      <text:p text:style-name="P3">(4004635,255.26)</text:p>
      <text:p text:style-name="P3">(4004636,480.27)</text:p>
      <text:p text:style-name="P3">(4004637,537.37)</text:p>
      <text:p text:style-name="P3">(4004638,288.93)</text:p>
      <text:p text:style-name="P3">(4004639,347.19)</text:p>
      <text:p text:style-name="P3">(4004640,686.29)</text:p>
      <text:p text:style-name="P3">(4004641,842.77)</text:p>
      <text:p text:style-name="P3">(4004642,299.1)</text:p>
      <text:p text:style-name="P3">(4004643,836.07)</text:p>
      <text:p text:style-name="P3">(4004644,34.47)</text:p>
      <text:p text:style-name="P3">(4004645,987.77)</text:p>
      <text:p text:style-name="P3">(4004646,1202.78)</text:p>
      <text:p text:style-name="P3">(4004647,235.44)</text:p>
      <text:p text:style-name="P3">(4004648,338.14)</text:p>
      <text:p text:style-name="P3">(4004649,328.32)</text:p>
      <text:p text:style-name="P3">(4004650,694.4399999999999)</text:p>
      <text:p text:style-name="P3">(4004651,200.13)</text:p>
      <text:p text:style-name="P3">(4004652,758.66)</text:p>
      <text:p text:style-name="P3">(4004653,463.41)</text:p>
      <text:p text:style-name="P3"><text:soft-page-break/>(4004654,472.43)</text:p>
      <text:p text:style-name="P3">(4004655,766.79)</text:p>
      <text:p text:style-name="P3">(4004656,365.39)</text:p>
      <text:p text:style-name="P3">(4004657,505.06000000000006)</text:p>
      <text:p text:style-name="P3">(4004658,474.78000000000003)</text:p>
      <text:p text:style-name="P3">(4004659,116.06)</text:p>
      <text:p text:style-name="P3">(4004660,624.1400000000001)</text:p>
      <text:p text:style-name="P3">(4004661,130.68)</text:p>
      <text:p text:style-name="P3">(4004662,166.38)</text:p>
      <text:p text:style-name="P3">(4004663,636.87)</text:p>
      <text:p text:style-name="P3">(4004664,331.65999999999997)</text:p>
      <text:p text:style-name="P3">(4004665,523.38)</text:p>
      <text:p text:style-name="P3">(4004666,356.61)</text:p>
      <text:p text:style-name="P3">(4004667,204.71)</text:p>
      <text:p text:style-name="P3">(4004668,446.84000000000003)</text:p>
      <text:p text:style-name="P3">(4004669,538.7)</text:p>
      <text:p text:style-name="P3">(4004670,814.06)</text:p>
      <text:p text:style-name="P3">(4004671,466.65)</text:p>
      <text:p text:style-name="P3">(4004672,395.02)</text:p>
      <text:p text:style-name="P3">(4004673,607.92)</text:p>
      <text:p text:style-name="P3">(4004674,562.44)</text:p>
      <text:p text:style-name="P3">(4004675,262.41999999999996)</text:p>
      <text:p text:style-name="P3">(4004676,1119.22)</text:p>
      <text:p text:style-name="P3">(4004677,573.14)</text:p>
      <text:p text:style-name="P3">(4004678,781.76)</text:p>
      <text:p text:style-name="P3">(4004679,552.9)</text:p>
      <text:p text:style-name="P3">(4004680,608.65)</text:p>
      <text:p text:style-name="P3">(4004681,167.32999999999998)</text:p>
      <text:p text:style-name="P3">(4004682,342.67)</text:p>
      <text:p text:style-name="P3">(4004683,607.11)</text:p>
      <text:p text:style-name="P3">(4004684,859.5899999999999)</text:p>
      <text:p text:style-name="P3">(4004685,251.09)</text:p>
      <text:p text:style-name="P3">(4004686,338.14)</text:p>
      <text:p text:style-name="P3">(4004687,293.46000000000004)</text:p>
      <text:p text:style-name="P3">(4004688,719.5999999999999)</text:p>
      <text:p text:style-name="P3">(4004689,583.1500000000001)</text:p>
      <text:p text:style-name="P3">(4004690,396.03999999999996)</text:p>
      <text:p text:style-name="P3">(4004691,1043.4)</text:p>
      <text:p text:style-name="P3">(4004692,177.48000000000002)</text:p>
      <text:p text:style-name="P3">(4004693,324.89000000000004)</text:p>
      <text:p text:style-name="P3">(4004694,344.84999999999997)</text:p>
      <text:p text:style-name="P3">(4004695,982.8100000000001)</text:p>
      <text:p text:style-name="P3">(4004696,455.41)</text:p>
      <text:p text:style-name="P3">(4004697,372.15)</text:p>
      <text:p text:style-name="P3">(4004698,413.58000000000004)</text:p>
      <text:p text:style-name="P3">(4004699,752.6299999999999)</text:p>
      <text:p text:style-name="P3">(4004700,550.1899999999999)</text:p>
      <text:p text:style-name="P3">(4004701,260.96999999999997)</text:p>
      <text:p text:style-name="P3">(4004702,679.94)</text:p>
      <text:p text:style-name="P3"><text:soft-page-break/>(4004703,162.07999999999998)</text:p>
      <text:p text:style-name="P3">(4004704,847.22)</text:p>
      <text:p text:style-name="P3">(4004705,856.0799999999999)</text:p>
      <text:p text:style-name="P3">(4004706,831.38)</text:p>
      <text:p text:style-name="P3">(4004707,150.66)</text:p>
      <text:p text:style-name="P3">(4004708,377.94)</text:p>
      <text:p text:style-name="P3">(4004709,665.23)</text:p>
      <text:p text:style-name="P3">(4004710,594.77)</text:p>
      <text:p text:style-name="P3">(4004711,1229.53)</text:p>
      <text:p text:style-name="P3">(4004712,436.63)</text:p>
      <text:p text:style-name="P3">(4004713,674.33)</text:p>
      <text:p text:style-name="P3">(4004714,1041.21)</text:p>
      <text:p text:style-name="P3">(4004715,180.79)</text:p>
      <text:p text:style-name="P3">(4004716,416.13)</text:p>
      <text:p text:style-name="P3">(4004717,305.03999999999996)</text:p>
      <text:p text:style-name="P3">(4004718,491.24)</text:p>
      <text:p text:style-name="P3">(4004719,697.9399999999999)</text:p>
      <text:p text:style-name="P3">(4004720,969.04)</text:p>
      <text:p text:style-name="P3">(4004721,775.93)</text:p>
      <text:p text:style-name="P3">(4004722,721.03)</text:p>
      <text:p text:style-name="P3">(4004723,371.46999999999997)</text:p>
      <text:p text:style-name="P3">(4004724,252.98999999999998)</text:p>
      <text:p text:style-name="P3">(4004725,134.93)</text:p>
      <text:p text:style-name="P3">(4004726,275.72)</text:p>
      <text:p text:style-name="P3">(4004727,162.7)</text:p>
      <text:p text:style-name="P3">(4004728,512.27)</text:p>
      <text:p text:style-name="P3">(4004729,135.76)</text:p>
      <text:p text:style-name="P3">(4004730,274.03)</text:p>
      <text:p text:style-name="P3">(4004731,287.6)</text:p>
      <text:p text:style-name="P3">(4004732,1206.2399999999998)</text:p>
      <text:p text:style-name="P3">(4004733,244.87)</text:p>
      <text:p text:style-name="P3">(4004734,757.33)</text:p>
      <text:p text:style-name="P3">(4004735,404.06)</text:p>
      <text:p text:style-name="P3">(4004736,892.8600000000001)</text:p>
      <text:p text:style-name="P3">(4004737,743.0899999999999)</text:p>
      <text:p text:style-name="P3">(4004738,542.96)</text:p>
      <text:p text:style-name="P3">(4004739,376.35)</text:p>
      <text:p text:style-name="P3">(4004740,709.06)</text:p>
      <text:p text:style-name="P3">(4004741,677.14)</text:p>
      <text:p text:style-name="P3">(4004742,53.09)</text:p>
      <text:p text:style-name="P3">(4004743,295.03999999999996)</text:p>
      <text:p text:style-name="P3">(4004744,139.94)</text:p>
      <text:p text:style-name="P3">(4004745,188.20999999999998)</text:p>
      <text:p text:style-name="P3">(4004746,346.06)</text:p>
      <text:p text:style-name="P3">(4004747,342.6)</text:p>
      <text:p text:style-name="P3">(4004748,357.40999999999997)</text:p>
      <text:p text:style-name="P3">(4004749,97.84)</text:p>
      <text:p text:style-name="P3">(4004750,534.4300000000001)</text:p>
      <text:p text:style-name="P3">(4004751,1222.6)</text:p>
      <text:p text:style-name="P3"><text:soft-page-break/>(4004752,660.76)</text:p>
      <text:p text:style-name="P3">(4004753,584.25)</text:p>
      <text:p text:style-name="P3">(4004754,618.96)</text:p>
      <text:p text:style-name="P3">(4004755,669.79)</text:p>
      <text:p text:style-name="P3">(4004756,658.29)</text:p>
      <text:p text:style-name="P3">(4004757,197.96)</text:p>
      <text:p text:style-name="P3">(4004758,491.21)</text:p>
      <text:p text:style-name="P3">(4004759,355.19)</text:p>
      <text:p text:style-name="P3">(4004760,370.61)</text:p>
      <text:p text:style-name="P3">(4004761,89.07)</text:p>
      <text:p text:style-name="P3">(4004762,652.5799999999999)</text:p>
      <text:p text:style-name="P3">(4004763,219.86)</text:p>
      <text:p text:style-name="P3">(4004764,899.5000000000001)</text:p>
      <text:p text:style-name="P3">(4004765,391.15999999999997)</text:p>
      <text:p text:style-name="P3">(4004766,284.32)</text:p>
      <text:p text:style-name="P3">(4004767,124.41)</text:p>
      <text:p text:style-name="P3">(4004768,178.88)</text:p>
      <text:p text:style-name="P3">(4004769,590.66)</text:p>
      <text:p text:style-name="P3">(4004770,44.5)</text:p>
      <text:p text:style-name="P3">(4004771,230.51)</text:p>
      <text:p text:style-name="P3">(4004772,216.07)</text:p>
      <text:p text:style-name="P3">(4004773,478.85)</text:p>
      <text:p text:style-name="P3">(4004774,651.53)</text:p>
      <text:p text:style-name="P3">(4004775,668.05)</text:p>
      <text:p text:style-name="P3">(4004776,523.23)</text:p>
      <text:p text:style-name="P3">(4004777,711.62)</text:p>
      <text:p text:style-name="P3">(4004778,604.29)</text:p>
      <text:p text:style-name="P3">(4004779,818.22)</text:p>
      <text:p text:style-name="P3">(4004780,658.7399999999999)</text:p>
      <text:p text:style-name="P3">(4004781,465.28999999999996)</text:p>
      <text:p text:style-name="P3">(4004782,568.38)</text:p>
      <text:p text:style-name="P3">(4004783,726.4599999999999)</text:p>
      <text:p text:style-name="P3">(4004784,317.90999999999997)</text:p>
      <text:p text:style-name="P3">(4004785,142.26999999999998)</text:p>
      <text:p text:style-name="P3">(4004786,375.09)</text:p>
      <text:p text:style-name="P3">(4004787,1274.73)</text:p>
      <text:p text:style-name="P3">(4004788,238.68)</text:p>
      <text:p text:style-name="P3">(4004789,1050.0000000000002)</text:p>
      <text:p text:style-name="P3">(4004790,130.77)</text:p>
      <text:p text:style-name="P3">(4004791,432.25)</text:p>
      <text:p text:style-name="P3">(4004792,625.6)</text:p>
      <text:p text:style-name="P3">(4004793,536.76)</text:p>
      <text:p text:style-name="P3">(4004794,637.09)</text:p>
      <text:p text:style-name="P3">(4004795,663.7)</text:p>
      <text:p text:style-name="P3">(4004796,423.33)</text:p>
      <text:p text:style-name="P3">(4004797,666.71)</text:p>
      <text:p text:style-name="P3">(4004798,728.1999999999999)</text:p>
      <text:p text:style-name="P3">(4004799,781.4699999999998)</text:p>
      <text:p text:style-name="P3">(4004800,450.45)</text:p>
      <text:p text:style-name="P3"><text:soft-page-break/>(4004801,652.56)</text:p>
      <text:p text:style-name="P3">(4004802,412.66)</text:p>
      <text:p text:style-name="P3">(4004803,568.74)</text:p>
      <text:p text:style-name="P3">(4004804,818.39)</text:p>
      <text:p text:style-name="P3">(4004805,529.72)</text:p>
      <text:p text:style-name="P3">(4004806,337.82)</text:p>
      <text:p text:style-name="P3">(4004807,608.89)</text:p>
      <text:p text:style-name="P3">(4004808,651.54)</text:p>
      <text:p text:style-name="P3">(4004809,259.51)</text:p>
      <text:p text:style-name="P3">(4004810,681.3600000000001)</text:p>
      <text:p text:style-name="P3">(4004811,151.67)</text:p>
      <text:p text:style-name="P3">(4004812,877.4900000000001)</text:p>
      <text:p text:style-name="P3">(4004813,617.71)</text:p>
      <text:p text:style-name="P3">(4004814,591.47)</text:p>
      <text:p text:style-name="P3">(4004815,601.77)</text:p>
      <text:p text:style-name="P3">(4004816,108.61000000000001)</text:p>
      <text:p text:style-name="P3">(4004817,167.86)</text:p>
      <text:p text:style-name="P3">(4004818,399.77)</text:p>
      <text:p text:style-name="P3">(4004819,834.38)</text:p>
      <text:p text:style-name="P3">(4004820,519.5400000000001)</text:p>
      <text:p text:style-name="P3">(4004821,1448.31)</text:p>
      <text:p text:style-name="P3">(4004822,837.9100000000001)</text:p>
      <text:p text:style-name="P3">(4004823,394.54)</text:p>
      <text:p text:style-name="P3">(4004824,872.96)</text:p>
      <text:p text:style-name="P3">(4004825,706.28)</text:p>
      <text:p text:style-name="P3">(4004826,663.56)</text:p>
      <text:p text:style-name="P3">(4004827,938.99)</text:p>
      <text:p text:style-name="P3">(4004828,373.51000000000005)</text:p>
      <text:p text:style-name="P3">(4004829,811.9399999999999)</text:p>
      <text:p text:style-name="P3">(4004830,504.36)</text:p>
      <text:p text:style-name="P3">(4004831,795.3100000000001)</text:p>
      <text:p text:style-name="P3">(4004832,256.62)</text:p>
      <text:p text:style-name="P3">(4004833,216.74)</text:p>
      <text:p text:style-name="P3">(4004834,690.21)</text:p>
      <text:p text:style-name="P3">(4004835,705.84)</text:p>
      <text:p text:style-name="P3">(4004836,355.64)</text:p>
      <text:p text:style-name="P3">(4004837,840.04)</text:p>
      <text:p text:style-name="P3">(4004838,199.65)</text:p>
      <text:p text:style-name="P3">(4004839,349.63)</text:p>
      <text:p text:style-name="P3">(4004840,257.25)</text:p>
      <text:p text:style-name="P3">(4004841,906.0599999999998)</text:p>
      <text:p text:style-name="P3">(4004842,228.95)</text:p>
      <text:p text:style-name="P3">(4004843,442.16999999999996)</text:p>
      <text:p text:style-name="P3">(4004844,838.3999999999999)</text:p>
      <text:p text:style-name="P3">(4004845,284.82000000000005)</text:p>
      <text:p text:style-name="P3">(4004846,360.18)</text:p>
      <text:p text:style-name="P3">(4004847,661.19)</text:p>
      <text:p text:style-name="P3">(4004848,269.56)</text:p>
      <text:p text:style-name="P3">(4004849,624.98)</text:p>
      <text:p text:style-name="P3"><text:soft-page-break/>(4004850,209.81)</text:p>
      <text:p text:style-name="P3">(4004851,390.07)</text:p>
      <text:p text:style-name="P3">(4004852,350.52)</text:p>
      <text:p text:style-name="P3">(4004853,624.3700000000001)</text:p>
      <text:p text:style-name="P3">(4004854,450.53)</text:p>
      <text:p text:style-name="P3">(4004855,190.2)</text:p>
      <text:p text:style-name="P3">(4004856,290.24)</text:p>
      <text:p text:style-name="P3">(4004857,175.95)</text:p>
      <text:p text:style-name="P3">(4004858,698.2600000000001)</text:p>
      <text:p text:style-name="P3">(4004859,331.63)</text:p>
      <text:p text:style-name="P3">(4004860,877.6000000000001)</text:p>
      <text:p text:style-name="P3">(4004861,296.05)</text:p>
      <text:p text:style-name="P3">(4004862,379.84000000000003)</text:p>
      <text:p text:style-name="P3">(4004863,591.8100000000001)</text:p>
      <text:p text:style-name="P3">(4004864,635.89)</text:p>
      <text:p text:style-name="P3">(4004865,498.39)</text:p>
      <text:p text:style-name="P3">(4004866,693.84)</text:p>
      <text:p text:style-name="P3">(4004867,343.27)</text:p>
      <text:p text:style-name="P3">(4004868,363.63)</text:p>
      <text:p text:style-name="P3">(4004869,372.03999999999996)</text:p>
      <text:p text:style-name="P3">(4004870,591.3)</text:p>
      <text:p text:style-name="P3">(4004871,265.78999999999996)</text:p>
      <text:p text:style-name="P3">(4004872,504.46000000000004)</text:p>
      <text:p text:style-name="P3">(4004873,941.09)</text:p>
      <text:p text:style-name="P3">(4004874,351.09000000000003)</text:p>
      <text:p text:style-name="P3">(4004875,480.37)</text:p>
      <text:p text:style-name="P3">(4004876,322.11)</text:p>
      <text:p text:style-name="P3">(4004877,406.8)</text:p>
      <text:p text:style-name="P3">(4004878,224.13)</text:p>
      <text:p text:style-name="P3">(4004879,774.37)</text:p>
      <text:p text:style-name="P3">(4004880,619.1800000000001)</text:p>
      <text:p text:style-name="P3">(4004881,552.0100000000001)</text:p>
      <text:p text:style-name="P3">(4004882,659.9000000000001)</text:p>
      <text:p text:style-name="P3">(4004883,521.39)</text:p>
      <text:p text:style-name="P3">(4004884,391.88)</text:p>
      <text:p text:style-name="P3">(4004885,391.25)</text:p>
      <text:p text:style-name="P3">(4004886,700.89)</text:p>
      <text:p text:style-name="P3">(4004887,346.48)</text:p>
      <text:p text:style-name="P3">(4004888,677.34)</text:p>
      <text:p text:style-name="P3">(4004889,380.69)</text:p>
      <text:p text:style-name="P3">(4004890,525.92)</text:p>
      <text:p text:style-name="P3">(4004891,309.70000000000005)</text:p>
      <text:p text:style-name="P3">(4004892,419.71999999999997)</text:p>
      <text:p text:style-name="P3">(4004893,506.28999999999996)</text:p>
      <text:p text:style-name="P3">(4004894,275.08000000000004)</text:p>
      <text:p text:style-name="P3">(4004895,596.0)</text:p>
      <text:p text:style-name="P3">(4004896,870.6600000000001)</text:p>
      <text:p text:style-name="P3">(4004897,311.36)</text:p>
      <text:p text:style-name="P3">(4004898,393.65999999999997)</text:p>
      <text:p text:style-name="P3"><text:soft-page-break/>(4004899,697.11)</text:p>
      <text:p text:style-name="P3">(4004900,1033.83)</text:p>
      <text:p text:style-name="P3">(4004901,427.15)</text:p>
      <text:p text:style-name="P3">(4004902,215.56)</text:p>
      <text:p text:style-name="P3">(4004903,154.13)</text:p>
      <text:p text:style-name="P3">(4004904,484.33000000000004)</text:p>
      <text:p text:style-name="P3">(4004905,149.68)</text:p>
      <text:p text:style-name="P3">(4004906,300.34000000000003)</text:p>
      <text:p text:style-name="P3">(4004907,560.05)</text:p>
      <text:p text:style-name="P3">(4004908,319.93000000000006)</text:p>
      <text:p text:style-name="P3">(4004909,316.5799999999999)</text:p>
      <text:p text:style-name="P3">(4004910,571.1)</text:p>
      <text:p text:style-name="P3">(4004911,336.41999999999996)</text:p>
      <text:p text:style-name="P3">(4004912,332.71)</text:p>
      <text:p text:style-name="P3">(4004913,963.5800000000002)</text:p>
      <text:p text:style-name="P3">(4004914,523.4)</text:p>
      <text:p text:style-name="P3">(4004915,526.19)</text:p>
      <text:p text:style-name="P3">(4004916,218.15)</text:p>
      <text:p text:style-name="P3">(4004917,335.09000000000003)</text:p>
      <text:p text:style-name="P3">(4004918,482.72)</text:p>
      <text:p text:style-name="P3">(4004919,85.22)</text:p>
      <text:p text:style-name="P3">(4004920,438.71999999999997)</text:p>
      <text:p text:style-name="P3">(4004921,258.86)</text:p>
      <text:p text:style-name="P3">(4004922,202.10000000000002)</text:p>
      <text:p text:style-name="P3">(4004923,449.34999999999997)</text:p>
      <text:p text:style-name="P3">(4004924,387.17)</text:p>
      <text:p text:style-name="P3">(4004925,1083.46)</text:p>
      <text:p text:style-name="P3">(4004926,538.74)</text:p>
      <text:p text:style-name="P3">(4004927,1576.71)</text:p>
      <text:p text:style-name="P3">(4004928,15.94)</text:p>
      <text:p text:style-name="P3">(4004929,48.93)</text:p>
      <text:p text:style-name="P3">(4004930,521.36)</text:p>
      <text:p text:style-name="P3">(4004931,1107.01)</text:p>
      <text:p text:style-name="P3">(4004932,594.91)</text:p>
      <text:p text:style-name="P3">(4004933,671.26)</text:p>
      <text:p text:style-name="P3">(4004934,748.3599999999999)</text:p>
      <text:p text:style-name="P3">(4004935,804.0400000000001)</text:p>
      <text:p text:style-name="P3">(4004936,412.58)</text:p>
      <text:p text:style-name="P3">(4004937,513.75)</text:p>
      <text:p text:style-name="P3">(4004938,643.74)</text:p>
      <text:p text:style-name="P3">(4004939,860.94)</text:p>
      <text:p text:style-name="P3">(4004940,151.89)</text:p>
      <text:p text:style-name="P3">(4004941,427.18)</text:p>
      <text:p text:style-name="P3">(4004942,320.91999999999996)</text:p>
      <text:p text:style-name="P3">(4004943,357.52)</text:p>
      <text:p text:style-name="P3">(4004944,229.55)</text:p>
      <text:p text:style-name="P3">(4004945,415.62)</text:p>
      <text:p text:style-name="P3">(4004946,970.2900000000001)</text:p>
      <text:p text:style-name="P3">(4004947,903.24)</text:p>
      <text:p text:style-name="P3"><text:soft-page-break/>(4004948,511.89000000000004)</text:p>
      <text:p text:style-name="P3">(4004949,901.57)</text:p>
      <text:p text:style-name="P3">(4004950,527.69)</text:p>
      <text:p text:style-name="P3">(4004951,350.48)</text:p>
      <text:p text:style-name="P3">(4004952,302.34000000000003)</text:p>
      <text:p text:style-name="P3">(4004953,862.76)</text:p>
      <text:p text:style-name="P3">(4004954,473.20000000000005)</text:p>
      <text:p text:style-name="P3">(4004956,114.93)</text:p>
      <text:p text:style-name="P3">(4004957,105.97)</text:p>
      <text:p text:style-name="P3">(4004958,413.90000000000003)</text:p>
      <text:p text:style-name="P3">(4004959,561.3499999999999)</text:p>
      <text:p text:style-name="P3">(4004960,452.54999999999995)</text:p>
      <text:p text:style-name="P3">(4004961,462.57)</text:p>
      <text:p text:style-name="P3">(4004962,612.98)</text:p>
      <text:p text:style-name="P3">(4004963,651.61)</text:p>
      <text:p text:style-name="P3">(4004964,879.1899999999999)</text:p>
      <text:p text:style-name="P3">(4004965,598.48)</text:p>
      <text:p text:style-name="P3">(4004966,748.91)</text:p>
      <text:p text:style-name="P3">(4004967,810.82)</text:p>
      <text:p text:style-name="P3">(4004968,759.84)</text:p>
      <text:p text:style-name="P3">(4004969,432.68)</text:p>
      <text:p text:style-name="P3">(4004970,551.25)</text:p>
      <text:p text:style-name="P3">(4004971,608.8599999999999)</text:p>
      <text:p text:style-name="P3">(4004972,473.19)</text:p>
      <text:p text:style-name="P3">(4004973,533.6)</text:p>
      <text:p text:style-name="P3">(4004974,799.98)</text:p>
      <text:p text:style-name="P3">(4004975,470.15)</text:p>
      <text:p text:style-name="P3">(4004976,727.0899999999999)</text:p>
      <text:p text:style-name="P3">(4004977,604.3899999999999)</text:p>
      <text:p text:style-name="P3">(4004978,834.64)</text:p>
      <text:p text:style-name="P3">(4004979,234.17)</text:p>
      <text:p text:style-name="P3">(4004980,714.1899999999999)</text:p>
      <text:p text:style-name="P3">(4004981,142.05)</text:p>
      <text:p text:style-name="P3">(4004982,341.41)</text:p>
      <text:p text:style-name="P3">(4004983,631.1899999999999)</text:p>
      <text:p text:style-name="P3">(4004984,600.96)</text:p>
      <text:p text:style-name="P3">(4004985,258.44)</text:p>
      <text:p text:style-name="P3">(4004986,400.78999999999996)</text:p>
      <text:p text:style-name="P3">(4004987,113.16)</text:p>
      <text:p text:style-name="P3">(4004988,835.07)</text:p>
      <text:p text:style-name="P3">(4004989,46.72)</text:p>
      <text:p text:style-name="P3">(4004990,109.62)</text:p>
      <text:p text:style-name="P3">(4004991,237.71000000000004)</text:p>
      <text:p text:style-name="P3">(4004992,222.26999999999998)</text:p>
      <text:p text:style-name="P3">(4004993,334.04999999999995)</text:p>
      <text:p text:style-name="P3">(4004994,366.20000000000005)</text:p>
      <text:p text:style-name="P3">(4004995,863.1299999999999)</text:p>
      <text:p text:style-name="P3">(4004996,12.8)</text:p>
      <text:p text:style-name="P3">(4004997,449.65)</text:p>
      <text:p text:style-name="P3"><text:soft-page-break/>(4004998,155.5)</text:p>
      <text:p text:style-name="P3">(4004999,758.31)</text:p>
      <text:p text:style-name="P3">(4005000,658.94)</text:p>
      <text:p text:style-name="P3">(4005001,386.65)</text:p>
      <text:p text:style-name="P3">(4005002,1166.84)</text:p>
      <text:p text:style-name="P3">(4005003,458.21999999999997)</text:p>
      <text:p text:style-name="P3">(4005004,718.86)</text:p>
      <text:p text:style-name="P3">(4005005,622.75)</text:p>
      <text:p text:style-name="P3">(4005006,564.04)</text:p>
      <text:p text:style-name="P3">(4005007,502.90999999999997)</text:p>
      <text:p text:style-name="P3">(4005008,601.69)</text:p>
      <text:p text:style-name="P3">(4005009,616.77)</text:p>
      <text:p text:style-name="P3">(4005010,431.33000000000004)</text:p>
      <text:p text:style-name="P3">(4005011,362.86)</text:p>
      <text:p text:style-name="P3">(4005012,821.0099999999999)</text:p>
      <text:p text:style-name="P3">(4005013,243.89)</text:p>
      <text:p text:style-name="P3">(4005014,703.9300000000001)</text:p>
      <text:p text:style-name="P3">(4005015,597.97)</text:p>
      <text:p text:style-name="P3">(4005016,681.6400000000001)</text:p>
      <text:p text:style-name="P3">(4005017,742.2900000000001)</text:p>
      <text:p text:style-name="P3">(4005018,268.66)</text:p>
      <text:p text:style-name="P3">(4005019,390.79999999999995)</text:p>
      <text:p text:style-name="P3">(4005020,79.21)</text:p>
      <text:p text:style-name="P3">(4005021,418.62)</text:p>
      <text:p text:style-name="P3">(4005022,586.03)</text:p>
      <text:p text:style-name="P3">(4005023,143.89)</text:p>
      <text:p text:style-name="P3">(4005024,513.12)</text:p>
      <text:p text:style-name="P3">(4005025,258.16)</text:p>
      <text:p text:style-name="P3">(4005026,398.17999999999995)</text:p>
      <text:p text:style-name="P3">(4005027,613.19)</text:p>
      <text:p text:style-name="P3">(4005028,741.6)</text:p>
      <text:p text:style-name="P3">(4005029,502.66999999999996)</text:p>
      <text:p text:style-name="P3">(4005030,181.57)</text:p>
      <text:p text:style-name="P3">(4005031,704.16)</text:p>
      <text:p text:style-name="P3">(4005032,82.47)</text:p>
      <text:p text:style-name="P3">(4005033,84.85)</text:p>
      <text:p text:style-name="P3">(4005034,1144.77)</text:p>
      <text:p text:style-name="P3">(4005035,557.5)</text:p>
      <text:p text:style-name="P3">(4005036,116.16)</text:p>
      <text:p text:style-name="P3">(4005037,258.02)</text:p>
      <text:p text:style-name="P3">(4005038,376.19)</text:p>
      <text:p text:style-name="P3">(4005039,918.45)</text:p>
      <text:p text:style-name="P3">(4005040,603.56)</text:p>
      <text:p text:style-name="P3">(4005041,492.69)</text:p>
      <text:p text:style-name="P3">(4005042,538.53)</text:p>
      <text:p text:style-name="P3">(4005043,776.47)</text:p>
      <text:p text:style-name="P3">(4005044,446.28000000000003)</text:p>
      <text:p text:style-name="P3">(4005045,557.44)</text:p>
      <text:p text:style-name="P3">(4005046,612.0699999999999)</text:p>
      <text:p text:style-name="P3"><text:soft-page-break/>(4005047,787.5899999999999)</text:p>
      <text:p text:style-name="P3">(4005048,1024.9299999999998)</text:p>
      <text:p text:style-name="P3">(4005049,328.72)</text:p>
      <text:p text:style-name="P3">(4005050,308.67)</text:p>
      <text:p text:style-name="P3">(4005051,664.1300000000001)</text:p>
      <text:p text:style-name="P3">(4005052,120.3)</text:p>
      <text:p text:style-name="P3">(4005053,351.61)</text:p>
      <text:p text:style-name="P3">(4005054,677.17)</text:p>
      <text:p text:style-name="P3">(4005055,495.81)</text:p>
      <text:p text:style-name="P3">(4005056,588.71)</text:p>
      <text:p text:style-name="P3">(4005057,589.09)</text:p>
      <text:p text:style-name="P3">(4005058,499.61000000000007)</text:p>
      <text:p text:style-name="P3">(4005059,1124.48)</text:p>
      <text:p text:style-name="P3">(4005060,535.04)</text:p>
      <text:p text:style-name="P3">(4005061,815.02)</text:p>
      <text:p text:style-name="P3">(4005062,297.57)</text:p>
      <text:p text:style-name="P3">(4005063,460.65)</text:p>
      <text:p text:style-name="P3">(4005064,387.36)</text:p>
      <text:p text:style-name="P3">(4005065,404.25)</text:p>
      <text:p text:style-name="P3">(4005066,584.14)</text:p>
      <text:p text:style-name="P3">(4005067,427.78999999999996)</text:p>
      <text:p text:style-name="P3">(4005068,159.05)</text:p>
      <text:p text:style-name="P3">(4005069,198.45)</text:p>
      <text:p text:style-name="P3">(4005070,928.88)</text:p>
      <text:p text:style-name="P3">(4005071,737.44)</text:p>
      <text:p text:style-name="P3">(4005072,446.07)</text:p>
      <text:p text:style-name="P3">(4005073,644.53)</text:p>
      <text:p text:style-name="P3">(4005074,239.43)</text:p>
      <text:p text:style-name="P3">(4005075,404.15999999999997)</text:p>
      <text:p text:style-name="P3">(4005076,1036.9)</text:p>
      <text:p text:style-name="P3">(4005077,223.9)</text:p>
      <text:p text:style-name="P3">(4005078,548.1400000000001)</text:p>
      <text:p text:style-name="P3">(4005079,429.85999999999996)</text:p>
      <text:p text:style-name="P3">(4005080,838.6700000000001)</text:p>
      <text:p text:style-name="P3">(4005081,704.13)</text:p>
      <text:p text:style-name="P3">(4005082,1013.27)</text:p>
      <text:p text:style-name="P3">(4005083,496.0400000000001)</text:p>
      <text:p text:style-name="P3">(4005084,346.76)</text:p>
      <text:p text:style-name="P3">(4005085,317.24)</text:p>
      <text:p text:style-name="P3">(4005086,422.33000000000004)</text:p>
      <text:p text:style-name="P3">(4005087,340.78)</text:p>
      <text:p text:style-name="P3">(4005088,190.2)</text:p>
      <text:p text:style-name="P3">(4005089,91.71)</text:p>
      <text:p text:style-name="P3">(4005090,993.63)</text:p>
      <text:p text:style-name="P3">(4005091,882.21)</text:p>
      <text:p text:style-name="P3">(4005092,588.22)</text:p>
      <text:p text:style-name="P3">(4005093,574.01)</text:p>
      <text:p text:style-name="P3">(4005094,915.84)</text:p>
      <text:p text:style-name="P3">(4005095,275.34)</text:p>
      <text:p text:style-name="P3"><text:soft-page-break/>(4005096,532.23)</text:p>
      <text:p text:style-name="P3">(4005097,484.72)</text:p>
      <text:p text:style-name="P3">(4005098,666.15)</text:p>
      <text:p text:style-name="P3">(4005099,299.52)</text:p>
      <text:p text:style-name="P3">(4005100,464.28000000000003)</text:p>
      <text:p text:style-name="P3">(4005101,625.05)</text:p>
      <text:p text:style-name="P3">(4005102,727.81)</text:p>
      <text:p text:style-name="P3">(4005103,200.39)</text:p>
      <text:p text:style-name="P3">(4005104,550.17)</text:p>
      <text:p text:style-name="P3">(4005105,79.96)</text:p>
      <text:p text:style-name="P3">(4005106,677.2900000000001)</text:p>
      <text:p text:style-name="P3">(4005107,686.48)</text:p>
      <text:p text:style-name="P3">(4005108,460.33000000000004)</text:p>
      <text:p text:style-name="P3">(4005109,632.45)</text:p>
      <text:p text:style-name="P3">(4005110,715.72)</text:p>
      <text:p text:style-name="P3">(4005111,423.71000000000004)</text:p>
      <text:p text:style-name="P3">(4005112,796.19)</text:p>
      <text:p text:style-name="P3">(4005113,388.99)</text:p>
      <text:p text:style-name="P3">(4005114,207.18)</text:p>
      <text:p text:style-name="P3">(4005115,381.35)</text:p>
      <text:p text:style-name="P3">(4005116,421.65)</text:p>
      <text:p text:style-name="P3">(4005117,311.0)</text:p>
      <text:p text:style-name="P3">(4005118,566.5999999999999)</text:p>
      <text:p text:style-name="P3">(4005119,434.28)</text:p>
      <text:p text:style-name="P3">(4005120,495.68)</text:p>
      <text:p text:style-name="P3">(4005121,1228.1299999999999)</text:p>
      <text:p text:style-name="P3">(4005122,658.3600000000001)</text:p>
      <text:p text:style-name="P3">(4005123,362.77)</text:p>
      <text:p text:style-name="P3">(4005124,836.12)</text:p>
      <text:p text:style-name="P3">(4005125,649.51)</text:p>
      <text:p text:style-name="P3">(4005126,189.57999999999998)</text:p>
      <text:p text:style-name="P3">(4005127,124.66)</text:p>
      <text:p text:style-name="P3">(4005128,515.72)</text:p>
      <text:p text:style-name="P3">(4005129,700.71)</text:p>
      <text:p text:style-name="P3">(4005130,716.06)</text:p>
      <text:p text:style-name="P3">(4005131,1284.7899999999997)</text:p>
      <text:p text:style-name="P3">(4005132,462.51)</text:p>
      <text:p text:style-name="P3">(4005133,279.11)</text:p>
      <text:p text:style-name="P3">(4005134,839.8000000000001)</text:p>
      <text:p text:style-name="P3">(4005135,551.05)</text:p>
      <text:p text:style-name="P3">(4005136,556.61)</text:p>
      <text:p text:style-name="P3">(4005137,114.71000000000001)</text:p>
      <text:p text:style-name="P3">(4005138,663.1800000000001)</text:p>
      <text:p text:style-name="P3">(4005139,888.91)</text:p>
      <text:p text:style-name="P3">(4005140,435.16999999999996)</text:p>
      <text:p text:style-name="P3">(4005141,340.38)</text:p>
      <text:p text:style-name="P3">(4005142,426.15)</text:p>
      <text:p text:style-name="P3">(4005143,322.29)</text:p>
      <text:p text:style-name="P3">(4005144,1259.57)</text:p>
      <text:p text:style-name="P3"><text:soft-page-break/>(4005145,389.78)</text:p>
      <text:p text:style-name="P3">(4005146,304.6)</text:p>
      <text:p text:style-name="P3">(4005147,663.66)</text:p>
      <text:p text:style-name="P3">(4005148,242.2)</text:p>
      <text:p text:style-name="P3">(4005149,702.2)</text:p>
      <text:p text:style-name="P3">(4005150,1305.61)</text:p>
      <text:p text:style-name="P3">(4005151,551.47)</text:p>
      <text:p text:style-name="P3">(4005152,239.71999999999997)</text:p>
      <text:p text:style-name="P3">(4005153,630.8000000000001)</text:p>
      <text:p text:style-name="P3">(4005154,428.78000000000003)</text:p>
      <text:p text:style-name="P3">(4005155,274.70000000000005)</text:p>
      <text:p text:style-name="P3">(4005156,326.72)</text:p>
      <text:p text:style-name="P3">(4005157,245.47000000000003)</text:p>
      <text:p text:style-name="P3">(4005158,754.0799999999999)</text:p>
      <text:p text:style-name="P3">(4005159,674.43)</text:p>
      <text:p text:style-name="P3">(4005160,900.9399999999999)</text:p>
      <text:p text:style-name="P3">(4005161,853.3199999999999)</text:p>
      <text:p text:style-name="P3">(4005162,515.4300000000001)</text:p>
      <text:p text:style-name="P3">(4005163,417.0)</text:p>
      <text:p text:style-name="P3">(4005164,464.96000000000004)</text:p>
      <text:p text:style-name="P3">(4005165,866.5600000000001)</text:p>
      <text:p text:style-name="P3">(4005166,1117.72)</text:p>
      <text:p text:style-name="P3">(4005167,682.8100000000001)</text:p>
      <text:p text:style-name="P3">(4005168,1048.21)</text:p>
      <text:p text:style-name="P3">(4005169,562.63)</text:p>
      <text:p text:style-name="P3">(4005170,183.7)</text:p>
      <text:p text:style-name="P3">(4005171,486.14)</text:p>
      <text:p text:style-name="P3">(4005172,614.26)</text:p>
      <text:p text:style-name="P3">(4005173,627.36)</text:p>
      <text:p text:style-name="P3">(4005174,425.6)</text:p>
      <text:p text:style-name="P3">(4005175,654.7100000000002)</text:p>
      <text:p text:style-name="P3">(4005176,252.18)</text:p>
      <text:p text:style-name="P3">(4005177,544.24)</text:p>
      <text:p text:style-name="P3">(4005178,861.8599999999999)</text:p>
      <text:p text:style-name="P3">(4005179,418.94)</text:p>
      <text:p text:style-name="P3">(4005180,316.59)</text:p>
      <text:p text:style-name="P3">(4005181,702.91)</text:p>
      <text:p text:style-name="P3">(4005182,703.1)</text:p>
      <text:p text:style-name="P3">(4005183,681.0300000000001)</text:p>
      <text:p text:style-name="P3">(4005184,1035.44)</text:p>
      <text:p text:style-name="P3">(4005185,1160.8)</text:p>
      <text:p text:style-name="P3">(4005186,252.16)</text:p>
      <text:p text:style-name="P3">(4005187,480.53999999999996)</text:p>
      <text:p text:style-name="P3">(4005188,173.15)</text:p>
      <text:p text:style-name="P3">(4005189,383.09000000000003)</text:p>
      <text:p text:style-name="P3">(4005190,816.67)</text:p>
      <text:p text:style-name="P3">(4005191,353.89000000000004)</text:p>
      <text:p text:style-name="P3">(4005192,950.91)</text:p>
      <text:p text:style-name="P3">(4005193,305.88)</text:p>
      <text:p text:style-name="P3"><text:soft-page-break/>(4005194,666.85)</text:p>
      <text:p text:style-name="P3">(4005195,487.24)</text:p>
      <text:p text:style-name="P3">(4005196,6.66)</text:p>
      <text:p text:style-name="P3">(4005197,454.19)</text:p>
      <text:p text:style-name="P3">(4005198,492.23)</text:p>
      <text:p text:style-name="P3">(4005199,641.95)</text:p>
      <text:p text:style-name="P3">(4005200,897.47)</text:p>
      <text:p text:style-name="P3">(4005201,436.59)</text:p>
      <text:p text:style-name="P3">(4005202,738.63)</text:p>
      <text:p text:style-name="P3">(4005203,338.15)</text:p>
      <text:p text:style-name="P3">(4005204,105.82)</text:p>
      <text:p text:style-name="P3">(4005205,398.18)</text:p>
      <text:p text:style-name="P3">(4005206,533.1999999999999)</text:p>
      <text:p text:style-name="P3">(4005207,339.69)</text:p>
      <text:p text:style-name="P3">(4005208,392.53000000000003)</text:p>
      <text:p text:style-name="P3">(4005209,242.35000000000002)</text:p>
      <text:p text:style-name="P3">(4005210,425.44000000000005)</text:p>
      <text:p text:style-name="P3">(4005211,542.78)</text:p>
      <text:p text:style-name="P3">(4005212,53.54)</text:p>
      <text:p text:style-name="P3">(4005213,469.84000000000003)</text:p>
      <text:p text:style-name="P3">(4005214,1025.94)</text:p>
      <text:p text:style-name="P3">(4005215,625.0100000000001)</text:p>
      <text:p text:style-name="P3">(4005216,275.47999999999996)</text:p>
      <text:p text:style-name="P3">(4005217,520.72)</text:p>
      <text:p text:style-name="P3">(4005218,206.74)</text:p>
      <text:p text:style-name="P3">(4005219,981.73)</text:p>
      <text:p text:style-name="P3">(4005220,183.8)</text:p>
      <text:p text:style-name="P3">(4005221,1069.72)</text:p>
      <text:p text:style-name="P3">(4005222,837.1600000000001)</text:p>
      <text:p text:style-name="P3">(4005223,210.61)</text:p>
      <text:p text:style-name="P3">(4005224,643.62)</text:p>
      <text:p text:style-name="P3">(4005225,423.09000000000003)</text:p>
      <text:p text:style-name="P3">(4005226,518.8100000000001)</text:p>
      <text:p text:style-name="P3">(4005227,887.93)</text:p>
      <text:p text:style-name="P3">(4005228,385.49)</text:p>
      <text:p text:style-name="P3">(4005229,998.5000000000001)</text:p>
      <text:p text:style-name="P3">(4005230,402.15999999999997)</text:p>
      <text:p text:style-name="P3">(4005231,207.68)</text:p>
      <text:p text:style-name="P3">(4005232,534.9)</text:p>
      <text:p text:style-name="P3">(4005233,43.47)</text:p>
      <text:p text:style-name="P3">(4005234,703.8299999999999)</text:p>
      <text:p text:style-name="P3">(4005235,566.76)</text:p>
      <text:p text:style-name="P3">(4005236,182.3)</text:p>
      <text:p text:style-name="P3">(4005237,322.24)</text:p>
      <text:p text:style-name="P3">(4005238,317.79)</text:p>
      <text:p text:style-name="P3">(4005239,111.0)</text:p>
      <text:p text:style-name="P3">(4005240,351.71000000000004)</text:p>
      <text:p text:style-name="P3">(4005241,403.09999999999997)</text:p>
      <text:p text:style-name="P3">(4005242,707.47)</text:p>
      <text:p text:style-name="P3"><text:soft-page-break/>(4005243,1037.29)</text:p>
      <text:p text:style-name="P3">(4005244,749.4000000000001)</text:p>
      <text:p text:style-name="P3">(4005245,557.92)</text:p>
      <text:p text:style-name="P3">(4005246,539.56)</text:p>
      <text:p text:style-name="P3">(4005247,749.75)</text:p>
      <text:p text:style-name="P3">(4005248,451.46)</text:p>
      <text:p text:style-name="P3">(4005249,997.9300000000001)</text:p>
      <text:p text:style-name="P3">(4005250,1006.11)</text:p>
      <text:p text:style-name="P3">(4005251,721.1899999999999)</text:p>
      <text:p text:style-name="P3">(4005252,604.35)</text:p>
      <text:p text:style-name="P3">(4005253,395.01)</text:p>
      <text:p text:style-name="P3">(4005254,239.60000000000002)</text:p>
      <text:p text:style-name="P3">(4005255,490.31000000000006)</text:p>
      <text:p text:style-name="P3">(4005256,286.99)</text:p>
      <text:p text:style-name="P3">(4005257,168.35)</text:p>
      <text:p text:style-name="P3">(4005259,517.03)</text:p>
      <text:p text:style-name="P3">(4005260,478.13)</text:p>
      <text:p text:style-name="P3">(4005261,250.22)</text:p>
      <text:p text:style-name="P3">(4005263,356.81000000000006)</text:p>
      <text:p text:style-name="P3">(4005264,424.99)</text:p>
      <text:p text:style-name="P3">(4005265,423.45000000000005)</text:p>
      <text:p text:style-name="P3">(4005266,602.8199999999999)</text:p>
      <text:p text:style-name="P3">(4005267,879.6099999999999)</text:p>
      <text:p text:style-name="P3">(4005268,290.61)</text:p>
      <text:p text:style-name="P3">(4005269,183.19)</text:p>
      <text:p text:style-name="P3">(4005270,310.26)</text:p>
      <text:p text:style-name="P3">(4005271,474.03)</text:p>
      <text:p text:style-name="P3">(4005272,792.4)</text:p>
      <text:p text:style-name="P3">(4005273,935.8)</text:p>
      <text:p text:style-name="P3">(4005274,551.21)</text:p>
      <text:p text:style-name="P3">(4005275,438.23)</text:p>
      <text:p text:style-name="P3">(4005276,535.9399999999999)</text:p>
      <text:p text:style-name="P3">(4005277,373.88)</text:p>
      <text:p text:style-name="P3">(4005278,611.5)</text:p>
      <text:p text:style-name="P3">(4005279,358.38)</text:p>
      <text:p text:style-name="P3">(4005280,246.29)</text:p>
      <text:p text:style-name="P3">(4005281,570.9099999999999)</text:p>
      <text:p text:style-name="P3">(4005282,291.24)</text:p>
      <text:p text:style-name="P3">(4005283,749.3)</text:p>
      <text:p text:style-name="P3">(4005284,953.47)</text:p>
      <text:p text:style-name="P3">(4005285,879.4300000000001)</text:p>
      <text:p text:style-name="P3">(4005286,508.05)</text:p>
      <text:p text:style-name="P3">(4005287,285.75)</text:p>
      <text:p text:style-name="P3">(4005288,382.98)</text:p>
      <text:p text:style-name="P3">(4005289,295.90999999999997)</text:p>
      <text:p text:style-name="P3">(4005290,919.3)</text:p>
      <text:p text:style-name="P3">(4005292,653.6300000000001)</text:p>
      <text:p text:style-name="P3">(4005293,338.07000000000005)</text:p>
      <text:p text:style-name="P3">(4005294,411.76)</text:p>
      <text:p text:style-name="P3"><text:soft-page-break/>(4005295,360.09000000000003)</text:p>
      <text:p text:style-name="P3">(4005296,268.69)</text:p>
      <text:p text:style-name="P3">(4005297,202.38)</text:p>
      <text:p text:style-name="P3">(4005298,271.94)</text:p>
      <text:p text:style-name="P3">(4005299,439.03)</text:p>
      <text:p text:style-name="P3">(4005300,772.37)</text:p>
      <text:p text:style-name="P3">(4005301,794.79)</text:p>
      <text:p text:style-name="P3">(4005302,468.23)</text:p>
      <text:p text:style-name="P3">(4005303,747.12)</text:p>
      <text:p text:style-name="P3">(4005304,672.13)</text:p>
      <text:p text:style-name="P3">(4005305,633.29)</text:p>
      <text:p text:style-name="P3">(4005306,227.37)</text:p>
      <text:p text:style-name="P3">(4005307,1013.16)</text:p>
      <text:p text:style-name="P3">(4005308,844.67)</text:p>
      <text:p text:style-name="P3">(4005309,402.78)</text:p>
      <text:p text:style-name="P3">(4005310,613.8199999999999)</text:p>
      <text:p text:style-name="P3">(4005311,949.01)</text:p>
      <text:p text:style-name="P3">(4005312,537.6700000000001)</text:p>
      <text:p text:style-name="P3">(4005313,224.29)</text:p>
      <text:p text:style-name="P3">(4005314,142.51)</text:p>
      <text:p text:style-name="P3">(4005315,337.97999999999996)</text:p>
      <text:p text:style-name="P3">(4005316,452.0)</text:p>
      <text:p text:style-name="P3">(4005317,614.77)</text:p>
      <text:p text:style-name="P3">(4005318,231.18)</text:p>
      <text:p text:style-name="P3">(4005319,604.9799999999999)</text:p>
      <text:p text:style-name="P3">(4005320,457.65)</text:p>
      <text:p text:style-name="P3">(4005321,817.5)</text:p>
      <text:p text:style-name="P3">(4005322,641.6599999999999)</text:p>
      <text:p text:style-name="P3">(4005323,422.51)</text:p>
      <text:p text:style-name="P3">(4005324,225.32999999999998)</text:p>
      <text:p text:style-name="P3">(4005325,565.89)</text:p>
      <text:p text:style-name="P3">(4005326,533.25)</text:p>
      <text:p text:style-name="P3">(4005327,1073.68)</text:p>
      <text:p text:style-name="P3">(4005328,462.81000000000006)</text:p>
      <text:p text:style-name="P3">(4005329,277.7)</text:p>
      <text:p text:style-name="P3">(4005330,432.38)</text:p>
      <text:p text:style-name="P3">(4005331,484.03)</text:p>
      <text:p text:style-name="P3">(4005332,145.29)</text:p>
      <text:p text:style-name="P3">(4005333,258.07)</text:p>
      <text:p text:style-name="P3">(4005334,401.86)</text:p>
      <text:p text:style-name="P3">(4005335,127.81)</text:p>
      <text:p text:style-name="P3">(4005336,584.8199999999999)</text:p>
      <text:p text:style-name="P3">(4005337,861.48)</text:p>
      <text:p text:style-name="P3">(4005338,958.6600000000001)</text:p>
      <text:p text:style-name="P3">(4005339,375.22)</text:p>
      <text:p text:style-name="P3">(4005340,387.87)</text:p>
      <text:p text:style-name="P3">(4005341,291.33)</text:p>
      <text:p text:style-name="P3">(4005342,1004.7799999999999)</text:p>
      <text:p text:style-name="P3">(4005343,481.26)</text:p>
      <text:p text:style-name="P3"><text:soft-page-break/>(4005344,160.05)</text:p>
      <text:p text:style-name="P3">(4005345,289.73)</text:p>
      <text:p text:style-name="P3">(4005346,380.64)</text:p>
      <text:p text:style-name="P3">(4005347,652.31)</text:p>
      <text:p text:style-name="P3">(4005348,446.15999999999997)</text:p>
      <text:p text:style-name="P3">(4005349,938.8399999999999)</text:p>
      <text:p text:style-name="P3">(4005350,439.21000000000004)</text:p>
      <text:p text:style-name="P3">(4005351,854.21)</text:p>
      <text:p text:style-name="P3">(4005352,525.68)</text:p>
      <text:p text:style-name="P3">(4005353,243.86)</text:p>
      <text:p text:style-name="P3">(4005354,466.78)</text:p>
      <text:p text:style-name="P3">(4005355,913.66)</text:p>
      <text:p text:style-name="P3">(4005356,345.73)</text:p>
      <text:p text:style-name="P3">(4005357,759.16)</text:p>
      <text:p text:style-name="P3">(4005359,854.9999999999999)</text:p>
      <text:p text:style-name="P3">(4005360,397.6)</text:p>
      <text:p text:style-name="P3">(4005361,1053.6100000000001)</text:p>
      <text:p text:style-name="P3">(4005362,263.55)</text:p>
      <text:p text:style-name="P3">(4005363,1084.24)</text:p>
      <text:p text:style-name="P3">(4005364,375.66999999999996)</text:p>
      <text:p text:style-name="P3">(4005365,613.27)</text:p>
      <text:p text:style-name="P3">(4005366,605.0)</text:p>
      <text:p text:style-name="P3">(4005367,353.79)</text:p>
      <text:p text:style-name="P3">(4005368,179.95000000000002)</text:p>
      <text:p text:style-name="P3">(4005369,646.02)</text:p>
      <text:p text:style-name="P3">(4005370,482.74)</text:p>
      <text:p text:style-name="P3">(4005371,599.0400000000001)</text:p>
      <text:p text:style-name="P3">(4005372,386.68)</text:p>
      <text:p text:style-name="P3">(4005373,1090.53)</text:p>
      <text:p text:style-name="P3">(4005374,965.4200000000001)</text:p>
      <text:p text:style-name="P3">(4005375,199.66)</text:p>
      <text:p text:style-name="P3">(4005376,542.88)</text:p>
      <text:p text:style-name="P3">(4005377,374.90000000000003)</text:p>
      <text:p text:style-name="P3">(4005378,181.74)</text:p>
      <text:p text:style-name="P3">(4005379,834.93)</text:p>
      <text:p text:style-name="P3">(4005380,835.74)</text:p>
      <text:p text:style-name="P3">(4005381,367.48999999999995)</text:p>
      <text:p text:style-name="P3">(4005382,762.23)</text:p>
      <text:p text:style-name="P3">(4005383,20.11)</text:p>
      <text:p text:style-name="P3">(4005384,572.84)</text:p>
      <text:p text:style-name="P3">(4005385,501.02000000000004)</text:p>
      <text:p text:style-name="P3">(4005386,829.92)</text:p>
      <text:p text:style-name="P3">(4005387,537.15)</text:p>
      <text:p text:style-name="P3">(4005388,623.31)</text:p>
      <text:p text:style-name="P3">(4005389,303.82)</text:p>
      <text:p text:style-name="P3">(4005390,462.08000000000004)</text:p>
      <text:p text:style-name="P3">(4005391,660.3100000000001)</text:p>
      <text:p text:style-name="P3">(4005392,738.99)</text:p>
      <text:p text:style-name="P3">(4005393,856.56)</text:p>
      <text:p text:style-name="P3"><text:soft-page-break/>(4005394,370.2)</text:p>
      <text:p text:style-name="P3">(4005395,500.25)</text:p>
      <text:p text:style-name="P3">(4005396,498.8299999999999)</text:p>
      <text:p text:style-name="P3">(4005397,395.29999999999995)</text:p>
      <text:p text:style-name="P3">(4005398,595.39)</text:p>
      <text:p text:style-name="P3">(4005399,558.6800000000001)</text:p>
      <text:p text:style-name="P3">(4005400,721.31)</text:p>
      <text:p text:style-name="P3">(4005401,357.65)</text:p>
      <text:p text:style-name="P3">(4005402,669.3)</text:p>
      <text:p text:style-name="P3">(4005403,525.49)</text:p>
      <text:p text:style-name="P3">(4005404,555.73)</text:p>
      <text:p text:style-name="P3">(4005405,677.0400000000001)</text:p>
      <text:p text:style-name="P3">(4005406,327.35)</text:p>
      <text:p text:style-name="P3">(4005407,186.31)</text:p>
      <text:p text:style-name="P3">(4005408,153.95999999999998)</text:p>
      <text:p text:style-name="P3">(4005409,560.6999999999999)</text:p>
      <text:p text:style-name="P3">(4005410,81.84)</text:p>
      <text:p text:style-name="P3">(4005411,693.9100000000001)</text:p>
      <text:p text:style-name="P3">(4005412,583.22)</text:p>
      <text:p text:style-name="P3">(4005413,694.1700000000001)</text:p>
      <text:p text:style-name="P3">(4005414,668.4800000000001)</text:p>
      <text:p text:style-name="P3">(4005415,1129.6999999999998)</text:p>
      <text:p text:style-name="P3">(4005416,522.02)</text:p>
      <text:p text:style-name="P3">(4005417,541.47)</text:p>
      <text:p text:style-name="P3">(4005418,963.5400000000001)</text:p>
      <text:p text:style-name="P3">(4005419,613.1)</text:p>
      <text:p text:style-name="P3">(4005420,538.43)</text:p>
      <text:p text:style-name="P3">(4005421,61.769999999999996)</text:p>
      <text:p text:style-name="P3">(4005422,648.36)</text:p>
      <text:p text:style-name="P3">(4005423,685.99)</text:p>
      <text:p text:style-name="P3">(4005424,367.61)</text:p>
      <text:p text:style-name="P3">(4005426,829.4300000000001)</text:p>
      <text:p text:style-name="P3">(4005427,489.53999999999996)</text:p>
      <text:p text:style-name="P3">(4005428,572.03)</text:p>
      <text:p text:style-name="P3">(4005429,223.73)</text:p>
      <text:p text:style-name="P3">(4005430,583.04)</text:p>
      <text:p text:style-name="P3">(4005431,385.53999999999996)</text:p>
      <text:p text:style-name="P3">(4005432,412.77)</text:p>
      <text:p text:style-name="P3">(4005433,457.29)</text:p>
      <text:p text:style-name="P3">(4005434,471.06)</text:p>
      <text:p text:style-name="P3">(4005435,352.47)</text:p>
      <text:p text:style-name="P3">(4005436,215.17)</text:p>
      <text:p text:style-name="P3">(4005437,668.6500000000001)</text:p>
      <text:p text:style-name="P3">(4005438,230.88)</text:p>
      <text:p text:style-name="P3">(4005439,709.47)</text:p>
      <text:p text:style-name="P3">(4005440,94.55)</text:p>
      <text:p text:style-name="P3">(4005441,143.0)</text:p>
      <text:p text:style-name="P3">(4005442,881.48)</text:p>
      <text:p text:style-name="P3">(4005443,240.6)</text:p>
      <text:p text:style-name="P3"><text:soft-page-break/>(4005444,366.13000000000005)</text:p>
      <text:p text:style-name="P3">(4005445,493.65)</text:p>
      <text:p text:style-name="P3">(4005446,553.04)</text:p>
      <text:p text:style-name="P3">(4005447,277.16)</text:p>
      <text:p text:style-name="P3">(4005448,224.32)</text:p>
      <text:p text:style-name="P3">(4005449,633.53)</text:p>
      <text:p text:style-name="P3">(4005450,606.4200000000001)</text:p>
      <text:p text:style-name="P3">(4005451,751.9000000000001)</text:p>
      <text:p text:style-name="P3">(4005452,1266.65)</text:p>
      <text:p text:style-name="P3">(4005453,688.22)</text:p>
      <text:p text:style-name="P3">(4005454,1063.3)</text:p>
      <text:p text:style-name="P3">(4005455,1316.9299999999998)</text:p>
      <text:p text:style-name="P3">(4005456,470.74)</text:p>
      <text:p text:style-name="P3">(4005457,737.9399999999999)</text:p>
      <text:p text:style-name="P3">(4005458,456.90999999999997)</text:p>
      <text:p text:style-name="P3">(4005459,48.74)</text:p>
      <text:p text:style-name="P3">(4005460,475.78000000000003)</text:p>
      <text:p text:style-name="P3">(4005461,548.69)</text:p>
      <text:p text:style-name="P3">(4005462,174.99)</text:p>
      <text:p text:style-name="P3">(4005463,762.45)</text:p>
      <text:p text:style-name="P3">(4005464,747.58)</text:p>
      <text:p text:style-name="P3">(4005465,384.08000000000004)</text:p>
      <text:p text:style-name="P3">(4005466,878.3)</text:p>
      <text:p text:style-name="P3">(4005467,694.8799999999999)</text:p>
      <text:p text:style-name="P3">(4005468,933.37)</text:p>
      <text:p text:style-name="P3">(4005469,841.1399999999999)</text:p>
      <text:p text:style-name="P3">(4005470,406.44)</text:p>
      <text:p text:style-name="P3">(4005471,387.96000000000004)</text:p>
      <text:p text:style-name="P3">(4005472,1028.89)</text:p>
      <text:p text:style-name="P3">(4005473,726.4600000000002)</text:p>
      <text:p text:style-name="P3">(4005474,656.3699999999999)</text:p>
      <text:p text:style-name="P3">(4005475,1185.0600000000002)</text:p>
      <text:p text:style-name="P3">(4005476,594.71)</text:p>
      <text:p text:style-name="P3">(4005477,1227.12)</text:p>
      <text:p text:style-name="P3">(4005478,1116.93)</text:p>
      <text:p text:style-name="P3">(4005479,342.22)</text:p>
      <text:p text:style-name="P3">(4005480,291.29)</text:p>
      <text:p text:style-name="P3">(4005481,75.86)</text:p>
      <text:p text:style-name="P3">(4005482,1093.13)</text:p>
      <text:p text:style-name="P3">(4005483,1170.53)</text:p>
      <text:p text:style-name="P3">(4005484,536.97)</text:p>
      <text:p text:style-name="P3">(4005485,440.37)</text:p>
      <text:p text:style-name="P3">(4005486,645.05)</text:p>
      <text:p text:style-name="P3">(4005487,849.5)</text:p>
      <text:p text:style-name="P3">(4005488,337.48)</text:p>
      <text:p text:style-name="P3">(4005489,174.91)</text:p>
      <text:p text:style-name="P3">(4005490,1050.0400000000002)</text:p>
      <text:p text:style-name="P3">(4005491,438.0)</text:p>
      <text:p text:style-name="P3">(4005492,283.82)</text:p>
      <text:p text:style-name="P3"><text:soft-page-break/>(4005493,679.7)</text:p>
      <text:p text:style-name="P3">(4005494,594.0699999999999)</text:p>
      <text:p text:style-name="P3">(4005495,589.4599999999999)</text:p>
      <text:p text:style-name="P3">(4005496,791.93)</text:p>
      <text:p text:style-name="P3">(4005497,561.19)</text:p>
      <text:p text:style-name="P3">(4005498,921.93)</text:p>
      <text:p text:style-name="P3">(4005499,683.6)</text:p>
      <text:p text:style-name="P3">(4005500,541.6)</text:p>
      <text:p text:style-name="P3">(4005501,491.08)</text:p>
      <text:p text:style-name="P3">(4005502,404.37)</text:p>
      <text:p text:style-name="P3">(4005503,571.28)</text:p>
      <text:p text:style-name="P3">(4005504,951.8399999999999)</text:p>
      <text:p text:style-name="P3">(4005505,776.21)</text:p>
      <text:p text:style-name="P3">(4005506,349.93)</text:p>
      <text:p text:style-name="P3">(4005507,355.31000000000006)</text:p>
      <text:p text:style-name="P3">(4005508,650.0699999999999)</text:p>
      <text:p text:style-name="P3">(4005509,100.66)</text:p>
      <text:p text:style-name="P3">(4005510,485.25)</text:p>
      <text:p text:style-name="P3">(4005511,522.69)</text:p>
      <text:p text:style-name="P3">(4005512,718.3)</text:p>
      <text:p text:style-name="P3">(4005513,720.98)</text:p>
      <text:p text:style-name="P3">(4005514,322.81)</text:p>
      <text:p text:style-name="P3">(4005515,409.72)</text:p>
      <text:p text:style-name="P3">(4005516,180.42000000000002)</text:p>
      <text:p text:style-name="P3">(4005517,557.5699999999999)</text:p>
      <text:p text:style-name="P3">(4005518,349.42999999999995)</text:p>
      <text:p text:style-name="P3">(4005519,539.6800000000001)</text:p>
      <text:p text:style-name="P3">(4005521,90.21)</text:p>
      <text:p text:style-name="P3">(4005522,200.38)</text:p>
      <text:p text:style-name="P3">(4005523,714.57)</text:p>
      <text:p text:style-name="P3">(4005524,114.94)</text:p>
      <text:p text:style-name="P3">(4005525,239.68)</text:p>
      <text:p text:style-name="P3">(4005526,459.25)</text:p>
      <text:p text:style-name="P3">(4005528,649.13)</text:p>
      <text:p text:style-name="P3">(4005529,600.29)</text:p>
      <text:p text:style-name="P3">(4005530,759.8199999999999)</text:p>
      <text:p text:style-name="P3">(4005531,179.0)</text:p>
      <text:p text:style-name="P3">(4005532,1397.82)</text:p>
      <text:p text:style-name="P3">(4005533,995.7900000000001)</text:p>
      <text:p text:style-name="P3">(4005534,535.88)</text:p>
      <text:p text:style-name="P3">(4005535,402.18999999999994)</text:p>
      <text:p text:style-name="P3">(4005536,509.58000000000004)</text:p>
      <text:p text:style-name="P3">(4005537,832.62)</text:p>
      <text:p text:style-name="P3">(4005538,834.3299999999999)</text:p>
      <text:p text:style-name="P3">(4005539,209.23999999999998)</text:p>
      <text:p text:style-name="P3">(4005540,335.02)</text:p>
      <text:p text:style-name="P3">(4005541,1032.6000000000001)</text:p>
      <text:p text:style-name="P3">(4005542,584.4300000000001)</text:p>
      <text:p text:style-name="P3">(4005543,514.0999999999999)</text:p>
      <text:p text:style-name="P3"><text:soft-page-break/>(4005544,229.68)</text:p>
      <text:p text:style-name="P3">(4005545,587.39)</text:p>
      <text:p text:style-name="P3">(4005546,289.91)</text:p>
      <text:p text:style-name="P3">(4005547,221.25)</text:p>
      <text:p text:style-name="P3">(4005548,294.22)</text:p>
      <text:p text:style-name="P3">(4005549,603.3100000000001)</text:p>
      <text:p text:style-name="P3">(4005550,651.1999999999999)</text:p>
      <text:p text:style-name="P3">(4005551,279.09000000000003)</text:p>
      <text:p text:style-name="P3">(4005552,304.84000000000003)</text:p>
      <text:p text:style-name="P3">(4005553,649.6400000000001)</text:p>
      <text:p text:style-name="P3">(4005554,835.39)</text:p>
      <text:p text:style-name="P3">(4005555,812.18)</text:p>
      <text:p text:style-name="P3">(4005556,428.28)</text:p>
      <text:p text:style-name="P3">(4005557,249.94)</text:p>
      <text:p text:style-name="P3">(4005558,1144.78)</text:p>
      <text:p text:style-name="P3">(4005559,409.86)</text:p>
      <text:p text:style-name="P3">(4005560,523.57)</text:p>
      <text:p text:style-name="P3">(4005561,705.69)</text:p>
      <text:p text:style-name="P3">(4005562,160.79000000000002)</text:p>
      <text:p text:style-name="P3">(4005563,470.8299999999999)</text:p>
      <text:p text:style-name="P3">(4005564,472.26)</text:p>
      <text:p text:style-name="P3">(4005565,537.5799999999999)</text:p>
      <text:p text:style-name="P3">(4005566,734.6799999999998)</text:p>
      <text:p text:style-name="P3">(4005567,152.17)</text:p>
      <text:p text:style-name="P3">(4005568,499.73)</text:p>
      <text:p text:style-name="P3">(4005569,1109.4499999999998)</text:p>
      <text:p text:style-name="P3">(4005570,595.2700000000001)</text:p>
      <text:p text:style-name="P3">(4005571,952.91)</text:p>
      <text:p text:style-name="P3">(4005572,306.83000000000004)</text:p>
      <text:p text:style-name="P3">(4005573,702.16)</text:p>
      <text:p text:style-name="P3">(4005574,119.76)</text:p>
      <text:p text:style-name="P3">(4005575,373.7)</text:p>
      <text:p text:style-name="P3">(4005576,934.14)</text:p>
      <text:p text:style-name="P3">(4005577,36.15)</text:p>
      <text:p text:style-name="P3">(4005578,243.36)</text:p>
      <text:p text:style-name="P3">(4005579,218.45000000000002)</text:p>
      <text:p text:style-name="P3">(4005580,534.4399999999999)</text:p>
      <text:p text:style-name="P3">(4005581,119.93)</text:p>
      <text:p text:style-name="P3">(4005582,656.8)</text:p>
      <text:p text:style-name="P3">(4005583,536.31)</text:p>
      <text:p text:style-name="P3">(4005584,406.69999999999993)</text:p>
      <text:p text:style-name="P3">(4005585,373.66)</text:p>
      <text:p text:style-name="P3">(4005586,699.67)</text:p>
      <text:p text:style-name="P3">(4005588,603.4799999999999)</text:p>
      <text:p text:style-name="P3">(4005589,282.40999999999997)</text:p>
      <text:p text:style-name="P3">(4005590,394.65)</text:p>
      <text:p text:style-name="P3">(4005591,636.76)</text:p>
      <text:p text:style-name="P3">(4005592,527.93)</text:p>
      <text:p text:style-name="P3">(4005593,1112.6800000000003)</text:p>
      <text:p text:style-name="P3"><text:soft-page-break/>(4005594,768.05)</text:p>
      <text:p text:style-name="P3">(4005595,675.9899999999999)</text:p>
      <text:p text:style-name="P3">(4005596,318.0)</text:p>
      <text:p text:style-name="P3">(4005597,736.83)</text:p>
      <text:p text:style-name="P3">(4005598,687.0699999999999)</text:p>
      <text:p text:style-name="P3">(4005599,715.16)</text:p>
      <text:p text:style-name="P3">(4005600,919.9399999999998)</text:p>
      <text:p text:style-name="P3">(4005601,418.34000000000003)</text:p>
      <text:p text:style-name="P3">(4005602,1086.5900000000001)</text:p>
      <text:p text:style-name="P3">(4005603,31.61)</text:p>
      <text:p text:style-name="P3">(4005604,596.08)</text:p>
      <text:p text:style-name="P3">(4005605,766.8900000000001)</text:p>
      <text:p text:style-name="P3">(4005606,804.02)</text:p>
      <text:p text:style-name="P3">(4005607,620.13)</text:p>
      <text:p text:style-name="P3">(4005608,856.5500000000001)</text:p>
      <text:p text:style-name="P3">(4005609,367.94000000000005)</text:p>
      <text:p text:style-name="P3">(4005610,315.52)</text:p>
      <text:p text:style-name="P3">(4005611,648.6700000000001)</text:p>
      <text:p text:style-name="P3">(4005612,185.32999999999998)</text:p>
      <text:p text:style-name="P3">(4005613,389.99)</text:p>
      <text:p text:style-name="P3">(4005614,547.63)</text:p>
      <text:p text:style-name="P3">(4005615,450.6)</text:p>
      <text:p text:style-name="P3">(4005616,344.85)</text:p>
      <text:p text:style-name="P3">(4005617,1001.7599999999999)</text:p>
      <text:p text:style-name="P3">(4005618,487.73)</text:p>
      <text:p text:style-name="P3">(4005619,126.48)</text:p>
      <text:p text:style-name="P3">(4005620,503.64)</text:p>
      <text:p text:style-name="P3">(4005621,346.23)</text:p>
      <text:p text:style-name="P3">(4005622,1020.8599999999999)</text:p>
      <text:p text:style-name="P3">(4005623,415.5)</text:p>
      <text:p text:style-name="P3">(4005624,459.78000000000003)</text:p>
      <text:p text:style-name="P3">(4005625,918.47)</text:p>
      <text:p text:style-name="P3">(4005626,1023.4300000000001)</text:p>
      <text:p text:style-name="P3">(4005627,119.83)</text:p>
      <text:p text:style-name="P3">(4005628,483.3699999999999)</text:p>
      <text:p text:style-name="P3">(4005629,225.88)</text:p>
      <text:p text:style-name="P3">(4005630,489.31)</text:p>
      <text:p text:style-name="P3">(4005631,886.9100000000001)</text:p>
      <text:p text:style-name="P3">(4005632,388.97)</text:p>
      <text:p text:style-name="P3">(4005633,433.29999999999995)</text:p>
      <text:p text:style-name="P3">(4005634,908.4999999999999)</text:p>
      <text:p text:style-name="P3">(4005635,276.14)</text:p>
      <text:p text:style-name="P3">(4005636,275.40999999999997)</text:p>
      <text:p text:style-name="P3">(4005637,593.9)</text:p>
      <text:p text:style-name="P3">(4005638,665.91)</text:p>
      <text:p text:style-name="P3">(4005639,345.72)</text:p>
      <text:p text:style-name="P3">(4005640,557.17)</text:p>
      <text:p text:style-name="P3">(4005641,37.59)</text:p>
      <text:p text:style-name="P3">(4005642,1066.76)</text:p>
      <text:p text:style-name="P3"><text:soft-page-break/>(4005643,406.17)</text:p>
      <text:p text:style-name="P3">(4005644,559.9)</text:p>
      <text:p text:style-name="P3">(4005645,466.28)</text:p>
      <text:p text:style-name="P3">(4005646,306.11)</text:p>
      <text:p text:style-name="P3">(4005647,236.86)</text:p>
      <text:p text:style-name="P3">(4005648,1051.2)</text:p>
      <text:p text:style-name="P3">(4005649,427.56999999999994)</text:p>
      <text:p text:style-name="P3">(4005650,724.0000000000001)</text:p>
      <text:p text:style-name="P3">(4005651,153.19)</text:p>
      <text:p text:style-name="P3">(4005652,342.48)</text:p>
      <text:p text:style-name="P3">(4005653,617.79)</text:p>
      <text:p text:style-name="P3">(4005654,626.41)</text:p>
      <text:p text:style-name="P3">(4005655,596.14)</text:p>
      <text:p text:style-name="P3">(4005656,753.76)</text:p>
      <text:p text:style-name="P3">(4005657,569.62)</text:p>
      <text:p text:style-name="P3">(4005658,763.78)</text:p>
      <text:p text:style-name="P3">(4005659,471.07)</text:p>
      <text:p text:style-name="P3">(4005660,306.09000000000003)</text:p>
      <text:p text:style-name="P3">(4005661,616.52)</text:p>
      <text:p text:style-name="P3">(4005662,445.31)</text:p>
      <text:p text:style-name="P3">(4005663,609.75)</text:p>
      <text:p text:style-name="P3">(4005664,811.49)</text:p>
      <text:p text:style-name="P3">(4005665,545.24)</text:p>
      <text:p text:style-name="P3">(4005666,611.4200000000001)</text:p>
      <text:p text:style-name="P3">(4005667,793.9999999999999)</text:p>
      <text:p text:style-name="P3">(4005668,358.65999999999997)</text:p>
      <text:p text:style-name="P3">(4005669,522.5)</text:p>
      <text:p text:style-name="P3">(4005670,615.42)</text:p>
      <text:p text:style-name="P3">(4005671,412.42)</text:p>
      <text:p text:style-name="P3">(4005672,565.13)</text:p>
      <text:p text:style-name="P3">(4005673,654.05)</text:p>
      <text:p text:style-name="P3">(4005674,91.53)</text:p>
      <text:p text:style-name="P3">(4005675,543.21)</text:p>
      <text:p text:style-name="P3">(4005676,335.29999999999995)</text:p>
      <text:p text:style-name="P3">(4005677,125.42000000000002)</text:p>
      <text:p text:style-name="P3">(4005678,383.49)</text:p>
      <text:p text:style-name="P3">(4005679,424.5)</text:p>
      <text:p text:style-name="P3">(4005680,418.51)</text:p>
      <text:p text:style-name="P3">(4005681,558.1800000000001)</text:p>
      <text:p text:style-name="P3">(4005682,692.51)</text:p>
      <text:p text:style-name="P3">(4005683,323.37)</text:p>
      <text:p text:style-name="P3">(4005684,557.79)</text:p>
      <text:p text:style-name="P3">(4005685,213.75)</text:p>
      <text:p text:style-name="P3">(4005686,740.64)</text:p>
      <text:p text:style-name="P3">(4005687,298.92999999999995)</text:p>
      <text:p text:style-name="P3">(4005688,41.69)</text:p>
      <text:p text:style-name="P3">(4005689,161.60000000000002)</text:p>
      <text:p text:style-name="P3">(4005690,843.86)</text:p>
      <text:p text:style-name="P3">(4005691,626.38)</text:p>
      <text:p text:style-name="P3"><text:soft-page-break/>(4005693,409.03000000000003)</text:p>
      <text:p text:style-name="P3">(4005694,614.5899999999999)</text:p>
      <text:p text:style-name="P3">(4005695,221.99)</text:p>
      <text:p text:style-name="P3">(4005696,544.73)</text:p>
      <text:p text:style-name="P3">(4005697,750.8199999999999)</text:p>
      <text:p text:style-name="P3">(4005698,182.82)</text:p>
      <text:p text:style-name="P3">(4005699,748.16)</text:p>
      <text:p text:style-name="P3">(4005700,936.3800000000001)</text:p>
      <text:p text:style-name="P3">(4005701,407.31)</text:p>
      <text:p text:style-name="P3">(4005702,515.26)</text:p>
      <text:p text:style-name="P3">(4005703,865.3599999999999)</text:p>
      <text:p text:style-name="P3">(4005704,95.85)</text:p>
      <text:p text:style-name="P3">(4005705,694.61)</text:p>
      <text:p text:style-name="P3">(4005706,219.32)</text:p>
      <text:p text:style-name="P3">(4005707,890.7799999999999)</text:p>
      <text:p text:style-name="P3">(4005708,185.29)</text:p>
      <text:p text:style-name="P3">(4005709,384.12)</text:p>
      <text:p text:style-name="P3">(4005710,337.35)</text:p>
      <text:p text:style-name="P3">(4005711,691.8800000000001)</text:p>
      <text:p text:style-name="P3">(4005712,768.25)</text:p>
      <text:p text:style-name="P3">(4005713,571.6000000000001)</text:p>
      <text:p text:style-name="P3">(4005714,389.84999999999997)</text:p>
      <text:p text:style-name="P3">(4005715,446.85)</text:p>
      <text:p text:style-name="P3">(4005716,772.03)</text:p>
      <text:p text:style-name="P3">(4005717,932.0600000000001)</text:p>
      <text:p text:style-name="P3">(4005718,471.94999999999993)</text:p>
      <text:p text:style-name="P3">(4005719,607.29)</text:p>
      <text:p text:style-name="P3">(4005720,795.4599999999998)</text:p>
      <text:p text:style-name="P3">(4005721,46.14)</text:p>
      <text:p text:style-name="P3">(4005722,444.09999999999997)</text:p>
      <text:p text:style-name="P3">(4005723,782.23)</text:p>
      <text:p text:style-name="P3">(4005724,459.93999999999994)</text:p>
      <text:p text:style-name="P3">(4005725,568.0999999999999)</text:p>
      <text:p text:style-name="P3">(4005726,687.81)</text:p>
      <text:p text:style-name="P3">(4005727,887.9300000000001)</text:p>
      <text:p text:style-name="P3">(4005728,736.51)</text:p>
      <text:p text:style-name="P3">(4005729,457.81)</text:p>
      <text:p text:style-name="P3">(4005730,540.87)</text:p>
      <text:p text:style-name="P3">(4005731,240.77)</text:p>
      <text:p text:style-name="P3">(4005732,846.29)</text:p>
      <text:p text:style-name="P3">(4005733,482.54999999999995)</text:p>
      <text:p text:style-name="P3">(4005734,834.4000000000001)</text:p>
      <text:p text:style-name="P3">(4005735,594.5400000000001)</text:p>
      <text:p text:style-name="P3">(4005736,420.77)</text:p>
      <text:p text:style-name="P3">(4005737,596.9799999999999)</text:p>
      <text:p text:style-name="P3">(4005738,355.22)</text:p>
      <text:p text:style-name="P3">(4005739,877.9900000000001)</text:p>
      <text:p text:style-name="P3">(4005740,783.78)</text:p>
      <text:p text:style-name="P3">(4005741,642.0699999999999)</text:p>
      <text:p text:style-name="P3"><text:soft-page-break/>(4005742,741.41)</text:p>
      <text:p text:style-name="P3">(4005743,525.8399999999999)</text:p>
      <text:p text:style-name="P3">(4005744,597.26)</text:p>
      <text:p text:style-name="P3">(4005745,381.76)</text:p>
      <text:p text:style-name="P3">(4005746,786.47)</text:p>
      <text:p text:style-name="P3">(4005747,407.49)</text:p>
      <text:p text:style-name="P3">(4005748,702.4699999999999)</text:p>
      <text:p text:style-name="P3">(4005749,733.27)</text:p>
      <text:p text:style-name="P3">(4005750,494.99)</text:p>
      <text:p text:style-name="P3">(4005751,1192.99)</text:p>
      <text:p text:style-name="P3">(4005752,620.3499999999999)</text:p>
      <text:p text:style-name="P3">(4005753,377.33000000000004)</text:p>
      <text:p text:style-name="P3">(4005754,331.39)</text:p>
      <text:p text:style-name="P3">(4005755,296.36)</text:p>
      <text:p text:style-name="P3">(4005756,570.17)</text:p>
      <text:p text:style-name="P3">(4005757,368.40999999999997)</text:p>
      <text:p text:style-name="P3">(4005758,458.52)</text:p>
      <text:p text:style-name="P3">(4005759,995.01)</text:p>
      <text:p text:style-name="P3">(4005760,512.13)</text:p>
      <text:p text:style-name="P3">(4005761,539.9399999999999)</text:p>
      <text:p text:style-name="P3">(4005762,95.43)</text:p>
      <text:p text:style-name="P3">(4005763,235.64999999999998)</text:p>
      <text:p text:style-name="P3">(4005764,884.9499999999999)</text:p>
      <text:p text:style-name="P3">(4005765,500.19000000000005)</text:p>
      <text:p text:style-name="P3">(4005766,386.7)</text:p>
      <text:p text:style-name="P3">(4005767,290.53)</text:p>
      <text:p text:style-name="P3">(4005768,539.48)</text:p>
      <text:p text:style-name="P3">(4005769,1088.79)</text:p>
      <text:p text:style-name="P3">(4005770,417.32000000000005)</text:p>
      <text:p text:style-name="P3">(4005771,342.1)</text:p>
      <text:p text:style-name="P3">(4005772,644.1800000000001)</text:p>
      <text:p text:style-name="P3">(4005773,908.1200000000001)</text:p>
      <text:p text:style-name="P3">(4005774,1055.3799999999999)</text:p>
      <text:p text:style-name="P3">(4005775,482.29999999999995)</text:p>
      <text:p text:style-name="P3">(4005776,616.72)</text:p>
      <text:p text:style-name="P3">(4005777,609.4599999999999)</text:p>
      <text:p text:style-name="P3">(4005778,272.2)</text:p>
      <text:p text:style-name="P3">(4005779,255.42000000000002)</text:p>
      <text:p text:style-name="P3">(4005780,534.8199999999999)</text:p>
      <text:p text:style-name="P3">(4005781,810.3700000000001)</text:p>
      <text:p text:style-name="P3">(4005782,335.14)</text:p>
      <text:p text:style-name="P3">(4005783,281.07)</text:p>
      <text:p text:style-name="P3">(4005784,956.4599999999999)</text:p>
      <text:p text:style-name="P3">(4005785,171.81)</text:p>
      <text:p text:style-name="P3">(4005786,254.62)</text:p>
      <text:p text:style-name="P3">(4005787,525.9399999999999)</text:p>
      <text:p text:style-name="P3">(4005788,729.91)</text:p>
      <text:p text:style-name="P3">(4005789,481.89)</text:p>
      <text:p text:style-name="P3">(4005790,258.09)</text:p>
      <text:p text:style-name="P3"><text:soft-page-break/>(4005791,459.78999999999996)</text:p>
      <text:p text:style-name="P3">(4005792,458.34)</text:p>
      <text:p text:style-name="P3">(4005793,497.63)</text:p>
      <text:p text:style-name="P3">(4005794,377.74)</text:p>
      <text:p text:style-name="P3">(4005795,406.04999999999995)</text:p>
      <text:p text:style-name="P3">(4005796,691.46)</text:p>
      <text:p text:style-name="P3">(4005797,91.37)</text:p>
      <text:p text:style-name="P3">(4005798,701.63)</text:p>
      <text:p text:style-name="P3">(4005799,935.9799999999999)</text:p>
      <text:p text:style-name="P3">(4005800,363.65999999999997)</text:p>
      <text:p text:style-name="P3">(4005801,1237.17)</text:p>
      <text:p text:style-name="P3">(4005802,549.88)</text:p>
      <text:p text:style-name="P3">(4005803,388.14)</text:p>
      <text:p text:style-name="P3">(4005804,129.23)</text:p>
      <text:p text:style-name="P3">(4005805,328.2)</text:p>
      <text:p text:style-name="P3">(4005806,110.91)</text:p>
      <text:p text:style-name="P3">(4005807,181.25)</text:p>
      <text:p text:style-name="P3">(4005808,642.5999999999999)</text:p>
      <text:p text:style-name="P3">(4005809,119.28999999999999)</text:p>
      <text:p text:style-name="P3">(4005810,548.1899999999999)</text:p>
      <text:p text:style-name="P3">(4005811,417.71999999999997)</text:p>
      <text:p text:style-name="P3">(4005812,459.78000000000003)</text:p>
      <text:p text:style-name="P3">(4005813,510.35)</text:p>
      <text:p text:style-name="P3">(4005814,161.73999999999998)</text:p>
      <text:p text:style-name="P3">(4005815,451.53)</text:p>
      <text:p text:style-name="P3">(4005816,348.15999999999997)</text:p>
      <text:p text:style-name="P3">(4005817,1202.58)</text:p>
      <text:p text:style-name="P3">(4005818,840.15)</text:p>
      <text:p text:style-name="P3">(4005819,378.96000000000004)</text:p>
      <text:p text:style-name="P3">(4005820,765.37)</text:p>
      <text:p text:style-name="P3">(4005821,677.8799999999999)</text:p>
      <text:p text:style-name="P3">(4005822,571.42)</text:p>
      <text:p text:style-name="P3">(4005823,322.94000000000005)</text:p>
      <text:p text:style-name="P3">(4005824,491.08000000000004)</text:p>
      <text:p text:style-name="P3">(4005825,445.90000000000003)</text:p>
      <text:p text:style-name="P3">(4005826,525.11)</text:p>
      <text:p text:style-name="P3">(4005827,747.9100000000001)</text:p>
      <text:p text:style-name="P3">(4005828,421.76)</text:p>
      <text:p text:style-name="P3">(4005829,1009.3100000000001)</text:p>
      <text:p text:style-name="P3">(4005830,456.18999999999994)</text:p>
      <text:p text:style-name="P3">(4005831,968.9000000000001)</text:p>
      <text:p text:style-name="P3">(4005832,586.28)</text:p>
      <text:p text:style-name="P3">(4005833,770.85)</text:p>
      <text:p text:style-name="P3">(4005834,321.98)</text:p>
      <text:p text:style-name="P3">(4005835,293.4)</text:p>
      <text:p text:style-name="P3">(4005836,123.52000000000001)</text:p>
      <text:p text:style-name="P3">(4005837,1081.2900000000002)</text:p>
      <text:p text:style-name="P3">(4005838,354.51)</text:p>
      <text:p text:style-name="P3">(4005839,593.4399999999999)</text:p>
      <text:p text:style-name="P3"><text:soft-page-break/>(4005840,649.81)</text:p>
      <text:p text:style-name="P3">(4005841,297.95)</text:p>
      <text:p text:style-name="P3">(4005842,412.98)</text:p>
      <text:p text:style-name="P3">(4005843,654.39)</text:p>
      <text:p text:style-name="P3">(4005844,135.68)</text:p>
      <text:p text:style-name="P3">(4005845,1042.95)</text:p>
      <text:p text:style-name="P3">(4005846,675.7800000000001)</text:p>
      <text:p text:style-name="P3">(4005847,366.04999999999995)</text:p>
      <text:p text:style-name="P3">(4005848,218.42)</text:p>
      <text:p text:style-name="P3">(4005849,429.96000000000004)</text:p>
      <text:p text:style-name="P3">(4005850,514.09)</text:p>
      <text:p text:style-name="P3">(4005851,434.17)</text:p>
      <text:p text:style-name="P3">(4005852,786.7900000000001)</text:p>
      <text:p text:style-name="P3">(4005853,325.0)</text:p>
      <text:p text:style-name="P3">(4005854,582.47)</text:p>
      <text:p text:style-name="P3">(4005855,808.08)</text:p>
      <text:p text:style-name="P3">(4005856,707.59)</text:p>
      <text:p text:style-name="P3">(4005857,293.35999999999996)</text:p>
      <text:p text:style-name="P3">(4005858,91.46)</text:p>
      <text:p text:style-name="P3">(4005859,1043.42)</text:p>
      <text:p text:style-name="P3">(4005860,442.50000000000006)</text:p>
      <text:p text:style-name="P3">(4005861,822.47)</text:p>
      <text:p text:style-name="P3">(4005862,476.13)</text:p>
      <text:p text:style-name="P3">(4005863,716.7)</text:p>
      <text:p text:style-name="P3">(4005864,402.62)</text:p>
      <text:p text:style-name="P3">(4005865,435.39)</text:p>
      <text:p text:style-name="P3">(4005866,1168.34)</text:p>
      <text:p text:style-name="P3">(4005867,477.38)</text:p>
      <text:p text:style-name="P3">(4005868,232.37)</text:p>
      <text:p text:style-name="P3">(4005869,567.26)</text:p>
      <text:p text:style-name="P3">(4005870,621.47)</text:p>
      <text:p text:style-name="P3">(4005871,442.97999999999996)</text:p>
      <text:p text:style-name="P3">(4005872,224.0)</text:p>
      <text:p text:style-name="P3">(4005873,898.9100000000001)</text:p>
      <text:p text:style-name="P3">(4005875,588.5899999999999)</text:p>
      <text:p text:style-name="P3">(4005876,525.06)</text:p>
      <text:p text:style-name="P3">(4005877,1015.3899999999999)</text:p>
      <text:p text:style-name="P3">(4005878,711.27)</text:p>
      <text:p text:style-name="P3">(4005879,453.26000000000005)</text:p>
      <text:p text:style-name="P3">(4005880,407.11)</text:p>
      <text:p text:style-name="P3">(4005881,509.09)</text:p>
      <text:p text:style-name="P3">(4005882,458.84000000000003)</text:p>
      <text:p text:style-name="P3">(4005883,641.0400000000001)</text:p>
      <text:p text:style-name="P3">(4005884,524.55)</text:p>
      <text:p text:style-name="P3">(4005885,571.91)</text:p>
      <text:p text:style-name="P3">(4005886,498.43)</text:p>
      <text:p text:style-name="P3">(4005887,814.34)</text:p>
      <text:p text:style-name="P3">(4005888,343.73)</text:p>
      <text:p text:style-name="P3">(4005889,304.71000000000004)</text:p>
      <text:p text:style-name="P3"><text:soft-page-break/>(4005890,580.97)</text:p>
      <text:p text:style-name="P3">(4005891,405.03)</text:p>
      <text:p text:style-name="P3">(4005892,425.53999999999996)</text:p>
      <text:p text:style-name="P3">(4005893,207.79999999999998)</text:p>
      <text:p text:style-name="P3">(4005894,273.04)</text:p>
      <text:p text:style-name="P3">(4005895,596.77)</text:p>
      <text:p text:style-name="P3">(4005896,817.6800000000001)</text:p>
      <text:p text:style-name="P3">(4005897,376.53000000000003)</text:p>
      <text:p text:style-name="P3">(4005898,412.24)</text:p>
      <text:p text:style-name="P3">(4005899,865.0799999999999)</text:p>
      <text:p text:style-name="P3">(4005900,1102.94)</text:p>
      <text:p text:style-name="P3">(4005901,319.78999999999996)</text:p>
      <text:p text:style-name="P3">(4005902,444.24)</text:p>
      <text:p text:style-name="P3">(4005903,292.15)</text:p>
      <text:p text:style-name="P3">(4005904,276.42)</text:p>
      <text:p text:style-name="P3">(4005905,921.3100000000001)</text:p>
      <text:p text:style-name="P3">(4005906,358.05)</text:p>
      <text:p text:style-name="P3">(4005907,756.88)</text:p>
      <text:p text:style-name="P3">(4005908,284.81)</text:p>
      <text:p text:style-name="P3">(4005909,612.58)</text:p>
      <text:p text:style-name="P3">(4005910,478.60999999999996)</text:p>
      <text:p text:style-name="P3">(4005911,569.62)</text:p>
      <text:p text:style-name="P3">(4005912,369.59)</text:p>
      <text:p text:style-name="P3">(4005913,380.71)</text:p>
      <text:p text:style-name="P3">(4005914,531.9599999999999)</text:p>
      <text:p text:style-name="P3">(4005915,775.3199999999999)</text:p>
      <text:p text:style-name="P3">(4005916,1039.31)</text:p>
      <text:p text:style-name="P3">(4005917,402.15000000000003)</text:p>
      <text:p text:style-name="P3">(4005918,120.46000000000001)</text:p>
      <text:p text:style-name="P3">(4005919,416.04999999999995)</text:p>
      <text:p text:style-name="P3">(4005920,712.03)</text:p>
      <text:p text:style-name="P3">(4005921,500.59000000000003)</text:p>
      <text:p text:style-name="P3">(4005922,1105.23)</text:p>
      <text:p text:style-name="P3">(4005923,579.03)</text:p>
      <text:p text:style-name="P3">(4005924,904.5300000000001)</text:p>
      <text:p text:style-name="P3">(4005925,426.35)</text:p>
      <text:p text:style-name="P3">(4005926,910.6)</text:p>
      <text:p text:style-name="P3">(4005927,642.7899999999998)</text:p>
      <text:p text:style-name="P3">(4005928,263.6)</text:p>
      <text:p text:style-name="P3">(4005929,996.83)</text:p>
      <text:p text:style-name="P3">(4005930,368.5)</text:p>
      <text:p text:style-name="P3">(4005931,279.21)</text:p>
      <text:p text:style-name="P3">(4005932,196.04999999999998)</text:p>
      <text:p text:style-name="P3">(4005933,1069.46)</text:p>
      <text:p text:style-name="P3">(4005934,187.92)</text:p>
      <text:p text:style-name="P3">(4005935,932.1700000000001)</text:p>
      <text:p text:style-name="P3">(4005936,561.1600000000001)</text:p>
      <text:p text:style-name="P3">(4005937,536.12)</text:p>
      <text:p text:style-name="P3">(4005938,479.91999999999996)</text:p>
      <text:p text:style-name="P3"><text:soft-page-break/>(4005939,473.6)</text:p>
      <text:p text:style-name="P3">(4005940,685.26)</text:p>
      <text:p text:style-name="P3">(4005941,318.43)</text:p>
      <text:p text:style-name="P3">(4005942,757.27)</text:p>
      <text:p text:style-name="P3">(4005943,708.1800000000001)</text:p>
      <text:p text:style-name="P3">(4005944,533.21)</text:p>
      <text:p text:style-name="P3">(4005945,148.98)</text:p>
      <text:p text:style-name="P3">(4005946,361.71000000000004)</text:p>
      <text:p text:style-name="P3">(4005947,93.89)</text:p>
      <text:p text:style-name="P3">(4005948,618.99)</text:p>
      <text:p text:style-name="P3">(4005949,104.89)</text:p>
      <text:p text:style-name="P3">(4005950,367.8)</text:p>
      <text:p text:style-name="P3">(4005951,423.9)</text:p>
      <text:p text:style-name="P3">(4005952,390.21999999999997)</text:p>
      <text:p text:style-name="P3">(4005953,176.59)</text:p>
      <text:p text:style-name="P3">(4005954,403.24)</text:p>
      <text:p text:style-name="P3">(4005955,496.27)</text:p>
      <text:p text:style-name="P3">(4005956,666.0500000000001)</text:p>
      <text:p text:style-name="P3">(4005957,367.70000000000005)</text:p>
      <text:p text:style-name="P3">(4005958,549.89)</text:p>
      <text:p text:style-name="P3">(4005959,522.42)</text:p>
      <text:p text:style-name="P3">(4005960,690.03)</text:p>
      <text:p text:style-name="P3">(4005961,244.57)</text:p>
      <text:p text:style-name="P3">(4005962,501.72999999999996)</text:p>
      <text:p text:style-name="P3">(4005963,448.28000000000003)</text:p>
      <text:p text:style-name="P3">(4005964,489.63)</text:p>
      <text:p text:style-name="P3">(4005965,437.13)</text:p>
      <text:p text:style-name="P3">(4005966,677.8000000000001)</text:p>
      <text:p text:style-name="P3">(4005967,939.37)</text:p>
      <text:p text:style-name="P3">(4005968,635.6299999999999)</text:p>
      <text:p text:style-name="P3">(4005969,551.8)</text:p>
      <text:p text:style-name="P3">(4005970,400.75)</text:p>
      <text:p text:style-name="P3">(4005971,617.1)</text:p>
      <text:p text:style-name="P3">(4005972,377.27)</text:p>
      <text:p text:style-name="P3">(4005973,403.2)</text:p>
      <text:p text:style-name="P3">(4005974,469.90999999999997)</text:p>
      <text:p text:style-name="P3">(4005975,614.36)</text:p>
      <text:p text:style-name="P3">(4005976,693.8)</text:p>
      <text:p text:style-name="P3">(4005977,273.2)</text:p>
      <text:p text:style-name="P3">(4005978,125.13999999999999)</text:p>
      <text:p text:style-name="P3">(4005979,727.4)</text:p>
      <text:p text:style-name="P3">(4005980,466.71999999999997)</text:p>
      <text:p text:style-name="P3">(4005981,397.38)</text:p>
      <text:p text:style-name="P3">(4005982,591.8700000000001)</text:p>
      <text:p text:style-name="P3">(4005983,277.71000000000004)</text:p>
      <text:p text:style-name="P3">(4005984,524.1899999999999)</text:p>
      <text:p text:style-name="P3">(4005985,981.9499999999999)</text:p>
      <text:p text:style-name="P3">(4005986,224.57999999999998)</text:p>
      <text:p text:style-name="P3">(4005987,479.27)</text:p>
      <text:p text:style-name="P3"><text:soft-page-break/>(4005988,1109.51)</text:p>
      <text:p text:style-name="P3">(4005989,851.87)</text:p>
      <text:p text:style-name="P3">(4005990,1005.6500000000001)</text:p>
      <text:p text:style-name="P3">(4005991,1436.0599999999997)</text:p>
      <text:p text:style-name="P3">(4005992,752.98)</text:p>
      <text:p text:style-name="P3">(4005993,787.72)</text:p>
      <text:p text:style-name="P3">(4005994,75.66)</text:p>
      <text:p text:style-name="P3">(4005995,485.1400000000001)</text:p>
      <text:p text:style-name="P3">(4005996,332.94)</text:p>
      <text:p text:style-name="P3">(4005997,517.6800000000001)</text:p>
      <text:p text:style-name="P3">(4005998,715.77)</text:p>
      <text:p text:style-name="P3">(4005999,459.25)</text:p>
      <text:p text:style-name="P3">(4006000,760.97)</text:p>
      <text:p text:style-name="P3">(4006001,659.5799999999999)</text:p>
      <text:p text:style-name="P3">(4006002,52.06)</text:p>
      <text:p text:style-name="P3">(4006003,320.81)</text:p>
      <text:p text:style-name="P3">(4006004,647.1899999999999)</text:p>
      <text:p text:style-name="P3">(4006005,974.9)</text:p>
      <text:p text:style-name="P3">(4006006,946.84)</text:p>
      <text:p text:style-name="P3">(4006007,402.80999999999995)</text:p>
      <text:p text:style-name="P3">(4006008,145.38)</text:p>
      <text:p text:style-name="P3">(4006009,727.1599999999999)</text:p>
      <text:p text:style-name="P3">(4006010,365.67)</text:p>
      <text:p text:style-name="P3">(4006011,600.99)</text:p>
      <text:p text:style-name="P3">(4006012,425.93)</text:p>
      <text:p text:style-name="P3">(4006013,509.4)</text:p>
      <text:p text:style-name="P3">(4006014,291.79)</text:p>
      <text:p text:style-name="P3">(4006015,220.05)</text:p>
      <text:p text:style-name="P3">(4006016,463.93999999999994)</text:p>
      <text:p text:style-name="P3">(4006017,608.6999999999999)</text:p>
      <text:p text:style-name="P3">(4006018,140.56)</text:p>
      <text:p text:style-name="P3">(4006019,383.71000000000004)</text:p>
      <text:p text:style-name="P3">(4006020,654.3600000000001)</text:p>
      <text:p text:style-name="P3">(4006021,415.08000000000004)</text:p>
      <text:p text:style-name="P3">(4006022,438.59999999999997)</text:p>
      <text:p text:style-name="P3">(4006023,121.71999999999998)</text:p>
      <text:p text:style-name="P3">(4006024,527.63)</text:p>
      <text:p text:style-name="P3">(4006025,400.75)</text:p>
      <text:p text:style-name="P3">(4006026,622.9300000000001)</text:p>
      <text:p text:style-name="P3">(4006027,707.05)</text:p>
      <text:p text:style-name="P3">(4006028,301.21999999999997)</text:p>
      <text:p text:style-name="P3">(4006029,681.06)</text:p>
      <text:p text:style-name="P3">(4006030,203.32)</text:p>
      <text:p text:style-name="P3">(4006031,283.85)</text:p>
      <text:p text:style-name="P3">(4006032,1021.8100000000001)</text:p>
      <text:p text:style-name="P3">(4006033,490.86)</text:p>
      <text:p text:style-name="P3">(4006034,456.49)</text:p>
      <text:p text:style-name="P3">(4006035,600.1299999999999)</text:p>
      <text:p text:style-name="P3">(4006036,346.59000000000003)</text:p>
      <text:p text:style-name="P3"><text:soft-page-break/>(4006037,545.48)</text:p>
      <text:p text:style-name="P3">(4006038,171.52)</text:p>
      <text:p text:style-name="P3">(4006039,550.8299999999999)</text:p>
      <text:p text:style-name="P3">(4006040,519.74)</text:p>
      <text:p text:style-name="P3">(4006041,772.4599999999999)</text:p>
      <text:p text:style-name="P3">(4006042,579.42)</text:p>
      <text:p text:style-name="P3">(4006043,435.90999999999997)</text:p>
      <text:p text:style-name="P3">(4006044,386.59000000000003)</text:p>
      <text:p text:style-name="P3">(4006045,844.0500000000001)</text:p>
      <text:p text:style-name="P3">(4006046,496.17999999999995)</text:p>
      <text:p text:style-name="P3">(4006047,573.85)</text:p>
      <text:p text:style-name="P3">(4006048,138.55)</text:p>
      <text:p text:style-name="P3">(4006049,197.39999999999998)</text:p>
      <text:p text:style-name="P3">(4006050,255.06)</text:p>
      <text:p text:style-name="P3">(4006051,682.1200000000001)</text:p>
      <text:p text:style-name="P3">(4006052,292.14)</text:p>
      <text:p text:style-name="P3">(4006053,856.39)</text:p>
      <text:p text:style-name="P3">(4006054,473.8)</text:p>
      <text:p text:style-name="P3">(4006055,291.16)</text:p>
      <text:p text:style-name="P3">(4006056,824.1199999999999)</text:p>
      <text:p text:style-name="P3">(4006057,359.46999999999997)</text:p>
      <text:p text:style-name="P3">(4006058,862.0000000000001)</text:p>
      <text:p text:style-name="P3">(4006059,523.21)</text:p>
      <text:p text:style-name="P3">(4006060,501.72)</text:p>
      <text:p text:style-name="P3">(4006061,1110.27)</text:p>
      <text:p text:style-name="P3">(4006062,605.99)</text:p>
      <text:p text:style-name="P3">(4006063,533.67)</text:p>
      <text:p text:style-name="P3">(4006064,236.35000000000002)</text:p>
      <text:p text:style-name="P3">(4006065,1091.1100000000001)</text:p>
      <text:p text:style-name="P3">(4006066,576.21)</text:p>
      <text:p text:style-name="P3">(4006067,321.35)</text:p>
      <text:p text:style-name="P3">(4006068,858.2399999999999)</text:p>
      <text:p text:style-name="P3">(4006069,664.25)</text:p>
      <text:p text:style-name="P3">(4006070,728.13)</text:p>
      <text:p text:style-name="P3">(4006071,71.43)</text:p>
      <text:p text:style-name="P3">(4006072,1010.6099999999999)</text:p>
      <text:p text:style-name="P3">(4006073,457.25)</text:p>
      <text:p text:style-name="P3">(4006074,388.07)</text:p>
      <text:p text:style-name="P3">(4006075,429.27)</text:p>
      <text:p text:style-name="P3">(4006076,543.41)</text:p>
      <text:p text:style-name="P3">(4006077,392.72)</text:p>
      <text:p text:style-name="P3">(4006078,495.75)</text:p>
      <text:p text:style-name="P3">(4006079,307.44)</text:p>
      <text:p text:style-name="P3">(4006080,641.0999999999999)</text:p>
      <text:p text:style-name="P3">(4006081,433.95)</text:p>
      <text:p text:style-name="P3">(4006082,695.78)</text:p>
      <text:p text:style-name="P3">(4006083,246.88)</text:p>
      <text:p text:style-name="P3">(4006084,710.7)</text:p>
      <text:p text:style-name="P3">(4006085,607.3)</text:p>
      <text:p text:style-name="P3"><text:soft-page-break/>(4006086,252.10000000000002)</text:p>
      <text:p text:style-name="P3">(4006087,289.91999999999996)</text:p>
      <text:p text:style-name="P3">(4006088,413.02)</text:p>
      <text:p text:style-name="P3">(4006089,319.46)</text:p>
      <text:p text:style-name="P3">(4006090,291.56)</text:p>
      <text:p text:style-name="P3">(4006091,267.78)</text:p>
      <text:p text:style-name="P3">(4006092,591.3100000000001)</text:p>
      <text:p text:style-name="P3">(4006093,534.95)</text:p>
      <text:p text:style-name="P3">(4006094,254.94)</text:p>
      <text:p text:style-name="P3">(4006095,352.46000000000004)</text:p>
      <text:p text:style-name="P3">(4006096,171.32999999999998)</text:p>
      <text:p text:style-name="P3">(4006097,509.61)</text:p>
      <text:p text:style-name="P3">(4006098,515.94)</text:p>
      <text:p text:style-name="P3">(4006099,278.71000000000004)</text:p>
      <text:p text:style-name="P3">(4006100,718.6700000000001)</text:p>
      <text:p text:style-name="P3">(4006101,720.47)</text:p>
      <text:p text:style-name="P3">(4006102,56.68)</text:p>
      <text:p text:style-name="P3">(4006103,321.79)</text:p>
      <text:p text:style-name="P3">(4006104,724.9300000000001)</text:p>
      <text:p text:style-name="P3">(4006105,484.40999999999997)</text:p>
      <text:p text:style-name="P3">(4006106,561.0999999999999)</text:p>
      <text:p text:style-name="P3">(4006107,767.16)</text:p>
      <text:p text:style-name="P3">(4006108,470.53999999999996)</text:p>
      <text:p text:style-name="P3">(4006109,372.99)</text:p>
      <text:p text:style-name="P3">(4006110,461.39)</text:p>
      <text:p text:style-name="P3">(4006111,1073.17)</text:p>
      <text:p text:style-name="P3">(4006112,85.51)</text:p>
      <text:p text:style-name="P3">(4006113,695.46)</text:p>
      <text:p text:style-name="P3">(4006114,697.0799999999999)</text:p>
      <text:p text:style-name="P3">(4006115,236.76)</text:p>
      <text:p text:style-name="P3">(4006116,808.77)</text:p>
      <text:p text:style-name="P3">(4006117,539.02)</text:p>
      <text:p text:style-name="P3">(4006118,522.41)</text:p>
      <text:p text:style-name="P3">(4006119,522.3199999999999)</text:p>
      <text:p text:style-name="P3">(4006120,122.97)</text:p>
      <text:p text:style-name="P3">(4006121,564.31)</text:p>
      <text:p text:style-name="P3">(4006122,339.65)</text:p>
      <text:p text:style-name="P3">(4006123,632.12)</text:p>
      <text:p text:style-name="P3">(4006124,625.78)</text:p>
      <text:p text:style-name="P3">(4006125,614.5899999999999)</text:p>
      <text:p text:style-name="P3">(4006126,210.79000000000002)</text:p>
      <text:p text:style-name="P3">(4006127,295.88)</text:p>
      <text:p text:style-name="P3">(4006128,543.89)</text:p>
      <text:p text:style-name="P3">(4006129,365.11999999999995)</text:p>
      <text:p text:style-name="P3">(4006130,176.41)</text:p>
      <text:p text:style-name="P3">(4006131,834.02)</text:p>
      <text:p text:style-name="P3">(4006132,173.06)</text:p>
      <text:p text:style-name="P3">(4006133,409.34999999999997)</text:p>
      <text:p text:style-name="P3">(4006134,456.51000000000005)</text:p>
      <text:p text:style-name="P3"><text:soft-page-break/>(4006135,399.40999999999997)</text:p>
      <text:p text:style-name="P3">(4006136,68.84)</text:p>
      <text:p text:style-name="P3">(4006137,981.63)</text:p>
      <text:p text:style-name="P3">(4006138,695.51)</text:p>
      <text:p text:style-name="P3">(4006139,430.25)</text:p>
      <text:p text:style-name="P3">(4006140,476.40000000000003)</text:p>
      <text:p text:style-name="P3">(4006141,588.11)</text:p>
      <text:p text:style-name="P3">(4006142,56.36)</text:p>
      <text:p text:style-name="P3">(4006143,332.59000000000003)</text:p>
      <text:p text:style-name="P3">(4006144,92.75)</text:p>
      <text:p text:style-name="P3">(4006145,742.33)</text:p>
      <text:p text:style-name="P3">(4006146,1300.6599999999999)</text:p>
      <text:p text:style-name="P3">(4006147,687.81)</text:p>
      <text:p text:style-name="P3">(4006148,398.13)</text:p>
      <text:p text:style-name="P3">(4006149,678.4)</text:p>
      <text:p text:style-name="P3">(4006150,779.0800000000002)</text:p>
      <text:p text:style-name="P3">(4006151,472.76)</text:p>
      <text:p text:style-name="P3">(4006152,19.55)</text:p>
      <text:p text:style-name="P3">(4006153,217.55)</text:p>
      <text:p text:style-name="P3">(4006154,892.87)</text:p>
      <text:p text:style-name="P3">(4006155,673.01)</text:p>
      <text:p text:style-name="P3">(4006156,54.45)</text:p>
      <text:p text:style-name="P3">(4006157,1104.15)</text:p>
      <text:p text:style-name="P3">(4006158,478.37)</text:p>
      <text:p text:style-name="P3">(4006159,220.77)</text:p>
      <text:p text:style-name="P3">(4006160,261.54999999999995)</text:p>
      <text:p text:style-name="P3">(4006161,722.6599999999999)</text:p>
      <text:p text:style-name="P3">(4006162,379.03)</text:p>
      <text:p text:style-name="P3">(4006163,645.4399999999999)</text:p>
      <text:p text:style-name="P3">(4006164,920.9200000000001)</text:p>
      <text:p text:style-name="P3">(4006165,457.08000000000004)</text:p>
      <text:p text:style-name="P3">(4006166,456.38)</text:p>
      <text:p text:style-name="P3">(4006167,416.99)</text:p>
      <text:p text:style-name="P3">(4006169,108.48)</text:p>
      <text:p text:style-name="P3">(4006170,766.96)</text:p>
      <text:p text:style-name="P3">(4006171,399.96)</text:p>
      <text:p text:style-name="P3">(4006172,352.70000000000005)</text:p>
      <text:p text:style-name="P3">(4006173,1130.87)</text:p>
      <text:p text:style-name="P3">(4006174,463.13)</text:p>
      <text:p text:style-name="P3">(4006175,741.54)</text:p>
      <text:p text:style-name="P3">(4006176,287.63)</text:p>
      <text:p text:style-name="P3">(4006177,282.63)</text:p>
      <text:p text:style-name="P3">(4006178,321.32)</text:p>
      <text:p text:style-name="P3">(4006179,773.97)</text:p>
      <text:p text:style-name="P3">(4006180,407.87)</text:p>
      <text:p text:style-name="P3">(4006181,832.49)</text:p>
      <text:p text:style-name="P3">(4006182,533.22)</text:p>
      <text:p text:style-name="P3">(4006183,243.85)</text:p>
      <text:p text:style-name="P3">(4006184,325.89000000000004)</text:p>
      <text:p text:style-name="P3"><text:soft-page-break/>(4006185,492.02)</text:p>
      <text:p text:style-name="P3">(4006186,472.55999999999995)</text:p>
      <text:p text:style-name="P3">(4006187,614.9699999999999)</text:p>
      <text:p text:style-name="P3">(4006188,329.43)</text:p>
      <text:p text:style-name="P3">(4006189,120.60000000000001)</text:p>
      <text:p text:style-name="P3">(4006190,374.26)</text:p>
      <text:p text:style-name="P3">(4006191,534.48)</text:p>
      <text:p text:style-name="P3">(4006192,657.91)</text:p>
      <text:p text:style-name="P3">(4006193,976.5400000000001)</text:p>
      <text:p text:style-name="P3">(4006194,147.82)</text:p>
      <text:p text:style-name="P3">(4006195,789.69)</text:p>
      <text:p text:style-name="P3">(4006196,574.11)</text:p>
      <text:p text:style-name="P3">(4006197,513.1200000000001)</text:p>
      <text:p text:style-name="P3">(4006198,283.24)</text:p>
      <text:p text:style-name="P3">(4006199,321.53)</text:p>
      <text:p text:style-name="P3">(4006200,617.88)</text:p>
      <text:p text:style-name="P3">(4006201,217.87)</text:p>
      <text:p text:style-name="P3">(4006202,257.17)</text:p>
      <text:p text:style-name="P3">(4006203,139.3)</text:p>
      <text:p text:style-name="P3">(4006204,846.8000000000002)</text:p>
      <text:p text:style-name="P3">(4006205,42.03)</text:p>
      <text:p text:style-name="P3">(4006206,334.07000000000005)</text:p>
      <text:p text:style-name="P3">(4006207,100.2)</text:p>
      <text:p text:style-name="P3">(4006208,160.19)</text:p>
      <text:p text:style-name="P3">(4006209,163.95)</text:p>
      <text:p text:style-name="P3">(4006210,392.61)</text:p>
      <text:p text:style-name="P3">(4006211,538.67)</text:p>
      <text:p text:style-name="P3">(4006212,688.54)</text:p>
      <text:p text:style-name="P3">(4006213,275.21000000000004)</text:p>
      <text:p text:style-name="P3">(4006214,151.68)</text:p>
      <text:p text:style-name="P3">(4006215,111.66)</text:p>
      <text:p text:style-name="P3">(4006216,278.84)</text:p>
      <text:p text:style-name="P3">(4006217,280.86)</text:p>
      <text:p text:style-name="P3">(4006218,391.98)</text:p>
      <text:p text:style-name="P3">(4006219,760.29)</text:p>
      <text:p text:style-name="P3">(4006220,530.28)</text:p>
      <text:p text:style-name="P3">(4006221,429.84999999999997)</text:p>
      <text:p text:style-name="P3">(4006222,816.02)</text:p>
      <text:p text:style-name="P3">(4006223,966.5000000000001)</text:p>
      <text:p text:style-name="P3">(4006224,190.66000000000003)</text:p>
      <text:p text:style-name="P3">(4006225,481.40999999999997)</text:p>
      <text:p text:style-name="P3">(4006226,312.19)</text:p>
      <text:p text:style-name="P3">(4006227,482.11999999999995)</text:p>
      <text:p text:style-name="P3">(4006228,486.52)</text:p>
      <text:p text:style-name="P3">(4006229,248.94)</text:p>
      <text:p text:style-name="P3">(4006230,699.0799999999999)</text:p>
      <text:p text:style-name="P3">(4006231,718.09)</text:p>
      <text:p text:style-name="P3">(4006232,442.24)</text:p>
      <text:p text:style-name="P3">(4006233,527.37)</text:p>
      <text:p text:style-name="P3"><text:soft-page-break/>(4006234,643.45)</text:p>
      <text:p text:style-name="P3">(4006235,226.14)</text:p>
      <text:p text:style-name="P3">(4006236,496.77)</text:p>
      <text:p text:style-name="P3">(4006237,570.87)</text:p>
      <text:p text:style-name="P3">(4006238,123.74000000000001)</text:p>
      <text:p text:style-name="P3">(4006239,224.32999999999998)</text:p>
      <text:p text:style-name="P3">(4006240,840.9899999999999)</text:p>
      <text:p text:style-name="P3">(4006241,719.0799999999999)</text:p>
      <text:p text:style-name="P3">(4006242,232.37)</text:p>
      <text:p text:style-name="P3">(4006243,685.1700000000001)</text:p>
      <text:p text:style-name="P3">(4006244,1288.1600000000003)</text:p>
      <text:p text:style-name="P3">(4006245,548.51)</text:p>
      <text:p text:style-name="P3">(4006246,279.16999999999996)</text:p>
      <text:p text:style-name="P3">(4006247,317.13)</text:p>
      <text:p text:style-name="P3">(4006248,667.2299999999999)</text:p>
      <text:p text:style-name="P3">(4006249,788.42)</text:p>
      <text:p text:style-name="P3">(4006250,544.36)</text:p>
      <text:p text:style-name="P3">(4006251,412.01)</text:p>
      <text:p text:style-name="P3">(4006252,322.63)</text:p>
      <text:p text:style-name="P3">(4006253,343.85999999999996)</text:p>
      <text:p text:style-name="P3">(4006254,71.68)</text:p>
      <text:p text:style-name="P3">(4006255,245.71)</text:p>
      <text:p text:style-name="P3">(4006256,616.01)</text:p>
      <text:p text:style-name="P3">(4006257,60.97)</text:p>
      <text:p text:style-name="P3">(4006258,53.769999999999996)</text:p>
      <text:p text:style-name="P3">(4006259,291.27)</text:p>
      <text:p text:style-name="P3">(4006260,513.07)</text:p>
      <text:p text:style-name="P3">(4006261,600.1600000000001)</text:p>
      <text:p text:style-name="P3">(4006262,245.79)</text:p>
      <text:p text:style-name="P3">(4006263,864.0300000000001)</text:p>
      <text:p text:style-name="P3">(4006264,971.1200000000001)</text:p>
      <text:p text:style-name="P3">(4006265,463.65999999999997)</text:p>
      <text:p text:style-name="P3">(4006266,851.6300000000001)</text:p>
      <text:p text:style-name="P3">(4006267,275.16999999999996)</text:p>
      <text:p text:style-name="P3">(4006268,296.07000000000005)</text:p>
      <text:p text:style-name="P3">(4006269,756.2700000000001)</text:p>
      <text:p text:style-name="P3">(4006270,392.42999999999995)</text:p>
      <text:p text:style-name="P3">(4006271,546.23)</text:p>
      <text:p text:style-name="P3">(4006272,733.9200000000001)</text:p>
      <text:p text:style-name="P3">(4006273,626.2299999999999)</text:p>
      <text:p text:style-name="P3">(4006274,377.09000000000003)</text:p>
      <text:p text:style-name="P3">(4006275,570.81)</text:p>
      <text:p text:style-name="P3">(4006276,360.84)</text:p>
      <text:p text:style-name="P3">(4006277,156.03)</text:p>
      <text:p text:style-name="P3">(4006278,335.01)</text:p>
      <text:p text:style-name="P3">(4006279,582.97)</text:p>
      <text:p text:style-name="P3">(4006280,229.64)</text:p>
      <text:p text:style-name="P3">(4006281,386.51)</text:p>
      <text:p text:style-name="P3">(4006282,767.0)</text:p>
      <text:p text:style-name="P3"><text:soft-page-break/>(4006283,422.54)</text:p>
      <text:p text:style-name="P3">(4006285,680.0)</text:p>
      <text:p text:style-name="P3">(4006286,490.84000000000003)</text:p>
      <text:p text:style-name="P3">(4006287,468.79)</text:p>
      <text:p text:style-name="P3">(4006288,645.98)</text:p>
      <text:p text:style-name="P3">(4006289,704.33)</text:p>
      <text:p text:style-name="P3">(4006290,999.49)</text:p>
      <text:p text:style-name="P3">(4006291,469.75)</text:p>
      <text:p text:style-name="P3">(4006292,111.1)</text:p>
      <text:p text:style-name="P3">(4006293,433.65)</text:p>
      <text:p text:style-name="P3">(4006294,993.32)</text:p>
      <text:p text:style-name="P3">(4006295,555.61)</text:p>
      <text:p text:style-name="P3">(4006296,964.63)</text:p>
      <text:p text:style-name="P3">(4006297,657.7)</text:p>
      <text:p text:style-name="P3">(4006298,835.3999999999999)</text:p>
      <text:p text:style-name="P3">(4006299,406.26)</text:p>
      <text:p text:style-name="P3">(4006300,287.53999999999996)</text:p>
      <text:p text:style-name="P3">(4006301,240.7)</text:p>
      <text:p text:style-name="P3">(4006302,628.8999999999999)</text:p>
      <text:p text:style-name="P3">(4006303,476.04999999999995)</text:p>
      <text:p text:style-name="P3">(4006304,547.86)</text:p>
      <text:p text:style-name="P3">(4006305,311.88)</text:p>
      <text:p text:style-name="P3">(4006306,883.8200000000002)</text:p>
      <text:p text:style-name="P3">(4006307,262.86)</text:p>
      <text:p text:style-name="P3">(4006308,534.86)</text:p>
      <text:p text:style-name="P3">(4006309,540.81)</text:p>
      <text:p text:style-name="P3">(4006310,518.39)</text:p>
      <text:p text:style-name="P3">(4006311,270.26)</text:p>
      <text:p text:style-name="P3">(4006312,437.53)</text:p>
      <text:p text:style-name="P3">(4006313,776.4900000000001)</text:p>
      <text:p text:style-name="P3">(4006314,544.53)</text:p>
      <text:p text:style-name="P3">(4006315,629.15)</text:p>
      <text:p text:style-name="P3">(4006316,353.38)</text:p>
      <text:p text:style-name="P3">(4006317,413.21)</text:p>
      <text:p text:style-name="P3">(4006318,133.67)</text:p>
      <text:p text:style-name="P3">(4006319,437.48)</text:p>
      <text:p text:style-name="P3">(4006320,543.1800000000001)</text:p>
      <text:p text:style-name="P3">(4006321,564.22)</text:p>
      <text:p text:style-name="P3">(4006322,565.3499999999999)</text:p>
      <text:p text:style-name="P3">(4006323,1022.2099999999999)</text:p>
      <text:p text:style-name="P3">(4006324,245.41)</text:p>
      <text:p text:style-name="P3">(4006325,509.78000000000003)</text:p>
      <text:p text:style-name="P3">(4006326,243.22)</text:p>
      <text:p text:style-name="P3">(4006327,722.2099999999999)</text:p>
      <text:p text:style-name="P3">(4006328,864.05)</text:p>
      <text:p text:style-name="P3">(4006329,143.92)</text:p>
      <text:p text:style-name="P3">(4006330,714.02)</text:p>
      <text:p text:style-name="P3">(4006331,403.81)</text:p>
      <text:p text:style-name="P3">(4006332,535.54)</text:p>
      <text:p text:style-name="P3"><text:soft-page-break/>(4006333,588.64)</text:p>
      <text:p text:style-name="P3">(4006334,1040.9499999999998)</text:p>
      <text:p text:style-name="P3">(4006335,422.17999999999995)</text:p>
      <text:p text:style-name="P3">(4006336,283.75)</text:p>
      <text:p text:style-name="P3">(4006337,99.49)</text:p>
      <text:p text:style-name="P3">(4006338,664.59)</text:p>
      <text:p text:style-name="P3">(4006339,484.28999999999996)</text:p>
      <text:p text:style-name="P3">(4006340,41.33)</text:p>
      <text:p text:style-name="P3">(4006341,288.47)</text:p>
      <text:p text:style-name="P3">(4006342,343.53999999999996)</text:p>
      <text:p text:style-name="P3">(4006343,755.1100000000001)</text:p>
      <text:p text:style-name="P3">(4006344,366.91)</text:p>
      <text:p text:style-name="P3">(4006345,701.72)</text:p>
      <text:p text:style-name="P3">(4006346,465.01000000000005)</text:p>
      <text:p text:style-name="P3">(4006347,623.7399999999999)</text:p>
      <text:p text:style-name="P3">(4006348,552.93)</text:p>
      <text:p text:style-name="P3">(4006349,641.6800000000001)</text:p>
      <text:p text:style-name="P3">(4006350,540.16)</text:p>
      <text:p text:style-name="P3">(4006351,303.22)</text:p>
      <text:p text:style-name="P3">(4006352,126.91)</text:p>
      <text:p text:style-name="P3">(4006353,719.35)</text:p>
      <text:p text:style-name="P3">(4006354,297.85999999999996)</text:p>
      <text:p text:style-name="P3">(4006355,95.55000000000001)</text:p>
      <text:p text:style-name="P3">(4006356,311.28999999999996)</text:p>
      <text:p text:style-name="P3">(4006357,229.66)</text:p>
      <text:p text:style-name="P3">(4006358,572.3799999999999)</text:p>
      <text:p text:style-name="P3">(4006359,186.74)</text:p>
      <text:p text:style-name="P3">(4006360,700.1300000000001)</text:p>
      <text:p text:style-name="P3">(4006361,930.8)</text:p>
      <text:p text:style-name="P3">(4006362,708.35)</text:p>
      <text:p text:style-name="P3">(4006363,207.97999999999996)</text:p>
      <text:p text:style-name="P3">(4006364,631.4200000000001)</text:p>
      <text:p text:style-name="P3">(4006365,611.8299999999999)</text:p>
      <text:p text:style-name="P3">(4006366,591.49)</text:p>
      <text:p text:style-name="P3">(4006367,434.1)</text:p>
      <text:p text:style-name="P3">(4006368,67.38)</text:p>
      <text:p text:style-name="P3">(4006369,201.78)</text:p>
      <text:p text:style-name="P3">(4006370,599.0400000000001)</text:p>
      <text:p text:style-name="P3">(4006371,479.34000000000003)</text:p>
      <text:p text:style-name="P3">(4006372,989.3499999999999)</text:p>
      <text:p text:style-name="P3">(4006373,220.05)</text:p>
      <text:p text:style-name="P3">(4006374,445.17999999999995)</text:p>
      <text:p text:style-name="P3">(4006375,603.39)</text:p>
      <text:p text:style-name="P3">(4006376,962.92)</text:p>
      <text:p text:style-name="P3">(4006377,229.71999999999997)</text:p>
      <text:p text:style-name="P3">(4006378,549.8499999999999)</text:p>
      <text:p text:style-name="P3">(4006379,927.81)</text:p>
      <text:p text:style-name="P3">(4006380,505.40999999999997)</text:p>
      <text:p text:style-name="P3">(4006381,103.00999999999999)</text:p>
      <text:p text:style-name="P3"><text:soft-page-break/>(4006382,340.71000000000004)</text:p>
      <text:p text:style-name="P3">(4006383,1119.8)</text:p>
      <text:p text:style-name="P3">(4006384,334.66999999999996)</text:p>
      <text:p text:style-name="P3">(4006385,295.04)</text:p>
      <text:p text:style-name="P3">(4006386,615.95)</text:p>
      <text:p text:style-name="P3">(4006387,645.09)</text:p>
      <text:p text:style-name="P3">(4006388,1226.6200000000001)</text:p>
      <text:p text:style-name="P3">(4006389,546.2)</text:p>
      <text:p text:style-name="P3">(4006390,126.06)</text:p>
      <text:p text:style-name="P3">(4006391,759.81)</text:p>
      <text:p text:style-name="P3">(4006392,148.66)</text:p>
      <text:p text:style-name="P3">(4006393,482.73)</text:p>
      <text:p text:style-name="P3">(4006394,678.65)</text:p>
      <text:p text:style-name="P3">(4006395,198.12)</text:p>
      <text:p text:style-name="P3">(4006396,546.8799999999999)</text:p>
      <text:p text:style-name="P3">(4006397,728.1500000000001)</text:p>
      <text:p text:style-name="P3">(4006398,405.76)</text:p>
      <text:p text:style-name="P3">(4006399,810.8000000000001)</text:p>
      <text:p text:style-name="P3">(4006400,466.73999999999995)</text:p>
      <text:p text:style-name="P3">(4006401,541.81)</text:p>
      <text:p text:style-name="P3">(4006402,486.15)</text:p>
      <text:p text:style-name="P3">(4006403,366.14)</text:p>
      <text:p text:style-name="P3">(4006404,866.8199999999999)</text:p>
      <text:p text:style-name="P3">(4006405,520.4300000000001)</text:p>
      <text:p text:style-name="P3">(4006406,391.15)</text:p>
      <text:p text:style-name="P3">(4006407,545.5699999999999)</text:p>
      <text:p text:style-name="P3">(4006409,288.11)</text:p>
      <text:p text:style-name="P3">(4006410,782.37)</text:p>
      <text:p text:style-name="P3">(4006411,417.42)</text:p>
      <text:p text:style-name="P3">(4006412,543.46)</text:p>
      <text:p text:style-name="P3">(4006413,506.10999999999996)</text:p>
      <text:p text:style-name="P3">(4006414,460.17)</text:p>
      <text:p text:style-name="P3">(4006415,641.44)</text:p>
      <text:p text:style-name="P3">(4006416,607.92)</text:p>
      <text:p text:style-name="P3">(4006418,915.8799999999999)</text:p>
      <text:p text:style-name="P3">(4006419,431.59)</text:p>
      <text:p text:style-name="P3">(4006420,597.3299999999999)</text:p>
      <text:p text:style-name="P3">(4006421,230.69)</text:p>
      <text:p text:style-name="P3">(4006422,378.40000000000003)</text:p>
      <text:p text:style-name="P3">(4006423,547.87)</text:p>
      <text:p text:style-name="P3">(4006424,527.77)</text:p>
      <text:p text:style-name="P3">(4006425,1732.0900000000001)</text:p>
      <text:p text:style-name="P3">(4006426,592.45)</text:p>
      <text:p text:style-name="P3">(4006427,311.58)</text:p>
      <text:p text:style-name="P3">(4006428,374.3)</text:p>
      <text:p text:style-name="P3">(4006429,479.15999999999997)</text:p>
      <text:p text:style-name="P3">(4006430,286.51)</text:p>
      <text:p text:style-name="P3">(4006431,425.59000000000003)</text:p>
      <text:p text:style-name="P3">(4006432,326.4)</text:p>
      <text:p text:style-name="P3"><text:soft-page-break/>(4006433,943.6500000000001)</text:p>
      <text:p text:style-name="P3">(4006434,698.6099999999999)</text:p>
      <text:p text:style-name="P3">(4006435,796.77)</text:p>
      <text:p text:style-name="P3">(4006436,662.37)</text:p>
      <text:p text:style-name="P3">(4006437,1138.77)</text:p>
      <text:p text:style-name="P3">(4006438,542.4699999999999)</text:p>
      <text:p text:style-name="P3">(4006439,896.6)</text:p>
      <text:p text:style-name="P3">(4006440,414.54)</text:p>
      <text:p text:style-name="P3">(4006441,312.34)</text:p>
      <text:p text:style-name="P3">(4006442,507.48)</text:p>
      <text:p text:style-name="P3">(4006443,61.75)</text:p>
      <text:p text:style-name="P3">(4006444,828.17)</text:p>
      <text:p text:style-name="P3">(4006445,585.66)</text:p>
      <text:p text:style-name="P3">(4006446,846.37)</text:p>
      <text:p text:style-name="P3">(4006447,293.85)</text:p>
      <text:p text:style-name="P3">(4006448,221.54)</text:p>
      <text:p text:style-name="P3">(4006449,582.32)</text:p>
      <text:p text:style-name="P3">(4006450,637.0699999999999)</text:p>
      <text:p text:style-name="P3">(4006451,904.8599999999999)</text:p>
      <text:p text:style-name="P3">(4006452,52.239999999999995)</text:p>
      <text:p text:style-name="P3">(4006453,138.09)</text:p>
      <text:p text:style-name="P3">(4006454,137.4)</text:p>
      <text:p text:style-name="P3">(4006455,225.16)</text:p>
      <text:p text:style-name="P3">(4006456,894.39)</text:p>
      <text:p text:style-name="P3">(4006457,140.41)</text:p>
      <text:p text:style-name="P3">(4006458,367.29)</text:p>
      <text:p text:style-name="P3">(4006459,934.6200000000001)</text:p>
      <text:p text:style-name="P3">(4006460,54.54)</text:p>
      <text:p text:style-name="P3">(4006461,659.75)</text:p>
      <text:p text:style-name="P3">(4006462,700.72)</text:p>
      <text:p text:style-name="P3">(4006463,690.36)</text:p>
      <text:p text:style-name="P3">(4006464,386.14)</text:p>
      <text:p text:style-name="P3">(4006465,728.91)</text:p>
      <text:p text:style-name="P3">(4006466,460.34)</text:p>
      <text:p text:style-name="P3">(4006467,1605.95)</text:p>
      <text:p text:style-name="P3">(4006468,297.22999999999996)</text:p>
      <text:p text:style-name="P3">(4006469,52.98)</text:p>
      <text:p text:style-name="P3">(4006470,405.81)</text:p>
      <text:p text:style-name="P3">(4006471,668.97)</text:p>
      <text:p text:style-name="P3">(4006472,445.82)</text:p>
      <text:p text:style-name="P3">(4006473,300.24)</text:p>
      <text:p text:style-name="P3">(4006474,203.9)</text:p>
      <text:p text:style-name="P3">(4006475,30.4)</text:p>
      <text:p text:style-name="P3">(4006476,278.09000000000003)</text:p>
      <text:p text:style-name="P3">(4006478,378.67)</text:p>
      <text:p text:style-name="P3">(4006479,194.28)</text:p>
      <text:p text:style-name="P3">(4006480,508.99999999999994)</text:p>
      <text:p text:style-name="P3">(4006481,311.73)</text:p>
      <text:p text:style-name="P3">(4006482,1043.6299999999999)</text:p>
      <text:p text:style-name="P3"><text:soft-page-break/>(4006483,496.59999999999997)</text:p>
      <text:p text:style-name="P3">(4006484,465.09)</text:p>
      <text:p text:style-name="P3">(4006485,397.95000000000005)</text:p>
      <text:p text:style-name="P3">(4006486,562.45)</text:p>
      <text:p text:style-name="P3">(4006487,501.2099999999999)</text:p>
      <text:p text:style-name="P3">(4006488,740.6000000000001)</text:p>
      <text:p text:style-name="P3">(4006489,513.29)</text:p>
      <text:p text:style-name="P3">(4006490,1068.36)</text:p>
      <text:p text:style-name="P3">(4006491,225.57999999999998)</text:p>
      <text:p text:style-name="P3">(4006492,223.92000000000002)</text:p>
      <text:p text:style-name="P3">(4006493,413.51000000000005)</text:p>
      <text:p text:style-name="P3">(4006494,180.19000000000003)</text:p>
      <text:p text:style-name="P3">(4006495,882.1099999999999)</text:p>
      <text:p text:style-name="P3">(4006496,906.7900000000001)</text:p>
      <text:p text:style-name="P3">(4006497,373.59000000000003)</text:p>
      <text:p text:style-name="P3">(4006498,280.68)</text:p>
      <text:p text:style-name="P3">(4006499,725.0999999999999)</text:p>
      <text:p text:style-name="P3">(4006500,264.2)</text:p>
      <text:p text:style-name="P3">(4006501,213.24)</text:p>
      <text:p text:style-name="P3">(4006502,412.88)</text:p>
      <text:p text:style-name="P3">(4006503,511.27)</text:p>
      <text:p text:style-name="P3">(4006504,152.33)</text:p>
      <text:p text:style-name="P3">(4006505,393.65)</text:p>
      <text:p text:style-name="P3">(4006506,418.93999999999994)</text:p>
      <text:p text:style-name="P3">(4006507,247.51)</text:p>
      <text:p text:style-name="P3">(4006508,789.18)</text:p>
      <text:p text:style-name="P3">(4006509,370.27)</text:p>
      <text:p text:style-name="P3">(4006510,644.17)</text:p>
      <text:p text:style-name="P3">(4006511,1170.72)</text:p>
      <text:p text:style-name="P3">(4006512,626.86)</text:p>
      <text:p text:style-name="P3">(4006513,199.46)</text:p>
      <text:p text:style-name="P3">(4006514,433.84)</text:p>
      <text:p text:style-name="P3">(4006515,172.19)</text:p>
      <text:p text:style-name="P3">(4006516,582.8299999999999)</text:p>
      <text:p text:style-name="P3">(4006517,87.42)</text:p>
      <text:p text:style-name="P3">(4006518,311.14)</text:p>
      <text:p text:style-name="P3">(4006519,336.74)</text:p>
      <text:p text:style-name="P3">(4006520,58.78)</text:p>
      <text:p text:style-name="P3">(4006521,784.8000000000001)</text:p>
      <text:p text:style-name="P3">(4006522,219.62)</text:p>
      <text:p text:style-name="P3">(4006523,685.26)</text:p>
      <text:p text:style-name="P3">(4006524,516.48)</text:p>
      <text:p text:style-name="P3">(4006525,465.93000000000006)</text:p>
      <text:p text:style-name="P3">(4006526,563.47)</text:p>
      <text:p text:style-name="P3">(4006527,29.9)</text:p>
      <text:p text:style-name="P3">(4006528,189.4)</text:p>
      <text:p text:style-name="P3">(4006529,600.3500000000001)</text:p>
      <text:p text:style-name="P3">(4006530,441.29)</text:p>
      <text:p text:style-name="P3">(4006531,499.17)</text:p>
      <text:p text:style-name="P3"><text:soft-page-break/>(4006532,498.79)</text:p>
      <text:p text:style-name="P3">(4006533,302.21000000000004)</text:p>
      <text:p text:style-name="P3">(4006534,695.8499999999999)</text:p>
      <text:p text:style-name="P3">(4006535,658.6099999999999)</text:p>
      <text:p text:style-name="P3">(4006536,298.58000000000004)</text:p>
      <text:p text:style-name="P3">(4006537,496.52)</text:p>
      <text:p text:style-name="P3">(4006538,442.22999999999996)</text:p>
      <text:p text:style-name="P3">(4006539,943.1400000000001)</text:p>
      <text:p text:style-name="P3">(4006540,1016.2399999999999)</text:p>
      <text:p text:style-name="P3">(4006541,1131.74)</text:p>
      <text:p text:style-name="P3">(4006542,88.45)</text:p>
      <text:p text:style-name="P3">(4006543,489.01)</text:p>
      <text:p text:style-name="P3">(4006544,802.77)</text:p>
      <text:p text:style-name="P3">(4006545,585.15)</text:p>
      <text:p text:style-name="P3">(4006546,406.95)</text:p>
      <text:p text:style-name="P3">(4006547,8.72)</text:p>
      <text:p text:style-name="P3">(4006548,728.36)</text:p>
      <text:p text:style-name="P3">(4006549,509.55999999999995)</text:p>
      <text:p text:style-name="P3">(4006550,346.15999999999997)</text:p>
      <text:p text:style-name="P3">(4006551,351.09999999999997)</text:p>
      <text:p text:style-name="P3">(4006552,625.38)</text:p>
      <text:p text:style-name="P3">(4006553,569.8399999999999)</text:p>
      <text:p text:style-name="P3">(4006554,613.41)</text:p>
      <text:p text:style-name="P3">(4006555,728.3000000000001)</text:p>
      <text:p text:style-name="P3">(4006556,431.92)</text:p>
      <text:p text:style-name="P3">(4006557,725.21)</text:p>
      <text:p text:style-name="P3">(4006558,851.45)</text:p>
      <text:p text:style-name="P3">(4006559,677.16)</text:p>
      <text:p text:style-name="P3">(4006560,823.5500000000001)</text:p>
      <text:p text:style-name="P3">(4006561,389.61)</text:p>
      <text:p text:style-name="P3">(4006562,753.26)</text:p>
      <text:p text:style-name="P3">(4006563,176.58)</text:p>
      <text:p text:style-name="P3">(4006564,252.23999999999998)</text:p>
      <text:p text:style-name="P3">(4006565,223.91)</text:p>
      <text:p text:style-name="P3">(4006566,1137.61)</text:p>
      <text:p text:style-name="P3">(4006567,510.69)</text:p>
      <text:p text:style-name="P3">(4006568,868.5800000000002)</text:p>
      <text:p text:style-name="P3">(4006569,582.31)</text:p>
      <text:p text:style-name="P3">(4006570,291.9)</text:p>
      <text:p text:style-name="P3">(4006571,275.84)</text:p>
      <text:p text:style-name="P3">(4006572,365.55)</text:p>
      <text:p text:style-name="P3">(4006573,223.32)</text:p>
      <text:p text:style-name="P3">(4006574,330.45000000000005)</text:p>
      <text:p text:style-name="P3">(4006575,394.13)</text:p>
      <text:p text:style-name="P3">(4006576,287.25)</text:p>
      <text:p text:style-name="P3">(4006577,280.75)</text:p>
      <text:p text:style-name="P3">(4006578,297.48)</text:p>
      <text:p text:style-name="P3">(4006579,746.73)</text:p>
      <text:p text:style-name="P3">(4006580,559.15)</text:p>
      <text:p text:style-name="P3"><text:soft-page-break/>(4006581,201.44)</text:p>
      <text:p text:style-name="P3">(4006582,654.7900000000001)</text:p>
      <text:p text:style-name="P3">(4006583,510.0)</text:p>
      <text:p text:style-name="P3">(4006584,206.21)</text:p>
      <text:p text:style-name="P3">(4006585,538.31)</text:p>
      <text:p text:style-name="P3">(4006586,216.65)</text:p>
      <text:p text:style-name="P3">(4006587,467.56999999999994)</text:p>
      <text:p text:style-name="P3">(4006588,424.94)</text:p>
      <text:p text:style-name="P3">(4006589,489.41)</text:p>
      <text:p text:style-name="P3">(4006590,367.26)</text:p>
      <text:p text:style-name="P3">(4006591,248.64)</text:p>
      <text:p text:style-name="P3">(4006592,298.82000000000005)</text:p>
      <text:p text:style-name="P3">(4006593,146.04)</text:p>
      <text:p text:style-name="P3">(4006594,363.71000000000004)</text:p>
      <text:p text:style-name="P3">(4006595,677.4300000000001)</text:p>
      <text:p text:style-name="P3">(4006596,212.56)</text:p>
      <text:p text:style-name="P3">(4006597,576.0699999999999)</text:p>
      <text:p text:style-name="P3">(4006598,724.81)</text:p>
      <text:p text:style-name="P3">(4006599,693.6700000000001)</text:p>
      <text:p text:style-name="P3">(4006600,420.0)</text:p>
      <text:p text:style-name="P3">(4006601,363.39)</text:p>
      <text:p text:style-name="P3">(4006602,194.70999999999998)</text:p>
      <text:p text:style-name="P3">(4006603,790.1400000000001)</text:p>
      <text:p text:style-name="P3">(4006604,217.94)</text:p>
      <text:p text:style-name="P3">(4006605,363.5)</text:p>
      <text:p text:style-name="P3">(4006606,1628.94)</text:p>
      <text:p text:style-name="P3">(4006607,1195.56)</text:p>
      <text:p text:style-name="P3">(4006608,488.15999999999997)</text:p>
      <text:p text:style-name="P3">(4006609,29.85)</text:p>
      <text:p text:style-name="P3">(4006610,896.08)</text:p>
      <text:p text:style-name="P3">(4006611,942.6800000000001)</text:p>
      <text:p text:style-name="P3">(4006612,332.99)</text:p>
      <text:p text:style-name="P3">(4006613,613.03)</text:p>
      <text:p text:style-name="P3">(4006614,534.49)</text:p>
      <text:p text:style-name="P3">(4006615,593.6400000000001)</text:p>
      <text:p text:style-name="P3">(4006616,800.43)</text:p>
      <text:p text:style-name="P3">(4006617,350.1)</text:p>
      <text:p text:style-name="P3">(4006618,225.64)</text:p>
      <text:p text:style-name="P3">(4006619,186.51999999999998)</text:p>
      <text:p text:style-name="P3">(4006620,225.38)</text:p>
      <text:p text:style-name="P3">(4006621,272.23)</text:p>
      <text:p text:style-name="P3">(4006622,248.39)</text:p>
      <text:p text:style-name="P3">(4006623,347.13)</text:p>
      <text:p text:style-name="P3">(4006624,392.58)</text:p>
      <text:p text:style-name="P3">(4006625,271.08)</text:p>
      <text:p text:style-name="P3">(4006626,525.4100000000001)</text:p>
      <text:p text:style-name="P3">(4006627,857.3599999999999)</text:p>
      <text:p text:style-name="P3">(4006628,177.91)</text:p>
      <text:p text:style-name="P3">(4006629,234.57000000000002)</text:p>
      <text:p text:style-name="P3"><text:soft-page-break/>(4006630,1070.26)</text:p>
      <text:p text:style-name="P3">(4006631,406.15)</text:p>
      <text:p text:style-name="P3">(4006632,383.31)</text:p>
      <text:p text:style-name="P3">(4006633,475.19)</text:p>
      <text:p text:style-name="P3">(4006634,435.41)</text:p>
      <text:p text:style-name="P3">(4006635,290.06)</text:p>
      <text:p text:style-name="P3">(4006636,323.74)</text:p>
      <text:p text:style-name="P3">(4006637,613.32)</text:p>
      <text:p text:style-name="P3">(4006638,754.3)</text:p>
      <text:p text:style-name="P3">(4006639,629.11)</text:p>
      <text:p text:style-name="P3">(4006640,360.61)</text:p>
      <text:p text:style-name="P3">(4006641,362.54999999999995)</text:p>
      <text:p text:style-name="P3">(4006642,199.09)</text:p>
      <text:p text:style-name="P3">(4006643,899.7400000000001)</text:p>
      <text:p text:style-name="P3">(4006644,253.32)</text:p>
      <text:p text:style-name="P3">(4006645,729.24)</text:p>
      <text:p text:style-name="P3">(4006646,837.6600000000002)</text:p>
      <text:p text:style-name="P3">(4006647,331.07)</text:p>
      <text:p text:style-name="P3">(4006648,934.8599999999999)</text:p>
      <text:p text:style-name="P3">(4006649,243.13)</text:p>
      <text:p text:style-name="P3">(4006650,381.36999999999995)</text:p>
      <text:p text:style-name="P3">(4006651,400.95)</text:p>
      <text:p text:style-name="P3">(4006652,733.27)</text:p>
      <text:p text:style-name="P3">(4006653,215.19)</text:p>
      <text:p text:style-name="P3">(4006654,746.38)</text:p>
      <text:p text:style-name="P3">(4006655,186.38)</text:p>
      <text:p text:style-name="P3">(4006656,1347.99)</text:p>
      <text:p text:style-name="P3">(4006657,340.57)</text:p>
      <text:p text:style-name="P3">(4006658,90.79)</text:p>
      <text:p text:style-name="P3">(4006659,928.13)</text:p>
      <text:p text:style-name="P3">(4006660,396.22)</text:p>
      <text:p text:style-name="P3">(4006661,1033.78)</text:p>
      <text:p text:style-name="P3">(4006662,538.37)</text:p>
      <text:p text:style-name="P3">(4006663,221.82000000000002)</text:p>
      <text:p text:style-name="P3">(4006664,341.99)</text:p>
      <text:p text:style-name="P3">(4006665,602.1899999999999)</text:p>
      <text:p text:style-name="P3">(4006666,514.14)</text:p>
      <text:p text:style-name="P3">(4006667,464.4)</text:p>
      <text:p text:style-name="P3">(4006668,554.66)</text:p>
      <text:p text:style-name="P3">(4006669,256.24)</text:p>
      <text:p text:style-name="P3">(4006670,1014.59)</text:p>
      <text:p text:style-name="P3">(4006671,372.53999999999996)</text:p>
      <text:p text:style-name="P3">(4006672,190.92000000000002)</text:p>
      <text:p text:style-name="P3">(4006673,554.6)</text:p>
      <text:p text:style-name="P3">(4006674,236.54000000000002)</text:p>
      <text:p text:style-name="P3">(4006675,277.42)</text:p>
      <text:p text:style-name="P3">(4006676,637.2700000000001)</text:p>
      <text:p text:style-name="P3">(4006677,782.02)</text:p>
      <text:p text:style-name="P3">(4006678,635.4100000000001)</text:p>
      <text:p text:style-name="P3"><text:soft-page-break/>(4006679,348.79999999999995)</text:p>
      <text:p text:style-name="P3">(4006680,381.69)</text:p>
      <text:p text:style-name="P3">(4006681,1057.99)</text:p>
      <text:p text:style-name="P3">(4006682,493.26)</text:p>
      <text:p text:style-name="P3">(4006683,729.1599999999999)</text:p>
      <text:p text:style-name="P3">(4006684,757.45)</text:p>
      <text:p text:style-name="P3">(4006685,1027.71)</text:p>
      <text:p text:style-name="P3">(4006686,861.3100000000001)</text:p>
      <text:p text:style-name="P3">(4006687,768.75)</text:p>
      <text:p text:style-name="P3">(4006688,936.36)</text:p>
      <text:p text:style-name="P3">(4006689,401.48)</text:p>
      <text:p text:style-name="P3">(4006690,481.33000000000004)</text:p>
      <text:p text:style-name="P3">(4006691,899.4600000000002)</text:p>
      <text:p text:style-name="P3">(4006692,169.99)</text:p>
      <text:p text:style-name="P3">(4006693,422.13)</text:p>
      <text:p text:style-name="P3">(4006694,488.33000000000004)</text:p>
      <text:p text:style-name="P3">(4006695,795.9899999999999)</text:p>
      <text:p text:style-name="P3">(4006696,775.3599999999999)</text:p>
      <text:p text:style-name="P3">(4006697,595.78)</text:p>
      <text:p text:style-name="P3">(4006698,669.5200000000001)</text:p>
      <text:p text:style-name="P3">(4006699,197.34)</text:p>
      <text:p text:style-name="P3">(4006700,294.44)</text:p>
      <text:p text:style-name="P3">(4006701,501.22)</text:p>
      <text:p text:style-name="P3">(4006702,650.5200000000001)</text:p>
      <text:p text:style-name="P3">(4006703,801.35)</text:p>
      <text:p text:style-name="P3">(4006704,417.34999999999997)</text:p>
      <text:p text:style-name="P3">(4006705,1144.17)</text:p>
      <text:p text:style-name="P3">(4006706,393.03)</text:p>
      <text:p text:style-name="P3">(4006707,268.89)</text:p>
      <text:p text:style-name="P3">(4006708,499.53)</text:p>
      <text:p text:style-name="P3">(4006709,826.4000000000001)</text:p>
      <text:p text:style-name="P3">(4006710,597.38)</text:p>
      <text:p text:style-name="P3">(4006711,1158.09)</text:p>
      <text:p text:style-name="P3">(4006712,615.3000000000001)</text:p>
      <text:p text:style-name="P3">(4006713,724.4100000000001)</text:p>
      <text:p text:style-name="P3">(4006714,235.08)</text:p>
      <text:p text:style-name="P3">(4006715,520.31)</text:p>
      <text:p text:style-name="P3">(4006716,826.54)</text:p>
      <text:p text:style-name="P3">(4006717,903.46)</text:p>
      <text:p text:style-name="P3">(4006718,598.47)</text:p>
      <text:p text:style-name="P3">(4006719,839.36)</text:p>
      <text:p text:style-name="P3">(4006720,278.34000000000003)</text:p>
      <text:p text:style-name="P3">(4006721,336.47)</text:p>
      <text:p text:style-name="P3">(4006722,410.49)</text:p>
      <text:p text:style-name="P3">(4006723,668.8199999999999)</text:p>
      <text:p text:style-name="P3">(4006724,926.8)</text:p>
      <text:p text:style-name="P3">(4006725,290.04)</text:p>
      <text:p text:style-name="P3">(4006726,326.02)</text:p>
      <text:p text:style-name="P3">(4006727,366.66999999999996)</text:p>
      <text:p text:style-name="P3"><text:soft-page-break/>(4006728,556.61)</text:p>
      <text:p text:style-name="P3">(4006729,887.1099999999999)</text:p>
      <text:p text:style-name="P3">(4006730,150.03000000000003)</text:p>
      <text:p text:style-name="P3">(4006731,572.33)</text:p>
      <text:p text:style-name="P3">(4006732,94.9)</text:p>
      <text:p text:style-name="P3">(4006733,499.04999999999995)</text:p>
      <text:p text:style-name="P3">(4006734,468.12)</text:p>
      <text:p text:style-name="P3">(4006735,690.0)</text:p>
      <text:p text:style-name="P3">(4006736,647.76)</text:p>
      <text:p text:style-name="P3">(4006737,359.56)</text:p>
      <text:p text:style-name="P3">(4006738,552.47)</text:p>
      <text:p text:style-name="P3">(4006739,384.59000000000003)</text:p>
      <text:p text:style-name="P3">(4006740,229.35)</text:p>
      <text:p text:style-name="P3">(4006741,458.47)</text:p>
      <text:p text:style-name="P3">(4006742,917.5)</text:p>
      <text:p text:style-name="P3">(4006743,504.28999999999996)</text:p>
      <text:p text:style-name="P3">(4006744,275.99000000000007)</text:p>
      <text:p text:style-name="P3">(4006745,279.28)</text:p>
      <text:p text:style-name="P3">(4006746,132.73)</text:p>
      <text:p text:style-name="P3">(4006747,354.63)</text:p>
      <text:p text:style-name="P3">(4006748,518.29)</text:p>
      <text:p text:style-name="P3">(4006749,1036.36)</text:p>
      <text:p text:style-name="P3">(4006750,422.72)</text:p>
      <text:p text:style-name="P3">(4006751,88.04)</text:p>
      <text:p text:style-name="P3">(4006752,752.12)</text:p>
      <text:p text:style-name="P3">(4006753,284.58000000000004)</text:p>
      <text:p text:style-name="P3">(4006754,537.56)</text:p>
      <text:p text:style-name="P3">(4006755,880.7)</text:p>
      <text:p text:style-name="P3">(4006756,670.76)</text:p>
      <text:p text:style-name="P3">(4006757,683.81)</text:p>
      <text:p text:style-name="P3">(4006758,491.58)</text:p>
      <text:p text:style-name="P3">(4006759,664.0499999999998)</text:p>
      <text:p text:style-name="P3">(4006760,61.39)</text:p>
      <text:p text:style-name="P3">(4006761,361.58)</text:p>
      <text:p text:style-name="P3">(4006762,364.69)</text:p>
      <text:p text:style-name="P3">(4006763,593.6300000000001)</text:p>
      <text:p text:style-name="P3">(4006764,664.3)</text:p>
      <text:p text:style-name="P3">(4006765,845.05)</text:p>
      <text:p text:style-name="P3">(4006766,586.07)</text:p>
      <text:p text:style-name="P3">(4006767,333.5)</text:p>
      <text:p text:style-name="P3">(4006768,442.67)</text:p>
      <text:p text:style-name="P3">(4006769,487.49)</text:p>
      <text:p text:style-name="P3">(4006770,703.1)</text:p>
      <text:p text:style-name="P3">(4006771,297.15000000000003)</text:p>
      <text:p text:style-name="P3">(4006772,496.03999999999996)</text:p>
      <text:p text:style-name="P3">(4006773,612.26)</text:p>
      <text:p text:style-name="P3">(4006774,550.3199999999999)</text:p>
      <text:p text:style-name="P3">(4006775,225.12000000000003)</text:p>
      <text:p text:style-name="P3">(4006776,260.89)</text:p>
      <text:p text:style-name="P3"><text:soft-page-break/>(4006777,476.24)</text:p>
      <text:p text:style-name="P3">(4006778,593.89)</text:p>
      <text:p text:style-name="P3">(4006779,1453.23)</text:p>
      <text:p text:style-name="P3">(4006780,69.55)</text:p>
      <text:p text:style-name="P3">(4006781,354.8)</text:p>
      <text:p text:style-name="P3">(4006782,903.6899999999999)</text:p>
      <text:p text:style-name="P3">(4006783,755.98)</text:p>
      <text:p text:style-name="P3">(4006784,570.45)</text:p>
      <text:p text:style-name="P3">(4006785,695.97)</text:p>
      <text:p text:style-name="P3">(4006786,448.42999999999995)</text:p>
      <text:p text:style-name="P3">(4006787,657.0600000000001)</text:p>
      <text:p text:style-name="P3">(4006788,963.8299999999999)</text:p>
      <text:p text:style-name="P3">(4006789,526.91)</text:p>
      <text:p text:style-name="P3">(4006790,642.6400000000001)</text:p>
      <text:p text:style-name="P3">(4006791,702.6600000000001)</text:p>
      <text:p text:style-name="P3">(4006792,875.3)</text:p>
      <text:p text:style-name="P3">(4006793,606.1800000000001)</text:p>
      <text:p text:style-name="P3">(4006794,575.8299999999999)</text:p>
      <text:p text:style-name="P3">(4006795,590.53)</text:p>
      <text:p text:style-name="P3">(4006796,103.86999999999999)</text:p>
      <text:p text:style-name="P3">(4006797,639.22)</text:p>
      <text:p text:style-name="P3">(4006798,601.74)</text:p>
      <text:p text:style-name="P3">(4006799,211.82)</text:p>
      <text:p text:style-name="P3">(4006800,547.24)</text:p>
      <text:p text:style-name="P3">(4006801,693.3)</text:p>
      <text:p text:style-name="P3">(4006802,806.8100000000001)</text:p>
      <text:p text:style-name="P3">(4006803,344.28999999999996)</text:p>
      <text:p text:style-name="P3">(4006804,787.1999999999999)</text:p>
      <text:p text:style-name="P3">(4006805,605.95)</text:p>
      <text:p text:style-name="P3">(4006806,487.28)</text:p>
      <text:p text:style-name="P3">(4006807,460.36)</text:p>
      <text:p text:style-name="P3">(4006808,363.95)</text:p>
      <text:p text:style-name="P3">(4006809,670.17)</text:p>
      <text:p text:style-name="P3">(4006810,191.37)</text:p>
      <text:p text:style-name="P3">(4006811,661.8700000000001)</text:p>
      <text:p text:style-name="P3">(4006812,603.6800000000001)</text:p>
      <text:p text:style-name="P3">(4006813,540.27)</text:p>
      <text:p text:style-name="P3">(4006814,530.07)</text:p>
      <text:p text:style-name="P3">(4006815,421.15999999999997)</text:p>
      <text:p text:style-name="P3">(4006816,391.27)</text:p>
      <text:p text:style-name="P3">(4006817,597.47)</text:p>
      <text:p text:style-name="P3">(4006818,658.95)</text:p>
      <text:p text:style-name="P3">(4006819,364.85)</text:p>
      <text:p text:style-name="P3">(4006820,455.98)</text:p>
      <text:p text:style-name="P3">(4006821,429.21)</text:p>
      <text:p text:style-name="P3">(4006822,305.44)</text:p>
      <text:p text:style-name="P3">(4006823,481.94000000000005)</text:p>
      <text:p text:style-name="P3">(4006824,586.29)</text:p>
      <text:p text:style-name="P3">(4006825,155.57)</text:p>
      <text:p text:style-name="P3"><text:soft-page-break/>(4006826,714.11)</text:p>
      <text:p text:style-name="P3">(4006827,108.55)</text:p>
      <text:p text:style-name="P3">(4006828,475.32)</text:p>
      <text:p text:style-name="P3">(4006829,458.87)</text:p>
      <text:p text:style-name="P3">(4006830,367.69)</text:p>
      <text:p text:style-name="P3">(4006831,255.13)</text:p>
      <text:p text:style-name="P3">(4006832,306.06)</text:p>
      <text:p text:style-name="P3">(4006833,409.6)</text:p>
      <text:p text:style-name="P3">(4006834,610.49)</text:p>
      <text:p text:style-name="P3">(4006835,281.47)</text:p>
      <text:p text:style-name="P3">(4006836,788.84)</text:p>
      <text:p text:style-name="P3">(4006837,764.6400000000001)</text:p>
      <text:p text:style-name="P3">(4006838,534.72)</text:p>
      <text:p text:style-name="P3">(4006839,1004.4300000000001)</text:p>
      <text:p text:style-name="P3">(4006840,269.28000000000003)</text:p>
      <text:p text:style-name="P3">(4006841,146.9)</text:p>
      <text:p text:style-name="P3">(4006842,697.12)</text:p>
      <text:p text:style-name="P3">(4006843,882.8199999999999)</text:p>
      <text:p text:style-name="P3">(4006844,1052.26)</text:p>
      <text:p text:style-name="P3">(4006845,240.35)</text:p>
      <text:p text:style-name="P3">(4006846,165.63)</text:p>
      <text:p text:style-name="P3">(4006847,129.63)</text:p>
      <text:p text:style-name="P3">(4006848,661.45)</text:p>
      <text:p text:style-name="P3">(4006849,740.5999999999999)</text:p>
      <text:p text:style-name="P3">(4006850,371.40999999999997)</text:p>
      <text:p text:style-name="P3">(4006851,829.46)</text:p>
      <text:p text:style-name="P3">(4006852,162.57999999999998)</text:p>
      <text:p text:style-name="P3">(4006853,673.3399999999999)</text:p>
      <text:p text:style-name="P3">(4006854,1398.87)</text:p>
      <text:p text:style-name="P3">(4006855,611.44)</text:p>
      <text:p text:style-name="P3">(4006856,814.0)</text:p>
      <text:p text:style-name="P3">(4006857,512.45)</text:p>
      <text:p text:style-name="P3">(4006858,267.06)</text:p>
      <text:p text:style-name="P3">(4006859,1254.0700000000002)</text:p>
      <text:p text:style-name="P3">(4006860,457.24)</text:p>
      <text:p text:style-name="P3">(4006861,586.62)</text:p>
      <text:p text:style-name="P3">(4006862,416.84)</text:p>
      <text:p text:style-name="P3">(4006863,648.73)</text:p>
      <text:p text:style-name="P3">(4006864,175.13)</text:p>
      <text:p text:style-name="P3">(4006865,462.83)</text:p>
      <text:p text:style-name="P3">(4006866,673.01)</text:p>
      <text:p text:style-name="P3">(4006867,964.29)</text:p>
      <text:p text:style-name="P3">(4006868,683.01)</text:p>
      <text:p text:style-name="P3">(4006869,488.64)</text:p>
      <text:p text:style-name="P3">(4006870,541.55)</text:p>
      <text:p text:style-name="P3">(4006871,225.48)</text:p>
      <text:p text:style-name="P3">(4006872,652.7199999999999)</text:p>
      <text:p text:style-name="P3">(4006873,389.49)</text:p>
      <text:p text:style-name="P3">(4006874,926.06)</text:p>
      <text:p text:style-name="P3"><text:soft-page-break/>(4006875,658.17)</text:p>
      <text:p text:style-name="P3">(4006876,397.59)</text:p>
      <text:p text:style-name="P3">(4006877,699.2800000000001)</text:p>
      <text:p text:style-name="P3">(4006878,827.0899999999999)</text:p>
      <text:p text:style-name="P3">(4006879,612.54)</text:p>
      <text:p text:style-name="P3">(4006880,584.9200000000001)</text:p>
      <text:p text:style-name="P3">(4006881,244.39000000000001)</text:p>
      <text:p text:style-name="P3">(4006882,158.41)</text:p>
      <text:p text:style-name="P3">(4006883,600.23)</text:p>
      <text:p text:style-name="P3">(4006884,350.49)</text:p>
      <text:p text:style-name="P3">(4006886,449.54999999999995)</text:p>
      <text:p text:style-name="P3">(4006887,162.70999999999998)</text:p>
      <text:p text:style-name="P3">(4006888,576.44)</text:p>
      <text:p text:style-name="P3">(4006889,309.06)</text:p>
      <text:p text:style-name="P3">(4006890,439.32000000000005)</text:p>
      <text:p text:style-name="P3">(4006891,595.22)</text:p>
      <text:p text:style-name="P3">(4006892,1033.03)</text:p>
      <text:p text:style-name="P3">(4006893,583.89)</text:p>
      <text:p text:style-name="P3">(4006894,470.72)</text:p>
      <text:p text:style-name="P3">(4006895,302.96000000000004)</text:p>
      <text:p text:style-name="P3">(4006896,205.21)</text:p>
      <text:p text:style-name="P3">(4006897,208.42000000000002)</text:p>
      <text:p text:style-name="P3">(4006898,813.59)</text:p>
      <text:p text:style-name="P3">(4006899,572.54)</text:p>
      <text:p text:style-name="P3">(4006900,193.0)</text:p>
      <text:p text:style-name="P3">(4006901,492.02000000000004)</text:p>
      <text:p text:style-name="P3">(4006902,878.51)</text:p>
      <text:p text:style-name="P3">(4006903,770.35)</text:p>
      <text:p text:style-name="P3">(4006904,678.96)</text:p>
      <text:p text:style-name="P3">(4006905,525.3100000000001)</text:p>
      <text:p text:style-name="P3">(4006906,295.61)</text:p>
      <text:p text:style-name="P3">(4006907,824.9499999999999)</text:p>
      <text:p text:style-name="P3">(4006908,646.0999999999999)</text:p>
      <text:p text:style-name="P3">(4006909,557.18)</text:p>
      <text:p text:style-name="P3">(4006910,486.21000000000004)</text:p>
      <text:p text:style-name="P3">(4006911,422.7)</text:p>
      <text:p text:style-name="P3">(4006912,259.24)</text:p>
      <text:p text:style-name="P3">(4006913,186.0)</text:p>
      <text:p text:style-name="P3">(4006914,462.08)</text:p>
      <text:p text:style-name="P3">(4006915,857.9300000000001)</text:p>
      <text:p text:style-name="P3">(4006916,554.25)</text:p>
      <text:p text:style-name="P3">(4006917,429.30000000000007)</text:p>
      <text:p text:style-name="P3">(4006918,749.7399999999999)</text:p>
      <text:p text:style-name="P3">(4006919,522.95)</text:p>
      <text:p text:style-name="P3">(4006920,425.79)</text:p>
      <text:p text:style-name="P3">(4006921,858.43)</text:p>
      <text:p text:style-name="P3">(4006922,259.42)</text:p>
      <text:p text:style-name="P3">(4006923,852.18)</text:p>
      <text:p text:style-name="P3">(4006924,968.68)</text:p>
      <text:p text:style-name="P3"><text:soft-page-break/>(4006925,420.8)</text:p>
      <text:p text:style-name="P3">(4006926,674.03)</text:p>
      <text:p text:style-name="P3">(4006927,1326.9299999999998)</text:p>
      <text:p text:style-name="P3">(4006928,315.53999999999996)</text:p>
      <text:p text:style-name="P3">(4006929,686.72)</text:p>
      <text:p text:style-name="P3">(4006930,715.86)</text:p>
      <text:p text:style-name="P3">(4006931,123.74)</text:p>
      <text:p text:style-name="P3">(4006932,704.54)</text:p>
      <text:p text:style-name="P3">(4006933,391.39)</text:p>
      <text:p text:style-name="P3">(4006934,887.69)</text:p>
      <text:p text:style-name="P3">(4006935,399.63)</text:p>
      <text:p text:style-name="P3">(4006936,491.31999999999994)</text:p>
      <text:p text:style-name="P3">(4006937,148.31)</text:p>
      <text:p text:style-name="P3">(4006938,985.4599999999999)</text:p>
      <text:p text:style-name="P3">(4006939,325.38)</text:p>
      <text:p text:style-name="P3">(4006940,509.04999999999995)</text:p>
      <text:p text:style-name="P3">(4006941,567.96)</text:p>
      <text:p text:style-name="P3">(4006942,1049.35)</text:p>
      <text:p text:style-name="P3">(4006943,829.8800000000001)</text:p>
      <text:p text:style-name="P3">(4006944,518.05)</text:p>
      <text:p text:style-name="P3">(4006945,228.32999999999998)</text:p>
      <text:p text:style-name="P3">(4006946,540.74)</text:p>
      <text:p text:style-name="P3">(4006947,56.64)</text:p>
      <text:p text:style-name="P3">(4006948,876.3399999999999)</text:p>
      <text:p text:style-name="P3">(4006949,243.49)</text:p>
      <text:p text:style-name="P3">(4006950,222.57)</text:p>
      <text:p text:style-name="P3">(4006951,316.37)</text:p>
      <text:p text:style-name="P3">(4006952,349.35)</text:p>
      <text:p text:style-name="P3">(4006953,641.6399999999999)</text:p>
      <text:p text:style-name="P3">(4006954,915.3000000000001)</text:p>
      <text:p text:style-name="P3">(4006955,230.0)</text:p>
      <text:p text:style-name="P3">(4006956,600.28)</text:p>
      <text:p text:style-name="P3">(4006957,506.73)</text:p>
      <text:p text:style-name="P3">(4006958,703.5400000000001)</text:p>
      <text:p text:style-name="P3">(4006959,97.3)</text:p>
      <text:p text:style-name="P3">(4006960,473.78)</text:p>
      <text:p text:style-name="P3">(4006961,651.7)</text:p>
      <text:p text:style-name="P3">(4006962,636.06)</text:p>
      <text:p text:style-name="P3">(4006963,496.08)</text:p>
      <text:p text:style-name="P3">(4006964,316.23)</text:p>
      <text:p text:style-name="P3">(4006965,714.93)</text:p>
      <text:p text:style-name="P3">(4006966,287.03999999999996)</text:p>
      <text:p text:style-name="P3">(4006967,470.7)</text:p>
      <text:p text:style-name="P3">(4006968,668.5600000000001)</text:p>
      <text:p text:style-name="P3">(4006969,441.28999999999996)</text:p>
      <text:p text:style-name="P3">(4006970,356.37)</text:p>
      <text:p text:style-name="P3">(4006971,606.75)</text:p>
      <text:p text:style-name="P3">(4006972,170.88)</text:p>
      <text:p text:style-name="P3">(4006973,276.61)</text:p>
      <text:p text:style-name="P3"><text:soft-page-break/>(4006974,263.4)</text:p>
      <text:p text:style-name="P3">(4006975,510.46999999999997)</text:p>
      <text:p text:style-name="P3">(4006976,168.21)</text:p>
      <text:p text:style-name="P3">(4006977,385.92)</text:p>
      <text:p text:style-name="P3">(4006978,254.31999999999996)</text:p>
      <text:p text:style-name="P3">(4006979,424.05)</text:p>
      <text:p text:style-name="P3">(4006980,837.53)</text:p>
      <text:p text:style-name="P3">(4006981,803.7299999999999)</text:p>
      <text:p text:style-name="P3">(4006982,183.56)</text:p>
      <text:p text:style-name="P3">(4006983,691.81)</text:p>
      <text:p text:style-name="P3">(4006984,103.10000000000001)</text:p>
      <text:p text:style-name="P3">(4006985,160.44)</text:p>
      <text:p text:style-name="P3">(4006986,251.15999999999997)</text:p>
      <text:p text:style-name="P3">(4006987,394.29)</text:p>
      <text:p text:style-name="P3">(4006988,278.71000000000004)</text:p>
      <text:p text:style-name="P3">(4006989,662.58)</text:p>
      <text:p text:style-name="P3">(4006990,701.4599999999999)</text:p>
      <text:p text:style-name="P3">(4006991,755.04)</text:p>
      <text:p text:style-name="P3">(4006992,286.90999999999997)</text:p>
      <text:p text:style-name="P3">(4006993,976.2)</text:p>
      <text:p text:style-name="P3">(4006994,724.14)</text:p>
      <text:p text:style-name="P3">(4006995,300.42)</text:p>
      <text:p text:style-name="P3">(4006996,164.67)</text:p>
      <text:p text:style-name="P3">(4006997,582.0600000000001)</text:p>
      <text:p text:style-name="P3">(4006998,368.01)</text:p>
      <text:p text:style-name="P3">(4006999,357.8)</text:p>
      <text:p text:style-name="P3">(4007000,503.36)</text:p>
      <text:p text:style-name="P3">(4007001,270.04)</text:p>
      <text:p text:style-name="P3">(4007002,865.9000000000001)</text:p>
      <text:p text:style-name="P3">(4007003,646.4200000000001)</text:p>
      <text:p text:style-name="P3">(4007004,606.99)</text:p>
      <text:p text:style-name="P3">(4007005,235.61)</text:p>
      <text:p text:style-name="P3">(4007006,1481.2700000000002)</text:p>
      <text:p text:style-name="P3">(4007007,485.33)</text:p>
      <text:p text:style-name="P3">(4007008,775.05)</text:p>
      <text:p text:style-name="P3">(4007009,330.26000000000005)</text:p>
      <text:p text:style-name="P3">(4007010,611.24)</text:p>
      <text:p text:style-name="P3">(4007011,19.62)</text:p>
      <text:p text:style-name="P3">(4007012,352.11)</text:p>
      <text:p text:style-name="P3">(4007013,507.53)</text:p>
      <text:p text:style-name="P3">(4007014,286.19)</text:p>
      <text:p text:style-name="P3">(4007015,958.9199999999998)</text:p>
      <text:p text:style-name="P3">(4007016,1126.8300000000002)</text:p>
      <text:p text:style-name="P3">(4007017,518.84)</text:p>
      <text:p text:style-name="P3">(4007018,57.27)</text:p>
      <text:p text:style-name="P3">(4007019,758.5300000000001)</text:p>
      <text:p text:style-name="P3">(4007020,549.5799999999999)</text:p>
      <text:p text:style-name="P3">(4007021,822.4799999999999)</text:p>
      <text:p text:style-name="P3">(4007022,512.7)</text:p>
      <text:p text:style-name="P3"><text:soft-page-break/>(4007023,244.77)</text:p>
      <text:p text:style-name="P3">(4007024,960.11)</text:p>
      <text:p text:style-name="P3">(4007025,662.8)</text:p>
      <text:p text:style-name="P3">(4007026,505.70000000000005)</text:p>
      <text:p text:style-name="P3">(4007027,520.35)</text:p>
      <text:p text:style-name="P3">(4007028,605.9)</text:p>
      <text:p text:style-name="P3">(4007029,351.34000000000003)</text:p>
      <text:p text:style-name="P3">(4007030,117.42)</text:p>
      <text:p text:style-name="P3">(4007031,738.8)</text:p>
      <text:p text:style-name="P3">(4007032,336.78)</text:p>
      <text:p text:style-name="P3">(4007033,548.77)</text:p>
      <text:p text:style-name="P3">(4007034,676.2700000000001)</text:p>
      <text:p text:style-name="P3">(4007035,128.89)</text:p>
      <text:p text:style-name="P3">(4007036,794.88)</text:p>
      <text:p text:style-name="P3">(4007037,811.05)</text:p>
      <text:p text:style-name="P3">(4007038,537.72)</text:p>
      <text:p text:style-name="P3">(4007039,282.59000000000003)</text:p>
      <text:p text:style-name="P3">(4007040,224.09)</text:p>
      <text:p text:style-name="P3">(4007041,636.7099999999999)</text:p>
      <text:p text:style-name="P3">(4007042,717.05)</text:p>
      <text:p text:style-name="P3">(4007043,231.88)</text:p>
      <text:p text:style-name="P3">(4007044,386.89000000000004)</text:p>
      <text:p text:style-name="P3">(4007045,200.82999999999998)</text:p>
      <text:p text:style-name="P3">(4007046,932.4599999999999)</text:p>
      <text:p text:style-name="P3">(4007047,495.58)</text:p>
      <text:p text:style-name="P3">(4007048,695.2)</text:p>
      <text:p text:style-name="P3">(4007049,301.1)</text:p>
      <text:p text:style-name="P3">(4007050,728.22)</text:p>
      <text:p text:style-name="P3">(4007051,332.0)</text:p>
      <text:p text:style-name="P3">(4007052,597.5999999999999)</text:p>
      <text:p text:style-name="P3">(4007053,1079.71)</text:p>
      <text:p text:style-name="P3">(4007054,578.49)</text:p>
      <text:p text:style-name="P3">(4007055,552.55)</text:p>
      <text:p text:style-name="P3">(4007056,439.20000000000005)</text:p>
      <text:p text:style-name="P3">(4007057,458.98)</text:p>
      <text:p text:style-name="P3">(4007058,617.56)</text:p>
      <text:p text:style-name="P3">(4007059,93.24000000000001)</text:p>
      <text:p text:style-name="P3">(4007060,329.47)</text:p>
      <text:p text:style-name="P3">(4007061,401.76)</text:p>
      <text:p text:style-name="P3">(4007062,588.4499999999999)</text:p>
      <text:p text:style-name="P3">(4007063,576.25)</text:p>
      <text:p text:style-name="P3">(4007064,538.28)</text:p>
      <text:p text:style-name="P3">(4007065,527.86)</text:p>
      <text:p text:style-name="P3">(4007066,349.08)</text:p>
      <text:p text:style-name="P3">(4007067,84.9)</text:p>
      <text:p text:style-name="P3">(4007068,342.57)</text:p>
      <text:p text:style-name="P3">(4007069,241.45000000000002)</text:p>
      <text:p text:style-name="P3">(4007070,403.64)</text:p>
      <text:p text:style-name="P3">(4007071,629.28)</text:p>
      <text:p text:style-name="P3"><text:soft-page-break/>(4007072,343.37)</text:p>
      <text:p text:style-name="P3">(4007073,107.63)</text:p>
      <text:p text:style-name="P3">(4007074,246.8)</text:p>
      <text:p text:style-name="P3">(4007075,589.48)</text:p>
      <text:p text:style-name="P3">(4007076,854.92)</text:p>
      <text:p text:style-name="P3">(4007077,417.03)</text:p>
      <text:p text:style-name="P3">(4007078,716.18)</text:p>
      <text:p text:style-name="P3">(4007079,783.09)</text:p>
      <text:p text:style-name="P3">(4007080,688.2600000000001)</text:p>
      <text:p text:style-name="P3">(4007081,999.9300000000001)</text:p>
      <text:p text:style-name="P3">(4007082,432.53)</text:p>
      <text:p text:style-name="P3">(4007083,426.01000000000005)</text:p>
      <text:p text:style-name="P3">(4007084,699.84)</text:p>
      <text:p text:style-name="P3">(4007085,116.93)</text:p>
      <text:p text:style-name="P3">(4007086,161.32)</text:p>
      <text:p text:style-name="P3">(4007087,486.10999999999996)</text:p>
      <text:p text:style-name="P3">(4007088,645.37)</text:p>
      <text:p text:style-name="P3">(4007089,929.47)</text:p>
      <text:p text:style-name="P3">(4007090,450.20000000000005)</text:p>
      <text:p text:style-name="P3">(4007091,369.65)</text:p>
      <text:p text:style-name="P3">(4007092,744.81)</text:p>
      <text:p text:style-name="P3">(4007093,205.11)</text:p>
      <text:p text:style-name="P3">(4007094,409.19)</text:p>
      <text:p text:style-name="P3">(4007095,465.13)</text:p>
      <text:p text:style-name="P3">(4007096,1052.65)</text:p>
      <text:p text:style-name="P3">(4007097,447.56)</text:p>
      <text:p text:style-name="P3">(4007098,681.6399999999999)</text:p>
      <text:p text:style-name="P3">(4007099,315.45000000000005)</text:p>
      <text:p text:style-name="P3">(4007100,504.32)</text:p>
      <text:p text:style-name="P3">(4007101,441.37)</text:p>
      <text:p text:style-name="P3">(4007102,828.3100000000001)</text:p>
      <text:p text:style-name="P3">(4007103,489.94000000000005)</text:p>
      <text:p text:style-name="P3">(4007104,891.45)</text:p>
      <text:p text:style-name="P3">(4007105,903.99)</text:p>
      <text:p text:style-name="P3">(4007106,750.91)</text:p>
      <text:p text:style-name="P3">(4007107,255.98999999999998)</text:p>
      <text:p text:style-name="P3">(4007108,801.4899999999999)</text:p>
      <text:p text:style-name="P3">(4007109,63.41)</text:p>
      <text:p text:style-name="P3">(4007110,597.58)</text:p>
      <text:p text:style-name="P3">(4007111,464.47)</text:p>
      <text:p text:style-name="P3">(4007112,859.49)</text:p>
      <text:p text:style-name="P3">(4007113,268.32)</text:p>
      <text:p text:style-name="P3">(4007114,324.6)</text:p>
      <text:p text:style-name="P3">(4007115,537.42)</text:p>
      <text:p text:style-name="P3">(4007116,1038.42)</text:p>
      <text:p text:style-name="P3">(4007117,519.39)</text:p>
      <text:p text:style-name="P3">(4007118,574.54)</text:p>
      <text:p text:style-name="P3">(4007119,371.5)</text:p>
      <text:p text:style-name="P3">(4007120,508.25)</text:p>
      <text:p text:style-name="P3"><text:soft-page-break/>(4007121,502.54)</text:p>
      <text:p text:style-name="P3">(4007122,405.44)</text:p>
      <text:p text:style-name="P3">(4007123,1064.28)</text:p>
      <text:p text:style-name="P3">(4007124,602.84)</text:p>
      <text:p text:style-name="P3">(4007125,360.9)</text:p>
      <text:p text:style-name="P3">(4007126,474.68)</text:p>
      <text:p text:style-name="P3">(4007127,336.63)</text:p>
      <text:p text:style-name="P3">(4007128,615.8100000000001)</text:p>
      <text:p text:style-name="P3">(4007129,592.3299999999999)</text:p>
      <text:p text:style-name="P3">(4007130,463.77000000000004)</text:p>
      <text:p text:style-name="P3">(4007131,608.1300000000001)</text:p>
      <text:p text:style-name="P3">(4007132,221.52)</text:p>
      <text:p text:style-name="P3">(4007133,326.85)</text:p>
      <text:p text:style-name="P3">(4007134,233.84)</text:p>
      <text:p text:style-name="P3">(4007135,199.41)</text:p>
      <text:p text:style-name="P3">(4007136,927.6700000000001)</text:p>
      <text:p text:style-name="P3">(4007137,149.22)</text:p>
      <text:p text:style-name="P3">(4007138,425.55999999999995)</text:p>
      <text:p text:style-name="P3">(4007139,588.6500000000001)</text:p>
      <text:p text:style-name="P3">(4007140,612.0)</text:p>
      <text:p text:style-name="P3">(4007141,760.5799999999999)</text:p>
      <text:p text:style-name="P3">(4007142,357.32000000000005)</text:p>
      <text:p text:style-name="P3">(4007143,290.23)</text:p>
      <text:p text:style-name="P3">(4007144,311.6)</text:p>
      <text:p text:style-name="P3">(4007145,606.42)</text:p>
      <text:p text:style-name="P3">(4007146,504.46000000000004)</text:p>
      <text:p text:style-name="P3">(4007147,642.7700000000001)</text:p>
      <text:p text:style-name="P3">(4007148,293.29)</text:p>
      <text:p text:style-name="P3">(4007149,800.47)</text:p>
      <text:p text:style-name="P3">(4007150,638.97)</text:p>
      <text:p text:style-name="P3">(4007151,675.1600000000001)</text:p>
      <text:p text:style-name="P3">(4007152,592.99)</text:p>
      <text:p text:style-name="P3">(4007153,648.4000000000001)</text:p>
      <text:p text:style-name="P3">(4007154,352.72999999999996)</text:p>
      <text:p text:style-name="P3">(4007155,681.62)</text:p>
      <text:p text:style-name="P3">(4007156,562.95)</text:p>
      <text:p text:style-name="P3">(4007157,547.4)</text:p>
      <text:p text:style-name="P3">(4007158,912.2900000000001)</text:p>
      <text:p text:style-name="P3">(4007159,225.14000000000001)</text:p>
      <text:p text:style-name="P3">(4007160,1010.71)</text:p>
      <text:p text:style-name="P3">(4007161,895.89)</text:p>
      <text:p text:style-name="P3">(4007162,485.65000000000003)</text:p>
      <text:p text:style-name="P3">(4007163,756.5500000000001)</text:p>
      <text:p text:style-name="P3">(4007164,357.34000000000003)</text:p>
      <text:p text:style-name="P3">(4007165,322.97999999999996)</text:p>
      <text:p text:style-name="P3">(4007166,580.53)</text:p>
      <text:p text:style-name="P3">(4007167,279.44)</text:p>
      <text:p text:style-name="P3">(4007168,556.6899999999999)</text:p>
      <text:p text:style-name="P3">(4007169,549.08)</text:p>
      <text:p text:style-name="P3"><text:soft-page-break/>(4007170,841.19)</text:p>
      <text:p text:style-name="P3">(4007171,1263.7999999999997)</text:p>
      <text:p text:style-name="P3">(4007172,213.36999999999998)</text:p>
      <text:p text:style-name="P3">(4007173,568.0699999999999)</text:p>
      <text:p text:style-name="P3">(4007174,461.38)</text:p>
      <text:p text:style-name="P3">(4007175,661.3200000000002)</text:p>
      <text:p text:style-name="P3">(4007176,275.82)</text:p>
      <text:p text:style-name="P3">(4007177,371.40000000000003)</text:p>
      <text:p text:style-name="P3">(4007178,578.46)</text:p>
      <text:p text:style-name="P3">(4007179,412.36999999999995)</text:p>
      <text:p text:style-name="P3">(4007180,430.73)</text:p>
      <text:p text:style-name="P3">(4007181,168.32999999999998)</text:p>
      <text:p text:style-name="P3">(4007182,491.84000000000003)</text:p>
      <text:p text:style-name="P3">(4007183,330.45)</text:p>
      <text:p text:style-name="P3">(4007184,174.64999999999998)</text:p>
      <text:p text:style-name="P3">(4007185,662.67)</text:p>
      <text:p text:style-name="P3">(4007186,777.16)</text:p>
      <text:p text:style-name="P3">(4007187,785.39)</text:p>
      <text:p text:style-name="P3">(4007188,320.98)</text:p>
      <text:p text:style-name="P3">(4007189,516.79)</text:p>
      <text:p text:style-name="P3">(4007190,335.43999999999994)</text:p>
      <text:p text:style-name="P3">(4007191,724.77)</text:p>
      <text:p text:style-name="P3">(4007192,696.42)</text:p>
      <text:p text:style-name="P3">(4007193,1234.6000000000001)</text:p>
      <text:p text:style-name="P3">(4007194,723.97)</text:p>
      <text:p text:style-name="P3">(4007195,233.64)</text:p>
      <text:p text:style-name="P3">(4007196,197.2)</text:p>
      <text:p text:style-name="P3">(4007197,585.0799999999999)</text:p>
      <text:p text:style-name="P3">(4007198,703.6500000000001)</text:p>
      <text:p text:style-name="P3">(4007199,758.2099999999998)</text:p>
      <text:p text:style-name="P3">(4007200,312.52)</text:p>
      <text:p text:style-name="P3">(4007201,512.3800000000001)</text:p>
      <text:p text:style-name="P3">(4007202,847.5500000000001)</text:p>
      <text:p text:style-name="P3">(4007203,808.36)</text:p>
      <text:p text:style-name="P3">(4007204,874.2799999999997)</text:p>
      <text:p text:style-name="P3">(4007205,193.64)</text:p>
      <text:p text:style-name="P3">(4007206,112.63)</text:p>
      <text:p text:style-name="P3">(4007207,28.51)</text:p>
      <text:p text:style-name="P3">(4007208,756.97)</text:p>
      <text:p text:style-name="P3">(4007209,135.06)</text:p>
      <text:p text:style-name="P3">(4007210,993.48)</text:p>
      <text:p text:style-name="P3">(4007211,223.84)</text:p>
      <text:p text:style-name="P3">(4007212,648.6700000000001)</text:p>
      <text:p text:style-name="P3">(4007213,537.22)</text:p>
      <text:p text:style-name="P3">(4007214,519.53)</text:p>
      <text:p text:style-name="P3">(4007215,324.73)</text:p>
      <text:p text:style-name="P3">(4007216,745.22)</text:p>
      <text:p text:style-name="P3">(4007217,644.96)</text:p>
      <text:p text:style-name="P3">(4007218,510.73)</text:p>
      <text:p text:style-name="P3"><text:soft-page-break/>(4007219,776.5)</text:p>
      <text:p text:style-name="P3">(4007220,822.97)</text:p>
      <text:p text:style-name="P3">(4007221,444.49)</text:p>
      <text:p text:style-name="P3">(4007222,135.69)</text:p>
      <text:p text:style-name="P3">(4007223,383.87000000000006)</text:p>
      <text:p text:style-name="P3">(4007224,697.34)</text:p>
      <text:p text:style-name="P3">(4007225,548.58)</text:p>
      <text:p text:style-name="P3">(4007226,447.28999999999996)</text:p>
      <text:p text:style-name="P3">(4007227,276.33)</text:p>
      <text:p text:style-name="P3">(4007228,598.3499999999999)</text:p>
      <text:p text:style-name="P3">(4007229,545.7199999999999)</text:p>
      <text:p text:style-name="P3">(4007230,818.3600000000001)</text:p>
      <text:p text:style-name="P3">(4007231,796.1700000000001)</text:p>
      <text:p text:style-name="P3">(4007232,442.05999999999995)</text:p>
      <text:p text:style-name="P3">(4007233,545.11)</text:p>
      <text:p text:style-name="P3">(4007234,511.87)</text:p>
      <text:p text:style-name="P3">(4007235,496.73999999999995)</text:p>
      <text:p text:style-name="P3">(4007236,841.7600000000001)</text:p>
      <text:p text:style-name="P3">(4007237,518.04)</text:p>
      <text:p text:style-name="P3">(4007238,293.75)</text:p>
      <text:p text:style-name="P3">(4007239,1272.2199999999998)</text:p>
      <text:p text:style-name="P3">(4007240,730.25)</text:p>
      <text:p text:style-name="P3">(4007241,473.77000000000004)</text:p>
      <text:p text:style-name="P3">(4007242,367.96000000000004)</text:p>
      <text:p text:style-name="P3">(4007243,303.67)</text:p>
      <text:p text:style-name="P3">(4007244,642.6600000000001)</text:p>
      <text:p text:style-name="P3">(4007245,398.53000000000003)</text:p>
      <text:p text:style-name="P3">(4007246,209.88)</text:p>
      <text:p text:style-name="P3">(4007247,698.54)</text:p>
      <text:p text:style-name="P3">(4007248,482.17999999999995)</text:p>
      <text:p text:style-name="P3">(4007249,359.53)</text:p>
      <text:p text:style-name="P3">(4007250,408.90999999999997)</text:p>
      <text:p text:style-name="P3">(4007251,327.36)</text:p>
      <text:p text:style-name="P3">(4007252,277.27)</text:p>
      <text:p text:style-name="P3">(4007253,411.75)</text:p>
      <text:p text:style-name="P3">(4007254,397.81000000000006)</text:p>
      <text:p text:style-name="P3">(4007255,661.72)</text:p>
      <text:p text:style-name="P3">(4007256,467.73999999999995)</text:p>
      <text:p text:style-name="P3">(4007257,393.15999999999997)</text:p>
      <text:p text:style-name="P3">(4007258,556.36)</text:p>
      <text:p text:style-name="P3">(4007259,302.44)</text:p>
      <text:p text:style-name="P3">(4007260,463.57)</text:p>
      <text:p text:style-name="P3">(4007261,191.37)</text:p>
      <text:p text:style-name="P3">(4007262,501.48)</text:p>
      <text:p text:style-name="P3">(4007263,258.78999999999996)</text:p>
      <text:p text:style-name="P3">(4007264,453.97)</text:p>
      <text:p text:style-name="P3">(4007265,487.39)</text:p>
      <text:p text:style-name="P3">(4007266,135.22)</text:p>
      <text:p text:style-name="P3">(4007267,492.15)</text:p>
      <text:p text:style-name="P3"><text:soft-page-break/>(4007268,537.98)</text:p>
      <text:p text:style-name="P3">(4007269,528.17)</text:p>
      <text:p text:style-name="P3">(4007270,491.02)</text:p>
      <text:p text:style-name="P3">(4007271,824.19)</text:p>
      <text:p text:style-name="P3">(4007272,557.83)</text:p>
      <text:p text:style-name="P3">(4007273,259.65999999999997)</text:p>
      <text:p text:style-name="P3">(4007274,399.63)</text:p>
      <text:p text:style-name="P3">(4007275,594.5899999999999)</text:p>
      <text:p text:style-name="P3">(4007276,520.73)</text:p>
      <text:p text:style-name="P3">(4007277,508.38)</text:p>
      <text:p text:style-name="P3">(4007278,553.05)</text:p>
      <text:p text:style-name="P3">(4007279,471.38)</text:p>
      <text:p text:style-name="P3">(4007280,564.3399999999999)</text:p>
      <text:p text:style-name="P3">(4007281,357.63)</text:p>
      <text:p text:style-name="P3">(4007282,620.0)</text:p>
      <text:p text:style-name="P3">(4007283,598.5699999999999)</text:p>
      <text:p text:style-name="P3">(4007284,327.32)</text:p>
      <text:p text:style-name="P3">(4007285,276.4)</text:p>
      <text:p text:style-name="P3">(4007286,473.37)</text:p>
      <text:p text:style-name="P3">(4007287,760.3799999999999)</text:p>
      <text:p text:style-name="P3">(4007288,464.8)</text:p>
      <text:p text:style-name="P3">(4007289,489.12)</text:p>
      <text:p text:style-name="P3">(4007290,242.48999999999998)</text:p>
      <text:p text:style-name="P3">(4007291,123.42000000000002)</text:p>
      <text:p text:style-name="P3">(4007292,467.28999999999996)</text:p>
      <text:p text:style-name="P3">(4007293,463.54999999999995)</text:p>
      <text:p text:style-name="P3">(4007294,606.46)</text:p>
      <text:p text:style-name="P3">(4007295,644.5)</text:p>
      <text:p text:style-name="P3">(4007296,525.97)</text:p>
      <text:p text:style-name="P3">(4007297,471.17)</text:p>
      <text:p text:style-name="P3">(4007298,185.79999999999998)</text:p>
      <text:p text:style-name="P3">(4007299,578.03)</text:p>
      <text:p text:style-name="P3">(4007300,441.86)</text:p>
      <text:p text:style-name="P3">(4007301,366.14)</text:p>
      <text:p text:style-name="P3">(4007302,152.73000000000002)</text:p>
      <text:p text:style-name="P3">(4007303,860.1)</text:p>
      <text:p text:style-name="P3">(4007304,520.18)</text:p>
      <text:p text:style-name="P3">(4007305,489.86000000000007)</text:p>
      <text:p text:style-name="P3">(4007306,261.01)</text:p>
      <text:p text:style-name="P3">(4007307,692.93)</text:p>
      <text:p text:style-name="P3">(4007308,650.14)</text:p>
      <text:p text:style-name="P3">(4007309,154.14)</text:p>
      <text:p text:style-name="P3">(4007310,288.48)</text:p>
      <text:p text:style-name="P3">(4007311,582.8)</text:p>
      <text:p text:style-name="P3">(4007312,672.91)</text:p>
      <text:p text:style-name="P3">(4007313,490.16)</text:p>
      <text:p text:style-name="P3">(4007314,578.78)</text:p>
      <text:p text:style-name="P3">(4007315,416.92999999999995)</text:p>
      <text:p text:style-name="P3">(4007316,750.86)</text:p>
      <text:p text:style-name="P3"><text:soft-page-break/>(4007317,624.5100000000001)</text:p>
      <text:p text:style-name="P3">(4007318,683.51)</text:p>
      <text:p text:style-name="P3">(4007319,764.02)</text:p>
      <text:p text:style-name="P3">(4007320,942.51)</text:p>
      <text:p text:style-name="P3">(4007321,1170.0500000000002)</text:p>
      <text:p text:style-name="P3">(4007322,674.41)</text:p>
      <text:p text:style-name="P3">(4007323,903.0899999999999)</text:p>
      <text:p text:style-name="P3">(4007324,1097.01)</text:p>
      <text:p text:style-name="P3">(4007325,219.85000000000002)</text:p>
      <text:p text:style-name="P3">(4007326,883.35)</text:p>
      <text:p text:style-name="P3">(4007327,329.24)</text:p>
      <text:p text:style-name="P3">(4007328,44.26)</text:p>
      <text:p text:style-name="P3">(4007329,890.2700000000001)</text:p>
      <text:p text:style-name="P3">(4007330,558.81)</text:p>
      <text:p text:style-name="P3">(4007331,1348.07)</text:p>
      <text:p text:style-name="P3">(4007332,491.02)</text:p>
      <text:p text:style-name="P3">(4007333,264.82)</text:p>
      <text:p text:style-name="P3">(4007334,638.6099999999999)</text:p>
      <text:p text:style-name="P3">(4007335,615.57)</text:p>
      <text:p text:style-name="P3">(4007336,644.19)</text:p>
      <text:p text:style-name="P3">(4007337,85.44)</text:p>
      <text:p text:style-name="P3">(4007338,326.78999999999996)</text:p>
      <text:p text:style-name="P3">(4007339,140.51)</text:p>
      <text:p text:style-name="P3">(4007340,464.67)</text:p>
      <text:p text:style-name="P3">(4007341,598.8699999999999)</text:p>
      <text:p text:style-name="P3">(4007342,624.6400000000001)</text:p>
      <text:p text:style-name="P3">(4007343,321.26)</text:p>
      <text:p text:style-name="P3">(4007344,517.74)</text:p>
      <text:p text:style-name="P3">(4007345,589.1)</text:p>
      <text:p text:style-name="P3">(4007346,187.35000000000002)</text:p>
      <text:p text:style-name="P3">(4007347,395.89)</text:p>
      <text:p text:style-name="P3">(4007348,513.7)</text:p>
      <text:p text:style-name="P3">(4007349,683.9)</text:p>
      <text:p text:style-name="P3">(4007350,404.06)</text:p>
      <text:p text:style-name="P3">(4007351,320.03999999999996)</text:p>
      <text:p text:style-name="P3">(4007352,500.33000000000004)</text:p>
      <text:p text:style-name="P3">(4007353,285.64)</text:p>
      <text:p text:style-name="P3">(4007354,565.08)</text:p>
      <text:p text:style-name="P3">(4007355,760.99)</text:p>
      <text:p text:style-name="P3">(4007356,453.29999999999995)</text:p>
      <text:p text:style-name="P3">(4007357,462.02)</text:p>
      <text:p text:style-name="P3">(4007358,340.42)</text:p>
      <text:p text:style-name="P3">(4007359,326.28000000000003)</text:p>
      <text:p text:style-name="P3">(4007360,511.89)</text:p>
      <text:p text:style-name="P3">(4007361,557.97)</text:p>
      <text:p text:style-name="P3">(4007362,444.35)</text:p>
      <text:p text:style-name="P3">(4007363,323.37)</text:p>
      <text:p text:style-name="P3">(4007364,752.7799999999999)</text:p>
      <text:p text:style-name="P3">(4007365,559.6700000000001)</text:p>
      <text:p text:style-name="P3"><text:soft-page-break/>(4007366,147.93)</text:p>
      <text:p text:style-name="P3">(4007367,961.8299999999999)</text:p>
      <text:p text:style-name="P3">(4007368,648.5)</text:p>
      <text:p text:style-name="P3">(4007369,395.57)</text:p>
      <text:p text:style-name="P3">(4007370,479.84)</text:p>
      <text:p text:style-name="P3">(4007371,625.07)</text:p>
      <text:p text:style-name="P3">(4007372,512.99)</text:p>
      <text:p text:style-name="P3">(4007373,687.21)</text:p>
      <text:p text:style-name="P3">(4007374,168.59)</text:p>
      <text:p text:style-name="P3">(4007375,453.57)</text:p>
      <text:p text:style-name="P3">(4007376,718.7)</text:p>
      <text:p text:style-name="P3">(4007377,484.9599999999999)</text:p>
      <text:p text:style-name="P3">(4007378,1273.92)</text:p>
      <text:p text:style-name="P3">(4007379,562.8299999999999)</text:p>
      <text:p text:style-name="P3">(4007380,103.82)</text:p>
      <text:p text:style-name="P3">(4007381,274.29999999999995)</text:p>
      <text:p text:style-name="P3">(4007382,509.02)</text:p>
      <text:p text:style-name="P3">(4007383,576.7)</text:p>
      <text:p text:style-name="P3">(4007384,172.32)</text:p>
      <text:p text:style-name="P3">(4007385,627.7900000000001)</text:p>
      <text:p text:style-name="P3">(4007387,648.52)</text:p>
      <text:p text:style-name="P3">(4007388,622.16)</text:p>
      <text:p text:style-name="P3">(4007389,397.32000000000005)</text:p>
      <text:p text:style-name="P3">(4007390,688.0200000000001)</text:p>
      <text:p text:style-name="P3">(4007391,712.75)</text:p>
      <text:p text:style-name="P3">(4007392,873.2799999999999)</text:p>
      <text:p text:style-name="P3">(4007393,433.09999999999997)</text:p>
      <text:p text:style-name="P3">(4007394,405.15999999999997)</text:p>
      <text:p text:style-name="P3">(4007395,572.5799999999999)</text:p>
      <text:p text:style-name="P3">(4007396,356.61)</text:p>
      <text:p text:style-name="P3">(4007397,816.43)</text:p>
      <text:p text:style-name="P3">(4007398,135.8)</text:p>
      <text:p text:style-name="P3">(4007399,24.24)</text:p>
      <text:p text:style-name="P3">(4007400,430.77)</text:p>
      <text:p text:style-name="P3">(4007401,319.6)</text:p>
      <text:p text:style-name="P3">(4007402,480.22999999999996)</text:p>
      <text:p text:style-name="P3">(4007403,463.52000000000004)</text:p>
      <text:p text:style-name="P3">(4007404,706.14)</text:p>
      <text:p text:style-name="P3">(4007405,818.1599999999999)</text:p>
      <text:p text:style-name="P3">(4007406,554.1)</text:p>
      <text:p text:style-name="P3">(4007407,468.02)</text:p>
      <text:p text:style-name="P3">(4007408,429.16999999999996)</text:p>
      <text:p text:style-name="P3">(4007409,350.81)</text:p>
      <text:p text:style-name="P3">(4007410,175.45)</text:p>
      <text:p text:style-name="P3">(4007411,239.56)</text:p>
      <text:p text:style-name="P3">(4007412,572.28)</text:p>
      <text:p text:style-name="P3">(4007413,241.48000000000002)</text:p>
      <text:p text:style-name="P3">(4007414,307.22)</text:p>
      <text:p text:style-name="P3">(4007415,499.1)</text:p>
      <text:p text:style-name="P3"><text:soft-page-break/>(4007416,410.19)</text:p>
      <text:p text:style-name="P3">(4007417,430.11)</text:p>
      <text:p text:style-name="P3">(4007418,1132.22)</text:p>
      <text:p text:style-name="P3">(4007419,226.81)</text:p>
      <text:p text:style-name="P3">(4007420,131.06)</text:p>
      <text:p text:style-name="P3">(4007421,207.58)</text:p>
      <text:p text:style-name="P3">(4007422,497.21999999999997)</text:p>
      <text:p text:style-name="P3">(4007423,571.5799999999999)</text:p>
      <text:p text:style-name="P3">(4007424,954.28)</text:p>
      <text:p text:style-name="P3">(4007425,346.83000000000004)</text:p>
      <text:p text:style-name="P3">(4007426,916.4300000000001)</text:p>
      <text:p text:style-name="P3">(4007427,583.61)</text:p>
      <text:p text:style-name="P3">(4007428,639.93)</text:p>
      <text:p text:style-name="P3">(4007429,664.98)</text:p>
      <text:p text:style-name="P3">(4007430,518.98)</text:p>
      <text:p text:style-name="P3">(4007431,433.58)</text:p>
      <text:p text:style-name="P3">(4007432,377.75000000000006)</text:p>
      <text:p text:style-name="P3">(4007433,134.22)</text:p>
      <text:p text:style-name="P3">(4007434,300.6)</text:p>
      <text:p text:style-name="P3">(4007435,439.48)</text:p>
      <text:p text:style-name="P3">(4007436,418.04999999999995)</text:p>
      <text:p text:style-name="P3">(4007437,1025.99)</text:p>
      <text:p text:style-name="P3">(4007438,425.33)</text:p>
      <text:p text:style-name="P3">(4007439,610.9)</text:p>
      <text:p text:style-name="P3">(4007440,30.36)</text:p>
      <text:p text:style-name="P3">(4007441,602.62)</text:p>
      <text:p text:style-name="P3">(4007442,477.67)</text:p>
      <text:p text:style-name="P3">(4007443,610.99)</text:p>
      <text:p text:style-name="P3">(4007444,638.17)</text:p>
      <text:p text:style-name="P3">(4007445,299.74)</text:p>
      <text:p text:style-name="P3">(4007446,224.71)</text:p>
      <text:p text:style-name="P3">(4007447,431.61)</text:p>
      <text:p text:style-name="P3">(4007448,405.29999999999995)</text:p>
      <text:p text:style-name="P3">(4007449,300.06)</text:p>
      <text:p text:style-name="P3">(4007450,643.02)</text:p>
      <text:p text:style-name="P3">(4007451,347.45)</text:p>
      <text:p text:style-name="P3">(4007452,744.1600000000001)</text:p>
      <text:p text:style-name="P3">(4007453,438.77)</text:p>
      <text:p text:style-name="P3">(4007454,580.07)</text:p>
      <text:p text:style-name="P3">(4007455,526.78)</text:p>
      <text:p text:style-name="P3">(4007456,83.32000000000001)</text:p>
      <text:p text:style-name="P3">(4007457,635.6700000000001)</text:p>
      <text:p text:style-name="P3">(4007458,897.2)</text:p>
      <text:p text:style-name="P3">(4007459,718.12)</text:p>
      <text:p text:style-name="P3">(4007460,473.38)</text:p>
      <text:p text:style-name="P3">(4007461,582.66)</text:p>
      <text:p text:style-name="P3">(4007462,851.8599999999999)</text:p>
      <text:p text:style-name="P3">(4007463,48.74)</text:p>
      <text:p text:style-name="P3">(4007464,246.59)</text:p>
      <text:p text:style-name="P3"><text:soft-page-break/>(4007465,328.58)</text:p>
      <text:p text:style-name="P3">(4007466,86.55000000000001)</text:p>
      <text:p text:style-name="P3">(4007467,772.31)</text:p>
      <text:p text:style-name="P3">(4007468,608.0200000000001)</text:p>
      <text:p text:style-name="P3">(4007469,314.71000000000004)</text:p>
      <text:p text:style-name="P3">(4007470,281.09000000000003)</text:p>
      <text:p text:style-name="P3">(4007471,593.14)</text:p>
      <text:p text:style-name="P3">(4007472,509.23)</text:p>
      <text:p text:style-name="P3">(4007473,953.1200000000001)</text:p>
      <text:p text:style-name="P3">(4007474,58.03)</text:p>
      <text:p text:style-name="P3">(4007475,647.86)</text:p>
      <text:p text:style-name="P3">(4007476,622.0900000000001)</text:p>
      <text:p text:style-name="P3">(4007477,978.8200000000002)</text:p>
      <text:p text:style-name="P3">(4007478,447.66999999999996)</text:p>
      <text:p text:style-name="P3">(4007479,366.57)</text:p>
      <text:p text:style-name="P3">(4007480,668.9999999999999)</text:p>
      <text:p text:style-name="P3">(4007481,582.43)</text:p>
      <text:p text:style-name="P3">(4007482,1265.87)</text:p>
      <text:p text:style-name="P3">(4007483,576.01)</text:p>
      <text:p text:style-name="P3">(4007484,1198.23)</text:p>
      <text:p text:style-name="P3">(4007485,247.91000000000003)</text:p>
      <text:p text:style-name="P3">(4007486,32.51)</text:p>
      <text:p text:style-name="P3">(4007487,276.59)</text:p>
      <text:p text:style-name="P3">(4007488,61.29)</text:p>
      <text:p text:style-name="P3">(4007489,405.39)</text:p>
      <text:p text:style-name="P3">(4007490,187.57999999999998)</text:p>
      <text:p text:style-name="P3">(4007491,665.33)</text:p>
      <text:p text:style-name="P3">(4007492,29.45)</text:p>
      <text:p text:style-name="P3">(4007493,1366.02)</text:p>
      <text:p text:style-name="P3">(4007494,990.1500000000001)</text:p>
      <text:p text:style-name="P3">(4007495,176.13)</text:p>
      <text:p text:style-name="P3">(4007496,413.28)</text:p>
      <text:p text:style-name="P3">(4007497,690.84)</text:p>
      <text:p text:style-name="P3">(4007498,628.3900000000001)</text:p>
      <text:p text:style-name="P3">(4007499,505.45)</text:p>
      <text:p text:style-name="P3">(4007500,237.82)</text:p>
      <text:p text:style-name="P3">(4007501,579.82)</text:p>
      <text:p text:style-name="P3">(4007502,25.66)</text:p>
      <text:p text:style-name="P3">(4007503,723.57)</text:p>
      <text:p text:style-name="P3">(4007504,478.90999999999997)</text:p>
      <text:p text:style-name="P3">(4007505,682.21)</text:p>
      <text:p text:style-name="P3">(4007506,157.01)</text:p>
      <text:p text:style-name="P3">(4007507,407.41)</text:p>
      <text:p text:style-name="P3">(4007508,324.52)</text:p>
      <text:p text:style-name="P3">(4007509,903.61)</text:p>
      <text:p text:style-name="P3">(4007510,825.8700000000001)</text:p>
      <text:p text:style-name="P3">(4007511,680.27)</text:p>
      <text:p text:style-name="P3">(4007512,331.68)</text:p>
      <text:p text:style-name="P3">(4007513,314.78)</text:p>
      <text:p text:style-name="P3"><text:soft-page-break/>(4007514,131.73000000000002)</text:p>
      <text:p text:style-name="P3">(4007515,649.3100000000001)</text:p>
      <text:p text:style-name="P3">(4007516,710.8)</text:p>
      <text:p text:style-name="P3">(4007517,287.33000000000004)</text:p>
      <text:p text:style-name="P3">(4007518,9.12)</text:p>
      <text:p text:style-name="P3">(4007519,773.84)</text:p>
      <text:p text:style-name="P3">(4007520,476.50999999999993)</text:p>
      <text:p text:style-name="P3">(4007521,557.4100000000001)</text:p>
      <text:p text:style-name="P3">(4007522,680.63)</text:p>
      <text:p text:style-name="P3">(4007523,334.64)</text:p>
      <text:p text:style-name="P3">(4007524,284.28999999999996)</text:p>
      <text:p text:style-name="P3">(4007525,511.19)</text:p>
      <text:p text:style-name="P3">(4007526,362.10999999999996)</text:p>
      <text:p text:style-name="P3">(4007527,126.35)</text:p>
      <text:p text:style-name="P3">(4007528,340.57)</text:p>
      <text:p text:style-name="P3">(4007529,772.81)</text:p>
      <text:p text:style-name="P3">(4007530,440.01000000000005)</text:p>
      <text:p text:style-name="P3">(4007531,544.34)</text:p>
      <text:p text:style-name="P3">(4007532,454.32000000000005)</text:p>
      <text:p text:style-name="P3">(4007533,596.0999999999999)</text:p>
      <text:p text:style-name="P3">(4007534,932.72)</text:p>
      <text:p text:style-name="P3">(4007535,1070.81)</text:p>
      <text:p text:style-name="P3">(4007536,759.1)</text:p>
      <text:p text:style-name="P3">(4007537,645.3)</text:p>
      <text:p text:style-name="P3">(4007538,384.53)</text:p>
      <text:p text:style-name="P3">(4007539,252.45999999999998)</text:p>
      <text:p text:style-name="P3">(4007540,136.94)</text:p>
      <text:p text:style-name="P3">(4007541,782.6700000000001)</text:p>
      <text:p text:style-name="P3">(4007542,889.1300000000001)</text:p>
      <text:p text:style-name="P3">(4007543,287.96000000000004)</text:p>
      <text:p text:style-name="P3">(4007544,800.93)</text:p>
      <text:p text:style-name="P3">(4007545,288.98)</text:p>
      <text:p text:style-name="P3">(4007546,339.1)</text:p>
      <text:p text:style-name="P3">(4007547,590.41)</text:p>
      <text:p text:style-name="P3">(4007548,183.55)</text:p>
      <text:p text:style-name="P3">(4007549,457.85)</text:p>
      <text:p text:style-name="P3">(4007550,400.68999999999994)</text:p>
      <text:p text:style-name="P3">(4007551,664.18)</text:p>
      <text:p text:style-name="P3">(4007552,652.51)</text:p>
      <text:p text:style-name="P3">(4007553,412.81000000000006)</text:p>
      <text:p text:style-name="P3">(4007554,568.18)</text:p>
      <text:p text:style-name="P3">(4007555,228.45999999999998)</text:p>
      <text:p text:style-name="P3">(4007556,394.05999999999995)</text:p>
      <text:p text:style-name="P3">(4007557,188.46)</text:p>
      <text:p text:style-name="P3">(4007558,113.2)</text:p>
      <text:p text:style-name="P3">(4007559,400.6)</text:p>
      <text:p text:style-name="P3">(4007560,733.6000000000001)</text:p>
      <text:p text:style-name="P3">(4007561,506.97)</text:p>
      <text:p text:style-name="P3">(4007562,449.81)</text:p>
      <text:p text:style-name="P3"><text:soft-page-break/>(4007563,130.45)</text:p>
      <text:p text:style-name="P3">(4007564,460.57000000000005)</text:p>
      <text:p text:style-name="P3">(4007565,265.14)</text:p>
      <text:p text:style-name="P3">(4007566,625.1)</text:p>
      <text:p text:style-name="P3">(4007567,407.46)</text:p>
      <text:p text:style-name="P3">(4007568,351.66999999999996)</text:p>
      <text:p text:style-name="P3">(4007569,434.2)</text:p>
      <text:p text:style-name="P3">(4007570,261.07000000000005)</text:p>
      <text:p text:style-name="P3">(4007571,778.8)</text:p>
      <text:p text:style-name="P3">(4007572,605.34)</text:p>
      <text:p text:style-name="P3">(4007573,563.33)</text:p>
      <text:p text:style-name="P3">(4007574,626.8)</text:p>
      <text:p text:style-name="P3">(4007575,205.8)</text:p>
      <text:p text:style-name="P3">(4007576,316.19)</text:p>
      <text:p text:style-name="P3">(4007577,5.63)</text:p>
      <text:p text:style-name="P3">(4007578,724.07)</text:p>
      <text:p text:style-name="P3">(4007579,401.03)</text:p>
      <text:p text:style-name="P3">(4007580,28.76)</text:p>
      <text:p text:style-name="P3">(4007581,410.72999999999996)</text:p>
      <text:p text:style-name="P3">(4007582,450.05000000000007)</text:p>
      <text:p text:style-name="P3">(4007583,186.51)</text:p>
      <text:p text:style-name="P3">(4007584,356.3)</text:p>
      <text:p text:style-name="P3">(4007585,223.76999999999998)</text:p>
      <text:p text:style-name="P3">(4007586,90.59)</text:p>
      <text:p text:style-name="P3">(4007587,723.37)</text:p>
      <text:p text:style-name="P3">(4007588,1330.9099999999999)</text:p>
      <text:p text:style-name="P3">(4007589,267.88)</text:p>
      <text:p text:style-name="P3">(4007590,594.34)</text:p>
      <text:p text:style-name="P3">(4007591,880.52)</text:p>
      <text:p text:style-name="P3">(4007592,762.35)</text:p>
      <text:p text:style-name="P3">(4007593,351.15)</text:p>
      <text:p text:style-name="P3">(4007594,539.12)</text:p>
      <text:p text:style-name="P3">(4007595,996.28)</text:p>
      <text:p text:style-name="P3">(4007596,1071.07)</text:p>
      <text:p text:style-name="P3">(4007597,890.0400000000001)</text:p>
      <text:p text:style-name="P3">(4007598,324.19)</text:p>
      <text:p text:style-name="P3">(4007599,508.68999999999994)</text:p>
      <text:p text:style-name="P3">(4007600,249.85999999999999)</text:p>
      <text:p text:style-name="P3">(4007601,958.7600000000001)</text:p>
      <text:p text:style-name="P3">(4007602,180.77)</text:p>
      <text:p text:style-name="P3">(4007603,893.7299999999999)</text:p>
      <text:p text:style-name="P3">(4007604,612.58)</text:p>
      <text:p text:style-name="P3">(4007605,388.65999999999997)</text:p>
      <text:p text:style-name="P3">(4007606,343.84)</text:p>
      <text:p text:style-name="P3">(4007607,750.96)</text:p>
      <text:p text:style-name="P3">(4007608,287.65999999999997)</text:p>
      <text:p text:style-name="P3">(4007609,301.75)</text:p>
      <text:p text:style-name="P3">(4007610,170.72)</text:p>
      <text:p text:style-name="P3">(4007611,253.11)</text:p>
      <text:p text:style-name="P3"><text:soft-page-break/>(4007612,477.57)</text:p>
      <text:p text:style-name="P3">(4007613,978.9399999999999)</text:p>
      <text:p text:style-name="P3">(4007614,440.93)</text:p>
      <text:p text:style-name="P3">(4007615,378.70000000000005)</text:p>
      <text:p text:style-name="P3">(4007616,250.04)</text:p>
      <text:p text:style-name="P3">(4007617,293.76)</text:p>
      <text:p text:style-name="P3">(4007618,198.87)</text:p>
      <text:p text:style-name="P3">(4007619,499.14)</text:p>
      <text:p text:style-name="P3">(4007620,875.26)</text:p>
      <text:p text:style-name="P3">(4007621,288.87)</text:p>
      <text:p text:style-name="P3">(4007622,963.0699999999999)</text:p>
      <text:p text:style-name="P3">(4007623,583.88)</text:p>
      <text:p text:style-name="P3">(4007624,521.56)</text:p>
      <text:p text:style-name="P3">(4007625,29.23)</text:p>
      <text:p text:style-name="P3">(4007626,705.71)</text:p>
      <text:p text:style-name="P3">(4007627,346.51)</text:p>
      <text:p text:style-name="P3">(4007628,256.52)</text:p>
      <text:p text:style-name="P3">(4007629,480.78999999999996)</text:p>
      <text:p text:style-name="P3">(4007630,448.96999999999997)</text:p>
      <text:p text:style-name="P3">(4007631,368.59000000000003)</text:p>
      <text:p text:style-name="P3">(4007632,298.7)</text:p>
      <text:p text:style-name="P3">(4007633,909.74)</text:p>
      <text:p text:style-name="P3">(4007634,142.77)</text:p>
      <text:p text:style-name="P3">(4007635,316.38)</text:p>
      <text:p text:style-name="P3">(4007636,55.28)</text:p>
      <text:p text:style-name="P3">(4007637,673.1200000000001)</text:p>
      <text:p text:style-name="P3">(4007638,396.5)</text:p>
      <text:p text:style-name="P3">(4007639,596.89)</text:p>
      <text:p text:style-name="P3">(4007640,548.12)</text:p>
      <text:p text:style-name="P3">(4007641,397.91999999999996)</text:p>
      <text:p text:style-name="P3">(4007642,201.35)</text:p>
      <text:p text:style-name="P3">(4007643,282.42)</text:p>
      <text:p text:style-name="P3">(4007644,266.99)</text:p>
      <text:p text:style-name="P3">(4007645,309.69)</text:p>
      <text:p text:style-name="P3">(4007646,51.68)</text:p>
      <text:p text:style-name="P3">(4007647,623.0699999999999)</text:p>
      <text:p text:style-name="P3">(4007648,184.77)</text:p>
      <text:p text:style-name="P3">(4007649,854.4300000000001)</text:p>
      <text:p text:style-name="P3">(4007650,175.32999999999998)</text:p>
      <text:p text:style-name="P3">(4007651,824.75)</text:p>
      <text:p text:style-name="P3">(4007652,600.14)</text:p>
      <text:p text:style-name="P3">(4007653,254.4)</text:p>
      <text:p text:style-name="P3">(4007654,180.61)</text:p>
      <text:p text:style-name="P3">(4007655,615.3399999999999)</text:p>
      <text:p text:style-name="P3">(4007656,382.2)</text:p>
      <text:p text:style-name="P3">(4007657,479.5)</text:p>
      <text:p text:style-name="P3">(4007658,518.54)</text:p>
      <text:p text:style-name="P3">(4007659,524.9599999999999)</text:p>
      <text:p text:style-name="P3">(4007660,354.34)</text:p>
      <text:p text:style-name="P3"><text:soft-page-break/>(4007661,344.62)</text:p>
      <text:p text:style-name="P3">(4007662,264.2)</text:p>
      <text:p text:style-name="P3">(4007663,871.89)</text:p>
      <text:p text:style-name="P3">(4007664,534.3000000000001)</text:p>
      <text:p text:style-name="P3">(4007665,482.11)</text:p>
      <text:p text:style-name="P3">(4007666,452.47999999999996)</text:p>
      <text:p text:style-name="P3">(4007667,977.11)</text:p>
      <text:p text:style-name="P3">(4007668,568.9300000000001)</text:p>
      <text:p text:style-name="P3">(4007669,604.96)</text:p>
      <text:p text:style-name="P3">(4007670,460.51)</text:p>
      <text:p text:style-name="P3">(4007671,322.84000000000003)</text:p>
      <text:p text:style-name="P3">(4007672,396.15999999999997)</text:p>
      <text:p text:style-name="P3">(4007673,594.4599999999999)</text:p>
      <text:p text:style-name="P3">(4007674,134.59)</text:p>
      <text:p text:style-name="P3">(4007675,635.72)</text:p>
      <text:p text:style-name="P3">(4007676,442.41999999999996)</text:p>
      <text:p text:style-name="P3">(4007677,537.59)</text:p>
      <text:p text:style-name="P3">(4007678,438.21)</text:p>
      <text:p text:style-name="P3">(4007679,380.28)</text:p>
      <text:p text:style-name="P3">(4007680,232.11)</text:p>
      <text:p text:style-name="P3">(4007681,577.51)</text:p>
      <text:p text:style-name="P3">(4007682,223.74)</text:p>
      <text:p text:style-name="P3">(4007683,1162.1799999999998)</text:p>
      <text:p text:style-name="P3">(4007684,848.4000000000001)</text:p>
      <text:p text:style-name="P3">(4007685,351.40000000000003)</text:p>
      <text:p text:style-name="P3">(4007686,196.69)</text:p>
      <text:p text:style-name="P3">(4007687,562.25)</text:p>
      <text:p text:style-name="P3">(4007688,401.99999999999994)</text:p>
      <text:p text:style-name="P3">(4007689,163.79)</text:p>
      <text:p text:style-name="P3">(4007690,1359.58)</text:p>
      <text:p text:style-name="P3">(4007691,245.1)</text:p>
      <text:p text:style-name="P3">(4007692,741.94)</text:p>
      <text:p text:style-name="P3">(4007693,512.52)</text:p>
      <text:p text:style-name="P3">(4007694,260.22)</text:p>
      <text:p text:style-name="P3">(4007695,626.1)</text:p>
      <text:p text:style-name="P3">(4007696,904.7200000000001)</text:p>
      <text:p text:style-name="P3">(4007697,463.26)</text:p>
      <text:p text:style-name="P3">(4007698,838.3)</text:p>
      <text:p text:style-name="P3">(4007699,637.27)</text:p>
      <text:p text:style-name="P3">(4007700,782.9799999999999)</text:p>
      <text:p text:style-name="P3">(4007701,247.79000000000002)</text:p>
      <text:p text:style-name="P3">(4007702,601.0799999999999)</text:p>
      <text:p text:style-name="P3">(4007703,428.12999999999994)</text:p>
      <text:p text:style-name="P3">(4007704,304.40999999999997)</text:p>
      <text:p text:style-name="P3">(4007705,430.19000000000005)</text:p>
      <text:p text:style-name="P3">(4007706,177.73000000000002)</text:p>
      <text:p text:style-name="P3">(4007707,279.14)</text:p>
      <text:p text:style-name="P3">(4007708,759.52)</text:p>
      <text:p text:style-name="P3">(4007709,318.93999999999994)</text:p>
      <text:p text:style-name="P3"><text:soft-page-break/>(4007710,494.15999999999997)</text:p>
      <text:p text:style-name="P3">(4007711,729.39)</text:p>
      <text:p text:style-name="P3">(4007712,494.17)</text:p>
      <text:p text:style-name="P3">(4007713,472.73999999999995)</text:p>
      <text:p text:style-name="P3">(4007714,242.98000000000002)</text:p>
      <text:p text:style-name="P3">(4007715,268.31)</text:p>
      <text:p text:style-name="P3">(4007716,464.18)</text:p>
      <text:p text:style-name="P3">(4007717,345.63)</text:p>
      <text:p text:style-name="P3">(4007718,720.9499999999999)</text:p>
      <text:p text:style-name="P3">(4007719,369.82)</text:p>
      <text:p text:style-name="P3">(4007720,645.6)</text:p>
      <text:p text:style-name="P3">(4007721,234.82)</text:p>
      <text:p text:style-name="P3">(4007722,377.57)</text:p>
      <text:p text:style-name="P3">(4007723,125.89)</text:p>
      <text:p text:style-name="P3">(4007724,232.6)</text:p>
      <text:p text:style-name="P3">(4007725,740.22)</text:p>
      <text:p text:style-name="P3">(4007726,543.78)</text:p>
      <text:p text:style-name="P3">(4007727,653.4200000000001)</text:p>
      <text:p text:style-name="P3">(4007728,431.55999999999995)</text:p>
      <text:p text:style-name="P3">(4007729,232.95)</text:p>
      <text:p text:style-name="P3">(4007730,652.94)</text:p>
      <text:p text:style-name="P3">(4007731,900.03)</text:p>
      <text:p text:style-name="P3">(4007732,341.94000000000005)</text:p>
      <text:p text:style-name="P3">(4007733,608.7900000000001)</text:p>
      <text:p text:style-name="P3">(4007734,277.03999999999996)</text:p>
      <text:p text:style-name="P3">(4007735,837.38)</text:p>
      <text:p text:style-name="P3">(4007736,647.17)</text:p>
      <text:p text:style-name="P3">(4007737,353.84000000000003)</text:p>
      <text:p text:style-name="P3">(4007738,677.76)</text:p>
      <text:p text:style-name="P3">(4007739,429.3)</text:p>
      <text:p text:style-name="P3">(4007740,690.14)</text:p>
      <text:p text:style-name="P3">(4007741,345.61)</text:p>
      <text:p text:style-name="P3">(4007742,169.38)</text:p>
      <text:p text:style-name="P3">(4007743,131.54)</text:p>
      <text:p text:style-name="P3">(4007744,607.83)</text:p>
      <text:p text:style-name="P3">(4007745,921.9200000000001)</text:p>
      <text:p text:style-name="P3">(4007746,468.31000000000006)</text:p>
      <text:p text:style-name="P3">(4007747,648.16)</text:p>
      <text:p text:style-name="P3">(4007748,485.63)</text:p>
      <text:p text:style-name="P3">(4007749,642.02)</text:p>
      <text:p text:style-name="P3">(4007750,960.48)</text:p>
      <text:p text:style-name="P3">(4007751,1122.1200000000001)</text:p>
      <text:p text:style-name="P3">(4007752,426.38)</text:p>
      <text:p text:style-name="P3">(4007753,337.33000000000004)</text:p>
      <text:p text:style-name="P3">(4007754,389.5)</text:p>
      <text:p text:style-name="P3">(4007755,552.22)</text:p>
      <text:p text:style-name="P3">(4007756,503.54)</text:p>
      <text:p text:style-name="P3">(4007757,497.65999999999997)</text:p>
      <text:p text:style-name="P3">(4007758,422.40999999999997)</text:p>
      <text:p text:style-name="P3"><text:soft-page-break/>(4007759,142.73)</text:p>
      <text:p text:style-name="P3">(4007760,474.78)</text:p>
      <text:p text:style-name="P3">(4007761,674.05)</text:p>
      <text:p text:style-name="P3">(4007762,652.03)</text:p>
      <text:p text:style-name="P3">(4007763,657.2)</text:p>
      <text:p text:style-name="P3">(4007764,244.5)</text:p>
      <text:p text:style-name="P3">(4007765,556.47)</text:p>
      <text:p text:style-name="P3">(4007766,395.29)</text:p>
      <text:p text:style-name="P3">(4007767,179.94)</text:p>
      <text:p text:style-name="P3">(4007768,266.12)</text:p>
      <text:p text:style-name="P3">(4007769,328.84000000000003)</text:p>
      <text:p text:style-name="P3">(4007770,685.28)</text:p>
      <text:p text:style-name="P3">(4007771,238.57999999999998)</text:p>
      <text:p text:style-name="P3">(4007772,422.90000000000003)</text:p>
      <text:p text:style-name="P3">(4007773,150.69)</text:p>
      <text:p text:style-name="P3">(4007774,812.22)</text:p>
      <text:p text:style-name="P3">(4007775,365.47)</text:p>
      <text:p text:style-name="P3">(4007776,511.95000000000005)</text:p>
      <text:p text:style-name="P3">(4007777,639.25)</text:p>
      <text:p text:style-name="P3">(4007778,197.84)</text:p>
      <text:p text:style-name="P3">(4007779,270.31)</text:p>
      <text:p text:style-name="P3">(4007780,795.8900000000001)</text:p>
      <text:p text:style-name="P3">(4007781,370.78000000000003)</text:p>
      <text:p text:style-name="P3">(4007782,639.52)</text:p>
      <text:p text:style-name="P3">(4007783,770.23)</text:p>
      <text:p text:style-name="P3">(4007784,649.92)</text:p>
      <text:p text:style-name="P3">(4007785,378.15000000000003)</text:p>
      <text:p text:style-name="P3">(4007786,489.56)</text:p>
      <text:p text:style-name="P3">(4007787,85.37)</text:p>
      <text:p text:style-name="P3">(4007788,113.38999999999999)</text:p>
      <text:p text:style-name="P3">(4007789,781.33)</text:p>
      <text:p text:style-name="P3">(4007790,1075.21)</text:p>
      <text:p text:style-name="P3">(4007791,223.37)</text:p>
      <text:p text:style-name="P3">(4007792,570.81)</text:p>
      <text:p text:style-name="P3">(4007793,634.7900000000001)</text:p>
      <text:p text:style-name="P3">(4007794,664.1600000000001)</text:p>
      <text:p text:style-name="P3">(4007795,477.14)</text:p>
      <text:p text:style-name="P3">(4007796,360.71000000000004)</text:p>
      <text:p text:style-name="P3">(4007797,500.16999999999996)</text:p>
      <text:p text:style-name="P3">(4007798,184.72)</text:p>
      <text:p text:style-name="P3">(4007799,782.83)</text:p>
      <text:p text:style-name="P3">(4007800,55.980000000000004)</text:p>
      <text:p text:style-name="P3">(4007802,239.82)</text:p>
      <text:p text:style-name="P3">(4007803,101.4)</text:p>
      <text:p text:style-name="P3">(4007804,186.07)</text:p>
      <text:p text:style-name="P3">(4007805,557.5600000000001)</text:p>
      <text:p text:style-name="P3">(4007806,799.14)</text:p>
      <text:p text:style-name="P3">(4007807,267.93)</text:p>
      <text:p text:style-name="P3">(4007808,525.33)</text:p>
      <text:p text:style-name="P3"><text:soft-page-break/>(4007809,441.96999999999997)</text:p>
      <text:p text:style-name="P3">(4007810,255.32000000000002)</text:p>
      <text:p text:style-name="P3">(4007811,230.23000000000002)</text:p>
      <text:p text:style-name="P3">(4007812,213.09)</text:p>
      <text:p text:style-name="P3">(4007813,136.27)</text:p>
      <text:p text:style-name="P3">(4007814,799.71)</text:p>
      <text:p text:style-name="P3">(4007815,478.59)</text:p>
      <text:p text:style-name="P3">(4007816,659.35)</text:p>
      <text:p text:style-name="P3">(4007817,235.8)</text:p>
      <text:p text:style-name="P3">(4007818,1157.51)</text:p>
      <text:p text:style-name="P3">(4007819,539.59)</text:p>
      <text:p text:style-name="P3">(4007820,878.53)</text:p>
      <text:p text:style-name="P3">(4007821,242.76000000000002)</text:p>
      <text:p text:style-name="P3">(4007822,731.71)</text:p>
      <text:p text:style-name="P3">(4007823,390.19)</text:p>
      <text:p text:style-name="P3">(4007824,665.37)</text:p>
      <text:p text:style-name="P3">(4007825,66.99)</text:p>
      <text:p text:style-name="P3">(4007826,587.08)</text:p>
      <text:p text:style-name="P3">(4007827,85.7)</text:p>
      <text:p text:style-name="P3">(4007828,477.35)</text:p>
      <text:p text:style-name="P3">(4007829,594.58)</text:p>
      <text:p text:style-name="P3">(4007830,675.44)</text:p>
      <text:p text:style-name="P3">(4007831,344.25)</text:p>
      <text:p text:style-name="P3">(4007832,499.97)</text:p>
      <text:p text:style-name="P3">(4007833,624.47)</text:p>
      <text:p text:style-name="P3">(4007834,447.6)</text:p>
      <text:p text:style-name="P3">(4007835,696.59)</text:p>
      <text:p text:style-name="P3">(4007836,324.15)</text:p>
      <text:p text:style-name="P3">(4007837,681.16)</text:p>
      <text:p text:style-name="P3">(4007838,951.28)</text:p>
      <text:p text:style-name="P3">(4007839,732.78)</text:p>
      <text:p text:style-name="P3">(4007840,335.75)</text:p>
      <text:p text:style-name="P3">(4007841,616.59)</text:p>
      <text:p text:style-name="P3">(4007842,636.3499999999999)</text:p>
      <text:p text:style-name="P3">(4007843,540.3)</text:p>
      <text:p text:style-name="P3">(4007844,353.33)</text:p>
      <text:p text:style-name="P3">(4007845,148.81)</text:p>
      <text:p text:style-name="P3">(4007846,431.92999999999995)</text:p>
      <text:p text:style-name="P3">(4007847,85.44)</text:p>
      <text:p text:style-name="P3">(4007848,739.6)</text:p>
      <text:p text:style-name="P3">(4007849,373.67)</text:p>
      <text:p text:style-name="P3">(4007850,726.0600000000001)</text:p>
      <text:p text:style-name="P3">(4007851,392.78)</text:p>
      <text:p text:style-name="P3">(4007852,415.07000000000005)</text:p>
      <text:p text:style-name="P3">(4007853,550.12)</text:p>
      <text:p text:style-name="P3">(4007854,645.73)</text:p>
      <text:p text:style-name="P3">(4007855,264.53)</text:p>
      <text:p text:style-name="P3">(4007856,327.44)</text:p>
      <text:p text:style-name="P3">(4007857,215.14999999999998)</text:p>
      <text:p text:style-name="P3"><text:soft-page-break/>(4007858,606.8499999999999)</text:p>
      <text:p text:style-name="P3">(4007859,548.05)</text:p>
      <text:p text:style-name="P3">(4007860,454.7)</text:p>
      <text:p text:style-name="P3">(4007861,573.6400000000001)</text:p>
      <text:p text:style-name="P3">(4007862,261.86)</text:p>
      <text:p text:style-name="P3">(4007863,775.55)</text:p>
      <text:p text:style-name="P3">(4007864,386.4)</text:p>
      <text:p text:style-name="P3">(4007865,521.99)</text:p>
      <text:p text:style-name="P3">(4007866,814.29)</text:p>
      <text:p text:style-name="P3">(4007867,389.25)</text:p>
      <text:p text:style-name="P3">(4007868,745.4399999999999)</text:p>
      <text:p text:style-name="P3">(4007869,643.1)</text:p>
      <text:p text:style-name="P3">(4007870,353.89)</text:p>
      <text:p text:style-name="P3">(4007871,459.28999999999996)</text:p>
      <text:p text:style-name="P3">(4007872,532.71)</text:p>
      <text:p text:style-name="P3">(4007873,477.78000000000003)</text:p>
      <text:p text:style-name="P3">(4007874,276.98)</text:p>
      <text:p text:style-name="P3">(4007875,294.43)</text:p>
      <text:p text:style-name="P3">(4007876,476.09000000000003)</text:p>
      <text:p text:style-name="P3">(4007877,734.78)</text:p>
      <text:p text:style-name="P3">(4007878,333.26)</text:p>
      <text:p text:style-name="P3">(4007879,369.86)</text:p>
      <text:p text:style-name="P3">(4007880,622.67)</text:p>
      <text:p text:style-name="P3">(4007881,769.16)</text:p>
      <text:p text:style-name="P3">(4007882,439.06000000000006)</text:p>
      <text:p text:style-name="P3">(4007883,203.20999999999998)</text:p>
      <text:p text:style-name="P3">(4007884,491.28)</text:p>
      <text:p text:style-name="P3">(4007885,270.9)</text:p>
      <text:p text:style-name="P3">(4007886,891.43)</text:p>
      <text:p text:style-name="P3">(4007887,521.78)</text:p>
      <text:p text:style-name="P3">(4007888,423.66999999999996)</text:p>
      <text:p text:style-name="P3">(4007889,389.69)</text:p>
      <text:p text:style-name="P3">(4007890,529.74)</text:p>
      <text:p text:style-name="P3">(4007891,119.80000000000001)</text:p>
      <text:p text:style-name="P3">(4007892,228.85)</text:p>
      <text:p text:style-name="P3">(4007893,564.34)</text:p>
      <text:p text:style-name="P3">(4007894,937.81)</text:p>
      <text:p text:style-name="P3">(4007895,340.09)</text:p>
      <text:p text:style-name="P3">(4007896,75.18)</text:p>
      <text:p text:style-name="P3">(4007897,1452.1999999999998)</text:p>
      <text:p text:style-name="P3">(4007898,42.25)</text:p>
      <text:p text:style-name="P3">(4007899,351.48)</text:p>
      <text:p text:style-name="P3">(4007900,502.77)</text:p>
      <text:p text:style-name="P3">(4007901,312.09000000000003)</text:p>
      <text:p text:style-name="P3">(4007902,329.14)</text:p>
      <text:p text:style-name="P3">(4007903,326.06)</text:p>
      <text:p text:style-name="P3">(4007904,1078.07)</text:p>
      <text:p text:style-name="P3">(4007905,227.82)</text:p>
      <text:p text:style-name="P3">(4007906,136.17000000000002)</text:p>
      <text:p text:style-name="P3"><text:soft-page-break/>(4007907,1302.08)</text:p>
      <text:p text:style-name="P3">(4007908,539.61)</text:p>
      <text:p text:style-name="P3">(4007909,448.54999999999995)</text:p>
      <text:p text:style-name="P3">(4007910,459.11999999999995)</text:p>
      <text:p text:style-name="P3">(4007911,984.0500000000001)</text:p>
      <text:p text:style-name="P3">(4007912,160.09)</text:p>
      <text:p text:style-name="P3">(4007913,710.8100000000001)</text:p>
      <text:p text:style-name="P3">(4007914,224.61)</text:p>
      <text:p text:style-name="P3">(4007915,810.64)</text:p>
      <text:p text:style-name="P3">(4007916,280.94)</text:p>
      <text:p text:style-name="P3">(4007917,808.9499999999999)</text:p>
      <text:p text:style-name="P3">(4007918,121.17)</text:p>
      <text:p text:style-name="P3">(4007919,516.04)</text:p>
      <text:p text:style-name="P3">(4007920,239.55)</text:p>
      <text:p text:style-name="P3">(4007921,499.96999999999997)</text:p>
      <text:p text:style-name="P3">(4007922,154.46)</text:p>
      <text:p text:style-name="P3">(4007923,410.36)</text:p>
      <text:p text:style-name="P3">(4007924,703.7700000000001)</text:p>
      <text:p text:style-name="P3">(4007925,605.31)</text:p>
      <text:p text:style-name="P3">(4007926,559.27)</text:p>
      <text:p text:style-name="P3">(4007927,766.78)</text:p>
      <text:p text:style-name="P3">(4007928,1004.3299999999999)</text:p>
      <text:p text:style-name="P3">(4007929,107.3)</text:p>
      <text:p text:style-name="P3">(4007930,312.8)</text:p>
      <text:p text:style-name="P3">(4007931,168.51999999999998)</text:p>
      <text:p text:style-name="P3">(4007932,252.26999999999998)</text:p>
      <text:p text:style-name="P3">(4007933,51.42)</text:p>
      <text:p text:style-name="P3">(4007934,421.46000000000004)</text:p>
      <text:p text:style-name="P3">(4007935,591.94)</text:p>
      <text:p text:style-name="P3">(4007936,528.11)</text:p>
      <text:p text:style-name="P3">(4007937,732.8000000000001)</text:p>
      <text:p text:style-name="P3">(4007938,744.95)</text:p>
      <text:p text:style-name="P3">(4007939,349.28999999999996)</text:p>
      <text:p text:style-name="P3">(4007940,403.32)</text:p>
      <text:p text:style-name="P3">(4007941,1020.48)</text:p>
      <text:p text:style-name="P3">(4007942,410.68)</text:p>
      <text:p text:style-name="P3">(4007943,871.81)</text:p>
      <text:p text:style-name="P3">(4007944,261.45)</text:p>
      <text:p text:style-name="P3">(4007945,562.73)</text:p>
      <text:p text:style-name="P3">(4007946,1243.61)</text:p>
      <text:p text:style-name="P3">(4007947,348.96000000000004)</text:p>
      <text:p text:style-name="P3">(4007948,545.76)</text:p>
      <text:p text:style-name="P3">(4007949,408.55)</text:p>
      <text:p text:style-name="P3">(4007950,1072.39)</text:p>
      <text:p text:style-name="P3">(4007951,724.87)</text:p>
      <text:p text:style-name="P3">(4007952,210.32)</text:p>
      <text:p text:style-name="P3">(4007953,112.16)</text:p>
      <text:p text:style-name="P3">(4007954,313.12)</text:p>
      <text:p text:style-name="P3">(4007955,981.2)</text:p>
      <text:p text:style-name="P3"><text:soft-page-break/>(4007956,543.33)</text:p>
      <text:p text:style-name="P3">(4007957,737.8299999999999)</text:p>
      <text:p text:style-name="P3">(4007958,738.29)</text:p>
      <text:p text:style-name="P3">(4007959,1282.25)</text:p>
      <text:p text:style-name="P3">(4007960,748.49)</text:p>
      <text:p text:style-name="P3">(4007961,639.62)</text:p>
      <text:p text:style-name="P3">(4007962,1412.08)</text:p>
      <text:p text:style-name="P3">(4007963,145.51)</text:p>
      <text:p text:style-name="P3">(4007964,115.19)</text:p>
      <text:p text:style-name="P3">(4007965,472.06)</text:p>
      <text:p text:style-name="P3">(4007966,441.69999999999993)</text:p>
      <text:p text:style-name="P3">(4007967,793.57)</text:p>
      <text:p text:style-name="P3">(4007968,955.41)</text:p>
      <text:p text:style-name="P3">(4007969,329.05)</text:p>
      <text:p text:style-name="P3">(4007970,705.11)</text:p>
      <text:p text:style-name="P3">(4007971,533.6700000000001)</text:p>
      <text:p text:style-name="P3">(4007972,317.34000000000003)</text:p>
      <text:p text:style-name="P3">(4007973,646.43)</text:p>
      <text:p text:style-name="P3">(4007974,485.04)</text:p>
      <text:p text:style-name="P3">(4007975,729.08)</text:p>
      <text:p text:style-name="P3">(4007976,888.0100000000001)</text:p>
      <text:p text:style-name="P3">(4007977,364.4)</text:p>
      <text:p text:style-name="P3">(4007978,315.65)</text:p>
      <text:p text:style-name="P3">(4007979,383.77)</text:p>
      <text:p text:style-name="P3">(4007980,1041.01)</text:p>
      <text:p text:style-name="P3">(4007981,114.89)</text:p>
      <text:p text:style-name="P3">(4007982,292.41)</text:p>
      <text:p text:style-name="P3">(4007983,551.69)</text:p>
      <text:p text:style-name="P3">(4007984,551.9000000000001)</text:p>
      <text:p text:style-name="P3">(4007985,656.36)</text:p>
      <text:p text:style-name="P3">(4007986,747.08)</text:p>
      <text:p text:style-name="P3">(4007987,204.04)</text:p>
      <text:p text:style-name="P3">(4007988,177.37)</text:p>
      <text:p text:style-name="P3">(4007989,904.17)</text:p>
      <text:p text:style-name="P3">(4007990,709.0899999999999)</text:p>
      <text:p text:style-name="P3">(4007991,651.22)</text:p>
      <text:p text:style-name="P3">(4007992,78.11999999999999)</text:p>
      <text:p text:style-name="P3">(4007993,754.4699999999999)</text:p>
      <text:p text:style-name="P3">(4007994,741.81)</text:p>
      <text:p text:style-name="P3">(4007995,384.56)</text:p>
      <text:p text:style-name="P3">(4007996,614.0)</text:p>
      <text:p text:style-name="P3">(4007997,535.11)</text:p>
      <text:p text:style-name="P3">(4007998,279.26)</text:p>
      <text:p text:style-name="P3">(4007999,441.46000000000004)</text:p>
      <text:p text:style-name="P3">(4008000,412.33)</text:p>
      <text:p text:style-name="P3">(4008001,386.09999999999997)</text:p>
      <text:p text:style-name="P3">(4008002,33.91)</text:p>
      <text:p text:style-name="P3">(4008003,532.89)</text:p>
      <text:p text:style-name="P3">(4008004,518.35)</text:p>
      <text:p text:style-name="P3"><text:soft-page-break/>(4008005,205.07999999999998)</text:p>
      <text:p text:style-name="P3">(4008006,604.89)</text:p>
      <text:p text:style-name="P3">(4008007,76.32)</text:p>
      <text:p text:style-name="P3">(4008008,996.53)</text:p>
      <text:p text:style-name="P3">(4008009,658.9599999999999)</text:p>
      <text:p text:style-name="P3">(4008010,668.25)</text:p>
      <text:p text:style-name="P3">(4008011,263.3)</text:p>
      <text:p text:style-name="P3">(4008012,265.81)</text:p>
      <text:p text:style-name="P3">(4008013,314.18)</text:p>
      <text:p text:style-name="P3">(4008014,1018.02)</text:p>
      <text:p text:style-name="P3">(4008015,613.82)</text:p>
      <text:p text:style-name="P3">(4008016,395.13)</text:p>
      <text:p text:style-name="P3">(4008017,524.74)</text:p>
      <text:p text:style-name="P3">(4008018,703.08)</text:p>
      <text:p text:style-name="P3">(4008019,521.12)</text:p>
      <text:p text:style-name="P3">(4008020,894.14)</text:p>
      <text:p text:style-name="P3">(4008021,782.87)</text:p>
      <text:p text:style-name="P3">(4008022,519.76)</text:p>
      <text:p text:style-name="P3">(4008023,475.86)</text:p>
      <text:p text:style-name="P3">(4008024,326.28)</text:p>
      <text:p text:style-name="P3">(4008025,453.21000000000004)</text:p>
      <text:p text:style-name="P3">(4008026,718.73)</text:p>
      <text:p text:style-name="P3">(4008027,831.47)</text:p>
      <text:p text:style-name="P3">(4008028,601.21)</text:p>
      <text:p text:style-name="P3">(4008029,521.61)</text:p>
      <text:p text:style-name="P3">(4008030,308.94000000000005)</text:p>
      <text:p text:style-name="P3">(4008031,627.9699999999999)</text:p>
      <text:p text:style-name="P3">(4008032,452.47)</text:p>
      <text:p text:style-name="P3">(4008033,592.96)</text:p>
      <text:p text:style-name="P3">(4008034,605.38)</text:p>
      <text:p text:style-name="P3">(4008035,671.3700000000001)</text:p>
      <text:p text:style-name="P3">(4008036,220.64000000000001)</text:p>
      <text:p text:style-name="P3">(4008037,499.73)</text:p>
      <text:p text:style-name="P3">(4008038,124.93)</text:p>
      <text:p text:style-name="P3">(4008039,372.84000000000003)</text:p>
      <text:p text:style-name="P3">(4008040,541.79)</text:p>
      <text:p text:style-name="P3">(4008041,384.90999999999997)</text:p>
      <text:p text:style-name="P3">(4008042,506.09999999999997)</text:p>
      <text:p text:style-name="P3">(4008043,567.6300000000001)</text:p>
      <text:p text:style-name="P3">(4008044,549.54)</text:p>
      <text:p text:style-name="P3">(4008045,742.3299999999999)</text:p>
      <text:p text:style-name="P3">(4008046,731.1700000000001)</text:p>
      <text:p text:style-name="P3">(4008047,220.35)</text:p>
      <text:p text:style-name="P3">(4008048,394.51000000000005)</text:p>
      <text:p text:style-name="P3">(4008049,91.7)</text:p>
      <text:p text:style-name="P3">(4008050,367.62)</text:p>
      <text:p text:style-name="P3">(4008051,245.84000000000003)</text:p>
      <text:p text:style-name="P3">(4008052,609.34)</text:p>
      <text:p text:style-name="P3">(4008053,719.17)</text:p>
      <text:p text:style-name="P3"><text:soft-page-break/>(4008054,647.44)</text:p>
      <text:p text:style-name="P3">(4008055,287.69)</text:p>
      <text:p text:style-name="P3">(4008056,330.1)</text:p>
      <text:p text:style-name="P3">(4008057,1019.97)</text:p>
      <text:p text:style-name="P3">(4008058,429.53)</text:p>
      <text:p text:style-name="P3">(4008059,192.34)</text:p>
      <text:p text:style-name="P3">(4008060,492.57)</text:p>
      <text:p text:style-name="P3">(4008061,598.62)</text:p>
      <text:p text:style-name="P3">(4008062,1249.74)</text:p>
      <text:p text:style-name="P3">(4008063,564.17)</text:p>
      <text:p text:style-name="P3">(4008064,716.1200000000001)</text:p>
      <text:p text:style-name="P3">(4008065,1012.8100000000001)</text:p>
      <text:p text:style-name="P3">(4008066,611.15)</text:p>
      <text:p text:style-name="P3">(4008067,828.94)</text:p>
      <text:p text:style-name="P3">(4008068,607.63)</text:p>
      <text:p text:style-name="P3">(4008069,441.42)</text:p>
      <text:p text:style-name="P3">(4008070,531.7700000000001)</text:p>
      <text:p text:style-name="P3">(4008071,725.5600000000001)</text:p>
      <text:p text:style-name="P3">(4008072,287.28)</text:p>
      <text:p text:style-name="P3">(4008073,189.82)</text:p>
      <text:p text:style-name="P3">(4008074,544.03)</text:p>
      <text:p text:style-name="P3">(4008075,830.07)</text:p>
      <text:p text:style-name="P3">(4008076,635.1299999999999)</text:p>
      <text:p text:style-name="P3">(4008077,810.64)</text:p>
      <text:p text:style-name="P3">(4008078,737.81)</text:p>
      <text:p text:style-name="P3">(4008079,763.3800000000001)</text:p>
      <text:p text:style-name="P3">(4008080,213.84)</text:p>
      <text:p text:style-name="P3">(4008081,33.29)</text:p>
      <text:p text:style-name="P3">(4008082,383.8)</text:p>
      <text:p text:style-name="P3">(4008083,229.36)</text:p>
      <text:p text:style-name="P3">(4008084,450.09000000000003)</text:p>
      <text:p text:style-name="P3">(4008085,644.02)</text:p>
      <text:p text:style-name="P3">(4008086,365.34000000000003)</text:p>
      <text:p text:style-name="P3">(4008087,311.09000000000003)</text:p>
      <text:p text:style-name="P3">(4008088,767.9100000000001)</text:p>
      <text:p text:style-name="P3">(4008089,138.88)</text:p>
      <text:p text:style-name="P3">(4008090,376.6)</text:p>
      <text:p text:style-name="P3">(4008091,252.39)</text:p>
      <text:p text:style-name="P3">(4008092,808.32)</text:p>
      <text:p text:style-name="P3">(4008093,643.69)</text:p>
      <text:p text:style-name="P3">(4008094,837.4499999999999)</text:p>
      <text:p text:style-name="P3">(4008095,877.17)</text:p>
      <text:p text:style-name="P3">(4008096,182.54000000000002)</text:p>
      <text:p text:style-name="P3">(4008097,458.25)</text:p>
      <text:p text:style-name="P3">(4008098,370.82)</text:p>
      <text:p text:style-name="P3">(4008099,152.89)</text:p>
      <text:p text:style-name="P3">(4008100,261.96)</text:p>
      <text:p text:style-name="P3">(4008101,430.10999999999996)</text:p>
      <text:p text:style-name="P3">(4008102,227.18)</text:p>
      <text:p text:style-name="P3"><text:soft-page-break/>(4008103,161.17000000000002)</text:p>
      <text:p text:style-name="P3">(4008104,676.16)</text:p>
      <text:p text:style-name="P3">(4008105,617.0899999999999)</text:p>
      <text:p text:style-name="P3">(4008106,740.22)</text:p>
      <text:p text:style-name="P3">(4008107,484.65000000000003)</text:p>
      <text:p text:style-name="P3">(4008108,478.15000000000003)</text:p>
      <text:p text:style-name="P3">(4008109,184.09)</text:p>
      <text:p text:style-name="P3">(4008110,107.62)</text:p>
      <text:p text:style-name="P3">(4008111,542.8900000000001)</text:p>
      <text:p text:style-name="P3">(4008112,492.85)</text:p>
      <text:p text:style-name="P3">(4008113,491.3)</text:p>
      <text:p text:style-name="P3">(4008114,53.269999999999996)</text:p>
      <text:p text:style-name="P3">(4008115,617.3399999999999)</text:p>
      <text:p text:style-name="P3">(4008116,1088.06)</text:p>
      <text:p text:style-name="P3">(4008117,945.7099999999999)</text:p>
      <text:p text:style-name="P3">(4008118,472.47)</text:p>
      <text:p text:style-name="P3">(4008119,863.24)</text:p>
      <text:p text:style-name="P3">(4008120,837.7800000000001)</text:p>
      <text:p text:style-name="P3">(4008121,309.64)</text:p>
      <text:p text:style-name="P3">(4008122,481.55)</text:p>
      <text:p text:style-name="P3">(4008123,498.24)</text:p>
      <text:p text:style-name="P3">(4008124,300.43)</text:p>
      <text:p text:style-name="P3">(4008125,747.88)</text:p>
      <text:p text:style-name="P3">(4008126,205.32999999999998)</text:p>
      <text:p text:style-name="P3">(4008127,641.94)</text:p>
      <text:p text:style-name="P3">(4008128,655.98)</text:p>
      <text:p text:style-name="P3">(4008129,433.77)</text:p>
      <text:p text:style-name="P3">(4008130,641.09)</text:p>
      <text:p text:style-name="P3">(4008131,392.14)</text:p>
      <text:p text:style-name="P3">(4008132,1237.7800000000002)</text:p>
      <text:p text:style-name="P3">(4008133,1037.29)</text:p>
      <text:p text:style-name="P3">(4008134,450.47)</text:p>
      <text:p text:style-name="P3">(4008135,202.37)</text:p>
      <text:p text:style-name="P3">(4008136,200.74)</text:p>
      <text:p text:style-name="P3">(4008137,586.5500000000001)</text:p>
      <text:p text:style-name="P3">(4008138,757.84)</text:p>
      <text:p text:style-name="P3">(4008139,335.25)</text:p>
      <text:p text:style-name="P3">(4008140,244.45)</text:p>
      <text:p text:style-name="P3">(4008141,521.98)</text:p>
      <text:p text:style-name="P3">(4008142,658.45)</text:p>
      <text:p text:style-name="P3">(4008143,138.13)</text:p>
      <text:p text:style-name="P3">(4008144,572.03)</text:p>
      <text:p text:style-name="P3">(4008145,622.6)</text:p>
      <text:p text:style-name="P3">(4008146,780.34)</text:p>
      <text:p text:style-name="P3">(4008147,732.3799999999999)</text:p>
      <text:p text:style-name="P3">(4008148,888.48)</text:p>
      <text:p text:style-name="P3">(4008149,818.9300000000001)</text:p>
      <text:p text:style-name="P3">(4008150,463.25)</text:p>
      <text:p text:style-name="P3">(4008151,802.62)</text:p>
      <text:p text:style-name="P3"><text:soft-page-break/>(4008152,391.17)</text:p>
      <text:p text:style-name="P3">(4008153,810.13)</text:p>
      <text:p text:style-name="P3">(4008154,323.17)</text:p>
      <text:p text:style-name="P3">(4008155,589.73)</text:p>
      <text:p text:style-name="P3">(4008156,208.0)</text:p>
      <text:p text:style-name="P3">(4008157,577.04)</text:p>
      <text:p text:style-name="P3">(4008158,666.58)</text:p>
      <text:p text:style-name="P3">(4008159,278.11)</text:p>
      <text:p text:style-name="P3">(4008160,698.0600000000001)</text:p>
      <text:p text:style-name="P3">(4008161,366.99)</text:p>
      <text:p text:style-name="P3">(4008162,390.24)</text:p>
      <text:p text:style-name="P3">(4008163,299.4)</text:p>
      <text:p text:style-name="P3">(4008164,412.76)</text:p>
      <text:p text:style-name="P3">(4008165,382.69)</text:p>
      <text:p text:style-name="P3">(4008166,277.93)</text:p>
      <text:p text:style-name="P3">(4008167,560.8399999999999)</text:p>
      <text:p text:style-name="P3">(4008168,410.25)</text:p>
      <text:p text:style-name="P3">(4008169,355.72)</text:p>
      <text:p text:style-name="P3">(4008170,42.03)</text:p>
      <text:p text:style-name="P3">(4008171,273.40999999999997)</text:p>
      <text:p text:style-name="P3">(4008172,338.89)</text:p>
      <text:p text:style-name="P3">(4008173,638.9)</text:p>
      <text:p text:style-name="P3">(4008174,272.69)</text:p>
      <text:p text:style-name="P3">(4008175,193.4)</text:p>
      <text:p text:style-name="P3">(4008176,292.06)</text:p>
      <text:p text:style-name="P3">(4008177,279.73)</text:p>
      <text:p text:style-name="P3">(4008178,476.27)</text:p>
      <text:p text:style-name="P3">(4008179,722.9200000000001)</text:p>
      <text:p text:style-name="P3">(4008180,338.97)</text:p>
      <text:p text:style-name="P3">(4008181,453.98)</text:p>
      <text:p text:style-name="P3">(4008182,607.9)</text:p>
      <text:p text:style-name="P3">(4008183,310.46999999999997)</text:p>
      <text:p text:style-name="P3">(4008184,617.2)</text:p>
      <text:p text:style-name="P3">(4008185,232.78)</text:p>
      <text:p text:style-name="P3">(4008186,287.33000000000004)</text:p>
      <text:p text:style-name="P3">(4008187,260.77)</text:p>
      <text:p text:style-name="P3">(4008188,996.0700000000002)</text:p>
      <text:p text:style-name="P3">(4008189,269.53)</text:p>
      <text:p text:style-name="P3">(4008190,273.13)</text:p>
      <text:p text:style-name="P3">(4008191,246.76)</text:p>
      <text:p text:style-name="P3">(4008193,893.38)</text:p>
      <text:p text:style-name="P3">(4008194,487.77000000000004)</text:p>
      <text:p text:style-name="P3">(4008195,302.5)</text:p>
      <text:p text:style-name="P3">(4008196,679.94)</text:p>
      <text:p text:style-name="P3">(4008197,1178.13)</text:p>
      <text:p text:style-name="P3">(4008198,348.75)</text:p>
      <text:p text:style-name="P3">(4008199,704.35)</text:p>
      <text:p text:style-name="P3">(4008200,266.31)</text:p>
      <text:p text:style-name="P3">(4008201,241.83)</text:p>
      <text:p text:style-name="P3"><text:soft-page-break/>(4008202,853.6600000000001)</text:p>
      <text:p text:style-name="P3">(4008203,480.23)</text:p>
      <text:p text:style-name="P3">(4008204,356.48)</text:p>
      <text:p text:style-name="P3">(4008205,496.04999999999995)</text:p>
      <text:p text:style-name="P3">(4008206,571.03)</text:p>
      <text:p text:style-name="P3">(4008207,865.65)</text:p>
      <text:p text:style-name="P3">(4008208,481.31)</text:p>
      <text:p text:style-name="P3">(4008209,160.2)</text:p>
      <text:p text:style-name="P3">(4008210,507.32)</text:p>
      <text:p text:style-name="P3">(4008211,382.92999999999995)</text:p>
      <text:p text:style-name="P3">(4008212,833.31)</text:p>
      <text:p text:style-name="P3">(4008213,473.91)</text:p>
      <text:p text:style-name="P3">(4008214,681.9499999999999)</text:p>
      <text:p text:style-name="P3">(4008215,530.12)</text:p>
      <text:p text:style-name="P3">(4008216,691.63)</text:p>
      <text:p text:style-name="P3">(4008217,544.3399999999999)</text:p>
      <text:p text:style-name="P3">(4008218,565.04)</text:p>
      <text:p text:style-name="P3">(4008219,326.94)</text:p>
      <text:p text:style-name="P3">(4008220,834.2)</text:p>
      <text:p text:style-name="P3">(4008221,750.6299999999999)</text:p>
      <text:p text:style-name="P3">(4008222,87.39)</text:p>
      <text:p text:style-name="P3">(4008223,189.58)</text:p>
      <text:p text:style-name="P3">(4008224,451.77)</text:p>
      <text:p text:style-name="P3">(4008226,600.72)</text:p>
      <text:p text:style-name="P3">(4008227,545.52)</text:p>
      <text:p text:style-name="P3">(4008228,255.83999999999997)</text:p>
      <text:p text:style-name="P3">(4008229,1305.1)</text:p>
      <text:p text:style-name="P3">(4008230,717.1500000000001)</text:p>
      <text:p text:style-name="P3">(4008231,239.71)</text:p>
      <text:p text:style-name="P3">(4008232,598.4300000000001)</text:p>
      <text:p text:style-name="P3">(4008233,638.45)</text:p>
      <text:p text:style-name="P3">(4008234,499.15)</text:p>
      <text:p text:style-name="P3">(4008235,290.28)</text:p>
      <text:p text:style-name="P3">(4008236,273.13)</text:p>
      <text:p text:style-name="P3">(4008237,319.76)</text:p>
      <text:p text:style-name="P3">(4008238,582.33)</text:p>
      <text:p text:style-name="P3">(4008239,400.53999999999996)</text:p>
      <text:p text:style-name="P3">(4008240,135.29)</text:p>
      <text:p text:style-name="P3">(4008241,1027.94)</text:p>
      <text:p text:style-name="P3">(4008242,571.28)</text:p>
      <text:p text:style-name="P3">(4008243,295.0)</text:p>
      <text:p text:style-name="P3">(4008244,174.64000000000001)</text:p>
      <text:p text:style-name="P3">(4008245,322.48)</text:p>
      <text:p text:style-name="P3">(4008246,495.02)</text:p>
      <text:p text:style-name="P3">(4008247,602.25)</text:p>
      <text:p text:style-name="P3">(4008248,167.06)</text:p>
      <text:p text:style-name="P3">(4008249,743.35)</text:p>
      <text:p text:style-name="P3">(4008250,275.27)</text:p>
      <text:p text:style-name="P3">(4008251,1192.42)</text:p>
      <text:p text:style-name="P3"><text:soft-page-break/>(4008252,515.59)</text:p>
      <text:p text:style-name="P3">(4008253,774.83)</text:p>
      <text:p text:style-name="P3">(4008254,227.29000000000002)</text:p>
      <text:p text:style-name="P3">(4008255,354.4)</text:p>
      <text:p text:style-name="P3">(4008256,288.44)</text:p>
      <text:p text:style-name="P3">(4008257,456.89)</text:p>
      <text:p text:style-name="P3">(4008258,603.7)</text:p>
      <text:p text:style-name="P3">(4008259,398.88)</text:p>
      <text:p text:style-name="P3">(4008260,490.3)</text:p>
      <text:p text:style-name="P3">(4008261,588.6999999999999)</text:p>
      <text:p text:style-name="P3">(4008262,892.34)</text:p>
      <text:p text:style-name="P3">(4008263,337.95)</text:p>
      <text:p text:style-name="P3">(4008264,685.1)</text:p>
      <text:p text:style-name="P3">(4008265,369.12)</text:p>
      <text:p text:style-name="P3">(4008266,835.1299999999999)</text:p>
      <text:p text:style-name="P3">(4008267,355.17999999999995)</text:p>
      <text:p text:style-name="P3">(4008268,508.58)</text:p>
      <text:p text:style-name="P3">(4008269,805.67)</text:p>
      <text:p text:style-name="P3">(4008270,337.23)</text:p>
      <text:p text:style-name="P3">(4008271,229.89000000000001)</text:p>
      <text:p text:style-name="P3">(4008272,616.8100000000001)</text:p>
      <text:p text:style-name="P3">(4008273,615.43)</text:p>
      <text:p text:style-name="P3">(4008274,511.13)</text:p>
      <text:p text:style-name="P3">(4008275,641.26)</text:p>
      <text:p text:style-name="P3">(4008276,282.38)</text:p>
      <text:p text:style-name="P3">(4008277,498.04)</text:p>
      <text:p text:style-name="P3">(4008278,117.46)</text:p>
      <text:p text:style-name="P3">(4008279,453.17999999999995)</text:p>
      <text:p text:style-name="P3">(4008280,520.82)</text:p>
      <text:p text:style-name="P3">(4008281,678.94)</text:p>
      <text:p text:style-name="P3">(4008282,322.73)</text:p>
      <text:p text:style-name="P3">(4008283,908.93)</text:p>
      <text:p text:style-name="P3">(4008284,490.2)</text:p>
      <text:p text:style-name="P3">(4008285,335.94000000000005)</text:p>
      <text:p text:style-name="P3">(4008286,365.06)</text:p>
      <text:p text:style-name="P3">(4008287,194.24)</text:p>
      <text:p text:style-name="P3">(4008288,176.71)</text:p>
      <text:p text:style-name="P3">(4008289,364.13)</text:p>
      <text:p text:style-name="P3">(4008290,881.61)</text:p>
      <text:p text:style-name="P3">(4008291,478.62)</text:p>
      <text:p text:style-name="P3">(4008292,684.0400000000002)</text:p>
      <text:p text:style-name="P3">(4008293,238.79)</text:p>
      <text:p text:style-name="P3">(4008294,224.52)</text:p>
      <text:p text:style-name="P3">(4008295,1144.17)</text:p>
      <text:p text:style-name="P3">(4008296,755.45)</text:p>
      <text:p text:style-name="P3">(4008297,755.1)</text:p>
      <text:p text:style-name="P3">(4008298,498.56)</text:p>
      <text:p text:style-name="P3">(4008299,602.58)</text:p>
      <text:p text:style-name="P3">(4008300,770.23)</text:p>
      <text:p text:style-name="P3"><text:soft-page-break/>(4008301,89.71)</text:p>
      <text:p text:style-name="P3">(4008302,667.49)</text:p>
      <text:p text:style-name="P3">(4008303,706.87)</text:p>
      <text:p text:style-name="P3">(4008304,252.06)</text:p>
      <text:p text:style-name="P3">(4008305,218.31)</text:p>
      <text:p text:style-name="P3">(4008306,481.44000000000005)</text:p>
      <text:p text:style-name="P3">(4008307,166.82999999999998)</text:p>
      <text:p text:style-name="P3">(4008308,439.42999999999995)</text:p>
      <text:p text:style-name="P3">(4008309,670.48)</text:p>
      <text:p text:style-name="P3">(4008310,491.61)</text:p>
      <text:p text:style-name="P3">(4008311,405.46000000000004)</text:p>
      <text:p text:style-name="P3">(4008312,720.59)</text:p>
      <text:p text:style-name="P3">(4008313,870.6899999999999)</text:p>
      <text:p text:style-name="P3">(4008314,534.43)</text:p>
      <text:p text:style-name="P3">(4008315,405.5)</text:p>
      <text:p text:style-name="P3">(4008316,377.90999999999997)</text:p>
      <text:p text:style-name="P3">(4008317,419.74999999999994)</text:p>
      <text:p text:style-name="P3">(4008318,563.82)</text:p>
      <text:p text:style-name="P3">(4008319,166.79999999999998)</text:p>
      <text:p text:style-name="P3">(4008320,190.36)</text:p>
      <text:p text:style-name="P3">(4008321,1560.7900000000002)</text:p>
      <text:p text:style-name="P3">(4008322,115.62)</text:p>
      <text:p text:style-name="P3">(4008323,651.4300000000001)</text:p>
      <text:p text:style-name="P3">(4008324,659.22)</text:p>
      <text:p text:style-name="P3">(4008325,241.0)</text:p>
      <text:p text:style-name="P3">(4008326,582.23)</text:p>
      <text:p text:style-name="P3">(4008327,385.84000000000003)</text:p>
      <text:p text:style-name="P3">(4008328,1003.49)</text:p>
      <text:p text:style-name="P3">(4008329,512.0400000000001)</text:p>
      <text:p text:style-name="P3">(4008330,537.21)</text:p>
      <text:p text:style-name="P3">(4008331,769.29)</text:p>
      <text:p text:style-name="P3">(4008332,346.64)</text:p>
      <text:p text:style-name="P3">(4008333,947.1200000000001)</text:p>
      <text:p text:style-name="P3">(4008334,388.89)</text:p>
      <text:p text:style-name="P3">(4008335,503.89000000000004)</text:p>
      <text:p text:style-name="P3">(4008336,144.71)</text:p>
      <text:p text:style-name="P3">(4008337,470.16)</text:p>
      <text:p text:style-name="P3">(4008338,268.2)</text:p>
      <text:p text:style-name="P3">(4008339,800.5100000000001)</text:p>
      <text:p text:style-name="P3">(4008340,221.64)</text:p>
      <text:p text:style-name="P3">(4008341,1107.45)</text:p>
      <text:p text:style-name="P3">(4008342,328.1)</text:p>
      <text:p text:style-name="P3">(4008343,598.1)</text:p>
      <text:p text:style-name="P3">(4008344,1043.95)</text:p>
      <text:p text:style-name="P3">(4008345,341.54)</text:p>
      <text:p text:style-name="P3">(4008346,175.1)</text:p>
      <text:p text:style-name="P3">(4008347,467.53000000000003)</text:p>
      <text:p text:style-name="P3">(4008348,146.76)</text:p>
      <text:p text:style-name="P3">(4008349,524.11)</text:p>
      <text:p text:style-name="P3"><text:soft-page-break/>(4008350,567.1899999999999)</text:p>
      <text:p text:style-name="P3">(4008351,391.03)</text:p>
      <text:p text:style-name="P3">(4008352,754.07)</text:p>
      <text:p text:style-name="P3">(4008353,1004.3100000000001)</text:p>
      <text:p text:style-name="P3">(4008354,174.29)</text:p>
      <text:p text:style-name="P3">(4008355,489.78)</text:p>
      <text:p text:style-name="P3">(4008356,460.31999999999994)</text:p>
      <text:p text:style-name="P3">(4008357,289.8)</text:p>
      <text:p text:style-name="P3">(4008358,362.71000000000004)</text:p>
      <text:p text:style-name="P3">(4008359,912.4700000000001)</text:p>
      <text:p text:style-name="P3">(4008360,671.42)</text:p>
      <text:p text:style-name="P3">(4008361,385.65)</text:p>
      <text:p text:style-name="P3">(4008362,62.44)</text:p>
      <text:p text:style-name="P3">(4008363,1057.09)</text:p>
      <text:p text:style-name="P3">(4008364,532.42)</text:p>
      <text:p text:style-name="P3">(4008365,456.15)</text:p>
      <text:p text:style-name="P3">(4008366,800.2800000000001)</text:p>
      <text:p text:style-name="P3">(4008367,535.34)</text:p>
      <text:p text:style-name="P3">(4008368,870.58)</text:p>
      <text:p text:style-name="P3">(4008369,620.44)</text:p>
      <text:p text:style-name="P3">(4008370,1033.7400000000002)</text:p>
      <text:p text:style-name="P3">(4008371,458.47999999999996)</text:p>
      <text:p text:style-name="P3">(4008372,535.3)</text:p>
      <text:p text:style-name="P3">(4008373,576.37)</text:p>
      <text:p text:style-name="P3">(4008374,872.5300000000001)</text:p>
      <text:p text:style-name="P3">(4008375,840.76)</text:p>
      <text:p text:style-name="P3">(4008376,52.870000000000005)</text:p>
      <text:p text:style-name="P3">(4008377,232.33)</text:p>
      <text:p text:style-name="P3">(4008378,159.36)</text:p>
      <text:p text:style-name="P3">(4008379,629.8299999999999)</text:p>
      <text:p text:style-name="P3">(4008380,465.08000000000004)</text:p>
      <text:p text:style-name="P3">(4008381,390.15999999999997)</text:p>
      <text:p text:style-name="P3">(4008382,774.7900000000001)</text:p>
      <text:p text:style-name="P3">(4008383,303.14)</text:p>
      <text:p text:style-name="P3">(4008384,361.36)</text:p>
      <text:p text:style-name="P3">(4008385,522.94)</text:p>
      <text:p text:style-name="P3">(4008386,1136.8700000000001)</text:p>
      <text:p text:style-name="P3">(4008387,719.1500000000001)</text:p>
      <text:p text:style-name="P3">(4008388,772.7)</text:p>
      <text:p text:style-name="P3">(4008389,472.01)</text:p>
      <text:p text:style-name="P3">(4008390,1023.8000000000001)</text:p>
      <text:p text:style-name="P3">(4008391,597.85)</text:p>
      <text:p text:style-name="P3">(4008392,1105.45)</text:p>
      <text:p text:style-name="P3">(4008393,186.32)</text:p>
      <text:p text:style-name="P3">(4008394,166.47)</text:p>
      <text:p text:style-name="P3">(4008395,406.48999999999995)</text:p>
      <text:p text:style-name="P3">(4008396,458.75999999999993)</text:p>
      <text:p text:style-name="P3">(4008397,330.01)</text:p>
      <text:p text:style-name="P3">(4008398,722.8900000000001)</text:p>
      <text:p text:style-name="P3"><text:soft-page-break/>(4008399,882.9899999999999)</text:p>
      <text:p text:style-name="P3">(4008400,533.27)</text:p>
      <text:p text:style-name="P3">(4008401,844.84)</text:p>
      <text:p text:style-name="P3">(4008402,757.9100000000001)</text:p>
      <text:p text:style-name="P3">(4008403,490.6)</text:p>
      <text:p text:style-name="P3">(4008404,516.5799999999999)</text:p>
      <text:p text:style-name="P3">(4008405,557.0)</text:p>
      <text:p text:style-name="P3">(4008406,271.54)</text:p>
      <text:p text:style-name="P3">(4008407,731.12)</text:p>
      <text:p text:style-name="P3">(4008408,729.0800000000002)</text:p>
      <text:p text:style-name="P3">(4008409,545.99)</text:p>
      <text:p text:style-name="P3">(4008410,566.4599999999999)</text:p>
      <text:p text:style-name="P3">(4008411,667.47)</text:p>
      <text:p text:style-name="P3">(4008412,319.82)</text:p>
      <text:p text:style-name="P3">(4008413,532.66)</text:p>
      <text:p text:style-name="P3">(4008414,394.64)</text:p>
      <text:p text:style-name="P3">(4008415,1039.12)</text:p>
      <text:p text:style-name="P3">(4008416,564.5999999999999)</text:p>
      <text:p text:style-name="P3">(4008417,819.2099999999999)</text:p>
      <text:p text:style-name="P3">(4008418,673.86)</text:p>
      <text:p text:style-name="P3">(4008419,652.29)</text:p>
      <text:p text:style-name="P3">(4008420,305.16)</text:p>
      <text:p text:style-name="P3">(4008421,280.56)</text:p>
      <text:p text:style-name="P3">(4008422,593.44)</text:p>
      <text:p text:style-name="P3">(4008423,549.38)</text:p>
      <text:p text:style-name="P3">(4008424,682.9200000000001)</text:p>
      <text:p text:style-name="P3">(4008425,628.64)</text:p>
      <text:p text:style-name="P3">(4008426,491.48)</text:p>
      <text:p text:style-name="P3">(4008427,433.08000000000004)</text:p>
      <text:p text:style-name="P3">(4008428,164.84)</text:p>
      <text:p text:style-name="P3">(4008429,250.32)</text:p>
      <text:p text:style-name="P3">(4008430,465.84000000000003)</text:p>
      <text:p text:style-name="P3">(4008431,594.72)</text:p>
      <text:p text:style-name="P3">(4008432,498.04)</text:p>
      <text:p text:style-name="P3">(4008433,176.78)</text:p>
      <text:p text:style-name="P3">(4008434,179.13)</text:p>
      <text:p text:style-name="P3">(4008435,189.50000000000003)</text:p>
      <text:p text:style-name="P3">(4008436,373.16)</text:p>
      <text:p text:style-name="P3">(4008437,173.23)</text:p>
      <text:p text:style-name="P3">(4008438,261.19)</text:p>
      <text:p text:style-name="P3">(4008439,670.64)</text:p>
      <text:p text:style-name="P3">(4008440,461.90000000000003)</text:p>
      <text:p text:style-name="P3">(4008441,417.06)</text:p>
      <text:p text:style-name="P3">(4008442,695.9900000000001)</text:p>
      <text:p text:style-name="P3">(4008443,562.11)</text:p>
      <text:p text:style-name="P3">(4008444,735.86)</text:p>
      <text:p text:style-name="P3">(4008445,551.86)</text:p>
      <text:p text:style-name="P3">(4008446,732.76)</text:p>
      <text:p text:style-name="P3">(4008447,730.8)</text:p>
      <text:p text:style-name="P3"><text:soft-page-break/>(4008448,385.52)</text:p>
      <text:p text:style-name="P3">(4008449,316.94)</text:p>
      <text:p text:style-name="P3">(4008450,298.54999999999995)</text:p>
      <text:p text:style-name="P3">(4008451,565.81)</text:p>
      <text:p text:style-name="P3">(4008452,762.75)</text:p>
      <text:p text:style-name="P3">(4008453,375.77)</text:p>
      <text:p text:style-name="P3">(4008454,403.31)</text:p>
      <text:p text:style-name="P3">(4008455,786.0699999999999)</text:p>
      <text:p text:style-name="P3">(4008456,640.38)</text:p>
      <text:p text:style-name="P3">(4008457,570.5)</text:p>
      <text:p text:style-name="P3">(4008458,489.39)</text:p>
      <text:p text:style-name="P3">(4008459,420.80999999999995)</text:p>
      <text:p text:style-name="P3">(4008460,604.8900000000001)</text:p>
      <text:p text:style-name="P3">(4008461,128.16)</text:p>
      <text:p text:style-name="P3">(4008462,712.1800000000001)</text:p>
      <text:p text:style-name="P3">(4008463,531.98)</text:p>
      <text:p text:style-name="P3">(4008464,328.63)</text:p>
      <text:p text:style-name="P3">(4008465,679.0799999999999)</text:p>
      <text:p text:style-name="P3">(4008466,255.97000000000003)</text:p>
      <text:p text:style-name="P3">(4008467,1110.33)</text:p>
      <text:p text:style-name="P3">(4008468,630.4499999999999)</text:p>
      <text:p text:style-name="P3">(4008469,397.83)</text:p>
      <text:p text:style-name="P3">(4008470,889.0800000000002)</text:p>
      <text:p text:style-name="P3">(4008471,975.47)</text:p>
      <text:p text:style-name="P3">(4008472,595.8)</text:p>
      <text:p text:style-name="P3">(4008473,475.34000000000003)</text:p>
      <text:p text:style-name="P3">(4008474,389.04999999999995)</text:p>
      <text:p text:style-name="P3">(4008475,334.75)</text:p>
      <text:p text:style-name="P3">(4008476,582.64)</text:p>
      <text:p text:style-name="P3">(4008477,1464.4399999999998)</text:p>
      <text:p text:style-name="P3">(4008478,437.11)</text:p>
      <text:p text:style-name="P3">(4008479,585.6)</text:p>
      <text:p text:style-name="P3">(4008480,676.27)</text:p>
      <text:p text:style-name="P3">(4008481,526.1899999999999)</text:p>
      <text:p text:style-name="P3">(4008482,399.26)</text:p>
      <text:p text:style-name="P3">(4008483,103.97)</text:p>
      <text:p text:style-name="P3">(4008484,550.3100000000001)</text:p>
      <text:p text:style-name="P3">(4008485,1164.84)</text:p>
      <text:p text:style-name="P3">(4008486,1210.32)</text:p>
      <text:p text:style-name="P3">(4008487,67.94)</text:p>
      <text:p text:style-name="P3">(4008488,690.7900000000001)</text:p>
      <text:p text:style-name="P3">(4008489,700.98)</text:p>
      <text:p text:style-name="P3">(4008490,685.5899999999999)</text:p>
      <text:p text:style-name="P3">(4008491,219.56)</text:p>
      <text:p text:style-name="P3">(4008492,741.93)</text:p>
      <text:p text:style-name="P3">(4008493,368.18)</text:p>
      <text:p text:style-name="P3">(4008494,351.76)</text:p>
      <text:p text:style-name="P3">(4008495,416.11)</text:p>
      <text:p text:style-name="P3">(4008496,625.97)</text:p>
      <text:p text:style-name="P3"><text:soft-page-break/>(4008497,1024.5)</text:p>
      <text:p text:style-name="P3">(4008498,848.4300000000001)</text:p>
      <text:p text:style-name="P3">(4008499,455.08)</text:p>
      <text:p text:style-name="P3">(4008500,344.22)</text:p>
      <text:p text:style-name="P3">(4008501,411.35)</text:p>
      <text:p text:style-name="P3">(4008502,410.36)</text:p>
      <text:p text:style-name="P3">(4008503,282.99)</text:p>
      <text:p text:style-name="P3">(4008504,208.64)</text:p>
      <text:p text:style-name="P3">(4008505,930.0699999999999)</text:p>
      <text:p text:style-name="P3">(4008506,408.93)</text:p>
      <text:p text:style-name="P3">(4008507,270.09)</text:p>
      <text:p text:style-name="P3">(4008508,1103.69)</text:p>
      <text:p text:style-name="P3">(4008509,1186.68)</text:p>
      <text:p text:style-name="P3">(4008510,599.49)</text:p>
      <text:p text:style-name="P3">(4008511,259.59000000000003)</text:p>
      <text:p text:style-name="P3">(4008512,329.71000000000004)</text:p>
      <text:p text:style-name="P3">(4008513,542.6599999999999)</text:p>
      <text:p text:style-name="P3">(4008514,1099.0)</text:p>
      <text:p text:style-name="P3">(4008515,123.71000000000001)</text:p>
      <text:p text:style-name="P3">(4008516,425.68)</text:p>
      <text:p text:style-name="P3">(4008517,282.38)</text:p>
      <text:p text:style-name="P3">(4008518,335.12)</text:p>
      <text:p text:style-name="P3">(4008519,323.91999999999996)</text:p>
      <text:p text:style-name="P3">(4008520,966.15)</text:p>
      <text:p text:style-name="P3">(4008521,438.21)</text:p>
      <text:p text:style-name="P3">(4008522,660.88)</text:p>
      <text:p text:style-name="P3">(4008523,311.03999999999996)</text:p>
      <text:p text:style-name="P3">(4008524,432.22)</text:p>
      <text:p text:style-name="P3">(4008525,853.37)</text:p>
      <text:p text:style-name="P3">(4008526,974.7599999999999)</text:p>
      <text:p text:style-name="P3">(4008527,87.49)</text:p>
      <text:p text:style-name="P3">(4008528,1118.59)</text:p>
      <text:p text:style-name="P3">(4008529,502.18999999999994)</text:p>
      <text:p text:style-name="P3">(4008530,520.98)</text:p>
      <text:p text:style-name="P3">(4008531,252.51999999999998)</text:p>
      <text:p text:style-name="P3">(4008532,632.28)</text:p>
      <text:p text:style-name="P3">(4008533,454.53999999999996)</text:p>
      <text:p text:style-name="P3">(4008534,183.04)</text:p>
      <text:p text:style-name="P3">(4008535,90.88)</text:p>
      <text:p text:style-name="P3">(4008536,445.07)</text:p>
      <text:p text:style-name="P3">(4008537,322.96)</text:p>
      <text:p text:style-name="P3">(4008538,160.25)</text:p>
      <text:p text:style-name="P3">(4008539,432.58000000000004)</text:p>
      <text:p text:style-name="P3">(4008540,488.71)</text:p>
      <text:p text:style-name="P3">(4008541,533.88)</text:p>
      <text:p text:style-name="P3">(4008542,355.66999999999996)</text:p>
      <text:p text:style-name="P3">(4008543,976.44)</text:p>
      <text:p text:style-name="P3">(4008544,620.0799999999999)</text:p>
      <text:p text:style-name="P3">(4008545,171.19)</text:p>
      <text:p text:style-name="P3"><text:soft-page-break/>(4008546,316.52)</text:p>
      <text:p text:style-name="P3">(4008547,548.4100000000001)</text:p>
      <text:p text:style-name="P3">(4008548,431.81)</text:p>
      <text:p text:style-name="P3">(4008549,684.01)</text:p>
      <text:p text:style-name="P3">(4008550,905.5899999999999)</text:p>
      <text:p text:style-name="P3">(4008551,624.4599999999999)</text:p>
      <text:p text:style-name="P3">(4008552,423.46000000000004)</text:p>
      <text:p text:style-name="P3">(4008553,678.54)</text:p>
      <text:p text:style-name="P3">(4008554,716.74)</text:p>
      <text:p text:style-name="P3">(4008555,818.15)</text:p>
      <text:p text:style-name="P3">(4008556,415.15999999999997)</text:p>
      <text:p text:style-name="P3">(4008557,680.88)</text:p>
      <text:p text:style-name="P3">(4008558,1178.2500000000002)</text:p>
      <text:p text:style-name="P3">(4008559,695.39)</text:p>
      <text:p text:style-name="P3">(4008560,156.47)</text:p>
      <text:p text:style-name="P3">(4008561,358.51)</text:p>
      <text:p text:style-name="P3">(4008562,470.28000000000003)</text:p>
      <text:p text:style-name="P3">(4008563,673.5)</text:p>
      <text:p text:style-name="P3">(4008564,420.26000000000005)</text:p>
      <text:p text:style-name="P3">(4008565,347.03)</text:p>
      <text:p text:style-name="P3">(4008566,462.49)</text:p>
      <text:p text:style-name="P3">(4008567,238.67999999999998)</text:p>
      <text:p text:style-name="P3">(4008568,375.90000000000003)</text:p>
      <text:p text:style-name="P3">(4008569,431.22)</text:p>
      <text:p text:style-name="P3">(4008570,297.74)</text:p>
      <text:p text:style-name="P3">(4008571,135.81)</text:p>
      <text:p text:style-name="P3">(4008572,545.88)</text:p>
      <text:p text:style-name="P3">(4008573,357.40000000000003)</text:p>
      <text:p text:style-name="P3">(4008574,462.06999999999994)</text:p>
      <text:p text:style-name="P3">(4008575,489.51)</text:p>
      <text:p text:style-name="P3">(4008576,350.6)</text:p>
      <text:p text:style-name="P3">(4008577,626.84)</text:p>
      <text:p text:style-name="P3">(4008578,577.5699999999999)</text:p>
      <text:p text:style-name="P3">(4008579,744.95)</text:p>
      <text:p text:style-name="P3">(4008580,69.78999999999999)</text:p>
      <text:p text:style-name="P3">(4008581,826.7699999999999)</text:p>
      <text:p text:style-name="P3">(4008582,948.55)</text:p>
      <text:p text:style-name="P3">(4008583,378.9)</text:p>
      <text:p text:style-name="P3">(4008584,274.2)</text:p>
      <text:p text:style-name="P3">(4008585,766.3399999999999)</text:p>
      <text:p text:style-name="P3">(4008586,288.49999999999994)</text:p>
      <text:p text:style-name="P3">(4008587,646.02)</text:p>
      <text:p text:style-name="P3">(4008588,184.21)</text:p>
      <text:p text:style-name="P3">(4008589,772.71)</text:p>
      <text:p text:style-name="P3">(4008590,545.89)</text:p>
      <text:p text:style-name="P3">(4008591,234.7)</text:p>
      <text:p text:style-name="P3">(4008592,869.61)</text:p>
      <text:p text:style-name="P3">(4008593,750.8299999999999)</text:p>
      <text:p text:style-name="P3">(4008594,220.25)</text:p>
      <text:p text:style-name="P3"><text:soft-page-break/>(4008595,205.61)</text:p>
      <text:p text:style-name="P3">(4008596,622.83)</text:p>
      <text:p text:style-name="P3">(4008597,645.97)</text:p>
      <text:p text:style-name="P3">(4008598,484.0)</text:p>
      <text:p text:style-name="P3">(4008599,331.52)</text:p>
      <text:p text:style-name="P3">(4008600,321.86)</text:p>
      <text:p text:style-name="P3">(4008601,987.3599999999999)</text:p>
      <text:p text:style-name="P3">(4008602,288.7)</text:p>
      <text:p text:style-name="P3">(4008603,615.08)</text:p>
      <text:p text:style-name="P3">(4008604,487.06)</text:p>
      <text:p text:style-name="P3">(4008605,733.85)</text:p>
      <text:p text:style-name="P3">(4008606,127.5)</text:p>
      <text:p text:style-name="P3">(4008607,623.3900000000001)</text:p>
      <text:p text:style-name="P3">(4008608,335.53)</text:p>
      <text:p text:style-name="P3">(4008609,152.37)</text:p>
      <text:p text:style-name="P3">(4008610,622.11)</text:p>
      <text:p text:style-name="P3">(4008611,421.51)</text:p>
      <text:p text:style-name="P3">(4008612,210.64999999999998)</text:p>
      <text:p text:style-name="P3">(4008613,229.06)</text:p>
      <text:p text:style-name="P3">(4008614,509.42)</text:p>
      <text:p text:style-name="P3">(4008615,626.9300000000001)</text:p>
      <text:p text:style-name="P3">(4008616,1096.0500000000002)</text:p>
      <text:p text:style-name="P3">(4008617,97.57)</text:p>
      <text:p text:style-name="P3">(4008618,845.55)</text:p>
      <text:p text:style-name="P3">(4008619,502.33000000000004)</text:p>
      <text:p text:style-name="P3">(4008620,385.0)</text:p>
      <text:p text:style-name="P3">(4008621,797.31)</text:p>
      <text:p text:style-name="P3">(4008622,531.15)</text:p>
      <text:p text:style-name="P3">(4008623,233.85)</text:p>
      <text:p text:style-name="P3">(4008624,760.04)</text:p>
      <text:p text:style-name="P3">(4008625,489.57)</text:p>
      <text:p text:style-name="P3">(4008626,286.76)</text:p>
      <text:p text:style-name="P3">(4008627,718.09)</text:p>
      <text:p text:style-name="P3">(4008628,956.6500000000001)</text:p>
      <text:p text:style-name="P3">(4008629,223.89999999999998)</text:p>
      <text:p text:style-name="P3">(4008630,721.6899999999999)</text:p>
      <text:p text:style-name="P3">(4008631,401.15999999999997)</text:p>
      <text:p text:style-name="P3">(4008632,108.22)</text:p>
      <text:p text:style-name="P3">(4008633,241.51)</text:p>
      <text:p text:style-name="P3">(4008634,1151.7099999999998)</text:p>
      <text:p text:style-name="P3">(4008635,267.34000000000003)</text:p>
      <text:p text:style-name="P3">(4008636,354.06)</text:p>
      <text:p text:style-name="P3">(4008637,1063.69)</text:p>
      <text:p text:style-name="P3">(4008638,629.48)</text:p>
      <text:p text:style-name="P3">(4008639,909.3299999999999)</text:p>
      <text:p text:style-name="P3">(4008640,1032.1000000000001)</text:p>
      <text:p text:style-name="P3">(4008641,432.42)</text:p>
      <text:p text:style-name="P3">(4008642,269.93)</text:p>
      <text:p text:style-name="P3">(4008643,929.3000000000001)</text:p>
      <text:p text:style-name="P3"><text:soft-page-break/>(4008644,532.56)</text:p>
      <text:p text:style-name="P3">(4008645,983.31)</text:p>
      <text:p text:style-name="P3">(4008646,874.0099999999999)</text:p>
      <text:p text:style-name="P3">(4008647,268.3)</text:p>
      <text:p text:style-name="P3">(4008648,569.9200000000001)</text:p>
      <text:p text:style-name="P3">(4008649,608.23)</text:p>
      <text:p text:style-name="P3">(4008650,107.97)</text:p>
      <text:p text:style-name="P3">(4008651,622.97)</text:p>
      <text:p text:style-name="P3">(4008652,987.15)</text:p>
      <text:p text:style-name="P3">(4008653,409.09)</text:p>
      <text:p text:style-name="P3">(4008654,302.39)</text:p>
      <text:p text:style-name="P3">(4008655,138.51)</text:p>
      <text:p text:style-name="P3">(4008656,518.72)</text:p>
      <text:p text:style-name="P3">(4008657,548.58)</text:p>
      <text:p text:style-name="P3">(4008658,442.48)</text:p>
      <text:p text:style-name="P3">(4008659,342.07)</text:p>
      <text:p text:style-name="P3">(4008660,204.23000000000002)</text:p>
      <text:p text:style-name="P3">(4008661,752.6)</text:p>
      <text:p text:style-name="P3">(4008662,751.6800000000001)</text:p>
      <text:p text:style-name="P3">(4008663,1051.52)</text:p>
      <text:p text:style-name="P3">(4008664,255.08)</text:p>
      <text:p text:style-name="P3">(4008665,537.99)</text:p>
      <text:p text:style-name="P3">(4008666,600.59)</text:p>
      <text:p text:style-name="P3">(4008667,402.85)</text:p>
      <text:p text:style-name="P3">(4008668,361.93)</text:p>
      <text:p text:style-name="P3">(4008669,1007.72)</text:p>
      <text:p text:style-name="P3">(4008670,219.07)</text:p>
      <text:p text:style-name="P3">(4008671,442.01000000000005)</text:p>
      <text:p text:style-name="P3">(4008672,223.76)</text:p>
      <text:p text:style-name="P3">(4008673,610.74)</text:p>
      <text:p text:style-name="P3">(4008674,100.03999999999999)</text:p>
      <text:p text:style-name="P3">(4008675,784.74)</text:p>
      <text:p text:style-name="P3">(4008676,1135.75)</text:p>
      <text:p text:style-name="P3">(4008677,543.4)</text:p>
      <text:p text:style-name="P3">(4008678,266.09)</text:p>
      <text:p text:style-name="P3">(4008679,756.1800000000001)</text:p>
      <text:p text:style-name="P3">(4008680,726.82)</text:p>
      <text:p text:style-name="P3">(4008681,276.16)</text:p>
      <text:p text:style-name="P3">(4008682,390.67)</text:p>
      <text:p text:style-name="P3">(4008683,540.03)</text:p>
      <text:p text:style-name="P3">(4008684,630.8799999999999)</text:p>
      <text:p text:style-name="P3">(4008685,303.53999999999996)</text:p>
      <text:p text:style-name="P3">(4008686,776.34)</text:p>
      <text:p text:style-name="P3">(4008687,444.72)</text:p>
      <text:p text:style-name="P3">(4008688,348.15999999999997)</text:p>
      <text:p text:style-name="P3">(4008689,373.9200000000001)</text:p>
      <text:p text:style-name="P3">(4008690,1011.6600000000001)</text:p>
      <text:p text:style-name="P3">(4008691,749.8299999999999)</text:p>
      <text:p text:style-name="P3">(4008692,665.73)</text:p>
      <text:p text:style-name="P3"><text:soft-page-break/>(4008693,504.27)</text:p>
      <text:p text:style-name="P3">(4008694,233.68)</text:p>
      <text:p text:style-name="P3">(4008695,1102.3400000000001)</text:p>
      <text:p text:style-name="P3">(4008696,137.28)</text:p>
      <text:p text:style-name="P3">(4008697,441.81)</text:p>
      <text:p text:style-name="P3">(4008698,210.89)</text:p>
      <text:p text:style-name="P3">(4008699,433.38)</text:p>
      <text:p text:style-name="P3">(4008700,582.2)</text:p>
      <text:p text:style-name="P3">(4008701,482.38)</text:p>
      <text:p text:style-name="P3">(4008702,350.79)</text:p>
      <text:p text:style-name="P3">(4008703,703.21)</text:p>
      <text:p text:style-name="P3">(4008704,577.8000000000001)</text:p>
      <text:p text:style-name="P3">(4008705,439.85)</text:p>
      <text:p text:style-name="P3">(4008706,350.52)</text:p>
      <text:p text:style-name="P3">(4008707,531.87)</text:p>
      <text:p text:style-name="P3">(4008708,865.9)</text:p>
      <text:p text:style-name="P3">(4008709,249.25)</text:p>
      <text:p text:style-name="P3">(4008710,656.8699999999999)</text:p>
      <text:p text:style-name="P3">(4008711,380.53999999999996)</text:p>
      <text:p text:style-name="P3">(4008712,317.53999999999996)</text:p>
      <text:p text:style-name="P3">(4008713,304.28)</text:p>
      <text:p text:style-name="P3">(4008714,715.4800000000001)</text:p>
      <text:p text:style-name="P3">(4008715,433.62)</text:p>
      <text:p text:style-name="P3">(4008716,499.71000000000004)</text:p>
      <text:p text:style-name="P3">(4008717,610.38)</text:p>
      <text:p text:style-name="P3">(4008718,653.17)</text:p>
      <text:p text:style-name="P3">(4008719,500.63)</text:p>
      <text:p text:style-name="P3">(4008720,383.15)</text:p>
      <text:p text:style-name="P3">(4008722,132.25)</text:p>
      <text:p text:style-name="P3">(4008723,421.39)</text:p>
      <text:p text:style-name="P3">(4008724,345.86)</text:p>
      <text:p text:style-name="P3">(4008725,249.38)</text:p>
      <text:p text:style-name="P3">(4008726,624.83)</text:p>
      <text:p text:style-name="P3">(4008727,1044.38)</text:p>
      <text:p text:style-name="P3">(4008728,474.04999999999995)</text:p>
      <text:p text:style-name="P3">(4008729,765.34)</text:p>
      <text:p text:style-name="P3">(4008730,195.07999999999998)</text:p>
      <text:p text:style-name="P3">(4008731,691.4399999999999)</text:p>
      <text:p text:style-name="P3">(4008732,501.87)</text:p>
      <text:p text:style-name="P3">(4008733,1093.6599999999999)</text:p>
      <text:p text:style-name="P3">(4008734,493.73)</text:p>
      <text:p text:style-name="P3">(4008735,1064.65)</text:p>
      <text:p text:style-name="P3">(4008736,446.24999999999994)</text:p>
      <text:p text:style-name="P3">(4008737,71.64)</text:p>
      <text:p text:style-name="P3">(4008738,617.0400000000001)</text:p>
      <text:p text:style-name="P3">(4008739,602.1700000000001)</text:p>
      <text:p text:style-name="P3">(4008740,334.75)</text:p>
      <text:p text:style-name="P3">(4008741,274.86)</text:p>
      <text:p text:style-name="P3">(4008742,1207.01)</text:p>
      <text:p text:style-name="P3"><text:soft-page-break/>(4008743,416.87)</text:p>
      <text:p text:style-name="P3">(4008744,185.07)</text:p>
      <text:p text:style-name="P3">(4008745,955.94)</text:p>
      <text:p text:style-name="P3">(4008746,961.47)</text:p>
      <text:p text:style-name="P3">(4008747,647.63)</text:p>
      <text:p text:style-name="P3">(4008748,155.8)</text:p>
      <text:p text:style-name="P3">(4008749,327.32000000000005)</text:p>
      <text:p text:style-name="P3">(4008750,297.43)</text:p>
      <text:p text:style-name="P3">(4008751,675.2)</text:p>
      <text:p text:style-name="P3">(4008752,509.2)</text:p>
      <text:p text:style-name="P3">(4008753,575.84)</text:p>
      <text:p text:style-name="P3">(4008754,199.79999999999998)</text:p>
      <text:p text:style-name="P3">(4008755,1049.29)</text:p>
      <text:p text:style-name="P3">(4008756,1009.9300000000001)</text:p>
      <text:p text:style-name="P3">(4008757,576.0699999999999)</text:p>
      <text:p text:style-name="P3">(4008758,501.51)</text:p>
      <text:p text:style-name="P3">(4008759,269.9)</text:p>
      <text:p text:style-name="P3">(4008760,317.83)</text:p>
      <text:p text:style-name="P3">(4008761,769.82)</text:p>
      <text:p text:style-name="P3">(4008762,1044.6699999999998)</text:p>
      <text:p text:style-name="P3">(4008763,527.3399999999999)</text:p>
      <text:p text:style-name="P3">(4008764,835.73)</text:p>
      <text:p text:style-name="P3">(4008765,583.0999999999999)</text:p>
      <text:p text:style-name="P3">(4008766,467.03999999999996)</text:p>
      <text:p text:style-name="P3">(4008767,152.49)</text:p>
      <text:p text:style-name="P3">(4008768,611.4300000000001)</text:p>
      <text:p text:style-name="P3">(4008769,353.65999999999997)</text:p>
      <text:p text:style-name="P3">(4008770,194.61)</text:p>
      <text:p text:style-name="P3">(4008771,1033.1599999999999)</text:p>
      <text:p text:style-name="P3">(4008772,854.77)</text:p>
      <text:p text:style-name="P3">(4008773,527.28)</text:p>
      <text:p text:style-name="P3">(4008774,360.38000000000005)</text:p>
      <text:p text:style-name="P3">(4008775,1007.14)</text:p>
      <text:p text:style-name="P3">(4008776,562.23)</text:p>
      <text:p text:style-name="P3">(4008777,358.08000000000004)</text:p>
      <text:p text:style-name="P3">(4008778,338.03)</text:p>
      <text:p text:style-name="P3">(4008779,782.9399999999999)</text:p>
      <text:p text:style-name="P3">(4008780,415.14)</text:p>
      <text:p text:style-name="P3">(4008781,563.75)</text:p>
      <text:p text:style-name="P3">(4008782,357.19000000000005)</text:p>
      <text:p text:style-name="P3">(4008783,261.12)</text:p>
      <text:p text:style-name="P3">(4008784,506.0199999999999)</text:p>
      <text:p text:style-name="P3">(4008785,903.06)</text:p>
      <text:p text:style-name="P3">(4008786,202.0)</text:p>
      <text:p text:style-name="P3">(4008787,862.1899999999999)</text:p>
      <text:p text:style-name="P3">(4008788,598.42)</text:p>
      <text:p text:style-name="P3">(4008789,54.88)</text:p>
      <text:p text:style-name="P3">(4008790,782.4499999999999)</text:p>
      <text:p text:style-name="P3">(4008791,452.82000000000005)</text:p>
      <text:p text:style-name="P3"><text:soft-page-break/>(4008792,415.89)</text:p>
      <text:p text:style-name="P3">(4008793,597.23)</text:p>
      <text:p text:style-name="P3">(4008794,147.09)</text:p>
      <text:p text:style-name="P3">(4008795,258.46)</text:p>
      <text:p text:style-name="P3">(4008796,428.99999999999994)</text:p>
      <text:p text:style-name="P3">(4008797,368.86)</text:p>
      <text:p text:style-name="P3">(4008798,323.0)</text:p>
      <text:p text:style-name="P3">(4008799,652.99)</text:p>
      <text:p text:style-name="P3">(4008800,248.44)</text:p>
      <text:p text:style-name="P3">(4008801,267.84000000000003)</text:p>
      <text:p text:style-name="P3">(4008802,768.6099999999999)</text:p>
      <text:p text:style-name="P3">(4008803,695.0999999999999)</text:p>
      <text:p text:style-name="P3">(4008804,513.51)</text:p>
      <text:p text:style-name="P3">(4008805,125.61)</text:p>
      <text:p text:style-name="P3">(4008806,115.07)</text:p>
      <text:p text:style-name="P3">(4008807,367.87)</text:p>
      <text:p text:style-name="P3">(4008808,1461.5600000000002)</text:p>
      <text:p text:style-name="P3">(4008809,507.39000000000004)</text:p>
      <text:p text:style-name="P3">(4008810,628.04)</text:p>
      <text:p text:style-name="P3">(4008811,345.48)</text:p>
      <text:p text:style-name="P3">(4008812,569.62)</text:p>
      <text:p text:style-name="P3">(4008813,412.15000000000003)</text:p>
      <text:p text:style-name="P3">(4008814,381.43)</text:p>
      <text:p text:style-name="P3">(4008815,380.46)</text:p>
      <text:p text:style-name="P3">(4008816,582.53)</text:p>
      <text:p text:style-name="P3">(4008817,251.6)</text:p>
      <text:p text:style-name="P3">(4008818,459.62999999999994)</text:p>
      <text:p text:style-name="P3">(4008819,849.97)</text:p>
      <text:p text:style-name="P3">(4008820,640.62)</text:p>
      <text:p text:style-name="P3">(4008821,677.1899999999999)</text:p>
      <text:p text:style-name="P3">(4008822,170.2)</text:p>
      <text:p text:style-name="P3">(4008823,988.5)</text:p>
      <text:p text:style-name="P3">(4008824,542.05)</text:p>
      <text:p text:style-name="P3">(4008825,454.61999999999995)</text:p>
      <text:p text:style-name="P3">(4008826,390.15000000000003)</text:p>
      <text:p text:style-name="P3">(4008827,610.39)</text:p>
      <text:p text:style-name="P3">(4008828,96.6)</text:p>
      <text:p text:style-name="P3">(4008829,1192.7400000000002)</text:p>
      <text:p text:style-name="P3">(4008830,764.4899999999999)</text:p>
      <text:p text:style-name="P3">(4008831,978.4800000000001)</text:p>
      <text:p text:style-name="P3">(4008832,140.63)</text:p>
      <text:p text:style-name="P3">(4008833,332.4)</text:p>
      <text:p text:style-name="P3">(4008834,309.3)</text:p>
      <text:p text:style-name="P3">(4008835,910.6000000000001)</text:p>
      <text:p text:style-name="P3">(4008836,737.03)</text:p>
      <text:p text:style-name="P3">(4008837,740.48)</text:p>
      <text:p text:style-name="P3">(4008838,477.24)</text:p>
      <text:p text:style-name="P3">(4008839,302.81)</text:p>
      <text:p text:style-name="P3">(4008840,251.14)</text:p>
      <text:p text:style-name="P3"><text:soft-page-break/>(4008841,316.46000000000004)</text:p>
      <text:p text:style-name="P3">(4008842,538.62)</text:p>
      <text:p text:style-name="P3">(4008843,891.96)</text:p>
      <text:p text:style-name="P3">(4008844,582.22)</text:p>
      <text:p text:style-name="P3">(4008845,673.8100000000001)</text:p>
      <text:p text:style-name="P3">(4008846,539.05)</text:p>
      <text:p text:style-name="P3">(4008847,670.24)</text:p>
      <text:p text:style-name="P3">(4008848,688.3599999999999)</text:p>
      <text:p text:style-name="P3">(4008849,538.3)</text:p>
      <text:p text:style-name="P3">(4008850,579.1)</text:p>
      <text:p text:style-name="P3">(4008851,777.38)</text:p>
      <text:p text:style-name="P3">(4008852,978.0699999999999)</text:p>
      <text:p text:style-name="P3">(4008853,200.3)</text:p>
      <text:p text:style-name="P3">(4008854,185.15)</text:p>
      <text:p text:style-name="P3">(4008855,598.02)</text:p>
      <text:p text:style-name="P3">(4008856,429.0)</text:p>
      <text:p text:style-name="P3">(4008857,134.89)</text:p>
      <text:p text:style-name="P3">(4008858,313.97)</text:p>
      <text:p text:style-name="P3">(4008859,391.53999999999996)</text:p>
      <text:p text:style-name="P3">(4008860,878.0799999999999)</text:p>
      <text:p text:style-name="P3">(4008861,981.14)</text:p>
      <text:p text:style-name="P3">(4008862,436.26)</text:p>
      <text:p text:style-name="P3">(4008863,174.35)</text:p>
      <text:p text:style-name="P3">(4008864,392.60999999999996)</text:p>
      <text:p text:style-name="P3">(4008865,358.59)</text:p>
      <text:p text:style-name="P3">(4008866,374.09000000000003)</text:p>
      <text:p text:style-name="P3">(4008867,1166.91)</text:p>
      <text:p text:style-name="P3">(4008868,859.43)</text:p>
      <text:p text:style-name="P3">(4008869,433.88)</text:p>
      <text:p text:style-name="P3">(4008870,427.15)</text:p>
      <text:p text:style-name="P3">(4008871,545.37)</text:p>
      <text:p text:style-name="P3">(4008872,527.5500000000001)</text:p>
      <text:p text:style-name="P3">(4008873,316.55)</text:p>
      <text:p text:style-name="P3">(4008874,709.74)</text:p>
      <text:p text:style-name="P3">(4008875,824.79)</text:p>
      <text:p text:style-name="P3">(4008877,568.51)</text:p>
      <text:p text:style-name="P3">(4008878,401.78999999999996)</text:p>
      <text:p text:style-name="P3">(4008879,524.46)</text:p>
      <text:p text:style-name="P3">(4008880,545.6500000000001)</text:p>
      <text:p text:style-name="P3">(4008881,287.65)</text:p>
      <text:p text:style-name="P3">(4008882,749.03)</text:p>
      <text:p text:style-name="P3">(4008883,326.35)</text:p>
      <text:p text:style-name="P3">(4008884,885.6099999999999)</text:p>
      <text:p text:style-name="P3">(4008885,516.03)</text:p>
      <text:p text:style-name="P3">(4008886,501.55)</text:p>
      <text:p text:style-name="P3">(4008887,566.8)</text:p>
      <text:p text:style-name="P3">(4008888,324.43000000000006)</text:p>
      <text:p text:style-name="P3">(4008889,486.86)</text:p>
      <text:p text:style-name="P3">(4008890,209.18)</text:p>
      <text:p text:style-name="P3"><text:soft-page-break/>(4008891,548.99)</text:p>
      <text:p text:style-name="P3">(4008892,624.54)</text:p>
      <text:p text:style-name="P3">(4008893,316.41999999999996)</text:p>
      <text:p text:style-name="P3">(4008894,568.06)</text:p>
      <text:p text:style-name="P3">(4008895,607.2)</text:p>
      <text:p text:style-name="P3">(4008896,178.49)</text:p>
      <text:p text:style-name="P3">(4008897,588.35)</text:p>
      <text:p text:style-name="P3">(4008898,386.92)</text:p>
      <text:p text:style-name="P3">(4008899,761.8000000000001)</text:p>
      <text:p text:style-name="P3">(4008900,680.27)</text:p>
      <text:p text:style-name="P3">(4008901,766.97)</text:p>
      <text:p text:style-name="P3">(4008902,631.2099999999999)</text:p>
      <text:p text:style-name="P3">(4008903,906.3)</text:p>
      <text:p text:style-name="P3">(4008904,209.58)</text:p>
      <text:p text:style-name="P3">(4008905,279.65)</text:p>
      <text:p text:style-name="P3">(4008906,497.65000000000003)</text:p>
      <text:p text:style-name="P3">(4008907,140.66)</text:p>
      <text:p text:style-name="P3">(4008908,64.36)</text:p>
      <text:p text:style-name="P3">(4008909,153.43)</text:p>
      <text:p text:style-name="P3">(4008910,1179.2400000000002)</text:p>
      <text:p text:style-name="P3">(4008911,104.0)</text:p>
      <text:p text:style-name="P3">(4008912,253.21000000000004)</text:p>
      <text:p text:style-name="P3">(4008913,600.4)</text:p>
      <text:p text:style-name="P3">(4008914,612.6)</text:p>
      <text:p text:style-name="P3">(4008915,473.63999999999993)</text:p>
      <text:p text:style-name="P3">(4008916,17.08)</text:p>
      <text:p text:style-name="P3">(4008917,539.89)</text:p>
      <text:p text:style-name="P3">(4008918,449.24000000000007)</text:p>
      <text:p text:style-name="P3">(4008919,881.0699999999999)</text:p>
      <text:p text:style-name="P3">(4008920,493.78999999999996)</text:p>
      <text:p text:style-name="P3">(4008921,280.71000000000004)</text:p>
      <text:p text:style-name="P3">(4008922,609.66)</text:p>
      <text:p text:style-name="P3">(4008923,333.40999999999997)</text:p>
      <text:p text:style-name="P3">(4008924,579.15)</text:p>
      <text:p text:style-name="P3">(4008925,597.45)</text:p>
      <text:p text:style-name="P3">(4008926,214.95000000000002)</text:p>
      <text:p text:style-name="P3">(4008927,254.96)</text:p>
      <text:p text:style-name="P3">(4008928,246.95)</text:p>
      <text:p text:style-name="P3">(4008929,604.69)</text:p>
      <text:p text:style-name="P3">(4008930,698.45)</text:p>
      <text:p text:style-name="P3">(4008931,546.9000000000001)</text:p>
      <text:p text:style-name="P3">(4008932,386.79)</text:p>
      <text:p text:style-name="P3">(4008933,1196.8)</text:p>
      <text:p text:style-name="P3">(4008934,121.78)</text:p>
      <text:p text:style-name="P3">(4008935,339.28)</text:p>
      <text:p text:style-name="P3">(4008936,270.96000000000004)</text:p>
      <text:p text:style-name="P3">(4008937,682.5)</text:p>
      <text:p text:style-name="P3">(4008938,98.94)</text:p>
      <text:p text:style-name="P3">(4008939,386.73)</text:p>
      <text:p text:style-name="P3"><text:soft-page-break/>(4008940,290.94000000000005)</text:p>
      <text:p text:style-name="P3">(4008941,225.95)</text:p>
      <text:p text:style-name="P3">(4008942,425.83000000000004)</text:p>
      <text:p text:style-name="P3">(4008943,436.93)</text:p>
      <text:p text:style-name="P3">(4008944,94.9)</text:p>
      <text:p text:style-name="P3">(4008945,463.81)</text:p>
      <text:p text:style-name="P3">(4008946,280.43)</text:p>
      <text:p text:style-name="P3">(4008947,337.13)</text:p>
      <text:p text:style-name="P3">(4008948,505.76000000000005)</text:p>
      <text:p text:style-name="P3">(4008949,490.73999999999995)</text:p>
      <text:p text:style-name="P3">(4008950,356.63)</text:p>
      <text:p text:style-name="P3">(4008951,517.2)</text:p>
      <text:p text:style-name="P3">(4008952,174.32)</text:p>
      <text:p text:style-name="P3">(4008953,229.3)</text:p>
      <text:p text:style-name="P3">(4008954,554.99)</text:p>
      <text:p text:style-name="P3">(4008955,269.42)</text:p>
      <text:p text:style-name="P3">(4008956,448.46000000000004)</text:p>
      <text:p text:style-name="P3">(4008957,389.79999999999995)</text:p>
      <text:p text:style-name="P3">(4008958,372.3)</text:p>
      <text:p text:style-name="P3">(4008959,769.54)</text:p>
      <text:p text:style-name="P3">(4008960,687.38)</text:p>
      <text:p text:style-name="P3">(4008961,474.97999999999996)</text:p>
      <text:p text:style-name="P3">(4008962,440.04999999999995)</text:p>
      <text:p text:style-name="P3">(4008963,560.1500000000001)</text:p>
      <text:p text:style-name="P3">(4008964,124.22999999999999)</text:p>
      <text:p text:style-name="P3">(4008965,441.6)</text:p>
      <text:p text:style-name="P3">(4008966,654.92)</text:p>
      <text:p text:style-name="P3">(4008967,324.93)</text:p>
      <text:p text:style-name="P3">(4008968,596.26)</text:p>
      <text:p text:style-name="P3">(4008969,784.08)</text:p>
      <text:p text:style-name="P3">(4008970,487.82000000000005)</text:p>
      <text:p text:style-name="P3">(4008971,1105.6100000000001)</text:p>
      <text:p text:style-name="P3">(4008972,477.89000000000004)</text:p>
      <text:p text:style-name="P3">(4008973,452.96000000000004)</text:p>
      <text:p text:style-name="P3">(4008974,241.82999999999998)</text:p>
      <text:p text:style-name="P3">(4008975,274.49)</text:p>
      <text:p text:style-name="P3">(4008976,423.16)</text:p>
      <text:p text:style-name="P3">(4008977,568.51)</text:p>
      <text:p text:style-name="P3">(4008978,761.19)</text:p>
      <text:p text:style-name="P3">(4008979,611.0400000000001)</text:p>
      <text:p text:style-name="P3">(4008980,557.6999999999999)</text:p>
      <text:p text:style-name="P3">(4008981,293.7)</text:p>
      <text:p text:style-name="P3">(4008982,856.97)</text:p>
      <text:p text:style-name="P3">(4008983,549.35)</text:p>
      <text:p text:style-name="P3">(4008984,973.45)</text:p>
      <text:p text:style-name="P3">(4008985,695.9300000000001)</text:p>
      <text:p text:style-name="P3">(4008986,226.63)</text:p>
      <text:p text:style-name="P3">(4008987,472.18)</text:p>
      <text:p text:style-name="P3">(4008988,321.72)</text:p>
      <text:p text:style-name="P3"><text:soft-page-break/>(4008989,768.59)</text:p>
      <text:p text:style-name="P3">(4008990,289.34999999999997)</text:p>
      <text:p text:style-name="P3">(4008991,369.45000000000005)</text:p>
      <text:p text:style-name="P3">(4008992,273.45)</text:p>
      <text:p text:style-name="P3">(4008993,267.78999999999996)</text:p>
      <text:p text:style-name="P3">(4008994,526.32)</text:p>
      <text:p text:style-name="P3">(4008995,362.89000000000004)</text:p>
      <text:p text:style-name="P3">(4008996,321.58)</text:p>
      <text:p text:style-name="P3">(4008997,1066.06)</text:p>
      <text:p text:style-name="P3">(4008998,540.39)</text:p>
      <text:p text:style-name="P3">(4008999,511.9)</text:p>
      <text:p text:style-name="P3">(4009000,346.26)</text:p>
      <text:p text:style-name="P3">(4009001,371.6)</text:p>
      <text:p text:style-name="P3">(4009002,276.7)</text:p>
      <text:p text:style-name="P3">(4009003,171.84)</text:p>
      <text:p text:style-name="P3">(4009004,127.87)</text:p>
      <text:p text:style-name="P3">(4009005,389.86)</text:p>
      <text:p text:style-name="P3">(4009006,247.75)</text:p>
      <text:p text:style-name="P3">(4009007,520.94)</text:p>
      <text:p text:style-name="P3">(4009008,408.90999999999997)</text:p>
      <text:p text:style-name="P3">(4009009,279.86)</text:p>
      <text:p text:style-name="P3">(4009010,547.09)</text:p>
      <text:p text:style-name="P3">(4009011,275.39)</text:p>
      <text:p text:style-name="P3">(4009012,1167.6)</text:p>
      <text:p text:style-name="P3">(4009013,374.99)</text:p>
      <text:p text:style-name="P3">(4009014,473.57000000000005)</text:p>
      <text:p text:style-name="P3">(4009015,39.19)</text:p>
      <text:p text:style-name="P3">(4009016,61.14)</text:p>
      <text:p text:style-name="P3">(4009017,205.67999999999998)</text:p>
      <text:p text:style-name="P3">(4009018,259.61)</text:p>
      <text:p text:style-name="P3">(4009019,344.61)</text:p>
      <text:p text:style-name="P3">(4009020,346.12)</text:p>
      <text:p text:style-name="P3">(4009021,688.9200000000001)</text:p>
      <text:p text:style-name="P3">(4009022,351.53000000000003)</text:p>
      <text:p text:style-name="P3">(4009023,1466.8500000000001)</text:p>
      <text:p text:style-name="P3">(4009024,521.3299999999999)</text:p>
      <text:p text:style-name="P3">(4009025,540.8599999999999)</text:p>
      <text:p text:style-name="P3">(4009026,724.26)</text:p>
      <text:p text:style-name="P3">(4009027,201.85)</text:p>
      <text:p text:style-name="P3">(4009028,227.39999999999998)</text:p>
      <text:p text:style-name="P3">(4009029,228.36999999999998)</text:p>
      <text:p text:style-name="P3">(4009030,857.0699999999999)</text:p>
      <text:p text:style-name="P3">(4009031,395.53999999999996)</text:p>
      <text:p text:style-name="P3">(4009032,649.8399999999999)</text:p>
      <text:p text:style-name="P3">(4009033,47.76)</text:p>
      <text:p text:style-name="P3">(4009034,505.41)</text:p>
      <text:p text:style-name="P3">(4009035,672.41)</text:p>
      <text:p text:style-name="P3">(4009036,274.28)</text:p>
      <text:p text:style-name="P3">(4009037,38.56)</text:p>
      <text:p text:style-name="P3"><text:soft-page-break/>(4009038,75.41)</text:p>
      <text:p text:style-name="P3">(4009039,100.47999999999999)</text:p>
      <text:p text:style-name="P3">(4009040,448.53)</text:p>
      <text:p text:style-name="P3">(4009041,450.32000000000005)</text:p>
      <text:p text:style-name="P3">(4009042,483.7)</text:p>
      <text:p text:style-name="P3">(4009043,217.81)</text:p>
      <text:p text:style-name="P3">(4009044,259.82)</text:p>
      <text:p text:style-name="P3">(4009045,1107.19)</text:p>
      <text:p text:style-name="P3">(4009046,309.15999999999997)</text:p>
      <text:p text:style-name="P3">(4009047,901.2299999999999)</text:p>
      <text:p text:style-name="P3">(4009048,206.4)</text:p>
      <text:p text:style-name="P3">(4009049,229.83)</text:p>
      <text:p text:style-name="P3">(4009050,291.21999999999997)</text:p>
      <text:p text:style-name="P3">(4009051,513.01)</text:p>
      <text:p text:style-name="P3">(4009052,625.13)</text:p>
      <text:p text:style-name="P3">(4009053,386.84)</text:p>
      <text:p text:style-name="P3">(4009054,583.74)</text:p>
      <text:p text:style-name="P3">(4009055,377.81)</text:p>
      <text:p text:style-name="P3">(4009056,342.59)</text:p>
      <text:p text:style-name="P3">(4009057,448.52)</text:p>
      <text:p text:style-name="P3">(4009058,458.71)</text:p>
      <text:p text:style-name="P3">(4009059,585.1899999999999)</text:p>
      <text:p text:style-name="P3">(4009060,1208.35)</text:p>
      <text:p text:style-name="P3">(4009061,86.23)</text:p>
      <text:p text:style-name="P3">(4009062,496.57)</text:p>
      <text:p text:style-name="P3">(4009063,330.70000000000005)</text:p>
      <text:p text:style-name="P3">(4009064,728.52)</text:p>
      <text:p text:style-name="P3">(4009065,755.23)</text:p>
      <text:p text:style-name="P3">(4009066,669.97)</text:p>
      <text:p text:style-name="P3">(4009067,254.9)</text:p>
      <text:p text:style-name="P3">(4009068,52.8)</text:p>
      <text:p text:style-name="P3">(4009069,195.54999999999998)</text:p>
      <text:p text:style-name="P3">(4009070,251.66)</text:p>
      <text:p text:style-name="P3">(4009071,363.37)</text:p>
      <text:p text:style-name="P3">(4009072,732.76)</text:p>
      <text:p text:style-name="P3">(4009073,465.43000000000006)</text:p>
      <text:p text:style-name="P3">(4009074,812.48)</text:p>
      <text:p text:style-name="P3">(4009075,781.76)</text:p>
      <text:p text:style-name="P3">(4009076,555.62)</text:p>
      <text:p text:style-name="P3">(4009077,259.75)</text:p>
      <text:p text:style-name="P3">(4009078,635.8299999999999)</text:p>
      <text:p text:style-name="P3">(4009079,711.64)</text:p>
      <text:p text:style-name="P3">(4009080,175.62)</text:p>
      <text:p text:style-name="P3">(4009081,931.73)</text:p>
      <text:p text:style-name="P3">(4009082,455.65)</text:p>
      <text:p text:style-name="P3">(4009083,224.42)</text:p>
      <text:p text:style-name="P3">(4009084,640.8299999999999)</text:p>
      <text:p text:style-name="P3">(4009085,795.0699999999999)</text:p>
      <text:p text:style-name="P3">(4009086,275.03)</text:p>
      <text:p text:style-name="P3"><text:soft-page-break/>(4009087,760.02)</text:p>
      <text:p text:style-name="P3">(4009088,885.17)</text:p>
      <text:p text:style-name="P3">(4009089,413.63000000000005)</text:p>
      <text:p text:style-name="P3">(4009090,474.44000000000005)</text:p>
      <text:p text:style-name="P3">(4009091,301.7)</text:p>
      <text:p text:style-name="P3">(4009092,86.91)</text:p>
      <text:p text:style-name="P3">(4009093,1066.56)</text:p>
      <text:p text:style-name="P3">(4009094,289.66999999999996)</text:p>
      <text:p text:style-name="P3">(4009096,509.09999999999997)</text:p>
      <text:p text:style-name="P3">(4009097,536.89)</text:p>
      <text:p text:style-name="P3">(4009098,262.66)</text:p>
      <text:p text:style-name="P3">(4009099,800.27)</text:p>
      <text:p text:style-name="P3">(4009100,991.53)</text:p>
      <text:p text:style-name="P3">(4009101,1156.0)</text:p>
      <text:p text:style-name="P3">(4009102,514.45)</text:p>
      <text:p text:style-name="P3">(4009103,453.73999999999995)</text:p>
      <text:p text:style-name="P3">(4009104,1057.82)</text:p>
      <text:p text:style-name="P3">(4009105,619.53)</text:p>
      <text:p text:style-name="P3">(4009106,706.77)</text:p>
      <text:p text:style-name="P3">(4009107,436.71000000000004)</text:p>
      <text:p text:style-name="P3">(4009108,363.23)</text:p>
      <text:p text:style-name="P3">(4009109,524.55)</text:p>
      <text:p text:style-name="P3">(4009110,434.90999999999997)</text:p>
      <text:p text:style-name="P3">(4009111,748.25)</text:p>
      <text:p text:style-name="P3">(4009112,482.5899999999999)</text:p>
      <text:p text:style-name="P3">(4009113,595.23)</text:p>
      <text:p text:style-name="P3">(4009114,157.26)</text:p>
      <text:p text:style-name="P3">(4009115,375.94999999999993)</text:p>
      <text:p text:style-name="P3">(4009116,640.7)</text:p>
      <text:p text:style-name="P3">(4009117,389.66999999999996)</text:p>
      <text:p text:style-name="P3">(4009118,82.18)</text:p>
      <text:p text:style-name="P3">(4009119,341.89)</text:p>
      <text:p text:style-name="P3">(4009120,333.36)</text:p>
      <text:p text:style-name="P3">(4009121,669.3900000000001)</text:p>
      <text:p text:style-name="P3">(4009122,226.91)</text:p>
      <text:p text:style-name="P3">(4009123,437.55)</text:p>
      <text:p text:style-name="P3">(4009124,241.82)</text:p>
      <text:p text:style-name="P3">(4009125,738.39)</text:p>
      <text:p text:style-name="P3">(4009126,265.17)</text:p>
      <text:p text:style-name="P3">(4009127,264.21)</text:p>
      <text:p text:style-name="P3">(4009128,426.27000000000004)</text:p>
      <text:p text:style-name="P3">(4009129,241.02999999999997)</text:p>
      <text:p text:style-name="P3">(4009130,398.87)</text:p>
      <text:p text:style-name="P3">(4009131,201.43)</text:p>
      <text:p text:style-name="P3">(4009132,329.53999999999996)</text:p>
      <text:p text:style-name="P3">(4009133,65.69)</text:p>
      <text:p text:style-name="P3">(4009134,222.05)</text:p>
      <text:p text:style-name="P3">(4009135,548.75)</text:p>
      <text:p text:style-name="P3">(4009136,275.40999999999997)</text:p>
      <text:p text:style-name="P3"><text:soft-page-break/>(4009137,380.43)</text:p>
      <text:p text:style-name="P3">(4009138,531.7)</text:p>
      <text:p text:style-name="P3">(4009139,842.35)</text:p>
      <text:p text:style-name="P3">(4009140,410.42999999999995)</text:p>
      <text:p text:style-name="P3">(4009141,475.8)</text:p>
      <text:p text:style-name="P3">(4009142,243.69)</text:p>
      <text:p text:style-name="P3">(4009143,640.9499999999999)</text:p>
      <text:p text:style-name="P3">(4009144,768.5)</text:p>
      <text:p text:style-name="P3">(4009145,382.37)</text:p>
      <text:p text:style-name="P3">(4009146,465.78000000000003)</text:p>
      <text:p text:style-name="P3">(4009147,505.04999999999995)</text:p>
      <text:p text:style-name="P3">(4009148,321.26)</text:p>
      <text:p text:style-name="P3">(4009149,338.11)</text:p>
      <text:p text:style-name="P3">(4009150,726.92)</text:p>
      <text:p text:style-name="P3">(4009151,206.97)</text:p>
      <text:p text:style-name="P3">(4009152,893.59)</text:p>
      <text:p text:style-name="P3">(4009153,619.4)</text:p>
      <text:p text:style-name="P3">(4009154,257.05)</text:p>
      <text:p text:style-name="P3">(4009155,332.54999999999995)</text:p>
      <text:p text:style-name="P3">(4009156,445.21000000000004)</text:p>
      <text:p text:style-name="P3">(4009157,210.44)</text:p>
      <text:p text:style-name="P3">(4009158,599.09)</text:p>
      <text:p text:style-name="P3">(4009159,620.24)</text:p>
      <text:p text:style-name="P3">(4009160,1013.25)</text:p>
      <text:p text:style-name="P3">(4009161,388.5)</text:p>
      <text:p text:style-name="P3">(4009162,102.0)</text:p>
      <text:p text:style-name="P3">(4009163,577.6500000000001)</text:p>
      <text:p text:style-name="P3">(4009164,550.94)</text:p>
      <text:p text:style-name="P3">(4009165,261.43)</text:p>
      <text:p text:style-name="P3">(4009166,617.64)</text:p>
      <text:p text:style-name="P3">(4009167,328.8)</text:p>
      <text:p text:style-name="P3">(4009168,382.83000000000004)</text:p>
      <text:p text:style-name="P3">(4009169,382.1)</text:p>
      <text:p text:style-name="P3">(4009170,788.94)</text:p>
      <text:p text:style-name="P3">(4009171,463.92)</text:p>
      <text:p text:style-name="P3">(4009172,678.26)</text:p>
      <text:p text:style-name="P3">(4009173,638.76)</text:p>
      <text:p text:style-name="P3">(4009174,681.0500000000001)</text:p>
      <text:p text:style-name="P3">(4009175,863.0699999999999)</text:p>
      <text:p text:style-name="P3">(4009176,130.54)</text:p>
      <text:p text:style-name="P3">(4009177,69.32)</text:p>
      <text:p text:style-name="P3">(4009178,450.9)</text:p>
      <text:p text:style-name="P3">(4009179,708.63)</text:p>
      <text:p text:style-name="P3">(4009180,468.07)</text:p>
      <text:p text:style-name="P3">(4009181,1009.1300000000001)</text:p>
      <text:p text:style-name="P3">(4009182,607.65)</text:p>
      <text:p text:style-name="P3">(4009183,761.23)</text:p>
      <text:p text:style-name="P3">(4009184,197.5)</text:p>
      <text:p text:style-name="P3">(4009185,43.279999999999994)</text:p>
      <text:p text:style-name="P3"><text:soft-page-break/>(4009186,689.3)</text:p>
      <text:p text:style-name="P3">(4009187,331.47)</text:p>
      <text:p text:style-name="P3">(4009188,600.6700000000001)</text:p>
      <text:p text:style-name="P3">(4009190,304.15999999999997)</text:p>
      <text:p text:style-name="P3">(4009192,211.24)</text:p>
      <text:p text:style-name="P3">(4009193,301.04)</text:p>
      <text:p text:style-name="P3">(4009194,478.65999999999997)</text:p>
      <text:p text:style-name="P3">(4009195,370.7)</text:p>
      <text:p text:style-name="P3">(4009196,464.64000000000004)</text:p>
      <text:p text:style-name="P3">(4009197,492.0)</text:p>
      <text:p text:style-name="P3">(4009198,205.66)</text:p>
      <text:p text:style-name="P3">(4009199,466.42)</text:p>
      <text:p text:style-name="P3">(4009200,451.18999999999994)</text:p>
      <text:p text:style-name="P3">(4009201,619.5)</text:p>
      <text:p text:style-name="P3">(4009202,653.02)</text:p>
      <text:p text:style-name="P3">(4009203,250.01)</text:p>
      <text:p text:style-name="P3">(4009204,623.9399999999998)</text:p>
      <text:p text:style-name="P3">(4009205,591.52)</text:p>
      <text:p text:style-name="P3">(4009206,550.8299999999999)</text:p>
      <text:p text:style-name="P3">(4009207,106.58000000000001)</text:p>
      <text:p text:style-name="P3">(4009208,1125.65)</text:p>
      <text:p text:style-name="P3">(4009209,291.63)</text:p>
      <text:p text:style-name="P3">(4009210,594.27)</text:p>
      <text:p text:style-name="P3">(4009211,67.76)</text:p>
      <text:p text:style-name="P3">(4009212,785.46)</text:p>
      <text:p text:style-name="P3">(4009213,432.02)</text:p>
      <text:p text:style-name="P3">(4009214,659.55)</text:p>
      <text:p text:style-name="P3">(4009215,371.15)</text:p>
      <text:p text:style-name="P3">(4009216,463.43)</text:p>
      <text:p text:style-name="P3">(4009217,494.90999999999997)</text:p>
      <text:p text:style-name="P3">(4009218,442.32)</text:p>
      <text:p text:style-name="P3">(4009219,175.14000000000001)</text:p>
      <text:p text:style-name="P3">(4009220,665.4300000000001)</text:p>
      <text:p text:style-name="P3">(4009221,484.21)</text:p>
      <text:p text:style-name="P3">(4009222,768.98)</text:p>
      <text:p text:style-name="P3">(4009223,719.82)</text:p>
      <text:p text:style-name="P3">(4009224,520.78)</text:p>
      <text:p text:style-name="P3">(4009225,352.83000000000004)</text:p>
      <text:p text:style-name="P3">(4009226,534.8299999999999)</text:p>
      <text:p text:style-name="P3">(4009227,447.21000000000004)</text:p>
      <text:p text:style-name="P3">(4009228,692.95)</text:p>
      <text:p text:style-name="P3">(4009229,28.42)</text:p>
      <text:p text:style-name="P3">(4009230,162.92000000000002)</text:p>
      <text:p text:style-name="P3">(4009231,334.57)</text:p>
      <text:p text:style-name="P3">(4009232,300.15999999999997)</text:p>
      <text:p text:style-name="P3">(4009233,506.76)</text:p>
      <text:p text:style-name="P3">(4009234,406.9)</text:p>
      <text:p text:style-name="P3">(4009235,714.9900000000001)</text:p>
      <text:p text:style-name="P3">(4009236,344.87)</text:p>
      <text:p text:style-name="P3"><text:soft-page-break/>(4009237,609.62)</text:p>
      <text:p text:style-name="P3">(4009238,416.40999999999997)</text:p>
      <text:p text:style-name="P3">(4009239,949.5)</text:p>
      <text:p text:style-name="P3">(4009240,878.4100000000001)</text:p>
      <text:p text:style-name="P3">(4009241,898.23)</text:p>
      <text:p text:style-name="P3">(4009242,937.6300000000001)</text:p>
      <text:p text:style-name="P3">(4009243,152.19)</text:p>
      <text:p text:style-name="P3">(4009244,846.52)</text:p>
      <text:p text:style-name="P3">(4009245,208.86)</text:p>
      <text:p text:style-name="P3">(4009246,745.29)</text:p>
      <text:p text:style-name="P3">(4009247,72.81)</text:p>
      <text:p text:style-name="P3">(4009248,1126.03)</text:p>
      <text:p text:style-name="P3">(4009249,353.65999999999997)</text:p>
      <text:p text:style-name="P3">(4009250,260.37)</text:p>
      <text:p text:style-name="P3">(4009251,812.45)</text:p>
      <text:p text:style-name="P3">(4009252,753.9900000000001)</text:p>
      <text:p text:style-name="P3">(4009253,235.5)</text:p>
      <text:p text:style-name="P3">(4009254,454.77)</text:p>
      <text:p text:style-name="P3">(4009255,931.7400000000001)</text:p>
      <text:p text:style-name="P3">(4009256,675.78)</text:p>
      <text:p text:style-name="P3">(4009257,798.0500000000002)</text:p>
      <text:p text:style-name="P3">(4009258,487.51)</text:p>
      <text:p text:style-name="P3">(4009259,572.03)</text:p>
      <text:p text:style-name="P3">(4009260,643.0799999999999)</text:p>
      <text:p text:style-name="P3">(4009261,593.6999999999999)</text:p>
      <text:p text:style-name="P3">(4009262,905.8000000000001)</text:p>
      <text:p text:style-name="P3">(4009263,473.06)</text:p>
      <text:p text:style-name="P3">(4009264,196.1)</text:p>
      <text:p text:style-name="P3">(4009265,368.96000000000004)</text:p>
      <text:p text:style-name="P3">(4009266,583.59)</text:p>
      <text:p text:style-name="P3">(4009267,650.39)</text:p>
      <text:p text:style-name="P3">(4009268,74.7)</text:p>
      <text:p text:style-name="P3">(4009269,439.87)</text:p>
      <text:p text:style-name="P3">(4009270,369.41999999999996)</text:p>
      <text:p text:style-name="P3">(4009271,525.27)</text:p>
      <text:p text:style-name="P3">(4009272,399.78999999999996)</text:p>
      <text:p text:style-name="P3">(4009273,434.98999999999995)</text:p>
      <text:p text:style-name="P3">(4009274,287.85)</text:p>
      <text:p text:style-name="P3">(4009275,716.31)</text:p>
      <text:p text:style-name="P3">(4009276,297.81)</text:p>
      <text:p text:style-name="P3">(4009277,706.8599999999999)</text:p>
      <text:p text:style-name="P3">(4009278,393.26)</text:p>
      <text:p text:style-name="P3">(4009279,1145.96)</text:p>
      <text:p text:style-name="P3">(4009280,813.39)</text:p>
      <text:p text:style-name="P3">(4009281,419.11)</text:p>
      <text:p text:style-name="P3">(4009282,327.24)</text:p>
      <text:p text:style-name="P3">(4009283,890.46)</text:p>
      <text:p text:style-name="P3">(4009284,553.1700000000001)</text:p>
      <text:p text:style-name="P3">(4009285,652.5999999999999)</text:p>
      <text:p text:style-name="P3"><text:soft-page-break/>(4009286,684.77)</text:p>
      <text:p text:style-name="P3">(4009287,348.49999999999994)</text:p>
      <text:p text:style-name="P3">(4009288,716.98)</text:p>
      <text:p text:style-name="P3">(4009289,10.32)</text:p>
      <text:p text:style-name="P3">(4009291,673.52)</text:p>
      <text:p text:style-name="P3">(4009292,543.24)</text:p>
      <text:p text:style-name="P3">(4009293,463.35)</text:p>
      <text:p text:style-name="P3">(4009294,1143.1799999999998)</text:p>
      <text:p text:style-name="P3">(4009295,468.87000000000006)</text:p>
      <text:p text:style-name="P3">(4009296,382.71)</text:p>
      <text:p text:style-name="P3">(4009297,919.04)</text:p>
      <text:p text:style-name="P3">(4009298,538.38)</text:p>
      <text:p text:style-name="P3">(4009299,95.75)</text:p>
      <text:p text:style-name="P3">(4009300,688.99)</text:p>
      <text:p text:style-name="P3">(4009301,777.28)</text:p>
      <text:p text:style-name="P3">(4009302,91.78)</text:p>
      <text:p text:style-name="P3">(4009303,218.12)</text:p>
      <text:p text:style-name="P3">(4009304,400.77)</text:p>
      <text:p text:style-name="P3">(4009305,643.3000000000001)</text:p>
      <text:p text:style-name="P3">(4009306,444.90000000000003)</text:p>
      <text:p text:style-name="P3">(4009307,350.46)</text:p>
      <text:p text:style-name="P3">(4009308,793.81)</text:p>
      <text:p text:style-name="P3">(4009309,487.04999999999995)</text:p>
      <text:p text:style-name="P3">(4009310,407.5799999999999)</text:p>
      <text:p text:style-name="P3">(4009311,719.4300000000001)</text:p>
      <text:p text:style-name="P3">(4009312,384.01000000000005)</text:p>
      <text:p text:style-name="P3">(4009313,584.74)</text:p>
      <text:p text:style-name="P3">(4009314,417.52)</text:p>
      <text:p text:style-name="P3">(4009315,754.38)</text:p>
      <text:p text:style-name="P3">(4009316,417.68000000000006)</text:p>
      <text:p text:style-name="P3">(4009317,559.81)</text:p>
      <text:p text:style-name="P3">(4009319,479.82)</text:p>
      <text:p text:style-name="P3">(4009320,965.6500000000001)</text:p>
      <text:p text:style-name="P3">(4009321,525.03)</text:p>
      <text:p text:style-name="P3">(4009322,476.28999999999996)</text:p>
      <text:p text:style-name="P3">(4009323,192.01999999999998)</text:p>
      <text:p text:style-name="P3">(4009324,883.8299999999999)</text:p>
      <text:p text:style-name="P3">(4009325,259.52)</text:p>
      <text:p text:style-name="P3">(4009326,334.26)</text:p>
      <text:p text:style-name="P3">(4009327,558.3499999999999)</text:p>
      <text:p text:style-name="P3">(4009328,538.23)</text:p>
      <text:p text:style-name="P3">(4009329,852.7)</text:p>
      <text:p text:style-name="P3">(4009330,569.84)</text:p>
      <text:p text:style-name="P3">(4009331,292.65999999999997)</text:p>
      <text:p text:style-name="P3">(4009332,674.78)</text:p>
      <text:p text:style-name="P3">(4009333,343.32)</text:p>
      <text:p text:style-name="P3">(4009334,832.8900000000001)</text:p>
      <text:p text:style-name="P3">(4009335,493.79999999999995)</text:p>
      <text:p text:style-name="P3">(4009336,433.56)</text:p>
      <text:p text:style-name="P3"><text:soft-page-break/>(4009337,485.36999999999995)</text:p>
      <text:p text:style-name="P3">(4009338,510.56)</text:p>
      <text:p text:style-name="P3">(4009339,228.01)</text:p>
      <text:p text:style-name="P3">(4009340,745.1)</text:p>
      <text:p text:style-name="P3">(4009341,698.35)</text:p>
      <text:p text:style-name="P3">(4009342,238.01999999999998)</text:p>
      <text:p text:style-name="P3">(4009343,548.47)</text:p>
      <text:p text:style-name="P3">(4009344,634.27)</text:p>
      <text:p text:style-name="P3">(4009345,957.12)</text:p>
      <text:p text:style-name="P3">(4009346,528.52)</text:p>
      <text:p text:style-name="P3">(4009347,375.86999999999995)</text:p>
      <text:p text:style-name="P3">(4009348,1218.89)</text:p>
      <text:p text:style-name="P3">(4009349,744.92)</text:p>
      <text:p text:style-name="P3">(4009350,503.69)</text:p>
      <text:p text:style-name="P3">(4009351,937.5600000000002)</text:p>
      <text:p text:style-name="P3">(4009352,710.21)</text:p>
      <text:p text:style-name="P3">(4009353,290.2)</text:p>
      <text:p text:style-name="P3">(4009354,597.4499999999999)</text:p>
      <text:p text:style-name="P3">(4009355,98.97)</text:p>
      <text:p text:style-name="P3">(4009356,390.36)</text:p>
      <text:p text:style-name="P3">(4009357,27.36)</text:p>
      <text:p text:style-name="P3">(4009358,449.55000000000007)</text:p>
      <text:p text:style-name="P3">(4009359,602.1800000000001)</text:p>
      <text:p text:style-name="P3">(4009360,219.93)</text:p>
      <text:p text:style-name="P3">(4009361,1253.58)</text:p>
      <text:p text:style-name="P3">(4009362,1236.6)</text:p>
      <text:p text:style-name="P3">(4009363,309.64)</text:p>
      <text:p text:style-name="P3">(4009364,1045.3)</text:p>
      <text:p text:style-name="P3">(4009365,561.84)</text:p>
      <text:p text:style-name="P3">(4009366,422.09000000000003)</text:p>
      <text:p text:style-name="P3">(4009367,1134.8500000000001)</text:p>
      <text:p text:style-name="P3">(4009368,1057.78)</text:p>
      <text:p text:style-name="P3">(4009369,332.49)</text:p>
      <text:p text:style-name="P3">(4009370,716.83)</text:p>
      <text:p text:style-name="P3">(4009371,502.1)</text:p>
      <text:p text:style-name="P3">(4009372,193.23)</text:p>
      <text:p text:style-name="P3">(4009373,599.54)</text:p>
      <text:p text:style-name="P3">(4009374,659.31)</text:p>
      <text:p text:style-name="P3">(4009375,498.28999999999996)</text:p>
      <text:p text:style-name="P3">(4009376,399.61)</text:p>
      <text:p text:style-name="P3">(4009377,754.4300000000001)</text:p>
      <text:p text:style-name="P3">(4009378,544.36)</text:p>
      <text:p text:style-name="P3">(4009379,199.01)</text:p>
      <text:p text:style-name="P3">(4009380,436.05)</text:p>
      <text:p text:style-name="P3">(4009381,174.8)</text:p>
      <text:p text:style-name="P3">(4009382,655.8199999999999)</text:p>
      <text:p text:style-name="P3">(4009383,537.63)</text:p>
      <text:p text:style-name="P3">(4009384,476.18)</text:p>
      <text:p text:style-name="P3">(4009385,871.9000000000001)</text:p>
      <text:p text:style-name="P3"><text:soft-page-break/>(4009386,997.34)</text:p>
      <text:p text:style-name="P3">(4009387,1199.8400000000001)</text:p>
      <text:p text:style-name="P3">(4009388,529.64)</text:p>
      <text:p text:style-name="P3">(4009389,613.53)</text:p>
      <text:p text:style-name="P3">(4009390,345.56)</text:p>
      <text:p text:style-name="P3">(4009391,767.8900000000001)</text:p>
      <text:p text:style-name="P3">(4009392,332.68)</text:p>
      <text:p text:style-name="P3">(4009393,339.2)</text:p>
      <text:p text:style-name="P3">(4009394,540.32)</text:p>
      <text:p text:style-name="P3">(4009395,772.6599999999999)</text:p>
      <text:p text:style-name="P3">(4009396,874.7399999999999)</text:p>
      <text:p text:style-name="P3">(4009397,295.69)</text:p>
      <text:p text:style-name="P3">(4009398,325.1)</text:p>
      <text:p text:style-name="P3">(4009399,430.74)</text:p>
      <text:p text:style-name="P3">(4009400,882.53)</text:p>
      <text:p text:style-name="P3">(4009401,144.54)</text:p>
      <text:p text:style-name="P3">(4009402,231.01999999999998)</text:p>
      <text:p text:style-name="P3">(4009403,149.45)</text:p>
      <text:p text:style-name="P3">(4009404,498.88)</text:p>
      <text:p text:style-name="P3">(4009405,873.82)</text:p>
      <text:p text:style-name="P3">(4009406,950.3199999999999)</text:p>
      <text:p text:style-name="P3">(4009407,686.4300000000001)</text:p>
      <text:p text:style-name="P3">(4009408,729.46)</text:p>
      <text:p text:style-name="P3">(4009409,976.8199999999998)</text:p>
      <text:p text:style-name="P3">(4009410,762.1700000000001)</text:p>
      <text:p text:style-name="P3">(4009411,324.26)</text:p>
      <text:p text:style-name="P3">(4009412,1012.5900000000001)</text:p>
      <text:p text:style-name="P3">(4009413,385.22)</text:p>
      <text:p text:style-name="P3">(4009414,503.4)</text:p>
      <text:p text:style-name="P3">(4009415,738.89)</text:p>
      <text:p text:style-name="P3">(4009416,624.4400000000002)</text:p>
      <text:p text:style-name="P3">(4009417,367.78999999999996)</text:p>
      <text:p text:style-name="P3">(4009418,652.03)</text:p>
      <text:p text:style-name="P3">(4009419,328.46000000000004)</text:p>
      <text:p text:style-name="P3">(4009420,437.9)</text:p>
      <text:p text:style-name="P3">(4009421,570.54)</text:p>
      <text:p text:style-name="P3">(4009422,725.02)</text:p>
      <text:p text:style-name="P3">(4009423,716.88)</text:p>
      <text:p text:style-name="P3">(4009424,450.36)</text:p>
      <text:p text:style-name="P3">(4009425,577.0699999999999)</text:p>
      <text:p text:style-name="P3">(4009426,453.48)</text:p>
      <text:p text:style-name="P3">(4009427,484.68999999999994)</text:p>
      <text:p text:style-name="P3">(4009428,148.52)</text:p>
      <text:p text:style-name="P3">(4009429,686.41)</text:p>
      <text:p text:style-name="P3">(4009430,326.69000000000005)</text:p>
      <text:p text:style-name="P3">(4009431,272.90000000000003)</text:p>
      <text:p text:style-name="P3">(4009432,280.71999999999997)</text:p>
      <text:p text:style-name="P3">(4009433,118.25)</text:p>
      <text:p text:style-name="P3">(4009434,936.22)</text:p>
      <text:p text:style-name="P3"><text:soft-page-break/>(4009435,501.82000000000005)</text:p>
      <text:p text:style-name="P3">(4009436,627.9399999999999)</text:p>
      <text:p text:style-name="P3">(4009437,236.07999999999998)</text:p>
      <text:p text:style-name="P3">(4009438,359.84000000000003)</text:p>
      <text:p text:style-name="P3">(4009439,458.40999999999997)</text:p>
      <text:p text:style-name="P3">(4009440,321.81)</text:p>
      <text:p text:style-name="P3">(4009441,242.94000000000003)</text:p>
      <text:p text:style-name="P3">(4009442,507.26)</text:p>
      <text:p text:style-name="P3">(4009443,827.33)</text:p>
      <text:p text:style-name="P3">(4009444,900.73)</text:p>
      <text:p text:style-name="P3">(4009445,542.65)</text:p>
      <text:p text:style-name="P3">(4009446,477.90999999999997)</text:p>
      <text:p text:style-name="P3">(4009447,627.72)</text:p>
      <text:p text:style-name="P3">(4009448,376.48)</text:p>
      <text:p text:style-name="P3">(4009449,651.0)</text:p>
      <text:p text:style-name="P3">(4009450,258.71000000000004)</text:p>
      <text:p text:style-name="P3">(4009451,524.5999999999999)</text:p>
      <text:p text:style-name="P3">(4009452,1014.1199999999999)</text:p>
      <text:p text:style-name="P3">(4009453,644.0899999999999)</text:p>
      <text:p text:style-name="P3">(4009454,305.87)</text:p>
      <text:p text:style-name="P3">(4009455,202.55)</text:p>
      <text:p text:style-name="P3">(4009456,167.2)</text:p>
      <text:p text:style-name="P3">(4009457,301.59000000000003)</text:p>
      <text:p text:style-name="P3">(4009458,621.04)</text:p>
      <text:p text:style-name="P3">(4009459,216.6)</text:p>
      <text:p text:style-name="P3">(4009460,724.39)</text:p>
      <text:p text:style-name="P3">(4009461,977.2099999999999)</text:p>
      <text:p text:style-name="P3">(4009462,642.04)</text:p>
      <text:p text:style-name="P3">(4009463,385.37)</text:p>
      <text:p text:style-name="P3">(4009464,230.47)</text:p>
      <text:p text:style-name="P3">(4009465,513.02)</text:p>
      <text:p text:style-name="P3">(4009466,580.52)</text:p>
      <text:p text:style-name="P3">(4009467,740.78)</text:p>
      <text:p text:style-name="P3">(4009468,618.02)</text:p>
      <text:p text:style-name="P3">(4009469,499.59000000000003)</text:p>
      <text:p text:style-name="P3">(4009470,569.27)</text:p>
      <text:p text:style-name="P3">(4009471,1017.01)</text:p>
      <text:p text:style-name="P3">(4009472,711.02)</text:p>
      <text:p text:style-name="P3">(4009473,226.94)</text:p>
      <text:p text:style-name="P3">(4009474,546.7099999999999)</text:p>
      <text:p text:style-name="P3">(4009475,538.81)</text:p>
      <text:p text:style-name="P3">(4009476,294.65)</text:p>
      <text:p text:style-name="P3">(4009477,335.37)</text:p>
      <text:p text:style-name="P3">(4009478,1300.87)</text:p>
      <text:p text:style-name="P3">(4009479,501.31999999999994)</text:p>
      <text:p text:style-name="P3">(4009480,795.5099999999999)</text:p>
      <text:p text:style-name="P3">(4009481,666.45)</text:p>
      <text:p text:style-name="P3">(4009482,162.83)</text:p>
      <text:p text:style-name="P3">(4009483,484.1)</text:p>
      <text:p text:style-name="P3"><text:soft-page-break/>(4009484,774.98)</text:p>
      <text:p text:style-name="P3">(4009485,1973.3)</text:p>
      <text:p text:style-name="P3">(4009486,186.56)</text:p>
      <text:p text:style-name="P3">(4009487,979.8199999999999)</text:p>
      <text:p text:style-name="P3">(4009488,579.99)</text:p>
      <text:p text:style-name="P3">(4009489,475.88)</text:p>
      <text:p text:style-name="P3">(4009490,940.04)</text:p>
      <text:p text:style-name="P3">(4009491,847.99)</text:p>
      <text:p text:style-name="P3">(4009492,218.15)</text:p>
      <text:p text:style-name="P3">(4009493,268.76000000000005)</text:p>
      <text:p text:style-name="P3">(4009494,856.74)</text:p>
      <text:p text:style-name="P3">(4009495,652.24)</text:p>
      <text:p text:style-name="P3">(4009496,247.86)</text:p>
      <text:p text:style-name="P3">(4009497,715.91)</text:p>
      <text:p text:style-name="P3">(4009498,444.27)</text:p>
      <text:p text:style-name="P3">(4009499,373.53)</text:p>
      <text:p text:style-name="P3">(4009500,489.97)</text:p>
      <text:p text:style-name="P3">(4009501,276.7)</text:p>
      <text:p text:style-name="P3">(4009502,539.2)</text:p>
      <text:p text:style-name="P3">(4009503,667.4200000000001)</text:p>
      <text:p text:style-name="P3">(4009504,351.06)</text:p>
      <text:p text:style-name="P3">(4009505,887.32)</text:p>
      <text:p text:style-name="P3">(4009506,241.31)</text:p>
      <text:p text:style-name="P3">(4009507,304.78)</text:p>
      <text:p text:style-name="P3">(4009508,573.58)</text:p>
      <text:p text:style-name="P3">(4009509,1020.0799999999999)</text:p>
      <text:p text:style-name="P3">(4009510,645.66)</text:p>
      <text:p text:style-name="P3">(4009511,705.27)</text:p>
      <text:p text:style-name="P3">(4009512,658.9300000000001)</text:p>
      <text:p text:style-name="P3">(4009513,931.8299999999999)</text:p>
      <text:p text:style-name="P3">(4009514,275.02000000000004)</text:p>
      <text:p text:style-name="P3">(4009515,317.20000000000005)</text:p>
      <text:p text:style-name="P3">(4009516,131.81)</text:p>
      <text:p text:style-name="P3">(4009517,164.03)</text:p>
      <text:p text:style-name="P3">(4009518,123.77)</text:p>
      <text:p text:style-name="P3">(4009519,577.27)</text:p>
      <text:p text:style-name="P3">(4009520,767.22)</text:p>
      <text:p text:style-name="P3">(4009521,579.0)</text:p>
      <text:p text:style-name="P3">(4009522,320.87)</text:p>
      <text:p text:style-name="P3">(4009523,484.56)</text:p>
      <text:p text:style-name="P3">(4009524,739.8599999999999)</text:p>
      <text:p text:style-name="P3">(4009525,408.47)</text:p>
      <text:p text:style-name="P3">(4009526,677.3199999999999)</text:p>
      <text:p text:style-name="P3">(4009528,905.27)</text:p>
      <text:p text:style-name="P3">(4009529,457.51)</text:p>
      <text:p text:style-name="P3">(4009530,569.9300000000001)</text:p>
      <text:p text:style-name="P3">(4009531,82.94)</text:p>
      <text:p text:style-name="P3">(4009532,449.75)</text:p>
      <text:p text:style-name="P3">(4009533,388.80999999999995)</text:p>
      <text:p text:style-name="P3"><text:soft-page-break/>(4009534,513.51)</text:p>
      <text:p text:style-name="P3">(4009535,443.22999999999996)</text:p>
      <text:p text:style-name="P3">(4009536,328.21000000000004)</text:p>
      <text:p text:style-name="P3">(4009537,603.42)</text:p>
      <text:p text:style-name="P3">(4009538,317.41999999999996)</text:p>
      <text:p text:style-name="P3">(4009539,562.6)</text:p>
      <text:p text:style-name="P3">(4009540,908.58)</text:p>
      <text:p text:style-name="P3">(4009541,296.45)</text:p>
      <text:p text:style-name="P3">(4009542,441.31999999999994)</text:p>
      <text:p text:style-name="P3">(4009543,492.25)</text:p>
      <text:p text:style-name="P3">(4009544,59.62)</text:p>
      <text:p text:style-name="P3">(4009545,403.74)</text:p>
      <text:p text:style-name="P3">(4009546,377.54)</text:p>
      <text:p text:style-name="P3">(4009547,156.70000000000002)</text:p>
      <text:p text:style-name="P3">(4009548,817.17)</text:p>
      <text:p text:style-name="P3">(4009549,407.29999999999995)</text:p>
      <text:p text:style-name="P3">(4009550,511.02)</text:p>
      <text:p text:style-name="P3">(4009551,384.19000000000005)</text:p>
      <text:p text:style-name="P3">(4009552,792.3)</text:p>
      <text:p text:style-name="P3">(4009553,554.5600000000001)</text:p>
      <text:p text:style-name="P3">(4009554,426.96000000000004)</text:p>
      <text:p text:style-name="P3">(4009555,94.49)</text:p>
      <text:p text:style-name="P3">(4009556,807.22)</text:p>
      <text:p text:style-name="P3">(4009557,546.4399999999999)</text:p>
      <text:p text:style-name="P3">(4009558,551.73)</text:p>
      <text:p text:style-name="P3">(4009559,609.37)</text:p>
      <text:p text:style-name="P3">(4009560,699.77)</text:p>
      <text:p text:style-name="P3">(4009561,650.1800000000001)</text:p>
      <text:p text:style-name="P3">(4009562,764.23)</text:p>
      <text:p text:style-name="P3">(4009563,708.26)</text:p>
      <text:p text:style-name="P3">(4009564,433.56)</text:p>
      <text:p text:style-name="P3">(4009565,501.46000000000004)</text:p>
      <text:p text:style-name="P3">(4009566,357.55)</text:p>
      <text:p text:style-name="P3">(4009567,982.1100000000001)</text:p>
      <text:p text:style-name="P3">(4009568,643.84)</text:p>
      <text:p text:style-name="P3">(4009569,194.03000000000003)</text:p>
      <text:p text:style-name="P3">(4009570,702.7099999999999)</text:p>
      <text:p text:style-name="P3">(4009571,280.11)</text:p>
      <text:p text:style-name="P3">(4009572,361.59999999999997)</text:p>
      <text:p text:style-name="P3">(4009573,363.16999999999996)</text:p>
      <text:p text:style-name="P3">(4009574,297.06)</text:p>
      <text:p text:style-name="P3">(4009575,297.26)</text:p>
      <text:p text:style-name="P3">(4009576,793.87)</text:p>
      <text:p text:style-name="P3">(4009577,351.21999999999997)</text:p>
      <text:p text:style-name="P3">(4009578,313.89)</text:p>
      <text:p text:style-name="P3">(4009579,587.0)</text:p>
      <text:p text:style-name="P3">(4009580,259.15)</text:p>
      <text:p text:style-name="P3">(4009581,632.2800000000001)</text:p>
      <text:p text:style-name="P3">(4009582,522.84)</text:p>
      <text:p text:style-name="P3"><text:soft-page-break/>(4009583,431.20000000000005)</text:p>
      <text:p text:style-name="P3">(4009584,813.92)</text:p>
      <text:p text:style-name="P3">(4009585,236.11)</text:p>
      <text:p text:style-name="P3">(4009586,1124.62)</text:p>
      <text:p text:style-name="P3">(4009587,833.9299999999998)</text:p>
      <text:p text:style-name="P3">(4009588,500.59999999999997)</text:p>
      <text:p text:style-name="P3">(4009589,311.34000000000003)</text:p>
      <text:p text:style-name="P3">(4009590,305.33)</text:p>
      <text:p text:style-name="P3">(4009591,140.16)</text:p>
      <text:p text:style-name="P3">(4009592,275.53999999999996)</text:p>
      <text:p text:style-name="P3">(4009593,468.36)</text:p>
      <text:p text:style-name="P3">(4009594,189.74)</text:p>
      <text:p text:style-name="P3">(4009595,550.17)</text:p>
      <text:p text:style-name="P3">(4009596,333.87)</text:p>
      <text:p text:style-name="P3">(4009597,590.18)</text:p>
      <text:p text:style-name="P3">(4009598,197.57999999999998)</text:p>
      <text:p text:style-name="P3">(4009599,505.63)</text:p>
      <text:p text:style-name="P3">(4009600,357.9)</text:p>
      <text:p text:style-name="P3">(4009601,493.17999999999995)</text:p>
      <text:p text:style-name="P3">(4009602,501.46000000000004)</text:p>
      <text:p text:style-name="P3">(4009603,749.18)</text:p>
      <text:p text:style-name="P3">(4009604,315.91)</text:p>
      <text:p text:style-name="P3">(4009605,349.83)</text:p>
      <text:p text:style-name="P3">(4009606,745.01)</text:p>
      <text:p text:style-name="P3">(4009607,825.7499999999999)</text:p>
      <text:p text:style-name="P3">(4009608,298.24000000000007)</text:p>
      <text:p text:style-name="P3">(4009609,935.99)</text:p>
      <text:p text:style-name="P3">(4009610,569.01)</text:p>
      <text:p text:style-name="P3">(4009611,508.48)</text:p>
      <text:p text:style-name="P3">(4009612,531.26)</text:p>
      <text:p text:style-name="P3">(4009613,293.13)</text:p>
      <text:p text:style-name="P3">(4009614,591.36)</text:p>
      <text:p text:style-name="P3">(4009615,236.7)</text:p>
      <text:p text:style-name="P3">(4009616,677.35)</text:p>
      <text:p text:style-name="P3">(4009617,443.46999999999997)</text:p>
      <text:p text:style-name="P3">(4009618,682.24)</text:p>
      <text:p text:style-name="P3">(4009619,383.65)</text:p>
      <text:p text:style-name="P3">(4009620,804.83)</text:p>
      <text:p text:style-name="P3">(4009621,601.9499999999999)</text:p>
      <text:p text:style-name="P3">(4009622,696.92)</text:p>
      <text:p text:style-name="P3">(4009623,357.0)</text:p>
      <text:p text:style-name="P3">(4009624,312.48)</text:p>
      <text:p text:style-name="P3">(4009625,493.22999999999996)</text:p>
      <text:p text:style-name="P3">(4009626,538.1)</text:p>
      <text:p text:style-name="P3">(4009627,488.08000000000004)</text:p>
      <text:p text:style-name="P3">(4009628,1000.78)</text:p>
      <text:p text:style-name="P3">(4009629,515.47)</text:p>
      <text:p text:style-name="P3">(4009630,404.21999999999997)</text:p>
      <text:p text:style-name="P3">(4009631,312.65)</text:p>
      <text:p text:style-name="P3"><text:soft-page-break/>(4009632,542.3)</text:p>
      <text:p text:style-name="P3">(4009633,244.95)</text:p>
      <text:p text:style-name="P3">(4009634,142.95)</text:p>
      <text:p text:style-name="P3">(4009635,582.4800000000001)</text:p>
      <text:p text:style-name="P3">(4009636,906.6299999999999)</text:p>
      <text:p text:style-name="P3">(4009637,572.9300000000001)</text:p>
      <text:p text:style-name="P3">(4009638,868.26)</text:p>
      <text:p text:style-name="P3">(4009639,245.07)</text:p>
      <text:p text:style-name="P3">(4009640,298.82)</text:p>
      <text:p text:style-name="P3">(4009641,529.7)</text:p>
      <text:p text:style-name="P3">(4009642,532.72)</text:p>
      <text:p text:style-name="P3">(4009643,348.46)</text:p>
      <text:p text:style-name="P3">(4009644,321.16999999999996)</text:p>
      <text:p text:style-name="P3">(4009645,708.7399999999999)</text:p>
      <text:p text:style-name="P3">(4009646,105.14)</text:p>
      <text:p text:style-name="P3">(4009647,381.62)</text:p>
      <text:p text:style-name="P3">(4009648,666.02)</text:p>
      <text:p text:style-name="P3">(4009649,391.38)</text:p>
      <text:p text:style-name="P3">(4009650,398.58)</text:p>
      <text:p text:style-name="P3">(4009651,283.72)</text:p>
      <text:p text:style-name="P3">(4009652,432.65999999999997)</text:p>
      <text:p text:style-name="P3">(4009653,503.72)</text:p>
      <text:p text:style-name="P3">(4009654,432.52)</text:p>
      <text:p text:style-name="P3">(4009655,686.5)</text:p>
      <text:p text:style-name="P3">(4009656,634.55)</text:p>
      <text:p text:style-name="P3">(4009657,762.71)</text:p>
      <text:p text:style-name="P3">(4009658,718.5699999999999)</text:p>
      <text:p text:style-name="P3">(4009659,689.72)</text:p>
      <text:p text:style-name="P3">(4009660,260.0)</text:p>
      <text:p text:style-name="P3">(4009661,504.21)</text:p>
      <text:p text:style-name="P3">(4009662,651.29)</text:p>
      <text:p text:style-name="P3">(4009663,481.73)</text:p>
      <text:p text:style-name="P3">(4009664,664.92)</text:p>
      <text:p text:style-name="P3">(4009665,748.55)</text:p>
      <text:p text:style-name="P3">(4009666,404.32)</text:p>
      <text:p text:style-name="P3">(4009667,432.9)</text:p>
      <text:p text:style-name="P3">(4009668,270.84000000000003)</text:p>
      <text:p text:style-name="P3">(4009669,364.32)</text:p>
      <text:p text:style-name="P3">(4009670,483.82)</text:p>
      <text:p text:style-name="P3">(4009671,343.7)</text:p>
      <text:p text:style-name="P3">(4009672,496.43000000000006)</text:p>
      <text:p text:style-name="P3">(4009673,1267.4900000000002)</text:p>
      <text:p text:style-name="P3">(4009674,312.88)</text:p>
      <text:p text:style-name="P3">(4009675,369.77)</text:p>
      <text:p text:style-name="P3">(4009676,744.54)</text:p>
      <text:p text:style-name="P3">(4009677,357.36)</text:p>
      <text:p text:style-name="P3">(4009678,808.35)</text:p>
      <text:p text:style-name="P3">(4009679,953.4)</text:p>
      <text:p text:style-name="P3">(4009680,789.28)</text:p>
      <text:p text:style-name="P3"><text:soft-page-break/>(4009681,123.47)</text:p>
      <text:p text:style-name="P3">(4009682,594.0)</text:p>
      <text:p text:style-name="P3">(4009683,401.09000000000003)</text:p>
      <text:p text:style-name="P3">(4009684,339.91)</text:p>
      <text:p text:style-name="P3">(4009685,127.68)</text:p>
      <text:p text:style-name="P3">(4009686,325.96000000000004)</text:p>
      <text:p text:style-name="P3">(4009687,445.18)</text:p>
      <text:p text:style-name="P3">(4009688,1025.57)</text:p>
      <text:p text:style-name="P3">(4009689,583.4300000000001)</text:p>
      <text:p text:style-name="P3">(4009690,411.19000000000005)</text:p>
      <text:p text:style-name="P3">(4009691,326.86)</text:p>
      <text:p text:style-name="P3">(4009692,258.41999999999996)</text:p>
      <text:p text:style-name="P3">(4009693,297.03)</text:p>
      <text:p text:style-name="P3">(4009694,330.08)</text:p>
      <text:p text:style-name="P3">(4009695,633.3399999999999)</text:p>
      <text:p text:style-name="P3">(4009696,612.71)</text:p>
      <text:p text:style-name="P3">(4009697,521.2199999999999)</text:p>
      <text:p text:style-name="P3">(4009698,384.53999999999996)</text:p>
      <text:p text:style-name="P3">(4009699,582.8199999999999)</text:p>
      <text:p text:style-name="P3">(4009700,366.47999999999996)</text:p>
      <text:p text:style-name="P3">(4009701,363.52)</text:p>
      <text:p text:style-name="P3">(4009702,455.72)</text:p>
      <text:p text:style-name="P3">(4009703,307.42999999999995)</text:p>
      <text:p text:style-name="P3">(4009704,569.64)</text:p>
      <text:p text:style-name="P3">(4009705,191.12)</text:p>
      <text:p text:style-name="P3">(4009706,422.32000000000005)</text:p>
      <text:p text:style-name="P3">(4009707,826.94)</text:p>
      <text:p text:style-name="P3">(4009708,308.15)</text:p>
      <text:p text:style-name="P3">(4009709,969.98)</text:p>
      <text:p text:style-name="P3">(4009710,479.8499999999999)</text:p>
      <text:p text:style-name="P3">(4009711,416.86)</text:p>
      <text:p text:style-name="P3">(4009712,847.23)</text:p>
      <text:p text:style-name="P3">(4009713,399.58000000000004)</text:p>
      <text:p text:style-name="P3">(4009714,395.32000000000005)</text:p>
      <text:p text:style-name="P3">(4009716,988.1900000000002)</text:p>
      <text:p text:style-name="P3">(4009717,583.98)</text:p>
      <text:p text:style-name="P3">(4009718,228.16000000000003)</text:p>
      <text:p text:style-name="P3">(4009719,1043.81)</text:p>
      <text:p text:style-name="P3">(4009720,648.67)</text:p>
      <text:p text:style-name="P3">(4009721,920.8000000000001)</text:p>
      <text:p text:style-name="P3">(4009722,192.42000000000002)</text:p>
      <text:p text:style-name="P3">(4009723,740.3199999999999)</text:p>
      <text:p text:style-name="P3">(4009724,709.6300000000001)</text:p>
      <text:p text:style-name="P3">(4009725,893.55)</text:p>
      <text:p text:style-name="P3">(4009726,442.67999999999995)</text:p>
      <text:p text:style-name="P3">(4009727,871.7499999999999)</text:p>
      <text:p text:style-name="P3">(4009728,215.73000000000002)</text:p>
      <text:p text:style-name="P3">(4009729,407.78000000000003)</text:p>
      <text:p text:style-name="P3">(4009730,663.86)</text:p>
      <text:p text:style-name="P3"><text:soft-page-break/>(4009731,275.62)</text:p>
      <text:p text:style-name="P3">(4009732,190.28)</text:p>
      <text:p text:style-name="P3">(4009733,672.69)</text:p>
      <text:p text:style-name="P3">(4009734,687.55)</text:p>
      <text:p text:style-name="P3">(4009735,474.59000000000003)</text:p>
      <text:p text:style-name="P3">(4009736,715.7)</text:p>
      <text:p text:style-name="P3">(4009737,487.97)</text:p>
      <text:p text:style-name="P3">(4009738,452.31999999999994)</text:p>
      <text:p text:style-name="P3">(4009739,282.82)</text:p>
      <text:p text:style-name="P3">(4009740,854.22)</text:p>
      <text:p text:style-name="P3">(4009741,525.21)</text:p>
      <text:p text:style-name="P3">(4009742,402.27)</text:p>
      <text:p text:style-name="P3">(4009743,620.28)</text:p>
      <text:p text:style-name="P3">(4009744,112.98)</text:p>
      <text:p text:style-name="P3">(4009745,388.1)</text:p>
      <text:p text:style-name="P3">(4009746,1032.23)</text:p>
      <text:p text:style-name="P3">(4009747,510.47)</text:p>
      <text:p text:style-name="P3">(4009748,385.84)</text:p>
      <text:p text:style-name="P3">(4009749,124.05)</text:p>
      <text:p text:style-name="P3">(4009750,697.44)</text:p>
      <text:p text:style-name="P3">(4009751,673.9200000000001)</text:p>
      <text:p text:style-name="P3">(4009752,443.25)</text:p>
      <text:p text:style-name="P3">(4009753,321.32)</text:p>
      <text:p text:style-name="P3">(4009754,426.98999999999995)</text:p>
      <text:p text:style-name="P3">(4009755,410.31)</text:p>
      <text:p text:style-name="P3">(4009756,604.61)</text:p>
      <text:p text:style-name="P3">(4009757,457.27)</text:p>
      <text:p text:style-name="P3">(4009758,809.39)</text:p>
      <text:p text:style-name="P3">(4009759,442.41)</text:p>
      <text:p text:style-name="P3">(4009760,193.33)</text:p>
      <text:p text:style-name="P3">(4009761,712.68)</text:p>
      <text:p text:style-name="P3">(4009762,225.31)</text:p>
      <text:p text:style-name="P3">(4009763,473.38000000000005)</text:p>
      <text:p text:style-name="P3">(4009764,224.19)</text:p>
      <text:p text:style-name="P3">(4009765,913.7199999999999)</text:p>
      <text:p text:style-name="P3">(4009766,291.15999999999997)</text:p>
      <text:p text:style-name="P3">(4009767,356.78999999999996)</text:p>
      <text:p text:style-name="P3">(4009768,367.57)</text:p>
      <text:p text:style-name="P3">(4009769,490.48)</text:p>
      <text:p text:style-name="P3">(4009770,192.23000000000002)</text:p>
      <text:p text:style-name="P3">(4009771,1277.0800000000002)</text:p>
      <text:p text:style-name="P3">(4009772,374.51)</text:p>
      <text:p text:style-name="P3">(4009773,1027.1000000000001)</text:p>
      <text:p text:style-name="P3">(4009774,665.49)</text:p>
      <text:p text:style-name="P3">(4009775,541.64)</text:p>
      <text:p text:style-name="P3">(4009776,519.11)</text:p>
      <text:p text:style-name="P3">(4009777,664.93)</text:p>
      <text:p text:style-name="P3">(4009778,982.4700000000001)</text:p>
      <text:p text:style-name="P3">(4009779,913.81)</text:p>
      <text:p text:style-name="P3"><text:soft-page-break/>(4009780,357.88)</text:p>
      <text:p text:style-name="P3">(4009781,334.71)</text:p>
      <text:p text:style-name="P3">(4009782,412.15999999999997)</text:p>
      <text:p text:style-name="P3">(4009783,776.08)</text:p>
      <text:p text:style-name="P3">(4009784,919.35)</text:p>
      <text:p text:style-name="P3">(4009785,331.87999999999994)</text:p>
      <text:p text:style-name="P3">(4009786,1116.11)</text:p>
      <text:p text:style-name="P3">(4009787,164.95999999999998)</text:p>
      <text:p text:style-name="P3">(4009788,167.25)</text:p>
      <text:p text:style-name="P3">(4009789,569.49)</text:p>
      <text:p text:style-name="P3">(4009790,697.7)</text:p>
      <text:p text:style-name="P3">(4009791,131.24)</text:p>
      <text:p text:style-name="P3">(4009792,486.11)</text:p>
      <text:p text:style-name="P3">(4009793,574.6)</text:p>
      <text:p text:style-name="P3">(4009794,412.97)</text:p>
      <text:p text:style-name="P3">(4009795,387.96)</text:p>
      <text:p text:style-name="P3">(4009796,398.69)</text:p>
      <text:p text:style-name="P3">(4009797,428.83000000000004)</text:p>
      <text:p text:style-name="P3">(4009798,791.54)</text:p>
      <text:p text:style-name="P3">(4009799,1026.33)</text:p>
      <text:p text:style-name="P3">(4009800,319.72)</text:p>
      <text:p text:style-name="P3">(4009801,547.0)</text:p>
      <text:p text:style-name="P3">(4009802,974.37)</text:p>
      <text:p text:style-name="P3">(4009803,533.54)</text:p>
      <text:p text:style-name="P3">(4009804,773.4100000000001)</text:p>
      <text:p text:style-name="P3">(4009805,240.63)</text:p>
      <text:p text:style-name="P3">(4009806,748.56)</text:p>
      <text:p text:style-name="P3">(4009807,507.06000000000006)</text:p>
      <text:p text:style-name="P3">(4009808,723.6)</text:p>
      <text:p text:style-name="P3">(4009809,624.96)</text:p>
      <text:p text:style-name="P3">(4009810,681.2399999999999)</text:p>
      <text:p text:style-name="P3">(4009811,443.83000000000004)</text:p>
      <text:p text:style-name="P3">(4009812,121.83)</text:p>
      <text:p text:style-name="P3">(4009813,164.61)</text:p>
      <text:p text:style-name="P3">(4009814,1035.1999999999998)</text:p>
      <text:p text:style-name="P3">(4009815,227.41000000000003)</text:p>
      <text:p text:style-name="P3">(4009816,447.83)</text:p>
      <text:p text:style-name="P3">(4009817,738.6300000000001)</text:p>
      <text:p text:style-name="P3">(4009818,659.64)</text:p>
      <text:p text:style-name="P3">(4009819,536.93)</text:p>
      <text:p text:style-name="P3">(4009820,879.8399999999999)</text:p>
      <text:p text:style-name="P3">(4009821,369.49)</text:p>
      <text:p text:style-name="P3">(4009822,360.28)</text:p>
      <text:p text:style-name="P3">(4009823,516.31)</text:p>
      <text:p text:style-name="P3">(4009824,222.82999999999998)</text:p>
      <text:p text:style-name="P3">(4009825,602.79)</text:p>
      <text:p text:style-name="P3">(4009826,417.72999999999996)</text:p>
      <text:p text:style-name="P3">(4009827,419.92)</text:p>
      <text:p text:style-name="P3">(4009828,848.9400000000002)</text:p>
      <text:p text:style-name="P3"><text:soft-page-break/>(4009829,279.14)</text:p>
      <text:p text:style-name="P3">(4009830,180.91)</text:p>
      <text:p text:style-name="P3">(4009831,972.9799999999999)</text:p>
      <text:p text:style-name="P3">(4009832,363.85)</text:p>
      <text:p text:style-name="P3">(4009833,127.53)</text:p>
      <text:p text:style-name="P3">(4009834,812.99)</text:p>
      <text:p text:style-name="P3">(4009835,361.54)</text:p>
      <text:p text:style-name="P3">(4009836,553.75)</text:p>
      <text:p text:style-name="P3">(4009837,712.54)</text:p>
      <text:p text:style-name="P3">(4009838,958.7600000000001)</text:p>
      <text:p text:style-name="P3">(4009839,760.37)</text:p>
      <text:p text:style-name="P3">(4009840,545.73)</text:p>
      <text:p text:style-name="P3">(4009841,560.71)</text:p>
      <text:p text:style-name="P3">(4009842,718.0699999999999)</text:p>
      <text:p text:style-name="P3">(4009843,387.68)</text:p>
      <text:p text:style-name="P3">(4009844,223.66)</text:p>
      <text:p text:style-name="P3">(4009845,618.22)</text:p>
      <text:p text:style-name="P3">(4009846,85.56)</text:p>
      <text:p text:style-name="P3">(4009847,355.79999999999995)</text:p>
      <text:p text:style-name="P3">(4009848,343.95000000000005)</text:p>
      <text:p text:style-name="P3">(4009849,96.54)</text:p>
      <text:p text:style-name="P3">(4009850,625.28)</text:p>
      <text:p text:style-name="P3">(4009851,933.3699999999999)</text:p>
      <text:p text:style-name="P3">(4009852,136.66)</text:p>
      <text:p text:style-name="P3">(4009853,609.92)</text:p>
      <text:p text:style-name="P3">(4009854,667.49)</text:p>
      <text:p text:style-name="P3">(4009855,187.73000000000002)</text:p>
      <text:p text:style-name="P3">(4009857,663.82)</text:p>
      <text:p text:style-name="P3">(4009858,287.28)</text:p>
      <text:p text:style-name="P3">(4009859,679.74)</text:p>
      <text:p text:style-name="P3">(4009860,590.73)</text:p>
      <text:p text:style-name="P3">(4009861,587.1999999999999)</text:p>
      <text:p text:style-name="P3">(4009862,637.35)</text:p>
      <text:p text:style-name="P3">(4009863,418.0)</text:p>
      <text:p text:style-name="P3">(4009864,694.9300000000001)</text:p>
      <text:p text:style-name="P3">(4009865,138.34)</text:p>
      <text:p text:style-name="P3">(4009866,288.17)</text:p>
      <text:p text:style-name="P3">(4009867,215.01)</text:p>
      <text:p text:style-name="P3">(4009868,1058.23)</text:p>
      <text:p text:style-name="P3">(4009869,638.77)</text:p>
      <text:p text:style-name="P3">(4009870,590.5500000000001)</text:p>
      <text:p text:style-name="P3">(4009871,657.0699999999999)</text:p>
      <text:p text:style-name="P3">(4009872,451.59)</text:p>
      <text:p text:style-name="P3">(4009873,372.88)</text:p>
      <text:p text:style-name="P3">(4009874,179.22000000000003)</text:p>
      <text:p text:style-name="P3">(4009875,455.08000000000004)</text:p>
      <text:p text:style-name="P3">(4009876,203.95)</text:p>
      <text:p text:style-name="P3">(4009877,551.63)</text:p>
      <text:p text:style-name="P3">(4009878,559.77)</text:p>
      <text:p text:style-name="P3"><text:soft-page-break/>(4009879,353.3)</text:p>
      <text:p text:style-name="P3">(4009880,274.87)</text:p>
      <text:p text:style-name="P3">(4009881,331.28999999999996)</text:p>
      <text:p text:style-name="P3">(4009882,472.76000000000005)</text:p>
      <text:p text:style-name="P3">(4009883,516.02)</text:p>
      <text:p text:style-name="P3">(4009884,246.10999999999999)</text:p>
      <text:p text:style-name="P3">(4009885,738.9100000000001)</text:p>
      <text:p text:style-name="P3">(4009886,823.42)</text:p>
      <text:p text:style-name="P3">(4009887,648.33)</text:p>
      <text:p text:style-name="P3">(4009888,366.49)</text:p>
      <text:p text:style-name="P3">(4009889,515.25)</text:p>
      <text:p text:style-name="P3">(4009890,591.6899999999999)</text:p>
      <text:p text:style-name="P3">(4009891,200.13)</text:p>
      <text:p text:style-name="P3">(4009892,782.52)</text:p>
      <text:p text:style-name="P3">(4009893,724.1500000000001)</text:p>
      <text:p text:style-name="P3">(4009894,714.32)</text:p>
      <text:p text:style-name="P3">(4009895,991.4)</text:p>
      <text:p text:style-name="P3">(4009896,702.6299999999999)</text:p>
      <text:p text:style-name="P3">(4009897,617.92)</text:p>
      <text:p text:style-name="P3">(4009898,431.24)</text:p>
      <text:p text:style-name="P3">(4009899,891.36)</text:p>
      <text:p text:style-name="P3">(4009900,834.85)</text:p>
      <text:p text:style-name="P3">(4009901,603.52)</text:p>
      <text:p text:style-name="P3">(4009903,316.52)</text:p>
      <text:p text:style-name="P3">(4009904,797.74)</text:p>
      <text:p text:style-name="P3">(4009905,631.3199999999999)</text:p>
      <text:p text:style-name="P3">(4009906,578.22)</text:p>
      <text:p text:style-name="P3">(4009907,427.65)</text:p>
      <text:p text:style-name="P3">(4009908,625.76)</text:p>
      <text:p text:style-name="P3">(4009909,110.28)</text:p>
      <text:p text:style-name="P3">(4009910,756.01)</text:p>
      <text:p text:style-name="P3">(4009911,864.7099999999999)</text:p>
      <text:p text:style-name="P3">(4009912,297.8)</text:p>
      <text:p text:style-name="P3">(4009913,105.08000000000001)</text:p>
      <text:p text:style-name="P3">(4009914,967.23)</text:p>
      <text:p text:style-name="P3">(4009915,542.4)</text:p>
      <text:p text:style-name="P3">(4009916,786.5400000000001)</text:p>
      <text:p text:style-name="P3">(4009917,272.05)</text:p>
      <text:p text:style-name="P3">(4009918,1123.0700000000002)</text:p>
      <text:p text:style-name="P3">(4009919,967.9199999999998)</text:p>
      <text:p text:style-name="P3">(4009920,650.6600000000001)</text:p>
      <text:p text:style-name="P3">(4009921,395.21999999999997)</text:p>
      <text:p text:style-name="P3">(4009922,905.9)</text:p>
      <text:p text:style-name="P3">(4009923,563.33)</text:p>
      <text:p text:style-name="P3">(4009924,533.49)</text:p>
      <text:p text:style-name="P3">(4009925,43.56)</text:p>
      <text:p text:style-name="P3">(4009926,164.91)</text:p>
      <text:p text:style-name="P3">(4009927,476.7)</text:p>
      <text:p text:style-name="P3">(4009928,889.48)</text:p>
      <text:p text:style-name="P3"><text:soft-page-break/>(4009929,526.46)</text:p>
      <text:p text:style-name="P3">(4009930,456.39)</text:p>
      <text:p text:style-name="P3">(4009931,340.49)</text:p>
      <text:p text:style-name="P3">(4009932,450.72)</text:p>
      <text:p text:style-name="P3">(4009933,406.32000000000005)</text:p>
      <text:p text:style-name="P3">(4009934,658.4599999999999)</text:p>
      <text:p text:style-name="P3">(4009935,530.05)</text:p>
      <text:p text:style-name="P3">(4009936,657.49)</text:p>
      <text:p text:style-name="P3">(4009937,203.21999999999997)</text:p>
      <text:p text:style-name="P3">(4009938,499.54999999999995)</text:p>
      <text:p text:style-name="P3">(4009939,558.5999999999999)</text:p>
      <text:p text:style-name="P3">(4009940,670.6199999999999)</text:p>
      <text:p text:style-name="P3">(4009941,860.2)</text:p>
      <text:p text:style-name="P3">(4009942,216.21)</text:p>
      <text:p text:style-name="P3">(4009943,531.0799999999999)</text:p>
      <text:p text:style-name="P3">(4009944,344.90999999999997)</text:p>
      <text:p text:style-name="P3">(4009945,484.95000000000005)</text:p>
      <text:p text:style-name="P3">(4009946,437.14)</text:p>
      <text:p text:style-name="P3">(4009947,464.57)</text:p>
      <text:p text:style-name="P3">(4009948,393.57)</text:p>
      <text:p text:style-name="P3">(4009949,424.7)</text:p>
      <text:p text:style-name="P3">(4009950,309.13)</text:p>
      <text:p text:style-name="P3">(4009951,556.45)</text:p>
      <text:p text:style-name="P3">(4009952,756.6700000000001)</text:p>
      <text:p text:style-name="P3">(4009953,283.84)</text:p>
      <text:p text:style-name="P3">(4009954,346.59000000000003)</text:p>
      <text:p text:style-name="P3">(4009955,334.2)</text:p>
      <text:p text:style-name="P3">(4009956,1067.03)</text:p>
      <text:p text:style-name="P3">(4009957,142.57)</text:p>
      <text:p text:style-name="P3">(4009958,471.94)</text:p>
      <text:p text:style-name="P3">(4009959,142.1)</text:p>
      <text:p text:style-name="P3">(4009960,642.1100000000001)</text:p>
      <text:p text:style-name="P3">(4009961,877.32)</text:p>
      <text:p text:style-name="P3">(4009962,419.83)</text:p>
      <text:p text:style-name="P3">(4009963,161.82999999999998)</text:p>
      <text:p text:style-name="P3">(4009964,386.46999999999997)</text:p>
      <text:p text:style-name="P3">(4009965,145.1)</text:p>
      <text:p text:style-name="P3">(4009966,412.84)</text:p>
      <text:p text:style-name="P3">(4009967,622.6800000000001)</text:p>
      <text:p text:style-name="P3">(4009968,704.07)</text:p>
      <text:p text:style-name="P3">(4009969,461.19)</text:p>
      <text:p text:style-name="P3">(4009970,154.92)</text:p>
      <text:p text:style-name="P3">(4009971,528.3399999999999)</text:p>
      <text:p text:style-name="P3">(4009972,691.19)</text:p>
      <text:p text:style-name="P3">(4009973,908.1800000000001)</text:p>
      <text:p text:style-name="P3">(4009974,828.4599999999999)</text:p>
      <text:p text:style-name="P3">(4009975,538.8100000000001)</text:p>
      <text:p text:style-name="P3">(4009976,325.47)</text:p>
      <text:p text:style-name="P3">(4009977,400.78)</text:p>
      <text:p text:style-name="P3"><text:soft-page-break/>(4009978,106.42)</text:p>
      <text:p text:style-name="P3">(4009979,785.2799999999999)</text:p>
      <text:p text:style-name="P3">(4009980,567.12)</text:p>
      <text:p text:style-name="P3">(4009981,395.14000000000004)</text:p>
      <text:p text:style-name="P3">(4009982,325.22999999999996)</text:p>
      <text:p text:style-name="P3">(4009983,342.75)</text:p>
      <text:p text:style-name="P3">(4009984,522.6600000000001)</text:p>
      <text:p text:style-name="P3">(4009985,430.03000000000003)</text:p>
      <text:p text:style-name="P3">(4009986,230.87)</text:p>
      <text:p text:style-name="P3">(4009987,516.98)</text:p>
      <text:p text:style-name="P3">(4009988,234.05)</text:p>
      <text:p text:style-name="P3">(4009989,200.95)</text:p>
      <text:p text:style-name="P3">(4009990,754.4200000000001)</text:p>
      <text:p text:style-name="P3">(4009991,372.45)</text:p>
      <text:p text:style-name="P3">(4009992,336.73)</text:p>
      <text:p text:style-name="P3">(4009993,331.9)</text:p>
      <text:p text:style-name="P3">(4009994,461.03999999999996)</text:p>
      <text:p text:style-name="P3">(4009995,455.13000000000005)</text:p>
      <text:p text:style-name="P3">(4009996,836.12)</text:p>
      <text:p text:style-name="P3">(4009997,486.18999999999994)</text:p>
      <text:p text:style-name="P3">(4009998,665.6999999999999)</text:p>
      <text:p text:style-name="P3">(4009999,682.02)</text:p>
      <text:p text:style-name="P3"/>
      <text:p text:style-name="P3"/>
      <text:p text:style-name="P3">orderbyamount = order sumbycustid by $1;</text:p>
      <text:p text:style-name="P3"/>
      <text:p text:style-name="P3">dump orderbyamount;</text:p>
      <text:p text:style-name="P3"/>
      <text:p text:style-name="P4">amt = LIMIT orderbyamount 10;</text:p>
      <text:p text:style-name="P4"/>
      <text:p text:style-name="P4">dump amt;</text:p>
      <text:p text:style-name="P4"/>
      <text:p text:style-name="P4">(4007577,5.63)</text:p>
      <text:p text:style-name="P4">(4000960,5.7)</text:p>
      <text:p text:style-name="P4">(4005196,6.66)</text:p>
      <text:p text:style-name="P4">(4002513,6.92)</text:p>
      <text:p text:style-name="P4">(4000590,8.46)</text:p>
      <text:p text:style-name="P4">(4006547,8.72)</text:p>
      <text:p text:style-name="P4">(4007518,9.12)</text:p>
      <text:p text:style-name="P4">(4009289,10.32)</text:p>
      <text:p text:style-name="P4">(4004336,10.47)</text:p>
      <text:p text:style-name="P4">(4000224,10.58)</text:p>
      <text:p text:style-name="P4"/>
      <text:p text:style-name="P4">orderbyamount = order sumbycustid by $1 desc;</text:p>
      <text:p text:style-name="P4"/>
      <text:p text:style-name="P4">dump ordebyamount;</text:p>
      <text:p text:style-name="P4"/>
      <text:p text:style-name="P4">amt = LIMIT orderbyamount 10;</text:p>
      <text:p text:style-name="P4">dump amt;</text:p>
      <text:p text:style-name="P4"><text:soft-page-break/></text:p>
      <text:p text:style-name="P4">(4009485,1973.3)</text:p>
      <text:p text:style-name="P4">(4006425,1732.0900000000001)</text:p>
      <text:p text:style-name="P4">(4000221,1671.47)</text:p>
      <text:p text:style-name="P4">(4003228,1640.6299999999999)</text:p>
      <text:p text:style-name="P4">(4006606,1628.94)</text:p>
      <text:p text:style-name="P4">(4006467,1605.95)</text:p>
      <text:p text:style-name="P4">(4004927,1576.71)</text:p>
      <text:p text:style-name="P4">(4008321,1560.7900000000002)</text:p>
      <text:p text:style-name="P4">(4000815,1557.8200000000002)</text:p>
      <text:p text:style-name="P4">(4001051,1488.6699999999998)</text:p>
      <text:p text:style-name="P4"/>
      <text:p text:style-name="P4"/>
      <text:p text:style-name="P5">sumbycustid = FOREACH groupbycustid GENERATE group as custid, ROUND_TO(SUM(txn.amount),2) as sum;</text:p>
      <text:p text:style-name="P5"/>
      <text:p text:style-name="P5">dump sumbycustid;</text:p>
      <text:p text:style-name="P5"/>
      <text:p text:style-name="P5">(4001750,304.43)</text:p>
      <text:p text:style-name="P5">(4001751,605.36)</text:p>
      <text:p text:style-name="P5">(4001752,653.87)</text:p>
      <text:p text:style-name="P5">(4001753,419.49)</text:p>
      <text:p text:style-name="P5">(4001755,1007.48)</text:p>
      <text:p text:style-name="P5">(4001756,837.98)</text:p>
      <text:p text:style-name="P5">(4001757,345.7)</text:p>
      <text:p text:style-name="P5">(4001758,460.72)</text:p>
      <text:p text:style-name="P5">(4001759,817.11)</text:p>
      <text:p text:style-name="P5">(4001760,617.15)</text:p>
      <text:p text:style-name="P5">(4001761,426.74)</text:p>
      <text:p text:style-name="P5">(4001762,727.52)</text:p>
      <text:p text:style-name="P5">(4001763,761.52)</text:p>
      <text:p text:style-name="P5">(4001764,241.88)</text:p>
      <text:p text:style-name="P5">(4001765,915.32)</text:p>
      <text:p text:style-name="P5">(4001766,310.24)</text:p>
      <text:p text:style-name="P5">(4001767,736.58)</text:p>
      <text:p text:style-name="P5">(4001768,576.26)</text:p>
      <text:p text:style-name="P5">(4001769,319.47)</text:p>
      <text:p text:style-name="P5">(4001770,507.86)</text:p>
      <text:p text:style-name="P5">(4001771,334.41)</text:p>
      <text:p text:style-name="P5">(4001772,502.65)</text:p>
      <text:p text:style-name="P5">(4001773,212.95)</text:p>
      <text:p text:style-name="P5">(4001774,434.83)</text:p>
      <text:p text:style-name="P5">(4001775,435.81)</text:p>
      <text:p text:style-name="P5">(4001776,291.2)</text:p>
      <text:p text:style-name="P5">(4001777,578.43)</text:p>
      <text:p text:style-name="P5">(4001778,832.06)</text:p>
      <text:p text:style-name="P5">(4001779,1364.37)</text:p>
      <text:p text:style-name="P5">(4001780,752.8)</text:p>
      <text:p text:style-name="P5">(4001781,567.57)</text:p>
      <text:p text:style-name="P5"><text:soft-page-break/>(4001782,606.13)</text:p>
      <text:p text:style-name="P5">(4001783,749.4)</text:p>
      <text:p text:style-name="P5">(4001784,809.73)</text:p>
      <text:p text:style-name="P5">(4001785,359.28)</text:p>
      <text:p text:style-name="P5">(4001786,478.56)</text:p>
      <text:p text:style-name="P5">(4001787,707.18)</text:p>
      <text:p text:style-name="P5">(4001788,918.01)</text:p>
      <text:p text:style-name="P5">(4001789,763.62)</text:p>
      <text:p text:style-name="P5">(4001790,914.56)</text:p>
      <text:p text:style-name="P5">(4001791,1219.05)</text:p>
      <text:p text:style-name="P5">(4001792,118.62)</text:p>
      <text:p text:style-name="P5">(4001793,808.38)</text:p>
      <text:p text:style-name="P5">(4001794,696.92)</text:p>
      <text:p text:style-name="P5">(4001795,200.33)</text:p>
      <text:p text:style-name="P5">(4001796,470.68)</text:p>
      <text:p text:style-name="P5">(4001797,754.07)</text:p>
      <text:p text:style-name="P5">(4001798,192.73)</text:p>
      <text:p text:style-name="P5">(4001799,618.87)</text:p>
      <text:p text:style-name="P5">(4001800,314.55)</text:p>
      <text:p text:style-name="P5">(4001801,728.67)</text:p>
      <text:p text:style-name="P5">(4001802,528.2)</text:p>
      <text:p text:style-name="P5">(4001803,294.98)</text:p>
      <text:p text:style-name="P5">(4001804,440.68)</text:p>
      <text:p text:style-name="P5">(4001805,462.39)</text:p>
      <text:p text:style-name="P5">(4001806,669.06)</text:p>
      <text:p text:style-name="P5">(4001807,456.77)</text:p>
      <text:p text:style-name="P5">(4001808,634.44)</text:p>
      <text:p text:style-name="P5">(4001809,262.81)</text:p>
      <text:p text:style-name="P5">(4001810,954.2)</text:p>
      <text:p text:style-name="P5">(4001811,614.58)</text:p>
      <text:p text:style-name="P5">(4001812,683.68)</text:p>
      <text:p text:style-name="P5">(4001813,217.53)</text:p>
      <text:p text:style-name="P5">(4001814,126.54)</text:p>
      <text:p text:style-name="P5">(4001815,353.92)</text:p>
      <text:p text:style-name="P5">(4001816,343.05)</text:p>
      <text:p text:style-name="P5">(4001817,393.1)</text:p>
      <text:p text:style-name="P5">(4001818,690.47)</text:p>
      <text:p text:style-name="P5">(4001819,112.4)</text:p>
      <text:p text:style-name="P5">(4001820,771.62)</text:p>
      <text:p text:style-name="P5">(4001821,708.69)</text:p>
      <text:p text:style-name="P5">(4001822,353.71)</text:p>
      <text:p text:style-name="P5">(4001823,247.28)</text:p>
      <text:p text:style-name="P5">(4001824,113.03)</text:p>
      <text:p text:style-name="P5">(4001825,399.03)</text:p>
      <text:p text:style-name="P5">(4001826,387.92)</text:p>
      <text:p text:style-name="P5">(4001827,233.61)</text:p>
      <text:p text:style-name="P5">(4001828,954.1)</text:p>
      <text:p text:style-name="P5">(4001829,766.24)</text:p>
      <text:p text:style-name="P5">(4001830,623.24)</text:p>
      <text:p text:style-name="P5"><text:soft-page-break/></text:p>
      <text:p text:style-name="P5">(4001831,372.08)</text:p>
      <text:p text:style-name="P5">(4001832,376.1)</text:p>
      <text:p text:style-name="P5">(4001833,618.95)</text:p>
      <text:p text:style-name="P5">(4001834,98.1)</text:p>
      <text:p text:style-name="P5">(4001835,339.64)</text:p>
      <text:p text:style-name="P5">(4001836,875.97)</text:p>
      <text:p text:style-name="P5">(4001837,301.64)</text:p>
      <text:p text:style-name="P5">(4001838,665.81)</text:p>
      <text:p text:style-name="P5">(4001839,636.77)</text:p>
      <text:p text:style-name="P5">(4001840,357.97)</text:p>
      <text:p text:style-name="P5">(4001841,464.49)</text:p>
      <text:p text:style-name="P5">(4001842,545.32)</text:p>
      <text:p text:style-name="P5">(4001843,995.52)</text:p>
      <text:p text:style-name="P5">(4001844,295.57)</text:p>
      <text:p text:style-name="P5">(4001845,753.89)</text:p>
      <text:p text:style-name="P5">(4001846,94.91)</text:p>
      <text:p text:style-name="P5">(4001847,292.3)</text:p>
      <text:p text:style-name="P5">(4001848,840.08)</text:p>
      <text:p text:style-name="P5">(4001849,428.68)</text:p>
      <text:p text:style-name="P5">(4001850,163.13)</text:p>
      <text:p text:style-name="P5">(4001851,1034.77)</text:p>
      <text:p text:style-name="P5">(4001852,580.3)</text:p>
      <text:p text:style-name="P5">(4001853,653.45)</text:p>
      <text:p text:style-name="P5">(4001854,173.89)</text:p>
      <text:p text:style-name="P5">(4001855,48.49)</text:p>
      <text:p text:style-name="P5">(4001856,186.91)</text:p>
      <text:p text:style-name="P5">(4001857,632.22)</text:p>
      <text:p text:style-name="P5">(4001858,235.45)</text:p>
      <text:p text:style-name="P5">(4001859,291.08)</text:p>
      <text:p text:style-name="P5">(4001860,188.32)</text:p>
      <text:p text:style-name="P5">(4001861,461.66)</text:p>
      <text:p text:style-name="P5">(4001862,290.78)</text:p>
      <text:p text:style-name="P5">(4001863,631.83)</text:p>
      <text:p text:style-name="P5">(4001864,548.22)</text:p>
      <text:p text:style-name="P5">(4001865,363.86)</text:p>
      <text:p text:style-name="P5">(4001866,740.85)</text:p>
      <text:p text:style-name="P5">(4001867,452.26)</text:p>
      <text:p text:style-name="P5">(4001868,629.43)</text:p>
      <text:p text:style-name="P5">(4001869,539.89)</text:p>
      <text:p text:style-name="P5">(4001870,454.88)</text:p>
      <text:p text:style-name="P5">(4001871,688.03)</text:p>
      <text:p text:style-name="P5">(4001872,250.03)</text:p>
      <text:p text:style-name="P5">(4001873,658.77)</text:p>
      <text:p text:style-name="P5">(4001874,1136.48)</text:p>
      <text:p text:style-name="P5">(4001875,299.96)</text:p>
      <text:p text:style-name="P5">(4001876,566.52)</text:p>
      <text:p text:style-name="P5">(4001877,427.42)</text:p>
      <text:p text:style-name="P5">(4001878,380.61)</text:p>
      <text:p text:style-name="P5"><text:soft-page-break/>(4001879,377.27)</text:p>
      <text:p text:style-name="P5">(4001880,345.55)</text:p>
      <text:p text:style-name="P5">(4001881,274.33)</text:p>
      <text:p text:style-name="P5">(4001882,367.25)</text:p>
      <text:p text:style-name="P5">(4001883,162.65)</text:p>
      <text:p text:style-name="P5">(4001884,555.46)</text:p>
      <text:p text:style-name="P5">(4001885,552.8)</text:p>
      <text:p text:style-name="P5">(4001886,427.75)</text:p>
      <text:p text:style-name="P5">(4001887,856.88)</text:p>
      <text:p text:style-name="P5">(4001888,704.33)</text:p>
      <text:p text:style-name="P5">(4001889,571.26)</text:p>
      <text:p text:style-name="P5">(4001890,466.93)</text:p>
      <text:p text:style-name="P5">(4001891,950.28)</text:p>
      <text:p text:style-name="P5">(4001892,694.23)</text:p>
      <text:p text:style-name="P5">(4001893,120.81)</text:p>
      <text:p text:style-name="P5">(4001894,312.55)</text:p>
      <text:p text:style-name="P5">(4001895,404.88)</text:p>
      <text:p text:style-name="P5">(4001896,659.76)</text:p>
      <text:p text:style-name="P5">(4001897,482.92)</text:p>
      <text:p text:style-name="P5">(4001898,284.16)</text:p>
      <text:p text:style-name="P5">(4001899,224.54)</text:p>
      <text:p text:style-name="P5">(4001900,928.46)</text:p>
      <text:p text:style-name="P5">(4001901,757.77)</text:p>
      <text:p text:style-name="P5">(4001902,637.42)</text:p>
      <text:p text:style-name="P5">(4001903,217.9)</text:p>
      <text:p text:style-name="P5">(4001904,381.28)</text:p>
      <text:p text:style-name="P5">(4001905,265.23)</text:p>
      <text:p text:style-name="P5">(4001906,606.47)</text:p>
      <text:p text:style-name="P5">(4001907,372.74)</text:p>
      <text:p text:style-name="P5">(4001908,222.02)</text:p>
      <text:p text:style-name="P5">(4001909,388.33)</text:p>
      <text:p text:style-name="P5">(4001910,443.13)</text:p>
      <text:p text:style-name="P5">(4001911,626.37)</text:p>
      <text:p text:style-name="P5">(4001912,660.91)</text:p>
      <text:p text:style-name="P5">(4001913,395.37)</text:p>
      <text:p text:style-name="P5">(4001914,658.25)</text:p>
      <text:p text:style-name="P5">(4001915,234.33)</text:p>
      <text:p text:style-name="P5">(4001917,847.13)</text:p>
      <text:p text:style-name="P5">(4001918,337.75)</text:p>
      <text:p text:style-name="P5">(4001919,816.74)</text:p>
      <text:p text:style-name="P5">(4001920,322.11)</text:p>
      <text:p text:style-name="P5">(4001921,492.86)</text:p>
      <text:p text:style-name="P5">(4001922,390.91)</text:p>
      <text:p text:style-name="P5">(4001923,580.42)</text:p>
      <text:p text:style-name="P5">(4001924,418.45)</text:p>
      <text:p text:style-name="P5">(4001925,521.1)</text:p>
      <text:p text:style-name="P5">(4001926,1274.93)</text:p>
      <text:p text:style-name="P5">(4001927,277.57)</text:p>
      <text:p text:style-name="P5">(4001928,402.95)</text:p>
      <text:p text:style-name="P5"><text:soft-page-break/>(4001929,382.7)</text:p>
      <text:p text:style-name="P5">(4001930,691.14)</text:p>
      <text:p text:style-name="P5">(4001931,763.24)</text:p>
      <text:p text:style-name="P5">(4001932,1092.47)</text:p>
      <text:p text:style-name="P5">(4001933,151.81)</text:p>
      <text:p text:style-name="P5">(4001934,615.08)</text:p>
      <text:p text:style-name="P5">(4001935,476.63)</text:p>
      <text:p text:style-name="P5">(4001936,672.86)</text:p>
      <text:p text:style-name="P5">(4001937,533.92)</text:p>
      <text:p text:style-name="P5">(4001938,388.4)</text:p>
      <text:p text:style-name="P5">(4001939,571.23)</text:p>
      <text:p text:style-name="P5">(4001940,379.76)</text:p>
      <text:p text:style-name="P5">(4001941,677.1)</text:p>
      <text:p text:style-name="P5">(4001942,1030.82)</text:p>
      <text:p text:style-name="P5">(4001943,190.8)</text:p>
      <text:p text:style-name="P5">(4001944,290.37)</text:p>
      <text:p text:style-name="P5">(4001946,424.61)</text:p>
      <text:p text:style-name="P5">(4001947,456.3)</text:p>
      <text:p text:style-name="P5">(4001948,762.78)</text:p>
      <text:p text:style-name="P5">(4001949,336.51)</text:p>
      <text:p text:style-name="P5">(4001950,835.44)</text:p>
      <text:p text:style-name="P5">(4001951,333.83)</text:p>
      <text:p text:style-name="P5">(4001952,857.87)</text:p>
      <text:p text:style-name="P5">(4001953,418.36)</text:p>
      <text:p text:style-name="P5">(4001954,1259.5)</text:p>
      <text:p text:style-name="P5">(4001955,370.28)</text:p>
      <text:p text:style-name="P5">(4001956,568.96)</text:p>
      <text:p text:style-name="P5">(4001957,306.06)</text:p>
      <text:p text:style-name="P5">(4001958,655.3)</text:p>
      <text:p text:style-name="P5">(4001959,247.43)</text:p>
      <text:p text:style-name="P5">(4001960,447.76)</text:p>
      <text:p text:style-name="P5">(4001961,432.89)</text:p>
      <text:p text:style-name="P5">(4001962,329.74)</text:p>
      <text:p text:style-name="P5">(4001963,787.77)</text:p>
      <text:p text:style-name="P5">(4001964,533.13)</text:p>
      <text:p text:style-name="P5">(4001965,974.04)</text:p>
      <text:p text:style-name="P5">(4001966,546.06)</text:p>
      <text:p text:style-name="P5">(4001967,194.7)</text:p>
      <text:p text:style-name="P5">(4001968,264.39)</text:p>
      <text:p text:style-name="P5">(4001969,1142.4)</text:p>
      <text:p text:style-name="P5">(4001970,428.12)</text:p>
      <text:p text:style-name="P5">(4001971,382.06)</text:p>
      <text:p text:style-name="P5">(4001972,1254.53)</text:p>
      <text:p text:style-name="P5">(4001973,673.62)</text:p>
      <text:p text:style-name="P5">(4001974,719.11)</text:p>
      <text:p text:style-name="P5">(4001975,341.49)</text:p>
      <text:p text:style-name="P5">(4001976,558.71)</text:p>
      <text:p text:style-name="P5">(4001977,394.1)</text:p>
      <text:p text:style-name="P5">(4001978,724.95)</text:p>
      <text:p text:style-name="P5"><text:soft-page-break/>(4001979,714.65)</text:p>
      <text:p text:style-name="P5">(4001980,143.6)</text:p>
      <text:p text:style-name="P5">(4001981,638.95)</text:p>
      <text:p text:style-name="P5">(4001982,283.68)</text:p>
      <text:p text:style-name="P5">(4001983,286.73)</text:p>
      <text:p text:style-name="P5">(4001984,481.45)</text:p>
      <text:p text:style-name="P5">(4001985,465.22)</text:p>
      <text:p text:style-name="P5">(4001986,615.23)</text:p>
      <text:p text:style-name="P5">(4001987,538.0)</text:p>
      <text:p text:style-name="P5">(4001988,264.97)</text:p>
      <text:p text:style-name="P5">(4001989,605.48)</text:p>
      <text:p text:style-name="P5">(4001990,576.72)</text:p>
      <text:p text:style-name="P5">(4001991,587.71)</text:p>
      <text:p text:style-name="P5">(4001992,379.77)</text:p>
      <text:p text:style-name="P5">(4001993,266.17)</text:p>
      <text:p text:style-name="P5">(4001994,673.39)</text:p>
      <text:p text:style-name="P5">(4001995,656.42)</text:p>
      <text:p text:style-name="P5">(4001996,541.29)</text:p>
      <text:p text:style-name="P5">(4001997,542.62)</text:p>
      <text:p text:style-name="P5">(4001998,366.92)</text:p>
      <text:p text:style-name="P5">(4001999,771.5)</text:p>
      <text:p text:style-name="P5">(4002000,566.18)</text:p>
      <text:p text:style-name="P5">(4002001,602.69)</text:p>
      <text:p text:style-name="P5">(4002002,443.46)</text:p>
      <text:p text:style-name="P5">(4002003,418.5)</text:p>
      <text:p text:style-name="P5">(4002004,403.31)</text:p>
      <text:p text:style-name="P5">(4002005,204.84)</text:p>
      <text:p text:style-name="P5">(4002006,648.97)</text:p>
      <text:p text:style-name="P5">(4002007,473.47)</text:p>
      <text:p text:style-name="P5">(4002008,19.89)</text:p>
      <text:p text:style-name="P5">(4002009,712.8)</text:p>
      <text:p text:style-name="P5">(4002010,413.11)</text:p>
      <text:p text:style-name="P5">(4002011,256.31)</text:p>
      <text:p text:style-name="P5">(4002012,237.31)</text:p>
      <text:p text:style-name="P5">(4002013,446.94)</text:p>
      <text:p text:style-name="P5">(4002014,1201.46)</text:p>
      <text:p text:style-name="P5">(4002015,289.42)</text:p>
      <text:p text:style-name="P5">(4002016,75.88)</text:p>
      <text:p text:style-name="P5">(4002017,1009.33)</text:p>
      <text:p text:style-name="P5">(4002018,665.86)</text:p>
      <text:p text:style-name="P5">(4002019,30.78)</text:p>
      <text:p text:style-name="P5">(4002020,355.93)</text:p>
      <text:p text:style-name="P5">(4002021,1030.42)</text:p>
      <text:p text:style-name="P5">(4002023,264.37)</text:p>
      <text:p text:style-name="P5">(4002024,61.93)</text:p>
      <text:p text:style-name="P5">(4002025,624.52)</text:p>
      <text:p text:style-name="P5">(4002026,553.43)</text:p>
      <text:p text:style-name="P5">(4002027,867.22)</text:p>
      <text:p text:style-name="P5">(4002028,625.57)</text:p>
      <text:p text:style-name="P5"><text:soft-page-break/>(4002029,157.24)</text:p>
      <text:p text:style-name="P5">(4002030,1010.79)</text:p>
      <text:p text:style-name="P5">(4002031,451.15)</text:p>
      <text:p text:style-name="P5">(4002033,1000.77)</text:p>
      <text:p text:style-name="P5">(4002034,208.38)</text:p>
      <text:p text:style-name="P5">(4002035,478.92)</text:p>
      <text:p text:style-name="P5">(4002036,377.14)</text:p>
      <text:p text:style-name="P5">(4002037,327.1)</text:p>
      <text:p text:style-name="P5">(4002038,451.8)</text:p>
      <text:p text:style-name="P5">(4002039,460.91)</text:p>
      <text:p text:style-name="P5">(4002040,724.2)</text:p>
      <text:p text:style-name="P5">(4002041,412.42)</text:p>
      <text:p text:style-name="P5">(4002042,698.33)</text:p>
      <text:p text:style-name="P5">(4002043,268.13)</text:p>
      <text:p text:style-name="P5">(4002044,730.4)</text:p>
      <text:p text:style-name="P5">(4002045,742.42)</text:p>
      <text:p text:style-name="P5">(4002046,62.74)</text:p>
      <text:p text:style-name="P5">(4002047,604.95)</text:p>
      <text:p text:style-name="P5">(4002048,996.14)</text:p>
      <text:p text:style-name="P5">(4002049,724.31)</text:p>
      <text:p text:style-name="P5">(4002050,489.39)</text:p>
      <text:p text:style-name="P5">(4002051,841.45)</text:p>
      <text:p text:style-name="P5">(4002052,158.76)</text:p>
      <text:p text:style-name="P5">(4002053,311.44)</text:p>
      <text:p text:style-name="P5">(4002054,452.67)</text:p>
      <text:p text:style-name="P5">(4002055,373.05)</text:p>
      <text:p text:style-name="P5">(4002056,205.68)</text:p>
      <text:p text:style-name="P5">(4002057,384.51)</text:p>
      <text:p text:style-name="P5">(4002058,398.65)</text:p>
      <text:p text:style-name="P5">(4002059,93.37)</text:p>
      <text:p text:style-name="P5">(4002060,462.22)</text:p>
      <text:p text:style-name="P5">(4002061,556.86)</text:p>
      <text:p text:style-name="P5">(4002062,464.64)</text:p>
      <text:p text:style-name="P5">(4002063,643.02)</text:p>
      <text:p text:style-name="P5">(4002064,630.18)</text:p>
      <text:p text:style-name="P5">(4002065,130.17)</text:p>
      <text:p text:style-name="P5">(4002066,34.47)</text:p>
      <text:p text:style-name="P5">(4002067,532.58)</text:p>
      <text:p text:style-name="P5">(4002068,614.54)</text:p>
      <text:p text:style-name="P5">(4002069,400.85)</text:p>
      <text:p text:style-name="P5">(4002070,139.04)</text:p>
      <text:p text:style-name="P5">(4002071,486.46)</text:p>
      <text:p text:style-name="P5">(4002072,667.14)</text:p>
      <text:p text:style-name="P5">(4002073,87.29)</text:p>
      <text:p text:style-name="P5">(4002074,732.88)</text:p>
      <text:p text:style-name="P5">(4002075,375.83)</text:p>
      <text:p text:style-name="P5">(4002076,699.24)</text:p>
      <text:p text:style-name="P5">(4002077,893.56)</text:p>
      <text:p text:style-name="P5">(4002078,403.29)</text:p>
      <text:p text:style-name="P5"><text:soft-page-break/>(4002079,691.32)</text:p>
      <text:p text:style-name="P5">(4002080,780.7)</text:p>
      <text:p text:style-name="P5">(4002081,57.1)</text:p>
      <text:p text:style-name="P5">(4002082,282.66)</text:p>
      <text:p text:style-name="P5">(4002083,35.71)</text:p>
      <text:p text:style-name="P5">(4002084,332.29)</text:p>
      <text:p text:style-name="P5">(4002085,600.2)</text:p>
      <text:p text:style-name="P5">(4002086,739.12)</text:p>
      <text:p text:style-name="P5">(4002087,287.71)</text:p>
      <text:p text:style-name="P5">(4002088,214.27)</text:p>
      <text:p text:style-name="P5">(4002089,391.87)</text:p>
      <text:p text:style-name="P5">(4002090,474.33)</text:p>
      <text:p text:style-name="P5">(4002091,401.17)</text:p>
      <text:p text:style-name="P5">(4002092,524.45)</text:p>
      <text:p text:style-name="P5">(4002093,468.69)</text:p>
      <text:p text:style-name="P5">(4002094,620.66)</text:p>
      <text:p text:style-name="P5">(4002095,443.98)</text:p>
      <text:p text:style-name="P5">(4002096,539.41)</text:p>
      <text:p text:style-name="P5">(4002097,500.03)</text:p>
      <text:p text:style-name="P5">(4002098,272.63)</text:p>
      <text:p text:style-name="P5">(4002100,509.52)</text:p>
      <text:p text:style-name="P5">(4002101,544.52)</text:p>
      <text:p text:style-name="P5">(4002102,733.69)</text:p>
      <text:p text:style-name="P5">(4002103,170.85)</text:p>
      <text:p text:style-name="P5">(4002104,474.77)</text:p>
      <text:p text:style-name="P5">(4002105,496.4)</text:p>
      <text:p text:style-name="P5">(4002106,924.03)</text:p>
      <text:p text:style-name="P5">(4002107,352.67)</text:p>
      <text:p text:style-name="P5">(4002108,494.28)</text:p>
      <text:p text:style-name="P5">(4002109,654.35)</text:p>
      <text:p text:style-name="P5">(4002110,325.67)</text:p>
      <text:p text:style-name="P5">(4002111,580.53)</text:p>
      <text:p text:style-name="P5">(4002112,756.91)</text:p>
      <text:p text:style-name="P5">(4002113,350.15)</text:p>
      <text:p text:style-name="P5">(4002114,79.5)</text:p>
      <text:p text:style-name="P5">(4002115,358.82)</text:p>
      <text:p text:style-name="P5">(4002116,378.35)</text:p>
      <text:p text:style-name="P5">(4002117,210.0)</text:p>
      <text:p text:style-name="P5">(4002118,558.55)</text:p>
      <text:p text:style-name="P5">(4002119,338.65)</text:p>
      <text:p text:style-name="P5">(4002120,248.88)</text:p>
      <text:p text:style-name="P5">(4002121,73.13)</text:p>
      <text:p text:style-name="P5">(4002122,488.76)</text:p>
      <text:p text:style-name="P5">(4002123,92.94)</text:p>
      <text:p text:style-name="P5">(4002124,609.4)</text:p>
      <text:p text:style-name="P5">(4002125,675.29)</text:p>
      <text:p text:style-name="P5">(4002126,616.48)</text:p>
      <text:p text:style-name="P5">(4002127,443.85)</text:p>
      <text:p text:style-name="P5">(4002128,913.91)</text:p>
      <text:p text:style-name="P5"><text:soft-page-break/>(4002129,584.88)</text:p>
      <text:p text:style-name="P5">(4002130,390.43)</text:p>
      <text:p text:style-name="P5">(4002131,995.44)</text:p>
      <text:p text:style-name="P5">(4002132,405.37)</text:p>
      <text:p text:style-name="P5">(4002133,91.13)</text:p>
      <text:p text:style-name="P5">(4002134,418.07)</text:p>
      <text:p text:style-name="P5">(4002135,69.8)</text:p>
      <text:p text:style-name="P5">(4002136,364.67)</text:p>
      <text:p text:style-name="P5">(4002137,555.47)</text:p>
      <text:p text:style-name="P5">(4002138,453.68)</text:p>
      <text:p text:style-name="P5">(4002139,463.21)</text:p>
      <text:p text:style-name="P5">(4002140,325.29)</text:p>
      <text:p text:style-name="P5">(4002141,1025.79)</text:p>
      <text:p text:style-name="P5">(4002142,408.22)</text:p>
      <text:p text:style-name="P5">(4002143,537.19)</text:p>
      <text:p text:style-name="P5">(4002144,116.97)</text:p>
      <text:p text:style-name="P5">(4002145,758.75)</text:p>
      <text:p text:style-name="P5">(4002146,343.57)</text:p>
      <text:p text:style-name="P5">(4002147,974.0)</text:p>
      <text:p text:style-name="P5">(4002148,218.84)</text:p>
      <text:p text:style-name="P5">(4002149,772.4)</text:p>
      <text:p text:style-name="P5">(4002150,987.83)</text:p>
      <text:p text:style-name="P5">(4002151,640.87)</text:p>
      <text:p text:style-name="P5">(4002152,530.17)</text:p>
      <text:p text:style-name="P5">(4002153,381.8)</text:p>
      <text:p text:style-name="P5">(4002154,330.15)</text:p>
      <text:p text:style-name="P5">(4002155,358.41)</text:p>
      <text:p text:style-name="P5">(4002156,487.53)</text:p>
      <text:p text:style-name="P5">(4002157,146.61)</text:p>
      <text:p text:style-name="P5">(4002158,935.77)</text:p>
      <text:p text:style-name="P5">(4002159,540.08)</text:p>
      <text:p text:style-name="P5">(4002160,925.58)</text:p>
      <text:p text:style-name="P5">(4002161,794.01)</text:p>
      <text:p text:style-name="P5">(4002162,533.57)</text:p>
      <text:p text:style-name="P5">(4002163,263.29)</text:p>
      <text:p text:style-name="P5">(4002164,321.29)</text:p>
      <text:p text:style-name="P5">(4002165,608.44)</text:p>
      <text:p text:style-name="P5">(4002166,813.48)</text:p>
      <text:p text:style-name="P5">(4002167,351.65)</text:p>
      <text:p text:style-name="P5">(4002168,323.15)</text:p>
      <text:p text:style-name="P5">(4002169,233.81)</text:p>
      <text:p text:style-name="P5">(4002170,478.51)</text:p>
      <text:p text:style-name="P5">(4002171,936.83)</text:p>
      <text:p text:style-name="P5">(4002172,798.73)</text:p>
      <text:p text:style-name="P5">(4002173,912.08)</text:p>
      <text:p text:style-name="P5">(4002174,357.48)</text:p>
      <text:p text:style-name="P5">(4002175,605.83)</text:p>
      <text:p text:style-name="P5">(4002176,522.36)</text:p>
      <text:p text:style-name="P5">(4002177,148.22)</text:p>
      <text:p text:style-name="P5"><text:soft-page-break/>(4002179,474.04)</text:p>
      <text:p text:style-name="P5">(4002180,590.48)</text:p>
      <text:p text:style-name="P5">(4002181,511.8)</text:p>
      <text:p text:style-name="P5">(4002182,792.28)</text:p>
      <text:p text:style-name="P5">(4002183,407.63)</text:p>
      <text:p text:style-name="P5">(4002184,188.71)</text:p>
      <text:p text:style-name="P5">(4002185,78.4)</text:p>
      <text:p text:style-name="P5">(4002186,734.31)</text:p>
      <text:p text:style-name="P5">(4002187,183.26)</text:p>
      <text:p text:style-name="P5">(4002188,1103.66)</text:p>
      <text:p text:style-name="P5">(4002189,579.85)</text:p>
      <text:p text:style-name="P5">(4002190,640.8)</text:p>
      <text:p text:style-name="P5">(4002191,231.63)</text:p>
      <text:p text:style-name="P5">(4002192,1434.45)</text:p>
      <text:p text:style-name="P5">(4002193,573.1)</text:p>
      <text:p text:style-name="P5">(4002194,711.75)</text:p>
      <text:p text:style-name="P5">(4002195,555.22)</text:p>
      <text:p text:style-name="P5">(4002196,551.24)</text:p>
      <text:p text:style-name="P5">(4002197,946.55)</text:p>
      <text:p text:style-name="P5">(4002198,531.61)</text:p>
      <text:p text:style-name="P5">(4002199,386.71)</text:p>
      <text:p text:style-name="P5">(4002200,915.75)</text:p>
      <text:p text:style-name="P5">(4002201,152.04)</text:p>
      <text:p text:style-name="P5">(4002202,343.66)</text:p>
      <text:p text:style-name="P5">(4002203,348.77)</text:p>
      <text:p text:style-name="P5">(4002204,652.22)</text:p>
      <text:p text:style-name="P5">(4002205,516.23)</text:p>
      <text:p text:style-name="P5">(4002206,827.15)</text:p>
      <text:p text:style-name="P5">(4002207,269.19)</text:p>
      <text:p text:style-name="P5">(4002208,366.76)</text:p>
      <text:p text:style-name="P5">(4002209,694.7)</text:p>
      <text:p text:style-name="P5">(4002210,431.72)</text:p>
      <text:p text:style-name="P5">(4002211,549.62)</text:p>
      <text:p text:style-name="P5">(4002212,726.14)</text:p>
      <text:p text:style-name="P5">(4002213,952.05)</text:p>
      <text:p text:style-name="P5">(4002214,276.58)</text:p>
      <text:p text:style-name="P5">(4002215,416.28)</text:p>
      <text:p text:style-name="P5">(4002216,761.98)</text:p>
      <text:p text:style-name="P5">(4002217,59.88)</text:p>
      <text:p text:style-name="P5">(4002218,12.87)</text:p>
      <text:p text:style-name="P5">(4002219,820.72)</text:p>
      <text:p text:style-name="P5">(4002220,926.25)</text:p>
      <text:p text:style-name="P5">(4002221,494.4)</text:p>
      <text:p text:style-name="P5">(4002222,844.0)</text:p>
      <text:p text:style-name="P5">(4002223,278.45)</text:p>
      <text:p text:style-name="P5">(4002224,353.8)</text:p>
      <text:p text:style-name="P5">(4002225,536.11)</text:p>
      <text:p text:style-name="P5">(4002226,506.8)</text:p>
      <text:p text:style-name="P5">(4002227,835.1)</text:p>
      <text:p text:style-name="P5"><text:soft-page-break/>(4002228,607.91)</text:p>
      <text:p text:style-name="P5">(4002229,630.41)</text:p>
      <text:p text:style-name="P5">(4002230,1009.04)</text:p>
      <text:p text:style-name="P5">(4002231,585.73)</text:p>
      <text:p text:style-name="P5">(4002232,1030.84)</text:p>
      <text:p text:style-name="P5">(4002233,468.1)</text:p>
      <text:p text:style-name="P5">(4002234,504.4)</text:p>
      <text:p text:style-name="P5">(4002235,272.0)</text:p>
      <text:p text:style-name="P5">(4002236,283.69)</text:p>
      <text:p text:style-name="P5">(4002237,773.06)</text:p>
      <text:p text:style-name="P5">(4002238,582.49)</text:p>
      <text:p text:style-name="P5">(4002239,668.33)</text:p>
      <text:p text:style-name="P5">(4002240,234.32)</text:p>
      <text:p text:style-name="P5">(4002241,875.35)</text:p>
      <text:p text:style-name="P5">(4002242,1046.26)</text:p>
      <text:p text:style-name="P5">(4002243,385.84)</text:p>
      <text:p text:style-name="P5">(4002244,219.91)</text:p>
      <text:p text:style-name="P5">(4002245,170.31)</text:p>
      <text:p text:style-name="P5">(4002246,191.5)</text:p>
      <text:p text:style-name="P5">(4002247,77.55)</text:p>
      <text:p text:style-name="P5">(4002248,515.57)</text:p>
      <text:p text:style-name="P5">(4002249,717.15)</text:p>
      <text:p text:style-name="P5">(4002250,597.94)</text:p>
      <text:p text:style-name="P5">(4002251,871.46)</text:p>
      <text:p text:style-name="P5">(4002252,607.12)</text:p>
      <text:p text:style-name="P5">(4002253,319.06)</text:p>
      <text:p text:style-name="P5">(4002255,457.36)</text:p>
      <text:p text:style-name="P5">(4002256,759.93)</text:p>
      <text:p text:style-name="P5">(4002257,648.5)</text:p>
      <text:p text:style-name="P5">(4002258,658.58)</text:p>
      <text:p text:style-name="P5">(4002259,316.88)</text:p>
      <text:p text:style-name="P5">(4002260,846.45)</text:p>
      <text:p text:style-name="P5">(4002261,489.43)</text:p>
      <text:p text:style-name="P5">(4002262,826.03)</text:p>
      <text:p text:style-name="P5">(4002263,348.01)</text:p>
      <text:p text:style-name="P5">(4002264,416.14)</text:p>
      <text:p text:style-name="P5">(4002265,95.84)</text:p>
      <text:p text:style-name="P5">(4002266,275.73)</text:p>
      <text:p text:style-name="P5">(4002267,539.07)</text:p>
      <text:p text:style-name="P5">(4002268,614.34)</text:p>
      <text:p text:style-name="P5">(4002269,699.12)</text:p>
      <text:p text:style-name="P5">(4002270,316.74)</text:p>
      <text:p text:style-name="P5">(4002271,355.91)</text:p>
      <text:p text:style-name="P5">(4002272,405.4)</text:p>
      <text:p text:style-name="P5">(4002273,464.86)</text:p>
      <text:p text:style-name="P5">(4002274,180.05)</text:p>
      <text:p text:style-name="P5">(4002275,377.55)</text:p>
      <text:p text:style-name="P5">(4002276,326.28)</text:p>
      <text:p text:style-name="P5">(4002277,440.49)</text:p>
      <text:p text:style-name="P5"><text:soft-page-break/>(4002278,518.44)</text:p>
      <text:p text:style-name="P5">(4002279,916.21)</text:p>
      <text:p text:style-name="P5">(4002280,271.48)</text:p>
      <text:p text:style-name="P5">(4002281,787.57)</text:p>
      <text:p text:style-name="P5">(4002282,402.63)</text:p>
      <text:p text:style-name="P5">(4002283,448.47)</text:p>
      <text:p text:style-name="P5">(4002284,506.6)</text:p>
      <text:p text:style-name="P5">(4002285,512.12)</text:p>
      <text:p text:style-name="P5">(4002286,477.89)</text:p>
      <text:p text:style-name="P5">(4002287,256.88)</text:p>
      <text:p text:style-name="P5">(4002288,762.81)</text:p>
      <text:p text:style-name="P5">(4002289,747.99)</text:p>
      <text:p text:style-name="P5">(4002290,444.78)</text:p>
      <text:p text:style-name="P5">(4002291,369.64)</text:p>
      <text:p text:style-name="P5">(4002292,148.27)</text:p>
      <text:p text:style-name="P5">(4002293,281.02)</text:p>
      <text:p text:style-name="P5">(4002294,912.77)</text:p>
      <text:p text:style-name="P5">(4002295,251.96)</text:p>
      <text:p text:style-name="P5">(4002296,510.99)</text:p>
      <text:p text:style-name="P5">(4002297,137.34)</text:p>
      <text:p text:style-name="P5">(4002298,178.13)</text:p>
      <text:p text:style-name="P5">(4002299,715.67)</text:p>
      <text:p text:style-name="P5">(4002300,463.34)</text:p>
      <text:p text:style-name="P5">(4002301,284.47)</text:p>
      <text:p text:style-name="P5">(4002302,139.75)</text:p>
      <text:p text:style-name="P5">(4002303,259.01)</text:p>
      <text:p text:style-name="P5">(4002304,603.07)</text:p>
      <text:p text:style-name="P5">(4002305,263.85)</text:p>
      <text:p text:style-name="P5">(4002306,396.14)</text:p>
      <text:p text:style-name="P5">(4002307,1075.64)</text:p>
      <text:p text:style-name="P5">(4002308,249.44)</text:p>
      <text:p text:style-name="P5">(4002309,458.09)</text:p>
      <text:p text:style-name="P5">(4002310,513.81)</text:p>
      <text:p text:style-name="P5">(4002311,364.06)</text:p>
      <text:p text:style-name="P5">(4002312,787.08)</text:p>
      <text:p text:style-name="P5">(4002313,646.28)</text:p>
      <text:p text:style-name="P5">(4002314,206.03)</text:p>
      <text:p text:style-name="P5">(4002315,629.51)</text:p>
      <text:p text:style-name="P5">(4002316,160.75)</text:p>
      <text:p text:style-name="P5">(4002317,401.36)</text:p>
      <text:p text:style-name="P5">(4002318,203.43)</text:p>
      <text:p text:style-name="P5">(4002319,284.42)</text:p>
      <text:p text:style-name="P5">(4002320,205.76)</text:p>
      <text:p text:style-name="P5">(4002321,399.67)</text:p>
      <text:p text:style-name="P5">(4002322,321.68)</text:p>
      <text:p text:style-name="P5">(4002323,457.98)</text:p>
      <text:p text:style-name="P5">(4002324,1103.62)</text:p>
      <text:p text:style-name="P5">(4002325,475.36)</text:p>
      <text:p text:style-name="P5">(4002326,922.5)</text:p>
      <text:p text:style-name="P5"><text:soft-page-break/>(4002327,700.02)</text:p>
      <text:p text:style-name="P5">(4002328,513.7)</text:p>
      <text:p text:style-name="P5">(4002329,507.14)</text:p>
      <text:p text:style-name="P5">(4002330,542.64)</text:p>
      <text:p text:style-name="P5">(4002331,1066.95)</text:p>
      <text:p text:style-name="P5">(4002332,628.51)</text:p>
      <text:p text:style-name="P5">(4002333,763.97)</text:p>
      <text:p text:style-name="P5">(4002334,400.96)</text:p>
      <text:p text:style-name="P5">(4002335,286.02)</text:p>
      <text:p text:style-name="P5">(4002336,542.31)</text:p>
      <text:p text:style-name="P5">(4002337,211.8)</text:p>
      <text:p text:style-name="P5">(4002338,590.22)</text:p>
      <text:p text:style-name="P5">(4002339,247.32)</text:p>
      <text:p text:style-name="P5">(4002340,576.2)</text:p>
      <text:p text:style-name="P5">(4002341,254.71)</text:p>
      <text:p text:style-name="P5">(4002342,479.35)</text:p>
      <text:p text:style-name="P5">(4002343,413.18)</text:p>
      <text:p text:style-name="P5">(4002344,412.02)</text:p>
      <text:p text:style-name="P5">(4002345,419.57)</text:p>
      <text:p text:style-name="P5">(4002346,1063.98)</text:p>
      <text:p text:style-name="P5">(4002347,152.6)</text:p>
      <text:p text:style-name="P5">(4002348,493.37)</text:p>
      <text:p text:style-name="P5">(4002349,192.74)</text:p>
      <text:p text:style-name="P5">(4002350,825.11)</text:p>
      <text:p text:style-name="P5">(4002351,1154.01)</text:p>
      <text:p text:style-name="P5">(4002352,413.22)</text:p>
      <text:p text:style-name="P5">(4002353,434.64)</text:p>
      <text:p text:style-name="P5">(4002354,125.86)</text:p>
      <text:p text:style-name="P5">(4002355,660.07)</text:p>
      <text:p text:style-name="P5">(4002356,770.83)</text:p>
      <text:p text:style-name="P5">(4002357,35.69)</text:p>
      <text:p text:style-name="P5">(4002358,805.82)</text:p>
      <text:p text:style-name="P5">(4002359,337.12)</text:p>
      <text:p text:style-name="P5">(4002360,478.52)</text:p>
      <text:p text:style-name="P5">(4002361,165.18)</text:p>
      <text:p text:style-name="P5">(4002362,702.19)</text:p>
      <text:p text:style-name="P5">(4002363,565.31)</text:p>
      <text:p text:style-name="P5">(4002364,565.71)</text:p>
      <text:p text:style-name="P5">(4002365,351.29)</text:p>
      <text:p text:style-name="P5">(4002366,955.38)</text:p>
      <text:p text:style-name="P5">(4002367,1165.81)</text:p>
      <text:p text:style-name="P5">(4002368,752.64)</text:p>
      <text:p text:style-name="P5">(4002369,735.59)</text:p>
      <text:p text:style-name="P5">(4002370,745.32)</text:p>
      <text:p text:style-name="P5">(4002371,435.67)</text:p>
      <text:p text:style-name="P5">(4002372,267.89)</text:p>
      <text:p text:style-name="P5">(4002373,468.61)</text:p>
      <text:p text:style-name="P5">(4002374,440.98)</text:p>
      <text:p text:style-name="P5">(4002375,402.58)</text:p>
      <text:p text:style-name="P5"><text:soft-page-break/>(4002376,358.22)</text:p>
      <text:p text:style-name="P5">(4002377,952.98)</text:p>
      <text:p text:style-name="P5">(4002378,977.41)</text:p>
      <text:p text:style-name="P5">(4002379,418.01)</text:p>
      <text:p text:style-name="P5">(4002380,928.61)</text:p>
      <text:p text:style-name="P5">(4002381,90.21)</text:p>
      <text:p text:style-name="P5">(4002382,400.04)</text:p>
      <text:p text:style-name="P5">(4002383,715.02)</text:p>
      <text:p text:style-name="P5">(4002384,462.18)</text:p>
      <text:p text:style-name="P5">(4002385,648.59)</text:p>
      <text:p text:style-name="P5">(4002386,524.37)</text:p>
      <text:p text:style-name="P5">(4002387,643.29)</text:p>
      <text:p text:style-name="P5">(4002388,258.43)</text:p>
      <text:p text:style-name="P5">(4002389,743.26)</text:p>
      <text:p text:style-name="P5">(4002390,309.37)</text:p>
      <text:p text:style-name="P5">(4002391,539.33)</text:p>
      <text:p text:style-name="P5">(4002392,992.2)</text:p>
      <text:p text:style-name="P5">(4002393,693.97)</text:p>
      <text:p text:style-name="P5">(4002394,419.26)</text:p>
      <text:p text:style-name="P5">(4002395,345.45)</text:p>
      <text:p text:style-name="P5">(4002396,270.51)</text:p>
      <text:p text:style-name="P5">(4002397,321.95)</text:p>
      <text:p text:style-name="P5">(4002398,666.07)</text:p>
      <text:p text:style-name="P5">(4002399,572.08)</text:p>
      <text:p text:style-name="P5">(4002400,964.51)</text:p>
      <text:p text:style-name="P5">(4002401,528.23)</text:p>
      <text:p text:style-name="P5">(4002402,602.68)</text:p>
      <text:p text:style-name="P5">(4002403,490.61)</text:p>
      <text:p text:style-name="P5">(4002404,1017.76)</text:p>
      <text:p text:style-name="P5">(4002405,600.69)</text:p>
      <text:p text:style-name="P5">(4002406,506.99)</text:p>
      <text:p text:style-name="P5">(4002407,825.12)</text:p>
      <text:p text:style-name="P5">(4002408,563.85)</text:p>
      <text:p text:style-name="P5">(4002409,292.7)</text:p>
      <text:p text:style-name="P5">(4002410,452.25)</text:p>
      <text:p text:style-name="P5">(4002411,345.99)</text:p>
      <text:p text:style-name="P5">(4002412,192.02)</text:p>
      <text:p text:style-name="P5">(4002413,24.2)</text:p>
      <text:p text:style-name="P5">(4002414,351.15)</text:p>
      <text:p text:style-name="P5">(4002415,720.35)</text:p>
      <text:p text:style-name="P5">(4002416,416.61)</text:p>
      <text:p text:style-name="P5">(4002417,82.47)</text:p>
      <text:p text:style-name="P5">(4002418,517.51)</text:p>
      <text:p text:style-name="P5">(4002419,161.52)</text:p>
      <text:p text:style-name="P5">(4002420,1182.75)</text:p>
      <text:p text:style-name="P5">(4002421,515.24)</text:p>
      <text:p text:style-name="P5">(4002422,383.13)</text:p>
      <text:p text:style-name="P5">(4002423,448.32)</text:p>
      <text:p text:style-name="P5">(4002424,571.31)</text:p>
      <text:p text:style-name="P5"><text:soft-page-break/>(4002425,595.28)</text:p>
      <text:p text:style-name="P5">(4002426,378.44)</text:p>
      <text:p text:style-name="P5">(4002427,746.42)</text:p>
      <text:p text:style-name="P5">(4002429,372.54)</text:p>
      <text:p text:style-name="P5">(4002430,280.62)</text:p>
      <text:p text:style-name="P5">(4002431,750.63)</text:p>
      <text:p text:style-name="P5">(4002432,469.13)</text:p>
      <text:p text:style-name="P5">(4002433,584.53)</text:p>
      <text:p text:style-name="P5">(4002434,419.33)</text:p>
      <text:p text:style-name="P5">(4002435,477.79)</text:p>
      <text:p text:style-name="P5">(4002436,504.33)</text:p>
      <text:p text:style-name="P5">(4002437,20.38)</text:p>
      <text:p text:style-name="P5">(4002439,235.57)</text:p>
      <text:p text:style-name="P5">(4002440,1047.59)</text:p>
      <text:p text:style-name="P5">(4002441,363.04)</text:p>
      <text:p text:style-name="P5">(4002442,466.75)</text:p>
      <text:p text:style-name="P5">(4002443,597.32)</text:p>
      <text:p text:style-name="P5">(4002444,907.35)</text:p>
      <text:p text:style-name="P5">(4002445,323.87)</text:p>
      <text:p text:style-name="P5">(4002446,551.85)</text:p>
      <text:p text:style-name="P5">(4002447,500.68)</text:p>
      <text:p text:style-name="P5">(4002448,347.25)</text:p>
      <text:p text:style-name="P5">(4002449,689.82)</text:p>
      <text:p text:style-name="P5">(4002450,389.55)</text:p>
      <text:p text:style-name="P5">(4002451,1087.67)</text:p>
      <text:p text:style-name="P5">(4002452,268.52)</text:p>
      <text:p text:style-name="P5">(4002453,552.98)</text:p>
      <text:p text:style-name="P5">(4002454,608.1)</text:p>
      <text:p text:style-name="P5">(4002455,539.87)</text:p>
      <text:p text:style-name="P5">(4002456,251.99)</text:p>
      <text:p text:style-name="P5">(4002457,370.67)</text:p>
      <text:p text:style-name="P5">(4002458,565.92)</text:p>
      <text:p text:style-name="P5">(4002459,623.53)</text:p>
      <text:p text:style-name="P5">(4002460,554.26)</text:p>
      <text:p text:style-name="P5">(4002461,202.98)</text:p>
      <text:p text:style-name="P5">(4002462,1003.03)</text:p>
      <text:p text:style-name="P5">(4002463,495.25)</text:p>
      <text:p text:style-name="P5">(4002464,353.98)</text:p>
      <text:p text:style-name="P5">(4002465,695.11)</text:p>
      <text:p text:style-name="P5">(4002466,193.69)</text:p>
      <text:p text:style-name="P5">(4002467,364.31)</text:p>
      <text:p text:style-name="P5">(4002468,588.74)</text:p>
      <text:p text:style-name="P5">(4002469,544.15)</text:p>
      <text:p text:style-name="P5">(4002470,830.73)</text:p>
      <text:p text:style-name="P5">(4002471,1037.05)</text:p>
      <text:p text:style-name="P5">(4002472,424.78)</text:p>
      <text:p text:style-name="P5">(4002473,955.35)</text:p>
      <text:p text:style-name="P5">(4002474,384.11)</text:p>
      <text:p text:style-name="P5">(4002475,632.97)</text:p>
      <text:p text:style-name="P5"><text:soft-page-break/>(4002476,695.2)</text:p>
      <text:p text:style-name="P5">(4002477,620.83)</text:p>
      <text:p text:style-name="P5">(4002478,174.6)</text:p>
      <text:p text:style-name="P5">(4002479,269.17)</text:p>
      <text:p text:style-name="P5">(4002480,374.62)</text:p>
      <text:p text:style-name="P5">(4002481,396.13)</text:p>
      <text:p text:style-name="P5">(4002482,936.92)</text:p>
      <text:p text:style-name="P5">(4002483,846.33)</text:p>
      <text:p text:style-name="P5">(4002484,816.03)</text:p>
      <text:p text:style-name="P5">(4002485,802.19)</text:p>
      <text:p text:style-name="P5">(4002486,287.78)</text:p>
      <text:p text:style-name="P5">(4002487,532.71)</text:p>
      <text:p text:style-name="P5">(4002488,350.51)</text:p>
      <text:p text:style-name="P5">(4002489,320.5)</text:p>
      <text:p text:style-name="P5">(4002490,563.54)</text:p>
      <text:p text:style-name="P5">(4002491,603.68)</text:p>
      <text:p text:style-name="P5">(4002492,429.38)</text:p>
      <text:p text:style-name="P5">(4002493,265.59)</text:p>
      <text:p text:style-name="P5">(4002494,271.06)</text:p>
      <text:p text:style-name="P5">(4002495,567.96)</text:p>
      <text:p text:style-name="P5">(4002496,52.57)</text:p>
      <text:p text:style-name="P5">(4002497,465.39)</text:p>
      <text:p text:style-name="P5">(4002498,887.6)</text:p>
      <text:p text:style-name="P5">(4002499,618.78)</text:p>
      <text:p text:style-name="P5">(4002500,234.88)</text:p>
      <text:p text:style-name="P5">(4002501,756.67)</text:p>
      <text:p text:style-name="P5">(4002502,656.22)</text:p>
      <text:p text:style-name="P5">(4002503,660.95)</text:p>
      <text:p text:style-name="P5">(4002504,196.97)</text:p>
      <text:p text:style-name="P5">(4002505,603.26)</text:p>
      <text:p text:style-name="P5">(4002506,335.05)</text:p>
      <text:p text:style-name="P5">(4002507,317.93)</text:p>
      <text:p text:style-name="P5">(4002508,526.77)</text:p>
      <text:p text:style-name="P5">(4002509,847.77)</text:p>
      <text:p text:style-name="P5">(4002510,709.28)</text:p>
      <text:p text:style-name="P5">(4002511,312.04)</text:p>
      <text:p text:style-name="P5">(4002512,1290.15)</text:p>
      <text:p text:style-name="P5">(4002513,6.92)</text:p>
      <text:p text:style-name="P5">(4002514,290.85)</text:p>
      <text:p text:style-name="P5">(4002515,622.19)</text:p>
      <text:p text:style-name="P5">(4002516,249.32)</text:p>
      <text:p text:style-name="P5">(4002517,374.72)</text:p>
      <text:p text:style-name="P5">(4002518,249.99)</text:p>
      <text:p text:style-name="P5">(4002519,37.82)</text:p>
      <text:p text:style-name="P5">(4002520,497.66)</text:p>
      <text:p text:style-name="P5">(4002521,634.32)</text:p>
      <text:p text:style-name="P5">(4002522,802.45)</text:p>
      <text:p text:style-name="P5">(4002523,166.53)</text:p>
      <text:p text:style-name="P5">(4002524,528.46)</text:p>
      <text:p text:style-name="P5"><text:soft-page-break/>(4002525,1128.37)</text:p>
      <text:p text:style-name="P5">(4002526,702.55)</text:p>
      <text:p text:style-name="P5">(4002527,193.34)</text:p>
      <text:p text:style-name="P5">(4002528,428.29)</text:p>
      <text:p text:style-name="P5">(4002529,307.46)</text:p>
      <text:p text:style-name="P5">(4002530,444.55)</text:p>
      <text:p text:style-name="P5">(4002531,224.71)</text:p>
      <text:p text:style-name="P5">(4002532,217.15)</text:p>
      <text:p text:style-name="P5">(4002533,122.67)</text:p>
      <text:p text:style-name="P5">(4002534,988.23)</text:p>
      <text:p text:style-name="P5">(4002535,595.28)</text:p>
      <text:p text:style-name="P5">(4002536,840.77)</text:p>
      <text:p text:style-name="P5">(4002537,647.86)</text:p>
      <text:p text:style-name="P5">(4002538,711.71)</text:p>
      <text:p text:style-name="P5">(4002539,690.37)</text:p>
      <text:p text:style-name="P5">(4002540,696.32)</text:p>
      <text:p text:style-name="P5">(4002541,908.17)</text:p>
      <text:p text:style-name="P5">(4002542,368.27)</text:p>
      <text:p text:style-name="P5">(4002543,275.15)</text:p>
      <text:p text:style-name="P5">(4002544,289.63)</text:p>
      <text:p text:style-name="P5">(4002545,781.76)</text:p>
      <text:p text:style-name="P5">(4002546,535.09)</text:p>
      <text:p text:style-name="P5">(4002547,661.1)</text:p>
      <text:p text:style-name="P5">(4002548,452.21)</text:p>
      <text:p text:style-name="P5">(4002549,289.01)</text:p>
      <text:p text:style-name="P5">(4002550,925.47)</text:p>
      <text:p text:style-name="P5">(4002551,535.02)</text:p>
      <text:p text:style-name="P5">(4002552,511.58)</text:p>
      <text:p text:style-name="P5">(4002553,181.56)</text:p>
      <text:p text:style-name="P5">(4002554,414.02)</text:p>
      <text:p text:style-name="P5">(4002555,516.54)</text:p>
      <text:p text:style-name="P5">(4002556,482.24)</text:p>
      <text:p text:style-name="P5">(4002557,560.5)</text:p>
      <text:p text:style-name="P5">(4002558,79.68)</text:p>
      <text:p text:style-name="P5">(4002559,62.52)</text:p>
      <text:p text:style-name="P5">(4002560,507.5)</text:p>
      <text:p text:style-name="P5">(4002561,1097.99)</text:p>
      <text:p text:style-name="P5">(4002562,343.54)</text:p>
      <text:p text:style-name="P5">(4002563,463.07)</text:p>
      <text:p text:style-name="P5">(4002564,351.38)</text:p>
      <text:p text:style-name="P5">(4002565,419.57)</text:p>
      <text:p text:style-name="P5">(4002566,722.38)</text:p>
      <text:p text:style-name="P5">(4002567,350.73)</text:p>
      <text:p text:style-name="P5">(4002568,329.67)</text:p>
      <text:p text:style-name="P5">(4002569,552.26)</text:p>
      <text:p text:style-name="P5">(4002570,756.17)</text:p>
      <text:p text:style-name="P5">(4002571,29.02)</text:p>
      <text:p text:style-name="P5">(4002572,1377.29)</text:p>
      <text:p text:style-name="P5">(4002573,519.07)</text:p>
      <text:p text:style-name="P5"><text:soft-page-break/>(4002574,194.22)</text:p>
      <text:p text:style-name="P5">(4002575,622.04)</text:p>
      <text:p text:style-name="P5">(4002576,764.03)</text:p>
      <text:p text:style-name="P5">(4002577,301.37)</text:p>
      <text:p text:style-name="P5">(4002578,171.8)</text:p>
      <text:p text:style-name="P5">(4002579,413.91)</text:p>
      <text:p text:style-name="P5">(4002580,1019.23)</text:p>
      <text:p text:style-name="P5">(4002581,465.41)</text:p>
      <text:p text:style-name="P5">(4002582,785.68)</text:p>
      <text:p text:style-name="P5">(4002583,308.58)</text:p>
      <text:p text:style-name="P5">(4002584,726.64)</text:p>
      <text:p text:style-name="P5">(4002585,570.17)</text:p>
      <text:p text:style-name="P5">(4002586,234.85)</text:p>
      <text:p text:style-name="P5">(4002587,392.4)</text:p>
      <text:p text:style-name="P5">(4002588,65.5)</text:p>
      <text:p text:style-name="P5">(4002589,396.52)</text:p>
      <text:p text:style-name="P5">(4002590,709.71)</text:p>
      <text:p text:style-name="P5">(4002591,894.53)</text:p>
      <text:p text:style-name="P5">(4002592,487.82)</text:p>
      <text:p text:style-name="P5">(4002593,411.18)</text:p>
      <text:p text:style-name="P5">(4002594,591.0)</text:p>
      <text:p text:style-name="P5">(4002595,946.03)</text:p>
      <text:p text:style-name="P5">(4002596,539.4)</text:p>
      <text:p text:style-name="P5">(4002597,751.4)</text:p>
      <text:p text:style-name="P5">(4002598,567.24)</text:p>
      <text:p text:style-name="P5">(4002599,624.4)</text:p>
      <text:p text:style-name="P5">(4002600,697.99)</text:p>
      <text:p text:style-name="P5">(4002601,372.04)</text:p>
      <text:p text:style-name="P5">(4002602,138.43)</text:p>
      <text:p text:style-name="P5">(4002603,368.12)</text:p>
      <text:p text:style-name="P5">(4002604,476.54)</text:p>
      <text:p text:style-name="P5">(4002605,187.88)</text:p>
      <text:p text:style-name="P5">(4002606,252.31)</text:p>
      <text:p text:style-name="P5">(4002607,411.0)</text:p>
      <text:p text:style-name="P5">(4002608,509.95)</text:p>
      <text:p text:style-name="P5">(4002609,447.22)</text:p>
      <text:p text:style-name="P5">(4002610,355.16)</text:p>
      <text:p text:style-name="P5">(4002611,837.58)</text:p>
      <text:p text:style-name="P5">(4002612,875.26)</text:p>
      <text:p text:style-name="P5">(4002613,415.53)</text:p>
      <text:p text:style-name="P5">(4002614,555.02)</text:p>
      <text:p text:style-name="P5">(4002615,631.95)</text:p>
      <text:p text:style-name="P5">(4002616,467.85)</text:p>
      <text:p text:style-name="P5">(4002617,592.58)</text:p>
      <text:p text:style-name="P5">(4002618,542.56)</text:p>
      <text:p text:style-name="P5">(4002619,1355.54)</text:p>
      <text:p text:style-name="P5">(4002620,637.91)</text:p>
      <text:p text:style-name="P5">(4002621,41.91)</text:p>
      <text:p text:style-name="P5">(4002622,455.37)</text:p>
      <text:p text:style-name="P5"><text:soft-page-break/>(4002623,699.22)</text:p>
      <text:p text:style-name="P5">(4002624,696.64)</text:p>
      <text:p text:style-name="P5">(4002625,736.37)</text:p>
      <text:p text:style-name="P5">(4002626,494.42)</text:p>
      <text:p text:style-name="P5">(4002627,364.85)</text:p>
      <text:p text:style-name="P5">(4002628,437.55)</text:p>
      <text:p text:style-name="P5">(4002629,180.11)</text:p>
      <text:p text:style-name="P5">(4002630,980.85)</text:p>
      <text:p text:style-name="P5">(4002631,297.31)</text:p>
      <text:p text:style-name="P5">(4002632,558.69)</text:p>
      <text:p text:style-name="P5">(4002633,327.21)</text:p>
      <text:p text:style-name="P5">(4002634,679.72)</text:p>
      <text:p text:style-name="P5">(4002635,502.47)</text:p>
      <text:p text:style-name="P5">(4002636,128.61)</text:p>
      <text:p text:style-name="P5">(4002637,402.58)</text:p>
      <text:p text:style-name="P5">(4002638,626.87)</text:p>
      <text:p text:style-name="P5">(4002639,723.3)</text:p>
      <text:p text:style-name="P5">(4002640,247.99)</text:p>
      <text:p text:style-name="P5">(4002641,163.02)</text:p>
      <text:p text:style-name="P5">(4002642,138.07)</text:p>
      <text:p text:style-name="P5">(4002643,355.28)</text:p>
      <text:p text:style-name="P5">(4002644,915.18)</text:p>
      <text:p text:style-name="P5">(4002645,953.67)</text:p>
      <text:p text:style-name="P5">(4002646,651.85)</text:p>
      <text:p text:style-name="P5">(4002647,852.73)</text:p>
      <text:p text:style-name="P5">(4002648,300.94)</text:p>
      <text:p text:style-name="P5">(4002649,413.3)</text:p>
      <text:p text:style-name="P5">(4002650,717.48)</text:p>
      <text:p text:style-name="P5">(4002651,365.39)</text:p>
      <text:p text:style-name="P5">(4002652,827.27)</text:p>
      <text:p text:style-name="P5">(4002653,644.77)</text:p>
      <text:p text:style-name="P5">(4002654,362.21)</text:p>
      <text:p text:style-name="P5">(4002655,898.36)</text:p>
      <text:p text:style-name="P5">(4002656,142.64)</text:p>
      <text:p text:style-name="P5">(4002657,245.57)</text:p>
      <text:p text:style-name="P5">(4002658,249.02)</text:p>
      <text:p text:style-name="P5">(4002659,572.18)</text:p>
      <text:p text:style-name="P5">(4002660,221.63)</text:p>
      <text:p text:style-name="P5">(4002661,258.23)</text:p>
      <text:p text:style-name="P5">(4002662,876.31)</text:p>
      <text:p text:style-name="P5">(4002663,132.54)</text:p>
      <text:p text:style-name="P5">(4002664,459.48)</text:p>
      <text:p text:style-name="P5">(4002665,133.62)</text:p>
      <text:p text:style-name="P5">(4002666,113.98)</text:p>
      <text:p text:style-name="P5">(4002667,481.28)</text:p>
      <text:p text:style-name="P5">(4002668,457.51)</text:p>
      <text:p text:style-name="P5">(4002669,1229.89)</text:p>
      <text:p text:style-name="P5">(4002670,781.76)</text:p>
      <text:p text:style-name="P5">(4002671,403.74)</text:p>
      <text:p text:style-name="P5"><text:soft-page-break/>(4002672,210.51)</text:p>
      <text:p text:style-name="P5">(4002673,376.55)</text:p>
      <text:p text:style-name="P5">(4002674,455.57)</text:p>
      <text:p text:style-name="P5">(4002675,241.7)</text:p>
      <text:p text:style-name="P5">(4002676,259.32)</text:p>
      <text:p text:style-name="P5">(4002677,448.77)</text:p>
      <text:p text:style-name="P5">(4002678,856.92)</text:p>
      <text:p text:style-name="P5">(4002679,204.65)</text:p>
      <text:p text:style-name="P5">(4002680,446.3)</text:p>
      <text:p text:style-name="P5">(4002681,962.71)</text:p>
      <text:p text:style-name="P5">(4002682,753.46)</text:p>
      <text:p text:style-name="P5">(4002683,563.91)</text:p>
      <text:p text:style-name="P5">(4002684,251.28)</text:p>
      <text:p text:style-name="P5">(4002685,798.8)</text:p>
      <text:p text:style-name="P5">(4002686,507.47)</text:p>
      <text:p text:style-name="P5">(4002687,865.98)</text:p>
      <text:p text:style-name="P5">(4002688,429.7)</text:p>
      <text:p text:style-name="P5">(4002689,729.32)</text:p>
      <text:p text:style-name="P5">(4002690,613.32)</text:p>
      <text:p text:style-name="P5">(4002691,507.6)</text:p>
      <text:p text:style-name="P5">(4002692,529.8)</text:p>
      <text:p text:style-name="P5">(4002693,277.07)</text:p>
      <text:p text:style-name="P5">(4002694,794.71)</text:p>
      <text:p text:style-name="P5">(4002695,282.78)</text:p>
      <text:p text:style-name="P5">(4002696,772.76)</text:p>
      <text:p text:style-name="P5">(4002697,416.89)</text:p>
      <text:p text:style-name="P5">(4002698,507.77)</text:p>
      <text:p text:style-name="P5">(4002699,317.86)</text:p>
      <text:p text:style-name="P5">(4002700,291.24)</text:p>
      <text:p text:style-name="P5">(4002701,169.25)</text:p>
      <text:p text:style-name="P5">(4002702,715.36)</text:p>
      <text:p text:style-name="P5">(4002703,185.3)</text:p>
      <text:p text:style-name="P5">(4002704,586.88)</text:p>
      <text:p text:style-name="P5">(4002705,733.93)</text:p>
      <text:p text:style-name="P5">(4002706,236.12)</text:p>
      <text:p text:style-name="P5">(4002707,906.35)</text:p>
      <text:p text:style-name="P5">(4002708,636.33)</text:p>
      <text:p text:style-name="P5">(4002709,883.06)</text:p>
      <text:p text:style-name="P5">(4002710,991.7)</text:p>
      <text:p text:style-name="P5">(4002711,1072.58)</text:p>
      <text:p text:style-name="P5">(4002712,178.77)</text:p>
      <text:p text:style-name="P5">(4002713,423.29)</text:p>
      <text:p text:style-name="P5">(4002714,744.42)</text:p>
      <text:p text:style-name="P5">(4002715,453.15)</text:p>
      <text:p text:style-name="P5">(4002716,632.72)</text:p>
      <text:p text:style-name="P5">(4002717,564.7)</text:p>
      <text:p text:style-name="P5">(4002718,550.2)</text:p>
      <text:p text:style-name="P5">(4002719,429.97)</text:p>
      <text:p text:style-name="P5">(4002720,887.57)</text:p>
      <text:p text:style-name="P5"><text:soft-page-break/>(4002721,200.62)</text:p>
      <text:p text:style-name="P5">(4002722,721.65)</text:p>
      <text:p text:style-name="P5">(4002723,750.41)</text:p>
      <text:p text:style-name="P5">(4002724,825.25)</text:p>
      <text:p text:style-name="P5">(4002725,395.2)</text:p>
      <text:p text:style-name="P5">(4002726,432.75)</text:p>
      <text:p text:style-name="P5">(4002727,915.63)</text:p>
      <text:p text:style-name="P5">(4002728,380.0)</text:p>
      <text:p text:style-name="P5">(4002729,765.91)</text:p>
      <text:p text:style-name="P5">(4002730,372.67)</text:p>
      <text:p text:style-name="P5">(4002731,988.55)</text:p>
      <text:p text:style-name="P5">(4002732,677.68)</text:p>
      <text:p text:style-name="P5">(4002733,364.65)</text:p>
      <text:p text:style-name="P5">(4002734,323.77)</text:p>
      <text:p text:style-name="P5">(4002735,469.94)</text:p>
      <text:p text:style-name="P5">(4002736,1167.43)</text:p>
      <text:p text:style-name="P5">(4002737,610.06)</text:p>
      <text:p text:style-name="P5">(4002738,600.24)</text:p>
      <text:p text:style-name="P5">(4002739,414.91)</text:p>
      <text:p text:style-name="P5">(4002740,544.6)</text:p>
      <text:p text:style-name="P5">(4002741,868.13)</text:p>
      <text:p text:style-name="P5">(4002742,357.38)</text:p>
      <text:p text:style-name="P5">(4002743,855.81)</text:p>
      <text:p text:style-name="P5">(4002744,735.31)</text:p>
      <text:p text:style-name="P5">(4002745,333.3)</text:p>
      <text:p text:style-name="P5">(4002746,450.99)</text:p>
      <text:p text:style-name="P5">(4002747,349.27)</text:p>
      <text:p text:style-name="P5">(4002748,631.65)</text:p>
      <text:p text:style-name="P5">(4002749,890.82)</text:p>
      <text:p text:style-name="P5">(4002750,213.55)</text:p>
      <text:p text:style-name="P5">(4002751,1257.96)</text:p>
      <text:p text:style-name="P5">(4002752,461.08)</text:p>
      <text:p text:style-name="P5">(4002753,893.42)</text:p>
      <text:p text:style-name="P5">(4002754,702.55)</text:p>
      <text:p text:style-name="P5">(4002755,555.03)</text:p>
      <text:p text:style-name="P5">(4002756,204.02)</text:p>
      <text:p text:style-name="P5">(4002757,335.25)</text:p>
      <text:p text:style-name="P5">(4002758,813.36)</text:p>
      <text:p text:style-name="P5">(4002759,642.76)</text:p>
      <text:p text:style-name="P5">(4002760,776.87)</text:p>
      <text:p text:style-name="P5">(4002761,417.38)</text:p>
      <text:p text:style-name="P5">(4002762,964.56)</text:p>
      <text:p text:style-name="P5">(4002763,102.67)</text:p>
      <text:p text:style-name="P5">(4002764,1195.1)</text:p>
      <text:p text:style-name="P5">(4002766,402.36)</text:p>
      <text:p text:style-name="P5">(4002767,452.29)</text:p>
      <text:p text:style-name="P5">(4002768,328.6)</text:p>
      <text:p text:style-name="P5">(4002769,906.69)</text:p>
      <text:p text:style-name="P5">(4002770,160.77)</text:p>
      <text:p text:style-name="P5"><text:soft-page-break/>(4002771,928.53)</text:p>
      <text:p text:style-name="P5">(4002772,784.94)</text:p>
      <text:p text:style-name="P5">(4002773,437.72)</text:p>
      <text:p text:style-name="P5">(4002774,118.08)</text:p>
      <text:p text:style-name="P5">(4002775,874.95)</text:p>
      <text:p text:style-name="P5">(4002776,527.64)</text:p>
      <text:p text:style-name="P5">(4002777,264.45)</text:p>
      <text:p text:style-name="P5">(4002778,918.23)</text:p>
      <text:p text:style-name="P5">(4002779,556.99)</text:p>
      <text:p text:style-name="P5">(4002780,274.43)</text:p>
      <text:p text:style-name="P5">(4002781,853.24)</text:p>
      <text:p text:style-name="P5">(4002782,48.56)</text:p>
      <text:p text:style-name="P5">(4002783,504.33)</text:p>
      <text:p text:style-name="P5">(4002784,269.76)</text:p>
      <text:p text:style-name="P5">(4002785,254.68)</text:p>
      <text:p text:style-name="P5">(4002786,278.79)</text:p>
      <text:p text:style-name="P5">(4002787,496.17)</text:p>
      <text:p text:style-name="P5">(4002788,827.56)</text:p>
      <text:p text:style-name="P5">(4002789,778.77)</text:p>
      <text:p text:style-name="P5">(4002790,813.67)</text:p>
      <text:p text:style-name="P5">(4002791,520.43)</text:p>
      <text:p text:style-name="P5">(4002792,501.76)</text:p>
      <text:p text:style-name="P5">(4002793,517.94)</text:p>
      <text:p text:style-name="P5">(4002794,662.62)</text:p>
      <text:p text:style-name="P5">(4002795,314.8)</text:p>
      <text:p text:style-name="P5">(4002796,650.95)</text:p>
      <text:p text:style-name="P5">(4002797,610.92)</text:p>
      <text:p text:style-name="P5">(4002798,393.83)</text:p>
      <text:p text:style-name="P5">(4002799,194.52)</text:p>
      <text:p text:style-name="P5">(4002800,438.07)</text:p>
      <text:p text:style-name="P5">(4002801,598.1)</text:p>
      <text:p text:style-name="P5">(4002802,359.6)</text:p>
      <text:p text:style-name="P5">(4002803,496.36)</text:p>
      <text:p text:style-name="P5">(4002804,507.69)</text:p>
      <text:p text:style-name="P5">(4002805,120.68)</text:p>
      <text:p text:style-name="P5">(4002806,808.11)</text:p>
      <text:p text:style-name="P5">(4002807,292.99)</text:p>
      <text:p text:style-name="P5">(4002808,138.81)</text:p>
      <text:p text:style-name="P5">(4002809,240.44)</text:p>
      <text:p text:style-name="P5">(4002810,26.56)</text:p>
      <text:p text:style-name="P5">(4002811,16.11)</text:p>
      <text:p text:style-name="P5">(4002812,249.62)</text:p>
      <text:p text:style-name="P5">(4002813,205.9)</text:p>
      <text:p text:style-name="P5">(4002814,336.51)</text:p>
      <text:p text:style-name="P5">(4002815,539.11)</text:p>
      <text:p text:style-name="P5">(4002816,551.17)</text:p>
      <text:p text:style-name="P5">(4002817,867.44)</text:p>
      <text:p text:style-name="P5">(4002818,401.43)</text:p>
      <text:p text:style-name="P5">(4002819,503.25)</text:p>
      <text:p text:style-name="P5"><text:soft-page-break/>(4002820,452.92)</text:p>
      <text:p text:style-name="P5">(4002821,886.46)</text:p>
      <text:p text:style-name="P5">(4002822,973.54)</text:p>
      <text:p text:style-name="P5">(4002823,828.18)</text:p>
      <text:p text:style-name="P5">(4002824,382.54)</text:p>
      <text:p text:style-name="P5">(4002825,207.51)</text:p>
      <text:p text:style-name="P5">(4002826,678.4)</text:p>
      <text:p text:style-name="P5">(4002827,643.67)</text:p>
      <text:p text:style-name="P5">(4002828,579.84)</text:p>
      <text:p text:style-name="P5">(4002829,663.31)</text:p>
      <text:p text:style-name="P5">(4002830,793.93)</text:p>
      <text:p text:style-name="P5">(4002831,60.31)</text:p>
      <text:p text:style-name="P5">(4002832,402.08)</text:p>
      <text:p text:style-name="P5">(4002833,908.7)</text:p>
      <text:p text:style-name="P5">(4002834,655.28)</text:p>
      <text:p text:style-name="P5">(4002835,291.19)</text:p>
      <text:p text:style-name="P5">(4002836,188.8)</text:p>
      <text:p text:style-name="P5">(4002837,845.31)</text:p>
      <text:p text:style-name="P5">(4002838,271.06)</text:p>
      <text:p text:style-name="P5">(4002839,294.54)</text:p>
      <text:p text:style-name="P5">(4002840,734.12)</text:p>
      <text:p text:style-name="P5">(4002841,282.98)</text:p>
      <text:p text:style-name="P5">(4002842,702.5)</text:p>
      <text:p text:style-name="P5">(4002843,702.19)</text:p>
      <text:p text:style-name="P5">(4002844,642.19)</text:p>
      <text:p text:style-name="P5">(4002845,393.51)</text:p>
      <text:p text:style-name="P5">(4002846,160.18)</text:p>
      <text:p text:style-name="P5">(4002847,170.97)</text:p>
      <text:p text:style-name="P5">(4002848,478.44)</text:p>
      <text:p text:style-name="P5">(4002849,409.46)</text:p>
      <text:p text:style-name="P5">(4002850,436.62)</text:p>
      <text:p text:style-name="P5">(4002851,820.75)</text:p>
      <text:p text:style-name="P5">(4002852,149.32)</text:p>
      <text:p text:style-name="P5">(4002853,549.68)</text:p>
      <text:p text:style-name="P5">(4002854,221.17)</text:p>
      <text:p text:style-name="P5">(4002855,572.77)</text:p>
      <text:p text:style-name="P5">(4002856,615.46)</text:p>
      <text:p text:style-name="P5">(4002857,501.25)</text:p>
      <text:p text:style-name="P5">(4002858,551.71)</text:p>
      <text:p text:style-name="P5">(4002859,446.77)</text:p>
      <text:p text:style-name="P5">(4002860,605.45)</text:p>
      <text:p text:style-name="P5">(4002861,742.2)</text:p>
      <text:p text:style-name="P5">(4002862,622.96)</text:p>
      <text:p text:style-name="P5">(4002863,457.21)</text:p>
      <text:p text:style-name="P5">(4002864,393.7)</text:p>
      <text:p text:style-name="P5">(4002865,1091.76)</text:p>
      <text:p text:style-name="P5">(4002866,950.15)</text:p>
      <text:p text:style-name="P5">(4002867,111.88)</text:p>
      <text:p text:style-name="P5">(4002868,487.48)</text:p>
      <text:p text:style-name="P5"><text:soft-page-break/>(4002869,487.51)</text:p>
      <text:p text:style-name="P5">(4002870,640.84)</text:p>
      <text:p text:style-name="P5">(4002871,864.26)</text:p>
      <text:p text:style-name="P5">(4002872,129.46)</text:p>
      <text:p text:style-name="P5">(4002873,455.01)</text:p>
      <text:p text:style-name="P5">(4002874,132.19)</text:p>
      <text:p text:style-name="P5">(4002875,328.88)</text:p>
      <text:p text:style-name="P5">(4002876,757.79)</text:p>
      <text:p text:style-name="P5">(4002877,593.39)</text:p>
      <text:p text:style-name="P5">(4002878,661.39)</text:p>
      <text:p text:style-name="P5">(4002879,869.95)</text:p>
      <text:p text:style-name="P5">(4002880,423.96)</text:p>
      <text:p text:style-name="P5">(4002881,767.66)</text:p>
      <text:p text:style-name="P5">(4002882,230.45)</text:p>
      <text:p text:style-name="P5">(4002883,390.33)</text:p>
      <text:p text:style-name="P5">(4002884,697.12)</text:p>
      <text:p text:style-name="P5">(4002885,456.91)</text:p>
      <text:p text:style-name="P5">(4002886,142.47)</text:p>
      <text:p text:style-name="P5">(4002887,473.87)</text:p>
      <text:p text:style-name="P5">(4002888,740.5)</text:p>
      <text:p text:style-name="P5">(4002889,555.51)</text:p>
      <text:p text:style-name="P5">(4002890,365.78)</text:p>
      <text:p text:style-name="P5">(4002891,1045.41)</text:p>
      <text:p text:style-name="P5">(4002892,354.02)</text:p>
      <text:p text:style-name="P5">(4002893,763.34)</text:p>
      <text:p text:style-name="P5">(4002894,553.01)</text:p>
      <text:p text:style-name="P5">(4002895,751.24)</text:p>
      <text:p text:style-name="P5">(4002896,877.1)</text:p>
      <text:p text:style-name="P5">(4002897,565.36)</text:p>
      <text:p text:style-name="P5">(4002898,55.78)</text:p>
      <text:p text:style-name="P5">(4002899,505.91)</text:p>
      <text:p text:style-name="P5">(4002900,180.82)</text:p>
      <text:p text:style-name="P5">(4002901,600.9)</text:p>
      <text:p text:style-name="P5">(4002902,182.09)</text:p>
      <text:p text:style-name="P5">(4002903,723.84)</text:p>
      <text:p text:style-name="P5">(4002904,743.72)</text:p>
      <text:p text:style-name="P5">(4002905,731.44)</text:p>
      <text:p text:style-name="P5">(4002906,559.86)</text:p>
      <text:p text:style-name="P5">(4002907,1129.85)</text:p>
      <text:p text:style-name="P5">(4002908,332.89)</text:p>
      <text:p text:style-name="P5">(4002909,516.19)</text:p>
      <text:p text:style-name="P5">(4002910,237.4)</text:p>
      <text:p text:style-name="P5">(4002911,345.1)</text:p>
      <text:p text:style-name="P5">(4002912,900.86)</text:p>
      <text:p text:style-name="P5">(4002913,459.21)</text:p>
      <text:p text:style-name="P5">(4002914,382.26)</text:p>
      <text:p text:style-name="P5">(4002915,455.47)</text:p>
      <text:p text:style-name="P5">(4002916,980.56)</text:p>
      <text:p text:style-name="P5">(4002917,493.83)</text:p>
      <text:p text:style-name="P5"><text:soft-page-break/>(4002918,349.73)</text:p>
      <text:p text:style-name="P5">(4002919,135.65)</text:p>
      <text:p text:style-name="P5">(4002920,735.22)</text:p>
      <text:p text:style-name="P5">(4002921,177.25)</text:p>
      <text:p text:style-name="P5">(4002922,1244.2)</text:p>
      <text:p text:style-name="P5">(4002923,761.77)</text:p>
      <text:p text:style-name="P5">(4002924,352.3)</text:p>
      <text:p text:style-name="P5">(4002925,205.51)</text:p>
      <text:p text:style-name="P5">(4002926,203.78)</text:p>
      <text:p text:style-name="P5">(4002927,677.7)</text:p>
      <text:p text:style-name="P5">(4002928,172.29)</text:p>
      <text:p text:style-name="P5">(4002929,463.18)</text:p>
      <text:p text:style-name="P5">(4002930,409.47)</text:p>
      <text:p text:style-name="P5">(4002931,579.79)</text:p>
      <text:p text:style-name="P5">(4002932,277.65)</text:p>
      <text:p text:style-name="P5">(4002933,1076.19)</text:p>
      <text:p text:style-name="P5">(4002934,804.22)</text:p>
      <text:p text:style-name="P5">(4002935,193.07)</text:p>
      <text:p text:style-name="P5">(4002936,451.02)</text:p>
      <text:p text:style-name="P5">(4002937,1066.48)</text:p>
      <text:p text:style-name="P5">(4002938,774.73)</text:p>
      <text:p text:style-name="P5">(4002939,634.34)</text:p>
      <text:p text:style-name="P5">(4002940,282.44)</text:p>
      <text:p text:style-name="P5">(4002941,708.22)</text:p>
      <text:p text:style-name="P5">(4002942,579.93)</text:p>
      <text:p text:style-name="P5">(4002943,1298.12)</text:p>
      <text:p text:style-name="P5">(4002944,645.09)</text:p>
      <text:p text:style-name="P5">(4002945,778.34)</text:p>
      <text:p text:style-name="P5">(4002946,506.08)</text:p>
      <text:p text:style-name="P5">(4002947,1273.96)</text:p>
      <text:p text:style-name="P5">(4002948,483.56)</text:p>
      <text:p text:style-name="P5">(4002949,750.68)</text:p>
      <text:p text:style-name="P5">(4002950,795.67)</text:p>
      <text:p text:style-name="P5">(4002951,890.27)</text:p>
      <text:p text:style-name="P5">(4002952,646.58)</text:p>
      <text:p text:style-name="P5">(4002953,229.63)</text:p>
      <text:p text:style-name="P5">(4002954,400.84)</text:p>
      <text:p text:style-name="P5">(4002955,495.37)</text:p>
      <text:p text:style-name="P5">(4002956,767.54)</text:p>
      <text:p text:style-name="P5">(4002957,216.04)</text:p>
      <text:p text:style-name="P5">(4002958,313.6)</text:p>
      <text:p text:style-name="P5">(4002959,93.09)</text:p>
      <text:p text:style-name="P5">(4002960,554.46)</text:p>
      <text:p text:style-name="P5">(4002961,944.62)</text:p>
      <text:p text:style-name="P5">(4002962,425.81)</text:p>
      <text:p text:style-name="P5">(4002963,415.44)</text:p>
      <text:p text:style-name="P5">(4002964,414.12)</text:p>
      <text:p text:style-name="P5">(4002965,470.33)</text:p>
      <text:p text:style-name="P5">(4002966,602.51)</text:p>
      <text:p text:style-name="P5"><text:soft-page-break/>(4002967,411.48)</text:p>
      <text:p text:style-name="P5">(4002968,501.39)</text:p>
      <text:p text:style-name="P5">(4002969,222.41)</text:p>
      <text:p text:style-name="P5">(4002970,793.86)</text:p>
      <text:p text:style-name="P5">(4002971,654.09)</text:p>
      <text:p text:style-name="P5">(4002972,620.32)</text:p>
      <text:p text:style-name="P5">(4002973,545.05)</text:p>
      <text:p text:style-name="P5">(4002974,138.71)</text:p>
      <text:p text:style-name="P5">(4002975,392.37)</text:p>
      <text:p text:style-name="P5">(4002976,831.13)</text:p>
      <text:p text:style-name="P5">(4002977,714.22)</text:p>
      <text:p text:style-name="P5">(4002978,200.86)</text:p>
      <text:p text:style-name="P5">(4002979,617.08)</text:p>
      <text:p text:style-name="P5">(4002980,504.02)</text:p>
      <text:p text:style-name="P5">(4002981,357.72)</text:p>
      <text:p text:style-name="P5">(4002982,797.79)</text:p>
      <text:p text:style-name="P5">(4002983,441.52)</text:p>
      <text:p text:style-name="P5">(4002984,46.02)</text:p>
      <text:p text:style-name="P5">(4002985,350.74)</text:p>
      <text:p text:style-name="P5">(4002986,378.06)</text:p>
      <text:p text:style-name="P5">(4002987,492.78)</text:p>
      <text:p text:style-name="P5">(4002988,474.15)</text:p>
      <text:p text:style-name="P5">(4002989,137.22)</text:p>
      <text:p text:style-name="P5">(4002990,645.39)</text:p>
      <text:p text:style-name="P5">(4002991,335.4)</text:p>
      <text:p text:style-name="P5">(4002992,268.98)</text:p>
      <text:p text:style-name="P5">(4002993,253.94)</text:p>
      <text:p text:style-name="P5">(4002994,376.77)</text:p>
      <text:p text:style-name="P5">(4002995,1109.08)</text:p>
      <text:p text:style-name="P5">(4002996,892.28)</text:p>
      <text:p text:style-name="P5">(4002997,454.64)</text:p>
      <text:p text:style-name="P5">(4002998,533.66)</text:p>
      <text:p text:style-name="P5">(4002999,613.28)</text:p>
      <text:p text:style-name="P5">(4003000,818.15)</text:p>
      <text:p text:style-name="P5">(4003001,1128.15)</text:p>
      <text:p text:style-name="P5">(4003002,349.44)</text:p>
      <text:p text:style-name="P5">(4003003,315.59)</text:p>
      <text:p text:style-name="P5">(4003004,504.46)</text:p>
      <text:p text:style-name="P5">(4003005,544.82)</text:p>
      <text:p text:style-name="P5">(4003006,462.46)</text:p>
      <text:p text:style-name="P5">(4003007,887.42)</text:p>
      <text:p text:style-name="P5">(4003008,971.73)</text:p>
      <text:p text:style-name="P5">(4003009,405.66)</text:p>
      <text:p text:style-name="P5">(4003010,657.76)</text:p>
      <text:p text:style-name="P5">(4003011,126.21)</text:p>
      <text:p text:style-name="P5">(4003012,38.9)</text:p>
      <text:p text:style-name="P5">(4003013,629.84)</text:p>
      <text:p text:style-name="P5">(4003014,249.46)</text:p>
      <text:p text:style-name="P5">(4003015,233.28)</text:p>
      <text:p text:style-name="P5"><text:soft-page-break/>(4003016,710.31)</text:p>
      <text:p text:style-name="P5">(4003017,296.89)</text:p>
      <text:p text:style-name="P5">(4003018,205.77)</text:p>
      <text:p text:style-name="P5">(4003019,399.69)</text:p>
      <text:p text:style-name="P5">(4003020,385.24)</text:p>
      <text:p text:style-name="P5">(4003021,371.59)</text:p>
      <text:p text:style-name="P5">(4003022,437.09)</text:p>
      <text:p text:style-name="P5">(4003023,751.99)</text:p>
      <text:p text:style-name="P5">(4003024,752.68)</text:p>
      <text:p text:style-name="P5">(4003025,929.31)</text:p>
      <text:p text:style-name="P5">(4003026,380.84)</text:p>
      <text:p text:style-name="P5">(4003027,297.22)</text:p>
      <text:p text:style-name="P5">(4003028,905.93)</text:p>
      <text:p text:style-name="P5">(4003029,28.2)</text:p>
      <text:p text:style-name="P5">(4003030,464.51)</text:p>
      <text:p text:style-name="P5">(4003031,302.62)</text:p>
      <text:p text:style-name="P5">(4003032,463.35)</text:p>
      <text:p text:style-name="P5">(4003033,222.36)</text:p>
      <text:p text:style-name="P5">(4003034,401.74)</text:p>
      <text:p text:style-name="P5">(4003035,796.75)</text:p>
      <text:p text:style-name="P5">(4003036,342.07)</text:p>
      <text:p text:style-name="P5">(4003037,608.77)</text:p>
      <text:p text:style-name="P5">(4003038,444.24)</text:p>
      <text:p text:style-name="P5">(4003039,557.89)</text:p>
      <text:p text:style-name="P5">(4003040,278.32)</text:p>
      <text:p text:style-name="P5">(4003041,688.78)</text:p>
      <text:p text:style-name="P5">(4003042,583.34)</text:p>
      <text:p text:style-name="P5">(4003043,381.93)</text:p>
      <text:p text:style-name="P5">(4003044,668.02)</text:p>
      <text:p text:style-name="P5">(4003045,711.31)</text:p>
      <text:p text:style-name="P5">(4003046,907.02)</text:p>
      <text:p text:style-name="P5">(4003047,108.69)</text:p>
      <text:p text:style-name="P5">(4003048,581.94)</text:p>
      <text:p text:style-name="P5">(4003049,429.39)</text:p>
      <text:p text:style-name="P5">(4003050,961.44)</text:p>
      <text:p text:style-name="P5">(4003051,367.39)</text:p>
      <text:p text:style-name="P5">(4003052,538.8)</text:p>
      <text:p text:style-name="P5">(4003053,386.85)</text:p>
      <text:p text:style-name="P5">(4003054,386.5)</text:p>
      <text:p text:style-name="P5">(4003055,198.26)</text:p>
      <text:p text:style-name="P5">(4003056,511.02)</text:p>
      <text:p text:style-name="P5">(4003057,172.63)</text:p>
      <text:p text:style-name="P5">(4003058,433.22)</text:p>
      <text:p text:style-name="P5">(4003059,413.74)</text:p>
      <text:p text:style-name="P5">(4003060,983.09)</text:p>
      <text:p text:style-name="P5">(4003061,631.29)</text:p>
      <text:p text:style-name="P5">(4003062,702.74)</text:p>
      <text:p text:style-name="P5">(4003063,720.63)</text:p>
      <text:p text:style-name="P5">(4003064,997.26)</text:p>
      <text:p text:style-name="P5"><text:soft-page-break/>(4003065,255.94)</text:p>
      <text:p text:style-name="P5">(4003066,558.24)</text:p>
      <text:p text:style-name="P5">(4003067,384.68)</text:p>
      <text:p text:style-name="P5">(4003068,502.09)</text:p>
      <text:p text:style-name="P5">(4003069,59.06)</text:p>
      <text:p text:style-name="P5">(4003070,142.95)</text:p>
      <text:p text:style-name="P5">(4003071,561.36)</text:p>
      <text:p text:style-name="P5">(4003072,501.68)</text:p>
      <text:p text:style-name="P5">(4003073,420.32)</text:p>
      <text:p text:style-name="P5">(4003074,536.45)</text:p>
      <text:p text:style-name="P5">(4003075,156.88)</text:p>
      <text:p text:style-name="P5">(4003076,278.25)</text:p>
      <text:p text:style-name="P5">(4003077,323.23)</text:p>
      <text:p text:style-name="P5">(4003078,1448.58)</text:p>
      <text:p text:style-name="P5">(4003079,1258.02)</text:p>
      <text:p text:style-name="P5">(4003080,462.38)</text:p>
      <text:p text:style-name="P5">(4003081,397.29)</text:p>
      <text:p text:style-name="P5">(4003082,284.7)</text:p>
      <text:p text:style-name="P5">(4003083,608.02)</text:p>
      <text:p text:style-name="P5">(4003084,627.84)</text:p>
      <text:p text:style-name="P5">(4003085,291.24)</text:p>
      <text:p text:style-name="P5">(4003086,228.54)</text:p>
      <text:p text:style-name="P5">(4003087,943.8)</text:p>
      <text:p text:style-name="P5">(4003088,513.6)</text:p>
      <text:p text:style-name="P5">(4003089,126.74)</text:p>
      <text:p text:style-name="P5">(4003090,633.14)</text:p>
      <text:p text:style-name="P5">(4003091,368.79)</text:p>
      <text:p text:style-name="P5">(4003092,341.94)</text:p>
      <text:p text:style-name="P5">(4003093,651.28)</text:p>
      <text:p text:style-name="P5">(4003094,553.54)</text:p>
      <text:p text:style-name="P5">(4003095,307.09)</text:p>
      <text:p text:style-name="P5">(4003096,238.32)</text:p>
      <text:p text:style-name="P5">(4003097,460.45)</text:p>
      <text:p text:style-name="P5">(4003098,581.99)</text:p>
      <text:p text:style-name="P5">(4003099,382.1)</text:p>
      <text:p text:style-name="P5">(4003100,714.42)</text:p>
      <text:p text:style-name="P5">(4003101,345.63)</text:p>
      <text:p text:style-name="P5">(4003102,456.36)</text:p>
      <text:p text:style-name="P5">(4003103,976.88)</text:p>
      <text:p text:style-name="P5">(4003104,644.64)</text:p>
      <text:p text:style-name="P5">(4003105,113.24)</text:p>
      <text:p text:style-name="P5">(4003106,391.03)</text:p>
      <text:p text:style-name="P5">(4003107,346.46)</text:p>
      <text:p text:style-name="P5">(4003108,506.33)</text:p>
      <text:p text:style-name="P5">(4003109,668.78)</text:p>
      <text:p text:style-name="P5">(4003110,332.13)</text:p>
      <text:p text:style-name="P5">(4003111,311.82)</text:p>
      <text:p text:style-name="P5">(4003112,714.1)</text:p>
      <text:p text:style-name="P5">(4003113,547.27)</text:p>
      <text:p text:style-name="P5"><text:soft-page-break/>(4003114,350.44)</text:p>
      <text:p text:style-name="P5">(4003115,168.36)</text:p>
      <text:p text:style-name="P5">(4003116,615.57)</text:p>
      <text:p text:style-name="P5">(4003117,492.88)</text:p>
      <text:p text:style-name="P5">(4003118,995.17)</text:p>
      <text:p text:style-name="P5">(4003119,194.91)</text:p>
      <text:p text:style-name="P5">(4003120,608.03)</text:p>
      <text:p text:style-name="P5">(4003121,1257.11)</text:p>
      <text:p text:style-name="P5">(4003122,483.26)</text:p>
      <text:p text:style-name="P5">(4003123,633.72)</text:p>
      <text:p text:style-name="P5">(4003124,653.1)</text:p>
      <text:p text:style-name="P5">(4003125,494.05)</text:p>
      <text:p text:style-name="P5">(4003126,392.82)</text:p>
      <text:p text:style-name="P5">(4003127,252.45)</text:p>
      <text:p text:style-name="P5">(4003128,170.16)</text:p>
      <text:p text:style-name="P5">(4003129,516.51)</text:p>
      <text:p text:style-name="P5">(4003130,324.85)</text:p>
      <text:p text:style-name="P5">(4003132,453.13)</text:p>
      <text:p text:style-name="P5">(4003133,683.75)</text:p>
      <text:p text:style-name="P5">(4003134,963.56)</text:p>
      <text:p text:style-name="P5">(4003135,401.78)</text:p>
      <text:p text:style-name="P5">(4003136,564.03)</text:p>
      <text:p text:style-name="P5">(4003137,387.82)</text:p>
      <text:p text:style-name="P5">(4003138,290.08)</text:p>
      <text:p text:style-name="P5">(4003139,178.25)</text:p>
      <text:p text:style-name="P5">(4003140,500.1)</text:p>
      <text:p text:style-name="P5">(4003141,79.01)</text:p>
      <text:p text:style-name="P5">(4003142,280.47)</text:p>
      <text:p text:style-name="P5">(4003143,284.1)</text:p>
      <text:p text:style-name="P5">(4003144,201.44)</text:p>
      <text:p text:style-name="P5">(4003145,511.53)</text:p>
      <text:p text:style-name="P5">(4003146,705.82)</text:p>
      <text:p text:style-name="P5">(4003148,545.79)</text:p>
      <text:p text:style-name="P5">(4003149,186.84)</text:p>
      <text:p text:style-name="P5">(4003150,374.68)</text:p>
      <text:p text:style-name="P5">(4003151,391.9)</text:p>
      <text:p text:style-name="P5">(4003152,484.48)</text:p>
      <text:p text:style-name="P5">(4003153,561.43)</text:p>
      <text:p text:style-name="P5">(4003154,15.0)</text:p>
      <text:p text:style-name="P5">(4003155,386.66)</text:p>
      <text:p text:style-name="P5">(4003156,560.87)</text:p>
      <text:p text:style-name="P5">(4003157,857.81)</text:p>
      <text:p text:style-name="P5">(4003158,773.64)</text:p>
      <text:p text:style-name="P5">(4003159,162.94)</text:p>
      <text:p text:style-name="P5">(4003160,195.8)</text:p>
      <text:p text:style-name="P5">(4003161,1153.33)</text:p>
      <text:p text:style-name="P5">(4003162,373.43)</text:p>
      <text:p text:style-name="P5">(4003163,527.61)</text:p>
      <text:p text:style-name="P5">(4003164,612.6)</text:p>
      <text:p text:style-name="P5"><text:soft-page-break/>(4003165,547.9)</text:p>
      <text:p text:style-name="P5">(4003166,318.57)</text:p>
      <text:p text:style-name="P5">(4003167,142.92)</text:p>
      <text:p text:style-name="P5">(4003168,588.65)</text:p>
      <text:p text:style-name="P5">(4003169,553.91)</text:p>
      <text:p text:style-name="P5">(4003170,719.5)</text:p>
      <text:p text:style-name="P5">(4003171,584.32)</text:p>
      <text:p text:style-name="P5">(4003172,515.36)</text:p>
      <text:p text:style-name="P5">(4003173,670.02)</text:p>
      <text:p text:style-name="P5">(4003174,746.28)</text:p>
      <text:p text:style-name="P5">(4003175,359.18)</text:p>
      <text:p text:style-name="P5">(4003176,365.71)</text:p>
      <text:p text:style-name="P5">(4003177,537.57)</text:p>
      <text:p text:style-name="P5">(4003178,766.18)</text:p>
      <text:p text:style-name="P5">(4003179,904.96)</text:p>
      <text:p text:style-name="P5">(4003180,500.88)</text:p>
      <text:p text:style-name="P5">(4003181,296.58)</text:p>
      <text:p text:style-name="P5">(4003182,13.09)</text:p>
      <text:p text:style-name="P5">(4003183,352.31)</text:p>
      <text:p text:style-name="P5">(4003184,225.41)</text:p>
      <text:p text:style-name="P5">(4003185,604.37)</text:p>
      <text:p text:style-name="P5">(4003186,367.68)</text:p>
      <text:p text:style-name="P5">(4003187,644.13)</text:p>
      <text:p text:style-name="P5">(4003188,1126.28)</text:p>
      <text:p text:style-name="P5">(4003189,422.18)</text:p>
      <text:p text:style-name="P5">(4003190,683.31)</text:p>
      <text:p text:style-name="P5">(4003191,503.32)</text:p>
      <text:p text:style-name="P5">(4003192,251.87)</text:p>
      <text:p text:style-name="P5">(4003193,540.83)</text:p>
      <text:p text:style-name="P5">(4003194,349.35)</text:p>
      <text:p text:style-name="P5">(4003195,223.29)</text:p>
      <text:p text:style-name="P5">(4003196,494.47)</text:p>
      <text:p text:style-name="P5">(4003197,13.71)</text:p>
      <text:p text:style-name="P5">(4003198,541.24)</text:p>
      <text:p text:style-name="P5">(4003199,163.28)</text:p>
      <text:p text:style-name="P5">(4003200,787.56)</text:p>
      <text:p text:style-name="P5">(4003201,732.47)</text:p>
      <text:p text:style-name="P5">(4003202,403.38)</text:p>
      <text:p text:style-name="P5">(4003203,11.59)</text:p>
      <text:p text:style-name="P5">(4003204,743.45)</text:p>
      <text:p text:style-name="P5">(4003205,362.99)</text:p>
      <text:p text:style-name="P5">(4003206,659.54)</text:p>
      <text:p text:style-name="P5">(4003207,363.37)</text:p>
      <text:p text:style-name="P5">(4003208,963.47)</text:p>
      <text:p text:style-name="P5">(4003209,901.76)</text:p>
      <text:p text:style-name="P5">(4003210,418.36)</text:p>
      <text:p text:style-name="P5">(4003211,832.39)</text:p>
      <text:p text:style-name="P5">(4003212,371.05)</text:p>
      <text:p text:style-name="P5">(4003213,338.61)</text:p>
      <text:p text:style-name="P5"><text:soft-page-break/>(4003214,196.64)</text:p>
      <text:p text:style-name="P5">(4003215,797.43)</text:p>
      <text:p text:style-name="P5">(4003216,367.5)</text:p>
      <text:p text:style-name="P5">(4003217,514.19)</text:p>
      <text:p text:style-name="P5">(4003218,165.03)</text:p>
      <text:p text:style-name="P5">(4003219,208.91)</text:p>
      <text:p text:style-name="P5">(4003220,256.0)</text:p>
      <text:p text:style-name="P5">(4003221,430.2)</text:p>
      <text:p text:style-name="P5">(4003222,519.84)</text:p>
      <text:p text:style-name="P5">(4003223,172.75)</text:p>
      <text:p text:style-name="P5">(4003224,281.98)</text:p>
      <text:p text:style-name="P5">(4003225,891.86)</text:p>
      <text:p text:style-name="P5">(4003226,445.18)</text:p>
      <text:p text:style-name="P5">(4003227,372.61)</text:p>
      <text:p text:style-name="P5">(4003228,1640.63)</text:p>
      <text:p text:style-name="P5">(4003229,491.71)</text:p>
      <text:p text:style-name="P5">(4003230,346.52)</text:p>
      <text:p text:style-name="P5">(4003231,755.31)</text:p>
      <text:p text:style-name="P5">(4003232,537.61)</text:p>
      <text:p text:style-name="P5">(4003233,568.88)</text:p>
      <text:p text:style-name="P5">(4003234,429.42)</text:p>
      <text:p text:style-name="P5">(4003235,311.97)</text:p>
      <text:p text:style-name="P5">(4003236,157.91)</text:p>
      <text:p text:style-name="P5">(4003237,323.58)</text:p>
      <text:p text:style-name="P5">(4003238,498.79)</text:p>
      <text:p text:style-name="P5">(4003239,307.71)</text:p>
      <text:p text:style-name="P5">(4003240,404.72)</text:p>
      <text:p text:style-name="P5">(4003241,1425.06)</text:p>
      <text:p text:style-name="P5">(4003242,657.01)</text:p>
      <text:p text:style-name="P5">(4003243,372.62)</text:p>
      <text:p text:style-name="P5">(4003244,852.22)</text:p>
      <text:p text:style-name="P5">(4003245,609.18)</text:p>
      <text:p text:style-name="P5">(4003246,84.6)</text:p>
      <text:p text:style-name="P5">(4003247,241.32)</text:p>
      <text:p text:style-name="P5">(4003248,630.42)</text:p>
      <text:p text:style-name="P5">(4003249,462.16)</text:p>
      <text:p text:style-name="P5">(4003250,409.39)</text:p>
      <text:p text:style-name="P5">(4003251,615.08)</text:p>
      <text:p text:style-name="P5">(4003252,605.54)</text:p>
      <text:p text:style-name="P5">(4003253,288.67)</text:p>
      <text:p text:style-name="P5">(4003254,300.89)</text:p>
      <text:p text:style-name="P5">(4003255,488.73)</text:p>
      <text:p text:style-name="P5">(4003256,199.26)</text:p>
      <text:p text:style-name="P5">(4003257,910.64)</text:p>
      <text:p text:style-name="P5">(4003258,607.2)</text:p>
      <text:p text:style-name="P5">(4003259,906.43)</text:p>
      <text:p text:style-name="P5">(4003260,1018.85)</text:p>
      <text:p text:style-name="P5">(4003261,487.09)</text:p>
      <text:p text:style-name="P5">(4003262,696.54)</text:p>
      <text:p text:style-name="P5"><text:soft-page-break/>(4003263,385.73)</text:p>
      <text:p text:style-name="P5">(4003264,443.19)</text:p>
      <text:p text:style-name="P5">(4003265,428.0)</text:p>
      <text:p text:style-name="P5">(4003266,277.79)</text:p>
      <text:p text:style-name="P5">(4003267,796.76)</text:p>
      <text:p text:style-name="P5">(4003268,684.63)</text:p>
      <text:p text:style-name="P5">(4003269,788.95)</text:p>
      <text:p text:style-name="P5">(4003270,183.17)</text:p>
      <text:p text:style-name="P5">(4003271,159.95)</text:p>
      <text:p text:style-name="P5">(4003272,393.81)</text:p>
      <text:p text:style-name="P5">(4003273,195.02)</text:p>
      <text:p text:style-name="P5">(4003274,334.96)</text:p>
      <text:p text:style-name="P5">(4003275,618.62)</text:p>
      <text:p text:style-name="P5">(4003276,330.54)</text:p>
      <text:p text:style-name="P5">(4003277,289.69)</text:p>
      <text:p text:style-name="P5">(4003278,752.16)</text:p>
      <text:p text:style-name="P5">(4003279,674.81)</text:p>
      <text:p text:style-name="P5">(4003280,351.33)</text:p>
      <text:p text:style-name="P5">(4003281,345.28)</text:p>
      <text:p text:style-name="P5">(4003282,120.63)</text:p>
      <text:p text:style-name="P5">(4003283,258.94)</text:p>
      <text:p text:style-name="P5">(4003284,342.46)</text:p>
      <text:p text:style-name="P5">(4003285,1460.43)</text:p>
      <text:p text:style-name="P5">(4003286,678.81)</text:p>
      <text:p text:style-name="P5">(4003287,312.15)</text:p>
      <text:p text:style-name="P5">(4003288,742.65)</text:p>
      <text:p text:style-name="P5">(4003289,771.58)</text:p>
      <text:p text:style-name="P5">(4003290,454.14)</text:p>
      <text:p text:style-name="P5">(4003291,525.54)</text:p>
      <text:p text:style-name="P5">(4003292,161.23)</text:p>
      <text:p text:style-name="P5">(4003293,335.7)</text:p>
      <text:p text:style-name="P5">(4003294,259.48)</text:p>
      <text:p text:style-name="P5">(4003295,249.63)</text:p>
      <text:p text:style-name="P5">(4003296,520.34)</text:p>
      <text:p text:style-name="P5">(4003297,594.74)</text:p>
      <text:p text:style-name="P5">(4003298,930.88)</text:p>
      <text:p text:style-name="P5">(4003299,436.42)</text:p>
      <text:p text:style-name="P5">(4003300,387.7)</text:p>
      <text:p text:style-name="P5">(4003301,662.17)</text:p>
      <text:p text:style-name="P5">(4003302,291.05)</text:p>
      <text:p text:style-name="P5">(4003303,125.71)</text:p>
      <text:p text:style-name="P5">(4003304,474.14)</text:p>
      <text:p text:style-name="P5">(4003305,476.92)</text:p>
      <text:p text:style-name="P5">(4003306,408.87)</text:p>
      <text:p text:style-name="P5">(4003307,867.61)</text:p>
      <text:p text:style-name="P5">(4003308,1130.61)</text:p>
      <text:p text:style-name="P5">(4003309,631.49)</text:p>
      <text:p text:style-name="P5">(4003310,676.32)</text:p>
      <text:p text:style-name="P5">(4003311,561.21)</text:p>
      <text:p text:style-name="P5"><text:soft-page-break/>(4003312,532.84)</text:p>
      <text:p text:style-name="P5">(4003313,902.74)</text:p>
      <text:p text:style-name="P5">(4003314,359.22)</text:p>
      <text:p text:style-name="P5">(4003315,385.51)</text:p>
      <text:p text:style-name="P5">(4003316,320.9)</text:p>
      <text:p text:style-name="P5">(4003317,369.71)</text:p>
      <text:p text:style-name="P5">(4003318,1161.35)</text:p>
      <text:p text:style-name="P5">(4003319,426.0)</text:p>
      <text:p text:style-name="P5">(4003320,617.09)</text:p>
      <text:p text:style-name="P5">(4003321,758.57)</text:p>
      <text:p text:style-name="P5">(4003322,305.56)</text:p>
      <text:p text:style-name="P5">(4003323,950.18)</text:p>
      <text:p text:style-name="P5">(4003324,340.62)</text:p>
      <text:p text:style-name="P5">(4003325,870.14)</text:p>
      <text:p text:style-name="P5">(4003326,406.82)</text:p>
      <text:p text:style-name="P5">(4003327,518.42)</text:p>
      <text:p text:style-name="P5">(4003328,443.26)</text:p>
      <text:p text:style-name="P5">(4003329,396.69)</text:p>
      <text:p text:style-name="P5">(4003330,557.41)</text:p>
      <text:p text:style-name="P5">(4003331,759.55)</text:p>
      <text:p text:style-name="P5">(4003332,807.69)</text:p>
      <text:p text:style-name="P5">(4003333,769.54)</text:p>
      <text:p text:style-name="P5">(4003334,303.48)</text:p>
      <text:p text:style-name="P5">(4003335,623.81)</text:p>
      <text:p text:style-name="P5">(4003336,690.8)</text:p>
      <text:p text:style-name="P5">(4003337,627.59)</text:p>
      <text:p text:style-name="P5">(4003338,807.38)</text:p>
      <text:p text:style-name="P5">(4003339,1138.52)</text:p>
      <text:p text:style-name="P5">(4003340,976.12)</text:p>
      <text:p text:style-name="P5">(4003341,217.79)</text:p>
      <text:p text:style-name="P5">(4003342,278.94)</text:p>
      <text:p text:style-name="P5">(4003343,522.02)</text:p>
      <text:p text:style-name="P5">(4003344,369.46)</text:p>
      <text:p text:style-name="P5">(4003345,1208.53)</text:p>
      <text:p text:style-name="P5">(4003346,1047.3)</text:p>
      <text:p text:style-name="P5">(4003347,652.23)</text:p>
      <text:p text:style-name="P5">(4003348,535.29)</text:p>
      <text:p text:style-name="P5">(4003349,308.43)</text:p>
      <text:p text:style-name="P5">(4003350,890.5)</text:p>
      <text:p text:style-name="P5">(4003351,574.1)</text:p>
      <text:p text:style-name="P5">(4003352,168.11)</text:p>
      <text:p text:style-name="P5">(4003353,954.21)</text:p>
      <text:p text:style-name="P5">(4003354,672.53)</text:p>
      <text:p text:style-name="P5">(4003355,151.93)</text:p>
      <text:p text:style-name="P5">(4003356,551.88)</text:p>
      <text:p text:style-name="P5">(4003357,433.23)</text:p>
      <text:p text:style-name="P5">(4003358,998.77)</text:p>
      <text:p text:style-name="P5">(4003359,443.42)</text:p>
      <text:p text:style-name="P5">(4003360,771.92)</text:p>
      <text:p text:style-name="P5"><text:soft-page-break/>(4003361,138.6)</text:p>
      <text:p text:style-name="P5">(4003362,861.82)</text:p>
      <text:p text:style-name="P5">(4003363,662.19)</text:p>
      <text:p text:style-name="P5">(4003364,891.41)</text:p>
      <text:p text:style-name="P5">(4003365,581.11)</text:p>
      <text:p text:style-name="P5">(4003366,347.71)</text:p>
      <text:p text:style-name="P5">(4003367,396.99)</text:p>
      <text:p text:style-name="P5">(4003368,533.65)</text:p>
      <text:p text:style-name="P5">(4003369,920.1)</text:p>
      <text:p text:style-name="P5">(4003370,602.92)</text:p>
      <text:p text:style-name="P5">(4003371,703.79)</text:p>
      <text:p text:style-name="P5">(4003372,365.05)</text:p>
      <text:p text:style-name="P5">(4003373,278.33)</text:p>
      <text:p text:style-name="P5">(4003374,637.29)</text:p>
      <text:p text:style-name="P5">(4003375,314.21)</text:p>
      <text:p text:style-name="P5">(4003376,479.27)</text:p>
      <text:p text:style-name="P5">(4003377,615.45)</text:p>
      <text:p text:style-name="P5">(4003378,314.19)</text:p>
      <text:p text:style-name="P5">(4003379,800.97)</text:p>
      <text:p text:style-name="P5">(4003380,555.1)</text:p>
      <text:p text:style-name="P5">(4003381,270.69)</text:p>
      <text:p text:style-name="P5">(4003382,1105.93)</text:p>
      <text:p text:style-name="P5">(4003383,559.81)</text:p>
      <text:p text:style-name="P5">(4003384,858.25)</text:p>
      <text:p text:style-name="P5">(4003385,479.95)</text:p>
      <text:p text:style-name="P5">(4003386,283.58)</text:p>
      <text:p text:style-name="P5">(4003387,152.7)</text:p>
      <text:p text:style-name="P5">(4003388,322.58)</text:p>
      <text:p text:style-name="P5">(4003389,550.93)</text:p>
      <text:p text:style-name="P5">(4003390,422.28)</text:p>
      <text:p text:style-name="P5">(4003391,226.58)</text:p>
      <text:p text:style-name="P5">(4003392,529.48)</text:p>
      <text:p text:style-name="P5">(4003393,320.34)</text:p>
      <text:p text:style-name="P5">(4003395,446.92)</text:p>
      <text:p text:style-name="P5">(4003396,615.89)</text:p>
      <text:p text:style-name="P5">(4003397,388.2)</text:p>
      <text:p text:style-name="P5">(4003398,345.01)</text:p>
      <text:p text:style-name="P5">(4003399,169.93)</text:p>
      <text:p text:style-name="P5">(4003400,636.85)</text:p>
      <text:p text:style-name="P5">(4003401,682.52)</text:p>
      <text:p text:style-name="P5">(4003402,404.95)</text:p>
      <text:p text:style-name="P5">(4003403,178.54)</text:p>
      <text:p text:style-name="P5">(4003404,714.45)</text:p>
      <text:p text:style-name="P5">(4003405,460.15)</text:p>
      <text:p text:style-name="P5">(4003406,165.39)</text:p>
      <text:p text:style-name="P5">(4003407,601.92)</text:p>
      <text:p text:style-name="P5">(4003408,988.56)</text:p>
      <text:p text:style-name="P5">(4003409,301.17)</text:p>
      <text:p text:style-name="P5">(4003410,102.63)</text:p>
      <text:p text:style-name="P5"><text:soft-page-break/>(4003411,259.1)</text:p>
      <text:p text:style-name="P5">(4003412,645.28)</text:p>
      <text:p text:style-name="P5">(4003413,430.86)</text:p>
      <text:p text:style-name="P5">(4003414,506.01)</text:p>
      <text:p text:style-name="P5">(4003415,452.95)</text:p>
      <text:p text:style-name="P5">(4003416,299.51)</text:p>
      <text:p text:style-name="P5">(4003417,87.17)</text:p>
      <text:p text:style-name="P5">(4003418,289.83)</text:p>
      <text:p text:style-name="P5">(4003419,301.31)</text:p>
      <text:p text:style-name="P5">(4003420,421.84)</text:p>
      <text:p text:style-name="P5">(4003421,256.62)</text:p>
      <text:p text:style-name="P5">(4003422,159.36)</text:p>
      <text:p text:style-name="P5">(4003423,550.9)</text:p>
      <text:p text:style-name="P5">(4003424,327.99)</text:p>
      <text:p text:style-name="P5">(4003425,746.63)</text:p>
      <text:p text:style-name="P5">(4003426,770.63)</text:p>
      <text:p text:style-name="P5">(4003427,302.94)</text:p>
      <text:p text:style-name="P5">(4003428,75.19)</text:p>
      <text:p text:style-name="P5">(4003429,29.23)</text:p>
      <text:p text:style-name="P5">(4003430,131.91)</text:p>
      <text:p text:style-name="P5">(4003431,409.97)</text:p>
      <text:p text:style-name="P5">(4003432,1226.29)</text:p>
      <text:p text:style-name="P5">(4003433,1229.42)</text:p>
      <text:p text:style-name="P5">(4003434,809.16)</text:p>
      <text:p text:style-name="P5">(4003435,878.6)</text:p>
      <text:p text:style-name="P5">(4003436,318.06)</text:p>
      <text:p text:style-name="P5">(4003437,384.15)</text:p>
      <text:p text:style-name="P5">(4003438,369.99)</text:p>
      <text:p text:style-name="P5">(4003439,503.72)</text:p>
      <text:p text:style-name="P5">(4003440,252.17)</text:p>
      <text:p text:style-name="P5">(4003441,812.79)</text:p>
      <text:p text:style-name="P5">(4003442,687.29)</text:p>
      <text:p text:style-name="P5">(4003443,436.82)</text:p>
      <text:p text:style-name="P5">(4003444,380.45)</text:p>
      <text:p text:style-name="P5">(4003445,351.01)</text:p>
      <text:p text:style-name="P5">(4003446,569.46)</text:p>
      <text:p text:style-name="P5">(4003447,912.33)</text:p>
      <text:p text:style-name="P5">(4003448,495.77)</text:p>
      <text:p text:style-name="P5">(4003449,402.13)</text:p>
      <text:p text:style-name="P5">(4003450,426.77)</text:p>
      <text:p text:style-name="P5">(4003451,846.19)</text:p>
      <text:p text:style-name="P5">(4003452,608.44)</text:p>
      <text:p text:style-name="P5">(4003453,532.27)</text:p>
      <text:p text:style-name="P5">(4003454,270.43)</text:p>
      <text:p text:style-name="P5">(4003455,438.36)</text:p>
      <text:p text:style-name="P5">(4003456,169.02)</text:p>
      <text:p text:style-name="P5">(4003457,478.14)</text:p>
      <text:p text:style-name="P5">(4003458,494.16)</text:p>
      <text:p text:style-name="P5">(4003459,73.23)</text:p>
      <text:p text:style-name="P5"><text:soft-page-break/>(4003461,1089.98)</text:p>
      <text:p text:style-name="P5">(4003462,81.71)</text:p>
      <text:p text:style-name="P5">(4003463,307.75)</text:p>
      <text:p text:style-name="P5">(4003464,444.28)</text:p>
      <text:p text:style-name="P5">(4003465,112.02)</text:p>
      <text:p text:style-name="P5">(4003466,326.94)</text:p>
      <text:p text:style-name="P5">(4003467,572.44)</text:p>
      <text:p text:style-name="P5">(4003468,594.41)</text:p>
      <text:p text:style-name="P5">(4003469,300.33)</text:p>
      <text:p text:style-name="P5">(4003470,686.52)</text:p>
      <text:p text:style-name="P5">(4003471,522.4)</text:p>
      <text:p text:style-name="P5">(4003472,1162.97)</text:p>
      <text:p text:style-name="P5">(4003473,485.54)</text:p>
      <text:p text:style-name="P5">(4003474,920.36)</text:p>
      <text:p text:style-name="P5">(4003475,680.79)</text:p>
      <text:p text:style-name="P5">(4003476,367.05)</text:p>
      <text:p text:style-name="P5">(4003477,311.5)</text:p>
      <text:p text:style-name="P5">(4003478,562.57)</text:p>
      <text:p text:style-name="P5">(4003479,585.4)</text:p>
      <text:p text:style-name="P5">(4003480,238.68)</text:p>
      <text:p text:style-name="P5">(4003481,362.98)</text:p>
      <text:p text:style-name="P5">(4003482,705.52)</text:p>
      <text:p text:style-name="P5">(4003483,876.99)</text:p>
      <text:p text:style-name="P5">(4003484,796.67)</text:p>
      <text:p text:style-name="P5">(4003485,687.73)</text:p>
      <text:p text:style-name="P5">(4003486,495.4)</text:p>
      <text:p text:style-name="P5">(4003487,285.66)</text:p>
      <text:p text:style-name="P5">(4003488,604.23)</text:p>
      <text:p text:style-name="P5">(4003489,510.97)</text:p>
      <text:p text:style-name="P5">(4003490,722.5)</text:p>
      <text:p text:style-name="P5">(4003491,555.99)</text:p>
      <text:p text:style-name="P5">(4003492,138.46)</text:p>
      <text:p text:style-name="P5">(4003493,148.3)</text:p>
      <text:p text:style-name="P5">(4003494,1008.71)</text:p>
      <text:p text:style-name="P5">(4003495,429.77)</text:p>
      <text:p text:style-name="P5">(4003496,433.61)</text:p>
      <text:p text:style-name="P5">(4003497,406.63)</text:p>
      <text:p text:style-name="P5">(4003498,874.41)</text:p>
      <text:p text:style-name="P5">(4003499,162.56)</text:p>
      <text:p text:style-name="P5">(4003500,818.12)</text:p>
      <text:p text:style-name="P5">(4003501,642.19)</text:p>
      <text:p text:style-name="P5">(4003502,564.46)</text:p>
      <text:p text:style-name="P5">(4003503,703.21)</text:p>
      <text:p text:style-name="P5">(4003504,482.91)</text:p>
      <text:p text:style-name="P5">(4003505,145.39)</text:p>
      <text:p text:style-name="P5">(4003506,414.8)</text:p>
      <text:p text:style-name="P5">(4003507,502.36)</text:p>
      <text:p text:style-name="P5">(4003508,445.51)</text:p>
      <text:p text:style-name="P5">(4003509,409.79)</text:p>
      <text:p text:style-name="P5"><text:soft-page-break/>(4003510,710.78)</text:p>
      <text:p text:style-name="P5">(4003511,169.56)</text:p>
      <text:p text:style-name="P5">(4003512,647.38)</text:p>
      <text:p text:style-name="P5">(4003513,250.93)</text:p>
      <text:p text:style-name="P5">(4003514,472.39)</text:p>
      <text:p text:style-name="P5">(4003515,851.86)</text:p>
      <text:p text:style-name="P5">(4003516,761.69)</text:p>
      <text:p text:style-name="P5">(4003517,404.6)</text:p>
      <text:p text:style-name="P5">(4003518,385.61)</text:p>
      <text:p text:style-name="P5">(4003519,826.2)</text:p>
      <text:p text:style-name="P5">(4003520,281.33)</text:p>
      <text:p text:style-name="P5">(4003521,503.06)</text:p>
      <text:p text:style-name="P5">(4003522,818.39)</text:p>
      <text:p text:style-name="P5">(4003523,1093.37)</text:p>
      <text:p text:style-name="P5">(4003524,398.08)</text:p>
      <text:p text:style-name="P5">(4003525,362.43)</text:p>
      <text:p text:style-name="P5">(4003526,1020.05)</text:p>
      <text:p text:style-name="P5">(4003527,496.39)</text:p>
      <text:p text:style-name="P5">(4003528,1379.39)</text:p>
      <text:p text:style-name="P5">(4003529,703.39)</text:p>
      <text:p text:style-name="P5">(4003530,589.28)</text:p>
      <text:p text:style-name="P5">(4003531,825.46)</text:p>
      <text:p text:style-name="P5">(4003532,750.81)</text:p>
      <text:p text:style-name="P5">(4003533,441.73)</text:p>
      <text:p text:style-name="P5">(4003534,363.08)</text:p>
      <text:p text:style-name="P5">(4003535,442.14)</text:p>
      <text:p text:style-name="P5">(4003536,601.01)</text:p>
      <text:p text:style-name="P5">(4003537,418.12)</text:p>
      <text:p text:style-name="P5">(4003538,759.48)</text:p>
      <text:p text:style-name="P5">(4003539,425.53)</text:p>
      <text:p text:style-name="P5">(4003540,743.75)</text:p>
      <text:p text:style-name="P5">(4003541,312.52)</text:p>
      <text:p text:style-name="P5">(4003542,112.42)</text:p>
      <text:p text:style-name="P5">(4003543,660.91)</text:p>
      <text:p text:style-name="P5">(4003544,146.26)</text:p>
      <text:p text:style-name="P5">(4003545,118.25)</text:p>
      <text:p text:style-name="P5">(4003546,597.46)</text:p>
      <text:p text:style-name="P5">(4003547,433.16)</text:p>
      <text:p text:style-name="P5">(4003548,290.81)</text:p>
      <text:p text:style-name="P5">(4003549,350.05)</text:p>
      <text:p text:style-name="P5">(4003550,1045.72)</text:p>
      <text:p text:style-name="P5">(4003551,585.72)</text:p>
      <text:p text:style-name="P5">(4003552,480.08)</text:p>
      <text:p text:style-name="P5">(4003553,1391.77)</text:p>
      <text:p text:style-name="P5">(4003554,238.44)</text:p>
      <text:p text:style-name="P5">(4003555,386.85)</text:p>
      <text:p text:style-name="P5">(4003556,714.86)</text:p>
      <text:p text:style-name="P5">(4003557,505.29)</text:p>
      <text:p text:style-name="P5">(4003558,699.07)</text:p>
      <text:p text:style-name="P5"><text:soft-page-break/>(4003559,846.4)</text:p>
      <text:p text:style-name="P5">(4003560,614.7)</text:p>
      <text:p text:style-name="P5">(4003561,281.32)</text:p>
      <text:p text:style-name="P5">(4003562,507.8)</text:p>
      <text:p text:style-name="P5">(4003563,636.15)</text:p>
      <text:p text:style-name="P5">(4003564,518.4)</text:p>
      <text:p text:style-name="P5">(4003565,572.77)</text:p>
      <text:p text:style-name="P5">(4003566,293.49)</text:p>
      <text:p text:style-name="P5">(4003567,1359.0)</text:p>
      <text:p text:style-name="P5">(4003568,1000.0)</text:p>
      <text:p text:style-name="P5">(4003569,526.19)</text:p>
      <text:p text:style-name="P5">(4003570,227.61)</text:p>
      <text:p text:style-name="P5">(4003571,551.99)</text:p>
      <text:p text:style-name="P5">(4003572,310.53)</text:p>
      <text:p text:style-name="P5">(4003573,360.46)</text:p>
      <text:p text:style-name="P5">(4003574,132.53)</text:p>
      <text:p text:style-name="P5">(4003575,307.85)</text:p>
      <text:p text:style-name="P5">(4003576,668.34)</text:p>
      <text:p text:style-name="P5">(4003577,774.63)</text:p>
      <text:p text:style-name="P5">(4003578,528.52)</text:p>
      <text:p text:style-name="P5">(4003579,621.24)</text:p>
      <text:p text:style-name="P5">(4003580,1040.23)</text:p>
      <text:p text:style-name="P5">(4003581,554.09)</text:p>
      <text:p text:style-name="P5">(4003582,673.16)</text:p>
      <text:p text:style-name="P5">(4003583,574.59)</text:p>
      <text:p text:style-name="P5">(4003584,371.71)</text:p>
      <text:p text:style-name="P5">(4003585,595.81)</text:p>
      <text:p text:style-name="P5">(4003586,203.49)</text:p>
      <text:p text:style-name="P5">(4003587,163.93)</text:p>
      <text:p text:style-name="P5">(4003588,698.99)</text:p>
      <text:p text:style-name="P5">(4003589,904.21)</text:p>
      <text:p text:style-name="P5">(4003590,576.64)</text:p>
      <text:p text:style-name="P5">(4003591,269.12)</text:p>
      <text:p text:style-name="P5">(4003592,846.18)</text:p>
      <text:p text:style-name="P5">(4003593,981.19)</text:p>
      <text:p text:style-name="P5">(4003594,393.54)</text:p>
      <text:p text:style-name="P5">(4003595,628.57)</text:p>
      <text:p text:style-name="P5">(4003596,677.12)</text:p>
      <text:p text:style-name="P5">(4003597,1168.78)</text:p>
      <text:p text:style-name="P5">(4003598,850.01)</text:p>
      <text:p text:style-name="P5">(4003599,324.06)</text:p>
      <text:p text:style-name="P5">(4003600,324.37)</text:p>
      <text:p text:style-name="P5">(4003601,527.99)</text:p>
      <text:p text:style-name="P5">(4003602,304.84)</text:p>
      <text:p text:style-name="P5">(4003603,466.27)</text:p>
      <text:p text:style-name="P5">(4003604,380.61)</text:p>
      <text:p text:style-name="P5">(4003605,610.47)</text:p>
      <text:p text:style-name="P5">(4003606,428.2)</text:p>
      <text:p text:style-name="P5">(4003607,504.28)</text:p>
      <text:p text:style-name="P5"><text:soft-page-break/>(4003608,958.76)</text:p>
      <text:p text:style-name="P5">(4003609,39.29)</text:p>
      <text:p text:style-name="P5">(4003610,943.99)</text:p>
      <text:p text:style-name="P5">(4003611,452.02)</text:p>
      <text:p text:style-name="P5">(4003612,519.55)</text:p>
      <text:p text:style-name="P5">(4003613,1075.15)</text:p>
      <text:p text:style-name="P5">(4003614,504.22)</text:p>
      <text:p text:style-name="P5">(4003615,343.6)</text:p>
      <text:p text:style-name="P5">(4003616,75.89)</text:p>
      <text:p text:style-name="P5">(4003617,381.47)</text:p>
      <text:p text:style-name="P5">(4003618,578.89)</text:p>
      <text:p text:style-name="P5">(4003619,306.96)</text:p>
      <text:p text:style-name="P5">(4003620,354.65)</text:p>
      <text:p text:style-name="P5">(4003621,1002.51)</text:p>
      <text:p text:style-name="P5">(4003622,627.34)</text:p>
      <text:p text:style-name="P5">(4003623,128.97)</text:p>
      <text:p text:style-name="P5">(4003624,719.04)</text:p>
      <text:p text:style-name="P5">(4003625,457.97)</text:p>
      <text:p text:style-name="P5">(4003626,227.34)</text:p>
      <text:p text:style-name="P5">(4003627,293.51)</text:p>
      <text:p text:style-name="P5">(4003628,527.69)</text:p>
      <text:p text:style-name="P5">(4003629,123.65)</text:p>
      <text:p text:style-name="P5">(4003630,879.5)</text:p>
      <text:p text:style-name="P5">(4003631,489.24)</text:p>
      <text:p text:style-name="P5">(4003632,512.47)</text:p>
      <text:p text:style-name="P5">(4003633,498.35)</text:p>
      <text:p text:style-name="P5">(4003634,230.26)</text:p>
      <text:p text:style-name="P5">(4003635,296.09)</text:p>
      <text:p text:style-name="P5">(4003636,383.2)</text:p>
      <text:p text:style-name="P5">(4003637,827.12)</text:p>
      <text:p text:style-name="P5">(4003638,603.15)</text:p>
      <text:p text:style-name="P5">(4003639,827.99)</text:p>
      <text:p text:style-name="P5">(4003640,341.54)</text:p>
      <text:p text:style-name="P5">(4003641,493.61)</text:p>
      <text:p text:style-name="P5">(4003642,251.9)</text:p>
      <text:p text:style-name="P5">(4003643,971.95)</text:p>
      <text:p text:style-name="P5">(4003644,529.8)</text:p>
      <text:p text:style-name="P5">(4003645,207.11)</text:p>
      <text:p text:style-name="P5">(4003646,632.62)</text:p>
      <text:p text:style-name="P5">(4003647,182.6)</text:p>
      <text:p text:style-name="P5">(4003648,667.95)</text:p>
      <text:p text:style-name="P5">(4003649,443.64)</text:p>
      <text:p text:style-name="P5">(4003650,864.87)</text:p>
      <text:p text:style-name="P5">(4003651,177.27)</text:p>
      <text:p text:style-name="P5">(4003652,779.95)</text:p>
      <text:p text:style-name="P5">(4003653,461.92)</text:p>
      <text:p text:style-name="P5">(4003654,20.69)</text:p>
      <text:p text:style-name="P5">(4003655,611.33)</text:p>
      <text:p text:style-name="P5">(4003656,690.42)</text:p>
      <text:p text:style-name="P5"><text:soft-page-break/>(4003657,769.04)</text:p>
      <text:p text:style-name="P5">(4003658,783.1)</text:p>
      <text:p text:style-name="P5">(4003659,274.03)</text:p>
      <text:p text:style-name="P5">(4003660,183.89)</text:p>
      <text:p text:style-name="P5">(4003661,181.04)</text:p>
      <text:p text:style-name="P5">(4003662,464.2)</text:p>
      <text:p text:style-name="P5">(4003663,63.68)</text:p>
      <text:p text:style-name="P5">(4003664,533.01)</text:p>
      <text:p text:style-name="P5">(4003665,898.24)</text:p>
      <text:p text:style-name="P5">(4003666,793.34)</text:p>
      <text:p text:style-name="P5">(4003667,719.43)</text:p>
      <text:p text:style-name="P5">(4003668,809.4)</text:p>
      <text:p text:style-name="P5">(4003669,876.46)</text:p>
      <text:p text:style-name="P5">(4003670,510.0)</text:p>
      <text:p text:style-name="P5">(4003671,556.78)</text:p>
      <text:p text:style-name="P5">(4003672,478.5)</text:p>
      <text:p text:style-name="P5">(4003673,539.98)</text:p>
      <text:p text:style-name="P5">(4003674,621.82)</text:p>
      <text:p text:style-name="P5">(4003675,156.12)</text:p>
      <text:p text:style-name="P5">(4003676,564.24)</text:p>
      <text:p text:style-name="P5">(4003677,464.9)</text:p>
      <text:p text:style-name="P5">(4003678,444.9)</text:p>
      <text:p text:style-name="P5">(4003679,1019.68)</text:p>
      <text:p text:style-name="P5">(4003680,592.49)</text:p>
      <text:p text:style-name="P5">(4003681,324.6)</text:p>
      <text:p text:style-name="P5">(4003682,217.49)</text:p>
      <text:p text:style-name="P5">(4003683,1015.3)</text:p>
      <text:p text:style-name="P5">(4003684,575.17)</text:p>
      <text:p text:style-name="P5">(4003685,857.4)</text:p>
      <text:p text:style-name="P5">(4003686,163.55)</text:p>
      <text:p text:style-name="P5">(4003687,485.1)</text:p>
      <text:p text:style-name="P5">(4003688,545.97)</text:p>
      <text:p text:style-name="P5">(4003689,615.28)</text:p>
      <text:p text:style-name="P5">(4003690,508.05)</text:p>
      <text:p text:style-name="P5">(4003691,536.47)</text:p>
      <text:p text:style-name="P5">(4003692,743.45)</text:p>
      <text:p text:style-name="P5">(4003693,226.95)</text:p>
      <text:p text:style-name="P5">(4003694,519.62)</text:p>
      <text:p text:style-name="P5">(4003695,286.71)</text:p>
      <text:p text:style-name="P5">(4003696,574.02)</text:p>
      <text:p text:style-name="P5">(4003697,652.19)</text:p>
      <text:p text:style-name="P5">(4003698,346.91)</text:p>
      <text:p text:style-name="P5">(4003699,788.09)</text:p>
      <text:p text:style-name="P5">(4003700,118.44)</text:p>
      <text:p text:style-name="P5">(4003701,378.03)</text:p>
      <text:p text:style-name="P5">(4003702,493.36)</text:p>
      <text:p text:style-name="P5">(4003703,207.97)</text:p>
      <text:p text:style-name="P5">(4003704,646.45)</text:p>
      <text:p text:style-name="P5">(4003705,365.9)</text:p>
      <text:p text:style-name="P5"><text:soft-page-break/>(4003706,309.9)</text:p>
      <text:p text:style-name="P5">(4003707,313.97)</text:p>
      <text:p text:style-name="P5">(4003708,33.57)</text:p>
      <text:p text:style-name="P5">(4003709,115.41)</text:p>
      <text:p text:style-name="P5">(4003711,615.56)</text:p>
      <text:p text:style-name="P5">(4003712,501.31)</text:p>
      <text:p text:style-name="P5">(4003713,452.68)</text:p>
      <text:p text:style-name="P5">(4003714,745.1)</text:p>
      <text:p text:style-name="P5">(4003715,477.84)</text:p>
      <text:p text:style-name="P5">(4003716,642.88)</text:p>
      <text:p text:style-name="P5">(4003717,130.79)</text:p>
      <text:p text:style-name="P5">(4003718,365.06)</text:p>
      <text:p text:style-name="P5">(4003719,550.84)</text:p>
      <text:p text:style-name="P5">(4003720,108.82)</text:p>
      <text:p text:style-name="P5">(4003721,331.91)</text:p>
      <text:p text:style-name="P5">(4003723,165.57)</text:p>
      <text:p text:style-name="P5">(4003724,526.27)</text:p>
      <text:p text:style-name="P5">(4003725,630.16)</text:p>
      <text:p text:style-name="P5">(4003726,805.1)</text:p>
      <text:p text:style-name="P5">(4003727,560.9)</text:p>
      <text:p text:style-name="P5">(4003728,822.64)</text:p>
      <text:p text:style-name="P5">(4003729,512.29)</text:p>
      <text:p text:style-name="P5">(4003730,807.06)</text:p>
      <text:p text:style-name="P5">(4003732,307.72)</text:p>
      <text:p text:style-name="P5">(4003733,537.62)</text:p>
      <text:p text:style-name="P5">(4003734,287.13)</text:p>
      <text:p text:style-name="P5">(4003735,285.98)</text:p>
      <text:p text:style-name="P5">(4003736,662.18)</text:p>
      <text:p text:style-name="P5">(4003737,92.32)</text:p>
      <text:p text:style-name="P5">(4003738,446.94)</text:p>
      <text:p text:style-name="P5">(4003739,154.25)</text:p>
      <text:p text:style-name="P5">(4003740,769.41)</text:p>
      <text:p text:style-name="P5">(4003741,220.32)</text:p>
      <text:p text:style-name="P5">(4003742,660.75)</text:p>
      <text:p text:style-name="P5">(4003743,439.38)</text:p>
      <text:p text:style-name="P5">(4003745,1221.5)</text:p>
      <text:p text:style-name="P5">(4003746,734.91)</text:p>
      <text:p text:style-name="P5">(4003747,312.43)</text:p>
      <text:p text:style-name="P5">(4003748,308.99)</text:p>
      <text:p text:style-name="P5">(4003749,352.67)</text:p>
      <text:p text:style-name="P5">(4003750,482.09)</text:p>
      <text:p text:style-name="P5">(4003751,313.82)</text:p>
      <text:p text:style-name="P5">(4003752,506.25)</text:p>
      <text:p text:style-name="P5">(4003753,791.26)</text:p>
      <text:p text:style-name="P5">(4003754,521.24)</text:p>
      <text:p text:style-name="P5">(4003755,364.47)</text:p>
      <text:p text:style-name="P5">(4003756,829.8)</text:p>
      <text:p text:style-name="P5">(4003757,731.27)</text:p>
      <text:p text:style-name="P5">(4003758,550.22)</text:p>
      <text:p text:style-name="P5"><text:soft-page-break/>(4003759,729.32)</text:p>
      <text:p text:style-name="P5">(4003760,350.27)</text:p>
      <text:p text:style-name="P5">(4003761,507.8)</text:p>
      <text:p text:style-name="P5">(4003762,725.17)</text:p>
      <text:p text:style-name="P5">(4003763,172.36)</text:p>
      <text:p text:style-name="P5">(4003764,257.62)</text:p>
      <text:p text:style-name="P5">(4003765,184.45)</text:p>
      <text:p text:style-name="P5">(4003766,654.81)</text:p>
      <text:p text:style-name="P5">(4003767,916.7)</text:p>
      <text:p text:style-name="P5">(4003768,191.01)</text:p>
      <text:p text:style-name="P5">(4003769,751.48)</text:p>
      <text:p text:style-name="P5">(4003770,149.1)</text:p>
      <text:p text:style-name="P5">(4003771,215.83)</text:p>
      <text:p text:style-name="P5">(4003773,730.61)</text:p>
      <text:p text:style-name="P5">(4003774,361.3)</text:p>
      <text:p text:style-name="P5">(4003775,715.69)</text:p>
      <text:p text:style-name="P5">(4003776,169.81)</text:p>
      <text:p text:style-name="P5">(4003777,559.24)</text:p>
      <text:p text:style-name="P5">(4003778,712.0)</text:p>
      <text:p text:style-name="P5">(4003779,520.65)</text:p>
      <text:p text:style-name="P5">(4003780,217.68)</text:p>
      <text:p text:style-name="P5">(4003781,277.64)</text:p>
      <text:p text:style-name="P5">(4003782,324.56)</text:p>
      <text:p text:style-name="P5">(4003783,627.21)</text:p>
      <text:p text:style-name="P5">(4003784,815.85)</text:p>
      <text:p text:style-name="P5">(4003785,448.25)</text:p>
      <text:p text:style-name="P5">(4003786,636.06)</text:p>
      <text:p text:style-name="P5">(4003787,375.7)</text:p>
      <text:p text:style-name="P5">(4003788,383.08)</text:p>
      <text:p text:style-name="P5">(4003789,375.17)</text:p>
      <text:p text:style-name="P5">(4003790,463.61)</text:p>
      <text:p text:style-name="P5">(4003791,721.1)</text:p>
      <text:p text:style-name="P5">(4003792,345.29)</text:p>
      <text:p text:style-name="P5">(4003793,580.09)</text:p>
      <text:p text:style-name="P5">(4003794,485.29)</text:p>
      <text:p text:style-name="P5">(4003795,563.45)</text:p>
      <text:p text:style-name="P5">(4003796,435.43)</text:p>
      <text:p text:style-name="P5">(4003797,447.92)</text:p>
      <text:p text:style-name="P5">(4003798,204.97)</text:p>
      <text:p text:style-name="P5">(4003799,562.76)</text:p>
      <text:p text:style-name="P5">(4003800,317.96)</text:p>
      <text:p text:style-name="P5">(4003801,70.13)</text:p>
      <text:p text:style-name="P5">(4003802,214.89)</text:p>
      <text:p text:style-name="P5">(4003803,665.78)</text:p>
      <text:p text:style-name="P5">(4003804,336.11)</text:p>
      <text:p text:style-name="P5">(4003805,472.61)</text:p>
      <text:p text:style-name="P5">(4003806,817.71)</text:p>
      <text:p text:style-name="P5">(4003807,452.4)</text:p>
      <text:p text:style-name="P5">(4003808,429.94)</text:p>
      <text:p text:style-name="P5"><text:soft-page-break/>(4003809,495.98)</text:p>
      <text:p text:style-name="P5">(4003810,598.54)</text:p>
      <text:p text:style-name="P5">(4003811,150.59)</text:p>
      <text:p text:style-name="P5">(4003812,742.3)</text:p>
      <text:p text:style-name="P5">(4003813,710.97)</text:p>
      <text:p text:style-name="P5">(4003814,718.59)</text:p>
      <text:p text:style-name="P5">(4003815,448.24)</text:p>
      <text:p text:style-name="P5">(4003816,411.58)</text:p>
      <text:p text:style-name="P5">(4003817,240.49)</text:p>
      <text:p text:style-name="P5">(4003818,552.25)</text:p>
      <text:p text:style-name="P5">(4003819,164.14)</text:p>
      <text:p text:style-name="P5">(4003820,133.33)</text:p>
      <text:p text:style-name="P5">(4003821,855.19)</text:p>
      <text:p text:style-name="P5">(4003822,903.0)</text:p>
      <text:p text:style-name="P5">(4003823,606.43)</text:p>
      <text:p text:style-name="P5">(4003824,272.74)</text:p>
      <text:p text:style-name="P5">(4003825,232.15)</text:p>
      <text:p text:style-name="P5">(4003826,868.42)</text:p>
      <text:p text:style-name="P5">(4003827,405.52)</text:p>
      <text:p text:style-name="P5">(4003828,663.11)</text:p>
      <text:p text:style-name="P5">(4003829,644.79)</text:p>
      <text:p text:style-name="P5">(4003830,246.83)</text:p>
      <text:p text:style-name="P5">(4003831,809.05)</text:p>
      <text:p text:style-name="P5">(4003832,511.74)</text:p>
      <text:p text:style-name="P5">(4003833,976.28)</text:p>
      <text:p text:style-name="P5">(4003834,374.49)</text:p>
      <text:p text:style-name="P5">(4003835,1005.04)</text:p>
      <text:p text:style-name="P5">(4003836,241.72)</text:p>
      <text:p text:style-name="P5">(4003837,721.84)</text:p>
      <text:p text:style-name="P5">(4003838,401.42)</text:p>
      <text:p text:style-name="P5">(4003839,845.29)</text:p>
      <text:p text:style-name="P5">(4003840,729.0)</text:p>
      <text:p text:style-name="P5">(4003841,477.56)</text:p>
      <text:p text:style-name="P5">(4003842,236.88)</text:p>
      <text:p text:style-name="P5">(4003843,580.81)</text:p>
      <text:p text:style-name="P5">(4003844,757.87)</text:p>
      <text:p text:style-name="P5">(4003845,509.88)</text:p>
      <text:p text:style-name="P5">(4003846,85.56)</text:p>
      <text:p text:style-name="P5">(4003847,793.39)</text:p>
      <text:p text:style-name="P5">(4003848,318.84)</text:p>
      <text:p text:style-name="P5">(4003849,872.31)</text:p>
      <text:p text:style-name="P5">(4003850,581.34)</text:p>
      <text:p text:style-name="P5">(4003851,821.36)</text:p>
      <text:p text:style-name="P5">(4003852,91.91)</text:p>
      <text:p text:style-name="P5">(4003853,184.71)</text:p>
      <text:p text:style-name="P5">(4003854,574.82)</text:p>
      <text:p text:style-name="P5">(4003855,863.3)</text:p>
      <text:p text:style-name="P5">(4003856,725.82)</text:p>
      <text:p text:style-name="P5">(4003857,939.79)</text:p>
      <text:p text:style-name="P5"><text:soft-page-break/>(4003858,378.23)</text:p>
      <text:p text:style-name="P5">(4003859,506.38)</text:p>
      <text:p text:style-name="P5">(4003860,260.21)</text:p>
      <text:p text:style-name="P5">(4003861,284.63)</text:p>
      <text:p text:style-name="P5">(4003862,628.94)</text:p>
      <text:p text:style-name="P5">(4003863,1030.49)</text:p>
      <text:p text:style-name="P5">(4003864,258.78)</text:p>
      <text:p text:style-name="P5">(4003865,540.08)</text:p>
      <text:p text:style-name="P5">(4003866,465.68)</text:p>
      <text:p text:style-name="P5">(4003867,478.74)</text:p>
      <text:p text:style-name="P5">(4003868,579.32)</text:p>
      <text:p text:style-name="P5">(4003869,282.56)</text:p>
      <text:p text:style-name="P5">(4003870,741.47)</text:p>
      <text:p text:style-name="P5">(4003871,457.79)</text:p>
      <text:p text:style-name="P5">(4003872,239.65)</text:p>
      <text:p text:style-name="P5">(4003873,513.87)</text:p>
      <text:p text:style-name="P5">(4003874,428.35)</text:p>
      <text:p text:style-name="P5">(4003875,803.52)</text:p>
      <text:p text:style-name="P5">(4003876,620.8)</text:p>
      <text:p text:style-name="P5">(4003877,382.98)</text:p>
      <text:p text:style-name="P5">(4003878,1017.96)</text:p>
      <text:p text:style-name="P5">(4003879,679.82)</text:p>
      <text:p text:style-name="P5">(4003880,692.8)</text:p>
      <text:p text:style-name="P5">(4003881,381.5)</text:p>
      <text:p text:style-name="P5">(4003882,1099.52)</text:p>
      <text:p text:style-name="P5">(4003883,673.09)</text:p>
      <text:p text:style-name="P5">(4003884,152.82)</text:p>
      <text:p text:style-name="P5">(4003885,253.64)</text:p>
      <text:p text:style-name="P5">(4003886,442.96)</text:p>
      <text:p text:style-name="P5">(4003887,518.77)</text:p>
      <text:p text:style-name="P5">(4003888,302.03)</text:p>
      <text:p text:style-name="P5">(4003889,784.67)</text:p>
      <text:p text:style-name="P5">(4003890,528.48)</text:p>
      <text:p text:style-name="P5">(4003891,623.81)</text:p>
      <text:p text:style-name="P5">(4003892,70.96)</text:p>
      <text:p text:style-name="P5">(4003893,691.17)</text:p>
      <text:p text:style-name="P5">(4003894,287.13)</text:p>
      <text:p text:style-name="P5">(4003895,256.57)</text:p>
      <text:p text:style-name="P5">(4003896,708.84)</text:p>
      <text:p text:style-name="P5">(4003897,378.43)</text:p>
      <text:p text:style-name="P5">(4003898,1239.96)</text:p>
      <text:p text:style-name="P5">(4003899,357.35)</text:p>
      <text:p text:style-name="P5">(4003900,658.15)</text:p>
      <text:p text:style-name="P5">(4003901,584.6)</text:p>
      <text:p text:style-name="P5">(4003902,521.13)</text:p>
      <text:p text:style-name="P5">(4003903,202.42)</text:p>
      <text:p text:style-name="P5">(4003904,396.45)</text:p>
      <text:p text:style-name="P5">(4003905,404.9)</text:p>
      <text:p text:style-name="P5">(4003906,451.52)</text:p>
      <text:p text:style-name="P5"><text:soft-page-break/>(4003907,1272.43)</text:p>
      <text:p text:style-name="P5">(4003908,380.59)</text:p>
      <text:p text:style-name="P5">(4003909,970.77)</text:p>
      <text:p text:style-name="P5">(4003910,318.76)</text:p>
      <text:p text:style-name="P5">(4003911,296.84)</text:p>
      <text:p text:style-name="P5">(4003913,927.35)</text:p>
      <text:p text:style-name="P5">(4003914,575.72)</text:p>
      <text:p text:style-name="P5">(4003915,303.75)</text:p>
      <text:p text:style-name="P5">(4003916,954.51)</text:p>
      <text:p text:style-name="P5">(4003917,1283.27)</text:p>
      <text:p text:style-name="P5">(4003918,463.84)</text:p>
      <text:p text:style-name="P5">(4003919,598.47)</text:p>
      <text:p text:style-name="P5">(4003920,606.99)</text:p>
      <text:p text:style-name="P5">(4003921,688.75)</text:p>
      <text:p text:style-name="P5">(4003922,711.33)</text:p>
      <text:p text:style-name="P5">(4003923,706.52)</text:p>
      <text:p text:style-name="P5">(4003924,447.0)</text:p>
      <text:p text:style-name="P5">(4003925,162.77)</text:p>
      <text:p text:style-name="P5">(4003926,464.79)</text:p>
      <text:p text:style-name="P5">(4003927,1203.64)</text:p>
      <text:p text:style-name="P5">(4003928,309.05)</text:p>
      <text:p text:style-name="P5">(4003929,718.14)</text:p>
      <text:p text:style-name="P5">(4003930,347.5)</text:p>
      <text:p text:style-name="P5">(4003931,590.4)</text:p>
      <text:p text:style-name="P5">(4003932,164.14)</text:p>
      <text:p text:style-name="P5">(4003933,73.64)</text:p>
      <text:p text:style-name="P5">(4003934,552.17)</text:p>
      <text:p text:style-name="P5">(4003935,781.04)</text:p>
      <text:p text:style-name="P5">(4003936,485.93)</text:p>
      <text:p text:style-name="P5">(4003937,478.11)</text:p>
      <text:p text:style-name="P5">(4003938,479.58)</text:p>
      <text:p text:style-name="P5">(4003939,667.76)</text:p>
      <text:p text:style-name="P5">(4003940,591.31)</text:p>
      <text:p text:style-name="P5">(4003941,385.6)</text:p>
      <text:p text:style-name="P5">(4003942,373.47)</text:p>
      <text:p text:style-name="P5">(4003943,331.61)</text:p>
      <text:p text:style-name="P5">(4003944,339.54)</text:p>
      <text:p text:style-name="P5">(4003945,587.89)</text:p>
      <text:p text:style-name="P5">(4003946,681.78)</text:p>
      <text:p text:style-name="P5">(4003947,301.56)</text:p>
      <text:p text:style-name="P5">(4003948,119.18)</text:p>
      <text:p text:style-name="P5">(4003949,176.22)</text:p>
      <text:p text:style-name="P5">(4003950,680.5)</text:p>
      <text:p text:style-name="P5">(4003951,250.01)</text:p>
      <text:p text:style-name="P5">(4003952,239.34)</text:p>
      <text:p text:style-name="P5">(4003953,787.5)</text:p>
      <text:p text:style-name="P5">(4003954,513.61)</text:p>
      <text:p text:style-name="P5">(4003955,356.04)</text:p>
      <text:p text:style-name="P5">(4003956,546.73)</text:p>
      <text:p text:style-name="P5"><text:soft-page-break/>(4003957,777.9)</text:p>
      <text:p text:style-name="P5">(4003958,154.47)</text:p>
      <text:p text:style-name="P5">(4003959,113.2)</text:p>
      <text:p text:style-name="P5">(4003960,345.43)</text:p>
      <text:p text:style-name="P5">(4003961,650.84)</text:p>
      <text:p text:style-name="P5">(4003962,256.32)</text:p>
      <text:p text:style-name="P5">(4003963,683.66)</text:p>
      <text:p text:style-name="P5">(4003964,145.75)</text:p>
      <text:p text:style-name="P5">(4003965,1300.12)</text:p>
      <text:p text:style-name="P5">(4003966,29.19)</text:p>
      <text:p text:style-name="P5">(4003967,213.83)</text:p>
      <text:p text:style-name="P5">(4003968,565.32)</text:p>
      <text:p text:style-name="P5">(4003969,598.98)</text:p>
      <text:p text:style-name="P5">(4003970,484.46)</text:p>
      <text:p text:style-name="P5">(4003971,683.14)</text:p>
      <text:p text:style-name="P5">(4003972,822.08)</text:p>
      <text:p text:style-name="P5">(4003973,525.95)</text:p>
      <text:p text:style-name="P5">(4003974,416.41)</text:p>
      <text:p text:style-name="P5">(4003975,239.25)</text:p>
      <text:p text:style-name="P5">(4003976,455.06)</text:p>
      <text:p text:style-name="P5">(4003977,844.03)</text:p>
      <text:p text:style-name="P5">(4003978,656.38)</text:p>
      <text:p text:style-name="P5">(4003979,145.87)</text:p>
      <text:p text:style-name="P5">(4003980,528.76)</text:p>
      <text:p text:style-name="P5">(4003981,642.89)</text:p>
      <text:p text:style-name="P5">(4003982,797.46)</text:p>
      <text:p text:style-name="P5">(4003983,182.82)</text:p>
      <text:p text:style-name="P5">(4003984,560.76)</text:p>
      <text:p text:style-name="P5">(4003985,643.05)</text:p>
      <text:p text:style-name="P5">(4003986,27.9)</text:p>
      <text:p text:style-name="P5">(4003987,543.36)</text:p>
      <text:p text:style-name="P5">(4003988,462.48)</text:p>
      <text:p text:style-name="P5">(4003989,332.72)</text:p>
      <text:p text:style-name="P5">(4003990,1008.86)</text:p>
      <text:p text:style-name="P5">(4003991,1016.39)</text:p>
      <text:p text:style-name="P5">(4003992,357.67)</text:p>
      <text:p text:style-name="P5">(4003993,490.11)</text:p>
      <text:p text:style-name="P5">(4003994,1178.46)</text:p>
      <text:p text:style-name="P5">(4003995,245.23)</text:p>
      <text:p text:style-name="P5">(4003996,449.25)</text:p>
      <text:p text:style-name="P5">(4003997,341.93)</text:p>
      <text:p text:style-name="P5">(4003998,185.85)</text:p>
      <text:p text:style-name="P5">(4003999,969.95)</text:p>
      <text:p text:style-name="P5">(4004000,532.64)</text:p>
      <text:p text:style-name="P5">(4004001,718.2)</text:p>
      <text:p text:style-name="P5">(4004002,398.69)</text:p>
      <text:p text:style-name="P5">(4004003,458.16)</text:p>
      <text:p text:style-name="P5">(4004004,508.21)</text:p>
      <text:p text:style-name="P5">(4004005,965.68)</text:p>
      <text:p text:style-name="P5"><text:soft-page-break/>(4004006,525.62)</text:p>
      <text:p text:style-name="P5">(4004007,103.26)</text:p>
      <text:p text:style-name="P5">(4004008,817.85)</text:p>
      <text:p text:style-name="P5">(4004009,205.02)</text:p>
      <text:p text:style-name="P5">(4004010,210.51)</text:p>
      <text:p text:style-name="P5">(4004011,525.38)</text:p>
      <text:p text:style-name="P5">(4004012,637.31)</text:p>
      <text:p text:style-name="P5">(4004013,459.58)</text:p>
      <text:p text:style-name="P5">(4004014,419.95)</text:p>
      <text:p text:style-name="P5">(4004015,519.39)</text:p>
      <text:p text:style-name="P5">(4004016,558.84)</text:p>
      <text:p text:style-name="P5">(4004017,1109.1)</text:p>
      <text:p text:style-name="P5">(4004018,376.11)</text:p>
      <text:p text:style-name="P5">(4004019,202.91)</text:p>
      <text:p text:style-name="P5">(4004020,592.29)</text:p>
      <text:p text:style-name="P5">(4004021,392.97)</text:p>
      <text:p text:style-name="P5">(4004022,623.63)</text:p>
      <text:p text:style-name="P5">(4004023,625.8)</text:p>
      <text:p text:style-name="P5">(4004024,576.55)</text:p>
      <text:p text:style-name="P5">(4004025,475.11)</text:p>
      <text:p text:style-name="P5">(4004026,180.21)</text:p>
      <text:p text:style-name="P5">(4004027,93.98)</text:p>
      <text:p text:style-name="P5">(4004028,313.15)</text:p>
      <text:p text:style-name="P5">(4004029,469.47)</text:p>
      <text:p text:style-name="P5">(4004030,659.9)</text:p>
      <text:p text:style-name="P5">(4004031,280.29)</text:p>
      <text:p text:style-name="P5">(4004032,499.51)</text:p>
      <text:p text:style-name="P5">(4004033,492.73)</text:p>
      <text:p text:style-name="P5">(4004034,844.23)</text:p>
      <text:p text:style-name="P5">(4004035,749.51)</text:p>
      <text:p text:style-name="P5">(4004036,133.49)</text:p>
      <text:p text:style-name="P5">(4004037,869.68)</text:p>
      <text:p text:style-name="P5">(4004038,461.87)</text:p>
      <text:p text:style-name="P5">(4004039,846.75)</text:p>
      <text:p text:style-name="P5">(4004040,1141.5)</text:p>
      <text:p text:style-name="P5">(4004041,170.76)</text:p>
      <text:p text:style-name="P5">(4004042,881.51)</text:p>
      <text:p text:style-name="P5">(4004043,292.79)</text:p>
      <text:p text:style-name="P5">(4004044,363.98)</text:p>
      <text:p text:style-name="P5">(4004045,125.63)</text:p>
      <text:p text:style-name="P5">(4004046,205.69)</text:p>
      <text:p text:style-name="P5">(4004047,661.37)</text:p>
      <text:p text:style-name="P5">(4004048,730.81)</text:p>
      <text:p text:style-name="P5">(4004049,666.57)</text:p>
      <text:p text:style-name="P5">(4004050,1135.01)</text:p>
      <text:p text:style-name="P5">(4004051,314.01)</text:p>
      <text:p text:style-name="P5">(4004052,497.09)</text:p>
      <text:p text:style-name="P5">(4004053,389.21)</text:p>
      <text:p text:style-name="P5">(4004054,774.93)</text:p>
      <text:p text:style-name="P5"><text:soft-page-break/>(4004055,567.9)</text:p>
      <text:p text:style-name="P5">(4004056,255.51)</text:p>
      <text:p text:style-name="P5">(4004057,976.31)</text:p>
      <text:p text:style-name="P5">(4004058,515.95)</text:p>
      <text:p text:style-name="P5">(4004059,800.09)</text:p>
      <text:p text:style-name="P5">(4004060,155.89)</text:p>
      <text:p text:style-name="P5">(4004061,321.95)</text:p>
      <text:p text:style-name="P5">(4004062,196.72)</text:p>
      <text:p text:style-name="P5">(4004063,773.27)</text:p>
      <text:p text:style-name="P5">(4004064,254.35)</text:p>
      <text:p text:style-name="P5">(4004065,242.58)</text:p>
      <text:p text:style-name="P5">(4004066,52.36)</text:p>
      <text:p text:style-name="P5">(4004067,445.7)</text:p>
      <text:p text:style-name="P5">(4004068,600.93)</text:p>
      <text:p text:style-name="P5">(4004069,439.76)</text:p>
      <text:p text:style-name="P5">(4004070,197.41)</text:p>
      <text:p text:style-name="P5">(4004071,439.72)</text:p>
      <text:p text:style-name="P5">(4004072,579.68)</text:p>
      <text:p text:style-name="P5">(4004073,209.84)</text:p>
      <text:p text:style-name="P5">(4004074,350.78)</text:p>
      <text:p text:style-name="P5">(4004075,601.25)</text:p>
      <text:p text:style-name="P5">(4004076,276.42)</text:p>
      <text:p text:style-name="P5">(4004077,684.22)</text:p>
      <text:p text:style-name="P5">(4004078,679.33)</text:p>
      <text:p text:style-name="P5">(4004079,195.3)</text:p>
      <text:p text:style-name="P5">(4004080,446.99)</text:p>
      <text:p text:style-name="P5">(4004081,923.2)</text:p>
      <text:p text:style-name="P5">(4004082,574.75)</text:p>
      <text:p text:style-name="P5">(4004083,740.83)</text:p>
      <text:p text:style-name="P5">(4004084,488.03)</text:p>
      <text:p text:style-name="P5">(4004085,797.78)</text:p>
      <text:p text:style-name="P5">(4004086,419.12)</text:p>
      <text:p text:style-name="P5">(4004087,302.91)</text:p>
      <text:p text:style-name="P5">(4004088,504.07)</text:p>
      <text:p text:style-name="P5">(4004089,352.2)</text:p>
      <text:p text:style-name="P5">(4004090,309.65)</text:p>
      <text:p text:style-name="P5">(4004091,464.15)</text:p>
      <text:p text:style-name="P5">(4004092,539.0)</text:p>
      <text:p text:style-name="P5">(4004093,334.88)</text:p>
      <text:p text:style-name="P5">(4004094,101.07)</text:p>
      <text:p text:style-name="P5">(4004095,769.54)</text:p>
      <text:p text:style-name="P5">(4004096,837.74)</text:p>
      <text:p text:style-name="P5">(4004097,402.98)</text:p>
      <text:p text:style-name="P5">(4004098,1062.38)</text:p>
      <text:p text:style-name="P5">(4004099,1423.85)</text:p>
      <text:p text:style-name="P5">(4004100,261.64)</text:p>
      <text:p text:style-name="P5">(4004101,385.07)</text:p>
      <text:p text:style-name="P5">(4004102,253.91)</text:p>
      <text:p text:style-name="P5">(4004103,659.02)</text:p>
      <text:p text:style-name="P5"><text:soft-page-break/>(4004104,241.03)</text:p>
      <text:p text:style-name="P5">(4004105,449.97)</text:p>
      <text:p text:style-name="P5">(4004106,388.94)</text:p>
      <text:p text:style-name="P5">(4004107,794.4)</text:p>
      <text:p text:style-name="P5">(4004108,430.22)</text:p>
      <text:p text:style-name="P5">(4004109,259.33)</text:p>
      <text:p text:style-name="P5">(4004110,595.01)</text:p>
      <text:p text:style-name="P5">(4004111,595.59)</text:p>
      <text:p text:style-name="P5">(4004112,452.92)</text:p>
      <text:p text:style-name="P5">(4004113,623.13)</text:p>
      <text:p text:style-name="P5">(4004114,843.06)</text:p>
      <text:p text:style-name="P5">(4004115,531.07)</text:p>
      <text:p text:style-name="P5">(4004116,919.34)</text:p>
      <text:p text:style-name="P5">(4004117,272.38)</text:p>
      <text:p text:style-name="P5">(4004118,461.23)</text:p>
      <text:p text:style-name="P5">(4004119,709.1)</text:p>
      <text:p text:style-name="P5">(4004120,266.39)</text:p>
      <text:p text:style-name="P5">(4004121,742.05)</text:p>
      <text:p text:style-name="P5">(4004122,216.65)</text:p>
      <text:p text:style-name="P5">(4004123,1131.58)</text:p>
      <text:p text:style-name="P5">(4004124,699.19)</text:p>
      <text:p text:style-name="P5">(4004125,973.28)</text:p>
      <text:p text:style-name="P5">(4004126,574.64)</text:p>
      <text:p text:style-name="P5">(4004127,428.72)</text:p>
      <text:p text:style-name="P5">(4004128,725.5)</text:p>
      <text:p text:style-name="P5">(4004129,287.76)</text:p>
      <text:p text:style-name="P5">(4004130,536.08)</text:p>
      <text:p text:style-name="P5">(4004131,568.07)</text:p>
      <text:p text:style-name="P5">(4004132,607.11)</text:p>
      <text:p text:style-name="P5">(4004133,428.18)</text:p>
      <text:p text:style-name="P5">(4004134,246.14)</text:p>
      <text:p text:style-name="P5">(4004135,620.94)</text:p>
      <text:p text:style-name="P5">(4004136,639.15)</text:p>
      <text:p text:style-name="P5">(4004137,790.56)</text:p>
      <text:p text:style-name="P5">(4004138,382.09)</text:p>
      <text:p text:style-name="P5">(4004139,573.23)</text:p>
      <text:p text:style-name="P5">(4004140,675.73)</text:p>
      <text:p text:style-name="P5">(4004141,304.9)</text:p>
      <text:p text:style-name="P5">(4004142,172.63)</text:p>
      <text:p text:style-name="P5">(4004143,1167.18)</text:p>
      <text:p text:style-name="P5">(4004144,575.67)</text:p>
      <text:p text:style-name="P5">(4004145,1024.77)</text:p>
      <text:p text:style-name="P5">(4004146,632.94)</text:p>
      <text:p text:style-name="P5">(4004147,365.68)</text:p>
      <text:p text:style-name="P5">(4004148,165.15)</text:p>
      <text:p text:style-name="P5">(4004149,447.9)</text:p>
      <text:p text:style-name="P5">(4004150,371.86)</text:p>
      <text:p text:style-name="P5">(4004151,118.01)</text:p>
      <text:p text:style-name="P5">(4004152,597.22)</text:p>
      <text:p text:style-name="P5"><text:soft-page-break/>(4004153,657.75)</text:p>
      <text:p text:style-name="P5">(4004154,476.66)</text:p>
      <text:p text:style-name="P5">(4004155,943.19)</text:p>
      <text:p text:style-name="P5">(4004156,861.05)</text:p>
      <text:p text:style-name="P5">(4004157,375.13)</text:p>
      <text:p text:style-name="P5">(4004158,466.92)</text:p>
      <text:p text:style-name="P5">(4004159,251.81)</text:p>
      <text:p text:style-name="P5">(4004160,619.2)</text:p>
      <text:p text:style-name="P5">(4004161,1066.8)</text:p>
      <text:p text:style-name="P5">(4004162,516.32)</text:p>
      <text:p text:style-name="P5">(4004163,393.93)</text:p>
      <text:p text:style-name="P5">(4004164,308.62)</text:p>
      <text:p text:style-name="P5">(4004165,259.14)</text:p>
      <text:p text:style-name="P5">(4004166,394.24)</text:p>
      <text:p text:style-name="P5">(4004167,283.5)</text:p>
      <text:p text:style-name="P5">(4004168,684.99)</text:p>
      <text:p text:style-name="P5">(4004169,821.12)</text:p>
      <text:p text:style-name="P5">(4004170,648.13)</text:p>
      <text:p text:style-name="P5">(4004171,302.89)</text:p>
      <text:p text:style-name="P5">(4004172,636.98)</text:p>
      <text:p text:style-name="P5">(4004173,388.63)</text:p>
      <text:p text:style-name="P5">(4004174,1121.07)</text:p>
      <text:p text:style-name="P5">(4004175,716.36)</text:p>
      <text:p text:style-name="P5">(4004176,665.56)</text:p>
      <text:p text:style-name="P5">(4004177,398.58)</text:p>
      <text:p text:style-name="P5">(4004178,152.16)</text:p>
      <text:p text:style-name="P5">(4004179,90.93)</text:p>
      <text:p text:style-name="P5">(4004180,728.95)</text:p>
      <text:p text:style-name="P5">(4004181,899.56)</text:p>
      <text:p text:style-name="P5">(4004182,281.13)</text:p>
      <text:p text:style-name="P5">(4004183,474.05)</text:p>
      <text:p text:style-name="P5">(4004184,679.31)</text:p>
      <text:p text:style-name="P5">(4004185,502.51)</text:p>
      <text:p text:style-name="P5">(4004186,488.94)</text:p>
      <text:p text:style-name="P5">(4004187,542.35)</text:p>
      <text:p text:style-name="P5">(4004188,77.63)</text:p>
      <text:p text:style-name="P5">(4004189,57.81)</text:p>
      <text:p text:style-name="P5">(4004190,503.22)</text:p>
      <text:p text:style-name="P5">(4004191,203.89)</text:p>
      <text:p text:style-name="P5">(4004192,263.08)</text:p>
      <text:p text:style-name="P5">(4004193,821.25)</text:p>
      <text:p text:style-name="P5">(4004194,538.65)</text:p>
      <text:p text:style-name="P5">(4004195,451.86)</text:p>
      <text:p text:style-name="P5">(4004196,335.61)</text:p>
      <text:p text:style-name="P5">(4004197,519.89)</text:p>
      <text:p text:style-name="P5">(4004198,298.16)</text:p>
      <text:p text:style-name="P5">(4004199,784.06)</text:p>
      <text:p text:style-name="P5">(4004200,496.17)</text:p>
      <text:p text:style-name="P5">(4004201,364.42)</text:p>
      <text:p text:style-name="P5"><text:soft-page-break/>(4004202,239.2)</text:p>
      <text:p text:style-name="P5">(4004203,830.22)</text:p>
      <text:p text:style-name="P5">(4004204,778.7)</text:p>
      <text:p text:style-name="P5">(4004205,644.07)</text:p>
      <text:p text:style-name="P5">(4004206,542.85)</text:p>
      <text:p text:style-name="P5">(4004207,738.83)</text:p>
      <text:p text:style-name="P5">(4004208,245.37)</text:p>
      <text:p text:style-name="P5">(4004209,473.57)</text:p>
      <text:p text:style-name="P5">(4004210,575.07)</text:p>
      <text:p text:style-name="P5">(4004211,529.92)</text:p>
      <text:p text:style-name="P5">(4004212,1093.97)</text:p>
      <text:p text:style-name="P5">(4004213,294.88)</text:p>
      <text:p text:style-name="P5">(4004214,500.27)</text:p>
      <text:p text:style-name="P5">(4004215,727.4)</text:p>
      <text:p text:style-name="P5">(4004216,271.81)</text:p>
      <text:p text:style-name="P5">(4004217,619.82)</text:p>
      <text:p text:style-name="P5">(4004218,857.7)</text:p>
      <text:p text:style-name="P5">(4004219,555.94)</text:p>
      <text:p text:style-name="P5">(4004220,400.55)</text:p>
      <text:p text:style-name="P5">(4004221,238.89)</text:p>
      <text:p text:style-name="P5">(4004222,236.91)</text:p>
      <text:p text:style-name="P5">(4004223,600.2)</text:p>
      <text:p text:style-name="P5">(4004224,277.84)</text:p>
      <text:p text:style-name="P5">(4004225,919.78)</text:p>
      <text:p text:style-name="P5">(4004226,256.81)</text:p>
      <text:p text:style-name="P5">(4004227,596.31)</text:p>
      <text:p text:style-name="P5">(4004228,424.12)</text:p>
      <text:p text:style-name="P5">(4004229,499.74)</text:p>
      <text:p text:style-name="P5">(4004230,456.93)</text:p>
      <text:p text:style-name="P5">(4004231,337.48)</text:p>
      <text:p text:style-name="P5">(4004232,266.02)</text:p>
      <text:p text:style-name="P5">(4004233,774.11)</text:p>
      <text:p text:style-name="P5">(4004234,391.88)</text:p>
      <text:p text:style-name="P5">(4004235,684.77)</text:p>
      <text:p text:style-name="P5">(4004236,257.75)</text:p>
      <text:p text:style-name="P5">(4004237,652.02)</text:p>
      <text:p text:style-name="P5">(4004238,541.01)</text:p>
      <text:p text:style-name="P5">(4004239,393.49)</text:p>
      <text:p text:style-name="P5">(4004240,924.63)</text:p>
      <text:p text:style-name="P5">(4004241,307.46)</text:p>
      <text:p text:style-name="P5">(4004242,778.2)</text:p>
      <text:p text:style-name="P5">(4004243,548.52)</text:p>
      <text:p text:style-name="P5">(4004244,652.01)</text:p>
      <text:p text:style-name="P5">(4004245,408.61)</text:p>
      <text:p text:style-name="P5">(4004246,1003.92)</text:p>
      <text:p text:style-name="P5">(4004247,272.67)</text:p>
      <text:p text:style-name="P5">(4004248,44.72)</text:p>
      <text:p text:style-name="P5">(4004249,288.26)</text:p>
      <text:p text:style-name="P5">(4004250,244.54)</text:p>
      <text:p text:style-name="P5"><text:soft-page-break/>(4004251,721.7)</text:p>
      <text:p text:style-name="P5">(4004252,556.88)</text:p>
      <text:p text:style-name="P5">(4004253,537.39)</text:p>
      <text:p text:style-name="P5">(4004254,575.59)</text:p>
      <text:p text:style-name="P5">(4004255,596.84)</text:p>
      <text:p text:style-name="P5">(4004256,749.09)</text:p>
      <text:p text:style-name="P5">(4004257,431.11)</text:p>
      <text:p text:style-name="P5">(4004258,907.51)</text:p>
      <text:p text:style-name="P5">(4004259,979.9)</text:p>
      <text:p text:style-name="P5">(4004260,493.93)</text:p>
      <text:p text:style-name="P5">(4004261,241.95)</text:p>
      <text:p text:style-name="P5">(4004262,549.06)</text:p>
      <text:p text:style-name="P5">(4004263,504.89)</text:p>
      <text:p text:style-name="P5">(4004264,1022.57)</text:p>
      <text:p text:style-name="P5">(4004265,228.0)</text:p>
      <text:p text:style-name="P5">(4004266,150.47)</text:p>
      <text:p text:style-name="P5">(4004268,461.35)</text:p>
      <text:p text:style-name="P5">(4004269,581.73)</text:p>
      <text:p text:style-name="P5">(4004270,402.1)</text:p>
      <text:p text:style-name="P5">(4004271,11.37)</text:p>
      <text:p text:style-name="P5">(4004272,265.56)</text:p>
      <text:p text:style-name="P5">(4004273,354.93)</text:p>
      <text:p text:style-name="P5">(4004274,891.66)</text:p>
      <text:p text:style-name="P5">(4004275,725.36)</text:p>
      <text:p text:style-name="P5">(4004276,267.24)</text:p>
      <text:p text:style-name="P5">(4004277,662.94)</text:p>
      <text:p text:style-name="P5">(4004278,220.14)</text:p>
      <text:p text:style-name="P5">(4004279,1041.85)</text:p>
      <text:p text:style-name="P5">(4004280,451.44)</text:p>
      <text:p text:style-name="P5">(4004281,302.88)</text:p>
      <text:p text:style-name="P5">(4004282,866.9)</text:p>
      <text:p text:style-name="P5">(4004283,506.71)</text:p>
      <text:p text:style-name="P5">(4004284,720.23)</text:p>
      <text:p text:style-name="P5">(4004285,829.32)</text:p>
      <text:p text:style-name="P5">(4004286,473.96)</text:p>
      <text:p text:style-name="P5">(4004287,305.68)</text:p>
      <text:p text:style-name="P5">(4004288,626.66)</text:p>
      <text:p text:style-name="P5">(4004289,220.57)</text:p>
      <text:p text:style-name="P5">(4004290,395.34)</text:p>
      <text:p text:style-name="P5">(4004291,353.21)</text:p>
      <text:p text:style-name="P5">(4004292,282.33)</text:p>
      <text:p text:style-name="P5">(4004293,712.49)</text:p>
      <text:p text:style-name="P5">(4004294,958.71)</text:p>
      <text:p text:style-name="P5">(4004295,341.79)</text:p>
      <text:p text:style-name="P5">(4004296,400.53)</text:p>
      <text:p text:style-name="P5">(4004297,567.15)</text:p>
      <text:p text:style-name="P5">(4004298,407.66)</text:p>
      <text:p text:style-name="P5">(4004299,169.71)</text:p>
      <text:p text:style-name="P5">(4004300,454.63)</text:p>
      <text:p text:style-name="P5"><text:soft-page-break/>(4004301,548.95)</text:p>
      <text:p text:style-name="P5">(4004302,192.7)</text:p>
      <text:p text:style-name="P5">(4004303,440.3)</text:p>
      <text:p text:style-name="P5">(4004304,132.24)</text:p>
      <text:p text:style-name="P5">(4004305,661.72)</text:p>
      <text:p text:style-name="P5">(4004306,169.23)</text:p>
      <text:p text:style-name="P5">(4004307,699.45)</text:p>
      <text:p text:style-name="P5">(4004308,667.55)</text:p>
      <text:p text:style-name="P5">(4004309,362.84)</text:p>
      <text:p text:style-name="P5">(4004310,333.5)</text:p>
      <text:p text:style-name="P5">(4004311,504.8)</text:p>
      <text:p text:style-name="P5">(4004312,873.35)</text:p>
      <text:p text:style-name="P5">(4004313,181.93)</text:p>
      <text:p text:style-name="P5">(4004314,338.21)</text:p>
      <text:p text:style-name="P5">(4004315,318.35)</text:p>
      <text:p text:style-name="P5">(4004317,316.4)</text:p>
      <text:p text:style-name="P5">(4004318,338.92)</text:p>
      <text:p text:style-name="P5">(4004319,604.08)</text:p>
      <text:p text:style-name="P5">(4004320,171.74)</text:p>
      <text:p text:style-name="P5">(4004321,560.75)</text:p>
      <text:p text:style-name="P5">(4004322,202.82)</text:p>
      <text:p text:style-name="P5">(4004323,823.65)</text:p>
      <text:p text:style-name="P5">(4004324,602.62)</text:p>
      <text:p text:style-name="P5">(4004325,173.59)</text:p>
      <text:p text:style-name="P5">(4004326,162.27)</text:p>
      <text:p text:style-name="P5">(4004327,871.76)</text:p>
      <text:p text:style-name="P5">(4004328,480.14)</text:p>
      <text:p text:style-name="P5">(4004329,491.92)</text:p>
      <text:p text:style-name="P5">(4004330,820.25)</text:p>
      <text:p text:style-name="P5">(4004331,123.06)</text:p>
      <text:p text:style-name="P5">(4004332,118.45)</text:p>
      <text:p text:style-name="P5">(4004333,149.78)</text:p>
      <text:p text:style-name="P5">(4004334,1051.13)</text:p>
      <text:p text:style-name="P5">(4004335,710.0)</text:p>
      <text:p text:style-name="P5">(4004336,10.47)</text:p>
      <text:p text:style-name="P5">(4004337,244.0)</text:p>
      <text:p text:style-name="P5">(4004338,339.24)</text:p>
      <text:p text:style-name="P5">(4004339,550.16)</text:p>
      <text:p text:style-name="P5">(4004340,586.55)</text:p>
      <text:p text:style-name="P5">(4004341,494.15)</text:p>
      <text:p text:style-name="P5">(4004342,478.24)</text:p>
      <text:p text:style-name="P5">(4004343,1003.12)</text:p>
      <text:p text:style-name="P5">(4004345,413.04)</text:p>
      <text:p text:style-name="P5">(4004346,556.57)</text:p>
      <text:p text:style-name="P5">(4004347,543.18)</text:p>
      <text:p text:style-name="P5">(4004348,39.18)</text:p>
      <text:p text:style-name="P5">(4004349,438.61)</text:p>
      <text:p text:style-name="P5">(4004350,1103.4)</text:p>
      <text:p text:style-name="P5">(4004351,494.66)</text:p>
      <text:p text:style-name="P5"><text:soft-page-break/>(4004352,278.91)</text:p>
      <text:p text:style-name="P5">(4004353,334.46)</text:p>
      <text:p text:style-name="P5">(4004354,832.99)</text:p>
      <text:p text:style-name="P5">(4004355,970.69)</text:p>
      <text:p text:style-name="P5">(4004356,905.32)</text:p>
      <text:p text:style-name="P5">(4004357,728.09)</text:p>
      <text:p text:style-name="P5">(4004358,354.32)</text:p>
      <text:p text:style-name="P5">(4004359,163.97)</text:p>
      <text:p text:style-name="P5">(4004360,725.54)</text:p>
      <text:p text:style-name="P5">(4004361,731.69)</text:p>
      <text:p text:style-name="P5">(4004362,497.97)</text:p>
      <text:p text:style-name="P5">(4004363,498.17)</text:p>
      <text:p text:style-name="P5">(4004364,131.3)</text:p>
      <text:p text:style-name="P5">(4004365,494.51)</text:p>
      <text:p text:style-name="P5">(4004366,595.49)</text:p>
      <text:p text:style-name="P5">(4004367,261.88)</text:p>
      <text:p text:style-name="P5">(4004368,220.58)</text:p>
      <text:p text:style-name="P5">(4004369,706.2)</text:p>
      <text:p text:style-name="P5">(4004370,550.81)</text:p>
      <text:p text:style-name="P5">(4004371,737.27)</text:p>
      <text:p text:style-name="P5">(4004372,357.4)</text:p>
      <text:p text:style-name="P5">(4004373,348.66)</text:p>
      <text:p text:style-name="P5">(4004374,201.2)</text:p>
      <text:p text:style-name="P5">(4004375,211.88)</text:p>
      <text:p text:style-name="P5">(4004376,278.2)</text:p>
      <text:p text:style-name="P5">(4004377,1017.43)</text:p>
      <text:p text:style-name="P5">(4004378,734.08)</text:p>
      <text:p text:style-name="P5">(4004379,1000.24)</text:p>
      <text:p text:style-name="P5">(4004380,608.69)</text:p>
      <text:p text:style-name="P5">(4004381,10.98)</text:p>
      <text:p text:style-name="P5">(4004382,348.02)</text:p>
      <text:p text:style-name="P5">(4004383,471.29)</text:p>
      <text:p text:style-name="P5">(4004384,304.31)</text:p>
      <text:p text:style-name="P5">(4004385,937.41)</text:p>
      <text:p text:style-name="P5">(4004386,323.09)</text:p>
      <text:p text:style-name="P5">(4004387,988.11)</text:p>
      <text:p text:style-name="P5">(4004388,314.63)</text:p>
      <text:p text:style-name="P5">(4004389,658.57)</text:p>
      <text:p text:style-name="P5">(4004390,612.63)</text:p>
      <text:p text:style-name="P5">(4004391,441.85)</text:p>
      <text:p text:style-name="P5">(4004392,331.27)</text:p>
      <text:p text:style-name="P5">(4004393,622.62)</text:p>
      <text:p text:style-name="P5">(4004394,210.6)</text:p>
      <text:p text:style-name="P5">(4004395,88.55)</text:p>
      <text:p text:style-name="P5">(4004396,527.43)</text:p>
      <text:p text:style-name="P5">(4004397,960.28)</text:p>
      <text:p text:style-name="P5">(4004398,443.39)</text:p>
      <text:p text:style-name="P5">(4004399,286.87)</text:p>
      <text:p text:style-name="P5">(4004400,517.05)</text:p>
      <text:p text:style-name="P5"><text:soft-page-break/>(4004401,843.73)</text:p>
      <text:p text:style-name="P5">(4004402,209.78)</text:p>
      <text:p text:style-name="P5">(4004403,917.18)</text:p>
      <text:p text:style-name="P5">(4004404,932.05)</text:p>
      <text:p text:style-name="P5">(4004405,974.84)</text:p>
      <text:p text:style-name="P5">(4004406,375.5)</text:p>
      <text:p text:style-name="P5">(4004407,976.92)</text:p>
      <text:p text:style-name="P5">(4004408,548.06)</text:p>
      <text:p text:style-name="P5">(4004409,365.0)</text:p>
      <text:p text:style-name="P5">(4004410,286.94)</text:p>
      <text:p text:style-name="P5">(4004411,181.75)</text:p>
      <text:p text:style-name="P5">(4004412,606.29)</text:p>
      <text:p text:style-name="P5">(4004413,429.57)</text:p>
      <text:p text:style-name="P5">(4004414,1153.51)</text:p>
      <text:p text:style-name="P5">(4004415,1077.03)</text:p>
      <text:p text:style-name="P5">(4004416,566.65)</text:p>
      <text:p text:style-name="P5">(4004417,183.09)</text:p>
      <text:p text:style-name="P5">(4004418,720.74)</text:p>
      <text:p text:style-name="P5">(4004419,263.09)</text:p>
      <text:p text:style-name="P5">(4004420,204.5)</text:p>
      <text:p text:style-name="P5">(4004421,386.47)</text:p>
      <text:p text:style-name="P5">(4004422,499.98)</text:p>
      <text:p text:style-name="P5">(4004423,413.06)</text:p>
      <text:p text:style-name="P5">(4004424,429.88)</text:p>
      <text:p text:style-name="P5">(4004425,470.49)</text:p>
      <text:p text:style-name="P5">(4004426,372.21)</text:p>
      <text:p text:style-name="P5">(4004427,413.42)</text:p>
      <text:p text:style-name="P5">(4004428,467.34)</text:p>
      <text:p text:style-name="P5">(4004429,498.9)</text:p>
      <text:p text:style-name="P5">(4004430,599.88)</text:p>
      <text:p text:style-name="P5">(4004431,441.92)</text:p>
      <text:p text:style-name="P5">(4004432,156.19)</text:p>
      <text:p text:style-name="P5">(4004433,445.9)</text:p>
      <text:p text:style-name="P5">(4004434,858.28)</text:p>
      <text:p text:style-name="P5">(4004435,302.62)</text:p>
      <text:p text:style-name="P5">(4004436,290.9)</text:p>
      <text:p text:style-name="P5">(4004437,387.2)</text:p>
      <text:p text:style-name="P5">(4004438,591.97)</text:p>
      <text:p text:style-name="P5">(4004439,383.03)</text:p>
      <text:p text:style-name="P5">(4004440,478.43)</text:p>
      <text:p text:style-name="P5">(4004441,443.88)</text:p>
      <text:p text:style-name="P5">(4004442,395.03)</text:p>
      <text:p text:style-name="P5">(4004443,267.5)</text:p>
      <text:p text:style-name="P5">(4004444,518.37)</text:p>
      <text:p text:style-name="P5">(4004445,579.82)</text:p>
      <text:p text:style-name="P5">(4004446,744.63)</text:p>
      <text:p text:style-name="P5">(4004447,695.72)</text:p>
      <text:p text:style-name="P5">(4004448,319.89)</text:p>
      <text:p text:style-name="P5">(4004449,849.77)</text:p>
      <text:p text:style-name="P5"><text:soft-page-break/>(4004450,426.3)</text:p>
      <text:p text:style-name="P5">(4004451,388.56)</text:p>
      <text:p text:style-name="P5">(4004452,470.43)</text:p>
      <text:p text:style-name="P5">(4004453,697.38)</text:p>
      <text:p text:style-name="P5">(4004454,427.87)</text:p>
      <text:p text:style-name="P5">(4004455,378.26)</text:p>
      <text:p text:style-name="P5">(4004456,845.79)</text:p>
      <text:p text:style-name="P5">(4004457,310.91)</text:p>
      <text:p text:style-name="P5">(4004458,543.94)</text:p>
      <text:p text:style-name="P5">(4004459,603.29)</text:p>
      <text:p text:style-name="P5">(4004460,18.37)</text:p>
      <text:p text:style-name="P5">(4004461,238.83)</text:p>
      <text:p text:style-name="P5">(4004462,184.67)</text:p>
      <text:p text:style-name="P5">(4004463,927.89)</text:p>
      <text:p text:style-name="P5">(4004464,499.41)</text:p>
      <text:p text:style-name="P5">(4004465,596.5)</text:p>
      <text:p text:style-name="P5">(4004466,996.74)</text:p>
      <text:p text:style-name="P5">(4004467,569.55)</text:p>
      <text:p text:style-name="P5">(4004468,379.39)</text:p>
      <text:p text:style-name="P5">(4004469,694.8)</text:p>
      <text:p text:style-name="P5">(4004470,473.21)</text:p>
      <text:p text:style-name="P5">(4004471,261.8)</text:p>
      <text:p text:style-name="P5">(4004472,377.59)</text:p>
      <text:p text:style-name="P5">(4004473,468.72)</text:p>
      <text:p text:style-name="P5">(4004474,689.45)</text:p>
      <text:p text:style-name="P5">(4004475,332.88)</text:p>
      <text:p text:style-name="P5">(4004476,470.24)</text:p>
      <text:p text:style-name="P5">(4004477,521.87)</text:p>
      <text:p text:style-name="P5">(4004478,533.46)</text:p>
      <text:p text:style-name="P5">(4004479,393.14)</text:p>
      <text:p text:style-name="P5">(4004480,619.17)</text:p>
      <text:p text:style-name="P5">(4004481,81.15)</text:p>
      <text:p text:style-name="P5">(4004482,281.8)</text:p>
      <text:p text:style-name="P5">(4004483,927.63)</text:p>
      <text:p text:style-name="P5">(4004484,228.04)</text:p>
      <text:p text:style-name="P5">(4004485,1006.36)</text:p>
      <text:p text:style-name="P5">(4004486,544.54)</text:p>
      <text:p text:style-name="P5">(4004487,598.41)</text:p>
      <text:p text:style-name="P5">(4004488,657.14)</text:p>
      <text:p text:style-name="P5">(4004489,108.18)</text:p>
      <text:p text:style-name="P5">(4004490,442.19)</text:p>
      <text:p text:style-name="P5">(4004491,683.8)</text:p>
      <text:p text:style-name="P5">(4004492,276.88)</text:p>
      <text:p text:style-name="P5">(4004493,193.46)</text:p>
      <text:p text:style-name="P5">(4004494,505.22)</text:p>
      <text:p text:style-name="P5">(4004495,565.25)</text:p>
      <text:p text:style-name="P5">(4004496,1175.56)</text:p>
      <text:p text:style-name="P5">(4004497,192.06)</text:p>
      <text:p text:style-name="P5">(4004498,897.13)</text:p>
      <text:p text:style-name="P5"><text:soft-page-break/>(4004499,548.08)</text:p>
      <text:p text:style-name="P5">(4004500,459.27)</text:p>
      <text:p text:style-name="P5">(4004501,1040.02)</text:p>
      <text:p text:style-name="P5">(4004502,400.5)</text:p>
      <text:p text:style-name="P5">(4004503,618.44)</text:p>
      <text:p text:style-name="P5">(4004504,219.93)</text:p>
      <text:p text:style-name="P5">(4004505,331.46)</text:p>
      <text:p text:style-name="P5">(4004506,389.08)</text:p>
      <text:p text:style-name="P5">(4004507,20.64)</text:p>
      <text:p text:style-name="P5">(4004508,662.7)</text:p>
      <text:p text:style-name="P5">(4004509,531.67)</text:p>
      <text:p text:style-name="P5">(4004510,637.81)</text:p>
      <text:p text:style-name="P5">(4004511,815.4)</text:p>
      <text:p text:style-name="P5">(4004512,449.26)</text:p>
      <text:p text:style-name="P5">(4004513,565.6)</text:p>
      <text:p text:style-name="P5">(4004514,478.49)</text:p>
      <text:p text:style-name="P5">(4004515,693.74)</text:p>
      <text:p text:style-name="P5">(4004516,613.41)</text:p>
      <text:p text:style-name="P5">(4004517,214.17)</text:p>
      <text:p text:style-name="P5">(4004518,518.85)</text:p>
      <text:p text:style-name="P5">(4004520,742.5)</text:p>
      <text:p text:style-name="P5">(4004522,675.22)</text:p>
      <text:p text:style-name="P5">(4004523,556.61)</text:p>
      <text:p text:style-name="P5">(4004524,1441.23)</text:p>
      <text:p text:style-name="P5">(4004525,530.57)</text:p>
      <text:p text:style-name="P5">(4004526,11.06)</text:p>
      <text:p text:style-name="P5">(4004527,399.49)</text:p>
      <text:p text:style-name="P5">(4004528,420.05)</text:p>
      <text:p text:style-name="P5">(4004529,257.5)</text:p>
      <text:p text:style-name="P5">(4004530,39.61)</text:p>
      <text:p text:style-name="P5">(4004531,1134.47)</text:p>
      <text:p text:style-name="P5">(4004532,410.67)</text:p>
      <text:p text:style-name="P5">(4004533,488.07)</text:p>
      <text:p text:style-name="P5">(4004534,216.61)</text:p>
      <text:p text:style-name="P5">(4004535,437.82)</text:p>
      <text:p text:style-name="P5">(4004536,404.51)</text:p>
      <text:p text:style-name="P5">(4004537,384.63)</text:p>
      <text:p text:style-name="P5">(4004538,670.16)</text:p>
      <text:p text:style-name="P5">(4004539,526.37)</text:p>
      <text:p text:style-name="P5">(4004540,637.27)</text:p>
      <text:p text:style-name="P5">(4004541,147.14)</text:p>
      <text:p text:style-name="P5">(4004542,213.37)</text:p>
      <text:p text:style-name="P5">(4004543,290.96)</text:p>
      <text:p text:style-name="P5">(4004544,200.16)</text:p>
      <text:p text:style-name="P5">(4004545,631.95)</text:p>
      <text:p text:style-name="P5">(4004546,208.08)</text:p>
      <text:p text:style-name="P5">(4004547,465.5)</text:p>
      <text:p text:style-name="P5">(4004548,829.0)</text:p>
      <text:p text:style-name="P5">(4004549,276.34)</text:p>
      <text:p text:style-name="P5"><text:soft-page-break/>(4004550,173.03)</text:p>
      <text:p text:style-name="P5">(4004551,1201.88)</text:p>
      <text:p text:style-name="P5">(4004552,159.16)</text:p>
      <text:p text:style-name="P5">(4004553,88.28)</text:p>
      <text:p text:style-name="P5">(4004554,502.32)</text:p>
      <text:p text:style-name="P5">(4004555,839.02)</text:p>
      <text:p text:style-name="P5">(4004556,303.62)</text:p>
      <text:p text:style-name="P5">(4004557,390.66)</text:p>
      <text:p text:style-name="P5">(4004558,411.12)</text:p>
      <text:p text:style-name="P5">(4004559,614.2)</text:p>
      <text:p text:style-name="P5">(4004560,505.68)</text:p>
      <text:p text:style-name="P5">(4004561,376.02)</text:p>
      <text:p text:style-name="P5">(4004562,1176.79)</text:p>
      <text:p text:style-name="P5">(4004563,810.82)</text:p>
      <text:p text:style-name="P5">(4004564,781.12)</text:p>
      <text:p text:style-name="P5">(4004565,586.42)</text:p>
      <text:p text:style-name="P5">(4004566,768.69)</text:p>
      <text:p text:style-name="P5">(4004567,591.82)</text:p>
      <text:p text:style-name="P5">(4004568,224.45)</text:p>
      <text:p text:style-name="P5">(4004569,469.73)</text:p>
      <text:p text:style-name="P5">(4004570,861.11)</text:p>
      <text:p text:style-name="P5">(4004571,388.99)</text:p>
      <text:p text:style-name="P5">(4004572,723.27)</text:p>
      <text:p text:style-name="P5">(4004573,61.62)</text:p>
      <text:p text:style-name="P5">(4004574,384.0)</text:p>
      <text:p text:style-name="P5">(4004575,688.78)</text:p>
      <text:p text:style-name="P5">(4004576,323.14)</text:p>
      <text:p text:style-name="P5">(4004577,464.8)</text:p>
      <text:p text:style-name="P5">(4004578,436.81)</text:p>
      <text:p text:style-name="P5">(4004579,351.59)</text:p>
      <text:p text:style-name="P5">(4004580,709.97)</text:p>
      <text:p text:style-name="P5">(4004581,818.39)</text:p>
      <text:p text:style-name="P5">(4004582,624.65)</text:p>
      <text:p text:style-name="P5">(4004583,336.9)</text:p>
      <text:p text:style-name="P5">(4004584,430.86)</text:p>
      <text:p text:style-name="P5">(4004585,816.81)</text:p>
      <text:p text:style-name="P5">(4004586,150.85)</text:p>
      <text:p text:style-name="P5">(4004587,598.12)</text:p>
      <text:p text:style-name="P5">(4004588,524.15)</text:p>
      <text:p text:style-name="P5">(4004589,700.0)</text:p>
      <text:p text:style-name="P5">(4004590,711.93)</text:p>
      <text:p text:style-name="P5">(4004591,175.31)</text:p>
      <text:p text:style-name="P5">(4004592,616.89)</text:p>
      <text:p text:style-name="P5">(4004593,114.8)</text:p>
      <text:p text:style-name="P5">(4004594,409.26)</text:p>
      <text:p text:style-name="P5">(4004595,1062.56)</text:p>
      <text:p text:style-name="P5">(4004596,743.02)</text:p>
      <text:p text:style-name="P5">(4004597,872.72)</text:p>
      <text:p text:style-name="P5">(4004598,777.49)</text:p>
      <text:p text:style-name="P5"><text:soft-page-break/>(4004599,1190.55)</text:p>
      <text:p text:style-name="P5">(4004600,220.18)</text:p>
      <text:p text:style-name="P5">(4004601,195.86)</text:p>
      <text:p text:style-name="P5">(4004602,356.99)</text:p>
      <text:p text:style-name="P5">(4004603,680.53)</text:p>
      <text:p text:style-name="P5">(4004604,432.2)</text:p>
      <text:p text:style-name="P5">(4004605,262.24)</text:p>
      <text:p text:style-name="P5">(4004606,669.44)</text:p>
      <text:p text:style-name="P5">(4004607,839.54)</text:p>
      <text:p text:style-name="P5">(4004608,46.03)</text:p>
      <text:p text:style-name="P5">(4004609,131.02)</text:p>
      <text:p text:style-name="P5">(4004610,464.58)</text:p>
      <text:p text:style-name="P5">(4004611,174.69)</text:p>
      <text:p text:style-name="P5">(4004612,640.22)</text:p>
      <text:p text:style-name="P5">(4004613,800.05)</text:p>
      <text:p text:style-name="P5">(4004614,550.06)</text:p>
      <text:p text:style-name="P5">(4004615,519.38)</text:p>
      <text:p text:style-name="P5">(4004616,570.92)</text:p>
      <text:p text:style-name="P5">(4004617,314.35)</text:p>
      <text:p text:style-name="P5">(4004618,820.1)</text:p>
      <text:p text:style-name="P5">(4004619,161.14)</text:p>
      <text:p text:style-name="P5">(4004620,398.4)</text:p>
      <text:p text:style-name="P5">(4004621,531.83)</text:p>
      <text:p text:style-name="P5">(4004622,179.16)</text:p>
      <text:p text:style-name="P5">(4004623,1212.23)</text:p>
      <text:p text:style-name="P5">(4004624,341.03)</text:p>
      <text:p text:style-name="P5">(4004626,291.96)</text:p>
      <text:p text:style-name="P5">(4004627,596.79)</text:p>
      <text:p text:style-name="P5">(4004628,718.13)</text:p>
      <text:p text:style-name="P5">(4004629,58.5)</text:p>
      <text:p text:style-name="P5">(4004630,381.24)</text:p>
      <text:p text:style-name="P5">(4004631,425.18)</text:p>
      <text:p text:style-name="P5">(4004632,216.79)</text:p>
      <text:p text:style-name="P5">(4004633,402.41)</text:p>
      <text:p text:style-name="P5">(4004634,367.85)</text:p>
      <text:p text:style-name="P5">(4004635,255.26)</text:p>
      <text:p text:style-name="P5">(4004636,480.27)</text:p>
      <text:p text:style-name="P5">(4004637,537.37)</text:p>
      <text:p text:style-name="P5">(4004638,288.93)</text:p>
      <text:p text:style-name="P5">(4004639,347.19)</text:p>
      <text:p text:style-name="P5">(4004640,686.29)</text:p>
      <text:p text:style-name="P5">(4004641,842.77)</text:p>
      <text:p text:style-name="P5">(4004642,299.1)</text:p>
      <text:p text:style-name="P5">(4004643,836.07)</text:p>
      <text:p text:style-name="P5">(4004644,34.47)</text:p>
      <text:p text:style-name="P5">(4004645,987.77)</text:p>
      <text:p text:style-name="P5">(4004646,1202.78)</text:p>
      <text:p text:style-name="P5">(4004647,235.44)</text:p>
      <text:p text:style-name="P5">(4004648,338.14)</text:p>
      <text:p text:style-name="P5"><text:soft-page-break/>(4004649,328.32)</text:p>
      <text:p text:style-name="P5">(4004650,694.44)</text:p>
      <text:p text:style-name="P5">(4004651,200.13)</text:p>
      <text:p text:style-name="P5">(4004652,758.66)</text:p>
      <text:p text:style-name="P5">(4004653,463.41)</text:p>
      <text:p text:style-name="P5">(4004654,472.43)</text:p>
      <text:p text:style-name="P5">(4004655,766.79)</text:p>
      <text:p text:style-name="P5">(4004656,365.39)</text:p>
      <text:p text:style-name="P5">(4004657,505.06)</text:p>
      <text:p text:style-name="P5">(4004658,474.78)</text:p>
      <text:p text:style-name="P5">(4004659,116.06)</text:p>
      <text:p text:style-name="P5">(4004660,624.14)</text:p>
      <text:p text:style-name="P5">(4004661,130.68)</text:p>
      <text:p text:style-name="P5">(4004662,166.38)</text:p>
      <text:p text:style-name="P5">(4004663,636.87)</text:p>
      <text:p text:style-name="P5">(4004664,331.66)</text:p>
      <text:p text:style-name="P5">(4004665,523.38)</text:p>
      <text:p text:style-name="P5">(4004666,356.61)</text:p>
      <text:p text:style-name="P5">(4004667,204.71)</text:p>
      <text:p text:style-name="P5">(4004668,446.84)</text:p>
      <text:p text:style-name="P5">(4004669,538.7)</text:p>
      <text:p text:style-name="P5">(4004670,814.06)</text:p>
      <text:p text:style-name="P5">(4004671,466.65)</text:p>
      <text:p text:style-name="P5">(4004672,395.02)</text:p>
      <text:p text:style-name="P5">(4004673,607.92)</text:p>
      <text:p text:style-name="P5">(4004674,562.44)</text:p>
      <text:p text:style-name="P5">(4004675,262.42)</text:p>
      <text:p text:style-name="P5">(4004676,1119.22)</text:p>
      <text:p text:style-name="P5">(4004677,573.14)</text:p>
      <text:p text:style-name="P5">(4004678,781.76)</text:p>
      <text:p text:style-name="P5">(4004679,552.9)</text:p>
      <text:p text:style-name="P5">(4004680,608.65)</text:p>
      <text:p text:style-name="P5">(4004681,167.33)</text:p>
      <text:p text:style-name="P5">(4004682,342.67)</text:p>
      <text:p text:style-name="P5">(4004683,607.11)</text:p>
      <text:p text:style-name="P5">(4004684,859.59)</text:p>
      <text:p text:style-name="P5">(4004685,251.09)</text:p>
      <text:p text:style-name="P5">(4004686,338.14)</text:p>
      <text:p text:style-name="P5">(4004687,293.46)</text:p>
      <text:p text:style-name="P5">(4004688,719.6)</text:p>
      <text:p text:style-name="P5">(4004689,583.15)</text:p>
      <text:p text:style-name="P5">(4004690,396.04)</text:p>
      <text:p text:style-name="P5">(4004691,1043.4)</text:p>
      <text:p text:style-name="P5">(4004692,177.48)</text:p>
      <text:p text:style-name="P5">(4004693,324.89)</text:p>
      <text:p text:style-name="P5">(4004694,344.85)</text:p>
      <text:p text:style-name="P5">(4004695,982.81)</text:p>
      <text:p text:style-name="P5">(4004696,455.41)</text:p>
      <text:p text:style-name="P5">(4004697,372.15)</text:p>
      <text:p text:style-name="P5"><text:soft-page-break/>(4004698,413.58)</text:p>
      <text:p text:style-name="P5">(4004699,752.63)</text:p>
      <text:p text:style-name="P5">(4004700,550.19)</text:p>
      <text:p text:style-name="P5">(4004701,260.97)</text:p>
      <text:p text:style-name="P5">(4004702,679.94)</text:p>
      <text:p text:style-name="P5">(4004703,162.08)</text:p>
      <text:p text:style-name="P5">(4004704,847.22)</text:p>
      <text:p text:style-name="P5">(4004705,856.08)</text:p>
      <text:p text:style-name="P5">(4004706,831.38)</text:p>
      <text:p text:style-name="P5">(4004707,150.66)</text:p>
      <text:p text:style-name="P5">(4004708,377.94)</text:p>
      <text:p text:style-name="P5">(4004709,665.23)</text:p>
      <text:p text:style-name="P5">(4004710,594.77)</text:p>
      <text:p text:style-name="P5">(4004711,1229.53)</text:p>
      <text:p text:style-name="P5">(4004712,436.63)</text:p>
      <text:p text:style-name="P5">(4004713,674.33)</text:p>
      <text:p text:style-name="P5">(4004714,1041.21)</text:p>
      <text:p text:style-name="P5">(4004715,180.79)</text:p>
      <text:p text:style-name="P5">(4004716,416.13)</text:p>
      <text:p text:style-name="P5">(4004717,305.04)</text:p>
      <text:p text:style-name="P5">(4004718,491.24)</text:p>
      <text:p text:style-name="P5">(4004719,697.94)</text:p>
      <text:p text:style-name="P5">(4004720,969.04)</text:p>
      <text:p text:style-name="P5">(4004721,775.93)</text:p>
      <text:p text:style-name="P5">(4004722,721.03)</text:p>
      <text:p text:style-name="P5">(4004723,371.47)</text:p>
      <text:p text:style-name="P5">(4004724,252.99)</text:p>
      <text:p text:style-name="P5">(4004725,134.93)</text:p>
      <text:p text:style-name="P5">(4004726,275.72)</text:p>
      <text:p text:style-name="P5">(4004727,162.7)</text:p>
      <text:p text:style-name="P5">(4004728,512.27)</text:p>
      <text:p text:style-name="P5">(4004729,135.76)</text:p>
      <text:p text:style-name="P5">(4004730,274.03)</text:p>
      <text:p text:style-name="P5">(4004731,287.6)</text:p>
      <text:p text:style-name="P5">(4004732,1206.24)</text:p>
      <text:p text:style-name="P5">(4004733,244.87)</text:p>
      <text:p text:style-name="P5">(4004734,757.33)</text:p>
      <text:p text:style-name="P5">(4004735,404.06)</text:p>
      <text:p text:style-name="P5">(4004736,892.86)</text:p>
      <text:p text:style-name="P5">(4004737,743.09)</text:p>
      <text:p text:style-name="P5">(4004738,542.96)</text:p>
      <text:p text:style-name="P5">(4004739,376.35)</text:p>
      <text:p text:style-name="P5">(4004740,709.06)</text:p>
      <text:p text:style-name="P5">(4004741,677.14)</text:p>
      <text:p text:style-name="P5">(4004742,53.09)</text:p>
      <text:p text:style-name="P5">(4004743,295.04)</text:p>
      <text:p text:style-name="P5">(4004744,139.94)</text:p>
      <text:p text:style-name="P5">(4004745,188.21)</text:p>
      <text:p text:style-name="P5">(4004746,346.06)</text:p>
      <text:p text:style-name="P5"><text:soft-page-break/>(4004747,342.6)</text:p>
      <text:p text:style-name="P5">(4004748,357.41)</text:p>
      <text:p text:style-name="P5">(4004749,97.84)</text:p>
      <text:p text:style-name="P5">(4004750,534.43)</text:p>
      <text:p text:style-name="P5">(4004751,1222.6)</text:p>
      <text:p text:style-name="P5">(4004752,660.76)</text:p>
      <text:p text:style-name="P5">(4004753,584.25)</text:p>
      <text:p text:style-name="P5">(4004754,618.96)</text:p>
      <text:p text:style-name="P5">(4004755,669.79)</text:p>
      <text:p text:style-name="P5">(4004756,658.29)</text:p>
      <text:p text:style-name="P5">(4004757,197.96)</text:p>
      <text:p text:style-name="P5">(4004758,491.21)</text:p>
      <text:p text:style-name="P5">(4004759,355.19)</text:p>
      <text:p text:style-name="P5">(4004760,370.61)</text:p>
      <text:p text:style-name="P5">(4004761,89.07)</text:p>
      <text:p text:style-name="P5">(4004762,652.58)</text:p>
      <text:p text:style-name="P5">(4004763,219.86)</text:p>
      <text:p text:style-name="P5">(4004764,899.5)</text:p>
      <text:p text:style-name="P5">(4004765,391.16)</text:p>
      <text:p text:style-name="P5">(4004766,284.32)</text:p>
      <text:p text:style-name="P5">(4004767,124.41)</text:p>
      <text:p text:style-name="P5">(4004768,178.88)</text:p>
      <text:p text:style-name="P5">(4004769,590.66)</text:p>
      <text:p text:style-name="P5">(4004770,44.5)</text:p>
      <text:p text:style-name="P5">(4004771,230.51)</text:p>
      <text:p text:style-name="P5">(4004772,216.07)</text:p>
      <text:p text:style-name="P5">(4004773,478.85)</text:p>
      <text:p text:style-name="P5">(4004774,651.53)</text:p>
      <text:p text:style-name="P5">(4004775,668.05)</text:p>
      <text:p text:style-name="P5">(4004776,523.23)</text:p>
      <text:p text:style-name="P5">(4004777,711.62)</text:p>
      <text:p text:style-name="P5">(4004778,604.29)</text:p>
      <text:p text:style-name="P5">(4004779,818.22)</text:p>
      <text:p text:style-name="P5">(4004780,658.74)</text:p>
      <text:p text:style-name="P5">(4004781,465.29)</text:p>
      <text:p text:style-name="P5">(4004782,568.38)</text:p>
      <text:p text:style-name="P5">(4004783,726.46)</text:p>
      <text:p text:style-name="P5">(4004784,317.91)</text:p>
      <text:p text:style-name="P5">(4004785,142.27)</text:p>
      <text:p text:style-name="P5">(4004786,375.09)</text:p>
      <text:p text:style-name="P5">(4004787,1274.73)</text:p>
      <text:p text:style-name="P5">(4004788,238.68)</text:p>
      <text:p text:style-name="P5">(4004789,1050.0)</text:p>
      <text:p text:style-name="P5">(4004790,130.77)</text:p>
      <text:p text:style-name="P5">(4004791,432.25)</text:p>
      <text:p text:style-name="P5">(4004792,625.6)</text:p>
      <text:p text:style-name="P5">(4004793,536.76)</text:p>
      <text:p text:style-name="P5">(4004794,637.09)</text:p>
      <text:p text:style-name="P5">(4004795,663.7)</text:p>
      <text:p text:style-name="P5"><text:soft-page-break/>(4004796,423.33)</text:p>
      <text:p text:style-name="P5">(4004797,666.71)</text:p>
      <text:p text:style-name="P5">(4004798,728.2)</text:p>
      <text:p text:style-name="P5">(4004799,781.47)</text:p>
      <text:p text:style-name="P5">(4004800,450.45)</text:p>
      <text:p text:style-name="P5">(4004801,652.56)</text:p>
      <text:p text:style-name="P5">(4004802,412.66)</text:p>
      <text:p text:style-name="P5">(4004803,568.74)</text:p>
      <text:p text:style-name="P5">(4004804,818.39)</text:p>
      <text:p text:style-name="P5">(4004805,529.72)</text:p>
      <text:p text:style-name="P5">(4004806,337.82)</text:p>
      <text:p text:style-name="P5">(4004807,608.89)</text:p>
      <text:p text:style-name="P5">(4004808,651.54)</text:p>
      <text:p text:style-name="P5">(4004809,259.51)</text:p>
      <text:p text:style-name="P5">(4004810,681.36)</text:p>
      <text:p text:style-name="P5">(4004811,151.67)</text:p>
      <text:p text:style-name="P5">(4004812,877.49)</text:p>
      <text:p text:style-name="P5">(4004813,617.71)</text:p>
      <text:p text:style-name="P5">(4004814,591.47)</text:p>
      <text:p text:style-name="P5">(4004815,601.77)</text:p>
      <text:p text:style-name="P5">(4004816,108.61)</text:p>
      <text:p text:style-name="P5">(4004817,167.86)</text:p>
      <text:p text:style-name="P5">(4004818,399.77)</text:p>
      <text:p text:style-name="P5">(4004819,834.38)</text:p>
      <text:p text:style-name="P5">(4004820,519.54)</text:p>
      <text:p text:style-name="P5">(4004821,1448.31)</text:p>
      <text:p text:style-name="P5">(4004822,837.91)</text:p>
      <text:p text:style-name="P5">(4004823,394.54)</text:p>
      <text:p text:style-name="P5">(4004824,872.96)</text:p>
      <text:p text:style-name="P5">(4004825,706.28)</text:p>
      <text:p text:style-name="P5">(4004826,663.56)</text:p>
      <text:p text:style-name="P5">(4004827,938.99)</text:p>
      <text:p text:style-name="P5">(4004828,373.51)</text:p>
      <text:p text:style-name="P5">(4004829,811.94)</text:p>
      <text:p text:style-name="P5">(4004830,504.36)</text:p>
      <text:p text:style-name="P5">(4004831,795.31)</text:p>
      <text:p text:style-name="P5">(4004832,256.62)</text:p>
      <text:p text:style-name="P5">(4004833,216.74)</text:p>
      <text:p text:style-name="P5">(4004834,690.21)</text:p>
      <text:p text:style-name="P5">(4004835,705.84)</text:p>
      <text:p text:style-name="P5">(4004836,355.64)</text:p>
      <text:p text:style-name="P5">(4004837,840.04)</text:p>
      <text:p text:style-name="P5">(4004838,199.65)</text:p>
      <text:p text:style-name="P5">(4004839,349.63)</text:p>
      <text:p text:style-name="P5">(4004840,257.25)</text:p>
      <text:p text:style-name="P5">(4004841,906.06)</text:p>
      <text:p text:style-name="P5">(4004842,228.95)</text:p>
      <text:p text:style-name="P5">(4004843,442.17)</text:p>
      <text:p text:style-name="P5">(4004844,838.4)</text:p>
      <text:p text:style-name="P5"><text:soft-page-break/>(4004845,284.82)</text:p>
      <text:p text:style-name="P5">(4004846,360.18)</text:p>
      <text:p text:style-name="P5">(4004847,661.19)</text:p>
      <text:p text:style-name="P5">(4004848,269.56)</text:p>
      <text:p text:style-name="P5">(4004849,624.98)</text:p>
      <text:p text:style-name="P5">(4004850,209.81)</text:p>
      <text:p text:style-name="P5">(4004851,390.07)</text:p>
      <text:p text:style-name="P5">(4004852,350.52)</text:p>
      <text:p text:style-name="P5">(4004853,624.37)</text:p>
      <text:p text:style-name="P5">(4004854,450.53)</text:p>
      <text:p text:style-name="P5">(4004855,190.2)</text:p>
      <text:p text:style-name="P5">(4004856,290.24)</text:p>
      <text:p text:style-name="P5">(4004857,175.95)</text:p>
      <text:p text:style-name="P5">(4004858,698.26)</text:p>
      <text:p text:style-name="P5">(4004859,331.63)</text:p>
      <text:p text:style-name="P5">(4004860,877.6)</text:p>
      <text:p text:style-name="P5">(4004861,296.05)</text:p>
      <text:p text:style-name="P5">(4004862,379.84)</text:p>
      <text:p text:style-name="P5">(4004863,591.81)</text:p>
      <text:p text:style-name="P5">(4004864,635.89)</text:p>
      <text:p text:style-name="P5">(4004865,498.39)</text:p>
      <text:p text:style-name="P5">(4004866,693.84)</text:p>
      <text:p text:style-name="P5">(4004867,343.27)</text:p>
      <text:p text:style-name="P5">(4004868,363.63)</text:p>
      <text:p text:style-name="P5">(4004869,372.04)</text:p>
      <text:p text:style-name="P5">(4004870,591.3)</text:p>
      <text:p text:style-name="P5">(4004871,265.79)</text:p>
      <text:p text:style-name="P5">(4004872,504.46)</text:p>
      <text:p text:style-name="P5">(4004873,941.09)</text:p>
      <text:p text:style-name="P5">(4004874,351.09)</text:p>
      <text:p text:style-name="P5">(4004875,480.37)</text:p>
      <text:p text:style-name="P5">(4004876,322.11)</text:p>
      <text:p text:style-name="P5">(4004877,406.8)</text:p>
      <text:p text:style-name="P5">(4004878,224.13)</text:p>
      <text:p text:style-name="P5">(4004879,774.37)</text:p>
      <text:p text:style-name="P5">(4004880,619.18)</text:p>
      <text:p text:style-name="P5">(4004881,552.01)</text:p>
      <text:p text:style-name="P5">(4004882,659.9)</text:p>
      <text:p text:style-name="P5">(4004883,521.39)</text:p>
      <text:p text:style-name="P5">(4004884,391.88)</text:p>
      <text:p text:style-name="P5">(4004885,391.25)</text:p>
      <text:p text:style-name="P5">(4004886,700.89)</text:p>
      <text:p text:style-name="P5">(4004887,346.48)</text:p>
      <text:p text:style-name="P5">(4004888,677.34)</text:p>
      <text:p text:style-name="P5">(4004889,380.69)</text:p>
      <text:p text:style-name="P5">(4004890,525.92)</text:p>
      <text:p text:style-name="P5">(4004891,309.7)</text:p>
      <text:p text:style-name="P5">(4004892,419.72)</text:p>
      <text:p text:style-name="P5">(4004893,506.29)</text:p>
      <text:p text:style-name="P5"><text:soft-page-break/>(4004894,275.08)</text:p>
      <text:p text:style-name="P5">(4004895,596.0)</text:p>
      <text:p text:style-name="P5">(4004896,870.66)</text:p>
      <text:p text:style-name="P5">(4004897,311.36)</text:p>
      <text:p text:style-name="P5">(4004898,393.66)</text:p>
      <text:p text:style-name="P5">(4004899,697.11)</text:p>
      <text:p text:style-name="P5">(4004900,1033.83)</text:p>
      <text:p text:style-name="P5">(4004901,427.15)</text:p>
      <text:p text:style-name="P5">(4004902,215.56)</text:p>
      <text:p text:style-name="P5">(4004903,154.13)</text:p>
      <text:p text:style-name="P5">(4004904,484.33)</text:p>
      <text:p text:style-name="P5">(4004905,149.68)</text:p>
      <text:p text:style-name="P5">(4004906,300.34)</text:p>
      <text:p text:style-name="P5">(4004907,560.05)</text:p>
      <text:p text:style-name="P5">(4004908,319.93)</text:p>
      <text:p text:style-name="P5">(4004909,316.58)</text:p>
      <text:p text:style-name="P5">(4004910,571.1)</text:p>
      <text:p text:style-name="P5">(4004911,336.42)</text:p>
      <text:p text:style-name="P5">(4004912,332.71)</text:p>
      <text:p text:style-name="P5">(4004913,963.58)</text:p>
      <text:p text:style-name="P5">(4004914,523.4)</text:p>
      <text:p text:style-name="P5">(4004915,526.19)</text:p>
      <text:p text:style-name="P5">(4004916,218.15)</text:p>
      <text:p text:style-name="P5">(4004917,335.09)</text:p>
      <text:p text:style-name="P5">(4004918,482.72)</text:p>
      <text:p text:style-name="P5">(4004919,85.22)</text:p>
      <text:p text:style-name="P5">(4004920,438.72)</text:p>
      <text:p text:style-name="P5">(4004921,258.86)</text:p>
      <text:p text:style-name="P5">(4004922,202.1)</text:p>
      <text:p text:style-name="P5">(4004923,449.35)</text:p>
      <text:p text:style-name="P5">(4004924,387.17)</text:p>
      <text:p text:style-name="P5">(4004925,1083.46)</text:p>
      <text:p text:style-name="P5">(4004926,538.74)</text:p>
      <text:p text:style-name="P5">(4004927,1576.71)</text:p>
      <text:p text:style-name="P5">(4004928,15.94)</text:p>
      <text:p text:style-name="P5">(4004929,48.93)</text:p>
      <text:p text:style-name="P5">(4004930,521.36)</text:p>
      <text:p text:style-name="P5">(4004931,1107.01)</text:p>
      <text:p text:style-name="P5">(4004932,594.91)</text:p>
      <text:p text:style-name="P5">(4004933,671.26)</text:p>
      <text:p text:style-name="P5">(4004934,748.36)</text:p>
      <text:p text:style-name="P5">(4004935,804.04)</text:p>
      <text:p text:style-name="P5">(4004936,412.58)</text:p>
      <text:p text:style-name="P5">(4004937,513.75)</text:p>
      <text:p text:style-name="P5">(4004938,643.74)</text:p>
      <text:p text:style-name="P5">(4004939,860.94)</text:p>
      <text:p text:style-name="P5">(4004940,151.89)</text:p>
      <text:p text:style-name="P5">(4004941,427.18)</text:p>
      <text:p text:style-name="P5">(4004942,320.92)</text:p>
      <text:p text:style-name="P5"><text:soft-page-break/>(4004943,357.52)</text:p>
      <text:p text:style-name="P5">(4004944,229.55)</text:p>
      <text:p text:style-name="P5">(4004945,415.62)</text:p>
      <text:p text:style-name="P5">(4004946,970.29)</text:p>
      <text:p text:style-name="P5">(4004947,903.24)</text:p>
      <text:p text:style-name="P5">(4004948,511.89)</text:p>
      <text:p text:style-name="P5">(4004949,901.57)</text:p>
      <text:p text:style-name="P5">(4004950,527.69)</text:p>
      <text:p text:style-name="P5">(4004951,350.48)</text:p>
      <text:p text:style-name="P5">(4004952,302.34)</text:p>
      <text:p text:style-name="P5">(4004953,862.76)</text:p>
      <text:p text:style-name="P5">(4004954,473.2)</text:p>
      <text:p text:style-name="P5">(4004956,114.93)</text:p>
      <text:p text:style-name="P5">(4004957,105.97)</text:p>
      <text:p text:style-name="P5">(4004958,413.9)</text:p>
      <text:p text:style-name="P5">(4004959,561.35)</text:p>
      <text:p text:style-name="P5">(4004960,452.55)</text:p>
      <text:p text:style-name="P5">(4004961,462.57)</text:p>
      <text:p text:style-name="P5">(4004962,612.98)</text:p>
      <text:p text:style-name="P5">(4004963,651.61)</text:p>
      <text:p text:style-name="P5">(4004964,879.19)</text:p>
      <text:p text:style-name="P5">(4004965,598.48)</text:p>
      <text:p text:style-name="P5">(4004966,748.91)</text:p>
      <text:p text:style-name="P5">(4004967,810.82)</text:p>
      <text:p text:style-name="P5">(4004968,759.84)</text:p>
      <text:p text:style-name="P5">(4004969,432.68)</text:p>
      <text:p text:style-name="P5">(4004970,551.25)</text:p>
      <text:p text:style-name="P5">(4004971,608.86)</text:p>
      <text:p text:style-name="P5">(4004972,473.19)</text:p>
      <text:p text:style-name="P5">(4004973,533.6)</text:p>
      <text:p text:style-name="P5">(4004974,799.98)</text:p>
      <text:p text:style-name="P5">(4004975,470.15)</text:p>
      <text:p text:style-name="P5">(4004976,727.09)</text:p>
      <text:p text:style-name="P5">(4004977,604.39)</text:p>
      <text:p text:style-name="P5">(4004978,834.64)</text:p>
      <text:p text:style-name="P5">(4004979,234.17)</text:p>
      <text:p text:style-name="P5">(4004980,714.19)</text:p>
      <text:p text:style-name="P5">(4004981,142.05)</text:p>
      <text:p text:style-name="P5">(4004982,341.41)</text:p>
      <text:p text:style-name="P5">(4004983,631.19)</text:p>
      <text:p text:style-name="P5">(4004984,600.96)</text:p>
      <text:p text:style-name="P5">(4004985,258.44)</text:p>
      <text:p text:style-name="P5">(4004986,400.79)</text:p>
      <text:p text:style-name="P5">(4004987,113.16)</text:p>
      <text:p text:style-name="P5">(4004988,835.07)</text:p>
      <text:p text:style-name="P5">(4004989,46.72)</text:p>
      <text:p text:style-name="P5">(4004990,109.62)</text:p>
      <text:p text:style-name="P5">(4004991,237.71)</text:p>
      <text:p text:style-name="P5">(4004992,222.27)</text:p>
      <text:p text:style-name="P5"><text:soft-page-break/>(4004993,334.05)</text:p>
      <text:p text:style-name="P5">(4004994,366.2)</text:p>
      <text:p text:style-name="P5">(4004995,863.13)</text:p>
      <text:p text:style-name="P5">(4004996,12.8)</text:p>
      <text:p text:style-name="P5">(4004997,449.65)</text:p>
      <text:p text:style-name="P5">(4004998,155.5)</text:p>
      <text:p text:style-name="P5">(4004999,758.31)</text:p>
      <text:p text:style-name="P5">(4005000,658.94)</text:p>
      <text:p text:style-name="P5">(4005001,386.65)</text:p>
      <text:p text:style-name="P5">(4005002,1166.84)</text:p>
      <text:p text:style-name="P5">(4005003,458.22)</text:p>
      <text:p text:style-name="P5">(4005004,718.86)</text:p>
      <text:p text:style-name="P5">(4005005,622.75)</text:p>
      <text:p text:style-name="P5">(4005006,564.04)</text:p>
      <text:p text:style-name="P5">(4005007,502.91)</text:p>
      <text:p text:style-name="P5">(4005008,601.69)</text:p>
      <text:p text:style-name="P5">(4005009,616.77)</text:p>
      <text:p text:style-name="P5">(4005010,431.33)</text:p>
      <text:p text:style-name="P5">(4005011,362.86)</text:p>
      <text:p text:style-name="P5">(4005012,821.01)</text:p>
      <text:p text:style-name="P5">(4005013,243.89)</text:p>
      <text:p text:style-name="P5">(4005014,703.93)</text:p>
      <text:p text:style-name="P5">(4005015,597.97)</text:p>
      <text:p text:style-name="P5">(4005016,681.64)</text:p>
      <text:p text:style-name="P5">(4005017,742.29)</text:p>
      <text:p text:style-name="P5">(4005018,268.66)</text:p>
      <text:p text:style-name="P5">(4005019,390.8)</text:p>
      <text:p text:style-name="P5">(4005020,79.21)</text:p>
      <text:p text:style-name="P5">(4005021,418.62)</text:p>
      <text:p text:style-name="P5">(4005022,586.03)</text:p>
      <text:p text:style-name="P5">(4005023,143.89)</text:p>
      <text:p text:style-name="P5">(4005024,513.12)</text:p>
      <text:p text:style-name="P5">(4005025,258.16)</text:p>
      <text:p text:style-name="P5">(4005026,398.18)</text:p>
      <text:p text:style-name="P5">(4005027,613.19)</text:p>
      <text:p text:style-name="P5">(4005028,741.6)</text:p>
      <text:p text:style-name="P5">(4005029,502.67)</text:p>
      <text:p text:style-name="P5">(4005030,181.57)</text:p>
      <text:p text:style-name="P5">(4005031,704.16)</text:p>
      <text:p text:style-name="P5">(4005032,82.47)</text:p>
      <text:p text:style-name="P5">(4005033,84.85)</text:p>
      <text:p text:style-name="P5">(4005034,1144.77)</text:p>
      <text:p text:style-name="P5">(4005035,557.5)</text:p>
      <text:p text:style-name="P5">(4005036,116.16)</text:p>
      <text:p text:style-name="P5">(4005037,258.02)</text:p>
      <text:p text:style-name="P5">(4005038,376.19)</text:p>
      <text:p text:style-name="P5">(4005039,918.45)</text:p>
      <text:p text:style-name="P5">(4005040,603.56)</text:p>
      <text:p text:style-name="P5">(4005041,492.69)</text:p>
      <text:p text:style-name="P5"><text:soft-page-break/>(4005042,538.53)</text:p>
      <text:p text:style-name="P5">(4005043,776.47)</text:p>
      <text:p text:style-name="P5">(4005044,446.28)</text:p>
      <text:p text:style-name="P5">(4005045,557.44)</text:p>
      <text:p text:style-name="P5">(4005046,612.07)</text:p>
      <text:p text:style-name="P5">(4005047,787.59)</text:p>
      <text:p text:style-name="P5">(4005048,1024.93)</text:p>
      <text:p text:style-name="P5">(4005049,328.72)</text:p>
      <text:p text:style-name="P5">(4005050,308.67)</text:p>
      <text:p text:style-name="P5">(4005051,664.13)</text:p>
      <text:p text:style-name="P5">(4005052,120.3)</text:p>
      <text:p text:style-name="P5">(4005053,351.61)</text:p>
      <text:p text:style-name="P5">(4005054,677.17)</text:p>
      <text:p text:style-name="P5">(4005055,495.81)</text:p>
      <text:p text:style-name="P5">(4005056,588.71)</text:p>
      <text:p text:style-name="P5">(4005057,589.09)</text:p>
      <text:p text:style-name="P5">(4005058,499.61)</text:p>
      <text:p text:style-name="P5">(4005059,1124.48)</text:p>
      <text:p text:style-name="P5">(4005060,535.04)</text:p>
      <text:p text:style-name="P5">(4005061,815.02)</text:p>
      <text:p text:style-name="P5">(4005062,297.57)</text:p>
      <text:p text:style-name="P5">(4005063,460.65)</text:p>
      <text:p text:style-name="P5">(4005064,387.36)</text:p>
      <text:p text:style-name="P5">(4005065,404.25)</text:p>
      <text:p text:style-name="P5">(4005066,584.14)</text:p>
      <text:p text:style-name="P5">(4005067,427.79)</text:p>
      <text:p text:style-name="P5">(4005068,159.05)</text:p>
      <text:p text:style-name="P5">(4005069,198.45)</text:p>
      <text:p text:style-name="P5">(4005070,928.88)</text:p>
      <text:p text:style-name="P5">(4005071,737.44)</text:p>
      <text:p text:style-name="P5">(4005072,446.07)</text:p>
      <text:p text:style-name="P5">(4005073,644.53)</text:p>
      <text:p text:style-name="P5">(4005074,239.43)</text:p>
      <text:p text:style-name="P5">(4005075,404.16)</text:p>
      <text:p text:style-name="P5">(4005076,1036.9)</text:p>
      <text:p text:style-name="P5">(4005077,223.9)</text:p>
      <text:p text:style-name="P5">(4005078,548.14)</text:p>
      <text:p text:style-name="P5">(4005079,429.86)</text:p>
      <text:p text:style-name="P5">(4005080,838.67)</text:p>
      <text:p text:style-name="P5">(4005081,704.13)</text:p>
      <text:p text:style-name="P5">(4005082,1013.27)</text:p>
      <text:p text:style-name="P5">(4005083,496.04)</text:p>
      <text:p text:style-name="P5">(4005084,346.76)</text:p>
      <text:p text:style-name="P5">(4005085,317.24)</text:p>
      <text:p text:style-name="P5">(4005086,422.33)</text:p>
      <text:p text:style-name="P5">(4005087,340.78)</text:p>
      <text:p text:style-name="P5">(4005088,190.2)</text:p>
      <text:p text:style-name="P5">(4005089,91.71)</text:p>
      <text:p text:style-name="P5">(4005090,993.63)</text:p>
      <text:p text:style-name="P5"><text:soft-page-break/>(4005091,882.21)</text:p>
      <text:p text:style-name="P5">(4005092,588.22)</text:p>
      <text:p text:style-name="P5">(4005093,574.01)</text:p>
      <text:p text:style-name="P5">(4005094,915.84)</text:p>
      <text:p text:style-name="P5">(4005095,275.34)</text:p>
      <text:p text:style-name="P5">(4005096,532.23)</text:p>
      <text:p text:style-name="P5">(4005097,484.72)</text:p>
      <text:p text:style-name="P5">(4005098,666.15)</text:p>
      <text:p text:style-name="P5">(4005099,299.52)</text:p>
      <text:p text:style-name="P5">(4005100,464.28)</text:p>
      <text:p text:style-name="P5">(4005101,625.05)</text:p>
      <text:p text:style-name="P5">(4005102,727.81)</text:p>
      <text:p text:style-name="P5">(4005103,200.39)</text:p>
      <text:p text:style-name="P5">(4005104,550.17)</text:p>
      <text:p text:style-name="P5">(4005105,79.96)</text:p>
      <text:p text:style-name="P5">(4005106,677.29)</text:p>
      <text:p text:style-name="P5">(4005107,686.48)</text:p>
      <text:p text:style-name="P5">(4005108,460.33)</text:p>
      <text:p text:style-name="P5">(4005109,632.45)</text:p>
      <text:p text:style-name="P5">(4005110,715.72)</text:p>
      <text:p text:style-name="P5">(4005111,423.71)</text:p>
      <text:p text:style-name="P5">(4005112,796.19)</text:p>
      <text:p text:style-name="P5">(4005113,388.99)</text:p>
      <text:p text:style-name="P5">(4005114,207.18)</text:p>
      <text:p text:style-name="P5">(4005115,381.35)</text:p>
      <text:p text:style-name="P5">(4005116,421.65)</text:p>
      <text:p text:style-name="P5">(4005117,311.0)</text:p>
      <text:p text:style-name="P5">(4005118,566.6)</text:p>
      <text:p text:style-name="P5">(4005119,434.28)</text:p>
      <text:p text:style-name="P5">(4005120,495.68)</text:p>
      <text:p text:style-name="P5">(4005121,1228.13)</text:p>
      <text:p text:style-name="P5">(4005122,658.36)</text:p>
      <text:p text:style-name="P5">(4005123,362.77)</text:p>
      <text:p text:style-name="P5">(4005124,836.12)</text:p>
      <text:p text:style-name="P5">(4005125,649.51)</text:p>
      <text:p text:style-name="P5">(4005126,189.58)</text:p>
      <text:p text:style-name="P5">(4005127,124.66)</text:p>
      <text:p text:style-name="P5">(4005128,515.72)</text:p>
      <text:p text:style-name="P5">(4005129,700.71)</text:p>
      <text:p text:style-name="P5">(4005130,716.06)</text:p>
      <text:p text:style-name="P5">(4005131,1284.79)</text:p>
      <text:p text:style-name="P5">(4005132,462.51)</text:p>
      <text:p text:style-name="P5">(4005133,279.11)</text:p>
      <text:p text:style-name="P5">(4005134,839.8)</text:p>
      <text:p text:style-name="P5">(4005135,551.05)</text:p>
      <text:p text:style-name="P5">(4005136,556.61)</text:p>
      <text:p text:style-name="P5">(4005137,114.71)</text:p>
      <text:p text:style-name="P5">(4005138,663.18)</text:p>
      <text:p text:style-name="P5">(4005139,888.91)</text:p>
      <text:p text:style-name="P5"><text:soft-page-break/>(4005140,435.17)</text:p>
      <text:p text:style-name="P5">(4005141,340.38)</text:p>
      <text:p text:style-name="P5">(4005142,426.15)</text:p>
      <text:p text:style-name="P5">(4005143,322.29)</text:p>
      <text:p text:style-name="P5">(4005144,1259.57)</text:p>
      <text:p text:style-name="P5">(4005145,389.78)</text:p>
      <text:p text:style-name="P5">(4005146,304.6)</text:p>
      <text:p text:style-name="P5">(4005147,663.66)</text:p>
      <text:p text:style-name="P5">(4005148,242.2)</text:p>
      <text:p text:style-name="P5">(4005149,702.2)</text:p>
      <text:p text:style-name="P5">(4005150,1305.61)</text:p>
      <text:p text:style-name="P5">(4005151,551.47)</text:p>
      <text:p text:style-name="P5">(4005152,239.72)</text:p>
      <text:p text:style-name="P5">(4005153,630.8)</text:p>
      <text:p text:style-name="P5">(4005154,428.78)</text:p>
      <text:p text:style-name="P5">(4005155,274.7)</text:p>
      <text:p text:style-name="P5">(4005156,326.72)</text:p>
      <text:p text:style-name="P5">(4005157,245.47)</text:p>
      <text:p text:style-name="P5">(4005158,754.08)</text:p>
      <text:p text:style-name="P5">(4005159,674.43)</text:p>
      <text:p text:style-name="P5">(4005160,900.94)</text:p>
      <text:p text:style-name="P5">(4005161,853.32)</text:p>
      <text:p text:style-name="P5">(4005162,515.43)</text:p>
      <text:p text:style-name="P5">(4005163,417.0)</text:p>
      <text:p text:style-name="P5">(4005164,464.96)</text:p>
      <text:p text:style-name="P5">(4005165,866.56)</text:p>
      <text:p text:style-name="P5">(4005166,1117.72)</text:p>
      <text:p text:style-name="P5">(4005167,682.81)</text:p>
      <text:p text:style-name="P5">(4005168,1048.21)</text:p>
      <text:p text:style-name="P5">(4005169,562.63)</text:p>
      <text:p text:style-name="P5">(4005170,183.7)</text:p>
      <text:p text:style-name="P5">(4005171,486.14)</text:p>
      <text:p text:style-name="P5">(4005172,614.26)</text:p>
      <text:p text:style-name="P5">(4005173,627.36)</text:p>
      <text:p text:style-name="P5">(4005174,425.6)</text:p>
      <text:p text:style-name="P5">(4005175,654.71)</text:p>
      <text:p text:style-name="P5">(4005176,252.18)</text:p>
      <text:p text:style-name="P5">(4005177,544.24)</text:p>
      <text:p text:style-name="P5">(4005178,861.86)</text:p>
      <text:p text:style-name="P5">(4005179,418.94)</text:p>
      <text:p text:style-name="P5">(4005180,316.59)</text:p>
      <text:p text:style-name="P5">(4005181,702.91)</text:p>
      <text:p text:style-name="P5">(4005182,703.1)</text:p>
      <text:p text:style-name="P5">(4005183,681.03)</text:p>
      <text:p text:style-name="P5">(4005184,1035.44)</text:p>
      <text:p text:style-name="P5">(4005185,1160.8)</text:p>
      <text:p text:style-name="P5">(4005186,252.16)</text:p>
      <text:p text:style-name="P5">(4005187,480.54)</text:p>
      <text:p text:style-name="P5">(4005188,173.15)</text:p>
      <text:p text:style-name="P5"><text:soft-page-break/>(4005189,383.09)</text:p>
      <text:p text:style-name="P5">(4005190,816.67)</text:p>
      <text:p text:style-name="P5">(4005191,353.89)</text:p>
      <text:p text:style-name="P5">(4005192,950.91)</text:p>
      <text:p text:style-name="P5">(4005193,305.88)</text:p>
      <text:p text:style-name="P5">(4005194,666.85)</text:p>
      <text:p text:style-name="P5">(4005195,487.24)</text:p>
      <text:p text:style-name="P5">(4005196,6.66)</text:p>
      <text:p text:style-name="P5">(4005197,454.19)</text:p>
      <text:p text:style-name="P5">(4005198,492.23)</text:p>
      <text:p text:style-name="P5">(4005199,641.95)</text:p>
      <text:p text:style-name="P5">(4005200,897.47)</text:p>
      <text:p text:style-name="P5">(4005201,436.59)</text:p>
      <text:p text:style-name="P5">(4005202,738.63)</text:p>
      <text:p text:style-name="P5">(4005203,338.15)</text:p>
      <text:p text:style-name="P5">(4005204,105.82)</text:p>
      <text:p text:style-name="P5">(4005205,398.18)</text:p>
      <text:p text:style-name="P5">(4005206,533.2)</text:p>
      <text:p text:style-name="P5">(4005207,339.69)</text:p>
      <text:p text:style-name="P5">(4005208,392.53)</text:p>
      <text:p text:style-name="P5">(4005209,242.35)</text:p>
      <text:p text:style-name="P5">(4005210,425.44)</text:p>
      <text:p text:style-name="P5">(4005211,542.78)</text:p>
      <text:p text:style-name="P5">(4005212,53.54)</text:p>
      <text:p text:style-name="P5">(4005213,469.84)</text:p>
      <text:p text:style-name="P5">(4005214,1025.94)</text:p>
      <text:p text:style-name="P5">(4005215,625.01)</text:p>
      <text:p text:style-name="P5">(4005216,275.48)</text:p>
      <text:p text:style-name="P5">(4005217,520.72)</text:p>
      <text:p text:style-name="P5">(4005218,206.74)</text:p>
      <text:p text:style-name="P5">(4005219,981.73)</text:p>
      <text:p text:style-name="P5">(4005220,183.8)</text:p>
      <text:p text:style-name="P5">(4005221,1069.72)</text:p>
      <text:p text:style-name="P5">(4005222,837.16)</text:p>
      <text:p text:style-name="P5">(4005223,210.61)</text:p>
      <text:p text:style-name="P5">(4005224,643.62)</text:p>
      <text:p text:style-name="P5">(4005225,423.09)</text:p>
      <text:p text:style-name="P5">(4005226,518.81)</text:p>
      <text:p text:style-name="P5">(4005227,887.93)</text:p>
      <text:p text:style-name="P5">(4005228,385.49)</text:p>
      <text:p text:style-name="P5">(4005229,998.5)</text:p>
      <text:p text:style-name="P5">(4005230,402.16)</text:p>
      <text:p text:style-name="P5">(4005231,207.68)</text:p>
      <text:p text:style-name="P5">(4005232,534.9)</text:p>
      <text:p text:style-name="P5">(4005233,43.47)</text:p>
      <text:p text:style-name="P5">(4005234,703.83)</text:p>
      <text:p text:style-name="P5">(4005235,566.76)</text:p>
      <text:p text:style-name="P5">(4005236,182.3)</text:p>
      <text:p text:style-name="P5">(4005237,322.24)</text:p>
      <text:p text:style-name="P5"><text:soft-page-break/>(4005238,317.79)</text:p>
      <text:p text:style-name="P5">(4005239,111.0)</text:p>
      <text:p text:style-name="P5">(4005240,351.71)</text:p>
      <text:p text:style-name="P5">(4005241,403.1)</text:p>
      <text:p text:style-name="P5">(4005242,707.47)</text:p>
      <text:p text:style-name="P5">(4005243,1037.29)</text:p>
      <text:p text:style-name="P5">(4005244,749.4)</text:p>
      <text:p text:style-name="P5">(4005245,557.92)</text:p>
      <text:p text:style-name="P5">(4005246,539.56)</text:p>
      <text:p text:style-name="P5">(4005247,749.75)</text:p>
      <text:p text:style-name="P5">(4005248,451.46)</text:p>
      <text:p text:style-name="P5">(4005249,997.93)</text:p>
      <text:p text:style-name="P5">(4005250,1006.11)</text:p>
      <text:p text:style-name="P5">(4005251,721.19)</text:p>
      <text:p text:style-name="P5">(4005252,604.35)</text:p>
      <text:p text:style-name="P5">(4005253,395.01)</text:p>
      <text:p text:style-name="P5">(4005254,239.6)</text:p>
      <text:p text:style-name="P5">(4005255,490.31)</text:p>
      <text:p text:style-name="P5">(4005256,286.99)</text:p>
      <text:p text:style-name="P5">(4005257,168.35)</text:p>
      <text:p text:style-name="P5">(4005259,517.03)</text:p>
      <text:p text:style-name="P5">(4005260,478.13)</text:p>
      <text:p text:style-name="P5">(4005261,250.22)</text:p>
      <text:p text:style-name="P5">(4005263,356.81)</text:p>
      <text:p text:style-name="P5">(4005264,424.99)</text:p>
      <text:p text:style-name="P5">(4005265,423.45)</text:p>
      <text:p text:style-name="P5">(4005266,602.82)</text:p>
      <text:p text:style-name="P5">(4005267,879.61)</text:p>
      <text:p text:style-name="P5">(4005268,290.61)</text:p>
      <text:p text:style-name="P5">(4005269,183.19)</text:p>
      <text:p text:style-name="P5">(4005270,310.26)</text:p>
      <text:p text:style-name="P5">(4005271,474.03)</text:p>
      <text:p text:style-name="P5">(4005272,792.4)</text:p>
      <text:p text:style-name="P5">(4005273,935.8)</text:p>
      <text:p text:style-name="P5">(4005274,551.21)</text:p>
      <text:p text:style-name="P5">(4005275,438.23)</text:p>
      <text:p text:style-name="P5">(4005276,535.94)</text:p>
      <text:p text:style-name="P5">(4005277,373.88)</text:p>
      <text:p text:style-name="P5">(4005278,611.5)</text:p>
      <text:p text:style-name="P5">(4005279,358.38)</text:p>
      <text:p text:style-name="P5">(4005280,246.29)</text:p>
      <text:p text:style-name="P5">(4005281,570.91)</text:p>
      <text:p text:style-name="P5">(4005282,291.24)</text:p>
      <text:p text:style-name="P5">(4005283,749.3)</text:p>
      <text:p text:style-name="P5">(4005284,953.47)</text:p>
      <text:p text:style-name="P5">(4005285,879.43)</text:p>
      <text:p text:style-name="P5">(4005286,508.05)</text:p>
      <text:p text:style-name="P5">(4005287,285.75)</text:p>
      <text:p text:style-name="P5">(4005288,382.98)</text:p>
      <text:p text:style-name="P5"><text:soft-page-break/>(4005289,295.91)</text:p>
      <text:p text:style-name="P5">(4005290,919.3)</text:p>
      <text:p text:style-name="P5">(4005292,653.63)</text:p>
      <text:p text:style-name="P5">(4005293,338.07)</text:p>
      <text:p text:style-name="P5">(4005294,411.76)</text:p>
      <text:p text:style-name="P5">(4005295,360.09)</text:p>
      <text:p text:style-name="P5">(4005296,268.69)</text:p>
      <text:p text:style-name="P5">(4005297,202.38)</text:p>
      <text:p text:style-name="P5">(4005298,271.94)</text:p>
      <text:p text:style-name="P5">(4005299,439.03)</text:p>
      <text:p text:style-name="P5">(4005300,772.37)</text:p>
      <text:p text:style-name="P5">(4005301,794.79)</text:p>
      <text:p text:style-name="P5">(4005302,468.23)</text:p>
      <text:p text:style-name="P5">(4005303,747.12)</text:p>
      <text:p text:style-name="P5">(4005304,672.13)</text:p>
      <text:p text:style-name="P5">(4005305,633.29)</text:p>
      <text:p text:style-name="P5">(4005306,227.37)</text:p>
      <text:p text:style-name="P5">(4005307,1013.16)</text:p>
      <text:p text:style-name="P5">(4005308,844.67)</text:p>
      <text:p text:style-name="P5">(4005309,402.78)</text:p>
      <text:p text:style-name="P5">(4005310,613.82)</text:p>
      <text:p text:style-name="P5">(4005311,949.01)</text:p>
      <text:p text:style-name="P5">(4005312,537.67)</text:p>
      <text:p text:style-name="P5">(4005313,224.29)</text:p>
      <text:p text:style-name="P5">(4005314,142.51)</text:p>
      <text:p text:style-name="P5">(4005315,337.98)</text:p>
      <text:p text:style-name="P5">(4005316,452.0)</text:p>
      <text:p text:style-name="P5">(4005317,614.77)</text:p>
      <text:p text:style-name="P5">(4005318,231.18)</text:p>
      <text:p text:style-name="P5">(4005319,604.98)</text:p>
      <text:p text:style-name="P5">(4005320,457.65)</text:p>
      <text:p text:style-name="P5">(4005321,817.5)</text:p>
      <text:p text:style-name="P5">(4005322,641.66)</text:p>
      <text:p text:style-name="P5">(4005323,422.51)</text:p>
      <text:p text:style-name="P5">(4005324,225.33)</text:p>
      <text:p text:style-name="P5">(4005325,565.89)</text:p>
      <text:p text:style-name="P5">(4005326,533.25)</text:p>
      <text:p text:style-name="P5">(4005327,1073.68)</text:p>
      <text:p text:style-name="P5">(4005328,462.81)</text:p>
      <text:p text:style-name="P5">(4005329,277.7)</text:p>
      <text:p text:style-name="P5">(4005330,432.38)</text:p>
      <text:p text:style-name="P5">(4005331,484.03)</text:p>
      <text:p text:style-name="P5">(4005332,145.29)</text:p>
      <text:p text:style-name="P5">(4005333,258.07)</text:p>
      <text:p text:style-name="P5">(4005334,401.86)</text:p>
      <text:p text:style-name="P5">(4005335,127.81)</text:p>
      <text:p text:style-name="P5">(4005336,584.82)</text:p>
      <text:p text:style-name="P5">(4005337,861.48)</text:p>
      <text:p text:style-name="P5">(4005338,958.66)</text:p>
      <text:p text:style-name="P5"><text:soft-page-break/>(4005339,375.22)</text:p>
      <text:p text:style-name="P5">(4005340,387.87)</text:p>
      <text:p text:style-name="P5">(4005341,291.33)</text:p>
      <text:p text:style-name="P5">(4005342,1004.78)</text:p>
      <text:p text:style-name="P5">(4005343,481.26)</text:p>
      <text:p text:style-name="P5">(4005344,160.05)</text:p>
      <text:p text:style-name="P5">(4005345,289.73)</text:p>
      <text:p text:style-name="P5">(4005346,380.64)</text:p>
      <text:p text:style-name="P5">(4005347,652.31)</text:p>
      <text:p text:style-name="P5">(4005348,446.16)</text:p>
      <text:p text:style-name="P5">(4005349,938.84)</text:p>
      <text:p text:style-name="P5">(4005350,439.21)</text:p>
      <text:p text:style-name="P5">(4005351,854.21)</text:p>
      <text:p text:style-name="P5">(4005352,525.68)</text:p>
      <text:p text:style-name="P5">(4005353,243.86)</text:p>
      <text:p text:style-name="P5">(4005354,466.78)</text:p>
      <text:p text:style-name="P5">(4005355,913.66)</text:p>
      <text:p text:style-name="P5">(4005356,345.73)</text:p>
      <text:p text:style-name="P5">(4005357,759.16)</text:p>
      <text:p text:style-name="P5">(4005359,855.0)</text:p>
      <text:p text:style-name="P5">(4005360,397.6)</text:p>
      <text:p text:style-name="P5">(4005361,1053.61)</text:p>
      <text:p text:style-name="P5">(4005362,263.55)</text:p>
      <text:p text:style-name="P5">(4005363,1084.24)</text:p>
      <text:p text:style-name="P5">(4005364,375.67)</text:p>
      <text:p text:style-name="P5">(4005365,613.27)</text:p>
      <text:p text:style-name="P5">(4005366,605.0)</text:p>
      <text:p text:style-name="P5">(4005367,353.79)</text:p>
      <text:p text:style-name="P5">(4005368,179.95)</text:p>
      <text:p text:style-name="P5">(4005369,646.02)</text:p>
      <text:p text:style-name="P5">(4005370,482.74)</text:p>
      <text:p text:style-name="P5">(4005371,599.04)</text:p>
      <text:p text:style-name="P5">(4005372,386.68)</text:p>
      <text:p text:style-name="P5">(4005373,1090.53)</text:p>
      <text:p text:style-name="P5">(4005374,965.42)</text:p>
      <text:p text:style-name="P5">(4005375,199.66)</text:p>
      <text:p text:style-name="P5">(4005376,542.88)</text:p>
      <text:p text:style-name="P5">(4005377,374.9)</text:p>
      <text:p text:style-name="P5">(4005378,181.74)</text:p>
      <text:p text:style-name="P5">(4005379,834.93)</text:p>
      <text:p text:style-name="P5">(4005380,835.74)</text:p>
      <text:p text:style-name="P5">(4005381,367.49)</text:p>
      <text:p text:style-name="P5">(4005382,762.23)</text:p>
      <text:p text:style-name="P5">(4005383,20.11)</text:p>
      <text:p text:style-name="P5">(4005384,572.84)</text:p>
      <text:p text:style-name="P5">(4005385,501.02)</text:p>
      <text:p text:style-name="P5">(4005386,829.92)</text:p>
      <text:p text:style-name="P5">(4005387,537.15)</text:p>
      <text:p text:style-name="P5">(4005388,623.31)</text:p>
      <text:p text:style-name="P5"><text:soft-page-break/>(4005389,303.82)</text:p>
      <text:p text:style-name="P5">(4005390,462.08)</text:p>
      <text:p text:style-name="P5">(4005391,660.31)</text:p>
      <text:p text:style-name="P5">(4005392,738.99)</text:p>
      <text:p text:style-name="P5">(4005393,856.56)</text:p>
      <text:p text:style-name="P5">(4005394,370.2)</text:p>
      <text:p text:style-name="P5">(4005395,500.25)</text:p>
      <text:p text:style-name="P5">(4005396,498.83)</text:p>
      <text:p text:style-name="P5">(4005397,395.3)</text:p>
      <text:p text:style-name="P5">(4005398,595.39)</text:p>
      <text:p text:style-name="P5">(4005399,558.68)</text:p>
      <text:p text:style-name="P5">(4005400,721.31)</text:p>
      <text:p text:style-name="P5">(4005401,357.65)</text:p>
      <text:p text:style-name="P5">(4005402,669.3)</text:p>
      <text:p text:style-name="P5">(4005403,525.49)</text:p>
      <text:p text:style-name="P5">(4005404,555.73)</text:p>
      <text:p text:style-name="P5">(4005405,677.04)</text:p>
      <text:p text:style-name="P5">(4005406,327.35)</text:p>
      <text:p text:style-name="P5">(4005407,186.31)</text:p>
      <text:p text:style-name="P5">(4005408,153.96)</text:p>
      <text:p text:style-name="P5">(4005409,560.7)</text:p>
      <text:p text:style-name="P5">(4005410,81.84)</text:p>
      <text:p text:style-name="P5">(4005411,693.91)</text:p>
      <text:p text:style-name="P5">(4005412,583.22)</text:p>
      <text:p text:style-name="P5">(4005413,694.17)</text:p>
      <text:p text:style-name="P5">(4005414,668.48)</text:p>
      <text:p text:style-name="P5">(4005415,1129.7)</text:p>
      <text:p text:style-name="P5">(4005416,522.02)</text:p>
      <text:p text:style-name="P5">(4005417,541.47)</text:p>
      <text:p text:style-name="P5">(4005418,963.54)</text:p>
      <text:p text:style-name="P5">(4005419,613.1)</text:p>
      <text:p text:style-name="P5">(4005420,538.43)</text:p>
      <text:p text:style-name="P5">(4005421,61.77)</text:p>
      <text:p text:style-name="P5">(4005422,648.36)</text:p>
      <text:p text:style-name="P5">(4005423,685.99)</text:p>
      <text:p text:style-name="P5">(4005424,367.61)</text:p>
      <text:p text:style-name="P5">(4005426,829.43)</text:p>
      <text:p text:style-name="P5">(4005427,489.54)</text:p>
      <text:p text:style-name="P5">(4005428,572.03)</text:p>
      <text:p text:style-name="P5">(4005429,223.73)</text:p>
      <text:p text:style-name="P5">(4005430,583.04)</text:p>
      <text:p text:style-name="P5">(4005431,385.54)</text:p>
      <text:p text:style-name="P5">(4005432,412.77)</text:p>
      <text:p text:style-name="P5">(4005433,457.29)</text:p>
      <text:p text:style-name="P5">(4005434,471.06)</text:p>
      <text:p text:style-name="P5">(4005435,352.47)</text:p>
      <text:p text:style-name="P5">(4005436,215.17)</text:p>
      <text:p text:style-name="P5">(4005437,668.65)</text:p>
      <text:p text:style-name="P5">(4005438,230.88)</text:p>
      <text:p text:style-name="P5"><text:soft-page-break/>(4005439,709.47)</text:p>
      <text:p text:style-name="P5">(4005440,94.55)</text:p>
      <text:p text:style-name="P5">(4005441,143.0)</text:p>
      <text:p text:style-name="P5">(4005442,881.48)</text:p>
      <text:p text:style-name="P5">(4005443,240.6)</text:p>
      <text:p text:style-name="P5">(4005444,366.13)</text:p>
      <text:p text:style-name="P5">(4005445,493.65)</text:p>
      <text:p text:style-name="P5">(4005446,553.04)</text:p>
      <text:p text:style-name="P5">(4005447,277.16)</text:p>
      <text:p text:style-name="P5">(4005448,224.32)</text:p>
      <text:p text:style-name="P5">(4005449,633.53)</text:p>
      <text:p text:style-name="P5">(4005450,606.42)</text:p>
      <text:p text:style-name="P5">(4005451,751.9)</text:p>
      <text:p text:style-name="P5">(4005452,1266.65)</text:p>
      <text:p text:style-name="P5">(4005453,688.22)</text:p>
      <text:p text:style-name="P5">(4005454,1063.3)</text:p>
      <text:p text:style-name="P5">(4005455,1316.93)</text:p>
      <text:p text:style-name="P5">(4005456,470.74)</text:p>
      <text:p text:style-name="P5">(4005457,737.94)</text:p>
      <text:p text:style-name="P5">(4005458,456.91)</text:p>
      <text:p text:style-name="P5">(4005459,48.74)</text:p>
      <text:p text:style-name="P5">(4005460,475.78)</text:p>
      <text:p text:style-name="P5">(4005461,548.69)</text:p>
      <text:p text:style-name="P5">(4005462,174.99)</text:p>
      <text:p text:style-name="P5">(4005463,762.45)</text:p>
      <text:p text:style-name="P5">(4005464,747.58)</text:p>
      <text:p text:style-name="P5">(4005465,384.08)</text:p>
      <text:p text:style-name="P5">(4005466,878.3)</text:p>
      <text:p text:style-name="P5">(4005467,694.88)</text:p>
      <text:p text:style-name="P5">(4005468,933.37)</text:p>
      <text:p text:style-name="P5">(4005469,841.14)</text:p>
      <text:p text:style-name="P5">(4005470,406.44)</text:p>
      <text:p text:style-name="P5">(4005471,387.96)</text:p>
      <text:p text:style-name="P5">(4005472,1028.89)</text:p>
      <text:p text:style-name="P5">(4005473,726.46)</text:p>
      <text:p text:style-name="P5">(4005474,656.37)</text:p>
      <text:p text:style-name="P5">(4005475,1185.06)</text:p>
      <text:p text:style-name="P5">(4005476,594.71)</text:p>
      <text:p text:style-name="P5">(4005477,1227.12)</text:p>
      <text:p text:style-name="P5">(4005478,1116.93)</text:p>
      <text:p text:style-name="P5">(4005479,342.22)</text:p>
      <text:p text:style-name="P5">(4005480,291.29)</text:p>
      <text:p text:style-name="P5">(4005481,75.86)</text:p>
      <text:p text:style-name="P5">(4005482,1093.13)</text:p>
      <text:p text:style-name="P5">(4005483,1170.53)</text:p>
      <text:p text:style-name="P5">(4005484,536.97)</text:p>
      <text:p text:style-name="P5">(4005485,440.37)</text:p>
      <text:p text:style-name="P5">(4005486,645.05)</text:p>
      <text:p text:style-name="P5">(4005487,849.5)</text:p>
      <text:p text:style-name="P5"><text:soft-page-break/>(4005488,337.48)</text:p>
      <text:p text:style-name="P5">(4005489,174.91)</text:p>
      <text:p text:style-name="P5">(4005490,1050.04)</text:p>
      <text:p text:style-name="P5">(4005491,438.0)</text:p>
      <text:p text:style-name="P5">(4005492,283.82)</text:p>
      <text:p text:style-name="P5">(4005493,679.7)</text:p>
      <text:p text:style-name="P5">(4005494,594.07)</text:p>
      <text:p text:style-name="P5">(4005495,589.46)</text:p>
      <text:p text:style-name="P5">(4005496,791.93)</text:p>
      <text:p text:style-name="P5">(4005497,561.19)</text:p>
      <text:p text:style-name="P5">(4005498,921.93)</text:p>
      <text:p text:style-name="P5">(4005499,683.6)</text:p>
      <text:p text:style-name="P5">(4005500,541.6)</text:p>
      <text:p text:style-name="P5">(4005501,491.08)</text:p>
      <text:p text:style-name="P5">(4005502,404.37)</text:p>
      <text:p text:style-name="P5">(4005503,571.28)</text:p>
      <text:p text:style-name="P5">(4005504,951.84)</text:p>
      <text:p text:style-name="P5">(4005505,776.21)</text:p>
      <text:p text:style-name="P5">(4005506,349.93)</text:p>
      <text:p text:style-name="P5">(4005507,355.31)</text:p>
      <text:p text:style-name="P5">(4005508,650.07)</text:p>
      <text:p text:style-name="P5">(4005509,100.66)</text:p>
      <text:p text:style-name="P5">(4005510,485.25)</text:p>
      <text:p text:style-name="P5">(4005511,522.69)</text:p>
      <text:p text:style-name="P5">(4005512,718.3)</text:p>
      <text:p text:style-name="P5">(4005513,720.98)</text:p>
      <text:p text:style-name="P5">(4005514,322.81)</text:p>
      <text:p text:style-name="P5">(4005515,409.72)</text:p>
      <text:p text:style-name="P5">(4005516,180.42)</text:p>
      <text:p text:style-name="P5">(4005517,557.57)</text:p>
      <text:p text:style-name="P5">(4005518,349.43)</text:p>
      <text:p text:style-name="P5">(4005519,539.68)</text:p>
      <text:p text:style-name="P5">(4005521,90.21)</text:p>
      <text:p text:style-name="P5">(4005522,200.38)</text:p>
      <text:p text:style-name="P5">(4005523,714.57)</text:p>
      <text:p text:style-name="P5">(4005524,114.94)</text:p>
      <text:p text:style-name="P5">(4005525,239.68)</text:p>
      <text:p text:style-name="P5">(4005526,459.25)</text:p>
      <text:p text:style-name="P5">(4005528,649.13)</text:p>
      <text:p text:style-name="P5">(4005529,600.29)</text:p>
      <text:p text:style-name="P5">(4005530,759.82)</text:p>
      <text:p text:style-name="P5">(4005531,179.0)</text:p>
      <text:p text:style-name="P5">(4005532,1397.82)</text:p>
      <text:p text:style-name="P5">(4005533,995.79)</text:p>
      <text:p text:style-name="P5">(4005534,535.88)</text:p>
      <text:p text:style-name="P5">(4005535,402.19)</text:p>
      <text:p text:style-name="P5">(4005536,509.58)</text:p>
      <text:p text:style-name="P5">(4005537,832.62)</text:p>
      <text:p text:style-name="P5">(4005538,834.33)</text:p>
      <text:p text:style-name="P5"><text:soft-page-break/>(4005539,209.24)</text:p>
      <text:p text:style-name="P5">(4005540,335.02)</text:p>
      <text:p text:style-name="P5">(4005541,1032.6)</text:p>
      <text:p text:style-name="P5">(4005542,584.43)</text:p>
      <text:p text:style-name="P5">(4005543,514.1)</text:p>
      <text:p text:style-name="P5">(4005544,229.68)</text:p>
      <text:p text:style-name="P5">(4005545,587.39)</text:p>
      <text:p text:style-name="P5">(4005546,289.91)</text:p>
      <text:p text:style-name="P5">(4005547,221.25)</text:p>
      <text:p text:style-name="P5">(4005548,294.22)</text:p>
      <text:p text:style-name="P5">(4005549,603.31)</text:p>
      <text:p text:style-name="P5">(4005550,651.2)</text:p>
      <text:p text:style-name="P5">(4005551,279.09)</text:p>
      <text:p text:style-name="P5">(4005552,304.84)</text:p>
      <text:p text:style-name="P5">(4005553,649.64)</text:p>
      <text:p text:style-name="P5">(4005554,835.39)</text:p>
      <text:p text:style-name="P5">(4005555,812.18)</text:p>
      <text:p text:style-name="P5">(4005556,428.28)</text:p>
      <text:p text:style-name="P5">(4005557,249.94)</text:p>
      <text:p text:style-name="P5">(4005558,1144.78)</text:p>
      <text:p text:style-name="P5">(4005559,409.86)</text:p>
      <text:p text:style-name="P5">(4005560,523.57)</text:p>
      <text:p text:style-name="P5">(4005561,705.69)</text:p>
      <text:p text:style-name="P5">(4005562,160.79)</text:p>
      <text:p text:style-name="P5">(4005563,470.83)</text:p>
      <text:p text:style-name="P5">(4005564,472.26)</text:p>
      <text:p text:style-name="P5">(4005565,537.58)</text:p>
      <text:p text:style-name="P5">(4005566,734.68)</text:p>
      <text:p text:style-name="P5">(4005567,152.17)</text:p>
      <text:p text:style-name="P5">(4005568,499.73)</text:p>
      <text:p text:style-name="P5">(4005569,1109.45)</text:p>
      <text:p text:style-name="P5">(4005570,595.27)</text:p>
      <text:p text:style-name="P5">(4005571,952.91)</text:p>
      <text:p text:style-name="P5">(4005572,306.83)</text:p>
      <text:p text:style-name="P5">(4005573,702.16)</text:p>
      <text:p text:style-name="P5">(4005574,119.76)</text:p>
      <text:p text:style-name="P5">(4005575,373.7)</text:p>
      <text:p text:style-name="P5">(4005576,934.14)</text:p>
      <text:p text:style-name="P5">(4005577,36.15)</text:p>
      <text:p text:style-name="P5">(4005578,243.36)</text:p>
      <text:p text:style-name="P5">(4005579,218.45)</text:p>
      <text:p text:style-name="P5">(4005580,534.44)</text:p>
      <text:p text:style-name="P5">(4005581,119.93)</text:p>
      <text:p text:style-name="P5">(4005582,656.8)</text:p>
      <text:p text:style-name="P5">(4005583,536.31)</text:p>
      <text:p text:style-name="P5">(4005584,406.7)</text:p>
      <text:p text:style-name="P5">(4005585,373.66)</text:p>
      <text:p text:style-name="P5">(4005586,699.67)</text:p>
      <text:p text:style-name="P5">(4005588,603.48)</text:p>
      <text:p text:style-name="P5"><text:soft-page-break/>(4005589,282.41)</text:p>
      <text:p text:style-name="P5">(4005590,394.65)</text:p>
      <text:p text:style-name="P5">(4005591,636.76)</text:p>
      <text:p text:style-name="P5">(4005592,527.93)</text:p>
      <text:p text:style-name="P5">(4005593,1112.68)</text:p>
      <text:p text:style-name="P5">(4005594,768.05)</text:p>
      <text:p text:style-name="P5">(4005595,675.99)</text:p>
      <text:p text:style-name="P5">(4005596,318.0)</text:p>
      <text:p text:style-name="P5">(4005597,736.83)</text:p>
      <text:p text:style-name="P5">(4005598,687.07)</text:p>
      <text:p text:style-name="P5">(4005599,715.16)</text:p>
      <text:p text:style-name="P5">(4005600,919.94)</text:p>
      <text:p text:style-name="P5">(4005601,418.34)</text:p>
      <text:p text:style-name="P5">(4005602,1086.59)</text:p>
      <text:p text:style-name="P5">(4005603,31.61)</text:p>
      <text:p text:style-name="P5">(4005604,596.08)</text:p>
      <text:p text:style-name="P5">(4005605,766.89)</text:p>
      <text:p text:style-name="P5">(4005606,804.02)</text:p>
      <text:p text:style-name="P5">(4005607,620.13)</text:p>
      <text:p text:style-name="P5">(4005608,856.55)</text:p>
      <text:p text:style-name="P5">(4005609,367.94)</text:p>
      <text:p text:style-name="P5">(4005610,315.52)</text:p>
      <text:p text:style-name="P5">(4005611,648.67)</text:p>
      <text:p text:style-name="P5">(4005612,185.33)</text:p>
      <text:p text:style-name="P5">(4005613,389.99)</text:p>
      <text:p text:style-name="P5">(4005614,547.63)</text:p>
      <text:p text:style-name="P5">(4005615,450.6)</text:p>
      <text:p text:style-name="P5">(4005616,344.85)</text:p>
      <text:p text:style-name="P5">(4005617,1001.76)</text:p>
      <text:p text:style-name="P5">(4005618,487.73)</text:p>
      <text:p text:style-name="P5">(4005619,126.48)</text:p>
      <text:p text:style-name="P5">(4005620,503.64)</text:p>
      <text:p text:style-name="P5">(4005621,346.23)</text:p>
      <text:p text:style-name="P5">(4005622,1020.86)</text:p>
      <text:p text:style-name="P5">(4005623,415.5)</text:p>
      <text:p text:style-name="P5">(4005624,459.78)</text:p>
      <text:p text:style-name="P5">(4005625,918.47)</text:p>
      <text:p text:style-name="P5">(4005626,1023.43)</text:p>
      <text:p text:style-name="P5">(4005627,119.83)</text:p>
      <text:p text:style-name="P5">(4005628,483.37)</text:p>
      <text:p text:style-name="P5">(4005629,225.88)</text:p>
      <text:p text:style-name="P5">(4005630,489.31)</text:p>
      <text:p text:style-name="P5">(4005631,886.91)</text:p>
      <text:p text:style-name="P5">(4005632,388.97)</text:p>
      <text:p text:style-name="P5">(4005633,433.3)</text:p>
      <text:p text:style-name="P5">(4005634,908.5)</text:p>
      <text:p text:style-name="P5">(4005635,276.14)</text:p>
      <text:p text:style-name="P5">(4005636,275.41)</text:p>
      <text:p text:style-name="P5">(4005637,593.9)</text:p>
      <text:p text:style-name="P5"><text:soft-page-break/>(4005638,665.91)</text:p>
      <text:p text:style-name="P5">(4005639,345.72)</text:p>
      <text:p text:style-name="P5">(4005640,557.17)</text:p>
      <text:p text:style-name="P5">(4005641,37.59)</text:p>
      <text:p text:style-name="P5">(4005642,1066.76)</text:p>
      <text:p text:style-name="P5">(4005643,406.17)</text:p>
      <text:p text:style-name="P5">(4005644,559.9)</text:p>
      <text:p text:style-name="P5">(4005645,466.28)</text:p>
      <text:p text:style-name="P5">(4005646,306.11)</text:p>
      <text:p text:style-name="P5">(4005647,236.86)</text:p>
      <text:p text:style-name="P5">(4005648,1051.2)</text:p>
      <text:p text:style-name="P5">(4005649,427.57)</text:p>
      <text:p text:style-name="P5">(4005650,724.0)</text:p>
      <text:p text:style-name="P5">(4005651,153.19)</text:p>
      <text:p text:style-name="P5">(4005652,342.48)</text:p>
      <text:p text:style-name="P5">(4005653,617.79)</text:p>
      <text:p text:style-name="P5">(4005654,626.41)</text:p>
      <text:p text:style-name="P5">(4005655,596.14)</text:p>
      <text:p text:style-name="P5">(4005656,753.76)</text:p>
      <text:p text:style-name="P5">(4005657,569.62)</text:p>
      <text:p text:style-name="P5">(4005658,763.78)</text:p>
      <text:p text:style-name="P5">(4005659,471.07)</text:p>
      <text:p text:style-name="P5">(4005660,306.09)</text:p>
      <text:p text:style-name="P5">(4005661,616.52)</text:p>
      <text:p text:style-name="P5">(4005662,445.31)</text:p>
      <text:p text:style-name="P5">(4005663,609.75)</text:p>
      <text:p text:style-name="P5">(4005664,811.49)</text:p>
      <text:p text:style-name="P5">(4005665,545.24)</text:p>
      <text:p text:style-name="P5">(4005666,611.42)</text:p>
      <text:p text:style-name="P5">(4005667,794.0)</text:p>
      <text:p text:style-name="P5">(4005668,358.66)</text:p>
      <text:p text:style-name="P5">(4005669,522.5)</text:p>
      <text:p text:style-name="P5">(4005670,615.42)</text:p>
      <text:p text:style-name="P5">(4005671,412.42)</text:p>
      <text:p text:style-name="P5">(4005672,565.13)</text:p>
      <text:p text:style-name="P5">(4005673,654.05)</text:p>
      <text:p text:style-name="P5">(4005674,91.53)</text:p>
      <text:p text:style-name="P5">(4005675,543.21)</text:p>
      <text:p text:style-name="P5">(4005676,335.3)</text:p>
      <text:p text:style-name="P5">(4005677,125.42)</text:p>
      <text:p text:style-name="P5">(4005678,383.49)</text:p>
      <text:p text:style-name="P5">(4005679,424.5)</text:p>
      <text:p text:style-name="P5">(4005680,418.51)</text:p>
      <text:p text:style-name="P5">(4005681,558.18)</text:p>
      <text:p text:style-name="P5">(4005682,692.51)</text:p>
      <text:p text:style-name="P5">(4005683,323.37)</text:p>
      <text:p text:style-name="P5">(4005684,557.79)</text:p>
      <text:p text:style-name="P5">(4005685,213.75)</text:p>
      <text:p text:style-name="P5">(4005686,740.64)</text:p>
      <text:p text:style-name="P5"><text:soft-page-break/>(4005687,298.93)</text:p>
      <text:p text:style-name="P5">(4005688,41.69)</text:p>
      <text:p text:style-name="P5">(4005689,161.6)</text:p>
      <text:p text:style-name="P5">(4005690,843.86)</text:p>
      <text:p text:style-name="P5">(4005691,626.38)</text:p>
      <text:p text:style-name="P5">(4005693,409.03)</text:p>
      <text:p text:style-name="P5">(4005694,614.59)</text:p>
      <text:p text:style-name="P5">(4005695,221.99)</text:p>
      <text:p text:style-name="P5">(4005696,544.73)</text:p>
      <text:p text:style-name="P5">(4005697,750.82)</text:p>
      <text:p text:style-name="P5">(4005698,182.82)</text:p>
      <text:p text:style-name="P5">(4005699,748.16)</text:p>
      <text:p text:style-name="P5">(4005700,936.38)</text:p>
      <text:p text:style-name="P5">(4005701,407.31)</text:p>
      <text:p text:style-name="P5">(4005702,515.26)</text:p>
      <text:p text:style-name="P5">(4005703,865.36)</text:p>
      <text:p text:style-name="P5">(4005704,95.85)</text:p>
      <text:p text:style-name="P5">(4005705,694.61)</text:p>
      <text:p text:style-name="P5">(4005706,219.32)</text:p>
      <text:p text:style-name="P5">(4005707,890.78)</text:p>
      <text:p text:style-name="P5">(4005708,185.29)</text:p>
      <text:p text:style-name="P5">(4005709,384.12)</text:p>
      <text:p text:style-name="P5">(4005710,337.35)</text:p>
      <text:p text:style-name="P5">(4005711,691.88)</text:p>
      <text:p text:style-name="P5">(4005712,768.25)</text:p>
      <text:p text:style-name="P5">(4005713,571.6)</text:p>
      <text:p text:style-name="P5">(4005714,389.85)</text:p>
      <text:p text:style-name="P5">(4005715,446.85)</text:p>
      <text:p text:style-name="P5">(4005716,772.03)</text:p>
      <text:p text:style-name="P5">(4005717,932.06)</text:p>
      <text:p text:style-name="P5">(4005718,471.95)</text:p>
      <text:p text:style-name="P5">(4005719,607.29)</text:p>
      <text:p text:style-name="P5">(4005720,795.46)</text:p>
      <text:p text:style-name="P5">(4005721,46.14)</text:p>
      <text:p text:style-name="P5">(4005722,444.1)</text:p>
      <text:p text:style-name="P5">(4005723,782.23)</text:p>
      <text:p text:style-name="P5">(4005724,459.94)</text:p>
      <text:p text:style-name="P5">(4005725,568.1)</text:p>
      <text:p text:style-name="P5">(4005726,687.81)</text:p>
      <text:p text:style-name="P5">(4005727,887.93)</text:p>
      <text:p text:style-name="P5">(4005728,736.51)</text:p>
      <text:p text:style-name="P5">(4005729,457.81)</text:p>
      <text:p text:style-name="P5">(4005730,540.87)</text:p>
      <text:p text:style-name="P5">(4005731,240.77)</text:p>
      <text:p text:style-name="P5">(4005732,846.29)</text:p>
      <text:p text:style-name="P5">(4005733,482.55)</text:p>
      <text:p text:style-name="P5">(4005734,834.4)</text:p>
      <text:p text:style-name="P5">(4005735,594.54)</text:p>
      <text:p text:style-name="P5">(4005736,420.77)</text:p>
      <text:p text:style-name="P5"><text:soft-page-break/>(4005737,596.98)</text:p>
      <text:p text:style-name="P5">(4005738,355.22)</text:p>
      <text:p text:style-name="P5">(4005739,877.99)</text:p>
      <text:p text:style-name="P5">(4005740,783.78)</text:p>
      <text:p text:style-name="P5">(4005741,642.07)</text:p>
      <text:p text:style-name="P5">(4005742,741.41)</text:p>
      <text:p text:style-name="P5">(4005743,525.84)</text:p>
      <text:p text:style-name="P5">(4005744,597.26)</text:p>
      <text:p text:style-name="P5">(4005745,381.76)</text:p>
      <text:p text:style-name="P5">(4005746,786.47)</text:p>
      <text:p text:style-name="P5">(4005747,407.49)</text:p>
      <text:p text:style-name="P5">(4005748,702.47)</text:p>
      <text:p text:style-name="P5">(4005749,733.27)</text:p>
      <text:p text:style-name="P5">(4005750,494.99)</text:p>
      <text:p text:style-name="P5">(4005751,1192.99)</text:p>
      <text:p text:style-name="P5">(4005752,620.35)</text:p>
      <text:p text:style-name="P5">(4005753,377.33)</text:p>
      <text:p text:style-name="P5">(4005754,331.39)</text:p>
      <text:p text:style-name="P5">(4005755,296.36)</text:p>
      <text:p text:style-name="P5">(4005756,570.17)</text:p>
      <text:p text:style-name="P5">(4005757,368.41)</text:p>
      <text:p text:style-name="P5">(4005758,458.52)</text:p>
      <text:p text:style-name="P5">(4005759,995.01)</text:p>
      <text:p text:style-name="P5">(4005760,512.13)</text:p>
      <text:p text:style-name="P5">(4005761,539.94)</text:p>
      <text:p text:style-name="P5">(4005762,95.43)</text:p>
      <text:p text:style-name="P5">(4005763,235.65)</text:p>
      <text:p text:style-name="P5">(4005764,884.95)</text:p>
      <text:p text:style-name="P5">(4005765,500.19)</text:p>
      <text:p text:style-name="P5">(4005766,386.7)</text:p>
      <text:p text:style-name="P5">(4005767,290.53)</text:p>
      <text:p text:style-name="P5">(4005768,539.48)</text:p>
      <text:p text:style-name="P5">(4005769,1088.79)</text:p>
      <text:p text:style-name="P5">(4005770,417.32)</text:p>
      <text:p text:style-name="P5">(4005771,342.1)</text:p>
      <text:p text:style-name="P5">(4005772,644.18)</text:p>
      <text:p text:style-name="P5">(4005773,908.12)</text:p>
      <text:p text:style-name="P5">(4005774,1055.38)</text:p>
      <text:p text:style-name="P5">(4005775,482.3)</text:p>
      <text:p text:style-name="P5">(4005776,616.72)</text:p>
      <text:p text:style-name="P5">(4005777,609.46)</text:p>
      <text:p text:style-name="P5">(4005778,272.2)</text:p>
      <text:p text:style-name="P5">(4005779,255.42)</text:p>
      <text:p text:style-name="P5">(4005780,534.82)</text:p>
      <text:p text:style-name="P5">(4005781,810.37)</text:p>
      <text:p text:style-name="P5">(4005782,335.14)</text:p>
      <text:p text:style-name="P5">(4005783,281.07)</text:p>
      <text:p text:style-name="P5">(4005784,956.46)</text:p>
      <text:p text:style-name="P5">(4005785,171.81)</text:p>
      <text:p text:style-name="P5"><text:soft-page-break/>(4005786,254.62)</text:p>
      <text:p text:style-name="P5">(4005787,525.94)</text:p>
      <text:p text:style-name="P5">(4005788,729.91)</text:p>
      <text:p text:style-name="P5">(4005789,481.89)</text:p>
      <text:p text:style-name="P5">(4005790,258.09)</text:p>
      <text:p text:style-name="P5">(4005791,459.79)</text:p>
      <text:p text:style-name="P5">(4005792,458.34)</text:p>
      <text:p text:style-name="P5">(4005793,497.63)</text:p>
      <text:p text:style-name="P5">(4005794,377.74)</text:p>
      <text:p text:style-name="P5">(4005795,406.05)</text:p>
      <text:p text:style-name="P5">(4005796,691.46)</text:p>
      <text:p text:style-name="P5">(4005797,91.37)</text:p>
      <text:p text:style-name="P5">(4005798,701.63)</text:p>
      <text:p text:style-name="P5">(4005799,935.98)</text:p>
      <text:p text:style-name="P5">(4005800,363.66)</text:p>
      <text:p text:style-name="P5">(4005801,1237.17)</text:p>
      <text:p text:style-name="P5">(4005802,549.88)</text:p>
      <text:p text:style-name="P5">(4005803,388.14)</text:p>
      <text:p text:style-name="P5">(4005804,129.23)</text:p>
      <text:p text:style-name="P5">(4005805,328.2)</text:p>
      <text:p text:style-name="P5">(4005806,110.91)</text:p>
      <text:p text:style-name="P5">(4005807,181.25)</text:p>
      <text:p text:style-name="P5">(4005808,642.6)</text:p>
      <text:p text:style-name="P5">(4005809,119.29)</text:p>
      <text:p text:style-name="P5">(4005810,548.19)</text:p>
      <text:p text:style-name="P5">(4005811,417.72)</text:p>
      <text:p text:style-name="P5">(4005812,459.78)</text:p>
      <text:p text:style-name="P5">(4005813,510.35)</text:p>
      <text:p text:style-name="P5">(4005814,161.74)</text:p>
      <text:p text:style-name="P5">(4005815,451.53)</text:p>
      <text:p text:style-name="P5">(4005816,348.16)</text:p>
      <text:p text:style-name="P5">(4005817,1202.58)</text:p>
      <text:p text:style-name="P5">(4005818,840.15)</text:p>
      <text:p text:style-name="P5">(4005819,378.96)</text:p>
      <text:p text:style-name="P5">(4005820,765.37)</text:p>
      <text:p text:style-name="P5">(4005821,677.88)</text:p>
      <text:p text:style-name="P5">(4005822,571.42)</text:p>
      <text:p text:style-name="P5">(4005823,322.94)</text:p>
      <text:p text:style-name="P5">(4005824,491.08)</text:p>
      <text:p text:style-name="P5">(4005825,445.9)</text:p>
      <text:p text:style-name="P5">(4005826,525.11)</text:p>
      <text:p text:style-name="P5">(4005827,747.91)</text:p>
      <text:p text:style-name="P5">(4005828,421.76)</text:p>
      <text:p text:style-name="P5">(4005829,1009.31)</text:p>
      <text:p text:style-name="P5">(4005830,456.19)</text:p>
      <text:p text:style-name="P5">(4005831,968.9)</text:p>
      <text:p text:style-name="P5">(4005832,586.28)</text:p>
      <text:p text:style-name="P5">(4005833,770.85)</text:p>
      <text:p text:style-name="P5">(4005834,321.98)</text:p>
      <text:p text:style-name="P5"><text:soft-page-break/>(4005835,293.4)</text:p>
      <text:p text:style-name="P5">(4005836,123.52)</text:p>
      <text:p text:style-name="P5">(4005837,1081.29)</text:p>
      <text:p text:style-name="P5">(4005838,354.51)</text:p>
      <text:p text:style-name="P5">(4005839,593.44)</text:p>
      <text:p text:style-name="P5">(4005840,649.81)</text:p>
      <text:p text:style-name="P5">(4005841,297.95)</text:p>
      <text:p text:style-name="P5">(4005842,412.98)</text:p>
      <text:p text:style-name="P5">(4005843,654.39)</text:p>
      <text:p text:style-name="P5">(4005844,135.68)</text:p>
      <text:p text:style-name="P5">(4005845,1042.95)</text:p>
      <text:p text:style-name="P5">(4005846,675.78)</text:p>
      <text:p text:style-name="P5">(4005847,366.05)</text:p>
      <text:p text:style-name="P5">(4005848,218.42)</text:p>
      <text:p text:style-name="P5">(4005849,429.96)</text:p>
      <text:p text:style-name="P5">(4005850,514.09)</text:p>
      <text:p text:style-name="P5">(4005851,434.17)</text:p>
      <text:p text:style-name="P5">(4005852,786.79)</text:p>
      <text:p text:style-name="P5">(4005853,325.0)</text:p>
      <text:p text:style-name="P5">(4005854,582.47)</text:p>
      <text:p text:style-name="P5">(4005855,808.08)</text:p>
      <text:p text:style-name="P5">(4005856,707.59)</text:p>
      <text:p text:style-name="P5">(4005857,293.36)</text:p>
      <text:p text:style-name="P5">(4005858,91.46)</text:p>
      <text:p text:style-name="P5">(4005859,1043.42)</text:p>
      <text:p text:style-name="P5">(4005860,442.5)</text:p>
      <text:p text:style-name="P5">(4005861,822.47)</text:p>
      <text:p text:style-name="P5">(4005862,476.13)</text:p>
      <text:p text:style-name="P5">(4005863,716.7)</text:p>
      <text:p text:style-name="P5">(4005864,402.62)</text:p>
      <text:p text:style-name="P5">(4005865,435.39)</text:p>
      <text:p text:style-name="P5">(4005866,1168.34)</text:p>
      <text:p text:style-name="P5">(4005867,477.38)</text:p>
      <text:p text:style-name="P5">(4005868,232.37)</text:p>
      <text:p text:style-name="P5">(4005869,567.26)</text:p>
      <text:p text:style-name="P5">(4005870,621.47)</text:p>
      <text:p text:style-name="P5">(4005871,442.98)</text:p>
      <text:p text:style-name="P5">(4005872,224.0)</text:p>
      <text:p text:style-name="P5">(4005873,898.91)</text:p>
      <text:p text:style-name="P5">(4005875,588.59)</text:p>
      <text:p text:style-name="P5">(4005876,525.06)</text:p>
      <text:p text:style-name="P5">(4005877,1015.39)</text:p>
      <text:p text:style-name="P5">(4005878,711.27)</text:p>
      <text:p text:style-name="P5">(4005879,453.26)</text:p>
      <text:p text:style-name="P5">(4005880,407.11)</text:p>
      <text:p text:style-name="P5">(4005881,509.09)</text:p>
      <text:p text:style-name="P5">(4005882,458.84)</text:p>
      <text:p text:style-name="P5">(4005883,641.04)</text:p>
      <text:p text:style-name="P5">(4005884,524.55)</text:p>
      <text:p text:style-name="P5"><text:soft-page-break/>(4005885,571.91)</text:p>
      <text:p text:style-name="P5">(4005886,498.43)</text:p>
      <text:p text:style-name="P5">(4005887,814.34)</text:p>
      <text:p text:style-name="P5">(4005888,343.73)</text:p>
      <text:p text:style-name="P5">(4005889,304.71)</text:p>
      <text:p text:style-name="P5">(4005890,580.97)</text:p>
      <text:p text:style-name="P5">(4005891,405.03)</text:p>
      <text:p text:style-name="P5">(4005892,425.54)</text:p>
      <text:p text:style-name="P5">(4005893,207.8)</text:p>
      <text:p text:style-name="P5">(4005894,273.04)</text:p>
      <text:p text:style-name="P5">(4005895,596.77)</text:p>
      <text:p text:style-name="P5">(4005896,817.68)</text:p>
      <text:p text:style-name="P5">(4005897,376.53)</text:p>
      <text:p text:style-name="P5">(4005898,412.24)</text:p>
      <text:p text:style-name="P5">(4005899,865.08)</text:p>
      <text:p text:style-name="P5">(4005900,1102.94)</text:p>
      <text:p text:style-name="P5">(4005901,319.79)</text:p>
      <text:p text:style-name="P5">(4005902,444.24)</text:p>
      <text:p text:style-name="P5">(4005903,292.15)</text:p>
      <text:p text:style-name="P5">(4005904,276.42)</text:p>
      <text:p text:style-name="P5">(4005905,921.31)</text:p>
      <text:p text:style-name="P5">(4005906,358.05)</text:p>
      <text:p text:style-name="P5">(4005907,756.88)</text:p>
      <text:p text:style-name="P5">(4005908,284.81)</text:p>
      <text:p text:style-name="P5">(4005909,612.58)</text:p>
      <text:p text:style-name="P5">(4005910,478.61)</text:p>
      <text:p text:style-name="P5">(4005911,569.62)</text:p>
      <text:p text:style-name="P5">(4005912,369.59)</text:p>
      <text:p text:style-name="P5">(4005913,380.71)</text:p>
      <text:p text:style-name="P5">(4005914,531.96)</text:p>
      <text:p text:style-name="P5">(4005915,775.32)</text:p>
      <text:p text:style-name="P5">(4005916,1039.31)</text:p>
      <text:p text:style-name="P5">(4005917,402.15)</text:p>
      <text:p text:style-name="P5">(4005918,120.46)</text:p>
      <text:p text:style-name="P5">(4005919,416.05)</text:p>
      <text:p text:style-name="P5">(4005920,712.03)</text:p>
      <text:p text:style-name="P5">(4005921,500.59)</text:p>
      <text:p text:style-name="P5">(4005922,1105.23)</text:p>
      <text:p text:style-name="P5">(4005923,579.03)</text:p>
      <text:p text:style-name="P5">(4005924,904.53)</text:p>
      <text:p text:style-name="P5">(4005925,426.35)</text:p>
      <text:p text:style-name="P5">(4005926,910.6)</text:p>
      <text:p text:style-name="P5">(4005927,642.79)</text:p>
      <text:p text:style-name="P5">(4005928,263.6)</text:p>
      <text:p text:style-name="P5">(4005929,996.83)</text:p>
      <text:p text:style-name="P5">(4005930,368.5)</text:p>
      <text:p text:style-name="P5">(4005931,279.21)</text:p>
      <text:p text:style-name="P5">(4005932,196.05)</text:p>
      <text:p text:style-name="P5">(4005933,1069.46)</text:p>
      <text:p text:style-name="P5"><text:soft-page-break/>(4005934,187.92)</text:p>
      <text:p text:style-name="P5">(4005935,932.17)</text:p>
      <text:p text:style-name="P5">(4005936,561.16)</text:p>
      <text:p text:style-name="P5">(4005937,536.12)</text:p>
      <text:p text:style-name="P5">(4005938,479.92)</text:p>
      <text:p text:style-name="P5">(4005939,473.6)</text:p>
      <text:p text:style-name="P5">(4005940,685.26)</text:p>
      <text:p text:style-name="P5">(4005941,318.43)</text:p>
      <text:p text:style-name="P5">(4005942,757.27)</text:p>
      <text:p text:style-name="P5">(4005943,708.18)</text:p>
      <text:p text:style-name="P5">(4005944,533.21)</text:p>
      <text:p text:style-name="P5">(4005945,148.98)</text:p>
      <text:p text:style-name="P5">(4005946,361.71)</text:p>
      <text:p text:style-name="P5">(4005947,93.89)</text:p>
      <text:p text:style-name="P5">(4005948,618.99)</text:p>
      <text:p text:style-name="P5">(4005949,104.89)</text:p>
      <text:p text:style-name="P5">(4005950,367.8)</text:p>
      <text:p text:style-name="P5">(4005951,423.9)</text:p>
      <text:p text:style-name="P5">(4005952,390.22)</text:p>
      <text:p text:style-name="P5">(4005953,176.59)</text:p>
      <text:p text:style-name="P5">(4005954,403.24)</text:p>
      <text:p text:style-name="P5">(4005955,496.27)</text:p>
      <text:p text:style-name="P5">(4005956,666.05)</text:p>
      <text:p text:style-name="P5">(4005957,367.7)</text:p>
      <text:p text:style-name="P5">(4005958,549.89)</text:p>
      <text:p text:style-name="P5">(4005959,522.42)</text:p>
      <text:p text:style-name="P5">(4005960,690.03)</text:p>
      <text:p text:style-name="P5">(4005961,244.57)</text:p>
      <text:p text:style-name="P5">(4005962,501.73)</text:p>
      <text:p text:style-name="P5">(4005963,448.28)</text:p>
      <text:p text:style-name="P5">(4005964,489.63)</text:p>
      <text:p text:style-name="P5">(4005965,437.13)</text:p>
      <text:p text:style-name="P5">(4005966,677.8)</text:p>
      <text:p text:style-name="P5">(4005967,939.37)</text:p>
      <text:p text:style-name="P5">(4005968,635.63)</text:p>
      <text:p text:style-name="P5">(4005969,551.8)</text:p>
      <text:p text:style-name="P5">(4005970,400.75)</text:p>
      <text:p text:style-name="P5">(4005971,617.1)</text:p>
      <text:p text:style-name="P5">(4005972,377.27)</text:p>
      <text:p text:style-name="P5">(4005973,403.2)</text:p>
      <text:p text:style-name="P5">(4005974,469.91)</text:p>
      <text:p text:style-name="P5">(4005975,614.36)</text:p>
      <text:p text:style-name="P5">(4005976,693.8)</text:p>
      <text:p text:style-name="P5">(4005977,273.2)</text:p>
      <text:p text:style-name="P5">(4005978,125.14)</text:p>
      <text:p text:style-name="P5">(4005979,727.4)</text:p>
      <text:p text:style-name="P5">(4005980,466.72)</text:p>
      <text:p text:style-name="P5">(4005981,397.38)</text:p>
      <text:p text:style-name="P5">(4005982,591.87)</text:p>
      <text:p text:style-name="P5"><text:soft-page-break/>(4005983,277.71)</text:p>
      <text:p text:style-name="P5">(4005984,524.19)</text:p>
      <text:p text:style-name="P5">(4005985,981.95)</text:p>
      <text:p text:style-name="P5">(4005986,224.58)</text:p>
      <text:p text:style-name="P5">(4005987,479.27)</text:p>
      <text:p text:style-name="P5">(4005988,1109.51)</text:p>
      <text:p text:style-name="P5">(4005989,851.87)</text:p>
      <text:p text:style-name="P5">(4005990,1005.65)</text:p>
      <text:p text:style-name="P5">(4005991,1436.06)</text:p>
      <text:p text:style-name="P5">(4005992,752.98)</text:p>
      <text:p text:style-name="P5">(4005993,787.72)</text:p>
      <text:p text:style-name="P5">(4005994,75.66)</text:p>
      <text:p text:style-name="P5">(4005995,485.14)</text:p>
      <text:p text:style-name="P5">(4005996,332.94)</text:p>
      <text:p text:style-name="P5">(4005997,517.68)</text:p>
      <text:p text:style-name="P5">(4005998,715.77)</text:p>
      <text:p text:style-name="P5">(4005999,459.25)</text:p>
      <text:p text:style-name="P5">(4006000,760.97)</text:p>
      <text:p text:style-name="P5">(4006001,659.58)</text:p>
      <text:p text:style-name="P5">(4006002,52.06)</text:p>
      <text:p text:style-name="P5">(4006003,320.81)</text:p>
      <text:p text:style-name="P5">(4006004,647.19)</text:p>
      <text:p text:style-name="P5">(4006005,974.9)</text:p>
      <text:p text:style-name="P5">(4006006,946.84)</text:p>
      <text:p text:style-name="P5">(4006007,402.81)</text:p>
      <text:p text:style-name="P5">(4006008,145.38)</text:p>
      <text:p text:style-name="P5">(4006009,727.16)</text:p>
      <text:p text:style-name="P5">(4006010,365.67)</text:p>
      <text:p text:style-name="P5">(4006011,600.99)</text:p>
      <text:p text:style-name="P5">(4006012,425.93)</text:p>
      <text:p text:style-name="P5">(4006013,509.4)</text:p>
      <text:p text:style-name="P5">(4006014,291.79)</text:p>
      <text:p text:style-name="P5">(4006015,220.05)</text:p>
      <text:p text:style-name="P5">(4006016,463.94)</text:p>
      <text:p text:style-name="P5">(4006017,608.7)</text:p>
      <text:p text:style-name="P5">(4006018,140.56)</text:p>
      <text:p text:style-name="P5">(4006019,383.71)</text:p>
      <text:p text:style-name="P5">(4006020,654.36)</text:p>
      <text:p text:style-name="P5">(4006021,415.08)</text:p>
      <text:p text:style-name="P5">(4006022,438.6)</text:p>
      <text:p text:style-name="P5">(4006023,121.72)</text:p>
      <text:p text:style-name="P5">(4006024,527.63)</text:p>
      <text:p text:style-name="P5">(4006025,400.75)</text:p>
      <text:p text:style-name="P5">(4006026,622.93)</text:p>
      <text:p text:style-name="P5">(4006027,707.05)</text:p>
      <text:p text:style-name="P5">(4006028,301.22)</text:p>
      <text:p text:style-name="P5">(4006029,681.06)</text:p>
      <text:p text:style-name="P5">(4006030,203.32)</text:p>
      <text:p text:style-name="P5">(4006031,283.85)</text:p>
      <text:p text:style-name="P5"><text:soft-page-break/>(4006032,1021.81)</text:p>
      <text:p text:style-name="P5">(4006033,490.86)</text:p>
      <text:p text:style-name="P5">(4006034,456.49)</text:p>
      <text:p text:style-name="P5">(4006035,600.13)</text:p>
      <text:p text:style-name="P5">(4006036,346.59)</text:p>
      <text:p text:style-name="P5">(4006037,545.48)</text:p>
      <text:p text:style-name="P5">(4006038,171.52)</text:p>
      <text:p text:style-name="P5">(4006039,550.83)</text:p>
      <text:p text:style-name="P5">(4006040,519.74)</text:p>
      <text:p text:style-name="P5">(4006041,772.46)</text:p>
      <text:p text:style-name="P5">(4006042,579.42)</text:p>
      <text:p text:style-name="P5">(4006043,435.91)</text:p>
      <text:p text:style-name="P5">(4006044,386.59)</text:p>
      <text:p text:style-name="P5">(4006045,844.05)</text:p>
      <text:p text:style-name="P5">(4006046,496.18)</text:p>
      <text:p text:style-name="P5">(4006047,573.85)</text:p>
      <text:p text:style-name="P5">(4006048,138.55)</text:p>
      <text:p text:style-name="P5">(4006049,197.4)</text:p>
      <text:p text:style-name="P5">(4006050,255.06)</text:p>
      <text:p text:style-name="P5">(4006051,682.12)</text:p>
      <text:p text:style-name="P5">(4006052,292.14)</text:p>
      <text:p text:style-name="P5">(4006053,856.39)</text:p>
      <text:p text:style-name="P5">(4006054,473.8)</text:p>
      <text:p text:style-name="P5">(4006055,291.16)</text:p>
      <text:p text:style-name="P5">(4006056,824.12)</text:p>
      <text:p text:style-name="P5">(4006057,359.47)</text:p>
      <text:p text:style-name="P5">(4006058,862.0)</text:p>
      <text:p text:style-name="P5">(4006059,523.21)</text:p>
      <text:p text:style-name="P5">(4006060,501.72)</text:p>
      <text:p text:style-name="P5">(4006061,1110.27)</text:p>
      <text:p text:style-name="P5">(4006062,605.99)</text:p>
      <text:p text:style-name="P5">(4006063,533.67)</text:p>
      <text:p text:style-name="P5">(4006064,236.35)</text:p>
      <text:p text:style-name="P5">(4006065,1091.11)</text:p>
      <text:p text:style-name="P5">(4006066,576.21)</text:p>
      <text:p text:style-name="P5">(4006067,321.35)</text:p>
      <text:p text:style-name="P5">(4006068,858.24)</text:p>
      <text:p text:style-name="P5">(4006069,664.25)</text:p>
      <text:p text:style-name="P5">(4006070,728.13)</text:p>
      <text:p text:style-name="P5">(4006071,71.43)</text:p>
      <text:p text:style-name="P5">(4006072,1010.61)</text:p>
      <text:p text:style-name="P5">(4006073,457.25)</text:p>
      <text:p text:style-name="P5">(4006074,388.07)</text:p>
      <text:p text:style-name="P5">(4006075,429.27)</text:p>
      <text:p text:style-name="P5">(4006076,543.41)</text:p>
      <text:p text:style-name="P5">(4006077,392.72)</text:p>
      <text:p text:style-name="P5">(4006078,495.75)</text:p>
      <text:p text:style-name="P5">(4006079,307.44)</text:p>
      <text:p text:style-name="P5">(4006080,641.1)</text:p>
      <text:p text:style-name="P5"><text:soft-page-break/>(4006081,433.95)</text:p>
      <text:p text:style-name="P5">(4006082,695.78)</text:p>
      <text:p text:style-name="P5">(4006083,246.88)</text:p>
      <text:p text:style-name="P5">(4006084,710.7)</text:p>
      <text:p text:style-name="P5">(4006085,607.3)</text:p>
      <text:p text:style-name="P5">(4006086,252.1)</text:p>
      <text:p text:style-name="P5">(4006087,289.92)</text:p>
      <text:p text:style-name="P5">(4006088,413.02)</text:p>
      <text:p text:style-name="P5">(4006089,319.46)</text:p>
      <text:p text:style-name="P5">(4006090,291.56)</text:p>
      <text:p text:style-name="P5">(4006091,267.78)</text:p>
      <text:p text:style-name="P5">(4006092,591.31)</text:p>
      <text:p text:style-name="P5">(4006093,534.95)</text:p>
      <text:p text:style-name="P5">(4006094,254.94)</text:p>
      <text:p text:style-name="P5">(4006095,352.46)</text:p>
      <text:p text:style-name="P5">(4006096,171.33)</text:p>
      <text:p text:style-name="P5">(4006097,509.61)</text:p>
      <text:p text:style-name="P5">(4006098,515.94)</text:p>
      <text:p text:style-name="P5">(4006099,278.71)</text:p>
      <text:p text:style-name="P5">(4006100,718.67)</text:p>
      <text:p text:style-name="P5">(4006101,720.47)</text:p>
      <text:p text:style-name="P5">(4006102,56.68)</text:p>
      <text:p text:style-name="P5">(4006103,321.79)</text:p>
      <text:p text:style-name="P5">(4006104,724.93)</text:p>
      <text:p text:style-name="P5">(4006105,484.41)</text:p>
      <text:p text:style-name="P5">(4006106,561.1)</text:p>
      <text:p text:style-name="P5">(4006107,767.16)</text:p>
      <text:p text:style-name="P5">(4006108,470.54)</text:p>
      <text:p text:style-name="P5">(4006109,372.99)</text:p>
      <text:p text:style-name="P5">(4006110,461.39)</text:p>
      <text:p text:style-name="P5">(4006111,1073.17)</text:p>
      <text:p text:style-name="P5">(4006112,85.51)</text:p>
      <text:p text:style-name="P5">(4006113,695.46)</text:p>
      <text:p text:style-name="P5">(4006114,697.08)</text:p>
      <text:p text:style-name="P5">(4006115,236.76)</text:p>
      <text:p text:style-name="P5">(4006116,808.77)</text:p>
      <text:p text:style-name="P5">(4006117,539.02)</text:p>
      <text:p text:style-name="P5">(4006118,522.41)</text:p>
      <text:p text:style-name="P5">(4006119,522.32)</text:p>
      <text:p text:style-name="P5">(4006120,122.97)</text:p>
      <text:p text:style-name="P5">(4006121,564.31)</text:p>
      <text:p text:style-name="P5">(4006122,339.65)</text:p>
      <text:p text:style-name="P5">(4006123,632.12)</text:p>
      <text:p text:style-name="P5">(4006124,625.78)</text:p>
      <text:p text:style-name="P5">(4006125,614.59)</text:p>
      <text:p text:style-name="P5">(4006126,210.79)</text:p>
      <text:p text:style-name="P5">(4006127,295.88)</text:p>
      <text:p text:style-name="P5">(4006128,543.89)</text:p>
      <text:p text:style-name="P5">(4006129,365.12)</text:p>
      <text:p text:style-name="P5"><text:soft-page-break/>(4006130,176.41)</text:p>
      <text:p text:style-name="P5">(4006131,834.02)</text:p>
      <text:p text:style-name="P5">(4006132,173.06)</text:p>
      <text:p text:style-name="P5">(4006133,409.35)</text:p>
      <text:p text:style-name="P5">(4006134,456.51)</text:p>
      <text:p text:style-name="P5">(4006135,399.41)</text:p>
      <text:p text:style-name="P5">(4006136,68.84)</text:p>
      <text:p text:style-name="P5">(4006137,981.63)</text:p>
      <text:p text:style-name="P5">(4006138,695.51)</text:p>
      <text:p text:style-name="P5">(4006139,430.25)</text:p>
      <text:p text:style-name="P5">(4006140,476.4)</text:p>
      <text:p text:style-name="P5">(4006141,588.11)</text:p>
      <text:p text:style-name="P5">(4006142,56.36)</text:p>
      <text:p text:style-name="P5">(4006143,332.59)</text:p>
      <text:p text:style-name="P5">(4006144,92.75)</text:p>
      <text:p text:style-name="P5">(4006145,742.33)</text:p>
      <text:p text:style-name="P5">(4006146,1300.66)</text:p>
      <text:p text:style-name="P5">(4006147,687.81)</text:p>
      <text:p text:style-name="P5">(4006148,398.13)</text:p>
      <text:p text:style-name="P5">(4006149,678.4)</text:p>
      <text:p text:style-name="P5">(4006150,779.08)</text:p>
      <text:p text:style-name="P5">(4006151,472.76)</text:p>
      <text:p text:style-name="P5">(4006152,19.55)</text:p>
      <text:p text:style-name="P5">(4006153,217.55)</text:p>
      <text:p text:style-name="P5">(4006154,892.87)</text:p>
      <text:p text:style-name="P5">(4006155,673.01)</text:p>
      <text:p text:style-name="P5">(4006156,54.45)</text:p>
      <text:p text:style-name="P5">(4006157,1104.15)</text:p>
      <text:p text:style-name="P5">(4006158,478.37)</text:p>
      <text:p text:style-name="P5">(4006159,220.77)</text:p>
      <text:p text:style-name="P5">(4006160,261.55)</text:p>
      <text:p text:style-name="P5">(4006161,722.66)</text:p>
      <text:p text:style-name="P5">(4006162,379.03)</text:p>
      <text:p text:style-name="P5">(4006163,645.44)</text:p>
      <text:p text:style-name="P5">(4006164,920.92)</text:p>
      <text:p text:style-name="P5">(4006165,457.08)</text:p>
      <text:p text:style-name="P5">(4006166,456.38)</text:p>
      <text:p text:style-name="P5">(4006167,416.99)</text:p>
      <text:p text:style-name="P5">(4006169,108.48)</text:p>
      <text:p text:style-name="P5">(4006170,766.96)</text:p>
      <text:p text:style-name="P5">(4006171,399.96)</text:p>
      <text:p text:style-name="P5">(4006172,352.7)</text:p>
      <text:p text:style-name="P5">(4006173,1130.87)</text:p>
      <text:p text:style-name="P5">(4006174,463.13)</text:p>
      <text:p text:style-name="P5">(4006175,741.54)</text:p>
      <text:p text:style-name="P5">(4006176,287.63)</text:p>
      <text:p text:style-name="P5">(4006177,282.63)</text:p>
      <text:p text:style-name="P5">(4006178,321.32)</text:p>
      <text:p text:style-name="P5">(4006179,773.97)</text:p>
      <text:p text:style-name="P5"><text:soft-page-break/>(4006180,407.87)</text:p>
      <text:p text:style-name="P5">(4006181,832.49)</text:p>
      <text:p text:style-name="P5">(4006182,533.22)</text:p>
      <text:p text:style-name="P5">(4006183,243.85)</text:p>
      <text:p text:style-name="P5">(4006184,325.89)</text:p>
      <text:p text:style-name="P5">(4006185,492.02)</text:p>
      <text:p text:style-name="P5">(4006186,472.56)</text:p>
      <text:p text:style-name="P5">(4006187,614.97)</text:p>
      <text:p text:style-name="P5">(4006188,329.43)</text:p>
      <text:p text:style-name="P5">(4006189,120.6)</text:p>
      <text:p text:style-name="P5">(4006190,374.26)</text:p>
      <text:p text:style-name="P5">(4006191,534.48)</text:p>
      <text:p text:style-name="P5">(4006192,657.91)</text:p>
      <text:p text:style-name="P5">(4006193,976.54)</text:p>
      <text:p text:style-name="P5">(4006194,147.82)</text:p>
      <text:p text:style-name="P5">(4006195,789.69)</text:p>
      <text:p text:style-name="P5">(4006196,574.11)</text:p>
      <text:p text:style-name="P5">(4006197,513.12)</text:p>
      <text:p text:style-name="P5">(4006198,283.24)</text:p>
      <text:p text:style-name="P5">(4006199,321.53)</text:p>
      <text:p text:style-name="P5">(4006200,617.88)</text:p>
      <text:p text:style-name="P5">(4006201,217.87)</text:p>
      <text:p text:style-name="P5">(4006202,257.17)</text:p>
      <text:p text:style-name="P5">(4006203,139.3)</text:p>
      <text:p text:style-name="P5">(4006204,846.8)</text:p>
      <text:p text:style-name="P5">(4006205,42.03)</text:p>
      <text:p text:style-name="P5">(4006206,334.07)</text:p>
      <text:p text:style-name="P5">(4006207,100.2)</text:p>
      <text:p text:style-name="P5">(4006208,160.19)</text:p>
      <text:p text:style-name="P5">(4006209,163.95)</text:p>
      <text:p text:style-name="P5">(4006210,392.61)</text:p>
      <text:p text:style-name="P5">(4006211,538.67)</text:p>
      <text:p text:style-name="P5">(4006212,688.54)</text:p>
      <text:p text:style-name="P5">(4006213,275.21)</text:p>
      <text:p text:style-name="P5">(4006214,151.68)</text:p>
      <text:p text:style-name="P5">(4006215,111.66)</text:p>
      <text:p text:style-name="P5">(4006216,278.84)</text:p>
      <text:p text:style-name="P5">(4006217,280.86)</text:p>
      <text:p text:style-name="P5">(4006218,391.98)</text:p>
      <text:p text:style-name="P5">(4006219,760.29)</text:p>
      <text:p text:style-name="P5">(4006220,530.28)</text:p>
      <text:p text:style-name="P5">(4006221,429.85)</text:p>
      <text:p text:style-name="P5">(4006222,816.02)</text:p>
      <text:p text:style-name="P5">(4006223,966.5)</text:p>
      <text:p text:style-name="P5">(4006224,190.66)</text:p>
      <text:p text:style-name="P5">(4006225,481.41)</text:p>
      <text:p text:style-name="P5">(4006226,312.19)</text:p>
      <text:p text:style-name="P5">(4006227,482.12)</text:p>
      <text:p text:style-name="P5">(4006228,486.52)</text:p>
      <text:p text:style-name="P5"><text:soft-page-break/>(4006229,248.94)</text:p>
      <text:p text:style-name="P5">(4006230,699.08)</text:p>
      <text:p text:style-name="P5">(4006231,718.09)</text:p>
      <text:p text:style-name="P5">(4006232,442.24)</text:p>
      <text:p text:style-name="P5">(4006233,527.37)</text:p>
      <text:p text:style-name="P5">(4006234,643.45)</text:p>
      <text:p text:style-name="P5">(4006235,226.14)</text:p>
      <text:p text:style-name="P5">(4006236,496.77)</text:p>
      <text:p text:style-name="P5">(4006237,570.87)</text:p>
      <text:p text:style-name="P5">(4006238,123.74)</text:p>
      <text:p text:style-name="P5">(4006239,224.33)</text:p>
      <text:p text:style-name="P5">(4006240,840.99)</text:p>
      <text:p text:style-name="P5">(4006241,719.08)</text:p>
      <text:p text:style-name="P5">(4006242,232.37)</text:p>
      <text:p text:style-name="P5">(4006243,685.17)</text:p>
      <text:p text:style-name="P5">(4006244,1288.16)</text:p>
      <text:p text:style-name="P5">(4006245,548.51)</text:p>
      <text:p text:style-name="P5">(4006246,279.17)</text:p>
      <text:p text:style-name="P5">(4006247,317.13)</text:p>
      <text:p text:style-name="P5">(4006248,667.23)</text:p>
      <text:p text:style-name="P5">(4006249,788.42)</text:p>
      <text:p text:style-name="P5">(4006250,544.36)</text:p>
      <text:p text:style-name="P5">(4006251,412.01)</text:p>
      <text:p text:style-name="P5">(4006252,322.63)</text:p>
      <text:p text:style-name="P5">(4006253,343.86)</text:p>
      <text:p text:style-name="P5">(4006254,71.68)</text:p>
      <text:p text:style-name="P5">(4006255,245.71)</text:p>
      <text:p text:style-name="P5">(4006256,616.01)</text:p>
      <text:p text:style-name="P5">(4006257,60.97)</text:p>
      <text:p text:style-name="P5">(4006258,53.77)</text:p>
      <text:p text:style-name="P5">(4006259,291.27)</text:p>
      <text:p text:style-name="P5">(4006260,513.07)</text:p>
      <text:p text:style-name="P5">(4006261,600.16)</text:p>
      <text:p text:style-name="P5">(4006262,245.79)</text:p>
      <text:p text:style-name="P5">(4006263,864.03)</text:p>
      <text:p text:style-name="P5">(4006264,971.12)</text:p>
      <text:p text:style-name="P5">(4006265,463.66)</text:p>
      <text:p text:style-name="P5">(4006266,851.63)</text:p>
      <text:p text:style-name="P5">(4006267,275.17)</text:p>
      <text:p text:style-name="P5">(4006268,296.07)</text:p>
      <text:p text:style-name="P5">(4006269,756.27)</text:p>
      <text:p text:style-name="P5">(4006270,392.43)</text:p>
      <text:p text:style-name="P5">(4006271,546.23)</text:p>
      <text:p text:style-name="P5">(4006272,733.92)</text:p>
      <text:p text:style-name="P5">(4006273,626.23)</text:p>
      <text:p text:style-name="P5">(4006274,377.09)</text:p>
      <text:p text:style-name="P5">(4006275,570.81)</text:p>
      <text:p text:style-name="P5">(4006276,360.84)</text:p>
      <text:p text:style-name="P5">(4006277,156.03)</text:p>
      <text:p text:style-name="P5"><text:soft-page-break/>(4006278,335.01)</text:p>
      <text:p text:style-name="P5">(4006279,582.97)</text:p>
      <text:p text:style-name="P5">(4006280,229.64)</text:p>
      <text:p text:style-name="P5">(4006281,386.51)</text:p>
      <text:p text:style-name="P5">(4006282,767.0)</text:p>
      <text:p text:style-name="P5">(4006283,422.54)</text:p>
      <text:p text:style-name="P5">(4006285,680.0)</text:p>
      <text:p text:style-name="P5">(4006286,490.84)</text:p>
      <text:p text:style-name="P5">(4006287,468.79)</text:p>
      <text:p text:style-name="P5">(4006288,645.98)</text:p>
      <text:p text:style-name="P5">(4006289,704.33)</text:p>
      <text:p text:style-name="P5">(4006290,999.49)</text:p>
      <text:p text:style-name="P5">(4006291,469.75)</text:p>
      <text:p text:style-name="P5">(4006292,111.1)</text:p>
      <text:p text:style-name="P5">(4006293,433.65)</text:p>
      <text:p text:style-name="P5">(4006294,993.32)</text:p>
      <text:p text:style-name="P5">(4006295,555.61)</text:p>
      <text:p text:style-name="P5">(4006296,964.63)</text:p>
      <text:p text:style-name="P5">(4006297,657.7)</text:p>
      <text:p text:style-name="P5">(4006298,835.4)</text:p>
      <text:p text:style-name="P5">(4006299,406.26)</text:p>
      <text:p text:style-name="P5">(4006300,287.54)</text:p>
      <text:p text:style-name="P5">(4006301,240.7)</text:p>
      <text:p text:style-name="P5">(4006302,628.9)</text:p>
      <text:p text:style-name="P5">(4006303,476.05)</text:p>
      <text:p text:style-name="P5">(4006304,547.86)</text:p>
      <text:p text:style-name="P5">(4006305,311.88)</text:p>
      <text:p text:style-name="P5">(4006306,883.82)</text:p>
      <text:p text:style-name="P5">(4006307,262.86)</text:p>
      <text:p text:style-name="P5">(4006308,534.86)</text:p>
      <text:p text:style-name="P5">(4006309,540.81)</text:p>
      <text:p text:style-name="P5">(4006310,518.39)</text:p>
      <text:p text:style-name="P5">(4006311,270.26)</text:p>
      <text:p text:style-name="P5">(4006312,437.53)</text:p>
      <text:p text:style-name="P5">(4006313,776.49)</text:p>
      <text:p text:style-name="P5">(4006314,544.53)</text:p>
      <text:p text:style-name="P5">(4006315,629.15)</text:p>
      <text:p text:style-name="P5">(4006316,353.38)</text:p>
      <text:p text:style-name="P5">(4006317,413.21)</text:p>
      <text:p text:style-name="P5">(4006318,133.67)</text:p>
      <text:p text:style-name="P5">(4006319,437.48)</text:p>
      <text:p text:style-name="P5">(4006320,543.18)</text:p>
      <text:p text:style-name="P5">(4006321,564.22)</text:p>
      <text:p text:style-name="P5">(4006322,565.35)</text:p>
      <text:p text:style-name="P5">(4006323,1022.21)</text:p>
      <text:p text:style-name="P5">(4006324,245.41)</text:p>
      <text:p text:style-name="P5">(4006325,509.78)</text:p>
      <text:p text:style-name="P5">(4006326,243.22)</text:p>
      <text:p text:style-name="P5">(4006327,722.21)</text:p>
      <text:p text:style-name="P5"><text:soft-page-break/>(4006328,864.05)</text:p>
      <text:p text:style-name="P5">(4006329,143.92)</text:p>
      <text:p text:style-name="P5">(4006330,714.02)</text:p>
      <text:p text:style-name="P5">(4006331,403.81)</text:p>
      <text:p text:style-name="P5">(4006332,535.54)</text:p>
      <text:p text:style-name="P5">(4006333,588.64)</text:p>
      <text:p text:style-name="P5">(4006334,1040.95)</text:p>
      <text:p text:style-name="P5">(4006335,422.18)</text:p>
      <text:p text:style-name="P5">(4006336,283.75)</text:p>
      <text:p text:style-name="P5">(4006337,99.49)</text:p>
      <text:p text:style-name="P5">(4006338,664.59)</text:p>
      <text:p text:style-name="P5">(4006339,484.29)</text:p>
      <text:p text:style-name="P5">(4006340,41.33)</text:p>
      <text:p text:style-name="P5">(4006341,288.47)</text:p>
      <text:p text:style-name="P5">(4006342,343.54)</text:p>
      <text:p text:style-name="P5">(4006343,755.11)</text:p>
      <text:p text:style-name="P5">(4006344,366.91)</text:p>
      <text:p text:style-name="P5">(4006345,701.72)</text:p>
      <text:p text:style-name="P5">(4006346,465.01)</text:p>
      <text:p text:style-name="P5">(4006347,623.74)</text:p>
      <text:p text:style-name="P5">(4006348,552.93)</text:p>
      <text:p text:style-name="P5">(4006349,641.68)</text:p>
      <text:p text:style-name="P5">(4006350,540.16)</text:p>
      <text:p text:style-name="P5">(4006351,303.22)</text:p>
      <text:p text:style-name="P5">(4006352,126.91)</text:p>
      <text:p text:style-name="P5">(4006353,719.35)</text:p>
      <text:p text:style-name="P5">(4006354,297.86)</text:p>
      <text:p text:style-name="P5">(4006355,95.55)</text:p>
      <text:p text:style-name="P5">(4006356,311.29)</text:p>
      <text:p text:style-name="P5">(4006357,229.66)</text:p>
      <text:p text:style-name="P5">(4006358,572.38)</text:p>
      <text:p text:style-name="P5">(4006359,186.74)</text:p>
      <text:p text:style-name="P5">(4006360,700.13)</text:p>
      <text:p text:style-name="P5">(4006361,930.8)</text:p>
      <text:p text:style-name="P5">(4006362,708.35)</text:p>
      <text:p text:style-name="P5">(4006363,207.98)</text:p>
      <text:p text:style-name="P5">(4006364,631.42)</text:p>
      <text:p text:style-name="P5">(4006365,611.83)</text:p>
      <text:p text:style-name="P5">(4006366,591.49)</text:p>
      <text:p text:style-name="P5">(4006367,434.1)</text:p>
      <text:p text:style-name="P5">(4006368,67.38)</text:p>
      <text:p text:style-name="P5">(4006369,201.78)</text:p>
      <text:p text:style-name="P5">(4006370,599.04)</text:p>
      <text:p text:style-name="P5">(4006371,479.34)</text:p>
      <text:p text:style-name="P5">(4006372,989.35)</text:p>
      <text:p text:style-name="P5">(4006373,220.05)</text:p>
      <text:p text:style-name="P5">(4006374,445.18)</text:p>
      <text:p text:style-name="P5">(4006375,603.39)</text:p>
      <text:p text:style-name="P5">(4006376,962.92)</text:p>
      <text:p text:style-name="P5"><text:soft-page-break/>(4006377,229.72)</text:p>
      <text:p text:style-name="P5">(4006378,549.85)</text:p>
      <text:p text:style-name="P5">(4006379,927.81)</text:p>
      <text:p text:style-name="P5">(4006380,505.41)</text:p>
      <text:p text:style-name="P5">(4006381,103.01)</text:p>
      <text:p text:style-name="P5">(4006382,340.71)</text:p>
      <text:p text:style-name="P5">(4006383,1119.8)</text:p>
      <text:p text:style-name="P5">(4006384,334.67)</text:p>
      <text:p text:style-name="P5">(4006385,295.04)</text:p>
      <text:p text:style-name="P5">(4006386,615.95)</text:p>
      <text:p text:style-name="P5">(4006387,645.09)</text:p>
      <text:p text:style-name="P5">(4006388,1226.62)</text:p>
      <text:p text:style-name="P5">(4006389,546.2)</text:p>
      <text:p text:style-name="P5">(4006390,126.06)</text:p>
      <text:p text:style-name="P5">(4006391,759.81)</text:p>
      <text:p text:style-name="P5">(4006392,148.66)</text:p>
      <text:p text:style-name="P5">(4006393,482.73)</text:p>
      <text:p text:style-name="P5">(4006394,678.65)</text:p>
      <text:p text:style-name="P5">(4006395,198.12)</text:p>
      <text:p text:style-name="P5">(4006396,546.88)</text:p>
      <text:p text:style-name="P5">(4006397,728.15)</text:p>
      <text:p text:style-name="P5">(4006398,405.76)</text:p>
      <text:p text:style-name="P5">(4006399,810.8)</text:p>
      <text:p text:style-name="P5">(4006400,466.74)</text:p>
      <text:p text:style-name="P5">(4006401,541.81)</text:p>
      <text:p text:style-name="P5">(4006402,486.15)</text:p>
      <text:p text:style-name="P5">(4006403,366.14)</text:p>
      <text:p text:style-name="P5">(4006404,866.82)</text:p>
      <text:p text:style-name="P5">(4006405,520.43)</text:p>
      <text:p text:style-name="P5">(4006406,391.15)</text:p>
      <text:p text:style-name="P5">(4006407,545.57)</text:p>
      <text:p text:style-name="P5">(4006409,288.11)</text:p>
      <text:p text:style-name="P5">(4006410,782.37)</text:p>
      <text:p text:style-name="P5">(4006411,417.42)</text:p>
      <text:p text:style-name="P5">(4006412,543.46)</text:p>
      <text:p text:style-name="P5">(4006413,506.11)</text:p>
      <text:p text:style-name="P5">(4006414,460.17)</text:p>
      <text:p text:style-name="P5">(4006415,641.44)</text:p>
      <text:p text:style-name="P5">(4006416,607.92)</text:p>
      <text:p text:style-name="P5">(4006418,915.88)</text:p>
      <text:p text:style-name="P5">(4006419,431.59)</text:p>
      <text:p text:style-name="P5">(4006420,597.33)</text:p>
      <text:p text:style-name="P5">(4006421,230.69)</text:p>
      <text:p text:style-name="P5">(4006422,378.4)</text:p>
      <text:p text:style-name="P5">(4006423,547.87)</text:p>
      <text:p text:style-name="P5">(4006424,527.77)</text:p>
      <text:p text:style-name="P5">(4006425,1732.09)</text:p>
      <text:p text:style-name="P5">(4006426,592.45)</text:p>
      <text:p text:style-name="P5">(4006427,311.58)</text:p>
      <text:p text:style-name="P5"><text:soft-page-break/>(4006428,374.3)</text:p>
      <text:p text:style-name="P5">(4006429,479.16)</text:p>
      <text:p text:style-name="P5">(4006430,286.51)</text:p>
      <text:p text:style-name="P5">(4006431,425.59)</text:p>
      <text:p text:style-name="P5">(4006432,326.4)</text:p>
      <text:p text:style-name="P5">(4006433,943.65)</text:p>
      <text:p text:style-name="P5">(4006434,698.61)</text:p>
      <text:p text:style-name="P5">(4006435,796.77)</text:p>
      <text:p text:style-name="P5">(4006436,662.37)</text:p>
      <text:p text:style-name="P5">(4006437,1138.77)</text:p>
      <text:p text:style-name="P5">(4006438,542.47)</text:p>
      <text:p text:style-name="P5">(4006439,896.6)</text:p>
      <text:p text:style-name="P5">(4006440,414.54)</text:p>
      <text:p text:style-name="P5">(4006441,312.34)</text:p>
      <text:p text:style-name="P5">(4006442,507.48)</text:p>
      <text:p text:style-name="P5">(4006443,61.75)</text:p>
      <text:p text:style-name="P5">(4006444,828.17)</text:p>
      <text:p text:style-name="P5">(4006445,585.66)</text:p>
      <text:p text:style-name="P5">(4006446,846.37)</text:p>
      <text:p text:style-name="P5">(4006447,293.85)</text:p>
      <text:p text:style-name="P5">(4006448,221.54)</text:p>
      <text:p text:style-name="P5">(4006449,582.32)</text:p>
      <text:p text:style-name="P5">(4006450,637.07)</text:p>
      <text:p text:style-name="P5">(4006451,904.86)</text:p>
      <text:p text:style-name="P5">(4006452,52.24)</text:p>
      <text:p text:style-name="P5">(4006453,138.09)</text:p>
      <text:p text:style-name="P5">(4006454,137.4)</text:p>
      <text:p text:style-name="P5">(4006455,225.16)</text:p>
      <text:p text:style-name="P5">(4006456,894.39)</text:p>
      <text:p text:style-name="P5">(4006457,140.41)</text:p>
      <text:p text:style-name="P5">(4006458,367.29)</text:p>
      <text:p text:style-name="P5">(4006459,934.62)</text:p>
      <text:p text:style-name="P5">(4006460,54.54)</text:p>
      <text:p text:style-name="P5">(4006461,659.75)</text:p>
      <text:p text:style-name="P5">(4006462,700.72)</text:p>
      <text:p text:style-name="P5">(4006463,690.36)</text:p>
      <text:p text:style-name="P5">(4006464,386.14)</text:p>
      <text:p text:style-name="P5">(4006465,728.91)</text:p>
      <text:p text:style-name="P5">(4006466,460.34)</text:p>
      <text:p text:style-name="P5">(4006467,1605.95)</text:p>
      <text:p text:style-name="P5">(4006468,297.23)</text:p>
      <text:p text:style-name="P5">(4006469,52.98)</text:p>
      <text:p text:style-name="P5">(4006470,405.81)</text:p>
      <text:p text:style-name="P5">(4006471,668.97)</text:p>
      <text:p text:style-name="P5">(4006472,445.82)</text:p>
      <text:p text:style-name="P5">(4006473,300.24)</text:p>
      <text:p text:style-name="P5">(4006474,203.9)</text:p>
      <text:p text:style-name="P5">(4006475,30.4)</text:p>
      <text:p text:style-name="P5">(4006476,278.09)</text:p>
      <text:p text:style-name="P5"><text:soft-page-break/>(4006478,378.67)</text:p>
      <text:p text:style-name="P5">(4006479,194.28)</text:p>
      <text:p text:style-name="P5">(4006480,509.0)</text:p>
      <text:p text:style-name="P5">(4006481,311.73)</text:p>
      <text:p text:style-name="P5">(4006482,1043.63)</text:p>
      <text:p text:style-name="P5">(4006483,496.6)</text:p>
      <text:p text:style-name="P5">(4006484,465.09)</text:p>
      <text:p text:style-name="P5">(4006485,397.95)</text:p>
      <text:p text:style-name="P5">(4006486,562.45)</text:p>
      <text:p text:style-name="P5">(4006487,501.21)</text:p>
      <text:p text:style-name="P5">(4006488,740.6)</text:p>
      <text:p text:style-name="P5">(4006489,513.29)</text:p>
      <text:p text:style-name="P5">(4006490,1068.36)</text:p>
      <text:p text:style-name="P5">(4006491,225.58)</text:p>
      <text:p text:style-name="P5">(4006492,223.92)</text:p>
      <text:p text:style-name="P5">(4006493,413.51)</text:p>
      <text:p text:style-name="P5">(4006494,180.19)</text:p>
      <text:p text:style-name="P5">(4006495,882.11)</text:p>
      <text:p text:style-name="P5">(4006496,906.79)</text:p>
      <text:p text:style-name="P5">(4006497,373.59)</text:p>
      <text:p text:style-name="P5">(4006498,280.68)</text:p>
      <text:p text:style-name="P5">(4006499,725.1)</text:p>
      <text:p text:style-name="P5">(4006500,264.2)</text:p>
      <text:p text:style-name="P5">(4006501,213.24)</text:p>
      <text:p text:style-name="P5">(4006502,412.88)</text:p>
      <text:p text:style-name="P5">(4006503,511.27)</text:p>
      <text:p text:style-name="P5">(4006504,152.33)</text:p>
      <text:p text:style-name="P5">(4006505,393.65)</text:p>
      <text:p text:style-name="P5">(4006506,418.94)</text:p>
      <text:p text:style-name="P5">(4006507,247.51)</text:p>
      <text:p text:style-name="P5">(4006508,789.18)</text:p>
      <text:p text:style-name="P5">(4006509,370.27)</text:p>
      <text:p text:style-name="P5">(4006510,644.17)</text:p>
      <text:p text:style-name="P5">(4006511,1170.72)</text:p>
      <text:p text:style-name="P5">(4006512,626.86)</text:p>
      <text:p text:style-name="P5">(4006513,199.46)</text:p>
      <text:p text:style-name="P5">(4006514,433.84)</text:p>
      <text:p text:style-name="P5">(4006515,172.19)</text:p>
      <text:p text:style-name="P5">(4006516,582.83)</text:p>
      <text:p text:style-name="P5">(4006517,87.42)</text:p>
      <text:p text:style-name="P5">(4006518,311.14)</text:p>
      <text:p text:style-name="P5">(4006519,336.74)</text:p>
      <text:p text:style-name="P5">(4006520,58.78)</text:p>
      <text:p text:style-name="P5">(4006521,784.8)</text:p>
      <text:p text:style-name="P5">(4006522,219.62)</text:p>
      <text:p text:style-name="P5">(4006523,685.26)</text:p>
      <text:p text:style-name="P5">(4006524,516.48)</text:p>
      <text:p text:style-name="P5">(4006525,465.93)</text:p>
      <text:p text:style-name="P5">(4006526,563.47)</text:p>
      <text:p text:style-name="P5"><text:soft-page-break/>(4006527,29.9)</text:p>
      <text:p text:style-name="P5">(4006528,189.4)</text:p>
      <text:p text:style-name="P5">(4006529,600.35)</text:p>
      <text:p text:style-name="P5">(4006530,441.29)</text:p>
      <text:p text:style-name="P5">(4006531,499.17)</text:p>
      <text:p text:style-name="P5">(4006532,498.79)</text:p>
      <text:p text:style-name="P5">(4006533,302.21)</text:p>
      <text:p text:style-name="P5">(4006534,695.85)</text:p>
      <text:p text:style-name="P5">(4006535,658.61)</text:p>
      <text:p text:style-name="P5">(4006536,298.58)</text:p>
      <text:p text:style-name="P5">(4006537,496.52)</text:p>
      <text:p text:style-name="P5">(4006538,442.23)</text:p>
      <text:p text:style-name="P5">(4006539,943.14)</text:p>
      <text:p text:style-name="P5">(4006540,1016.24)</text:p>
      <text:p text:style-name="P5">(4006541,1131.74)</text:p>
      <text:p text:style-name="P5">(4006542,88.45)</text:p>
      <text:p text:style-name="P5">(4006543,489.01)</text:p>
      <text:p text:style-name="P5">(4006544,802.77)</text:p>
      <text:p text:style-name="P5">(4006545,585.15)</text:p>
      <text:p text:style-name="P5">(4006546,406.95)</text:p>
      <text:p text:style-name="P5">(4006547,8.72)</text:p>
      <text:p text:style-name="P5">(4006548,728.36)</text:p>
      <text:p text:style-name="P5">(4006549,509.56)</text:p>
      <text:p text:style-name="P5">(4006550,346.16)</text:p>
      <text:p text:style-name="P5">(4006551,351.1)</text:p>
      <text:p text:style-name="P5">(4006552,625.38)</text:p>
      <text:p text:style-name="P5">(4006553,569.84)</text:p>
      <text:p text:style-name="P5">(4006554,613.41)</text:p>
      <text:p text:style-name="P5">(4006555,728.3)</text:p>
      <text:p text:style-name="P5">(4006556,431.92)</text:p>
      <text:p text:style-name="P5">(4006557,725.21)</text:p>
      <text:p text:style-name="P5">(4006558,851.45)</text:p>
      <text:p text:style-name="P5">(4006559,677.16)</text:p>
      <text:p text:style-name="P5">(4006560,823.55)</text:p>
      <text:p text:style-name="P5">(4006561,389.61)</text:p>
      <text:p text:style-name="P5">(4006562,753.26)</text:p>
      <text:p text:style-name="P5">(4006563,176.58)</text:p>
      <text:p text:style-name="P5">(4006564,252.24)</text:p>
      <text:p text:style-name="P5">(4006565,223.91)</text:p>
      <text:p text:style-name="P5">(4006566,1137.61)</text:p>
      <text:p text:style-name="P5">(4006567,510.69)</text:p>
      <text:p text:style-name="P5">(4006568,868.58)</text:p>
      <text:p text:style-name="P5">(4006569,582.31)</text:p>
      <text:p text:style-name="P5">(4006570,291.9)</text:p>
      <text:p text:style-name="P5">(4006571,275.84)</text:p>
      <text:p text:style-name="P5">(4006572,365.55)</text:p>
      <text:p text:style-name="P5">(4006573,223.32)</text:p>
      <text:p text:style-name="P5">(4006574,330.45)</text:p>
      <text:p text:style-name="P5">(4006575,394.13)</text:p>
      <text:p text:style-name="P5"><text:soft-page-break/>(4006576,287.25)</text:p>
      <text:p text:style-name="P5">(4006577,280.75)</text:p>
      <text:p text:style-name="P5">(4006578,297.48)</text:p>
      <text:p text:style-name="P5">(4006579,746.73)</text:p>
      <text:p text:style-name="P5">(4006580,559.15)</text:p>
      <text:p text:style-name="P5">(4006581,201.44)</text:p>
      <text:p text:style-name="P5">(4006582,654.79)</text:p>
      <text:p text:style-name="P5">(4006583,510.0)</text:p>
      <text:p text:style-name="P5">(4006584,206.21)</text:p>
      <text:p text:style-name="P5">(4006585,538.31)</text:p>
      <text:p text:style-name="P5">(4006586,216.65)</text:p>
      <text:p text:style-name="P5">(4006587,467.57)</text:p>
      <text:p text:style-name="P5">(4006588,424.94)</text:p>
      <text:p text:style-name="P5">(4006589,489.41)</text:p>
      <text:p text:style-name="P5">(4006590,367.26)</text:p>
      <text:p text:style-name="P5">(4006591,248.64)</text:p>
      <text:p text:style-name="P5">(4006592,298.82)</text:p>
      <text:p text:style-name="P5">(4006593,146.04)</text:p>
      <text:p text:style-name="P5">(4006594,363.71)</text:p>
      <text:p text:style-name="P5">(4006595,677.43)</text:p>
      <text:p text:style-name="P5">(4006596,212.56)</text:p>
      <text:p text:style-name="P5">(4006597,576.07)</text:p>
      <text:p text:style-name="P5">(4006598,724.81)</text:p>
      <text:p text:style-name="P5">(4006599,693.67)</text:p>
      <text:p text:style-name="P5">(4006600,420.0)</text:p>
      <text:p text:style-name="P5">(4006601,363.39)</text:p>
      <text:p text:style-name="P5">(4006602,194.71)</text:p>
      <text:p text:style-name="P5">(4006603,790.14)</text:p>
      <text:p text:style-name="P5">(4006604,217.94)</text:p>
      <text:p text:style-name="P5">(4006605,363.5)</text:p>
      <text:p text:style-name="P5">(4006606,1628.94)</text:p>
      <text:p text:style-name="P5">(4006607,1195.56)</text:p>
      <text:p text:style-name="P5">(4006608,488.16)</text:p>
      <text:p text:style-name="P5">(4006609,29.85)</text:p>
      <text:p text:style-name="P5">(4006610,896.08)</text:p>
      <text:p text:style-name="P5">(4006611,942.68)</text:p>
      <text:p text:style-name="P5">(4006612,332.99)</text:p>
      <text:p text:style-name="P5">(4006613,613.03)</text:p>
      <text:p text:style-name="P5">(4006614,534.49)</text:p>
      <text:p text:style-name="P5">(4006615,593.64)</text:p>
      <text:p text:style-name="P5">(4006616,800.43)</text:p>
      <text:p text:style-name="P5">(4006617,350.1)</text:p>
      <text:p text:style-name="P5">(4006618,225.64)</text:p>
      <text:p text:style-name="P5">(4006619,186.52)</text:p>
      <text:p text:style-name="P5">(4006620,225.38)</text:p>
      <text:p text:style-name="P5">(4006621,272.23)</text:p>
      <text:p text:style-name="P5">(4006622,248.39)</text:p>
      <text:p text:style-name="P5">(4006623,347.13)</text:p>
      <text:p text:style-name="P5">(4006624,392.58)</text:p>
      <text:p text:style-name="P5"><text:soft-page-break/>(4006625,271.08)</text:p>
      <text:p text:style-name="P5">(4006626,525.41)</text:p>
      <text:p text:style-name="P5">(4006627,857.36)</text:p>
      <text:p text:style-name="P5">(4006628,177.91)</text:p>
      <text:p text:style-name="P5">(4006629,234.57)</text:p>
      <text:p text:style-name="P5">(4006630,1070.26)</text:p>
      <text:p text:style-name="P5">(4006631,406.15)</text:p>
      <text:p text:style-name="P5">(4006632,383.31)</text:p>
      <text:p text:style-name="P5">(4006633,475.19)</text:p>
      <text:p text:style-name="P5">(4006634,435.41)</text:p>
      <text:p text:style-name="P5">(4006635,290.06)</text:p>
      <text:p text:style-name="P5">(4006636,323.74)</text:p>
      <text:p text:style-name="P5">(4006637,613.32)</text:p>
      <text:p text:style-name="P5">(4006638,754.3)</text:p>
      <text:p text:style-name="P5">(4006639,629.11)</text:p>
      <text:p text:style-name="P5">(4006640,360.61)</text:p>
      <text:p text:style-name="P5">(4006641,362.55)</text:p>
      <text:p text:style-name="P5">(4006642,199.09)</text:p>
      <text:p text:style-name="P5">(4006643,899.74)</text:p>
      <text:p text:style-name="P5">(4006644,253.32)</text:p>
      <text:p text:style-name="P5">(4006645,729.24)</text:p>
      <text:p text:style-name="P5">(4006646,837.66)</text:p>
      <text:p text:style-name="P5">(4006647,331.07)</text:p>
      <text:p text:style-name="P5">(4006648,934.86)</text:p>
      <text:p text:style-name="P5">(4006649,243.13)</text:p>
      <text:p text:style-name="P5">(4006650,381.37)</text:p>
      <text:p text:style-name="P5">(4006651,400.95)</text:p>
      <text:p text:style-name="P5">(4006652,733.27)</text:p>
      <text:p text:style-name="P5">(4006653,215.19)</text:p>
      <text:p text:style-name="P5">(4006654,746.38)</text:p>
      <text:p text:style-name="P5">(4006655,186.38)</text:p>
      <text:p text:style-name="P5">(4006656,1347.99)</text:p>
      <text:p text:style-name="P5">(4006657,340.57)</text:p>
      <text:p text:style-name="P5">(4006658,90.79)</text:p>
      <text:p text:style-name="P5">(4006659,928.13)</text:p>
      <text:p text:style-name="P5">(4006660,396.22)</text:p>
      <text:p text:style-name="P5">(4006661,1033.78)</text:p>
      <text:p text:style-name="P5">(4006662,538.37)</text:p>
      <text:p text:style-name="P5">(4006663,221.82)</text:p>
      <text:p text:style-name="P5">(4006664,341.99)</text:p>
      <text:p text:style-name="P5">(4006665,602.19)</text:p>
      <text:p text:style-name="P5">(4006666,514.14)</text:p>
      <text:p text:style-name="P5">(4006667,464.4)</text:p>
      <text:p text:style-name="P5">(4006668,554.66)</text:p>
      <text:p text:style-name="P5">(4006669,256.24)</text:p>
      <text:p text:style-name="P5">(4006670,1014.59)</text:p>
      <text:p text:style-name="P5">(4006671,372.54)</text:p>
      <text:p text:style-name="P5">(4006672,190.92)</text:p>
      <text:p text:style-name="P5">(4006673,554.6)</text:p>
      <text:p text:style-name="P5"><text:soft-page-break/>(4006674,236.54)</text:p>
      <text:p text:style-name="P5">(4006675,277.42)</text:p>
      <text:p text:style-name="P5">(4006676,637.27)</text:p>
      <text:p text:style-name="P5">(4006677,782.02)</text:p>
      <text:p text:style-name="P5">(4006678,635.41)</text:p>
      <text:p text:style-name="P5">(4006679,348.8)</text:p>
      <text:p text:style-name="P5">(4006680,381.69)</text:p>
      <text:p text:style-name="P5">(4006681,1057.99)</text:p>
      <text:p text:style-name="P5">(4006682,493.26)</text:p>
      <text:p text:style-name="P5">(4006683,729.16)</text:p>
      <text:p text:style-name="P5">(4006684,757.45)</text:p>
      <text:p text:style-name="P5">(4006685,1027.71)</text:p>
      <text:p text:style-name="P5">(4006686,861.31)</text:p>
      <text:p text:style-name="P5">(4006687,768.75)</text:p>
      <text:p text:style-name="P5">(4006688,936.36)</text:p>
      <text:p text:style-name="P5">(4006689,401.48)</text:p>
      <text:p text:style-name="P5">(4006690,481.33)</text:p>
      <text:p text:style-name="P5">(4006691,899.46)</text:p>
      <text:p text:style-name="P5">(4006692,169.99)</text:p>
      <text:p text:style-name="P5">(4006693,422.13)</text:p>
      <text:p text:style-name="P5">(4006694,488.33)</text:p>
      <text:p text:style-name="P5">(4006695,795.99)</text:p>
      <text:p text:style-name="P5">(4006696,775.36)</text:p>
      <text:p text:style-name="P5">(4006697,595.78)</text:p>
      <text:p text:style-name="P5">(4006698,669.52)</text:p>
      <text:p text:style-name="P5">(4006699,197.34)</text:p>
      <text:p text:style-name="P5">(4006700,294.44)</text:p>
      <text:p text:style-name="P5">(4006701,501.22)</text:p>
      <text:p text:style-name="P5">(4006702,650.52)</text:p>
      <text:p text:style-name="P5">(4006703,801.35)</text:p>
      <text:p text:style-name="P5">(4006704,417.35)</text:p>
      <text:p text:style-name="P5">(4006705,1144.17)</text:p>
      <text:p text:style-name="P5">(4006706,393.03)</text:p>
      <text:p text:style-name="P5">(4006707,268.89)</text:p>
      <text:p text:style-name="P5">(4006708,499.53)</text:p>
      <text:p text:style-name="P5">(4006709,826.4)</text:p>
      <text:p text:style-name="P5">(4006710,597.38)</text:p>
      <text:p text:style-name="P5">(4006711,1158.09)</text:p>
      <text:p text:style-name="P5">(4006712,615.3)</text:p>
      <text:p text:style-name="P5">(4006713,724.41)</text:p>
      <text:p text:style-name="P5">(4006714,235.08)</text:p>
      <text:p text:style-name="P5">(4006715,520.31)</text:p>
      <text:p text:style-name="P5">(4006716,826.54)</text:p>
      <text:p text:style-name="P5">(4006717,903.46)</text:p>
      <text:p text:style-name="P5">(4006718,598.47)</text:p>
      <text:p text:style-name="P5">(4006719,839.36)</text:p>
      <text:p text:style-name="P5">(4006720,278.34)</text:p>
      <text:p text:style-name="P5">(4006721,336.47)</text:p>
      <text:p text:style-name="P5">(4006722,410.49)</text:p>
      <text:p text:style-name="P5"><text:soft-page-break/>(4006723,668.82)</text:p>
      <text:p text:style-name="P5">(4006724,926.8)</text:p>
      <text:p text:style-name="P5">(4006725,290.04)</text:p>
      <text:p text:style-name="P5">(4006726,326.02)</text:p>
      <text:p text:style-name="P5">(4006727,366.67)</text:p>
      <text:p text:style-name="P5">(4006728,556.61)</text:p>
      <text:p text:style-name="P5">(4006729,887.11)</text:p>
      <text:p text:style-name="P5">(4006730,150.03)</text:p>
      <text:p text:style-name="P5">(4006731,572.33)</text:p>
      <text:p text:style-name="P5">(4006732,94.9)</text:p>
      <text:p text:style-name="P5">(4006733,499.05)</text:p>
      <text:p text:style-name="P5">(4006734,468.12)</text:p>
      <text:p text:style-name="P5">(4006735,690.0)</text:p>
      <text:p text:style-name="P5">(4006736,647.76)</text:p>
      <text:p text:style-name="P5">(4006737,359.56)</text:p>
      <text:p text:style-name="P5">(4006738,552.47)</text:p>
      <text:p text:style-name="P5">(4006739,384.59)</text:p>
      <text:p text:style-name="P5">(4006740,229.35)</text:p>
      <text:p text:style-name="P5">(4006741,458.47)</text:p>
      <text:p text:style-name="P5">(4006742,917.5)</text:p>
      <text:p text:style-name="P5">(4006743,504.29)</text:p>
      <text:p text:style-name="P5">(4006744,275.99)</text:p>
      <text:p text:style-name="P5">(4006745,279.28)</text:p>
      <text:p text:style-name="P5">(4006746,132.73)</text:p>
      <text:p text:style-name="P5">(4006747,354.63)</text:p>
      <text:p text:style-name="P5">(4006748,518.29)</text:p>
      <text:p text:style-name="P5">(4006749,1036.36)</text:p>
      <text:p text:style-name="P5">(4006750,422.72)</text:p>
      <text:p text:style-name="P5">(4006751,88.04)</text:p>
      <text:p text:style-name="P5">(4006752,752.12)</text:p>
      <text:p text:style-name="P5">(4006753,284.58)</text:p>
      <text:p text:style-name="P5">(4006754,537.56)</text:p>
      <text:p text:style-name="P5">(4006755,880.7)</text:p>
      <text:p text:style-name="P5">(4006756,670.76)</text:p>
      <text:p text:style-name="P5">(4006757,683.81)</text:p>
      <text:p text:style-name="P5">(4006758,491.58)</text:p>
      <text:p text:style-name="P5">(4006759,664.05)</text:p>
      <text:p text:style-name="P5">(4006760,61.39)</text:p>
      <text:p text:style-name="P5">(4006761,361.58)</text:p>
      <text:p text:style-name="P5">(4006762,364.69)</text:p>
      <text:p text:style-name="P5">(4006763,593.63)</text:p>
      <text:p text:style-name="P5">(4006764,664.3)</text:p>
      <text:p text:style-name="P5">(4006765,845.05)</text:p>
      <text:p text:style-name="P5">(4006766,586.07)</text:p>
      <text:p text:style-name="P5">(4006767,333.5)</text:p>
      <text:p text:style-name="P5">(4006768,442.67)</text:p>
      <text:p text:style-name="P5">(4006769,487.49)</text:p>
      <text:p text:style-name="P5">(4006770,703.1)</text:p>
      <text:p text:style-name="P5">(4006771,297.15)</text:p>
      <text:p text:style-name="P5"><text:soft-page-break/>(4006772,496.04)</text:p>
      <text:p text:style-name="P5">(4006773,612.26)</text:p>
      <text:p text:style-name="P5">(4006774,550.32)</text:p>
      <text:p text:style-name="P5">(4006775,225.12)</text:p>
      <text:p text:style-name="P5">(4006776,260.89)</text:p>
      <text:p text:style-name="P5">(4006777,476.24)</text:p>
      <text:p text:style-name="P5">(4006778,593.89)</text:p>
      <text:p text:style-name="P5">(4006779,1453.23)</text:p>
      <text:p text:style-name="P5">(4006780,69.55)</text:p>
      <text:p text:style-name="P5">(4006781,354.8)</text:p>
      <text:p text:style-name="P5">(4006782,903.69)</text:p>
      <text:p text:style-name="P5">(4006783,755.98)</text:p>
      <text:p text:style-name="P5">(4006784,570.45)</text:p>
      <text:p text:style-name="P5">(4006785,695.97)</text:p>
      <text:p text:style-name="P5">(4006786,448.43)</text:p>
      <text:p text:style-name="P5">(4006787,657.06)</text:p>
      <text:p text:style-name="P5">(4006788,963.83)</text:p>
      <text:p text:style-name="P5">(4006789,526.91)</text:p>
      <text:p text:style-name="P5">(4006790,642.64)</text:p>
      <text:p text:style-name="P5">(4006791,702.66)</text:p>
      <text:p text:style-name="P5">(4006792,875.3)</text:p>
      <text:p text:style-name="P5">(4006793,606.18)</text:p>
      <text:p text:style-name="P5">(4006794,575.83)</text:p>
      <text:p text:style-name="P5">(4006795,590.53)</text:p>
      <text:p text:style-name="P5">(4006796,103.87)</text:p>
      <text:p text:style-name="P5">(4006797,639.22)</text:p>
      <text:p text:style-name="P5">(4006798,601.74)</text:p>
      <text:p text:style-name="P5">(4006799,211.82)</text:p>
      <text:p text:style-name="P5">(4006800,547.24)</text:p>
      <text:p text:style-name="P5">(4006801,693.3)</text:p>
      <text:p text:style-name="P5">(4006802,806.81)</text:p>
      <text:p text:style-name="P5">(4006803,344.29)</text:p>
      <text:p text:style-name="P5">(4006804,787.2)</text:p>
      <text:p text:style-name="P5">(4006805,605.95)</text:p>
      <text:p text:style-name="P5">(4006806,487.28)</text:p>
      <text:p text:style-name="P5">(4006807,460.36)</text:p>
      <text:p text:style-name="P5">(4006808,363.95)</text:p>
      <text:p text:style-name="P5">(4006809,670.17)</text:p>
      <text:p text:style-name="P5">(4006810,191.37)</text:p>
      <text:p text:style-name="P5">(4006811,661.87)</text:p>
      <text:p text:style-name="P5">(4006812,603.68)</text:p>
      <text:p text:style-name="P5">(4006813,540.27)</text:p>
      <text:p text:style-name="P5">(4006814,530.07)</text:p>
      <text:p text:style-name="P5">(4006815,421.16)</text:p>
      <text:p text:style-name="P5">(4006816,391.27)</text:p>
      <text:p text:style-name="P5">(4006817,597.47)</text:p>
      <text:p text:style-name="P5">(4006818,658.95)</text:p>
      <text:p text:style-name="P5">(4006819,364.85)</text:p>
      <text:p text:style-name="P5">(4006820,455.98)</text:p>
      <text:p text:style-name="P5"><text:soft-page-break/>(4006821,429.21)</text:p>
      <text:p text:style-name="P5">(4006822,305.44)</text:p>
      <text:p text:style-name="P5">(4006823,481.94)</text:p>
      <text:p text:style-name="P5">(4006824,586.29)</text:p>
      <text:p text:style-name="P5">(4006825,155.57)</text:p>
      <text:p text:style-name="P5">(4006826,714.11)</text:p>
      <text:p text:style-name="P5">(4006827,108.55)</text:p>
      <text:p text:style-name="P5">(4006828,475.32)</text:p>
      <text:p text:style-name="P5">(4006829,458.87)</text:p>
      <text:p text:style-name="P5">(4006830,367.69)</text:p>
      <text:p text:style-name="P5">(4006831,255.13)</text:p>
      <text:p text:style-name="P5">(4006832,306.06)</text:p>
      <text:p text:style-name="P5">(4006833,409.6)</text:p>
      <text:p text:style-name="P5">(4006834,610.49)</text:p>
      <text:p text:style-name="P5">(4006835,281.47)</text:p>
      <text:p text:style-name="P5">(4006836,788.84)</text:p>
      <text:p text:style-name="P5">(4006837,764.64)</text:p>
      <text:p text:style-name="P5">(4006838,534.72)</text:p>
      <text:p text:style-name="P5">(4006839,1004.43)</text:p>
      <text:p text:style-name="P5">(4006840,269.28)</text:p>
      <text:p text:style-name="P5">(4006841,146.9)</text:p>
      <text:p text:style-name="P5">(4006842,697.12)</text:p>
      <text:p text:style-name="P5">(4006843,882.82)</text:p>
      <text:p text:style-name="P5">(4006844,1052.26)</text:p>
      <text:p text:style-name="P5">(4006845,240.35)</text:p>
      <text:p text:style-name="P5">(4006846,165.63)</text:p>
      <text:p text:style-name="P5">(4006847,129.63)</text:p>
      <text:p text:style-name="P5">(4006848,661.45)</text:p>
      <text:p text:style-name="P5">(4006849,740.6)</text:p>
      <text:p text:style-name="P5">(4006850,371.41)</text:p>
      <text:p text:style-name="P5">(4006851,829.46)</text:p>
      <text:p text:style-name="P5">(4006852,162.58)</text:p>
      <text:p text:style-name="P5">(4006853,673.34)</text:p>
      <text:p text:style-name="P5">(4006854,1398.87)</text:p>
      <text:p text:style-name="P5">(4006855,611.44)</text:p>
      <text:p text:style-name="P5">(4006856,814.0)</text:p>
      <text:p text:style-name="P5">(4006857,512.45)</text:p>
      <text:p text:style-name="P5">(4006858,267.06)</text:p>
      <text:p text:style-name="P5">(4006859,1254.07)</text:p>
      <text:p text:style-name="P5">(4006860,457.24)</text:p>
      <text:p text:style-name="P5">(4006861,586.62)</text:p>
      <text:p text:style-name="P5">(4006862,416.84)</text:p>
      <text:p text:style-name="P5">(4006863,648.73)</text:p>
      <text:p text:style-name="P5">(4006864,175.13)</text:p>
      <text:p text:style-name="P5">(4006865,462.83)</text:p>
      <text:p text:style-name="P5">(4006866,673.01)</text:p>
      <text:p text:style-name="P5">(4006867,964.29)</text:p>
      <text:p text:style-name="P5">(4006868,683.01)</text:p>
      <text:p text:style-name="P5">(4006869,488.64)</text:p>
      <text:p text:style-name="P5"><text:soft-page-break/>(4006870,541.55)</text:p>
      <text:p text:style-name="P5">(4006871,225.48)</text:p>
      <text:p text:style-name="P5">(4006872,652.72)</text:p>
      <text:p text:style-name="P5">(4006873,389.49)</text:p>
      <text:p text:style-name="P5">(4006874,926.06)</text:p>
      <text:p text:style-name="P5">(4006875,658.17)</text:p>
      <text:p text:style-name="P5">(4006876,397.59)</text:p>
      <text:p text:style-name="P5">(4006877,699.28)</text:p>
      <text:p text:style-name="P5">(4006878,827.09)</text:p>
      <text:p text:style-name="P5">(4006879,612.54)</text:p>
      <text:p text:style-name="P5">(4006880,584.92)</text:p>
      <text:p text:style-name="P5">(4006881,244.39)</text:p>
      <text:p text:style-name="P5">(4006882,158.41)</text:p>
      <text:p text:style-name="P5">(4006883,600.23)</text:p>
      <text:p text:style-name="P5">(4006884,350.49)</text:p>
      <text:p text:style-name="P5">(4006886,449.55)</text:p>
      <text:p text:style-name="P5">(4006887,162.71)</text:p>
      <text:p text:style-name="P5">(4006888,576.44)</text:p>
      <text:p text:style-name="P5">(4006889,309.06)</text:p>
      <text:p text:style-name="P5">(4006890,439.32)</text:p>
      <text:p text:style-name="P5">(4006891,595.22)</text:p>
      <text:p text:style-name="P5">(4006892,1033.03)</text:p>
      <text:p text:style-name="P5">(4006893,583.89)</text:p>
      <text:p text:style-name="P5">(4006894,470.72)</text:p>
      <text:p text:style-name="P5">(4006895,302.96)</text:p>
      <text:p text:style-name="P5">(4006896,205.21)</text:p>
      <text:p text:style-name="P5">(4006897,208.42)</text:p>
      <text:p text:style-name="P5">(4006898,813.59)</text:p>
      <text:p text:style-name="P5">(4006899,572.54)</text:p>
      <text:p text:style-name="P5">(4006900,193.0)</text:p>
      <text:p text:style-name="P5">(4006901,492.02)</text:p>
      <text:p text:style-name="P5">(4006902,878.51)</text:p>
      <text:p text:style-name="P5">(4006903,770.35)</text:p>
      <text:p text:style-name="P5">(4006904,678.96)</text:p>
      <text:p text:style-name="P5">(4006905,525.31)</text:p>
      <text:p text:style-name="P5">(4006906,295.61)</text:p>
      <text:p text:style-name="P5">(4006907,824.95)</text:p>
      <text:p text:style-name="P5">(4006908,646.1)</text:p>
      <text:p text:style-name="P5">(4006909,557.18)</text:p>
      <text:p text:style-name="P5">(4006910,486.21)</text:p>
      <text:p text:style-name="P5">(4006911,422.7)</text:p>
      <text:p text:style-name="P5">(4006912,259.24)</text:p>
      <text:p text:style-name="P5">(4006913,186.0)</text:p>
      <text:p text:style-name="P5">(4006914,462.08)</text:p>
      <text:p text:style-name="P5">(4006915,857.93)</text:p>
      <text:p text:style-name="P5">(4006916,554.25)</text:p>
      <text:p text:style-name="P5">(4006917,429.3)</text:p>
      <text:p text:style-name="P5">(4006918,749.74)</text:p>
      <text:p text:style-name="P5">(4006919,522.95)</text:p>
      <text:p text:style-name="P5"><text:soft-page-break/>(4006920,425.79)</text:p>
      <text:p text:style-name="P5">(4006921,858.43)</text:p>
      <text:p text:style-name="P5">(4006922,259.42)</text:p>
      <text:p text:style-name="P5">(4006923,852.18)</text:p>
      <text:p text:style-name="P5">(4006924,968.68)</text:p>
      <text:p text:style-name="P5">(4006925,420.8)</text:p>
      <text:p text:style-name="P5">(4006926,674.03)</text:p>
      <text:p text:style-name="P5">(4006927,1326.93)</text:p>
      <text:p text:style-name="P5">(4006928,315.54)</text:p>
      <text:p text:style-name="P5">(4006929,686.72)</text:p>
      <text:p text:style-name="P5">(4006930,715.86)</text:p>
      <text:p text:style-name="P5">(4006931,123.74)</text:p>
      <text:p text:style-name="P5">(4006932,704.54)</text:p>
      <text:p text:style-name="P5">(4006933,391.39)</text:p>
      <text:p text:style-name="P5">(4006934,887.69)</text:p>
      <text:p text:style-name="P5">(4006935,399.63)</text:p>
      <text:p text:style-name="P5">(4006936,491.32)</text:p>
      <text:p text:style-name="P5">(4006937,148.31)</text:p>
      <text:p text:style-name="P5">(4006938,985.46)</text:p>
      <text:p text:style-name="P5">(4006939,325.38)</text:p>
      <text:p text:style-name="P5">(4006940,509.05)</text:p>
      <text:p text:style-name="P5">(4006941,567.96)</text:p>
      <text:p text:style-name="P5">(4006942,1049.35)</text:p>
      <text:p text:style-name="P5">(4006943,829.88)</text:p>
      <text:p text:style-name="P5">(4006944,518.05)</text:p>
      <text:p text:style-name="P5">(4006945,228.33)</text:p>
      <text:p text:style-name="P5">(4006946,540.74)</text:p>
      <text:p text:style-name="P5">(4006947,56.64)</text:p>
      <text:p text:style-name="P5">(4006948,876.34)</text:p>
      <text:p text:style-name="P5">(4006949,243.49)</text:p>
      <text:p text:style-name="P5">(4006950,222.57)</text:p>
      <text:p text:style-name="P5">(4006951,316.37)</text:p>
      <text:p text:style-name="P5">(4006952,349.35)</text:p>
      <text:p text:style-name="P5">(4006953,641.64)</text:p>
      <text:p text:style-name="P5">(4006954,915.3)</text:p>
      <text:p text:style-name="P5">(4006955,230.0)</text:p>
      <text:p text:style-name="P5">(4006956,600.28)</text:p>
      <text:p text:style-name="P5">(4006957,506.73)</text:p>
      <text:p text:style-name="P5">(4006958,703.54)</text:p>
      <text:p text:style-name="P5">(4006959,97.3)</text:p>
      <text:p text:style-name="P5">(4006960,473.78)</text:p>
      <text:p text:style-name="P5">(4006961,651.7)</text:p>
      <text:p text:style-name="P5">(4006962,636.06)</text:p>
      <text:p text:style-name="P5">(4006963,496.08)</text:p>
      <text:p text:style-name="P5">(4006964,316.23)</text:p>
      <text:p text:style-name="P5">(4006965,714.93)</text:p>
      <text:p text:style-name="P5">(4006966,287.04)</text:p>
      <text:p text:style-name="P5">(4006967,470.7)</text:p>
      <text:p text:style-name="P5">(4006968,668.56)</text:p>
      <text:p text:style-name="P5"><text:soft-page-break/>(4006969,441.29)</text:p>
      <text:p text:style-name="P5">(4006970,356.37)</text:p>
      <text:p text:style-name="P5">(4006971,606.75)</text:p>
      <text:p text:style-name="P5">(4006972,170.88)</text:p>
      <text:p text:style-name="P5">(4006973,276.61)</text:p>
      <text:p text:style-name="P5">(4006974,263.4)</text:p>
      <text:p text:style-name="P5">(4006975,510.47)</text:p>
      <text:p text:style-name="P5">(4006976,168.21)</text:p>
      <text:p text:style-name="P5">(4006977,385.92)</text:p>
      <text:p text:style-name="P5">(4006978,254.32)</text:p>
      <text:p text:style-name="P5">(4006979,424.05)</text:p>
      <text:p text:style-name="P5">(4006980,837.53)</text:p>
      <text:p text:style-name="P5">(4006981,803.73)</text:p>
      <text:p text:style-name="P5">(4006982,183.56)</text:p>
      <text:p text:style-name="P5">(4006983,691.81)</text:p>
      <text:p text:style-name="P5">(4006984,103.1)</text:p>
      <text:p text:style-name="P5">(4006985,160.44)</text:p>
      <text:p text:style-name="P5">(4006986,251.16)</text:p>
      <text:p text:style-name="P5">(4006987,394.29)</text:p>
      <text:p text:style-name="P5">(4006988,278.71)</text:p>
      <text:p text:style-name="P5">(4006989,662.58)</text:p>
      <text:p text:style-name="P5">(4006990,701.46)</text:p>
      <text:p text:style-name="P5">(4006991,755.04)</text:p>
      <text:p text:style-name="P5">(4006992,286.91)</text:p>
      <text:p text:style-name="P5">(4006993,976.2)</text:p>
      <text:p text:style-name="P5">(4006994,724.14)</text:p>
      <text:p text:style-name="P5">(4006995,300.42)</text:p>
      <text:p text:style-name="P5">(4006996,164.67)</text:p>
      <text:p text:style-name="P5">(4006997,582.06)</text:p>
      <text:p text:style-name="P5">(4006998,368.01)</text:p>
      <text:p text:style-name="P5">(4006999,357.8)</text:p>
      <text:p text:style-name="P5">(4007000,503.36)</text:p>
      <text:p text:style-name="P5">(4007001,270.04)</text:p>
      <text:p text:style-name="P5">(4007002,865.9)</text:p>
      <text:p text:style-name="P5">(4007003,646.42)</text:p>
      <text:p text:style-name="P5">(4007004,606.99)</text:p>
      <text:p text:style-name="P5">(4007005,235.61)</text:p>
      <text:p text:style-name="P5">(4007006,1481.27)</text:p>
      <text:p text:style-name="P5">(4007007,485.33)</text:p>
      <text:p text:style-name="P5">(4007008,775.05)</text:p>
      <text:p text:style-name="P5">(4007009,330.26)</text:p>
      <text:p text:style-name="P5">(4007010,611.24)</text:p>
      <text:p text:style-name="P5">(4007011,19.62)</text:p>
      <text:p text:style-name="P5">(4007012,352.11)</text:p>
      <text:p text:style-name="P5">(4007013,507.53)</text:p>
      <text:p text:style-name="P5">(4007014,286.19)</text:p>
      <text:p text:style-name="P5">(4007015,958.92)</text:p>
      <text:p text:style-name="P5">(4007016,1126.83)</text:p>
      <text:p text:style-name="P5">(4007017,518.84)</text:p>
      <text:p text:style-name="P5"><text:soft-page-break/>(4007018,57.27)</text:p>
      <text:p text:style-name="P5">(4007019,758.53)</text:p>
      <text:p text:style-name="P5">(4007020,549.58)</text:p>
      <text:p text:style-name="P5">(4007021,822.48)</text:p>
      <text:p text:style-name="P5">(4007022,512.7)</text:p>
      <text:p text:style-name="P5">(4007023,244.77)</text:p>
      <text:p text:style-name="P5">(4007024,960.11)</text:p>
      <text:p text:style-name="P5">(4007025,662.8)</text:p>
      <text:p text:style-name="P5">(4007026,505.7)</text:p>
      <text:p text:style-name="P5">(4007027,520.35)</text:p>
      <text:p text:style-name="P5">(4007028,605.9)</text:p>
      <text:p text:style-name="P5">(4007029,351.34)</text:p>
      <text:p text:style-name="P5">(4007030,117.42)</text:p>
      <text:p text:style-name="P5">(4007031,738.8)</text:p>
      <text:p text:style-name="P5">(4007032,336.78)</text:p>
      <text:p text:style-name="P5">(4007033,548.77)</text:p>
      <text:p text:style-name="P5">(4007034,676.27)</text:p>
      <text:p text:style-name="P5">(4007035,128.89)</text:p>
      <text:p text:style-name="P5">(4007036,794.88)</text:p>
      <text:p text:style-name="P5">(4007037,811.05)</text:p>
      <text:p text:style-name="P5">(4007038,537.72)</text:p>
      <text:p text:style-name="P5">(4007039,282.59)</text:p>
      <text:p text:style-name="P5">(4007040,224.09)</text:p>
      <text:p text:style-name="P5">(4007041,636.71)</text:p>
      <text:p text:style-name="P5">(4007042,717.05)</text:p>
      <text:p text:style-name="P5">(4007043,231.88)</text:p>
      <text:p text:style-name="P5">(4007044,386.89)</text:p>
      <text:p text:style-name="P5">(4007045,200.83)</text:p>
      <text:p text:style-name="P5">(4007046,932.46)</text:p>
      <text:p text:style-name="P5">(4007047,495.58)</text:p>
      <text:p text:style-name="P5">(4007048,695.2)</text:p>
      <text:p text:style-name="P5">(4007049,301.1)</text:p>
      <text:p text:style-name="P5">(4007050,728.22)</text:p>
      <text:p text:style-name="P5">(4007051,332.0)</text:p>
      <text:p text:style-name="P5">(4007052,597.6)</text:p>
      <text:p text:style-name="P5">(4007053,1079.71)</text:p>
      <text:p text:style-name="P5">(4007054,578.49)</text:p>
      <text:p text:style-name="P5">(4007055,552.55)</text:p>
      <text:p text:style-name="P5">(4007056,439.2)</text:p>
      <text:p text:style-name="P5">(4007057,458.98)</text:p>
      <text:p text:style-name="P5">(4007058,617.56)</text:p>
      <text:p text:style-name="P5">(4007059,93.24)</text:p>
      <text:p text:style-name="P5">(4007060,329.47)</text:p>
      <text:p text:style-name="P5">(4007061,401.76)</text:p>
      <text:p text:style-name="P5">(4007062,588.45)</text:p>
      <text:p text:style-name="P5">(4007063,576.25)</text:p>
      <text:p text:style-name="P5">(4007064,538.28)</text:p>
      <text:p text:style-name="P5">(4007065,527.86)</text:p>
      <text:p text:style-name="P5">(4007066,349.08)</text:p>
      <text:p text:style-name="P5"><text:soft-page-break/>(4007067,84.9)</text:p>
      <text:p text:style-name="P5">(4007068,342.57)</text:p>
      <text:p text:style-name="P5">(4007069,241.45)</text:p>
      <text:p text:style-name="P5">(4007070,403.64)</text:p>
      <text:p text:style-name="P5">(4007071,629.28)</text:p>
      <text:p text:style-name="P5">(4007072,343.37)</text:p>
      <text:p text:style-name="P5">(4007073,107.63)</text:p>
      <text:p text:style-name="P5">(4007074,246.8)</text:p>
      <text:p text:style-name="P5">(4007075,589.48)</text:p>
      <text:p text:style-name="P5">(4007076,854.92)</text:p>
      <text:p text:style-name="P5">(4007077,417.03)</text:p>
      <text:p text:style-name="P5">(4007078,716.18)</text:p>
      <text:p text:style-name="P5">(4007079,783.09)</text:p>
      <text:p text:style-name="P5">(4007080,688.26)</text:p>
      <text:p text:style-name="P5">(4007081,999.93)</text:p>
      <text:p text:style-name="P5">(4007082,432.53)</text:p>
      <text:p text:style-name="P5">(4007083,426.01)</text:p>
      <text:p text:style-name="P5">(4007084,699.84)</text:p>
      <text:p text:style-name="P5">(4007085,116.93)</text:p>
      <text:p text:style-name="P5">(4007086,161.32)</text:p>
      <text:p text:style-name="P5">(4007087,486.11)</text:p>
      <text:p text:style-name="P5">(4007088,645.37)</text:p>
      <text:p text:style-name="P5">(4007089,929.47)</text:p>
      <text:p text:style-name="P5">(4007090,450.2)</text:p>
      <text:p text:style-name="P5">(4007091,369.65)</text:p>
      <text:p text:style-name="P5">(4007092,744.81)</text:p>
      <text:p text:style-name="P5">(4007093,205.11)</text:p>
      <text:p text:style-name="P5">(4007094,409.19)</text:p>
      <text:p text:style-name="P5">(4007095,465.13)</text:p>
      <text:p text:style-name="P5">(4007096,1052.65)</text:p>
      <text:p text:style-name="P5">(4007097,447.56)</text:p>
      <text:p text:style-name="P5">(4007098,681.64)</text:p>
      <text:p text:style-name="P5">(4007099,315.45)</text:p>
      <text:p text:style-name="P5">(4007100,504.32)</text:p>
      <text:p text:style-name="P5">(4007101,441.37)</text:p>
      <text:p text:style-name="P5">(4007102,828.31)</text:p>
      <text:p text:style-name="P5">(4007103,489.94)</text:p>
      <text:p text:style-name="P5">(4007104,891.45)</text:p>
      <text:p text:style-name="P5">(4007105,903.99)</text:p>
      <text:p text:style-name="P5">(4007106,750.91)</text:p>
      <text:p text:style-name="P5">(4007107,255.99)</text:p>
      <text:p text:style-name="P5">(4007108,801.49)</text:p>
      <text:p text:style-name="P5">(4007109,63.41)</text:p>
      <text:p text:style-name="P5">(4007110,597.58)</text:p>
      <text:p text:style-name="P5">(4007111,464.47)</text:p>
      <text:p text:style-name="P5">(4007112,859.49)</text:p>
      <text:p text:style-name="P5">(4007113,268.32)</text:p>
      <text:p text:style-name="P5">(4007114,324.6)</text:p>
      <text:p text:style-name="P5">(4007115,537.42)</text:p>
      <text:p text:style-name="P5"><text:soft-page-break/>(4007116,1038.42)</text:p>
      <text:p text:style-name="P5">(4007117,519.39)</text:p>
      <text:p text:style-name="P5">(4007118,574.54)</text:p>
      <text:p text:style-name="P5">(4007119,371.5)</text:p>
      <text:p text:style-name="P5">(4007120,508.25)</text:p>
      <text:p text:style-name="P5">(4007121,502.54)</text:p>
      <text:p text:style-name="P5">(4007122,405.44)</text:p>
      <text:p text:style-name="P5">(4007123,1064.28)</text:p>
      <text:p text:style-name="P5">(4007124,602.84)</text:p>
      <text:p text:style-name="P5">(4007125,360.9)</text:p>
      <text:p text:style-name="P5">(4007126,474.68)</text:p>
      <text:p text:style-name="P5">(4007127,336.63)</text:p>
      <text:p text:style-name="P5">(4007128,615.81)</text:p>
      <text:p text:style-name="P5">(4007129,592.33)</text:p>
      <text:p text:style-name="P5">(4007130,463.77)</text:p>
      <text:p text:style-name="P5">(4007131,608.13)</text:p>
      <text:p text:style-name="P5">(4007132,221.52)</text:p>
      <text:p text:style-name="P5">(4007133,326.85)</text:p>
      <text:p text:style-name="P5">(4007134,233.84)</text:p>
      <text:p text:style-name="P5">(4007135,199.41)</text:p>
      <text:p text:style-name="P5">(4007136,927.67)</text:p>
      <text:p text:style-name="P5">(4007137,149.22)</text:p>
      <text:p text:style-name="P5">(4007138,425.56)</text:p>
      <text:p text:style-name="P5">(4007139,588.65)</text:p>
      <text:p text:style-name="P5">(4007140,612.0)</text:p>
      <text:p text:style-name="P5">(4007141,760.58)</text:p>
      <text:p text:style-name="P5">(4007142,357.32)</text:p>
      <text:p text:style-name="P5">(4007143,290.23)</text:p>
      <text:p text:style-name="P5">(4007144,311.6)</text:p>
      <text:p text:style-name="P5">(4007145,606.42)</text:p>
      <text:p text:style-name="P5">(4007146,504.46)</text:p>
      <text:p text:style-name="P5">(4007147,642.77)</text:p>
      <text:p text:style-name="P5">(4007148,293.29)</text:p>
      <text:p text:style-name="P5">(4007149,800.47)</text:p>
      <text:p text:style-name="P5">(4007150,638.97)</text:p>
      <text:p text:style-name="P5">(4007151,675.16)</text:p>
      <text:p text:style-name="P5">(4007152,592.99)</text:p>
      <text:p text:style-name="P5">(4007153,648.4)</text:p>
      <text:p text:style-name="P5">(4007154,352.73)</text:p>
      <text:p text:style-name="P5">(4007155,681.62)</text:p>
      <text:p text:style-name="P5">(4007156,562.95)</text:p>
      <text:p text:style-name="P5">(4007157,547.4)</text:p>
      <text:p text:style-name="P5">(4007158,912.29)</text:p>
      <text:p text:style-name="P5">(4007159,225.14)</text:p>
      <text:p text:style-name="P5">(4007160,1010.71)</text:p>
      <text:p text:style-name="P5">(4007161,895.89)</text:p>
      <text:p text:style-name="P5">(4007162,485.65)</text:p>
      <text:p text:style-name="P5">(4007163,756.55)</text:p>
      <text:p text:style-name="P5">(4007164,357.34)</text:p>
      <text:p text:style-name="P5"><text:soft-page-break/>(4007165,322.98)</text:p>
      <text:p text:style-name="P5">(4007166,580.53)</text:p>
      <text:p text:style-name="P5">(4007167,279.44)</text:p>
      <text:p text:style-name="P5">(4007168,556.69)</text:p>
      <text:p text:style-name="P5">(4007169,549.08)</text:p>
      <text:p text:style-name="P5">(4007170,841.19)</text:p>
      <text:p text:style-name="P5">(4007171,1263.8)</text:p>
      <text:p text:style-name="P5">(4007172,213.37)</text:p>
      <text:p text:style-name="P5">(4007173,568.07)</text:p>
      <text:p text:style-name="P5">(4007174,461.38)</text:p>
      <text:p text:style-name="P5">(4007175,661.32)</text:p>
      <text:p text:style-name="P5">(4007176,275.82)</text:p>
      <text:p text:style-name="P5">(4007177,371.4)</text:p>
      <text:p text:style-name="P5">(4007178,578.46)</text:p>
      <text:p text:style-name="P5">(4007179,412.37)</text:p>
      <text:p text:style-name="P5">(4007180,430.73)</text:p>
      <text:p text:style-name="P5">(4007181,168.33)</text:p>
      <text:p text:style-name="P5">(4007182,491.84)</text:p>
      <text:p text:style-name="P5">(4007183,330.45)</text:p>
      <text:p text:style-name="P5">(4007184,174.65)</text:p>
      <text:p text:style-name="P5">(4007185,662.67)</text:p>
      <text:p text:style-name="P5">(4007186,777.16)</text:p>
      <text:p text:style-name="P5">(4007187,785.39)</text:p>
      <text:p text:style-name="P5">(4007188,320.98)</text:p>
      <text:p text:style-name="P5">(4007189,516.79)</text:p>
      <text:p text:style-name="P5">(4007190,335.44)</text:p>
      <text:p text:style-name="P5">(4007191,724.77)</text:p>
      <text:p text:style-name="P5">(4007192,696.42)</text:p>
      <text:p text:style-name="P5">(4007193,1234.6)</text:p>
      <text:p text:style-name="P5">(4007194,723.97)</text:p>
      <text:p text:style-name="P5">(4007195,233.64)</text:p>
      <text:p text:style-name="P5">(4007196,197.2)</text:p>
      <text:p text:style-name="P5">(4007197,585.08)</text:p>
      <text:p text:style-name="P5">(4007198,703.65)</text:p>
      <text:p text:style-name="P5">(4007199,758.21)</text:p>
      <text:p text:style-name="P5">(4007200,312.52)</text:p>
      <text:p text:style-name="P5">(4007201,512.38)</text:p>
      <text:p text:style-name="P5">(4007202,847.55)</text:p>
      <text:p text:style-name="P5">(4007203,808.36)</text:p>
      <text:p text:style-name="P5">(4007204,874.28)</text:p>
      <text:p text:style-name="P5">(4007205,193.64)</text:p>
      <text:p text:style-name="P5">(4007206,112.63)</text:p>
      <text:p text:style-name="P5">(4007207,28.51)</text:p>
      <text:p text:style-name="P5">(4007208,756.97)</text:p>
      <text:p text:style-name="P5">(4007209,135.06)</text:p>
      <text:p text:style-name="P5">(4007210,993.48)</text:p>
      <text:p text:style-name="P5">(4007211,223.84)</text:p>
      <text:p text:style-name="P5">(4007212,648.67)</text:p>
      <text:p text:style-name="P5">(4007213,537.22)</text:p>
      <text:p text:style-name="P5"><text:soft-page-break/>(4007214,519.53)</text:p>
      <text:p text:style-name="P5">(4007215,324.73)</text:p>
      <text:p text:style-name="P5">(4007216,745.22)</text:p>
      <text:p text:style-name="P5">(4007217,644.96)</text:p>
      <text:p text:style-name="P5">(4007218,510.73)</text:p>
      <text:p text:style-name="P5">(4007219,776.5)</text:p>
      <text:p text:style-name="P5">(4007220,822.97)</text:p>
      <text:p text:style-name="P5">(4007221,444.49)</text:p>
      <text:p text:style-name="P5">(4007222,135.69)</text:p>
      <text:p text:style-name="P5">(4007223,383.87)</text:p>
      <text:p text:style-name="P5">(4007224,697.34)</text:p>
      <text:p text:style-name="P5">(4007225,548.58)</text:p>
      <text:p text:style-name="P5">(4007226,447.29)</text:p>
      <text:p text:style-name="P5">(4007227,276.33)</text:p>
      <text:p text:style-name="P5">(4007228,598.35)</text:p>
      <text:p text:style-name="P5">(4007229,545.72)</text:p>
      <text:p text:style-name="P5">(4007230,818.36)</text:p>
      <text:p text:style-name="P5">(4007231,796.17)</text:p>
      <text:p text:style-name="P5">(4007232,442.06)</text:p>
      <text:p text:style-name="P5">(4007233,545.11)</text:p>
      <text:p text:style-name="P5">(4007234,511.87)</text:p>
      <text:p text:style-name="P5">(4007235,496.74)</text:p>
      <text:p text:style-name="P5">(4007236,841.76)</text:p>
      <text:p text:style-name="P5">(4007237,518.04)</text:p>
      <text:p text:style-name="P5">(4007238,293.75)</text:p>
      <text:p text:style-name="P5">(4007239,1272.22)</text:p>
      <text:p text:style-name="P5">(4007240,730.25)</text:p>
      <text:p text:style-name="P5">(4007241,473.77)</text:p>
      <text:p text:style-name="P5">(4007242,367.96)</text:p>
      <text:p text:style-name="P5">(4007243,303.67)</text:p>
      <text:p text:style-name="P5">(4007244,642.66)</text:p>
      <text:p text:style-name="P5">(4007245,398.53)</text:p>
      <text:p text:style-name="P5">(4007246,209.88)</text:p>
      <text:p text:style-name="P5">(4007247,698.54)</text:p>
      <text:p text:style-name="P5">(4007248,482.18)</text:p>
      <text:p text:style-name="P5">(4007249,359.53)</text:p>
      <text:p text:style-name="P5">(4007250,408.91)</text:p>
      <text:p text:style-name="P5">(4007251,327.36)</text:p>
      <text:p text:style-name="P5">(4007252,277.27)</text:p>
      <text:p text:style-name="P5">(4007253,411.75)</text:p>
      <text:p text:style-name="P5">(4007254,397.81)</text:p>
      <text:p text:style-name="P5">(4007255,661.72)</text:p>
      <text:p text:style-name="P5">(4007256,467.74)</text:p>
      <text:p text:style-name="P5">(4007257,393.16)</text:p>
      <text:p text:style-name="P5">(4007258,556.36)</text:p>
      <text:p text:style-name="P5">(4007259,302.44)</text:p>
      <text:p text:style-name="P5">(4007260,463.57)</text:p>
      <text:p text:style-name="P5">(4007261,191.37)</text:p>
      <text:p text:style-name="P5">(4007262,501.48)</text:p>
      <text:p text:style-name="P5"><text:soft-page-break/>(4007263,258.79)</text:p>
      <text:p text:style-name="P5">(4007264,453.97)</text:p>
      <text:p text:style-name="P5">(4007265,487.39)</text:p>
      <text:p text:style-name="P5">(4007266,135.22)</text:p>
      <text:p text:style-name="P5">(4007267,492.15)</text:p>
      <text:p text:style-name="P5">(4007268,537.98)</text:p>
      <text:p text:style-name="P5">(4007269,528.17)</text:p>
      <text:p text:style-name="P5">(4007270,491.02)</text:p>
      <text:p text:style-name="P5">(4007271,824.19)</text:p>
      <text:p text:style-name="P5">(4007272,557.83)</text:p>
      <text:p text:style-name="P5">(4007273,259.66)</text:p>
      <text:p text:style-name="P5">(4007274,399.63)</text:p>
      <text:p text:style-name="P5">(4007275,594.59)</text:p>
      <text:p text:style-name="P5">(4007276,520.73)</text:p>
      <text:p text:style-name="P5">(4007277,508.38)</text:p>
      <text:p text:style-name="P5">(4007278,553.05)</text:p>
      <text:p text:style-name="P5">(4007279,471.38)</text:p>
      <text:p text:style-name="P5">(4007280,564.34)</text:p>
      <text:p text:style-name="P5">(4007281,357.63)</text:p>
      <text:p text:style-name="P5">(4007282,620.0)</text:p>
      <text:p text:style-name="P5">(4007283,598.57)</text:p>
      <text:p text:style-name="P5">(4007284,327.32)</text:p>
      <text:p text:style-name="P5">(4007285,276.4)</text:p>
      <text:p text:style-name="P5">(4007286,473.37)</text:p>
      <text:p text:style-name="P5">(4007287,760.38)</text:p>
      <text:p text:style-name="P5">(4007288,464.8)</text:p>
      <text:p text:style-name="P5">(4007289,489.12)</text:p>
      <text:p text:style-name="P5">(4007290,242.49)</text:p>
      <text:p text:style-name="P5">(4007291,123.42)</text:p>
      <text:p text:style-name="P5">(4007292,467.29)</text:p>
      <text:p text:style-name="P5">(4007293,463.55)</text:p>
      <text:p text:style-name="P5">(4007294,606.46)</text:p>
      <text:p text:style-name="P5">(4007295,644.5)</text:p>
      <text:p text:style-name="P5">(4007296,525.97)</text:p>
      <text:p text:style-name="P5">(4007297,471.17)</text:p>
      <text:p text:style-name="P5">(4007298,185.8)</text:p>
      <text:p text:style-name="P5">(4007299,578.03)</text:p>
      <text:p text:style-name="P5">(4007300,441.86)</text:p>
      <text:p text:style-name="P5">(4007301,366.14)</text:p>
      <text:p text:style-name="P5">(4007302,152.73)</text:p>
      <text:p text:style-name="P5">(4007303,860.1)</text:p>
      <text:p text:style-name="P5">(4007304,520.18)</text:p>
      <text:p text:style-name="P5">(4007305,489.86)</text:p>
      <text:p text:style-name="P5">(4007306,261.01)</text:p>
      <text:p text:style-name="P5">(4007307,692.93)</text:p>
      <text:p text:style-name="P5">(4007308,650.14)</text:p>
      <text:p text:style-name="P5">(4007309,154.14)</text:p>
      <text:p text:style-name="P5">(4007310,288.48)</text:p>
      <text:p text:style-name="P5">(4007311,582.8)</text:p>
      <text:p text:style-name="P5"><text:soft-page-break/>(4007312,672.91)</text:p>
      <text:p text:style-name="P5">(4007313,490.16)</text:p>
      <text:p text:style-name="P5">(4007314,578.78)</text:p>
      <text:p text:style-name="P5">(4007315,416.93)</text:p>
      <text:p text:style-name="P5">(4007316,750.86)</text:p>
      <text:p text:style-name="P5">(4007317,624.51)</text:p>
      <text:p text:style-name="P5">(4007318,683.51)</text:p>
      <text:p text:style-name="P5">(4007319,764.02)</text:p>
      <text:p text:style-name="P5">(4007320,942.51)</text:p>
      <text:p text:style-name="P5">(4007321,1170.05)</text:p>
      <text:p text:style-name="P5">(4007322,674.41)</text:p>
      <text:p text:style-name="P5">(4007323,903.09)</text:p>
      <text:p text:style-name="P5">(4007324,1097.01)</text:p>
      <text:p text:style-name="P5">(4007325,219.85)</text:p>
      <text:p text:style-name="P5">(4007326,883.35)</text:p>
      <text:p text:style-name="P5">(4007327,329.24)</text:p>
      <text:p text:style-name="P5">(4007328,44.26)</text:p>
      <text:p text:style-name="P5">(4007329,890.27)</text:p>
      <text:p text:style-name="P5">(4007330,558.81)</text:p>
      <text:p text:style-name="P5">(4007331,1348.07)</text:p>
      <text:p text:style-name="P5">(4007332,491.02)</text:p>
      <text:p text:style-name="P5">(4007333,264.82)</text:p>
      <text:p text:style-name="P5">(4007334,638.61)</text:p>
      <text:p text:style-name="P5">(4007335,615.57)</text:p>
      <text:p text:style-name="P5">(4007336,644.19)</text:p>
      <text:p text:style-name="P5">(4007337,85.44)</text:p>
      <text:p text:style-name="P5">(4007338,326.79)</text:p>
      <text:p text:style-name="P5">(4007339,140.51)</text:p>
      <text:p text:style-name="P5">(4007340,464.67)</text:p>
      <text:p text:style-name="P5">(4007341,598.87)</text:p>
      <text:p text:style-name="P5">(4007342,624.64)</text:p>
      <text:p text:style-name="P5">(4007343,321.26)</text:p>
      <text:p text:style-name="P5">(4007344,517.74)</text:p>
      <text:p text:style-name="P5">(4007345,589.1)</text:p>
      <text:p text:style-name="P5">(4007346,187.35)</text:p>
      <text:p text:style-name="P5">(4007347,395.89)</text:p>
      <text:p text:style-name="P5">(4007348,513.7)</text:p>
      <text:p text:style-name="P5">(4007349,683.9)</text:p>
      <text:p text:style-name="P5">(4007350,404.06)</text:p>
      <text:p text:style-name="P5">(4007351,320.04)</text:p>
      <text:p text:style-name="P5">(4007352,500.33)</text:p>
      <text:p text:style-name="P5">(4007353,285.64)</text:p>
      <text:p text:style-name="P5">(4007354,565.08)</text:p>
      <text:p text:style-name="P5">(4007355,760.99)</text:p>
      <text:p text:style-name="P5">(4007356,453.3)</text:p>
      <text:p text:style-name="P5">(4007357,462.02)</text:p>
      <text:p text:style-name="P5">(4007358,340.42)</text:p>
      <text:p text:style-name="P5">(4007359,326.28)</text:p>
      <text:p text:style-name="P5">(4007360,511.89)</text:p>
      <text:p text:style-name="P5"><text:soft-page-break/>(4007361,557.97)</text:p>
      <text:p text:style-name="P5">(4007362,444.35)</text:p>
      <text:p text:style-name="P5">(4007363,323.37)</text:p>
      <text:p text:style-name="P5">(4007364,752.78)</text:p>
      <text:p text:style-name="P5">(4007365,559.67)</text:p>
      <text:p text:style-name="P5">(4007366,147.93)</text:p>
      <text:p text:style-name="P5">(4007367,961.83)</text:p>
      <text:p text:style-name="P5">(4007368,648.5)</text:p>
      <text:p text:style-name="P5">(4007369,395.57)</text:p>
      <text:p text:style-name="P5">(4007370,479.84)</text:p>
      <text:p text:style-name="P5">(4007371,625.07)</text:p>
      <text:p text:style-name="P5">(4007372,512.99)</text:p>
      <text:p text:style-name="P5">(4007373,687.21)</text:p>
      <text:p text:style-name="P5">(4007374,168.59)</text:p>
      <text:p text:style-name="P5">(4007375,453.57)</text:p>
      <text:p text:style-name="P5">(4007376,718.7)</text:p>
      <text:p text:style-name="P5">(4007377,484.96)</text:p>
      <text:p text:style-name="P5">(4007378,1273.92)</text:p>
      <text:p text:style-name="P5">(4007379,562.83)</text:p>
      <text:p text:style-name="P5">(4007380,103.82)</text:p>
      <text:p text:style-name="P5">(4007381,274.3)</text:p>
      <text:p text:style-name="P5">(4007382,509.02)</text:p>
      <text:p text:style-name="P5">(4007383,576.7)</text:p>
      <text:p text:style-name="P5">(4007384,172.32)</text:p>
      <text:p text:style-name="P5">(4007385,627.79)</text:p>
      <text:p text:style-name="P5">(4007387,648.52)</text:p>
      <text:p text:style-name="P5">(4007388,622.16)</text:p>
      <text:p text:style-name="P5">(4007389,397.32)</text:p>
      <text:p text:style-name="P5">(4007390,688.02)</text:p>
      <text:p text:style-name="P5">(4007391,712.75)</text:p>
      <text:p text:style-name="P5">(4007392,873.28)</text:p>
      <text:p text:style-name="P5">(4007393,433.1)</text:p>
      <text:p text:style-name="P5">(4007394,405.16)</text:p>
      <text:p text:style-name="P5">(4007395,572.58)</text:p>
      <text:p text:style-name="P5">(4007396,356.61)</text:p>
      <text:p text:style-name="P5">(4007397,816.43)</text:p>
      <text:p text:style-name="P5">(4007398,135.8)</text:p>
      <text:p text:style-name="P5">(4007399,24.24)</text:p>
      <text:p text:style-name="P5">(4007400,430.77)</text:p>
      <text:p text:style-name="P5">(4007401,319.6)</text:p>
      <text:p text:style-name="P5">(4007402,480.23)</text:p>
      <text:p text:style-name="P5">(4007403,463.52)</text:p>
      <text:p text:style-name="P5">(4007404,706.14)</text:p>
      <text:p text:style-name="P5">(4007405,818.16)</text:p>
      <text:p text:style-name="P5">(4007406,554.1)</text:p>
      <text:p text:style-name="P5">(4007407,468.02)</text:p>
      <text:p text:style-name="P5">(4007408,429.17)</text:p>
      <text:p text:style-name="P5">(4007409,350.81)</text:p>
      <text:p text:style-name="P5">(4007410,175.45)</text:p>
      <text:p text:style-name="P5"><text:soft-page-break/>(4007411,239.56)</text:p>
      <text:p text:style-name="P5">(4007412,572.28)</text:p>
      <text:p text:style-name="P5">(4007413,241.48)</text:p>
      <text:p text:style-name="P5">(4007414,307.22)</text:p>
      <text:p text:style-name="P5">(4007415,499.1)</text:p>
      <text:p text:style-name="P5">(4007416,410.19)</text:p>
      <text:p text:style-name="P5">(4007417,430.11)</text:p>
      <text:p text:style-name="P5">(4007418,1132.22)</text:p>
      <text:p text:style-name="P5">(4007419,226.81)</text:p>
      <text:p text:style-name="P5">(4007420,131.06)</text:p>
      <text:p text:style-name="P5">(4007421,207.58)</text:p>
      <text:p text:style-name="P5">(4007422,497.22)</text:p>
      <text:p text:style-name="P5">(4007423,571.58)</text:p>
      <text:p text:style-name="P5">(4007424,954.28)</text:p>
      <text:p text:style-name="P5">(4007425,346.83)</text:p>
      <text:p text:style-name="P5">(4007426,916.43)</text:p>
      <text:p text:style-name="P5">(4007427,583.61)</text:p>
      <text:p text:style-name="P5">(4007428,639.93)</text:p>
      <text:p text:style-name="P5">(4007429,664.98)</text:p>
      <text:p text:style-name="P5">(4007430,518.98)</text:p>
      <text:p text:style-name="P5">(4007431,433.58)</text:p>
      <text:p text:style-name="P5">(4007432,377.75)</text:p>
      <text:p text:style-name="P5">(4007433,134.22)</text:p>
      <text:p text:style-name="P5">(4007434,300.6)</text:p>
      <text:p text:style-name="P5">(4007435,439.48)</text:p>
      <text:p text:style-name="P5">(4007436,418.05)</text:p>
      <text:p text:style-name="P5">(4007437,1025.99)</text:p>
      <text:p text:style-name="P5">(4007438,425.33)</text:p>
      <text:p text:style-name="P5">(4007439,610.9)</text:p>
      <text:p text:style-name="P5">(4007440,30.36)</text:p>
      <text:p text:style-name="P5">(4007441,602.62)</text:p>
      <text:p text:style-name="P5">(4007442,477.67)</text:p>
      <text:p text:style-name="P5">(4007443,610.99)</text:p>
      <text:p text:style-name="P5">(4007444,638.17)</text:p>
      <text:p text:style-name="P5">(4007445,299.74)</text:p>
      <text:p text:style-name="P5">(4007446,224.71)</text:p>
      <text:p text:style-name="P5">(4007447,431.61)</text:p>
      <text:p text:style-name="P5">(4007448,405.3)</text:p>
      <text:p text:style-name="P5">(4007449,300.06)</text:p>
      <text:p text:style-name="P5">(4007450,643.02)</text:p>
      <text:p text:style-name="P5">(4007451,347.45)</text:p>
      <text:p text:style-name="P5">(4007452,744.16)</text:p>
      <text:p text:style-name="P5">(4007453,438.77)</text:p>
      <text:p text:style-name="P5">(4007454,580.07)</text:p>
      <text:p text:style-name="P5">(4007455,526.78)</text:p>
      <text:p text:style-name="P5">(4007456,83.32)</text:p>
      <text:p text:style-name="P5">(4007457,635.67)</text:p>
      <text:p text:style-name="P5">(4007458,897.2)</text:p>
      <text:p text:style-name="P5">(4007459,718.12)</text:p>
      <text:p text:style-name="P5"><text:soft-page-break/>(4007460,473.38)</text:p>
      <text:p text:style-name="P5">(4007461,582.66)</text:p>
      <text:p text:style-name="P5">(4007462,851.86)</text:p>
      <text:p text:style-name="P5">(4007463,48.74)</text:p>
      <text:p text:style-name="P5">(4007464,246.59)</text:p>
      <text:p text:style-name="P5">(4007465,328.58)</text:p>
      <text:p text:style-name="P5">(4007466,86.55)</text:p>
      <text:p text:style-name="P5">(4007467,772.31)</text:p>
      <text:p text:style-name="P5">(4007468,608.02)</text:p>
      <text:p text:style-name="P5">(4007469,314.71)</text:p>
      <text:p text:style-name="P5">(4007470,281.09)</text:p>
      <text:p text:style-name="P5">(4007471,593.14)</text:p>
      <text:p text:style-name="P5">(4007472,509.23)</text:p>
      <text:p text:style-name="P5">(4007473,953.12)</text:p>
      <text:p text:style-name="P5">(4007474,58.03)</text:p>
      <text:p text:style-name="P5">(4007475,647.86)</text:p>
      <text:p text:style-name="P5">(4007476,622.09)</text:p>
      <text:p text:style-name="P5">(4007477,978.82)</text:p>
      <text:p text:style-name="P5">(4007478,447.67)</text:p>
      <text:p text:style-name="P5">(4007479,366.57)</text:p>
      <text:p text:style-name="P5">(4007480,669.0)</text:p>
      <text:p text:style-name="P5">(4007481,582.43)</text:p>
      <text:p text:style-name="P5">(4007482,1265.87)</text:p>
      <text:p text:style-name="P5">(4007483,576.01)</text:p>
      <text:p text:style-name="P5">(4007484,1198.23)</text:p>
      <text:p text:style-name="P5">(4007485,247.91)</text:p>
      <text:p text:style-name="P5">(4007486,32.51)</text:p>
      <text:p text:style-name="P5">(4007487,276.59)</text:p>
      <text:p text:style-name="P5">(4007488,61.29)</text:p>
      <text:p text:style-name="P5">(4007489,405.39)</text:p>
      <text:p text:style-name="P5">(4007490,187.58)</text:p>
      <text:p text:style-name="P5">(4007491,665.33)</text:p>
      <text:p text:style-name="P5">(4007492,29.45)</text:p>
      <text:p text:style-name="P5">(4007493,1366.02)</text:p>
      <text:p text:style-name="P5">(4007494,990.15)</text:p>
      <text:p text:style-name="P5">(4007495,176.13)</text:p>
      <text:p text:style-name="P5">(4007496,413.28)</text:p>
      <text:p text:style-name="P5">(4007497,690.84)</text:p>
      <text:p text:style-name="P5">(4007498,628.39)</text:p>
      <text:p text:style-name="P5">(4007499,505.45)</text:p>
      <text:p text:style-name="P5">(4007500,237.82)</text:p>
      <text:p text:style-name="P5">(4007501,579.82)</text:p>
      <text:p text:style-name="P5">(4007502,25.66)</text:p>
      <text:p text:style-name="P5">(4007503,723.57)</text:p>
      <text:p text:style-name="P5">(4007504,478.91)</text:p>
      <text:p text:style-name="P5">(4007505,682.21)</text:p>
      <text:p text:style-name="P5">(4007506,157.01)</text:p>
      <text:p text:style-name="P5">(4007507,407.41)</text:p>
      <text:p text:style-name="P5">(4007508,324.52)</text:p>
      <text:p text:style-name="P5"><text:soft-page-break/>(4007509,903.61)</text:p>
      <text:p text:style-name="P5">(4007510,825.87)</text:p>
      <text:p text:style-name="P5">(4007511,680.27)</text:p>
      <text:p text:style-name="P5">(4007512,331.68)</text:p>
      <text:p text:style-name="P5">(4007513,314.78)</text:p>
      <text:p text:style-name="P5">(4007514,131.73)</text:p>
      <text:p text:style-name="P5">(4007515,649.31)</text:p>
      <text:p text:style-name="P5">(4007516,710.8)</text:p>
      <text:p text:style-name="P5">(4007517,287.33)</text:p>
      <text:p text:style-name="P5">(4007518,9.12)</text:p>
      <text:p text:style-name="P5">(4007519,773.84)</text:p>
      <text:p text:style-name="P5">(4007520,476.51)</text:p>
      <text:p text:style-name="P5">(4007521,557.41)</text:p>
      <text:p text:style-name="P5">(4007522,680.63)</text:p>
      <text:p text:style-name="P5">(4007523,334.64)</text:p>
      <text:p text:style-name="P5">(4007524,284.29)</text:p>
      <text:p text:style-name="P5">(4007525,511.19)</text:p>
      <text:p text:style-name="P5">(4007526,362.11)</text:p>
      <text:p text:style-name="P5">(4007527,126.35)</text:p>
      <text:p text:style-name="P5">(4007528,340.57)</text:p>
      <text:p text:style-name="P5">(4007529,772.81)</text:p>
      <text:p text:style-name="P5">(4007530,440.01)</text:p>
      <text:p text:style-name="P5">(4007531,544.34)</text:p>
      <text:p text:style-name="P5">(4007532,454.32)</text:p>
      <text:p text:style-name="P5">(4007533,596.1)</text:p>
      <text:p text:style-name="P5">(4007534,932.72)</text:p>
      <text:p text:style-name="P5">(4007535,1070.81)</text:p>
      <text:p text:style-name="P5">(4007536,759.1)</text:p>
      <text:p text:style-name="P5">(4007537,645.3)</text:p>
      <text:p text:style-name="P5">(4007538,384.53)</text:p>
      <text:p text:style-name="P5">(4007539,252.46)</text:p>
      <text:p text:style-name="P5">(4007540,136.94)</text:p>
      <text:p text:style-name="P5">(4007541,782.67)</text:p>
      <text:p text:style-name="P5">(4007542,889.13)</text:p>
      <text:p text:style-name="P5">(4007543,287.96)</text:p>
      <text:p text:style-name="P5">(4007544,800.93)</text:p>
      <text:p text:style-name="P5">(4007545,288.98)</text:p>
      <text:p text:style-name="P5">(4007546,339.1)</text:p>
      <text:p text:style-name="P5">(4007547,590.41)</text:p>
      <text:p text:style-name="P5">(4007548,183.55)</text:p>
      <text:p text:style-name="P5">(4007549,457.85)</text:p>
      <text:p text:style-name="P5">(4007550,400.69)</text:p>
      <text:p text:style-name="P5">(4007551,664.18)</text:p>
      <text:p text:style-name="P5">(4007552,652.51)</text:p>
      <text:p text:style-name="P5">(4007553,412.81)</text:p>
      <text:p text:style-name="P5">(4007554,568.18)</text:p>
      <text:p text:style-name="P5">(4007555,228.46)</text:p>
      <text:p text:style-name="P5">(4007556,394.06)</text:p>
      <text:p text:style-name="P5">(4007557,188.46)</text:p>
      <text:p text:style-name="P5"><text:soft-page-break/>(4007558,113.2)</text:p>
      <text:p text:style-name="P5">(4007559,400.6)</text:p>
      <text:p text:style-name="P5">(4007560,733.6)</text:p>
      <text:p text:style-name="P5">(4007561,506.97)</text:p>
      <text:p text:style-name="P5">(4007562,449.81)</text:p>
      <text:p text:style-name="P5">(4007563,130.45)</text:p>
      <text:p text:style-name="P5">(4007564,460.57)</text:p>
      <text:p text:style-name="P5">(4007565,265.14)</text:p>
      <text:p text:style-name="P5">(4007566,625.1)</text:p>
      <text:p text:style-name="P5">(4007567,407.46)</text:p>
      <text:p text:style-name="P5">(4007568,351.67)</text:p>
      <text:p text:style-name="P5">(4007569,434.2)</text:p>
      <text:p text:style-name="P5">(4007570,261.07)</text:p>
      <text:p text:style-name="P5">(4007571,778.8)</text:p>
      <text:p text:style-name="P5">(4007572,605.34)</text:p>
      <text:p text:style-name="P5">(4007573,563.33)</text:p>
      <text:p text:style-name="P5">(4007574,626.8)</text:p>
      <text:p text:style-name="P5">(4007575,205.8)</text:p>
      <text:p text:style-name="P5">(4007576,316.19)</text:p>
      <text:p text:style-name="P5">(4007577,5.63)</text:p>
      <text:p text:style-name="P5">(4007578,724.07)</text:p>
      <text:p text:style-name="P5">(4007579,401.03)</text:p>
      <text:p text:style-name="P5">(4007580,28.76)</text:p>
      <text:p text:style-name="P5">(4007581,410.73)</text:p>
      <text:p text:style-name="P5">(4007582,450.05)</text:p>
      <text:p text:style-name="P5">(4007583,186.51)</text:p>
      <text:p text:style-name="P5">(4007584,356.3)</text:p>
      <text:p text:style-name="P5">(4007585,223.77)</text:p>
      <text:p text:style-name="P5">(4007586,90.59)</text:p>
      <text:p text:style-name="P5">(4007587,723.37)</text:p>
      <text:p text:style-name="P5">(4007588,1330.91)</text:p>
      <text:p text:style-name="P5">(4007589,267.88)</text:p>
      <text:p text:style-name="P5">(4007590,594.34)</text:p>
      <text:p text:style-name="P5">(4007591,880.52)</text:p>
      <text:p text:style-name="P5">(4007592,762.35)</text:p>
      <text:p text:style-name="P5">(4007593,351.15)</text:p>
      <text:p text:style-name="P5">(4007594,539.12)</text:p>
      <text:p text:style-name="P5">(4007595,996.28)</text:p>
      <text:p text:style-name="P5">(4007596,1071.07)</text:p>
      <text:p text:style-name="P5">(4007597,890.04)</text:p>
      <text:p text:style-name="P5">(4007598,324.19)</text:p>
      <text:p text:style-name="P5">(4007599,508.69)</text:p>
      <text:p text:style-name="P5">(4007600,249.86)</text:p>
      <text:p text:style-name="P5">(4007601,958.76)</text:p>
      <text:p text:style-name="P5">(4007602,180.77)</text:p>
      <text:p text:style-name="P5">(4007603,893.73)</text:p>
      <text:p text:style-name="P5">(4007604,612.58)</text:p>
      <text:p text:style-name="P5">(4007605,388.66)</text:p>
      <text:p text:style-name="P5">(4007606,343.84)</text:p>
      <text:p text:style-name="P5"><text:soft-page-break/>(4007607,750.96)</text:p>
      <text:p text:style-name="P5">(4007608,287.66)</text:p>
      <text:p text:style-name="P5">(4007609,301.75)</text:p>
      <text:p text:style-name="P5">(4007610,170.72)</text:p>
      <text:p text:style-name="P5">(4007611,253.11)</text:p>
      <text:p text:style-name="P5">(4007612,477.57)</text:p>
      <text:p text:style-name="P5">(4007613,978.94)</text:p>
      <text:p text:style-name="P5">(4007614,440.93)</text:p>
      <text:p text:style-name="P5">(4007615,378.7)</text:p>
      <text:p text:style-name="P5">(4007616,250.04)</text:p>
      <text:p text:style-name="P5">(4007617,293.76)</text:p>
      <text:p text:style-name="P5">(4007618,198.87)</text:p>
      <text:p text:style-name="P5">(4007619,499.14)</text:p>
      <text:p text:style-name="P5">(4007620,875.26)</text:p>
      <text:p text:style-name="P5">(4007621,288.87)</text:p>
      <text:p text:style-name="P5">(4007622,963.07)</text:p>
      <text:p text:style-name="P5">(4007623,583.88)</text:p>
      <text:p text:style-name="P5">(4007624,521.56)</text:p>
      <text:p text:style-name="P5">(4007625,29.23)</text:p>
      <text:p text:style-name="P5">(4007626,705.71)</text:p>
      <text:p text:style-name="P5">(4007627,346.51)</text:p>
      <text:p text:style-name="P5">(4007628,256.52)</text:p>
      <text:p text:style-name="P5">(4007629,480.79)</text:p>
      <text:p text:style-name="P5">(4007630,448.97)</text:p>
      <text:p text:style-name="P5">(4007631,368.59)</text:p>
      <text:p text:style-name="P5">(4007632,298.7)</text:p>
      <text:p text:style-name="P5">(4007633,909.74)</text:p>
      <text:p text:style-name="P5">(4007634,142.77)</text:p>
      <text:p text:style-name="P5">(4007635,316.38)</text:p>
      <text:p text:style-name="P5">(4007636,55.28)</text:p>
      <text:p text:style-name="P5">(4007637,673.12)</text:p>
      <text:p text:style-name="P5">(4007638,396.5)</text:p>
      <text:p text:style-name="P5">(4007639,596.89)</text:p>
      <text:p text:style-name="P5">(4007640,548.12)</text:p>
      <text:p text:style-name="P5">(4007641,397.92)</text:p>
      <text:p text:style-name="P5">(4007642,201.35)</text:p>
      <text:p text:style-name="P5">(4007643,282.42)</text:p>
      <text:p text:style-name="P5">(4007644,266.99)</text:p>
      <text:p text:style-name="P5">(4007645,309.69)</text:p>
      <text:p text:style-name="P5">(4007646,51.68)</text:p>
      <text:p text:style-name="P5">(4007647,623.07)</text:p>
      <text:p text:style-name="P5">(4007648,184.77)</text:p>
      <text:p text:style-name="P5">(4007649,854.43)</text:p>
      <text:p text:style-name="P5">(4007650,175.33)</text:p>
      <text:p text:style-name="P5">(4007651,824.75)</text:p>
      <text:p text:style-name="P5">(4007652,600.14)</text:p>
      <text:p text:style-name="P5">(4007653,254.4)</text:p>
      <text:p text:style-name="P5">(4007654,180.61)</text:p>
      <text:p text:style-name="P5">(4007655,615.34)</text:p>
      <text:p text:style-name="P5"><text:soft-page-break/>(4007656,382.2)</text:p>
      <text:p text:style-name="P5">(4007657,479.5)</text:p>
      <text:p text:style-name="P5">(4007658,518.54)</text:p>
      <text:p text:style-name="P5">(4007659,524.96)</text:p>
      <text:p text:style-name="P5">(4007660,354.34)</text:p>
      <text:p text:style-name="P5">(4007661,344.62)</text:p>
      <text:p text:style-name="P5">(4007662,264.2)</text:p>
      <text:p text:style-name="P5">(4007663,871.89)</text:p>
      <text:p text:style-name="P5">(4007664,534.3)</text:p>
      <text:p text:style-name="P5">(4007665,482.11)</text:p>
      <text:p text:style-name="P5">(4007666,452.48)</text:p>
      <text:p text:style-name="P5">(4007667,977.11)</text:p>
      <text:p text:style-name="P5">(4007668,568.93)</text:p>
      <text:p text:style-name="P5">(4007669,604.96)</text:p>
      <text:p text:style-name="P5">(4007670,460.51)</text:p>
      <text:p text:style-name="P5">(4007671,322.84)</text:p>
      <text:p text:style-name="P5">(4007672,396.16)</text:p>
      <text:p text:style-name="P5">(4007673,594.46)</text:p>
      <text:p text:style-name="P5">(4007674,134.59)</text:p>
      <text:p text:style-name="P5">(4007675,635.72)</text:p>
      <text:p text:style-name="P5">(4007676,442.42)</text:p>
      <text:p text:style-name="P5">(4007677,537.59)</text:p>
      <text:p text:style-name="P5">(4007678,438.21)</text:p>
      <text:p text:style-name="P5">(4007679,380.28)</text:p>
      <text:p text:style-name="P5">(4007680,232.11)</text:p>
      <text:p text:style-name="P5">(4007681,577.51)</text:p>
      <text:p text:style-name="P5">(4007682,223.74)</text:p>
      <text:p text:style-name="P5">(4007683,1162.18)</text:p>
      <text:p text:style-name="P5">(4007684,848.4)</text:p>
      <text:p text:style-name="P5">(4007685,351.4)</text:p>
      <text:p text:style-name="P5">(4007686,196.69)</text:p>
      <text:p text:style-name="P5">(4007687,562.25)</text:p>
      <text:p text:style-name="P5">(4007688,402.0)</text:p>
      <text:p text:style-name="P5">(4007689,163.79)</text:p>
      <text:p text:style-name="P5">(4007690,1359.58)</text:p>
      <text:p text:style-name="P5">(4007691,245.1)</text:p>
      <text:p text:style-name="P5">(4007692,741.94)</text:p>
      <text:p text:style-name="P5">(4007693,512.52)</text:p>
      <text:p text:style-name="P5">(4007694,260.22)</text:p>
      <text:p text:style-name="P5">(4007695,626.1)</text:p>
      <text:p text:style-name="P5">(4007696,904.72)</text:p>
      <text:p text:style-name="P5">(4007697,463.26)</text:p>
      <text:p text:style-name="P5">(4007698,838.3)</text:p>
      <text:p text:style-name="P5">(4007699,637.27)</text:p>
      <text:p text:style-name="P5">(4007700,782.98)</text:p>
      <text:p text:style-name="P5">(4007701,247.79)</text:p>
      <text:p text:style-name="P5">(4007702,601.08)</text:p>
      <text:p text:style-name="P5">(4007703,428.13)</text:p>
      <text:p text:style-name="P5">(4007704,304.41)</text:p>
      <text:p text:style-name="P5"><text:soft-page-break/>(4007705,430.19)</text:p>
      <text:p text:style-name="P5">(4007706,177.73)</text:p>
      <text:p text:style-name="P5">(4007707,279.14)</text:p>
      <text:p text:style-name="P5">(4007708,759.52)</text:p>
      <text:p text:style-name="P5">(4007709,318.94)</text:p>
      <text:p text:style-name="P5">(4007710,494.16)</text:p>
      <text:p text:style-name="P5">(4007711,729.39)</text:p>
      <text:p text:style-name="P5">(4007712,494.17)</text:p>
      <text:p text:style-name="P5">(4007713,472.74)</text:p>
      <text:p text:style-name="P5">(4007714,242.98)</text:p>
      <text:p text:style-name="P5">(4007715,268.31)</text:p>
      <text:p text:style-name="P5">(4007716,464.18)</text:p>
      <text:p text:style-name="P5">(4007717,345.63)</text:p>
      <text:p text:style-name="P5">(4007718,720.95)</text:p>
      <text:p text:style-name="P5">(4007719,369.82)</text:p>
      <text:p text:style-name="P5">(4007720,645.6)</text:p>
      <text:p text:style-name="P5">(4007721,234.82)</text:p>
      <text:p text:style-name="P5">(4007722,377.57)</text:p>
      <text:p text:style-name="P5">(4007723,125.89)</text:p>
      <text:p text:style-name="P5">(4007724,232.6)</text:p>
      <text:p text:style-name="P5">(4007725,740.22)</text:p>
      <text:p text:style-name="P5">(4007726,543.78)</text:p>
      <text:p text:style-name="P5">(4007727,653.42)</text:p>
      <text:p text:style-name="P5">(4007728,431.56)</text:p>
      <text:p text:style-name="P5">(4007729,232.95)</text:p>
      <text:p text:style-name="P5">(4007730,652.94)</text:p>
      <text:p text:style-name="P5">(4007731,900.03)</text:p>
      <text:p text:style-name="P5">(4007732,341.94)</text:p>
      <text:p text:style-name="P5">(4007733,608.79)</text:p>
      <text:p text:style-name="P5">(4007734,277.04)</text:p>
      <text:p text:style-name="P5">(4007735,837.38)</text:p>
      <text:p text:style-name="P5">(4007736,647.17)</text:p>
      <text:p text:style-name="P5">(4007737,353.84)</text:p>
      <text:p text:style-name="P5">(4007738,677.76)</text:p>
      <text:p text:style-name="P5">(4007739,429.3)</text:p>
      <text:p text:style-name="P5">(4007740,690.14)</text:p>
      <text:p text:style-name="P5">(4007741,345.61)</text:p>
      <text:p text:style-name="P5">(4007742,169.38)</text:p>
      <text:p text:style-name="P5">(4007743,131.54)</text:p>
      <text:p text:style-name="P5">(4007744,607.83)</text:p>
      <text:p text:style-name="P5">(4007745,921.92)</text:p>
      <text:p text:style-name="P5">(4007746,468.31)</text:p>
      <text:p text:style-name="P5">(4007747,648.16)</text:p>
      <text:p text:style-name="P5">(4007748,485.63)</text:p>
      <text:p text:style-name="P5">(4007749,642.02)</text:p>
      <text:p text:style-name="P5">(4007750,960.48)</text:p>
      <text:p text:style-name="P5">(4007751,1122.12)</text:p>
      <text:p text:style-name="P5">(4007752,426.38)</text:p>
      <text:p text:style-name="P5">(4007753,337.33)</text:p>
      <text:p text:style-name="P5"><text:soft-page-break/>(4007754,389.5)</text:p>
      <text:p text:style-name="P5">(4007755,552.22)</text:p>
      <text:p text:style-name="P5">(4007756,503.54)</text:p>
      <text:p text:style-name="P5">(4007757,497.66)</text:p>
      <text:p text:style-name="P5">(4007758,422.41)</text:p>
      <text:p text:style-name="P5">(4007759,142.73)</text:p>
      <text:p text:style-name="P5">(4007760,474.78)</text:p>
      <text:p text:style-name="P5">(4007761,674.05)</text:p>
      <text:p text:style-name="P5">(4007762,652.03)</text:p>
      <text:p text:style-name="P5">(4007763,657.2)</text:p>
      <text:p text:style-name="P5">(4007764,244.5)</text:p>
      <text:p text:style-name="P5">(4007765,556.47)</text:p>
      <text:p text:style-name="P5">(4007766,395.29)</text:p>
      <text:p text:style-name="P5">(4007767,179.94)</text:p>
      <text:p text:style-name="P5">(4007768,266.12)</text:p>
      <text:p text:style-name="P5">(4007769,328.84)</text:p>
      <text:p text:style-name="P5">(4007770,685.28)</text:p>
      <text:p text:style-name="P5">(4007771,238.58)</text:p>
      <text:p text:style-name="P5">(4007772,422.9)</text:p>
      <text:p text:style-name="P5">(4007773,150.69)</text:p>
      <text:p text:style-name="P5">(4007774,812.22)</text:p>
      <text:p text:style-name="P5">(4007775,365.47)</text:p>
      <text:p text:style-name="P5">(4007776,511.95)</text:p>
      <text:p text:style-name="P5">(4007777,639.25)</text:p>
      <text:p text:style-name="P5">(4007778,197.84)</text:p>
      <text:p text:style-name="P5">(4007779,270.31)</text:p>
      <text:p text:style-name="P5">(4007780,795.89)</text:p>
      <text:p text:style-name="P5">(4007781,370.78)</text:p>
      <text:p text:style-name="P5">(4007782,639.52)</text:p>
      <text:p text:style-name="P5">(4007783,770.23)</text:p>
      <text:p text:style-name="P5">(4007784,649.92)</text:p>
      <text:p text:style-name="P5">(4007785,378.15)</text:p>
      <text:p text:style-name="P5">(4007786,489.56)</text:p>
      <text:p text:style-name="P5">(4007787,85.37)</text:p>
      <text:p text:style-name="P5">(4007788,113.39)</text:p>
      <text:p text:style-name="P5">(4007789,781.33)</text:p>
      <text:p text:style-name="P5">(4007790,1075.21)</text:p>
      <text:p text:style-name="P5">(4007791,223.37)</text:p>
      <text:p text:style-name="P5">(4007792,570.81)</text:p>
      <text:p text:style-name="P5">(4007793,634.79)</text:p>
      <text:p text:style-name="P5">(4007794,664.16)</text:p>
      <text:p text:style-name="P5">(4007795,477.14)</text:p>
      <text:p text:style-name="P5">(4007796,360.71)</text:p>
      <text:p text:style-name="P5">(4007797,500.17)</text:p>
      <text:p text:style-name="P5">(4007798,184.72)</text:p>
      <text:p text:style-name="P5">(4007799,782.83)</text:p>
      <text:p text:style-name="P5">(4007800,55.98)</text:p>
      <text:p text:style-name="P5">(4007802,239.82)</text:p>
      <text:p text:style-name="P5">(4007803,101.4)</text:p>
      <text:p text:style-name="P5"><text:soft-page-break/>(4007804,186.07)</text:p>
      <text:p text:style-name="P5">(4007805,557.56)</text:p>
      <text:p text:style-name="P5">(4007806,799.14)</text:p>
      <text:p text:style-name="P5">(4007807,267.93)</text:p>
      <text:p text:style-name="P5">(4007808,525.33)</text:p>
      <text:p text:style-name="P5">(4007809,441.97)</text:p>
      <text:p text:style-name="P5">(4007810,255.32)</text:p>
      <text:p text:style-name="P5">(4007811,230.23)</text:p>
      <text:p text:style-name="P5">(4007812,213.09)</text:p>
      <text:p text:style-name="P5">(4007813,136.27)</text:p>
      <text:p text:style-name="P5">(4007814,799.71)</text:p>
      <text:p text:style-name="P5">(4007815,478.59)</text:p>
      <text:p text:style-name="P5">(4007816,659.35)</text:p>
      <text:p text:style-name="P5">(4007817,235.8)</text:p>
      <text:p text:style-name="P5">(4007818,1157.51)</text:p>
      <text:p text:style-name="P5">(4007819,539.59)</text:p>
      <text:p text:style-name="P5">(4007820,878.53)</text:p>
      <text:p text:style-name="P5">(4007821,242.76)</text:p>
      <text:p text:style-name="P5">(4007822,731.71)</text:p>
      <text:p text:style-name="P5">(4007823,390.19)</text:p>
      <text:p text:style-name="P5">(4007824,665.37)</text:p>
      <text:p text:style-name="P5">(4007825,66.99)</text:p>
      <text:p text:style-name="P5">(4007826,587.08)</text:p>
      <text:p text:style-name="P5">(4007827,85.7)</text:p>
      <text:p text:style-name="P5">(4007828,477.35)</text:p>
      <text:p text:style-name="P5">(4007829,594.58)</text:p>
      <text:p text:style-name="P5">(4007830,675.44)</text:p>
      <text:p text:style-name="P5">(4007831,344.25)</text:p>
      <text:p text:style-name="P5">(4007832,499.97)</text:p>
      <text:p text:style-name="P5">(4007833,624.47)</text:p>
      <text:p text:style-name="P5">(4007834,447.6)</text:p>
      <text:p text:style-name="P5">(4007835,696.59)</text:p>
      <text:p text:style-name="P5">(4007836,324.15)</text:p>
      <text:p text:style-name="P5">(4007837,681.16)</text:p>
      <text:p text:style-name="P5">(4007838,951.28)</text:p>
      <text:p text:style-name="P5">(4007839,732.78)</text:p>
      <text:p text:style-name="P5">(4007840,335.75)</text:p>
      <text:p text:style-name="P5">(4007841,616.59)</text:p>
      <text:p text:style-name="P5">(4007842,636.35)</text:p>
      <text:p text:style-name="P5">(4007843,540.3)</text:p>
      <text:p text:style-name="P5">(4007844,353.33)</text:p>
      <text:p text:style-name="P5">(4007845,148.81)</text:p>
      <text:p text:style-name="P5">(4007846,431.93)</text:p>
      <text:p text:style-name="P5">(4007847,85.44)</text:p>
      <text:p text:style-name="P5">(4007848,739.6)</text:p>
      <text:p text:style-name="P5">(4007849,373.67)</text:p>
      <text:p text:style-name="P5">(4007850,726.06)</text:p>
      <text:p text:style-name="P5">(4007851,392.78)</text:p>
      <text:p text:style-name="P5">(4007852,415.07)</text:p>
      <text:p text:style-name="P5"><text:soft-page-break/>(4007853,550.12)</text:p>
      <text:p text:style-name="P5">(4007854,645.73)</text:p>
      <text:p text:style-name="P5">(4007855,264.53)</text:p>
      <text:p text:style-name="P5">(4007856,327.44)</text:p>
      <text:p text:style-name="P5">(4007857,215.15)</text:p>
      <text:p text:style-name="P5">(4007858,606.85)</text:p>
      <text:p text:style-name="P5">(4007859,548.05)</text:p>
      <text:p text:style-name="P5">(4007860,454.7)</text:p>
      <text:p text:style-name="P5">(4007861,573.64)</text:p>
      <text:p text:style-name="P5">(4007862,261.86)</text:p>
      <text:p text:style-name="P5">(4007863,775.55)</text:p>
      <text:p text:style-name="P5">(4007864,386.4)</text:p>
      <text:p text:style-name="P5">(4007865,521.99)</text:p>
      <text:p text:style-name="P5">(4007866,814.29)</text:p>
      <text:p text:style-name="P5">(4007867,389.25)</text:p>
      <text:p text:style-name="P5">(4007868,745.44)</text:p>
      <text:p text:style-name="P5">(4007869,643.1)</text:p>
      <text:p text:style-name="P5">(4007870,353.89)</text:p>
      <text:p text:style-name="P5">(4007871,459.29)</text:p>
      <text:p text:style-name="P5">(4007872,532.71)</text:p>
      <text:p text:style-name="P5">(4007873,477.78)</text:p>
      <text:p text:style-name="P5">(4007874,276.98)</text:p>
      <text:p text:style-name="P5">(4007875,294.43)</text:p>
      <text:p text:style-name="P5">(4007876,476.09)</text:p>
      <text:p text:style-name="P5">(4007877,734.78)</text:p>
      <text:p text:style-name="P5">(4007878,333.26)</text:p>
      <text:p text:style-name="P5">(4007879,369.86)</text:p>
      <text:p text:style-name="P5">(4007880,622.67)</text:p>
      <text:p text:style-name="P5">(4007881,769.16)</text:p>
      <text:p text:style-name="P5">(4007882,439.06)</text:p>
      <text:p text:style-name="P5">(4007883,203.21)</text:p>
      <text:p text:style-name="P5">(4007884,491.28)</text:p>
      <text:p text:style-name="P5">(4007885,270.9)</text:p>
      <text:p text:style-name="P5">(4007886,891.43)</text:p>
      <text:p text:style-name="P5">(4007887,521.78)</text:p>
      <text:p text:style-name="P5">(4007888,423.67)</text:p>
      <text:p text:style-name="P5">(4007889,389.69)</text:p>
      <text:p text:style-name="P5">(4007890,529.74)</text:p>
      <text:p text:style-name="P5">(4007891,119.8)</text:p>
      <text:p text:style-name="P5">(4007892,228.85)</text:p>
      <text:p text:style-name="P5">(4007893,564.34)</text:p>
      <text:p text:style-name="P5">(4007894,937.81)</text:p>
      <text:p text:style-name="P5">(4007895,340.09)</text:p>
      <text:p text:style-name="P5">(4007896,75.18)</text:p>
      <text:p text:style-name="P5">(4007897,1452.2)</text:p>
      <text:p text:style-name="P5">(4007898,42.25)</text:p>
      <text:p text:style-name="P5">(4007899,351.48)</text:p>
      <text:p text:style-name="P5">(4007900,502.77)</text:p>
      <text:p text:style-name="P5">(4007901,312.09)</text:p>
      <text:p text:style-name="P5"><text:soft-page-break/>(4007902,329.14)</text:p>
      <text:p text:style-name="P5">(4007903,326.06)</text:p>
      <text:p text:style-name="P5">(4007904,1078.07)</text:p>
      <text:p text:style-name="P5">(4007905,227.82)</text:p>
      <text:p text:style-name="P5">(4007906,136.17)</text:p>
      <text:p text:style-name="P5">(4007907,1302.08)</text:p>
      <text:p text:style-name="P5">(4007908,539.61)</text:p>
      <text:p text:style-name="P5">(4007909,448.55)</text:p>
      <text:p text:style-name="P5">(4007910,459.12)</text:p>
      <text:p text:style-name="P5">(4007911,984.05)</text:p>
      <text:p text:style-name="P5">(4007912,160.09)</text:p>
      <text:p text:style-name="P5">(4007913,710.81)</text:p>
      <text:p text:style-name="P5">(4007914,224.61)</text:p>
      <text:p text:style-name="P5">(4007915,810.64)</text:p>
      <text:p text:style-name="P5">(4007916,280.94)</text:p>
      <text:p text:style-name="P5">(4007917,808.95)</text:p>
      <text:p text:style-name="P5">(4007918,121.17)</text:p>
      <text:p text:style-name="P5">(4007919,516.04)</text:p>
      <text:p text:style-name="P5">(4007920,239.55)</text:p>
      <text:p text:style-name="P5">(4007921,499.97)</text:p>
      <text:p text:style-name="P5">(4007922,154.46)</text:p>
      <text:p text:style-name="P5">(4007923,410.36)</text:p>
      <text:p text:style-name="P5">(4007924,703.77)</text:p>
      <text:p text:style-name="P5">(4007925,605.31)</text:p>
      <text:p text:style-name="P5">(4007926,559.27)</text:p>
      <text:p text:style-name="P5">(4007927,766.78)</text:p>
      <text:p text:style-name="P5">(4007928,1004.33)</text:p>
      <text:p text:style-name="P5">(4007929,107.3)</text:p>
      <text:p text:style-name="P5">(4007930,312.8)</text:p>
      <text:p text:style-name="P5">(4007931,168.52)</text:p>
      <text:p text:style-name="P5">(4007932,252.27)</text:p>
      <text:p text:style-name="P5">(4007933,51.42)</text:p>
      <text:p text:style-name="P5">(4007934,421.46)</text:p>
      <text:p text:style-name="P5">(4007935,591.94)</text:p>
      <text:p text:style-name="P5">(4007936,528.11)</text:p>
      <text:p text:style-name="P5">(4007937,732.8)</text:p>
      <text:p text:style-name="P5">(4007938,744.95)</text:p>
      <text:p text:style-name="P5">(4007939,349.29)</text:p>
      <text:p text:style-name="P5">(4007940,403.32)</text:p>
      <text:p text:style-name="P5">(4007941,1020.48)</text:p>
      <text:p text:style-name="P5">(4007942,410.68)</text:p>
      <text:p text:style-name="P5">(4007943,871.81)</text:p>
      <text:p text:style-name="P5">(4007944,261.45)</text:p>
      <text:p text:style-name="P5">(4007945,562.73)</text:p>
      <text:p text:style-name="P5">(4007946,1243.61)</text:p>
      <text:p text:style-name="P5">(4007947,348.96)</text:p>
      <text:p text:style-name="P5">(4007948,545.76)</text:p>
      <text:p text:style-name="P5">(4007949,408.55)</text:p>
      <text:p text:style-name="P5">(4007950,1072.39)</text:p>
      <text:p text:style-name="P5"><text:soft-page-break/>(4007951,724.87)</text:p>
      <text:p text:style-name="P5">(4007952,210.32)</text:p>
      <text:p text:style-name="P5">(4007953,112.16)</text:p>
      <text:p text:style-name="P5">(4007954,313.12)</text:p>
      <text:p text:style-name="P5">(4007955,981.2)</text:p>
      <text:p text:style-name="P5">(4007956,543.33)</text:p>
      <text:p text:style-name="P5">(4007957,737.83)</text:p>
      <text:p text:style-name="P5">(4007958,738.29)</text:p>
      <text:p text:style-name="P5">(4007959,1282.25)</text:p>
      <text:p text:style-name="P5">(4007960,748.49)</text:p>
      <text:p text:style-name="P5">(4007961,639.62)</text:p>
      <text:p text:style-name="P5">(4007962,1412.08)</text:p>
      <text:p text:style-name="P5">(4007963,145.51)</text:p>
      <text:p text:style-name="P5">(4007964,115.19)</text:p>
      <text:p text:style-name="P5">(4007965,472.06)</text:p>
      <text:p text:style-name="P5">(4007966,441.7)</text:p>
      <text:p text:style-name="P5">(4007967,793.57)</text:p>
      <text:p text:style-name="P5">(4007968,955.41)</text:p>
      <text:p text:style-name="P5">(4007969,329.05)</text:p>
      <text:p text:style-name="P5">(4007970,705.11)</text:p>
      <text:p text:style-name="P5">(4007971,533.67)</text:p>
      <text:p text:style-name="P5">(4007972,317.34)</text:p>
      <text:p text:style-name="P5">(4007973,646.43)</text:p>
      <text:p text:style-name="P5">(4007974,485.04)</text:p>
      <text:p text:style-name="P5">(4007975,729.08)</text:p>
      <text:p text:style-name="P5">(4007976,888.01)</text:p>
      <text:p text:style-name="P5">(4007977,364.4)</text:p>
      <text:p text:style-name="P5">(4007978,315.65)</text:p>
      <text:p text:style-name="P5">(4007979,383.77)</text:p>
      <text:p text:style-name="P5">(4007980,1041.01)</text:p>
      <text:p text:style-name="P5">(4007981,114.89)</text:p>
      <text:p text:style-name="P5">(4007982,292.41)</text:p>
      <text:p text:style-name="P5">(4007983,551.69)</text:p>
      <text:p text:style-name="P5">(4007984,551.9)</text:p>
      <text:p text:style-name="P5">(4007985,656.36)</text:p>
      <text:p text:style-name="P5">(4007986,747.08)</text:p>
      <text:p text:style-name="P5">(4007987,204.04)</text:p>
      <text:p text:style-name="P5">(4007988,177.37)</text:p>
      <text:p text:style-name="P5">(4007989,904.17)</text:p>
      <text:p text:style-name="P5">(4007990,709.09)</text:p>
      <text:p text:style-name="P5">(4007991,651.22)</text:p>
      <text:p text:style-name="P5">(4007992,78.12)</text:p>
      <text:p text:style-name="P5">(4007993,754.47)</text:p>
      <text:p text:style-name="P5">(4007994,741.81)</text:p>
      <text:p text:style-name="P5">(4007995,384.56)</text:p>
      <text:p text:style-name="P5">(4007996,614.0)</text:p>
      <text:p text:style-name="P5">(4007997,535.11)</text:p>
      <text:p text:style-name="P5">(4007998,279.26)</text:p>
      <text:p text:style-name="P5">(4007999,441.46)</text:p>
      <text:p text:style-name="P5"><text:soft-page-break/>(4008000,412.33)</text:p>
      <text:p text:style-name="P5">(4008001,386.1)</text:p>
      <text:p text:style-name="P5">(4008002,33.91)</text:p>
      <text:p text:style-name="P5">(4008003,532.89)</text:p>
      <text:p text:style-name="P5">(4008004,518.35)</text:p>
      <text:p text:style-name="P5">(4008005,205.08)</text:p>
      <text:p text:style-name="P5">(4008006,604.89)</text:p>
      <text:p text:style-name="P5">(4008007,76.32)</text:p>
      <text:p text:style-name="P5">(4008008,996.53)</text:p>
      <text:p text:style-name="P5">(4008009,658.96)</text:p>
      <text:p text:style-name="P5">(4008010,668.25)</text:p>
      <text:p text:style-name="P5">(4008011,263.3)</text:p>
      <text:p text:style-name="P5">(4008012,265.81)</text:p>
      <text:p text:style-name="P5">(4008013,314.18)</text:p>
      <text:p text:style-name="P5">(4008014,1018.02)</text:p>
      <text:p text:style-name="P5">(4008015,613.82)</text:p>
      <text:p text:style-name="P5">(4008016,395.13)</text:p>
      <text:p text:style-name="P5">(4008017,524.74)</text:p>
      <text:p text:style-name="P5">(4008018,703.08)</text:p>
      <text:p text:style-name="P5">(4008019,521.12)</text:p>
      <text:p text:style-name="P5">(4008020,894.14)</text:p>
      <text:p text:style-name="P5">(4008021,782.87)</text:p>
      <text:p text:style-name="P5">(4008022,519.76)</text:p>
      <text:p text:style-name="P5">(4008023,475.86)</text:p>
      <text:p text:style-name="P5">(4008024,326.28)</text:p>
      <text:p text:style-name="P5">(4008025,453.21)</text:p>
      <text:p text:style-name="P5">(4008026,718.73)</text:p>
      <text:p text:style-name="P5">(4008027,831.47)</text:p>
      <text:p text:style-name="P5">(4008028,601.21)</text:p>
      <text:p text:style-name="P5">(4008029,521.61)</text:p>
      <text:p text:style-name="P5">(4008030,308.94)</text:p>
      <text:p text:style-name="P5">(4008031,627.97)</text:p>
      <text:p text:style-name="P5">(4008032,452.47)</text:p>
      <text:p text:style-name="P5">(4008033,592.96)</text:p>
      <text:p text:style-name="P5">(4008034,605.38)</text:p>
      <text:p text:style-name="P5">(4008035,671.37)</text:p>
      <text:p text:style-name="P5">(4008036,220.64)</text:p>
      <text:p text:style-name="P5">(4008037,499.73)</text:p>
      <text:p text:style-name="P5">(4008038,124.93)</text:p>
      <text:p text:style-name="P5">(4008039,372.84)</text:p>
      <text:p text:style-name="P5">(4008040,541.79)</text:p>
      <text:p text:style-name="P5">(4008041,384.91)</text:p>
      <text:p text:style-name="P5">(4008042,506.1)</text:p>
      <text:p text:style-name="P5">(4008043,567.63)</text:p>
      <text:p text:style-name="P5">(4008044,549.54)</text:p>
      <text:p text:style-name="P5">(4008045,742.33)</text:p>
      <text:p text:style-name="P5">(4008046,731.17)</text:p>
      <text:p text:style-name="P5">(4008047,220.35)</text:p>
      <text:p text:style-name="P5">(4008048,394.51)</text:p>
      <text:p text:style-name="P5"><text:soft-page-break/>(4008049,91.7)</text:p>
      <text:p text:style-name="P5">(4008050,367.62)</text:p>
      <text:p text:style-name="P5">(4008051,245.84)</text:p>
      <text:p text:style-name="P5">(4008052,609.34)</text:p>
      <text:p text:style-name="P5">(4008053,719.17)</text:p>
      <text:p text:style-name="P5">(4008054,647.44)</text:p>
      <text:p text:style-name="P5">(4008055,287.69)</text:p>
      <text:p text:style-name="P5">(4008056,330.1)</text:p>
      <text:p text:style-name="P5">(4008057,1019.97)</text:p>
      <text:p text:style-name="P5">(4008058,429.53)</text:p>
      <text:p text:style-name="P5">(4008059,192.34)</text:p>
      <text:p text:style-name="P5">(4008060,492.57)</text:p>
      <text:p text:style-name="P5">(4008061,598.62)</text:p>
      <text:p text:style-name="P5">(4008062,1249.74)</text:p>
      <text:p text:style-name="P5">(4008063,564.17)</text:p>
      <text:p text:style-name="P5">(4008064,716.12)</text:p>
      <text:p text:style-name="P5">(4008065,1012.81)</text:p>
      <text:p text:style-name="P5">(4008066,611.15)</text:p>
      <text:p text:style-name="P5">(4008067,828.94)</text:p>
      <text:p text:style-name="P5">(4008068,607.63)</text:p>
      <text:p text:style-name="P5">(4008069,441.42)</text:p>
      <text:p text:style-name="P5">(4008070,531.77)</text:p>
      <text:p text:style-name="P5">(4008071,725.56)</text:p>
      <text:p text:style-name="P5">(4008072,287.28)</text:p>
      <text:p text:style-name="P5">(4008073,189.82)</text:p>
      <text:p text:style-name="P5">(4008074,544.03)</text:p>
      <text:p text:style-name="P5">(4008075,830.07)</text:p>
      <text:p text:style-name="P5">(4008076,635.13)</text:p>
      <text:p text:style-name="P5">(4008077,810.64)</text:p>
      <text:p text:style-name="P5">(4008078,737.81)</text:p>
      <text:p text:style-name="P5">(4008079,763.38)</text:p>
      <text:p text:style-name="P5">(4008080,213.84)</text:p>
      <text:p text:style-name="P5">(4008081,33.29)</text:p>
      <text:p text:style-name="P5">(4008082,383.8)</text:p>
      <text:p text:style-name="P5">(4008083,229.36)</text:p>
      <text:p text:style-name="P5">(4008084,450.09)</text:p>
      <text:p text:style-name="P5">(4008085,644.02)</text:p>
      <text:p text:style-name="P5">(4008086,365.34)</text:p>
      <text:p text:style-name="P5">(4008087,311.09)</text:p>
      <text:p text:style-name="P5">(4008088,767.91)</text:p>
      <text:p text:style-name="P5">(4008089,138.88)</text:p>
      <text:p text:style-name="P5">(4008090,376.6)</text:p>
      <text:p text:style-name="P5">(4008091,252.39)</text:p>
      <text:p text:style-name="P5">(4008092,808.32)</text:p>
      <text:p text:style-name="P5">(4008093,643.69)</text:p>
      <text:p text:style-name="P5">(4008094,837.45)</text:p>
      <text:p text:style-name="P5">(4008095,877.17)</text:p>
      <text:p text:style-name="P5">(4008096,182.54)</text:p>
      <text:p text:style-name="P5">(4008097,458.25)</text:p>
      <text:p text:style-name="P5"><text:soft-page-break/>(4008098,370.82)</text:p>
      <text:p text:style-name="P5">(4008099,152.89)</text:p>
      <text:p text:style-name="P5">(4008100,261.96)</text:p>
      <text:p text:style-name="P5">(4008101,430.11)</text:p>
      <text:p text:style-name="P5">(4008102,227.18)</text:p>
      <text:p text:style-name="P5">(4008103,161.17)</text:p>
      <text:p text:style-name="P5">(4008104,676.16)</text:p>
      <text:p text:style-name="P5">(4008105,617.09)</text:p>
      <text:p text:style-name="P5">(4008106,740.22)</text:p>
      <text:p text:style-name="P5">(4008107,484.65)</text:p>
      <text:p text:style-name="P5">(4008108,478.15)</text:p>
      <text:p text:style-name="P5">(4008109,184.09)</text:p>
      <text:p text:style-name="P5">(4008110,107.62)</text:p>
      <text:p text:style-name="P5">(4008111,542.89)</text:p>
      <text:p text:style-name="P5">(4008112,492.85)</text:p>
      <text:p text:style-name="P5">(4008113,491.3)</text:p>
      <text:p text:style-name="P5">(4008114,53.27)</text:p>
      <text:p text:style-name="P5">(4008115,617.34)</text:p>
      <text:p text:style-name="P5">(4008116,1088.06)</text:p>
      <text:p text:style-name="P5">(4008117,945.71)</text:p>
      <text:p text:style-name="P5">(4008118,472.47)</text:p>
      <text:p text:style-name="P5">(4008119,863.24)</text:p>
      <text:p text:style-name="P5">(4008120,837.78)</text:p>
      <text:p text:style-name="P5">(4008121,309.64)</text:p>
      <text:p text:style-name="P5">(4008122,481.55)</text:p>
      <text:p text:style-name="P5">(4008123,498.24)</text:p>
      <text:p text:style-name="P5">(4008124,300.43)</text:p>
      <text:p text:style-name="P5">(4008125,747.88)</text:p>
      <text:p text:style-name="P5">(4008126,205.33)</text:p>
      <text:p text:style-name="P5">(4008127,641.94)</text:p>
      <text:p text:style-name="P5">(4008128,655.98)</text:p>
      <text:p text:style-name="P5">(4008129,433.77)</text:p>
      <text:p text:style-name="P5">(4008130,641.09)</text:p>
      <text:p text:style-name="P5">(4008131,392.14)</text:p>
      <text:p text:style-name="P5">(4008132,1237.78)</text:p>
      <text:p text:style-name="P5">(4008133,1037.29)</text:p>
      <text:p text:style-name="P5">(4008134,450.47)</text:p>
      <text:p text:style-name="P5">(4008135,202.37)</text:p>
      <text:p text:style-name="P5">(4008136,200.74)</text:p>
      <text:p text:style-name="P5">(4008137,586.55)</text:p>
      <text:p text:style-name="P5">(4008138,757.84)</text:p>
      <text:p text:style-name="P5">(4008139,335.25)</text:p>
      <text:p text:style-name="P5">(4008140,244.45)</text:p>
      <text:p text:style-name="P5">(4008141,521.98)</text:p>
      <text:p text:style-name="P5">(4008142,658.45)</text:p>
      <text:p text:style-name="P5">(4008143,138.13)</text:p>
      <text:p text:style-name="P5">(4008144,572.03)</text:p>
      <text:p text:style-name="P5">(4008145,622.6)</text:p>
      <text:p text:style-name="P5">(4008146,780.34)</text:p>
      <text:p text:style-name="P5"><text:soft-page-break/>(4008147,732.38)</text:p>
      <text:p text:style-name="P5">(4008148,888.48)</text:p>
      <text:p text:style-name="P5">(4008149,818.93)</text:p>
      <text:p text:style-name="P5">(4008150,463.25)</text:p>
      <text:p text:style-name="P5">(4008151,802.62)</text:p>
      <text:p text:style-name="P5">(4008152,391.17)</text:p>
      <text:p text:style-name="P5">(4008153,810.13)</text:p>
      <text:p text:style-name="P5">(4008154,323.17)</text:p>
      <text:p text:style-name="P5">(4008155,589.73)</text:p>
      <text:p text:style-name="P5">(4008156,208.0)</text:p>
      <text:p text:style-name="P5">(4008157,577.04)</text:p>
      <text:p text:style-name="P5">(4008158,666.58)</text:p>
      <text:p text:style-name="P5">(4008159,278.11)</text:p>
      <text:p text:style-name="P5">(4008160,698.06)</text:p>
      <text:p text:style-name="P5">(4008161,366.99)</text:p>
      <text:p text:style-name="P5">(4008162,390.24)</text:p>
      <text:p text:style-name="P5">(4008163,299.4)</text:p>
      <text:p text:style-name="P5">(4008164,412.76)</text:p>
      <text:p text:style-name="P5">(4008165,382.69)</text:p>
      <text:p text:style-name="P5">(4008166,277.93)</text:p>
      <text:p text:style-name="P5">(4008167,560.84)</text:p>
      <text:p text:style-name="P5">(4008168,410.25)</text:p>
      <text:p text:style-name="P5">(4008169,355.72)</text:p>
      <text:p text:style-name="P5">(4008170,42.03)</text:p>
      <text:p text:style-name="P5">(4008171,273.41)</text:p>
      <text:p text:style-name="P5">(4008172,338.89)</text:p>
      <text:p text:style-name="P5">(4008173,638.9)</text:p>
      <text:p text:style-name="P5">(4008174,272.69)</text:p>
      <text:p text:style-name="P5">(4008175,193.4)</text:p>
      <text:p text:style-name="P5">(4008176,292.06)</text:p>
      <text:p text:style-name="P5">(4008177,279.73)</text:p>
      <text:p text:style-name="P5">(4008178,476.27)</text:p>
      <text:p text:style-name="P5">(4008179,722.92)</text:p>
      <text:p text:style-name="P5">(4008180,338.97)</text:p>
      <text:p text:style-name="P5">(4008181,453.98)</text:p>
      <text:p text:style-name="P5">(4008182,607.9)</text:p>
      <text:p text:style-name="P5">(4008183,310.47)</text:p>
      <text:p text:style-name="P5">(4008184,617.2)</text:p>
      <text:p text:style-name="P5">(4008185,232.78)</text:p>
      <text:p text:style-name="P5">(4008186,287.33)</text:p>
      <text:p text:style-name="P5">(4008187,260.77)</text:p>
      <text:p text:style-name="P5">(4008188,996.07)</text:p>
      <text:p text:style-name="P5">(4008189,269.53)</text:p>
      <text:p text:style-name="P5">(4008190,273.13)</text:p>
      <text:p text:style-name="P5">(4008191,246.76)</text:p>
      <text:p text:style-name="P5">(4008193,893.38)</text:p>
      <text:p text:style-name="P5">(4008194,487.77)</text:p>
      <text:p text:style-name="P5">(4008195,302.5)</text:p>
      <text:p text:style-name="P5">(4008196,679.94)</text:p>
      <text:p text:style-name="P5"><text:soft-page-break/>(4008197,1178.13)</text:p>
      <text:p text:style-name="P5">(4008198,348.75)</text:p>
      <text:p text:style-name="P5">(4008199,704.35)</text:p>
      <text:p text:style-name="P5">(4008200,266.31)</text:p>
      <text:p text:style-name="P5">(4008201,241.83)</text:p>
      <text:p text:style-name="P5">(4008202,853.66)</text:p>
      <text:p text:style-name="P5">(4008203,480.23)</text:p>
      <text:p text:style-name="P5">(4008204,356.48)</text:p>
      <text:p text:style-name="P5">(4008205,496.05)</text:p>
      <text:p text:style-name="P5">(4008206,571.03)</text:p>
      <text:p text:style-name="P5">(4008207,865.65)</text:p>
      <text:p text:style-name="P5">(4008208,481.31)</text:p>
      <text:p text:style-name="P5">(4008209,160.2)</text:p>
      <text:p text:style-name="P5">(4008210,507.32)</text:p>
      <text:p text:style-name="P5">(4008211,382.93)</text:p>
      <text:p text:style-name="P5">(4008212,833.31)</text:p>
      <text:p text:style-name="P5">(4008213,473.91)</text:p>
      <text:p text:style-name="P5">(4008214,681.95)</text:p>
      <text:p text:style-name="P5">(4008215,530.12)</text:p>
      <text:p text:style-name="P5">(4008216,691.63)</text:p>
      <text:p text:style-name="P5">(4008217,544.34)</text:p>
      <text:p text:style-name="P5">(4008218,565.04)</text:p>
      <text:p text:style-name="P5">(4008219,326.94)</text:p>
      <text:p text:style-name="P5">(4008220,834.2)</text:p>
      <text:p text:style-name="P5">(4008221,750.63)</text:p>
      <text:p text:style-name="P5">(4008222,87.39)</text:p>
      <text:p text:style-name="P5">(4008223,189.58)</text:p>
      <text:p text:style-name="P5">(4008224,451.77)</text:p>
      <text:p text:style-name="P5">(4008226,600.72)</text:p>
      <text:p text:style-name="P5">(4008227,545.52)</text:p>
      <text:p text:style-name="P5">(4008228,255.84)</text:p>
      <text:p text:style-name="P5">(4008229,1305.1)</text:p>
      <text:p text:style-name="P5">(4008230,717.15)</text:p>
      <text:p text:style-name="P5">(4008231,239.71)</text:p>
      <text:p text:style-name="P5">(4008232,598.43)</text:p>
      <text:p text:style-name="P5">(4008233,638.45)</text:p>
      <text:p text:style-name="P5">(4008234,499.15)</text:p>
      <text:p text:style-name="P5">(4008235,290.28)</text:p>
      <text:p text:style-name="P5">(4008236,273.13)</text:p>
      <text:p text:style-name="P5">(4008237,319.76)</text:p>
      <text:p text:style-name="P5">(4008238,582.33)</text:p>
      <text:p text:style-name="P5">(4008239,400.54)</text:p>
      <text:p text:style-name="P5">(4008240,135.29)</text:p>
      <text:p text:style-name="P5">(4008241,1027.94)</text:p>
      <text:p text:style-name="P5">(4008242,571.28)</text:p>
      <text:p text:style-name="P5">(4008243,295.0)</text:p>
      <text:p text:style-name="P5">(4008244,174.64)</text:p>
      <text:p text:style-name="P5">(4008245,322.48)</text:p>
      <text:p text:style-name="P5">(4008246,495.02)</text:p>
      <text:p text:style-name="P5"><text:soft-page-break/>(4008247,602.25)</text:p>
      <text:p text:style-name="P5">(4008248,167.06)</text:p>
      <text:p text:style-name="P5">(4008249,743.35)</text:p>
      <text:p text:style-name="P5">(4008250,275.27)</text:p>
      <text:p text:style-name="P5">(4008251,1192.42)</text:p>
      <text:p text:style-name="P5">(4008252,515.59)</text:p>
      <text:p text:style-name="P5">(4008253,774.83)</text:p>
      <text:p text:style-name="P5">(4008254,227.29)</text:p>
      <text:p text:style-name="P5">(4008255,354.4)</text:p>
      <text:p text:style-name="P5">(4008256,288.44)</text:p>
      <text:p text:style-name="P5">(4008257,456.89)</text:p>
      <text:p text:style-name="P5">(4008258,603.7)</text:p>
      <text:p text:style-name="P5">(4008259,398.88)</text:p>
      <text:p text:style-name="P5">(4008260,490.3)</text:p>
      <text:p text:style-name="P5">(4008261,588.7)</text:p>
      <text:p text:style-name="P5">(4008262,892.34)</text:p>
      <text:p text:style-name="P5">(4008263,337.95)</text:p>
      <text:p text:style-name="P5">(4008264,685.1)</text:p>
      <text:p text:style-name="P5">(4008265,369.12)</text:p>
      <text:p text:style-name="P5">(4008266,835.13)</text:p>
      <text:p text:style-name="P5">(4008267,355.18)</text:p>
      <text:p text:style-name="P5">(4008268,508.58)</text:p>
      <text:p text:style-name="P5">(4008269,805.67)</text:p>
      <text:p text:style-name="P5">(4008270,337.23)</text:p>
      <text:p text:style-name="P5">(4008271,229.89)</text:p>
      <text:p text:style-name="P5">(4008272,616.81)</text:p>
      <text:p text:style-name="P5">(4008273,615.43)</text:p>
      <text:p text:style-name="P5">(4008274,511.13)</text:p>
      <text:p text:style-name="P5">(4008275,641.26)</text:p>
      <text:p text:style-name="P5">(4008276,282.38)</text:p>
      <text:p text:style-name="P5">(4008277,498.04)</text:p>
      <text:p text:style-name="P5">(4008278,117.46)</text:p>
      <text:p text:style-name="P5">(4008279,453.18)</text:p>
      <text:p text:style-name="P5">(4008280,520.82)</text:p>
      <text:p text:style-name="P5">(4008281,678.94)</text:p>
      <text:p text:style-name="P5">(4008282,322.73)</text:p>
      <text:p text:style-name="P5">(4008283,908.93)</text:p>
      <text:p text:style-name="P5">(4008284,490.2)</text:p>
      <text:p text:style-name="P5">(4008285,335.94)</text:p>
      <text:p text:style-name="P5">(4008286,365.06)</text:p>
      <text:p text:style-name="P5">(4008287,194.24)</text:p>
      <text:p text:style-name="P5">(4008288,176.71)</text:p>
      <text:p text:style-name="P5">(4008289,364.13)</text:p>
      <text:p text:style-name="P5">(4008290,881.61)</text:p>
      <text:p text:style-name="P5">(4008291,478.62)</text:p>
      <text:p text:style-name="P5">(4008292,684.04)</text:p>
      <text:p text:style-name="P5">(4008293,238.79)</text:p>
      <text:p text:style-name="P5">(4008294,224.52)</text:p>
      <text:p text:style-name="P5">(4008295,1144.17)</text:p>
      <text:p text:style-name="P5"><text:soft-page-break/>(4008296,755.45)</text:p>
      <text:p text:style-name="P5">(4008297,755.1)</text:p>
      <text:p text:style-name="P5">(4008298,498.56)</text:p>
      <text:p text:style-name="P5">(4008299,602.58)</text:p>
      <text:p text:style-name="P5">(4008300,770.23)</text:p>
      <text:p text:style-name="P5">(4008301,89.71)</text:p>
      <text:p text:style-name="P5">(4008302,667.49)</text:p>
      <text:p text:style-name="P5">(4008303,706.87)</text:p>
      <text:p text:style-name="P5">(4008304,252.06)</text:p>
      <text:p text:style-name="P5">(4008305,218.31)</text:p>
      <text:p text:style-name="P5">(4008306,481.44)</text:p>
      <text:p text:style-name="P5">(4008307,166.83)</text:p>
      <text:p text:style-name="P5">(4008308,439.43)</text:p>
      <text:p text:style-name="P5">(4008309,670.48)</text:p>
      <text:p text:style-name="P5">(4008310,491.61)</text:p>
      <text:p text:style-name="P5">(4008311,405.46)</text:p>
      <text:p text:style-name="P5">(4008312,720.59)</text:p>
      <text:p text:style-name="P5">(4008313,870.69)</text:p>
      <text:p text:style-name="P5">(4008314,534.43)</text:p>
      <text:p text:style-name="P5">(4008315,405.5)</text:p>
      <text:p text:style-name="P5">(4008316,377.91)</text:p>
      <text:p text:style-name="P5">(4008317,419.75)</text:p>
      <text:p text:style-name="P5">(4008318,563.82)</text:p>
      <text:p text:style-name="P5">(4008319,166.8)</text:p>
      <text:p text:style-name="P5">(4008320,190.36)</text:p>
      <text:p text:style-name="P5">(4008321,1560.79)</text:p>
      <text:p text:style-name="P5">(4008322,115.62)</text:p>
      <text:p text:style-name="P5">(4008323,651.43)</text:p>
      <text:p text:style-name="P5">(4008324,659.22)</text:p>
      <text:p text:style-name="P5">(4008325,241.0)</text:p>
      <text:p text:style-name="P5">(4008326,582.23)</text:p>
      <text:p text:style-name="P5">(4008327,385.84)</text:p>
      <text:p text:style-name="P5">(4008328,1003.49)</text:p>
      <text:p text:style-name="P5">(4008329,512.04)</text:p>
      <text:p text:style-name="P5">(4008330,537.21)</text:p>
      <text:p text:style-name="P5">(4008331,769.29)</text:p>
      <text:p text:style-name="P5">(4008332,346.64)</text:p>
      <text:p text:style-name="P5">(4008333,947.12)</text:p>
      <text:p text:style-name="P5">(4008334,388.89)</text:p>
      <text:p text:style-name="P5">(4008335,503.89)</text:p>
      <text:p text:style-name="P5">(4008336,144.71)</text:p>
      <text:p text:style-name="P5">(4008337,470.16)</text:p>
      <text:p text:style-name="P5">(4008338,268.2)</text:p>
      <text:p text:style-name="P5">(4008339,800.51)</text:p>
      <text:p text:style-name="P5">(4008340,221.64)</text:p>
      <text:p text:style-name="P5">(4008341,1107.45)</text:p>
      <text:p text:style-name="P5">(4008342,328.1)</text:p>
      <text:p text:style-name="P5">(4008343,598.1)</text:p>
      <text:p text:style-name="P5">(4008344,1043.95)</text:p>
      <text:p text:style-name="P5"><text:soft-page-break/>(4008345,341.54)</text:p>
      <text:p text:style-name="P5">(4008346,175.1)</text:p>
      <text:p text:style-name="P5">(4008347,467.53)</text:p>
      <text:p text:style-name="P5">(4008348,146.76)</text:p>
      <text:p text:style-name="P5">(4008349,524.11)</text:p>
      <text:p text:style-name="P5">(4008350,567.19)</text:p>
      <text:p text:style-name="P5">(4008351,391.03)</text:p>
      <text:p text:style-name="P5">(4008352,754.07)</text:p>
      <text:p text:style-name="P5">(4008353,1004.31)</text:p>
      <text:p text:style-name="P5">(4008354,174.29)</text:p>
      <text:p text:style-name="P5">(4008355,489.78)</text:p>
      <text:p text:style-name="P5">(4008356,460.32)</text:p>
      <text:p text:style-name="P5">(4008357,289.8)</text:p>
      <text:p text:style-name="P5">(4008358,362.71)</text:p>
      <text:p text:style-name="P5">(4008359,912.47)</text:p>
      <text:p text:style-name="P5">(4008360,671.42)</text:p>
      <text:p text:style-name="P5">(4008361,385.65)</text:p>
      <text:p text:style-name="P5">(4008362,62.44)</text:p>
      <text:p text:style-name="P5">(4008363,1057.09)</text:p>
      <text:p text:style-name="P5">(4008364,532.42)</text:p>
      <text:p text:style-name="P5">(4008365,456.15)</text:p>
      <text:p text:style-name="P5">(4008366,800.28)</text:p>
      <text:p text:style-name="P5">(4008367,535.34)</text:p>
      <text:p text:style-name="P5">(4008368,870.58)</text:p>
      <text:p text:style-name="P5">(4008369,620.44)</text:p>
      <text:p text:style-name="P5">(4008370,1033.74)</text:p>
      <text:p text:style-name="P5">(4008371,458.48)</text:p>
      <text:p text:style-name="P5">(4008372,535.3)</text:p>
      <text:p text:style-name="P5">(4008373,576.37)</text:p>
      <text:p text:style-name="P5">(4008374,872.53)</text:p>
      <text:p text:style-name="P5">(4008375,840.76)</text:p>
      <text:p text:style-name="P5">(4008376,52.87)</text:p>
      <text:p text:style-name="P5">(4008377,232.33)</text:p>
      <text:p text:style-name="P5">(4008378,159.36)</text:p>
      <text:p text:style-name="P5">(4008379,629.83)</text:p>
      <text:p text:style-name="P5">(4008380,465.08)</text:p>
      <text:p text:style-name="P5">(4008381,390.16)</text:p>
      <text:p text:style-name="P5">(4008382,774.79)</text:p>
      <text:p text:style-name="P5">(4008383,303.14)</text:p>
      <text:p text:style-name="P5">(4008384,361.36)</text:p>
      <text:p text:style-name="P5">(4008385,522.94)</text:p>
      <text:p text:style-name="P5">(4008386,1136.87)</text:p>
      <text:p text:style-name="P5">(4008387,719.15)</text:p>
      <text:p text:style-name="P5">(4008388,772.7)</text:p>
      <text:p text:style-name="P5">(4008389,472.01)</text:p>
      <text:p text:style-name="P5">(4008390,1023.8)</text:p>
      <text:p text:style-name="P5">(4008391,597.85)</text:p>
      <text:p text:style-name="P5">(4008392,1105.45)</text:p>
      <text:p text:style-name="P5">(4008393,186.32)</text:p>
      <text:p text:style-name="P5"><text:soft-page-break/>(4008394,166.47)</text:p>
      <text:p text:style-name="P5">(4008395,406.49)</text:p>
      <text:p text:style-name="P5">(4008396,458.76)</text:p>
      <text:p text:style-name="P5">(4008397,330.01)</text:p>
      <text:p text:style-name="P5">(4008398,722.89)</text:p>
      <text:p text:style-name="P5">(4008399,882.99)</text:p>
      <text:p text:style-name="P5">(4008400,533.27)</text:p>
      <text:p text:style-name="P5">(4008401,844.84)</text:p>
      <text:p text:style-name="P5">(4008402,757.91)</text:p>
      <text:p text:style-name="P5">(4008403,490.6)</text:p>
      <text:p text:style-name="P5">(4008404,516.58)</text:p>
      <text:p text:style-name="P5">(4008405,557.0)</text:p>
      <text:p text:style-name="P5">(4008406,271.54)</text:p>
      <text:p text:style-name="P5">(4008407,731.12)</text:p>
      <text:p text:style-name="P5">(4008408,729.08)</text:p>
      <text:p text:style-name="P5">(4008409,545.99)</text:p>
      <text:p text:style-name="P5">(4008410,566.46)</text:p>
      <text:p text:style-name="P5">(4008411,667.47)</text:p>
      <text:p text:style-name="P5">(4008412,319.82)</text:p>
      <text:p text:style-name="P5">(4008413,532.66)</text:p>
      <text:p text:style-name="P5">(4008414,394.64)</text:p>
      <text:p text:style-name="P5">(4008415,1039.12)</text:p>
      <text:p text:style-name="P5">(4008416,564.6)</text:p>
      <text:p text:style-name="P5">(4008417,819.21)</text:p>
      <text:p text:style-name="P5">(4008418,673.86)</text:p>
      <text:p text:style-name="P5">(4008419,652.29)</text:p>
      <text:p text:style-name="P5">(4008420,305.16)</text:p>
      <text:p text:style-name="P5">(4008421,280.56)</text:p>
      <text:p text:style-name="P5">(4008422,593.44)</text:p>
      <text:p text:style-name="P5">(4008423,549.38)</text:p>
      <text:p text:style-name="P5">(4008424,682.92)</text:p>
      <text:p text:style-name="P5">(4008425,628.64)</text:p>
      <text:p text:style-name="P5">(4008426,491.48)</text:p>
      <text:p text:style-name="P5">(4008427,433.08)</text:p>
      <text:p text:style-name="P5">(4008428,164.84)</text:p>
      <text:p text:style-name="P5">(4008429,250.32)</text:p>
      <text:p text:style-name="P5">(4008430,465.84)</text:p>
      <text:p text:style-name="P5">(4008431,594.72)</text:p>
      <text:p text:style-name="P5">(4008432,498.04)</text:p>
      <text:p text:style-name="P5">(4008433,176.78)</text:p>
      <text:p text:style-name="P5">(4008434,179.13)</text:p>
      <text:p text:style-name="P5">(4008435,189.5)</text:p>
      <text:p text:style-name="P5">(4008436,373.16)</text:p>
      <text:p text:style-name="P5">(4008437,173.23)</text:p>
      <text:p text:style-name="P5">(4008438,261.19)</text:p>
      <text:p text:style-name="P5">(4008439,670.64)</text:p>
      <text:p text:style-name="P5">(4008440,461.9)</text:p>
      <text:p text:style-name="P5">(4008441,417.06)</text:p>
      <text:p text:style-name="P5">(4008442,695.99)</text:p>
      <text:p text:style-name="P5"><text:soft-page-break/>(4008443,562.11)</text:p>
      <text:p text:style-name="P5">(4008444,735.86)</text:p>
      <text:p text:style-name="P5">(4008445,551.86)</text:p>
      <text:p text:style-name="P5">(4008446,732.76)</text:p>
      <text:p text:style-name="P5">(4008447,730.8)</text:p>
      <text:p text:style-name="P5">(4008448,385.52)</text:p>
      <text:p text:style-name="P5">(4008449,316.94)</text:p>
      <text:p text:style-name="P5">(4008450,298.55)</text:p>
      <text:p text:style-name="P5">(4008451,565.81)</text:p>
      <text:p text:style-name="P5">(4008452,762.75)</text:p>
      <text:p text:style-name="P5">(4008453,375.77)</text:p>
      <text:p text:style-name="P5">(4008454,403.31)</text:p>
      <text:p text:style-name="P5">(4008455,786.07)</text:p>
      <text:p text:style-name="P5">(4008456,640.38)</text:p>
      <text:p text:style-name="P5">(4008457,570.5)</text:p>
      <text:p text:style-name="P5">(4008458,489.39)</text:p>
      <text:p text:style-name="P5">(4008459,420.81)</text:p>
      <text:p text:style-name="P5">(4008460,604.89)</text:p>
      <text:p text:style-name="P5">(4008461,128.16)</text:p>
      <text:p text:style-name="P5">(4008462,712.18)</text:p>
      <text:p text:style-name="P5">(4008463,531.98)</text:p>
      <text:p text:style-name="P5">(4008464,328.63)</text:p>
      <text:p text:style-name="P5">(4008465,679.08)</text:p>
      <text:p text:style-name="P5">(4008466,255.97)</text:p>
      <text:p text:style-name="P5">(4008467,1110.33)</text:p>
      <text:p text:style-name="P5">(4008468,630.45)</text:p>
      <text:p text:style-name="P5">(4008469,397.83)</text:p>
      <text:p text:style-name="P5">(4008470,889.08)</text:p>
      <text:p text:style-name="P5">(4008471,975.47)</text:p>
      <text:p text:style-name="P5">(4008472,595.8)</text:p>
      <text:p text:style-name="P5">(4008473,475.34)</text:p>
      <text:p text:style-name="P5">(4008474,389.05)</text:p>
      <text:p text:style-name="P5">(4008475,334.75)</text:p>
      <text:p text:style-name="P5">(4008476,582.64)</text:p>
      <text:p text:style-name="P5">(4008477,1464.44)</text:p>
      <text:p text:style-name="P5">(4008478,437.11)</text:p>
      <text:p text:style-name="P5">(4008479,585.6)</text:p>
      <text:p text:style-name="P5">(4008480,676.27)</text:p>
      <text:p text:style-name="P5">(4008481,526.19)</text:p>
      <text:p text:style-name="P5">(4008482,399.26)</text:p>
      <text:p text:style-name="P5">(4008483,103.97)</text:p>
      <text:p text:style-name="P5">(4008484,550.31)</text:p>
      <text:p text:style-name="P5">(4008485,1164.84)</text:p>
      <text:p text:style-name="P5">(4008486,1210.32)</text:p>
      <text:p text:style-name="P5">(4008487,67.94)</text:p>
      <text:p text:style-name="P5">(4008488,690.79)</text:p>
      <text:p text:style-name="P5">(4008489,700.98)</text:p>
      <text:p text:style-name="P5">(4008490,685.59)</text:p>
      <text:p text:style-name="P5">(4008491,219.56)</text:p>
      <text:p text:style-name="P5"><text:soft-page-break/>(4008492,741.93)</text:p>
      <text:p text:style-name="P5">(4008493,368.18)</text:p>
      <text:p text:style-name="P5">(4008494,351.76)</text:p>
      <text:p text:style-name="P5">(4008495,416.11)</text:p>
      <text:p text:style-name="P5">(4008496,625.97)</text:p>
      <text:p text:style-name="P5">(4008497,1024.5)</text:p>
      <text:p text:style-name="P5">(4008498,848.43)</text:p>
      <text:p text:style-name="P5">(4008499,455.08)</text:p>
      <text:p text:style-name="P5">(4008500,344.22)</text:p>
      <text:p text:style-name="P5">(4008501,411.35)</text:p>
      <text:p text:style-name="P5">(4008502,410.36)</text:p>
      <text:p text:style-name="P5">(4008503,282.99)</text:p>
      <text:p text:style-name="P5">(4008504,208.64)</text:p>
      <text:p text:style-name="P5">(4008505,930.07)</text:p>
      <text:p text:style-name="P5">(4008506,408.93)</text:p>
      <text:p text:style-name="P5">(4008507,270.09)</text:p>
      <text:p text:style-name="P5">(4008508,1103.69)</text:p>
      <text:p text:style-name="P5">(4008509,1186.68)</text:p>
      <text:p text:style-name="P5">(4008510,599.49)</text:p>
      <text:p text:style-name="P5">(4008511,259.59)</text:p>
      <text:p text:style-name="P5">(4008512,329.71)</text:p>
      <text:p text:style-name="P5">(4008513,542.66)</text:p>
      <text:p text:style-name="P5">(4008514,1099.0)</text:p>
      <text:p text:style-name="P5">(4008515,123.71)</text:p>
      <text:p text:style-name="P5">(4008516,425.68)</text:p>
      <text:p text:style-name="P5">(4008517,282.38)</text:p>
      <text:p text:style-name="P5">(4008518,335.12)</text:p>
      <text:p text:style-name="P5">(4008519,323.92)</text:p>
      <text:p text:style-name="P5">(4008520,966.15)</text:p>
      <text:p text:style-name="P5">(4008521,438.21)</text:p>
      <text:p text:style-name="P5">(4008522,660.88)</text:p>
      <text:p text:style-name="P5">(4008523,311.04)</text:p>
      <text:p text:style-name="P5">(4008524,432.22)</text:p>
      <text:p text:style-name="P5">(4008525,853.37)</text:p>
      <text:p text:style-name="P5">(4008526,974.76)</text:p>
      <text:p text:style-name="P5">(4008527,87.49)</text:p>
      <text:p text:style-name="P5">(4008528,1118.59)</text:p>
      <text:p text:style-name="P5">(4008529,502.19)</text:p>
      <text:p text:style-name="P5">(4008530,520.98)</text:p>
      <text:p text:style-name="P5">(4008531,252.52)</text:p>
      <text:p text:style-name="P5">(4008532,632.28)</text:p>
      <text:p text:style-name="P5">(4008533,454.54)</text:p>
      <text:p text:style-name="P5">(4008534,183.04)</text:p>
      <text:p text:style-name="P5">(4008535,90.88)</text:p>
      <text:p text:style-name="P5">(4008536,445.07)</text:p>
      <text:p text:style-name="P5">(4008537,322.96)</text:p>
      <text:p text:style-name="P5">(4008538,160.25)</text:p>
      <text:p text:style-name="P5">(4008539,432.58)</text:p>
      <text:p text:style-name="P5">(4008540,488.71)</text:p>
      <text:p text:style-name="P5"><text:soft-page-break/>(4008541,533.88)</text:p>
      <text:p text:style-name="P5">(4008542,355.67)</text:p>
      <text:p text:style-name="P5">(4008543,976.44)</text:p>
      <text:p text:style-name="P5">(4008544,620.08)</text:p>
      <text:p text:style-name="P5">(4008545,171.19)</text:p>
      <text:p text:style-name="P5">(4008546,316.52)</text:p>
      <text:p text:style-name="P5">(4008547,548.41)</text:p>
      <text:p text:style-name="P5">(4008548,431.81)</text:p>
      <text:p text:style-name="P5">(4008549,684.01)</text:p>
      <text:p text:style-name="P5">(4008550,905.59)</text:p>
      <text:p text:style-name="P5">(4008551,624.46)</text:p>
      <text:p text:style-name="P5">(4008552,423.46)</text:p>
      <text:p text:style-name="P5">(4008553,678.54)</text:p>
      <text:p text:style-name="P5">(4008554,716.74)</text:p>
      <text:p text:style-name="P5">(4008555,818.15)</text:p>
      <text:p text:style-name="P5">(4008556,415.16)</text:p>
      <text:p text:style-name="P5">(4008557,680.88)</text:p>
      <text:p text:style-name="P5">(4008558,1178.25)</text:p>
      <text:p text:style-name="P5">(4008559,695.39)</text:p>
      <text:p text:style-name="P5">(4008560,156.47)</text:p>
      <text:p text:style-name="P5">(4008561,358.51)</text:p>
      <text:p text:style-name="P5">(4008562,470.28)</text:p>
      <text:p text:style-name="P5">(4008563,673.5)</text:p>
      <text:p text:style-name="P5">(4008564,420.26)</text:p>
      <text:p text:style-name="P5">(4008565,347.03)</text:p>
      <text:p text:style-name="P5">(4008566,462.49)</text:p>
      <text:p text:style-name="P5">(4008567,238.68)</text:p>
      <text:p text:style-name="P5">(4008568,375.9)</text:p>
      <text:p text:style-name="P5">(4008569,431.22)</text:p>
      <text:p text:style-name="P5">(4008570,297.74)</text:p>
      <text:p text:style-name="P5">(4008571,135.81)</text:p>
      <text:p text:style-name="P5">(4008572,545.88)</text:p>
      <text:p text:style-name="P5">(4008573,357.4)</text:p>
      <text:p text:style-name="P5">(4008574,462.07)</text:p>
      <text:p text:style-name="P5">(4008575,489.51)</text:p>
      <text:p text:style-name="P5">(4008576,350.6)</text:p>
      <text:p text:style-name="P5">(4008577,626.84)</text:p>
      <text:p text:style-name="P5">(4008578,577.57)</text:p>
      <text:p text:style-name="P5">(4008579,744.95)</text:p>
      <text:p text:style-name="P5">(4008580,69.79)</text:p>
      <text:p text:style-name="P5">(4008581,826.77)</text:p>
      <text:p text:style-name="P5">(4008582,948.55)</text:p>
      <text:p text:style-name="P5">(4008583,378.9)</text:p>
      <text:p text:style-name="P5">(4008584,274.2)</text:p>
      <text:p text:style-name="P5">(4008585,766.34)</text:p>
      <text:p text:style-name="P5">(4008586,288.5)</text:p>
      <text:p text:style-name="P5">(4008587,646.02)</text:p>
      <text:p text:style-name="P5">(4008588,184.21)</text:p>
      <text:p text:style-name="P5">(4008589,772.71)</text:p>
      <text:p text:style-name="P5"><text:soft-page-break/>(4008590,545.89)</text:p>
      <text:p text:style-name="P5">(4008591,234.7)</text:p>
      <text:p text:style-name="P5">(4008592,869.61)</text:p>
      <text:p text:style-name="P5">(4008593,750.83)</text:p>
      <text:p text:style-name="P5">(4008594,220.25)</text:p>
      <text:p text:style-name="P5">(4008595,205.61)</text:p>
      <text:p text:style-name="P5">(4008596,622.83)</text:p>
      <text:p text:style-name="P5">(4008597,645.97)</text:p>
      <text:p text:style-name="P5">(4008598,484.0)</text:p>
      <text:p text:style-name="P5">(4008599,331.52)</text:p>
      <text:p text:style-name="P5">(4008600,321.86)</text:p>
      <text:p text:style-name="P5">(4008601,987.36)</text:p>
      <text:p text:style-name="P5">(4008602,288.7)</text:p>
      <text:p text:style-name="P5">(4008603,615.08)</text:p>
      <text:p text:style-name="P5">(4008604,487.06)</text:p>
      <text:p text:style-name="P5">(4008605,733.85)</text:p>
      <text:p text:style-name="P5">(4008606,127.5)</text:p>
      <text:p text:style-name="P5">(4008607,623.39)</text:p>
      <text:p text:style-name="P5">(4008608,335.53)</text:p>
      <text:p text:style-name="P5">(4008609,152.37)</text:p>
      <text:p text:style-name="P5">(4008610,622.11)</text:p>
      <text:p text:style-name="P5">(4008611,421.51)</text:p>
      <text:p text:style-name="P5">(4008612,210.65)</text:p>
      <text:p text:style-name="P5">(4008613,229.06)</text:p>
      <text:p text:style-name="P5">(4008614,509.42)</text:p>
      <text:p text:style-name="P5">(4008615,626.93)</text:p>
      <text:p text:style-name="P5">(4008616,1096.05)</text:p>
      <text:p text:style-name="P5">(4008617,97.57)</text:p>
      <text:p text:style-name="P5">(4008618,845.55)</text:p>
      <text:p text:style-name="P5">(4008619,502.33)</text:p>
      <text:p text:style-name="P5">(4008620,385.0)</text:p>
      <text:p text:style-name="P5">(4008621,797.31)</text:p>
      <text:p text:style-name="P5">(4008622,531.15)</text:p>
      <text:p text:style-name="P5">(4008623,233.85)</text:p>
      <text:p text:style-name="P5">(4008624,760.04)</text:p>
      <text:p text:style-name="P5">(4008625,489.57)</text:p>
      <text:p text:style-name="P5">(4008626,286.76)</text:p>
      <text:p text:style-name="P5">(4008627,718.09)</text:p>
      <text:p text:style-name="P5">(4008628,956.65)</text:p>
      <text:p text:style-name="P5">(4008629,223.9)</text:p>
      <text:p text:style-name="P5">(4008630,721.69)</text:p>
      <text:p text:style-name="P5">(4008631,401.16)</text:p>
      <text:p text:style-name="P5">(4008632,108.22)</text:p>
      <text:p text:style-name="P5">(4008633,241.51)</text:p>
      <text:p text:style-name="P5">(4008634,1151.71)</text:p>
      <text:p text:style-name="P5">(4008635,267.34)</text:p>
      <text:p text:style-name="P5">(4008636,354.06)</text:p>
      <text:p text:style-name="P5">(4008637,1063.69)</text:p>
      <text:p text:style-name="P5">(4008638,629.48)</text:p>
      <text:p text:style-name="P5"><text:soft-page-break/>(4008639,909.33)</text:p>
      <text:p text:style-name="P5">(4008640,1032.1)</text:p>
      <text:p text:style-name="P5">(4008641,432.42)</text:p>
      <text:p text:style-name="P5">(4008642,269.93)</text:p>
      <text:p text:style-name="P5">(4008643,929.3)</text:p>
      <text:p text:style-name="P5">(4008644,532.56)</text:p>
      <text:p text:style-name="P5">(4008645,983.31)</text:p>
      <text:p text:style-name="P5">(4008646,874.01)</text:p>
      <text:p text:style-name="P5">(4008647,268.3)</text:p>
      <text:p text:style-name="P5">(4008648,569.92)</text:p>
      <text:p text:style-name="P5">(4008649,608.23)</text:p>
      <text:p text:style-name="P5">(4008650,107.97)</text:p>
      <text:p text:style-name="P5">(4008651,622.97)</text:p>
      <text:p text:style-name="P5">(4008652,987.15)</text:p>
      <text:p text:style-name="P5">(4008653,409.09)</text:p>
      <text:p text:style-name="P5">(4008654,302.39)</text:p>
      <text:p text:style-name="P5">(4008655,138.51)</text:p>
      <text:p text:style-name="P5">(4008656,518.72)</text:p>
      <text:p text:style-name="P5">(4008657,548.58)</text:p>
      <text:p text:style-name="P5">(4008658,442.48)</text:p>
      <text:p text:style-name="P5">(4008659,342.07)</text:p>
      <text:p text:style-name="P5">(4008660,204.23)</text:p>
      <text:p text:style-name="P5">(4008661,752.6)</text:p>
      <text:p text:style-name="P5">(4008662,751.68)</text:p>
      <text:p text:style-name="P5">(4008663,1051.52)</text:p>
      <text:p text:style-name="P5">(4008664,255.08)</text:p>
      <text:p text:style-name="P5">(4008665,537.99)</text:p>
      <text:p text:style-name="P5">(4008666,600.59)</text:p>
      <text:p text:style-name="P5">(4008667,402.85)</text:p>
      <text:p text:style-name="P5">(4008668,361.93)</text:p>
      <text:p text:style-name="P5">(4008669,1007.72)</text:p>
      <text:p text:style-name="P5">(4008670,219.07)</text:p>
      <text:p text:style-name="P5">(4008671,442.01)</text:p>
      <text:p text:style-name="P5">(4008672,223.76)</text:p>
      <text:p text:style-name="P5">(4008673,610.74)</text:p>
      <text:p text:style-name="P5">(4008674,100.04)</text:p>
      <text:p text:style-name="P5">(4008675,784.74)</text:p>
      <text:p text:style-name="P5">(4008676,1135.75)</text:p>
      <text:p text:style-name="P5">(4008677,543.4)</text:p>
      <text:p text:style-name="P5">(4008678,266.09)</text:p>
      <text:p text:style-name="P5">(4008679,756.18)</text:p>
      <text:p text:style-name="P5">(4008680,726.82)</text:p>
      <text:p text:style-name="P5">(4008681,276.16)</text:p>
      <text:p text:style-name="P5">(4008682,390.67)</text:p>
      <text:p text:style-name="P5">(4008683,540.03)</text:p>
      <text:p text:style-name="P5">(4008684,630.88)</text:p>
      <text:p text:style-name="P5">(4008685,303.54)</text:p>
      <text:p text:style-name="P5">(4008686,776.34)</text:p>
      <text:p text:style-name="P5">(4008687,444.72)</text:p>
      <text:p text:style-name="P5"><text:soft-page-break/>(4008688,348.16)</text:p>
      <text:p text:style-name="P5">(4008689,373.92)</text:p>
      <text:p text:style-name="P5">(4008690,1011.66)</text:p>
      <text:p text:style-name="P5">(4008691,749.83)</text:p>
      <text:p text:style-name="P5">(4008692,665.73)</text:p>
      <text:p text:style-name="P5">(4008693,504.27)</text:p>
      <text:p text:style-name="P5">(4008694,233.68)</text:p>
      <text:p text:style-name="P5">(4008695,1102.34)</text:p>
      <text:p text:style-name="P5">(4008696,137.28)</text:p>
      <text:p text:style-name="P5">(4008697,441.81)</text:p>
      <text:p text:style-name="P5">(4008698,210.89)</text:p>
      <text:p text:style-name="P5">(4008699,433.38)</text:p>
      <text:p text:style-name="P5">(4008700,582.2)</text:p>
      <text:p text:style-name="P5">(4008701,482.38)</text:p>
      <text:p text:style-name="P5">(4008702,350.79)</text:p>
      <text:p text:style-name="P5">(4008703,703.21)</text:p>
      <text:p text:style-name="P5">(4008704,577.8)</text:p>
      <text:p text:style-name="P5">(4008705,439.85)</text:p>
      <text:p text:style-name="P5">(4008706,350.52)</text:p>
      <text:p text:style-name="P5">(4008707,531.87)</text:p>
      <text:p text:style-name="P5">(4008708,865.9)</text:p>
      <text:p text:style-name="P5">(4008709,249.25)</text:p>
      <text:p text:style-name="P5">(4008710,656.87)</text:p>
      <text:p text:style-name="P5">(4008711,380.54)</text:p>
      <text:p text:style-name="P5">(4008712,317.54)</text:p>
      <text:p text:style-name="P5">(4008713,304.28)</text:p>
      <text:p text:style-name="P5">(4008714,715.48)</text:p>
      <text:p text:style-name="P5">(4008715,433.62)</text:p>
      <text:p text:style-name="P5">(4008716,499.71)</text:p>
      <text:p text:style-name="P5">(4008717,610.38)</text:p>
      <text:p text:style-name="P5">(4008718,653.17)</text:p>
      <text:p text:style-name="P5">(4008719,500.63)</text:p>
      <text:p text:style-name="P5">(4008720,383.15)</text:p>
      <text:p text:style-name="P5">(4008722,132.25)</text:p>
      <text:p text:style-name="P5">(4008723,421.39)</text:p>
      <text:p text:style-name="P5">(4008724,345.86)</text:p>
      <text:p text:style-name="P5">(4008725,249.38)</text:p>
      <text:p text:style-name="P5">(4008726,624.83)</text:p>
      <text:p text:style-name="P5">(4008727,1044.38)</text:p>
      <text:p text:style-name="P5">(4008728,474.05)</text:p>
      <text:p text:style-name="P5">(4008729,765.34)</text:p>
      <text:p text:style-name="P5">(4008730,195.08)</text:p>
      <text:p text:style-name="P5">(4008731,691.44)</text:p>
      <text:p text:style-name="P5">(4008732,501.87)</text:p>
      <text:p text:style-name="P5">(4008733,1093.66)</text:p>
      <text:p text:style-name="P5">(4008734,493.73)</text:p>
      <text:p text:style-name="P5">(4008735,1064.65)</text:p>
      <text:p text:style-name="P5">(4008736,446.25)</text:p>
      <text:p text:style-name="P5">(4008737,71.64)</text:p>
      <text:p text:style-name="P5"><text:soft-page-break/>(4008738,617.04)</text:p>
      <text:p text:style-name="P5">(4008739,602.17)</text:p>
      <text:p text:style-name="P5">(4008740,334.75)</text:p>
      <text:p text:style-name="P5">(4008741,274.86)</text:p>
      <text:p text:style-name="P5">(4008742,1207.01)</text:p>
      <text:p text:style-name="P5">(4008743,416.87)</text:p>
      <text:p text:style-name="P5">(4008744,185.07)</text:p>
      <text:p text:style-name="P5">(4008745,955.94)</text:p>
      <text:p text:style-name="P5">(4008746,961.47)</text:p>
      <text:p text:style-name="P5">(4008747,647.63)</text:p>
      <text:p text:style-name="P5">(4008748,155.8)</text:p>
      <text:p text:style-name="P5">(4008749,327.32)</text:p>
      <text:p text:style-name="P5">(4008750,297.43)</text:p>
      <text:p text:style-name="P5">(4008751,675.2)</text:p>
      <text:p text:style-name="P5">(4008752,509.2)</text:p>
      <text:p text:style-name="P5">(4008753,575.84)</text:p>
      <text:p text:style-name="P5">(4008754,199.8)</text:p>
      <text:p text:style-name="P5">(4008755,1049.29)</text:p>
      <text:p text:style-name="P5">(4008756,1009.93)</text:p>
      <text:p text:style-name="P5">(4008757,576.07)</text:p>
      <text:p text:style-name="P5">(4008758,501.51)</text:p>
      <text:p text:style-name="P5">(4008759,269.9)</text:p>
      <text:p text:style-name="P5">(4008760,317.83)</text:p>
      <text:p text:style-name="P5">(4008761,769.82)</text:p>
      <text:p text:style-name="P5">(4008762,1044.67)</text:p>
      <text:p text:style-name="P5">(4008763,527.34)</text:p>
      <text:p text:style-name="P5">(4008764,835.73)</text:p>
      <text:p text:style-name="P5">(4008765,583.1)</text:p>
      <text:p text:style-name="P5">(4008766,467.04)</text:p>
      <text:p text:style-name="P5">(4008767,152.49)</text:p>
      <text:p text:style-name="P5">(4008768,611.43)</text:p>
      <text:p text:style-name="P5">(4008769,353.66)</text:p>
      <text:p text:style-name="P5">(4008770,194.61)</text:p>
      <text:p text:style-name="P5">(4008771,1033.16)</text:p>
      <text:p text:style-name="P5">(4008772,854.77)</text:p>
      <text:p text:style-name="P5">(4008773,527.28)</text:p>
      <text:p text:style-name="P5">(4008774,360.38)</text:p>
      <text:p text:style-name="P5">(4008775,1007.14)</text:p>
      <text:p text:style-name="P5">(4008776,562.23)</text:p>
      <text:p text:style-name="P5">(4008777,358.08)</text:p>
      <text:p text:style-name="P5">(4008778,338.03)</text:p>
      <text:p text:style-name="P5">(4008779,782.94)</text:p>
      <text:p text:style-name="P5">(4008780,415.14)</text:p>
      <text:p text:style-name="P5">(4008781,563.75)</text:p>
      <text:p text:style-name="P5">(4008782,357.19)</text:p>
      <text:p text:style-name="P5">(4008783,261.12)</text:p>
      <text:p text:style-name="P5">(4008784,506.02)</text:p>
      <text:p text:style-name="P5">(4008785,903.06)</text:p>
      <text:p text:style-name="P5">(4008786,202.0)</text:p>
      <text:p text:style-name="P5"><text:soft-page-break/>(4008787,862.19)</text:p>
      <text:p text:style-name="P5">(4008788,598.42)</text:p>
      <text:p text:style-name="P5">(4008789,54.88)</text:p>
      <text:p text:style-name="P5">(4008790,782.45)</text:p>
      <text:p text:style-name="P5">(4008791,452.82)</text:p>
      <text:p text:style-name="P5">(4008792,415.89)</text:p>
      <text:p text:style-name="P5">(4008793,597.23)</text:p>
      <text:p text:style-name="P5">(4008794,147.09)</text:p>
      <text:p text:style-name="P5">(4008795,258.46)</text:p>
      <text:p text:style-name="P5">(4008796,429.0)</text:p>
      <text:p text:style-name="P5">(4008797,368.86)</text:p>
      <text:p text:style-name="P5">(4008798,323.0)</text:p>
      <text:p text:style-name="P5">(4008799,652.99)</text:p>
      <text:p text:style-name="P5">(4008800,248.44)</text:p>
      <text:p text:style-name="P5">(4008801,267.84)</text:p>
      <text:p text:style-name="P5">(4008802,768.61)</text:p>
      <text:p text:style-name="P5">(4008803,695.1)</text:p>
      <text:p text:style-name="P5">(4008804,513.51)</text:p>
      <text:p text:style-name="P5">(4008805,125.61)</text:p>
      <text:p text:style-name="P5">(4008806,115.07)</text:p>
      <text:p text:style-name="P5">(4008807,367.87)</text:p>
      <text:p text:style-name="P5">(4008808,1461.56)</text:p>
      <text:p text:style-name="P5">(4008809,507.39)</text:p>
      <text:p text:style-name="P5">(4008810,628.04)</text:p>
      <text:p text:style-name="P5">(4008811,345.48)</text:p>
      <text:p text:style-name="P5">(4008812,569.62)</text:p>
      <text:p text:style-name="P5">(4008813,412.15)</text:p>
      <text:p text:style-name="P5">(4008814,381.43)</text:p>
      <text:p text:style-name="P5">(4008815,380.46)</text:p>
      <text:p text:style-name="P5">(4008816,582.53)</text:p>
      <text:p text:style-name="P5">(4008817,251.6)</text:p>
      <text:p text:style-name="P5">(4008818,459.63)</text:p>
      <text:p text:style-name="P5">(4008819,849.97)</text:p>
      <text:p text:style-name="P5">(4008820,640.62)</text:p>
      <text:p text:style-name="P5">(4008821,677.19)</text:p>
      <text:p text:style-name="P5">(4008822,170.2)</text:p>
      <text:p text:style-name="P5">(4008823,988.5)</text:p>
      <text:p text:style-name="P5">(4008824,542.05)</text:p>
      <text:p text:style-name="P5">(4008825,454.62)</text:p>
      <text:p text:style-name="P5">(4008826,390.15)</text:p>
      <text:p text:style-name="P5">(4008827,610.39)</text:p>
      <text:p text:style-name="P5">(4008828,96.6)</text:p>
      <text:p text:style-name="P5">(4008829,1192.74)</text:p>
      <text:p text:style-name="P5">(4008830,764.49)</text:p>
      <text:p text:style-name="P5">(4008831,978.48)</text:p>
      <text:p text:style-name="P5">(4008832,140.63)</text:p>
      <text:p text:style-name="P5">(4008833,332.4)</text:p>
      <text:p text:style-name="P5">(4008834,309.3)</text:p>
      <text:p text:style-name="P5">(4008835,910.6)</text:p>
      <text:p text:style-name="P5"><text:soft-page-break/>(4008836,737.03)</text:p>
      <text:p text:style-name="P5">(4008837,740.48)</text:p>
      <text:p text:style-name="P5">(4008838,477.24)</text:p>
      <text:p text:style-name="P5">(4008839,302.81)</text:p>
      <text:p text:style-name="P5">(4008840,251.14)</text:p>
      <text:p text:style-name="P5">(4008841,316.46)</text:p>
      <text:p text:style-name="P5">(4008842,538.62)</text:p>
      <text:p text:style-name="P5">(4008843,891.96)</text:p>
      <text:p text:style-name="P5">(4008844,582.22)</text:p>
      <text:p text:style-name="P5">(4008845,673.81)</text:p>
      <text:p text:style-name="P5">(4008846,539.05)</text:p>
      <text:p text:style-name="P5">(4008847,670.24)</text:p>
      <text:p text:style-name="P5">(4008848,688.36)</text:p>
      <text:p text:style-name="P5">(4008849,538.3)</text:p>
      <text:p text:style-name="P5">(4008850,579.1)</text:p>
      <text:p text:style-name="P5">(4008851,777.38)</text:p>
      <text:p text:style-name="P5">(4008852,978.07)</text:p>
      <text:p text:style-name="P5">(4008853,200.3)</text:p>
      <text:p text:style-name="P5">(4008854,185.15)</text:p>
      <text:p text:style-name="P5">(4008855,598.02)</text:p>
      <text:p text:style-name="P5">(4008856,429.0)</text:p>
      <text:p text:style-name="P5">(4008857,134.89)</text:p>
      <text:p text:style-name="P5">(4008858,313.97)</text:p>
      <text:p text:style-name="P5">(4008859,391.54)</text:p>
      <text:p text:style-name="P5">(4008860,878.08)</text:p>
      <text:p text:style-name="P5">(4008861,981.14)</text:p>
      <text:p text:style-name="P5">(4008862,436.26)</text:p>
      <text:p text:style-name="P5">(4008863,174.35)</text:p>
      <text:p text:style-name="P5">(4008864,392.61)</text:p>
      <text:p text:style-name="P5">(4008865,358.59)</text:p>
      <text:p text:style-name="P5">(4008866,374.09)</text:p>
      <text:p text:style-name="P5">(4008867,1166.91)</text:p>
      <text:p text:style-name="P5">(4008868,859.43)</text:p>
      <text:p text:style-name="P5">(4008869,433.88)</text:p>
      <text:p text:style-name="P5">(4008870,427.15)</text:p>
      <text:p text:style-name="P5">(4008871,545.37)</text:p>
      <text:p text:style-name="P5">(4008872,527.55)</text:p>
      <text:p text:style-name="P5">(4008873,316.55)</text:p>
      <text:p text:style-name="P5">(4008874,709.74)</text:p>
      <text:p text:style-name="P5">(4008875,824.79)</text:p>
      <text:p text:style-name="P5">(4008877,568.51)</text:p>
      <text:p text:style-name="P5">(4008878,401.79)</text:p>
      <text:p text:style-name="P5">(4008879,524.46)</text:p>
      <text:p text:style-name="P5">(4008880,545.65)</text:p>
      <text:p text:style-name="P5">(4008881,287.65)</text:p>
      <text:p text:style-name="P5">(4008882,749.03)</text:p>
      <text:p text:style-name="P5">(4008883,326.35)</text:p>
      <text:p text:style-name="P5">(4008884,885.61)</text:p>
      <text:p text:style-name="P5">(4008885,516.03)</text:p>
      <text:p text:style-name="P5"><text:soft-page-break/>(4008886,501.55)</text:p>
      <text:p text:style-name="P5">(4008887,566.8)</text:p>
      <text:p text:style-name="P5">(4008888,324.43)</text:p>
      <text:p text:style-name="P5">(4008889,486.86)</text:p>
      <text:p text:style-name="P5">(4008890,209.18)</text:p>
      <text:p text:style-name="P5">(4008891,548.99)</text:p>
      <text:p text:style-name="P5">(4008892,624.54)</text:p>
      <text:p text:style-name="P5">(4008893,316.42)</text:p>
      <text:p text:style-name="P5">(4008894,568.06)</text:p>
      <text:p text:style-name="P5">(4008895,607.2)</text:p>
      <text:p text:style-name="P5">(4008896,178.49)</text:p>
      <text:p text:style-name="P5">(4008897,588.35)</text:p>
      <text:p text:style-name="P5">(4008898,386.92)</text:p>
      <text:p text:style-name="P5">(4008899,761.8)</text:p>
      <text:p text:style-name="P5">(4008900,680.27)</text:p>
      <text:p text:style-name="P5">(4008901,766.97)</text:p>
      <text:p text:style-name="P5">(4008902,631.21)</text:p>
      <text:p text:style-name="P5">(4008903,906.3)</text:p>
      <text:p text:style-name="P5">(4008904,209.58)</text:p>
      <text:p text:style-name="P5">(4008905,279.65)</text:p>
      <text:p text:style-name="P5">(4008906,497.65)</text:p>
      <text:p text:style-name="P5">(4008907,140.66)</text:p>
      <text:p text:style-name="P5">(4008908,64.36)</text:p>
      <text:p text:style-name="P5">(4008909,153.43)</text:p>
      <text:p text:style-name="P5">(4008910,1179.24)</text:p>
      <text:p text:style-name="P5">(4008911,104.0)</text:p>
      <text:p text:style-name="P5">(4008912,253.21)</text:p>
      <text:p text:style-name="P5">(4008913,600.4)</text:p>
      <text:p text:style-name="P5">(4008914,612.6)</text:p>
      <text:p text:style-name="P5">(4008915,473.64)</text:p>
      <text:p text:style-name="P5">(4008916,17.08)</text:p>
      <text:p text:style-name="P5">(4008917,539.89)</text:p>
      <text:p text:style-name="P5">(4008918,449.24)</text:p>
      <text:p text:style-name="P5">(4008919,881.07)</text:p>
      <text:p text:style-name="P5">(4008920,493.79)</text:p>
      <text:p text:style-name="P5">(4008921,280.71)</text:p>
      <text:p text:style-name="P5">(4008922,609.66)</text:p>
      <text:p text:style-name="P5">(4008923,333.41)</text:p>
      <text:p text:style-name="P5">(4008924,579.15)</text:p>
      <text:p text:style-name="P5">(4008925,597.45)</text:p>
      <text:p text:style-name="P5">(4008926,214.95)</text:p>
      <text:p text:style-name="P5">(4008927,254.96)</text:p>
      <text:p text:style-name="P5">(4008928,246.95)</text:p>
      <text:p text:style-name="P5">(4008929,604.69)</text:p>
      <text:p text:style-name="P5">(4008930,698.45)</text:p>
      <text:p text:style-name="P5">(4008931,546.9)</text:p>
      <text:p text:style-name="P5">(4008932,386.79)</text:p>
      <text:p text:style-name="P5">(4008933,1196.8)</text:p>
      <text:p text:style-name="P5">(4008934,121.78)</text:p>
      <text:p text:style-name="P5"><text:soft-page-break/>(4008935,339.28)</text:p>
      <text:p text:style-name="P5">(4008936,270.96)</text:p>
      <text:p text:style-name="P5">(4008937,682.5)</text:p>
      <text:p text:style-name="P5">(4008938,98.94)</text:p>
      <text:p text:style-name="P5">(4008939,386.73)</text:p>
      <text:p text:style-name="P5">(4008940,290.94)</text:p>
      <text:p text:style-name="P5">(4008941,225.95)</text:p>
      <text:p text:style-name="P5">(4008942,425.83)</text:p>
      <text:p text:style-name="P5">(4008943,436.93)</text:p>
      <text:p text:style-name="P5">(4008944,94.9)</text:p>
      <text:p text:style-name="P5">(4008945,463.81)</text:p>
      <text:p text:style-name="P5">(4008946,280.43)</text:p>
      <text:p text:style-name="P5">(4008947,337.13)</text:p>
      <text:p text:style-name="P5">(4008948,505.76)</text:p>
      <text:p text:style-name="P5">(4008949,490.74)</text:p>
      <text:p text:style-name="P5">(4008950,356.63)</text:p>
      <text:p text:style-name="P5">(4008951,517.2)</text:p>
      <text:p text:style-name="P5">(4008952,174.32)</text:p>
      <text:p text:style-name="P5">(4008953,229.3)</text:p>
      <text:p text:style-name="P5">(4008954,554.99)</text:p>
      <text:p text:style-name="P5">(4008955,269.42)</text:p>
      <text:p text:style-name="P5">(4008956,448.46)</text:p>
      <text:p text:style-name="P5">(4008957,389.8)</text:p>
      <text:p text:style-name="P5">(4008958,372.3)</text:p>
      <text:p text:style-name="P5">(4008959,769.54)</text:p>
      <text:p text:style-name="P5">(4008960,687.38)</text:p>
      <text:p text:style-name="P5">(4008961,474.98)</text:p>
      <text:p text:style-name="P5">(4008962,440.05)</text:p>
      <text:p text:style-name="P5">(4008963,560.15)</text:p>
      <text:p text:style-name="P5">(4008964,124.23)</text:p>
      <text:p text:style-name="P5">(4008965,441.6)</text:p>
      <text:p text:style-name="P5">(4008966,654.92)</text:p>
      <text:p text:style-name="P5">(4008967,324.93)</text:p>
      <text:p text:style-name="P5">(4008968,596.26)</text:p>
      <text:p text:style-name="P5">(4008969,784.08)</text:p>
      <text:p text:style-name="P5">(4008970,487.82)</text:p>
      <text:p text:style-name="P5">(4008971,1105.61)</text:p>
      <text:p text:style-name="P5">(4008972,477.89)</text:p>
      <text:p text:style-name="P5">(4008973,452.96)</text:p>
      <text:p text:style-name="P5">(4008974,241.83)</text:p>
      <text:p text:style-name="P5">(4008975,274.49)</text:p>
      <text:p text:style-name="P5">(4008976,423.16)</text:p>
      <text:p text:style-name="P5">(4008977,568.51)</text:p>
      <text:p text:style-name="P5">(4008978,761.19)</text:p>
      <text:p text:style-name="P5">(4008979,611.04)</text:p>
      <text:p text:style-name="P5">(4008980,557.7)</text:p>
      <text:p text:style-name="P5">(4008981,293.7)</text:p>
      <text:p text:style-name="P5">(4008982,856.97)</text:p>
      <text:p text:style-name="P5">(4008983,549.35)</text:p>
      <text:p text:style-name="P5"><text:soft-page-break/>(4008984,973.45)</text:p>
      <text:p text:style-name="P5">(4008985,695.93)</text:p>
      <text:p text:style-name="P5">(4008986,226.63)</text:p>
      <text:p text:style-name="P5">(4008987,472.18)</text:p>
      <text:p text:style-name="P5">(4008988,321.72)</text:p>
      <text:p text:style-name="P5">(4008989,768.59)</text:p>
      <text:p text:style-name="P5">(4008990,289.35)</text:p>
      <text:p text:style-name="P5">(4008991,369.45)</text:p>
      <text:p text:style-name="P5">(4008992,273.45)</text:p>
      <text:p text:style-name="P5">(4008993,267.79)</text:p>
      <text:p text:style-name="P5">(4008994,526.32)</text:p>
      <text:p text:style-name="P5">(4008995,362.89)</text:p>
      <text:p text:style-name="P5">(4008996,321.58)</text:p>
      <text:p text:style-name="P5">(4008997,1066.06)</text:p>
      <text:p text:style-name="P5">(4008998,540.39)</text:p>
      <text:p text:style-name="P5">(4008999,511.9)</text:p>
      <text:p text:style-name="P5">(4009000,346.26)</text:p>
      <text:p text:style-name="P5">(4009001,371.6)</text:p>
      <text:p text:style-name="P5">(4009002,276.7)</text:p>
      <text:p text:style-name="P5">(4009003,171.84)</text:p>
      <text:p text:style-name="P5">(4009004,127.87)</text:p>
      <text:p text:style-name="P5">(4009005,389.86)</text:p>
      <text:p text:style-name="P5">(4009006,247.75)</text:p>
      <text:p text:style-name="P5">(4009007,520.94)</text:p>
      <text:p text:style-name="P5">(4009008,408.91)</text:p>
      <text:p text:style-name="P5">(4009009,279.86)</text:p>
      <text:p text:style-name="P5">(4009010,547.09)</text:p>
      <text:p text:style-name="P5">(4009011,275.39)</text:p>
      <text:p text:style-name="P5">(4009012,1167.6)</text:p>
      <text:p text:style-name="P5">(4009013,374.99)</text:p>
      <text:p text:style-name="P5">(4009014,473.57)</text:p>
      <text:p text:style-name="P5">(4009015,39.19)</text:p>
      <text:p text:style-name="P5">(4009016,61.14)</text:p>
      <text:p text:style-name="P5">(4009017,205.68)</text:p>
      <text:p text:style-name="P5">(4009018,259.61)</text:p>
      <text:p text:style-name="P5">(4009019,344.61)</text:p>
      <text:p text:style-name="P5">(4009020,346.12)</text:p>
      <text:p text:style-name="P5">(4009021,688.92)</text:p>
      <text:p text:style-name="P5">(4009022,351.53)</text:p>
      <text:p text:style-name="P5">(4009023,1466.85)</text:p>
      <text:p text:style-name="P5">(4009024,521.33)</text:p>
      <text:p text:style-name="P5">(4009025,540.86)</text:p>
      <text:p text:style-name="P5">(4009026,724.26)</text:p>
      <text:p text:style-name="P5">(4009027,201.85)</text:p>
      <text:p text:style-name="P5">(4009028,227.4)</text:p>
      <text:p text:style-name="P5">(4009029,228.37)</text:p>
      <text:p text:style-name="P5">(4009030,857.07)</text:p>
      <text:p text:style-name="P5">(4009031,395.54)</text:p>
      <text:p text:style-name="P5">(4009032,649.84)</text:p>
      <text:p text:style-name="P5"><text:soft-page-break/>(4009033,47.76)</text:p>
      <text:p text:style-name="P5">(4009034,505.41)</text:p>
      <text:p text:style-name="P5">(4009035,672.41)</text:p>
      <text:p text:style-name="P5">(4009036,274.28)</text:p>
      <text:p text:style-name="P5">(4009037,38.56)</text:p>
      <text:p text:style-name="P5">(4009038,75.41)</text:p>
      <text:p text:style-name="P5">(4009039,100.48)</text:p>
      <text:p text:style-name="P5">(4009040,448.53)</text:p>
      <text:p text:style-name="P5">(4009041,450.32)</text:p>
      <text:p text:style-name="P5">(4009042,483.7)</text:p>
      <text:p text:style-name="P5">(4009043,217.81)</text:p>
      <text:p text:style-name="P5">(4009044,259.82)</text:p>
      <text:p text:style-name="P5">(4009045,1107.19)</text:p>
      <text:p text:style-name="P5">(4009046,309.16)</text:p>
      <text:p text:style-name="P5">(4009047,901.23)</text:p>
      <text:p text:style-name="P5">(4009048,206.4)</text:p>
      <text:p text:style-name="P5">(4009049,229.83)</text:p>
      <text:p text:style-name="P5">(4009050,291.22)</text:p>
      <text:p text:style-name="P5">(4009051,513.01)</text:p>
      <text:p text:style-name="P5">(4009052,625.13)</text:p>
      <text:p text:style-name="P5">(4009053,386.84)</text:p>
      <text:p text:style-name="P5">(4009054,583.74)</text:p>
      <text:p text:style-name="P5">(4009055,377.81)</text:p>
      <text:p text:style-name="P5">(4009056,342.59)</text:p>
      <text:p text:style-name="P5">(4009057,448.52)</text:p>
      <text:p text:style-name="P5">(4009058,458.71)</text:p>
      <text:p text:style-name="P5">(4009059,585.19)</text:p>
      <text:p text:style-name="P5">(4009060,1208.35)</text:p>
      <text:p text:style-name="P5">(4009061,86.23)</text:p>
      <text:p text:style-name="P5">(4009062,496.57)</text:p>
      <text:p text:style-name="P5">(4009063,330.7)</text:p>
      <text:p text:style-name="P5">(4009064,728.52)</text:p>
      <text:p text:style-name="P5">(4009065,755.23)</text:p>
      <text:p text:style-name="P5">(4009066,669.97)</text:p>
      <text:p text:style-name="P5">(4009067,254.9)</text:p>
      <text:p text:style-name="P5">(4009068,52.8)</text:p>
      <text:p text:style-name="P5">(4009069,195.55)</text:p>
      <text:p text:style-name="P5">(4009070,251.66)</text:p>
      <text:p text:style-name="P5">(4009071,363.37)</text:p>
      <text:p text:style-name="P5">(4009072,732.76)</text:p>
      <text:p text:style-name="P5">(4009073,465.43)</text:p>
      <text:p text:style-name="P5">(4009074,812.48)</text:p>
      <text:p text:style-name="P5">(4009075,781.76)</text:p>
      <text:p text:style-name="P5">(4009076,555.62)</text:p>
      <text:p text:style-name="P5">(4009077,259.75)</text:p>
      <text:p text:style-name="P5">(4009078,635.83)</text:p>
      <text:p text:style-name="P5">(4009079,711.64)</text:p>
      <text:p text:style-name="P5">(4009080,175.62)</text:p>
      <text:p text:style-name="P5">(4009081,931.73)</text:p>
      <text:p text:style-name="P5"><text:soft-page-break/>(4009082,455.65)</text:p>
      <text:p text:style-name="P5">(4009083,224.42)</text:p>
      <text:p text:style-name="P5">(4009084,640.83)</text:p>
      <text:p text:style-name="P5">(4009085,795.07)</text:p>
      <text:p text:style-name="P5">(4009086,275.03)</text:p>
      <text:p text:style-name="P5">(4009087,760.02)</text:p>
      <text:p text:style-name="P5">(4009088,885.17)</text:p>
      <text:p text:style-name="P5">(4009089,413.63)</text:p>
      <text:p text:style-name="P5">(4009090,474.44)</text:p>
      <text:p text:style-name="P5">(4009091,301.7)</text:p>
      <text:p text:style-name="P5">(4009092,86.91)</text:p>
      <text:p text:style-name="P5">(4009093,1066.56)</text:p>
      <text:p text:style-name="P5">(4009094,289.67)</text:p>
      <text:p text:style-name="P5">(4009096,509.1)</text:p>
      <text:p text:style-name="P5">(4009097,536.89)</text:p>
      <text:p text:style-name="P5">(4009098,262.66)</text:p>
      <text:p text:style-name="P5">(4009099,800.27)</text:p>
      <text:p text:style-name="P5">(4009100,991.53)</text:p>
      <text:p text:style-name="P5">(4009101,1156.0)</text:p>
      <text:p text:style-name="P5">(4009102,514.45)</text:p>
      <text:p text:style-name="P5">(4009103,453.74)</text:p>
      <text:p text:style-name="P5">(4009104,1057.82)</text:p>
      <text:p text:style-name="P5">(4009105,619.53)</text:p>
      <text:p text:style-name="P5">(4009106,706.77)</text:p>
      <text:p text:style-name="P5">(4009107,436.71)</text:p>
      <text:p text:style-name="P5">(4009108,363.23)</text:p>
      <text:p text:style-name="P5">(4009109,524.55)</text:p>
      <text:p text:style-name="P5">(4009110,434.91)</text:p>
      <text:p text:style-name="P5">(4009111,748.25)</text:p>
      <text:p text:style-name="P5">(4009112,482.59)</text:p>
      <text:p text:style-name="P5">(4009113,595.23)</text:p>
      <text:p text:style-name="P5">(4009114,157.26)</text:p>
      <text:p text:style-name="P5">(4009115,375.95)</text:p>
      <text:p text:style-name="P5">(4009116,640.7)</text:p>
      <text:p text:style-name="P5">(4009117,389.67)</text:p>
      <text:p text:style-name="P5">(4009118,82.18)</text:p>
      <text:p text:style-name="P5">(4009119,341.89)</text:p>
      <text:p text:style-name="P5">(4009120,333.36)</text:p>
      <text:p text:style-name="P5">(4009121,669.39)</text:p>
      <text:p text:style-name="P5">(4009122,226.91)</text:p>
      <text:p text:style-name="P5">(4009123,437.55)</text:p>
      <text:p text:style-name="P5">(4009124,241.82)</text:p>
      <text:p text:style-name="P5">(4009125,738.39)</text:p>
      <text:p text:style-name="P5">(4009126,265.17)</text:p>
      <text:p text:style-name="P5">(4009127,264.21)</text:p>
      <text:p text:style-name="P5">(4009128,426.27)</text:p>
      <text:p text:style-name="P5">(4009129,241.03)</text:p>
      <text:p text:style-name="P5">(4009130,398.87)</text:p>
      <text:p text:style-name="P5">(4009131,201.43)</text:p>
      <text:p text:style-name="P5"><text:soft-page-break/>(4009132,329.54)</text:p>
      <text:p text:style-name="P5">(4009133,65.69)</text:p>
      <text:p text:style-name="P5">(4009134,222.05)</text:p>
      <text:p text:style-name="P5">(4009135,548.75)</text:p>
      <text:p text:style-name="P5">(4009136,275.41)</text:p>
      <text:p text:style-name="P5">(4009137,380.43)</text:p>
      <text:p text:style-name="P5">(4009138,531.7)</text:p>
      <text:p text:style-name="P5">(4009139,842.35)</text:p>
      <text:p text:style-name="P5">(4009140,410.43)</text:p>
      <text:p text:style-name="P5">(4009141,475.8)</text:p>
      <text:p text:style-name="P5">(4009142,243.69)</text:p>
      <text:p text:style-name="P5">(4009143,640.95)</text:p>
      <text:p text:style-name="P5">(4009144,768.5)</text:p>
      <text:p text:style-name="P5">(4009145,382.37)</text:p>
      <text:p text:style-name="P5">(4009146,465.78)</text:p>
      <text:p text:style-name="P5">(4009147,505.05)</text:p>
      <text:p text:style-name="P5">(4009148,321.26)</text:p>
      <text:p text:style-name="P5">(4009149,338.11)</text:p>
      <text:p text:style-name="P5">(4009150,726.92)</text:p>
      <text:p text:style-name="P5">(4009151,206.97)</text:p>
      <text:p text:style-name="P5">(4009152,893.59)</text:p>
      <text:p text:style-name="P5">(4009153,619.4)</text:p>
      <text:p text:style-name="P5">(4009154,257.05)</text:p>
      <text:p text:style-name="P5">(4009155,332.55)</text:p>
      <text:p text:style-name="P5">(4009156,445.21)</text:p>
      <text:p text:style-name="P5">(4009157,210.44)</text:p>
      <text:p text:style-name="P5">(4009158,599.09)</text:p>
      <text:p text:style-name="P5">(4009159,620.24)</text:p>
      <text:p text:style-name="P5">(4009160,1013.25)</text:p>
      <text:p text:style-name="P5">(4009161,388.5)</text:p>
      <text:p text:style-name="P5">(4009162,102.0)</text:p>
      <text:p text:style-name="P5">(4009163,577.65)</text:p>
      <text:p text:style-name="P5">(4009164,550.94)</text:p>
      <text:p text:style-name="P5">(4009165,261.43)</text:p>
      <text:p text:style-name="P5">(4009166,617.64)</text:p>
      <text:p text:style-name="P5">(4009167,328.8)</text:p>
      <text:p text:style-name="P5">(4009168,382.83)</text:p>
      <text:p text:style-name="P5">(4009169,382.1)</text:p>
      <text:p text:style-name="P5">(4009170,788.94)</text:p>
      <text:p text:style-name="P5">(4009171,463.92)</text:p>
      <text:p text:style-name="P5">(4009172,678.26)</text:p>
      <text:p text:style-name="P5">(4009173,638.76)</text:p>
      <text:p text:style-name="P5">(4009174,681.05)</text:p>
      <text:p text:style-name="P5">(4009175,863.07)</text:p>
      <text:p text:style-name="P5">(4009176,130.54)</text:p>
      <text:p text:style-name="P5">(4009177,69.32)</text:p>
      <text:p text:style-name="P5">(4009178,450.9)</text:p>
      <text:p text:style-name="P5">(4009179,708.63)</text:p>
      <text:p text:style-name="P5">(4009180,468.07)</text:p>
      <text:p text:style-name="P5"><text:soft-page-break/>(4009181,1009.13)</text:p>
      <text:p text:style-name="P5">(4009182,607.65)</text:p>
      <text:p text:style-name="P5">(4009183,761.23)</text:p>
      <text:p text:style-name="P5">(4009184,197.5)</text:p>
      <text:p text:style-name="P5">(4009185,43.28)</text:p>
      <text:p text:style-name="P5">(4009186,689.3)</text:p>
      <text:p text:style-name="P5">(4009187,331.47)</text:p>
      <text:p text:style-name="P5">(4009188,600.67)</text:p>
      <text:p text:style-name="P5">(4009190,304.16)</text:p>
      <text:p text:style-name="P5">(4009192,211.24)</text:p>
      <text:p text:style-name="P5">(4009193,301.04)</text:p>
      <text:p text:style-name="P5">(4009194,478.66)</text:p>
      <text:p text:style-name="P5">(4009195,370.7)</text:p>
      <text:p text:style-name="P5">(4009196,464.64)</text:p>
      <text:p text:style-name="P5">(4009197,492.0)</text:p>
      <text:p text:style-name="P5">(4009198,205.66)</text:p>
      <text:p text:style-name="P5">(4009199,466.42)</text:p>
      <text:p text:style-name="P5">(4009200,451.19)</text:p>
      <text:p text:style-name="P5">(4009201,619.5)</text:p>
      <text:p text:style-name="P5">(4009202,653.02)</text:p>
      <text:p text:style-name="P5">(4009203,250.01)</text:p>
      <text:p text:style-name="P5">(4009204,623.94)</text:p>
      <text:p text:style-name="P5">(4009205,591.52)</text:p>
      <text:p text:style-name="P5">(4009206,550.83)</text:p>
      <text:p text:style-name="P5">(4009207,106.58)</text:p>
      <text:p text:style-name="P5">(4009208,1125.65)</text:p>
      <text:p text:style-name="P5">(4009209,291.63)</text:p>
      <text:p text:style-name="P5">(4009210,594.27)</text:p>
      <text:p text:style-name="P5">(4009211,67.76)</text:p>
      <text:p text:style-name="P5">(4009212,785.46)</text:p>
      <text:p text:style-name="P5">(4009213,432.02)</text:p>
      <text:p text:style-name="P5">(4009214,659.55)</text:p>
      <text:p text:style-name="P5">(4009215,371.15)</text:p>
      <text:p text:style-name="P5">(4009216,463.43)</text:p>
      <text:p text:style-name="P5">(4009217,494.91)</text:p>
      <text:p text:style-name="P5">(4009218,442.32)</text:p>
      <text:p text:style-name="P5">(4009219,175.14)</text:p>
      <text:p text:style-name="P5">(4009220,665.43)</text:p>
      <text:p text:style-name="P5">(4009221,484.21)</text:p>
      <text:p text:style-name="P5">(4009222,768.98)</text:p>
      <text:p text:style-name="P5">(4009223,719.82)</text:p>
      <text:p text:style-name="P5">(4009224,520.78)</text:p>
      <text:p text:style-name="P5">(4009225,352.83)</text:p>
      <text:p text:style-name="P5">(4009226,534.83)</text:p>
      <text:p text:style-name="P5">(4009227,447.21)</text:p>
      <text:p text:style-name="P5">(4009228,692.95)</text:p>
      <text:p text:style-name="P5">(4009229,28.42)</text:p>
      <text:p text:style-name="P5">(4009230,162.92)</text:p>
      <text:p text:style-name="P5">(4009231,334.57)</text:p>
      <text:p text:style-name="P5"><text:soft-page-break/>(4009232,300.16)</text:p>
      <text:p text:style-name="P5">(4009233,506.76)</text:p>
      <text:p text:style-name="P5">(4009234,406.9)</text:p>
      <text:p text:style-name="P5">(4009235,714.99)</text:p>
      <text:p text:style-name="P5">(4009236,344.87)</text:p>
      <text:p text:style-name="P5">(4009237,609.62)</text:p>
      <text:p text:style-name="P5">(4009238,416.41)</text:p>
      <text:p text:style-name="P5">(4009239,949.5)</text:p>
      <text:p text:style-name="P5">(4009240,878.41)</text:p>
      <text:p text:style-name="P5">(4009241,898.23)</text:p>
      <text:p text:style-name="P5">(4009242,937.63)</text:p>
      <text:p text:style-name="P5">(4009243,152.19)</text:p>
      <text:p text:style-name="P5">(4009244,846.52)</text:p>
      <text:p text:style-name="P5">(4009245,208.86)</text:p>
      <text:p text:style-name="P5">(4009246,745.29)</text:p>
      <text:p text:style-name="P5">(4009247,72.81)</text:p>
      <text:p text:style-name="P5">(4009248,1126.03)</text:p>
      <text:p text:style-name="P5">(4009249,353.66)</text:p>
      <text:p text:style-name="P5">(4009250,260.37)</text:p>
      <text:p text:style-name="P5">(4009251,812.45)</text:p>
      <text:p text:style-name="P5">(4009252,753.99)</text:p>
      <text:p text:style-name="P5">(4009253,235.5)</text:p>
      <text:p text:style-name="P5">(4009254,454.77)</text:p>
      <text:p text:style-name="P5">(4009255,931.74)</text:p>
      <text:p text:style-name="P5">(4009256,675.78)</text:p>
      <text:p text:style-name="P5">(4009257,798.05)</text:p>
      <text:p text:style-name="P5">(4009258,487.51)</text:p>
      <text:p text:style-name="P5">(4009259,572.03)</text:p>
      <text:p text:style-name="P5">(4009260,643.08)</text:p>
      <text:p text:style-name="P5">(4009261,593.7)</text:p>
      <text:p text:style-name="P5">(4009262,905.8)</text:p>
      <text:p text:style-name="P5">(4009263,473.06)</text:p>
      <text:p text:style-name="P5">(4009264,196.1)</text:p>
      <text:p text:style-name="P5">(4009265,368.96)</text:p>
      <text:p text:style-name="P5">(4009266,583.59)</text:p>
      <text:p text:style-name="P5">(4009267,650.39)</text:p>
      <text:p text:style-name="P5">(4009268,74.7)</text:p>
      <text:p text:style-name="P5">(4009269,439.87)</text:p>
      <text:p text:style-name="P5">(4009270,369.42)</text:p>
      <text:p text:style-name="P5">(4009271,525.27)</text:p>
      <text:p text:style-name="P5">(4009272,399.79)</text:p>
      <text:p text:style-name="P5">(4009273,434.99)</text:p>
      <text:p text:style-name="P5">(4009274,287.85)</text:p>
      <text:p text:style-name="P5">(4009275,716.31)</text:p>
      <text:p text:style-name="P5">(4009276,297.81)</text:p>
      <text:p text:style-name="P5">(4009277,706.86)</text:p>
      <text:p text:style-name="P5">(4009278,393.26)</text:p>
      <text:p text:style-name="P5">(4009279,1145.96)</text:p>
      <text:p text:style-name="P5">(4009280,813.39)</text:p>
      <text:p text:style-name="P5"><text:soft-page-break/>(4009281,419.11)</text:p>
      <text:p text:style-name="P5">(4009282,327.24)</text:p>
      <text:p text:style-name="P5">(4009283,890.46)</text:p>
      <text:p text:style-name="P5">(4009284,553.17)</text:p>
      <text:p text:style-name="P5">(4009285,652.6)</text:p>
      <text:p text:style-name="P5">(4009286,684.77)</text:p>
      <text:p text:style-name="P5">(4009287,348.5)</text:p>
      <text:p text:style-name="P5">(4009288,716.98)</text:p>
      <text:p text:style-name="P5">(4009289,10.32)</text:p>
      <text:p text:style-name="P5">(4009291,673.52)</text:p>
      <text:p text:style-name="P5">(4009292,543.24)</text:p>
      <text:p text:style-name="P5">(4009293,463.35)</text:p>
      <text:p text:style-name="P5">(4009294,1143.18)</text:p>
      <text:p text:style-name="P5">(4009295,468.87)</text:p>
      <text:p text:style-name="P5">(4009296,382.71)</text:p>
      <text:p text:style-name="P5">(4009297,919.04)</text:p>
      <text:p text:style-name="P5">(4009298,538.38)</text:p>
      <text:p text:style-name="P5">(4009299,95.75)</text:p>
      <text:p text:style-name="P5">(4009300,688.99)</text:p>
      <text:p text:style-name="P5">(4009301,777.28)</text:p>
      <text:p text:style-name="P5">(4009302,91.78)</text:p>
      <text:p text:style-name="P5">(4009303,218.12)</text:p>
      <text:p text:style-name="P5">(4009304,400.77)</text:p>
      <text:p text:style-name="P5">(4009305,643.3)</text:p>
      <text:p text:style-name="P5">(4009306,444.9)</text:p>
      <text:p text:style-name="P5">(4009307,350.46)</text:p>
      <text:p text:style-name="P5">(4009308,793.81)</text:p>
      <text:p text:style-name="P5">(4009309,487.05)</text:p>
      <text:p text:style-name="P5">(4009310,407.58)</text:p>
      <text:p text:style-name="P5">(4009311,719.43)</text:p>
      <text:p text:style-name="P5">(4009312,384.01)</text:p>
      <text:p text:style-name="P5">(4009313,584.74)</text:p>
      <text:p text:style-name="P5">(4009314,417.52)</text:p>
      <text:p text:style-name="P5">(4009315,754.38)</text:p>
      <text:p text:style-name="P5">(4009316,417.68)</text:p>
      <text:p text:style-name="P5">(4009317,559.81)</text:p>
      <text:p text:style-name="P5">(4009319,479.82)</text:p>
      <text:p text:style-name="P5">(4009320,965.65)</text:p>
      <text:p text:style-name="P5">(4009321,525.03)</text:p>
      <text:p text:style-name="P5">(4009322,476.29)</text:p>
      <text:p text:style-name="P5">(4009323,192.02)</text:p>
      <text:p text:style-name="P5">(4009324,883.83)</text:p>
      <text:p text:style-name="P5">(4009325,259.52)</text:p>
      <text:p text:style-name="P5">(4009326,334.26)</text:p>
      <text:p text:style-name="P5">(4009327,558.35)</text:p>
      <text:p text:style-name="P5">(4009328,538.23)</text:p>
      <text:p text:style-name="P5">(4009329,852.7)</text:p>
      <text:p text:style-name="P5">(4009330,569.84)</text:p>
      <text:p text:style-name="P5">(4009331,292.66)</text:p>
      <text:p text:style-name="P5"><text:soft-page-break/>(4009332,674.78)</text:p>
      <text:p text:style-name="P5">(4009333,343.32)</text:p>
      <text:p text:style-name="P5">(4009334,832.89)</text:p>
      <text:p text:style-name="P5">(4009335,493.8)</text:p>
      <text:p text:style-name="P5">(4009336,433.56)</text:p>
      <text:p text:style-name="P5">(4009337,485.37)</text:p>
      <text:p text:style-name="P5">(4009338,510.56)</text:p>
      <text:p text:style-name="P5">(4009339,228.01)</text:p>
      <text:p text:style-name="P5">(4009340,745.1)</text:p>
      <text:p text:style-name="P5">(4009341,698.35)</text:p>
      <text:p text:style-name="P5">(4009342,238.02)</text:p>
      <text:p text:style-name="P5">(4009343,548.47)</text:p>
      <text:p text:style-name="P5">(4009344,634.27)</text:p>
      <text:p text:style-name="P5">(4009345,957.12)</text:p>
      <text:p text:style-name="P5">(4009346,528.52)</text:p>
      <text:p text:style-name="P5">(4009347,375.87)</text:p>
      <text:p text:style-name="P5">(4009348,1218.89)</text:p>
      <text:p text:style-name="P5">(4009349,744.92)</text:p>
      <text:p text:style-name="P5">(4009350,503.69)</text:p>
      <text:p text:style-name="P5">(4009351,937.56)</text:p>
      <text:p text:style-name="P5">(4009352,710.21)</text:p>
      <text:p text:style-name="P5">(4009353,290.2)</text:p>
      <text:p text:style-name="P5">(4009354,597.45)</text:p>
      <text:p text:style-name="P5">(4009355,98.97)</text:p>
      <text:p text:style-name="P5">(4009356,390.36)</text:p>
      <text:p text:style-name="P5">(4009357,27.36)</text:p>
      <text:p text:style-name="P5">(4009358,449.55)</text:p>
      <text:p text:style-name="P5">(4009359,602.18)</text:p>
      <text:p text:style-name="P5">(4009360,219.93)</text:p>
      <text:p text:style-name="P5">(4009361,1253.58)</text:p>
      <text:p text:style-name="P5">(4009362,1236.6)</text:p>
      <text:p text:style-name="P5">(4009363,309.64)</text:p>
      <text:p text:style-name="P5">(4009364,1045.3)</text:p>
      <text:p text:style-name="P5">(4009365,561.84)</text:p>
      <text:p text:style-name="P5">(4009366,422.09)</text:p>
      <text:p text:style-name="P5">(4009367,1134.85)</text:p>
      <text:p text:style-name="P5">(4009368,1057.78)</text:p>
      <text:p text:style-name="P5">(4009369,332.49)</text:p>
      <text:p text:style-name="P5">(4009370,716.83)</text:p>
      <text:p text:style-name="P5">(4009371,502.1)</text:p>
      <text:p text:style-name="P5">(4009372,193.23)</text:p>
      <text:p text:style-name="P5">(4009373,599.54)</text:p>
      <text:p text:style-name="P5">(4009374,659.31)</text:p>
      <text:p text:style-name="P5">(4009375,498.29)</text:p>
      <text:p text:style-name="P5">(4009376,399.61)</text:p>
      <text:p text:style-name="P5">(4009377,754.43)</text:p>
      <text:p text:style-name="P5">(4009378,544.36)</text:p>
      <text:p text:style-name="P5">(4009379,199.01)</text:p>
      <text:p text:style-name="P5">(4009380,436.05)</text:p>
      <text:p text:style-name="P5"><text:soft-page-break/>(4009381,174.8)</text:p>
      <text:p text:style-name="P5">(4009382,655.82)</text:p>
      <text:p text:style-name="P5">(4009383,537.63)</text:p>
      <text:p text:style-name="P5">(4009384,476.18)</text:p>
      <text:p text:style-name="P5">(4009385,871.9)</text:p>
      <text:p text:style-name="P5">(4009386,997.34)</text:p>
      <text:p text:style-name="P5">(4009387,1199.84)</text:p>
      <text:p text:style-name="P5">(4009388,529.64)</text:p>
      <text:p text:style-name="P5">(4009389,613.53)</text:p>
      <text:p text:style-name="P5">(4009390,345.56)</text:p>
      <text:p text:style-name="P5">(4009391,767.89)</text:p>
      <text:p text:style-name="P5">(4009392,332.68)</text:p>
      <text:p text:style-name="P5">(4009393,339.2)</text:p>
      <text:p text:style-name="P5">(4009394,540.32)</text:p>
      <text:p text:style-name="P5">(4009395,772.66)</text:p>
      <text:p text:style-name="P5">(4009396,874.74)</text:p>
      <text:p text:style-name="P5">(4009397,295.69)</text:p>
      <text:p text:style-name="P5">(4009398,325.1)</text:p>
      <text:p text:style-name="P5">(4009399,430.74)</text:p>
      <text:p text:style-name="P5">(4009400,882.53)</text:p>
      <text:p text:style-name="P5">(4009401,144.54)</text:p>
      <text:p text:style-name="P5">(4009402,231.02)</text:p>
      <text:p text:style-name="P5">(4009403,149.45)</text:p>
      <text:p text:style-name="P5">(4009404,498.88)</text:p>
      <text:p text:style-name="P5">(4009405,873.82)</text:p>
      <text:p text:style-name="P5">(4009406,950.32)</text:p>
      <text:p text:style-name="P5">(4009407,686.43)</text:p>
      <text:p text:style-name="P5">(4009408,729.46)</text:p>
      <text:p text:style-name="P5">(4009409,976.82)</text:p>
      <text:p text:style-name="P5">(4009410,762.17)</text:p>
      <text:p text:style-name="P5">(4009411,324.26)</text:p>
      <text:p text:style-name="P5">(4009412,1012.59)</text:p>
      <text:p text:style-name="P5">(4009413,385.22)</text:p>
      <text:p text:style-name="P5">(4009414,503.4)</text:p>
      <text:p text:style-name="P5">(4009415,738.89)</text:p>
      <text:p text:style-name="P5">(4009416,624.44)</text:p>
      <text:p text:style-name="P5">(4009417,367.79)</text:p>
      <text:p text:style-name="P5">(4009418,652.03)</text:p>
      <text:p text:style-name="P5">(4009419,328.46)</text:p>
      <text:p text:style-name="P5">(4009420,437.9)</text:p>
      <text:p text:style-name="P5">(4009421,570.54)</text:p>
      <text:p text:style-name="P5">(4009422,725.02)</text:p>
      <text:p text:style-name="P5">(4009423,716.88)</text:p>
      <text:p text:style-name="P5">(4009424,450.36)</text:p>
      <text:p text:style-name="P5">(4009425,577.07)</text:p>
      <text:p text:style-name="P5">(4009426,453.48)</text:p>
      <text:p text:style-name="P5">(4009427,484.69)</text:p>
      <text:p text:style-name="P5">(4009428,148.52)</text:p>
      <text:p text:style-name="P5">(4009429,686.41)</text:p>
      <text:p text:style-name="P5"><text:soft-page-break/>(4009430,326.69)</text:p>
      <text:p text:style-name="P5">(4009431,272.9)</text:p>
      <text:p text:style-name="P5">(4009432,280.72)</text:p>
      <text:p text:style-name="P5">(4009433,118.25)</text:p>
      <text:p text:style-name="P5">(4009434,936.22)</text:p>
      <text:p text:style-name="P5">(4009435,501.82)</text:p>
      <text:p text:style-name="P5">(4009436,627.94)</text:p>
      <text:p text:style-name="P5">(4009437,236.08)</text:p>
      <text:p text:style-name="P5">(4009438,359.84)</text:p>
      <text:p text:style-name="P5">(4009439,458.41)</text:p>
      <text:p text:style-name="P5">(4009440,321.81)</text:p>
      <text:p text:style-name="P5">(4009441,242.94)</text:p>
      <text:p text:style-name="P5">(4009442,507.26)</text:p>
      <text:p text:style-name="P5">(4009443,827.33)</text:p>
      <text:p text:style-name="P5">(4009444,900.73)</text:p>
      <text:p text:style-name="P5">(4009445,542.65)</text:p>
      <text:p text:style-name="P5">(4009446,477.91)</text:p>
      <text:p text:style-name="P5">(4009447,627.72)</text:p>
      <text:p text:style-name="P5">(4009448,376.48)</text:p>
      <text:p text:style-name="P5">(4009449,651.0)</text:p>
      <text:p text:style-name="P5">(4009450,258.71)</text:p>
      <text:p text:style-name="P5">(4009451,524.6)</text:p>
      <text:p text:style-name="P5">(4009452,1014.12)</text:p>
      <text:p text:style-name="P5">(4009453,644.09)</text:p>
      <text:p text:style-name="P5">(4009454,305.87)</text:p>
      <text:p text:style-name="P5">(4009455,202.55)</text:p>
      <text:p text:style-name="P5">(4009456,167.2)</text:p>
      <text:p text:style-name="P5">(4009457,301.59)</text:p>
      <text:p text:style-name="P5">(4009458,621.04)</text:p>
      <text:p text:style-name="P5">(4009459,216.6)</text:p>
      <text:p text:style-name="P5">(4009460,724.39)</text:p>
      <text:p text:style-name="P5">(4009461,977.21)</text:p>
      <text:p text:style-name="P5">(4009462,642.04)</text:p>
      <text:p text:style-name="P5">(4009463,385.37)</text:p>
      <text:p text:style-name="P5">(4009464,230.47)</text:p>
      <text:p text:style-name="P5">(4009465,513.02)</text:p>
      <text:p text:style-name="P5">(4009466,580.52)</text:p>
      <text:p text:style-name="P5">(4009467,740.78)</text:p>
      <text:p text:style-name="P5">(4009468,618.02)</text:p>
      <text:p text:style-name="P5">(4009469,499.59)</text:p>
      <text:p text:style-name="P5">(4009470,569.27)</text:p>
      <text:p text:style-name="P5">(4009471,1017.01)</text:p>
      <text:p text:style-name="P5">(4009472,711.02)</text:p>
      <text:p text:style-name="P5">(4009473,226.94)</text:p>
      <text:p text:style-name="P5">(4009474,546.71)</text:p>
      <text:p text:style-name="P5">(4009475,538.81)</text:p>
      <text:p text:style-name="P5">(4009476,294.65)</text:p>
      <text:p text:style-name="P5">(4009477,335.37)</text:p>
      <text:p text:style-name="P5">(4009478,1300.87)</text:p>
      <text:p text:style-name="P5"><text:soft-page-break/>(4009479,501.32)</text:p>
      <text:p text:style-name="P5">(4009480,795.51)</text:p>
      <text:p text:style-name="P5">(4009481,666.45)</text:p>
      <text:p text:style-name="P5">(4009482,162.83)</text:p>
      <text:p text:style-name="P5">(4009483,484.1)</text:p>
      <text:p text:style-name="P5">(4009484,774.98)</text:p>
      <text:p text:style-name="P5">(4009485,1973.3)</text:p>
      <text:p text:style-name="P5">(4009486,186.56)</text:p>
      <text:p text:style-name="P5">(4009487,979.82)</text:p>
      <text:p text:style-name="P5">(4009488,579.99)</text:p>
      <text:p text:style-name="P5">(4009489,475.88)</text:p>
      <text:p text:style-name="P5">(4009490,940.04)</text:p>
      <text:p text:style-name="P5">(4009491,847.99)</text:p>
      <text:p text:style-name="P5">(4009492,218.15)</text:p>
      <text:p text:style-name="P5">(4009493,268.76)</text:p>
      <text:p text:style-name="P5">(4009494,856.74)</text:p>
      <text:p text:style-name="P5">(4009495,652.24)</text:p>
      <text:p text:style-name="P5">(4009496,247.86)</text:p>
      <text:p text:style-name="P5">(4009497,715.91)</text:p>
      <text:p text:style-name="P5">(4009498,444.27)</text:p>
      <text:p text:style-name="P5">(4009499,373.53)</text:p>
      <text:p text:style-name="P5">(4009500,489.97)</text:p>
      <text:p text:style-name="P5">(4009501,276.7)</text:p>
      <text:p text:style-name="P5">(4009502,539.2)</text:p>
      <text:p text:style-name="P5">(4009503,667.42)</text:p>
      <text:p text:style-name="P5">(4009504,351.06)</text:p>
      <text:p text:style-name="P5">(4009505,887.32)</text:p>
      <text:p text:style-name="P5">(4009506,241.31)</text:p>
      <text:p text:style-name="P5">(4009507,304.78)</text:p>
      <text:p text:style-name="P5">(4009508,573.58)</text:p>
      <text:p text:style-name="P5">(4009509,1020.08)</text:p>
      <text:p text:style-name="P5">(4009510,645.66)</text:p>
      <text:p text:style-name="P5">(4009511,705.27)</text:p>
      <text:p text:style-name="P5">(4009512,658.93)</text:p>
      <text:p text:style-name="P5">(4009513,931.83)</text:p>
      <text:p text:style-name="P5">(4009514,275.02)</text:p>
      <text:p text:style-name="P5">(4009515,317.2)</text:p>
      <text:p text:style-name="P5">(4009516,131.81)</text:p>
      <text:p text:style-name="P5">(4009517,164.03)</text:p>
      <text:p text:style-name="P5">(4009518,123.77)</text:p>
      <text:p text:style-name="P5">(4009519,577.27)</text:p>
      <text:p text:style-name="P5">(4009520,767.22)</text:p>
      <text:p text:style-name="P5">(4009521,579.0)</text:p>
      <text:p text:style-name="P5">(4009522,320.87)</text:p>
      <text:p text:style-name="P5">(4009523,484.56)</text:p>
      <text:p text:style-name="P5">(4009524,739.86)</text:p>
      <text:p text:style-name="P5">(4009525,408.47)</text:p>
      <text:p text:style-name="P5">(4009526,677.32)</text:p>
      <text:p text:style-name="P5">(4009528,905.27)</text:p>
      <text:p text:style-name="P5"><text:soft-page-break/>(4009529,457.51)</text:p>
      <text:p text:style-name="P5">(4009530,569.93)</text:p>
      <text:p text:style-name="P5">(4009531,82.94)</text:p>
      <text:p text:style-name="P5">(4009532,449.75)</text:p>
      <text:p text:style-name="P5">(4009533,388.81)</text:p>
      <text:p text:style-name="P5">(4009534,513.51)</text:p>
      <text:p text:style-name="P5">(4009535,443.23)</text:p>
      <text:p text:style-name="P5">(4009536,328.21)</text:p>
      <text:p text:style-name="P5">(4009537,603.42)</text:p>
      <text:p text:style-name="P5">(4009538,317.42)</text:p>
      <text:p text:style-name="P5">(4009539,562.6)</text:p>
      <text:p text:style-name="P5">(4009540,908.58)</text:p>
      <text:p text:style-name="P5">(4009541,296.45)</text:p>
      <text:p text:style-name="P5">(4009542,441.32)</text:p>
      <text:p text:style-name="P5">(4009543,492.25)</text:p>
      <text:p text:style-name="P5">(4009544,59.62)</text:p>
      <text:p text:style-name="P5">(4009545,403.74)</text:p>
      <text:p text:style-name="P5">(4009546,377.54)</text:p>
      <text:p text:style-name="P5">(4009547,156.7)</text:p>
      <text:p text:style-name="P5">(4009548,817.17)</text:p>
      <text:p text:style-name="P5">(4009549,407.3)</text:p>
      <text:p text:style-name="P5">(4009550,511.02)</text:p>
      <text:p text:style-name="P5">(4009551,384.19)</text:p>
      <text:p text:style-name="P5">(4009552,792.3)</text:p>
      <text:p text:style-name="P5">(4009553,554.56)</text:p>
      <text:p text:style-name="P5">(4009554,426.96)</text:p>
      <text:p text:style-name="P5">(4009555,94.49)</text:p>
      <text:p text:style-name="P5">(4009556,807.22)</text:p>
      <text:p text:style-name="P5">(4009557,546.44)</text:p>
      <text:p text:style-name="P5">(4009558,551.73)</text:p>
      <text:p text:style-name="P5">(4009559,609.37)</text:p>
      <text:p text:style-name="P5">(4009560,699.77)</text:p>
      <text:p text:style-name="P5">(4009561,650.18)</text:p>
      <text:p text:style-name="P5">(4009562,764.23)</text:p>
      <text:p text:style-name="P5">(4009563,708.26)</text:p>
      <text:p text:style-name="P5">(4009564,433.56)</text:p>
      <text:p text:style-name="P5">(4009565,501.46)</text:p>
      <text:p text:style-name="P5">(4009566,357.55)</text:p>
      <text:p text:style-name="P5">(4009567,982.11)</text:p>
      <text:p text:style-name="P5">(4009568,643.84)</text:p>
      <text:p text:style-name="P5">(4009569,194.03)</text:p>
      <text:p text:style-name="P5">(4009570,702.71)</text:p>
      <text:p text:style-name="P5">(4009571,280.11)</text:p>
      <text:p text:style-name="P5">(4009572,361.6)</text:p>
      <text:p text:style-name="P5">(4009573,363.17)</text:p>
      <text:p text:style-name="P5">(4009574,297.06)</text:p>
      <text:p text:style-name="P5">(4009575,297.26)</text:p>
      <text:p text:style-name="P5">(4009576,793.87)</text:p>
      <text:p text:style-name="P5">(4009577,351.22)</text:p>
      <text:p text:style-name="P5"><text:soft-page-break/>(4009578,313.89)</text:p>
      <text:p text:style-name="P5">(4009579,587.0)</text:p>
      <text:p text:style-name="P5">(4009580,259.15)</text:p>
      <text:p text:style-name="P5">(4009581,632.28)</text:p>
      <text:p text:style-name="P5">(4009582,522.84)</text:p>
      <text:p text:style-name="P5">(4009583,431.2)</text:p>
      <text:p text:style-name="P5">(4009584,813.92)</text:p>
      <text:p text:style-name="P5">(4009585,236.11)</text:p>
      <text:p text:style-name="P5">(4009586,1124.62)</text:p>
      <text:p text:style-name="P5">(4009587,833.93)</text:p>
      <text:p text:style-name="P5">(4009588,500.6)</text:p>
      <text:p text:style-name="P5">(4009589,311.34)</text:p>
      <text:p text:style-name="P5">(4009590,305.33)</text:p>
      <text:p text:style-name="P5">(4009591,140.16)</text:p>
      <text:p text:style-name="P5">(4009592,275.54)</text:p>
      <text:p text:style-name="P5">(4009593,468.36)</text:p>
      <text:p text:style-name="P5">(4009594,189.74)</text:p>
      <text:p text:style-name="P5">(4009595,550.17)</text:p>
      <text:p text:style-name="P5">(4009596,333.87)</text:p>
      <text:p text:style-name="P5">(4009597,590.18)</text:p>
      <text:p text:style-name="P5">(4009598,197.58)</text:p>
      <text:p text:style-name="P5">(4009599,505.63)</text:p>
      <text:p text:style-name="P5">(4009600,357.9)</text:p>
      <text:p text:style-name="P5">(4009601,493.18)</text:p>
      <text:p text:style-name="P5">(4009602,501.46)</text:p>
      <text:p text:style-name="P5">(4009603,749.18)</text:p>
      <text:p text:style-name="P5">(4009604,315.91)</text:p>
      <text:p text:style-name="P5">(4009605,349.83)</text:p>
      <text:p text:style-name="P5">(4009606,745.01)</text:p>
      <text:p text:style-name="P5">(4009607,825.75)</text:p>
      <text:p text:style-name="P5">(4009608,298.24)</text:p>
      <text:p text:style-name="P5">(4009609,935.99)</text:p>
      <text:p text:style-name="P5">(4009610,569.01)</text:p>
      <text:p text:style-name="P5">(4009611,508.48)</text:p>
      <text:p text:style-name="P5">(4009612,531.26)</text:p>
      <text:p text:style-name="P5">(4009613,293.13)</text:p>
      <text:p text:style-name="P5">(4009614,591.36)</text:p>
      <text:p text:style-name="P5">(4009615,236.7)</text:p>
      <text:p text:style-name="P5">(4009616,677.35)</text:p>
      <text:p text:style-name="P5">(4009617,443.47)</text:p>
      <text:p text:style-name="P5">(4009618,682.24)</text:p>
      <text:p text:style-name="P5">(4009619,383.65)</text:p>
      <text:p text:style-name="P5">(4009620,804.83)</text:p>
      <text:p text:style-name="P5">(4009621,601.95)</text:p>
      <text:p text:style-name="P5">(4009622,696.92)</text:p>
      <text:p text:style-name="P5">(4009623,357.0)</text:p>
      <text:p text:style-name="P5">(4009624,312.48)</text:p>
      <text:p text:style-name="P5">(4009625,493.23)</text:p>
      <text:p text:style-name="P5">(4009626,538.1)</text:p>
      <text:p text:style-name="P5"><text:soft-page-break/>(4009627,488.08)</text:p>
      <text:p text:style-name="P5">(4009628,1000.78)</text:p>
      <text:p text:style-name="P5">(4009629,515.47)</text:p>
      <text:p text:style-name="P5">(4009630,404.22)</text:p>
      <text:p text:style-name="P5">(4009631,312.65)</text:p>
      <text:p text:style-name="P5">(4009632,542.3)</text:p>
      <text:p text:style-name="P5">(4009633,244.95)</text:p>
      <text:p text:style-name="P5">(4009634,142.95)</text:p>
      <text:p text:style-name="P5">(4009635,582.48)</text:p>
      <text:p text:style-name="P5">(4009636,906.63)</text:p>
      <text:p text:style-name="P5">(4009637,572.93)</text:p>
      <text:p text:style-name="P5">(4009638,868.26)</text:p>
      <text:p text:style-name="P5">(4009639,245.07)</text:p>
      <text:p text:style-name="P5">(4009640,298.82)</text:p>
      <text:p text:style-name="P5">(4009641,529.7)</text:p>
      <text:p text:style-name="P5">(4009642,532.72)</text:p>
      <text:p text:style-name="P5">(4009643,348.46)</text:p>
      <text:p text:style-name="P5">(4009644,321.17)</text:p>
      <text:p text:style-name="P5">(4009645,708.74)</text:p>
      <text:p text:style-name="P5">(4009646,105.14)</text:p>
      <text:p text:style-name="P5">(4009647,381.62)</text:p>
      <text:p text:style-name="P5">(4009648,666.02)</text:p>
      <text:p text:style-name="P5">(4009649,391.38)</text:p>
      <text:p text:style-name="P5">(4009650,398.58)</text:p>
      <text:p text:style-name="P5">(4009651,283.72)</text:p>
      <text:p text:style-name="P5">(4009652,432.66)</text:p>
      <text:p text:style-name="P5">(4009653,503.72)</text:p>
      <text:p text:style-name="P5">(4009654,432.52)</text:p>
      <text:p text:style-name="P5">(4009655,686.5)</text:p>
      <text:p text:style-name="P5">(4009656,634.55)</text:p>
      <text:p text:style-name="P5">(4009657,762.71)</text:p>
      <text:p text:style-name="P5">(4009658,718.57)</text:p>
      <text:p text:style-name="P5">(4009659,689.72)</text:p>
      <text:p text:style-name="P5">(4009660,260.0)</text:p>
      <text:p text:style-name="P5">(4009661,504.21)</text:p>
      <text:p text:style-name="P5">(4009662,651.29)</text:p>
      <text:p text:style-name="P5">(4009663,481.73)</text:p>
      <text:p text:style-name="P5">(4009664,664.92)</text:p>
      <text:p text:style-name="P5">(4009665,748.55)</text:p>
      <text:p text:style-name="P5">(4009666,404.32)</text:p>
      <text:p text:style-name="P5">(4009667,432.9)</text:p>
      <text:p text:style-name="P5">(4009668,270.84)</text:p>
      <text:p text:style-name="P5">(4009669,364.32)</text:p>
      <text:p text:style-name="P5">(4009670,483.82)</text:p>
      <text:p text:style-name="P5">(4009671,343.7)</text:p>
      <text:p text:style-name="P5">(4009672,496.43)</text:p>
      <text:p text:style-name="P5">(4009673,1267.49)</text:p>
      <text:p text:style-name="P5">(4009674,312.88)</text:p>
      <text:p text:style-name="P5">(4009675,369.77)</text:p>
      <text:p text:style-name="P5"><text:soft-page-break/>(4009676,744.54)</text:p>
      <text:p text:style-name="P5">(4009677,357.36)</text:p>
      <text:p text:style-name="P5">(4009678,808.35)</text:p>
      <text:p text:style-name="P5">(4009679,953.4)</text:p>
      <text:p text:style-name="P5">(4009680,789.28)</text:p>
      <text:p text:style-name="P5">(4009681,123.47)</text:p>
      <text:p text:style-name="P5">(4009682,594.0)</text:p>
      <text:p text:style-name="P5">(4009683,401.09)</text:p>
      <text:p text:style-name="P5">(4009684,339.91)</text:p>
      <text:p text:style-name="P5">(4009685,127.68)</text:p>
      <text:p text:style-name="P5">(4009686,325.96)</text:p>
      <text:p text:style-name="P5">(4009687,445.18)</text:p>
      <text:p text:style-name="P5">(4009688,1025.57)</text:p>
      <text:p text:style-name="P5">(4009689,583.43)</text:p>
      <text:p text:style-name="P5">(4009690,411.19)</text:p>
      <text:p text:style-name="P5">(4009691,326.86)</text:p>
      <text:p text:style-name="P5">(4009692,258.42)</text:p>
      <text:p text:style-name="P5">(4009693,297.03)</text:p>
      <text:p text:style-name="P5">(4009694,330.08)</text:p>
      <text:p text:style-name="P5">(4009695,633.34)</text:p>
      <text:p text:style-name="P5">(4009696,612.71)</text:p>
      <text:p text:style-name="P5">(4009697,521.22)</text:p>
      <text:p text:style-name="P5">(4009698,384.54)</text:p>
      <text:p text:style-name="P5">(4009699,582.82)</text:p>
      <text:p text:style-name="P5">(4009700,366.48)</text:p>
      <text:p text:style-name="P5">(4009701,363.52)</text:p>
      <text:p text:style-name="P5">(4009702,455.72)</text:p>
      <text:p text:style-name="P5">(4009703,307.43)</text:p>
      <text:p text:style-name="P5">(4009704,569.64)</text:p>
      <text:p text:style-name="P5">(4009705,191.12)</text:p>
      <text:p text:style-name="P5">(4009706,422.32)</text:p>
      <text:p text:style-name="P5">(4009707,826.94)</text:p>
      <text:p text:style-name="P5">(4009708,308.15)</text:p>
      <text:p text:style-name="P5">(4009709,969.98)</text:p>
      <text:p text:style-name="P5">(4009710,479.85)</text:p>
      <text:p text:style-name="P5">(4009711,416.86)</text:p>
      <text:p text:style-name="P5">(4009712,847.23)</text:p>
      <text:p text:style-name="P5">(4009713,399.58)</text:p>
      <text:p text:style-name="P5">(4009714,395.32)</text:p>
      <text:p text:style-name="P5">(4009716,988.19)</text:p>
      <text:p text:style-name="P5">(4009717,583.98)</text:p>
      <text:p text:style-name="P5">(4009718,228.16)</text:p>
      <text:p text:style-name="P5">(4009719,1043.81)</text:p>
      <text:p text:style-name="P5">(4009720,648.67)</text:p>
      <text:p text:style-name="P5">(4009721,920.8)</text:p>
      <text:p text:style-name="P5">(4009722,192.42)</text:p>
      <text:p text:style-name="P5">(4009723,740.32)</text:p>
      <text:p text:style-name="P5">(4009724,709.63)</text:p>
      <text:p text:style-name="P5">(4009725,893.55)</text:p>
      <text:p text:style-name="P5"><text:soft-page-break/>(4009726,442.68)</text:p>
      <text:p text:style-name="P5">(4009727,871.75)</text:p>
      <text:p text:style-name="P5">(4009728,215.73)</text:p>
      <text:p text:style-name="P5">(4009729,407.78)</text:p>
      <text:p text:style-name="P5">(4009730,663.86)</text:p>
      <text:p text:style-name="P5">(4009731,275.62)</text:p>
      <text:p text:style-name="P5">(4009732,190.28)</text:p>
      <text:p text:style-name="P5">(4009733,672.69)</text:p>
      <text:p text:style-name="P5">(4009734,687.55)</text:p>
      <text:p text:style-name="P5">(4009735,474.59)</text:p>
      <text:p text:style-name="P5">(4009736,715.7)</text:p>
      <text:p text:style-name="P5">(4009737,487.97)</text:p>
      <text:p text:style-name="P5">(4009738,452.32)</text:p>
      <text:p text:style-name="P5">(4009739,282.82)</text:p>
      <text:p text:style-name="P5">(4009740,854.22)</text:p>
      <text:p text:style-name="P5">(4009741,525.21)</text:p>
      <text:p text:style-name="P5">(4009742,402.27)</text:p>
      <text:p text:style-name="P5">(4009743,620.28)</text:p>
      <text:p text:style-name="P5">(4009744,112.98)</text:p>
      <text:p text:style-name="P5">(4009745,388.1)</text:p>
      <text:p text:style-name="P5">(4009746,1032.23)</text:p>
      <text:p text:style-name="P5">(4009747,510.47)</text:p>
      <text:p text:style-name="P5">(4009748,385.84)</text:p>
      <text:p text:style-name="P5">(4009749,124.05)</text:p>
      <text:p text:style-name="P5">(4009750,697.44)</text:p>
      <text:p text:style-name="P5">(4009751,673.92)</text:p>
      <text:p text:style-name="P5">(4009752,443.25)</text:p>
      <text:p text:style-name="P5">(4009753,321.32)</text:p>
      <text:p text:style-name="P5">(4009754,426.99)</text:p>
      <text:p text:style-name="P5">(4009755,410.31)</text:p>
      <text:p text:style-name="P5">(4009756,604.61)</text:p>
      <text:p text:style-name="P5">(4009757,457.27)</text:p>
      <text:p text:style-name="P5">(4009758,809.39)</text:p>
      <text:p text:style-name="P5">(4009759,442.41)</text:p>
      <text:p text:style-name="P5">(4009760,193.33)</text:p>
      <text:p text:style-name="P5">(4009761,712.68)</text:p>
      <text:p text:style-name="P5">(4009762,225.31)</text:p>
      <text:p text:style-name="P5">(4009763,473.38)</text:p>
      <text:p text:style-name="P5">(4009764,224.19)</text:p>
      <text:p text:style-name="P5">(4009765,913.72)</text:p>
      <text:p text:style-name="P5">(4009766,291.16)</text:p>
      <text:p text:style-name="P5">(4009767,356.79)</text:p>
      <text:p text:style-name="P5">(4009768,367.57)</text:p>
      <text:p text:style-name="P5">(4009769,490.48)</text:p>
      <text:p text:style-name="P5">(4009770,192.23)</text:p>
      <text:p text:style-name="P5">(4009771,1277.08)</text:p>
      <text:p text:style-name="P5">(4009772,374.51)</text:p>
      <text:p text:style-name="P5">(4009773,1027.1)</text:p>
      <text:p text:style-name="P5">(4009774,665.49)</text:p>
      <text:p text:style-name="P5"><text:soft-page-break/>(4009775,541.64)</text:p>
      <text:p text:style-name="P5">(4009776,519.11)</text:p>
      <text:p text:style-name="P5">(4009777,664.93)</text:p>
      <text:p text:style-name="P5">(4009778,982.47)</text:p>
      <text:p text:style-name="P5">(4009779,913.81)</text:p>
      <text:p text:style-name="P5">(4009780,357.88)</text:p>
      <text:p text:style-name="P5">(4009781,334.71)</text:p>
      <text:p text:style-name="P5">(4009782,412.16)</text:p>
      <text:p text:style-name="P5">(4009783,776.08)</text:p>
      <text:p text:style-name="P5">(4009784,919.35)</text:p>
      <text:p text:style-name="P5">(4009785,331.88)</text:p>
      <text:p text:style-name="P5">(4009786,1116.11)</text:p>
      <text:p text:style-name="P5">(4009787,164.96)</text:p>
      <text:p text:style-name="P5">(4009788,167.25)</text:p>
      <text:p text:style-name="P5">(4009789,569.49)</text:p>
      <text:p text:style-name="P5">(4009790,697.7)</text:p>
      <text:p text:style-name="P5">(4009791,131.24)</text:p>
      <text:p text:style-name="P5">(4009792,486.11)</text:p>
      <text:p text:style-name="P5">(4009793,574.6)</text:p>
      <text:p text:style-name="P5">(4009794,412.97)</text:p>
      <text:p text:style-name="P5">(4009795,387.96)</text:p>
      <text:p text:style-name="P5">(4009796,398.69)</text:p>
      <text:p text:style-name="P5">(4009797,428.83)</text:p>
      <text:p text:style-name="P5">(4009798,791.54)</text:p>
      <text:p text:style-name="P5">(4009799,1026.33)</text:p>
      <text:p text:style-name="P5">(4009800,319.72)</text:p>
      <text:p text:style-name="P5">(4009801,547.0)</text:p>
      <text:p text:style-name="P5">(4009802,974.37)</text:p>
      <text:p text:style-name="P5">(4009803,533.54)</text:p>
      <text:p text:style-name="P5">(4009804,773.41)</text:p>
      <text:p text:style-name="P5">(4009805,240.63)</text:p>
      <text:p text:style-name="P5">(4009806,748.56)</text:p>
      <text:p text:style-name="P5">(4009807,507.06)</text:p>
      <text:p text:style-name="P5">(4009808,723.6)</text:p>
      <text:p text:style-name="P5">(4009809,624.96)</text:p>
      <text:p text:style-name="P5">(4009810,681.24)</text:p>
      <text:p text:style-name="P5">(4009811,443.83)</text:p>
      <text:p text:style-name="P5">(4009812,121.83)</text:p>
      <text:p text:style-name="P5">(4009813,164.61)</text:p>
      <text:p text:style-name="P5">(4009814,1035.2)</text:p>
      <text:p text:style-name="P5">(4009815,227.41)</text:p>
      <text:p text:style-name="P5">(4009816,447.83)</text:p>
      <text:p text:style-name="P5">(4009817,738.63)</text:p>
      <text:p text:style-name="P5">(4009818,659.64)</text:p>
      <text:p text:style-name="P5">(4009819,536.93)</text:p>
      <text:p text:style-name="P5">(4009820,879.84)</text:p>
      <text:p text:style-name="P5">(4009821,369.49)</text:p>
      <text:p text:style-name="P5">(4009822,360.28)</text:p>
      <text:p text:style-name="P5">(4009823,516.31)</text:p>
      <text:p text:style-name="P5"><text:soft-page-break/>(4009824,222.83)</text:p>
      <text:p text:style-name="P5">(4009825,602.79)</text:p>
      <text:p text:style-name="P5">(4009826,417.73)</text:p>
      <text:p text:style-name="P5">(4009827,419.92)</text:p>
      <text:p text:style-name="P5">(4009828,848.94)</text:p>
      <text:p text:style-name="P5">(4009829,279.14)</text:p>
      <text:p text:style-name="P5">(4009830,180.91)</text:p>
      <text:p text:style-name="P5">(4009831,972.98)</text:p>
      <text:p text:style-name="P5">(4009832,363.85)</text:p>
      <text:p text:style-name="P5">(4009833,127.53)</text:p>
      <text:p text:style-name="P5">(4009834,812.99)</text:p>
      <text:p text:style-name="P5">(4009835,361.54)</text:p>
      <text:p text:style-name="P5">(4009836,553.75)</text:p>
      <text:p text:style-name="P5">(4009837,712.54)</text:p>
      <text:p text:style-name="P5">(4009838,958.76)</text:p>
      <text:p text:style-name="P5">(4009839,760.37)</text:p>
      <text:p text:style-name="P5">(4009840,545.73)</text:p>
      <text:p text:style-name="P5">(4009841,560.71)</text:p>
      <text:p text:style-name="P5">(4009842,718.07)</text:p>
      <text:p text:style-name="P5">(4009843,387.68)</text:p>
      <text:p text:style-name="P5">(4009844,223.66)</text:p>
      <text:p text:style-name="P5">(4009845,618.22)</text:p>
      <text:p text:style-name="P5">(4009846,85.56)</text:p>
      <text:p text:style-name="P5">(4009847,355.8)</text:p>
      <text:p text:style-name="P5">(4009848,343.95)</text:p>
      <text:p text:style-name="P5">(4009849,96.54)</text:p>
      <text:p text:style-name="P5">(4009850,625.28)</text:p>
      <text:p text:style-name="P5">(4009851,933.37)</text:p>
      <text:p text:style-name="P5">(4009852,136.66)</text:p>
      <text:p text:style-name="P5">(4009853,609.92)</text:p>
      <text:p text:style-name="P5">(4009854,667.49)</text:p>
      <text:p text:style-name="P5">(4009855,187.73)</text:p>
      <text:p text:style-name="P5">(4009857,663.82)</text:p>
      <text:p text:style-name="P5">(4009858,287.28)</text:p>
      <text:p text:style-name="P5">(4009859,679.74)</text:p>
      <text:p text:style-name="P5">(4009860,590.73)</text:p>
      <text:p text:style-name="P5">(4009861,587.2)</text:p>
      <text:p text:style-name="P5">(4009862,637.35)</text:p>
      <text:p text:style-name="P5">(4009863,418.0)</text:p>
      <text:p text:style-name="P5">(4009864,694.93)</text:p>
      <text:p text:style-name="P5">(4009865,138.34)</text:p>
      <text:p text:style-name="P5">(4009866,288.17)</text:p>
      <text:p text:style-name="P5">(4009867,215.01)</text:p>
      <text:p text:style-name="P5">(4009868,1058.23)</text:p>
      <text:p text:style-name="P5">(4009869,638.77)</text:p>
      <text:p text:style-name="P5">(4009870,590.55)</text:p>
      <text:p text:style-name="P5">(4009871,657.07)</text:p>
      <text:p text:style-name="P5">(4009872,451.59)</text:p>
      <text:p text:style-name="P5">(4009873,372.88)</text:p>
      <text:p text:style-name="P5"><text:soft-page-break/>(4009874,179.22)</text:p>
      <text:p text:style-name="P5">(4009875,455.08)</text:p>
      <text:p text:style-name="P5">(4009876,203.95)</text:p>
      <text:p text:style-name="P5">(4009877,551.63)</text:p>
      <text:p text:style-name="P5">(4009878,559.77)</text:p>
      <text:p text:style-name="P5">(4009879,353.3)</text:p>
      <text:p text:style-name="P5">(4009880,274.87)</text:p>
      <text:p text:style-name="P5">(4009881,331.29)</text:p>
      <text:p text:style-name="P5">(4009882,472.76)</text:p>
      <text:p text:style-name="P5">(4009883,516.02)</text:p>
      <text:p text:style-name="P5">(4009884,246.11)</text:p>
      <text:p text:style-name="P5">(4009885,738.91)</text:p>
      <text:p text:style-name="P5">(4009886,823.42)</text:p>
      <text:p text:style-name="P5">(4009887,648.33)</text:p>
      <text:p text:style-name="P5">(4009888,366.49)</text:p>
      <text:p text:style-name="P5">(4009889,515.25)</text:p>
      <text:p text:style-name="P5">(4009890,591.69)</text:p>
      <text:p text:style-name="P5">(4009891,200.13)</text:p>
      <text:p text:style-name="P5">(4009892,782.52)</text:p>
      <text:p text:style-name="P5">(4009893,724.15)</text:p>
      <text:p text:style-name="P5">(4009894,714.32)</text:p>
      <text:p text:style-name="P5">(4009895,991.4)</text:p>
      <text:p text:style-name="P5">(4009896,702.63)</text:p>
      <text:p text:style-name="P5">(4009897,617.92)</text:p>
      <text:p text:style-name="P5">(4009898,431.24)</text:p>
      <text:p text:style-name="P5">(4009899,891.36)</text:p>
      <text:p text:style-name="P5">(4009900,834.85)</text:p>
      <text:p text:style-name="P5">(4009901,603.52)</text:p>
      <text:p text:style-name="P5">(4009903,316.52)</text:p>
      <text:p text:style-name="P5">(4009904,797.74)</text:p>
      <text:p text:style-name="P5">(4009905,631.32)</text:p>
      <text:p text:style-name="P5">(4009906,578.22)</text:p>
      <text:p text:style-name="P5">(4009907,427.65)</text:p>
      <text:p text:style-name="P5">(4009908,625.76)</text:p>
      <text:p text:style-name="P5">(4009909,110.28)</text:p>
      <text:p text:style-name="P5">(4009910,756.01)</text:p>
      <text:p text:style-name="P5">(4009911,864.71)</text:p>
      <text:p text:style-name="P5">(4009912,297.8)</text:p>
      <text:p text:style-name="P5">(4009913,105.08)</text:p>
      <text:p text:style-name="P5">(4009914,967.23)</text:p>
      <text:p text:style-name="P5">(4009915,542.4)</text:p>
      <text:p text:style-name="P5">(4009916,786.54)</text:p>
      <text:p text:style-name="P5">(4009917,272.05)</text:p>
      <text:p text:style-name="P5">(4009918,1123.07)</text:p>
      <text:p text:style-name="P5">(4009919,967.92)</text:p>
      <text:p text:style-name="P5">(4009920,650.66)</text:p>
      <text:p text:style-name="P5">(4009921,395.22)</text:p>
      <text:p text:style-name="P5">(4009922,905.9)</text:p>
      <text:p text:style-name="P5">(4009923,563.33)</text:p>
      <text:p text:style-name="P5"><text:soft-page-break/>(4009924,533.49)</text:p>
      <text:p text:style-name="P5">(4009925,43.56)</text:p>
      <text:p text:style-name="P5">(4009926,164.91)</text:p>
      <text:p text:style-name="P5">(4009927,476.7)</text:p>
      <text:p text:style-name="P5">(4009928,889.48)</text:p>
      <text:p text:style-name="P5">(4009929,526.46)</text:p>
      <text:p text:style-name="P5">(4009930,456.39)</text:p>
      <text:p text:style-name="P5">(4009931,340.49)</text:p>
      <text:p text:style-name="P5">(4009932,450.72)</text:p>
      <text:p text:style-name="P5">(4009933,406.32)</text:p>
      <text:p text:style-name="P5">(4009934,658.46)</text:p>
      <text:p text:style-name="P5">(4009935,530.05)</text:p>
      <text:p text:style-name="P5">(4009936,657.49)</text:p>
      <text:p text:style-name="P5">(4009937,203.22)</text:p>
      <text:p text:style-name="P5">(4009938,499.55)</text:p>
      <text:p text:style-name="P5">(4009939,558.6)</text:p>
      <text:p text:style-name="P5">(4009940,670.62)</text:p>
      <text:p text:style-name="P5">(4009941,860.2)</text:p>
      <text:p text:style-name="P5">(4009942,216.21)</text:p>
      <text:p text:style-name="P5">(4009943,531.08)</text:p>
      <text:p text:style-name="P5">(4009944,344.91)</text:p>
      <text:p text:style-name="P5">(4009945,484.95)</text:p>
      <text:p text:style-name="P5">(4009946,437.14)</text:p>
      <text:p text:style-name="P5">(4009947,464.57)</text:p>
      <text:p text:style-name="P5">(4009948,393.57)</text:p>
      <text:p text:style-name="P5">(4009949,424.7)</text:p>
      <text:p text:style-name="P5">(4009950,309.13)</text:p>
      <text:p text:style-name="P5">(4009951,556.45)</text:p>
      <text:p text:style-name="P5">(4009952,756.67)</text:p>
      <text:p text:style-name="P5">(4009953,283.84)</text:p>
      <text:p text:style-name="P5">(4009954,346.59)</text:p>
      <text:p text:style-name="P5">(4009955,334.2)</text:p>
      <text:p text:style-name="P5">(4009956,1067.03)</text:p>
      <text:p text:style-name="P5">(4009957,142.57)</text:p>
      <text:p text:style-name="P5">(4009958,471.94)</text:p>
      <text:p text:style-name="P5">(4009959,142.1)</text:p>
      <text:p text:style-name="P5">(4009960,642.11)</text:p>
      <text:p text:style-name="P5">(4009961,877.32)</text:p>
      <text:p text:style-name="P5">(4009962,419.83)</text:p>
      <text:p text:style-name="P5">(4009963,161.83)</text:p>
      <text:p text:style-name="P5">(4009964,386.47)</text:p>
      <text:p text:style-name="P5">(4009965,145.1)</text:p>
      <text:p text:style-name="P5">(4009966,412.84)</text:p>
      <text:p text:style-name="P5">(4009967,622.68)</text:p>
      <text:p text:style-name="P5">(4009968,704.07)</text:p>
      <text:p text:style-name="P5">(4009969,461.19)</text:p>
      <text:p text:style-name="P5">(4009970,154.92)</text:p>
      <text:p text:style-name="P5">(4009971,528.34)</text:p>
      <text:p text:style-name="P5">(4009972,691.19)</text:p>
      <text:p text:style-name="P5"><text:soft-page-break/>(4009973,908.18)</text:p>
      <text:p text:style-name="P5">(4009974,828.46)</text:p>
      <text:p text:style-name="P5">(4009975,538.81)</text:p>
      <text:p text:style-name="P5">(4009976,325.47)</text:p>
      <text:p text:style-name="P5">(4009977,400.78)</text:p>
      <text:p text:style-name="P5">(4009978,106.42)</text:p>
      <text:p text:style-name="P5">(4009979,785.28)</text:p>
      <text:p text:style-name="P5">(4009980,567.12)</text:p>
      <text:p text:style-name="P5">(4009981,395.14)</text:p>
      <text:p text:style-name="P5">(4009982,325.23)</text:p>
      <text:p text:style-name="P5">(4009983,342.75)</text:p>
      <text:p text:style-name="P5">(4009984,522.66)</text:p>
      <text:p text:style-name="P5">(4009985,430.03)</text:p>
      <text:p text:style-name="P5">(4009986,230.87)</text:p>
      <text:p text:style-name="P5">(4009987,516.98)</text:p>
      <text:p text:style-name="P5">(4009988,234.05)</text:p>
      <text:p text:style-name="P5">(4009989,200.95)</text:p>
      <text:p text:style-name="P5">(4009990,754.42)</text:p>
      <text:p text:style-name="P5">(4009991,372.45)</text:p>
      <text:p text:style-name="P5">(4009992,336.73)</text:p>
      <text:p text:style-name="P5">(4009993,331.9)</text:p>
      <text:p text:style-name="P5">(4009994,461.04)</text:p>
      <text:p text:style-name="P5">(4009995,455.13)</text:p>
      <text:p text:style-name="P5">(4009996,836.12)</text:p>
      <text:p text:style-name="P5">(4009997,486.19)</text:p>
      <text:p text:style-name="P5"/>
      <text:p text:style-name="P5"/>
      <text:p text:style-name="P5">top10join = join amt by $0, cust by $0;</text:p>
      <text:p text:style-name="P5"/>
      <text:p text:style-name="P5">describe top10join;</text:p>
      <text:p text:style-name="P5"/>
      <text:p text:style-name="P5">dump top10join;</text:p>
      <text:p text:style-name="P5"/>
      <text:p text:style-name="P5">(4000221,1671.47,4000221,Glenda,Boswell,28,Civil engineer)</text:p>
      <text:p text:style-name="P5">(4000815,1557.8200000000002,4000815,Julie,Galloway,53,Actor)</text:p>
      <text:p text:style-name="P5">(4001051,1488.6699999999998,4001051,Arlene,Higgins,62,Police officer)</text:p>
      <text:p text:style-name="P5">(4003228,1640.6299999999999,4003228,Elsie,Newton,54,Accountant)</text:p>
      <text:p text:style-name="P5">(4004927,1576.71,4004927,Joan,Lowry,30,Librarian)</text:p>
      <text:p text:style-name="P5">(4006425,1732.0900000000001,4006425,Joe,Burns,30,Economist)</text:p>
      <text:p text:style-name="P5">(4006467,1605.95,4006467,Evelyn,Monroe,37,Financial analyst)</text:p>
      <text:p text:style-name="P5">(4006606,1628.94,4006606,Jackie,Lewis,66,Recreation and fitness worker)</text:p>
      <text:p text:style-name="P5">(4008321,1560.7900000000002,4008321,Paul,Carey,64,Human resources assistant)</text:p>
      <text:p text:style-name="P5">(4009485,1973.3,4009485,Stuart,House,58,Teacher)</text:p>
      <text:p text:style-name="P5"/>
      <text:p text:style-name="P6">top10 = foreach top10join generate $0, $3, $4,$5,$6,$1;</text:p>
      <text:p text:style-name="P6"/>
      <text:p text:style-name="P6">dump top10;</text:p>
      <text:p text:style-name="P6"/>
      <text:p text:style-name="P6">(4000221,Glenda,Boswell,28,Civil engineer,1671.47)</text:p>
      <text:p text:style-name="P6"><text:soft-page-break/>(4000815,Julie,Galloway,53,Actor,1557.8200000000002)</text:p>
      <text:p text:style-name="P6">(4001051,Arlene,Higgins,62,Police officer,1488.6699999999998)</text:p>
      <text:p text:style-name="P6">(4003228,Elsie,Newton,54,Accountant,1640.6299999999999)</text:p>
      <text:p text:style-name="P6">(4004927,Joan,Lowry,30,Librarian,1576.71)</text:p>
      <text:p text:style-name="P6">(4006425,Joe,Burns,30,Economist,1732.0900000000001)</text:p>
      <text:p text:style-name="P6">(4006467,Evelyn,Monroe,37,Financial analyst,1605.95)</text:p>
      <text:p text:style-name="P6">(4006606,Jackie,Lewis,66,Recreation and fitness worker,1628.94)</text:p>
      <text:p text:style-name="P6">(4008321,Paul,Carey,64,Human resources assistant,1560.7900000000002)</text:p>
      <text:p text:style-name="P6">(4009485,Stuart,House,58,Teacher,1973.3)</text:p>
      <text:p text:style-name="P6"/>
      <text:p text:style-name="P6">top10order = order top10 by $5 desc;</text:p>
      <text:p text:style-name="P6"/>
      <text:p text:style-name="P6">describe top10order;</text:p>
      <text:p text:style-name="P6"/>
      <text:p text:style-name="P6">dump top10order;</text:p>
      <text:p text:style-name="P6"/>
      <text:p text:style-name="P6">(4009485,Stuart,House,58,Teacher,1973.3)</text:p>
      <text:p text:style-name="P6">(4006425,Joe,Burns,30,Economist,1732.0900000000001)</text:p>
      <text:p text:style-name="P6">(4000221,Glenda,Boswell,28,Civil engineer,1671.47)</text:p>
      <text:p text:style-name="P6">(4003228,Elsie,Newton,54,Accountant,1640.6299999999999)</text:p>
      <text:p text:style-name="P6">(4006606,Jackie,Lewis,66,Recreation and fitness worker,1628.94)</text:p>
      <text:p text:style-name="P6">(4006467,Evelyn,Monroe,37,Financial analyst,1605.95)</text:p>
      <text:p text:style-name="P6">(4004927,Joan,Lowry,30,Librarian,1576.71)</text:p>
      <text:p text:style-name="P6">(4008321,Paul,Carey,64,Human resources assistant,1560.7900000000002)</text:p>
      <text:p text:style-name="P6">(4000815,Julie,Galloway,53,Actor,1557.8200000000002)</text:p>
      <text:p text:style-name="P6">(4001051,Arlene,Higgins,62,Police officer,1488.6699999999998)</text:p>
      <text:p text:style-name="P6"/>
      <text:p text:style-name="P7">store top10order into '/home/hduser/top10order';</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02:58:11.893570075</meta:creation-date>
    <dc:date>2017-01-16T03:56:02.649457363</dc:date>
    <meta:editing-duration>PT5M53S</meta:editing-duration>
    <meta:editing-cycles>2</meta:editing-cycles>
    <meta:generator>LibreOffice/5.1.4.2$Linux_x86 LibreOffice_project/10m0$Build-2</meta:generator>
    <meta:document-statistic meta:table-count="0" meta:image-count="0" meta:object-count="0" meta:page-count="511" meta:paragraph-count="18280" meta:word-count="42810" meta:character-count="873378" meta:non-whitespace-character-count="845965"/>
  </office:meta>
</office:document-meta>
</file>